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fo:font-variant="normal" fo:text-transform="none" style:use-window-font-color="true" loext:opacity="0%" style:text-underline-style="none"/>
    </style:style>
    <style:style style:name="P3" style:family="paragraph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4" style:family="paragraph" style:parent-style-name="Heading_20_1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5" style:family="paragraph" style:parent-style-name="Heading_20_2">
      <style:text-properties fo:font-variant="normal" fo:text-transform="none" style:use-window-font-color="true" loext:opacity="0%" style:text-underline-style="none"/>
    </style:style>
    <style:style style:name="P6" style:family="paragraph" style:parent-style-name="Heading_20_2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7" style:family="paragraph" style:parent-style-name="Standard">
      <style:paragraph-properties fo:margin-left="0cm" fo:margin-right="0cm" fo:orphans="0" fo:widows="0" fo:text-indent="0.635cm" style:auto-text-indent="false" fo:break-before="page"/>
    </style:style>
    <style:style style:name="P8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af9d8"/>
    </style:style>
    <style:style style:name="P9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0af9d8"/>
    </style:style>
    <style:style style:name="P10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/>
    </style:style>
    <style:style style:name="P11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12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/>
    </style:style>
    <style:style style:name="P13" style:family="paragraph" style:parent-style-name="Standard">
      <style:paragraph-properties fo:orphans="0" fo:widows="0" fo:break-before="page">
        <style:tab-stops>
          <style:tab-stop style:position="7.63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205cm"/>
          <style:tab-stop style:position="6.468cm"/>
          <style:tab-stop style:position="8.73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/>
    </style:style>
    <style:style style:name="P16" style:family="paragraph" style:parent-style-name="Standard">
      <style:paragraph-properties fo:orphans="0" fo:widows="0">
        <style:tab-stops>
          <style:tab-stop style:position="6.86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8.25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" style:family="paragraph" style:parent-style-name="Standard">
      <style:paragraph-properties fo:orphans="0" fo:widows="0">
        <style:tab-stops>
          <style:tab-stop style:position="8.24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8.61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/>
    </style:style>
    <style:style style:name="P21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22" style:family="paragraph" style:parent-style-name="Standard">
      <style:paragraph-properties fo:orphans="0" fo:widows="0">
        <style:tab-stops>
          <style:tab-stop style:position="6.824cm"/>
          <style:tab-stop style:position="7.4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" style:family="paragraph" style:parent-style-name="Standard">
      <style:paragraph-properties fo:orphans="0" fo:widows="0" fo:break-before="page">
        <style:tab-stops>
          <style:tab-stop style:position="3.7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b09e5"/>
    </style:style>
    <style:style style:name="P25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 officeooo:paragraph-rsid="000b09e5"/>
    </style:style>
    <style:style style:name="P26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0b09e5"/>
    </style:style>
    <style:style style:name="P27" style:family="paragraph" style:parent-style-name="Standard">
      <style:paragraph-properties fo:orphans="0" fo:widows="0" fo:break-before="page">
        <style:tab-stops>
          <style:tab-stop style:position="7.521cm"/>
          <style:tab-stop style:position="8.56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8" style:family="paragraph" style:parent-style-name="Standard">
      <style:paragraph-properties fo:orphans="0" fo:widows="0">
        <style:tab-stops>
          <style:tab-stop style:position="4.83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9" style:family="paragraph" style:parent-style-name="Standard">
      <style:paragraph-properties fo:orphans="0" fo:widows="0" fo:break-before="page">
        <style:tab-stops>
          <style:tab-stop style:position="7.3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0" style:family="paragraph" style:parent-style-name="Standard">
      <style:paragraph-properties fo:orphans="0" fo:widows="0" fo:break-before="page">
        <style:tab-stops>
          <style:tab-stop style:position="4.637cm"/>
          <style:tab-stop style:position="5.636cm"/>
          <style:tab-stop style:position="6.84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1" style:family="paragraph" style:parent-style-name="Standard">
      <style:paragraph-properties fo:orphans="0" fo:widows="0" fo:break-before="page">
        <style:tab-stops>
          <style:tab-stop style:position="3.023cm"/>
          <style:tab-stop style:position="6.09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2" style:family="paragraph" style:parent-style-name="Standard">
      <style:paragraph-properties fo:orphans="0" fo:widows="0" fo:break-before="page">
        <style:tab-stops>
          <style:tab-stop style:position="4.5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836cm"/>
          <style:tab-stop style:position="5.86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4" style:family="paragraph" style:parent-style-name="Standard">
      <style:paragraph-properties fo:orphans="0" fo:widows="0" fo:break-before="page">
        <style:tab-stops>
          <style:tab-stop style:position="1.67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5" style:family="paragraph" style:parent-style-name="Standard">
      <style:paragraph-properties fo:orphans="0" fo:widows="0" fo:break-before="page">
        <style:tab-stops>
          <style:tab-stop style:position="4.3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6" style:family="paragraph" style:parent-style-name="Standard">
      <style:paragraph-properties fo:orphans="0" fo:widows="0" fo:break-before="page">
        <style:tab-stops>
          <style:tab-stop style:position="1.9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7" style:family="paragraph" style:parent-style-name="Standard">
      <style:paragraph-properties fo:orphans="0" fo:widows="0">
        <style:tab-stops>
          <style:tab-stop style:position="1.965cm"/>
          <style:tab-stop style:position="3.852cm"/>
          <style:tab-stop style:position="7.412cm" style:type="right"/>
          <style:tab-stop style:position="8.631cm" style:type="right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8" style:family="paragraph" style:parent-style-name="Standard">
      <style:paragraph-properties fo:orphans="0" fo:widows="0">
        <style:tab-stops>
          <style:tab-stop style:position="1.965cm"/>
          <style:tab-stop style:position="3.775cm"/>
          <style:tab-stop style:position="7.412cm" style:type="right"/>
          <style:tab-stop style:position="8.631cm" style:type="right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9" style:family="paragraph" style:parent-style-name="Standard">
      <style:paragraph-properties fo:orphans="0" fo:widows="0">
        <style:tab-stops>
          <style:tab-stop style:position="1.965cm"/>
          <style:tab-stop style:position="3.828cm"/>
          <style:tab-stop style:position="7.412cm" style:type="right"/>
          <style:tab-stop style:position="8.631cm" style:type="right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0" style:family="paragraph" style:parent-style-name="Standard">
      <style:paragraph-properties fo:orphans="0" fo:widows="0" fo:break-before="page">
        <style:tab-stops>
          <style:tab-stop style:position="6.6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1" style:family="paragraph" style:parent-style-name="Standard">
      <style:paragraph-properties fo:orphans="0" fo:widows="0">
        <style:tab-stops>
          <style:tab-stop style:position="2.17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4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3" style:family="paragraph" style:parent-style-name="Standard">
      <style:paragraph-properties fo:orphans="0" fo:widows="0" fo:break-before="page">
        <style:tab-stops>
          <style:tab-stop style:position="5.285cm"/>
          <style:tab-stop style:position="7.4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4" style:family="paragraph" style:parent-style-name="Standard">
      <style:paragraph-properties fo:orphans="0" fo:widows="0" fo:break-before="page">
        <style:tab-stops>
          <style:tab-stop style:position="1.893cm"/>
          <style:tab-stop style:position="2.491cm"/>
          <style:tab-stop style:position="4.916cm"/>
          <style:tab-stop style:position="5.588cm"/>
          <style:tab-stop style:position="6.96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5" style:family="paragraph" style:parent-style-name="Standard">
      <style:paragraph-properties fo:orphans="0" fo:widows="0" fo:break-before="page">
        <style:tab-stops>
          <style:tab-stop style:position="4.8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6" style:family="paragraph" style:parent-style-name="Standard">
      <style:paragraph-properties fo:orphans="0" fo:widows="0" fo:break-before="page">
        <style:tab-stops>
          <style:tab-stop style:position="4.284cm"/>
          <style:tab-stop style:position="7.2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7" style:family="paragraph" style:parent-style-name="Standard">
      <style:paragraph-properties fo:orphans="0" fo:widows="0" fo:break-before="page">
        <style:tab-stops>
          <style:tab-stop style:position="7.84cm"/>
          <style:tab-stop style:position="8.50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8" style:family="paragraph" style:parent-style-name="Standard">
      <style:paragraph-properties fo:orphans="0" fo:widows="0" fo:break-before="page">
        <style:tab-stops>
          <style:tab-stop style:position="1.48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9" style:family="paragraph" style:parent-style-name="Standard">
      <style:paragraph-properties fo:orphans="0" fo:widows="0">
        <style:tab-stops>
          <style:tab-stop style:position="6.1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0.861cm"/>
          <style:tab-stop style:position="1.351cm"/>
          <style:tab-stop style:position="6.375cm"/>
          <style:tab-stop style:position="7.74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76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2" style:family="paragraph" style:parent-style-name="Standard">
      <style:paragraph-properties fo:orphans="0" fo:widows="0">
        <style:tab-stops>
          <style:tab-stop style:position="6.7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159cm"/>
          <style:tab-stop style:position="2.887cm"/>
          <style:tab-stop style:position="3.649cm"/>
          <style:tab-stop style:position="4.70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4" style:family="paragraph" style:parent-style-name="Standard">
      <style:paragraph-properties fo:orphans="0" fo:widows="0">
        <style:tab-stops>
          <style:tab-stop style:position="7.14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419cm"/>
          <style:tab-stop style:position="6.15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556cm"/>
          <style:tab-stop style:position="3.646cm"/>
          <style:tab-stop style:position="5.055cm"/>
          <style:tab-stop style:position="7.03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7" style:family="paragraph" style:parent-style-name="Standard">
      <style:paragraph-properties fo:orphans="0" fo:widows="0" fo:break-before="page">
        <style:tab-stops>
          <style:tab-stop style:position="3.408cm"/>
          <style:tab-stop style:position="7.30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8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bfa59"/>
    </style:style>
    <style:style style:name="P59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d8f58"/>
    </style:style>
    <style:style style:name="P60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0dcc98"/>
    </style:style>
    <style:style style:name="T1" style:family="text">
      <style:text-properties fo:font-variant="normal" fo:text-transform="none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" style:family="text">
      <style:text-properties fo:font-variant="normal" fo:text-transform="none" fo:color="#161616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161616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fo:color="#161616" loext:opacity="100%" fo:font-style="normal" style:text-underline-style="none" fo:font-weight="bold" officeooo:rsid="000af9d8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161616" loext:opacity="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161616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161616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161616" loext:opacity="100%"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variant="normal" fo:text-transform="none" fo:color="#161616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161616" loext:opacity="100%" style:text-position="super 58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3" style:family="text">
      <style:text-properties fo:font-variant="normal" fo:text-transform="none" fo:color="#161616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4" style:family="text">
      <style:text-properties fo:font-variant="normal" fo:text-transform="none" fo:color="#161616" loext:opacity="100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15" style:family="text">
      <style:text-properties fo:font-variant="normal" fo:text-transform="none" fo:color="#161616" loext:opacity="100%" fo:language="en" fo:country="US" fo:font-style="normal" style:text-underline-style="none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16" style:family="text">
      <style:text-properties fo:font-variant="normal" fo:text-transform="none" fo:color="#2d2d2d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2d2d2d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2d2d2d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19" style:family="text">
      <style:text-properties fo:font-variant="normal" fo:text-transform="none" fo:color="#2d2d2d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2d2d2d" loext:opacity="100%" style:text-position="sub 58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21" style:family="text">
      <style:text-properties fo:font-variant="normal" fo:text-transform="none" fo:color="#2d2d2d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2d2d2d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3" style:family="text">
      <style:text-properties fo:font-variant="normal" fo:text-transform="none" fo:color="#2d2d2d" loext:opacity="100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24" style:family="text">
      <style:text-properties fo:font-variant="normal" fo:text-transform="none" fo:color="#60606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fo:color="#60606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606060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7" style:family="text">
      <style:text-properties fo:font-variant="normal" fo:text-transform="none" fo:color="#606060" loext:opacity="100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28" style:family="text">
      <style:text-properties fo:font-variant="normal" fo:text-transform="none" fo:color="#606060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606060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40404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404040" loext:opacity="100%" fo:font-style="normal" style:text-underline-style="none" fo:font-weight="normal" officeooo:rsid="000bfa59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404040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404040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34" style:family="text">
      <style:text-properties fo:font-variant="normal" fo:text-transform="none" fo:color="#404040" loext:opacity="100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35" style:family="text">
      <style:text-properties fo:font-variant="normal" fo:text-transform="none" fo:color="#40404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36" style:family="text">
      <style:text-properties fo:font-variant="normal" fo:text-transform="none" fo:color="#404040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404040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404040" loext:opacity="100%" style:text-position="super 58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39" style:family="text">
      <style:text-properties fo:font-variant="normal" fo:text-transform="none" fo:color="#404040" loext:opacity="100%" fo:language="en" fo:country="US" fo:font-style="normal" style:text-underline-style="none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40" style:family="text">
      <style:text-properties fo:font-variant="normal" fo:text-transform="none" fo:color="#7c7c7c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7c7c7c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42" style:family="text">
      <style:text-properties fo:font-variant="normal" fo:text-transform="none" fo:color="#7c7c7c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43" style:family="text">
      <style:text-properties fo:font-variant="normal" fo:text-transform="none" fo:color="#7c7c7c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4" style:family="text">
      <style:text-properties fo:font-variant="normal" fo:text-transform="none" fo:color="#7c7c7c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7c7c7c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font-style="italic" style:text-underline-style="none" fo:font-weight="normal" style:font-style-asian="italic" style:font-weight-asian="normal" style:font-style-complex="italic" style:font-weight-complex="normal"/>
    </style:style>
    <style:style style:name="T47" style:family="text">
      <style:text-properties fo:font-variant="normal" fo:text-transform="none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9d9d9d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50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51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style:use-window-font-color="true" loext:opacity="0%" fo:font-style="normal" style:text-underline-style="none" fo:font-weight="bold" style:font-style-asian="normal" style:font-weight-asian="bold" style:font-style-complex="normal" style:font-weight-complex="bold"/>
    </style:style>
    <style:style style:name="T54" style:family="text">
      <style:text-properties fo:font-variant="normal" fo:text-transform="none" style:use-window-font-color="true" loext:opacity="0%" fo:font-style="normal" style:text-underline-style="none" fo:font-weight="bold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56" style:family="text">
      <style:text-properties fo:font-variant="normal" fo:text-transform="none" style:use-window-font-color="true" loext:opacity="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style:use-window-font-color="true" loext:opacity="0%" style:text-underline-style="none"/>
    </style:style>
    <style:style style:name="T58" style:family="text">
      <style:text-properties fo:font-variant="small-caps" fo:color="#161616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fo:font-variant="small-caps" fo:font-style="normal" style:text-underline-style="none" fo:font-weight="normal" style:font-style-asian="normal" style:font-weight-asian="normal" style:font-style-complex="normal" style:font-weight-complex="normal"/>
    </style:style>
    <style:style style:name="T60" style:family="text">
      <style:text-properties fo:font-variant="small-caps" fo:color="#40404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61" style:family="text">
      <style:text-properties fo:font-variant="small-caps" fo:color="#2d2d2d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fo:font-variant="small-caps" fo:color="#7c7c7c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3" style:family="text">
      <style:text-properties fo:language="el" fo:country="GR" style:language-asian="el" style:country-asian="GR" style:language-complex="el" style:country-complex="GR"/>
    </style:style>
    <style:style style:name="T64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5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6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7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8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9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70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71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72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73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74" style:family="text">
      <style:text-properties officeooo:rsid="000af9d8"/>
    </style:style>
    <style:style style:name="T75" style:family="text">
      <style:text-properties officeooo:rsid="000b09e5"/>
    </style:style>
    <style:style style:name="T76" style:family="text">
      <style:text-properties style:rfc-language-tag="la-001" fo:language="la" style:rfc-language-tag-asian="la-001" style:language-asian="la" style:rfc-language-tag-complex="la-001" style:language-complex="la"/>
    </style:style>
    <style:style style:name="T77" style:family="text">
      <style:text-properties officeooo:rsid="000bfa59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bfa59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0bfa59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d8f58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0af9d8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style:font-style-asian="normal" style:font-weight-asian="bold" style:font-style-complex="normal" style:font-weight-complex="bold"/>
    </style:style>
    <style:style style:name="T9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0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02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style:text-position="sub 58%"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107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08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12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13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15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16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117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118" style:family="text">
      <style:text-properties style:font-name="Microsoft Sans Serif" fo:font-size="12pt" fo:letter-spacing="normal" style:rfc-language-tag="la-001" fo:language="la" fo:font-style="normal" fo:font-weight="normal" officeooo:rsid="000bfa59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19" style:family="text">
      <style:text-properties style:font-name="Microsoft Sans Serif" fo:font-size="12pt" fo:letter-spacing="normal" style:rfc-language-tag="la-001" fo:language="la" fo:font-style="normal" fo:font-weight="normal" officeooo:rsid="000d8f58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20" style:family="text">
      <style:text-properties officeooo:rsid="000d8f58"/>
    </style:style>
    <style:style style:name="T121" style:family="text">
      <style:text-properties officeooo:rsid="000dcc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bookmark0"/>GALENI PARAPHRASTAE<text:bookmark-end text:name="bookmark0"/><text:line-break/>MENODO<text:span text:style-name="T63">Τ</text:span>I<text:line-break/><text:bookmark-start text:name="bookmark2"/>ADHORTATIO AD ARTES ADDISCENDAS.<text:bookmark-end text:name="bookmark2"/></text:h>
      <text:h text:style-name="P5" text:outline-level="2">Cap. I.</text:h>
      <text:p text:style-name="P8"><text:span text:style-name="T78">An animantia, quae dicuntur bruta, prorsus<text:line-break/>expertis sint rationis, nondum sutis liquet. Fortassis enim,<text:line-break/>tametsi non habent eam rationem, quae in voce sita est,<text:line-break/>nobiscurn communem, quam vocant </text:span><text:span text:style-name="T93">enuntiativam,</text:span><text:span text:style-name="T78"> certe<text:line-break/></text:span><text:span text:style-name="T93">carat</text:span><text:span text:style-name="T78"> quae est in anima, quam mente </text:span><text:span text:style-name="T93">conceptam</text:span><text:span text:style-name="T78"> ap-<text:line-break/>pellant, nobiscurn habent communem omnia, licet alia<text:line-break/>magis, alia minus. Perspicuum sane est hominem hac</text:span></text:p>
      <text:p text:style-name="P10"><text:span text:style-name="T78">parte longe caeteris animantibus antecellere, cnm </text:span><text:span text:style-name="T78">ex<text:line-break/></text:span><text:span text:style-name="T78">illo, quod cernimus, quanta sit.artium multitudo, </text:span><text:span text:style-name="T78">quas<text:line-break/></text:span><text:span text:style-name="T78">hoc animal tractat: tum ex hoc, quod solus </text:span><text:span text:style-name="T78">horno,<text:line-break/></text:span><text:span text:style-name="T78">scientiae capax, quamcunque velit, artem percipit </text:span><text:span text:style-name="T78">Cae-<text:line-break/></text:span><text:span text:style-name="T78">tera enim animalia fere omnia sunt artium </text:span><text:span text:style-name="T78">expertia,<text:line-break/></text:span><text:span text:style-name="T78">si pauca quaedam hinc exciplas. Qulu his </text:span><text:span text:style-name="T78">etism<text:line-break/></text:span><text:span text:style-name="T78">ipsis natura magis, quam instituto contigerunt </text:span><text:span text:style-name="T78">artes.<text:line-break/></text:span><text:span text:style-name="T78">Caeternrn nec apud illa quicquam est artium, quod </text:span><text:span text:style-name="T78">home<text:line-break/></text:span><text:span text:style-name="T78">non meditetur. Sed in arte texendi imitatus est </text:span><text:span text:style-name="T78">araneas,<text:line-break/></text:span><text:span text:style-name="T78">in arte fingendi, quam plasticen vocant, apes: nec </text:span><text:span text:style-name="T78">im-<text:line-break/></text:span><text:span text:style-name="T78">peritus est natandi, eum sit animal terrestre. Jam </text:span><text:span text:style-name="T78">nec<text:line-break/></text:span><text:span text:style-name="T78">divinis artibus destituitur, imitans et.Aesculapii, </text:span><text:span text:style-name="T78">quae<text:line-break/></text:span><text:span text:style-name="T78">eadem est Apollinis, medicam artem, ac caeteras </text:span><text:span text:style-name="T78">item<text:line-break/></text:span><text:span text:style-name="T78">omnes, quas habet Apollo, jaculandi,, canendi,, </text:span><text:span text:style-name="T78">divi-<text:line-break/></text:span><text:span text:style-name="T78">nandi; ad haec quam unaquaeque Musarum habet </text:span><text:span text:style-name="T78">pe-<text:line-break/></text:span><text:span text:style-name="T78">culiarem. Nec geometriae, .nec- astronomiae expers </text:span><text:span text:style-name="T78">est.<text:line-break/></text:span><text:span text:style-name="T78">Verum et ea, </text:span><text:span text:style-name="T93">quae subter terram siunt, et ea, quae </text:span><text:span text:style-name="T93">fu-<text:line-break/></text:span><text:span text:style-name="T93">pra coelum sunt,</text:span><text:span text:style-name="T78"> nt ait Pindarus, </text:span><text:span text:style-name="T93">contemplatur.</text:span><text:span text:style-name="T78">, </text:span><text:span text:style-name="T78">Deni-</text:span></text:p>
      <text:p text:style-name="P10"><text:span text:style-name="T78">que </text:span><text:span text:style-name="T78">bonorum divinorum maximum fua sibi paravit in-<text:line-break/></text:span><text:span text:style-name="T78">dustria, </text:span><text:span text:style-name="T78">philosophiam Has igitur ob causas, quamquam<text:line-break/>caeteris animautibusmon deest ratio, tamen solus homo<text:line-break/>vocatus ratione praeditus, </text:span><text:span text:style-name="T78">quod </text:span><text:span text:style-name="T78">oinnibus antecellat.</text:span></text:p>
      <text:h text:style-name="P5" text:outline-level="2">Cap. II.</text:h>
      <text:p text:style-name="P8"><text:span text:style-name="T78">Quomodo igitur non turpe est, id, quod<text:line-break/></text:span><text:span text:style-name="T78">unum </text:span><text:span text:style-name="T78">nobis inest commune cum Diis, negligere, aliaruni<text:line-break/></text:span><text:span text:style-name="T78">vero </text:span><text:span text:style-name="T78">rerum studio teneri, ac spreta artium perceptione,<text:line-break/></text:span><text:span text:style-name="T78">fortunae </text:span><text:span text:style-name="T78">nos ipsus committere? Cujus improbitatem ndbis<text:line-break/></text:span><text:span text:style-name="T78">ob </text:span><text:span text:style-name="T78">oculos ponere volentes prisci, non. sat habuere, eam<text:line-break/>repraesentare muliebri specie (quamquam hoc ipsum satis<text:line-break/></text:span><text:span text:style-name="T78">magnum </text:span><text:span text:style-name="T78">erat amentiae signum) et picturis et statuis: verum<text:line-break/></text:span><text:span text:style-name="T78">et clavum </text:span><text:span text:style-name="T78">ei dederunt in manibus, ac pedibus subjecerunt,<text:line-break/></text:span><text:span text:style-name="T78">basiin </text:span><text:span text:style-name="T78">figura sphaerae: tum et oculis eam privarunt; nimi-<text:line-break/></text:span><text:span text:style-name="T78">rum his </text:span><text:span text:style-name="T78">omnibus declarantes illius inconstantiam. Quem-<text:line-break/></text:span><text:span text:style-name="T78">admodum </text:span><text:span text:style-name="T78">igitur iu navi vehementer jactata tempestate,<text:line-break/></text:span><text:span text:style-name="T78">adeo, ut </text:span><text:span text:style-name="T78">periculum sit, ne procellis ac fluctibus obruta de-<text:line-break/></text:span><text:span text:style-name="T78">mergatur </text:span><text:span text:style-name="T78">in profundum, perperam fecerit, qui coeco gu-<text:line-break/></text:span><text:span text:style-name="T78">bernatori clavtfm </text:span><text:span text:style-name="T78">commiserit; itidem; opinor, in vita.</text:span></text:p>
      <text:p text:style-name="P10"><text:span text:style-name="T78">cum hic in permultis aedibus (familiis) graviora fiant </text:span><text:span text:style-name="T78">nau-<text:line-break/></text:span><text:span text:style-name="T78">fragia, quam scaphis accidunt in mari, non recte </text:span><text:span text:style-name="T78">judicant,<text:line-break/></text:span><text:span text:style-name="T78">qui sumet ipsum in tantis negotiis, undique circumstantibus<text:line-break/>ac vallantibus, coecae commiferit Deae, nec huic </text:span><text:span text:style-name="T78">satis sta-<text:line-break/></text:span><text:span text:style-name="T78">bili. Adeo enim stupida ac demens est, ut plerumque </text:span><text:span text:style-name="T78">bt&gt;-<text:line-break/></text:span><text:span text:style-name="T78">nis viris praeteritis, quorum oportebat haberi </text:span><text:span text:style-name="T78">rationem,<text:line-break/></text:span><text:span text:style-name="T78">locupletet ludignos, acne id quidem constanter, </text:span><text:span text:style-name="T78">fed tan-<text:line-break/></text:span><text:span text:style-name="T78">tisper, donec rursus (pari, qua dederat, temeritate) </text:span><text:span text:style-name="T78">eri-<text:line-break/></text:span><text:span text:style-name="T78">piat donata. Hanc Deam sequitur turba non mediocris<text:line-break/>hominum ineruditorum, nunquam eodem in statu </text:span><text:span text:style-name="T78">manen-<text:line-break/></text:span><text:span text:style-name="T78">tem, propter basis, cui infistit, volubilitatem, quae </text:span><text:span text:style-name="T78">illam<text:line-break/>huc </text:span><text:span text:style-name="T78">illuc agit rapitque perque praecipitia nonnumquam,<text:line-break/>et in mare. Ibi pariter intereunt omnes, illam sequentes:<text:line-break/>at ipsa sola evadit illaesa atque incolumis, ridens </text:span><text:span text:style-name="T78">interim<text:line-break/></text:span><text:span text:style-name="T78">plorantes et ipsius opem frustra implorantes. Atque </text:span><text:span text:style-name="T78">ha-<text:line-break/></text:span><text:span text:style-name="T78">jusmodi sunt Fortunae facta.</text:span></text:p>
      <text:h text:style-name="P5" text:outline-level="2">Cap. II<text:span text:style-name="T74">I</text:span>.</text:h>
      <text:p text:style-name="P8"><text:span text:style-name="T78">Porro Mercurium, tamquam rationis </text:span><text:span text:style-name="T78">domi-<text:line-break/></text:span><text:span text:style-name="T78">num omnisque artis aurtorem, considera rursum, </text:span><text:span text:style-name="T78">quam</text:span></text:p>
      <text:p text:style-name="P10"><text:span text:style-name="T78">diversa., quamque pugnante cum Fortunae simulacro<text:line-break/>forma repraesentarunt illi prisci , tum picturis, tum<text:line-break/>statuis. Adolescens est maturus, nequaquam'habens pul-<text:line-break/>chritudinem adfcititiam, aut artificio comptorum additam,<text:line-break/>sed nativam quamdam, ut ex ea reluceat animi virtus.<text:line-break/>Est autem hilari vultu, oculis acribus. Basis autem, cui<text:line-break/>insistit, est omnium figurarum firmissima, minimeque voi<text:line-break/>lubilis, videlicet undique quatitor angulis nitens tessera.<text:line-break/>Interdum ot ipsum Deum hac figura repraesentanti Vi-'<text:line-break/></text:span><text:span text:style-name="T78">deas </text:span><text:span text:style-name="T78">autem et hujus cultores similiter hilares, quemad-<text:line-break/>modum est is, quem sequuntur, nec unquam de illo<text:line-break/>querentes, quod solent ii, qui sequuntur Fortunam.'<text:line-break/></text:span><text:span text:style-name="T78">Nec </text:span><text:span text:style-name="T78">destituuntur unquam, nec sejunguntur ab eo, sed<text:line-break/>perpetuo sequuntur ilium et illius providentia fruuntnr.</text:span></text:p>
      <text:h text:style-name="P5" text:outline-level="2">Cap. IV.</text:h>
      <text:p text:style-name="P8"><text:span text:style-name="T78">Contra, qui Fortunam sequuntur, videre<text:line-break/></text:span><text:span text:style-name="T78">licet </text:span><text:span text:style-name="T78">inertes ac disciplinarum 'rudes, spe scrnper duci<text:line-break/>cumque currente Dea currere, alios quidem propius,<text:line-break/></text:span><text:span text:style-name="T78">alios </text:span><text:span text:style-name="T78">vero procul; nonnullos vero etiam ab illius manu<text:line-break/></text:span><text:span text:style-name="T78">pendere. </text:span><text:span text:style-name="T78">Inter bos omnes videbis et Croesum illum</text:span></text:p>
      <text:p text:style-name="P10"><text:span text:style-name="T78">Lyduna et Polycratem Samium, ac fortassis miraberis<text:line-break/>alteri quidem Pactolum fluentem (ferentem) aurum, </text:span><text:span text:style-name="T78">-l-<text:line-break/></text:span><text:span text:style-name="T78">teri vero marinos etiam pilees servientes. Cum his </text:span><text:span text:style-name="T78">rur-<text:line-break/></text:span><text:span text:style-name="T78">fuin' et Cyrum videbis et Priamum et Dionysium. </text:span><text:span text:style-name="T78">Verirm<text:line-break/></text:span><text:span text:style-name="T78">paulo post ex liis ipsis haud eodem in statu </text:span><text:span text:style-name="T78">conspicies<text:line-break/></text:span><text:span text:style-name="T78">Polycratem cruci affixum, tum Cyro subactum Croesum:<text:line-break/>rursus Cyrum aliorum imperio subjectum; videbis et </text:span><text:span text:style-name="T78">Pria.<text:line-break/></text:span><text:span text:style-name="T78">nrutn luclnsum et Dionysium Corinthi. Quodsi contem-<text:line-break/>pleris reliquos, qui procul insequuntur carn currentem,<text:line-break/>nec tamen assequuntur, nimirum prorsus oderis </text:span><text:span text:style-name="T78">eum<text:line-break/></text:span><text:span text:style-name="T78">chorum. Sunt enim hic demagogi permulti, meretrices<text:line-break/>et scortatores et amicorum proditores: suut et homicidae,<text:line-break/>et monumentorum perfossores ac rapaces. Complures<text:line-break/>itejn, qui ne Diis quidem pepercerint, verum et </text:span><text:span text:style-name="T78">Eorum<text:line-break/></text:span><text:span text:style-name="T78">templa fpollaverint.</text:span></text:p>
      <text:h text:style-name="P5" text:outline-level="2">Cap. V.</text:h>
      <text:p text:style-name="P8"><text:span text:style-name="T78">Alter autem chororum est </text:span><text:span text:style-name="T93">hujusmodi</text:span><text:span text:style-name="T93">rdm<text:line-break/></text:span><text:span text:style-name="T93">hoc</text:span><text:span text:style-name="T78"> omnes modesti et artium opifices, neque </text:span><text:span text:style-name="T78">currunt,<text:line-break/></text:span><text:span text:style-name="T78">neque vociferantur, neque luter fe decertant: scd </text:span><text:span text:style-name="T78">inter</text:span></text:p>
      <text:p text:style-name="P10"><text:span text:style-name="T78">illos </text:span><text:span text:style-name="T78">medius est Dens, et circum hunc'suo quisque loco<text:line-break/>dispositus, nec ordinem, quem cuique dedit Deus, de-<text:line-break/></text:span><text:span text:style-name="T78">ferunt. </text:span><text:span text:style-name="T78">Alii quidem" Deo proximi sunt, et hunc ordine<text:line-break/>composito cingentes, videlicet geometrae, arithmetici,<text:line-break/></text:span><text:span text:style-name="T78">philosophi</text:span><text:span text:style-name="T78">, medici , astronomi- et grammatici. Hos<text:line-break/></text:span><text:span text:style-name="T78">sequitur </text:span><text:span text:style-name="T78">alter chorus, pictores, plastae, grammati-<text:line-break/></text:span><text:span text:style-name="T78">stae, </text:span><text:span text:style-name="T78">fabri et architecti, lapicidae. </text:span><text:span text:style-name="T78">. </text:span><text:span text:style-name="T78">-Post hos iequitur<text:line-break/></text:span><text:span text:style-name="T78">ordo </text:span><text:span text:style-name="T78">tertius, reliquas artes omnes continens, sic lu cr-<text:line-break/></text:span><text:span text:style-name="T78">dinem </text:span><text:span text:style-name="T78">digestis singulis,- ut omnes tamen ad Deum ver-<text:line-break/></text:span><text:span text:style-name="T78">tant </text:span><text:span text:style-name="T78">oculos communibus illius mandatis obtemperantes.<text:line-break/>Conspicies autem et hic multos cum ipso Deo; quartum<text:line-break/>quendam ordinem e caeteris selectum </text:span><text:span text:style-name="T93">efficientes,</text:span><text:span text:style-name="T78"> non qua-<text:line-break/></text:span><text:span text:style-name="T78">les </text:span><text:span text:style-name="T78">erant illi, qui Eortuiiam comitabantur.* Non enim<text:line-break/></text:span><text:span text:style-name="T78">ex </text:span><text:span text:style-name="T78">dignitatibus civilibus, neque ex generis claritate)me-<text:line-break/></text:span><text:span text:style-name="T78">que </text:span><text:span text:style-name="T78">'ex divitiis consuevit Deus hic praestantissimos judi-<text:line-break/></text:span><text:span text:style-name="T78">care, sed </text:span><text:span text:style-name="T78">qui cum virtute vitam agunt, quique in suis<text:line-break/></text:span><text:span text:style-name="T78">artibus </text:span><text:span text:style-name="T78">excellunt; ipfiusque obsequuntur praeceptis ac le-<text:line-break/></text:span><text:span text:style-name="T78">gitime </text:span><text:span text:style-name="T78">suas artes exercent; hos et magni facit et cae-</text:span></text:p>
      <text:p text:style-name="P11"><text:span text:style-name="T78">teris anteponit, eos femper sibi habens conjunctissimos.<text:line-break/>Hunc, ni fallor, chorum si cognoveris, qualis sit, </text:span><text:span text:style-name="T78">non<text:line-break/>jmodo </text:span><text:span text:style-name="T78">admiraberis, verum etiam adorabis. In hoc </text:span><text:span text:style-name="T78">et<text:line-break/></text:span><text:span text:style-name="T78">Socrates et Homerus et Hippocrates et Platu </text:span><text:span text:style-name="T93">et</text:span><text:span text:style-name="T78"> </text:span><text:span text:style-name="T78">horam<text:line-break/></text:span><text:span text:style-name="T78">studiosi, quos pari cum Diis honore dignamur, tamquam<text:line-break/>legati ac ministri quidam Dei. Caeterornm autem </text:span><text:span text:style-name="T78">omnium<text:line-break/></text:span><text:span text:style-name="T78">nemo est, -qui ab eo unquam est neglectus. </text:span><text:span text:style-name="T78">Non<text:line-break/></text:span><text:span text:style-name="T78">solum enim praesentium curam habet, verum etiam </text:span><text:span text:style-name="T78">et<text:line-break/></text:span><text:span text:style-name="T78">navigantibus adest,, nec in naufragio destituit. </text:span><text:span text:style-name="T78">Aristip-<text:line-break/></text:span><text:span text:style-name="T78">pus saltem, cum aliquando navigans, fracta scapha, </text:span><text:span text:style-name="T78">is<text:line-break/></text:span><text:span text:style-name="T78">littus Syracusanum ejectus esset, primum quidem </text:span><text:span text:style-name="T78">bono<text:line-break/></text:span><text:span text:style-name="T78">animo esse coepit, cum in arena vidisset deferiptas </text:span><text:span text:style-name="T78">lineas<text:line-break/></text:span><text:span text:style-name="T78">geometricas: reputabat enim fefe ad Graecos ac </text:span><text:span text:style-name="T78">fapientes<text:line-break/></text:span><text:span text:style-name="T78">viros, non ad barbaros venisse. Post cum venisset </text:span><text:span text:style-name="T78">in<text:line-break/></text:span><text:span text:style-name="T78">Syracusiorum gymnasium, et hosce versus pronuntiasset:</text:span></text:p>
      <text:p text:style-name="P12"><text:span text:style-name="T78">Quis </text:span><text:span text:style-name="T93">Oedipum in diem vagantem et exulem<text:line-break/>Bonis recipiet hoc die rarijsunis'?</text:span></text:p>
      <text:p text:style-name="P12"><text:span text:style-name="T78">et habuit, qui ipfum convenirent et agnito protinus </text:span><text:span text:style-name="T78">omnia,</text:span></text:p>
      <text:p text:style-name="P13"><text:span text:style-name="T78">quibus </text:span><text:span text:style-name="T78">opus erat, impertirent. Deinde cum essent, qui<text:line-break/></text:span><text:span text:style-name="T78">Cyrenen, </text:span><text:span text:style-name="T78">illius patriam , navigaturi percunctarentur,<text:line-break/></text:span><text:span text:style-name="T93">numquid scis renuntiari vellet: Jubete,</text:span><text:span text:style-name="T78"> inquit, </text:span><text:span text:style-name="T93">illos has<text:line-break/>sibi parate pojsejsiones, quae, navi fracta, simul enatant<text:line-break/>cum poffejsure. .<text:tab/></text:span><text:span text:style-name="T93">’ - </text:span><text:span text:style-name="T93">* </text:span><text:span text:style-name="T93">.</text:span></text:p>
      <text:h text:style-name="P5" text:outline-level="2">Cap. VI.</text:h>
      <text:p text:style-name="P8"><text:span text:style-name="T78">At multi miscri omnia ad divitias </text:span><text:span text:style-name="T93">re-<text:line-break/>ferentes,</text:span><text:span text:style-name="T78"> quum in talia tempora infiderint; aurum<text:line-break/></text:span><text:span text:style-name="T78">vel </text:span><text:span text:style-name="T78">argentum arripientes, illoque corpus circumdan-<text:line-break/></text:span><text:span text:style-name="T78">tes, </text:span><text:span text:style-name="T78">suam sibi animam perdiderunt; ne id quidem<text:line-break/></text:span><text:span text:style-name="T78">apud </text:span><text:span text:style-name="T78">se reputantes, quod ipsi ex brutis animantibus<text:line-break/></text:span><text:span text:style-name="T78">ea </text:span><text:span text:style-name="T78">potissimum amplectuntur, quae sunt artibus ornata.<text:line-break/></text:span><text:span text:style-name="T78">Siquidem </text:span><text:span text:style-name="T78">equos ad bellum edoctos, et canes venan-<text:line-break/></text:span><text:span text:style-name="T78">di </text:span><text:span text:style-name="T78">peritos caeteris anteponunt, quin et servos curant<text:line-break/></text:span><text:span text:style-name="T78">artibus </text:span><text:span text:style-name="T78">instituendos, et frequenter in eos plurimam<text:line-break/>impendunt pecuniamfe </text:span><text:span text:style-name="T93">vero</text:span><text:span text:style-name="T78"> ipsus negligunt. ' Quid ?<text:line-break/></text:span><text:span text:style-name="T78">annon </text:span><text:span text:style-name="T78">turpe videtur, famulum nonnumquam aesti-<text:line-break/></text:span><text:span text:style-name="T78">mari </text:span><text:span text:style-name="T78">drachmarum decem missibus, ipsum autem </text:span><text:span text:style-name="T93">domi-<text:line-break/></text:span><text:span text:style-name="T93">num</text:span><text:span text:style-name="T78"> ne </text:span><text:span text:style-name="T78">unius quidem haberi?. Quid autem dixi unius?</text:span></text:p>
      <text:p text:style-name="P11"><text:span text:style-name="T78">nemo talem vel gratis acceperit in famulitium. </text:span><text:span text:style-name="T78">Annon<text:line-break/></text:span><text:span text:style-name="T78">tandem se solos vilissimos omnium reddiderunt, qui </text:span><text:span text:style-name="T78">foli<text:line-break/></text:span><text:span text:style-name="T78">- nullam artem didicerint? Etenim quum bruta quoque<text:line-break/></text:span><text:span text:style-name="T78">- </text:span><text:span text:style-name="T78">artium exercitationibus erudiunt, </text:span><text:span text:style-name="T93">ei</text:span><text:span text:style-name="T78"> servum </text:span><text:span text:style-name="T78">ignavam</text:span></text:p>
      <text:p text:style-name="P12"><text:span text:style-name="T78">nulliusque peritum artis nullo pretio dignum judicent;<text:line-break/>curent autem et agros et reliquas possessiones, </text:span><text:span text:style-name="T78">ut quae-<text:line-break/></text:span><text:span text:style-name="T78">que, ..quantum fieri potest, sit quam optima, scipsos </text:span><text:span text:style-name="T78">solos<text:line-break/></text:span><text:span text:style-name="T78">negligant, ne hoc quidem lutelligentes, animam </text:span><text:span text:style-name="T78">habeant,<text:line-break/></text:span><text:span text:style-name="T78">nec ne: perspicuum, est, eos similes esse famulis </text:span><text:span text:style-name="T78">ccn-<text:line-break/></text:span><text:span text:style-name="T78">temtissimis, ut </text:span><text:span text:style-name="T93">jam aliquis</text:span><text:span text:style-name="T78"> tali homini adstans </text:span><text:span text:style-name="T78">merito'<text:line-break/></text:span><text:span text:style-name="T78">verbis hujuscemodi illum alloquatur: O homo, </text:span><text:span text:style-name="T78">familia<text:line-break/></text:span><text:span text:style-name="T78">quidem tua tibi recte habet,., mancipia omnia,- er </text:span><text:span text:style-name="T78">equi<text:line-break/></text:span><text:span text:style-name="T78">et canes et. agri et quidquid possides bene </text:span><text:span text:style-name="T78">.compositum<text:line-break/></text:span><text:span text:style-name="T78">est: at ipse tu parum curatus-es. Praeclare igitur </text:span><text:span text:style-name="T78">Der<text:line-break/></text:span><text:span text:style-name="T78">mosthenes et Diogenes, quorum alter divites indoctos </text:span><text:span text:style-name="T78">ap-<text:line-break/></text:span><text:span text:style-name="T78">pellavit </text:span><text:span text:style-name="T93">oves onustas aureo vellere</text:span><text:span text:style-name="T78">alter dixit </text:span><text:span text:style-name="T78">eos similes<text:line-break/></text:span><text:span text:style-name="T78">ficis arboribus, in praeruptis locis stantibus. Nam </text:span><text:span text:style-name="T78">harnm<text:line-break/></text:span><text:span text:style-name="T78">fructibus non, homines, sed corvos et graculos </text:span><text:span text:style-name="T78">vesci: </text:span><text:span text:style-name="T78">Cc<text:line-break/>- </text:span><text:span text:style-name="T78">horum pecunias nulli esse usui yiris probis,,</text:span><text:span text:style-name="T78">verum </text:span><text:span text:style-name="T78">»b<text:line-break/></text:span><text:span text:style-name="T78">i</text:span></text:p>
      <text:p text:style-name="P14"><text:span text:style-name="T78">assentatoribus consumi, qui quidem, si sic acciderit, nt<text:line-break/></text:span><text:span text:style-name="T78">nihil </text:span><text:span text:style-name="T78">sit reliquum, forte obvios. factos praetereunt,, per-<text:line-break/></text:span><text:span text:style-name="T78">inde </text:span><text:span text:style-name="T78">quasi ne nollent quidem. Unde quidam non .in-<text:line-break/>elegans dixit istos similes fontibus. Etenim qui prius<text:line-break/>e fontibus aquari folent, simulatque fontes aquam non<text:line-break/>amplius habeant, sublatis vestibus iisdem adrningere. so-<text:line-break/></text:span><text:span text:style-name="T78">lent. </text:span><text:span text:style-name="T78">Et sane videtur aequum, qui nulla re suspiciendi<text:line-break/>sunt, nisi ob divitias, simulatque his spoliati fuerint,<text:line-break/>pariter et illis spoliari, quae ob divitias habeant. Quid<text:line-break/>enim isti facerent, qui nullum, proprium possident bo-<text:line-break/>num, sed perpetuo pendent ab alienis et a rebus for-<text:line-break/>tuitis?<text:tab/></text:span><text:span text:style-name="T78">...<text:tab/></text:span><text:span text:style-name="T78">-<text:tab/>.</text:span></text:p>
      <text:h text:style-name="P5" text:outline-level="2">Cap. VII.</text:h>
      <text:p text:style-name="P8"><text:span text:style-name="T78">Tales autem et ii- sunt, qui generis<text:line-break/>nobilitatem venditant et hinc . sibi placentes tollunt,<text:line-break/>cristam. </text:span><text:span text:style-name="T78">- </text:span><text:span text:style-name="T78">Nam et isti, quoniam propriis bonis carent,,<text:line-break/>ad majorum imagines confugiunt, non saltem hoc in-<text:line-break/>telligentes, quod ista generis</text:span><text:span text:style-name="T78">. </text:span><text:span text:style-name="T78">nobilitas, </text:span><text:span text:style-name="T78">. </text:span><text:span text:style-name="T78">qua glorian-<text:line-break/></text:span><text:span text:style-name="T78">tur, </text:span><text:span text:style-name="T78">similis est singularum urbium numismatibus., </text:span><text:span text:style-name="T78">_ </text:span><text:span text:style-name="T78">quae</text:span></text:p>
      <text:p text:style-name="P10"><text:span text:style-name="T78">apud eos quidem valenty qui instituerunt, apud </text:span><text:span text:style-name="T78">alios<text:line-break/></text:span><text:span text:style-name="T78">vero adulterina habentur.</text:span></text:p>
      <text:p text:style-name="P12"><text:span text:style-name="T93">Annon te in altum generis evexit decus?</text:span></text:p>
      <text:p text:style-name="P15"><text:span text:style-name="T93">Jrlalum esi egere: non alebat me genus.</text:span></text:p>
      <text:p text:style-name="P16"><text:span text:style-name="T93">Praeclarus</text:span><text:span text:style-name="T78"> igitur, ut ait Plato, </text:span><text:span text:style-name="T93">thesaurus esi parentum<text:line-break/>virtutes:</text:span><text:span text:style-name="T78"> sed praeclarius est huic opponere posse Sthe-<text:line-break/>neli nictum:<text:tab/></text:span><text:span text:style-name="T78">'</text:span></text:p>
      <text:p text:style-name="P15"><text:span text:style-name="T93">Atqui nos patribus longe praestamus avisque.</text:span></text:p>
      <text:p text:style-name="P12"><text:span text:style-name="T78">Nam si qua omnino est nobilitatis utilitas, ea </text:span><text:span text:style-name="T78">sola<text:line-break/></text:span><text:span text:style-name="T78">est, quod, proposito exemplo domestico, hluc accenditur<text:line-break/></text:span><text:span text:style-name="T78">/ </text:span><text:span text:style-name="T78">studium imitandi. Prolude si degeneremus a majorum<text:line-break/>virtute, merito discrucientur illi, si quis modo fenfus<text:line-break/>lusit defunctis: nobis autem tanto plus est, dedecoris,<text:line-break/>quanto genus est illustrius. Si quidem imperiti, qui </text:span><text:span text:style-name="T78">ge-<text:line-break/></text:span><text:span text:style-name="T78">nere funt prorsus obscuro, hoc lucrifaciunt, quod </text:span><text:span text:style-name="T78">ple-<text:line-break/></text:span><text:span text:style-name="T78">rique nesciunt, quales sinti Caeterum quos decus </text:span><text:span text:style-name="T78">et<text:line-break/></text:span><text:span text:style-name="T78">claritudo generis non sinit Iatcre, quid fructus </text:span><text:span text:style-name="T78">f</text:span><text:span text:style-name="T100">eran</text:span><text:span text:style-name="T78">t</text:span></text:p>
      <text:p text:style-name="P11"><text:span text:style-name="T93">ex</text:span><text:span text:style-name="T78"> nobilitate, nisi ut illorum infelicitas sit illustrior ? Et<text:line-break/>sime qui generi suo non respondent, majore reprehensione<text:line-break/>digni funt, quam obscuro Ioco nati. Itaque fit, nt, si<text:line-break/>vecors praedicet claritatem generis, declaret, suum ipsius<text:line-break/>vitium minus venia dignum esse. Neque enim eadem<text:line-break/>trutina aestimamus aut exploramus plebejos homines, qua<text:line-break/>clero genere natos. Sed illos, si vel mediocri virtute<text:line-break/>praediti sint, probamus </text:span><text:span text:style-name="T93">et</text:span><text:span text:style-name="T78"> amplectimur, quod deest eo-<text:line-break/>rum virtuti, generis obscuritati attribuentes. Rursus hos,<text:line-break/>qui nihil habent dignum imaginibus majorum, etiamsi<text:line-break/>caeteris omnibus antecellant, nondum tamen suspicimus.<text:line-break/>Prolude, si quis fapit, ad exercendam artem </text:span><text:span text:style-name="T93">fefe con-<text:line-break/>ferat, per</text:span><text:span text:style-name="T78"> quam, si nobilis fuerit, ridebitur genere non<text:line-break/>indignus: sin minus, ipsis genus ornabit sirum: veterem<text:line-break/>illum shemistoclem imitatus, cui qurim probro objice—<text:line-break/>retur, quod nothus esset. At </text:span><text:span text:style-name="T93">ego,</text:span><text:span text:style-name="T78"> inquit, </text:span><text:span text:style-name="T93">posteris meis<text:line-break/>auctor ero</text:span><text:span text:style-name="T78"> generis,,* ac </text:span><text:span text:style-name="T93">meum quidem genus a me inci-<text:line-break/>piet, tuum vero in te desinet.</text:span><text:span text:style-name="T78"> Vides, n</text:span><text:span text:style-name="T100">o</text:span><text:span text:style-name="T78">n obstitisse Ana-<text:line-break/>charsidi Scythae, quominus esset lu .admiratione et luter</text:span></text:p>
      <text:p text:style-name="P10"><text:span text:style-name="T78">sapientes numeretur, tametsi genere barbarus esset. Huic<text:line-break/>quum quidam exprobraret, quod genere barbarus </text:span><text:span text:style-name="T78">esset<text:line-break/></text:span><text:span text:style-name="T78">ac Scytha, </text:span><text:span text:style-name="T93">Mihi quidem,</text:span><text:span text:style-name="T78"> inquit, </text:span><text:span text:style-name="T93">patria dedecori est,<text:line-break/>tu vero patriae;</text:span><text:span text:style-name="T78"> egregie admodum increpans hominem<text:line-break/>nihili, nec alia re, quam patriae nomine gloriantem.<text:line-break/>Quod si fixlus et attentius contempleris- res hominum,<text:line-break/>comperies, non homlues factos illustres ex civitatibus, sed<text:line-break/>contra per viros bonos et artibus praestantes horum patrias<text:line-break/>fuisse nobilitatas. Etenim quod nomen, aut quam digni-<text:line-break/>tatem ' habuissent Stagira, nisi ; per Aristotelem conti-<text:line-break/>gisset? Rursus quae Solorum suisset dignitas,' nisi per<text:line-break/>Aratum et Chrysippum ? quin et Athenarum nomen<text:line-break/>unde' tam procul dimanavit? non ob terrae foecundita-<text:line-break/>tem:. habuit enim agros parum feraces: sed per eos po-<text:line-break/>tiusp' qui illic nati suntj quorum plerique", dum in vi-<text:line-break/>ros optimos evaserunt; .nonnullam fnae gloriae portio-<text:line-break/>nem impertierunt .et patriae. Hoc autein esse verissimum<text:line-break/>evidentissime perspicies, </text:span><text:span text:style-name="T64">ί </text:span><text:span text:style-name="T78">si.</text:span><text:span text:style-name="T108">;</text:span><text:span text:style-name="T78"> tecnin - reputes Hyperbolum '<text:line-break/>et' Cleonem; quibus 'ad</text:span><text:span text:style-name="T108">:</text:span><text:span text:style-name="T78"> nihil aliud' prOsnit"'Athenarum</text:span></text:p>
      <text:p text:style-name="P10"><text:span text:style-name="T78">nobilitas, </text:span><text:span text:style-name="T78">ussi utiliorum maleficia nobilitata magisessent'<text:line-break/></text:span><text:span text:style-name="T78">atque </text:span><text:span text:style-name="T78">testata. </text:span><text:span text:style-name="T78">-</text:span></text:p>
      <text:p text:style-name="P17"><text:span text:style-name="T93">Quondam Boeotios vocabant sues, </text:span><text:span text:style-name="T93">"<text:tab/>'</text:span></text:p>
      <text:p text:style-name="P15"><text:span text:style-name="T78">inquit </text:span><text:span text:style-name="T78">Pindarus. Et idem rursus </text:span><text:span text:style-name="T78">i</text:span></text:p>
      <text:p text:style-name="P12"><text:span text:style-name="T78">An </text:span><text:span text:style-name="T93">effugimus Boeotiam -</text:span><text:span text:style-name="T93">,<text:line-break/></text:span><text:span text:style-name="T93">Suem ?</text:span></text:p>
      <text:p text:style-name="P15"><text:span text:style-name="T78">volens </text:span><text:span text:style-name="T78">totius fere gentis de imperitia, probrum, aboleri<text:line-break/></text:span><text:span text:style-name="T78">per </text:span><text:span text:style-name="T78">faam poeticam.</text:span></text:p>
      <text:h text:style-name="P5" text:outline-level="2">Cap. VIII.</text:h>
      <text:p text:style-name="P8"><text:span text:style-name="T78">Jam vero et legislatorem Atheniensem </text:span><text:span text:style-name="T93">for-<text:line-break/></text:span><text:span text:style-name="T78">taffe. </text:span><text:span text:style-name="T78">laudarit aliquis, qui vetuit parentem alimoniae jus<text:line-break/></text:span><text:span text:style-name="T78">a lilio </text:span><text:span text:style-name="T78">petere,, quem nullam artem dccuisset., Cum id<text:line-break/></text:span><text:span text:style-name="T78">potissimum </text:span><text:span text:style-name="T78">temporis omnis ars exerceatur, quum cor-<text:line-break/></text:span><text:span text:style-name="T78">pora </text:span><text:span text:style-name="T78">maxime xigent, multis usu venire solet, ut ob cor-<text:line-break/></text:span><text:span text:style-name="T78">poris </text:span><text:span text:style-name="T78">formam conspicui animum negligant, deinde fero<text:line-break/></text:span><text:span text:style-name="T78">frustraque </text:span><text:span text:style-name="T78">deplorent, dicentes:</text:span></text:p>
      <text:p text:style-name="P17"><text:span text:style-name="T93">Utinam forma, quae mo perdidit, </text:span><text:span text:style-name="T93">.. -<text:tab/>,</text:span></text:p>
      <text:p text:style-name="P12"><text:span text:style-name="T93">Pereat male i... </text:span><text:span text:style-name="T93">.. .</text:span></text:p>
      <text:p text:style-name="P10"><text:span text:style-name="T78">Tum illis et </text:span><text:span text:style-name="T78">illud Solonis </text:span><text:span text:style-name="T78">in mentem venit, qui </text:span><text:span text:style-name="T78">ju.<text:line-break/></text:span><text:span text:style-name="T78">bet inprimis </text:span><text:span text:style-name="T93">spectari vitae finem.</text:span><text:span text:style-name="T78"> Deinde et </text:span><text:span text:style-name="T78">senectu-<text:line-break/></text:span><text:span text:style-name="T78">tem incusant, cum fe ipfos debuissent lucusare: </text:span><text:span text:style-name="T78">Euri-<text:line-break/></text:span><text:span text:style-name="T78">pidenrque laudant dicentem: </text:span><text:span text:style-name="T93">x<text:line-break/></text:span><text:span text:style-name="T93">non </text:span><text:span text:style-name="T93">enim tutum esi.</text:span></text:p>
      <text:p text:style-name="P12"><text:span text:style-name="T93">Pulchritudinem </text:span><text:span text:style-name="T93">sapra quam </text:span><text:span text:style-name="T93">mediocrem parajsc.<text:line-break/></text:span><text:span text:style-name="T78">Praestat igitur </text:span><text:span text:style-name="T78">intelligere, </text:span><text:span text:style-name="T78">adolescentium formam </text:span><text:span text:style-name="T78">ver-<text:line-break/></text:span><text:span text:style-name="T78">nis floribus similem esse, ut quae voluptatem </text:span><text:span text:style-name="T78">habeat<text:line-break/></text:span><text:span text:style-name="T78">temporariam, simulque laudare Lesbiae dictum:</text:span></text:p>
      <text:p text:style-name="P15"><text:span text:style-name="T78">iVam </text:span><text:span text:style-name="T93">qui </text:span><text:span text:style-name="T93">formosius </text:span><text:span text:style-name="T93">esi, tantisper esi, dum </text:span><text:span text:style-name="T93">cernitur:<text:line-break/></text:span><text:span text:style-name="T93">At quisquis bonus esi, protinus et formosas </text:span><text:span text:style-name="T93">erit.</text:span></text:p>
      <text:p text:style-name="P15"><text:span text:style-name="T78">Parendum autem et </text:span><text:span text:style-name="T78">Soloni, </text:span><text:span text:style-name="T78">eandem sententiam profe-<text:line-break/>renti : Adversus senectutem, quae tanquam procella </text:span><text:span text:style-name="T78">vehe-<text:line-break/></text:span><text:span text:style-name="T78">mens irruit,- quaeque non calceamentis solum et </text:span><text:span text:style-name="T78">vestitu,<text:line-break/></text:span><text:span text:style-name="T78">verum et domicilio commodo aliisque innumeris </text:span><text:span text:style-name="T78">rebus<text:line-break/></text:span><text:span text:style-name="T78">eget, </text:span><text:span text:style-name="T78">~</text:span><text:span text:style-name="T78">'adversus hanc igitur nos probi gubernatoris </text:span><text:span text:style-name="T78">ex-<text:line-break/></text:span><text:span text:style-name="T78">emplo multo ante velut in venturam tempestatem </text:span><text:span text:style-name="T78">opor-<text:line-break/></text:span><text:span text:style-name="T78">tere praeparatus esse. Miserum enim illud est:</text:span></text:p>
      <text:p text:style-name="P15"><text:span text:style-name="T93">Vocors inteUigit acta. r </text:span><text:span text:style-name="T93">..</text:span></text:p>
      <text:p text:style-name="P10"><text:span text:style-name="T78">Ad quid enim </text:span><text:span text:style-name="T78">dixeris utilem esse formam adolefcentis<text:line-break/></text:span><text:span text:style-name="T78">nulla excultam </text:span><text:span text:style-name="T78">arte? Num ad bellum? Atqui non abs<text:line-break/></text:span><text:span text:style-name="T78">re quis </text:span><text:span text:style-name="T78">illud Homericum in tales jaculetur:</text:span></text:p>
      <text:p text:style-name="P12"><text:span text:style-name="T93">Quin </text:span><text:span text:style-name="T93">tu coejugU tractas mulcentia facta!</text:span></text:p>
      <text:p text:style-name="P12"><text:span text:style-name="T93">Ito </text:span><text:span text:style-name="T93">domum et tracta tibi convenientia facta!</text:span></text:p>
      <text:p text:style-name="P18"><text:span text:style-name="T78">Siquidem </text:span><text:span text:style-name="T78">Nireus<text:tab/></text:span><text:span text:style-name="T78">&gt;</text:span></text:p>
      <text:p text:style-name="P12"><text:span text:style-name="T93">Venerat ad Trojam cunctis sarmosior unus,<text:line-break/>Vorum mollis erat.</text:span></text:p>
      <text:p text:style-name="P15"><text:span text:style-name="T78">Eoque </text:span><text:span text:style-name="T78">non nisi semel hujus meminit Homerus lu recen-<text:line-break/></text:span><text:span text:style-name="T78">sendis </text:span><text:span text:style-name="T78">navibus, haud quidem ob aliud, mea sententia,<text:line-break/></text:span><text:span text:style-name="T78">nisi </text:span><text:span text:style-name="T78">ut declararet, quam sint inutiles viri forma prae-<text:line-break/></text:span><text:span text:style-name="T78">stantissimi, </text:span><text:span text:style-name="T78">quoties illis praeter formam nihil adest, quod<text:line-break/></text:span><text:span text:style-name="T78">ad ufum </text:span><text:span text:style-name="T78">vitae conducat.. Neque vero ad parandas opes,<text:line-break/></text:span><text:span text:style-name="T78">quod </text:span><text:span text:style-name="T78">improbi quidam et perditi homines dicere non ve-<text:line-break/></text:span><text:span text:style-name="T78">rentur, </text:span><text:span text:style-name="T78">utilis est forma: cum liberalis honestus firmus-<text:line-break/></text:span><text:span text:style-name="T78">que </text:span><text:span text:style-name="T78">pecuniarum census ex arte parari foleat: reditus<text:line-break/></text:span><text:span text:style-name="T78">vero ex </text:span><text:span text:style-name="T78">'corporis forma turpis femper et infamis sit,<text:line-break/></text:span><text:span text:style-name="T78">Oportet </text:span><text:span text:style-name="T78">igitur . adolescentem juxta vetus praeceptum</text:span></text:p>
      <text:p text:style-name="P10"><text:span text:style-name="T78">suam ipsius formam ad fpeculurn contemplari, qui </text:span><text:span text:style-name="T78">si st.<text:line-break/></text:span><text:span text:style-name="T78">conspexerit facie pulchra, advigilandum est, ut </text:span><text:span text:style-name="T78">salis sit<text:line-break/></text:span><text:span text:style-name="T78">et animus, existimetque vehementer absurdum in </text:span><text:span text:style-name="T78">formosi,<text:line-break/></text:span><text:span text:style-name="T78">corpore animum habiture deformem; rursus si se </text:span><text:span text:style-name="T78">vident<text:line-break/></text:span><text:span text:style-name="T78">forma corporis infelici, tanto, majori studio animum </text:span><text:span text:style-name="T78">ex-<text:line-break/></text:span><text:span text:style-name="T78">colet, ut dicere possit illud Homericum:,</text:span></text:p>
      <text:p text:style-name="P15"><text:span text:style-name="T93">Esi alius, cui forma parum sit corpore felix.<text:line-break/>Sed comptis formam verbis Deus ornat, et illi<text:line-break/>Defixis. oculis vultum hujus cernere gaudent.<text:line-break/>Ille sine offensa loquitur, placido ora rubore<text:line-break/>Sujsusas,</text:span><text:span text:style-name="T78"> reiiqu osque </text:span><text:span text:style-name="T93">suro toto eminet inter,<text:line-break/>Utque Deum adspiciunt, incedit quando per </text:span><text:span text:style-name="T93">urbem.</text:span></text:p>
      <text:p text:style-name="P15"><text:span text:style-name="T78">Ex his igitur perspicuum est, iis,, qui non prorsus </text:span><text:span text:style-name="T78">mente<text:line-break/></text:span><text:span text:style-name="T78">carent, non esse negligenda artium studia, nec in </text:span><text:span text:style-name="T78">divi-<text:line-break/></text:span><text:span text:style-name="T78">tiis aut formae venustate aut denique splendore </text:span><text:span text:style-name="T78">generis<text:line-break/></text:span><text:span text:style-name="T78">spem esse ponendam rerum nostrarum. Atque haec </text:span><text:span text:style-name="T78">qui-<text:line-break/></text:span><text:span text:style-name="T78">dem Iufficiebant. Attamen melius, opinor, fuerit </text:span><text:span text:style-name="T78">cen<text:line-break/></text:span><text:span text:style-name="T78">pulchrum epodon accinere Diogenis, illud. Is cimi </text:span><text:span text:style-name="T78">apud</text:span></text:p>
      <text:p text:style-name="P10"><text:span text:style-name="T78">quemdam </text:span><text:span text:style-name="T78">acciperetur convivio, qui res omnes, quas poss<text:line-break/></text:span><text:span text:style-name="T78">hdebat,. </text:span><text:span text:style-name="T78">accurata providentia nitidas et instructas habebat,<text:line-break/></text:span><text:span text:style-name="T78">caeteturn </text:span><text:span text:style-name="T78">sui ipsius’ nullam' curam habuerat,' screans vel-<text:line-break/></text:span><text:span text:style-name="T78">uti sputum </text:span><text:span text:style-name="T78">ejecturus, cum undique circumspexisset, nihil<text:line-break/></text:span><text:span text:style-name="T78">vidit, in </text:span><text:span text:style-name="T78">quod exspueret, sed ih ipsum solum domus he-<text:line-break/></text:span><text:span text:style-name="T78">rum exspuit, </text:span><text:span text:style-name="T78">llle cum indignareturrogaretque, quani<text:line-break/></text:span><text:span text:style-name="T78">ob causam </text:span><text:span text:style-name="T78">id faceret, respondit;-'-se, nihil lu tota domo<text:line-break/></text:span><text:span text:style-name="T78">tam </text:span><text:span text:style-name="T78">sordidum ac neglectum videre, </text:span><text:span text:style-name="T64">'’</text:span><text:span text:style-name="T78">-quam esset-ipse </text:span><text:span text:style-name="T78">r<text:line-break/>nam </text:span><text:span text:style-name="T78">parietes omnes egregiis picturis</text:span><text:span text:style-name="T108">J</text:span><text:span text:style-name="T78"> ornatos este,--</text:span><text:span text:style-name="T78">pavis.'<text:line-break/></text:span><text:span text:style-name="T78">mentum autem -ex tessellis pretiosis esse concinnatum;</text:span><text:span text:style-name="T108">1<text:line-break/></text:span><text:span text:style-name="T78">deorumque variis imaginibus distinctum r vasa omnia pura<text:line-break/></text:span><text:span text:style-name="T78">ac </text:span><text:span text:style-name="T78">nitentia, quin stragulas et lectos -pulchre magnifico-<text:line-break/></text:span><text:span text:style-name="T78">que </text:span><text:span text:style-name="T78">artificio elaboratos essei' solum ipsum 'videri ne-<text:line-break/></text:span><text:span text:style-name="T78">glectum </text:span><text:span text:style-name="T78">et incompositum </text:span><text:span text:style-name="T78">; . </text:span><text:span text:style-name="T78">omnibiis aiitem esse morem,<text:line-break/></text:span><text:span text:style-name="T78">ut in </text:span><text:span text:style-name="T78">locum Omnium</text:span><text:span text:style-name="T78">, </text:span><text:span text:style-name="T78">qui adiunt, 'inhonestissimum ex-<text:line-break/></text:span><text:span text:style-name="T78">fpnant. Ne </text:span><text:span text:style-name="T78">committas igitur, adolescens, ut te praebeas<text:line-break/></text:span><text:span text:style-name="T78">dignum, </text:span><text:span text:style-name="T78">in quem sputum ejiciatur, etiamsi reliqua omnia<text:line-break/></text:span><text:span text:style-name="T78">pulcherrima </text:span><text:span text:style-name="T78">tibi videantur'adesse.’ Rarum enim,est istis<text:line-break/></text:span><text:span text:style-name="T78">simul </text:span><text:span text:style-name="T78">universis potiri, ut .idem pariter et nobilis' sis; et</text:span></text:p>
      <text:p text:style-name="P10"><text:span text:style-name="T78">dives et formosus. Quodsi tibi sane simul illa contingant<text:line-break/>aliquando, tamen abrurdum fuerit, te unum in omnibus<text:line-break/>tuis facultatibus - videri conspuendum.</text:span></text:p>
      <text:h text:style-name="P5" text:outline-level="2">Cap. IX.</text:h>
      <text:p text:style-name="P8"><text:span text:style-name="T78">Agite igitur,; o pueri, quicumque, </text:span><text:span text:style-name="T78">audita<text:line-break/></text:span><text:span text:style-name="T78">mea oratione, ad cognoscendas artes animum </text:span><text:span text:style-name="T78">appulistis,<text:line-break/></text:span><text:span text:style-name="T78">videte, ne quis unquam veterator et impostor homo </text:span><text:span text:style-name="T78">vos<text:line-break/></text:span><text:span text:style-name="T78">aut inutiles artes, aut improbas doceat; sed certum </text:span><text:span text:style-name="T78">vobis<text:line-break/></text:span><text:span text:style-name="T78">exploratumque sit, quibus artibus nullus est propositus </text:span><text:span text:style-name="T78">finis<text:line-break/></text:span><text:span text:style-name="T78">ad vitam utilis, ha,s artes non este. -Ac plane persua-<text:line-break/>sum habeo, de caeteris quidem vos ipsos perspicere, </text:span><text:span text:style-name="T78">quod<text:line-break/></text:span><text:span text:style-name="T78">nihil rstiusmodi meruin artis, nomine sit dignum, </text:span><text:span text:style-name="T78">velati<text:line-break/></text:span><text:span text:style-name="T78">jacere talos, ire per extentum funem, </text:span><text:span text:style-name="T100">e</text:span><text:span text:style-name="T78">t rotatu </text:span><text:span text:style-name="T78">cir-<text:line-break/></text:span><text:span text:style-name="T78">cumagi in gyrum sine vertigine: qualia fuerunt </text:span><text:span text:style-name="T78">studia<text:line-break/></text:span><text:span text:style-name="T78">Myrmecidae Atheniensis et Callicratis Lacedaemonii. </text:span><text:span text:style-name="T78">Tau-<text:line-break/></text:span><text:span text:style-name="T78">tum athletarum exercitium suspectum habeo, ne </text:span><text:span text:style-name="T78">veluti<text:line-break/></text:span><text:span text:style-name="T78">corporis robur pollicens, et gloriam apud vulgus </text:span><text:span text:style-name="T78">concis<text:line-break/></text:span><text:span text:style-name="T78">lians, publicitus etiam apud majores diurnis </text:span><text:span text:style-name="T78">pecuniae<text:line-break/></text:span><text:span text:style-name="T78">largitionibus honoratum, parique in'pretio habitum </text:span><text:span text:style-name="T78">cum</text:span></text:p>
      <text:p text:style-name="P10"><text:span text:style-name="T78">praestantissimis viris, decipiat aliquem adolescentem, eo-<text:line-break/>que seducat, ut hoc arti cuipiam anteponat. Unde sa-<text:line-break/></text:span><text:span text:style-name="T78">tius est </text:span><text:span text:style-name="T78">adversus haec praeparatum </text:span><text:span text:style-name="T78">et </text:span><text:span text:style-name="T78">praemeditatum<text:line-break/></text:span><text:span text:style-name="T78">esse. Nam </text:span><text:span text:style-name="T78">facile qnisque fallitur lu his, quae non paulo<text:line-break/></text:span><text:span text:style-name="T78">ante </text:span><text:span text:style-name="T78">praemeditatus secum mente pertractavit. Sane ge-<text:line-break/></text:span><text:span text:style-name="T78">nus </text:span><text:span text:style-name="T78">hominum, o pueri, communionem habet cum Diis<text:line-break/></text:span><text:span text:style-name="T78">et </text:span><text:span text:style-name="T78">cum brutis animalibus. Cum illis quidem, quatenus<text:line-break/></text:span><text:span text:style-name="T78">utitur </text:span><text:span text:style-name="T78">ratione; cum his vero, quatenus est mortale.<text:line-break/></text:span><text:span text:style-name="T78">Satius </text:span><text:span text:style-name="T78">est igitur, ut, animis ad meliorem communionis<text:line-break/></text:span><text:span text:style-name="T78">partem </text:span><text:span text:style-name="T78">adjectis, curemus eruditionem: quam assecuti,<text:line-break/></text:span><text:span text:style-name="T78">quod </text:span><text:span text:style-name="T78">est in bonis summum, habebimus: sin eum non<text:line-break/></text:span><text:span text:style-name="T78">fuerimus </text:span><text:span text:style-name="T78">assecuti, non tamen hoc nomine pudescemus,<text:line-break/></text:span><text:span text:style-name="T78">quod </text:span><text:span text:style-name="T78">brutis ignavissimis simiis facti inferiores. Athletica<text:line-break/></text:span><text:span text:style-name="T78">vero </text:span><text:span text:style-name="T78">corporis exercitatio, si non contingat affectanti,<text:line-break/>turpissimum est: si maxime contingat,' nihilo tamen<text:line-break/>praestautior est brutis animantibus. Quis enim robusiior<text:line-break/></text:span><text:span text:style-name="T78">leonibus </text:span><text:span text:style-name="T78">aut elephantis? Quis lepore velocior? Quis<text:line-break/></text:span><text:span text:style-name="T78">vero </text:span><text:span text:style-name="T78">nescit, </text:span><text:span text:style-name="T93">'ipsos</text:span><text:span text:style-name="T78"> etiam Deos non ob aliud laudari,<text:line-break/></text:span><text:span text:style-name="T78">quam </text:span><text:span text:style-name="T78">propter artes? adeo, ut ob has etiam eximios<text:line-break/></text:span><text:span text:style-name="T78">honnnes </text:span><text:span text:style-name="T78">dignati simus divinis honoribus, non quod bcnc</text:span></text:p>
      <text:p text:style-name="P11"><text:span text:style-name="T64">- </text:span><text:span text:style-name="T78">\</text:span></text:p>
      <text:p text:style-name="P15"><text:span text:style-name="T78">cucurrerint in stadiis </text:span><text:span text:style-name="T100">f</text:span><text:span text:style-name="T78"> aut discum sorte jecerint, aut </text:span><text:span text:style-name="T78">in<text:line-break/></text:span><text:span text:style-name="T78">palaestra probe luctati sint, sed propter artium </text:span><text:span text:style-name="T78">benefi-<text:line-break/></text:span><text:span text:style-name="T78">cium. Profecto Aesculapius et Bacchus, sive quondam<text:line-break/>homines fuerunt, sive Dii ab luitio, summos honores<text:line-break/>promeruerunt: alter ob monstratam artem medendi, </text:span><text:span text:style-name="T78">ali<text:line-break/></text:span><text:span text:style-name="T78">ter, quod nos docuerit vitium colendarum rationem.'<text:line-break/>Quod si mea fidem tibi non facit oratio, certe </text:span><text:span text:style-name="T78">Pythii<text:line-break/></text:span><text:span text:style-name="T78">dei te moveat auctoritas. Hic est ille , qui et-Socratem<text:line-break/>virorum omnium sapientissimum pronuntiavit, et </text:span><text:span text:style-name="T78">Lycur-<text:line-break/></text:span><text:span text:style-name="T78">gum assatus, hunc in modum salutat:</text:span></text:p>
      <text:p text:style-name="P12"><text:span text:style-name="T93">Huc advanisii ad mea ditia templa, Lycurge,</text:span></text:p>
      <text:p text:style-name="P12"><text:span text:style-name="T93">(irate Jovi et cunctis, quibus altus habetur Olympus..</text:span></text:p>
      <text:p text:style-name="P15"><text:span text:style-name="T93">At dubito, anne Deum te dico hominemva, Lycurge:<text:line-break/>Spero tamen, magis e [se Deum numenque verendum.</text:span></text:p>
      <text:p text:style-name="P15"><text:span text:style-name="T78">Hic rursum idem videtur honorem haud mediocrem </text:span><text:span text:style-name="T78">ha-<text:line-break/></text:span><text:span text:style-name="T78">buisse Archilocho .mortuo. . Cum enim hujus interemptor,<text:line-break/>vellet illius templum ingredi, vetuit dicens:.. .</text:span></text:p>
      <text:p text:style-name="P12"><text:span text:style-name="T93">Occisor clari vatis , ne templa subita. </text:span><text:span text:style-name="T93">'-</text:span></text:p>
      <text:h text:style-name="P6" text:outline-level="2">Cap. X.</text:h>
      <text:p text:style-name="P8"><text:span text:style-name="T78">Nunc mihi tu refer athletas hujusmodi<text:line-break/></text:span><text:span text:style-name="T78">titulis </text:span><text:span text:style-name="T78">honoratos: at non facies, non enim habes, quod<text:line-break/>dicas, nisi forte testem aspernaris, velut indignum, cui<text:line-break/>credatur. Videris enim tale quiddam subludicare, sium<text:line-break/></text:span><text:span text:style-name="T78">fermonem </text:span><text:span text:style-name="T78">refers ad vulgi testimonia, et nobis objicis<text:line-break/>hujus laudationem. Et tamen neque morbo laborans, fat<text:line-break/>scio, te ipsum vulgo commiseris, sed ex omnibus paucis<text:line-break/>aliquot, atque his quidem medicae rei peritissimis : neque<text:line-break/>navigans enixis e numero vectorum, sed uni videlicet<text:line-break/>gubernaturi. Denique in rebus minimis, si aedificas, fabro<text:line-break/></text:span><text:span text:style-name="T78">crenis</text:span><text:span text:style-name="T78">, si calceamentis egeas, coriario. Qni fit igitur,<text:line-break/></text:span><text:span text:style-name="T78">ut, </text:span><text:span text:style-name="T78">ubi de rebus summis contentio est, tibi vindices ju-<text:line-break/>nicaudi potestatem, adimens eam his, qui plus sapiunt,<text:line-break/></text:span><text:span text:style-name="T78">quam </text:span><text:span text:style-name="T78">tu? Nam in praesentia quidem omitto de diis fa-<text:line-break/></text:span><text:span text:style-name="T78">cere </text:span><text:span text:style-name="T78">mentionem. Audi igitur, quid de athletis sentiat<text:line-break/>Euripides;</text:span></text:p>
      <text:p text:style-name="P15"><text:span text:style-name="T93">Innumera cum sint mala per omnem Graeciam,<text:line-break/>Haud aliud ullum esi pejus athletis gcnus.</text:span></text:p>
      <text:p text:style-name="P10"><text:span text:style-name="T64">-</text:span></text:p>
      <text:p text:style-name="P12"><text:span text:style-name="T93">Primum ii domi sibi consalunt parum bene.<text:line-break/>Nec liceat: etcrum quomodo vir, qui siet<text:line-break/>Gulaeque servus, atque ventri deditus.<text:line-break/>Opes pararet, unde viveret</text:span><text:span text:style-name="T78"> domi?</text:span></text:p>
      <text:p text:style-name="P12"><text:span text:style-name="T93">Egere rursus non potesi, nec</text:span><text:span text:style-name="T78"> casibus</text:span></text:p>
      <text:p text:style-name="P12"><text:span text:style-name="T93">Servire: pravis nam afflleti moribus.</text:span></text:p>
      <text:p text:style-name="P19"><text:span text:style-name="T93">Sunt duriores ad serenda incommoda.<text:tab/></text:span><text:span text:style-name="T106">λ</text:span></text:p>
      <text:p text:style-name="P15"><text:span text:style-name="T78">Jam ut intelligas, et omnia. quorum studio tonentur </text:span><text:span text:style-name="T78">isti,<text:line-break/></text:span><text:span text:style-name="T78">nihil habere utilitatis; audi rursus, quae dicit, fi </text:span><text:span text:style-name="T78">libet:</text:span></text:p>
      <text:p text:style-name="P12"><text:span text:style-name="T78">Quis </text:span><text:span text:style-name="T93">enim in palaestra, quis pedum cursiu valens.<text:line-break/>Feliciter versatus, aut disco bene<text:line-break/>jstJiJsa, aut probe sciteque mala icta viri.<text:line-break/>Patriae corona opem tulit parta suae?</text:span></text:p>
      <text:p text:style-name="P20"><text:span text:style-name="T78">Quod </text:span><text:span text:style-name="T78">si cupis audire his etiam expressiora, aufculta-i<text:line-break/></text:span><text:span text:style-name="T93">Num adversus hostes proeliabuntur, manu<text:line-break/>Discos serentes, sive 'vibrata aspide.<text:line-break/>Pedibus citi hostem submovebunt patria?</text:span></text:p>
      <text:p text:style-name="P11"><text:span text:style-name="T93">Aullus </text:span><text:span text:style-name="T93">prosecto: vana siunt omnia haec,<text:line-break/></text:span><text:span text:style-name="T93">. Ubi cominus ferrum micare coeperit.</text:span></text:p>
      <text:p text:style-name="P15"><text:span text:style-name="T78">Utrum, igitur </text:span><text:span text:style-name="T78">Euripidem et hujus generis alios auctores<text:line-break/></text:span><text:span text:style-name="T78">rejiciemus, </text:span><text:span text:style-name="T78">philosophis autem permittemus judicandi<text:line-break/></text:span><text:span text:style-name="T78">jus? Imo </text:span><text:span text:style-name="T78">vero horum omnium suffragio, velut uno ore<text:line-break/></text:span><text:span text:style-name="T78">loquentium, </text:span><text:span text:style-name="T78">damnatur istorum ars, adeo, ut eam nec<text:line-break/></text:span><text:span text:style-name="T78">medicorum </text:span><text:span text:style-name="T78">quisquam probarit. Primum enim audies Hip-<text:line-break/></text:span><text:span text:style-name="T78">pocratem </text:span><text:span text:style-name="T78">ita dicentem : </text:span><text:span text:style-name="T93">Affectio</text:span><text:span text:style-name="T78"> atntetica non </text:span><text:span text:style-name="T93">esi secundum<text:line-break/>naturam, melior esi habitussalubris;</text:span><text:span text:style-name="T78"> delude optimos quos-<text:line-break/></text:span><text:span text:style-name="T78">que </text:span><text:span text:style-name="T78">medicos, qui Hippocratis aetatem secuti sunti Equi-<text:line-break/></text:span><text:span text:style-name="T78">dem </text:span><text:span text:style-name="T78">nolim a testibus pendere judicium. Nam id oratorum<text:line-break/></text:span><text:span text:style-name="T78">est </text:span><text:span text:style-name="T78">potius, quam hominis, apud quem in pretio sit ipsa<text:line-break/></text:span><text:span text:style-name="T78">veritas. </text:span><text:span text:style-name="T78">Attamen, quoniam nonnulli coufugiunt ad<text:line-break/></text:span><text:span text:style-name="T78">multitudinis </text:span><text:span text:style-name="T78">approbationem, et hinc inanem captant glo-<text:line-break/></text:span><text:span text:style-name="T78">riam, </text:span><text:span text:style-name="T78">nec curant hoc exercitium rebus externis nuda-<text:line-break/></text:span><text:span text:style-name="T78">tum </text:span><text:span text:style-name="T78">quale sit ipsum cousiderare, coactus sum et hic<text:line-break/></text:span><text:span text:style-name="T78">objicere </text:span><text:span text:style-name="T78">testes, quo videlicet intelligant, se ne hic qui-<text:line-break/></text:span><text:span text:style-name="T78">dem </text:span><text:span text:style-name="T78">esse nobis superiores. Unde mihi non intempesti-<text:line-break/></text:span><text:span text:style-name="T78">vum </text:span><text:span text:style-name="T78">videtur commemorare, quod fecit Phryne. Haec</text:span></text:p>
      <text:p text:style-name="P10"><text:span text:style-name="T78">cum esset lu convivio quodam, in quo ludus hic ageba-<text:line-break/>tur, ut singuli per vices convivis lurperarent, quae </text:span><text:span text:style-name="T78">vel-<text:line-break/></text:span><text:span text:style-name="T78">lent, vidissetque adesse mulieres anchusa, cerussa et </text:span><text:span text:style-name="T78">fuco<text:line-break/></text:span><text:span text:style-name="T78">pictas, jussit inserri aquam, moxque praecepit, ut </text:span><text:span text:style-name="T78">omnes<text:line-break/></text:span><text:span text:style-name="T78">aquae immersas manus semel admoverent ad faciem, </text:span><text:span text:style-name="T78">de-<text:line-break/></text:span><text:span text:style-name="T78">inde, ut illico linteo abstergerentur. Atque hoc ipsa </text:span><text:span text:style-name="T78">pri-<text:line-break/></text:span><text:span text:style-name="T78">ma omnium fecit. Ac caeteris quidem omnibus </text:span><text:span text:style-name="T78">foeminis<text:line-break/></text:span><text:span text:style-name="T78">facies maculis opplebatur; diceres, te videre quasdam </text:span><text:span text:style-name="T78">ad<text:line-break/></text:span><text:span text:style-name="T78">terrorem arte factas imagines. Ipsa vero pulchrior </text:span><text:span text:style-name="T78">ap-<text:line-break/></text:span><text:span text:style-name="T78">parebat , quam antea; fola enim carebat artificio formae,<text:line-break/>sed speciem habebat nativam, non ad formae cornmen-<text:line-break/>dationem malas artes adhibens.' Quemadmodum ergo </text:span><text:span text:style-name="T78">vera<text:line-break/></text:span><text:span text:style-name="T78">pulchritudo certe exploratur ipsa per fe</text:span><text:span text:style-name="T108">-</text:span><text:span text:style-name="T78"> sola,- </text:span><text:span text:style-name="T78">rebus<text:line-break/></text:span><text:span text:style-name="T78">omnibus foris accidentibus nudata: sic et </text:span><text:span text:style-name="T78">athletarum<text:line-break/></text:span><text:span text:style-name="T78">exercitationem expendi convenit solum, an videatur </text:span><text:span text:style-name="T78">ali-'<text:line-break/></text:span><text:span text:style-name="T78">quid utilitatis afferre vel publice civitatibus, vel </text:span><text:span text:style-name="T78">priva-<text:line-break/></text:span><text:span text:style-name="T78">tim iis, a quibus exercetur.</text:span></text:p>
      <text:h text:style-name="P5" text:outline-level="2">Cap. XI.</text:h>
      <text:p text:style-name="P8"><text:span text:style-name="T78">Cum igitur variae sint bonorum </text:span><text:span text:style-name="T78">specie?.</text:span></text:p>
      <text:p text:style-name="P10"><text:span text:style-name="T78">quae infunt </text:span><text:span text:style-name="T78">naturae, puta quae pertinent ad animum,<text:line-break/></text:span><text:span text:style-name="T78">quae ad corpus, </text:span><text:span text:style-name="T78">quae ad externa, nec praeter haec ul-<text:line-break/></text:span><text:span text:style-name="T78">lurn aliud </text:span><text:span text:style-name="T78">bonorum genus possit excogitari; cuivis per-<text:line-break/></text:span><text:span text:style-name="T78">fpicuum </text:span><text:span text:style-name="T78">est, quod athleticam exercentes animi bona ne<text:line-break/></text:span><text:span text:style-name="T78">in fomnis </text:span><text:span text:style-name="T78">quidem assecuti sint, quando prorsus illud<text:line-break/></text:span><text:span text:style-name="T78">ignorant, an </text:span><text:span text:style-name="T78">habeant animum: tantum abest, ut illum<text:line-break/></text:span><text:span text:style-name="T78">sciant esse </text:span><text:span text:style-name="T78">rationis participem. Etenim cum scmper </text:span><text:span text:style-name="T93">ag-<text:line-break/></text:span><text:span text:style-name="T93">gerant</text:span><text:span text:style-name="T78"> </text:span><text:span text:style-name="T78">vim carnium et sanguinis, habent animum suum<text:line-break/></text:span><text:span text:style-name="T78">veluti </text:span><text:span text:style-name="T78">multo immersum coeno, ut nihil exploratum cogni-<text:line-break/></text:span><text:span text:style-name="T78">tumque </text:span><text:span text:style-name="T78">habeat, verum non rniuus stupidus sit, quam<text:line-break/></text:span><text:span text:style-name="T78">brutorum </text:span><text:span text:style-name="T78">animae. At fortassis contendent athletae, tam-<text:line-break/></text:span><text:span text:style-name="T78">quam </text:span><text:span text:style-name="T78">aliquod ex bonis corporis adepti-siut. Num igi-<text:line-break/></text:span><text:span text:style-name="T78">tur </text:span><text:span text:style-name="T78">bonam valetudinem, qua nihil pretiosius, vindica-<text:line-break/></text:span><text:span text:style-name="T78">bunt? </text:span><text:span text:style-name="T78">Atqui non alios rcperies corporis affectione ma-<text:line-break/></text:span><text:span text:style-name="T78">gis periculosa: </text:span><text:span text:style-name="T78">siquidem Hippocrati fides habenda, qui<text:line-break/></text:span><text:span text:style-name="T78">dixit, </text:span><text:span text:style-name="T93">summe bonam corporis habitudinem periculosam<text:line-break/></text:span><text:span text:style-name="T93">ejse,</text:span><text:span text:style-name="T78"> </text:span><text:span text:style-name="T78">quam affectant' isti. Quin et illud ab Hippocrate<text:line-break/></text:span><text:span text:style-name="T78">recte </text:span><text:span text:style-name="T78">dictum, quod </text:span><text:span text:style-name="T93">sanitatis studium esi non satiari<text:line-break/></text:span><text:span text:style-name="T93">cibis, et </text:span><text:span text:style-name="T93">impigrum ejsc ad labores,,</text:span><text:span text:style-name="T78"> laudatur ab omni-</text:span></text:p>
      <text:p text:style-name="P10"><text:span text:style-name="T78">bus. </text:span><text:span text:style-name="T78">At isti </text:span><text:span text:style-name="T78">contra </text:span><text:span text:style-name="T78">faciunt, </text:span><text:span text:style-name="T78">dum et </text:span><text:span text:style-name="T78">supra </text:span><text:span text:style-name="T78">modum </text:span><text:span text:style-name="T78">la-<text:line-break/></text:span><text:span text:style-name="T78">borant, </text:span><text:span text:style-name="T78">et </text:span><text:span text:style-name="T78">iidem supra </text:span><text:span text:style-name="T78">modum </text:span><text:span text:style-name="T78">explentur, et omnino<text:line-break/>fenis illius sermonem, ceu Corybantum furore correpsi<text:line-break/>contemnunt. Nam </text:span><text:span text:style-name="T78">ille demonstrans, quae </text:span><text:span text:style-name="T78">vitae ratio </text:span><text:span text:style-name="T78">fit<text:line-break/></text:span><text:span text:style-name="T78">accommodata tuendae </text:span><text:span text:style-name="T78">bonae </text:span><text:span text:style-name="T78">valetudini,', dixit: </text:span><text:span text:style-name="T93">JAborts,<text:line-break/>cibi</text:span><text:span text:style-name="T93">, </text:span><text:span text:style-name="T93">potus</text:span><text:span text:style-name="T93">, </text:span><text:span text:style-name="T93">somni , </text:span><text:span text:style-name="T93">venus, omnia </text:span><text:span text:style-name="T93">moderata.</text:span><text:span text:style-name="T78"> Isti </text:span><text:span text:style-name="T78">vero<text:line-break/></text:span><text:span text:style-name="T78">quotidie, </text:span><text:span text:style-name="T78">Iupra </text:span><text:span text:style-name="T78">quam convenit,, </text:span><text:span text:style-name="T78">laboribus </text:span><text:span text:style-name="T78">exercentur,<text:line-break/>et ingurgitant se </text:span><text:span text:style-name="T78">nonnumquam </text:span><text:span text:style-name="T78">e vi, </text:span><text:span text:style-name="T78">et ad </text:span><text:span text:style-name="T78">mediam </text:span><text:span text:style-name="T78">us,<text:line-break/></text:span><text:span text:style-name="T78">que noctem </text:span><text:span text:style-name="T78">producunt </text:span><text:span text:style-name="T78">comessationes</text:span><text:span text:style-name="T78">, </text:span><text:span text:style-name="T78">ut </text:span><text:span text:style-name="T78">aliquis </text:span><text:span text:style-name="T78">non<text:line-break/></text:span><text:span text:style-name="T78">immerito </text:span><text:span text:style-name="T78">torserit in illos </text:span><text:span text:style-name="T78">illud Homeri:</text:span></text:p>
      <text:p text:style-name="P15"><text:span text:style-name="T78">.Dormibant </text:span><text:span text:style-name="T93">reliqui Divique hominesque per </text:span><text:span text:style-name="T93">omnem<text:line-break/></text:span><text:span text:style-name="T93">Jloctem praedulci resoluti corpora somno t</text:span></text:p>
      <text:p text:style-name="P15"><text:span text:style-name="T93">At </text:span><text:span text:style-name="T93">niMus miseros athletas somnus habebat.</text:span></text:p>
      <text:p text:style-name="P15"><text:span text:style-name="T78">Itaque </text:span><text:span text:style-name="T78">quemadmodum se habent </text:span><text:span text:style-name="T78">in cibis </text:span><text:span text:style-name="T93">et</text:span><text:span text:style-name="T78"> laboribus,<text:line-break/></text:span><text:span text:style-name="T78">eodem modo </text:span><text:span text:style-name="T78">moderantur </text:span><text:span text:style-name="T78">et </text:span><text:span text:style-name="T78">fcmnum. Etenim quu </text:span><text:span text:style-name="T78">tem-<text:line-break/></text:span><text:span text:style-name="T78">pore </text:span><text:span text:style-name="T78">caeteri juxta naturam viventes </text:span><text:span text:style-name="T78">ab </text:span><text:span text:style-name="T78">opere </text:span><text:span text:style-name="T78">veniunt,<text:line-break/>et </text:span><text:span text:style-name="T78">cibum </text:span><text:span text:style-name="T78">requirunt, </text:span><text:span text:style-name="T78">tum </text:span><text:span text:style-name="T78">isti surgunt </text:span><text:span text:style-name="T78">a somno: </text:span><text:span text:style-name="T78">ut </text:span><text:span text:style-name="T78">isto-<text:line-break/></text:span><text:span text:style-name="T78">rutu vita similis videatur fitillae: nisi quod sues </text:span><text:span text:style-name="T78">urit</text:span></text:p>
      <text:p text:style-name="P10"><text:span text:style-name="T78">ultra </text:span><text:span text:style-name="T78">modum laborant, 'neque coguntur ad edendum i<text:line-break/></text:span><text:span text:style-name="T78">isti vero </text:span><text:span text:style-name="T78">et haec faciunt, et nonnumquam iisdem rhodo-<text:line-break/></text:span><text:span text:style-name="T78">daphnis </text:span><text:span text:style-name="T78">terga perstringuntur. Proinde priscus ille Hip-&lt;<text:line-break/></text:span><text:span text:style-name="T78">pocrates </text:span><text:span text:style-name="T78">praeter haec, quae dicta sunt, addit et illa:<text:line-break/></text:span><text:span text:style-name="T93">Vniversim ac repente corpus explere vel inanire, vel<text:line-break/>calefacere, vel refrigerare, aut alio quocunque modo<text:line-break/>movere, periculosam est. Quicquid enim,</text:span><text:span text:style-name="T78"> inquit, «st<text:line-break/></text:span><text:span text:style-name="T93">nimium, inimicum esi naturae,</text:span><text:span text:style-name="T78"> lsti vero nec bis auscul-<text:line-break/></text:span><text:span text:style-name="T78">tant, </text:span><text:span text:style-name="T78">nec aliis, quae bene ab hoc dicta transgrediun-'<text:line-break/></text:span><text:span text:style-name="T78">tur: </text:span><text:span text:style-name="T78">quin potius utuntur omnibus, quae pugnant cum<text:line-break/></text:span><text:span text:style-name="T78">his </text:span><text:span text:style-name="T78">praeceptis. Quapropter ego sane dixerim, istud vi-<text:line-break/></text:span><text:span text:style-name="T78">tae </text:span><text:span text:style-name="T78">institutum non esse sanitatis, sed morin potius stu-<text:line-break/></text:span><text:span text:style-name="T78">dium. </text:span><text:span text:style-name="T78">Nam id, ni fallor, sentit Hippocrates, cuin ait:<text:line-break/></text:span><text:span text:style-name="T93">-desectio </text:span><text:span text:style-name="T93">athletica non est secundum naturam, sed habitus<text:line-break/></text:span><text:span text:style-name="T93">solider </text:span><text:span text:style-name="T93">melior.</text:span><text:span text:style-name="T78"> Hia dictis non solum palam negavit, il-<text:line-break/></text:span><text:span text:style-name="T78">lorum </text:span><text:span text:style-name="T78">exercitationem esse naturalem, verum ne habi-<text:line-break/></text:span><text:span text:style-name="T78">tum quidem </text:span><text:span text:style-name="T78">appellavit eorum affectionem, spolians illos,<text:line-break/></text:span><text:span text:style-name="T78">etiam </text:span><text:span text:style-name="T78">nominis honore, quo cuncti veteres appellare sio-<text:line-break/></text:span><text:span text:style-name="T78">lent homines, </text:span><text:span text:style-name="T78">qui vere sint bonae valetudinis. Siqui-</text:span></text:p>
      <text:p text:style-name="P10"><text:span text:style-name="T78">dem habitus est allectio quaedam stabilis ac perpetua:<text:line-break/>contra athletarum ad summum progressa bona </text:span><text:span text:style-name="T78">corporis<text:line-break/></text:span><text:span text:style-name="T78">habitudo' tum obnoxia periculo est, tum sacsse </text:span><text:span text:style-name="T78">in di-<text:line-break/></text:span><text:span text:style-name="T78">versum mutabilis. Neque enim . recipit accessionem </text:span><text:span text:style-name="T78">eo,<text:line-break/></text:span><text:span text:style-name="T78">quod ad summum pervenit; tum ex eo, quod eodem </text:span><text:span text:style-name="T78">is<text:line-break/></text:span><text:span text:style-name="T78">statu consistere non potest, nihil ,restat, nisi ut </text:span><text:span text:style-name="T78">vergat<text:line-break/></text:span><text:span text:style-name="T78">in deterius. Atque hoc quidem in statu corpus </text:span><text:span text:style-name="T78">est ipsis,<text:line-break/></text:span><text:span text:style-name="T78">dum athleticam exercent. Caeterum ubi discesserint </text:span><text:span text:style-name="T78">ab<text:line-break/></text:span><text:span text:style-name="T78">exercitiis, multo pejns habent. Etenim nonnulli </text:span><text:span text:style-name="T78">paulo<text:line-break/></text:span><text:span text:style-name="T78">post emoriuntur,, alii vero diutius quidem vivunt, </text:span><text:span text:style-name="T78">at ne<text:line-break/></text:span><text:span text:style-name="T78">ipsi quidem perveniunt ad senectutem. Et ut </text:span><text:span text:style-name="T78">jam ali-<text:line-break/></text:span><text:span text:style-name="T78">quando perveniant, nihil differunt a Litis Homericis,</text:span></text:p>
      <text:p text:style-name="P15"><text:span text:style-name="T93">Claudi, rugosi, lusciosi, oculis orbii</text:span></text:p>
      <text:p text:style-name="P15"><text:span text:style-name="T78">Quemadmodum enlur moenia tormentis concussa </text:span><text:span text:style-name="T78">quovis<text:line-break/></text:span><text:span text:style-name="T78">incommodo corruunt, nec terrae motum,</text:span><text:span text:style-name="T78">" </text:span><text:span text:style-name="T78">nec </text:span><text:span text:style-name="T78">alium ul-<text:line-break/></text:span><text:span text:style-name="T78">lum graviorem insultum ferre possunt: itidem </text:span><text:span text:style-name="T78">et athle-.<text:line-break/></text:span><text:span text:style-name="T78">tarum corpora attrita atque convulsa- plagis </text:span><text:span text:style-name="T78">ac vulneri-<text:line-break/></text:span><text:span text:style-name="T78">bus,in arena acceptis, facile- ad quamlibet </text:span><text:span text:style-name="T78">levem.occa-</text:span></text:p>
      <text:p text:style-name="P10"><text:span text:style-name="T78">sionem </text:span><text:span text:style-name="T78">laeduntur. Prolude oculi plerumque ceu fossis<text:line-break/></text:span><text:span text:style-name="T93">cavati,</text:span><text:span text:style-name="T78"> </text:span><text:span text:style-name="T78">quando jam vis abest resistendi-, complentur de-<text:line-break/></text:span><text:span text:style-name="T78">flillationibus</text:span><text:span text:style-name="T78">; dentes vero frequenti concussione labe-<text:line-break/></text:span><text:span text:style-name="T78">factati, </text:span><text:span text:style-name="T78">progressu temporis destituti virtute, facile deci-<text:line-break/></text:span><text:span text:style-name="T78">dunt. </text:span><text:span text:style-name="T78">Caeterum articulorum compages, ut frequenter<text:line-break/>intortae, adversius omnem violentiam foris </text:span><text:span text:style-name="T78">, </text:span><text:span text:style-name="T78">incidentem<text:line-break/></text:span><text:span text:style-name="T78">redduntur </text:span><text:span text:style-name="T78">invalidae; quicquid fernel ruptum fuit aut<text:line-break/>contractum, facile movetur. Itaque, quod ad bonam<text:line-break/></text:span><text:span text:style-name="T78">valetudinem </text:span><text:span text:style-name="T78">attinet, 'palam </text:span><text:span text:style-name="T78">est, </text:span><text:span text:style-name="T78">nullum esse genus mi-<text:line-break/></text:span><text:span text:style-name="T78">ferius, </text:span><text:span text:style-name="T78">quam athletarum. Unde non injuria quis cos<text:line-break/></text:span><text:span text:style-name="T78">apposito </text:span><text:span text:style-name="T78">cognomine vocatos dixerit athletas, vel quod<text:line-break/></text:span><text:span text:style-name="T78">ab athleta </text:span><text:span text:style-name="T78">cognomen habeant </text:span><text:span text:style-name="T64">ἅθλιοι, </text:span><text:span text:style-name="T78">i. e. miseri, veI<text:line-break/></text:span><text:span text:style-name="T78">quod </text:span><text:span text:style-name="T78">utri que communitur ab </text:span><text:span text:style-name="T64">ἀθλιοτητι, </text:span><text:span text:style-name="T78">i. e. miseria,<text:line-break/></text:span><text:span text:style-name="T78">velut </text:span><text:span text:style-name="T78">ab uno fonte cognomen sortiti sint.</text:span></text:p>
      <text:h text:style-name="P5" text:outline-level="2">Cap. XII.</text:h>
      <text:p text:style-name="P8"><text:span text:style-name="T78">Posteaquam igitur de eo, quod in bonis<text:line-break/></text:span><text:span text:style-name="T78">corporis </text:span><text:span text:style-name="T78">summum est, tractavimus, nimirum de bona<text:line-break/></text:span><text:span text:style-name="T78">valetudine, </text:span><text:span text:style-name="T78">transeamus ad reliqua. Jam quod ad for-<text:line-break/></text:span><text:span text:style-name="T78">mam </text:span><text:span text:style-name="T78">attinet, sic illis habet res, ut non solum exerci-<text:line-break/></text:span><text:span text:style-name="T78">tatio athletica </text:span><text:span text:style-name="T78">niflil con&amp;rat ad pulchritudinem, verum</text:span></text:p>
      <text:p text:style-name="P10"><text:span text:style-name="T78">etiam multos ex istis optime composito corpore </text:span><text:span text:style-name="T78">gymna-<text:line-break/></text:span><text:span text:style-name="T78">stae, qui eos curandos susceperant, supra modum </text:span><text:span text:style-name="T78">sagi-<text:line-break/></text:span><text:span text:style-name="T78">nantes et </text:span><text:span text:style-name="T116">insarcient.es </text:span><text:span text:style-name="T78">carnibus et sanguine, in </text:span><text:span text:style-name="T78">diveriam<text:line-break/></text:span><text:span text:style-name="T78">corporis fpeciem perduxerint: nonuullos quoque </text:span><text:span text:style-name="T78">facie<text:line-break/></text:span><text:span text:style-name="T78">prorsus deformi foedaqne reddiderim, </text:span><text:span text:style-name="T78">' </text:span><text:span text:style-name="T78">eos </text:span><text:span text:style-name="T78">potissimum,<text:line-break/></text:span><text:span text:style-name="T78">quos ad pancratiurn aut pugilum certamen instituissent.<text:line-break/>Caeterum uhi tandem et membrum'aliquod fregerint, </text:span><text:span text:style-name="T78">aut<text:line-break/></text:span><text:span text:style-name="T78">distorserint, aut oculos extuderint, tum, opinor, </text:span><text:span text:style-name="T78">tina<text:line-break/></text:span><text:span text:style-name="T78">vel maxime fructus artis ipsorum evidenter apparet, </text:span><text:span text:style-name="T78">vi-<text:line-break/></text:span><text:span text:style-name="T78">delicet pulchritudo. Hunc ad modum illis res </text:span><text:span text:style-name="T78">succeffit<text:line-break/></text:span><text:span text:style-name="T78">ad fonnae commodum, quamdiu fani sunt. </text:span><text:span text:style-name="T78">Caeterum<text:line-break/></text:span><text:span text:style-name="T78">uhi desierint exerceri, simul et reliqua sensuum </text:span><text:span text:style-name="T78">corporis<text:line-break/></text:span><text:span text:style-name="T78">organa pereunt, cunctaqne, ut dixi, membra </text:span><text:span text:style-name="T78">distorta<text:line-break/></text:span><text:span text:style-name="T78">nihil non reddunt deforme.</text:span></text:p>
      <text:h text:style-name="P5" text:outline-level="2">Cap. XIII.</text:h>
      <text:p text:style-name="P8"><text:span text:style-name="T78">At fortasse nihil quidem ex his </text:span><text:span text:style-name="T78">omnibus,<text:line-break/></text:span><text:span text:style-name="T78">quae dicta sunt, sed robur sibi vindicabunt Nam hoc, </text:span><text:span text:style-name="T78">sit<text:line-break/></text:span><text:span text:style-name="T78">scio, dicturi sunt, unum illud esse omnium efficacissimam.<text:line-break/>Quod, per deos, robur? aut ad quid utile? num </text:span><text:span text:style-name="T78">adagri-</text:span></text:p>
      <text:p text:style-name="P10"><text:span text:style-name="T78">colationem? Perpulchre igitur vel fodere, vel metere, vel<text:line-break/></text:span><text:span text:style-name="T78">arare, aut </text:span><text:span text:style-name="T78">aliud quippiam, quod ad agricolationem pertinet,<text:line-break/></text:span><text:span text:style-name="T78">possunt. Sed </text:span><text:span text:style-name="T78">fortassis ad res bellicas valent. Rursus Euri-<text:line-break/></text:span><text:span text:style-name="T78">pidem huc </text:span><text:span text:style-name="T78">mihi cita, qui laudes illorum canet his verbis:</text:span></text:p>
      <text:p text:style-name="P12"><text:span text:style-name="T93">Num adversas hostes proeliabuntur, manu</text:span></text:p>
      <text:p text:style-name="P12"><text:span text:style-name="T93">Discos serentes ?</text:span></text:p>
      <text:p text:style-name="P15"><text:span text:style-name="T78">Revera</text:span></text:p>
      <text:p text:style-name="P12"><text:span text:style-name="T93">Vona fiunt omnia haec.</text:span></text:p>
      <text:p text:style-name="P12"><text:span text:style-name="T93">Ubi cominus ferrum micare coeperit,<text:line-break/></text:span><text:span text:style-name="T78">Caeterum </text:span><text:span text:style-name="T78">adversus rigorem et aestum validi sunt, hoo<text:line-break/></text:span><text:span text:style-name="T78">ipso </text:span><text:span text:style-name="T78">sane Herculem referentes, ut tum hieme, tum<text:line-break/></text:span><text:span text:style-name="T78">aestate, </text:span><text:span text:style-name="T78">una pelle tegantur: ut incalceati perpetuo sub<text:line-break/></text:span><text:span text:style-name="T78">dio </text:span><text:span text:style-name="T78">dormiant, humi cubantes. At enim in his omnibus<text:line-break/></text:span><text:span text:style-name="T78">pueris </text:span><text:span text:style-name="T78">nuper natis sunt imbecilliores. Qua tandem igi-<text:line-break/></text:span><text:span text:style-name="T78">tur iu </text:span><text:span text:style-name="T78">re roboris sui specimen edent ? aut unde sibi pla-<text:line-break/></text:span><text:span text:style-name="T78">cebunt </text:span><text:span text:style-name="T78">et cristas erigent? Non sane in hoc, quod co«<text:line-break/></text:span><text:span text:style-name="T78">riarios, </text:span><text:span text:style-name="T78">fabros, domorum aedificatores vel in palaestra<text:line-break/></text:span><text:span text:style-name="T78">dejiciant, </text:span><text:span text:style-name="T78">vel in stadio. Fortassis itaque in hoc, quod<text:line-break/></text:span><text:span text:style-name="T78">tota die </text:span><text:span text:style-name="T78">pulverefcunt, merito sibi gloriandum putabunt.</text:span></text:p>
      <text:p text:style-name="P10"><text:span text:style-name="T78">Verum ista laus adest et coturnicibus et </text:span><text:span text:style-name="T78">perdicibns,<text:line-break/></text:span><text:span text:style-name="T78">siquidem par est., ut hinc tollant cristas, quod </text:span><text:span text:style-name="T78">tote die<text:line-break/></text:span><text:span text:style-name="T78">luto laventur. Sed age, per Iovem, Milo ille </text:span><text:span text:style-name="T78">Crotonia-<text:line-break/></text:span><text:span text:style-name="T78">tes sublatum in humeros unum ex immolatis tauris </text:span><text:span text:style-name="T78">olim<text:line-break/></text:span><text:span text:style-name="T78">per stadium bajulavit. O insignem dementiam </text:span><text:span text:style-name="T78">istorum,<text:line-break/></text:span><text:span text:style-name="T78">qui ne hoc quidem intelligunt, quod paulo ante </text:span><text:span text:style-name="T78">idem<text:line-break/></text:span><text:span text:style-name="T78">corpus vivi animantis gestavit illius anima; </text:span><text:span text:style-name="T78">multoque<text:line-break/></text:span><text:span text:style-name="T78">sane minore labore portavit, quam Milo. Nam </text:span><text:span text:style-name="T78">et cur-<text:line-break/></text:span><text:span text:style-name="T78">rere poterat, cum gestaret: attamen ea nullius erat </text:span><text:span text:style-name="T78">pretii,<text:line-break/></text:span><text:span text:style-name="T78">quemadmodum nec Milonis anima. Declaravit </text:span><text:span text:style-name="T78">autem et<text:line-break/></text:span><text:span text:style-name="T78">exitus hominis, quam nihil habuerit mentis. Cum </text:span><text:span text:style-name="T78">enim<text:line-break/></text:span><text:span text:style-name="T78">aliquando conspiceret adolescentem cuneis immissis </text:span><text:span text:style-name="T78">fin-<text:line-break/></text:span><text:span text:style-name="T78">dentem ligna, illum quidem irrisum submovit: ipsis </text:span><text:span text:style-name="T78">non<text:line-break/></text:span><text:span text:style-name="T78">alio ustis instrumento quam suis ipsius manibus, </text:span><text:span text:style-name="T78">anfui<text:line-break/></text:span><text:span text:style-name="T78">est lignum deducere: mox, quidquid habebat </text:span><text:span text:style-name="T78">roboris, itt<text:line-break/></text:span><text:span text:style-name="T78">primo impetu colligens, diduxit arboris partes, </text:span><text:span text:style-name="T78">hiterim<text:line-break/></text:span><text:span text:style-name="T78">elapsis cuneis, cum reliquam arboris partem diducere </text:span><text:span text:style-name="T78">non<text:line-break/></text:span><text:span text:style-name="T78">posset, diu quidem obnixus est, tandem victus </text:span><text:span text:style-name="T78">non po-</text:span></text:p>
      <text:p text:style-name="P10"><text:span text:style-name="T78">tnit </text:span><text:span text:style-name="T78">educere manus, sed a trunci partibus in se coeuu-<text:line-break/></text:span><text:span text:style-name="T78">tibus </text:span><text:span text:style-name="T78">comprehensae, primum ipsae quidem contritae<text:line-break/></text:span><text:span text:style-name="T78">sunt, </text:span><text:span text:style-name="T78">mox et Miloni miserandi exitii fuere causa. Plu-<text:line-break/></text:span><text:span text:style-name="T78">rirnum </text:span><text:span text:style-name="T78">igitur illi profuit in hoc, ne quid mali patere-<text:line-break/></text:span><text:span text:style-name="T78">tur, </text:span><text:span text:style-name="T78">iu stadio gestare taurum mortuum. An Graecorum<text:line-break/>rempublicam lervare potuisset id temporis, cum ad-<text:line-break/></text:span><text:span text:style-name="T78">versus </text:span><text:span text:style-name="T78">barbarum bellum gerebant, Milonis vis,' quam<text:line-break/></text:span><text:span text:style-name="T78">iu </text:span><text:span text:style-name="T78">gestando tauro declaravit, potius quam Themistoclis<text:line-break/>sapientia, qui primum recte interpretatus est oraculum,<text:line-break/></text:span><text:span text:style-name="T78">delude </text:span><text:span text:style-name="T78">bellum, quemadmodum oportebat, gessit.</text:span></text:p>
      <text:p text:style-name="P15"><text:span text:style-name="T93">Unicum enim consilium prudens mullas superat manus,<text:line-break/>Caeterum inscitia cum armis pejor ese quovis malo.</text:span></text:p>
      <text:p text:style-name="P12"><text:span text:style-name="T78">i .</text:span></text:p>
      <text:p text:style-name="P15"><text:span text:style-name="T78">Arbitror </text:span><text:span text:style-name="T78">itaque jam perspicue declaratum, athletarum<text:line-break/>exercitationem nihil utilitatis afferre ad vitae functiones.<text:line-break/>Caeterum quod nec lu ipsis, quibus exercentur, ullius<text:line-break/></text:span><text:span text:style-name="T78">pretii </text:span><text:span text:style-name="T78">sint, cognoscetis, si vobis retulero fabulam illam,<text:line-break/></text:span><text:span text:style-name="T78">quam </text:span><text:span text:style-name="T78">vir quidam non inelegans epico carmine ornavit.</text:span></text:p>
      <text:p text:style-name="P10"><text:span text:style-name="T78">Est autem hujusmodi: „Si Jovis voluntate cunctis </text:span><text:span text:style-name="T78">ani-<text:line-break/></text:span><text:span text:style-name="T78">mantibus consensus ac societas contingeret in </text:span><text:span text:style-name="T78">degenda<text:line-break/></text:span><text:span text:style-name="T78">vita, ut lu Olympia praeco non solum homines </text:span><text:span text:style-name="T78">ad cer.<text:line-break/></text:span><text:span text:style-name="T78">tamen vocaret, sed omnibus etiam animalibus </text:span><text:span text:style-name="T78">permitte-<text:line-break/></text:span><text:span text:style-name="T78">ret ad unum venire.stadium, nullus, opinor, </text:span><text:span text:style-name="T78">hominum<text:line-break/></text:span><text:span text:style-name="T78">coronaretur. In eo enim certamlue, in quo </text:span><text:span text:style-name="T78">cursas ad<text:line-break/></text:span><text:span text:style-name="T78">viginti tria stadia porrigitur, unde et </text:span><text:span text:style-name="T64">δολιχον </text:span><text:span text:style-name="T78">appellant,<text:line-break/></text:span><text:span text:style-name="T78">equus, luquit, longe superabit: lu cursu vero </text:span><text:span text:style-name="T78">breviore,<text:line-break/></text:span><text:span text:style-name="T78">qui non ultra stadium profertur, lepus feret praeniiuui.<text:line-break/>Caeterum in diaulo, in quo cuisus ac recursus </text:span><text:span text:style-name="T78">du-<text:line-break/></text:span><text:span text:style-name="T78">plicat stadium; primas feret caprea. Neque </text:span><text:span text:style-name="T78">quisquam<text:line-break/></text:span><text:span text:style-name="T78">hominum in aliquo numero futurus est cursu </text:span><text:span text:style-name="T78">pedum.<text:line-break/></text:span><text:span text:style-name="T78">O leves exercitationes vestras, </text:span><text:span text:style-name="T64">ἄθλιοι, </text:span><text:span text:style-name="T78">id est, </text:span><text:span text:style-name="T78">miferi<text:line-break/></text:span><text:span text:style-name="T78">viri! lino ne Herculis quidem posterorum quisquam </text:span><text:span text:style-name="T78">ele-<text:line-break/></text:span><text:span text:style-name="T78">phauto aut leone robustior apparebit. Arbitror </text:span><text:span text:style-name="T78">autem<text:line-break/></text:span><text:span text:style-name="T78">fntuium; ut in pugilum certamlue taurus coronam </text:span><text:span text:style-name="T78">laturus<text:line-break/></text:span><text:span text:style-name="T78">sit. Et asinus, inquit, si'velit calcibus contendere, </text:span><text:span text:style-name="T78">co-<text:line-break/></text:span><text:span text:style-name="T78">ronam auferet. Et in historia variorum eventuum </text:span><text:span text:style-name="T78">scribere-<text:line-break/></text:span><text:span text:style-name="T78">tur, quod asinus in pancratio aliquando vicerit vicos. </text:span><text:span text:style-name="T93">Erat<text:line-break/></text:span><text:span text:style-name="T93">autem Olympias prima ac</text:span><text:span text:style-name="T78"> vigesima, </text:span><text:span text:style-name="T93">cum vinceret </text:span><text:span text:style-name="T93">ruditor.“</text:span></text:p>
      <text:p text:style-name="P10"><text:span text:style-name="T78">Admodum </text:span><text:span text:style-name="T78">venusta fabula haec declarat, robur athle-<text:line-break/></text:span><text:span text:style-name="T78">ticum non </text:span><text:span text:style-name="T78">esse de numero eorum, quibus homincs decet<text:line-break/></text:span><text:span text:style-name="T78">exerceri. </text:span><text:span text:style-name="T78">Atqui si ne robore quidem antecellunt aui-<text:line-break/></text:span><text:span text:style-name="T78">rnantibus </text:span><text:span text:style-name="T78">athletae, quodnam ex caeleris bonis sibi vin-<text:line-break/>dicabunt?</text:span></text:p>
      <text:h text:style-name="P5" text:outline-level="2">Cap. XIV.</text:h>
      <text:p text:style-name="P8"><text:span text:style-name="T78">Quod si quis dicat voluptatem corporis<text:line-break/></text:span><text:span text:style-name="T78">inter </text:span><text:span text:style-name="T78">bona numerandum, ne hujus quidem compotes sunt,<text:line-break/></text:span><text:span text:style-name="T78">neque </text:span><text:span text:style-name="T78">quum exercentur, neque postquam ab exercita-<text:line-break/></text:span><text:span text:style-name="T78">tione </text:span><text:span text:style-name="T78">discesserint: quandoquidem, dum exercent athleti-<text:line-break/></text:span><text:span text:style-name="T78">cam, </text:span><text:span text:style-name="T78">iu laboribus ac miseriis agunt, non tantum ob<text:line-break/></text:span><text:span text:style-name="T78">exercitia, </text:span><text:span text:style-name="T78">verum etiam ob id, quod coguntur ad edaci-<text:line-break/></text:span><text:span text:style-name="T78">tatem. </text:span><text:span text:style-name="T78">Quod si contigerit eos ab arte missionem acci-<text:line-break/></text:span><text:span text:style-name="T78">pere, </text:span><text:span text:style-name="T78">plerisque corporis membris mutili sunt ac debiles.<text:line-break/></text:span><text:span text:style-name="T78">Ergo </text:span><text:span text:style-name="T78">fortassis inde gloriantur, quod prae cacteris pluri-<text:line-break/></text:span><text:span text:style-name="T78">mum </text:span><text:span text:style-name="T78">colligunt et coacervant pecuniarum. Atqui, videre<text:line-break/></text:span><text:span text:style-name="T78">licet </text:span><text:span text:style-name="T78">istos omnes aere alieno obstrictos, non solum id<text:line-break/></text:span><text:span text:style-name="T78">temporis, </text:span><text:span text:style-name="T78">quo exercent artem athleticam, verum etiam<text:line-break/></text:span><text:span text:style-name="T78">cum ab </text:span><text:span text:style-name="T78">ea dimissi sunt, nihilo invenias athletam ditio-<text:line-break/></text:span><text:span text:style-name="T78">rem </text:span><text:span text:style-name="T78">quovis viri divitis oeconcmo. Quamquam ne id</text:span></text:p>
      <text:p text:style-name="P10"><text:span text:style-name="T78">quidem per se praeclarum est ex </text:span><text:span text:style-name="T93">arte</text:span><text:span text:style-name="T78"> parare divitias, </text:span><text:span text:style-name="T78">std<text:line-break/></text:span><text:span text:style-name="T78">talem potius artem scire, quae fracta nari simul cum </text:span><text:span text:style-name="T78">dejni-<text:line-break/></text:span><text:span text:style-name="T78">no enatet e naufragio. Quod quidem nec his contingit, </text:span><text:span text:style-name="T78">qui<text:line-break/></text:span><text:span text:style-name="T78">res procurant elivitum, neque publicanis neque </text:span><text:span text:style-name="T78">negotia-<text:line-break/></text:span><text:span text:style-name="T78">toribus, et tamen hi maxime nitescunt e suis </text:span><text:span text:style-name="T78">artibus.<text:line-break/></text:span><text:span text:style-name="T78">Caeterum si pereant illis pecuniae, simul et perit </text:span><text:span text:style-name="T78">nego-<text:line-break/></text:span><text:span text:style-name="T78">tiatio, ad quam opus quidem habent aliqua forte </text:span><text:span text:style-name="T78">pecu-<text:line-break/></text:span><text:span text:style-name="T78">niae. Caeterum si haec defit, non possunt instaurare </text:span><text:span text:style-name="T78">pri-<text:line-break/></text:span><text:span text:style-name="T78">stinam negotiationem. Nemo enim iis mutuum </text:span><text:span text:style-name="T78">credit<text:line-break/></text:span><text:span text:style-name="T78">absque pignoribus et hypothecis. Proinde si quis </text:span><text:span text:style-name="T78">vestrum<text:line-break/></text:span><text:span text:style-name="T78">studet viam rationemque invenire ad parandas pecunias<text:line-break/>et tutam, nec infamem, ars aliqua exercenda est </text:span><text:span text:style-name="T78">per<text:line-break/></text:span><text:span text:style-name="T78">omnem vitam permansura. Porro cum prima </text:span><text:span text:style-name="T78">divisione<text:line-break/></text:span><text:span text:style-name="T78">in geminum discrimen artes distribuantur: quaedam </text:span><text:span text:style-name="T78">eni»<text:line-break/></text:span><text:span text:style-name="T78">ex his ratione constant, suntque liberales et </text:span><text:span text:style-name="T78">honestae;<text:line-break/></text:span><text:span text:style-name="T78">quaedam contra illiberales, quod corporis laboribus </text:span><text:span text:style-name="T78">con-<text:line-break/></text:span><text:span text:style-name="T78">stent, quas sedentarias ac manuarias vocant: </text:span><text:span text:style-name="T78">praestiterit<text:line-break/></text:span><text:span text:style-name="T78">ex illo priore genere quampiam discere: nam </text:span><text:span text:style-name="T78">posterius<text:line-break/></text:span><text:span text:style-name="T78">illud genus destituere folet fenectute gravatos </text:span><text:span text:style-name="T78">artifice».</text:span></text:p>
      <text:p text:style-name="P10"><text:span text:style-name="T78">Prioris autem generis funt Medicina, Rhetorica, Mu-<text:line-break/>fica. Geometria et Arithmetica, Dialectica, Astrono-<text:line-break/>mia , Grammatica ac Legum prudentia. Adde his,<text:line-break/>si velis, fingendi pingendique artificium r quamquam<text:line-break/>enim haec manuum constant opera, tamen earum exer-<text:line-break/>citatio non eget robore juvenili. Ex his igitur artibus<text:line-break/>aliquam deligere convenit, </text:span><text:span text:style-name="T78">et </text:span><text:span text:style-name="T78">exercere juventutem, cui<text:line-break/>mens non sit omnluo hebes ac rudis; vel harum potius<text:line-break/>optimam, quae quidem mea sententia est urs medendi.<text:line-break/>Hoc autem deinceps nobis erit demonstrandum.</text:span></text:p>
      <text:h text:style-name="P4" text:outline-level="1">GALENI DE OPTIMA DOCTRINA<text:line-break/>LI<text:span text:style-name="T76">B</text:span>ER.</text:h>
      <text:h text:style-name="P5" text:outline-level="2">Cap. I.</text:h>
      <text:p text:style-name="P8"><text:span text:style-name="T78">Argumentationem in utramque </text:span><text:span text:style-name="T78">partem<text:line-break/></text:span><text:span text:style-name="T78">optimam esse doctrinam censet Favorinus. Sic </text:span><text:span text:style-name="T78">autem<text:line-break/></text:span><text:span text:style-name="T78">nominant Academici eam, - secundum quam </text:span><text:span text:style-name="T78">oppositum<text:line-break/></text:span><text:span text:style-name="T78">enunciant. Antiquiores igitur eam in epochen </text:span><text:span text:style-name="T78">tenninni<text:line-break/></text:span><text:span text:style-name="T78">autumant, epochen vocantes, ac si quis dixerit </text:span><text:span text:style-name="T78">iniisfi-<text:line-break/></text:span><text:span text:style-name="T78">nitionem, </text:span><text:span text:style-name="T93">ancepsque judicium,</text:span><text:span text:style-name="T78"> quod est nulla </text:span><text:span text:style-name="T78">de re<text:line-break/></text:span><text:span text:style-name="T78">determinare, nec certo enuuciare. Recentiores </text:span><text:span text:style-name="T78">autem<text:line-break/></text:span><text:span text:style-name="T78">(non enim solus Favorinus) aliquando eo </text:span><text:span text:style-name="T78">promovent<text:line-break/></text:span><text:span text:style-name="T78">epochen, ut' ne solem quidem fateantur esse </text:span><text:span text:style-name="T78">comprehcn-<text:line-break/></text:span><text:span text:style-name="T78">sibilem: aliquando vero in tantum cognitionem </text:span><text:span text:style-name="T78">prorno-</text:span></text:p>
      <text:p text:style-name="P10"><text:span text:style-name="T78">vent, ut </text:span><text:span text:style-name="T78">discipulis eam permittant nandam.prius edoctis<text:line-break/></text:span><text:span text:style-name="T78">de srientisico </text:span><text:span text:style-name="T78">judicandi instrumento. Nec enim aliud est,<text:line-break/></text:span><text:span text:style-name="T78">quod Favorinus </text:span><text:span text:style-name="T78">dixit in libro de constitutione Academica,<text:line-break/></text:span><text:span text:style-name="T78">qui Plutarchus </text:span><text:span text:style-name="T78">inscribitur. . Idem autem dicit in libro ad<text:line-break/>Epictetum, in quo scilicet est Onesimus, Plutarchi servus,<text:line-break/></text:span><text:span text:style-name="T78">cum </text:span><text:span text:style-name="T78">Epicteto disputans; ac certe eo in libro, quem postea<text:line-break/></text:span><text:span text:style-name="T78">scripsit, </text:span><text:span text:style-name="T78">Alcibiadem et caeteros Academicos laudat, disput<text:line-break/></text:span><text:span text:style-name="T78">tantes </text:span><text:span text:style-name="T78">quidem luter se contrariis rationibus, permittentes<text:line-break/></text:span><text:span text:style-name="T78">autem </text:span><text:span text:style-name="T78">discipulis ex his eligere veriores; sed in hoc qui-<text:line-break/></text:span><text:span text:style-name="T78">dem </text:span><text:span text:style-name="T78">ipso dixit, probabile sibi videri,, nihil esse comprehen-<text:line-break/></text:span><text:span text:style-name="T78">sibile </text:span><text:span text:style-name="T78">; in Plutarcho vero concedere videtur, aliquid certo<text:line-break/></text:span><text:span text:style-name="T78">posse </text:span><text:span text:style-name="T78">cognosci; praestat enim sic appellare comprehensi-<text:line-break/></text:span><text:span text:style-name="T78">bile, </text:span><text:span text:style-name="T78">abstiuentes a Stoico nomine. Atque ego pesiDeos mi-<text:line-break/></text:span><text:span text:style-name="T78">rabar, </text:span><text:span text:style-name="T78">quomodo Eavorinus assuetus Atticae dictioni singula<text:line-break/></text:span><text:span text:style-name="T78">nomiua </text:span><text:span text:style-name="T78">commutare non desinat, dicens neque cornprehensi-<text:line-break/></text:span><text:span text:style-name="T78">blle, </text:span><text:span text:style-name="T78">neque comprehensionem,' neque comprebeusivam ima-<text:line-break/></text:span><text:span text:style-name="T78">giuationem</text:span><text:span text:style-name="T78">; neque his opposita, ut quae privative dicuntur.</text:span></text:p>
      <text:p text:style-name="P10"><text:span text:style-name="T78">incomprehensibilem imaginationem, vel ipsam incompre-<text:line-break/>henfionern. Ut autem tres libros scripsit, unum </text:span><text:span text:style-name="T78">ad<text:line-break/></text:span><text:span text:style-name="T78">Adrianum, fecundum ad Drusonem, et tertium ad </text:span><text:span text:style-name="T78">Ari-<text:line-break/></text:span><text:span text:style-name="T78">starchuin; hos omnes inscripsit de imaginatione compre-<text:line-break/>hensiva, et per omnes hos libros strenue disputat, </text:span><text:span text:style-name="T78">co-<text:line-break/></text:span><text:span text:style-name="T78">natus demonstrare, non dari comprehensivam imagina-<text:line-break/>tionem.</text:span></text:p>
      <text:h text:style-name="P5" text:outline-level="2">Cap. <text:span text:style-name="T75">II</text:span>.</text:h>
      <text:p text:style-name="P8"><text:span text:style-name="T78">Ego vero nihil aliud comprehenfiblle </text:span><text:span text:style-name="T78">puto<text:line-break/></text:span><text:span text:style-name="T78">significare, quam cognoscibile; neque aliud compreheu-<text:line-break/>dere, quam certo cognoscere; similem vero his </text:span><text:span text:style-name="T78">dici<text:line-break/></text:span><text:span text:style-name="T78">compreheusionem et comprehensivam imaginationem.<text:line-break/>Cum enim quaedam putamus vel videre, vel audire, </text:span><text:span text:style-name="T78">vd<text:line-break/></text:span><text:span text:style-name="T78">omnino sentice, quemadmodum lu somniis et </text:span><text:span text:style-name="T78">deliriis;<text:line-break/></text:span><text:span text:style-name="T78">quaedam vero non arbitramur solum, sed revera </text:span><text:span text:style-name="T78">vide-<text:line-break/></text:span><text:span text:style-name="T78">mus, vel omnino sensu percipimus: haec quidem </text:span><text:span text:style-name="T78">poste-<text:line-break/></text:span><text:span text:style-name="T78">riora omnes homines, praeter Academicos ac Pyrrhonios,<text:line-break/>ad certam cognitionem venire credunt; quae vero, </text:span><text:span text:style-name="T78">per<text:line-break/></text:span><text:span text:style-name="T78">sicinnia, aut quae delirantium fingit animus, salsa </text:span><text:span text:style-name="T78">esse<text:line-break/></text:span><text:span text:style-name="T78">haec omnia. Si autem sic rem fe habere </text:span><text:span text:style-name="T78">concedant.</text:span></text:p>
      <text:p text:style-name="P10"><text:span text:style-name="T78">deIeant </text:span><text:span text:style-name="T78">ea, quae sunt in libris, in quibus scribunt, neque<text:line-break/></text:span><text:span text:style-name="T78">stipientem </text:span><text:span text:style-name="T78">infimo, neque sanum aegro, neque vigilantem<text:line-break/></text:span><text:span text:style-name="T78">dormiente, </text:span><text:span text:style-name="T78">fide digniorem ad rerum cognitionem esse. Si<text:line-break/></text:span><text:span text:style-name="T78">vero nihil </text:span><text:span text:style-name="T78">magis ipsis, quam contrario modo affectis cogno-<text:line-break/></text:span><text:span text:style-name="T78">scibile, </text:span><text:span text:style-name="T78">confusa funt certe cognoscendae veritatis lustrumen-<text:line-break/></text:span><text:span text:style-name="T78">ta; </text:span><text:span text:style-name="T78">neque ipse praeceptor Academicus, nec ejus discipulus<text:line-break/></text:span><text:span text:style-name="T78">poterit </text:span><text:span text:style-name="T78">judicare de rationibus dictis in utramque partem<text:line-break/>oppositorum. Praeterea non indigebimus a principio ejus-<text:line-break/></text:span><text:span text:style-name="T78">moni </text:span><text:span text:style-name="T78">praeceptoribus, eum et ipsi possimus scripta, quae<text:line-break/></text:span><text:span text:style-name="T78">a </text:span><text:span text:style-name="T78">sectarum auctoribus funt ex opposito divisa, perlegere,<text:line-break/></text:span><text:span text:style-name="T78">nec </text:span><text:span text:style-name="T78">unnus quam ipsi Academici dignoscere; et si quid<text:line-break/></text:span><text:span text:style-name="T78">ipsarum </text:span><text:span text:style-name="T78">obscurum sit, id quod apud Chrysippum, Stoi-<text:line-break/></text:span><text:span text:style-name="T78">cis </text:span><text:span text:style-name="T78">praeceptoribus; quod autem apud Theophrastum et<text:line-break/>Aristotelem, ipsis Peripateticis certius nominare liceat;<text:line-break/></text:span><text:span text:style-name="T78">et </text:span><text:span text:style-name="T78">sic de caeleris, ita ut nihil Academicis ad doctrluam<text:line-break/></text:span><text:span text:style-name="T78">sit </text:span><text:span text:style-name="T78">reliquum juxta Eavoriui rationem. Senioribus enim<text:line-break/></text:span><text:span text:style-name="T78">hoc </text:span><text:span text:style-name="T78">erat praeceptum., nullum esse judicandi iustrumen-<text:line-break/></text:span><text:span text:style-name="T78">tum </text:span><text:span text:style-name="T78">homlui concessum a natura, quo cuncta, compara*</text:span></text:p>
      <text:p text:style-name="P10"><text:span text:style-name="T78">tione facta, accurate cognosceret.- Quapropter </text:span><text:span text:style-name="T78">nihil de<text:line-break/></text:span><text:span text:style-name="T78">ulla re volebant affirmare, sed de omnibus semper </text:span><text:span text:style-name="T78">an-<text:line-break/></text:span><text:span text:style-name="T78">ceps ferre judicium. Sed si nobis concedant, ut </text:span><text:span text:style-name="T78">decet,<text:line-break/></text:span><text:span text:style-name="T78">naturalibus judicandi instrumentis sensum sufficienter </text:span><text:span text:style-name="T78">in-<text:line-break/></text:span><text:span text:style-name="T78">esse, nulla jam 'nobis opus erit argumentatione lu </text:span><text:span text:style-name="T78">utram-<text:line-break/></text:span><text:span text:style-name="T78">que partem, sed alia quadam repetitione, ut </text:span><text:span text:style-name="T78">artifices<text:line-break/></text:span><text:span text:style-name="T78">non statim artem discipulis praebent, </text:span><text:span text:style-name="T78">sed </text:span><text:span text:style-name="T78">aliam </text:span><text:span text:style-name="T78">argn-<text:line-break/></text:span><text:span text:style-name="T78">mentationem, a multis dictam casculis computatio-<text:line-break/>nem, hoc est, praeesse ei, qui exercetur, et attendere,<text:line-break/>in quibus hic fallitur, .eaque scla corrigere., Similiter<text:line-break/>et puerorum, gubernator luctantium errores emendat, </text:span><text:span text:style-name="T78">et<text:line-break/></text:span><text:span text:style-name="T78">grammaticus et rhetor .et geometra et musicus sic </text:span><text:span text:style-name="T78">docent,<text:line-break/></text:span><text:span text:style-name="T78">non labefactantes</text:span><text:span text:style-name="T93">r</text:span><text:span text:style-name="T78"> neque convellentes, quam </text:span><text:span text:style-name="T78">discipuli<text:line-break/></text:span><text:span text:style-name="T78">fidem habent de naturalibus instrumentis judicandi, </text:span><text:span text:style-name="T78">sed<text:line-break/></text:span><text:span text:style-name="T78">ipsis exercendis praefecti, donec singulas actiones </text:span><text:span text:style-name="T78">edant<text:line-break/></text:span><text:span text:style-name="T78">inculpatas; non vero ad epochen adducunt. </text:span><text:span text:style-name="T78">Ipsi enim<text:line-break/></text:span><text:span text:style-name="T78">-sunt, qni in actionibus cum sensibus dissidentiam </text:span><text:span text:style-name="T78">afferunt.</text:span></text:p>
      <text:p text:style-name="P10"><text:span text:style-name="T78">vel </text:span><text:span text:style-name="T93">ea</text:span><text:span text:style-name="T78"> </text:span><text:span text:style-name="T78">contemnunt, quae ab aliquo certo cognoscuntur.<text:line-break/></text:span><text:span text:style-name="T78">Carneades igitur</text:span><text:span text:style-name="T78">'neque id, quod est omnium evidentrssi-<text:line-break/></text:span><text:span text:style-name="T78">mmn, </text:span><text:span text:style-name="T93">credendunr esse concedit, quod</text:span><text:span text:style-name="T78"> magnitudines uni<text:line-break/></text:span><text:span text:style-name="T78">aequales sunt , </text:span><text:span text:style-name="T78">et aequales inter se. Habemus igitur<text:line-break/></text:span><text:span text:style-name="T78">rationes, quibus </text:span><text:span text:style-name="T78">haec solvero contendit, et alia quam<text:line-break/></text:span><text:span text:style-name="T78">plurima </text:span><text:span text:style-name="T78">eorum,, quae evidenter exsistere tibi apparent<text:line-break/></text:span><text:span text:style-name="T78">ac </text:span><text:span text:style-name="T78">creduntur, adhuc ad id conservatas. Ab ejus enim<text:line-break/></text:span><text:span text:style-name="T78">discipulis </text:span><text:span text:style-name="T78">collectae scriptis mandatae suerunt; solutiones<text:line-break/></text:span><text:span text:style-name="T78">vero </text:span><text:span text:style-name="T78">neque ab ipsis, nec ab ullo alio Academico-<text:line-break/></text:span><text:span text:style-name="T78">rum post </text:span><text:span text:style-name="T78">eum allatae sunt. Igitur si nihil aliud, saltem<text:line-break/></text:span><text:span text:style-name="T78">hoc unum </text:span><text:span text:style-name="T78">demonstravit, quod fallaces ejusmodi sint </text:span><text:span text:style-name="T93">ra-<text:line-break/></text:span><text:span text:style-name="T93">tiones,</text:span><text:span text:style-name="T78"> et </text:span><text:span text:style-name="T78">quaerendam esse nobis harum solutionem; o<text:line-break/></text:span><text:span text:style-name="T78">difcipuli. </text:span><text:span text:style-name="T78">.Improbum illud est, nec tamen minus im-<text:line-break/></text:span><text:span text:style-name="T78">probe </text:span><text:span text:style-name="T78">fecerunt? qui has scripsere rationes, nec, quales<text:line-break/></text:span><text:span text:style-name="T78">essent, </text:span><text:span text:style-name="T78">nobis indicarunt.</text:span></text:p>
      <text:h text:style-name="P5" text:outline-level="2">Cap. III.</text:h>
      <text:p text:style-name="P8"><text:span text:style-name="T78">Libenter quaererem, si Favorinus adesset/<text:line-break/></text:span><text:span text:style-name="T78">an jubeat </text:span><text:span text:style-name="T78">omnibus his rationibus assensum me praebere,<text:line-break/></text:span><text:span text:style-name="T78">vel </text:span><text:span text:style-name="T78">considerare, utrum verae sint, vel fassae; . unum</text:span></text:p>
      <text:p text:style-name="P10"><text:span text:style-name="T78">enim considerandum esse concessit. Quaererem autem </text:span><text:span text:style-name="T78">in<text:line-break/></text:span><text:span text:style-name="T78">universum, num a natura singulis hominibus insitum </text:span><text:span text:style-name="T78">sit<text:line-break/></text:span><text:span text:style-name="T78">discernere veras rationes a fassis; vel sit aliqua </text:span><text:span text:style-name="T78">ratio ai-<text:line-break/></text:span><text:span text:style-name="T78">tificiosa ad utraruinque cognitionem. Si enim </text:span><text:span text:style-name="T93">a</text:span><text:span text:style-name="T78"> </text:span><text:span text:style-name="T78">natura,<text:line-break/></text:span><text:span text:style-name="T78">quidni omnes inter nos consentimus et eadem de </text:span><text:span text:style-name="T78">iisdem<text:line-break/></text:span><text:span text:style-name="T78">rebus pronunciamusst Si vero sit quaedam methodus, </text:span><text:span text:style-name="T78">ipsam<text:line-break/></text:span><text:span text:style-name="T78">primo oportuit addiscere, delude - ludo praefectos </text:span><text:span text:style-name="T78">ipsos<text:line-break/></text:span><text:span text:style-name="T78">discipulos vario modo, exemplis quarnplurimis </text:span><text:span text:style-name="T78">exercere;<text:line-break/></text:span><text:span text:style-name="T78">ut eos, qui luctandi artem discunt, vel sutoriam, </text:span><text:span text:style-name="T78">vel aedi-<text:line-break/></text:span><text:span text:style-name="T78">ficatoriam, vel naves compingendi, vel rhetoricam, </text:span><text:span text:style-name="T78">vel le-<text:line-break/></text:span><text:span text:style-name="T78">gendi, vel scribendi, vel alio quovis modo fecundum </text:span><text:span text:style-name="T78">artem<text:line-break/></text:span><text:span text:style-name="T78">operari. Si igitur quispiam Academicus scripserit, </text:span><text:span text:style-name="T78">quid fit<text:line-break/></text:span><text:span text:style-name="T78">demonstratio, quid sophisma,- et quomodo oporteat </text:span><text:span text:style-name="T78">ea<text:line-break/></text:span><text:span text:style-name="T78">dignoscere, et quemadmodum circa ea sisse deceat </text:span><text:span text:style-name="T78">exer-<text:line-break/></text:span><text:span text:style-name="T78">cere, ut Eavorinus permittit judicium discipulis, </text:span><text:span text:style-name="T78">in<text:line-break/></text:span><text:span text:style-name="T78">utramque partem disputantibus,. nisi cum aliquid </text:span><text:span text:style-name="T78">super-<text:line-break/></text:span><text:span text:style-name="T78">vacaneum fuerit; docuerit Academicus singula, </text:span><text:span text:style-name="T78">quae dicta<text:line-break/></text:span><text:span text:style-name="T78">funt: nos vero habemus singularum praeceptionum </text:span><text:span text:style-name="T78">docto-<text:line-break/></text:span><text:span text:style-name="T78">re». Si vero nullus de ipforum disterentia </text:span><text:span text:style-name="T78">fcripferit,</text:span></text:p>
      <text:p text:style-name="P10"><text:span text:style-name="T78">aut </text:span><text:span text:style-name="T78">exercitationem formaverit, simile quid agit, </text:span><text:span text:style-name="T93">ac fa-<text:line-break/></text:span><text:span text:style-name="T93">ber</text:span><text:span text:style-name="T78"> praecipiens </text:span><text:span text:style-name="T78">discipulo, ut metiatur, dirigat, exten-<text:line-break/></text:span><text:span text:style-name="T78">dat, ac. </text:span><text:span text:style-name="T78">circulum describat, nec illi praebet cubitum,<text:line-break/></text:span><text:span text:style-name="T78">libram, </text:span><text:span text:style-name="T78">regulam, aut circiuum. Sed nihil fortassis, in-<text:line-break/></text:span><text:span text:style-name="T78">quit, in </text:span><text:span text:style-name="T78">pbiloscpbia et praeceptis inest simile. Ne igi-<text:line-break/></text:span><text:span text:style-name="T78">tur assimules </text:span><text:span text:style-name="T78">te aliquid cognoscere, aut enunciare, aut<text:line-break/></text:span><text:span text:style-name="T78">discedere </text:span><text:span text:style-name="T78">ab allata a veteribus Academicis epoclre, nec<text:line-break/></text:span><text:span text:style-name="T78">te </text:span><text:span text:style-name="T78">jactes, dum grammatici opus perficis, qui te exerces<text:line-break/></text:span><text:span text:style-name="T78">in iis, </text:span><text:span text:style-name="T78">quae antiqui dixerunt. Apud ipsos autem nihil<text:line-break/></text:span><text:span text:style-name="T78">esse </text:span><text:span text:style-name="T78">praeclari manifestissimum est animadvertenti. Neque<text:line-break/></text:span><text:span text:style-name="T78">enim id </text:span><text:span text:style-name="T78">proprium praeceptoris est, sed nugacitas quae-<text:line-break/></text:span><text:span text:style-name="T78">dam et </text:span><text:span text:style-name="T78">deliramentum. Unde- igitur spes veritatis inve-<text:line-break/></text:span><text:span text:style-name="T78">niendae </text:span><text:span text:style-name="T78">relinquitur? Cui enim nullum est veri et falsi<text:line-break/></text:span><text:span text:style-name="T78">judicandi </text:span><text:span text:style-name="T78">instrumentum</text:span><text:span text:style-name="T78">, </text:span><text:span text:style-name="T78">ejus est insperata cognitio.<text:line-break/></text:span><text:span text:style-name="T78">Aggredere </text:span><text:span text:style-name="T78">autem solum sophistas docere, nobis </text:span><text:span text:style-name="T93">a</text:span><text:span text:style-name="T78"> natura<text:line-break/></text:span><text:span text:style-name="T78">nullum </text:span><text:span text:style-name="T78">insitum esse judicandi instrumentum, ut certe<text:line-break/></text:span><text:span text:style-name="T78">postea </text:span><text:span text:style-name="T78">audacter asseverasti Nobis, autem fortasse dicit,<text:line-break/></text:span><text:span text:style-name="T78">sensum </text:span><text:span text:style-name="T78">et intellectum certa esse veri judicandi instru-<text:line-break/></text:span><text:span text:style-name="T78">menta, </text:span><text:span text:style-name="T78">quod quis’ concederet lu logicis volens inani</text:span></text:p>
      <text:p text:style-name="P10"><text:span text:style-name="T78">quadam spe volutari. Quicunrque autem omnem </text:span><text:span text:style-name="T78">fpem<text:line-break/></text:span><text:span text:style-name="T78">sustulerunt, quemadmodum ipse, frustra nugantur. </text:span><text:span text:style-name="T78">Con-<text:line-break/></text:span><text:span text:style-name="T78">spicuus igitur est Eavorinus, quem pudet, dum </text:span><text:span text:style-name="T78">omnia<text:line-break/></text:span><text:span text:style-name="T78">subvertit,, et fatetur se ignorare, unde orta </text:span><text:span text:style-name="T78">sint ea,<text:line-break/></text:span><text:span text:style-name="T78">quae veteres Academici </text:span><text:span text:style-name="T78">et </text:span><text:span text:style-name="T78">Pyrrlionii dixere, </text:span><text:span text:style-name="T78">simulans<text:line-break/></text:span><text:span text:style-name="T78">discipulis fe judicium permittere, quod nec sibi </text:span><text:span text:style-name="T78">ipsis illi,<text:line-break/></text:span><text:span text:style-name="T78">qui ante ipsum fuere, permiserunt.</text:span></text:p>
      <text:h text:style-name="P5" text:outline-level="2">Cap. IV.</text:h>
      <text:p text:style-name="P8"><text:span text:style-name="T78">Quod vero haec via docendi eos, </text:span><text:span text:style-name="T78">qui ali-<text:line-break/></text:span><text:span text:style-name="T78">quid addiscunt, qualem Favorinus intelligit, non </text:span><text:span text:style-name="T78">folunt<text:line-break/></text:span><text:span text:style-name="T78">inter caeteras non sit optima, scd nec doctrinam </text:span><text:span text:style-name="T78">esse,<text:line-break/></text:span><text:span text:style-name="T78">ab initio abunde demonstratum arbitror. Reliquae </text:span><text:span text:style-name="T78">vero<text:line-break/></text:span><text:span text:style-name="T78">omnes doctrinae quidem sunt; an vero sint </text:span><text:span text:style-name="T78">optimae,<text:line-break/></text:span><text:span text:style-name="T78">videamus</text:span><text:span text:style-name="T78">, </text:span><text:span text:style-name="T78">primum ab iisdem rursus incipientes</text:span><text:span text:style-name="T100">:</text:span><text:span text:style-name="T78"> </text:span><text:span text:style-name="T78">id enim<text:line-break/></text:span><text:span text:style-name="T78">nobis et manifestum apparet, quamvis illud </text:span><text:span text:style-name="T78">incredibile<text:line-break/></text:span><text:span text:style-name="T78">reddere conentur sophistae, nullum videlicet </text:span><text:span text:style-name="T78">esse natn-<text:line-break/></text:span><text:span text:style-name="T78">rale judicandi lustiumentum. Circinus enim </text:span><text:span text:style-name="T78">circulum<text:line-break/></text:span><text:span text:style-name="T78">deserihit, cubitus magnitudinem discernit, </text:span><text:span text:style-name="T78">ut libra, quae<text:line-break/></text:span><text:span text:style-name="T78">pondus habent. Haec autem omnia ipse sibi </text:span><text:span text:style-name="T78">paravit</text:span></text:p>
      <text:p text:style-name="P10"><text:span text:style-name="T78">homo </text:span><text:span text:style-name="T78">naturalibus organis, et judicandi impulsus instru-<text:line-break/></text:span><text:span text:style-name="T78">mentis, ultra </text:span><text:span text:style-name="T78">quae judicandi instrumentum nec antiquius<text:line-break/></text:span><text:span text:style-name="T78">habemus, </text:span><text:span text:style-name="T78">nec praestantius; hinc' igitur oportet auspicari.<text:line-break/></text:span><text:span text:style-name="T78">Burius </text:span><text:span text:style-name="T78">enim dicit animus, quod nobis possibile est credere,<text:line-break/></text:span><text:span text:style-name="T78">vel non </text:span><text:span text:style-name="T78">credere naturali judicandi instrumento, hoc vero<text:line-break/></text:span><text:span text:style-name="T78">non est possiblle </text:span><text:span text:style-name="T78">alio instrumento judicare; quo enim<text:line-break/></text:span><text:span text:style-name="T78">judicantur </text:span><text:span text:style-name="T78">caetera omnia, quomodo et illud ab alio </text:span><text:span text:style-name="T93">ju-<text:line-break/></text:span><text:span text:style-name="T93">dicaretur? </text:span><text:span text:style-name="T93">vis</text:span><text:span text:style-name="T78"> credere oculis clare videntibus, et linguae<text:line-break/></text:span><text:span text:style-name="T78">gustanti, </text:span><text:span text:style-name="T78">hoc esse pomum, 'illudfi cum, vel non credere?<text:line-break/></text:span><text:span text:style-name="T78">Concedam </text:span><text:span text:style-name="T78">qnicquid nobiscurn volueris facere</text:span><text:span text:style-name="T64">, </text:span><text:span text:style-name="T70">β </text:span><text:span text:style-name="T93">ciiijias<text:line-break/></text:span><text:span text:style-name="T78">mecum </text:span><text:span text:style-name="T78">disputare': a te vero non credente recedam tam-<text:line-break/></text:span><text:span text:style-name="T78">quam </text:span><text:span text:style-name="T78">affecto praeter naturum. Primo supponatur, te non<text:line-break/></text:span><text:span text:style-name="T78">credere, </text:span><text:span text:style-name="T78">nec quicqttam fperare ex me difcere (hoc enim<text:line-break/></text:span><text:span text:style-name="T78">nuper </text:span><text:span text:style-name="T78">abstinui dicere). Supponatur vero, te credere,<text:line-break/></text:span><text:span text:style-name="T78">fperare </text:span><text:span text:style-name="T78">ex me judicium addiscere. Ego vero sensilia<text:line-break/></text:span><text:span text:style-name="T78">per </text:span><text:span text:style-name="T93">ea,</text:span><text:span text:style-name="T78"> </text:span><text:span text:style-name="T78">quae evidenter </text:span><text:span text:style-name="T93">a</text:span><text:span text:style-name="T78"> sensibus percipiuntur, intelligi-<text:line-break/></text:span><text:span text:style-name="T78">bllia vero </text:span><text:span text:style-name="T78">per ea, quae intellectu concipiuntur, credi-<text:line-break/></text:span><text:span text:style-name="T78">bilia </text:span><text:span text:style-name="T78">judico. Cum autem ex naturalibus instrumentis<text:line-break/></text:span><text:span text:style-name="T78">judicandi </text:span><text:span text:style-name="T78">artes omnes constituantur, organa vero et</text:span></text:p>
      <text:p text:style-name="P10"><text:span text:style-name="T78">lustrumeuta judicandi artificialia, per quae alia </text:span><text:span text:style-name="T78">ipsi sibi<text:line-break/></text:span><text:span text:style-name="T78">componunt, alia autem ab aliis composita judicant, </text:span><text:span text:style-name="T78">et<text:line-break/></text:span><text:span text:style-name="T78">ego ostendam in universum, organa et-.instrumenta </text:span><text:span text:style-name="T78">judi-<text:line-break/></text:span><text:span text:style-name="T78">candi, tum ea, quibus parabis veras rationes, </text:span><text:span text:style-name="T78">cum ea,<text:line-break/></text:span><text:span text:style-name="T78">quibus ab aliis allatas judicabis. Totum enim fic </text:span><text:span text:style-name="T78">se habet<text:line-break/></text:span><text:span text:style-name="T78">Siquid enim ex se ipso appareat sensui vel </text:span><text:span text:style-name="T78">intellectui<text:line-break/></text:span><text:span text:style-name="T78">manifeste, disquisitione non indigebit; at si quid </text:span><text:span text:style-name="T78">tale non<text:line-break/></text:span><text:span text:style-name="T78">exsistat, quae ab alio fumitur, eget cognitione. </text:span><text:span text:style-name="T78">Egfl<text:line-break/></text:span><text:span text:style-name="T78">vero me polliceor te docturum quaedam instrumentis,<text:line-break/></text:span><text:span text:style-name="T78">quae </text:span><text:span text:style-name="T78">ab. arte fiunt, respondentia, quibus quaesitum </text:span><text:span text:style-name="T78">inve-<text:line-break/></text:span><text:span text:style-name="T78">nias; alia vero judicandi instrumentis, quibus, </text:span><text:span text:style-name="T78">quod ubi<text:line-break/></text:span><text:span text:style-name="T78">videbitur, inventum fuisse judicabis. Cum autem </text:span><text:span text:style-name="T78">haec<text:line-break/></text:span><text:span text:style-name="T78">didiceris, multis te exemplis, exercebo, ut </text:span><text:span text:style-name="T78">celeriter et<text:line-break/></text:span><text:span text:style-name="T78">perfecte, invenire possis, et judicare id, quod </text:span><text:span text:style-name="T78">quaeritur;<text:line-break/></text:span><text:span text:style-name="T78">ita </text:span><text:span text:style-name="T78">ut </text:span><text:span text:style-name="T78">nullo jam amplius libro indigeas ad </text:span><text:span text:style-name="T78">inventionem<text:line-break/></text:span><text:span text:style-name="T78">veri, nullave alia institutione, et statim dignoscas </text:span><text:span text:style-name="T78">eos,<text:line-break/></text:span><text:span text:style-name="T78">qui dicunt alia ab iis, quae inveneris. . Quemadmodum<text:line-break/>enim, qui cognoscit rectam, viam esse rectam, </text:span><text:span text:style-name="T78">non indi-</text:span></text:p>
      <text:p text:style-name="P10"><text:span text:style-name="T78">get 'alis </text:span><text:span text:style-name="T78">doctrina </text:span><text:span text:style-name="T93">-.ad'</text:span><text:span text:style-name="T78"> redarguendum eos;' qui aberranti<text:line-break/></text:span><text:span text:style-name="T78">sic et qui </text:span><text:span text:style-name="T78">rectam demonstrationis viam didicit, statior<text:line-break/></text:span><text:span text:style-name="T78">simul </text:span><text:span text:style-name="T78">per ipsam cognofcit erroneas. :</text:span></text:p>
      <text:h text:style-name="P5" text:outline-level="2">Cap. V.</text:h>
      <text:p text:style-name="P8"><text:span text:style-name="T78">Favorinus vero, mihi: videtur similiter facere;<text:line-break/></text:span><text:span text:style-name="T78">ac si quis </text:span><text:span text:style-name="T78">diceret, te esse coecum; posse vero judicare, quis<text:line-break/></text:span><text:span text:style-name="T78">nostrum fit </text:span><text:span text:style-name="T78">sordidior; aut candidior, non cogitans, quod, qui<text:line-break/></text:span><text:span text:style-name="T78">talia </text:span><text:span text:style-name="T78">judicaturus est, ei prius oporteat inesse visum: atqui<text:line-break/></text:span><text:span text:style-name="T78">nihil </text:span><text:span text:style-name="T78">refert ad judicandum, non- omnino nisum habere, .aut,<text:line-break/></text:span><text:span text:style-name="T78">cum </text:span><text:span text:style-name="T78">habeas, ei non credere. Eodem quoque modo, quo-<text:line-break/></text:span><text:span text:style-name="T78">uiamid, </text:span><text:span text:style-name="T78">quo judicamus, tale aliquid est, et, quoniam, quae-<text:line-break/></text:span><text:span text:style-name="T78">eidem </text:span><text:span text:style-name="T78">funt aequalia, inter feriunt aequalia. Quemad-<text:line-break/></text:span><text:span text:style-name="T78">modum </text:span><text:span text:style-name="T78">asinis nemo judicare permittet, quia ruente ca-<text:line-break/></text:span><text:span text:style-name="T78">rent; </text:span><text:span text:style-name="T78">ita nec hominibus, si mentem habeant, cui fides’<text:line-break/></text:span><text:span text:style-name="T78">-non </text:span><text:span text:style-name="T78">possit haberi. Nihil enim differt ad judicandum<text:line-break/>doctrinarum incertitudiiiem; vel nullo inodo habere in-<text:line-break/></text:span><text:span text:style-name="T78">strmnentum </text:span><text:span text:style-name="T78">judicandi, vel ipsi - non credere. Ridiculus<text:line-break/></text:span><text:span text:style-name="T78">est </text:span><text:span text:style-name="T78">igitur-Favorinus,. permittens judicium discipulis, nisi<text:line-break/></text:span><text:span text:style-name="T78">concedat </text:span><text:span text:style-name="T78">fidem ipsis instrumentis judicandi. Si enim ni-<text:line-break/></text:span><text:span text:style-name="T78">lu! </text:span><text:span text:style-name="T78">evidens intellectui, quamvis ex fe credibile</text:span><text:span text:style-name="T78">, reftini</text:span></text:p>
      <text:p text:style-name="P10"><text:span text:style-name="T78">omnium perit judicium; si autem’ sit quidem; ut </text:span><text:span text:style-name="T78">oculus<text:line-break/></text:span><text:span text:style-name="T78">in corpore, ita., mens in anima, . non equidem </text:span><text:span text:style-name="T78">omnibus<text:line-break/></text:span><text:span text:style-name="T78">aeque perspicax, consentaneum est, quemadmodum, </text:span><text:span text:style-name="T78">qui<text:line-break/></text:span><text:span text:style-name="T78">cernit acutius, adducit ad visibile eum,i qui </text:span><text:span text:style-name="T78">ridet ob-<text:line-break/></text:span><text:span text:style-name="T78">fcurius, simili modo </text:span><text:span text:style-name="T78">in </text:span><text:span text:style-name="T78">intellectionibus; qui </text:span><text:span text:style-name="T78">enim eae.<text:line-break/></text:span><text:span text:style-name="T78">furis antecellit in evidenti cognitione rei </text:span><text:span text:style-name="T78">intelligibilis.<text:line-break/></text:span><text:span text:style-name="T78">ad ejus. contemplationem - adducit maxime </text:span><text:span text:style-name="T78">caecutien-<text:line-break/></text:span><text:span text:style-name="T78">tem, et hic est praeceptor; ut inquit Plato,, et </text:span><text:span text:style-name="T78">ego </text:span><text:span text:style-name="T78">lu<text:line-break/></text:span><text:span text:style-name="T78">teor, . et de his scriptum est a me fusius in tractatu </text:span><text:span text:style-name="T78">de<text:line-break/></text:span><text:span text:style-name="T78">demonstratione, </text:span><text:span text:style-name="T78">a </text:span><text:span text:style-name="T78">quoniam talis est quaedam </text:span><text:span text:style-name="T78">evidens<text:line-break/></text:span><text:span text:style-name="T78">doctrina ad intellectionem. Scriptum est autem, </text:span><text:span text:style-name="T78">quo.<text:line-break/></text:span><text:span text:style-name="T78">modo quis exorsus in unaquaque re ab elementis </text:span><text:span text:style-name="T78">et </text:span><text:span text:style-name="T78">prin-<text:line-break/></text:span><text:span text:style-name="T78">cipiis possit maxime demonstrare, quicquid, possibile </text:span><text:span text:style-name="T78">eft<text:line-break/></text:span><text:span text:style-name="T78">demonstrari; non ut mirandus ille . Favorinus, .qui </text:span><text:span text:style-name="T78">te tam<text:line-break/></text:span><text:span text:style-name="T78">unum librum scripsit,, in quo -ostendit, ne folenr </text:span><text:span text:style-name="T78">quidem<text:line-break/></text:span><text:span text:style-name="T78">esse comprehensibilem, et quasi cum obliviosis </text:span><text:span text:style-name="T78">nobiscuni<text:line-break/></text:span><text:span text:style-name="T78">alibi disputat,, conceditque aliquid certo esse </text:span><text:span text:style-name="T78">cognoscibile,<text:line-break/></text:span><text:span text:style-name="T78">.et illud discipulis eligere, permittit.</text:span></text:p>
      <text:h text:style-name="P4" text:outline-level="1"><text:bookmark-start text:name="bookmark4"/>GALENI QUOD OPTIMUS MEDICUS<text:line-break/>SIT QVOQUE PHILOSOPHUS.<text:bookmark-end text:name="bookmark4"/></text:h>
      <text:p text:style-name="P15"><text:span text:style-name="T78">Quod </text:span><text:span text:style-name="T78">moris patiuntur athletarum pleriqne, cupientes<text:line-break/></text:span><text:span text:style-name="T78">quidem </text:span><text:span text:style-name="T78">Olympiorum victores evadere, nihil autem mo-<text:line-break/></text:span><text:span text:style-name="T78">liri,. </text:span><text:span text:style-name="T78">quo id consequantur, studentesridem et multis<text:line-break/></text:span><text:span text:style-name="T78">medicis </text:span><text:span text:style-name="T78">accidit. . Nam Hippocratem quidem laudant, </text:span><text:span text:style-name="T93">ac<text:line-break/></text:span><text:span text:style-name="T78">omnium </text:span><text:span text:style-name="T78">principem existimanti Ut autem fiautrlli inter<text:line-break/></text:span><text:span text:style-name="T78">similes, </text:span><text:span text:style-name="T78">ipsi omnia potius quam . id agunt., Is -etenim<text:line-break/></text:span><text:span text:style-name="T78">non </text:span><text:span text:style-name="T78">exiguam partem ad medicinam ait astronomiam con*<text:line-break/></text:span><text:span text:style-name="T78">ferre; </text:span><text:span text:style-name="T78">ac omnino eam</text:span><text:span text:style-name="T78">, , </text:span><text:span text:style-name="T78">quae ipsam necessario praecedit,<text:line-break/></text:span><text:span text:style-name="T78">geometriam.; </text:span><text:span text:style-name="T78">li vero non solum ipsi ab his utrrsque ab-</text:span></text:p>
      <text:p text:style-name="P10"><text:span text:style-name="T78">horrent, fed eas sectantes coarguunt. Ille idem naturam<text:line-break/>corporis, quam totius medicinae ordinis principium </text:span><text:span text:style-name="T78">sta-<text:line-break/></text:span><text:span text:style-name="T78">tuit, optime cognoscendam esse praecipit: at fidem </text:span><text:span text:style-name="T78">illi<text:line-break/></text:span><text:span text:style-name="T78">in ea re ita studium ponunt, ut non modo nullius </text:span><text:span text:style-name="T78">er<text:line-break/></text:span><text:span text:style-name="T78">partibus corporis substantiam, aut formationem, </text:span><text:span text:style-name="T78">aat<text:line-break/></text:span><text:span text:style-name="T78">magnitudinem, aut nexum, aut equae est cum </text:span><text:span text:style-name="T78">propinquis<text:line-break/></text:span><text:span text:style-name="T78">communicatio, sed ne posituram quidem noscant. </text:span><text:span text:style-name="T78">Idem-<text:line-break/></text:span><text:span text:style-name="T78">que, quod per genera speciesque ignotu sit morborum </text:span><text:span text:style-name="T78">di-<text:line-break/></text:span><text:span text:style-name="T78">visio ,' idcirco medicis a curandi scopis errare contingat,<text:line-break/>animadvertit Hippocrates, quum nos </text:span><text:span text:style-name="T78">ad </text:span><text:span text:style-name="T78">rationalem </text:span><text:span text:style-name="T78">con-<text:line-break/></text:span><text:span text:style-name="T78">templationem adhortatur r nostrae vero aetatis medici </text:span><text:span text:style-name="T78">ita<text:line-break/></text:span><text:span text:style-name="T78">ab ejus studio aversi sunt, ut eos </text:span><text:span text:style-name="T93">etiam,-</text:span><text:span text:style-name="T78"> qui in </text:span><text:span text:style-name="T78">ea re<text:line-break/></text:span><text:span text:style-name="T78">operam consumant, quasi inutilia lentantes reprehendant<text:line-break/>Sic et ille idem Hippocrates ad praecognitionem </text:span><text:span text:style-name="T78">mor-<text:line-break/></text:span><text:span text:style-name="T78">borum, et qui praeteriere, et qui praesentes, </text:span><text:span text:style-name="T78">et qui<text:line-break/></text:span><text:span text:style-name="T78">suturi aegro corpori sint, multam nobis parari </text:span><text:span text:style-name="T78">qportert<text:line-break/></text:span><text:span text:style-name="T78">providentiam admonuit: at iidem medici huic </text:span><text:span text:style-name="T78">etiam<text:line-break/></text:span><text:span text:style-name="T78">artis parti usque adeo operam navantut, si quis </text:span><text:span text:style-name="T78">fluxum<text:line-break/></text:span><text:span text:style-name="T78">fangninis </text:span><text:span text:style-name="T93">e</text:span><text:span text:style-name="T78"> naribus aut sudorem praedixerit, </text:span><text:span text:style-name="T78">eum et</text:span></text:p>
      <text:p text:style-name="P10"><text:span text:style-name="T78">magum </text:span><text:span text:style-name="T78">et </text:span><text:span text:style-name="T78">admirabllia contraque opinionem omnium<text:line-break/>loquentem. exclament: ut iidem isti multo etiam minus,<text:line-break/></text:span><text:span text:style-name="T78">si </text:span><text:span text:style-name="T78">quid aliud praedictum fit, sustineant: inalto minus<text:line-break/>formam rationis victus ad morbi futuruni vigorem con-<text:line-break/>stituant, quanquam ejusmodi rationem ciborum’haben-<text:line-break/></text:span><text:span text:style-name="T78">dam </text:span><text:span text:style-name="T78">censet Hippocrates. Quid igitur reliquum est, in<text:line-break/></text:span><text:span text:style-name="T78">quo </text:span><text:span text:style-name="T78">rirum aemulantur? siquidem non in dicendi gra-<text:line-break/></text:span><text:span text:style-name="T78">vitate, </text:span><text:span text:style-name="T78">cujus&gt;laudem ille assecutus est: hi vero ita sunt<text:line-break/></text:span><text:span text:style-name="T78">ah </text:span><text:span text:style-name="T78">ea virtute remoti, ut eorum multos videre liceat bis<text:line-break/></text:span><text:span text:style-name="T78">verbo </text:span><text:span text:style-name="T78">innuo pecpantetr quod ne intelligi quidem facile<text:line-break/></text:span><text:span text:style-name="T78">potest </text:span><text:span text:style-name="T78">Quibus de rebus quaerendam causam putavi, ob<text:line-break/></text:span><text:span text:style-name="T78">quam </text:span><text:span text:style-name="T78">isti, tnianquam omnes virum admirantur, a lectio-<text:line-break/></text:span><text:span text:style-name="T78">ne tamen </text:span><text:span text:style-name="T78">ejusdem scriptoris scfe avertant; vel, si quis<text:line-break/></text:span><text:span text:style-name="T78">ejus </text:span><text:span text:style-name="T78">scripta legit, uon tamen ea intelligat, quae ab<text:line-break/></text:span><text:span text:style-name="T78">auctore </text:span><text:span text:style-name="T78">dicuntur; vel, etiamsi intelligat, uon tamen<text:line-break/></text:span><text:span text:style-name="T78">ad eam </text:span><text:span text:style-name="T78">intelligentiarn exercitationem adjungat, ut dilcis<text:line-break/></text:span><text:span text:style-name="T78">pliuam </text:span><text:span text:style-name="T78">confirmet, atque ad habitum perducat, comper-- _<text:line-break/></text:span><text:span text:style-name="T78">tum </text:span><text:span text:style-name="T78">habens, nos eam laudem, quae in quocunque rerum<text:line-break/></text:span><text:span text:style-name="T78">genere </text:span><text:span text:style-name="T78">summa est, voluntate simul et potentia conscqui,</text:span></text:p>
      <text:p text:style-name="P10"><text:span text:style-name="T78">ut, quisquis earum altera careat, eum a fine, quem </text:span><text:span text:style-name="T78">ex-<text:line-break/></text:span><text:span text:style-name="T78">spectat, frustrari necesse siti Etenim ne ab </text:span><text:span text:style-name="T78">athletarum<text:line-break/></text:span><text:span text:style-name="T78">efemplo discedam, aut, quia carent innata </text:span><text:span text:style-name="T78">corporis<text:line-break/></text:span><text:span text:style-name="T78">habilitate, aut, quia sine exercitatione id languefcere<text:line-break/>sinunt, idcirco, quod optant,, id consequi non </text:span><text:span text:style-name="T78">pofle<text:line-break/></text:span><text:span text:style-name="T78">videmus. At illis</text:span><text:span text:style-name="T108">x</text:span><text:span text:style-name="T78"> iisdem athletis si corporis </text:span><text:span text:style-name="T78">habitas<text:line-break/></text:span><text:span text:style-name="T78">dignus victoria sit, si exercitatio reprehensione </text:span><text:span text:style-name="T78">careat,<text:line-break/></text:span><text:span text:style-name="T78">quid est, quod eos impedire possit, ne coronam </text:span><text:span text:style-name="T78">e cer-<text:line-break/></text:span><text:span text:style-name="T78">tamine ferant? Num igitur utriusque rei inopes </text:span><text:span text:style-name="T78">nostri<text:line-break/></text:span><text:span text:style-name="T78">temporis medici sunt, ut neque voluntatem satis </text:span><text:span text:style-name="T78">dignam<text:line-break/></text:span><text:span text:style-name="T78">in,artis studium conserant? an, quum alteram </text:span><text:span text:style-name="T78">habeant,<text:line-break/></text:span><text:span text:style-name="T78">altera curent? Nunc igitur nasci neminem, qui </text:span><text:span text:style-name="T78">artb<text:line-break/></text:span><text:span text:style-name="T78">capax tam humanae sit, alienum a ratione mihi </text:span><text:span text:style-name="T78">videtur,<text:line-break/></text:span><text:span text:style-name="T78">quum mundus idem sit,-, qui olnn suit, anni </text:span><text:span text:style-name="T78">tempora<text:line-break/></text:span><text:span text:style-name="T78">eundem ordinem Iervent, sol circuitus suos </text:span><text:span text:style-name="T78">nulla er<text:line-break/></text:span><text:span text:style-name="T78">parte mutatos percurrat, denique quaeque stella, </text:span><text:span text:style-name="T78">sive<text:line-break/></text:span><text:span text:style-name="T78">fixa, sive errans eandem omnino status rationem </text:span><text:span text:style-name="T78">reti-<text:line-break/></text:span><text:span text:style-name="T78">neat. Verum rationabile est tnin propter malam </text:span><text:span text:style-name="T78">educa-<text:line-break/></text:span><text:span text:style-name="T78">tionem, qua temporibus his utuntur homines, tum </text:span><text:span text:style-name="T78">propter</text:span></text:p>
      <text:p text:style-name="P10"><text:span text:style-name="T78">divitias virtuti praepositas, vel qualis Phiclias inter plastas,<text:line-break/>vel qualis inter pictores Apelles, vel qualis luter medi-<text:line-break/>cos Hippocrates, talem</text:span><text:span text:style-name="T108">1</text:span><text:span text:style-name="T78"> hac aetate effici neminem, quan-<text:line-break/>quam nobis, quibus post antiquos illos nasci </text:span><text:span text:style-name="T93">contigit,<text:line-break/>et</text:span><text:span text:style-name="T78"> ab iisdem .artes plurimum provectas acciperenon<text:line-break/>paulo plus commodi ad artes ipsas datum esu Facilli-<text:line-break/>mum ergo erat, nos ea, quae ut inveniret, diu elabora-,<text:line-break/>vit Hippocrates, brevi tempore edoctos, quod vitae super-<text:line-break/>erat, id iu lis, quae arti deerant, inveniendis cousu-<text:line-break/>mere. At quisquis plus divitiis quam virtuti. tribuit,<text:line-break/>artemque. non de hominibus bene merendi, sed quaestus.<text:line-break/>gratia petit, eum non licet artis finem expetere; quem<text:line-break/>si expetimus, ante ditescent alii, quam nos ad id, quod<text:line-break/>habemus animo, perveniamus: non enim simul possumus,<text:line-break/>et pecuniam congerere,, et arti tam magnae, operam,<text:line-break/>dare; sed qui alteram vehementius appetat, alteram<text:line-break/>contemnat, necesse est. Quid igitur ? an nostris saeculis</text:span></text:p>
      <text:p text:style-name="P22"><text:span text:style-name="T78">I<text:tab/>'<text:tab/>»</text:span></text:p>
      <text:p text:style-name="P15"><text:span text:style-name="T78">quemquam memorare possumus, qui tantum habere cu-</text:span></text:p>
      <text:p text:style-name="P10"><text:span text:style-name="T78">piat, .quantum satis fit ad usum vitae necessarium? </text:span><text:span text:style-name="T78">an<text:line-break/></text:span><text:span text:style-name="T78">reperiri liceat, qui non verbis tantum effingere, </text:span><text:span text:style-name="T78">led<text:line-break/></text:span><text:span text:style-name="T78">etiam propriis vitae- exemplis docere possit </text:span><text:span text:style-name="T78">divitiarum<text:line-break/></text:span><text:span text:style-name="T78">terminum, qui quidem</text:span><text:span text:style-name="T78">' </text:span><text:span text:style-name="T78">sit secundum naturam, non </text:span><text:span text:style-name="T78">ultra,<text:line-break/></text:span><text:span text:style-name="T78">quam ut fames, sitis, frigus absit, progredi? </text:span><text:span text:style-name="T78">ied fi<text:line-break/></text:span><text:span text:style-name="T78">quis ejusmodi est, is et Artaxerxis et Perdiccae </text:span><text:span text:style-name="T78">pote-<text:line-break/></text:span><text:span text:style-name="T78">statem contemnet, nec unquam in conspectum illius </text:span><text:span text:style-name="T78">ibit,<text:line-break/></text:span><text:span text:style-name="T78">huic vero sic aegrotanti, ut Hippocratis artem </text:span><text:span text:style-name="T78">desideret,<text:line-break/></text:span><text:span text:style-name="T78">medebitur quidem, non tamen scrnper cum eo </text:span><text:span text:style-name="T78">esse vo-<text:line-break/></text:span><text:span text:style-name="T78">let, sed Cranonem et-Thasum, aliaque asi oppida </text:span><text:span text:style-name="T78">multa<text:line-break/></text:span><text:span text:style-name="T78">proficiscetur, ut pauperibus his locis aegrotantibus </text:span><text:span text:style-name="T78">cura-<text:line-break/></text:span><text:span text:style-name="T78">tiones adhibeat.- Cois .hominibus civibusque fuis </text:span><text:span text:style-name="T78">Poly-<text:line-break/></text:span><text:span text:style-name="T78">bum aliosque discipulos relinquet: ipse Graeciam </text:span><text:span text:style-name="T78">pera-<text:line-break/></text:span><text:span text:style-name="T78">grans omnem perquiret: nam eum scribere aliquid </text:span><text:span text:style-name="T78">de<text:line-break/></text:span><text:span text:style-name="T78">natura locorum oportet, quam ut, quemadmodum </text:span><text:span text:style-name="T78">ratione<text:line-break/></text:span><text:span text:style-name="T78">didicit, sic experimentis comprobet, enin urbes </text:span><text:span text:style-name="T78">intueri<text:line-break/></text:span><text:span text:style-name="T78">propriis oculis necesse est, nunc eam, quae </text:span><text:span text:style-name="T78">versa ad<text:line-break/></text:span><text:span text:style-name="T78">meridiem est, nunc, quae ad septentrionem, nunc </text:span><text:span text:style-name="T78">quae<text:line-break/></text:span><text:span text:style-name="T78">ad solis ortum, nunc,</text:span><text:span text:style-name="T100">;</text:span><text:span text:style-name="T78">quae ad occasum; cernere </text:span><text:span text:style-name="T78">etiam.</text:span></text:p>
      <text:p text:style-name="P10"><text:span text:style-name="T78">quae humili loco, quaeve excelso posita sit: eam con-<text:line-break/></text:span><text:span text:style-name="T78">templari, </text:span><text:span text:style-name="T78">quae aquis obnoxia, sive ea littoribus maria<text:line-break/></text:span><text:span text:style-name="T78">superfluant, </text:span><text:span text:style-name="T78">sive de sontibus scaturiant, sive de coelo<text:line-break/></text:span><text:span text:style-name="T78">decidant, </text:span><text:span text:style-name="T78">sive ex stagnis fluviisque redundent, alluatur</text:span><text:span text:style-name="T93">z<text:line-break/></text:span><text:span text:style-name="T78">risere </text:span><text:span text:style-name="T78">eam etiam, quae ad magnum flumen, quaeve ad<text:line-break/></text:span><text:span text:style-name="T78">stagnum, quae </text:span><text:span text:style-name="T78">ad mare, aut ad montes sita </text:span><text:span text:style-name="T93">eftd</text:span><text:span text:style-name="T78"> quae-<text:line-break/></text:span><text:span text:style-name="T78">rere, fi </text:span><text:span text:style-name="T78">qua algens aquis vehementer frigidis, si qua ca-<text:line-break/></text:span><text:span text:style-name="T78">lidis utatur, </text:span><text:span text:style-name="T78">et si qua nitrosis, alumluosisve, aut si quae<text:line-break/></text:span><text:span text:style-name="T93">sllae</text:span><text:span text:style-name="T78"> ejus </text:span><text:span text:style-name="T78">generis sunt; ad summam, ne agam de singu-<text:line-break/></text:span><text:span text:style-name="T78">Iis, </text:span><text:span text:style-name="T78">caetera omnia considerare oportet, quae nos et ipfe’<text:line-break/></text:span><text:span text:style-name="T78">Hippocrates </text:span><text:span text:style-name="T78">edocuit. Quas ob causas, si quis talis futurus<text:line-break/></text:span><text:span text:style-name="T78">est, </text:span><text:span text:style-name="T78">eum non modo nspemari divitias, scd etiam summo<text:line-break/></text:span><text:span text:style-name="T78">labore </text:span><text:span text:style-name="T78">atque industria uti necesse est; </text:span><text:span text:style-name="T78">at </text:span><text:span text:style-name="T78">non licet in-<text:line-break/></text:span><text:span text:style-name="T78">dustrinin </text:span><text:span text:style-name="T78">esse quemquam, qui se aut </text:span><text:span text:style-name="T78">vino </text:span><text:span text:style-name="T78">obruat,' aut<text:line-break/></text:span><text:span text:style-name="T78">cibis </text:span><text:span text:style-name="T78">expleat, aut Veneri dedat: denique qui pudendis<text:line-break/></text:span><text:span text:style-name="T78">ventrique </text:span><text:span text:style-name="T78">indulgeat. Ex quo efficitur, -ut, si quis, verus<text:line-break/></text:span><text:span text:style-name="T78">medicus </text:span><text:span text:style-name="T78">est, idem sit ut veritatis, sic etiam temperan-<text:line-break/></text:span><text:span text:style-name="T78">tiae </text:span><text:span text:style-name="T78">anticus: illudque intelligitur, eundem esse methodi<text:line-break/>rationalis studiosum, ut, morborum quot genera sint spe-<text:line-break/></text:span><text:span text:style-name="T78">cicsque, </text:span><text:span text:style-name="T78">cognoscat, utque, lu singulis illis quo pacto.su-</text:span></text:p>
      <text:p text:style-name="P10"><text:span text:style-name="T78">menda sit indicatio remediorum, intelligat. atque </text:span><text:span text:style-name="T78">hac ea'<text:line-break/></text:span><text:span text:style-name="T78">dem methodo; ipsam corporis, naturam docemur, </text:span><text:span text:style-name="T78">et quae<text:line-break/></text:span><text:span text:style-name="T78">ex primis constant elementis, quae tota luter sc </text:span><text:span text:style-name="T78">tempe-<text:line-break/></text:span><text:span text:style-name="T78">rata funt,’ et quae ex secundis composita sunt, </text:span><text:span text:style-name="T78">quae et<text:line-break/></text:span><text:span text:style-name="T78">sensibilia sunt, et (ut eo nomine utar), similaria </text:span><text:span text:style-name="T78">appel-<text:line-break/></text:span><text:span text:style-name="T78">lantur: et quae tandem ex partibus organicis </text:span><text:span text:style-name="T78">expletor;<text:line-break/></text:span><text:span text:style-name="T78">quin etiam et quae utilitas, ex omni harum partium </text:span><text:span text:style-name="T78">ge-<text:line-break/></text:span><text:span text:style-name="T78">nere, et quae actio animalibus est, ex illa eadem </text:span><text:span text:style-name="T78">me-<text:line-break/></text:span><text:span text:style-name="T78">thodo cognoscimus:. quandoquidem et eas oportet </text:span><text:span text:style-name="T78">non<text:line-break/></text:span><text:span text:style-name="T78">inexploratas negligere, fed demonstratione perceptas </text:span><text:span text:style-name="T78">ha-<text:line-break/></text:span><text:span text:style-name="T78">bere. Quid igitur? an aliquid jam restat, cur </text:span><text:span text:style-name="T78">medicas<text:line-break/></text:span><text:span text:style-name="T78">non philosophus sit, is, inquam, medicus, qui arti </text:span><text:span text:style-name="T78">ope-<text:line-break/></text:span><text:span text:style-name="T78">ram Hippocrate dignam impendat? Si enim, ut </text:span><text:span text:style-name="T78">corporis<text:line-break/></text:span><text:span text:style-name="T78">naturam cognoscat, et morborum differentias,, et,</text:span><text:span text:style-name="T78">praesi-<text:line-break/></text:span><text:span text:style-name="T78">diorum indicationes, eum rationalem contemplationem<text:line-break/>exercere oportet, at. autem in harum rerum studio </text:span><text:span text:style-name="T78">in-<text:line-break/></text:span><text:span text:style-name="T78">dustriam ponat retineatque, divitias contemnere et </text:span><text:span text:style-name="T78">tem-<text:line-break/></text:span><text:span text:style-name="T78">perantia uti necesse est, hic jam omnes </text:span><text:span text:style-name="T78">philosophiae<text:line-break/></text:span><text:span text:style-name="T78">partes habebit,, et quae ad disserendi rationem, </text:span><text:span text:style-name="T78">quam</text:span></text:p>
      <text:p text:style-name="P10"><text:span text:style-name="T78">logicam, </text:span><text:span text:style-name="T93">et </text:span><text:span text:style-name="T93">quae</text:span><text:span text:style-name="T78"> ad rerum naturam, quam physicam,;<text:line-break/></text:span><text:span text:style-name="T78">et quae ad </text:span><text:span text:style-name="T78">mores, quam ethicam Graeci dicunt,-attinet.<text:line-break/></text:span><text:span text:style-name="T78">Nec vero </text:span><text:span text:style-name="T78">timendum est, ne, qui pecuniam contemnat,,<text:line-break/></text:span><text:span text:style-name="T78">et </text:span><text:span text:style-name="T78">temperantiam fervet, is turpe quicquam aut vitiosum<text:line-break/></text:span><text:span text:style-name="T78">committat: </text:span><text:span text:style-name="T78">quidquid enim homines injuste audent, id<text:line-break/></text:span><text:span text:style-name="T78">aut </text:span><text:span text:style-name="T78">avaritia impellente, aut voluptate perstringente com-<text:line-break/></text:span><text:span text:style-name="T78">ruittuut; </text:span><text:span text:style-name="T78">sic et reliquas virtutes eundem habere necesse<text:line-break/></text:span><text:span text:style-name="T78">est: </text:span><text:span text:style-name="T78">quandoquidem omnes inter fe connexae filutv nee<text:line-break/></text:span><text:span text:style-name="T78">potest, </text:span><text:span text:style-name="T78">qui unam habet, non, caeteras omnes statim ha-<text:line-break/></text:span><text:span text:style-name="T78">bere, </text:span><text:span text:style-name="T78">tanquam ex uno fune revinctas. Si igitur, ut et<text:line-break/></text:span><text:span text:style-name="T78">artem </text:span><text:span text:style-name="T78">primum intelligant, et eandem deinde exerceant,<text:line-break/></text:span><text:span text:style-name="T78">philosophia </text:span><text:span text:style-name="T78">medicis necessaria </text:span><text:span text:style-name="T93">efl,</text:span><text:span text:style-name="T78"> haud dubium relin-<text:line-break/></text:span><text:span text:style-name="T78">quitur</text:span><text:span text:style-name="T78">,' quin, si' quis medicus est-; idem omnino- sit et<text:line-break/></text:span><text:span text:style-name="T78">philo,fophus; </text:span><text:span text:style-name="T78">non enim illud demonstrationem desiderare<text:line-break/></text:span><text:span text:style-name="T78">arbitror, </text:span><text:span text:style-name="T78">si quis arte'medica probe usurus, sit, ei, opus<text:line-break/></text:span><text:span text:style-name="T78">philosophia </text:span><text:span text:style-name="T78">esse, quum non desint, quos tam pecurna-<text:line-break/></text:span><text:span text:style-name="T78">rum </text:span><text:span text:style-name="T78">cupidos saepe videamus, ut venefici, non medici sint,<text:line-break/></text:span><text:span text:style-name="T78">artemque </text:span><text:span text:style-name="T78">in contrarium scopo ejusdem abusum detor-<text:line-break/></text:span><text:span text:style-name="T78">qneant. </text:span><text:span text:style-name="T78">Num igitur jam de nominibus certabis nugisque</text:span></text:p>
      <text:p text:style-name="P10"><text:span text:style-name="T78">contendes,- utitemperatum, -continentem; divitias</text:span><text:span text:style-name="T78">'iiifrl<text:line-break/></text:span><text:span text:style-name="T78">fe ducentem, justum debere- esse; medicum" dicas, </text:span><text:span text:style-name="T64">,ηοη<text:line-break/></text:span><text:span text:style-name="T78">tamen sphilosophum </text:span><text:span text:style-name="T78">? </text:span><text:span text:style-name="T78">eundemque corporum?, </text:span><text:span text:style-name="T78">naturas<text:line-break/></text:span><text:span text:style-name="T78">cognoscere </text:span><text:span text:style-name="T78">, </text:span><text:span text:style-name="T78">instrumentorum actiones , partium </text:span><text:span text:style-name="T78">ufift;<text:line-break/></text:span><text:span text:style-name="T78">inorborum differentias, curationumqne indicationes, </text:span><text:span text:style-name="T78">noa<text:line-break/></text:span><text:span text:style-name="T78">tamen ; operam disciplinae rationali dedisse ?,. an </text:span><text:span text:style-name="T78">rebns<text:line-break/></text:span><text:span text:style-name="T78">concessis te contendere de solis nominibus pudebit? </text:span><text:span text:style-name="T78">at<text:line-break/></text:span><text:span text:style-name="T78">fero quidem:. satius' tamen, ut jam resipiscas, </text:span><text:span text:style-name="T78">.nec ut<text:line-break/></text:span><text:span text:style-name="T78">graculus aut corvus de vocibus contendas</text:span><text:span text:style-name="T78">,, </text:span><text:span text:style-name="T78">scd </text:span><text:span text:style-name="T78">is in-<text:line-break/></text:span><text:span text:style-name="T78">quirenda rerum veritate operam consumas,:- uon </text:span><text:span text:style-name="T78">enim<text:line-break/></text:span><text:span text:style-name="T78">habes, cnr sutorem bonum aut textorem sine </text:span><text:span text:style-name="T78">disciplina<text:line-break/></text:span><text:span text:style-name="T78">et exercitatione quemquam effici posse neges,- </text:span><text:span text:style-name="T78">justuui<text:line-break/></text:span><text:span text:style-name="T78">"vero aliquem, - aut temperantem, aut demonstrationis<text:line-break/>peritum,: aut rniurn .natrtrannisinentem repente.</text:span><text:span text:style-name="T78">apparere<text:line-break/></text:span><text:span text:style-name="T78">dicas, quanquam rreoue doctoris eruditione, </text:span><text:span text:style-name="T78">neque sci<text:line-break/></text:span><text:span text:style-name="T78">ipsius exercitatione sit usus.- - llaque-si, hoc </text:span><text:span text:style-name="T78">impuden-<text:line-break/></text:span><text:span text:style-name="T78">tiae est, illust hominis non de- rebus, scd </text:span><text:span text:style-name="T78">de nomi-<text:line-break/></text:span><text:span text:style-name="T78">nihus altercantis; certe nos primum studium </text:span><text:span text:style-name="T78">debemus<text:line-break/></text:span><text:span text:style-name="T78">lu, pspilosoplwa </text:span><text:span text:style-name="T78">- </text:span><text:span text:style-name="T78">consuluere., si. veri Hippocratis </text:span><text:span text:style-name="T78">aemuli</text:span></text:p>
      <text:p text:style-name="P10"><text:span text:style-name="T78">esse </text:span><text:span text:style-name="T78">volumus: qued si fecerimus, nihil impediet, quo<text:line-break/></text:span><text:span text:style-name="T78">minus </text:span><text:span text:style-name="T78">eo meliores efficiamur, medum similes, si cogni-<text:line-break/></text:span><text:span text:style-name="T78">tis iis, </text:span><text:span text:style-name="T78">quae ab illo bene dicta funt, caetera, quae<text:line-break/></text:span><text:span text:style-name="T78">arti </text:span><text:span text:style-name="T78">desunt, . ipsi inveniamus.</text:span></text:p>
      <text:h text:style-name="P4" text:outline-level="1"><text:bookmark-start text:name="bookmark6"/><text:span text:style-name="T87">GALENI DE SECTIS AD EOS </text:span><text:span text:style-name="T87">QUI<text:line-break/></text:span><text:span text:style-name="T87">INTRODUCUNTUR.</text:span><text:bookmark-end text:name="bookmark6"/></text:h>
      <text:h text:style-name="P5" text:outline-level="2">Cap. I.</text:h>
      <text:p text:style-name="P8"><text:span text:style-name="T78">Medicae artis scopus sanitas est; </text:span><text:span text:style-name="T78">finis<text:line-break/></text:span><text:span text:style-name="T78">ipsius adeptio. At medicis necessarium est cognoscere,<text:line-break/>ex quibus quis aut absentem sanitatem restituat, </text:span><text:span text:style-name="T78">aut<text:line-break/></text:span><text:span text:style-name="T78">praesentem tueatur. Vocantur autem ea, quae </text:span><text:span text:style-name="T78">absentem<text:line-break/></text:span><text:span text:style-name="T78">revocant, remedia et auxilia; quae vero praesentem </text:span><text:span text:style-name="T78">con-<text:line-break/></text:span><text:span text:style-name="T78">scrvant, salubris victus ratio. Hac igitur ratione </text:span><text:span text:style-name="T78">et ip-<text:line-break/></text:span><text:span text:style-name="T78">Iam medicinam salubrium insalubriunrque scientiam </text:span><text:span text:style-name="T78">ptiica<text:line-break/></text:span><text:span text:style-name="T78">definitio asserit: salubria quidem vocans, tum </text:span><text:span text:style-name="T78">quae<text:line-break/></text:span><text:span text:style-name="T78">praesentem sanitatem tuentur, tum quae deperditam</text:span></text:p>
      <text:p text:style-name="P10"><text:span text:style-name="T78">restituunt: </text:span><text:span text:style-name="T78">insalubria vero, quae his contraria sunt. Ambo-<text:line-break/></text:span><text:span text:style-name="T78">&gt; </text:span><text:span text:style-name="T78">riun.enirn </text:span><text:span text:style-name="T78">cognitione medicus indiget, ut illa eligat, haec<text:line-break/></text:span><text:span text:style-name="T78">vitet. </text:span><text:span text:style-name="T78">Unde </text:span><text:span text:style-name="T78">vero horum scientiam facile comparet, non-<text:line-break/></text:span><text:span text:style-name="T78">dnm peraeque </text:span><text:span text:style-name="T78">ab omnibus concessum est. Sed alii quidem<text:line-break/></text:span><text:span text:style-name="T78">falam </text:span><text:span text:style-name="T78">experientiam satis esse arti pronuntiant; aliis vero<text:line-break/></text:span><text:span text:style-name="T78">et ratio non </text:span><text:span text:style-name="T78">exigua videtur conferre. Nominantur au-<text:line-break/></text:span><text:span text:style-name="T78">tem, qui </text:span><text:span text:style-name="T78">experientiam solam profitentur. Empirici no-<text:line-break/></text:span><text:span text:style-name="T78">mine </text:span><text:span text:style-name="T78">ab </text:span><text:span text:style-name="T78">illa deducto; similiter, qui ratione nituntur,<text:line-break/></text:span><text:span text:style-name="T78">stationales. </text:span><text:span text:style-name="T78">Atque hae duae principes artis medendi<text:line-break/></text:span><text:span text:style-name="T78">fectae </text:span><text:span text:style-name="T78">funt; una. quidem experimentis ad remediorum<text:line-break/></text:span><text:span text:style-name="T78">inventionem </text:span><text:span text:style-name="T78">tenuit; altera vero per indicationem. Et<text:line-break/></text:span><text:span text:style-name="T78">fectis </text:span><text:span text:style-name="T78">etiam nomina imposuerunt, Empiricen et Rationa-<text:line-break/></text:span><text:span text:style-name="T78">lem'. </text:span><text:span text:style-name="T100">(</text:span><text:span text:style-name="T78">Vocare autem consuerunt. Empiricen quidem ob-<text:line-break/></text:span><text:span text:style-name="T78">servatricem</text:span><text:span text:style-name="T78">,- et memorem et mnemonenticen, Rationalem<text:line-break/></text:span><text:span text:style-name="T78">vero , </text:span><text:span text:style-name="T78">dogmaticam et analogisticam. Atque viros perae-<text:line-break/></text:span><text:span text:style-name="T78">que ac </text:span><text:span text:style-name="T78">saetas constituebant; eosque vocitabant et Empiii-<text:line-break/></text:span><text:span text:style-name="T78">eos, et </text:span><text:span text:style-name="T78">obfervatores, et apparentium memores, quicunqne </text:span><text:span text:style-name="T108">z<text:line-break/></text:span><text:span text:style-name="T78">experientiam </text:span><text:span text:style-name="T78">sectabantur; qui vero rationem profiteban- </text:span><text:span text:style-name="T108">1<text:line-break/></text:span><text:span text:style-name="T78">tur; </text:span><text:span text:style-name="T78">eos </text:span><text:span text:style-name="T78">stationales, et dogmaticos-, et analogistioos. </text:span><text:span text:style-name="T78">*</text:span></text:p>
      <text:h text:style-name="P6" text:outline-level="2">Cap. II.</text:h>
      <text:p text:style-name="P8"><text:span text:style-name="T78">Enimvero artem Empirici hunc in </text:span><text:span text:style-name="T78">modum<text:line-break/></text:span><text:span text:style-name="T78">constitutam esse pronuntiant, quoniam mullos </text:span><text:span text:style-name="T78">hominibus<text:line-break/></text:span><text:span text:style-name="T78">affectus viderent ohorici, nonnullos quidem sua </text:span><text:span text:style-name="T78">fponte<text:line-break/></text:span><text:span text:style-name="T78">communes tum aegris, tum sanis, ut sanguinis </text:span><text:span text:style-name="T78">fluxum<text:line-break/></text:span><text:span text:style-name="T78">ex naribus, vel sudores, val aliti profluvia, </text:span><text:span text:style-name="T78">vel aliud<text:line-break/></text:span><text:span text:style-name="T78">hujusmodi quippiam, quod vel noxam, vel opem </text:span><text:span text:style-name="T78">affe-<text:line-break/></text:span><text:span text:style-name="T78">rat, non tamen causam effectricem, scnfibus objectam </text:span><text:span text:style-name="T78">ha-<text:line-break/></text:span><text:span text:style-name="T78">beat; alios vero, quorum causa quidem apparuit, </text:span><text:span text:style-name="T78">non<text:line-break/></text:span><text:span text:style-name="T93">tamen</text:span><text:span text:style-name="T78"> ex nostro instituto, scd casu aliquo; ut </text:span><text:span text:style-name="T78">si cui<text:line-break/>' </text:span><text:span text:style-name="T78">collapso vel icto, aut aliter vulnerato, contigerit </text:span><text:span text:style-name="T78">fangui-<text:line-break/></text:span><text:span text:style-name="T78">nem fluere, et aviditati quum obsequitur, in morbo </text:span><text:span text:style-name="T78">fri-<text:line-break/></text:span><text:span text:style-name="T78">gidam aquam bibere, aut vinum, aut id genus </text:span><text:span text:style-name="T78">aha,<text:line-break/></text:span><text:span text:style-name="T78">quorum quodque ad utilitatem noxamve cessit. </text:span><text:span text:style-name="T78">Priorem<text:line-break/></text:span><text:span text:style-name="T78">itaque speciem juvantium vel laedentium naturalem </text:span><text:span text:style-name="T78">vo-<text:line-break/></text:span><text:span text:style-name="T78">cabant; alteram vero fortuitam. Utriusque autem </text:span><text:span text:style-name="T78">ipfa-<text:line-break/></text:span><text:span text:style-name="T78">rum primam inspectionem, fortuitam occasionum, </text:span><text:span text:style-name="T78">scu in-<text:line-break/></text:span><text:span text:style-name="T78">cidentium nominabant,, quod rebus inconsulto </text:span><text:span text:style-name="T78">lucidat,<text:line-break/></text:span><text:span text:style-name="T78">nomen imponentes. Incidens igitur experientiae </text:span><text:span text:style-name="T78">species<text:line-break/></text:span><text:span text:style-name="T78">talis est. Ultraneavcro est, quum ultro </text:span><text:span text:style-name="T78">vel summis</text:span></text:p>
      <text:p text:style-name="P10"><text:span text:style-name="T78">moniti, vel alia </text:span><text:span text:style-name="T78">ducti opinione ad experientiam accesse-<text:line-break/></text:span><text:span text:style-name="T78">rint. Qninetiam </text:span><text:span text:style-name="T78">tertia experientiae species est imitato-<text:line-break/></text:span><text:span text:style-name="T78">ria,- quum ex </text:span><text:span text:style-name="T78">lis, quae quodcunque juverint aut lae-<text:line-break/></text:span><text:span text:style-name="T78">serint, vel </text:span><text:span text:style-name="T78">natura, vel casu, vel fuomet instinctu,<text:line-break/></text:span><text:span text:style-name="T78">statim in ipsis </text:span><text:span text:style-name="T78">affectibus ad experientiam ducitur. Atque<text:line-break/></text:span><text:span text:style-name="T78">haec est, quae </text:span><text:span text:style-name="T78">artem ipsorum potissimum constituerit;<text:line-break/></text:span><text:span text:style-name="T78">non enim bis </text:span><text:span text:style-name="T78">duntaxat, aut ter, verum saepius id, quod<text:line-break/></text:span><text:span text:style-name="T78">ante profuit, </text:span><text:span text:style-name="T78">imitati sunt; postea in. iisdem affectibus<text:line-break/></text:span><text:span text:style-name="T78">idem </text:span><text:span text:style-name="T78">facere ut plurimum comperientes talem memoriam,<text:line-break/></text:span><text:span text:style-name="T78">praeceptum </text:span><text:span text:style-name="T78">vocantes, jam id probabile, artisque partem '<text:line-break/></text:span><text:span text:style-name="T78">ducunt. </text:span><text:span text:style-name="T78">Quum autem multa- ejusmodi praecepta ab ipsis<text:line-break/></text:span><text:span text:style-name="T78">collecta </text:span><text:span text:style-name="T78">fuissent, universa illa collectio erat equidem medi-<text:line-break/></text:span><text:span text:style-name="T78">cina; qni </text:span><text:span text:style-name="T78">vero collegisset, medicus. At ejusmodi collectio<text:line-break/></text:span><text:span text:style-name="T78">propria </text:span><text:span text:style-name="T78">eujusque iufpectio ab ipsis appellata </text:span><text:span text:style-name="T100">e</text:span><text:span text:style-name="T78">st, quae<text:line-break/></text:span><text:span text:style-name="T78">memoria </text:span><text:span text:style-name="T78">quaedam est eorum, quae inultoties simllique<text:line-break/></text:span><text:span text:style-name="T78">modo </text:span><text:span text:style-name="T78">conspectafunt. Id vero ipsum experientiam quo-<text:line-break/></text:span><text:span text:style-name="T78">qae </text:span><text:span text:style-name="T78">nominabant: ejus autem documentum, historiam.<text:line-break/></text:span><text:span text:style-name="T78">Nam id </text:span><text:span text:style-name="T78">ipsum </text:span><text:span text:style-name="T78">ei, </text:span><text:span text:style-name="T78">qui observaverit, ipsa luspectio est:<text:line-break/></text:span><text:span text:style-name="T78">discenti </text:span><text:span text:style-name="T78">vero, quod observatum est, historia. At quia</text:span></text:p>
      <text:p text:style-name="P10"><text:span text:style-name="T78">etiam in morbos quosdam incidebant interdum antea </text:span><text:span text:style-name="T78">non<text:line-break/></text:span><text:span text:style-name="T78">visos, vel aliquos cognitos quidem, sed in iis </text:span><text:span text:style-name="T78">locis, </text:span><text:span text:style-name="T78">ubi<text:line-break/></text:span><text:span text:style-name="T78">nulla esset remediorum copia, quae experientia </text:span><text:span text:style-name="T78">observa-<text:line-break/></text:span><text:span text:style-name="T78">runt, instrumentum aliquod auxiliis inveniendis </text:span><text:span text:style-name="T78">fecerunt,<text:line-break/></text:span><text:span text:style-name="T78">nempe ad similia transitum; quo plerumque usi </text:span><text:span text:style-name="T78">etiam </text:span><text:span text:style-name="T78">ab<text:line-break/></text:span><text:span text:style-name="T78">affectu ad affectum similem idem praesidium </text:span><text:span text:style-name="T78">transferunt;<text:line-break/></text:span><text:span text:style-name="T78">item a. loco ad locum, a remedio prius cognito </text:span><text:span text:style-name="T78">ad </text:span><text:span text:style-name="T78">simile<text:line-break/></text:span><text:span text:style-name="T78">aliquod deveniunt. Ah affectu quidem ad affectum, </text:span><text:span text:style-name="T78">ut<text:line-break/></text:span><text:span text:style-name="T78">si ab erysipelate ad herpetem transeant. A loco </text:span><text:span text:style-name="T78">vero<text:line-break/></text:span><text:span text:style-name="T78">ad locum, ut a brachio ad femur. .Ab auxilio </text:span><text:span text:style-name="T78">ad auxi-<text:line-break/></text:span><text:span text:style-name="T78">lium , ut in alni profluviis a cydonio malo, ad </text:span><text:span text:style-name="T78">mefpilum.<text:line-break/></text:span><text:span text:style-name="T78">Atqui omnis hujusmodi transitus ad inventionem </text:span><text:span text:style-name="T78">via </text:span><text:span text:style-name="T78">est.<text:line-break/></text:span><text:span text:style-name="T78">Verum inventio nondum ante experientiam est; </text:span><text:span text:style-name="T78">scd </text:span><text:span text:style-name="T78">sta-<text:line-break/></text:span><text:span text:style-name="T78">timubri quod speratur, in experimentum deductum </text:span><text:span text:style-name="T78">efl,<text:line-break/></text:span><text:span text:style-name="T78">id jam fide dignum est, cujus testimonium experientia </text:span><text:span text:style-name="T78">per-<text:line-break/></text:span><text:span text:style-name="T78">hibuit, non minus ac si plerumque pari modo fe </text:span><text:span text:style-name="T78">habere<text:line-break/></text:span><text:span text:style-name="T78">observatum fuerit. Porro experientiam hanc, </text:span><text:span text:style-name="T78">quae </text:span><text:span text:style-name="T78">simi,<text:line-break/></text:span><text:span text:style-name="T78">lium transitum fequitur, exereitatoriam vocant, </text:span><text:span text:style-name="T78">quod </text:span><text:span text:style-name="T78">eiua,<text:line-break/></text:span><text:span text:style-name="T78">qui hao ratione, quid inventurus sit, in arte exercitatum </text:span><text:span text:style-name="T78">ac .</text:span></text:p>
      <text:p text:style-name="P10"><text:span text:style-name="T78">astrictum </text:span><text:span text:style-name="T78">este oporteat. Ac priora cuncta experimenta,<text:line-break/></text:span><text:span text:style-name="T78">quae </text:span><text:span text:style-name="T78">experientiam praecesserunt, quibus </text:span><text:span text:style-name="T78">ars ad </text:span><text:span text:style-name="T78">sui- </text:span><text:span text:style-name="T78">con-<text:line-break/></text:span><text:span text:style-name="T78">stitutionem </text:span><text:span text:style-name="T78">indigebat, etiam lu quibuslibet </text:span><text:span text:style-name="T78">fieri possunt.’<text:line-break/></text:span><text:span text:style-name="T78">Talis </text:span><text:span text:style-name="T78">equidem per experimentum ad artis finem </text:span><text:span text:style-name="T78">via </text:span><text:span text:style-name="T78">est-</text:span></text:p>
      <text:h text:style-name="P5" text:outline-level="2">Cap. III.</text:h>
      <text:p text:style-name="P8"><text:span text:style-name="T78">At </text:span><text:span text:style-name="T78">quae </text:span><text:span text:style-name="T78">ratione procedit, corporis natu-<text:line-break/></text:span><text:span text:style-name="T78">ram, </text:span><text:span text:style-name="T78">cui mederi conatur, jubet perdiscere; </text:span><text:span text:style-name="T78">ad </text:span><text:span text:style-name="T78">haee<text:line-break/></text:span><text:span text:style-name="T78">omnium </text:span><text:span text:style-name="T78">causarum vires, quibus affectum quotidie cor-<text:line-break/></text:span><text:span text:style-name="T78">pus aut </text:span><text:span text:style-name="T78">salubrius, aut insalubrius evadit. Post haec<text:line-break/></text:span><text:span text:style-name="T78">jam et </text:span><text:span text:style-name="T78">abris, aquarum, regionum, studiorum, ciborum,<text:line-break/></text:span><text:span text:style-name="T78">potuum et </text:span><text:span text:style-name="T78">consuetudinum naturam nosse medicum opor-<text:line-break/></text:span><text:span text:style-name="T78">tere </text:span><text:span text:style-name="T78">proferunt; quo morborum omnium causas, et re-<text:line-break/></text:span><text:span text:style-name="T78">mediorum </text:span><text:span text:style-name="T78">facultates inveniat;</text:span><text:span text:style-name="T108">1</text:span><text:span text:style-name="T78"> ’praeterea conjicere possit,<text:line-break/></text:span><text:span text:style-name="T78">et </text:span><text:span text:style-name="T78">ratiocinari, medicamentum hujusmodi facultate praedi-<text:line-break/></text:span><text:span text:style-name="T78">tum </text:span><text:span text:style-name="T78">, si tali causae speciei adhibeatur</text:span><text:span text:style-name="T78">, </text:span><text:span text:style-name="T78">tale quippiam ef-<text:line-break/></text:span><text:span text:style-name="T78">fecturum </text:span><text:span text:style-name="T78">esse.- Nam priusquam in his omnibus</text:span><text:span text:style-name="T108">1</text:span><text:span text:style-name="T78"> varie se<text:line-break/></text:span><text:span text:style-name="T78">exercuerit</text:span><text:span text:style-name="T78">-medicus, fieri non posse ajtnit, ut remedio-<text:line-break/></text:span><text:span text:style-name="T78">rurn copiam </text:span><text:span text:style-name="T78">consequatur. Esto scilicet, ut exiguorexem-</text:span></text:p>
      <text:p text:style-name="P21"><text:span text:style-name="T64">. </text:span><text:span text:style-name="T78">plo totum id condiscas, pars corporis aliqua dolens, et<text:line-break/>dura,, et renitens, et lu tumore majori. Hic causam </text:span><text:span text:style-name="T78">medi,<text:line-break/></text:span><text:span text:style-name="T78">cum invenire oportet, primum quidem, quod humor </text:span><text:span text:style-name="T78">ali-<text:line-break/></text:span><text:span text:style-name="T78">quis naturali copiosior in eam partem fluens ipfam </text:span><text:span text:style-name="T78">ex-<text:line-break/></text:span><text:span text:style-name="T78">tulit, et distendeur lu dolorem adduxit; Deinde </text:span><text:span text:style-name="T93">vero, fi<text:line-break/></text:span><text:span text:style-name="T78">quid adhuc influat, prohibere ah influxu; sin </text:span><text:span text:style-name="T78">minus,<text:line-break/></text:span><text:span text:style-name="T78">partem jam evacuare. Qua igitur ratione, quod </text:span><text:span text:style-name="T78">in-<text:line-break/></text:span><text:span text:style-name="T78">fluit, adhuc sistes,, et, quod continetur, vacuabis? </text:span><text:span text:style-name="T78">Hoc<text:line-break/></text:span><text:span text:style-name="T78">itaque pacto ab ipsio affectu ejus, quod consert, </text:span><text:span text:style-name="T78">indica-<text:line-break/></text:span><text:span text:style-name="T78">tio ipsis oboritur,, Nou tamen hanc lolam </text:span><text:span text:style-name="T78">este sita<text:line-break/></text:span><text:span text:style-name="T78">ajunt, sed et ab aegrotantis viribus alteram </text:span><text:span text:style-name="T78">indicatio-<text:line-break/></text:span><text:span text:style-name="T78">nem sumi;' et ab aetate aliam,; </text:span><text:span text:style-name="T93">et a propria</text:span><text:span text:style-name="T78"> </text:span><text:span text:style-name="T78">ipsius<text:line-break/></text:span><text:span text:style-name="T78">aegri natura aliam: ita vero et ab anni </text:span><text:span text:style-name="T78">tempestate,<text:line-break/></text:span><text:span text:style-name="T78">et regronis natura., et </text:span><text:span text:style-name="T93">a</text:span><text:span text:style-name="T78"> studiis, et a </text:span><text:span text:style-name="T78">consuetudine<text:line-break/></text:span><text:span text:style-name="T78">peculiuri singulisejus, quod confert</text:span><text:span text:style-name="T78">, indicatio-<text:line-break/></text:span><text:span text:style-name="T78">nes fieri. Verbi </text:span><text:span text:style-name="T100">:</text:span><text:span text:style-name="T78">gratia, (ut hoc quoquo</text:span><text:span text:style-name="T78">‘exemplo fiat<text:line-break/></text:span><text:span text:style-name="T78">dilucidius,) concedatur aliquem acutu febricitare, </text:span><text:span text:style-name="T78">ad</text:span></text:p>
      <text:p text:style-name="P10"><text:span text:style-name="T78">motum </text:span><text:span text:style-name="T78">fegnem esse, gravitatem corporis sentire; sit vero<text:line-break/></text:span><text:span text:style-name="T78">tumidus </text:span><text:span text:style-name="T78">magis nunc, quam prius, et rubicundior </text:span><text:span text:style-name="T93">appa-<text:line-break/></text:span><text:span text:style-name="T93">reat,</text:span><text:span text:style-name="T78"> </text:span><text:span text:style-name="T78">ad haec sint et ipsi venae tumidiores; cuique patet,<text:line-break/></text:span><text:span text:style-name="T78">fanguinis </text:span><text:span text:style-name="T78">calidioris plenitudinem huic redundare. Quod<text:line-break/></text:span><text:span text:style-name="T78">igitur </text:span><text:span text:style-name="T78">remedium? an -constat, evacuationem id esse? hoe<text:line-break/></text:span><text:span text:style-name="T78">namque </text:span><text:span text:style-name="T78">remedium plenitudini contrarium. At contrario-<text:line-break/></text:span><text:span text:style-name="T78">rum </text:span><text:span text:style-name="T78">contraria funt remedia. Quomodo igitur ipsum<text:line-break/></text:span><text:span text:style-name="T78">evacuabimus, </text:span><text:span text:style-name="T78">aut quousque? Hoc. nondum a causa sola<text:line-break/></text:span><text:span text:style-name="T78">constare </text:span><text:span text:style-name="T78">potest. Nam vires, aetas, anni tempestas, regio,&gt;<text:line-break/></text:span><text:span text:style-name="T78">aliaque </text:span><text:span text:style-name="T78">paulo ante commemorata prius infpicienda funt.<text:line-break/></text:span><text:span text:style-name="T78">Nam fi </text:span><text:span text:style-name="T78">validis fit viribus, et aetate florente, et tempus<text:line-break/></text:span><text:span text:style-name="T78">anni </text:span><text:span text:style-name="T78">vernum, et regio temperata, non erraveris, si vena<text:line-break/></text:span><text:span text:style-name="T78">incisa </text:span><text:span text:style-name="T78">tantum vacues sanguinis, quantum causa postulet.<text:line-break/></text:span><text:span text:style-name="T78">Imbecillis </text:span><text:span text:style-name="T78">autem viribus, aetate vel puero admodum,<text:line-break/></text:span><text:span text:style-name="T78">parvo, </text:span><text:span text:style-name="T78">vel seni multum, in regione frigidiore', qualis est.<text:line-break/></text:span><text:span text:style-name="T78">Seythia, </text:span><text:span text:style-name="T78">aut calidiore, ut Aethiopia, et anni tempore vel<text:line-break/></text:span><text:span text:style-name="T78">insigniter </text:span><text:span text:style-name="T78">frigido, vel admodum calido, nemo adhue</text:span></text:p>
      <text:p text:style-name="P10"><text:span text:style-name="T78">venam incidere ausus fuerit. Ita vero et consuetudinem,<text:line-break/>et studia; et naturas corporum inspicere </text:span><text:span text:style-name="T78">praecipiunt,<text:line-break/></text:span><text:span text:style-name="T78">siquidem ejus, quod ipsis conducit, propriam ex </text:span><text:span text:style-name="T78">omni-<text:line-break/></text:span><text:span text:style-name="T78">bus illis' indicationem fieri volunt.</text:span></text:p>
      <text:h text:style-name="P5" text:outline-level="2">Cap. IV.</text:h>
      <text:p text:style-name="P8"><text:span text:style-name="T78">A quibus autem rei conserentis </text:span><text:span text:style-name="T78">indicatio<text:line-break/></text:span><text:span text:style-name="T78">Methodicis est, ab iisdem Empiricis observatio. </text:span><text:span text:style-name="T78">Praediata<text:line-break/></text:span><text:span text:style-name="T78">-enim symptomatum congeries in febricitante, quam </text:span><text:span text:style-name="T78">fyn-<text:line-break/></text:span><text:span text:style-name="T78">dromen vel concurinm vocare consueverunt. </text:span><text:span text:style-name="T78">Dogmatico<text:line-break/></text:span><text:span text:style-name="T78">quidem vacuationem indicat. Empirico observationis </text:span><text:span text:style-name="T78">re-<text:line-break/></text:span><text:span text:style-name="T78">cordationem. Etenim in hujusmodi affectibus </text:span><text:span text:style-name="T78">quum<text:line-break/></text:span><text:span text:style-name="T78">evacuationem- saepe profuisse viderit, </text:span><text:span text:style-name="T78">. </text:span><text:span text:style-name="T78">nunc quoque,, </text:span><text:span text:style-name="T78">si<text:line-break/></text:span><text:span text:style-name="T78">utatur, eandem profuturam sperati Quin etiam, </text:span><text:span text:style-name="T78">florentes<text:line-break/></text:span><text:span text:style-name="T78">aetate idoneam vacuationem haud moleste ferre </text:span><text:span text:style-name="T78">conspexit,<text:line-break/></text:span><text:span text:style-name="T78">ex quibus id crebro advertit. Sic vere magis, quam </text:span><text:span text:style-name="T78">aestate,<text:line-break/></text:span><text:span text:style-name="T78">et in loco temperato, .tum si consuetudo quaepiam </text:span><text:span text:style-name="T78">va-<text:line-break/></text:span><text:span text:style-name="T78">cuandi aegro fuerit,. nempe per haemorrhoidas, </text:span><text:span text:style-name="T78">vel per<text:line-break/>nares</text:span><text:span text:style-name="T78">, Dogmaticus quidem eam ob. rem plus </text:span><text:span text:style-name="T78">sanguinis<text:line-break/>a rei </text:span><text:span text:style-name="T78">natura incitatus adimit; Empiricus autem, </text:span><text:span text:style-name="T78">quod</text:span></text:p>
      <text:p text:style-name="P11"><text:span text:style-name="T78">ita </text:span><text:span text:style-name="T78">observaverit. Ac universe loquendo, cadem remedia<text:line-break/></text:span><text:span text:style-name="T78">in eisdem </text:span><text:span text:style-name="T78">affectibus et&lt; Dogmatici et Empirici assumunt,,<text:line-break/></text:span><text:span text:style-name="T78">de ipsorum </text:span><text:span text:style-name="T78">inventionis modo dissentientes. Nam lu ipsis<text:line-break/></text:span><text:span text:style-name="T78">apparentibus </text:span><text:span text:style-name="T78">in corpore symptomatis indicatio quidem<text:line-break/></text:span><text:span text:style-name="T78">causae </text:span><text:span text:style-name="T78">fit Dogmaticis, ex qua curationem inveniunt;<text:line-break/></text:span><text:span text:style-name="T78">Empiricis </text:span><text:span text:style-name="T78">vero recordatio eorum, quae multoties eodem<text:line-break/></text:span><text:span text:style-name="T78">modo </text:span><text:span text:style-name="T78">observata funt. In quibus autem nullum evidens<text:line-break/></text:span><text:span text:style-name="T78">fymptoma, </text:span><text:span text:style-name="T78">quod causam indicet, Dogmatici habent, lu<text:line-break/></text:span><text:span text:style-name="T78">his </text:span><text:span text:style-name="T78">non verentur quaerere causam evidentem, quam proca-<text:line-break/></text:span><text:span text:style-name="T78">tarcticam </text:span><text:span text:style-name="T78">nominant, ut si canis rabidus - momorderit, aut<text:line-break/></text:span><text:span text:style-name="T78">vipera,, </text:span><text:span text:style-name="T78">aut aliud quid ejusmodi. Siquidem, ulcus ipsum<text:line-break/></text:span><text:span text:style-name="T78">nihilo </text:span><text:span text:style-name="T78">magis ab aliis ulceribus diversum semper apparet,<text:line-break/></text:span><text:span text:style-name="T78">quam </text:span><text:span text:style-name="T78">omnino per initia. Nam in rabido cane perpetuo<text:line-break/></text:span><text:span text:style-name="T78">simile iis; </text:span><text:span text:style-name="T78">qui ab -alio quodam morsi sunt; verum in<text:line-break/></text:span><text:span text:style-name="T78">viperis </text:span><text:span text:style-name="T78">priinis diebus aliis simile; postea, quum jam de-<text:line-break/></text:span><text:span text:style-name="T78">terius </text:span><text:span text:style-name="T78">habuerint, affectiones quaedam corporis ipsis per-<text:line-break/></text:span><text:span text:style-name="T78">niciosae </text:span><text:span text:style-name="T78">oboriuntur.. Et hujusmodi symptomata omnia,</text:span></text:p>
      <text:p text:style-name="P11"><text:span text:style-name="T78">quae ab animalibus virus jaculantihus fiunt, si non </text:span><text:span text:style-name="T78">probe<text:line-break/></text:span><text:span text:style-name="T78">statftn ali' initio curentur, extreme perniciosa </text:span><text:span text:style-name="T78">evadunt<text:line-break/></text:span><text:span text:style-name="T78">Quae igitur recta curatio? An videlicet venenum, </text:span><text:span text:style-name="T78">quod<text:line-break/></text:span><text:span text:style-name="T78">simul cum morsu corpori incidit, evacuandum est? </text:span><text:span text:style-name="T78">Non<text:line-break/></text:span><text:span text:style-name="T78">itaque cicatrix obducenda, neque ejusmodi vulnera </text:span><text:span text:style-name="T78">fub-i<text:line-break/></text:span><text:span text:style-name="T78">ito claudenda funt; scd e contrario, si parva </text:span><text:span text:style-name="T78">fuerint,<text:line-break/></text:span><text:span text:style-name="T78">saepe omnino incidenda; imo jam et calidis, et </text:span><text:span text:style-name="T78">acribus,<text:line-break/></text:span><text:span text:style-name="T78">ct iis, quae trahere siccare que virus possunt, </text:span><text:span text:style-name="T78">medica-<text:line-break/></text:span><text:span text:style-name="T78">mentis ob eandem- causam uti convenit. Eadem </text:span><text:span text:style-name="T78">vero<text:line-break/></text:span><text:span text:style-name="T78">medicamenta et Empirici adhibent, non a rei ipsius </text:span><text:span text:style-name="T78">na-<text:line-break/></text:span><text:span text:style-name="T78">tura ad ipsorum inventionem ducti, sed recordatione<text:line-break/>eorum, quae per experientiam comperta sunt. </text:span><text:span text:style-name="T78">Quern-<text:line-break/></text:span><text:span text:style-name="T78">admodunf enim in aetatibus', et anni tempestatibus, </text:span><text:span text:style-name="T78">et<text:line-break/></text:span><text:span text:style-name="T78">regionibus uniuscujusque dictorum curatio per </text:span><text:span text:style-name="T78">expe-<text:line-break/></text:span><text:span text:style-name="T78">rientiam ipsis nota ac comperta erat r sic etiam </text:span><text:span text:style-name="T78">causis<text:line-break/></text:span><text:span text:style-name="T78">evidentibus, quas vocant procatarcticas. Itaque </text:span><text:span text:style-name="T78">fi jam<text:line-break/></text:span><text:span text:style-name="T78">utrasque inventionis vias esse veras invicem </text:span><text:span text:style-name="T78">concederent,<text:line-break/>, </text:span><text:span text:style-name="T78">ipsis haud pluribus verbis opus esset.</text:span></text:p>
      <text:h text:style-name="P6" text:outline-level="2">Cap. V.</text:h>
      <text:p text:style-name="P8"><text:span text:style-name="T78">Quoniam </text:span><text:span text:style-name="T78">vero, </text:span><text:span text:style-name="T78">experientiam- Dogmatici<text:line-break/></text:span><text:span text:style-name="T78">damnant, </text:span><text:span text:style-name="T78">alii tanquarn inconstantem, </text:span><text:span text:style-name="T78">alii </text:span><text:span text:style-name="T78">ut imper-.<text:line-break/></text:span><text:span text:style-name="T78">fectam, </text:span><text:span text:style-name="T78">reliqui </text:span><text:span text:style-name="T78">ut </text:span><text:span text:style-name="T78">artis expertem, </text:span><text:span text:style-name="T78">rationem </text:span><text:span text:style-name="T78">autem<text:line-break/></text:span><text:span text:style-name="T78">rursus </text:span><text:span text:style-name="T78">Empirici tanquam </text:span><text:span text:style-name="T78">probabilem, </text:span><text:span text:style-name="T78">non </text:span><text:span text:style-name="T78">autem </text:span><text:span text:style-name="T78">veram<text:line-break/>reprehendunt;' proinde duplex </text:span><text:span text:style-name="T78">ntrisque sermo </text:span><text:span text:style-name="T78">longusque ’<text:line-break/>admodum protenditur, </text:span><text:span text:style-name="T78">dum se mutuo partim accusant,<text:line-break/></text:span><text:span text:style-name="T78">partimque defendunt.' Nain </text:span><text:span text:style-name="T78">quae contra experientiam<text:line-break/></text:span><text:span text:style-name="T78">ab </text:span><text:span text:style-name="T78">Asclepiade,, demonstrante, nihil </text:span><text:span text:style-name="T78">saepe eodem </text:span><text:span text:style-name="T78">videri<text:line-break/></text:span><text:span text:style-name="T78">modo </text:span><text:span text:style-name="T78">posse, dicta sunt,- inconstantem </text:span><text:span text:style-name="T78">prorsus </text:span><text:span text:style-name="T78">ipsam </text:span><text:span text:style-name="T93">effei<text:line-break/></text:span><text:span text:style-name="T78">neque </text:span><text:span text:style-name="T78">veI minimum </text:span><text:span text:style-name="T78">quicquam posse luvenire </text:span><text:span text:style-name="T78">idoneam<text:line-break/></text:span><text:span text:style-name="T78">tffe </text:span><text:span text:style-name="T78">declarant . Quae vero </text:span><text:span text:style-name="T78">ab Erasistrato dicta sunt, </text:span><text:span text:style-name="T78">qui<text:line-break/></text:span><text:span text:style-name="T78">simplicia </text:span><text:span text:style-name="T78">quidem </text:span><text:span text:style-name="T78">etiam in </text:span><text:span text:style-name="T78">simplicibus </text:span><text:span text:style-name="T78">experientia </text:span><text:span text:style-name="T78">inve-<text:line-break/></text:span><text:span text:style-name="T78">niri </text:span><text:span text:style-name="T78">satetur, ut portulacam quoque </text:span><text:span text:style-name="T78">dentium stupori </text:span><text:span text:style-name="T78">re-<text:line-break/></text:span><text:span text:style-name="T78">medium, </text:span><text:span text:style-name="T78">esse, non tamen composita quoque in compositis<text:line-break/></text:span><text:span text:style-name="T78">itidem </text:span><text:span text:style-name="T78">concedat, haud iueptam quidem </text:span><text:span text:style-name="T78">ipsam </text:span><text:span text:style-name="T78">toti inve</text:span><text:span text:style-name="T64">-ι<text:line-break/></text:span><text:span text:style-name="T78">rientlo, </text:span><text:span text:style-name="T78">scd non ad omnia sufficere </text:span><text:span text:style-name="T78">affirmant.. Haec </text:span><text:span text:style-name="T78">vero<text:line-break/></text:span><text:span text:style-name="T78">dicta </text:span><text:span text:style-name="T78">eorum, qui per experientiam </text:span><text:span text:style-name="T78">quidem </text:span><text:span text:style-name="T78">talia inveniri<text:line-break/>concedunt, scd vituperant: </text:span><text:span text:style-name="T78">eandem, quod incerta vagetur,<text:line-break/></text:span><text:span text:style-name="T78">ac in </text:span><text:span text:style-name="T78">nullo sistat praescripto; tum quod </text:span><text:span text:style-name="T78">longa </text:span><text:span text:style-name="T78">et ametha-</text:span></text:p>
      <text:p text:style-name="P10"><text:span text:style-name="T78">dos,</text:span><text:span text:style-name="T108">r</text:span><text:span text:style-name="T78">'</text:span><text:span text:style-name="T78">ut ipsi alunt, id est, sine via et.ratione </text:span><text:span text:style-name="T78">consistat;<text:line-break/></text:span><text:span text:style-name="T78">deinde sic raticnem inducunt, non ceu inconstantem,<text:line-break/>neque infirmam, scd experientiam veluti rem </text:span><text:span text:style-name="T78">quan-<text:line-break/></text:span><text:span text:style-name="T78">dam iuartificiosanr esse arguunt. Vicissim Empirici </text:span><text:span text:style-name="T78">ratio-<text:line-break/></text:span><text:span text:style-name="T78">nalium dicteria revellentes, experientiam consistentem,<text:line-break/>artificiosum, et quae satis cuique faciat, ostendere </text:span><text:span text:style-name="T78">co-<text:line-break/></text:span><text:span text:style-name="T78">nantur rationem . multis adeo niodis reprehendere, </text:span><text:span text:style-name="T78">ut<text:line-break/></text:span><text:span text:style-name="T78">rursus ad lingulas accusationis species Dogmaticos </text:span><text:span text:style-name="T78">re-<text:line-break/></text:span><text:span text:style-name="T78">fpondere sit necessarium. Nam. hi' quum et </text:span><text:span text:style-name="T78">naturam<text:line-break/></text:span><text:span text:style-name="T78">corporis, et morborum omnium- generationes, et </text:span><text:span text:style-name="T78">reme-<text:line-break/></text:span><text:span text:style-name="T78">diorum facultates cognoscere fe profiteantur, ’ </text:span><text:span text:style-name="T78">Empirici<text:line-break/></text:span><text:span text:style-name="T78">cominus progressi., omnia </text:span><text:span text:style-name="T93">illomm</text:span><text:span text:style-name="T78"> calumniantur, </text:span><text:span text:style-name="T78">tauquaa<text:line-break/></text:span><text:span text:style-name="T78">probabilia, similiaque vero tantum, nullam </text:span><text:span text:style-name="T78">autem sir-<text:line-break/></text:span><text:span text:style-name="T78">mam cognitionem habentia. Nonnunquam vero, </text:span><text:span text:style-name="T78">quum<text:line-break/></text:span><text:span text:style-name="T78">ipsorum cognitionem concedunt,- eorum nullum </text:span><text:span text:style-name="T78">esse usam<text:line-break/></text:span><text:span text:style-name="T78">ostendere nituntur. Et fi quando. id. esse </text:span><text:span text:style-name="T78">permiserint,<text:line-break/></text:span><text:span text:style-name="T78">rurius ut. supervacaneum reprehendunt.. Talia- </text:span><text:span text:style-name="T78">sane ge»<text:line-break/></text:span><text:span text:style-name="T78">neratim sibi mutuo objiciunt, contenduiitque </text:span><text:span text:style-name="T78">et Empirici<text:line-break/></text:span><text:span text:style-name="T78">et-.Dogmatici. </text:span><text:span text:style-name="T78">, </text:span><text:span text:style-name="T78">.Partieuiatim -.vero, multa lu </text:span><text:span text:style-name="T78">unoquoque</text:span></text:p>
      <text:p text:style-name="P10"><text:span text:style-name="T78">ipforutui </text:span><text:span text:style-name="T78">ut in </text:span><text:span text:style-name="T78">quaestionibus de abditarum caularum </text:span><text:span text:style-name="T93">in-<text:line-break/></text:span><text:span text:style-name="T93">ventione,</text:span><text:span text:style-name="T78"> </text:span><text:span text:style-name="T78">dum hi </text:span><text:span text:style-name="T78">dissectionem corporum et indicatio-<text:line-break/></text:span><text:span text:style-name="T78">nem. </text:span><text:span text:style-name="T78">et dialecticam </text:span><text:span text:style-name="T78">speculationem commendant; instru-<text:line-break/></text:span><text:span text:style-name="T78">menta </text:span><text:span text:style-name="T78">enim haec, </text:span><text:span text:style-name="T78">ipsis sunt, </text:span><text:span text:style-name="T78">quibus </text:span><text:span text:style-name="T78">abdita indagantur;-<text:line-break/></text:span><text:span text:style-name="T78">Empirici </text:span><text:span text:style-name="T78">vero neque </text:span><text:span text:style-name="T78">inveniri </text:span><text:span text:style-name="T78">quicquam </text:span><text:span text:style-name="T78">dissectione, ad-'<text:line-break/></text:span><text:span text:style-name="T78">mittunt, </text:span><text:span text:style-name="T78">neque, si etiam </text:span><text:span text:style-name="T78">inveniatur, necessarium ad </text:span><text:span text:style-name="T78">artem<text:line-break/></text:span><text:span text:style-name="T78">hoc esse</text:span><text:span text:style-name="T78">; imo neque </text:span><text:span text:style-name="T78">indicationem omnino exsistere, neque<text:line-break/></text:span><text:span text:style-name="T78">alterum </text:span><text:span text:style-name="T78">ex altero </text:span><text:span text:style-name="T78">cognosci posse contendunt, </text:span><text:span text:style-name="T78">» </text:span><text:span text:style-name="T78">. Omnia<text:line-break/></text:span><text:span text:style-name="T78">euim </text:span><text:span text:style-name="T78">sui </text:span><text:span text:style-name="T78">cognitionem requirere, neque esse aliquod ul-<text:line-break/></text:span><text:span text:style-name="T78">lius </text:span><text:span text:style-name="T78">rei natura </text:span><text:span text:style-name="T78">obscurae indicium; . inio ne dialecticen<text:line-break/></text:span><text:span text:style-name="T78">quidem </text:span><text:span text:style-name="T78">ullam artem </text:span><text:span text:style-name="T78">desiderare. </text:span><text:span text:style-name="T78">Postea </text:span><text:span text:style-name="T78">etiam adversus<text:line-break/></text:span><text:span text:style-name="T78">dialecticae suppositiones </text:span><text:span text:style-name="T78">atque definitiones qnippiam corn-<text:line-break/></text:span><text:span text:style-name="T78">mentantur. </text:span><text:span text:style-name="T78">Ad </text:span><text:span text:style-name="T78">haec neutiquam rei cujusvis natura </text:span><text:span text:style-name="T93">la-<text:line-break/></text:span><text:span text:style-name="T93">tentis</text:span><text:span text:style-name="T78"> </text:span><text:span text:style-name="T78">demonstrationem </text:span><text:span text:style-name="T78">esse </text:span><text:span text:style-name="T78">pronuntianti Jam vero </text:span><text:span text:style-name="T78">et </text:span><text:span text:style-name="T78">de<text:line-break/></text:span><text:span text:style-name="T78">vitiosis </text:span><text:span text:style-name="T78">demonstrationis </text:span><text:span text:style-name="T78">modis, quibus Dogmatici </text:span><text:span text:style-name="T78">uti<text:line-break/>consuerunt, de omnique ratiocinatione </text:span><text:span text:style-name="T78">nonnulla dicunt,<text:line-break/></text:span><text:span text:style-name="T78">et quod </text:span><text:span text:style-name="T78">non possit </text:span><text:span text:style-name="T78">invenire, quod promittat, et quod<text:line-break/></text:span><text:span text:style-name="T78">neque </text:span><text:span text:style-name="T78">alia </text:span><text:span text:style-name="T78">quaedam ars ex ea. constituatur; neque </text:span><text:span text:style-name="T78">vita<text:line-break/></text:span><text:span text:style-name="T78">hominum </text:span><text:span text:style-name="T78">secundum </text:span><text:span text:style-name="T78">...eam transigatur..-. </text:span><text:span text:style-name="T78">. </text:span><text:span text:style-name="T78">At epilogismus/</text:span></text:p>
      <text:p text:style-name="P10"><text:span text:style-name="T78">quem evidentem rationem esse, proferunt, latentium </text:span><text:span text:style-name="T78">in-<text:line-break/></text:span><text:span text:style-name="T78">signium caularum utilis est; sic enim hi vocant, </text:span><text:span text:style-name="T78">quae<text:line-break/></text:span><text:span text:style-name="T78">quidem ex sensilium genere funt, nondum tamen </text:span><text:span text:style-name="T78">appa-<text:line-break/></text:span><text:span text:style-name="T78">ruerunt. Utilis etiam est arguendis iis; qui </text:span><text:span text:style-name="T78">adversas<text:line-break/></text:span><text:span text:style-name="T78">manifesta qnicquam audent pronunciare. Sed </text:span><text:span text:style-name="T78">et utilis<text:line-break/></text:span><text:span text:style-name="T78">est ad indicandum, quod in apparentibus </text:span><text:span text:style-name="T78">praetermitti-<text:line-break/></text:span><text:span text:style-name="T78">tur; et ad occurrendum falsis argumentationibus; </text:span><text:span text:style-name="T78">ut qni<text:line-break/></text:span><text:span text:style-name="T78">ab evidentibus nunquam recedat, verum in his </text:span><text:span text:style-name="T78">perpetuo<text:line-break/></text:span><text:span text:style-name="T78">versetur. . Non tamen hujusmodi est analogismus, </text:span><text:span text:style-name="T78">ajunt,<text:line-break/></text:span><text:span text:style-name="T78">scd a manifestis 'incipit, in obscura vero femper </text:span><text:span text:style-name="T78">desinit,<text:line-break/></text:span><text:span text:style-name="T78">ob idque multiformis est. </text:span><text:span text:style-name="T78">- </text:span><text:span text:style-name="T78">Nam ab evidentibus </text:span><text:span text:style-name="T78">ipsis ad<text:line-break/></text:span><text:span text:style-name="T78">abdita alia atque alia proficiscitur. Atque hic </text:span><text:span text:style-name="T78">contro-<text:line-break/></text:span><text:span text:style-name="T78">versiam injudicatam proponunt, quam indicium </text:span><text:span text:style-name="T78">esse di-<text:line-break/></text:span><text:span text:style-name="T78">cunt iucompreheusionis. Sic enim ipsi veram </text:span><text:span text:style-name="T78">quidem<text:line-break/></text:span><text:span text:style-name="T78">firmamque' cognitionem vocant comprehensionem, </text:span><text:span text:style-name="T78">in-<text:line-break/></text:span><text:span text:style-name="T78">comprehensionem vero contrarium. - Atque </text:span><text:span text:style-name="T78">incomprehen-<text:line-break/></text:span><text:span text:style-name="T78">sionem discordiae injudicatae causam esse </text:span><text:span text:style-name="T78">ajunt; dis-<text:line-break/></text:span><text:span text:style-name="T78">cordiam rursus incompreheusionis figuum; </text:span><text:span text:style-name="T78">injudicatam</text:span></text:p>
      <text:p text:style-name="P10"><text:span text:style-name="T78">vero de </text:span><text:span text:style-name="T78">latentibus quae est. dissensionem, non quae de<text:line-break/></text:span><text:span text:style-name="T78">perlpicuis, </text:span><text:span text:style-name="T78">enunciaut. Nam unumquodque hic apparens<text:line-break/></text:span><text:span text:style-name="T78">vera </text:span><text:span text:style-name="T78">loqueutibus testimonium exhibet, mentientes coar-<text:line-break/></text:span><text:span text:style-name="T78">guit. </text:span><text:span text:style-name="T78">Hoc genus sex miliis Emptrici et Rationales mutuo<text:line-break/></text:span><text:span text:style-name="T78">sibi </text:span><text:span text:style-name="T78">objiciunt; curationem </text:span><text:span text:style-name="T78">in </text:span><text:span text:style-name="T78">eisdem affectibus eandem<text:line-break/></text:span><text:span text:style-name="T78">molientes, </text:span><text:span text:style-name="T78">qui in utraque feata legitime exercitati sunt.</text:span></text:p>
      <text:h text:style-name="P5" text:outline-level="2">Cap. VI.</text:h>
      <text:p text:style-name="P8"><text:span text:style-name="T78">Qui Methodici vocantur (fic enim seipscs<text:line-break/></text:span><text:span text:style-name="T78">nominarunt, </text:span><text:span text:style-name="T78">tanquam non etiam priores Dogmatici artem<text:line-break/></text:span><text:span text:style-name="T78">methodo </text:span><text:span text:style-name="T78">tractare . profiteantur) ne verbotenus quidem<text:line-break/></text:span><text:span text:style-name="T78">cum </text:span><text:span text:style-name="T78">prsscis sectis contendere videntur, scd etlam inulta<text:line-break/></text:span><text:span text:style-name="T78">artis opera </text:span><text:span text:style-name="T78">innovare ; qui neque locum affectum ad cu-<text:line-break/></text:span><text:span text:style-name="T78">rationis </text:span><text:span text:style-name="T78">indicationem prodesse quicquam ajunt, neque<text:line-break/></text:span><text:span text:style-name="T78">caniam, </text:span><text:span text:style-name="T78">neque aetatem, neque'tempus,, neque regionem^<text:line-break/></text:span><text:span text:style-name="T78">neque </text:span><text:span text:style-name="T78">virium aegrotantis inspectionem, vel naturaaj<text:line-break/></text:span><text:span text:style-name="T78">vel </text:span><text:span text:style-name="T78">ipsius habitus, - respuunt autem anui tempestates,<text:line-break/></text:span><text:span text:style-name="T78">loca et </text:span><text:span text:style-name="T78">consuetudines, </text:span><text:span text:style-name="T93">a</text:span><text:span text:style-name="T78"> solis affectionibus remedii<text:line-break/></text:span><text:span text:style-name="T78">indicatione </text:span><text:span text:style-name="T78">petita contenti/ eamque sufficere dicentes;<text:line-break/></text:span><text:span text:style-name="T78">nilus autem </text:span><text:span text:style-name="T78">ab his speciatim, scd, communiter uriiver-.</text:span></text:p>
      <text:p text:style-name="P10"><text:span text:style-name="T78">simque statuunt. Atque jam communitates vocant, </text:span><text:span text:style-name="T78">quae<text:line-break/></text:span><text:span text:style-name="T78">simul ipsa particularia omnia comprehendunt </text:span><text:span text:style-name="T78">Nonnulli<text:line-break/></text:span><text:span text:style-name="T78">quidem morborum omnium, qui ex victus ratione </text:span><text:span text:style-name="T78">pro-<text:line-break/></text:span><text:span text:style-name="T78">veniunt , </text:span><text:span text:style-name="T78">nonnulli </text:span><text:span text:style-name="T78">vero omnium sermone absoluto </text:span><text:span text:style-name="T78">duas<text:line-break/></text:span><text:span text:style-name="T78">communitates, et tertiam aliquam mixtam indicare </text:span><text:span text:style-name="T78">nitun-<text:line-break/></text:span><text:span text:style-name="T78">tur. Nominavero ipsis imposuerunt astrictionem </text:span><text:span text:style-name="T78">etfiso-<text:line-break/></text:span><text:span text:style-name="T78">rern, et quemlibet morbum dicunt vel astrictum </text:span><text:span text:style-name="T78">vel fluen-<text:line-break/></text:span><text:span text:style-name="T78">tenr esse, vel ex ambobus compositum. Si enim </text:span><text:span text:style-name="T78">naturales<text:line-break/></text:span><text:span text:style-name="T78">corporum evacuationes retinentur, astrictionem; fi </text:span><text:span text:style-name="T78">autem<text:line-break/></text:span><text:span text:style-name="T78">magis efferuntur, fluorem vocant; quum autem et </text:span><text:span text:style-name="T78">retinentur<text:line-break/></text:span><text:span text:style-name="T78">et. efferuntur, complexus morborum- in hoc. </text:span><text:span text:style-name="T78">constituitur;<text:line-break/></text:span><text:span text:style-name="T78">quemadmodum in oculo inflammatione simul et </text:span><text:span text:style-name="T78">defluxio-<text:line-break/></text:span><text:span text:style-name="T78">ne .laborante. Inflammationem enim, quae astrictus </text:span><text:span text:style-name="T78">est<text:line-break/></text:span><text:span text:style-name="T78">affectus, </text:span><text:span text:style-name="T93">i</text:span><text:span text:style-name="T78"> </text:span><text:span text:style-name="T78">qnouiam non sola nunc , scd cum fluore </text:span><text:span text:style-name="T78">circa<text:line-break/></text:span><text:span text:style-name="T78">untim eundem que locunr oborta est; </text:span><text:span text:style-name="T78">- </text:span><text:span text:style-name="T78">totum facere </text:span><text:span text:style-name="T78">af-<text:line-break/></text:span><text:span text:style-name="T78">fectum complexum scu- compositum.</text:span><text:span text:style-name="T78">. </text:span><text:span text:style-name="T78">Conferentis </text:span><text:span text:style-name="T78">vero<text:line-break/></text:span><text:span text:style-name="T78">remedii indicationem in astrictis laxationem, in </text:span><text:span text:style-name="T78">stridis<text:line-break/></text:span><text:span text:style-name="T78">suppressionem esse. ' Genu, verbi gratia, si. </text:span><text:span text:style-name="T78">inflammatio-<text:line-break/></text:span><text:span text:style-name="T78">nem patiatur, .laxandum; ventriculum vel </text:span><text:span text:style-name="T78">oculum pro-</text:span></text:p>
      <text:p text:style-name="P10"><text:span text:style-name="T78">fluentem</text:span><text:span text:style-name="T64">. </text:span><text:span text:style-name="T78">comprimendum </text:span><text:span text:style-name="T64">, </text:span><text:span text:style-name="T78">. tenendumque. esse praecipiunt.<text:line-break/></text:span><text:span text:style-name="T78">Si mixtum </text:span><text:span text:style-name="T78">implexumque vitium habet, ei, quod urget,<text:line-break/></text:span><text:span text:style-name="T78">resistendum, </text:span><text:span text:style-name="T78">ut- magis infestanti periculumque inserenti.<text:line-break/></text:span><text:span text:style-name="T78">Hoc </text:span><text:span text:style-name="T78">autem est, quod, vehementiori occurrendum esse pos-<text:line-break/></text:span><text:span text:style-name="T78">tius </text:span><text:span text:style-name="T78">quam alteri dictitant. Cur igitur non Dogmaticos<text:line-break/></text:span><text:span text:style-name="T78">se </text:span><text:span text:style-name="T78">nuncuparunt, - quum indicationi praesidia tribuant ?<text:line-break/></text:span><text:span text:style-name="T78">Quia, </text:span><text:span text:style-name="T78">inquiunt, id, quod abditum est, scrutantur Dogma-<text:line-break/></text:span><text:span text:style-name="T78">tici; </text:span><text:span text:style-name="T78">nos autem in manifestis versamur/ Denique et<text:line-break/></text:span><text:span text:style-name="T78">fectam </text:span><text:span text:style-name="T78">fuam totam ita definiunt,- communitatum, quae<text:line-break/></text:span><text:span text:style-name="T78">omnibus </text:span><text:span text:style-name="T78">apparent, . cognitionem. Et ne aliis omnibus<text:line-break/></text:span><text:span text:style-name="T78">altibus </text:span><text:span text:style-name="T78">eadem conveniat definitio, (etenim et illas corn-<text:line-break/></text:span><text:span text:style-name="T78">inanitatum </text:span><text:span text:style-name="T78">apparentium notitias esse judicant) ideo </text:span><text:span text:style-name="T93">ap-<text:line-break/></text:span><text:span text:style-name="T93">ponunt,</text:span><text:span text:style-name="T78"> </text:span><text:span text:style-name="T78">medicinae finem consequentium. Quidam illo-<text:line-break/></text:span><text:span text:style-name="T78">rum </text:span><text:span text:style-name="T78">non consequentium, , sed ipsius lini consonantium<text:line-break/></text:span><text:span text:style-name="T78">adjecerunt. </text:span><text:span text:style-name="T78">Complures utrisque addicti methodum esse<text:line-break/></text:span><text:span text:style-name="T78">ajunt </text:span><text:span text:style-name="T78">manllestarum communitatum, concordantium, iet<text:line-break/></text:span><text:span text:style-name="T78">consequentium </text:span><text:span text:style-name="T78">medicinae, finem notitiam. Nonnulli,<text:line-break/></text:span><text:span text:style-name="T78">sicut </text:span><text:span text:style-name="T78">Thessalus qucque, cohaerentium et necessariarum </text:span><text:span text:style-name="T78">ad<text:line-break/>Ianitatem. </text:span><text:span text:style-name="T78">Atque haec jam est ratio, cur se Dogmaticos</text:span></text:p>
      <text:p text:style-name="P11"><text:span text:style-name="T78">appellari nolint; quippe latentibus ac obscuris </text:span><text:span text:style-name="T78">fe </text:span><text:span text:style-name="T78">non<text:line-break/></text:span><text:span text:style-name="T78">indigere, ut illi profitentur; neque Empiricis </text:span><text:span text:style-name="T78">annume-<text:line-break/></text:span><text:span text:style-name="T78">rari volunt, etsi quammaxime lu evidenti </text:span><text:span text:style-name="T78">versentur.<text:line-break/></text:span><text:span text:style-name="T78">Nam indicatione ab ipsis separati sunt. Nec </text:span><text:span text:style-name="T78">tamen </text:span><text:span text:style-name="T78">in<text:line-break/></text:span><text:span text:style-name="T78">ipso circa evidens exercendi modo fe cum </text:span><text:span text:style-name="T78">Empiricis<text:line-break/></text:span><text:span text:style-name="T78">convenire dicunt. Illos enim ab obscuris </text:span><text:span text:style-name="T78">tanquarn </text:span><text:span text:style-name="T78">in-<text:line-break/></text:span><text:span text:style-name="T78">certis et dubiis recedere; fe vero qnafi ab </text:span><text:span text:style-name="T78">inutilibus.<text:line-break/></text:span><text:span text:style-name="T78">Praeterea Empiricos in apparentibus observationem, </text:span><text:span text:style-name="T78">ipfcs<text:line-break/></text:span><text:span text:style-name="T78">indicationem habere. Atque in his utrosque a </text:span><text:span text:style-name="T78">se ipsis </text:span><text:span text:style-name="T78">dii-<text:line-break/></text:span><text:span text:style-name="T78">sentice dicunt, et maxime, in quibus anni tempora, </text:span><text:span text:style-name="T78">aeta-<text:line-break/></text:span><text:span text:style-name="T78">tes, loca, et hoc genus universa tollunt, quae </text:span><text:span text:style-name="T78">nullum<text:line-break/></text:span><text:span text:style-name="T108">r</text:span><text:span text:style-name="T78"> plane, ut ipsi putant, medicinae usum exhibent, fohnn<text:line-break/>vero prioribus medicis ostentationis gratia </text:span><text:span text:style-name="T78">plurimi </text:span><text:span text:style-name="T78">sunt<text:line-break/></text:span><text:span text:style-name="T78">aestimata. Et hoc summum methodicae sectae </text:span><text:span text:style-name="T78">bonum<text:line-break/></text:span><text:span text:style-name="T78">esse praedicant. Quin etiam ob hoc gloriantur, </text:span><text:span text:style-name="T78">seque<text:line-break/></text:span><text:span text:style-name="T78">admiratione dignos censent. Insuper eum, </text:span><text:span text:style-name="T78">qni </text:span><text:span text:style-name="T78">vitam<text:line-break/></text:span><text:span text:style-name="T78">esse brevem, longam vero artem dicat, </text:span><text:span text:style-name="T78">increpant, / </text:span><text:span text:style-name="T78">E<text:line-break/></text:span><text:span text:style-name="T78">contrario namque artem quidem esse brevem, </text:span><text:span text:style-name="T78">vitam </text:span><text:span text:style-name="T78">vero</text:span></text:p>
      <text:p text:style-name="P10"><text:span text:style-name="T93">longam.</text:span><text:span text:style-name="T78"> </text:span><text:span text:style-name="T78">Siquidem omnibus, quae artem juvare falsu<text:line-break/></text:span><text:span text:style-name="T78">putata funt, </text:span><text:span text:style-name="T78">ablatis, et ad solas communitates nobis re-<text:line-break/></text:span><text:span text:style-name="T78">spicientibus, </text:span><text:span text:style-name="T78">neque longam adhuc medicinam, neque<text:line-break/></text:span><text:span text:style-name="T78">difficilem, </text:span><text:span text:style-name="T78">scd facillimam et perspicuam esse, quae tota<text:line-break/></text:span><text:span text:style-name="T78">sex mensibus </text:span><text:span text:style-name="T78">promptissime perdisci queat. Hoc pactu<text:line-break/></text:span><text:span text:style-name="T78">enim in </text:span><text:span text:style-name="T78">morbis, qui victus ratione fanantur, univerfum<text:line-break/></text:span><text:span text:style-name="T78">lu angustum </text:span><text:span text:style-name="T78">adeo coactum esse;’ similiter in iis, qui ex<text:line-break/></text:span><text:span text:style-name="T78">manu er </text:span><text:span text:style-name="T78">medicamentis, auxilium capiunt. Quin in illis<text:line-break/></text:span><text:span text:style-name="T78">quoque </text:span><text:span text:style-name="T78">generatim quasdam communitates adinvenire stu-<text:line-break/></text:span><text:span text:style-name="T78">dent, ad </text:span><text:span text:style-name="T78">haec remediorum, scopos numero paucos sta-<text:line-break/></text:span><text:span text:style-name="T78">tuunt. </text:span><text:span text:style-name="T78">Unde milii non in decantatis fex illis mensibus,<text:line-break/></text:span><text:span text:style-name="T78">sed multo </text:span><text:span text:style-name="T78">etiam citius tota illorum ars disci posse videtur.<text:line-break/></text:span><text:span text:style-name="T78">Atque </text:span><text:span text:style-name="T78">gratia illis habenda est de tam -compendiosa<text:line-break/></text:span><text:span text:style-name="T78">disciplina, </text:span><text:span text:style-name="T78">si modo non mentiantur.. Mentientes autem<text:line-break/></text:span><text:span text:style-name="T78">negligentiae </text:span><text:span text:style-name="T78">accusandi sunt.</text:span></text:p>
      <text:h text:style-name="P5" text:outline-level="2">Cap. VI<text:span text:style-name="T75">I</text:span>.</text:h>
      <text:p text:style-name="P8"><text:span text:style-name="T78">Veium ut potissimum aliquis jusie mihi<text:line-break/></text:span><text:span text:style-name="T78">yideatur judicare, </text:span><text:span text:style-name="T78">ipsos vel in utilibus hallucinari, vel solos<text:line-break/></text:span><text:span text:style-name="T78">supervacua </text:span><text:span text:style-name="T78">recte fugere, jam aperiam. Enimvero neque<text:line-break/></text:span><text:span text:style-name="T78">exigua </text:span><text:span text:style-name="T78">consideratio haec mihi esse videtur, neque ad</text:span></text:p>
      <text:p text:style-name="P11"><text:span text:style-name="T78">verba - tantum </text:span><text:span text:style-name="T78">procedere, </text:span><text:span text:style-name="T78">quemadmodum Empiricis' </text:span><text:span text:style-name="T78">et<text:line-break/></text:span><text:span text:style-name="T78">Dogmaticis, quum de prima auxiliorum inventione </text:span><text:span text:style-name="T78">con-<text:line-break/></text:span><text:span text:style-name="T78">tendunt, </text:span><text:span text:style-name="T78">de </text:span><text:span text:style-name="T78">praesenti usu invicem convenientes, </text:span><text:span text:style-name="T78">verum<text:line-break/></text:span><text:span text:style-name="T78">Methodicam sectam vel artis opera multum offendere,<text:line-break/>vel juvare multum necesse est. Quum autem duplex </text:span><text:span text:style-name="T78">in<text:line-break/></text:span><text:span text:style-name="T78">rebus judicium sit, unum ,a ratione sola, alterum </text:span><text:span text:style-name="T78">ab<text:line-break/></text:span><text:span text:style-name="T78">evidenter manifestis, profectum, prius majus est, </text:span><text:span text:style-name="T78">quam<text:line-break/></text:span><text:span text:style-name="T78">medicinae candidatis conveniat. Quare de hoc </text:span><text:span text:style-name="T78">dicere<text:line-break/></text:span><text:span text:style-name="T78">nunc, opportunum </text:span><text:span text:style-name="T78">non </text:span><text:span text:style-name="T78">est. Alterum, quod in </text:span><text:span text:style-name="T78">folaevi-<text:line-break/></text:span><text:span text:style-name="T78">- dentia consistit, omnium hominum commune est. Quid<text:line-break/>igitur prohibet hac priore uti, . quae simul et </text:span><text:span text:style-name="T78">medicinae<text:line-break/></text:span><text:span text:style-name="T78">candidatis sit manifesta,, et ab ipsis Methodicis in </text:span><text:span text:style-name="T78">.pretio<text:line-break/></text:span><text:span text:style-name="T78">liabita? . Nihil enim aliud, quam quod apparet</text:span><text:span text:style-name="T78">;femper<text:line-break/></text:span><text:span text:style-name="T78">laudibus extollunt, atque hoc ubique profitentur, </text:span><text:span text:style-name="T78">laten-<text:line-break/></text:span><text:span text:style-name="T78">tia vero omnia in nullo usu esse </text:span><text:span text:style-name="T93">referunt..</text:span><text:span text:style-name="T78"> Age </text:span><text:span text:style-name="T78">nunc<text:line-break/></text:span><text:span text:style-name="T78">primum causas procatarcticas dictas luspiciamus, </text:span><text:span text:style-name="T78">pro ju-<text:line-break/></text:span><text:span text:style-name="T78">dicii regula, id quod Ieusibus apparet, </text:span><text:span text:style-name="T78">constituentes,<text:line-break/></text:span><text:span text:style-name="T78">primusque Methodicus lu medium progressus, </text:span><text:span text:style-name="T78">hunc, in</text:span></text:p>
      <text:p text:style-name="P10"><text:span text:style-name="T78">modum </text:span><text:span text:style-name="T78">loquatur: </text:span><text:span text:style-name="T93">Quid tandem, </text:span><text:span text:style-name="T93">o</text:span><text:span text:style-name="T78"> </text:span><text:span text:style-name="T78">Dogmatici et Empi-<text:line-break/></text:span><text:span text:style-name="T78">rici, </text:span><text:span text:style-name="T78">frigus, aestum, ebrietatem, cruditatem, plenitudi-- -<text:line-break/></text:span><text:span text:style-name="T78">nem, </text:span><text:span text:style-name="T78">indigentiam,, lassitudines, operationes, ciborum </text:span><text:span text:style-name="T78">v<text:line-break/>qualitates, </text:span><text:span text:style-name="T78">et consuetudinum mutationes frustra tain eu—<text:line-break/></text:span><text:span text:style-name="T78">riofe </text:span><text:span text:style-name="T78">inquiritis? Utrum haec, affectionibus corporum, ne-<text:line-break/></text:span><text:span text:style-name="T78">glectis, </text:span><text:span text:style-name="T78">medicaturi estis, quae nequaquam adsunt amplius,<text:line-break/></text:span><text:span text:style-name="T78">fed </text:span><text:span text:style-name="T78">ipfa quidem abeunt? quod autem ab ipsis generatum<text:line-break/></text:span><text:span text:style-name="T78">est, in </text:span><text:span text:style-name="T78">corpore manet, atque huic 'affectus enim-est)</text:span><text:span text:style-name="T78">-<text:line-break/>remedium </text:span><text:span text:style-name="T78">exhibere oportet. lnspiciendum igitur est, </text:span><text:span text:style-name="T78">.<text:line-break/></text:span><text:span text:style-name="T78">qualenam </text:span><text:span text:style-name="T78">existat. Si enim estrictus morbus,' solvendum<text:line-break/></text:span><text:span text:style-name="T78">corpus </text:span><text:span text:style-name="T78">est; si-sinens, retinendum, a quacunque causa<text:line-break/></text:span><text:span text:style-name="T78">generatus </text:span><text:span text:style-name="T78">sit uterque. Ad quid igitur adhuc causa </text:span><text:span text:style-name="T93">con-<text:line-break/></text:span><text:span text:style-name="T93">fert,</text:span><text:span text:style-name="T78"> </text:span><text:span text:style-name="T78">quum fluidum solutione nunquam -ludigeat, neque-<text:line-break/></text:span><text:span text:style-name="T78">aflrictuni </text:span><text:span text:style-name="T78">retentione? Prorsus </text:span><text:span text:style-name="T78">ad </text:span><text:span text:style-name="T78">nihil, ut res ipsa de- .<text:line-break/></text:span><text:span text:style-name="T78">clarat </text:span><text:span text:style-name="T78">Similia de obscuris et continentibus causis Me-<text:line-break/></text:span><text:span text:style-name="T78">thodici </text:span><text:span text:style-name="T78">loquuntur., Nam illas quoque supervacuas esse<text:line-break/></text:span><text:span text:style-name="T78">affirmant; </text:span><text:span text:style-name="T78">morbo videlicet propriam curationem indi-<text:line-break/></text:span><text:span text:style-name="T78">cante, etiam </text:span><text:span text:style-name="T78">causa, quae ipsum fecit, incognita. Eodem</text:span></text:p>
      <text:p text:style-name="P10"><text:span text:style-name="T78">dicendi modo </text:span><text:span text:style-name="T78">ad </text:span><text:span text:style-name="T78">anni tempestates, aetates et-loca</text:span><text:span text:style-name="T78">de-<text:line-break/></text:span><text:span text:style-name="T78">fcendunt, </text:span><text:span text:style-name="T78">adnrirantes, </text:span><text:span text:style-name="T93">et </text:span><text:span text:style-name="T93">hic</text:span><text:span text:style-name="T78"> veteres </text:span><text:span text:style-name="T78">medicos rem </text:span><text:span text:style-name="T78">tam<text:line-break/></text:span><text:span text:style-name="T78">claram </text:span><text:span text:style-name="T78">ignorare. </text:span><text:span text:style-name="T78">Nam </text:span><text:span text:style-name="T78">inflammatio, </text:span><text:span text:style-name="T78">quum morbus </text:span><text:span text:style-name="T78">fit<text:line-break/></text:span><text:span text:style-name="T78">adstrictus, ut inquiunt, non </text:span><text:span text:style-name="T78">quidem, </text:span><text:span text:style-name="T78">aestate si </text:span><text:span text:style-name="T78">oboriatur,<text:line-break/></text:span><text:span text:style-name="T78">laxantibus </text:span><text:span text:style-name="T78">auxiliis </text:span><text:span text:style-name="T78">opus </text:span><text:span text:style-name="T78">habet, </text:span><text:span text:style-name="T78">hieme vero aliis </text:span><text:span text:style-name="T78">quibas-<text:line-break/></text:span><text:span text:style-name="T78">dam, </text:span><text:span text:style-name="T78">scd </text:span><text:span text:style-name="T78">lu utroque tempore eisdem. Neque in </text:span><text:span text:style-name="T78">pueri-<text:line-break/></text:span><text:span text:style-name="T78">tia relaxantibus, lu senectute reprimentibus, neque </text:span><text:span text:style-name="T78">in<text:line-break/></text:span><text:span text:style-name="T78">Aegypto refolventibus</text:span><text:span text:style-name="T78">, Athenis </text:span><text:span text:style-name="T78">cohibentibus. </text:span><text:span text:style-name="T78">Contra<text:line-break/></text:span><text:span text:style-name="T78">quum </text:span><text:span text:style-name="T78">inflammationi fluens morbus </text:span><text:span text:style-name="T93">adsu, nunquam </text:span><text:span text:style-name="T93">Sal-<text:line-break/></text:span><text:span text:style-name="T93">ventibus,</text:span><text:span text:style-name="T78"> </text:span><text:span text:style-name="T78">verum </text:span><text:span text:style-name="T78">perpetuo reprimentibus, </text:span><text:span text:style-name="T78">et-hieme, </text:span><text:span text:style-name="T78">et<text:line-break/></text:span><text:span text:style-name="T78">aestate, </text:span><text:span text:style-name="T78">er vere, et </text:span><text:span text:style-name="T78">autumno, </text:span><text:span text:style-name="T78">et quum </text:span><text:span text:style-name="T78">aegrotus </text:span><text:span text:style-name="T78">puer<text:line-break/></text:span><text:span text:style-name="T78">est, et quum juvenis, seu florens aetate, </text:span><text:span text:style-name="T78">et quum </text:span><text:span text:style-name="T78">fe-<text:line-break/></text:span><text:span text:style-name="T78">nex, sive in Thracia, </text:span><text:span text:style-name="T78">vel </text:span><text:span text:style-name="T78">Scythia, vel Aethiopis </text:span><text:span text:style-name="T78">fuerint<text:line-break/></text:span><text:span text:style-name="T78">Quare nullum ex </text:span><text:span text:style-name="T78">talibus ad quidvis </text:span><text:span text:style-name="T78">conducere </text:span><text:span text:style-name="T78">paouun-<text:line-break/></text:span><text:span text:style-name="T78">tiaut, fcilicet </text:span><text:span text:style-name="T78">omnia </text:span><text:span text:style-name="T78">haec frustra </text:span><text:span text:style-name="T78">disquiri -luvestigariqne.<text:line-break/>Quid jam </text:span><text:span text:style-name="T78">corporis </text:span><text:span text:style-name="T78">partium inspectio? Nonne et </text:span><text:span text:style-name="T78">haec<text:line-break/></text:span><text:span text:style-name="T78">ad </text:span><text:span text:style-name="T78">curationis </text:span><text:span text:style-name="T78">indicationem </text:span><text:span text:style-name="T78">supervacua </text:span><text:span text:style-name="T78">est et </text:span><text:span text:style-name="T78">inutilis?</text:span></text:p>
      <text:p text:style-name="P10"><text:span text:style-name="T78">Quisquamne </text:span><text:span text:style-name="T78">audeat dicere, inflammationem lu nervosa,<text:line-break/></text:span><text:span text:style-name="T78">parte </text:span><text:span text:style-name="T78">solvendam </text:span><text:span text:style-name="T78">esse, lu arteriosa, aut venosa, aut car-<text:line-break/></text:span><text:span text:style-name="T78">Bosa comprimendam? </text:span><text:span text:style-name="T78">An omnino tam impudeus quis-<text:line-break/></text:span><text:span text:style-name="T78">piam </text:span><text:span text:style-name="T78">sit, qui </text:span><text:span text:style-name="T78">astrictam corporis partem non digerendam<text:line-break/></text:span><text:span text:style-name="T78">esse, profluvio </text:span><text:span text:style-name="T78">laborantem non continendam dictitet? Si<text:line-break/></text:span><text:span text:style-name="T78">igitur </text:span><text:span text:style-name="T78">partis </text:span><text:span text:style-name="T78">natura nihil curationis modum immutat,<text:line-break/></text:span><text:span text:style-name="T78">scd </text:span><text:span text:style-name="T78">auxilia ex </text:span><text:span text:style-name="T78">affectus genere inveniantur, inutilis plane<text:line-break/></text:span><text:span text:style-name="T78">est </text:span><text:span text:style-name="T78">partis inspectio. </text:span><text:span text:style-name="T78">At Methodicus quidem talis </text:span><text:span text:style-name="T78">est, ut<text:line-break/></text:span><text:span text:style-name="T78">formula </text:span><text:span text:style-name="T78">quadam </text:span><text:span text:style-name="T78">loquendi utar.</text:span></text:p>
      <text:h text:style-name="P5" text:outline-level="2">Cap. V<text:span text:style-name="T75">III</text:span>.</text:h>
      <text:p text:style-name="P8"><text:span text:style-name="T78">Aceedat </text:span><text:span text:style-name="T78">autem post hunc fecundus </text:span><text:span text:style-name="T78">Em-<text:line-break/></text:span><text:span text:style-name="T78">piricus, </text:span><text:span text:style-name="T78">hunc </text:span><text:span text:style-name="T78">lu modum, inquiensr' Ego quidem eviden-<text:line-break/></text:span><text:span text:style-name="T78">tibus </text:span><text:span text:style-name="T78">nihil neri </text:span><text:span text:style-name="T78">praestantius, nec sapientius qnicquam<text:line-break/></text:span><text:span text:style-name="T78">profiteor iis, </text:span><text:span text:style-name="T78">quae saepenumero conspexi Si equidem,<text:line-break/></text:span><text:span text:style-name="T78">quod </text:span><text:span text:style-name="T78">evidens </text:span><text:span text:style-name="T78">est, id </text:span><text:span text:style-name="T78">parvi </text:span><text:span text:style-name="T78">ducas, quemadmodum prius<text:line-break/></text:span><text:span text:style-name="T78">asiqaem </text:span><text:span text:style-name="T78">sophistam </text:span><text:span text:style-name="T78">audisse mihi rideor, et nobis ad eos,<text:line-break/></text:span><text:span text:style-name="T78">qui </text:span><text:span text:style-name="T78">evidens ipsurn </text:span><text:span text:style-name="T78">celebrant, discedendi tempus sit,<text:line-break/></text:span><text:span text:style-name="T78">uon </text:span><text:span text:style-name="T78">utique Cadmeam </text:span><text:span text:style-name="T78">victoriam referas. At si, ut ab<text:line-break/></text:span><text:span text:style-name="T78">luitio </text:span><text:span text:style-name="T78">abs te audivimus, </text:span><text:span text:style-name="T78">cuiuslibet abditi nullum esse</text:span></text:p>
      <text:p text:style-name="P10"><text:span text:style-name="T78">usum dicas, evidentia sequi consessus, forsan </text:span><text:span text:style-name="T78">ostendero<text:line-break/></text:span><text:span text:style-name="T78">in manifesti mentione,, quod tu praeteristi. Homines </text:span><text:span text:style-name="T78">duo<text:line-break/></text:span><text:span text:style-name="T78">a rabioso cane morsi ad medicos familiares sibi </text:span><text:span text:style-name="T78">.remedia<text:line-break/></text:span><text:span text:style-name="T78">petituri concesserunt. Sed exiguum adeo ntriusque </text:span><text:span text:style-name="T78">vul-.<text:line-break/></text:span><text:span text:style-name="T78">nns. erat, ut ne cutis quidem tota esset divisa. </text:span><text:span text:style-name="T78">Alter<text:line-break/></text:span><text:span text:style-name="T78">itaque medicorum sulius vulneris curationem </text:span><text:span text:style-name="T78">moliebatur,,<text:line-break/></text:span><text:span text:style-name="T78">de nulla re alia folicitus, et quidem paucis diebus </text:span><text:span text:style-name="T78">par- </text:span><text:span text:style-name="T78">&gt;<text:line-break/></text:span><text:span text:style-name="T78">tem sinam reddidit. AIter vero, quum rabire </text:span><text:span text:style-name="T78">.canem<text:line-break/></text:span><text:span text:style-name="T78">cognovisset, contrarium a priore femper egit, . </text:span><text:span text:style-name="T78">vulnus<text:line-break/></text:span><text:span text:style-name="T78">multo majus faciens, validis diu acribusque medicamen-<text:line-break/>tis usus, tum medicamentum interim adversus </text:span><text:span text:style-name="T78">rabiem -<text:line-break/></text:span><text:span text:style-name="T78">consectum, ut ipsc dicebat, aegrum assumere </text:span><text:span text:style-name="T78">coegit,,<text:line-break/></text:span><text:span text:style-name="T78">tantum abest, ut cicatricem vulneri statim induxerit.<text:line-break/>Tu nunc, quem ntriusque curatio eventum </text:span><text:span text:style-name="T78">habuerit,</text:span><text:span text:style-name="T78">,<text:line-break/></text:span><text:span text:style-name="T78">audi. Qui medicamenta bibit, fauitati pristinae </text:span><text:span text:style-name="T78">restitu-<text:line-break/></text:span><text:span text:style-name="T78">tus esu Alter, qui nihll se mali habere putabat, </text:span><text:span text:style-name="T78">Iubito<text:line-break/></text:span><text:span text:style-name="T78">aquam </text:span><text:span text:style-name="T93">expavit,</text:span><text:span text:style-name="T78"> . et convulsus periit. Nurnqnid.hic </text:span><text:span text:style-name="T78">evi-<text:line-break/></text:span><text:span text:style-name="T78">dens 'causa. in iis supervacuo tibi inquisita este </text:span><text:span text:style-name="T78">videtur?</text:span></text:p>
      <text:p text:style-name="P10"><text:span text:style-name="T78">An ob </text:span><text:span text:style-name="T78">aliam vir ille mortuus est, quam- medici negli— -<text:line-break/></text:span><text:span text:style-name="T78">gentiam, </text:span><text:span text:style-name="T78">qui nihil de morbi causa sciscitatus sit, neque<text:line-break/></text:span><text:span text:style-name="T78">remedium </text:span><text:span text:style-name="T78">ad eam observatam administrarit ? Haec sala;<text:line-break/></text:span><text:span text:style-name="T78">non </text:span><text:span text:style-name="T78">alia, meo quidem judicio, causa mortis illius exti-<text:line-break/></text:span><text:span text:style-name="T78">tit. - </text:span><text:span text:style-name="T78">Quoniam vero manifesta sector, id genus causarum<text:line-break/></text:span><text:span text:style-name="T78">nullam </text:span><text:span text:style-name="T78">praeterire possum, pari modo nec aetatem omit-<text:line-break/></text:span><text:span text:style-name="T78">tere, </text:span><text:span text:style-name="T78">aut parvi facere. Nam et hic quoque mihi fidem<text:line-break/></text:span><text:span text:style-name="T78">stcrt </text:span><text:span text:style-name="T78">id, quod apparet, dum iidem plane, affectus non<text:line-break/></text:span><text:span text:style-name="T78">eandem </text:span><text:span text:style-name="T78">semper curationem habeant, sed inierim </text:span><text:span text:style-name="T93">in.</text:span><text:span text:style-name="T78"> di-<text:line-break/></text:span><text:span text:style-name="T78">versis </text:span><text:span text:style-name="T78">aetatibus .tantum differre</text:span><text:span text:style-name="T78">, </text:span><text:span text:style-name="T78">ut non quantitate so-<text:line-break/></text:span><text:span text:style-name="T78">lum, </text:span><text:span text:style-name="T78">vel modo auxiliorum, sed toto genere varient.<text:line-break/></text:span><text:span text:style-name="T78">Novi </text:span><text:span text:style-name="T78">namque saepius multis aetate florentibus, pleuriti- </text:span><text:span text:style-name="T78">-<text:line-break/>cis et </text:span><text:span text:style-name="T78">validis etiam a nobis fanguinem missum, verum<text:line-break/></text:span><text:span text:style-name="T78">nulli </text:span><text:span text:style-name="T78">vel senio plane' consecto, vel adhuc puero admo-<text:line-break/></text:span><text:span text:style-name="T78">dum. </text:span><text:span text:style-name="T78">Neque vos ausi estis per venam vacuare, neo<text:line-break/></text:span><text:span text:style-name="T78">ullus </text:span><text:span text:style-name="T78">alius unquam. Quid autem sibi vult Hippocrates,<text:line-break/></text:span><text:span text:style-name="T78">quum </text:span><text:span text:style-name="T78">ait: </text:span><text:span text:style-name="T93">Sub canicula, </text:span><text:span text:style-name="T93">et </text:span><text:span text:style-name="T93">anta eam purgationes dif-<text:line-break/></text:span><text:span text:style-name="T93">ficiles.</text:span><text:span text:style-name="T78"> </text:span><text:span text:style-name="T78">Rursus: </text:span><text:span text:style-name="T93">Aestate superiores, </text:span><text:span text:style-name="T93">per </text:span><text:span text:style-name="T93">hyemem inse~</text:span></text:p>
      <text:p text:style-name="P11"><text:span text:style-name="T93">riores partes expurgare convenit.</text:span><text:span text:style-name="T78"> Verane an fassa vo-<text:line-break/>bis dicere videtur'? Ad utrumque enim quid refpondea-<text:line-break/>tis, non habere vos arbitror. Nam si mentiri eum dire-<text:line-break/>ritis, evidentia minus aestimabitis, quae vobis in pretio<text:line-break/>esse fingitis. Apparet enim, sic veritatem habere, ut<text:line-break/>Hippocrates scribit. Sin autem vera loqui eum </text:span><text:span text:style-name="T78">cenfea-<text:line-break/></text:span><text:span text:style-name="T78">tis, tempora quoque et loca, quae supervacanea </text:span><text:span text:style-name="T78">essi<text:line-break/></text:span><text:span text:style-name="T78">contendistis, admittetis. At puto, vos nunquam a patria<text:line-break/>vestra longe peregrinatos esse, neque locorum diversita-<text:line-break/>tem usu didicisse. Sciretis, utique, eos, qui septentrioni<text:line-break/>subjacent, copiosas sanguinis evacuationes ferre nen<text:line-break/>posse, sicut nec illos, qui Aegyptum aut meridianam<text:line-break/>plagam totam incolunt. Qui vero medii hos interjacent,<text:line-break/>iis venae incisionem saepe magno fuisse praesidio. Porro<text:line-break/>quod nec corporis partus inspicitis, non possum </text:span><text:span text:style-name="T64">ηοη </text:span><text:span text:style-name="T78">de-<text:line-break/>mirari, vehementer que absurdum est, nec veris modo,<text:line-break/>sed; etiam illis</text:span><text:span text:style-name="T78">, </text:span><text:span text:style-name="T78">quae vosmet - agitis, contrarium.<text:line-break/>Quaefo per deos, si inflammatio contingat vel in crure,</text:span></text:p>
      <text:p text:style-name="P10"><text:span text:style-name="T93">vel</text:span><text:span text:style-name="T78"> </text:span><text:span text:style-name="T78">in aure, </text:span><text:span text:style-name="T78">vel in ore, vel lu oculo, eademne erit<text:line-break/></text:span><text:span text:style-name="T78">curandi </text:span><text:span text:style-name="T78">ratio ? Curaam igitur crurum inflammationes scal-<text:line-break/></text:span><text:span text:style-name="T78">pello vos </text:span><text:span text:style-name="T78">dividentes crebro conspexi, oleoque perfundentes,<text:line-break/></text:span><text:span text:style-name="T78">oculos </text:span><text:span text:style-name="T78">non item ? Cur rursus oculos inflammatione labo-<text:line-break/></text:span><text:span text:style-name="T78">rantes </text:span><text:span text:style-name="T78">adstringentibus medicamentis curatis, non tamen<text:line-break/></text:span><text:span text:style-name="T78">eisdem </text:span><text:span text:style-name="T78">crura perungitis ? Cur non itidem aures inflamma-<text:line-break/></text:span><text:span text:style-name="T78">tione </text:span><text:span text:style-name="T78">vexatas oculorum auxiliis sanatis </text:span><text:span text:style-name="T78">? </text:span><text:span text:style-name="T78">Cur non oculos<text:line-break/></text:span><text:span text:style-name="T78">aurium </text:span><text:span text:style-name="T78">praesidiis? Sed aliud aurium, aliud oculorum<text:line-break/></text:span><text:span text:style-name="T78">inflammationis </text:span><text:span text:style-name="T78">medicamentum est. Acetum siquidem cnrn<text:line-break/></text:span><text:span text:style-name="T78">oleo </text:span><text:span text:style-name="T78">rosaceo aurium inflammationis praesens est reme- </text:span><text:span text:style-name="T78">,<text:line-break/></text:span><text:span text:style-name="T78">dium. </text:span><text:span text:style-name="T78">Neminem tamen .puto idem exhibiturum oculis<text:line-break/></text:span><text:span text:style-name="T78">inflammatis. </text:span><text:span text:style-name="T78">Quodsi quis tam sit temerarius, non me-<text:line-break/></text:span><text:span text:style-name="T78">diocri </text:span><text:span text:style-name="T78">offeusa certo noni temeritatem luam experturum.<text:line-break/></text:span><text:span text:style-name="T78">Et </text:span><text:span text:style-name="T78">gurgulioni inflammatione obsesso pulchre succurrit<text:line-break/></text:span><text:span text:style-name="T78">fpinae </text:span><text:span text:style-name="T78">Aegyptiae fructus: sic quoque alumen fissile. Nuin<text:line-break/></text:span><text:span text:style-name="T78">igitur </text:span><text:span text:style-name="T78">haec quoque oculis inflammationi obnoxiis et au-<text:line-break/></text:span><text:span text:style-name="T78">rihus </text:span><text:span text:style-name="T78">profuerint? An plane e contrario magnum detri—<text:line-break/></text:span><text:span text:style-name="T78">mentum </text:span><text:span text:style-name="T78">attulerint? Atque haec omnia dico, primam</text:span></text:p>
      <text:p text:style-name="P10"><text:span text:style-name="T78">vobis hypothesin concedens, crurum videlicet et </text:span><text:span text:style-name="T78">manum<text:line-break/></text:span><text:span text:style-name="T78">inflammationes digerendas esse, nec tamen oculorum,<text:line-break/>aut gurgulionis, aut aurium. Jam vero si crurum </text:span><text:span text:style-name="T78">ma-<text:line-break/></text:span><text:span text:style-name="T78">nuumque inflammationes non quovis modo laxandas </text:span><text:span text:style-name="T78">esse<text:line-break/></text:span><text:span text:style-name="T78">monuero, forsan lu mentem vobis veniet, si sapiatis,<text:line-break/>quantum a scopo aberraveritis. Erit autem praeiens </text:span><text:span text:style-name="T78">fer- -<text:line-break/></text:span><text:span text:style-name="T78">tuo ejus, quod apparet, commemoratio. Qui enim </text:span><text:span text:style-name="T78">ex<text:line-break/></text:span><text:span text:style-name="T78">nullo ictu, sed ultro in parte quacunque inflammationem<text:line-break/>fortiuntur, ubi plethorica adsit affectio, nullius </text:span><text:span text:style-name="T78">partis<text:line-break/></text:span><text:span text:style-name="T78">laxationem prius desiderat, quam corpus tetum </text:span><text:span text:style-name="T78">evacua-<text:line-break/></text:span><text:span text:style-name="T78">tum sit. Non enim inflammationem praesentem, </text:span><text:span text:style-name="T78">-si id<text:line-break/></text:span><text:span text:style-name="T78">feceris, .imminues, scd potius augebis. Unde hoc </text:span><text:span text:style-name="T78">tem-<text:line-break/></text:span><text:span text:style-name="T78">pore adstringentia refrigerantlaque parti </text:span><text:span text:style-name="T78">admovemus.<text:line-break/></text:span><text:span text:style-name="T78">Simulatque vero totum corpus evacuaverimus, </text:span><text:span text:style-name="T78">tunc<text:line-break/></text:span><text:span text:style-name="T78">etiam pars' inflammatione affecta - sustinebit </text:span><text:span text:style-name="T78">laxantia.<text:line-break/></text:span><text:span text:style-name="T78">Sin autem haee vobis non persuadeo, quod in </text:span><text:span text:style-name="T78">orationis<text:line-break/></text:span><text:span text:style-name="T78">exordio dixi, ad illos, a quibus in pretio est </text:span><text:span text:style-name="T78">id, quod<text:line-break/></text:span><text:span text:style-name="T78">apparet, digredi nos tempus postulat.</text:span></text:p>
      <text:p text:style-name="P11"><text:span text:style-name="T93">Csp.</text:span><text:span text:style-name="T78"> </text:span><text:span text:style-name="T78">IX. Haec Empirico commemorante,- Dogmati-<text:line-break/></text:span><text:span text:style-name="T78">cus accedat, </text:span><text:span text:style-name="T78">et hunc fa modum orationem instituat:<text:line-break/></text:span><text:span text:style-name="T78">.Nimirum </text:span><text:span text:style-name="T78">si .quid mentis haberes, haec abunde satis te<text:line-break/></text:span><text:span text:style-name="T78">erudirent, </text:span><text:span text:style-name="T78">nec aetatem, nec loca, nec caulas proca-<text:line-break/></text:span><text:span text:style-name="T78">tarcticas, </text:span><text:span text:style-name="T78">nec aliquam partem corporis inutilem existi-<text:line-break/></text:span><text:span text:style-name="T78">mari. </text:span><text:span text:style-name="T78">Caeterum si nondum Empiricus evidentium enar-<text:line-break/></text:span><text:span text:style-name="T78">ratione </text:span><text:span text:style-name="T78">hoc tibi persuasit, sed </text:span><text:span text:style-name="T78">alia </text:span><text:span text:style-name="T78">adhuc </text:span><text:span text:style-name="T78">oratione </text:span><text:span text:style-name="T78">opus<text:line-break/></text:span><text:span text:style-name="T78">est, </text:span><text:span text:style-name="T78">eam apponere nunc ego cogito, quo sectae tuae<text:line-break/>hypothesin infirmam esse demonstrem. Audio enim, vos<text:line-break/></text:span><text:span text:style-name="T78">dicere </text:span><text:span text:style-name="T78">cognitionem apparentium communitatum. Inter-<text:line-break/></text:span><text:span text:style-name="T78">rogavi </text:span><text:span text:style-name="T78">autem crebro, lu qua re potissimum haec commu-<text:line-break/></text:span><text:span text:style-name="T78">nitas </text:span><text:span text:style-name="T78">consistat, quoque modo eam , cognoscamus:'sujui-<text:line-break/></text:span><text:span text:style-name="T78">dem </text:span><text:span text:style-name="T78">cognoscere me etiamnum posse non videor. </text:span><text:span text:style-name="T78">; </text:span><text:span text:style-name="T78">Causam<text:line-break/></text:span><text:span text:style-name="T78">verbotenns </text:span><text:span text:style-name="T78">eandem omnes tractatis, rebus vero non con-<text:line-break/></text:span><text:span text:style-name="T78">fentitis; </text:span><text:span text:style-name="T78">.nonnulli enim vestrum excretionibus secundum<text:line-break/></text:span><text:span text:style-name="T78">naturam </text:span><text:span text:style-name="T78">adstrictum et fluens adnurneraut. Quum qni-<text:line-break/></text:span><text:span text:style-name="T78">dem retinentur </text:span><text:span text:style-name="T78">excrementa, adstrictionem; quum lui-<text:line-break/></text:span><text:span text:style-name="T78">moderate </text:span><text:span text:style-name="T78">excernuntur, fluorem affectionem appellant.<text:line-break/></text:span><text:span text:style-name="T78">-Alii </text:span><text:span text:style-name="T78">quidam </text:span><text:span text:style-name="T78">e vestro coetu inter reliquas corporum con—</text:span></text:p>
      <text:p text:style-name="P10"><text:span text:style-name="T78">stitutiones affectus esse pronuntiant, querunturque de </text:span><text:span text:style-name="T78">iis<text:line-break/></text:span><text:span text:style-name="T78">vehementer, </text:span><text:span text:style-name="T78">qui </text:span><text:span text:style-name="T78">ad corpus, quod, evacuatur, </text:span><text:span text:style-name="T78">refpi-<text:line-break/></text:span><text:span text:style-name="T78">niunt; </text:span><text:span text:style-name="T78">At quomodo </text:span><text:span text:style-name="T78">mihi utraque pars errare </text:span><text:span text:style-name="T78">videatur,<text:line-break/></text:span><text:span text:style-name="T78">fortassis jam </text:span><text:span text:style-name="T78">ostendero. </text:span><text:span text:style-name="T78">Ad </text:span><text:span text:style-name="T78">eos autem </text:span><text:span text:style-name="T78">sermo noster </text:span><text:span text:style-name="T78">prius<text:line-break/></text:span><text:span text:style-name="T78">dirigatur, qui excretionibus praeter naturam affectus </text:span><text:span text:style-name="T78">astri-<text:line-break/></text:span><text:span text:style-name="T78">buunt. Nam demiror ipsos, </text:span><text:span text:style-name="T78">si </text:span><text:span text:style-name="T78">neque sudores unquam, </text:span><text:span text:style-name="T78">ne-<text:line-break/></text:span><text:span text:style-name="T78">que urinas, neque vomitus, neque dejectiones plures, </text:span><text:span text:style-name="T78">quam<text:line-break/></text:span><text:span text:style-name="T78">naturalis status exigit, in morbis </text:span><text:span text:style-name="T78">probas </text:span><text:span text:style-name="T78">vacuari </text:span><text:span text:style-name="T78">viderunt,<text:line-break/></text:span><text:span text:style-name="T78">et quod omnium absurdissimum </text:span><text:span text:style-name="T78">est, si neque </text:span><text:span text:style-name="T78">ex </text:span><text:span text:style-name="T78">nari-<text:line-break/></text:span><text:span text:style-name="T78">bus fluorem aliquando </text:span><text:span text:style-name="T78">morbum judicasse </text:span><text:span text:style-name="T78">conspexerunt.<text:line-break/>Hujus siquidem </text:span><text:span text:style-name="T78">non </text:span><text:span text:style-name="T78">modo </text:span><text:span text:style-name="T78">quantitas, sed </text:span><text:span text:style-name="T78">totum </text:span><text:span text:style-name="T78">genas<text:line-break/></text:span><text:span text:style-name="T78">praeter naturam esu Sudorum, urinarum, et </text:span><text:span text:style-name="T78">eorum,<text:line-break/></text:span><text:span text:style-name="T78">quae per alvum </text:span><text:span text:style-name="T78">aut </text:span><text:span text:style-name="T78">vomitum proruunt, genus uon </text:span><text:span text:style-name="T78">prae-<text:line-break/></text:span><text:span text:style-name="T78">ter naturam est. Sic tamen immodica est interdum </text:span><text:span text:style-name="T78">co-<text:line-break/></text:span><text:span text:style-name="T78">pia, ut ego viderim nonnullos tantum sudorem </text:span><text:span text:style-name="T78">profe-<text:line-break/></text:span><text:span text:style-name="T78">disse, nt etiam culcitras madefecerint, alios rursus </text:span><text:span text:style-name="T78">sapra<text:line-break/></text:span><text:span text:style-name="T78">heminas triginta per sedem dejecisse. Sed nihil </text:span><text:span text:style-name="T78">horum<text:line-break/></text:span><text:span text:style-name="T78">ridebatur cessare, quia id, quod ostendebat, </text:span><text:span text:style-name="T78">evacuaba-<text:line-break/></text:span><text:span text:style-name="T78">tur, etsi </text:span><text:span text:style-name="T93">haec</text:span><text:span text:style-name="T78"> </text:span><text:span text:style-name="T78">symptomata naturalibus- excretionibni </text:span><text:span text:style-name="T78">ubi-</text:span></text:p>
      <text:p text:style-name="P10"><text:span text:style-name="T78">que regula </text:span><text:span text:style-name="T78">utenti evitanda erant. Quamobrem probabi-<text:line-break/></text:span><text:span text:style-name="T78">liores quodammodo </text:span><text:span text:style-name="T78">esse videntur, qui affectiones corpo-<text:line-break/></text:span><text:span text:style-name="T78">rum ipsorum </text:span><text:span text:style-name="T78">communitates statuunt. Sed hos quoque<text:line-break/></text:span><text:span text:style-name="T78">demiror,, </text:span><text:span text:style-name="T78">quomodo apparentes eas appellere ausi siut.<text:line-break/></text:span><text:span text:style-name="T78">Nam si,, </text:span><text:span text:style-name="T78">quod ex alvo pro fluit, non est fluxus, verum<text:line-break/></text:span><text:span text:style-name="T78">corporis </text:span><text:span text:style-name="T78">affectio, ex-quo ipsum est fluens, nulli autem<text:line-break/></text:span><text:span text:style-name="T78">fensai haec </text:span><text:span text:style-name="T78">apparere potest, qua ratione adhuc cornmu-<text:line-break/></text:span><text:span text:style-name="T78">nitates </text:span><text:span text:style-name="T78">dixeris evidentes? In colo enim fluoris dispo-<text:line-break/></text:span><text:span text:style-name="T78">sitio esse </text:span><text:span text:style-name="T78">potest, et tenuioribus intestinis, et jejuno, et<text:line-break/></text:span><text:span text:style-name="T78">ventre, et </text:span><text:span text:style-name="T78">mesaraeo, aliisque multis interaneis, quorum<text:line-break/></text:span><text:span text:style-name="T78">nullum </text:span><text:span text:style-name="T78">neque ipsum, neque ipsius affectum sensu possis<text:line-break/></text:span><text:span text:style-name="T78">percipere. </text:span><text:span text:style-name="T78">Quomodo igitur adhuc apparentes dici pus-<text:line-break/></text:span><text:span text:style-name="T78">sint communitates, </text:span><text:span text:style-name="T78">nisi, etiam per signa cognosci apparere<text:line-break/></text:span><text:span text:style-name="T78">quis volet </text:span><text:span text:style-name="T78">vocare? Sed si hoc ita est, quonam discri-<text:line-break/></text:span><text:span text:style-name="T78">mine a veteribus </text:span><text:span text:style-name="T78">medicis adhuc differrent, ignoro.<text:line-break/></text:span><text:span text:style-name="T78">Quomodo </text:span><text:span text:style-name="T78">rursus statim et in semestri artem se perdo-<text:line-break/></text:span><text:span text:style-name="T78">cere promittunt? </text:span><text:span text:style-name="T78">Etenim non methodus exigua ad ali-<text:line-break/></text:span><text:span text:style-name="T78">quid, quod </text:span><text:span text:style-name="T78">sensum effugit, cognoscendum desideratur.</text:span></text:p>
      <text:p text:style-name="P10"><text:span text:style-name="T78">Quin etiam anatornes usus pulchre hoc administranti </text:span><text:span text:style-name="T78">ne-<text:line-break/></text:span><text:span text:style-name="T78">cessarius est, ut quae cujusque partis interioris </text:span><text:span text:style-name="T78">naturam<text:line-break/></text:span><text:span text:style-name="T78">ut habet, edoceat', </text:span><text:span text:style-name="T93">et</text:span><text:span text:style-name="T78"> naturalis speculationis </text:span><text:span text:style-name="T78">haud pa-<text:line-break/></text:span><text:span text:style-name="T78">rum singularum munus et usum iulpiciat. </text:span><text:span text:style-name="T78">Priusquam<text:line-break/></text:span><text:span text:style-name="T78">enim haec inveneris, nullius in alto sitae partis </text:span><text:span text:style-name="T78">corporis<text:line-break/></text:span><text:span text:style-name="T78">affectum licet cognoscere. Quid opus est verbis, </text:span><text:span text:style-name="T78">quod<text:line-break/></text:span><text:span text:style-name="T78">etiam hic dialecticae usus magnus est, ut ex </text:span><text:span text:style-name="T78">quibus<text:line-break/></text:span><text:span text:style-name="T78">quid colligitur, palam comprehendas, nec sophismatibus<text:line-break/>circumveniaris ' aut ab aliis, aut abs te ipso : </text:span><text:span text:style-name="T78">quoniam<text:line-break/></text:span><text:span text:style-name="T78">interdum- nobismet vel invitis illudi ridere licet. </text:span><text:span text:style-name="T78">Atqui<text:line-break/></text:span><text:span text:style-name="T78">profluvium quid sibi velit, lubens, ex eis quaererem, </text:span><text:span text:style-name="T78">fi<text:line-break/></text:span><text:span text:style-name="T78">disserendi facultatem didicissent. Non enim hoc solum </text:span><text:span text:style-name="T78">credo<text:line-break/></text:span><text:span text:style-name="T78">fatis esse, quod a quibusdam illorum dictum est, </text:span><text:span text:style-name="T78">proflu-<text:line-break/></text:span><text:span text:style-name="T78">vium videlicet affectum nominari praeter naturam, </text:span><text:span text:style-name="T78">Nam<text:line-break/></text:span><text:span text:style-name="T78">nisi, quis sit affectus, teneamus, nihil amplius </text:span><text:span text:style-name="T78">adeo<text:line-break/></text:span><text:span text:style-name="T78">cognoverimus, an relaxatio, aut mollities;</text:span><text:span text:style-name="T78">aut raritas sit<text:line-break/></text:span><text:span text:style-name="T78">Nihil siquidem vel </text:span><text:span text:style-name="T93">ipsis dicentibus manifesti</text:span><text:span text:style-name="T78"> </text:span><text:span text:style-name="T78">audies.; sed<text:line-break/></text:span><text:span text:style-name="T78">quod eis lu mentem venerit, nunc hoc,' </text:span><text:span text:style-name="T78">nunc illud,</text:span></text:p>
      <text:p text:style-name="P10"><text:span text:style-name="T78">plerumque </text:span><text:span text:style-name="T78">simul omnia, tanquam nihil differentia. Quod<text:line-break/></text:span><text:span text:style-name="T78">fi quis ipsos, - </text:span><text:span text:style-name="T78">quomodo haec intec se varient, quodque<text:line-break/></text:span><text:span text:style-name="T78">singula </text:span><text:span text:style-name="T78">propriam requirant inspectionem, docere conefur,<text:line-break/></text:span><text:span text:style-name="T78">eum nullo </text:span><text:span text:style-name="T78">pacte audire sustinent, sed veteres' incessunt*<text:line-break/></text:span><text:span text:style-name="T78">calummanturque</text:span><text:span text:style-name="T78">, tanquam frustra hujusmodi definientes:<text:line-break/></text:span><text:span text:style-name="T78">tam otiosi </text:span><text:span text:style-name="T78">ac segnes lu veritatis inquifitione reperiunturi<text:line-break/></text:span><text:span text:style-name="T78">Imo nec </text:span><text:span text:style-name="T78">quod laxo densum, molli durum, raro densum<text:line-break/></text:span><text:span text:style-name="T78">existat </text:span><text:span text:style-name="T78">contrarium, dicere nos patiuntur. Insuper ad<text:line-break/></text:span><text:span text:style-name="T78">haec </text:span><text:span text:style-name="T78">omnia, aliud esse naturales excretiones contineri,<text:line-break/></text:span><text:span text:style-name="T78">aliud </text:span><text:span text:style-name="T78">fluere; quemadmodum ab Hippocrate etiam uni-<text:line-break/></text:span><text:span text:style-name="T78">versa haec </text:span><text:span text:style-name="T78">definita sunt; verum temere, nullo judicio, et<text:line-break/></text:span><text:span text:style-name="T78">clausis </text:span><text:span text:style-name="T78">oculis de his sententiam proserunt, et luflamma-<text:line-break/></text:span><text:span text:style-name="T78">tionem </text:span><text:span text:style-name="T78">(sic autem vocant durum, renitentem, dolore<text:line-break/></text:span><text:span text:style-name="T78">plenum </text:span><text:span text:style-name="T78">et calidum tumorem) prompte admodum et<text:line-break/></text:span><text:span text:style-name="T78">inconsulto </text:span><text:span text:style-name="T78">affectum esse astrictum pronunciant. Deinde<text:line-break/></text:span><text:span text:style-name="T78">porro </text:span><text:span text:style-name="T78">inflammationes aliaa nomluant implicitas, velut<text:line-break/></text:span><text:span text:style-name="T78">oculorum </text:span><text:span text:style-name="T78">inflammatio nes</text:span><text:span text:style-name="T78">, </text:span><text:span text:style-name="T78">ubi cum fluore suerint, item<text:line-break/></text:span><text:span text:style-name="T78">tonsillarum, </text:span><text:span text:style-name="T78">gurgulionis, palati et gingivarum. Postea lup-</text:span></text:p>
      <text:p text:style-name="P10"><text:span text:style-name="T78">ponunt meatus alios raros, alios patentes; ideoque </text:span><text:span text:style-name="T78">utros-<text:line-break/></text:span><text:span text:style-name="T78">quo affectus fubiisse. Quosdam vero non pudet </text:span><text:span text:style-name="T78">dicere,<text:line-break/></text:span><text:span text:style-name="T78">in uno eodemque meatu et fluorem et astrictionem </text:span><text:span text:style-name="T78">poste,<text:line-break/></text:span><text:span text:style-name="T78">consistere; quod ne;'cogitare quidem facile est </text:span><text:span text:style-name="T78">Tam<text:line-break/></text:span><text:span text:style-name="T78">limtin oinni re audacter temerarii. At pauci </text:span><text:span text:style-name="T78">quidam<text:line-break/></text:span><text:span text:style-name="T78">ex ipsis, uhi paulo copiosius de </text:span><text:span text:style-name="T78">his </text:span><text:span text:style-name="T78">omnibus tum </text:span><text:span text:style-name="T78">audire,<text:line-break/></text:span><text:span text:style-name="T78">tum disceptare pro viribus sustinuerint, vix </text:span><text:span text:style-name="T78">tandem<text:line-break/></text:span><text:span text:style-name="T78">poenitentia ducti ad veritatem </text:span><text:span text:style-name="T78">fe </text:span><text:span text:style-name="T78">convertunt. His </text:span><text:span text:style-name="T78">igi-<text:line-break/></text:span><text:span text:style-name="T78">tur, qui accuratius de primis generalibus affectibus </text:span><text:span text:style-name="T78">cn-<text:line-break/></text:span><text:span text:style-name="T78">piunt discere, feorfum commentarios scripsimus. </text:span><text:span text:style-name="T78">Porro,<text:line-break/></text:span><text:span text:style-name="T78">ut praefens recentioribus medicinae candidatis' </text:span><text:span text:style-name="T78">frugen<text:line-break/></text:span><text:span text:style-name="T78">aliquam auferat, pauca adversus </text:span><text:span text:style-name="T78">eos </text:span><text:span text:style-name="T78">dicere aequum </text:span><text:span text:style-name="T78">fne-<text:line-break/></text:span><text:span text:style-name="T78">rij- Optarem fune et illos fructum aliquem </text:span><text:span text:style-name="T78">inde, </text:span><text:span text:style-name="T78">re-<text:line-break/></text:span><text:span text:style-name="T78">ferre: et referrent haud dubie, si, contentione </text:span><text:span text:style-name="T78">relicta,<text:line-break/></text:span><text:span text:style-name="T78">sermonem ipsum apud sie paulisper examinarent </text:span><text:span text:style-name="T78">Sermo<text:line-break/></text:span><text:span text:style-name="T78">ita habet. Inflammatio, ut ipsi vocant, tumor est </text:span><text:span text:style-name="T78">prae-<text:line-break/></text:span><text:span text:style-name="T78">ter naturam, dolorificus, renitens tactui, durus</text:span><text:span text:style-name="T93">,- et</text:span><text:span text:style-name="T78"> </text:span><text:span text:style-name="T78">ca-<text:line-break/></text:span><text:span text:style-name="T78">lidus, nullam magis partem pro sua ipsius </text:span><text:span text:style-name="T78">ratione </text:span><text:span text:style-name="T78">vel</text:span></text:p>
      <text:p text:style-name="P10"><text:span text:style-name="T78">rariorem, </text:span><text:span text:style-name="T78">quam fuit antea,- </text:span><text:span text:style-name="T78">vel duriorem, vel deusiorem'<text:line-break/></text:span><text:span text:style-name="T78">reddens</text:span><text:span text:style-name="T78">, scd humore superfluo </text:span><text:span text:style-name="T78">repletam</text:span><text:span text:style-name="T78">, </text:span><text:span text:style-name="T78">eoque inten-<text:line-break/></text:span><text:span text:style-name="T78">sam.- </text:span><text:span text:style-name="T64">Νθη </text:span><text:span text:style-name="T78">tamen,- si quid </text:span><text:span text:style-name="T78">omnino tensum</text:span><text:span text:style-name="T78">'est, </text:span><text:span text:style-name="T78">iniquo-<text:line-break/></text:span><text:span text:style-name="T78">que </text:span><text:span text:style-name="T78">densius aut durius,- ac </text:span><text:span text:style-name="T78">antea, </text:span><text:span text:style-name="T78">evadit. </text:span><text:span text:style-name="T78">Discas hoc lu<text:line-break/></text:span><text:span text:style-name="T78">coriis, </text:span><text:span text:style-name="T78">loris et crinibus,, fi </text:span><text:span text:style-name="T78">vehementer distendere co-</text:span><text:span text:style-name="T108">;</text:span><text:span text:style-name="T78">'<text:line-break/></text:span><text:span text:style-name="T78">neris/ </text:span><text:span text:style-name="T78">stari ratione humorum, </text:span><text:span text:style-name="T78">qui inflammatam partem-<text:line-break/></text:span><text:span text:style-name="T78">occuparunt, remedium </text:span><text:span text:style-name="T78">est evacuatio. </text:span><text:span text:style-name="T78">Haec </text:span><text:span text:style-name="T78">enim </text:span><text:span text:style-name="T78">reple--<text:line-break/></text:span><text:span text:style-name="T78">tioni </text:span><text:span text:style-name="T78">contraria </text:span><text:span text:style-name="T78">esu </text:span><text:span text:style-name="T78">Nam, </text:span><text:span text:style-name="T78">evacuatis </text:span><text:span text:style-name="T78">humoribus, partes<text:line-break/></text:span><text:span text:style-name="T78">statim </text:span><text:span text:style-name="T78">laxiores fiunt </text:span><text:span text:style-name="T78">Tenfio certe repletas necessario,<text:line-break/></text:span><text:span text:style-name="T78">sicut </text:span><text:span text:style-name="T78">relaxatio </text:span><text:span text:style-name="T78">evacuatas</text:span><text:span text:style-name="T78">, sequitur. Densitas </text:span><text:span text:style-name="T78">autem </text:span><text:span text:style-name="T78">vel<text:line-break/></text:span><text:span text:style-name="T78">raritas </text:span><text:span text:style-name="T78">neutrum ex necessitate comitatur, quin nec </text:span><text:span text:style-name="T78">fluor,<text:line-break/></text:span><text:span text:style-name="T78">nec </text:span><text:span text:style-name="T78">retentio. Neque enim, </text:span><text:span text:style-name="T78">si rarum jam- quippiam, </text:span><text:span text:style-name="T78">id<text:line-break/></text:span><text:span text:style-name="T78">isde </text:span><text:span text:style-name="T78">quoque fluere prorsus </text:span><text:span text:style-name="T78">necessitas </text:span><text:span text:style-name="T78">postulat. Quid<text:line-break/></text:span><text:span text:style-name="T78">enim, </text:span><text:span text:style-name="T78">fi crassum </text:span><text:span text:style-name="T78">et </text:span><text:span text:style-name="T78">modicum fuerit </text:span><text:span text:style-name="T78">id, </text:span><text:span text:style-name="T78">quod contine-<text:line-break/></text:span><text:span text:style-name="T78">tar? </text:span><text:span text:style-name="T78">Neque, si densum, retineri: qui </text:span><text:span text:style-name="T78">acopiofum et tenue<text:line-break/></text:span><text:span text:style-name="T78">etiam per </text:span><text:span text:style-name="T78">densos effluit </text:span><text:span text:style-name="T78">meatus. </text:span><text:span text:style-name="T78">Satius </text:span><text:span text:style-name="T78">igitur esset ipsus<text:line-break/></text:span><text:span text:style-name="T78">ex </text:span><text:span text:style-name="T78">veterum libris relectis </text:span><text:span text:style-name="T78">didicisse, quot </text:span><text:span text:style-name="T78">modis </text:span><text:span text:style-name="T78">id, </text:span><text:span text:style-name="T78">quod<text:line-break/></text:span><text:span text:style-name="T78">prius </text:span><text:span text:style-name="T78">m parte </text:span><text:span text:style-name="T78">continebatur, denuo excernitur. </text:span><text:span text:style-name="T78">Etenim</text:span></text:p>
      <text:p text:style-name="P11"><text:span text:style-name="T78">rarescente </text:span><text:span text:style-name="T78">eo, quod ipsum continet, et eo, quod </text:span><text:span text:style-name="T78">conti-<text:line-break/></text:span><text:span text:style-name="T78">netur,, </text:span><text:span text:style-name="T78">attenuato, </text:span><text:span text:style-name="T78">majoreque reddito, et </text:span><text:span text:style-name="T78">vehementius<text:line-break/></text:span><text:span text:style-name="T78">moto, </text:span><text:span text:style-name="T78">tum </text:span><text:span text:style-name="T78">ab exteriorum aliquo attracto vel </text:span><text:span text:style-name="T78">ab aliquo<text:line-break/></text:span><text:span text:style-name="T78">interiorum </text:span><text:span text:style-name="T78">impulsu, </text:span><text:span text:style-name="T78">et velut a quibusdam </text:span><text:span text:style-name="T78">internis </text:span><text:span text:style-name="T78">re-<text:line-break/></text:span><text:span text:style-name="T78">forpto. </text:span><text:span text:style-name="T78">Jam </text:span><text:span text:style-name="T78">vero </text:span><text:span text:style-name="T78">si quispiam, his omnibus </text:span><text:span text:style-name="T78">neglectis,<text:line-break/></text:span><text:span text:style-name="T78">unam vacuationis causam, meatuum raritatem </text:span><text:span text:style-name="T78">esse puta-<text:line-break/>verit , </text:span><text:span text:style-name="T78">is ne apparentia quidem cognoscere </text:span><text:span text:style-name="T78">ridebitur.<text:line-break/>Nam. </text:span><text:span text:style-name="T78">lanam, vel spongiam, vel hujusmodi </text:span><text:span text:style-name="T78">rarum </text:span><text:span text:style-name="T78">quip-<text:line-break/></text:span><text:span text:style-name="T78">piam </text:span><text:span text:style-name="T78">manifesto videmus, si parunt lutus in sc </text:span><text:span text:style-name="T78">humoris<text:line-break/>habeant, </text:span><text:span text:style-name="T78">retinere id, nec dimittere, si multum, </text:span><text:span text:style-name="T78">refun-<text:line-break/></text:span><text:span text:style-name="T78">dere. Cur igitur non de oculis quoque, et </text:span><text:span text:style-name="T78">naribus, </text:span><text:span text:style-name="T78">«t<text:line-break/></text:span><text:span text:style-name="T78">ore., </text:span><text:span text:style-name="T78">aliisque non minus ruris id ipsum </text:span><text:span text:style-name="T78">considerarunt?<text:line-break/></text:span><text:span text:style-name="T64">γ </text:span><text:span text:style-name="T78">nempe </text:span><text:span text:style-name="T78">fieri posse, et in humoris, qui ipsis </text:span><text:span text:style-name="T78">inest, </text:span><text:span text:style-name="T78">copia,<text:line-break/></text:span><text:span text:style-name="T78">' nunquam nisi ob meatuum raritatem quippiam effluere?</text:span></text:p>
      <text:p text:style-name="P12"><text:span text:style-name="T78">Quin </text:span><text:span text:style-name="T78">etiam figulares cllas subinde videmus </text:span><text:span text:style-name="T78">adeo </text:span><text:span text:style-name="T78">raras,<text:line-break/></text:span><text:span text:style-name="T78">ut </text:span><text:span text:style-name="T78">aqua lu .eas insula percoletur: non </text:span><text:span text:style-name="T78">perinde </text:span><text:span text:style-name="T78">meb<text:line-break/></text:span><text:span text:style-name="T78">Crassior etenim mellis substantia est ollae </text:span><text:span text:style-name="T78">meatibus. </text:span><text:span text:style-name="T78">An<text:line-break/></text:span><text:span text:style-name="T78">igitur </text:span><text:span text:style-name="T78">vero dissimile erat, si 'frequenter </text:span><text:span text:style-name="T78">tenuitatis </text:span><text:span text:style-name="T78">cauti</text:span></text:p>
      <text:p text:style-name="P10"><text:span text:style-name="T64">τ</text:span></text:p>
      <text:p text:style-name="P15"><text:span text:style-name="T78">quid </text:span><text:span text:style-name="T78">effluere </text:span><text:span text:style-name="T78">dixerim</text:span><text:span text:style-name="T78">, licet </text:span><text:span text:style-name="T78">corpus ipsum </text:span><text:span text:style-name="T78">continens<text:line-break/></text:span><text:span text:style-name="T78">a natura </text:span><text:span text:style-name="T78">perforatum non fit </text:span><text:span text:style-name="T78">? </text:span><text:span text:style-name="T78">Sed nec</text:span><text:span text:style-name="T78">, quod na-<text:line-break/></text:span><text:span text:style-name="T78">tura </text:span><text:span text:style-name="T78">faepe, quae </text:span><text:span text:style-name="T78">animal gubernat, </text:span><text:span text:style-name="T78">impetu vehementiore<text:line-break/></text:span><text:span text:style-name="T78">usa, </text:span><text:span text:style-name="T78">omne supervacuum </text:span><text:span text:style-name="T78">expurgat, </text:span><text:span text:style-name="T78">quasi exprimens pro-<text:line-break/>pulsimsque, </text:span><text:span text:style-name="T78">quae igitur difficultas est </text:span><text:span text:style-name="T78">in artis operibus<text:line-break/></text:span><text:span text:style-name="T78">diligenter </text:span><text:span text:style-name="T78">versato </text:span><text:span text:style-name="T78">diu hoc </text:span><text:span text:style-name="T78">intelligere </text:span><text:span text:style-name="T78">? </text:span><text:span text:style-name="T78">Quippe morborum</text:span><text:span text:style-name="T78">.. '<text:line-break/></text:span><text:span text:style-name="T78">judicia hac </text:span><text:span text:style-name="T78">fere ratione fiunt. Praetereo nunc </text:span><text:span text:style-name="T78">reliquas<text:line-break/>evacuationum </text:span><text:span text:style-name="T78">caulas; similiter </text:span><text:span text:style-name="T78">retentionum, pares na-<text:line-break/></text:span><text:span text:style-name="T78">mero, </text:span><text:span text:style-name="T78">his contrarias. Non enim talis ferino de illis<text:line-break/>pertractare accommodus </text:span><text:span text:style-name="T78">est. Quod </text:span><text:span text:style-name="T78">autem profuturum<text:line-break/></text:span><text:span text:style-name="T78">aliquando </text:span><text:span text:style-name="T78">putem, eo revertor; </text:span><text:span text:style-name="T78">nempe </text:span><text:span text:style-name="T78">oculum interim<text:line-break/>posse flere, </text:span><text:span text:style-name="T78">vel </text:span><text:span text:style-name="T78">humore copioso, </text:span><text:span text:style-name="T78">vel </text:span><text:span text:style-name="T78">tenui reddito., vel<text:line-break/></text:span><text:span text:style-name="T78">a natura </text:span><text:span text:style-name="T78">per hanc partem expulso, nihil ipsis cprpori-<text:line-break/></text:span><text:span text:style-name="T78">bus </text:span><text:span text:style-name="T78">supra naturalem habitum </text:span><text:span text:style-name="T78">magis </text:span><text:span text:style-name="T78">immutatis. Oportet<text:line-break/></text:span><text:span text:style-name="T78">sane </text:span><text:span text:style-name="T78">tenuem humorem crassum reddere, crassum alte-<text:line-break/></text:span><text:span text:style-name="T78">nuare: </text:span><text:span text:style-name="T78">naturae impetum, si’opportune contingat, excisi<text:line-break/></text:span><text:span text:style-name="T78">pere, </text:span><text:span text:style-name="T78">nihil circa oculorum </text:span><text:span text:style-name="T78">corpora </text:span><text:span text:style-name="T78">ipsa molientem, ur<text:line-break/></text:span><text:span text:style-name="T78">qnae </text:span><text:span text:style-name="T78">fluoris cansam non praebuerint.. Caeter.nmalism</text:span></text:p>
      <text:p text:style-name="P15"><text:span text:style-name="T78">101</text:span></text:p>
      <text:p text:style-name="P10"><text:span text:style-name="T78">inflammatlonem astrictum esse affectum arbitrari, </text:span><text:span text:style-name="T78">- aliam<text:line-break/></text:span><text:span text:style-name="T78">implicitam, insignis est dementiae; quandoquidem </text:span><text:span text:style-name="T78">pii-<text:line-break/></text:span><text:span text:style-name="T78">mum orationis suae obliti sunt, sicilicet </text:span><text:span text:style-name="T78">fluens-noir eva-<text:line-break/></text:span><text:span text:style-name="T78">cuatione aestimandum esse, aut retentionibus </text:span><text:span text:style-name="T78">astrictum;<text:line-break/></text:span><text:span text:style-name="T78">verum ad ipsas corporum affectiones respiciendum. </text:span><text:span text:style-name="T78">Quum<text:line-break/></text:span><text:span text:style-name="T78">itaque similes omnino inter fe existaut, et nullo </text:span><text:span text:style-name="T78">prae-<text:line-break/></text:span><text:span text:style-name="T78">sens inflammatio a priore differre videatur alio </text:span><text:span text:style-name="T78">nomine,<text:line-break/></text:span><text:span text:style-name="T78">quam quod ex his quippiam defluit, ex illa 'non, </text:span><text:span text:style-name="T78">quo-<text:line-break/></text:span><text:span text:style-name="T78">modo non insigniter absurdum est, aliam </text:span><text:span text:style-name="T78">inflammationem<text:line-break/></text:span><text:span text:style-name="T78">implicitam, aliam estrictam nominare ? Deinde </text:span><text:span text:style-name="T78">quo pacto,<text:line-break/></text:span><text:span text:style-name="T78">nec hoc, quod erat promptissimum, illis lu </text:span><text:span text:style-name="T78">mentem ve-<text:line-break/></text:span><text:span text:style-name="T78">nit ratiocinari, nec in manu' videlicet, nec </text:span><text:span text:style-name="T78">lu peda<text:line-break/></text:span><text:span text:style-name="T78">nec lu cubito, nec in brachionec in tibia, </text:span><text:span text:style-name="T78">nec in fe-<text:line-break/></text:span><text:span text:style-name="T78">more, nec in </text:span><text:span text:style-name="T78">alia </text:span><text:span text:style-name="T78">qualibet corporis- parte </text:span><text:span text:style-name="T78">talem ali-<text:line-break/></text:span><text:span text:style-name="T78">quando inflammationis speciem, qua foras </text:span><text:span text:style-name="T78">aliquid efflue-<text:line-break/></text:span><text:span text:style-name="T78">ret, inventam esse; solis autem, quae os, </text:span><text:span text:style-name="T78">oculos et<text:line-break/></text:span><text:span text:style-name="T93">nareff</text:span><text:span text:style-name="T78"> infestant, hoc evenire-? Utrum Juprter </text:span><text:span text:style-name="T78">omnibus<text:line-break/></text:span><text:span text:style-name="T78">implicitis communitatibus instituit, ut earum </text:span><text:span text:style-name="T78">nulla un-</text:span></text:p>
      <text:p text:style-name="P10"><text:span text:style-name="T78">quam lu </text:span><text:span text:style-name="T78">aliam corporis partum fe immittat, scd oculos<text:line-break/></text:span><text:span text:style-name="T78">solum, et </text:span><text:span text:style-name="T78">nafum et os infestet? Inflammatio siquidem<text:line-break/></text:span><text:span text:style-name="T78">omnia </text:span><text:span text:style-name="T78">potest occupare, quae ejus generationis causae re-<text:line-break/></text:span><text:span text:style-name="T78">cipiendae </text:span><text:span text:style-name="T78">funt idonea. - Quoniam vero quaedam natura<text:line-break/></text:span><text:span text:style-name="T78">funt </text:span><text:span text:style-name="T78">raru, quaedam densa, ex his quidem aliquid fluo-<text:line-break/></text:span><text:span text:style-name="T78">iis </text:span><text:span text:style-name="T78">manat, in illis retinetur. Nam si utrem vel aliud<text:line-break/></text:span><text:span text:style-name="T78">quid </text:span><text:span text:style-name="T78">ita obstructum humida substantia repleas, nihil esc<text:line-break/></text:span><text:span text:style-name="T78">stueti </text:span><text:span text:style-name="T78">Si vero spongiam, aliud id genus rurum, quic-<text:line-break/></text:span><text:span text:style-name="T78">quid est </text:span><text:span text:style-name="T78">superflui, effundetur. Quid negotii ergo est, si<text:line-break/></text:span><text:span text:style-name="T78">cognoscas, </text:span><text:span text:style-name="T78">quanto omnis alia pellis sit astrictior- ea,<text:line-break/></text:span><text:span text:style-name="T78">quae </text:span><text:span text:style-name="T78">oculos, nares et os contegit,' particularum naturae<text:line-break/></text:span><text:span text:style-name="T78">causam </text:span><text:span text:style-name="T78">attribuere, multis verborum ambagibus et nugis<text:line-break/></text:span><text:span text:style-name="T78">omissis? </text:span><text:span text:style-name="T78">Quod enim hoc sic habet, innuunt cum exui-<text:line-break/></text:span><text:span text:style-name="T78">ceratione </text:span><text:span text:style-name="T78">in aliis partibus factae inflammationes; quia<text:line-break/></text:span><text:span text:style-name="T78">illarum </text:span><text:span text:style-name="T78">quod tenuius, est -et subtilius; cmanat, quemadn<text:line-break/></text:span><text:span text:style-name="T78">modum </text:span><text:span text:style-name="T78">lu oculis, naso et ore. Donec autem cutis in-<text:line-break/></text:span><text:span text:style-name="T78">ossensa et </text:span><text:span text:style-name="T78">astricta prorsus fuerit, ejus, stnod </text:span><text:span text:style-name="T108">;</text:span><text:span text:style-name="T78"> nihil re-</text:span></text:p>
      <text:p text:style-name="P10"><text:span text:style-name="T78">fundit, haec causa, </text:span><text:span text:style-name="T108">Mon</text:span><text:span text:style-name="T78"> inflammationis species </text:span><text:span text:style-name="T78">est;<text:line-break/></text:span><text:span text:style-name="T78">quemadmodum rursus, st mello, aut pice liquida, </text:span><text:span text:style-name="T78">npn<text:line-break/></text:span><text:span text:style-name="T78">ita, fi copiam spectes, immodica spongiam aut </text:span><text:span text:style-name="T78">lanam<text:line-break/></text:span><text:span text:style-name="T78">imbuas, nihil propter liquidi crassitiem effluit, </text:span><text:span text:style-name="T78">vel si<text:line-break/></text:span><text:span text:style-name="T78">aqua, vel aliquo tam tenui, sied hoc paucissimo, </text:span><text:span text:style-name="T78">eadem,<text:line-break/></text:span><text:span text:style-name="T78">arbitror, ratione ex oculis non usquequaque aliquid </text:span><text:span text:style-name="T78">pro-<text:line-break/></text:span><text:span text:style-name="T78">funditur, aut propter ’ humorum crassitiem, aut </text:span><text:span text:style-name="T78">quod<text:line-break/></text:span><text:span text:style-name="T78">jron redundent, quemadmodum in iis, qui </text:span><text:span text:style-name="T78">secundum<text:line-break/></text:span><text:span text:style-name="T78">naturam habent. Quare eadem inflammationis </text:span><text:span text:style-name="T78">species<text:line-break/></text:span><text:span text:style-name="T78">uon alia re discrepans; quam fubstantiae influentis </text:span><text:span text:style-name="T78">crati<text:line-break/></text:span><text:span text:style-name="T78">sitie, lippitudinem sine fluxu generare potest, quam </text:span><text:span text:style-name="T78">sa-<text:line-break/></text:span><text:span text:style-name="T78">pientistimi Methodici astrictam nominant, creduntque<text:line-break/>cum implicita huic esse discrimen verborum suorum </text:span><text:span text:style-name="T78">ob-<text:line-break/></text:span><text:span text:style-name="T78">liti</text:span><text:span text:style-name="T78">, </text:span><text:span text:style-name="T78">quae furfurn </text:span><text:span text:style-name="T93">et</text:span><text:span text:style-name="T78"> deorfum transferunt, corporeas </text:span><text:span text:style-name="T78">af-<text:line-break/></text:span><text:span text:style-name="T78">fectuum praeparationes esse, non in humoribus </text:span><text:span text:style-name="T78">consistere<text:line-break/></text:span><text:span text:style-name="T78">autumantes. Quonam igitur pacto, si in corporibus </text:span><text:span text:style-name="T78">ea-<text:line-break/></text:span><text:span text:style-name="T78">dem sit affectio, mulla re alia differens, folam vero </text:span><text:span text:style-name="T78">hu-<text:line-break/></text:span><text:span text:style-name="T78">morum tenuium vel crassorum naturam sequatur, </text:span><text:span text:style-name="T78">ut in-<text:line-break/></text:span><text:span text:style-name="T78">terdum aliquid effluat, interdum retineatur, </text:span><text:span text:style-name="T78">diversas</text:span></text:p>
      <text:p text:style-name="P10"><text:span text:style-name="T78">esse </text:span><text:span text:style-name="T78">communitates existimatis? Haud siecus implicitum<text:line-break/></text:span><text:span text:style-name="T78">mixtunrque </text:span><text:span text:style-name="T78">vestrum non est intelligibile. Quantum vero<text:line-break/></text:span><text:span text:style-name="T78">jam </text:span><text:span text:style-name="T78">particulatim non solum lu ea medicinae </text:span><text:span text:style-name="T78">parte, </text:span><text:span text:style-name="T78">quae<text:line-break/></text:span><text:span text:style-name="T78">victum </text:span><text:span text:style-name="T78">curat, sed etiam lu ea, quae manu, et quae<text:line-break/></text:span><text:span text:style-name="T78">medicamentis </text:span><text:span text:style-name="T78">medetur, aberretis, iterum forsan disce-<text:line-break/></text:span><text:span text:style-name="T78">tis, si iis </text:span><text:span text:style-name="T78">nondum fidem adhibeatis. In praesentia vero,<text:line-break/></text:span><text:span text:style-name="T78">quoniam </text:span><text:span text:style-name="T78">haec medicinae recens initiatis sufficiunt, libro<text:line-break/></text:span><text:span text:style-name="T78">hnic </text:span><text:span text:style-name="T78">praesenti finem imponam.</text:span></text:p>
      <text:h text:style-name="P4" text:outline-level="1"><text:bookmark-start text:name="bookmark8"/><text:span text:style-name="T87">GALENI DE OPTIMA SECTA </text:span><text:span text:style-name="T87">AD<text:line-break/></text:span><text:span text:style-name="T87">THRASYBULUM LIBE</text:span><text:span text:style-name="T91">R</text:span><text:span text:style-name="T87">.</text:span><text:bookmark-end text:name="bookmark8"/></text:h>
      <text:h text:style-name="P5" text:outline-level="2">Cap. I.</text:h>
      <text:p text:style-name="P8"><text:span text:style-name="T78">Unumquodque medicorum praeceptorum, </text:span><text:span text:style-name="T78">ac<text:line-break/></text:span><text:span text:style-name="T78">universe omne praeceptum, primum fane verum esse </text:span><text:span text:style-name="T78">debet;<text:line-break/></text:span><text:span text:style-name="T78">delude utile, postremo propositis principiis consentaneum.<text:line-break/>Nam ex his tribus fanum judicatur praeceptum, </text:span><text:span text:style-name="T78">ut, si<text:line-break/></text:span><text:span text:style-name="T78">quod ex praedictis praecepto desit, ne praeceptum </text:span><text:span text:style-name="T78">qni-<text:line-break/></text:span><text:span text:style-name="T78">dem hoc prorsus sit dicendum. Siquidem artes </text:span><text:span text:style-name="T78">ex prae-<text:line-break/></text:span><text:span text:style-name="T78">ceptis constant, iisque non quibuslibet, scd primum </text:span><text:span text:style-name="T78">sane<text:line-break/></text:span><text:span text:style-name="T78">convenit, ut constitutio aliqua perceptiones animi </text:span><text:span text:style-name="T78">habeat:<text:line-break/></text:span><text:span text:style-name="T78">deinde etiam ad utile aliquid deducat. Idcirco </text:span><text:span text:style-name="T78">necessarium</text:span></text:p>
      <text:p text:style-name="P10"><text:span text:style-name="T78">est, </text:span><text:span text:style-name="T78">omne praeceptum et verum existere, et utile, </text:span><text:span text:style-name="T93">et </text:span><text:span text:style-name="T93">con-<text:line-break/></text:span><text:span text:style-name="T78">lequentiam </text:span><text:span text:style-name="T78">quandam non modo circa </text:span><text:span text:style-name="T78">proposita principia,<text:line-break/></text:span><text:span text:style-name="T78">fed </text:span><text:span text:style-name="T78">etiam ad </text:span><text:span text:style-name="T78">reliqua praecepta obtinere. Quatenus enim<text:line-break/></text:span><text:span text:style-name="T78">fub </text:span><text:span text:style-name="T78">animi </text:span><text:span text:style-name="T78">perceptionem omne cadit praeceptum, verum<text:line-break/></text:span><text:span text:style-name="T78">ipfum </text:span><text:span text:style-name="T78">esse oportet: </text:span><text:span text:style-name="T78">- </text:span><text:span text:style-name="T78">falsorum </text:span><text:span text:style-name="T78">namque perceptiones </text:span><text:span text:style-name="T78">non<text:line-break/></text:span><text:span text:style-name="T78">funts </text:span><text:span text:style-name="T78">quatenus autem ad finem </text:span><text:span text:style-name="T78">aliquem </text:span><text:span text:style-name="T78">tendit vitae<text:line-break/>commodum, </text:span><text:span text:style-name="T78">unumquodque </text:span><text:span text:style-name="T78">illorum </text:span><text:span text:style-name="T78">utile </text:span><text:span text:style-name="T78">et necessarium<text:line-break/></text:span><text:span text:style-name="T78">esse </text:span><text:span text:style-name="T78">debet. </text:span><text:span text:style-name="T108">j</text:span><text:span text:style-name="T78">~CoHectio </text:span><text:span text:style-name="T78">.autem compreheusionum feu </text:span><text:span text:style-name="T78">per-<text:line-break/>ceptronum tum - </text:span><text:span text:style-name="T78">ad </text:span><text:span text:style-name="T78">mutuam praeceptorum concordiam,<text:line-break/></text:span><text:span text:style-name="T78">tum </text:span><text:span text:style-name="T78">ad propositum </text:span><text:span text:style-name="T78">principium </text:span><text:span text:style-name="T78">examinanda eft. Quo-<text:line-break/></text:span><text:span text:style-name="T78">niam </text:span><text:span text:style-name="T78">vero ut fub uno principe subditorum </text:span><text:span text:style-name="T78">congeries lu-<text:line-break/></text:span><text:span text:style-name="T78">telligitur, </text:span><text:span text:style-name="T78">ita quoque ad propositum principium prae-<text:line-break/></text:span><text:span text:style-name="T78">ceptum </text:span><text:span text:style-name="T78">refertur</text:span><text:span text:style-name="T78">: idcirco </text:span><text:span text:style-name="T78">omne praeceptum verum, utile-<text:line-break/></text:span><text:span text:style-name="T78">et </text:span><text:span text:style-name="T78">consentaneum este convenit. </text:span><text:span text:style-name="T78">At </text:span><text:span text:style-name="T78">si </text:span><text:span text:style-name="T78">tribus </text:span><text:span text:style-name="T78">his quod-<text:line-break/></text:span><text:span text:style-name="T78">libet </text:span><text:span text:style-name="T78">praeceptum artificisIe judicatur, ccnstat ,et medica<text:line-break/></text:span><text:span text:style-name="T78">praecepta </text:span><text:span text:style-name="T78">his ipsis esse judicanda. Euerit igitur operae<text:line-break/></text:span><text:span text:style-name="T78">pretium</text:span><text:span text:style-name="T78">, quoniam semper neque verum</text:span><text:span text:style-name="T78">, quale </text:span><text:span text:style-name="T78">sit et<text:line-break/></text:span><text:span text:style-name="T78">quomodo </text:span><text:span text:style-name="T78">judicari debeat, manifestum existit, neque utile,</text:span></text:p>
      <text:p text:style-name="P10"><text:span text:style-name="T78">neque consentaneum, facilia funt cognitu, notas </text:span><text:span text:style-name="T78">quas-<text:line-break/></text:span><text:span text:style-name="T78">dam horum et judicandi instrumenta ante alia tradere.</text:span></text:p>
      <text:h text:style-name="P5" text:outline-level="2">Cap. II.</text:h>
      <text:p text:style-name="P8"><text:span text:style-name="T78">Itaque verum sermonis cum subjectis </text:span><text:span text:style-name="T78">con-<text:line-break/></text:span><text:span text:style-name="T78">fensu judicatur; sed quia subjectorum alia apparent, </text:span><text:span text:style-name="T78">alia<text:line-break/></text:span><text:span text:style-name="T78">latent, ac eorum, quae apparent, quaedam </text:span><text:span text:style-name="T78">ex scipsis<text:line-break/></text:span><text:span text:style-name="T78">percipiuntur, ut album, et nigrum: quaedam </text:span><text:span text:style-name="T78">non ex<text:line-break/></text:span><text:span text:style-name="T78">feipsis, scd ex aliis, ut quae signis comprehenduntur:<text:line-break/>rursus occultorum nonnulla evidentia sunt et </text:span><text:span text:style-name="T78">dicuntur,<text:line-break/></text:span><text:span text:style-name="T78">ut bis duo quatuor: nonnulla ex demonstratione </text:span><text:span text:style-name="T78">perci-<text:line-break/></text:span><text:span text:style-name="T78">piuntur, ut hoc suo licet bene et male uti, et </text:span><text:span text:style-name="T78">reliqua;<text:line-break/></text:span><text:span text:style-name="T78">convenit femper sermonem ac praeceptum ad </text:span><text:span text:style-name="T78">rei sub-<text:line-break/></text:span><text:span text:style-name="T78">jectae, de qua etiam agitur, aut propter quam </text:span><text:span text:style-name="T78">factum<text:line-break/></text:span><text:span text:style-name="T78">est praeceptum, speciem referre- Ac si quidem de </text:span><text:span text:style-name="T78">ali-<text:line-break/></text:span><text:span text:style-name="T78">quo apparenti fit, ad illud accommodare </text:span><text:span text:style-name="T64">ι </text:span><text:span text:style-name="T78">sin </text:span><text:span text:style-name="T78">autem de<text:line-break/></text:span><text:span text:style-name="T78">aliquo latenti, considerandum est, an alicui latenti </text:span><text:span text:style-name="T78">con-<text:line-break/>ibnum. </text:span><text:span text:style-name="T78">sit: judicium vero apparentium et latentium </text:span><text:span text:style-name="T78">di-<text:line-break/>«verfum </text:span><text:span text:style-name="T78">est. Quae enim inter apparentia ex se ipsis </text:span><text:span text:style-name="T78">com-</text:span></text:p>
      <text:p text:style-name="P10"><text:span text:style-name="T78">prehenduntur, sensu judicantur, ut album et nigrum.<text:line-break/></text:span><text:span text:style-name="T78">Unde </text:span><text:span text:style-name="T78">ridendi sunt medici, qui apparentium judicium<text:line-break/></text:span><text:span text:style-name="T78">non sensoriis, </text:span><text:span text:style-name="T78">sed demonstratione quadam mollii conan-<text:line-break/></text:span><text:span text:style-name="T78">tur. </text:span><text:span text:style-name="T78">Quemadmodum profecto Asclepiades de adnatis<text:line-break/></text:span><text:span text:style-name="T78">cordi </text:span><text:span text:style-name="T78">membranis disputans Erafistratum errasse dicitr<text:line-break/></text:span><text:span text:style-name="T78">llerophilurn </text:span><text:span text:style-name="T78">enim, quum multa disseruisset; non vidisse,<text:line-break/></text:span><text:span text:style-name="T78">ubi </text:span><text:span text:style-name="T78">liceret ipsi, ad apparentium disquisitionem, ut par<text:line-break/></text:span><text:span text:style-name="T78">est, </text:span><text:span text:style-name="T78">profectum, de re pronunciare, et opinionibus veris<text:line-break/></text:span><text:span text:style-name="T78">fidem </text:span><text:span text:style-name="T78">non derogare. Apparentium igitur, quae non ex<text:line-break/></text:span><text:span text:style-name="T78">scipsis </text:span><text:span text:style-name="T78">comprehenduntur, judicatoria, ut dixi, funt sen-<text:line-break/></text:span><text:span text:style-name="T78">soria: </text:span><text:span text:style-name="T78">quae vero non ex se, sed ex aliis cognoscuntur,<text:line-break/></text:span><text:span text:style-name="T78">judicatorium </text:span><text:span text:style-name="T78">est observatio:, dico autem eorum, quae,<text:line-break/></text:span><text:span text:style-name="T78">signis </text:span><text:span text:style-name="T78">percipiuntur. Rursus occultorum ut piures sunt<text:line-break/></text:span><text:span text:style-name="T78">differentiae, </text:span><text:span text:style-name="T78">ita etiam judicatoria diverfa. In occultis<text:line-break/></text:span><text:span text:style-name="T78">alia </text:span><text:span text:style-name="T78">evidentia smit, exempli causa, fieri non potest, ut<text:line-break/></text:span><text:span text:style-name="T78">idem homo </text:span><text:span text:style-name="T78">sunul Athenis sit et in Aegypto; alia de-<text:line-break/></text:span><text:span text:style-name="T78">monstratione </text:span><text:span text:style-name="T78">intelliguntur. Jam evidentium fane judicium</text:span></text:p>
      <text:p text:style-name="P10"><text:span text:style-name="T78">est communis omnium hominum notitia. Eorum, </text:span><text:span text:style-name="T78">quae<text:line-break/></text:span><text:span text:style-name="T78">demonstratione comprehenduntur; judicatio - </text:span><text:span text:style-name="T78">consensui<text:line-break/></text:span><text:span text:style-name="T78">est cuin iis, quae in confesso habentur. Scludrtm </text:span><text:span text:style-name="T78">autem<text:line-break/></text:span><text:span text:style-name="T78">rursus consessi judicium multifariam: </text:span><text:span text:style-name="T78">‘ </text:span><text:span text:style-name="T78">vel enim </text:span><text:span text:style-name="T78">consensu,<text:line-break/></text:span><text:span text:style-name="T78">quem cum apparentibus obtinet,' confessum </text:span><text:span text:style-name="T78">judicatur:<text:line-break/></text:span><text:span text:style-name="T78">vel eo, quem cum evidentibus, vel illo, </text:span><text:span text:style-name="T78">quem cum'<text:line-break/></text:span><text:span text:style-name="T78">demonstratis. Quomodo igitur judicare conveniat </text:span><text:span text:style-name="T78">verum,<text:line-break/></text:span><text:span text:style-name="T78">et quae ad veri judicium ducunt, exposuimus. -</text:span></text:p>
      <text:h text:style-name="P5" text:outline-level="2">Cap. III.</text:h>
      <text:p text:style-name="P8"><text:span text:style-name="T78">Deinceps autem de utili praecepto </text:span><text:span text:style-name="T78">dicen-</text:span><text:span text:style-name="T108">!<text:line-break/></text:span><text:span text:style-name="T78">dum. Judicatur itaque utile artis praeceptum </text:span><text:span text:style-name="T78">relatione<text:line-break/></text:span><text:span text:style-name="T78">ad finem: oportet autem ipsum primum sane esse</text:span><text:span text:style-name="T78">, quod<text:line-break/></text:span><text:span text:style-name="T78">percipi possit: si enim fieri nequit, ut </text:span><text:span text:style-name="T78">hippocentauri<text:line-break/></text:span><text:span text:style-name="T78">hilis apoplexiam solvat, eo, quod percipi nequit, </text:span><text:span text:style-name="T78">id-<text:line-break/></text:span><text:span text:style-name="T78">eirco redditur inutile: deinde convenit </text:span><text:span text:style-name="T78">praeceptionem<text:line-break/></text:span><text:span text:style-name="T78">seu' comprehensionem ipsius non communem cum </text:span><text:span text:style-name="T78">idiotis<text:line-break/></text:span><text:span text:style-name="T78">existere, sed artificum propriam; ideo enim nos </text:span><text:span text:style-name="T78">dicimus'<text:line-break/></text:span><text:span text:style-name="T78">errasse, qui artis principium apparentia esse </text:span><text:span text:style-name="T78">arbitrantur:<text:line-break/></text:span><text:span text:style-name="T78">neque enim ars ex apparentibus, constat , neque </text:span><text:span text:style-name="T78">traditio</text:span></text:p>
      <text:p text:style-name="P10"><text:span text:style-name="T78">artis.ex </text:span><text:span text:style-name="T78">illis fit: quippe nemo apparentia tradit, sed de-<text:line-break/></text:span><text:span text:style-name="T78">apparentibus </text:span><text:span text:style-name="T78">praecepta, quae, non apparent Haec igi-<text:line-break/></text:span><text:span text:style-name="T78">tur etiam </text:span><text:span text:style-name="T78">initium artis jure quis dixerit, quae de appa-<text:line-break/></text:span><text:span text:style-name="T78">rentibus </text:span><text:span text:style-name="T78">tlico praecepta, quoniam traditionis artis ini-<text:line-break/></text:span><text:span text:style-name="T78">tium ex </text:span><text:span text:style-name="T78">evidentibus efficitur. Si quis enim dixerit, ap-<text:line-break/></text:span><text:span text:style-name="T78">parentia </text:span><text:span text:style-name="T78">artis esse initium , fui ipsius obliviscetur, nihil<text:line-break/></text:span><text:span text:style-name="T78">putans </text:span><text:span text:style-name="T78">differre artem a </text:span><text:span text:style-name="T64">ηΰη </text:span><text:span text:style-name="T78">arte. Quandoquidem enim<text:line-break/></text:span><text:span text:style-name="T78">apparentium </text:span><text:span text:style-name="T78">perceptio similis est artifici et imperito,<text:line-break/></text:span><text:span text:style-name="T78">constat </text:span><text:span text:style-name="T78">hac ratione artificem nihilo plus idiota futurum,<text:line-break/></text:span><text:span text:style-name="T78">imo ne </text:span><text:span text:style-name="T78">artem quidem habiturum: siquidem eorundem etiam<text:line-break/></text:span><text:span text:style-name="T78">eadem </text:span><text:span text:style-name="T78">comprehensio est artifici et idiotae. Quare prae-<text:line-break/></text:span><text:span text:style-name="T78">ceptorum . </text:span><text:span text:style-name="T78">inventionis principium merito dicetur: artis<text:line-break/></text:span><text:span text:style-name="T78">autem, initium </text:span><text:span text:style-name="T78">apparentis non-funt. . Ut' enim vestigia<text:line-break/></text:span><text:span text:style-name="T78">leporis </text:span><text:span text:style-name="T78">inventionis initium merito aliquis dixerit, ini-,<text:line-break/></text:span><text:span text:style-name="T78">tium autem </text:span><text:span text:style-name="T78">leporis neuro, compos mentis dixerit (neque<text:line-break/></text:span><text:span text:style-name="T78">enim lepus </text:span><text:span text:style-name="T78">ex vestigiis constat), ita </text:span><text:span text:style-name="T93">et ea,</text:span><text:span text:style-name="T78"> quae appa-.<text:line-break/></text:span><text:span text:style-name="T78">reni, </text:span><text:span text:style-name="T78">praeceptionum, inventionis initium- recte, dixerim</text:span></text:p>
      <text:p text:style-name="P10"><text:span text:style-name="T78">quoniam </text:span><text:span text:style-name="T78">auctores </text:span><text:span text:style-name="T78">ipsius </text:span><text:span text:style-name="T78">ab </text:span><text:span text:style-name="T78">his exorsi eam constituerunt:<text:line-break/>artis vero non itero. Convenit enim principis </text:span><text:span text:style-name="T78">ad qua-<text:line-break/></text:span><text:span text:style-name="T78">litatem illius, cujus funt principia, referre. </text:span><text:span text:style-name="T78">Artis igi-<text:line-break/></text:span><text:span text:style-name="T78">tur initia non idiotis manifesta esse oportet, neque </text:span><text:span text:style-name="T78">enim<text:line-break/></text:span><text:span text:style-name="T78">artes omnes ipsis conspicuae funt, deinde et </text:span><text:span text:style-name="T78">initia ar-<text:line-break/></text:span><text:span text:style-name="T78">tium traduntur: at quae apparent, non traduntur. </text:span><text:span text:style-name="T78">Quo-<text:line-break/></text:span><text:span text:style-name="T78">nirca nulla ratio est, cur apparentia artis </text:span><text:span text:style-name="T78">initium esse<text:line-break/></text:span><text:span text:style-name="T78">dixerit aliquis.</text:span></text:p>
      <text:h text:style-name="P5" text:outline-level="2">Cap. IV.</text:h>
      <text:p text:style-name="P8"><text:span text:style-name="T78">Consistunt enim praecepta vel </text:span><text:span text:style-name="T78">in appa-<text:line-break/></text:span><text:span text:style-name="T78">rentibus, vel lu iis, quae ab aliis sumuntur, </text:span><text:span text:style-name="T78">vel prius<text:line-break/></text:span><text:span text:style-name="T78">demonstratis, vel in evidentibus, hujusmodi </text:span><text:span text:style-name="T78">quodam<text:line-break/></text:span><text:span text:style-name="T78">modo. In apparentibus quidem ita. Occurrens </text:span><text:span text:style-name="T78">aliquis<text:line-break/></text:span><text:span text:style-name="T78">pluribus lu corde vulneratis commorientibus</text:span><text:span text:style-name="T78">, mortis<text:line-break/></text:span><text:span text:style-name="T78">causam quaesivit. Considerans igitur reperit neque </text:span><text:span text:style-name="T78">ob fa-<text:line-break/></text:span><text:span text:style-name="T78">cultatis defectum, neque propter luopiam materiae </text:span><text:span text:style-name="T78">prae-<text:line-break/></text:span><text:span text:style-name="T78">fidiorum intereuntes, sed propter insignem membri </text:span><text:span text:style-name="T78">ufum.<text:line-break/></text:span><text:span text:style-name="T78">Intelligens . igitur, citra partis hujus actionem </text:span><text:span text:style-name="T78">et ufum<text:line-break/></text:span><text:span text:style-name="T78">corpori ab eo obvenientem animal fervari </text:span><text:span text:style-name="T78">non posse.</text:span></text:p>
      <text:p text:style-name="P10"><text:span text:style-name="T78">componensque </text:span><text:span text:style-name="T78">cum ratione, quae in apparentibus uiven-<text:line-break/></text:span><text:span text:style-name="T78">ta sunt, </text:span><text:span text:style-name="T78">praeceptum hoc condidit: Si quis in corde vul-<text:line-break/></text:span><text:span text:style-name="T78">nus </text:span><text:span text:style-name="T78">acceperit, ille' moritur. Hoc igitur fecundum eo-<text:line-break/></text:span><text:span text:style-name="T78">rrnn, </text:span><text:span text:style-name="T78">quae apparent, consequentiam ratione inventum<text:line-break/></text:span><text:span text:style-name="T78">et universe </text:span><text:span text:style-name="T78">pronunciatum praeceptum: imo ex appareu-''<text:line-break/></text:span><text:span text:style-name="T78">tihus </text:span><text:span text:style-name="T78">praeceptum constituitur, ut ex apparentibus in<text:line-break/></text:span><text:span text:style-name="T78">phlegmone. </text:span><text:span text:style-name="T78">Si quis phlegmonem habet, ille tumorem<text:line-break/></text:span><text:span text:style-name="T78">habet </text:span><text:span text:style-name="T78">renitentem, qui dolorem pulsatilem inferat. Appa-<text:line-break/></text:span><text:span text:style-name="T78">rentia </text:span><text:span text:style-name="T78">igitur inventionis praeceptorum fiunt initium<text:line-break/></text:span><text:span text:style-name="T78">praecepta </text:span><text:span text:style-name="T78">autem </text:span><text:span text:style-name="T78">ex </text:span><text:span text:style-name="T78">apparentibus per consequentiam in-<text:line-break/></text:span><text:span text:style-name="T78">venta </text:span><text:span text:style-name="T78">artis constitutionis principium; et ex apparentibus<text:line-break/></text:span><text:span text:style-name="T78">quidem </text:span><text:span text:style-name="T78">hujusmodi quodam modo praeceptum constitui-<text:line-break/></text:span><text:span text:style-name="T78">turi ex </text:span><text:span text:style-name="T78">iis vero, quae ex aliis comprehenduntur, prae-<text:line-break/></text:span><text:span text:style-name="T78">ceptum </text:span><text:span text:style-name="T78">hoc pacto constituitur. Si alicui haec obveniunt<text:line-break/></text:span><text:span text:style-name="T78">symptomata</text:span><text:span text:style-name="T78">, ille sanguinis redundantia laborat, quam<text:line-break/></text:span><text:span text:style-name="T78">haec </text:span><text:span text:style-name="T78">comitantur, illi jecur aut renes, aut hujusmodi<text:line-break/></text:span><text:span text:style-name="T78">quippiam </text:span><text:span text:style-name="T78">affectum esu At ex prius demonstratis in hunc'<text:line-break/></text:span><text:span text:style-name="T78">modum </text:span><text:span text:style-name="T78">praeceptum constituitur. Ubi demonstratum est.</text:span></text:p>
      <text:p text:style-name="P10"><text:span text:style-name="T78">coctionem existere, </text:span><text:span text:style-name="T78">et </text:span><text:span text:style-name="T78">ea, quae coquuntur, fundi </text:span><text:span text:style-name="T93">et</text:span><text:span text:style-name="T78"> </text:span><text:span text:style-name="T78">hn-<text:line-break/></text:span><text:span text:style-name="T78">mectari</text:span><text:span text:style-name="T78">, </text:span><text:span text:style-name="T78">deinde </text:span><text:span text:style-name="T78">ita </text:span><text:span text:style-name="T78">distribui : item aegrotantes alimenta,<text:line-break/>quae non magnam elaborationem requirant, indigere, </text:span><text:span text:style-name="T78">ei<text:line-break/></text:span><text:span text:style-name="T78">his istud fit praeceptum: </text:span><text:span text:style-name="T93">Jdumidi </text:span><text:span text:style-name="T93">victus omnes sebrid-<text:line-break/>tantibus </text:span><text:span text:style-name="T93">conducunt.</text:span><text:span text:style-name="T78"> Ex </text:span><text:span text:style-name="T78">evidentibus ita: Quicquid</text:span><text:span text:style-name="T78">mul-<text:line-break/></text:span><text:span text:style-name="T78">tum, naTurae iumicum, ac non satietas, non fames, </text:span><text:span text:style-name="T78">ne-<text:line-break/></text:span><text:span text:style-name="T78">que aliud </text:span><text:span text:style-name="T78">quodvis </text:span><text:span text:style-name="T78">bonum, quod maturae nimium </text:span><text:span text:style-name="T78">est<text:line-break/></text:span><text:span text:style-name="T78">Item, ubi repletio . morbos parit, inanitio medetur.<text:line-break/>Quum enim evidens sit, in </text:span><text:span text:style-name="T78">illis </text:span><text:span text:style-name="T78">sane, quod iis, quae </text:span><text:span text:style-name="T78">fa-<text:line-break/></text:span><text:span text:style-name="T78">pra vires funt, </text:span><text:span text:style-name="T78">in hoc </text:span><text:span text:style-name="T78">autem, </text:span><text:span text:style-name="T78">quod, </text:span><text:span text:style-name="T78">efficiente adempto,<text:line-break/>non utique fieret </text:span><text:span text:style-name="T78">id </text:span><text:span text:style-name="T78">quod fit, </text:span><text:span text:style-name="T78">dicta </text:span><text:span text:style-name="T78">praecepta funt </text:span><text:span text:style-name="T93">com-<text:line-break/></text:span><text:span text:style-name="T93">potita.</text:span><text:span text:style-name="T78"> Est autem </text:span><text:span text:style-name="T78">omne </text:span><text:span text:style-name="T78">praeceptum et generale </text:span><text:span text:style-name="T78">et ini<text:line-break/></text:span><text:span text:style-name="T78">roum; quocirca errant, qui artem conjecturalem esse </text:span><text:span text:style-name="T78">di-<text:line-break/></text:span><text:span text:style-name="T78">cunt, eo quod' praecepta habet conjecturalia. Non </text:span><text:span text:style-name="T78">enim<text:line-break/></text:span><text:span text:style-name="T78">ex praeceptis conjecturalis dicitur (firma enim haec </text:span><text:span text:style-name="T78">funt);<text:line-break/></text:span><text:span text:style-name="T78">scd a praxi' et medicantium opera. Nam ipsa quum </text:span><text:span text:style-name="T78">in-<text:line-break/></text:span><text:span text:style-name="T78">stabilem habeat eventum</text:span><text:span text:style-name="T78">, </text:span><text:span text:style-name="T78">artem reddit conjecturalem,<text:line-break/>quoniam praecepta omnium artium similiter et</text:span></text:p>
      <text:p text:style-name="P23"><text:span text:style-name="T78">sunt et </text:span><text:span text:style-name="T78">stabilia. .Inde autem, quod ornniam artium even-<text:line-break/></text:span><text:span text:style-name="T78">tos stabiles </text:span><text:span text:style-name="T78">non funt, quaedam artium conjecturales esse<text:line-break/></text:span><text:span text:style-name="T78">dicuntur, </text:span><text:span text:style-name="T78">quae instabilem, ut dixi, habent successum.<text:line-break/></text:span><text:span text:style-name="T78">Porro, quia </text:span><text:span text:style-name="T78">utile ad finem relatione judicandum esse di-<text:line-break/></text:span><text:span text:style-name="T78">ximus, </text:span><text:span text:style-name="T78">necessarium fuerit artis finem indicare, ut, mani-<text:line-break/></text:span><text:span text:style-name="T78">festo hoc </text:span><text:span text:style-name="T78">reddito, conflet, ad quid referendo utile judiy<text:line-break/></text:span><text:span text:style-name="T78">care </text:span><text:span text:style-name="T78">oporteat.<text:tab/></text:span><text:span text:style-name="T78">' -</text:span></text:p>
      <text:h text:style-name="P5" text:outline-level="2">Cap. V.</text:h>
      <text:p text:style-name="P8"><text:span text:style-name="T78">Artium igitur aliae factrices sane<text:line-break/></text:span><text:span text:style-name="T78">existunt </text:span><text:span text:style-name="T78">eorum, quae </text:span><text:span text:style-name="T64">ηοη </text:span><text:span text:style-name="T78">funt, ut navium compactoria:<text:line-break/></text:span><text:span text:style-name="T78">aliae </text:span><text:span text:style-name="T78">factorum conservatrices, ut gubernatoris: aliae<text:line-break/></text:span><text:span text:style-name="T78">utraeque, </text:span><text:span text:style-name="T78">ut aedificatoria. In factivis igitur aut confer-<text:line-break/></text:span><text:span text:style-name="T78">vautibus </text:span><text:span text:style-name="T78">artibus una eventus ratio est ac modus: ideo<text:line-break/></text:span><text:span text:style-name="T78">simplex </text:span><text:span text:style-name="T78">est utilis judicium: at in ambabus et factivis<text:line-break/></text:span><text:span text:style-name="T78">at</text:span><text:span text:style-name="T78">'conservatricibus non facile, quippe non utile existi-<text:line-break/></text:span><text:span text:style-name="T78">mandum </text:span><text:span text:style-name="T78">est, quod non ducit ad observationem. Verum<text:line-break/></text:span><text:span text:style-name="T78">curiose </text:span><text:span text:style-name="T78">scrutari convenit, an aliquid ad id quod non<text:line-break/></text:span><text:span text:style-name="T78">est </text:span><text:span text:style-name="T78">faciendum conducat. Medicina igitur ex factiva-<text:line-break/></text:span><text:span text:style-name="T78">rmn et </text:span><text:span text:style-name="T78">conservatricum numero est: non tamen duplicem<text:line-break/></text:span><text:span text:style-name="T78">artis finem </text:span><text:span text:style-name="T78">esse censere convenit, scd id, quod non est.</text:span></text:p>
      <text:p text:style-name="P10"><text:span text:style-name="T78">efficere, utpote sanitatem </text:span><text:span text:style-name="T78">et </text:span><text:span text:style-name="T78">ejus subjectum </text:span><text:span text:style-name="T78">tueii.<text:line-break/></text:span><text:span text:style-name="T78">Nam </text:span><text:span text:style-name="T78">eisdem, inquiunt, </text:span><text:span text:style-name="T78">verbis </text:span><text:span text:style-name="T78">sanitatem </text:span><text:span text:style-name="T78">efficiens et </text:span><text:span text:style-name="T78">con-<text:line-break/></text:span><text:span text:style-name="T78">servans, </text:span><text:span text:style-name="T78">duplicem habere possit finem. </text:span><text:span text:style-name="T78">Si igitur </text:span><text:span text:style-name="T78">mani-<text:line-break/></text:span><text:span text:style-name="T78">festo praecepta eadem non essent, ad </text:span><text:span text:style-name="T78">utrumque ducentia<text:line-break/>finem, differentium </text:span><text:span text:style-name="T93">etiam</text:span><text:span text:style-name="T78"> finium diversae </text:span><text:span text:style-name="T78">essent artes </text:span><text:span text:style-name="T78">et<text:line-break/></text:span><text:span text:style-name="T78">duae medicinae: quoniam vero eadem sunt </text:span><text:span text:style-name="T78">praecepti,<text:line-break/></text:span><text:span text:style-name="T78">scopi </text:span><text:span text:style-name="T78">.autem </text:span><text:span text:style-name="T78">disserunt, una ars quum </text:span><text:span text:style-name="T78">sit, diverfos </text:span><text:span text:style-name="T78">habebit<text:line-break/></text:span><text:span text:style-name="T78">scopos. Verum </text:span><text:span text:style-name="T78">ignorant, unum </text:span><text:span text:style-name="T78">artis fcopum esse </text:span><text:span text:style-name="T78">sanita-<text:line-break/></text:span><text:span text:style-name="T78">tem, unumque </text:span><text:span text:style-name="T78">finem hanc consequi, </text:span><text:span text:style-name="T78">at modos,consequii,<text:line-break/></text:span><text:span text:style-name="T78">tionis disserentes. Itaque fcopus aut </text:span><text:span text:style-name="T78">finis a sanitatis </text:span><text:span text:style-name="T78">mo-<text:line-break/></text:span><text:span text:style-name="T78">do </text:span><text:span text:style-name="T78">non evariat. </text:span><text:span text:style-name="T78">Nos </text:span><text:span text:style-name="T78">enim </text:span><text:span text:style-name="T78">quum </text:span><text:span text:style-name="T78">ea, </text:span><text:span text:style-name="T78">quae nocere </text:span><text:span text:style-name="T78">pof-<text:line-break/></text:span><text:span text:style-name="T78">sunt, </text:span><text:span text:style-name="T78">sciamus, </text:span><text:span text:style-name="T78">nunc </text:span><text:span text:style-name="T78">sane </text:span><text:span text:style-name="T78">noxia auferentes, </text:span><text:span text:style-name="T78">fanitatem<text:line-break/></text:span><text:span text:style-name="T78">molimur: nunc </text:span><text:span text:style-name="T78">autem declinantes, </text:span><text:span text:style-name="T78">ipsam </text:span><text:span text:style-name="T78">confervarniu.<text:line-break/>Utile igitur </text:span><text:span text:style-name="T78">in </text:span><text:span text:style-name="T78">medicina judicare </text:span><text:span text:style-name="T78">nos </text:span><text:span text:style-name="T78">oportet, </text:span><text:span text:style-name="T78">quando<text:line-break/></text:span><text:span text:style-name="T78">fane </text:span><text:span text:style-name="T78">ad sanitatem </text:span><text:span text:style-name="T78">faciendam ducit, quando </text:span><text:span text:style-name="T78">ad </text:span><text:span text:style-name="T78">confer-<text:line-break/></text:span><text:span text:style-name="T78">vandam.,</text:span></text:p>
      <text:h text:style-name="P5" text:outline-level="2">Cap. VI.</text:h>
      <text:p text:style-name="P8"><text:span text:style-name="T78">Consequentiam vero </text:span><text:span text:style-name="T78">nonnulli </text:span><text:span text:style-name="T78">ex eo, </text:span><text:span text:style-name="T78">qnod<text:line-break/></text:span><text:span text:style-name="T78">simul exissent, judicari arbitrantur, ignorantes, </text:span><text:span text:style-name="T78">rnnlta</text:span></text:p>
      <text:p text:style-name="P10"><text:span text:style-name="T78">quidem simul existerecnon </text:span><text:span text:style-name="T78">tamen consequentiam quandam<text:line-break/></text:span><text:span text:style-name="T78">in iis conspici </text:span><text:span text:style-name="T78">; quemadmodum'dicimus, et </text:span><text:span text:style-name="T78">diem </text:span><text:span text:style-name="T78">esse </text:span><text:span text:style-name="T78">et<text:line-break/>respirare simul </text:span><text:span text:style-name="T78">esse, non </text:span><text:span text:style-name="T78">tamen </text:span><text:span text:style-name="T78">consequentia ei inest:<text:line-break/></text:span><text:span text:style-name="T78">quare ea ex </text:span><text:span text:style-name="T78">eo, </text:span><text:span text:style-name="T78">quod </text:span><text:span text:style-name="T78">simul existunt, judicari </text:span><text:span text:style-name="T78">non </text:span><text:span text:style-name="T78">debent, </text:span><text:span text:style-name="T78">&gt; -<text:line-break/>sed quo asserto necessario </text:span><text:span text:style-name="T78">aliquid simul asseritur, et quo<text:line-break/></text:span><text:span text:style-name="T78">posito aliquid </text:span><text:span text:style-name="T78">necessario ponitur, illi illud consequens esse<text:line-break/></text:span><text:span text:style-name="T78">censebitur. </text:span><text:span text:style-name="T78">Atque in universum ea, quae per cousequen-<text:line-break/></text:span><text:span text:style-name="T78">tiam </text:span><text:span text:style-name="T78">connexa sunt, judicanti praejudicio aestimandum<text:line-break/></text:span><text:span text:style-name="T78">est, iu </text:span><text:span text:style-name="T78">quibus consequens praejudicium moliri conveniat.<text:line-break/></text:span><text:span text:style-name="T78">Proinde </text:span><text:span text:style-name="T78">ad sermonum quorundam dijudicationem neces-<text:line-break/></text:span><text:span text:style-name="T78">stria est </text:span><text:span text:style-name="T78">consequentia inquisita. Num autem ad medi-<text:line-break/></text:span><text:span text:style-name="T78">corum etiam </text:span><text:span text:style-name="T78">praeceptorum judicium feratur, forsan ali-<text:line-break/></text:span><text:span text:style-name="T78">quis rogabit: </text:span><text:span text:style-name="T78">neque enim satis est cognoscere, num<text:line-break/></text:span><text:span text:style-name="T78">praeceptum </text:span><text:span text:style-name="T78">sit medicum id, quod utile et verum est, scd<text:line-break/></text:span><text:span text:style-name="T78">nihilominus </text:span><text:span text:style-name="T78">consequens iernper habere oportet.</text:span></text:p>
      <text:h text:style-name="P5" text:outline-level="2">Cap. VII.</text:h>
      <text:p text:style-name="P8"><text:span text:style-name="T78">Quoniam </text:span><text:span text:style-name="T78">igitur omnis ratio omneque<text:line-break/></text:span><text:span text:style-name="T78">praeceptum </text:span><text:span text:style-name="T78">tribus </text:span><text:span text:style-name="T78">his </text:span><text:span text:style-name="T78">judicatur, </text:span><text:span text:style-name="T78">tres </text:span><text:span text:style-name="T78">autem sunt in me-<text:line-break/></text:span><text:span text:style-name="T78">dicina </text:span><text:span text:style-name="T78">sectae, nempe </text:span><text:span text:style-name="T78">Rationalium, Empiricorum </text:span><text:span text:style-name="T78">et Me-<text:line-break/></text:span><text:span text:style-name="T78">thodicorum</text:span><text:span text:style-name="T78">, age</text:span><text:span text:style-name="T78">, his </text:span><text:span text:style-name="T78">judicandi instrumentis </text:span><text:span text:style-name="T78">utentes in- '</text:span></text:p>
      <text:p text:style-name="P10"><text:span text:style-name="T78">spiciamus etiam sectas, ut saniori adhaereamus. </text:span><text:span text:style-name="T78">Verum<text:line-break/></text:span><text:span text:style-name="T78">necessarium est communia sectarum et uniuscujusque<text:line-break/>propria primum exponere, deinde ordine judicium </text:span><text:span text:style-name="T78">de<text:line-break/></text:span><text:span text:style-name="T78">iis pronunciare. Sunt igitur communia trium feclarum<text:line-break/>haec, quod utilia quae apparent praecepta, analogismns,<text:line-break/>observatio, historia, ad similia transitus, quod </text:span><text:span text:style-name="T78">hi-<text:line-break/></text:span><text:span text:style-name="T78">storia sine delectu; non recipienda instrumenta, </text:span><text:span text:style-name="T78">modui<text:line-break/></text:span><text:span text:style-name="T78">praesidii adhibendi: quod ex aliis alia </text:span><text:span text:style-name="T78">comprehen-<text:line-break/></text:span><text:span text:style-name="T78">duntur: quod, eisdem remanentibus, eadem fieri </text:span><text:span text:style-name="T78">de-<text:line-break/></text:span><text:span text:style-name="T78">bent: quod sanitas .servatur ex appositione et </text:span><text:span text:style-name="T78">abla-<text:line-break/></text:span><text:span text:style-name="T78">tione, et morbi curantur: quod oportet noxiorum </text:span><text:span text:style-name="T78">ufum<text:line-break/></text:span><text:span text:style-name="T78">declinare, tum </text:span><text:span text:style-name="T93">asu</text:span><text:span text:style-name="T78"> </text:span><text:span text:style-name="T78">fanitatis </text:span><text:span text:style-name="T78">tuitionem, tum </text:span><text:span text:style-name="T93">ad</text:span><text:span text:style-name="T78"> </text:span><text:span text:style-name="T78">mor.<text:line-break/></text:span><text:span text:style-name="T78">borum solutionem: item quod experientia potens </text:span><text:span text:style-name="T78">aliis-<text:line-break/></text:span><text:span text:style-name="T78">que sit ad materiae, quae adhibetur, comprehensionem:<text:line-break/>nutritoria enim suus et non nutritoria; purgantia </text:span><text:span text:style-name="T78">et<text:line-break/></text:span><text:span text:style-name="T78">corrumpentia experientia percepta sunti</text:span></text:p>
      <text:h text:style-name="P5" text:outline-level="2">Cap. V<text:span text:style-name="T75">II</text:span>I.</text:h>
      <text:p text:style-name="P8"><text:span text:style-name="T78">lu </text:span><text:span text:style-name="T78">hoc </text:span><text:span text:style-name="T78">communi Empirici sane </text:span><text:span text:style-name="T78">cpusi-<text:line-break/></text:span><text:span text:style-name="T78">stunt, qui non modo vires, </text:span><text:span text:style-name="T78">sed </text:span><text:span text:style-name="T78">etiam quae </text:span><text:span text:style-name="T78">conducunt,</text:span></text:p>
      <text:p text:style-name="P10"><text:span text:style-name="T78">experientia </text:span><text:span text:style-name="T78">inveniri dicant. Methodici </text:span><text:span text:style-name="T78">autem </text:span><text:span text:style-name="T78">ad </text:span><text:span text:style-name="T78">com-<text:line-break/>mnne praedictum </text:span><text:span text:style-name="T78">diversum quid ab Empiricis afferunt:<text:line-break/></text:span><text:span text:style-name="T78">quippe </text:span><text:span text:style-name="T78">dicunt, praeterquam quod vires eorum, </text:span><text:span text:style-name="T78">quae ad-<text:line-break/>hibentur,- </text:span><text:span text:style-name="T78">ediscas, aliud nihil utile ab experientia pro-<text:line-break/></text:span><text:span text:style-name="T78">venire. </text:span><text:span text:style-name="T78">Nihil enim ex remediorum ipsorum observatio-<text:line-break/></text:span><text:span text:style-name="T78">ne sumi </text:span><text:span text:style-name="T78">potest absolute, quum remedia </text:span><text:span text:style-name="T78">ex </text:span><text:span text:style-name="T78">quibusdam<text:line-break/></text:span><text:span text:style-name="T78">apparentibus </text:span><text:span text:style-name="T78">sint observata. Rationales inter hos medii<text:line-break/></text:span><text:span text:style-name="T78">incedunt: </text:span><text:span text:style-name="T78">ita enim omnia, quae conducunt, ex obferva-<text:line-break/></text:span><text:span text:style-name="T78">tione accipi </text:span><text:span text:style-name="T78">dicunt, quemadmodum Empirici affirmant,<text:line-break/></text:span><text:span text:style-name="T78">non tamen </text:span><text:span text:style-name="T78">ex indicatione inveniri, ut Methodici putant,<text:line-break/></text:span><text:span text:style-name="T78">sed alia ex </text:span><text:span text:style-name="T78">observatione reperiri, nt lethalia et virus<text:line-break/></text:span><text:span text:style-name="T78">jaculantia, </text:span><text:span text:style-name="T78">alia </text:span><text:span text:style-name="T78">ex </text:span><text:span text:style-name="T78">indicatione, in quibus causae inve-<text:line-break/></text:span><text:span text:style-name="T78">niuntur. </text:span><text:span text:style-name="T78">Consentiunt igitur Methodici Rationalibus, qua-<text:line-break/></text:span><text:span text:style-name="T78">tenus ex </text:span><text:span text:style-name="T78">indicatione id, quod conducit, fumi </text:span><text:span text:style-name="T78">arbitrantur:<text:line-break/>quatenus </text:span><text:span text:style-name="T78">autem a diversis, dissentiunt. Etenim </text:span><text:span text:style-name="T78">Metho-<text:line-break/>dici ea, quae </text:span><text:span text:style-name="T78">conferunt, ab apparentibus quibusdam indi-<text:line-break/></text:span><text:span text:style-name="T78">cata desumi </text:span><text:span text:style-name="T78">arbitrantur: Rationales vero </text:span><text:span text:style-name="T78">ab </text:span><text:span text:style-name="T78">apparenti-<text:line-break/></text:span><text:span text:style-name="T78">bus quidem </text:span><text:span text:style-name="T78">nequaquam, verum ab occultis. Quia enim a</text:span></text:p>
      <text:p text:style-name="P10"><text:span text:style-name="T78">causis </text:span><text:span text:style-name="T78">indicationes.fieri censent, causae autem, </text:span><text:span text:style-name="T78">quatenus<text:line-break/></text:span><text:span text:style-name="T78">causae sirnt, non apparent, constat indicationes </text:span><text:span text:style-name="T78">non es<text:line-break/></text:span><text:span text:style-name="T78">apparentibus ipsis fieri posse: deduce reque ajunt </text:span><text:span text:style-name="T78">appa-<text:line-break/></text:span><text:span text:style-name="T78">rentia ad eorum, quae judicari possunt, </text:span><text:span text:style-name="T78">comprehensio-<text:line-break/></text:span><text:span text:style-name="T78">nem. </text:span><text:span text:style-name="T78">Hac </text:span><text:span text:style-name="T78">igitur ratione rursus Empirici cum </text:span><text:span text:style-name="T78">Rationa-<text:line-break/></text:span><text:span text:style-name="T78">libus confentiunt, a nullo apparente ejus, quod </text:span><text:span text:style-name="T78">conducit,<text:line-break/></text:span><text:span text:style-name="T78">indicationem fieri affirmantes. Aliud autem </text:span><text:span text:style-name="T78">commune<text:line-break/></text:span><text:span text:style-name="T78">hoc etiam omnibus medicis lu confesso, nempe, </text:span><text:span text:style-name="T78">quae ap-<text:line-break/></text:span><text:span text:style-name="T78">parent, esse utilia. Empirici autem ad observandum </text:span><text:span text:style-name="T78">ea,<text:line-break/></text:span><text:span text:style-name="T78">quae in apparentibus funt, commoda esse </text:span><text:span text:style-name="T78">pronuntiant,<text:line-break/></text:span><text:span text:style-name="T78">eo quod observatio ipscrum in quibusdam- existit: </text:span><text:span text:style-name="T78">item<text:line-break/></text:span><text:span text:style-name="T78">quod licet ex ipsis ea, quae auxilium indicare </text:span><text:span text:style-name="T78">possimt,<text:line-break/></text:span><text:span text:style-name="T78">comprehendere. Methodici tanquam </text:span><text:span text:style-name="T93">conferentia ea, </text:span><text:span text:style-name="T93">quae<text:line-break/></text:span><text:span text:style-name="T78">apparent, utilia esse tradunt. Rursus hic commune </text:span><text:span text:style-name="T78">sane<text:line-break/></text:span><text:span text:style-name="T78">Empiricis </text:span><text:span text:style-name="T78">et </text:span><text:span text:style-name="T78">Methodicis, occultum non ex </text:span><text:span text:style-name="T78">apparentibus<text:line-break/></text:span><text:span text:style-name="T78">comprehendi, a quo conducentium auxiliorum fiat </text:span><text:span text:style-name="T78">indi-<text:line-break/></text:span><text:span text:style-name="T78">catio. At Empiricis cum Rationalibus commune </text:span><text:span text:style-name="T78">est, qaod<text:line-break/></text:span><text:span text:style-name="T78">in apparentibus auxilia observant: Rationalibus </text:span><text:span text:style-name="T78">autem et</text:span></text:p>
      <text:p text:style-name="P10"><text:span text:style-name="T93">Methodicis</text:span><text:span text:style-name="T78"> </text:span><text:span text:style-name="T78">commune in apparentibus utilia comprehendi.<text:line-break/></text:span><text:span text:style-name="T78">Itaque Methodici </text:span><text:span text:style-name="T78">id dicunt, auxilium ex apparentibus<text:line-break/></text:span><text:span text:style-name="T78">coutprehendi. </text:span><text:span text:style-name="T78">Rationales vero ea, quae auxilium indi-<text:line-break/></text:span><text:span text:style-name="T78">care </text:span><text:span text:style-name="T78">possunt, </text:span><text:span text:style-name="T78">ex apparentibus inveniri affirmant, praesi-<text:line-break/></text:span><text:span text:style-name="T78">dinm </text:span><text:span text:style-name="T78">autem </text:span><text:span text:style-name="T78">nullum. Ad eos porro, qui ex manifestis<text:line-break/></text:span><text:span text:style-name="T78">causis </text:span><text:span text:style-name="T78">praesidium </text:span><text:span text:style-name="T78">quoddam inveniri opinantur, ut in<text:line-break/></text:span><text:span text:style-name="T78">aculeo, </text:span><text:span text:style-name="T78">dicendum est auxilium, non tanquam ab apparen—<text:line-break/></text:span><text:span text:style-name="T78">tibus, sed </text:span><text:span text:style-name="T78">tanquam ex causis lu his inveniri; at causa,<text:line-break/></text:span><text:span text:style-name="T78">qua causa </text:span><text:span text:style-name="T78">est, non apparet, fed ex symptomatis compre-<text:line-break/></text:span><text:span text:style-name="T78">henditur. </text:span><text:span text:style-name="T78">Si igitur cuti adhaerens arcna aut aculeus:<text:line-break/></text:span><text:span text:style-name="T78">non infestet, </text:span><text:span text:style-name="T78">neque in sensum nos perducat, non perci-<text:line-break/></text:span><text:span text:style-name="T78">pimus. </text:span><text:span text:style-name="T78">Causa enim alicujus non est quodlibet 'efficiens,<text:line-break/></text:span><text:span text:style-name="T78">fed quod, </text:span><text:span text:style-name="T78">causa quum sit, apparet ut causa. Nam quae<text:line-break/></text:span><text:span text:style-name="T78">ad aliquid </text:span><text:span text:style-name="T78">quodammodo spectant, quatenus ad aliquid<text:line-break/></text:span><text:span text:style-name="T78">quodam </text:span><text:span text:style-name="T78">pacto spectant, non apparent; ipfa autem, .<text:line-break/></text:span><text:span text:style-name="T78">quae ad </text:span><text:span text:style-name="T78">aliquid referuntur, apparent, ut pater,' fervus, </text:span><text:span text:style-name="T78">,<text:line-break/>frater, </text:span><text:span text:style-name="T78">atque </text:span><text:span text:style-name="T78">hujusmodi: singulaque ea apparent, </text:span><text:span text:style-name="T78">habi-<text:line-break/></text:span><text:span text:style-name="T78">tus </text:span><text:span text:style-name="T78">autem </text:span><text:span text:style-name="T78">iniorum ad alia non </text:span><text:span text:style-name="T78">apparet,</text:span></text:p>
      <text:h text:style-name="P6" text:outline-level="2">Cap. IX.</text:h>
      <text:p text:style-name="P8"><text:span text:style-name="T78">Quum igitur judicatoria-sermonum </text:span><text:span text:style-name="T78">ia.<text:line-break/></text:span><text:span text:style-name="T78">strumenta tradiderimus, et communia et propria </text:span><text:span text:style-name="T78">fecta.<text:line-break/></text:span><text:span text:style-name="T78">rum persecuti, necessarium deinceps fuerit </text:span><text:span text:style-name="T78">uniuscnjai-<text:line-break/></text:span><text:span text:style-name="T78">que sectae dijudicationem moliri, deinde ita sanae </text:span><text:span text:style-name="T78">opinio-<text:line-break/></text:span><text:span text:style-name="T78">ni adhaerere. Ernpicici sane et Methodici </text:span><text:span text:style-name="T78">Rationalibus<text:line-break/></text:span><text:span text:style-name="T78">contradicentes ' inutilem esse abditorum comprehensionem<text:line-break/>asserunt; nihil enim ex occultis utile inveniri. </text:span><text:span text:style-name="T78">Ad hoc<text:line-break/></text:span><text:span text:style-name="T78">Rationales utrique privarim sectae respondent: </text:span><text:span text:style-name="T78">ac pri.<text:line-break/></text:span><text:span text:style-name="T78">mum ad Empiricos inquiunt, apparentia </text:span><text:span text:style-name="T78">auxiliis ipsis<text:line-break/></text:span><text:span text:style-name="T78">luqnirendis non sufficiunt, quippe et occultorum </text:span><text:span text:style-name="T78">afui<text:line-break/></text:span><text:span text:style-name="T78">est. Nam ab his auxiliorum indicationes fiunt, </text:span><text:span text:style-name="T78">indicina<text:line-break/></text:span><text:span text:style-name="T78">vero (vos enim ipsi non in omnibus apparentibus, </text:span><text:span text:style-name="T78">fed<text:line-break/></text:span><text:span text:style-name="T78">in quibusdam observatis) tanquam amplius </text:span><text:span text:style-name="T78">quiddam<text:line-break/></text:span><text:span text:style-name="T78">quam apparentia habeant, ob quae observare </text:span><text:span text:style-name="T78">convenit,<text:line-break/></text:span><text:span text:style-name="T78">quod non apparet: fin autem hoc, certe </text:span><text:span text:style-name="T78">abdita erunt<text:line-break/></text:span><text:span text:style-name="T78">utilia: quae igitur apparent, vel tanquam </text:span><text:span text:style-name="T78">apparentia ad<text:line-break/></text:span><text:span text:style-name="T78">auxiliorum inventionem capiuntur, etiam </text:span><text:span text:style-name="T78">omnia emnt<text:line-break/></text:span><text:span text:style-name="T78">utilia, vel non. Dicere igitur, omnia esse </text:span><text:span text:style-name="T78">utilia, persta-</text:span></text:p>
      <text:p text:style-name="P10"><text:span text:style-name="T78">deri non </text:span><text:span text:style-name="T78">potest: si autem omnia non sunt utilia, necesse est<text:line-break/></text:span><text:span text:style-name="T78">utilia amplius </text:span><text:span text:style-name="T78">quid 'obtinere, quam quod apparent, quod<text:line-break/></text:span><text:span text:style-name="T78">non fenfus </text:span><text:span text:style-name="T78">est comprehendere, sed rationis: ratione vero<text:line-break/></text:span><text:span text:style-name="T78">abdita </text:span><text:span text:style-name="T78">comprehenduntur; utilis igitur ratio est simul et ab-<text:line-break/></text:span><text:span text:style-name="T78">dita. Si </text:span><text:span text:style-name="T78">enim apparentia, quatenus apparentia sunt, invi-<text:line-break/></text:span><text:span text:style-name="T78">cem non </text:span><text:span text:style-name="T78">differunt, nimirum vel similiter omnia ad ob-<text:line-break/></text:span><text:span text:style-name="T78">strvationem </text:span><text:span text:style-name="T78">conducunt, quantum in ipsis est, quare<text:line-break/></text:span><text:span text:style-name="T78">et in </text:span><text:span text:style-name="T78">minimis tum praeteritis tum praesentibus erunt,<text:line-break/></text:span><text:span text:style-name="T78">si hoc est </text:span><text:span text:style-name="T78">impossibile. Quomodo enim de strato lectoque,<text:line-break/></text:span><text:span text:style-name="T78">lu quo </text:span><text:span text:style-name="T78">decumbit aeger, et similibus aliquis ohierva-<text:line-break/></text:span><text:span text:style-name="T78">ret? </text:span><text:span text:style-name="T78">Constat igitur, non in apparentibus, ut apparentia<text:line-break/></text:span><text:span text:style-name="T78">funt, </text:span><text:span text:style-name="T78">obfervationem fieri (similiter enim in omnibus fie-<text:line-break/></text:span><text:span text:style-name="T78">ret), fed lu </text:span><text:span text:style-name="T78">alio quodam, quod non apparet; quod si<text:line-break/></text:span><text:span text:style-name="T78">hoc est, utilia </text:span><text:span text:style-name="T78">erunt abdita. Sed unde, inquiunt, com-<text:line-break/></text:span><text:span text:style-name="T78">prehenduutur</text:span><text:span text:style-name="T78">? quoniam in aliis quibusdam apparentibus<text:line-break/></text:span><text:span text:style-name="T78">obfervare </text:span><text:span text:style-name="T78">licet, in aliis non item: quippe </text:span><text:span text:style-name="T78">haud facile<text:line-break/>hoc est scire </text:span><text:span text:style-name="T78">in ipsis apparentibus, quatenus apparent,<text:line-break/></text:span><text:span text:style-name="T78">liatn omnes </text:span><text:span text:style-name="T78">cognoscerent etiam id idiotae, in quibus appa-</text:span></text:p>
      <text:p text:style-name="P10"><text:span text:style-name="T78">rentibus observationem liceat moliri, ac mhil vestra </text:span><text:span text:style-name="T78">expe-<text:line-break/></text:span><text:span text:style-name="T78">rientia ab </text:span><text:span text:style-name="T78">idiotarum imperitia differret. Si autem </text:span><text:span text:style-name="T78">son<text:line-break/></text:span><text:span text:style-name="T78">'obvium est </text:span><text:span text:style-name="T78">omnibus, </text:span><text:span text:style-name="T78">in quibus apparentibus observatio-<text:line-break/>nes moliri oportet, solis autem artificibus id percipitur;<text:line-break/>auxilia in apparentibus </text:span><text:span text:style-name="T78">non ut </text:span><text:span text:style-name="T78">apparentia funt observan-<text:line-break/>tur; quoniam enim aliud apparet, de quo observare </text:span><text:span text:style-name="T78">licet,<text:line-break/></text:span><text:span text:style-name="T78">aliud </text:span><text:span text:style-name="T78">non amplius apparet, </text:span><text:span text:style-name="T78">sed </text:span><text:span text:style-name="T78">abditum est. Verum </text:span><text:span text:style-name="T78">hoc<text:line-break/></text:span><text:span text:style-name="T78">admodum </text:span><text:span text:style-name="T78">utile scire est, cur utilia sint abdita. </text:span><text:span text:style-name="T78">Praeter<text:line-break/></text:span><text:span text:style-name="T78">commemorata autem quum </text:span><text:span text:style-name="T78">Empirici </text:span><text:span text:style-name="T78">dicant in his </text:span><text:span text:style-name="T78">prae-<text:line-break/></text:span><text:span text:style-name="T78">teritis et illis praesentibus observationes fieri </text:span><text:span text:style-name="T78">oportere<text:line-break/></text:span><text:span text:style-name="T78">(idcirco enim </text:span><text:span text:style-name="T78">et </text:span><text:span text:style-name="T78">praeterita studiofe perscrutentur, </text:span><text:span text:style-name="T78">infinita<text:line-break/></text:span><text:span text:style-name="T78">porro funt etiam praesentia, </text:span><text:span text:style-name="T78">de </text:span><text:span text:style-name="T78">infinitis autem </text:span><text:span text:style-name="T78">obfervare<text:line-break/></text:span><text:span text:style-name="T78">non licet), constat hujusmodi observationem fieri </text:span><text:span text:style-name="T78">non<text:line-break/></text:span><text:span text:style-name="T78">posse, sit contra Methodicos, qui apparentia </text:span><text:span text:style-name="T78">auxiliorum<text:line-break/></text:span><text:span text:style-name="T78">indicatoria esse opinantur, Rationales haec </text:span><text:span text:style-name="T78">adfenmt.<text:line-break/></text:span><text:span text:style-name="T78">Apparentia </text:span><text:span text:style-name="T100">ex</text:span><text:span text:style-name="T78"> </text:span><text:span text:style-name="T78">seipsis comprehendi possunt, ac </text:span><text:span text:style-name="T78">idiotis<text:line-break/></text:span><text:span text:style-name="T78">igitur apparebunt: quoniam </text:span><text:span text:style-name="T78">vero </text:span><text:span text:style-name="T78">communitates </text:span><text:span text:style-name="T78">etiam<text:line-break/></text:span><text:span text:style-name="T78">indicant, coincidunt autem cum iis</text:span><text:span text:style-name="T78">, </text:span><text:span text:style-name="T78">quae indicant </text:span><text:span text:style-name="T78">illa.</text:span></text:p>
      <text:p text:style-name="P10"><text:span text:style-name="T78">quae </text:span><text:span text:style-name="T78">ex ipsis capiuntur, -nimirum idiotis communitates<text:line-break/></text:span><text:span text:style-name="T78">indicabunt, </text:span><text:span text:style-name="T78">ac nihil ab idiotis differetis; Quod autem<text:line-break/></text:span><text:span text:style-name="T78">ab </text:span><text:span text:style-name="T78">affectibus indicatio auxiliorum non sit, hinc est osten-<text:line-break/></text:span><text:span text:style-name="T78">dere. </text:span><text:span text:style-name="T78">Eodem affectu, nempe inflammatione, in diversis<text:line-break/></text:span><text:span text:style-name="T78">locis.</text:span><text:span text:style-name="T78">fubsistente, ut circa oculum, aut jecur, aut stoma-<text:line-break/></text:span><text:span text:style-name="T78">eluim, </text:span><text:span text:style-name="T78">non eadem curatione, sed diversis indigent.<text:line-break/></text:span><text:span text:style-name="T78">Oculo </text:span><text:span text:style-name="T78">enim inflammationem experienti opium est con-<text:line-break/></text:span><text:span text:style-name="T78">gruens, </text:span><text:span text:style-name="T78">stomacho autem et hepati aliud quippiam.<text:line-break/></text:span><text:span text:style-name="T78">Oleum </text:span><text:span text:style-name="T78">oculo noxium, alias partes inflammatas mitigati<text:line-break/></text:span><text:span text:style-name="T78">Manifestum </text:span><text:span text:style-name="T78">igitur est, non ab affectibus auxilia sumi: nam<text:line-break/></text:span><text:span text:style-name="T78">idem </text:span><text:span text:style-name="T78">in omnibus assumeretur praesidium, quum idem es-<text:line-break/></text:span><text:span text:style-name="T78">set </text:span><text:span text:style-name="T78">asiectus, fi is conferentium esset indicativus. Licet<text:line-break/></text:span><text:span text:style-name="T78">igitur </text:span><text:span text:style-name="T78">ita astruere, quod Methodico placet. In affectu -<text:line-break/></text:span><text:span text:style-name="T78">circa </text:span><text:span text:style-name="T78">eundem existente locum, ob causae diversitatem,<text:line-break/></text:span><text:span text:style-name="T78">curatione </text:span><text:span text:style-name="T78">diverfa homines indigent: ut in urinae reten-<text:line-break/></text:span><text:span text:style-name="T78">tione: si </text:span><text:span text:style-name="T78">etenim calculus sit, scalpello incilorio utimur;<text:line-break/></text:span><text:span text:style-name="T78">si urinae </text:span><text:span text:style-name="T78">tcopia, injecto clyssere, qui catheter dicitur;<text:line-break/></text:span><text:span text:style-name="T78">siu inflammatio</text:span><text:span text:style-name="T78">, cataplasmate. At si ab affectibus indis</text:span></text:p>
      <text:p text:style-name="P10"><text:span text:style-name="T78">cationes remediorum fierent, uno affligente affectu, </text:span><text:span text:style-name="T78">una<text:line-break/></text:span><text:span text:style-name="T78">et </text:span><text:span text:style-name="T78">eadem curatio </text:span><text:span text:style-name="T78">assumeretur; </text:span><text:span text:style-name="T78">non </text:span><text:span text:style-name="T78">assumitur autem </text:span><text:span text:style-name="T78">una<text:line-break/></text:span><text:span text:style-name="T78">curatio, eodem subsistente affectu</text:span><text:span text:style-name="T78">; non </text:span><text:span text:style-name="T78">igitur ah affectibus<text:line-break/>remediorum indicationes </text:span><text:span text:style-name="T78">fiunt.</text:span></text:p>
      <text:h text:style-name="P5" text:outline-level="2">Cap. X.</text:h>
      <text:p text:style-name="P8"><text:span text:style-name="T78">Porro, </text:span><text:span text:style-name="T78">his </text:span><text:span text:style-name="T78">nunc </text:span><text:span text:style-name="T78">summatim </text:span><text:span text:style-name="T78">expositu,<text:line-break/></text:span><text:span text:style-name="T78">non </text:span><text:span text:style-name="T78">abs </text:span><text:span text:style-name="T78">re fuerit, quid sit indicatio, et quomodo </text:span><text:span text:style-name="T78">ab<text:line-break/></text:span><text:span text:style-name="T78">indicatione utilitas desumitur: </text:span><text:span text:style-name="T78">itenr </text:span><text:span text:style-name="T78">quid observatio,<text:line-break/>et </text:span><text:span text:style-name="T78">quomodo </text:span><text:span text:style-name="T78">ah observatione utilitas petitur: itera </text:span><text:span text:style-name="T78">quid<text:line-break/></text:span><text:span text:style-name="T78">analogismus, </text:span><text:span text:style-name="T93">et</text:span><text:span text:style-name="T78"> quomodo ab eo </text:span><text:span text:style-name="T78">utile comprehen-<text:line-break/>ditur, </text:span><text:span text:style-name="T78">explicare. </text:span><text:span text:style-name="T78">Quemadmodum igitur apparentium<text:line-break/>quaedam ex feipsis comprehenduntur, ut </text:span><text:span text:style-name="T78">album et<text:line-break/></text:span><text:span text:style-name="T78">nigrum: alia </text:span><text:span text:style-name="T78">observatione </text:span><text:span text:style-name="T78">percipiuntur, ut quae<text:line-break/>signa </text:span><text:span text:style-name="T78">cognoscuntur: ita sane </text:span><text:span text:style-name="T78">et praesidia indicatione </text:span><text:span text:style-name="T78">com-<text:line-break/></text:span><text:span text:style-name="T78">prehenduntur, </text:span><text:span text:style-name="T78">( </text:span><text:span text:style-name="T78">quippe </text:span><text:span text:style-name="T78">,</text:span><text:span text:style-name="T78">auxilia cum iis, </text:span><text:span text:style-name="T78">quae </text:span><text:span text:style-name="T78">indicant,<text:line-break/></text:span><text:span text:style-name="T78">coiucidunt, ac nullius ratiocinationis usum habent. </text:span><text:span text:style-name="T78">M-<text:line-break/></text:span><text:span text:style-name="T78">circo et </text:span><text:span text:style-name="T78">animalia </text:span><text:span text:style-name="T78">irrationalia ab aestu, </text:span><text:span text:style-name="T78">frigore, et </text:span><text:span text:style-name="T78">summa-<text:line-break/></text:span><text:span text:style-name="T78">tim omnibus nocere </text:span><text:span text:style-name="T78">natis </text:span><text:span text:style-name="T78">recedunt, </text:span><text:span text:style-name="T78">ad id, quod </text:span><text:span text:style-name="T78">condit-</text:span></text:p>
      <text:p text:style-name="P10"><text:span text:style-name="T78">eit, </text:span><text:span text:style-name="T78">nimirum inclinantia, ac in aculeo infixo, aut alio<text:line-break/></text:span><text:span text:style-name="T78">quodam, </text:span><text:span text:style-name="T78">nullus ex ratiocinatione molitur extractionem.<text:line-break/></text:span><text:span text:style-name="T78">Quod-itaque </text:span><text:span text:style-name="T78">lu iis, quae evidenter approbata sunt (omni-<text:line-break/></text:span><text:span text:style-name="T78">bus enim </text:span><text:span text:style-name="T78">demonstrationem excedentibus intellectus noster -<text:line-break/></text:span><text:span text:style-name="T78">ipfa evidenti </text:span><text:span text:style-name="T78">a assentit), hoc etiam in iis, quae ex indicatione<text:line-break/></text:span><text:span text:style-name="T78">capiantur, </text:span><text:span text:style-name="T78">confit. Itaque servatur proportio quaedam in—<text:line-break/></text:span><text:span text:style-name="T78">dicationi </text:span><text:span text:style-name="T78">ad apparentia evidentiaque. Quum enim noxiis,<text:line-break/></text:span><text:span text:style-name="T78">utile </text:span><text:span text:style-name="T78">coincidit, tunc neque observatione neque ratiocinatio-<text:line-break/></text:span><text:span text:style-name="T78">ne utimur: </text:span><text:span text:style-name="T78">ipsa enim noxia id, quod conducit, indicant. At<text:line-break/></text:span><text:span text:style-name="T78">ubfervatio </text:span><text:span text:style-name="T78">proportionem quandam obtinet cum iis, quae<text:line-break/></text:span><text:span text:style-name="T78">per signa </text:span><text:span text:style-name="T78">comprehenduntur. Nam in quibusdam saepe<text:line-break/></text:span><text:span text:style-name="T78">circa </text:span><text:span text:style-name="T78">idem occurrentibus sine efficientium comprehensu,<text:line-break/></text:span><text:span text:style-name="T78">causarum </text:span><text:span text:style-name="T78">ejus, quod conducit, observatio efficitur, ut<text:line-break/></text:span><text:span text:style-name="T78">'lu dentium </text:span><text:span text:style-name="T78">stupore, portulaca. Neque enim caufa cono<text:line-break/></text:span><text:span text:style-name="T78">juncta </text:span><text:span text:style-name="T78">hic indicat, neque enim ratiocinatione quadam re-<text:line-break/></text:span><text:span text:style-name="T78">mediuin </text:span><text:span text:style-name="T78">inventum est in iis, qui quum hyoscyamum at-<text:line-break/></text:span><text:span text:style-name="T78">sumpserunt, </text:span><text:span text:style-name="T78">aut hujusmodi aliquid deleterium: per initia</text:span></text:p>
      <text:p text:style-name="P10"><text:span text:style-name="T78">Pane curatio ex causa et loco assumitur, inopia vero </text:span><text:span text:style-name="T78">cau.<text:line-break/></text:span><text:span text:style-name="T93">fae</text:span><text:span text:style-name="T78"> postea jam observatis utimur. Etenim vomitum </text:span><text:span text:style-name="T78">per<text:line-break/></text:span><text:span text:style-name="T78">initia adhibemus, causa voluntatem ipsius indicante </text:span><text:span text:style-name="T78">et<text:line-break/></text:span><text:span text:style-name="T78">loco voluntatis modum assumente; postea vero jam </text:span><text:span text:style-name="T78">igno-<text:line-break/></text:span><text:span text:style-name="T78">rantes causam, observatis vino et lacte utimur. </text:span><text:span text:style-name="T78">Excel-<text:line-break/></text:span><text:span text:style-name="T78">lectione autem rationum, quem analogisrnum dicunt, </text:span><text:span text:style-name="T78">asi-<text:line-break/></text:span><text:span text:style-name="T78">le deprehenditur, cum causa quidem ignoratur, </text:span><text:span text:style-name="T78">observa,<text:line-break/></text:span><text:span text:style-name="T78">tio ne una quidem est, simillimum autem ex </text:span><text:span text:style-name="T78">symptoma-<text:line-break/></text:span><text:span text:style-name="T78">tis est: nam in hujusmodi ab indicatione utile </text:span><text:span text:style-name="T78">capi </text:span><text:span text:style-name="T78">non<text:line-break/></text:span><text:span text:style-name="T78">potest, quippe causa ignoratur: observationeque </text:span><text:span text:style-name="T78">nulli<text:line-break/></text:span><text:span text:style-name="T78">facta, symptomatum similitudini attendentes, ad </text:span><text:span text:style-name="T78">simile </text:span><text:span text:style-name="T78">di.<text:line-break/></text:span><text:span text:style-name="T78">gredi cogimur. Nam ab haemorrho si quis sit </text:span><text:span text:style-name="T78">mortis,<text:line-break/></text:span><text:span text:style-name="T78">deinde sanguis fundatur, causiam, ex qua ita afficitur, </text:span><text:span text:style-name="T78">ubi<text:line-break/></text:span><text:span text:style-name="T78">ignoreniu.s, neque observaverimus, </text:span><text:span text:style-name="T93">iit,</text:span><text:span text:style-name="T78"> quae ad </text:span><text:span text:style-name="T78">fangianis<text:line-break/></text:span><text:span text:style-name="T78">profusionem ex vulnere faciunt, utimur. Hac </text:span><text:span text:style-name="T78">fane </text:span><text:span text:style-name="T78">ra-<text:line-break/></text:span><text:span text:style-name="T78">tione etiam Cnidiaci medici cos, qui in pulmone </text:span><text:span text:style-name="T78">pus<text:line-break/></text:span><text:span text:style-name="T78">habebant, curare conabantur, ad simile transitu </text:span><text:span text:style-name="T78">utentes,.</text:span></text:p>
      <text:p text:style-name="P10"><text:span text:style-name="T78">Quoniam </text:span><text:span text:style-name="T78">enim, quicqnid in pulmone est, per tussim ege-<text:line-break/></text:span><text:span text:style-name="T78">ritur, </text:span><text:span text:style-name="T78">linguam exserentes, liquorem quendam in arte-<text:line-break/></text:span><text:span text:style-name="T78">riam </text:span><text:span text:style-name="T78">indiderunt, qui vehementem movere tussim potest,"<text:line-break/></text:span><text:span text:style-name="T78">ut per </text:span><text:span text:style-name="T78">symptomatis similitudinem pus educatur. Fit ita-<text:line-break/></text:span><text:span text:style-name="T78">qae </text:span><text:span text:style-name="T78">analogismus in transitu ad simile. . Nam rationem lu-<text:line-break/></text:span><text:span text:style-name="T78">cuntes a </text:span><text:span text:style-name="T78">similibus ad -similia defcendimus. Empirici autem<text:line-break/></text:span><text:span text:style-name="T78">alio </text:span><text:span text:style-name="T78">modo, quam nos, transitu ad simile utuntur. Dicunt'<text:line-break/></text:span><text:span text:style-name="T78">enim a </text:span><text:span text:style-name="T78">simili digressum, ab auxiliis ad auxilia fieri, aut<text:line-break/></text:span><text:span text:style-name="T78">ab </text:span><text:span text:style-name="T78">affectibus ad affectus. Ab anxiliis sane ad auxilia in<text:line-break/></text:span><text:span text:style-name="T78">hunc </text:span><text:span text:style-name="T78">modum. Quum enimeaden* fymptomata iis, quae<text:line-break/></text:span><text:span text:style-name="T78">assumuntur, </text:span><text:span text:style-name="T78">adfuerint, tunc similis transitum molimur,<text:line-break/></text:span><text:span text:style-name="T78">ut a malo </text:span><text:span text:style-name="T78">ad mespilum. Verum contr eos dicendum<text:line-break/></text:span><text:span text:style-name="T78">est, fieri </text:span><text:span text:style-name="T78">non posse, ut hujusmodi similis transitum </text:span><text:span text:style-name="T93">lania-<text:line-break/></text:span><text:span text:style-name="T93">tis.</text:span><text:span text:style-name="T78"> </text:span><text:span text:style-name="T78">Utrum enim ratiocinatione utentes a simili ad fimi-<text:line-break/></text:span><text:span text:style-name="T78">le </text:span><text:span text:style-name="T78">transitis? an observatione? Si enim observatione,:<text:line-break/></text:span><text:span text:style-name="T78">ohfervatio est, </text:span><text:span text:style-name="T78">quod fit et noscitur, non similis transitus:<text:line-break/></text:span><text:span text:style-name="T78">sin </text:span><text:span text:style-name="T78">autem ratiocinatione, rogandi funt, . num omnium</text:span></text:p>
      <text:p text:style-name="P10"><text:span text:style-name="T78">symptomat m similitudini </text:span><text:span text:style-name="T78">attendentes, a </text:span><text:span text:style-name="T78">simili ad </text:span><text:span text:style-name="T78">simile<text:line-break/></text:span><text:span text:style-name="T78">digrediuntur, an qnorundam? </text:span><text:span text:style-name="T78">Si </text:span><text:span text:style-name="T78">igitur omnium </text:span><text:span text:style-name="T78">dicent,<text:line-break/></text:span><text:span text:style-name="T78">nihil omnibus alicubi simile </text:span><text:span text:style-name="T78">invenietur. </text:span><text:span text:style-name="T78">Quae </text:span><text:span text:style-name="T78">enim </text:span><text:span text:style-name="T78">in<text:line-break/></text:span><text:span text:style-name="T78">nullo invicem differunt, eadem sunt, et non similia. </text:span><text:span text:style-name="T78">At </text:span><text:span text:style-name="T78">si<text:line-break/></text:span><text:span text:style-name="T78">aliquorum symptomatum similitudinem abunde esse </text:span><text:span text:style-name="T78">dicent,<text:line-break/></text:span><text:span text:style-name="T78">utrum figurae, an coloris similitudini, dicemus, </text:span><text:span text:style-name="T78">attendi-<text:line-break/></text:span><text:span text:style-name="T78">tis,.an duritiei, </text:span><text:span text:style-name="T78">aut </text:span><text:span text:style-name="T78">mollitiei, aut potius gustatui </text:span><text:span text:style-name="T78">odora-<text:line-break/></text:span><text:span text:style-name="T78">tuique, aut hujusmodi alicujus similitudini </text:span><text:span text:style-name="T78">advertentes<text:line-break/></text:span><text:span text:style-name="T78">judicabitis </text:span><text:span text:style-name="T78">? </text:span><text:span text:style-name="T78">At si vel gustus similitudini dicant, vel </text:span><text:span text:style-name="T78">alterius<text:line-break/></text:span><text:span text:style-name="T78">cuiusdam, manifesto fatebuntur ea,'quae juvant,</text:span><text:span text:style-name="T78">'quatenus<text:line-break/></text:span><text:span text:style-name="T78">juvant, percipere. Unde constat, quod etiam noxia, </text:span><text:span text:style-name="T78">quate-<text:line-break/></text:span><text:span text:style-name="T78">nus nocent, scire se fateri cogentur. Etenim quae </text:span><text:span text:style-name="T78">prostat,<text:line-break/></text:span><text:span text:style-name="T78">contrarietate, quam cum noxiis habent, auxilisutur. </text:span><text:span text:style-name="T78">Si<text:line-break/></text:span><text:span text:style-name="T78">igitur mespilum eo, quod similem malo coteneo </text:span><text:span text:style-name="T78">in </text:span><text:span text:style-name="T78">gn-<text:line-break/></text:span><text:span text:style-name="T78">stu qualitatem obtinet, in dysentericis assumitur, </text:span><text:span text:style-name="T78">scien-<text:line-break/>dum </text:span><text:span text:style-name="T78">est, 'qualitate in gustu opitulari: et quia </text:span><text:span text:style-name="T78">haec </text:span><text:span text:style-name="T78">pi-<text:line-break/></text:span><text:span text:style-name="T78">lam astringit, simul coincidit comprehensioni </text:span><text:span text:style-name="T78">huic; ea,<text:line-break/></text:span><text:span text:style-name="T78">quae offendunt, contraria esse qualitate, </text:span><text:span text:style-name="T78">aut facultate,</text:span></text:p>
      <text:p text:style-name="P10"><text:span text:style-name="T78">Sin </text:span><text:span text:style-name="T78">autem comprehensae caufae praesidia adverfantur,<text:line-break/></text:span><text:span text:style-name="T78">clarum </text:span><text:span text:style-name="T78">est, abdita comprehendi pdsse, et utilia cognosci.</text:span></text:p>
      <text:h text:style-name="P5" text:outline-level="2">Cap. XI.</text:h>
      <text:p text:style-name="P8"><text:span text:style-name="T78">Quomodo igitur utile ab indicatione com-<text:line-break/></text:span><text:span text:style-name="T78">prehenditur, </text:span><text:span text:style-name="T78">expositum est. Nunc autem descriptiones<text:line-break/></text:span><text:span text:style-name="T78">singulorum </text:span><text:span text:style-name="T78">explicabimus. Est igitur indicatio auxilii com-<text:line-break/></text:span><text:span text:style-name="T78">prehensio </text:span><text:span text:style-name="T78">una cum noxii perceptione, sine observatione<text:line-break/></text:span><text:span text:style-name="T78">vel </text:span><text:span text:style-name="T78">ratiocinatione incidens. Experientia porro </text:span><text:span text:style-name="T78">est </text:span><text:span text:style-name="T78">ejus,<text:line-break/></text:span><text:span text:style-name="T78">quod </text:span><text:span text:style-name="T78">saepe et in eodem visum est, comprehensio </text:span><text:span text:style-name="T78">et </text:span><text:span text:style-name="T78">me-<text:line-break/></text:span><text:span text:style-name="T78">moria. </text:span><text:span text:style-name="T78">Vel in eum modum, indicatio esu cum id, quodcon.<text:line-break/></text:span><text:span text:style-name="T78">ducit, </text:span><text:span text:style-name="T78">rebus perceptis coincidit, sine demonstratione et ob-<text:line-break/></text:span><text:span text:style-name="T78">fervatione. </text:span><text:span text:style-name="T78">Experientia est ejus, quod subinde et in eodem<text:line-break/></text:span><text:span text:style-name="T78">vssum </text:span><text:span text:style-name="T78">est, obfervatio et memoria. Est autem idem observa-<text:line-break/></text:span><text:span text:style-name="T78">tio, quod </text:span><text:span text:style-name="T78">et experientia. Analogismus autem, </text:span><text:span text:style-name="T93">collectio ra-<text:line-break/></text:span><text:span text:style-name="T93">tionum,</text:span><text:span text:style-name="T78"> </text:span><text:span text:style-name="T78">est dijudicatio comprehenfioque causarum similitu-<text:line-break/></text:span><text:span text:style-name="T78">dine </text:span><text:span text:style-name="T78">juvantium. Deinceps igitur propria cujusque sectae<text:line-break/></text:span><text:span text:style-name="T78">interpretati</text:span><text:span text:style-name="T78">, unicuique ipsorum, Empiricorum dico et<text:line-break/></text:span><text:span text:style-name="T78">Methodicorum, </text:span><text:span text:style-name="T78">contradicemus. Sunt autem propria Em-<text:line-break/></text:span><text:span text:style-name="T78">piricorum </text:span><text:span text:style-name="T78">haec: concurrentium symptomatum, quae</text:span></text:p>
      <text:p text:style-name="P10"><text:span text:style-name="T78">syndrome appellatur, observatio, auxiliorum </text:span><text:span text:style-name="T78">historia,<text:line-break/></text:span><text:span text:style-name="T78">similis transimus, ut illi fieri volunt. Alio namque </text:span><text:span text:style-name="T78">mo-<text:line-break/></text:span><text:span text:style-name="T78">do quodam Rationales similis transitu utuntur, </text:span><text:span text:style-name="T78">ut pro-<text:line-break/></text:span><text:span text:style-name="T78">cedente sermone differentiam indicabimus.</text:span></text:p>
      <text:h text:style-name="P5" text:outline-level="2">Cap. XII.</text:h>
      <text:p text:style-name="P24"><text:span text:style-name="T93">Convenit</text:span><text:span text:style-name="T78"> porro eum, qui Empiricis </text:span><text:span text:style-name="T78">con-<text:line-break/></text:span><text:span text:style-name="T78">tradicet, duplici modo concursuum observationem </text:span><text:span text:style-name="T78">mo-<text:line-break/></text:span><text:span text:style-name="T78">liri. Etenim possibilium observatio communis </text:span><text:span text:style-name="T78">est, in<text:line-break/></text:span><text:span text:style-name="T78">symptomatis autem illorum propria. Vel enim </text:span><text:span text:style-name="T78">tacqnam<text:line-break/></text:span><text:span text:style-name="T78">impossibilem ipsam prorsus tollere oportet, aut </text:span><text:span text:style-name="T78">fateri '<text:line-break/></text:span><text:span text:style-name="T78">quidem, possibilem esse, verum fine ratione ipfam </text:span><text:span text:style-name="T78">pro-<text:line-break/></text:span><text:span text:style-name="T78">ferri non posse. Primum igitur observationem </text:span><text:span text:style-name="T78">absque<text:line-break/></text:span><text:span text:style-name="T78">ratione proferri non polle his aliquis ostenderit. </text:span><text:span text:style-name="T78">Fa-<text:line-break/></text:span><text:span text:style-name="T78">tentur Empirici, fe in omnibus apparentibus </text:span><text:span text:style-name="T78">symptomatis<text:line-break/></text:span><text:span text:style-name="T78">observationem moliri. Neque enim in flavo, </text:span><text:span text:style-name="T78">si libet,<text:line-break/></text:span><text:span text:style-name="T78">aut albo, ant simo, aut adunco observare se </text:span><text:span text:style-name="T78">pronuntiant,<text:line-break/></text:span><text:span text:style-name="T78">essi etiam in coloribus differentiam quandam </text:span><text:span text:style-name="T78">observent<text:line-break/></text:span><text:span text:style-name="T78">ut’in ictericis, et in figura, ut in fracturis </text:span><text:span text:style-name="T78">et luxatis,<text:line-break/></text:span><text:span text:style-name="T78">fed neque etiam in praedictis. Quemadmodum </text:span><text:span text:style-name="T78">enim, is-</text:span></text:p>
      <text:p text:style-name="P10"><text:span text:style-name="T78">quiunt, </text:span><text:span text:style-name="T78">qui ab indicatione auxilia capi affirmant, non<text:line-break/></text:span><text:span text:style-name="T78">oninia indicari </text:span><text:span text:style-name="T78">docent; si quidem Methodici quaedam<text:line-break/></text:span><text:span text:style-name="T78">apparentia </text:span><text:span text:style-name="T78">indicare asserunt, et non omnia; Rationales<text:line-break/></text:span><text:span text:style-name="T78">abdita, </text:span><text:span text:style-name="T78">et </text:span><text:span text:style-name="T78">non </text:span><text:span text:style-name="T78">omnia: ita et Empirici npn in omnibus<text:line-break/></text:span><text:span text:style-name="T78">symptomatis </text:span><text:span text:style-name="T78">observationem, sed lu quibusdam fieri dicti-<text:line-break/></text:span><text:span text:style-name="T78">tant: Neque </text:span><text:span text:style-name="T78">enim praeterita omnia, neque praesentia<text:line-break/></text:span><text:span text:style-name="T78">utilia </text:span><text:span text:style-name="T78">ad observationem arbitrantur.' Utpote morsus<text:line-break/></text:span><text:span text:style-name="T78">aliquis </text:span><text:span text:style-name="T78">est </text:span><text:span text:style-name="T78">a </text:span><text:span text:style-name="T78">cane rabiofo. Empiricus aggressus tantum<text:line-break/></text:span><text:span text:style-name="T78">curiose </text:span><text:span text:style-name="T78">fcrutatur, an a rabioso: aliorum vero praeteri-<text:line-break/></text:span><text:span text:style-name="T78">torum </text:span><text:span text:style-name="T78">ne unum quidem petit; similiter etiam in praesen-<text:line-break/></text:span><text:span text:style-name="T78">tibus: </text:span><text:span text:style-name="T78">neque enim, in pilis simplicibus, ut diri, aut<text:line-break/></text:span><text:span text:style-name="T78">crispis. Qaa </text:span><text:span text:style-name="T78">de causa ab ipsis quaerendum est, &gt;cur non<text:line-break/></text:span><text:span text:style-name="T78">in omnibus </text:span><text:span text:style-name="T78">symptomatis, scd in quibusdam auxilia, obser-<text:line-break/></text:span><text:span text:style-name="T78">vent, quum </text:span><text:span text:style-name="T78">symptomata nihil, differant, quatenus appa-<text:line-break/></text:span><text:span text:style-name="T78">rentia siiut, tum </text:span><text:span text:style-name="T78">ea, in quibus fit observatio, tum alia<text:line-break/></text:span><text:span text:style-name="T78">inutilia. .Quid </text:span><text:span text:style-name="T78">igitur est, quod utilia symptomata indi-<text:line-break/></text:span><text:span text:style-name="T78">-cal? dicant, </text:span><text:span text:style-name="T78">num apparens an occultum? Si igitur appa-</text:span></text:p>
      <text:p text:style-name="P10"><text:span text:style-name="T78">rens esse dicunt, quo utilia ab accidentibus discernuntur,<text:line-break/>et in quibus observationem fieri conveniat, </text:span><text:span text:style-name="T78">inferemus<text:line-break/></text:span><text:span text:style-name="T78">rursus hoc. Apparens nullo differre symptomate, </text:span><text:span text:style-name="T78">quate-<text:line-break/></text:span><text:span text:style-name="T78">nus apparet, ab inutilibus symptomatis. Si </text:span><text:span text:style-name="T78">rurfas abdi,<text:line-break/></text:span><text:span text:style-name="T78">tum esse dixerint id, quod indicat utilia </text:span><text:span text:style-name="T78">fymplemsia,<text:line-break/></text:span><text:span text:style-name="T78">fatebuntur abdita ad symptomatum observationem </text:span><text:span text:style-name="T78">uti-<text:line-break/></text:span><text:span text:style-name="T78">lia. Attamen abdita nullo alio quam ratione </text:span><text:span text:style-name="T78">compre-<text:line-break/></text:span><text:span text:style-name="T78">hendi 'possunt. Quare si utilis quidem fuerit in </text:span><text:span text:style-name="T78">concur-<text:line-break/></text:span><text:span text:style-name="T78">sibus observatio abditorum, et nulla alia re </text:span><text:span text:style-name="T78">quam ra-<text:line-break/></text:span><text:span text:style-name="T78">tione haec comprehenduntur, constat, observationem<text:line-break/>sine ratione fieri non posse. His igitur verbis </text:span><text:span text:style-name="T78">coguntur<text:line-break/></text:span><text:span text:style-name="T93">ipsi</text:span><text:span text:style-name="T78"> fateri, rationem ad observationem este </text:span><text:span text:style-name="T78">accommoda-<text:line-break/></text:span><text:span text:style-name="T78">tam: refragantes autem nobis dicunt, etiam </text:span><text:span text:style-name="T78">fymptoiuul<text:line-break/></text:span><text:span text:style-name="T78">utilia esse, experientiaque comprehendisse. Item, </text:span><text:span text:style-name="T78">qnod<text:line-break/></text:span><text:span text:style-name="T78">in aliis iymptomatis observare convenit, in aliis </text:span><text:span text:style-name="T78">non item,<text:line-break/></text:span><text:span text:style-name="T78">id quoque observasse. Ad hoc brevis est responsio. </text:span><text:span text:style-name="T78">Quum<text:line-break/></text:span><text:span text:style-name="T78">cnim infinita sint symptomata, in quibus observandum </text:span><text:span text:style-name="T78">non<text:line-break/></text:span><text:span text:style-name="T78">est, fieri nequivit, ut hoc idem in omnibus </text:span><text:span text:style-name="T78">obfervaverif,</text:span></text:p>
      <text:p text:style-name="P10"><text:span text:style-name="T78">quod in </text:span><text:span text:style-name="T78">ipsis observare non oportet; quippe in infinitis<text:line-break/></text:span><text:span text:style-name="T78">obfervare </text:span><text:span text:style-name="T78">impossibile est. Postremo ipsis undequaque agi-<text:line-break/></text:span><text:span text:style-name="T78">tatis, ut </text:span><text:span text:style-name="T78">dicant, superest, casu ac fortuito se procedere,<text:line-break/></text:span><text:span text:style-name="T78">ia aliis </text:span><text:span text:style-name="T78">quibusdam symptomatis ut obfervent, in aliis<text:line-break/></text:span><text:span text:style-name="T78">non item: </text:span><text:span text:style-name="T78">quo quid erit magis ridiculum? Haec igitur<text:line-break/></text:span><text:span text:style-name="T78">disputatio </text:span><text:span text:style-name="T78">ita finiat.</text:span></text:p>
      <text:h text:style-name="P5" text:outline-level="2">Cap. XIII.</text:h>
      <text:p text:style-name="P8"><text:span text:style-name="T78">Quod autem in concursibus obfervatio<text:line-break/></text:span><text:span text:style-name="T78">esse nequit, </text:span><text:span text:style-name="T78">his demonstrabo. Ajunt igitur Empirici,<text:line-break/></text:span><text:span text:style-name="T78">observationem </text:span><text:span text:style-name="T78">non in uno, neque in duobus, sed in<text:line-break/></text:span><text:span text:style-name="T78">plurimis </text:span><text:span text:style-name="T78">et subinde risis ac eodem modo habentibus<text:line-break/></text:span><text:span text:style-name="T78">fieri. </text:span><text:span text:style-name="T78">Quum itaque ipsi interrogentur, num in ipsis ge-<text:line-break/></text:span><text:span text:style-name="T78">neribus </text:span><text:span text:style-name="T78">symptomatum auxilia observent, necessario in<text:line-break/></text:span><text:span text:style-name="T78">ipsis generibus </text:span><text:span text:style-name="T78">observare dicent. Si enim in hoc febris,<text:line-break/></text:span><text:span text:style-name="T78">verbi gratis, </text:span><text:span text:style-name="T78">sit et inflammatio, in alio bilis per votui-<text:line-break/></text:span><text:span text:style-name="T78">tum aut </text:span><text:span text:style-name="T78">sedem excretio fiat, eadem.obfervatio fieri non<text:line-break/></text:span><text:span text:style-name="T78">potest. Quod </text:span><text:span text:style-name="T78">igitur sufficit genere eadem esse sympto-<text:line-break/></text:span><text:span text:style-name="T78">rnats, nequaquam </text:span><text:span text:style-name="T78">dicent, verum numero paria esse opor-</text:span></text:p>
      <text:p text:style-name="P11"><text:span text:style-name="T78">tet. Si enim eadem manent fymptomata, non </text:span><text:span text:style-name="T78">omnia ve-<text:line-break/></text:span><text:span text:style-name="T78">ro aut plura, turbabitur concursus, et alterius </text:span><text:span text:style-name="T78">ustis eft<text:line-break/></text:span><text:span text:style-name="T78">observationis. Convenit enim in eisdem </text:span><text:span text:style-name="T78">generibus et<text:line-break/></text:span><text:span text:style-name="T78">paribus numeris observationem fieri: quomodo </text:span><text:span text:style-name="T78">auteia<text:line-break/></text:span><text:span text:style-name="T78">evarlat tota curatio ob copiam indigentiamque </text:span><text:span text:style-name="T78">fytnplema-<text:line-break/></text:span><text:span text:style-name="T78">turn, hinc considerandum est. Est igitur curatio </text:span><text:span text:style-name="T78">quaedam<text:line-break/></text:span><text:span text:style-name="T78">in inflammatione observata. Si unum aliquod </text:span><text:span text:style-name="T78">symptoma<text:line-break/></text:span><text:span text:style-name="T78">ab inflammatione sustuleris, utpote sensum, evariat </text:span><text:span text:style-name="T78">etiam<text:line-break/></text:span><text:span text:style-name="T78">curatio. Nam in vicem inflammationis scirrhus </text:span><text:span text:style-name="T78">nascitur,<text:line-break/></text:span><text:span text:style-name="T78">et non eadem curatio convenit. Ita igitur propter </text:span><text:span text:style-name="T78">sym-<text:line-break/></text:span><text:span text:style-name="T78">'plumatis desectum curatio mutatur</text:span><text:span text:style-name="T78">; </text:span><text:span text:style-name="T78">ob copiam </text:span><text:span text:style-name="T78">vero ia<text:line-break/></text:span><text:span text:style-name="T78">huncnr dum. Si inflammationi febris aut syncope </text:span><text:span text:style-name="T78">ac-<text:line-break/></text:span><text:span text:style-name="T78">cesserit, una cum symptomatum copia diversus </text:span><text:span text:style-name="T78">line<text:line-break/></text:span><text:span text:style-name="T78">concursus oritur, diversa quoque curatio adhibetur. </text:span><text:span text:style-name="T78">Ac<text:line-break/></text:span><text:span text:style-name="T78">non modo genere eadem esse convenit fymptomata, </text:span><text:span text:style-name="T78">et<text:line-break/></text:span><text:span text:style-name="T78">numero paria, fed etiam magnitudine oportet neque </text:span><text:span text:style-name="T93">ex-<text:line-break/></text:span><text:span text:style-name="T93">cedere, neque,</text:span><text:span text:style-name="T78"> deficere. Si quidem ob </text:span><text:span text:style-name="T78">symptomatum</text:span></text:p>
      <text:p text:style-name="P10"><text:span text:style-name="T78">magnitudinem curatio variat. Etenim superficiarias divi-<text:line-break/></text:span><text:span text:style-name="T78">siones </text:span><text:span text:style-name="T78">non suimus, imo neque inedia'quis uteretur. At<text:line-break/></text:span><text:span text:style-name="T78">ubi magna </text:span><text:span text:style-name="T78">est sueta divisio, inediam, sanguinis detractio-<text:line-break/></text:span><text:span text:style-name="T78">nem, </text:span><text:span text:style-name="T78">fibulas et similia adhibemus. Ac non’ sufficit ge-<text:line-break/></text:span><text:span text:style-name="T78">nere </text:span><text:span text:style-name="T78">eadem esse symptomata, ac numero paria, etan-<text:line-break/></text:span><text:span text:style-name="T78">gnitudine </text:span><text:span text:style-name="T78">similia, sed etiam tempus observationi adjungere<text:line-break/></text:span><text:span text:style-name="T78">oportet/ </text:span><text:span text:style-name="T78">Alia enim incipientibus morbis remedia adhi-<text:line-break/></text:span><text:span text:style-name="T78">bentur, </text:span><text:span text:style-name="T78">alia vigentibus. </text:span><text:span text:style-name="T93">Etenim incipientibus, siquid mo-<text:line-break/>vendum esi,</text:span><text:span text:style-name="T78"> moveto; </text:span><text:span text:style-name="T93">quum vigent, quiescendum' esi,<text:line-break/></text:span><text:span text:style-name="T78">inquit </text:span><text:span text:style-name="T78">Hippocrates; ac in inflammatione, 'quum incipit<text:line-break/></text:span><text:span text:style-name="T78">quidem, </text:span><text:span text:style-name="T78">repellentibus utimur': post hoc cataplasmatis et<text:line-break/></text:span><text:span text:style-name="T78">iis, quae, </text:span><text:span text:style-name="T78">quod impactum est, possunt discutere. Jam or-<text:line-break/></text:span><text:span text:style-name="T78">dinem </text:span><text:span text:style-name="T78">praedictis apponere oportet. Etenim ob ordinem<text:line-break/></text:span><text:span text:style-name="T78">concmius </text:span><text:span text:style-name="T78">immutatur: idcirco etiam curationem evariari<text:line-break/></text:span><text:span text:style-name="T78">est </text:span><text:span text:style-name="T78">necessum. Aliter enim insanientes, deinde febrici-<text:line-break/></text:span><text:span text:style-name="T78">taates </text:span><text:span text:style-name="T78">curamus; ac aliter febricitantes* deinde insanlon-<text:line-break/></text:span><text:span text:style-name="T78">tes. </text:span><text:span text:style-name="T78">Etenim lethales et non lethales ex ordine fympto-</text:span></text:p>
      <text:p text:style-name="P10"><text:span text:style-name="T78">matum, ut ex eventis conflet, affectus oriuntur: </text:span><text:span text:style-name="T78">febris)<text:line-break/></text:span><text:span text:style-name="T78">fane in convulsione non modo periculi expers </text:span><text:span text:style-name="T78">est, fed<text:line-break/></text:span><text:span text:style-name="T78">etiam morbum solvit; in febri autem convulsio </text:span><text:span text:style-name="T78">lethalis<text:line-break/></text:span><text:span text:style-name="T78">est. Variato jam concursu propter ordinem </text:span><text:span text:style-name="T78">symptomatum,<text:line-break/></text:span><text:span text:style-name="T78">ut ex eventis conspicuum est, necessario fateri </text:span><text:span text:style-name="T78">oportet,<text:line-break/></text:span><text:span text:style-name="T78">etiam curationem differre: quoniam non folum </text:span><text:span text:style-name="T78">eadem<text:line-break/></text:span><text:span text:style-name="T78">genere fymptomata, et numero paria, ac </text:span><text:span text:style-name="T78">magnitudine<text:line-break/></text:span><text:span text:style-name="T78">similia esse oportet, fed etiam idem tempus </text:span><text:span text:style-name="T78">eundemque<text:line-break/></text:span><text:span text:style-name="T78">ordinem fer vare necessarium est, li fana observatio </text:span><text:span text:style-name="T78">futu-<text:line-break/></text:span><text:span text:style-name="T78">ra esu At non possunt in omni vita duobus </text:span><text:span text:style-name="T78">aegrotis,<text:line-break/></text:span><text:span text:style-name="T78">nedum pluribus, praedicta similiter omnia accidere. </text:span><text:span text:style-name="T78">IJn-.<text:line-break/></text:span><text:span text:style-name="T78">de constat, in concursu observationem fore </text:span><text:span text:style-name="T78">impossibilem.<text:line-break/></text:span><text:span text:style-name="T78">Quod autem omnia commemorata in omnibus </text:span><text:span text:style-name="T78">aut pluri-<text:line-break/></text:span><text:span text:style-name="T78">bus simul evenire nequeunt, his aliquis </text:span><text:span text:style-name="T78">demonstraverit.<text:line-break/></text:span><text:span text:style-name="T78">Ob causas, locos affectos, aetates, consuetudines, </text:span><text:span text:style-name="T78">sympto-<text:line-break/></text:span><text:span text:style-name="T78">matum magnitudinem, naturas, anni tempora et </text:span><text:span text:style-name="T78">regiones<text:line-break/></text:span><text:span text:style-name="T78">diversi affectus oriuntur: ac impossibile prorfus </text:span><text:span text:style-name="T78">est, duo-</text:span></text:p>
      <text:p text:style-name="P10"><text:span text:style-name="T78">bus </text:span><text:span text:style-name="T78">hominibus evenire, ut similiter in omnibus habeant;<text:line-break/></text:span><text:span text:style-name="T78">quapropter </text:span><text:span text:style-name="T78">impossibilis est in concursibus observatio. Et<text:line-break/></text:span><text:span text:style-name="T78">si duo </text:span><text:span text:style-name="T78">impermutabiles inveniantur, neque sic observatio<text:line-break/></text:span><text:span text:style-name="T78">possibilis </text:span><text:span text:style-name="T78">est, eo quod </text:span><text:span text:style-name="T78">in </text:span><text:span text:style-name="T78">pluribus </text:span><text:span text:style-name="T78">ipsam </text:span><text:span text:style-name="T78">fieri oporteat;-<text:line-break/></text:span><text:span text:style-name="T78">Sed </text:span><text:span text:style-name="T78">quomodo, inquiunt, vestrum vos dogma astruitis?<text:line-break/></text:span><text:span text:style-name="T78">videmur </text:span><text:span text:style-name="T78">enim ipsi non posse observare et in symptoma-<text:line-break/></text:span><text:span text:style-name="T78">tis et in </text:span><text:span text:style-name="T78">facultatibus. Quod enim veratrum venenum lu<text:line-break/></text:span><text:span text:style-name="T78">virulentis </text:span><text:span text:style-name="T78">animalibus purgat, observatione comprehensum<text:line-break/></text:span><text:span text:style-name="T78">est;, ac </text:span><text:span text:style-name="T78">in dentium stupore causa non sane percepta est;<text:line-break/></text:span><text:span text:style-name="T78">quod autem </text:span><text:span text:style-name="T78">portulaca eum soIvat, observatum est. Re-<text:line-break/></text:span><text:span text:style-name="T78">Ipondere </text:span><text:span text:style-name="T78">itaque ipsis oportet, nos sane utilia symptoma-<text:line-break/></text:span><text:span text:style-name="T78">ta relatione </text:span><text:span text:style-name="T78">ad scopos circumscribentes etiam usu utilis<text:line-break/></text:span><text:span text:style-name="T78">tatem </text:span><text:span text:style-name="T78">judicare. Quum igitur perceperimus omnia fym-<text:line-break/></text:span><text:span text:style-name="T78">ptomata, </text:span><text:span text:style-name="T78">quae a causis inferuntur, ut gravitatem</text:span><text:span text:style-name="T78">: </text:span><text:span text:style-name="T78">et a lo-<text:line-break/></text:span><text:span text:style-name="T78">cis, ut </text:span><text:span text:style-name="T78">spirandi difficultatem</text:span><text:span text:style-name="T78">: </text:span><text:span text:style-name="T78">et quae a virtute, ut animae<text:line-break/></text:span><text:span text:style-name="T78">defectum: </text:span><text:span text:style-name="T78">invenimus saue haec utilia, reliqua inutilia.<text:line-break/></text:span><text:span text:style-name="T78">Quoniam </text:span><text:span text:style-name="T78">igitur utilia symptomata circumscripsimus reia-</text:span></text:p>
      <text:p text:style-name="P10"><text:span text:style-name="T78">tione ad scopos, quae sane causae, aut loci, aut </text:span><text:span text:style-name="T78">facultatis<text:line-break/></text:span><text:span text:style-name="T78">funt symptomata, haec utilia censemus</text:span><text:span text:style-name="T78">: </text:span><text:span text:style-name="T78">quae vero </text:span><text:span text:style-name="T78">non sunt,<text:line-break/></text:span><text:span text:style-name="T78">inutilia. Si igitur neque causas morbiferas, neque locos </text:span><text:span text:style-name="T78">af-<text:line-break/></text:span><text:span text:style-name="T78">fectos comprehendimus, </text:span><text:span text:style-name="T78">eo </text:span><text:span text:style-name="T78">quod facultatem habeamus </text:span><text:span text:style-name="T78">dis-<text:line-break/></text:span><text:span text:style-name="T78">cretricem, ut dixi, fymptomatum utilium et inutilium </text:span><text:span text:style-name="T78">t essi<text:line-break/></text:span><text:span text:style-name="T78">non possimus observationes moliri in efficientibus, </text:span><text:span text:style-name="T78">vel cau-<text:line-break/></text:span><text:span text:style-name="T78">sis, vel locis affectis, utpote sanguine molestante, non </text:span><text:span text:style-name="T78">perci-<text:line-break/></text:span><text:span text:style-name="T78">pientes sanguinem esse, qui morbum inferat: a gravitate </text:span><text:span text:style-name="T78">au-<text:line-break/></text:span><text:span text:style-name="T78">tem illato symptomate, quod gravitas causa sit, </text:span><text:span text:style-name="T78">commoti<text:line-break/></text:span><text:span text:style-name="T78">quaerere in ‘ipsis* possumus : ita et in difficultate </text:span><text:span text:style-name="T78">spirandi,<text:line-break/></text:span><text:span text:style-name="T78">ignari ventris, aut pulmonis, aut hepatis, aut </text:span><text:span text:style-name="T78">diaphragmatis,<text:line-break/></text:span><text:span text:style-name="T78">aut alterius cujusdam lori affecti symptoma esse, </text:span><text:span text:style-name="T78">fotum vero,<text:line-break/></text:span><text:span text:style-name="T78">quid locus sit, scientes, in ipsis observare possumus, </text:span><text:span text:style-name="T78">velati<text:line-break/></text:span><text:span text:style-name="T78">et-lu ipso loco. Quae vero neque loci sunt </text:span><text:span text:style-name="T78">symptomata,<text:line-break/></text:span><text:span text:style-name="T78">neque causae, neque virtutis, tanquam adjectitia </text:span><text:span text:style-name="T78">averfa-<text:line-break/></text:span><text:span text:style-name="T78">mur. Itaque commoditas incommoditasque, usus </text:span><text:span text:style-name="T78">eerum,<text:line-break/></text:span><text:span text:style-name="T78">in quibus obfervamus scopis, adversus Empiricos </text:span><text:span text:style-name="T78">produ-<text:line-break/></text:span><text:span text:style-name="T78">cenda; quoniam nos in solis symptomatum generibus </text:span><text:span text:style-name="T78">ob-</text:span></text:p>
      <text:p text:style-name="P10"><text:span text:style-name="T78">fervamus, </text:span><text:span text:style-name="T78">in quibus neque virtutis, neque temporis, neque<text:line-break/>magnitudinis, neque ordinis, neque alterius cujusdam </text:span><text:span text:style-name="T78">usus,<text:line-break/>ut </text:span><text:span text:style-name="T78">in dentium stupore portulacam. Quid igitur prohibet,<text:line-break/></text:span><text:span text:style-name="T78">inquiunt, </text:span><text:span text:style-name="T78">forte et nos ita observare? Si lu his dixerimus,<text:line-break/></text:span><text:span text:style-name="T78">in </text:span><text:span text:style-name="T78">quibus symptomatum genus observatur, sicut et nos<text:line-break/></text:span><text:span text:style-name="T78">antea </text:span><text:span text:style-name="T78">reliquorum, in quibus usus temporis, magnitudinis,<text:line-break/></text:span><text:span text:style-name="T78">virtutis, </text:span><text:span text:style-name="T78">non amplius nobis suffragatur. Si autem dixerint,<text:line-break/></text:span><text:span text:style-name="T78">in haemorrhi </text:span><text:span text:style-name="T78">morsu plura iubsequi symptomata, et nihil lu<text:line-break/></text:span><text:span text:style-name="T78">his </text:span><text:span text:style-name="T78">observatis, qtiaenam dicemus? quoniam non in sym-<text:line-break/></text:span><text:span text:style-name="T78">ptomatis, </text:span><text:span text:style-name="T78">fed </text:span><text:span text:style-name="T93">in primitiva</text:span><text:span text:style-name="T78"> causa observamus. Inquirimus<text:line-break/></text:span><text:span text:style-name="T78">autem </text:span><text:span text:style-name="T78">symptomata ad primitivarum causarum, </text:span><text:span text:style-name="T93">in</text:span><text:span text:style-name="T78"> quibus<text:line-break/></text:span><text:span text:style-name="T78">observamus, </text:span><text:span text:style-name="T78">comprehensionem. Ignorantes enim causam,<text:line-break/></text:span><text:span text:style-name="T78">et curatione secundum </text:span><text:span text:style-name="T78">indicationem destituti, obscrvatio-<text:line-break/></text:span><text:span text:style-name="T78">nem lu causis primariis </text:span><text:span text:style-name="T78">factam adhibemus. Observamus<text:line-break/></text:span><text:span text:style-name="T78">autem </text:span><text:span text:style-name="T78">non sclum in causam, </text:span><text:span text:style-name="T78">sed </text:span><text:span text:style-name="T78">etiam in loco uno.<text:line-break/></text:span><text:span text:style-name="T78">ltaque </text:span><text:span text:style-name="T93">in jeciucris</text:span><text:span text:style-name="T78"> affectu, et.lienis nonnulla observavi-<text:line-break/></text:span><text:span text:style-name="T78">mus. </text:span><text:span text:style-name="T78">At si dixerint, unum singulos hos symptoma co-<text:line-break/></text:span><text:span text:style-name="T78">initatur, afferemus </text:span><text:span text:style-name="T78">inierim non unum, scd multa.. Scru-.</text:span></text:p>
      <text:p text:style-name="P21"><text:span text:style-name="T64">. </text:span><text:span text:style-name="T78">tamur autem multa, non ut in ipsis observemus, sed ut,<text:line-break/>in quo obfervarnus, comprehendamus. In jecorariis </text:span><text:span text:style-name="T78">jecur<text:line-break/></text:span><text:span text:style-name="T78">affici, in quo sit observatio; ac in aliis similiter. </text:span><text:span text:style-name="T78">Nam<text:line-break/></text:span><text:span text:style-name="T78">magna parte in causa primitiva fit observatio; </text:span><text:span text:style-name="T78">non enim<text:line-break/></text:span><text:span text:style-name="T78">in dentium stupore portulaca obfervata est, </text:span><text:span text:style-name="T78">fed lu dis-<text:line-break/></text:span><text:span text:style-name="T78">positione ab acidis aut acerbis facta. Etenim </text:span><text:span text:style-name="T78">ex fluo-<text:line-break/></text:span><text:span text:style-name="T78">re stupentes, aut vomitu, aut ferrantibus </text:span><text:span text:style-name="T78">quibusdam,<text:line-break/></text:span><text:span text:style-name="T78">nihil portulaca juvat. Ubi igitur prius </text:span><text:span text:style-name="T78">disquisierinms<text:line-break/></text:span><text:span text:style-name="T78">causam, a qua stupor factus est, deinde sic ipsa </text:span><text:span text:style-name="T78">utimur.<text:line-break/></text:span><text:span text:style-name="T78">Quae vero assumuntur in ejusmodi, non adversantur </text:span><text:span text:style-name="T78">cau-<text:line-break/></text:span><text:span text:style-name="T78">sis primariis: non enim sunt aliae a continentibus. </text:span><text:span text:style-name="T78">Haec<text:line-break/></text:span><text:span text:style-name="T78">igitur praeter concursum observationem merito </text:span><text:span text:style-name="T78">habere<text:line-break/></text:span><text:span text:style-name="T78">dicentur. Interrogare autem oportet Empiricum, </text:span><text:span text:style-name="T78">quo-<text:line-break/></text:span><text:span text:style-name="T78">modo tempora adhibendi remedii observentur, </text:span><text:span text:style-name="T78">vel mo-<text:line-break/></text:span><text:span text:style-name="T78">dus praesidiorum, vel tempus, vel ipsorum </text:span><text:span text:style-name="T78">qualitas.</text:span></text:p>
      <text:h text:style-name="P5" text:outline-level="2">Cap. XIV.</text:h>
      <text:p text:style-name="P9"><text:span text:style-name="T78">Porro quod historia ab illis </text:span><text:span text:style-name="T78">asserta sit<text:line-break/></text:span><text:span text:style-name="T78">inutilis et impossibilis, nunc demonstrabo. Utuntur </text:span><text:span text:style-name="T78">Ewpi-</text:span></text:p>
      <text:p text:style-name="P10"><text:span text:style-name="T78">rici </text:span><text:span text:style-name="T78">historia ob hujusmodi quandam causam. Subinde<text:line-break/></text:span><text:span text:style-name="T78">morbi </text:span><text:span text:style-name="T78">quidam oboriuntur, in quibus nullum praesidium<text:line-break/></text:span><text:span text:style-name="T78">ipsis </text:span><text:span text:style-name="T78">observatum esu Ut igitur et in hoc quorundam ip-<text:line-break/></text:span><text:span text:style-name="T78">sis </text:span><text:span text:style-name="T78">facultas suppetat, et quod non sua sponte perma-<text:line-break/></text:span><text:span text:style-name="T78">neant, </text:span><text:span text:style-name="T78">historia utuntur: idque non ob hoc solum, fed<text:line-break/>compendiosae traditionis gratia; impossibile enim est, ut<text:line-break/></text:span><text:span text:style-name="T78">discens </text:span><text:span text:style-name="T78">in omnia fymptomata incidat, ac eandem obser-<text:line-break/></text:span><text:span text:style-name="T78">vationem </text:span><text:span text:style-name="T78">in omnibus moliatur. Ne igitur perpetuo quis<text:line-break/></text:span><text:span text:style-name="T78">dileat, </text:span><text:span text:style-name="T78">sed aliquando etiam arte utatur, idcirco ad meden-<text:line-break/></text:span><text:span text:style-name="T78">dum utilem </text:span><text:span text:style-name="T78">esse historiam pronunciant. Fit autem histo-<text:line-break/></text:span><text:span text:style-name="T78">ria vel </text:span><text:span text:style-name="T78">praesentium, ut</text:span></text:p>
      <text:p text:style-name="P12"><text:span text:style-name="T93">Occidunt homines, ignis quoque plurimus ardet.</text:span></text:p>
      <text:p text:style-name="P15"><text:span text:style-name="T78">vel </text:span><text:span text:style-name="T78">praeteritorum, ut</text:span></text:p>
      <text:p text:style-name="P12"><text:span text:style-name="T93">Proelia </text:span><text:span text:style-name="T93">Curetes atque Aetoli subierunt.</text:span></text:p>
      <text:p text:style-name="P15"><text:span text:style-name="T78">nunquam </text:span><text:span text:style-name="T78">vero futurorum, nam</text:span></text:p>
      <text:p text:style-name="P12"><text:span text:style-name="T93">Ilia </text:span><text:span text:style-name="T93">dies aderit, qua concidet Jlion olim.</text:span></text:p>
      <text:p text:style-name="P15"><text:span text:style-name="T78">non historia, </text:span><text:span text:style-name="T78">sed praesagium potius est. Usi autem sunt<text:line-break/></text:span><text:span text:style-name="T78">Empirici </text:span><text:span text:style-name="T78">magna ex parte historia praeteriti. Dicunt</text:span></text:p>
      <text:p text:style-name="P10"><text:span text:style-name="T78">enim, historiam esse eorum, quae subinde lu iisdem </text:span><text:span text:style-name="T78">eornper-<text:line-break/></text:span><text:span text:style-name="T93">ta</text:span><text:span text:style-name="T78"> sunt-, enarrationem. Verum contra eos agendum </text:span><text:span text:style-name="T78">efts<text:line-break/></text:span><text:span text:style-name="T78">quod si omnia, quae per historiam </text:span><text:span text:style-name="T78">commemorantur,<text:line-break/></text:span><text:span text:style-name="T78">vera dicunt, judicem aliquem recte possent </text:span><text:span text:style-name="T78">recipere<text:line-break/></text:span><text:span text:style-name="T78">historiam: quia vero hoc non ita habet, </text:span><text:span text:style-name="T78">convenit judi-<text:line-break/></text:span><text:span text:style-name="T78">candi historiam aliquod instrumentum invenire, </text:span><text:span text:style-name="T78">quo ve-<text:line-break/></text:span><text:span text:style-name="T78">ritatem a falsis discernamus. Etenim medici in </text:span><text:span text:style-name="T78">hoc non<text:line-break/></text:span><text:span text:style-name="T78">modo non confentiunt, fed etiam contraria </text:span><text:span text:style-name="T78">opinantur.<text:line-break/></text:span><text:span text:style-name="T78">Siquidem febricitantes inedia traducunt, et ne </text:span><text:span text:style-name="T78">aquatu<text:line-break/></text:span><text:span text:style-name="T78">quidem propinant. Alii per initia ptisanam </text:span><text:span text:style-name="T78">exhibenti<text:line-break/></text:span><text:span text:style-name="T78">Reliqui cavent, ne unquam hordeum devoret </text:span><text:span text:style-name="T78">aeger-<text:line-break/></text:span><text:span text:style-name="T78">Petronas porro etiam carnes suillas tostas </text:span><text:span text:style-name="T78">et vinum<text:line-break/></text:span><text:span text:style-name="T78">nigrum meracius praebet, vomere cogit, </text:span><text:span text:style-name="T78">frigidamqne<text:line-break/></text:span><text:span text:style-name="T78">potui exhibet, quantam volunt. Apollonius </text:span><text:span text:style-name="T78">autem et<text:line-break/></text:span><text:span text:style-name="T78">Dexippus, Hippocratis auditores, non modo </text:span><text:span text:style-name="T78">uon vinum,<text:line-break/></text:span><text:span text:style-name="T78">fed ne aquam quidem dederunt. Quum vero </text:span><text:span text:style-name="T78">cerini<text:line-break/></text:span><text:span text:style-name="T78">cyathos duodecim liquoris praeparasseut, in </text:span><text:span text:style-name="T78">fextam he-<text:line-break/></text:span><text:span text:style-name="T78">minae partem duos cyathos aut tres aegrotantibus </text:span><text:span text:style-name="T78">quo-<text:line-break/></text:span><text:span text:style-name="T78">tidie. propinarunt. Cum itaque tanta sit </text:span><text:span text:style-name="T78">coutrarietas,</text:span></text:p>
      <text:p text:style-name="P10"><text:span text:style-name="T78">quomodo </text:span><text:span text:style-name="T78">igitur non historiae judicatorium instrumentum<text:line-break/></text:span><text:span text:style-name="T78">praebere </text:span><text:span text:style-name="T78">convenit? Hos igitur fateri coactos, quod ne-<text:line-break/></text:span><text:span text:style-name="T78">que </text:span><text:span text:style-name="T78">inutilis recipienda sit historia, inutilem enim sic<text:line-break/></text:span><text:span text:style-name="T78">historiam </text:span><text:span text:style-name="T78">ostendemus, rogabimus, num ratione aut </text:span><text:span text:style-name="T93">ex-<text:line-break/></text:span><text:span text:style-name="T93">perientia</text:span><text:span text:style-name="T78"> </text:span><text:span text:style-name="T78">historiam judicent. Sed ratione haud possunt,<text:line-break/></text:span><text:span text:style-name="T78">quam </text:span><text:span text:style-name="T78">ipfarn tollunt, qua haec singula judicantur coni-<text:line-break/></text:span><text:span text:style-name="T78">prehendunturque</text:span><text:span text:style-name="T78">; experientia autem remedia compre-<text:line-break/></text:span><text:span text:style-name="T78">hensa </text:span><text:span text:style-name="T78">dicunt. Itaque experientia etiam judicari con-<text:line-break/></text:span><text:span text:style-name="T78">venit. - </text:span><text:span text:style-name="T78">Ut enim in aliis habet, ita et hic aliquis in<text:line-break/></text:span><text:span text:style-name="T78">historiam </text:span><text:span text:style-name="T78">colligat, uivem refrigerare. Si historiam judi-<text:line-break/></text:span><text:span text:style-name="T78">canda </text:span><text:span text:style-name="T78">est, oportet eodem judicandi instrumento uti, ut<text:line-break/></text:span><text:span text:style-name="T78">historiae </text:span><text:span text:style-name="T78">auctor comprehendit: Rationalis igitur a causa<text:line-break/></text:span><text:span text:style-name="T78">historiam </text:span><text:span text:style-name="T78">judicare poterit. Quum enim scripto mandave-<text:line-break/></text:span><text:span text:style-name="T78">rit aliquis </text:span><text:span text:style-name="T78">homini, qui vasa distenta gravataque habeat<text:line-break/></text:span><text:span text:style-name="T78">sanguinis </text:span><text:span text:style-name="T78">profluvium obortum, id quod offendebat, cir-<text:line-break/></text:span><text:span text:style-name="T78">cumscripsit: </text:span><text:span text:style-name="T78">gravitatem hanc dijudicat, num vera sit ad<text:line-break/></text:span><text:span text:style-name="T78">causam, </text:span><text:span text:style-name="T78">quae symptomata infert, respiciens considerans-<text:line-break/></text:span><text:span text:style-name="T78">que, an </text:span><text:span text:style-name="T78">sanguinis eruptio causae adversari poterit. Ubi</text:span></text:p>
      <text:p text:style-name="P10"><text:span text:style-name="T78">autem rnvenit gravitatem et distentionem ex </text:span><text:span text:style-name="T78">copia </text:span><text:span text:style-name="T93">eve-<text:line-break/></text:span><text:span text:style-name="T93">nire,</text:span><text:span text:style-name="T78"> sanguinis autem eruptionem copiam </text:span><text:span text:style-name="T78">imminuere,<text:line-break/></text:span><text:span text:style-name="T78">deprehendit historiam esse veram, ac nullo alio </text:span><text:span text:style-name="T78">ad dijudi-<text:line-break/></text:span><text:span text:style-name="T78">cationem indigere. At in quibus caufam non </text:span><text:span text:style-name="T78">compre-<text:line-break/></text:span><text:span text:style-name="T78">hendimus, historiam ipsa experientia judicat; </text:span><text:span text:style-name="T78">si enim<text:line-break/></text:span><text:span text:style-name="T78">colligere eam quis ridetur, nempe dentium </text:span><text:span text:style-name="T78">stuporem<text:line-break/></text:span><text:span text:style-name="T78">portulacam folvere, experientia ad judicium </text:span><text:span text:style-name="T78">ntetur.<text:line-break/></text:span><text:span text:style-name="T78">Quare necessarium sic est, ut etiam Empiricus </text:span><text:span text:style-name="T78">historiae<text:line-break/></text:span><text:span text:style-name="T78">judicium experientia moliatur: sin autem </text:span><text:span text:style-name="T78">experientia<text:line-break/></text:span><text:span text:style-name="T78">historiam judicat, superflua est historia et </text:span><text:span text:style-name="T78">inutilis. Sed<text:line-break/></text:span><text:span text:style-name="T78">dicunt nonnulli Empiricorum</text:span><text:span text:style-name="T78">, </text:span><text:span text:style-name="T78">nos side dignis </text:span><text:span text:style-name="T78">scriptori-<text:line-break/></text:span><text:span text:style-name="T78">bus attendentes .historiam judicare. </text:span><text:span text:style-name="T78">Quum autem quaeri-<text:line-break/></text:span><text:span text:style-name="T78">mus, quomodo .fidei dignitatem judicatis, </text:span><text:span text:style-name="T78">quum alii in<text:line-break/></text:span><text:span text:style-name="T78">aliis aberrent, et recte fe gerant, quoniam, </text:span><text:span text:style-name="T78">dicunt, non<text:line-break/></text:span><text:span text:style-name="T78">ob quoddam opinionis statuendae studium </text:span><text:span text:style-name="T78">historiae au-<text:line-break/></text:span><text:span text:style-name="T78">ctor haec scriptis mandat, neque ob decreta </text:span><text:span text:style-name="T78">ad affectum,,<text:line-break/></text:span><text:span text:style-name="T78">neque ob contentionem quandam, .tunc </text:span><text:span text:style-name="T78">verum nos esse<text:line-break/></text:span><text:span text:style-name="T78">dicimus,, quod commemoratur: ad hoc </text:span><text:span text:style-name="T78">dicendum esi,<text:line-break/></text:span><text:span text:style-name="T78">primum sane propter nullum dictorum, </text:span><text:span text:style-name="T78">sed qui histo-</text:span></text:p>
      <text:p text:style-name="P10"><text:span text:style-name="T78">riam </text:span><text:span text:style-name="T78">condit, deceptus commentatur. Num ideo, quod<text:line-break/></text:span><text:span text:style-name="T78">neque propter </text:span><text:span text:style-name="T78">opinionem, neque dogmata ad affectum,<text:line-break/></text:span><text:span text:style-name="T78">neque </text:span><text:span text:style-name="T78">ob contentionem commemoratur, verum est, quod<text:line-break/></text:span><text:span text:style-name="T78">in </text:span><text:span text:style-name="T78">historia conscriptum est? Deinde quod sapientem me-<text:line-break/></text:span><text:span text:style-name="T78">dicum </text:span><text:span text:style-name="T78">esse censent, qui illius auctor est? Aggressi sane<text:line-break/></text:span><text:span text:style-name="T78">qui historiae </text:span><text:span text:style-name="T78">judicium virum sapientem judicant; tale au-<text:line-break/></text:span><text:span text:style-name="T78">tem </text:span><text:span text:style-name="T78">judicium philosophis et non medicis incumbit. Un-<text:line-break/></text:span><text:span text:style-name="T78">de </text:span><text:span text:style-name="T78">abunde licet colligere, neque ob opinionem,<text:line-break/></text:span><text:span text:style-name="T78">neque </text:span><text:span text:style-name="T78">ob dogmata ad affectus, neque ob conten-<text:line-break/></text:span><text:span text:style-name="T78">tionem </text:span><text:span text:style-name="T78">commemoratur id, quod in historiam col-<text:line-break/></text:span><text:span text:style-name="T78">ligitur. </text:span><text:span text:style-name="T78">At commemorato judicatorio fidei dignitatis<text:line-break/></text:span><text:span text:style-name="T78">instrumento </text:span><text:span text:style-name="T78">ab ipso probato usus est: dicentes enim,<text:line-break/></text:span><text:span text:style-name="T78">quod cum </text:span><text:span text:style-name="T78">neque propter opinionem, neque ob conten-<text:line-break/></text:span><text:span text:style-name="T78">tionem </text:span><text:span text:style-name="T78">historiae mandatur, causas exponunt, ob quas<text:line-break/></text:span><text:span text:style-name="T78">narranti </text:span><text:span text:style-name="T78">credere oportet. Quare si propter nihil aliud,<text:line-break/></text:span><text:span text:style-name="T78">certe </text:span><text:span text:style-name="T78">propter hoc utiles funt causae inquisitae: at nos<text:line-break/></text:span><text:span text:style-name="T78">nihil </text:span><text:span text:style-name="T78">amplius molimur, sied dicimus, oportere (propter<text:line-break/></text:span><text:span text:style-name="T78">quid) </text:span><text:span text:style-name="T78">investigare, quod etiam in ipso facile historiae ju-<text:line-break/></text:span><text:span text:style-name="T78">dicio videntur, </text:span><text:span text:style-name="T78">verum nos quidem (propter quid) et (lu</text:span></text:p>
      <text:p text:style-name="P10"><text:span text:style-name="T78">totum) causa, ad rei, quae dicitur, judicium </text:span><text:span text:style-name="T78">utimur:<text:line-break/></text:span><text:span text:style-name="T78">Empirici ad ejus,' qui historiam condit, modum </text:span><text:span text:style-name="T78">dijudi-<text:line-break/></text:span><text:span text:style-name="T78">candi. At mores judicare non medicorum, sed </text:span><text:span text:style-name="T78">phiIo-<text:line-break/></text:span><text:span text:style-name="T78">sophorum est proprium. </text:span><text:span text:style-name="T93">Praeterea</text:span><text:span text:style-name="T78"> hoc dicunt </text:span><text:span text:style-name="T78">Empirici,<text:line-break/></text:span><text:span text:style-name="T78">non oportere experientia historiam judicare; ajunt </text:span><text:span text:style-name="T78">enlub<text:line-break/></text:span><text:span text:style-name="T78">quoniam, sicut nos, eo, quodOreta insula est, </text:span><text:span text:style-name="T78">quibusdam<text:line-break/></text:span><text:span text:style-name="T78">commemorantibus, percepistis, quod insula quaedam </text:span><text:span text:style-name="T78">Cre-<text:line-break/></text:span><text:span text:style-name="T78">ta existat, etsi Cretam vestris'ipsi oculis non </text:span><text:span text:style-name="T78">videritis;<text:line-break/></text:span><text:span text:style-name="T78">ita et nos, quum multi de iisdem consentiunt, </text:span><text:span text:style-name="T78">non<text:line-break/></text:span><text:span text:style-name="T78">opus est experientia historiam judicare, sed </text:span><text:span text:style-name="T78">multorum<text:line-break/></text:span><text:span text:style-name="T78">opinioni credimus. Verum nos fane dicemus, </text:span><text:span text:style-name="T78">qui<text:line-break/></text:span><text:span text:style-name="T78">credidimus de Creta, his rationalibus certe moti, </text:span><text:span text:style-name="T78">quod<text:line-break/></text:span><text:span text:style-name="T78">aliquis illinc huc naviget, et rursus hinc </text:span><text:span text:style-name="T78">illuc:' item<text:line-break/></text:span><text:span text:style-name="T78">quoniam amici quidam Cretenses hic sint, </text:span><text:span text:style-name="T78">vel etiam<text:line-break/></text:span><text:span text:style-name="T78">contra quibus scribimus, vel etiam a quibus </text:span><text:span text:style-name="T78">literae<text:line-break/></text:span><text:span text:style-name="T78">nobis deferuntur: praeterea quod etiam </text:span><text:span text:style-name="T78">omnes ho-<text:line-break/></text:span><text:span text:style-name="T78">raines de ea consentiunt, etiam inimicissimi. </text:span><text:span text:style-name="T78">At in<text:line-break/></text:span><text:span text:style-name="T78">medicina fere in nullo conveniunt, idque </text:span><text:span text:style-name="T78">pauci quum</text:span></text:p>
      <text:p text:style-name="P10"><text:span text:style-name="T78">fint medici </text:span><text:span text:style-name="T78">ad universos homines; ac non solum non con-<text:line-break/></text:span><text:span text:style-name="T78">cordant, </text:span><text:span text:style-name="T78">fed etiam maxime contraria opinantur, ut pau-<text:line-break/></text:span><text:span text:style-name="T78">lo ante ostentum </text:span><text:span text:style-name="T78">esu Quapropter judicatorio quodam in-<text:line-break/></text:span><text:span text:style-name="T78">strumento </text:span><text:span text:style-name="T78">opus est ad historiam in medicina dijudicandum.<text:line-break/></text:span><text:span text:style-name="T78">Quoniam </text:span><text:span text:style-name="T78">vero et Empirici dicunt, ea, quae comprehen-<text:line-break/></text:span><text:span text:style-name="T78">duntur, </text:span><text:span text:style-name="T78">partnn sensa deprehendi, ut ruborem: partiur<text:line-break/></text:span><text:span text:style-name="T78">memoria, ut </text:span><text:span text:style-name="T78">quae signis quib.usdam percipiuntur; indi-<text:line-break/></text:span><text:span text:style-name="T78">catorie </text:span><text:span text:style-name="T78">autem nullum deprehenditur, neque alio modo ab<text:line-break/></text:span><text:span text:style-name="T78">ipsis-tradito. </text:span><text:span text:style-name="T78">At quod Creta insula sit, comprehendunt;,<text:line-break/></text:span><text:span text:style-name="T78">nimirum </text:span><text:span text:style-name="T78">tanquam non comprehenderint, Cretam insulam<text:line-break/></text:span><text:span text:style-name="T78">fuisse: sin </text:span><text:span text:style-name="T78">autem comprehenderunt, tertius quidam modus<text:line-break/></text:span><text:span text:style-name="T78">comprehensionis </text:span><text:span text:style-name="T78">ex i stiti Haec igitur dicta sunt ad judicati-<text:line-break/></text:span><text:span text:style-name="T78">dum, historiam </text:span><text:span text:style-name="T78">ab ipsis celebratam esse supervacaneam.</text:span></text:p>
      <text:h text:style-name="P5" text:outline-level="2">Cap. XV.</text:h>
      <text:p text:style-name="P8"><text:span text:style-name="T78">Porro quod etiam impossibile sit retae-<text:line-break/></text:span><text:span text:style-name="T78">dii cujusdam </text:span><text:span text:style-name="T78">comprehensionem ab historia habere, paucis<text:line-break/></text:span><text:span text:style-name="T78">aliquis </text:span><text:span text:style-name="T78">astruxerit. Quoniam enim observationem, ut<text:line-break/></text:span><text:span text:style-name="T78">prius </text:span><text:span text:style-name="T78">ostendebamus, non modo in symptomatum et nu-</text:span></text:p>
      <text:p text:style-name="P10"><text:span text:style-name="T93">i</text:span></text:p>
      <text:p text:style-name="P15"><text:span text:style-name="T78">merorum genere fieri, fed etiam magnitudine et </text:span><text:span text:style-name="T78">tempore<text:line-break/></text:span><text:span text:style-name="T78">oportet, haec autem in commentarium referri </text:span><text:span text:style-name="T78">impossibile<text:line-break/></text:span><text:span text:style-name="T78">est sine scopis, constat, historiam quoque non </text:span><text:span text:style-name="T78">posse ad-<text:line-break/></text:span><text:span text:style-name="T78">rnitti. Porro quod curationes penes </text:span><text:span text:style-name="T78">magnitudines et<text:line-break/></text:span><text:span text:style-name="T78">tempora et ordinem fiunt diversae, </text:span><text:span text:style-name="T78">demonstratum est.<text:line-break/></text:span><text:span text:style-name="T78">Quin etiam ex quibus observationem in </text:span><text:span text:style-name="T78">fyndroute fieri<text:line-break/></text:span><text:span text:style-name="T78">non posse astruximus, inde quoque licecaffirrnare, </text:span><text:span text:style-name="T78">quod ne<text:line-break/></text:span><text:span text:style-name="T78">Historiam quidem facere sit possibile.; quippe non </text:span><text:span text:style-name="T78">'licet ob-<text:line-break/></text:span><text:span text:style-name="T78">fervatlonem moliri i perscribere autem non </text:span><text:span text:style-name="T78">oblervata licet.</text:span></text:p>
      <text:h text:style-name="P5" text:outline-level="2">Cap. XVI.</text:h>
      <text:p text:style-name="P8"><text:span text:style-name="T78">Deinceps de transitu ad simile </text:span><text:span text:style-name="T78">agendum<text:line-break/></text:span><text:span text:style-name="T78">esu Indiguerunt autem transitu ad simile Empirici </text:span><text:span text:style-name="T78">pro-<text:line-break/></text:span><text:span text:style-name="T78">pter has causas; quoniam enim plurima et </text:span><text:span text:style-name="T78">prope infini-<text:line-break/></text:span><text:span text:style-name="T78">ta erunt, in quibus observationes fieri conveniat, </text:span><text:span text:style-name="T78">infinita<text:line-break/></text:span><text:span text:style-name="T78">erunt et remedia: impossibile autem in </text:span><text:span text:style-name="T78">omnibus<text:line-break/></text:span><text:span text:style-name="T78">aut plurimis eundem quaedam observare, </text:span><text:span text:style-name="T78">idcirco opm<text:line-break/></text:span><text:span text:style-name="T78">habuerunt et historia, et transitu ad simile. </text:span><text:span text:style-name="T78">Praeterea<text:line-break/></text:span><text:span text:style-name="T78">quoniam Rationales eis refragantes </text:span><text:span text:style-name="T78">inquiunt, si quid<text:line-break/></text:span><text:span text:style-name="T78">aliud artifices, maxime quod facile est sibi </text:span><text:span text:style-name="T78">proponunt;</text:span></text:p>
      <text:p text:style-name="P10"><text:span text:style-name="T78">vos </text:span><text:span text:style-name="T78">unum in uno observantes infinitas curationes editis,<text:line-break/></text:span><text:span text:style-name="T78">aut </text:span><text:span text:style-name="T78">plura coacti in eodem observare nunquam arte uti-<text:line-break/></text:span><text:span text:style-name="T78">mini, </text:span><text:span text:style-name="T78">sed observastis, inquiunt, quod transitu ad simile<text:line-break/></text:span><text:span text:style-name="T78">utamur, </text:span><text:span text:style-name="T78">unde facultas vobis suppeditatur. Age enim,'<text:line-break/></text:span><text:span text:style-name="T78">vertiginosus' </text:span><text:span text:style-name="T78">ex casu sanguinem profundat, deinde affectu<text:line-break/></text:span><text:span text:style-name="T78">liberetur; </text:span><text:span text:style-name="T78">hoc observato, in alio sanguinis missione uti-<text:line-break/></text:span><text:span text:style-name="T78">mur. </text:span><text:span text:style-name="T78">Deinde aliquis .roget ipsos, unde, comprehenderint<text:line-break/>vertiginosum sanguinis profusione liberatum, et non ex<text:line-break/></text:span><text:span text:style-name="T78">ipfo casu? </text:span><text:span text:style-name="T78">Sed nondum .dicere adversus ipsos opor-<text:line-break/></text:span><text:span text:style-name="T78">tet, </text:span><text:span text:style-name="T78">priusquam demonstravero, quot modis transitu ad<text:line-break/></text:span><text:span text:style-name="T78">fitnile </text:span><text:span text:style-name="T78">utantur. Usos igitur se esse transitu ad simile<text:line-break/></text:span><text:span text:style-name="T78">dicunt, </text:span><text:span text:style-name="T78">nonnnnquarn ab auxiliis ad auxilia, aliquando<text:line-break/></text:span><text:span text:style-name="T78">a locis </text:span><text:span text:style-name="T78">ad locos, noununquam ab affectibus ad affectus.<text:line-break/></text:span><text:span text:style-name="T78">Itaque ab </text:span><text:span text:style-name="T78">auxiliis ad auxilia, ut quum mespilum loco<text:line-break/></text:span><text:span text:style-name="T78">mali </text:span><text:span text:style-name="T78">cotonei in dysentericis assumunt:' a locis autem astlo-<text:line-break/></text:span><text:span text:style-name="T78">cos, </text:span><text:span text:style-name="T78">ut quum quid in musculosis aut nervosis observatum,<text:line-break/></text:span><text:span text:style-name="T78">verbi causa</text:span><text:span text:style-name="T78">, a femore ad brachium transferimus </text:span><text:span text:style-name="T64">ι </text:span><text:span text:style-name="T78">ab af-</text:span></text:p>
      <text:p text:style-name="P10"><text:span text:style-name="T78">fectibus autem ad affectus, ut quum in sanguinis </text:span><text:span text:style-name="T78">prosa-<text:line-break/></text:span><text:span text:style-name="T78">sionibus observatis utuntur in haemorrhoi </text:span><text:span text:style-name="T78">morsu. </text:span><text:span text:style-name="T93">'foi<text:line-break/></text:span><text:span text:style-name="T78">itaque modis transitu ad simile utuntur.</text:span></text:p>
      <text:h text:style-name="P5" text:outline-level="2">Cap. XVll.</text:h>
      <text:p text:style-name="P8"><text:span text:style-name="T78">Quare ipsos interrogare </text:span><text:span text:style-name="T78">convenit, pri-<text:line-break/></text:span><text:span text:style-name="T78">mum sane iu praesidiis, quomodo utuntur, nutn </text:span><text:span text:style-name="T78">facultatis<text:line-break/></text:span><text:span text:style-name="T78">similitudini attendentes, aut symptomatum </text:span><text:span text:style-name="T78">praesentium<text:line-break/></text:span><text:span text:style-name="T78">similitudini,, ut quum mespilum loco cotonei </text:span><text:span text:style-name="T78">assumunt,<text:line-break/></text:span><text:span text:style-name="T78">utrum fecundum astrictionem eadem esse putantes </text:span><text:span text:style-name="T78">simi-<text:line-break/></text:span><text:span text:style-name="T78">liter exhibeaqt, an</text:span><text:span text:style-name="T108">z</text:span><text:span text:style-name="T78">quod atnbo rotunda, </text:span><text:span text:style-name="T78">colore et ta-<text:line-break/></text:span><text:span text:style-name="T78">ctu similia esse conspiciunt. Si enim facultati, </text:span><text:span text:style-name="T78">dico au-<text:line-break/></text:span><text:span text:style-name="T78">tem astrictioni, attendentes digredi fe dicant, </text:span><text:span text:style-name="T78">fatentur<text:line-break/></text:span><text:span text:style-name="T78">astrictionis causas fe inquirere, fecundum quas </text:span><text:span text:style-name="T78">juvant<text:line-break/></text:span><text:span text:style-name="T78">praesidia; ac cutn auxiliorum facultate </text:span><text:span text:style-name="T78">comprehenditur<text:line-break/></text:span><text:span text:style-name="T78">et noxiorum virtus. Imo etiam amplius quid </text:span><text:span text:style-name="T78">inquirere<text:line-break/></text:span><text:span text:style-name="T78">ipsos convenit, non modo quod astringunt, </text:span><text:span text:style-name="T78">multa si-<text:line-break/></text:span><text:span text:style-name="T78">quidem astringunt quidem, non idem vero </text:span><text:span text:style-name="T78">efficiunt: nt<text:line-break/></text:span><text:span text:style-name="T78">fquama 'astringens purgat etiam partes. Si enim </text:span><text:span text:style-name="T78">cogni-<text:line-break/></text:span><text:span text:style-name="T78">tum est, quod piper calfaciendo juvat, nunc </text:span><text:span text:style-name="T78">cotnpreheu.</text:span></text:p>
      <text:p text:style-name="P10"><text:span text:style-name="T78">sum est, </text:span><text:span text:style-name="T78">quod nocet, qua frigidum est, nocere. Sin au-<text:line-break/></text:span><text:span text:style-name="T78">tem </text:span><text:span text:style-name="T78">lymptomaturn similitudini attendentes similia pro-<text:line-break/></text:span><text:span text:style-name="T78">ferri </text:span><text:span text:style-name="T78">dicant: rogabimus, an omnia symptomata similia<text:line-break/></text:span><text:span text:style-name="T78">sint, ac </text:span><text:span text:style-name="T78">ita de similitudine ratiocinentur. Sed fieri non<text:line-break/></text:span><text:span text:style-name="T78">potest, </text:span><text:span text:style-name="T78">ut omnia symptomala quorundarn similia exissent;.<text:line-break/></text:span><text:span text:style-name="T78">ita enim </text:span><text:span text:style-name="T78">eadem fuerint et non similia. At quorundarn<text:line-break/></text:span><text:span text:style-name="T78">symptomatum </text:span><text:span text:style-name="T78">similitudini attendentes, inquiunt. Vel<text:line-break/></text:span><text:span text:style-name="T78">igitur </text:span><text:span text:style-name="T78">pluribus, vel paribus, vel paucioribus attenden-<text:line-break/></text:span><text:span text:style-name="T78">tes, dicemus, </text:span><text:span text:style-name="T78">digiedimiui. Si quidem paucioribus, </text:span><text:span text:style-name="T93">om-<text:line-break/></text:span><text:span text:style-name="T93">nia</text:span><text:span text:style-name="T78"> fere </text:span><text:span text:style-name="T78">similia eruntj in aliquo eninr similia sunt om-<text:line-break/></text:span><text:span text:style-name="T78">nia. Si </text:span><text:span text:style-name="T78">autem paribus, et pluribus, cur in iis, qui<text:line-break/></text:span><text:span text:style-name="T78">sanguinem </text:span><text:span text:style-name="T78">fundunt, dicemus, sicut coma porri fusi estis,<text:line-break/></text:span><text:span text:style-name="T78">ita non </text:span><text:span text:style-name="T78">allii et cepae coma utimini? similia enim haec<text:line-break/></text:span><text:span text:style-name="T78">magna ex </text:span><text:span text:style-name="T78">parte; et in pernionibus, cur, ut rapa,'noti<text:line-break/></text:span><text:span text:style-name="T78">etiam </text:span><text:span text:style-name="T78">raphani radiculis? et in stomachicis, cur absinthii<text:line-break/></text:span><text:span text:style-name="T78">penuria </text:span><text:span text:style-name="T78">hic quoque fucco porri non utuntur? haec enim<text:line-break/></text:span><text:span text:style-name="T78">fere </text:span><text:span text:style-name="T78">discerni nequeunt; et in hydropicis, cur faphanidis<text:line-break/></text:span><text:span text:style-name="T78">loco saepe </text:span><text:span text:style-name="T78">rapo non utuntur? ln universum conside-</text:span></text:p>
      <text:p text:style-name="P10"><text:span text:style-name="T78">rare oportet, in observatis simile quiddam </text:span><text:span text:style-name="T78">contrarias vi-<text:line-break/></text:span><text:span text:style-name="T78">res habere: et quaerere ab ipsis, num propter </text:span><text:span text:style-name="T78">similitudi-<text:line-break/></text:span><text:span text:style-name="T78">nem in iisdem his utendum sit: judicare autem </text:span><text:span text:style-name="T78">similitn-<text:line-break/></text:span><text:span text:style-name="T78">dinem fensibus, ut illi censent. Eodem aliquis </text:span><text:span text:style-name="T78">argu-<text:line-break/></text:span><text:span text:style-name="T78">mento uti possit </text:span><text:span text:style-name="T78">in </text:span><text:span text:style-name="T78">reliquis, verbi causa, exemplo </text:span><text:span text:style-name="T78">osten-<text:line-break/></text:span><text:span text:style-name="T78">dentum est ipsis, quod neque </text:span><text:span text:style-name="T93">a symptomatis</text:span><text:span text:style-name="T78"> ad </text:span><text:span text:style-name="T78">sympto-<text:line-break/></text:span><text:span text:style-name="T78">mata, neque ab affectibus ad affectus </text:span><text:span text:style-name="T78">transire possunt Num<text:line-break/></text:span><text:span text:style-name="T78">enim, dicemus; accidentium similitudini potestate </text:span><text:span text:style-name="T78">attendi-<text:line-break/></text:span><text:span text:style-name="T78">tis? fed non dicent: nequaquam enim disquirunt </text:span><text:span text:style-name="T78">faculta-<text:line-break/></text:span><text:span text:style-name="T78">tem, fedoccidentium similitudinem fecundum fenfum. </text:span><text:span text:style-name="T78">Utrum<text:line-break/></text:span><text:span text:style-name="T78">igitur, si in pluribus, aut in paribus symptomatis </text:span><text:span text:style-name="T78">finii-<text:line-break/></text:span><text:span text:style-name="T78">lia funt: scd lu plurimis similia funt inflammatio </text:span><text:span text:style-name="T78">.et<text:line-break/></text:span><text:span text:style-name="T78">fcirrhus, verum contrariam fere et </text:span><text:span text:style-name="T78">in </text:span><text:span text:style-name="T78">nullo </text:span><text:span text:style-name="T78">similem cu-<text:line-break/></text:span><text:span text:style-name="T78">rationem requirunt; jam oedema, et hernia, et </text:span><text:span text:style-name="T78">struma,<text:line-break/></text:span><text:span text:style-name="T78">et mediceris, multam sane invicem similitudinem </text:span><text:span text:style-name="T78">servant,<text:line-break/></text:span><text:span text:style-name="T78">attamen curatio permultum distat. Praeterea, qni </text:span><text:span text:style-name="T78">;b<text:line-break/></text:span><text:span text:style-name="T78">disruptionem sanguinem rejiciunt, simillima fere cum </text:span><text:span text:style-name="T78">iis<text:line-break/></text:span><text:span text:style-name="T78">habent accidentia, qui propter erosionem aut apertionem,</text:span></text:p>
      <text:p text:style-name="P10"><text:span text:style-name="T78">non tamen eadem curatio convenit omnibus. Hoc itaque<text:line-break/>modo licet ostendere, impossibilem esse secundum Empi-<text:line-break/>ricos transitum ad simile.</text:span></text:p>
      <text:h text:style-name="P5" text:outline-level="2">Cap. XVIII.</text:h>
      <text:p text:style-name="P8"><text:span text:style-name="T78">Deinceps autem consequens est de-<text:line-break/>inonstrare, quo modo Rationales transitu ad simile uti<text:line-break/>possunt, quod nonnulli </text:span><text:span text:style-name="T78">non </text:span><text:span text:style-name="T78">transitum ad simile, fed ana-<text:line-break/>logismum vocant. Etenim transitus ad simile Empiricis<text:line-break/>convenire pronunciant, vicinum vero transitui ad simile<text:line-break/>modum analogismum appellant, quo Rationales uti di-<text:line-break/>cunt: nos nihil contendimus cum iis, qui nomina im-<text:line-break/>mutaut, rem ipsiun vero indicabimus, quam licet unicui-<text:line-break/>que pro arbitrio appellare. Dicimus igitur, alia quidem<text:line-break/>fymptomata causas fubsequi, alia locos affectos, alia facul-<text:line-break/>tates, alia affectus ipsos. Haec Rationalis omnia discernit, ae<text:line-break/>novit, in quibus observatione, in quibus non opus esu Alio-<text:line-break/>rum igitur praesentium et non praesentium, quae nihil ad<text:line-break/>curationem conferunt, nullam habet rationem: ae cum</text:span></text:p>
      <text:p text:style-name="P10"><text:span text:style-name="T78">syndrome variare videtur in aliquo symptomatum </text:span><text:span text:style-name="T78">non<text:line-break/></text:span><text:span text:style-name="T78">utilium, eisdem utitur, tanquam concursus similis </text:span><text:span text:style-name="T78">existat.<text:line-break/></text:span><text:span text:style-name="T78">Empiricus autem quonlam in cumulatu Iyndrome </text:span><text:span text:style-name="T78">obier-<text:line-break/></text:span><text:span text:style-name="T78">vat, nec habet vim discernendi symptomata, quum </text:span><text:span text:style-name="T78">quod-<text:line-break/></text:span><text:span text:style-name="T78">liliet vel deficit vel redundat: quod, variante </text:span><text:span text:style-name="T78">fyn-<text:line-break/></text:span><text:span text:style-name="T78">drome, diversa curatione uti debet, ignorans, </text:span><text:span text:style-name="T78">quoniam<text:line-break/></text:span><text:span text:style-name="T78">in quibusdam sane symptomatis excessu aut defectu </text:span><text:span text:style-name="T78">syn-<text:line-break/></text:span><text:span text:style-name="T78">drome dissidet, ut in inflammatione, scirrho, </text:span><text:span text:style-name="T78">oedemate<text:line-break/></text:span><text:span text:style-name="T78">et hernia, in quibusdam autem non ita. Etenim </text:span><text:span text:style-name="T78">is<text:line-break/></text:span><text:span text:style-name="T78">opistlrotonicis et emprosthotonicis differre quidem </text:span><text:span text:style-name="T78">ride-<text:line-break/>tur </text:span><text:span text:style-name="T78">inflammatio, fed quoniam affecti est </text:span><text:span text:style-name="T78">symptoma, ne-<text:line-break/></text:span><text:span text:style-name="T78">que caulae, neque loci, neque facultatis curatio </text:span><text:span text:style-name="T78">muta.-<text:line-break/>tur; </text:span><text:span text:style-name="T78">At Empiricus hoc quoque ignorat, quod </text:span><text:span text:style-name="T78">nonnun-<text:line-break/></text:span><text:span text:style-name="T78">quam fyndrome quidem similis sit, non eadem </text:span><text:span text:style-name="T78">vero cu-<text:line-break/></text:span><text:span text:style-name="T78">ratione uti licet. Ecce enim paria et similia </text:span><text:span text:style-name="T78">symptoma-<text:line-break/>ta </text:span><text:span text:style-name="T78">in iis sunt, qui sanguinem educunt per </text:span><text:span text:style-name="T78">vasorum dis-<text:line-break/></text:span><text:span text:style-name="T78">ruptionem, apertionem et erosionem- Einge </text:span><text:span text:style-name="T78">etiam tufi.<text:line-break/>iinr </text:span><text:span text:style-name="T78">perpetuo eandem esse, et ejus, quod </text:span><text:span text:style-name="T78">educitur, co-</text:span></text:p>
      <text:p text:style-name="P10"><text:span text:style-name="T78">piam, </text:span><text:span text:style-name="T78">eademque etianr alia et similia, attamen curatio di-<text:line-break/></text:span><text:span text:style-name="T78">versa </text:span><text:span text:style-name="T78">assumitur. Rationalis igitur utilitatem inutilita-<text:line-break/></text:span><text:span text:style-name="T78">ternque </text:span><text:span text:style-name="T78">fyinptomatum noscens, subinde, quum dissimilis'<text:line-break/></text:span><text:span text:style-name="T78">vulgo </text:span><text:span text:style-name="T78">fyndrome videbitur, iisdem utetur: ntpote opi-<text:line-break/></text:span><text:span text:style-name="T78">sthotonici </text:span><text:span text:style-name="T78">quidam dicuntur,, emprosthotonici et teta-<text:line-break/></text:span><text:span text:style-name="T78">nici: </text:span><text:span text:style-name="T78">hi divertam fyndromen habere ridentur: ve-<text:line-break/></text:span><text:span text:style-name="T78">rum </text:span><text:span text:style-name="T78">Rationalis finiens, copiam sanguinis esse cau-<text:line-break/></text:span><text:span text:style-name="T78">fam, </text:span><text:span text:style-name="T78">et musculorum allectum, ipsumque effectum in-<text:line-break/></text:span><text:span text:style-name="T78">ilammationem</text:span><text:span text:style-name="T78">; eadem cum illa utetur curatione. Ete-<text:line-break/></text:span><text:span text:style-name="T78">nim </text:span><text:span text:style-name="T78">praedicta sola notat symptomata, affecti' autem acci-.,<text:line-break/></text:span><text:span text:style-name="T78">dens </text:span><text:span text:style-name="T78">tanquam inutile aversatur; nam in anteriorem </text:span><text:span text:style-name="T93">par-<text:line-break/></text:span><text:span text:style-name="T93">tem,</text:span><text:span text:style-name="T78"> vel </text:span><text:span text:style-name="T78">in utramque ex aequo intendi, patientis est<text:line-break/></text:span><text:span text:style-name="T78">accidens; </text:span><text:span text:style-name="T78">ad curationem vero nihil habet utile reserva-<text:line-break/></text:span><text:span text:style-name="T78">tum, </text:span><text:span text:style-name="T78">ut nec lacrymas emittere. At quum similis esse<text:line-break/></text:span><text:span text:style-name="T78">videtur </text:span><text:span text:style-name="T78">syndrome, ne ex causae quidem notione diversa<text:line-break/></text:span><text:span text:style-name="T78">utuntur </text:span><text:span text:style-name="T78">curatione, ut in iis, qui ex erosione aut disru-<text:line-break/></text:span><text:span text:style-name="T78">ptioae </text:span><text:span text:style-name="T78">sanguinem rejiciunt. Etenim symptomata divi-<text:line-break/></text:span><text:span text:style-name="T78">dens Rationalis, </text:span><text:span text:style-name="T78">juxta relationem ad ea factam, quae</text:span></text:p>
      <text:p text:style-name="P10"><text:span text:style-name="T78">utile indicant, et ex symptomatis commoda deligens,'<text:line-break/>utensque remediis, </text:span><text:span text:style-name="T78">quae </text:span><text:span text:style-name="T78">his adversari accidentibus </text:span><text:span text:style-name="T78">pof-<text:line-break/>funt, </text:span><text:span text:style-name="T78">quum fyndrome diversu esse videtur, </text:span><text:span text:style-name="T78">hic eadem<text:line-break/></text:span><text:span text:style-name="T78">curatione utetur: ac contra, ubi similis esse </text:span><text:span text:style-name="T78">censetur,<text:line-break/></text:span><text:span text:style-name="T78">diversiam curationem assumet; etenim curatio </text:span><text:span text:style-name="T78">fymptoms<text:line-break/></text:span><text:span text:style-name="T78">est, quae adversari possit causis fyrnptomata inferentibus.<text:line-break/>Itaque Rationalis singula comprehendit remedia, </text:span><text:span text:style-name="T78">qr.ae<text:line-break/></text:span><text:span text:style-name="T78">causis morbificis adversantur: et cni symptomati </text:span><text:span text:style-name="T78">adver-<text:line-break/></text:span><text:span text:style-name="T78">suri nata sint, non ignorat, </text:span><text:span text:style-name="T93">eo</text:span><text:span text:style-name="T78"> quod syudrornen, </text:span><text:span text:style-name="T78">ut di-<text:line-break/></text:span><text:span text:style-name="T78">ximus, diviserit. Empiricus autem in cumulata </text:span><text:span text:style-name="T78">fyndrome<text:line-break/></text:span><text:span text:style-name="T78">remedia obfervans, quid cui adversari natum sit, </text:span><text:span text:style-name="T78">fcire<text:line-break/></text:span><text:span text:style-name="T78">non potest: rd autem ignorans, ne quidem transitu </text:span><text:span text:style-name="T78">ad<text:line-break/></text:span><text:span text:style-name="T78">simile uti potest; fecundum quid enim remedium </text:span><text:span text:style-name="T78">juverit,<text:line-break/></text:span><text:span text:style-name="T78">etiam ipse nescire se fatetur.</text:span></text:p>
      <text:h text:style-name="P5" text:outline-level="2">Cap. XIX.</text:h>
      <text:p text:style-name="P8"><text:span text:style-name="T78">Unde igitur, dixerit aliquis,</text:span><text:span text:style-name="T114">χ</text:span><text:span text:style-name="T78">utilia et<text:line-break/></text:span><text:span text:style-name="T78">inutilia symptomata Rationalis internoscit? </text:span><text:span text:style-name="T78">Dicendam,<text:line-break/></text:span><text:span text:style-name="T78">relatione, quae sit ad scopos indicantes: quum </text:span><text:span text:style-name="T78">enim</text:span></text:p>
      <text:p text:style-name="P10"><text:span text:style-name="T78">sciat, </text:span><text:span text:style-name="T78">alia symptomata ostendere scopos utiles indicantes,<text:line-break/></text:span><text:span text:style-name="T78">alia </text:span><text:span text:style-name="T78">uon esse hujusmodi, utilia sane observat, reliqua au-<text:line-break/></text:span><text:span text:style-name="T78">tem. </text:span><text:span text:style-name="T78">aversatur.. Ex utilium vero symptomatum compre-<text:line-break/></text:span><text:span text:style-name="T78">hensione </text:span><text:span text:style-name="T78">accidit .etiam, ut transitu, ad simile uti possit:<text:line-break/></text:span><text:span text:style-name="T78">luterdurn </text:span><text:span text:style-name="T78">non totam curationem transfert, fed aliquam<text:line-break/></text:span><text:span text:style-name="T78">ejus </text:span><text:span text:style-name="T78">partem. Ut enim syndromas subdividit, ita cura—<text:line-break/></text:span><text:span text:style-name="T78">tionesi. </text:span><text:span text:style-name="T78">ac novit, quaenam in curatione remedia renitun-<text:line-break/></text:span><text:span text:style-name="T78">tur </text:span><text:span text:style-name="T78">symptomatis, quae a causis inferuntur, quae vero<text:line-break/></text:span><text:span text:style-name="T78">iis, quae </text:span><text:span text:style-name="T78">a locis aut facultatibus proveniunt. Expertus<text:line-break/></text:span><text:span text:style-name="T78">enim, aliud </text:span><text:span text:style-name="T78">accidens a causis oriri, aliud a locis, aliud<text:line-break/></text:span><text:span text:style-name="T78">a, </text:span><text:span text:style-name="T78">facultatibus: item quod a caufa quidem auxilii genus<text:line-break/></text:span><text:span text:style-name="T78">fubindicatnr </text:span><text:span text:style-name="T64">ι </text:span><text:span text:style-name="T78">a loco utendi modus: a facultate, in prae-<text:line-break/></text:span><text:span text:style-name="T78">senti </text:span><text:span text:style-name="T78">ut ita dicam, mensura. Siquidem quum eadem sit<text:line-break/></text:span><text:span text:style-name="T78">caufa </text:span><text:span text:style-name="T78">et symptomata causam indicantia appareant, locus<text:line-break/></text:span><text:span text:style-name="T78">autem </text:span><text:span text:style-name="T78">non sit idem, neque eadem virtus, idem sane au-<text:line-break/></text:span><text:span text:style-name="T78">xilii genus </text:span><text:span text:style-name="T78">assumet, locum et modum non item. At si</text:span></text:p>
      <text:p text:style-name="P11"><text:span text:style-name="T78">causa non fuerit eadem, locus autem idem et </text:span><text:span text:style-name="T78">facultas<text:line-break/></text:span><text:span text:style-name="T78">eadem, non idem remedii genus utique usurpabit, </text:span><text:span text:style-name="T78">mo-<text:line-break/></text:span><text:span text:style-name="T78">dum vero et- mensuram eandem. Quoniam igitur </text:span><text:span text:style-name="T78">Ratio-<text:line-break/></text:span><text:span text:style-name="T78">nalis et fyndrornas et curationes metiri potest, </text:span><text:span text:style-name="T78">nimirum<text:line-break/></text:span><text:span text:style-name="T78">etiam ex concursuum similitudinibus motus partes </text:span><text:span text:style-name="T78">quas-<text:line-break/></text:span><text:span text:style-name="T78">dam curationis, ut par est, transferre potest. </text:span><text:span text:style-name="T78">Empiricus<text:line-break/></text:span><text:span text:style-name="T78">neque causam,. neque symptomata causas indicantia</text:span><text:span text:style-name="T78">,. aut<text:line-break/></text:span><text:span text:style-name="T78">locum, aut facultatem, connilens magno studio id </text:span><text:span text:style-name="T78">efficere,<text:line-break/></text:span><text:span text:style-name="T78">non poterit: idcirco neque transitu ad simile uti </text:span><text:span text:style-name="T78">poterit<text:line-break/></text:span><text:span text:style-name="T78">Quatenus enim fyndromae inter fe conveniunt, </text:span><text:span text:style-name="T78">ignorat:<text:line-break/></text:span><text:span text:style-name="T78">quo sit, ut neque curationem distinguere possit, </text:span><text:span text:style-name="T78">et re-<text:line-break/></text:span><text:span text:style-name="T78">medium, quod praesienti fymptomati adversatur, </text:span><text:span text:style-name="T78">adbi-<text:line-break/></text:span><text:span text:style-name="T78">bere. Si enim hoc, inquit, posset, dico sane </text:span><text:span text:style-name="T78">concursuum<text:line-break/></text:span><text:span text:style-name="T78">fymptomata partiri, et curationem noscens, </text:span><text:span text:style-name="T78">quatenus<text:line-break/></text:span><text:span text:style-name="T78">unumquodque juvat aut offendit, causarum </text:span><text:span text:style-name="T78">occultarum<text:line-break/></text:span><text:span text:style-name="T78">notitiam habere fatebitur: si autem hoc, etiam </text:span><text:span text:style-name="T78">ab indica-<text:line-break/></text:span><text:span text:style-name="T78">tione praesidia capere posse concedet.</text:span></text:p>
      <text:h text:style-name="P6" text:outline-level="2">Cap. XX.</text:h>
      <text:p text:style-name="P8"><text:span text:style-name="T78">Qutim itaque impossibilia sint, quae<text:line-break/></text:span><text:span text:style-name="T78">Empiricorum </text:span><text:span text:style-name="T78">sectam conformant, obfervatio, historia,<text:line-break/></text:span><text:span text:style-name="T78">transitus </text:span><text:span text:style-name="T78">ad simile: observationem sane inutilem sine ra-<text:line-break/></text:span><text:span text:style-name="T78">tione </text:span><text:span text:style-name="T78">et impossibilem per se oftendimus: inutilem sane,<text:line-break/></text:span><text:span text:style-name="T78">quoniam </text:span><text:span text:style-name="T78">rationis usus est dijudicantis, in quibus sjmpto-<text:line-break/></text:span><text:span text:style-name="T78">matis </text:span><text:span text:style-name="T78">curationem moliri conducat, neque enim in omni-<text:line-break/></text:span><text:span text:style-name="T78">bus </text:span><text:span text:style-name="T78">praeteritis et iis, quae aegrotanti adsunt, observandum<text:line-break/></text:span><text:span text:style-name="T78">esse </text:span><text:span text:style-name="T78">arbitrantur: impossibilem vero, quoniam, quum plura<text:line-break/></text:span><text:span text:style-name="T78">sint, </text:span><text:span text:style-name="T78">baec omnia non prorsus assequi licet, ut idem fiat con-<text:line-break/></text:span><text:span text:style-name="T78">curfus. </text:span><text:span text:style-name="T78">Dico autem genus symptomatum et numerum, ma-<text:line-break/></text:span><text:span text:style-name="T78">gnitudinem, </text:span><text:span text:style-name="T78">ordinem, tempus; fimiliaquei historiam vero<text:line-break/>iapervacuam ideo, quod ea, quae commemorantur, </text:span><text:span text:style-name="T93">expe-<text:line-break/></text:span><text:span text:style-name="T93">rientia</text:span><text:span text:style-name="T78"> </text:span><text:span text:style-name="T78">indicat: impossibilem vero, eo quod neque magnitu-<text:line-break/></text:span><text:span text:style-name="T78">dinem </text:span><text:span text:style-name="T78">fymptomatrun, neque tempora potest praeterea com-<text:line-break/></text:span><text:span text:style-name="T78">memorare, </text:span><text:span text:style-name="T78">sine quibus auxilii comprehensio fieri nequit. At<text:line-break/></text:span><text:span text:style-name="T78">transitum </text:span><text:span text:style-name="T78">ad simile pertractavimus </text:span><text:span text:style-name="T78">in </text:span><text:span text:style-name="T78">iis scilicet, quibus<text:line-break/></text:span><text:span text:style-name="T78">ostendimus, </text:span><text:span text:style-name="T78">quod necessario-ipsum constituere oporteat,<text:line-break/></text:span><text:span text:style-name="T78">ad facultatem </text:span><text:span text:style-name="T78">noxiarum aut juvantium disquisitionem.</text:span></text:p>
      <text:h text:style-name="P6" text:outline-level="2">Cap. XX<text:span text:style-name="T75">I</text:span>.</text:h>
      <text:p text:style-name="P8"><text:span text:style-name="T78">Quoniam igitur ceu in summa </text:span><text:span text:style-name="T78">Erapiri.<text:line-break/></text:span><text:span text:style-name="T78">cis contradiximus, reliquum fuerit,' ut ad </text:span><text:span text:style-name="T78">Methodicos<text:line-break/></text:span><text:span text:style-name="T78">digrediamur. Convenit porro, eum, qui illis </text:span><text:span text:style-name="T78">refragatur,<text:line-break/></text:span><text:span text:style-name="T78">quae sectis communia sunt, admittere, quod </text:span><text:span text:style-name="T78">autem in<text:line-break/></text:span><text:span text:style-name="T78">illis diversum est, convellere. Itaque Empirici, </text:span><text:span text:style-name="T78">ut ab<text:line-break/></text:span><text:span text:style-name="T78">indicatione sumantur remedia, fieri non posse </text:span><text:span text:style-name="T78">contra<text:line-break/></text:span><text:span text:style-name="T78">Methodicos pronunciare conabuntur: nos autem ab </text:span><text:span text:style-name="T78">indi-<text:line-break/></text:span><text:span text:style-name="T78">catione auxilia peti concedemus, verum ah </text:span><text:span text:style-name="T78">apparentibus<text:line-break/></text:span><text:span text:style-name="T78">indicationem fieri, non item concedemus. Praetera </text:span><text:span text:style-name="T78">et illud<text:line-break/></text:span><text:span text:style-name="T78">donabimus Methodicis, a symptomatum neque </text:span><text:span text:style-name="T78">uno neque<text:line-break/></text:span><text:span text:style-name="T78">pluribus indicationem fieri: illud autem non ita </text:span><text:span text:style-name="T78">donabi-<text:line-break/></text:span><text:span text:style-name="T78">mus, symptomata prorsus esse inutilia. Videntur enim </text:span><text:span text:style-name="T78">no-<text:line-break/></text:span><text:span text:style-name="T78">bis Inhinde symptomata fieri indices eorum, qua», </text:span><text:span text:style-name="T78">quod<text:line-break/></text:span><text:span text:style-name="T78">confert,/possunt indicare: ad indicationem vero </text:span><text:span text:style-name="T78">pror-<text:line-break/></text:span><text:span text:style-name="T78">fus este inutilia symptomata. Hujusmodi quosdam-</text:span><text:span text:style-name="T78">fer-<text:line-break/></text:span><text:span text:style-name="T78">mones proferunt Methodici. Dicunt enim, </text:span><text:span text:style-name="T78">quod, quam<text:line-break/></text:span><text:span text:style-name="T78">eadem funt fymptomata, disserunt autem affectus, </text:span><text:span text:style-name="T78">in<text:line-break/></text:span><text:span text:style-name="T78">quibus sunt symptomata, non eadem curatione </text:span><text:span text:style-name="T78">utimur, ut</text:span></text:p>
      <text:p text:style-name="P11"><text:span text:style-name="T70">' </text:span><text:span text:style-name="T93">A</text:span></text:p>
      <text:p text:style-name="P15"><text:span text:style-name="T78">in </text:span><text:span text:style-name="T78">phrenitide, tum ea, quae ex astricto est, tum ea, quae<text:line-break/></text:span><text:span text:style-name="T78">ex fluxo. </text:span><text:span text:style-name="T78">Ac contra quum iidem sunt affectus, disserunt<text:line-break/></text:span><text:span text:style-name="T78">autem </text:span><text:span text:style-name="T78">symptomata, eadem; inquiunt, curatione utimur, ut<text:line-break/></text:span><text:span text:style-name="T78">in pleuiitide </text:span><text:span text:style-name="T78">et phrenitide, si utraeque ex astrictione affe-<text:line-break/></text:span><text:span text:style-name="T78">ctus iuut. </text:span><text:span text:style-name="T78">Quoniam igitur, et quum eadem luut sympto-<text:line-break/></text:span><text:span text:style-name="T78">mata, </text:span><text:span text:style-name="T78">diversa ratione medemur, et quum sunt disteren-<text:line-break/></text:span><text:span text:style-name="T78">tia, </text:span><text:span text:style-name="T78">inierim eadem, idcirco symptomata ad curationem<text:line-break/></text:span><text:span text:style-name="T78">inutilia </text:span><text:span text:style-name="T78">prorsus esse. Nam quum affectus- tolluntur, fym-<text:line-break/></text:span><text:span text:style-name="T78">ptomata</text:span><text:span text:style-name="T78">.etiam tolluntur: et quum consistunt illi, haec<text:line-break/></text:span><text:span text:style-name="T78">quoque </text:span><text:span text:style-name="T78">consistunt, ideoque affectus quidem utiles esse<text:line-break/>pronuntiant, ob quos constitutos haec generantur, solu-<text:line-break/></text:span><text:span text:style-name="T78">tos </text:span><text:span text:style-name="T78">solvuntur. Symptomata, vero inutilia nullam vim in<text:line-break/></text:span><text:span text:style-name="T78">iis habent. </text:span><text:span text:style-name="T78">At si indicare symptomata dicant nihil<text:line-break/></text:span><text:span text:style-name="T78">utile, </text:span><text:span text:style-name="T78">sed noxium quid potius indicant, ut febris, re-<text:line-break/></text:span><text:span text:style-name="T78">frigerare, </text:span><text:span text:style-name="T78">aut per Jovem potum afferret cupiditas vini<text:line-break/></text:span><text:span text:style-name="T78">et balnei, </text:span><text:span text:style-name="T78">vinum dare et in balneum deducere. Quo-<text:line-break/></text:span><text:span text:style-name="T78">niam </text:span><text:span text:style-name="T78">igitur symptomata vel nihil indicant, vel nihil<text:line-break/></text:span><text:span text:style-name="T78">ntile, </text:span><text:span text:style-name="T78">imo potius incommodum noxiumque, idcirco sym-</text:span></text:p>
      <text:p text:style-name="P11"><text:span text:style-name="T78">ptomata quidem, inquiunt, astruimus:, affectus </text:span><text:span text:style-name="T78">autem, ut<text:line-break/></text:span><text:span text:style-name="T78">qui, quod conducit, indicare possint, recipimus. </text:span><text:span text:style-name="T78">Caete-<text:line-break/></text:span><text:span text:style-name="T78">num proponunt ejusmodi quasdam rationes ad </text:span><text:span text:style-name="T78">indican-<text:line-break/></text:span><text:span text:style-name="T78">dum, symptomata non esse utilia. Si idem </text:span><text:span text:style-name="T78">contrarium<text:line-break/></text:span><text:span text:style-name="T78">non indicat; et qui aegre ferunt astrictionem et </text:span><text:span text:style-name="T78">fluorem,<text:line-break/></text:span><text:span text:style-name="T78">contraria requirunt:, a tolerandi difficultate </text:span><text:span text:style-name="T78">remediorum<text:line-break/></text:span><text:span text:style-name="T78">non fit indicatio. Verum retorquere in ipsos </text:span><text:span text:style-name="T78">hunc fer*<text:line-break/></text:span><text:span text:style-name="T78">nronem licet, ac ostendere, ,ne affectum quidem </text:span><text:span text:style-name="T78">indicare,<text:line-break/></text:span><text:span text:style-name="T78">lioc pacto, Si, qui astrictum corpus habent </text:span><text:span text:style-name="T78">a frigore et<text:line-break/></text:span><text:span text:style-name="T78">corruptione, diversis indigent: idem vero diverfa </text:span><text:span text:style-name="T78">non<text:line-break/></text:span><text:span text:style-name="T78">indicat; haud, igitur ostendit constrictio id, </text:span><text:span text:style-name="T78">quod facien-<text:line-break/></text:span><text:span text:style-name="T78">dum esu Alitur disputant Methodici in hunc </text:span><text:span text:style-name="T78">modam.<text:line-break/></text:span><text:span text:style-name="T78">Si diverfa idem non indicat, febricitantes autem </text:span><text:span text:style-name="T78">et tus-<text:line-break/></text:span><text:span text:style-name="T78">flentes idem interim indicant: </text:span><text:span text:style-name="T93">a</text:span><text:span text:style-name="T78"> febre et tussi </text:span><text:span text:style-name="T78">indicatio<text:line-break/></text:span><text:span text:style-name="T78">non fit. Nos autem </text:span><text:span text:style-name="T93">ita retorquebimus.</text:span><text:span text:style-name="T78"> Quod </text:span><text:span text:style-name="T78">si agitati la-<text:line-break/></text:span><text:span text:style-name="T78">xatique a bile eadem desiderant, diverfa </text:span><text:span text:style-name="T78">autem idem non<text:line-break/></text:span><text:span text:style-name="T78">indicat: ab astrictione et fluore id, quod conducit, </text:span><text:span text:style-name="T78">non</text:span></text:p>
      <text:p text:style-name="P10"><text:span text:style-name="T78">ostenditur: </text:span><text:span text:style-name="T78">hujusmodi igitur nonnulla, ut indicent, sym-<text:line-break/></text:span><text:span text:style-name="T78">ptomata </text:span><text:span text:style-name="T78">esse inutilia, Methodici proferunt.</text:span></text:p>
      <text:h text:style-name="P5" text:outline-level="2">Cap. XXII.</text:h>
      <text:p text:style-name="P8"><text:span text:style-name="T78">Nos primum sane ostendemus, quod<text:line-break/></text:span><text:span text:style-name="T78">per ea, </text:span><text:span text:style-name="T78">quae ipsi faciunt, fatentur, symptomata non esse<text:line-break/></text:span><text:span text:style-name="T78">prorsus </text:span><text:span text:style-name="T78">inutilia: usus vero, quem exhibent, consequenter;<text:line-break/></text:span><text:span text:style-name="T78">ubi </text:span><text:span text:style-name="T78">rationalem sectam exponemus, indicabitur. Quod<text:line-break/></text:span><text:span text:style-name="T78">igitur </text:span><text:span text:style-name="T78">utilia ad curationem symptomata esse putent Me-<text:line-break/></text:span><text:span text:style-name="T78">thodici, </text:span><text:span text:style-name="T78">hinc constabit. Volunt ipsi quomedocunque<text:line-break/></text:span><text:span text:style-name="T78">mente </text:span><text:span text:style-name="T78">captos in tenebris decumbere, live ob fluorem,<text:line-break/></text:span><text:span text:style-name="T78">sive ob </text:span><text:span text:style-name="T78">astrictionem delirent; etenim lumen turbationem<text:line-break/></text:span><text:span text:style-name="T78">mentis </text:span><text:span text:style-name="T78">augere arbitrantur: lethargicos non in eodem de-<text:line-break/></text:span><text:span text:style-name="T78">cumbere </text:span><text:span text:style-name="T78">oportere dictitant, sive propter astrictionem;<text:line-break/></text:span><text:span text:style-name="T78">sive </text:span><text:span text:style-name="T78">propter fluorem tam profundo somno corripiantur;<text:line-break/></text:span><text:span text:style-name="T78">tenebras </text:span><text:span text:style-name="T78">enim putant una cum profunda auimi in so-<text:line-break/></text:span><text:span text:style-name="T78">mnum </text:span><text:span text:style-name="T78">delatione comprehendere. Quomodo igitur, dici-<text:line-break/></text:span><text:span text:style-name="T78">mus, si </text:span><text:span text:style-name="T78">nihil symptomata indicant, eos, qui ob astri-<text:line-break/></text:span><text:span text:style-name="T78">ctionem </text:span><text:span text:style-name="T78">delirant, lu tenebris collocant, quum hae astri-<text:line-break/></text:span><text:span text:style-name="T78">etionem </text:span><text:span text:style-name="T78">intendant, </text:span><text:span text:style-name="T78">ac </text:span><text:span text:style-name="T78">contra eos, qui ob fluorem</text:span></text:p>
      <text:p text:style-name="P10"><text:span text:style-name="T78">lethargici sunt, </text:span><text:span text:style-name="T93">ia luce,</text:span><text:span text:style-name="T78"> quum ab hac fluor </text:span><text:span text:style-name="T78">augescat?<text:line-break/></text:span><text:span text:style-name="T78">In hujusmodi enim negligere quidem prorsus </text:span><text:span text:style-name="T78">affectoi<text:line-break/></text:span><text:span text:style-name="T78">videntur, attendere autem nudis symptomatis. </text:span><text:span text:style-name="T78">Quomo-<text:line-break/></text:span><text:span text:style-name="T78">do igitur' inutilia fuerint, quae tantam vim. </text:span><text:span text:style-name="T78">habere vi.<text:line-break/></text:span><text:span text:style-name="T78">dentur, ut etiam negligere subjectos scopos </text:span><text:span text:style-name="T78">cogant, et<text:line-break/></text:span><text:span text:style-name="T78">non solum negligere, scd etiam contrarium </text:span><text:span text:style-name="T78">efficere iis,<text:line-break/></text:span><text:span text:style-name="T78">quae a scopis indicantur? Etenim astrictio </text:span><text:span text:style-name="T78">laxare inii-<text:line-break/></text:span><text:span text:style-name="T78">cati, qui vero in tenebras delirantes concludunt, </text:span><text:span text:style-name="T78">uon<text:line-break/>laxant, </text:span><text:span text:style-name="T78">fed astringunt e contrario, quum fluor </text:span><text:span text:style-name="T78">deprime-<text:line-break/></text:span><text:span text:style-name="T78">re, indicet. At qui lethargicos ex fluore in </text:span><text:span text:style-name="T78">lucem de-<text:line-break/>ducunt, </text:span><text:span text:style-name="T78">iisdem fluorem augent- Ad haec </text:span><text:span text:style-name="T78">respondent,<text:line-break/></text:span><text:span text:style-name="T78">non, quia symptoma hoc indicat, haec assumimus, </text:span><text:span text:style-name="T78">fed<text:line-break/></text:span><text:span text:style-name="T78">quoniam e contrario symptoma nobis indicabatur, </text:span><text:span text:style-name="T78">ac<text:line-break/></text:span><text:span text:style-name="T78">nihil prohibet assumere,</text:span><text:span text:style-name="T78">. </text:span><text:span text:style-name="T78">quod scopus ostendit. </text:span><text:span text:style-name="T78">Etenim,<text:line-break/></text:span><text:span text:style-name="T78">quod contraindicatur, dicunt ostendere quidem </text:span><text:span text:style-name="T78">id, quod<text:line-break/></text:span><text:span text:style-name="T78">confert, non autem permittere fieri, quod affectus </text:span><text:span text:style-name="T78">fugge-<text:line-break/></text:span><text:span text:style-name="T78">rit. Ad hoc nos dicimus, si, quae </text:span><text:span text:style-name="T78">e contrario iodi-</text:span></text:p>
      <text:p text:style-name="P10"><text:span text:style-name="T78">cant, </text:span><text:span text:style-name="T78">inutilia sunt, etiam virtus, quae non sinit fre-<text:line-break/></text:span><text:span text:style-name="T78">quenter, </text:span><text:span text:style-name="T78">quod scopus indicat, assumere, erit inutilis:<text:line-break/></text:span><text:span text:style-name="T78">sed </text:span><text:span text:style-name="T78">virtutem inspicere convenit, quum utile quippiam<text:line-break/></text:span><text:span text:style-name="T78">vobis </text:span><text:span text:style-name="T78">inde ad curationem proficiscatur, etsi contra<text:line-break/></text:span><text:span text:style-name="T78">etiam </text:span><text:span text:style-name="T78">indicet virtus: sicut igitur vim contrai udi cantem<text:line-break/></text:span><text:span text:style-name="T78">utilem </text:span><text:span text:style-name="T78">esse censetis, necessarium est vobis etiam sympto-<text:line-break/></text:span><text:span text:style-name="T78">mata </text:span><text:span text:style-name="T78">fateri esse utilia. Ad hoc etiam ridicule tenebrae,<text:line-break/></text:span><text:span text:style-name="T78">in </text:span><text:span text:style-name="T78">phreneticis assumunt; si enim tenebrae astrictionem<text:line-break/>adaugent, intensa item astrictio mentis turbationem au-<text:line-break/></text:span><text:span text:style-name="T78">get; </text:span><text:span text:style-name="T78">siquidem intenduntur augeuturque symptomata, af-<text:line-break/></text:span><text:span text:style-name="T78">fectibus </text:span><text:span text:style-name="T78">nimirum, contrarium facientibus, quam convenit;<text:line-break/></text:span><text:span text:style-name="T78">aucta </text:span><text:span text:style-name="T78">enim affectum adaugent,.- et mentis turbationem.<text:line-break/></text:span><text:span text:style-name="T78">Itaque </text:span><text:span text:style-name="T78">de symptomatis talis est disputatio.</text:span></text:p>
      <text:h text:style-name="P5" text:outline-level="2">Cap. XXllI.</text:h>
      <text:p text:style-name="P8"><text:span text:style-name="T78">Quod autem affectus id, quod conducit,<text:line-break/></text:span><text:span text:style-name="T78">non </text:span><text:span text:style-name="T78">indicant, ut arbitrantur Methodici, quibus ipsi ra-<text:line-break/></text:span><text:span text:style-name="T78">tiouihus </text:span><text:span text:style-name="T78">symptomata inutilia declarare conabantur, iis-<text:line-break/></text:span><text:span text:style-name="T78">dem </text:span><text:span text:style-name="T78">nos, quod neque affectus id, quod confert, indi—<text:line-break/></text:span><text:span text:style-name="T78">cant, </text:span><text:span text:style-name="T78">ostendemus. Dicimus enim, quum iidenr affectus</text:span></text:p>
      <text:p text:style-name="P10"><text:span text:style-name="T78">sunt, diversae autem causae, non eadem nos </text:span><text:span text:style-name="T78">uti curatione.<text:line-break/></text:span><text:span text:style-name="T78">Urinae retentio unus affectus est, </text:span><text:span text:style-name="T78">verant, siquidem ex<text:line-break/></text:span><text:span text:style-name="T78">calculo orta est, excisionem ipsius molimur: sin </text:span><text:span text:style-name="T78">autem<text:line-break/></text:span><text:span text:style-name="T78">ex inllanjmatione, cataplasmate obducimus: </text:span><text:span text:style-name="T78">quodsi ex<text:line-break/></text:span><text:span text:style-name="T78">immoderata vesicae tensione, cathetere utimur, </text:span><text:span text:style-name="T78">vel, quem-<text:line-break/></text:span><text:span text:style-name="T78">admodum' Erasistratus, aegrotante in genua erecto, </text:span><text:span text:style-name="T78">apbro-<text:line-break/></text:span><text:span text:style-name="T78">nitro extremum ureteris attingimus: et quae </text:span><text:span text:style-name="T78">scqauntan<text:line-break/></text:span><text:span text:style-name="T78">At si ab affectibus., indicationes auxiliorum fiunt, </text:span><text:span text:style-name="T78">quum<text:line-break/></text:span><text:span text:style-name="T78">idem est affectus;, etiam remedii ejusdem eaedem </text:span><text:span text:style-name="T78">funt<text:line-break/></text:span><text:span text:style-name="T78">indicationes: non fiunt autem, si diversi affectus </text:span><text:span text:style-name="T78">idem<text:line-break/></text:span><text:span text:style-name="T78">indicarent. Nunc quum eadem est causa, affectus </text:span><text:span text:style-name="T78">autem<text:line-break/></text:span><text:span text:style-name="T78">diversi, eandem curationem assumunt. Cholera </text:span><text:span text:style-name="T78">enim et<text:line-break/></text:span><text:span text:style-name="T78">icterus diversos affectus esse, etiam ipsi lere </text:span><text:span text:style-name="T78">concedunt,<text:line-break/></text:span><text:span text:style-name="T78">quoniam hic astrictus, ille fluxilis est: attamen in </text:span><text:span text:style-name="T78">utrisque<text:line-break/></text:span><text:span text:style-name="T78">vacuationem assumimus. Quoniam igitur, causis </text:span><text:span text:style-name="T78">subistis,<text:line-break/></text:span><text:span text:style-name="T78">tolluntur etiam simul affectus, et, consistentibus illis, </text:span><text:span text:style-name="T78">hiconsi-<text:line-break/></text:span><text:span text:style-name="T78">fiunt, etsi iidem sint affectus, diversu tamen utimur </text:span><text:span text:style-name="T78">curatione,</text:span></text:p>
      <text:p text:style-name="P15"><text:span text:style-name="T78">/</text:span></text:p>
      <text:p text:style-name="P10"><text:span text:style-name="T78">Causis </text:span><text:span text:style-name="T78">porro iisdem subsistentibus, etsi affectus sunt di-<text:line-break/></text:span><text:span text:style-name="T78">versi, eadem </text:span><text:span text:style-name="T78">curatione utimur. </text:span><text:span text:style-name="T78">_</text:span><text:span text:style-name="T78">Idcirco affectus, causas,<text:line-break/></text:span><text:span text:style-name="T78">et Iocos </text:span><text:span text:style-name="T78">affectos examinamus. Jam ex his licet ostende-<text:line-break/></text:span><text:span text:style-name="T78">re simile, </text:span><text:span text:style-name="T78">a diversis causis eundem gigni affectum, nem-<text:line-break/></text:span><text:span text:style-name="T78">pe astrictum. </text:span><text:span text:style-name="T78">Ignis enim elapsus superficiem densat,<text:line-break/></text:span><text:span text:style-name="T78">item </text:span><text:span text:style-name="T78">frigus similiter: attamen licet idem sit affectus, </text:span><text:span text:style-name="T93">di-<text:line-break/></text:span><text:span text:style-name="T93">verfa</text:span><text:span text:style-name="T78"> tamen </text:span><text:span text:style-name="T78">utimur </text:span><text:span text:style-name="T78">curatione </text:span><text:span text:style-name="T78">propter causarum disseren-<text:line-break/></text:span><text:span text:style-name="T78">tias. Etenim </text:span><text:span text:style-name="T78">ex igne orto affectui perfusionibus et cata-<text:line-break/></text:span><text:span text:style-name="T78">plasmatis, </text:span><text:span text:style-name="T78">quae crustas separare </text:span><text:span text:style-name="T64">ροΙΠίηΙ,. </text:span><text:span text:style-name="T78">medemurr ex<text:line-break/></text:span><text:span text:style-name="T78">frigore autem </text:span><text:span text:style-name="T78">contracto, fotibus, linimentis, abrasioni-<text:line-break/></text:span><text:span text:style-name="T78">bus, </text:span><text:span text:style-name="T78">fimilibusque. At si laxatoriam in utrisque profe-<text:line-break/></text:span><text:span text:style-name="T78">rant </text:span><text:span text:style-name="T78">eandernque curationem, dicemus, quod, si nihil eva-<text:line-break/></text:span><text:span text:style-name="T78">riat </text:span><text:span text:style-name="T78">curandi ratio, etiamsi immutemus, nihil peccabi-<text:line-break/></text:span><text:span text:style-name="T78">mus. Imo </text:span><text:span text:style-name="T78">etiam ab igne laesum iisdem fovemus, et </text:span><text:span text:style-name="T78">a<text:line-break/>frigore affectum </text:span><text:span text:style-name="T78">oblinimus, ac iis, quae crustas faciunt,<text:line-break/></text:span><text:span text:style-name="T78">medicamentis </text:span><text:span text:style-name="T78">uteniur in ipso. Verum non hoc facimus,<text:line-break/></text:span><text:span text:style-name="T78">quippe </text:span><text:span text:style-name="T78">offenduntur; quapropter non eadem esse curatio<text:line-break/></text:span><text:span text:style-name="T78">dicetur. </text:span><text:span text:style-name="T78">Praeterea- eadem causa diversos efficit affectus^</text:span></text:p>
      <text:p text:style-name="P11"><text:span text:style-name="T78">nam ex plenitudine alii inflammationem experiuntur, </text:span><text:span text:style-name="T78">in-<text:line-break/></text:span><text:span text:style-name="T78">flammatio autem adstrictio est: alii sanguinem </text:span><text:span text:style-name="T78">profundunt,<text:line-break/></text:span><text:span text:style-name="T78">fanguinie autem profluvium fluor esse sed propter </text:span><text:span text:style-name="T78">affectuum<text:line-break/></text:span><text:span text:style-name="T78">differentiam curatio non mutatur. Nam vacuatio, </text:span><text:span text:style-name="T78">in<text:line-break/></text:span><text:span text:style-name="T78">utrisque solutio, affectui contraria. Non enim </text:span><text:span text:style-name="T78">ab effis<text:line-break/></text:span><text:span text:style-name="T78">cientibus, sed ab his, quae fiunt, ut etiam ipsi </text:span><text:span text:style-name="T78">fatentor,<text:line-break/></text:span><text:span text:style-name="T78">indicationes fieri oportet. At affectus quidem </text:span><text:span text:style-name="T78">recipiunt<text:line-break/></text:span><text:span text:style-name="T78">ut causas Methodici, quoniam symptomatum </text:span><text:span text:style-name="T78">fiunt effe-<text:line-break/></text:span><text:span text:style-name="T78">ctrice s. Verum non ut caulae sint, inquiunt, </text:span><text:span text:style-name="T78">indicant,<text:line-break/></text:span><text:span text:style-name="T78">fed ut communitates. Nihil autem vetat idem, </text:span><text:span text:style-name="T78">luquiunt,<text:line-break/></text:span><text:span text:style-name="T78">et ut causam esse, et.ut communitatem, et ut alia. </text:span><text:span text:style-name="T78">Sic-<text:line-break/></text:span><text:span text:style-name="T78">ut enim malum gustabile, visibile et tangibile </text:span><text:span text:style-name="T78">est; at<text:line-break/></text:span><text:span text:style-name="T78">quum dicimus dulce esse, non quatenus tactui </text:span><text:span text:style-name="T78">occurrit,<text:line-break/></text:span><text:span text:style-name="T78">dulce appellabimus: ita et affectus, nihil prohibet, </text:span><text:span text:style-name="T78">alio-<text:line-break/></text:span><text:span text:style-name="T78">rum sane esse opera, quorundarn etiam esse opifices. </text:span><text:span text:style-name="T78">Quam<text:line-break/></text:span><text:span text:style-name="T78">vero, inquiunt, indicare ipsos dixerimus, neque </text:span><text:span text:style-name="T78">qna<text:line-break/></text:span><text:span text:style-name="T78">opera funt, neque qua </text:span><text:span text:style-name="T78">opifices </text:span><text:span text:style-name="T78">quorundam, indicare </text:span><text:span text:style-name="T78">pro-<text:line-break/></text:span><text:span text:style-name="T78">.nunciamus, </text:span><text:span text:style-name="T93">led</text:span><text:span text:style-name="T78"> ut communitates. Quemadmodum </text:span><text:span text:style-name="T78">itaque</text:span></text:p>
      <text:p text:style-name="P10"><text:span text:style-name="T78">symptomata Methodici eo, quod eadem a diversis fiunt,<text:line-break/></text:span><text:span text:style-name="T78">et </text:span><text:span text:style-name="T78">ab iisdem diversa, nullum indicare praesidium dicti--<text:line-break/></text:span><text:span text:style-name="T78">.tant: </text:span><text:span text:style-name="T78">ita et nos, quum videamus, a diversis causis eosdem<text:line-break/></text:span><text:span text:style-name="T78">oriri </text:span><text:span text:style-name="T78">affectus, et ab iisdem diversos, inutiles ipsos ad au-<text:line-break/></text:span><text:span text:style-name="T78">xiliormn </text:span><text:span text:style-name="T78">indicationem esse pronuntiamus. Non enim<text:line-break/></text:span><text:span text:style-name="T78">unus </text:span><text:span text:style-name="T78">indicat semper idem: alloqui, difficultate urinae or-<text:line-break/></text:span><text:span text:style-name="T78">ta, </text:span><text:span text:style-name="T78">eadem femper uteremur curatione. Ut igitur ipsi<text:line-break/></text:span><text:span text:style-name="T78">ruborem </text:span><text:span text:style-name="T78">non indicare dicunt, speciem esse operis arbi-<text:line-break/></text:span><text:span text:style-name="T78">trantes; </text:span><text:span text:style-name="T78">sic nos quoque affectus inutiles esse ad indica-<text:line-break/>tionem affirmamus, nunc sane’causarum, nunc operum:<text:line-break/></text:span><text:span text:style-name="T78">etsi </text:span><text:span text:style-name="T78">aliquis adversius ipsos dicere possit, </text:span><text:span text:style-name="T78">- </text:span><text:span text:style-name="T78">quomodo rubor<text:line-break/>allerationem non indicat;, etenim et communitatem ab.<text:line-break/></text:span><text:span text:style-name="T78">ea </text:span><text:span text:style-name="T78">spectari, .ut quae in pluribus diversis cernatur. Est<text:line-break/></text:span><text:span text:style-name="T78">autem </text:span><text:span text:style-name="T78">communitas idem in pluribus. Si igitur et indi-<text:line-break/></text:span><text:span text:style-name="T78">cat, </text:span><text:span text:style-name="T78">et commune est plurium, cur non ab hoc et hujus-<text:line-break/></text:span><text:span text:style-name="T78">modi </text:span><text:span text:style-name="T78">symptomatis. manifesto apparentibus indicationes<text:line-break/></text:span><text:span text:style-name="T78">facitis, </text:span><text:span text:style-name="T78">fed ab affectibus, astrictione et fluore nequaquam</text:span></text:p>
      <text:p text:style-name="P11"><text:span text:style-name="T78">apparentibus? Ac quia uon ostenditur, qui affectus </text:span><text:span text:style-name="T78">sit;<text:line-break/></text:span><text:span text:style-name="T78">maxime ridiculum est dicere, affectum esse </text:span><text:span text:style-name="T78">insensibilem.<text:line-break/></text:span><text:span text:style-name="T78">Si igitur fluor et adstrictio solae essent communitates,<text:line-break/>aliquid probabile haberent dicere, has solas </text:span><text:span text:style-name="T78">indicare,<text:line-break/></text:span><text:span text:style-name="T78">' quoniam et symptomata plurium sunt communia, quidni<text:line-break/>etiam a symptomatis auxiliorum fit indicatio? illi </text:span><text:span text:style-name="T78">autem,<text:line-break/></text:span><text:span text:style-name="T78">inquiunt, eo, quod commmuuitates non sunt proximae </text:span><text:span text:style-name="T78">et<text:line-break/></text:span><text:span text:style-name="T78">necessariae medicis, idcirco symptomata aversamur. </text:span><text:span text:style-name="T78">Quum<text:line-break/></text:span><text:span text:style-name="T78">enim iidern sunt' affectus, disserentia autem </text:span><text:span text:style-name="T78">symptomata;<text:line-break/></text:span><text:span text:style-name="T78">eadem curatione utimur: et quum disserunt affectus, </text:span><text:span text:style-name="T78">diverfa<text:line-break/></text:span><text:span text:style-name="T78">utimur medendi ratione; ut alibi comprehensum est. </text:span><text:span text:style-name="T78">llac<text:line-break/></text:span><text:span text:style-name="T78">de causa etiam nos, quum videamus, dicemus, </text:span><text:span text:style-name="T78">in aflfe-<text:line-break/></text:span><text:span text:style-name="T78">ctibus quoque simile accidere, quod vos lu </text:span><text:span text:style-name="T78">symptomatis<text:line-break/></text:span><text:span text:style-name="T78">observastis, ut inutilia nunc ipsa averramur. </text:span><text:span text:style-name="T78">Ex stiper-<text:line-break/></text:span><text:span text:style-name="T78">fluo enim est'et hoc astruere; quod affectuum </text:span><text:span text:style-name="T78">compre-<text:line-break/></text:span><text:span text:style-name="T78">henfio sit inutilis; sufficit enim ad curationem </text:span><text:span text:style-name="T78">causae<text:line-break/></text:span><text:span text:style-name="T78">comprehensio</text:span><text:span text:style-name="T78">, </text:span><text:span text:style-name="T78">loci, qui molestatur, agnitio, </text:span><text:span text:style-name="T78">virtutis<text:line-break/></text:span><text:span text:style-name="T78">mensura: sin autem astrictio, aut fluor, </text:span><text:span text:style-name="T78">superfluum</text:span></text:p>
      <text:p text:style-name="P10"><text:span text:style-name="T78">(dico) </text:span><text:span text:style-name="T78">est comprehendere, Sed haec quidem ratio facile<text:line-break/>postea explicabitur, ubi ostenderimus, quem usum af-<text:line-break/>fectuum comprehensio exhibeat.</text:span></text:p>
      <text:h text:style-name="P5" text:outline-level="2">Cap. XXIV.</text:h>
      <text:p text:style-name="P8"><text:span text:style-name="T78">Illud autem dicendum est contra Me-<text:line-break/>thodicos, quod affectus id, quod faciendum est, non. lu- '<text:line-break/></text:span><text:span text:style-name="T78">dicant,' </text:span><text:span text:style-name="T78">fed ablationem aut circumcisionem fui, quod<text:line-break/></text:span><text:span text:style-name="T78">fane et </text:span><text:span text:style-name="T78">quis etiam optaveris. Id autem constat idiotis et.<text:line-break/></text:span><text:span text:style-name="T78">imperitis, </text:span><text:span text:style-name="T78">animalibusque ratione carentibus, quod </text:span><text:span text:style-name="T93">affe-<text:line-break/></text:span><text:span text:style-name="T93">ctos</text:span><text:span text:style-name="T78"> </text:span><text:span text:style-name="T78">quidem ablationem sui indicant, sanitas autem con—<text:line-break/>servationem. Artifices uon hac indigent indicatione, scd<text:line-break/></text:span><text:span text:style-name="T78">scire </text:span><text:span text:style-name="T78">volunt, per quae ablatio affectuum et sanitatis<text:line-break/></text:span><text:span text:style-name="T78">conservatio </text:span><text:span text:style-name="T78">praestabitur. Usum itaque habent indican-<text:line-break/></text:span><text:span text:style-name="T78">tium ea, </text:span><text:span text:style-name="T78">quae particulatim conferunt. Et per quae quis-<text:line-break/></text:span><text:span text:style-name="T78">fanitatem </text:span><text:span text:style-name="T78">adipiscitur, iisdem etiam eandem conservaverit.<text:line-break/></text:span><text:span text:style-name="T78">Hac </text:span><text:span text:style-name="T78">etenim re etiam artifices ab idiotis discrepant, fi haec<text:line-break/>comprehendunt, quae particularia praesidia indicant.. Sin<text:line-break/></text:span><text:span text:style-name="T78">autem </text:span><text:span text:style-name="T78">ah affectibus auxiliorum indicatio facta est, ipsi </text:span><text:span text:style-name="T78">-<text:line-break/>qtique, </text:span><text:span text:style-name="T78">qui ca habent, quibus sanitatem moliri oportet.</text:span></text:p>
      <text:p text:style-name="P25"><text:span text:style-name="T78">noverunt. Verum hoc quidem ignorant: quod autem </text:span><text:span text:style-name="T78">af-<text:line-break/></text:span><text:span text:style-name="T78">fectus indicat, intelligunt. Quoniam enim fublatimieiu </text:span><text:span text:style-name="T78">in-<text:line-break/></text:span><text:span text:style-name="T78">dicat, illi ad medicos mittunt, qui affectus possunt </text:span><text:span text:style-name="T78">tollere.</text:span></text:p>
      <text:h text:style-name="P5" text:outline-level="2">Cap. XXV.</text:h>
      <text:p text:style-name="P26"><text:span text:style-name="T78">Porro licet etiam ex adhibitis </text:span><text:span text:style-name="T78">praesi-<text:line-break/></text:span><text:span text:style-name="T78">diis cognoscere non affectus, fed causam curationem </text:span><text:span text:style-name="T78">indicare.<text:line-break/></text:span><text:span text:style-name="T78">Non enim praesidia adversantur his, quae fiunt, fed </text:span><text:span text:style-name="T78">efficien-<text:line-break/></text:span><text:span text:style-name="T78">tibus: ut evacuatio copiae contraria est, nulli autem </text:span><text:span text:style-name="T78">affectui,<text:line-break/></text:span><text:span text:style-name="T78">utpote inflammationi, aut febri. Sublata autem </text:span><text:span text:style-name="T78">ab evacua,<text:line-break/></text:span><text:span text:style-name="T78">tione copia, tollitur etiam simul affectus a copia </text:span><text:span text:style-name="T78">subor-<text:line-break/></text:span><text:span text:style-name="T78">tus. Non autem, quoniam affectus una cum efficiente </text:span><text:span text:style-name="T78">sub-<text:line-break/></text:span><text:span text:style-name="T78">movebatur, auxilium affectui contrarium erat. </text:span><text:span text:style-name="T78">Possumus<text:line-break/></text:span><text:span text:style-name="T78">enim ex symptomatum, quae a multitudine et </text:span><text:span text:style-name="T78">evacuatione<text:line-break/></text:span><text:span text:style-name="T78">contingunt, collatione, cui opponatur auxissem, </text:span><text:span text:style-name="T78">digno-<text:line-break/></text:span><text:span text:style-name="T78">scere; etenim copia exsuperantia gravat: vacuatis </text:span><text:span text:style-name="T78">autem,<text:line-break/></text:span><text:span text:style-name="T78">exsuperantiam imminuens, gravitatem tollit, </text:span><text:span text:style-name="T78">delude </text:span><text:span text:style-name="T93">'co-<text:line-break/></text:span><text:span text:style-name="T93">piam,</text:span><text:span text:style-name="T78"> quae vasa distendit; vacuatio autem </text:span><text:span text:style-name="T78">iu eonsiden*<text:line-break/></text:span><text:span text:style-name="T78">tiani deducit. Ac alia praesidia causis adversari </text:span><text:span text:style-name="T78">iove.</text:span></text:p>
      <text:p text:style-name="P10"><text:span text:style-name="T78">nias, </text:span><text:span text:style-name="T78">affectui autem nulli. Praeterea etiam hinc aliquis<text:line-break/>didicerit, quod, si quidem astrictio nullum auxilium, ne-<text:line-break/></text:span><text:span text:style-name="T78">que </text:span><text:span text:style-name="T78">fluor, scd potius affectum aliquem indicat, astrictio-<text:line-break/></text:span><text:span text:style-name="T78">ni autem </text:span><text:span text:style-name="T78">contrarius est fluor, non vacuationem, sed fluo-<text:line-break/></text:span><text:span text:style-name="T78">rem </text:span><text:span text:style-name="T78">astrictio indicat; similiter autem et fluor astrictio-<text:line-break/></text:span><text:span text:style-name="T78">nem </text:span><text:span text:style-name="T78">indicabit. Quod igitur assumimus, idem indicat af-<text:line-break/></text:span><text:span text:style-name="T78">fectus, </text:span><text:span text:style-name="T78">causae autem offendentes contrarium ipsorum lu-<text:line-break/></text:span><text:span text:style-name="T78">dicant, </text:span><text:span text:style-name="T78">et, quod hae indicant, assumimus; quapropter<text:line-break/></text:span><text:span text:style-name="T78">non </text:span><text:span text:style-name="T78">affectus, sed causae remedium indicans. Quod </text:span><text:span text:style-name="T78">ita-<text:line-break/></text:span><text:span text:style-name="T78">que </text:span><text:span text:style-name="T78">fymptomala non sunt prorsus inutilia, et affectus non<text:line-break/></text:span><text:span text:style-name="T78">possunt </text:span><text:span text:style-name="T78">remedium indicare, causae autem indicant, ab-<text:line-break/></text:span><text:span text:style-name="T78">unde </text:span><text:span text:style-name="T78">fatis demonstratum esc</text:span></text:p>
      <text:h text:style-name="P5" text:outline-level="2">Cap. XXV<text:span text:style-name="T75">I</text:span>.</text:h>
      <text:p text:style-name="P8"><text:span text:style-name="T78">Deinceps inspiciendum erit, num<text:line-break/>communitates, quas Methodici statuunt, appareant, an<text:line-break/></text:span><text:span text:style-name="T78">minus: </text:span><text:span text:style-name="T78">ac utrum indicationes a communitatibus fieri<text:line-break/></text:span><text:span text:style-name="T78">possint, </text:span><text:span text:style-name="T78">an locus. Itaque definientes Medicinam fecnn-<text:line-break/></text:span><text:span text:style-name="T78">dum illorum </text:span><text:span text:style-name="T78">sententiam cognitionem esse communitatum</text:span></text:p>
      <text:p text:style-name="P10"><text:span text:style-name="T78">apparentium, appaiens autem non ut sensu </text:span><text:span text:style-name="T78">perceptibile<text:line-break/></text:span><text:span text:style-name="T78">esse pronunciant. Nulla enim dispositio sensu </text:span><text:span text:style-name="T78">percipi.<text:line-break/></text:span><text:span text:style-name="T78">tur, verum illi apparens dicunt, quod ex se </text:span><text:span text:style-name="T78">percipi-<text:line-break/></text:span><text:span text:style-name="T78">tur, etsi nou sensibus exponatur; si quidem illi </text:span><text:span text:style-name="T78">apps-<text:line-break/></text:span><text:span text:style-name="T78">reus propemodum evidens appellant. Convenit </text:span><text:span text:style-name="T78">igitur<text:line-break/></text:span><text:span text:style-name="T78">cum , qui contra illos agit, liOd quoque ostendere, </text:span><text:span text:style-name="T78">(jaod<text:line-break/></text:span><text:span text:style-name="T78">nesciant Graecis uti nominibus. Ne autem </text:span><text:span text:style-name="T78">videantur<text:line-break/></text:span><text:span text:style-name="T78">dictioni adhaerere, concedentes ipsis apparens, </text:span><text:span text:style-name="T78">ut libet,<text:line-break/></text:span><text:span text:style-name="T78">appellare, ostendemus, non ex se comprehendi </text:span><text:span text:style-name="T78">comma-<text:line-break/></text:span><text:span text:style-name="T78">uitates : ac primum sectae ipsorum auctorem </text:span><text:span text:style-name="T78">Thessalum<text:line-break/></text:span><text:span text:style-name="T78">demonstrabimus signa exponere communitatum, </text:span><text:span text:style-name="T78">quod ex<text:line-break/></text:span><text:span text:style-name="T78">se videlicet percipi non soleant. </text:span><text:span text:style-name="T93">Etenim in </text:span><text:span text:style-name="T93">aegrotanti<text:line-break/></text:span><text:span text:style-name="T93">asinctionem,</text:span><text:span text:style-name="T78"> inquit, </text:span><text:span text:style-name="T93">percipere licet inde, quod </text:span><text:span text:style-name="T93">torpo-<text:line-break/></text:span><text:span text:style-name="T93">ra aegre difflentur.</text:span><text:span text:style-name="T78"> Similiter et fluoris quasdam </text:span><text:span text:style-name="T78">notas<text:line-break/></text:span><text:span text:style-name="T78">exponit. Sed forsan dicent, quod viro, non fectae </text:span><text:span text:style-name="T78">ipso-<text:line-break/></text:span><text:span text:style-name="T78">rum contradicitis. Dimisso igitur Thessalo, rem </text:span><text:span text:style-name="T78">propo-<text:line-break/></text:span><text:span text:style-name="T78">sitam prosequamur. . Primum igitur communi </text:span><text:span text:style-name="T78">quodam</text:span></text:p>
      <text:p text:style-name="P10"><text:span text:style-name="T78">.argumento </text:span><text:span text:style-name="T78">in duabus dispositionibus utemur, ostendentes<text:line-break/></text:span><text:span text:style-name="T78">ipfas non </text:span><text:span text:style-name="T78">apparere, neque ex ipsis'percipi: deinde etiam<text:line-break/></text:span><text:span text:style-name="T78">peculiarem </text:span><text:span text:style-name="T78">'utramque dispositionem non ex </text:span><text:span text:style-name="T78">se </text:span><text:span text:style-name="T78">compre-<text:line-break/></text:span><text:span text:style-name="T78">hendi. </text:span><text:span text:style-name="T78">Fatentur itaque et ipsi, non omnem corporis<text:line-break/>densationem, neque excrementi retentionem astrictionem<text:line-break/></text:span><text:span text:style-name="T78">esse; </text:span><text:span text:style-name="T78">etenim agricolae </text:span><text:span text:style-name="T78">in </text:span><text:span text:style-name="T78">concretionibus funt, uon tamen’<text:line-break/></text:span><text:span text:style-name="T78">in </text:span><text:span text:style-name="T78">astrictionn: et retentio familiarium non </text:span><text:span text:style-name="T78">est </text:span><text:span text:style-name="T78">astrictio.<text:line-break/></text:span><text:span text:style-name="T78">Ubi </text:span><text:span text:style-name="T78">vero purgatio mulieris propter 'conceptum cohibe-<text:line-break/></text:span><text:span text:style-name="T78">tur., </text:span><text:span text:style-name="T78">retentio quidem consuetae excretionis est, non au-<text:line-break/></text:span><text:span text:style-name="T78">tem </text:span><text:span text:style-name="T78">astrictio, insuper non omnis corporis raritas vel<text:line-break/></text:span><text:span text:style-name="T78">effluxio </text:span><text:span text:style-name="T78">fluor est; etenim pueri, mulieres et delicati viri<text:line-break/>natura funt rari., et excretio quaedam, non fluor est ex-<text:line-break/>crementorum. Sed.neque eos, qui per alvum, aut urinas; </text:span><text:span text:style-name="T78">*<text:line-break/>aut </text:span><text:span text:style-name="T78">fudores, aut sanguinis eruptiones excernunt, in<text:line-break/></text:span><text:span text:style-name="T78">fluore esse </text:span><text:span text:style-name="T78">dicent; adversari'enim ipsus excretioni opor-<text:line-break/></text:span><text:span text:style-name="T78">teret. </text:span><text:span text:style-name="T78">Quoniam igitur non.'omnis densatio, et’ietentio,<text:line-break/></text:span><text:span text:style-name="T78">adstrictio </text:span><text:span text:style-name="T78">est; neque . omnis, raritas aut effluxio,- fluor;<text:line-break/></text:span><text:span text:style-name="T78">constat fieri </text:span><text:span text:style-name="T78">non posse, ut nudis ipsis symptomatis atten-</text:span></text:p>
      <text:p text:style-name="P10"><text:span text:style-name="T78">dens, fluorem aut astrictionem percipias: ex aliis </text:span><text:span text:style-name="T78">autem<text:line-break/></text:span><text:span text:style-name="T78">decernere ipsa oportet. Ut </text:span><text:span text:style-name="T78">enim </text:span><text:span text:style-name="T78">alia symptomata, </text:span><text:span text:style-name="T78">fin<text:line-break/></text:span><text:span text:style-name="T78">secundum naturam sunt, sive praeter naturam, noa </text:span><text:span text:style-name="T78">ex<text:line-break/></text:span><text:span text:style-name="T78">se ipsis, </text:span><text:span text:style-name="T78">sed ex aliis </text:span><text:span text:style-name="T78">percipiuntur: ila neque astrictio </text:span><text:span text:style-name="T78">et<text:line-break/></text:span><text:span text:style-name="T78">fluor. Quod </text:span><text:span text:style-name="T78">autem </text:span><text:span text:style-name="T78">dicitur, ex his manifestum </text:span><text:span text:style-name="T78">evadet<text:line-break/></text:span><text:span text:style-name="T78">Symptomata, </text:span><text:span text:style-name="T78">quae </text:span><text:span text:style-name="T78">secundum naturam sunt, cum </text:span><text:span text:style-name="T78">his,<text:line-break/></text:span><text:span text:style-name="T78">quae praeter naturam, mullam habent similitudinem.<text:line-break/>Nam </text:span><text:span text:style-name="T78">eadem </text:span><text:span text:style-name="T78">aliis fecundum naturam, aliis praeter </text:span><text:span text:style-name="T78">nata-<text:line-break/></text:span><text:span text:style-name="T78">ram sunt, </text:span><text:span text:style-name="T78">ut </text:span><text:span text:style-name="T78">niger </text:span><text:span text:style-name="T78">color </text:span><text:span text:style-name="T78">praeter naturam similis </text:span><text:span text:style-name="T78">est ei,<text:line-break/></text:span><text:span text:style-name="T78">qui secundum naturauilexistini nobis etenim praeter </text:span><text:span text:style-name="T78">na-<text:line-break/></text:span><text:span text:style-name="T78">turam , </text:span><text:span text:style-name="T78">Indis </text:span><text:span text:style-name="T78">autem secundum naturam. Item </text:span><text:span text:style-name="T78">figurae<text:line-break/></text:span><text:span text:style-name="T78">praeter naturam respondent naturalibus. </text:span><text:span text:style-name="T78">Alsi enim<text:line-break/></text:span><text:span text:style-name="T78">magis, quam alii, laxis articulis nati funt, item </text:span><text:span text:style-name="T78">nares<text:line-break/></text:span><text:span text:style-name="T78">acutae et oculi concavi aliis sane lethalia </text:span><text:span text:style-name="T78">symptomata,<text:line-break/></text:span><text:span text:style-name="T78">aliis autem eadem </text:span><text:span text:style-name="T78">haec </text:span><text:span text:style-name="T78">secundum naturam. Jani </text:span><text:span text:style-name="T78">motus<text:line-break/></text:span><text:span text:style-name="T78">et immobilitas, siquidem a voluntate fiat, secundum </text:span><text:span text:style-name="T78">ua-<text:line-break/></text:span><text:span text:style-name="T78">turam</text:span><text:span text:style-name="T78">; </text:span><text:span text:style-name="T78">si contra voluntatem, praeter naturam. </text:span><text:span text:style-name="T78">Ex 'his<text:line-break/></text:span><text:span text:style-name="T78">constat, non posse eos, qui symptomatis ipsis </text:span><text:span text:style-name="T78">attendunt,<text:line-break/></text:span><text:span text:style-name="T78">naturalem modum et ei contrarium cognoscere. </text:span><text:span text:style-name="T78">Verua*</text:span></text:p>
      <text:p text:style-name="P10"><text:span text:style-name="T78">convenit </text:span><text:span text:style-name="T78">in nonnullis sane causam inferentem exami-<text:line-break/>nare, ut in motu, num a voluntate, an fine illa fiat:<text:line-break/>item in colore. Quoniam enim humorum color esu ap-<text:line-break/></text:span><text:span text:style-name="T78">paret </text:span><text:span text:style-name="T78">autem ex colore sanguis, considerandum est, an<text:line-break/></text:span><text:span text:style-name="T78">fecundum </text:span><text:span text:style-name="T78">naturam sanguis habeatur. Videbis autem ex<text:line-break/></text:span><text:span text:style-name="T78">usu; </text:span><text:span text:style-name="T78">si enim reliquum omnem ufum sanguis liberum<text:line-break/></text:span><text:span text:style-name="T78">praebeat, </text:span><text:span text:style-name="T78">neque distendat, neque gravet, dices fecundum<text:line-break/>naturam esse colorem. At figuram, num fecundum natu-<text:line-break/></text:span><text:span text:style-name="T78">ram </text:span><text:span text:style-name="T78">sit, ex membri usu percipies,' ut in luxationibus.<text:line-break/></text:span><text:span text:style-name="T78">Nonnulla </text:span><text:span text:style-name="T78">vere ex loco, in quo fiunt, an sccundum na-<text:line-break/></text:span><text:span text:style-name="T78">luram </text:span><text:span text:style-name="T78">sint, deprehenduntur. Sic etiam densitas raritas-<text:line-break/></text:span><text:span text:style-name="T78">que </text:span><text:span text:style-name="T78">aliis secundum naturam est, aliis contra. Etenim<text:line-break/></text:span><text:span text:style-name="T78">senum </text:span><text:span text:style-name="T78">densitas ipsis quidem fecundum naturam, pueris<text:line-break/>autem praeter naturam. Jam ipsorum puerorum raritas<text:line-break/></text:span><text:span text:style-name="T78">ipsis </text:span><text:span text:style-name="T78">quidem fecundum naturam est, senibus autem<text:line-break/></text:span><text:span text:style-name="T78">praeter </text:span><text:span text:style-name="T78">naturam. Item ratione vitae alii densati<text:line-break/></text:span><text:span text:style-name="T78">fuat, </text:span><text:span text:style-name="T78">ut agricolae:- </text:span><text:span text:style-name="T93">nec</text:span><text:span text:style-name="T78"> non ex negotiis alii, </text:span><text:span text:style-name="T93">atta-<text:line-break/></text:span><text:span text:style-name="T93">men</text:span><text:span text:style-name="T78"> </text:span><text:span text:style-name="T78">secundum naturam- affecti sunt. Idcirco non licet</text:span></text:p>
      <text:p text:style-name="P10"><text:span text:style-name="T78">ad nudam corporum densationem et fluorem respiciente</text:span><text:span text:style-name="T108">1</text:span><text:span text:style-name="T78">,<text:line-break/>affectus percipere. Convenit autem et ad aliud </text:span><text:span text:style-name="T78">qnip-<text:line-break/></text:span><text:span text:style-name="T78">piam haec referentes dijudicare, fecundum </text:span><text:span text:style-name="T78">naturaw<text:line-break/>sint, </text:span><text:span text:style-name="T78">an affectus. Dicunt enim, quod commoderatione </text:span><text:span text:style-name="T78">et<text:line-break/></text:span><text:span text:style-name="T78">immoderatione naturalia symptomata ab-his, quae </text:span><text:span text:style-name="T78">prae-<text:line-break/></text:span><text:span text:style-name="T78">ter naturam funt, nos discernimus. Quum enim </text:span><text:span text:style-name="T78">medio,<text:line-break/></text:span><text:span text:style-name="T78">criter corpus deusum rarumque fuerit; animal sanum </text:span><text:span text:style-name="T78">est:<text:line-break/></text:span><text:span text:style-name="T78">quum aulem vel densitas vel raritas intensa </text:span><text:span text:style-name="T78">mediocrita-<text:line-break/></text:span><text:span text:style-name="T78">tem excesserit, aegrotare cogitur. Refpondebimus </text:span><text:span text:style-name="T78">itaque<text:line-break/></text:span><text:span text:style-name="T78">ipsis, mediocre et immoderatum diversum </text:span><text:span text:style-name="T93">a</text:span><text:span text:style-name="T78"> </text:span><text:span text:style-name="T78">dispositioni-<text:line-break/></text:span><text:span text:style-name="T78">bus esse. Sin autem immoderatione’ affectus </text:span><text:span text:style-name="T78">judicentur,<text:line-break/></text:span><text:span text:style-name="T78">non </text:span><text:span text:style-name="T78">ex </text:span><text:span text:style-name="T78">se ipsis percipi in confesso est: deinde ita: </text:span><text:span text:style-name="T78">simo-<text:line-break/></text:span><text:span text:style-name="T78">deratuni et immoderatum non apparet, fed ex </text:span><text:span text:style-name="T78">effectis de-<text:line-break/></text:span><text:span text:style-name="T78">prehenditur. St enim juvat, moderatum est; </text:span><text:span text:style-name="T78">sio offen-<text:line-break/></text:span><text:span text:style-name="T78">dit, immoderatum, Quoniodo igitur, quum hoc </text:span><text:span text:style-name="T78">modera,<text:line-break/></text:span><text:span text:style-name="T78">tum </text:span><text:span text:style-name="T78">et </text:span><text:span text:style-name="T78">immoderatum non appareat, quae ex eo </text:span><text:span text:style-name="T78">perci-<text:line-break/></text:span><text:span text:style-name="T78">piuntur, apparebunt? Quodsi etiam ad vim </text:span><text:span text:style-name="T78">modera-<text:line-break/></text:span><text:span text:style-name="T78">tum et immoderatum judicetur, nec sic quidem </text:span><text:span text:style-name="T78">inimodn</text:span></text:p>
      <text:p text:style-name="P10"><text:span text:style-name="T78">ratum </text:span><text:span text:style-name="T78">constabit; nam </text:span><text:span text:style-name="T78">vis </text:span><text:span text:style-name="T78">non apparet. Quum autem<text:line-break/>immoderatum non "apparet, nimirum nec communitate;<text:line-break/></text:span><text:span text:style-name="T78">apparent, </text:span><text:span text:style-name="T78">siquidem hae immoderationes quaedam sunt-<text:line-break/>Praetereaque dicendum ipsis est, nullum ex </text:span><text:span text:style-name="T78">his, </text:span><text:span text:style-name="T78">quae </text:span><text:span text:style-name="T78">se-<text:line-break/></text:span><text:span text:style-name="T78">cundum </text:span><text:span text:style-name="T78">naturam sunt, praeter naturam apparere, scd tan-<text:line-break/></text:span><text:span text:style-name="T78">quam </text:span><text:span text:style-name="T78">fecundum naturam aut praeter naturam apparet. Nam<text:line-break/></text:span><text:span text:style-name="T78">dolor </text:span><text:span text:style-name="T78">aliaque ejusmodi praeter naturam apparenti Medici<text:line-break/></text:span><text:span text:style-name="T78">autem </text:span><text:span text:style-name="T78">percipere cupiunt, hou qualia sunt praeter natu-<text:line-break/></text:span><text:span text:style-name="T78">ram , </text:span><text:span text:style-name="T78">fed quod 'sunt. Nares enim acutae, </text:span><text:span text:style-name="T78">et </text:span><text:span text:style-name="T78">oculi concavi<text:line-break/></text:span><text:span text:style-name="T78">omnibus </text:span><text:span text:style-name="T78">hominibus apparent; num autem secundum na-<text:line-break/></text:span><text:span text:style-name="T78">turam, </text:span><text:span text:style-name="T78">an praeter naturam, solis medicis. Hac enim re<text:line-break/></text:span><text:span text:style-name="T78">medici </text:span><text:span text:style-name="T78">ab idiotis differunt; quod in apparentibus abdi-<text:line-break/></text:span><text:span text:style-name="T78">tain </text:span><text:span text:style-name="T78">quid possunt percipere-, quod noU item possunt<text:line-break/></text:span><text:span text:style-name="T78">idiotae </text:span><text:span text:style-name="T78">deprehendere. Deinde praeter naturam non ap-<text:line-break/></text:span><text:span text:style-name="T78">paret, </text:span><text:span text:style-name="T78">et communitates praeter naturam tunt: constat<text:line-break/></text:span><text:span text:style-name="T78">igitur, </text:span><text:span text:style-name="T78">eas non apparere- Dignum vero est et illud con-<text:line-break/></text:span><text:span text:style-name="T78">sideratione, </text:span><text:span text:style-name="T78">si quis unquam hominum medicam aliquem<text:line-break/></text:span><text:span text:style-name="T78">adiit, </text:span><text:span text:style-name="T78">tanquam a densitate aut raritate immodica rnolesta-<text:line-break/></text:span><text:span text:style-name="T78">retur: </text:span><text:span text:style-name="T78">sin autem nullus communitates sensit, quae ratio</text:span></text:p>
      <text:p text:style-name="P11"><text:span text:style-name="T78">est dicere, ipsas apparere? Quum autem </text:span><text:span text:style-name="T78">communitates<text:line-break/></text:span><text:span text:style-name="T78">non apparent, quoniodo arbitrantur, artem </text:span><text:span text:style-name="T78">cognitionem<text:line-break/></text:span><text:span text:style-name="T78">esse communitatum apparentium?</text:span></text:p>
      <text:h text:style-name="P5" text:outline-level="2">Cap. XXVll.</text:h>
      <text:p text:style-name="P8"><text:span text:style-name="T78">Nunc autem privatim de </text:span><text:span text:style-name="T78">utraaoe<text:line-break/></text:span><text:span text:style-name="T78">dispositione agemus, </text:span><text:span text:style-name="T78">ac </text:span><text:span text:style-name="T78">primum de astrictione. </text:span><text:span text:style-name="T78">Hanc<text:line-break/></text:span><text:span text:style-name="T78">igitur densitatem esse dictitant, et excretionum </text:span><text:span text:style-name="T78">neeeffa-<text:line-break/></text:span><text:span text:style-name="T78">riarum fuppressionem. Itaque </text:span><text:span text:style-name="T78">necesse </text:span><text:span text:style-name="T78">est ea, quae </text:span><text:span text:style-name="T78">conti-<text:line-break/></text:span><text:span text:style-name="T78">nentur,.aut utilia esse, aut noxia, aut neutra. </text:span><text:span text:style-name="T78">Quareli<text:line-break/></text:span><text:span text:style-name="T78">utilia</text:span><text:span text:style-name="T78">' </text:span><text:span text:style-name="T78">tunt, rationi pugnat ea excernere: sin </text:span><text:span text:style-name="T78">neutra<text:line-break/></text:span><text:span text:style-name="T78">constat ne affectum quidem esse; reliquum </text:span><text:span text:style-name="T78">igitur est di.<text:line-break/></text:span><text:span text:style-name="T78">cere,, quod, quum, quae retinentur, ostendunt, </text:span><text:span text:style-name="T78">astrictio<text:line-break/></text:span><text:span text:style-name="T78">est: quae autem offendunt, causae sunt; ex </text:span><text:span text:style-name="T78">perceptioni<text:line-break/></text:span><text:span text:style-name="T78">igitur caularum praecedenti astrictum deprehendito.. </text:span><text:span text:style-name="T78">Ut<text:line-break/></text:span><text:span text:style-name="T78">enim </text:span><text:span text:style-name="T78">videamus astrictum, praenovisse oportet, </text:span><text:span text:style-name="T78">retenta<text:line-break/></text:span><text:span text:style-name="T78">nocere; laedentium autem perceptione etiam </text:span><text:span text:style-name="T78">caufaraDi<text:line-break/></text:span><text:span text:style-name="T78">dignotio .sunul coincidit; magis </text:span><text:span text:style-name="T78">autem </text:span><text:span text:style-name="T78">laedentium </text:span><text:span text:style-name="T78">cogni-<text:line-break/></text:span><text:span text:style-name="T78">tio causarum </text:span><text:span text:style-name="T78">est </text:span><text:span text:style-name="T78">perceptio; e contrario ipsa </text:span><text:span text:style-name="T78">laedentia,<text:line-break/></text:span><text:span text:style-name="T78">quae causae sunt, </text:span><text:span text:style-name="T78">non </text:span><text:span text:style-name="T78">ex feipsis percipiuntur: </text:span><text:span text:style-name="T78">non folum</text:span></text:p>
      <text:p text:style-name="P11"><text:span text:style-name="T64">4<text:line-break/></text:span><text:span text:style-name="T78">igitur astrictio apparet, scd neque illa, ex quibus astri-<text:line-break/></text:span><text:span text:style-name="T78">:tio </text:span><text:span text:style-name="T78">percipitur.</text:span></text:p>
      <text:h text:style-name="P5" text:outline-level="2">Cap. XXVIII.</text:h>
      <text:p text:style-name="P8"><text:span text:style-name="T78">Porro fluorem definientes, imrnodi-<text:line-break/></text:span><text:span text:style-name="T78">cam </text:span><text:span text:style-name="T78">corporum raritatem esse dicunt,' et excrelionem' eo-<text:line-break/></text:span><text:span text:style-name="T78">rum, </text:span><text:span text:style-name="T78">quae manere debuerant. Quod igitur immoderata<text:line-break/></text:span><text:span text:style-name="T78">raritas </text:span><text:span text:style-name="T78">nou ex se percipitur, ostenfum est. Quae autem<text:line-break/></text:span><text:span text:style-name="T78">excernuntur, </text:span><text:span text:style-name="T78">sive permanere oporteat,, sive minus, </text:span><text:span text:style-name="T78">'<text:line-break/>unde </text:span><text:span text:style-name="T78">percipient? ex scipsis enim non solent per-<text:line-break/></text:span><text:span text:style-name="T78">cipi: </text:span><text:span text:style-name="T78">unde neque fluor ex </text:span><text:span text:style-name="T78">se </text:span><text:span text:style-name="T78">percipietur. Ut enim fluo-<text:line-break/>rem agnoscamus, prius familiare percipiendum est Ea.<text:line-break/></text:span><text:span text:style-name="T78">miliare </text:span><text:span text:style-name="T78">autem ex usu judicari debet: ufum vero ex ef-<text:line-break/></text:span><text:span text:style-name="T78">fectis </text:span><text:span text:style-name="T78">multis,' iisque ex feipsis, non percepto fluore co-<text:line-break/>gnito- Quomodo igitur rationi consentaneum dicere, ip-<text:line-break/></text:span><text:span text:style-name="T78">Ium </text:span><text:span text:style-name="T78">apparere? Ac quod 'Rationales fere difficillimum<text:line-break/></text:span><text:span text:style-name="T78">perceptu </text:span><text:span text:style-name="T78">esse dicunt, id Methodici apparere affirmant.<text:line-break/></text:span><text:span text:style-name="T78">Nulla </text:span><text:span text:style-name="T78">enim re, quam nomine, distat fluor ab his voca-<text:line-break/></text:span><text:span text:style-name="T78">tus a dicta </text:span><text:span text:style-name="T78">eoliiquatlone antiquorum, lta vero discretu</text:span></text:p>
      <text:p text:style-name="P11"><text:span text:style-name="T78">difficilia veteres censebant colliqrtationenr et excretis-<text:line-break/>nem, ut Erafistratiis quidem etiam palam difficillimam </text:span><text:span text:style-name="T78">ju-<text:line-break/></text:span><text:span text:style-name="T78">dicatu fateatur. Dicit autem in hunc modum: </text:span><text:span text:style-name="T93">Difficiti<text:line-break/></text:span><text:span text:style-name="T93">admoddm . esi excretionem et colliquationem' </text:span><text:span text:style-name="T93">discernett.<text:line-break/></text:span><text:span text:style-name="T78">Hippocrates autem ad ferendi facilitatem et </text:span><text:span text:style-name="T78">difficultatem<text:line-break/></text:span><text:span text:style-name="T78">judicium remittit inquiens:. </text:span><text:span text:style-name="T93">'Si, qualia convenit </text:span><text:span text:style-name="T93">purgare, ,<text:line-break/></text:span><text:span text:style-name="T93">purgentur, conducit, et sucide serunt.</text:span><text:span text:style-name="T78"> Quum </text:span><text:span text:style-name="T78">itaque duo<text:line-break/></text:span><text:span text:style-name="T78">yiri' veteres d</text:span><text:span text:style-name="T100">e</text:span><text:span text:style-name="T78"> principatu certent, et ambo </text:span><text:span text:style-name="T78">confeuti.itif<text:line-break/></text:span><text:span text:style-name="T78">in hoc, quod</text:span><text:span text:style-name="T78">.</text:span><text:span text:style-name="T78">difficulter discerni possit excretio </text:span><text:span text:style-name="T78">a colli-'<text:line-break/></text:span><text:span text:style-name="T78">qnatione; et: quum hic. ne signum quidem </text:span><text:span text:style-name="T78">excretionis<text:line-break/></text:span><text:span text:style-name="T78">exposuerit, sed solam rei difficultatem ostenderit, </text:span><text:span text:style-name="T78">sile<text:line-break/></text:span><text:span text:style-name="T78">z </text:span><text:span text:style-name="T78">vero </text:span><text:span text:style-name="T93">ad</text:span><text:span text:style-name="T78"> regulam, perceptu difficilem judicium </text:span><text:span text:style-name="T78">retulerit:</text:span></text:p>
      <text:p text:style-name="P12"><text:span text:style-name="T78">Methodici hoe . apparere arbitrantur. Est autem </text:span><text:span text:style-name="T78">in iis/<text:line-break/></text:span><text:span text:style-name="T78">quae per latentem peripiratuni digeruntur. Unde </text:span><text:span text:style-name="T78">fluorem<text:line-break/></text:span><text:span text:style-name="T78">se percipere dicent? nam a corporis considentia </text:span><text:span text:style-name="T78">non<text:line-break/></text:span><text:span text:style-name="T78">postunt; quoniam, uon solum considentia ex </text:span><text:span text:style-name="T78">fluore va-<text:line-break/></text:span><text:span text:style-name="T78">citatis corporiluts. accidit, - scd etiam ob </text:span><text:span text:style-name="T78">afirictionem<text:line-break/></text:span><text:span text:style-name="T78">mensibus retentis. </text:span><text:span text:style-name="T78">. </text:span><text:span text:style-name="T78">Etenim tumida moles </text:span><text:span text:style-name="T78">iton Ob astri-</text:span></text:p>
      <text:p text:style-name="P10"><text:span text:style-name="T78">ctionem tantum, retentis his, quae excretionem deside-<text:line-break/>rant, efficitur, fed etiam ob fluorem fusis humoribus<text:line-break/>ac corpora distendentibus. Quod autem non idem sit<text:line-break/>sensibilis considentia corporis </text:span><text:span text:style-name="T78">et </text:span><text:span text:style-name="T78">fluor, hinc evadit ma-<text:line-break/>nifestum. Si considentia sensibilis est, confidentiae autem<text:line-break/>contrarius est tumor, </text:span><text:span text:style-name="T78">et </text:span><text:span text:style-name="T78">unum uni repugnat, fluori non<text:line-break/>tumor, sed astrictio erit contraria. Sin autem dicant,<text:line-break/>tumorem idem esse cum allrictione, docere </text:span><text:span text:style-name="T78">ipsos </text:span><text:span text:style-name="T78">oportet<text:line-break/>desibitienum contrarietatem; dicunt enim, astrictionem,<text:line-break/>coarctationem et densationem corporum existere. Est igitur<text:line-break/>coarctatio et condensatio corporum astrictio-: tumor </text:span><text:span text:style-name="T78">au-<text:line-break/></text:span><text:span text:style-name="T78">teu&gt; </text:span><text:span text:style-name="T78">fusio et corporum distentio: distenduntur autem aut ob<text:line-break/></text:span><text:span text:style-name="T78">copiam, </text:span><text:span text:style-name="T78">aut ob fusionem': itaque apparet, non idem esse astri-<text:line-break/>ctionem et tumorem. Quod si fateantur, confidentiam corpo-<text:line-break/></text:span><text:span text:style-name="T78">ris </text:span><text:span text:style-name="T78">aliud quid </text:span><text:span text:style-name="T78">ac </text:span><text:span text:style-name="T78">fluorem esse, </text:span><text:span text:style-name="T78">et </text:span><text:span text:style-name="T78">tumorem quam astrictio-<text:line-break/></text:span><text:span text:style-name="T78">nem, </text:span><text:span text:style-name="T78">dicent, non ex his percipi communitates, assentien-<text:line-break/></text:span><text:span text:style-name="T78">turque, </text:span><text:span text:style-name="T78">ex aliis; et non ex seipsis dispositiones </text:span><text:span text:style-name="T93">percipi.</text:span></text:p>
      <text:p text:style-name="P10"><text:span text:style-name="T78">siquidem ex considentia et tumore deprehendunt, </text:span><text:span text:style-name="T78">quae<text:line-break/></text:span><text:span text:style-name="T78">ab affectibus funt diversa.</text:span></text:p>
      <text:h text:style-name="P5" text:outline-level="2">Cap. XXIX.</text:h>
      <text:p text:style-name="P8"><text:span text:style-name="T78">Nonnulli dicunt in his, quae </text:span><text:span text:style-name="T78">perla-<text:line-break/></text:span><text:span text:style-name="T78">tentes meatus dissipantur, fluorem percipere, inde, </text:span><text:span text:style-name="T78">qaod<text:line-break/></text:span><text:span text:style-name="T78">corpora sint mollia,, delicata et effeminata. Quibus </text:span><text:span text:style-name="T78">ob-<text:line-break/></text:span><text:span text:style-name="T78">jicietur, quod, si dura sint corpora et intenta, non </text:span><text:span text:style-name="T78">dicent<text:line-break/></text:span><text:span text:style-name="T78">quidem fluorem </text:span><text:span text:style-name="T78">esse, </text:span><text:span text:style-name="T78">fed ipfum fateri coguntur. </text:span><text:span text:style-name="T78">Si igi-<text:line-break/></text:span><text:span text:style-name="T78">gitur tales quidem sint aegroti, quales Hippocrates </text:span><text:span text:style-name="T78">expc.<text:line-break/></text:span><text:span text:style-name="T78">nit, ab extrema inestia huc perducti, ut </text:span><text:span text:style-name="T78">cutis dura fit,<text:line-break/></text:span><text:span text:style-name="T78">et intenta, ac alia, quae ia dissipatis digestisque </text:span><text:span text:style-name="T78">exisiunt,<text:line-break/></text:span><text:span text:style-name="T78">an ea, quae jam commemoratis adhibetur, </text:span><text:span text:style-name="T78">medendi </text:span><text:span text:style-name="T78">ra-<text:line-break/></text:span><text:span text:style-name="T78">tione utemur, fateri necesse est. Quomodo </text:span><text:span text:style-name="T78">itaque ex ra-<text:line-break/></text:span><text:span text:style-name="T78">ritate fluor percipitur? etenim, intentione et </text:span><text:span text:style-name="T78">duritie sub-<text:line-break/></text:span><text:span text:style-name="T78">sistente, nihilominus fluor esu</text:span></text:p>
      <text:h text:style-name="P5" text:outline-level="2">Cap. XXX.</text:h>
      <text:p text:style-name="P9"><text:span text:style-name="T93">Deinde,</text:span><text:span text:style-name="T78"> quod, etsi communitates </text:span><text:span text:style-name="T78">appa-<text:line-break/></text:span><text:span text:style-name="T78">reant, nihil tamen utile indicent, ex «o </text:span><text:span text:style-name="T78">demonstraverit<text:line-break/></text:span><text:span text:style-name="T78">&gt;</text:span></text:p>
      <text:p text:style-name="P10"><text:span text:style-name="T78">aliquis,- differre dicens ipsa communia indicare, vel a<text:line-break/>communibus percipi ea, quae indicari possuut. Metho-<text:line-break/>dici igitur ipsi communia indicare affirmant: nos autem,<text:line-break/>communium perceptionem conferre ad dignotionem eo-<text:line-break/>rum, quae partieulatim indicari possunt. Ac praecepta<text:line-break/>quodammodo communia cam sint, particularium perce-.<text:line-break/>ptionem fubindicant. Nam in hoc, </text:span><text:span text:style-name="T93">lajsitudines sponta-<text:line-break/>neae morbos denunciant,</text:span><text:span text:style-name="T78"> percipimus lassitudinis in par-<text:line-break/>ticula spontaneae dispositionem ad copium; referre enim<text:line-break/>oportet morbos in praefentia ad plenitudinerni Itaque<text:line-break/>universalis cognitio particularis perceptionem praebet<text:line-break/>ejus, quod remedium indicare potesu</text:span></text:p>
      <text:h text:style-name="P5" text:outline-level="2">Cap. XXXI.</text:h>
      <text:p text:style-name="P8"><text:span text:style-name="T78">Non autem putandum est, nos existi-<text:line-break/>mare, ex praeceptis manifesto auxiliorum ludicatoria per-<text:line-break/>cipi. Non enim praecepta abditorum funt indicia, quo-<text:line-break/>rum usum ad curationem ut indicantium habemus: ve-<text:line-break/>rum dispositionem abditorum ad apparentia signanti Ita</text:span></text:p>
      <text:p text:style-name="P10"><text:span text:style-name="T78">vero diligentius praeceptorum ufum didicerimus, de ipio<text:line-break/>hoc, </text:span><text:span text:style-name="T93">lasiitudines spontaneae morbos denunciant',</text:span><text:span text:style-name="T78"> </text:span><text:span text:style-name="T78">fenno-<text:line-break/></text:span><text:span text:style-name="T78">nem instituentes. Quod igitur lassitudo spontanea </text:span><text:span text:style-name="T78">sit<text:line-break/></text:span><text:span text:style-name="T78">evidens, etiam idiotae norunt; quod autem ex </text:span><text:span text:style-name="T78">lassitudi-<text:line-break/></text:span><text:span text:style-name="T78">ne spontanea copia indicatur, idiotae quidem </text:span><text:span text:style-name="T78">ignorant,'<text:line-break/></text:span><text:span text:style-name="T78">ut quae abdita sit, artifices autem norunt, qui </text:span><text:span text:style-name="T78">ex prae-<text:line-break/></text:span><text:span text:style-name="T78">cepto lassitudinis spontaneae ad copiam </text:span><text:span text:style-name="T78">dispositionem<text:line-break/></text:span><text:span text:style-name="T78">perceperunt; nam ipsius spontaneae lassitudinis ad </text:span><text:span text:style-name="T78">pleni-<text:line-break/></text:span><text:span text:style-name="T78">tudinem dispositione motus constituit praeceptaoi, </text:span><text:span text:style-name="T78">com-<text:line-break/></text:span><text:span text:style-name="T78">prehendensque, plenitudinis effectum este spontaneam </text:span><text:span text:style-name="T78">laffi-<text:line-break/></text:span><text:span text:style-name="T78">tudinem, ipsum condidit. Quoniam igitur causarum </text:span><text:span text:style-name="T78">du-<text:line-break/></text:span><text:span text:style-name="T78">plicem qnandam universalem maxime cognovit </text:span><text:span text:style-name="T78">differeu.<text:line-break/></text:span><text:span text:style-name="T78">tiarn, item quod causarum aliae extra nos sunt, aliae </text:span><text:span text:style-name="T78">in ipsis<text:line-break/></text:span><text:span text:style-name="T78">corporibus, necessarium esse cenfuit, quum aliquid </text:span><text:span text:style-name="T64">βχ-<text:line-break/></text:span><text:span text:style-name="T78">trinsecns infestaverit, non alioquin nos infestari, </text:span><text:span text:style-name="T78">nisi is<text:line-break/></text:span><text:span text:style-name="T78">corporibus nostris subsistat causa.' Quia vero </text:span><text:span text:style-name="T78">inter ea,-<text:line-break/></text:span><text:span text:style-name="T78">quae infunt gravantia, ex fubftantiae superfluo </text:span><text:span text:style-name="T78">gravari;<text:line-break/>ut-, </text:span><text:span text:style-name="T78">si mediocris, neque gravet, neque molestet: </text:span><text:span text:style-name="T78">collectis</text:span></text:p>
      <text:p text:style-name="P10"><text:span text:style-name="T78">his </text:span><text:span text:style-name="T78">in unam ratiocinationem, praeceptum hoc confecit,<text:line-break/>lassitudines spontaneae plenitudinem testantur: quibus<text:line-break/>enim ratiocinationibus motus auctor praeceptum consti-<text:line-break/>tuit, ab iisdem etiam praecepti usum fubindicari opor-<text:line-break/>tet. Hoc igitur generale indicat</text:span><text:span text:style-name="T78">: </text:span><text:span text:style-name="T78">ubicumque lassitudo<text:line-break/></text:span><text:span text:style-name="T78">sit </text:span><text:span text:style-name="T78">spontanea, illic tutius esse plenitudinem: non tamen<text:line-break/></text:span><text:span text:style-name="T78">a </text:span><text:span text:style-name="T78">praecepto plenitudinem comprehendit, sed dispositio-<text:line-break/></text:span><text:span text:style-name="T78">nem </text:span><text:span text:style-name="T78">lassitudinis ad copiam: ex dispositione vero pleni-<text:line-break/>tudinein. Itaque, ex lassitudine quodammodo copiam<text:line-break/>percepit: ut autem ex ipsa comprehenderit praeceptum,<text:line-break/>causa fuit. lam aliorum praeceptorum eundem .usum,<text:line-break/></text:span><text:span text:style-name="T78">fi </text:span><text:span text:style-name="T78">infpiciamns, inveniemus. Nos itaque ita universalem<text:line-break/></text:span><text:span text:style-name="T78">et </text:span><text:span text:style-name="T78">veluti communem perceptionem conferre arbitramur. '</text:span></text:p>
      <text:h text:style-name="P5" text:outline-level="2">Cap. XXXII.</text:h>
      <text:p text:style-name="P8"><text:span text:style-name="T78">Methodici vero communitates ipsas<text:line-break/>praesidia indicare arbitrantur. Etenim astrictum affectum<text:line-break/>indicare dicunt, laxandum esse, fluidum vero continendi,<text:line-break/>rationem requirere, ac reliquas communitates statuunt</text:span></text:p>
      <text:p text:style-name="P10"><text:span text:style-name="T78">diversu manifesta indicare, de quibus dicetur. </text:span><text:span text:style-name="T78">Quod<text:line-break/></text:span><text:span text:style-name="T78">autenr communitates non indicant, his confirmabimus.<text:line-break/>Quibus sublatis aegrotantes fiunt sani, horum sunt </text:span><text:span text:style-name="T78">aufereii-<text:line-break/></text:span><text:span text:style-name="T78">tia praesidia: quorum autem funt auferentia deinceps </text:span><text:span text:style-name="T78">reme-<text:line-break/></text:span><text:span text:style-name="T78">dia, ab bis indicationes remediorum sumuntur. </text:span><text:span text:style-name="T78">Auferentia<text:line-break/></text:span><text:span text:style-name="T78">autem sunt consequenter particularium causarum </text:span><text:span text:style-name="T78">praesidia,<text:line-break/></text:span><text:span text:style-name="T78">ergo utique morborum particulares erunt caulae: </text:span><text:span text:style-name="T78">et<text:line-break/></text:span><text:span text:style-name="T78">morbi utique indicabunt, quod conducit, et non </text:span><text:span text:style-name="T78">conunu.<text:line-break/></text:span><text:span text:style-name="T78">nitates eo, quod communitates sint, remedium </text:span><text:span text:style-name="T78">indicant:<text:line-break/>et </text:span><text:span text:style-name="T78">fi, quae assumuntur praesidia, tollunt ea, </text:span><text:span text:style-name="T78">quae indi-<text:line-break/></text:span><text:span text:style-name="T78">cantur, </text:span><text:span text:style-name="T78">a </text:span><text:span text:style-name="T78">particularibus remediis communitates </text:span><text:span text:style-name="T78">tollua-<text:line-break/>tur. </text:span><text:span text:style-name="T78">At communitate sublata, </text:span><text:span text:style-name="T78">qui </text:span><text:span text:style-name="T78">illo tempore </text:span><text:span text:style-name="T78">ab ipsi<text:line-break/></text:span><text:span text:style-name="T78">communitate aegrotarunt, sani evaderent, nullo </text:span><text:span text:style-name="T78">quopiam<text:line-break/></text:span><text:span text:style-name="T78">ab ipsa sublato. At fi, quod indicat, hoc tollitur,</text:span><text:span text:style-name="T78">com-<text:line-break/></text:span><text:span text:style-name="T78">munitates autem indicant, nimirum ipfae tollentur. </text:span><text:span text:style-name="T78">Ad<text:line-break/></text:span><text:span text:style-name="T78">hoc Methodici respondent r communitatem nos eandem </text:span><text:span text:style-name="T78">et<text:line-break/></text:span><text:span text:style-name="T78">nuam esse-dicimus, non quod unum est corpus </text:span><text:span text:style-name="T78">sibi eon-</text:span></text:p>
      <text:p text:style-name="P10"><text:span text:style-name="T78">tinuum, si quis in pluribus speculetur, sed quatenus ea-<text:line-break/>dem species esu Ut enim et humanitas communio quae-<text:line-break/>dam esse dicitur, non adhuc corpus unum unitum, de-<text:line-break/>iude in omnibus hominibus spectatur, fed similitudo<text:line-break/>quaedam lu pluribus, id etiam de communitate existi—<text:line-break/>mandurn esse dicunt. Quemadmodum igitur, ajunt, uno<text:line-break/>homine Inhiato, non aufertur simul humanitas,, quam<text:line-break/>in omnibus conspicimus, fed unius cujusdam humanitas:<text:line-break/>ita et particulari communitate fublata, non in omnibUs<text:line-break/>communitas tollitur, fed particularis duntaxat. Dicen-<text:line-break/>dum itaque ipsis est, quod, si communitates, qua corn-<text:line-break/>munitates funt, remedium indicant, etiam humanitas,<text:line-break/>quum sit communitas, id, quod conducit, indicaret; ni-<text:line-break/>hil autem humanitas indicat; neque alia igitur quaedam<text:line-break/>communitas remedii index erit. Praeterea si communi-<text:line-break/>tas identitas est, lu pluribus etiam communitates, qua<text:line-break/>communitates sunt, indicarent,, ac difficultas tolerandi<text:line-break/></text:span><text:span text:style-name="T78">«t </text:span><text:span text:style-name="T78">rubor cum lu pluribus spectetur affectibus, conduci-</text:span></text:p>
      <text:p text:style-name="P10"><text:span text:style-name="T78">bile aliquid indicarent, nihil autem indicant, </text:span><text:span text:style-name="T78">quare nec<text:line-break/></text:span><text:span text:style-name="T78">reliquae communitates naturam habent indicandi </text:span><text:span text:style-name="T78">-Quae-<text:line-break/></text:span><text:span text:style-name="T78">rendum autem hoc ab iis est, num communitates </text:span><text:span text:style-name="T78">affe.<text:line-break/></text:span><text:span text:style-name="T78">ctus sint, an non; siquidem affectus quodammodo </text:span><text:span text:style-name="T78">nul-<text:line-break/></text:span><text:span text:style-name="T78">lus unquam ipsorum sensit. Sed febrium </text:span><text:span text:style-name="T78">quidem inflati,<text:line-break/></text:span><text:span text:style-name="T78">rnationern, gravitatem, distentionem homlues </text:span><text:span text:style-name="T78">percipiant,<text:line-break/></text:span><text:span text:style-name="T78">,ac medicos propterea accersunt: astrictionem </text:span><text:span text:style-name="T78">vero',et<text:line-break/></text:span><text:span text:style-name="T78">fluorem nemo unquam sensit, neque per Jovem </text:span><text:span text:style-name="T78">aliqui<text:line-break/>ad </text:span><text:span text:style-name="T78">medicum mifit, tanquam ab immodica astrictione </text:span><text:span text:style-name="T78">ant<text:line-break/></text:span><text:span text:style-name="T78">raritate vexatus. At si non sunt affectus, </text:span><text:span text:style-name="T78">quomodo ab<text:line-break/></text:span><text:span text:style-name="T78">affectibus indicationes fieri dicunt, ubi estrictioet </text:span><text:span text:style-name="T78">fluor non<text:line-break/></text:span><text:span text:style-name="T78">sint affectus? Praeterea illud quoque dicendum, </text:span><text:span text:style-name="T78">quod,<text:line-break/></text:span><text:span text:style-name="T78">si communitates naturam haberent indicatoriam, </text:span><text:span text:style-name="T78">omnium<text:line-break/></text:span><text:span text:style-name="T78">maxime communitatum communitas indicaret</text:span><text:span text:style-name="T78">, etenim<text:line-break/></text:span><text:span text:style-name="T78">astrictionis et fluoris slurilitudo quaedam, quatenus </text:span><text:span text:style-name="T78">com-<text:line-break/></text:span><text:span text:style-name="T78">munitates sunt ambae: nihil autem haec indicat, </text:span><text:span text:style-name="T78">quare<text:line-break/></text:span><text:span text:style-name="T78">nec reliquae. Caeterum. non modo duas </text:span><text:span text:style-name="T78">communitate<text:line-break/></text:span><text:span text:style-name="T78">esse praedicant, sed etiam pIures, et alias sane </text:span><text:span text:style-name="T78">in victas</text:span></text:p>
      <text:p text:style-name="P10"><text:span text:style-name="T78">ratione </text:span><text:span text:style-name="T78">alias lu chirurgia.' Ac in victus ratione astrictum,<text:line-break/></text:span><text:span text:style-name="T78">et </text:span><text:span text:style-name="T78">fluidum et adjunctam magnitudinem item tempora rnor-<text:line-break/></text:span><text:span text:style-name="T78">horum </text:span><text:span text:style-name="T78">esse quatuor, initium</text:span><text:span text:style-name="T78">, </text:span><text:span text:style-name="T78">augmentum, statum, et de-<text:line-break/></text:span><text:span text:style-name="T78">clinationem: </text:span><text:span text:style-name="T78">jam acutum </text:span><text:span text:style-name="T78">et </text:span><text:span text:style-name="T78">diuturnum, accessionem et iu-<text:line-break/></text:span><text:span text:style-name="T78">termissionem: </text:span><text:span text:style-name="T78">in chirurgia autem natura aliena, loco, tem-<text:line-break/></text:span><text:span text:style-name="T78">pore, </text:span><text:span text:style-name="T78">aliaque plura. Verum de scopis in chirurgia exactius<text:line-break/></text:span><text:span text:style-name="T78">disputare </text:span><text:span text:style-name="T78">in praesentia non convenit; sufficiunt enim<text:line-break/></text:span><text:span text:style-name="T78">rei </text:span><text:span text:style-name="T78">propositae scopi in rictus ratione ipsorum expositi.</text:span></text:p>
      <text:h text:style-name="P5" text:outline-level="2">Cap. XXX<text:span text:style-name="T75">III</text:span>.</text:h>
      <text:p text:style-name="P8"><text:span text:style-name="T78">Invexerunt autem enumeratas com-<text:line-break/></text:span><text:span text:style-name="T78">munitates, </text:span><text:span text:style-name="T78">cum non haberent in rebus pertractationem.<text:line-break/></text:span><text:span text:style-name="T78">Quoniam </text:span><text:span text:style-name="T78">enim consentaneum erat adstringente quolibet<text:line-break/></text:span><text:span text:style-name="T78">nti in </text:span><text:span text:style-name="T78">omni fluore , et quocumque laxante in<text:line-break/></text:span><text:span text:style-name="T78">omni </text:span><text:span text:style-name="T78">astrictione: quum autem non invenirent, quod<text:line-break/>auxiliorum differentiam indicaret </text:span><text:span text:style-name="T78">, </text:span><text:span text:style-name="T78">invexerunt etiam<text:line-break/></text:span><text:span text:style-name="T78">dictas </text:span><text:span text:style-name="T78">communitates, ut ex harum differentia diversa in-<text:line-break/></text:span><text:span text:style-name="T78">veniretur </text:span><text:span text:style-name="T78">curatio. Dicunt igitur, praesidiorum disseren-<text:line-break/></text:span><text:span text:style-name="T78">tiam </text:span><text:span text:style-name="T78">communitates has indicare. Nam ex harum qua-<text:line-break/></text:span><text:span text:style-name="T78">rtmdam </text:span><text:span text:style-name="T78">congressu varians curatio reperitur.</text:span></text:p>
      <text:h text:style-name="P6" text:outline-level="2">Cap. XXXIV.</text:h>
      <text:p text:style-name="P8"><text:span text:style-name="T78">Ostendemus autem, nullum ex</text:span><text:span text:style-name="T78">'praedi-<text:line-break/></text:span><text:span text:style-name="T78">ctis praesidiorum esse indicatcrium posse. Ac primum </text:span><text:span text:style-name="T78">ma-<text:line-break/></text:span><text:span text:style-name="T78">gnitudinem ex communitatibus non indicare auxiliorum<text:line-break/>magnitudinem, hinc aliquis didicerit. In curationibus<text:line-break/>non absolute auxiliorum magnitudines requirimus </text:span><text:span text:style-name="T78">(onraii<text:line-break/></text:span><text:span text:style-name="T78">enim remedia cum certa lirnt magnitudine), fed </text:span><text:span text:style-name="T78">hanc<text:line-break/></text:span><text:span text:style-name="T78">magnitudinem. Indicabit enim magnitudo . ex comimini-<text:line-break/>tatibus </text:span><text:span text:style-name="T78">non </text:span><text:span text:style-name="T78">hujus auxilii magnitudinem, fed </text:span><text:span text:style-name="T78">simpliciter<text:line-break/></text:span><text:span text:style-name="T78">magnitudinem. Convenit autem,' ut dixi, non </text:span><text:span text:style-name="T78">abfolnte<text:line-break/></text:span><text:span text:style-name="T78">magnitudinem auxiliorum assumere, sed certam </text:span><text:span text:style-name="T78">aliquam<text:line-break/></text:span><text:span text:style-name="T78">magnitudinem. Si enim absolutu sermone magnitudinem<text:line-break/>assumimus, quandoquidem omnia praesidia cam </text:span><text:span text:style-name="T78">certa<text:line-break/></text:span><text:span text:style-name="T78">magnitudine considerantur, omnia praesidia adhiberemns,<text:line-break/>idque citra discrimen, quod est absurdissimum. </text:span><text:span text:style-name="T78">Qaod<text:line-break/></text:span><text:span text:style-name="T78">si, magnitudine inter communitates absoluta magnitudi-<text:line-break/>nem praesidii indicante, ipsi aliquam magnitudinem </text:span><text:span text:style-name="T78">as*<text:line-break/></text:span><text:span text:style-name="T78">sumunt, non, quam scopus </text:span><text:span text:style-name="T78">indicat, </text:span><text:span text:style-name="T78">hanc assument; </text:span><text:span text:style-name="T78">fi*'<text:line-break/></text:span><text:span text:style-name="T78">quidem scopus communiter magnitudinem indicat, </text:span><text:span text:style-name="T78">ipsi</text:span></text:p>
      <text:p text:style-name="P21"><text:span text:style-name="T64">. </text:span><text:span text:style-name="T78">vero talem aliquam assumunt. Dicent autem forsan,<text:line-break/>non, </text:span><text:span text:style-name="T78">quia particularis est magnitudo, adducimus, led,<text:line-break/></text:span><text:span text:style-name="T78">si </text:span><text:span text:style-name="T78">communitas est, hanc ipfanr et communem esse </text:span><text:span text:style-name="T78">et<text:line-break/></text:span><text:span text:style-name="T78">particularem </text:span><text:span text:style-name="T78">contingit. Ad hoc autem respondeinus. Ad.<text:line-break/></text:span><text:span text:style-name="T78">id, quod </text:span><text:span text:style-name="T78">communitas ostendit, etiam quod indicatur non<text:line-break/></text:span><text:span text:style-name="T78">particulare </text:span><text:span text:style-name="T78">indifferens esse convenit, quoniam magnitu-<text:line-break/></text:span><text:span text:style-name="T78">do </text:span><text:span text:style-name="T78">comitatur. </text:span><text:span text:style-name="T78">quodvis praesidium. Hanc autem ipsam<text:line-break/></text:span><text:span text:style-name="T78">rationem </text:span><text:span text:style-name="T78">etiam ad communitates transferre licet.</text:span></text:p>
      <text:h text:style-name="P5" text:outline-level="2">Cap. XXXV.</text:h>
      <text:p text:style-name="P8"><text:span text:style-name="T78">Deinceps autem ne morborum qui-<text:line-break/></text:span><text:span text:style-name="T78">dem tempora </text:span><text:span text:style-name="T78">id, quod conducit, indicare demonstrabi-<text:line-break/></text:span><text:span text:style-name="T78">mus, </text:span><text:span text:style-name="T78">fed </text:span><text:span text:style-name="T78">ante orationem hanc de temporum disserentia<text:line-break/></text:span><text:span text:style-name="T78">pauea </text:span><text:span text:style-name="T78">tractare oportet. Duae igitur temporum difleren-<text:line-break/></text:span><text:span text:style-name="T78">tiae apud </text:span><text:span text:style-name="T78">medicos referuntur, haec morborum, illa<text:line-break/></text:span><text:span text:style-name="T78">praesidiorum-: </text:span><text:span text:style-name="T78">unde manifestum evadit, quod </text:span><text:span text:style-name="T93">et </text:span><text:span text:style-name="T93">motus<text:line-break/></text:span><text:span text:style-name="T78">causarum </text:span><text:span text:style-name="T78">tempora esse dicunt. Sunt autem motus dif-<text:line-break/></text:span><text:span text:style-name="T78">ferentiae </text:span><text:span text:style-name="T78">quatuor, initium, incrementum, vigor, et<text:line-break/></text:span><text:span text:style-name="T78">declinatio; </text:span><text:span text:style-name="T78">haec sunt et temporum nomina.^ Auxiliorum </text:span><text:span text:style-name="T93">ve-<text:line-break/></text:span><text:span text:style-name="T93">ro</text:span><text:span text:style-name="T78"> </text:span><text:span text:style-name="T78">occasiones tempora eis assumendis idonea esse pronuii-</text:span></text:p>
      <text:p text:style-name="P11"><text:span text:style-name="T78">ciant; sunt autem tempora idonea, lu quibus, </text:span><text:span text:style-name="T78">qnae<text:line-break/></text:span><text:span text:style-name="T78">quidem auxilii assumptionem postulant, adsunt; </text:span><text:span text:style-name="T78">ex lis<text:line-break/></text:span><text:span text:style-name="T78">autem, quae prohibent, nullum.</text:span></text:p>
      <text:h text:style-name="P5" text:outline-level="2">Cap. XXXVI.</text:h>
      <text:p text:style-name="P8"><text:span text:style-name="T78">Plerique autem praesidiorum </text:span><text:span text:style-name="T78">et<text:line-break/></text:span><text:span text:style-name="T78">morborum tempora uon re ipsa, sed cogitatione </text:span><text:span text:style-name="T78">solum<text:line-break/></text:span><text:span text:style-name="T78">differre arbitrantur; quippe dicunt, eodem tempore </text:span><text:span text:style-name="T78">et<text:line-break/></text:span><text:span text:style-name="T78">auxilii opportunitatem et morbi consistere. </text:span><text:span text:style-name="T78">Kam ctra<text:line-break/></text:span><text:span text:style-name="T78">morbus in aliqua est opportunitate, praesidii </text:span><text:span text:style-name="T78">occasa<text:line-break/></text:span><text:span text:style-name="T78">invenitur At , inquiunt, fieri potest, ut idem </text:span><text:span text:style-name="T78">ad asini<text:line-break/></text:span><text:span text:style-name="T78">et aliud relatum multifariam dicatur. Ut </text:span><text:span text:style-name="T78">enim defcen-<text:line-break/></text:span><text:span text:style-name="T78">sus et ascensus unus cum fit eadem via, ex </text:span><text:span text:style-name="T78">dispositione<text:line-break/></text:span><text:span text:style-name="T78">ascendentium vel descendentium alias afcenfus</text:span><text:span text:style-name="T78">, alias<text:line-break/></text:span><text:span text:style-name="T78">descensus appellatur</text:span><text:span text:style-name="T78">: </text:span><text:span text:style-name="T78">ile etiam in temporum </text:span><text:span text:style-name="T78">occasioni-<text:line-break/></text:span><text:span text:style-name="T78">bns habet; una siquidem et eadem est et morbi </text:span><text:span text:style-name="T78">oppor-<text:line-break/></text:span><text:span text:style-name="T78">tunitas, et remedii; aliter enim ad caulae </text:span><text:span text:style-name="T78">motum refe-<text:line-break/></text:span><text:span text:style-name="T78">rendo dicere licet morbi tempus; aliter ad </text:span><text:span text:style-name="T78">praesidi-<text:line-break/></text:span><text:span text:style-name="T78">orum adhibitionis opportunitatem tempus </text:span><text:span text:style-name="T78">praesidii.'<text:line-break/></text:span><text:span text:style-name="T78">Jam vero contingere dicunt, ut ambo tempora </text:span><text:span text:style-name="T78">simul</text:span></text:p>
      <text:p text:style-name="P11"><text:span text:style-name="T78">coeant: </text:span><text:span text:style-name="T78">ac fieri nequit, ut citra morbi tempus praesi-<text:line-break/>dii tempus excipias.</text:span></text:p>
      <text:h text:style-name="P5" text:outline-level="2">Cap. XXX<text:span text:style-name="T75">VII</text:span>.</text:h>
      <text:p text:style-name="P8"><text:span text:style-name="T78">Respondendum igitur ipsis est,<text:line-break/></text:span><text:span text:style-name="T78">quod,, </text:span><text:span text:style-name="T78">si eadem praesidiorum </text:span><text:span text:style-name="T78">et </text:span><text:span text:style-name="T78">morborum tempora<text:line-break/></text:span><text:span text:style-name="T78">existunt, </text:span><text:span text:style-name="T78">nec re ipfa differunt, conveniebat in quolibet<text:line-break/></text:span><text:span text:style-name="T78">morbi </text:span><text:span text:style-name="T78">tempore etiam' praesidii esse tempus;' non autem<text:line-break/></text:span><text:span text:style-name="T78">in </text:span><text:span text:style-name="T78">quolibet morbi tempore praesidia admovemus. Et-<text:line-break/></text:span><text:span text:style-name="T78">enim, </text:span><text:span text:style-name="T93">Incipientibus,</text:span><text:span text:style-name="T78"> ait, </text:span><text:span text:style-name="T93">morbis, </text:span><text:span text:style-name="T93">si quid </text:span><text:span text:style-name="T93">movetulum<text:line-break/></text:span><text:span text:style-name="T93">videtur, </text:span><text:span text:style-name="T93">move; dum vigent </text:span><text:span text:style-name="T93">autem, </text:span><text:span text:style-name="T93">quiescere satius<text:line-break/></text:span><text:span text:style-name="T93">eft.</text:span><text:span text:style-name="T78"> </text:span><text:span text:style-name="T78">lion igitur eadem tempora </text:span><text:span text:style-name="T78">funt morborum et </text:span><text:span text:style-name="T78">prae-<text:line-break/></text:span><text:span text:style-name="T78">sidiorum. </text:span><text:span text:style-name="T78">Frequenter autem auxilia adhibemus, utpote<text:line-break/>purgationem, aut sanguinis detractionem, cum morbus<text:line-break/></text:span><text:span text:style-name="T78">quidem </text:span><text:span text:style-name="T78">non est, sed futurum suspicamur. Quernadrno-<text:line-break/></text:span><text:span text:style-name="T78">dum </text:span><text:span text:style-name="T78">sane chirurgi in secandis herniis, </text:span><text:span text:style-name="T78">cum </text:span><text:span text:style-name="T78">aegros fan.<text:line-break/></text:span><text:span text:style-name="T78">guine </text:span><text:span text:style-name="T78">repletos conspiciunt, sectionem venae moliuntur.<text:line-break/></text:span><text:span text:style-name="T78">Ac </text:span><text:span text:style-name="T78">Hippocrates adhortatur, </text:span><text:span text:style-name="T93">summe </text:span><text:span text:style-name="T93">bonam habitudinem<text:line-break/></text:span><text:span text:style-name="T93">suvere </text:span><text:span text:style-name="T93">non lente.</text:span><text:span text:style-name="T78"> Solutio vero ex praesidiis accidit.<text:line-break/></text:span><text:span text:style-name="T78">At fi in </text:span><text:span text:style-name="T78">morborum statu auxiliorum tempora non sunt,</text:span></text:p>
      <text:p text:style-name="P11"><text:span text:style-name="T78">et ubi.morbi non sunt, tempnra praesidiorum </text:span><text:span text:style-name="T78">existunt:<text:line-break/></text:span><text:span text:style-name="T78">constat, non intellectu modo, sed etiam re ipfa </text:span><text:span text:style-name="T78">differre:<text:line-break/>praeterea </text:span><text:span text:style-name="T78">in </text:span><text:span text:style-name="T78">uno </text:span><text:span text:style-name="T78">morbi tempore plures </text:span><text:span text:style-name="T78">praesidioniu<text:line-break/></text:span><text:span text:style-name="T78">occasiones </text:span><text:span text:style-name="T78">assumi. </text:span><text:span text:style-name="T78">Nam in declinatione, </text:span><text:span text:style-name="T78">verbi caufa,<text:line-break/></text:span><text:span text:style-name="T78">morbi clyster adhibetur,' inunctio, cataplasma, </text:span><text:span text:style-name="T78">et.di-<text:line-break/>mentum. </text:span><text:span text:style-name="T78">Horum vero 'singulorum peculiare </text:span><text:span text:style-name="T78">tempus esi:<text:line-break/></text:span><text:span text:style-name="T78">ac in plurimis morborum temporibus idem est </text:span><text:span text:style-name="T78">quin<text:line-break/>auxilium </text:span><text:span text:style-name="T78">decernimus; per initia siquidem </text:span><text:span text:style-name="T78">morborum<text:line-break/>sanguinis </text:span><text:span text:style-name="T78">missio adhibetur, et in incremento, </text:span><text:span text:style-name="T78">lliac igi«<text:line-break/></text:span><text:span text:style-name="T78">tur </text:span><text:span text:style-name="T93">apparet,</text:span><text:span text:style-name="T78"> quandatn temporum differentiam </text:span><text:span text:style-name="T78">re .ipsi<text:line-break/>existere. </text:span><text:span text:style-name="T78">Jam illud praeterea nosse convenit, </text:span><text:span text:style-name="T78">quatuor<text:line-break/></text:span><text:span text:style-name="T78">morborum esse tempora, initium, incrementum, </text:span><text:span text:style-name="T78">vigo-<text:line-break/>rem </text:span><text:span text:style-name="T78">et declinationetn. At auxiliorum haec </text:span><text:span text:style-name="T78">tempora<text:line-break/></text:span><text:span text:style-name="T78">non sunt; neque enim principium, neque augmento),<text:line-break/>neque llatus, neque inclinatio auxiliorum </text:span><text:span text:style-name="T78">funt tempo- ’<text:line-break/></text:span><text:span text:style-name="T78">pora. luluper morborum sane tempora fcribunlur </text:span><text:span text:style-name="T78">uni-<text:line-break/></text:span><text:span text:style-name="T78">'verialia et particularia: auxiliorum vero univerfalia </text:span><text:span text:style-name="T93">li-<text:line-break/></text:span><text:span text:style-name="T93">ne scribi polluat, particularia</text:span><text:span text:style-name="T78"> non item, propter </text:span><text:span text:style-name="T78">ha-</text:span></text:p>
      <text:p text:style-name="P10"><text:span text:style-name="T78">jasmodi </text:span><text:span text:style-name="T78">quandam causam. Morborum tempora tum nni-<text:line-break/></text:span><text:span text:style-name="T78">verfalitnn </text:span><text:span text:style-name="T78">tum particularium uno et eodem judicandi<text:line-break/>instrumento decernuntur: ac instrumentum scribi potest.<text:line-break/></text:span><text:span text:style-name="T78">At </text:span><text:span text:style-name="T78">remediorum' tempora neque idem judicandi instru-<text:line-break/>mentum habent, neque particularium temporum instru-<text:line-break/>menta judicatoria scribere licet. Porro in praesentia<text:line-break/></text:span><text:span text:style-name="T78">ostendemus </text:span><text:span text:style-name="T78">, quomodo morborum tempora judicantur<text:line-break/></text:span><text:span text:style-name="T78">certo </text:span><text:span text:style-name="T78">caulae motu : ac funt initium , incrementum</text:span><text:span text:style-name="T78">, </text:span><text:span text:style-name="T78">sta-<text:line-break/></text:span><text:span text:style-name="T78">tns, </text:span><text:span text:style-name="T78">et declinatio, quae morborum tempora vocamus,<text:line-break/></text:span><text:span text:style-name="T78">certi </text:span><text:span text:style-name="T78">causae motus vocabula. At si motus, qui prius<text:line-break/></text:span><text:span text:style-name="T78">non est </text:span><text:span text:style-name="T78">in nobis, constitui incipit, et constitutus di-<text:line-break/></text:span><text:span text:style-name="T78">vexat, </text:span><text:span text:style-name="T78">hujusmodi motum morbi principium dicimus:<text:line-break/></text:span><text:span text:style-name="T78">sin </text:span><text:span text:style-name="T78">lautem motus magis procedat, incrementum </text:span><text:span text:style-name="T78">: </text:span><text:span text:style-name="T78">si sta-<text:line-break/></text:span><text:span text:style-name="T78">tum </text:span><text:span text:style-name="T78">incrementum acceperit,, vigorem nominamus: quod<text:line-break/></text:span><text:span text:style-name="T78">si motus </text:span><text:span text:style-name="T78">immiuuuntur, declinationem. Quia igitur tem-<text:line-break/></text:span><text:span text:style-name="T78">porum </text:span><text:span text:style-name="T78">eadem sunt nomina et universalium morborum<text:line-break/></text:span><text:span text:style-name="T78">et particularium </text:span><text:span text:style-name="T78">accessionum, etiam eadem sunt judican-<text:line-break/></text:span><text:span text:style-name="T78">di instrumenta; </text:span><text:span text:style-name="T78">nam ex certo causae motu nascuntur. Unde</text:span></text:p>
      <text:p text:style-name="P10"><text:span text:style-name="T78">constat, utraque tempora scribi posse. Sic enim </text:span><text:span text:style-name="T78">dicimus<text:line-break/></text:span><text:span text:style-name="T78">scribi.singula, ut causas, locos affectos, et similia, </text:span><text:span text:style-name="T78">quan-<text:line-break/>do </text:span><text:span text:style-name="T78">scopi, ex quibus concipiuntur particularia, </text:span><text:span text:style-name="T78">defcribi<text:line-break/></text:span><text:span text:style-name="T78">possunt. Quod autem morborum intervalla tempora </text:span><text:span text:style-name="T78">non<text:line-break/></text:span><text:span text:style-name="T78">sunt, neque ex intervallis tempora capiuntur veI </text:span><text:span text:style-name="T78">uni-<text:line-break/></text:span><text:span text:style-name="T78">versalium morborum vel particularium, inde quod </text:span><text:span text:style-name="T78">uon<text:line-break/></text:span><text:span text:style-name="T78">ad </text:span><text:span text:style-name="T78">omnia </text:span><text:span text:style-name="T78">temporum haec intervalla sunt, idem </text:span><text:span text:style-name="T78">vero<text:line-break/>tempora </text:span><text:span text:style-name="T78">dici manifestum est. At quod tempora </text:span><text:span text:style-name="T78">univer-<text:line-break/></text:span><text:span text:style-name="T78">salium morborum et particularium accessionum inter </text:span><text:span text:style-name="T78">fe<text:line-break/></text:span><text:span text:style-name="T78">disserunt, liquet inde, quod non in uno tempore </text:span><text:span text:style-name="T78">uni-<text:line-break/></text:span><text:span text:style-name="T78">versalis morbi plura particularium accessionum tempora<text:line-break/>constituuntur. Nam initio insultus morbi </text:span><text:span text:style-name="T78">particularis<text:line-break/></text:span><text:span text:style-name="T78">quaedam accessio incipit, augescit, viget et </text:span><text:span text:style-name="T78">declinat:<text:line-break/></text:span><text:span text:style-name="T78">ac ubi totus jam morbus viget, particularis </text:span><text:span text:style-name="T78">accessoriis<text:line-break/></text:span><text:span text:style-name="T78">principium aliquis accipit. Quomodo igitur </text:span><text:span text:style-name="T78">morborum<text:line-break/></text:span><text:span text:style-name="T78">tempora utraque scribi </text:span><text:span text:style-name="T78">possint, </text:span><text:span text:style-name="T78">comprehensum </text:span><text:span text:style-name="T78">est. At<text:line-break/></text:span><text:span text:style-name="T78">auxiliorum tempora quomodo </text:span><text:span text:style-name="T78">non </text:span><text:span text:style-name="T78">liceat utraque </text:span><text:span text:style-name="T78">feni<text:line-break/></text:span><text:span text:style-name="T78">nto mandare, nunc </text:span><text:span text:style-name="T78">ostendemus.</text:span></text:p>
      <text:h text:style-name="P6" text:outline-level="2">Cap. XXXVIII.</text:h>
      <text:p text:style-name="P8"><text:span text:style-name="T78">Auxiliorum tempora capiuntur<text:line-break/>non ex causae motu et substantiae, idem enim semper<text:line-break/>auxilium assumeretur, ut lu omni morbi principio san-<text:line-break/>guinis missio-: ac cum Hippocrates dixerit, .Morbis </text:span><text:span text:style-name="T93">in-<text:line-break/>cipientibus, si quid movendum videtur, move: ubi vi-<text:line-break/>gent , quiescere praejiat </text:span><text:span text:style-name="T93">:</text:span><text:span text:style-name="T78"> </text:span><text:span text:style-name="T78">non ex tempore inductus<text:line-break/>praesidia decernit: quippe noverat, per' morborum .<text:line-break/>initia vires non esse sublatas: idcirco non impedit re-<text:line-break/>media assumere: in statu autem .morbi vires jam defa-<text:line-break/>tigatae motum ab auxiliis venientem non tolerant. Qua-<text:line-break/>re Hippocrates non </text:span><text:span text:style-name="T93">a</text:span><text:span text:style-name="T78"> tempore, fed viribus remediorum<text:line-break/>assumptionem deligit: neque tamen ex temporum in<text:line-break/>morbis intervallo,- ut nonnulli arbitrantur, praesidii<text:line-break/>occasio invenitur. Multum enim quum intervalla diffe-<text:line-break/>rant, qualium quis appellationem intervallum dixerit,<text:line-break/>explicatu non est facile. Capiuntur igitur tempora uni-<text:line-break/>versalium sane remediorum tum ex eorum, quae re-<text:line-break/>media postulant, praefentia (hae autem funt cautaeX</text:span></text:p>
      <text:p text:style-name="P10"><text:span text:style-name="T78">tum ex absentia ejus, quod prohibere, pofest; hoc an-<text:line-break/>tem est virium imbecillitas. At in particularibus prae,<text:line-break/>fidiorum tempora .non ex his solum, scd etiam </text:span><text:span text:style-name="T93">ex</text:span><text:span text:style-name="T78"> aliis,<text:line-break/>quae scribi non possunt, existunt. Quoniam enim,<text:line-break/>praesertim in remissionibus, .remedia assumuntur, (nam<text:line-break/>et id, quod postulat, adest, et vires sustinent), non<text:line-break/>idem remissionis est intervallum in'omnibus. Sed efto<text:line-break/>fex horarum intervallum remissionis, , quale igitur ha-<text:line-break/>rum horarum tempus statuemus, cum particulare prae-<text:line-break/>sidium non similiter omnibus sit dispositum? Fingaaios<text:line-break/>enim, culum venae sectionem requirere, ac vires non<text:line-break/>adversari: quantum in hoc sanguinis detractionem assu-<text:line-break/>mere convenit? Simul autem quaedam post sanguinis<text:line-break/>missionem ct alimentum adjicienda, eo, quod aeger<text:line-break/>inediam ferre non possit: alteri autem cibo abstinere<text:line-break/>convenit, alii somno ante missionem sanguinis indigent,<text:line-break/>alii alio lese habent modo, quae omnia scribere non<text:line-break/>esu Itaque in hujusmodi varietate qualisnam pars ho-<text:line-break/>rae tempus omnibus congruum confutuet praesidio,</text:span></text:p>
      <text:p text:style-name="P10"><text:span text:style-name="T78">aut qualem quis scopum scribet, unde particulare tem-<text:line-break/>pus' fumi queat, dicere non licet: alia enim' in aliis<text:line-break/>symptomata existuut. Quoniam igitur et intervalla re-<text:line-break/>missionum, in quibus assumimus .praesidia, non paria -<text:line-break/>in omnibus remissionibus, ac circumstantiae dissimiles,<text:line-break/>ac symptomata diversa, in singulis autem his immutatur<text:line-break/>etiam particulare tempus praesidii, clarum est, scopum<text:line-break/>iane quendam, ex quo capi queant, scribi non licere.<text:line-break/>Praescns autem medicus tum ex praefenlibus., tum<text:line-break/>pustulantibus praesidia incitatus, ef ex iis., quae impe-<text:line-break/>di.e pessunt, absentibus, et ex ratiocinationibus prae-<text:line-break/>sidiornm, quae post hoc assumi debent, conjecturam<text:line-break/>particularium temporum remedii accipiet, ne quando-,<text:line-break/>que scopi reipsa differant. Quoniam igitur scopi, ex<text:line-break/>quibus faue universalia auxiliorum tempora capi-<text:line-break/>untur, scribi possunt; illi autem, ex quibus parti-"'<text:line-break/>cularia capiuntur, scribi non possunt: iccirco cum ra-<text:line-break/>tione dicunt, universalium sane auxiliorum tempora scri-</text:span></text:p>
      <text:p text:style-name="P11"><text:span text:style-name="T78">bi, particularium autem non item. Quo manifesto </text:span><text:span text:style-name="T78">red-<text:line-break/></text:span><text:span text:style-name="T78">dito , constat etiam in hoc differentia temporum </text:span><text:span text:style-name="T78">et in<text:line-break/></text:span><text:span text:style-name="T78">morbis et in auxiliis. Si enim ne reipfa quidem </text:span><text:span text:style-name="T78">dif-<text:line-break/></text:span><text:span text:style-name="T78">ferrent, similiter ut morborum tempora etiam </text:span><text:span text:style-name="T78">auxilio-<text:line-break/></text:span><text:span text:style-name="T78">rum tempora amborum scribi possent. At cum </text:span><text:span text:style-name="T78">scopi<text:line-break/></text:span><text:span text:style-name="T78">discrepent, ex quibus tempora sumuntur, multum </text:span><text:span text:style-name="T78">etiam<text:line-break/></text:span><text:span text:style-name="T78">tempora inter fe differre consentaneum est, </text:span><text:span text:style-name="T78">llt enim<text:line-break/></text:span><text:span text:style-name="T78">scopi temporum in morbis reipfa differunt a fcopis </text:span><text:span text:style-name="T78">auxi-<text:line-break/></text:span><text:span text:style-name="T78">liorum, ita et ipsa tempora reipfa differre credibile </text:span><text:span text:style-name="T78">est.<text:line-break/></text:span><text:span text:style-name="T78">Haec igitur de temporibus praenovisse oportebat.</text:span></text:p>
      <text:h text:style-name="P5" text:outline-level="2">Cap. XXXIX.</text:h>
      <text:p text:style-name="P8"><text:span text:style-name="T78">At tempora indicari Methodici </text:span><text:span text:style-name="T78">pa-<text:line-break/></text:span><text:span text:style-name="T78">tarunt ab hujusmodi quadam caufa. Videbant, </text:span><text:span text:style-name="T78">tempora<text:line-break/></text:span><text:span text:style-name="T78">non omnia esse idonea, in quibus cibus aut </text:span><text:span text:style-name="T78">auxilium<text:line-break/></text:span><text:span text:style-name="T78">assumeretur: verum in temporibus quibusdam </text:span><text:span text:style-name="T78">sane usi-<text:line-break/></text:span><text:span text:style-name="T78">liter haec assumi, aliis autem noxie, ex </text:span><text:span text:style-name="T78">temporum dif-<text:line-break/></text:span><text:span text:style-name="T78">ferentia hoc venire funt arbitrati. Illinc igitur </text:span><text:span text:style-name="T78">et fcopoi<text:line-break/></text:span><text:span text:style-name="T78">alimenti et praesidii tempora esse censuerunt. , </text:span><text:span text:style-name="T78">Verum</text:span></text:p>
      <text:p text:style-name="P10"><text:span text:style-name="T78">Hippocrates </text:span><text:span text:style-name="T78">Thessalum </text:span><text:span text:style-name="T78">fefellit his </text:span><text:span text:style-name="T78">verbis: </text:span><text:span text:style-name="T93">Quum </text:span><text:span text:style-name="T93">mor-<text:line-break/></text:span><text:span text:style-name="T93">bus </text:span><text:span text:style-name="T93">viget, tunc </text:span><text:span text:style-name="T93">etiam tenuijsirno victu uti necejse esi.<text:line-break/></text:span><text:span text:style-name="T78">Putabat </text:span><text:span text:style-name="T78">enim, </text:span><text:span text:style-name="T78">ipsum </text:span><text:span text:style-name="T78">ex </text:span><text:span text:style-name="T78">tempore sumptam qualitatem<text:line-break/></text:span><text:span text:style-name="T78">cibi </text:span><text:span text:style-name="T78">accepisse, uon </text:span><text:span text:style-name="T78">conscius modi, quo </text:span><text:span text:style-name="T78">vir ille </text:span><text:span text:style-name="T78">dolum<text:line-break/></text:span><text:span text:style-name="T78">struit; </text:span><text:span text:style-name="T78">non </text:span><text:span text:style-name="T78">enim tempus scopum faciens </text:span><text:span text:style-name="T78">hujusmodi<text:line-break/>oblationem </text:span><text:span text:style-name="T78">examinavit, fed a tempore quidem virium<text:line-break/></text:span><text:span text:style-name="T78">jaenfuram, a </text:span><text:span text:style-name="T78">viribus </text:span><text:span text:style-name="T78">cibi </text:span><text:span text:style-name="T78">qualitatem cepit. Id quod<text:line-break/></text:span><text:span text:style-name="T78">constat </text:span><text:span text:style-name="T78">ex his, </text:span><text:span text:style-name="T78">quae </text:span><text:span text:style-name="T78">inducit: </text:span><text:span text:style-name="T93">Si quidem conjectare,<text:line-break/></text:span><text:span text:style-name="T78">inquit</text:span><text:span text:style-name="T78">, </text:span><text:span text:style-name="T93">decet , </text:span><text:span text:style-name="T93">num </text:span><text:span text:style-name="T93">aeger </text:span><text:span text:style-name="T93">suffecturus </text:span><text:span text:style-name="T93">esi.</text:span><text:span text:style-name="T78"> </text:span><text:span text:style-name="T78">Etenim tem-<text:line-break/></text:span><text:span text:style-name="T78">pora </text:span><text:span text:style-name="T78">impediunt subinde </text:span><text:span text:style-name="T78">id, quod virtus </text:span><text:span text:style-name="T78">postulat, </text:span><text:span text:style-name="T78">assu-<text:line-break/></text:span><text:span text:style-name="T78">mere, </text:span><text:span text:style-name="T78">nunquam </text:span><text:span text:style-name="T78">autem </text:span><text:span text:style-name="T78">tempus </text:span><text:span text:style-name="T78">ostendit, quid faciendum<text:line-break/></text:span><text:span text:style-name="T78">sit.</text:span></text:p>
      <text:h text:style-name="P5" text:outline-level="2">Cap. XL.</text:h>
      <text:p text:style-name="P8"><text:span text:style-name="T78">Quoniam igitur id, quod postulat </text:span><text:span text:style-name="T78">ali-<text:line-break/></text:span><text:span text:style-name="T78">quid, </text:span><text:span text:style-name="T78">scopus est ejus, quod postulatur: quod autem nos<text:line-break/></text:span><text:span text:style-name="T78">prohibet </text:span><text:span text:style-name="T78">assumere </text:span><text:span text:style-name="T78">id, quod postulatur, non </text:span><text:span text:style-name="T78">utique erit<text:line-break/></text:span><text:span text:style-name="T78">scopus</text:span><text:span text:style-name="T78">: propterea etiam tempus</text:span><text:span text:style-name="T78">, quod </text:span><text:span text:style-name="T78">nos inter-<text:line-break/></text:span><text:span text:style-name="T78">dum </text:span><text:span text:style-name="T78">prohibet assumere postulatum, minime sit scopus.<text:line-break/></text:span><text:span text:style-name="T78">Si enim </text:span><text:span text:style-name="T78">aliquis ea,' quae prohibent; omnia </text:span><text:span text:style-name="T78">scopos </text:span><text:span text:style-name="T78">po-</text:span></text:p>
      <text:p text:style-name="P11"><text:span text:style-name="T78">suerit, etiam vires scopum evacuationis esse dicere </text:span><text:span text:style-name="T78">co-<text:line-break/></text:span><text:span text:style-name="T78">getur, ac ob aegrotantis metum, patrem, </text:span><text:span text:style-name="T78">et dominum.<text:line-break/></text:span><text:span text:style-name="T78">Etenim haec subinde, quum copia subesi, </text:span><text:span text:style-name="T78">prohibent va..<text:line-break/></text:span><text:span text:style-name="T78">cuationem assumere," ac virtus uon ferens </text:span><text:span text:style-name="T78">sanguinis ab-<text:line-break/></text:span><text:span text:style-name="T78">lationem, etiam propter timiditatem aeger </text:span><text:span text:style-name="T78">non per-<text:line-break/></text:span><text:span text:style-name="T78">mittens,, pater prohibens, item frater aut </text:span><text:span text:style-name="T78">dominus.<text:line-break/></text:span><text:span text:style-name="T78">Quemadmodum igitur haec nemo sanae mentis </text:span><text:span text:style-name="T78">scopos<text:line-break/></text:span><text:span text:style-name="T78">dixerit, ita neque tempora eo, quod praesidiis </text:span><text:span text:style-name="T78">aut olo<text:line-break/></text:span><text:span text:style-name="T78">lationibus uti prohibent nos subinde, scopes esse </text:span><text:span text:style-name="T78">diee.<text:line-break/></text:span><text:span text:style-name="T78">mus. Male igitur (dicet quis) ait Hippocrates: </text:span><text:span text:style-name="T78">Jn prin-<text:line-break/></text:span><text:span text:style-name="T78">cipio . morborum, fi quid movendum videtur, </text:span><text:span text:style-name="T78">moveto;<text:line-break/></text:span><text:span text:style-name="T78">cum vigent, quiescere satius est: non male,</text:span><text:span text:style-name="T78">'dicemus;<text:line-break/></text:span><text:span text:style-name="T78">quippe haud principium scopum efficiens , </text:span><text:span text:style-name="T78">censet per<text:line-break/></text:span><text:span text:style-name="T78">rnorborum initia remedia offerenda:, scd ab </text:span><text:span text:style-name="T78">initio, quod<text:line-break/></text:span><text:span text:style-name="T78">nondum imminutus sit modus virium </text:span><text:span text:style-name="T78">, indicat,<text:line-break/></text:span><text:span text:style-name="T78">item quod ablationem ferre possit; at </text:span><text:span text:style-name="T78">vigor virtutis<text:line-break/></text:span><text:span text:style-name="T78">imbecillitatem insinuati nam per vigorem </text:span><text:span text:style-name="T78">validae qui-<text:line-break/></text:span><text:span text:style-name="T78">dem causae,, imbecilla autem virtus est: </text:span><text:span text:style-name="T78">iccirco con-'</text:span></text:p>
      <text:p text:style-name="P10"><text:span text:style-name="T78">qaiefcendum censet. Videbitur 'enim rationi </text:span><text:span text:style-name="T78">esse </text:span><text:span text:style-name="T78">con..<text:line-break/></text:span><text:span text:style-name="T78">fentaneum, </text:span><text:span text:style-name="T78">per morborum status, cum maxime </text:span><text:span text:style-name="T78">causae<text:line-break/></text:span><text:span text:style-name="T78">invalescunt, sublationem ipsarum moliri. Verum fi-<text:line-break/></text:span><text:span text:style-name="T78">quidem </text:span><text:span text:style-name="T78">omnino esset innoxium auxilium, offerre </text:span><text:span text:style-name="T78">id<text:line-break/></text:span><text:span text:style-name="T78">oporteret; </text:span><text:span text:style-name="T78">habet </text:span><text:span text:style-name="T78">autem secus: nam </text:span><text:span text:style-name="T78">praesidia primum<text:line-break/></text:span><text:span text:style-name="T78">fane, </text:span><text:span text:style-name="T78">quoniam omnia praeter naturam existnnt, </text:span><text:span text:style-name="T78">ne-<text:line-break/></text:span><text:span text:style-name="T78">cessario </text:span><text:span text:style-name="T78">etiam vires molestant adhibita: deinde quoniam<text:line-break/></text:span><text:span text:style-name="T78">familiaria </text:span><text:span text:style-name="T78">afficiunt, commiscenturque causis morbificis<text:line-break/></text:span><text:span text:style-name="T78">in </text:span><text:span text:style-name="T78">ipsarum </text:span><text:span text:style-name="T78">ablatione, nihilo minus alienorum, quam<text:line-break/></text:span><text:span text:style-name="T78">familiarium, </text:span><text:span text:style-name="T78">fit imminutio.</text:span></text:p>
      <text:h text:style-name="P5" text:outline-level="2">Cap. XLI.</text:h>
      <text:p text:style-name="P8"><text:span text:style-name="T78">Primrfm autem naturam auxiliorum,<text:line-break/></text:span><text:span text:style-name="T78">ac uium, </text:span><text:span text:style-name="T78">quem exhibent, non ignorare oportet. Et-<text:line-break/></text:span><text:span text:style-name="T78">enim </text:span><text:span text:style-name="T78">praesidia per fe causarum sublationem moliri, non<text:line-break/></text:span><text:span text:style-name="T78">poliunt, </text:span><text:span text:style-name="T78">indigent autem adjuvante natura: </text:span><text:span text:style-name="T78">ac </text:span><text:span text:style-name="T78">.fere fo-<text:line-break/></text:span><text:span text:style-name="T78">Iam </text:span><text:span text:style-name="T78">occasionem ac principium naturae concedunt, - re-<text:line-break/></text:span><text:span text:style-name="T78">liqua </text:span><text:span text:style-name="T78">vero natura per se efficit.. Valida igitur quum esu<text:line-break/></text:span><text:span text:style-name="T78">et </text:span><text:span text:style-name="T78">auxiliorum malignitatem sustinet, et familiarium iin-<text:line-break/></text:span><text:span text:style-name="T78">irinutionem </text:span><text:span text:style-name="T78">facile tolerat, </text:span><text:span text:style-name="T78">ac </text:span><text:span text:style-name="T78">quae ipsam offendunt,</text:span></text:p>
      <text:p text:style-name="P10"><text:span text:style-name="T78">potest propellere. </text:span><text:span text:style-name="T78">At </text:span><text:span text:style-name="T78">ubi premitur, quod </text:span><text:span text:style-name="T78">in statu </text:span><text:span text:style-name="T78">po-<text:line-break/></text:span><text:span text:style-name="T78">tissimum accidit, a praesidiis adhibitis magis </text:span><text:span text:style-name="T78">laeditar,<text:line-break/></text:span><text:span text:style-name="T78">ac familiarium detractione fit imbecillior, </text:span><text:span text:style-name="T78">necnon </text:span><text:span text:style-name="T78">cau-<text:line-break/></text:span><text:span text:style-name="T78">sis magis succumbit, adhaec morhifica nullo </text:span><text:span text:style-name="T78">modo </text:span><text:span text:style-name="T78">po-<text:line-break/></text:span><text:span text:style-name="T78">test propellere: at ubi natura incumbens </text:span><text:span text:style-name="T78">noxia </text:span><text:span text:style-name="T78">pro-<text:line-break/></text:span><text:span text:style-name="T78">trudere nequit, plurimum ab ipso </text:span><text:span text:style-name="T78">conatu dissolvitur.<text:line-break/></text:span><text:span text:style-name="T78">Iccirco per morborum initia Hippocrates, </text:span><text:span text:style-name="T78">si quid </text:span><text:span text:style-name="T78">mo-<text:line-break/></text:span><text:span text:style-name="T78">vendum est, movere praecipit, lu statu </text:span><text:span text:style-name="T78">autem </text:span><text:span text:style-name="T78">con-<text:line-break/></text:span><text:span text:style-name="T78">quiescere.</text:span></text:p>
      <text:h text:style-name="P5" text:outline-level="2">Cap. XLII.</text:h>
      <text:p text:style-name="P8"><text:span text:style-name="T78">Forsan igitur hinc aliquis opinabitur,<text:line-break/>virtutem id, quod conducit, suggerere. </text:span><text:span text:style-name="T78">Discas </text:span><text:span text:style-name="T78">autem,<text:line-break/></text:span><text:span text:style-name="T78">nullum virtutem auxilium indicare, </text:span><text:span text:style-name="T78">hinc nimirum</text:span><text:span text:style-name="T78">: si<text:line-break/></text:span><text:span text:style-name="T78">virtus sufficiens auxilium aliquod </text:span><text:span text:style-name="T78">indicat in sanis, </text:span><text:span text:style-name="T78">eo,<text:line-break/></text:span><text:span text:style-name="T78">quod sufficiens est, praesidium indicabit. </text:span><text:span text:style-name="T78">Attamen </text:span><text:span text:style-name="T78">ne-<text:line-break/></text:span><text:span text:style-name="T78">que lu sanis auxilium indicat, neque </text:span><text:span text:style-name="T78">igitur in </text:span><text:span text:style-name="T78">aegro-<text:line-break/></text:span><text:span text:style-name="T78">tantibus etiam moderata id, quod </text:span><text:span text:style-name="T78">convenit, </text:span><text:span text:style-name="T78">indicabit.<text:line-break/></text:span><text:span text:style-name="T78">Quia </text:span><text:span text:style-name="T78">igitur, ubi </text:span><text:span text:style-name="T78">virtus </text:span><text:span text:style-name="T78">indicabit, non </text:span><text:span text:style-name="T78">adest id, </text:span><text:span text:style-name="T78">quod</text:span></text:p>
      <text:p text:style-name="P10"><text:span text:style-name="T78">postulatur, </text:span><text:span text:style-name="T78">non assumimus auxilium, constat, neque ul-<text:line-break/></text:span><text:span text:style-name="T78">lum </text:span><text:span text:style-name="T78">remedium virtutem indicare: nam scopum praesen-<text:line-break/></text:span><text:span text:style-name="T78">tia indicare </text:span><text:span text:style-name="T78">convenit. At vero prohibere, id, quod<text:line-break/></text:span><text:span text:style-name="T78">postulatur, </text:span><text:span text:style-name="T78">assumere virtus potest, fcopus autem au-<text:line-break/></text:span><text:span text:style-name="T78">xilii </text:span><text:span text:style-name="T78">non est.</text:span></text:p>
      <text:h text:style-name="P5" text:outline-level="2">Cap. XLI<text:span text:style-name="T75">II</text:span>.</text:h>
      <text:p text:style-name="P8"><text:span text:style-name="T78">Porro quam virtus rationem habet in<text:line-break/></text:span><text:span text:style-name="T78">praesidiis, </text:span><text:span text:style-name="T78">hanc in oblationibus tempora; quam vero </text:span><text:span text:style-name="T93">ia<text:line-break/></text:span><text:span text:style-name="T78">praesidiis </text:span><text:span text:style-name="T78">causae postulantes obtinent, hanc in oblati-<text:line-break/></text:span><text:span text:style-name="T78">onibus </text:span><text:span text:style-name="T78">vires. Quod vero paucam oblationem virtus<text:line-break/></text:span><text:span text:style-name="T78">postulat, </text:span><text:span text:style-name="T78">et non tempus, intensio declarat. Ex quibus<text:line-break/></text:span><text:span text:style-name="T78">ab imbecillitate </text:span><text:span text:style-name="T78">fe recipientibus paucum cibum offe-<text:line-break/></text:span><text:span text:style-name="T78">rimus, si </text:span><text:span text:style-name="T78">vires</text:span><text:span text:style-name="T78">. </text:span><text:span text:style-name="T78">postulant; quodsi intensio paucum lu-<text:line-break/></text:span><text:span text:style-name="T78">dicat cibum, </text:span><text:span text:style-name="T78">hos sinere impleri oportebat. Nam ubi<text:line-break/></text:span><text:span text:style-name="T78">fcopus, </text:span><text:span text:style-name="T78">qui paucum alimentum subindicat, non adest,<text:line-break/></text:span><text:span text:style-name="T78">ridiculus </text:span><text:span text:style-name="T78">foret, qui assumeret, quod non expeteretur.<text:line-break/></text:span><text:span text:style-name="T78">At initium </text:span><text:span text:style-name="T78">indicare, inquiunt, adstrlugendum esse. In<text:line-break/></text:span><text:span text:style-name="T78">omnibus igitur </text:span><text:span text:style-name="T78">constat astrictionem nos per initia as-</text:span></text:p>
      <text:p text:style-name="P11"><text:span text:style-name="T78">sumpturos, etiam in iis, qui vitiligines experiuntur,<text:line-break/>quas aIphos et leucas vocant, usque dum </text:span><text:span text:style-name="T78">increfcat.<text:line-break/></text:span><text:span text:style-name="T78">IJbi vero principium longius protenditur, nimirum </text:span><text:span text:style-name="T78">con-<text:line-break/></text:span><text:span text:style-name="T78">tabescet, qui hujusmodi ratione utitur. Sed </text:span><text:span text:style-name="T78">foriau di-<text:line-break/></text:span><text:span text:style-name="T78">cent ad nos, quam ob causam vos per initia </text:span><text:span text:style-name="T78">peripneu-<text:line-break/></text:span><text:span text:style-name="T78">rnonicis et similiter his aegrotantibus acute inter </text:span><text:span text:style-name="T78">initia<text:line-break/></text:span><text:span text:style-name="T78">non adhibetis, etsi tunc vires sint sufficientes? </text:span><text:span text:style-name="T78">Quoniam,<text:line-break/></text:span><text:span text:style-name="T78">dicemus, tempus virtute postulante</text:span><text:span text:style-name="T78">, </text:span><text:span text:style-name="T78">offerre nos </text:span><text:span text:style-name="T78">prohi-<text:line-break/></text:span><text:span text:style-name="T78">bet. Non igitur comprimere ac contrahere </text:span><text:span text:style-name="T78">indicar,<text:line-break/></text:span><text:span text:style-name="T78">sed quod vires postulant non sinentes nos </text:span><text:span text:style-name="T78">adbibere,<text:line-break/></text:span><text:span text:style-name="T78">quod contrarium indicat, </text:span><text:span text:style-name="T78">non </text:span><text:span text:style-name="T78">citra rationem </text:span><text:span text:style-name="T78">aliquis<text:line-break/></text:span><text:span text:style-name="T78">statuerit. Similiter et alia tempora prohibent </text:span><text:span text:style-name="T78">aut per-<text:line-break/></text:span><text:span text:style-name="T78">mittunt iis, quae expetuntur, uti, quandoquidem </text:span><text:span text:style-name="T78">ma-<text:line-break/></text:span><text:span text:style-name="T78">gis aut minus in ipsis virtus respondet, non </text:span><text:span text:style-name="T78">tamen ea<text:line-break/></text:span><text:span text:style-name="T78">quipplam, quod conducit, indicat. Quando </text:span><text:span text:style-name="T78">autem di-<text:line-break/></text:span><text:span text:style-name="T78">cunt, statum quidem pauxillum alimenti </text:span><text:span text:style-name="T78">postulare, de-<text:line-break/></text:span><text:span text:style-name="T78">clinatio nem vero magis varium: rogardi </text:span><text:span text:style-name="T78">veniunt, quo-<text:line-break/></text:span><text:span text:style-name="T78">modo scopis utentur, si duo quidem aegrotantes </text:span><text:span text:style-name="T78">fueriot,<text:line-break/></text:span><text:span text:style-name="T78">alius peripneumonicus et in declinatione, </text:span><text:span text:style-name="T78">alius Iippi-</text:span></text:p>
      <text:p text:style-name="P10"><text:span text:style-name="T78">tadine et </text:span><text:span text:style-name="T78">morbo vigente: utrum perspneumonico pleni-<text:line-break/></text:span><text:span text:style-name="T78">orem et </text:span><text:span text:style-name="T78">magis varium cibum dare' audebunt,' quam ei,<text:line-break/></text:span><text:span text:style-name="T78">qui lippitudine </text:span><text:span text:style-name="T78">molestatur? Sed non audebunt cibum va-<text:line-break/></text:span><text:span text:style-name="T78">riam magis </text:span><text:span text:style-name="T78">offerre. Quod si est,, constat non ex </text:span><text:span text:style-name="T93">tam-<text:line-break/></text:span><text:span text:style-name="T78">poribus </text:span><text:span text:style-name="T78">varietatem et paucitatem cibi sumi, scd ex vi-<text:line-break/></text:span><text:span text:style-name="T78">rium menfura.</text:span></text:p>
      <text:h text:style-name="P5" text:outline-level="2">Cap. XLIV.</text:h>
      <text:p text:style-name="P8"><text:span text:style-name="T78">At dubitare aliquis etiam de illo pos-<text:line-break/></text:span><text:span text:style-name="T78">sit, quomodo </text:span><text:span text:style-name="T78">arbitrantur morbi tempus interim quan-<text:line-break/></text:span><text:span text:style-name="T78">tura, interim </text:span><text:span text:style-name="T78">quale alimentum indicaie: quemadmodum<text:line-break/></text:span><text:span text:style-name="T78">Methodici </text:span><text:span text:style-name="T78">autumant, nunc differentiam auxiliorunr -<text:line-break/></text:span><text:span text:style-name="T78">indicare, </text:span><text:span text:style-name="T78">nunc differentiam praesidiorum expofcere.<text:line-break/></text:span><text:span text:style-name="T78">Quum enim </text:span><text:span text:style-name="T78">dicunt, augmentum sane paucum exposcere<text:line-break/></text:span><text:span text:style-name="T78">alimenti , </text:span><text:span text:style-name="T78">principium vero pleniorem , declinationem<text:line-break/></text:span><text:span text:style-name="T78">magis varium, </text:span><text:span text:style-name="T78">et qualitatem et quantitatem- alimenti<text:line-break/></text:span><text:span text:style-name="T78">morborum </text:span><text:span text:style-name="T78">tempora indicare pronunciant. At ubi di-<text:line-break/></text:span><text:span text:style-name="T78">cunt, principium, </text:span><text:span text:style-name="T78">ut prohibeamus augescere, indicat,<text:line-break/></text:span><text:span text:style-name="T78">incrementum vero </text:span><text:span text:style-name="T78">non segniter reprimere, et laxare.</text:span></text:p>
      <text:p text:style-name="P11"><text:span text:style-name="T78">status admissius deducere, declinatio solutionem adju-<text:line-break/>vare , auxiliorum differentiam tempora postulare confi-<text:line-break/>tebuntur. Quo modo igitur absurdum non est dicere, idem<text:line-break/>et diversum nulla differentia assumpta indicare ? Ad<text:line-break/>hoc forsan dicent, quod etiam Rationalibus auctoribus<text:line-break/>idem diversu, indicat, nam bilis infestans ablationem<text:line-break/>sui indicat. Respondendum vero eis est, bilem sub-<text:line-break/>lationem sui tantum indicare, modos autem sublationis<text:line-break/>esse plures; etenim vel detrahimus, vel contempera-<text:line-break/>mus ipsam. Deinde bilis fane, dicemus, in alio diver-<text:line-break/>'surum videtur esse indicatrix: quatenus enim gravat, de-<text:line-break/>tractionem, quatenus autem mordet; contemperationem.<text:line-break/>Tempora vero quum ne unam quidem hujusmodi habeant<text:line-break/>differentiam, qno modo diverfa poscent, non est dicere</text:span></text:p>
      <text:h text:style-name="P5" text:outline-level="2">Cap. XLV.</text:h>
      <text:p text:style-name="P9"><text:span text:style-name="T78">Porro quod tempus qualitatem aut<text:line-break/>quantitatem alimenti non indicat, hinc licet difcere.</text:span></text:p>
      <text:p text:style-name="P15"><text:span text:style-name="T78">' Quod genus indicat, hoc etiam quantitatem indicare<text:line-break/>necelle est: quippe sine differentia unumquodque eorum.</text:span></text:p>
      <text:p text:style-name="P10"><text:span text:style-name="T78">quae, </text:span><text:span text:style-name="T78">quod requiritur, indicant, genus ostendit. Ubi<text:line-break/></text:span><text:span text:style-name="T78">vero</text:span><text:span text:style-name="T78">'differentiam assumpserit, ab ipso genere diversum<text:line-break/></text:span><text:span text:style-name="T78">indicabit. </text:span><text:span text:style-name="T78">Quoniam igitur oblationis genus indicat, se-<text:line-break/></text:span><text:span text:style-name="T78">cundum </text:span><text:span text:style-name="T78">illam virtus et quantitatem et qualitatem indi-<text:line-break/></text:span><text:span text:style-name="T78">cabit. </text:span><text:span text:style-name="T78">Etenim citra differentiam oblationis, genus indi-<text:line-break/></text:span><text:span text:style-name="T78">catur: </text:span><text:span text:style-name="T78">differentia autem assumpta etiam, quod in ge-<text:line-break/></text:span><text:span text:style-name="T78">nere </text:span><text:span text:style-name="T78">differens est, indicabit Porro Hippocrates quanti<text:line-break/></text:span><text:span text:style-name="T78">alimenti </text:span><text:span text:style-name="T78">scopum virtutem-facere videtur, ubi eos, qui<text:line-break/></text:span><text:span text:style-name="T78">crefcunt, </text:span><text:span text:style-name="T78">plurimum habere caloris innati scribit, plu-<text:line-break/></text:span><text:span text:style-name="T78">rimum </text:span><text:span text:style-name="T78">igitur indigent alimento. At si corpus non con-<text:line-break/></text:span><text:span text:style-name="T78">liruitur, </text:span><text:span text:style-name="T78">etiam qualitatem ex virium differentia sumere<text:line-break/></text:span><text:span text:style-name="T78">apparet. </text:span><text:span text:style-name="T78">In hac scilicet lententia cibus juvenibus qui-<text:line-break/></text:span><text:span text:style-name="T78">dem </text:span><text:span text:style-name="T78">in summo vigore consistentibus non permutandus<text:line-break/></text:span><text:span text:style-name="T78">est, </text:span><text:span text:style-name="T78">extreme vero senibus mutatus convenit. Hinc igitur<text:line-break/></text:span><text:span text:style-name="T78">liquet, </text:span><text:span text:style-name="T78">virtutem sine differentia genus oblationis postu-<text:line-break/></text:span><text:span text:style-name="T78">lare, </text:span><text:span text:style-name="T78">curn differentia vero qualitatem.. </text:span><text:span text:style-name="T78">At </text:span><text:span text:style-name="T78">tempus ne- -<text:line-break/></text:span><text:span text:style-name="T78">que </text:span><text:span text:style-name="T78">alimenti qualitatem, neque quantitatem indicat.<text:line-break/></text:span><text:span text:style-name="T78">Quoniam </text:span><text:span text:style-name="T78">igitur si morborum tempora qualitatem </text:span><text:span text:style-name="T78">et</text:span></text:p>
      <text:p text:style-name="P10"><text:span text:style-name="T78">quantitatem alimenti .^dicant, vel ad sui </text:span><text:span text:style-name="T78">conservatio-<text:line-break/></text:span><text:span text:style-name="T78">nem </text:span><text:span text:style-name="T93">vel. ad</text:span><text:span text:style-name="T78"> ablationem hoc indicabunt. Nam </text:span><text:span text:style-name="T78">quod in-<text:line-break/></text:span><text:span text:style-name="T78">dicat,- aut sui conservationem, aut ablationem </text:span><text:span text:style-name="T78">indicat.<text:line-break/></text:span><text:span text:style-name="T78">Si igitur tempora quanti qualisque cibi </text:span><text:span text:style-name="T78">indicationem<text:line-break/></text:span><text:span text:style-name="T78">moliuntur, ut ipsa permaneant, quomodo non </text:span><text:span text:style-name="T78">ridica-<text:line-break/></text:span><text:span text:style-name="T78">lum est dicere, quantum et quale alimentum </text:span><text:span text:style-name="T78">offerre,<text:line-break/></text:span><text:span text:style-name="T78">ut morborum tempora observemus? Si autem </text:span><text:span text:style-name="T78">ex abla-<text:line-break/></text:span><text:span text:style-name="T78">tione ipsorum indicationem tempora faciunt, </text:span><text:span text:style-name="T78">convenit<text:line-break/></text:span><text:span text:style-name="T78">quantum et quale nutrimentum contrarietatem </text:span><text:span text:style-name="T78">quam-<text:line-break/></text:span><text:span text:style-name="T78">piam cum temporibus, ut habet, apparere. </text:span><text:span text:style-name="T78">Sola enim<text:line-break/></text:span><text:span text:style-name="T78">contrariorum contraria sunt sublatoria. </text:span><text:span text:style-name="T78">Temporibus<text:line-break/></text:span><text:span text:style-name="T78">autem non inest neque quantum</text:span><text:span text:style-name="T78">, </text:span><text:span text:style-name="T78">neque quale </text:span><text:span text:style-name="T78">alimen-<text:line-break/></text:span><text:span text:style-name="T78">tum contrarium, neque initium, neque </text:span><text:span text:style-name="T78">incrementum,<text:line-break/></text:span><text:span text:style-name="T78">nec status, neque inclinatio. Pluribus </text:span><text:span text:style-name="T78">enim eadem<text:line-break/></text:span><text:span text:style-name="T78">causa non adversatur, unum nempe uni </text:span><text:span text:style-name="T78">adverfari so-<text:line-break/></text:span><text:span text:style-name="T78">let dulitaxat. Eadem ratione ostendemus, </text:span><text:span text:style-name="T78">neque praesi-<text:line-break/></text:span><text:span text:style-name="T78">diorum differentiam morborum tempora </text:span><text:span text:style-name="T78">indicare. Si<text:line-break/></text:span><text:span text:style-name="T78">enim neque ob ipsorum permanentiam </text:span><text:span text:style-name="T78">indicationem</text:span></text:p>
      <text:p text:style-name="P10"><text:span text:style-name="T78">tempora </text:span><text:span text:style-name="T78">efficiunt, nec ob sublationem, eo quod plu-<text:line-break/></text:span><text:span text:style-name="T78">ribus unum </text:span><text:span text:style-name="T78">non erit contrarium, ac alius indicationis<text:line-break/></text:span><text:span text:style-name="T78">modus non </text:span><text:span text:style-name="T78">est, manifestuni tempora nihil utile indi-<text:line-break/></text:span><text:span text:style-name="T78">care. </text:span><text:span text:style-name="T78">Sed in naturam contrariorum aliquis respiciens<text:line-break/></text:span><text:span text:style-name="T78">sciet, ne </text:span><text:span text:style-name="T78">contrarium quidem indicare, nam ex eodem<text:line-break/></text:span><text:span text:style-name="T78">genere </text:span><text:span text:style-name="T78">plurimum invicem remota contraria existunt;<text:line-break/></text:span><text:span text:style-name="T78">tempus autem </text:span><text:span text:style-name="T78">alimenti aut quantitatis non sub eodem<text:line-break/></text:span><text:span text:style-name="T78">genere </text:span><text:span text:style-name="T78">collocabitur. Quod igitur; neque qualitatem,<text:line-break/></text:span><text:span text:style-name="T78">neque </text:span><text:span text:style-name="T78">quantitatem, . neque auxiliorum differentias a<text:line-break/></text:span><text:span text:style-name="T78">temporibus </text:span><text:span text:style-name="T78">capere licet, abunde a nobis demonstra-<text:line-break/></text:span><text:span text:style-name="T78">tum est.</text:span></text:p>
      <text:h text:style-name="P5" text:outline-level="2">Cap. XLVI.</text:h>
      <text:p text:style-name="P8"><text:span text:style-name="T78">Nunc autem demonstrabimus, princi-<text:line-break/></text:span><text:span text:style-name="T78">pium non </text:span><text:span text:style-name="T78">indicare id, quod prohibet, 'ne augeatur,, quod<text:line-break/></text:span><text:span text:style-name="T78">indicare </text:span><text:span text:style-name="T78">arbitrantur Methodici. Cum enim multi morbi<text:line-break/></text:span><text:span text:style-name="T78">una cum initio </text:span><text:span text:style-name="T78">statum recipiant, ut apoplexia acuti-<text:line-break/></text:span><text:span text:style-name="T78">que morbi, </text:span><text:span text:style-name="T78">quis utique dixerit, aliquid principium in<text:line-break/></text:span><text:span text:style-name="T78">hujusmodi </text:span><text:span text:style-name="T78">morbis indicare? Etenim quod prohibiturum<text:line-break/></text:span><text:span text:style-name="T78">eft, ne augeatur, </text:span><text:span text:style-name="T78">non indicabit, nam una cum prin-</text:span></text:p>
      <text:p text:style-name="P10"><text:span text:style-name="T78">cipio vigorem accepisse morbum dicet, aut nihil </text:span><text:span text:style-name="T78">indi-<text:line-break/></text:span><text:span text:style-name="T78">care principium in hujusmodi morbis, aut </text:span><text:span text:style-name="T78">aliud quid-<text:line-break/></text:span><text:span text:style-name="T78">piam,, et </text:span><text:span text:style-name="T93">n&amp;n</text:span><text:span text:style-name="T78"> id, quod prohibet, ne augeatur; </text:span><text:span text:style-name="T78">nihil<text:line-break/></text:span><text:span text:style-name="T78">igitur indicare dicere eum, qui scopum norit, </text:span><text:span text:style-name="T78">mari-<text:line-break/></text:span><text:span text:style-name="T78">rne ridiculum. At si aliud quidplam indicabit </text:span><text:span text:style-name="T78">et non,<text:line-break/></text:span><text:span text:style-name="T78">quod ipsi arbitrantur, absurde ipsi dixerunt, </text:span><text:span text:style-name="T78">initiant<text:line-break/></text:span><text:span text:style-name="T78">postulare id, quod prohibeat, ne augeatur..</text:span></text:p>
      <text:h text:style-name="P5" text:outline-level="2">Cap. XLV<text:span text:style-name="T75">II</text:span>.</text:h>
      <text:p text:style-name="P8"><text:span text:style-name="T78">Hic autem error ipsis </text:span><text:span text:style-name="T78">obortus est ab<text:line-break/></text:span><text:span text:style-name="T78">alia falsa opinione:' quippe putantes, omnem </text:span><text:span text:style-name="T78">morbum<text:line-break/></text:span><text:span text:style-name="T78">per quatuor procedere, atque hoc ceu </text:span><text:span text:style-name="T78">verum sibi pro-<text:line-break/></text:span><text:span text:style-name="T78">ponentes, horum consequens esse oportere </text:span><text:span text:style-name="T78">autumarunt,<text:line-break/></text:span><text:span text:style-name="T78">ut morbi principium incrementi aut augmenti </text:span><text:span text:style-name="T78">iuhibi-<text:line-break/></text:span><text:span text:style-name="T78">tionern postulet. Atque hoc igitur ipsos latuit, </text:span><text:span text:style-name="T78">nempe<text:line-break/></text:span><text:span text:style-name="T78">non omnem morbum incipere, augescere, </text:span><text:span text:style-name="T78">vigere et<text:line-break/></text:span><text:span text:style-name="T78">declinare. Siquidem acuti morbi, ut apoplexia, </text:span><text:span text:style-name="T78">mia<text:line-break/></text:span><text:span text:style-name="T78">cum invasione vigorem recipiunt, </text:span><text:span text:style-name="T93">ac </text:span><text:span text:style-name="T93">morborum,</text:span><text:span text:style-name="T78"> qui<text:line-break/></text:span><text:span text:style-name="T78">judicantur, unum tempus, nempe declinatio, </text:span><text:span text:style-name="T78">refcindi-<text:line-break/></text:span><text:span text:style-name="T78">tur: quippe judicia circa vigorem morbos </text:span><text:span text:style-name="T78">adhuc magis<text:line-break/></text:span><text:span text:style-name="T78">augescentes solvunt. Item auxiliis per </text:span><text:span text:style-name="T78">initia morbum</text:span></text:p>
      <text:p text:style-name="P10"><text:span text:style-name="T78">sulvere </text:span><text:span text:style-name="T78">licet, et reliqua morborum tempora succidi.<text:line-break/></text:span><text:span text:style-name="T78">Si igitur </text:span><text:span text:style-name="T78">licet initio vacuare morbum et solvere prae-<text:line-break/></text:span><text:span text:style-name="T78">sidiis, </text:span><text:span text:style-name="T78">cur.. tandem mitium indicare prohibitionem<text:line-break/></text:span><text:span text:style-name="T78">augmenti,- </text:span><text:span text:style-name="T78">et non potius imminutionem aut sublationem<text:line-break/></text:span><text:span text:style-name="T78">norunt? At </text:span><text:span text:style-name="T78">si imminutionem dicant et morborum ab-<text:line-break/></text:span><text:span text:style-name="T78">lationem </text:span><text:span text:style-name="T78">indicare non principium,.: scd affectum;, cur’<text:line-break/></text:span><text:span text:style-name="T78">igitur, </text:span><text:span text:style-name="T78">quaeremus ab ipsis, uon quod affectus, sed<text:line-break/></text:span><text:span text:style-name="T78">quod initium' </text:span><text:span text:style-name="T78">indicat, assumitis? Nam propter </text:span><text:span text:style-name="T93">id,<text:line-break/></text:span><text:span text:style-name="T78">qnod affectus </text:span><text:span text:style-name="T78">postulat, etiam illud, . quod principium<text:line-break/></text:span><text:span text:style-name="T78">indicat; </text:span><text:span text:style-name="T78">efficitur; etenim, qui minuit aut tollit mor-<text:line-break/></text:span><text:span text:style-name="T78">bum,, etiam </text:span><text:span text:style-name="T78">incrementum fieri, prohibet. Sed forsan<text:line-break/></text:span><text:span text:style-name="T78">dicent, </text:span><text:span text:style-name="T78">communitatem principii propinquiorem nos co-<text:line-break/></text:span><text:span text:style-name="T78">gere, quod </text:span><text:span text:style-name="T78">ipfa indicat, assumere, proxime, quod<text:line-break/></text:span><text:span text:style-name="T78">faciendum </text:span><text:span text:style-name="T78">est, innuens: affectus autem, quod morbos<text:line-break/></text:span><text:span text:style-name="T78">tollere’ oporteat, </text:span><text:span text:style-name="T78">exposcens, quibus id efficiendum fit,<text:line-break/></text:span><text:span text:style-name="T78">non indicat; </text:span><text:span text:style-name="T78">quibus. vero prohibere oportet particu-<text:line-break/></text:span><text:span text:style-name="T78">larem, quorum </text:span><text:span text:style-name="T78">prohibere, ne augescant, indicat, aut<text:line-break/></text:span><text:span text:style-name="T78">per quae, cx </text:span><text:span text:style-name="T78">aliis sumuntur,: hac ratione etiam asse^</text:span></text:p>
      <text:p text:style-name="P10"><text:span text:style-name="T78">ctus </text:span><text:span text:style-name="T78">morborum ablationem solum indicat: </text:span><text:span text:style-name="T78">at ex </text:span><text:span text:style-name="T78">qui-<text:line-break/></text:span><text:span text:style-name="T78">bus hoc faciendum sit, ex alio, ut par </text:span><text:span text:style-name="T78">est, capere<text:line-break/></text:span><text:span text:style-name="T78">oportet. Quare satius est, non principio, </text:span><text:span text:style-name="T78">fed affectu<text:line-break/>uti </text:span><text:span text:style-name="T78">scopo. Deinde et illud ad eos dicendum </text:span><text:span text:style-name="T78">est, </text:span><text:span text:style-name="T78">omne<text:line-break/></text:span><text:span text:style-name="T78">principium </text:span><text:span text:style-name="T78">implexus quidam esse secundum </text:span><text:span text:style-name="T78">nos apparet<text:line-break/></text:span><text:span text:style-name="T78">(duae </text:span><text:span text:style-name="T78">enitn </text:span><text:span text:style-name="T78">communitates in unum </text:span><text:span text:style-name="T78">coeunt et </text:span><text:span text:style-name="T78">princi-<text:line-break/></text:span><text:span text:style-name="T78">pium, et affectus, </text:span><text:span text:style-name="T78">ac </text:span><text:span text:style-name="T78">utraque </text:span><text:span text:style-name="T78">communitas diversum<text:line-break/></text:span><text:span text:style-name="T78">quiddam indicat); at propior </text:span><text:span text:style-name="T93">ap</text:span><text:span text:style-name="T78"> magis </text:span><text:span text:style-name="T78">necessaria </text:span><text:span text:style-name="T78">com-<text:line-break/></text:span><text:span text:style-name="T78">munitas vobis </text:span><text:span text:style-name="T78">esse videtur affectus, </text:span><text:span text:style-name="T78">quam principium,<text:line-break/></text:span><text:span text:style-name="T78">quia huic animum attenditis. Ex </text:span><text:span text:style-name="T78">his igitur </text:span><text:span text:style-name="T78">constat,<text:line-break/></text:span><text:span text:style-name="T78">affectus omnes communitatum esse </text:span><text:span text:style-name="T78">implexus: </text:span><text:span text:style-name="T78">quippe<text:line-break/></text:span><text:span text:style-name="T78">omnis affectus in tempore quodam </text:span><text:span text:style-name="T78">oritur;; communitas<text:line-break/></text:span><text:span text:style-name="T78">igitur non tempus solum, sed etiam </text:span><text:span text:style-name="T78">affectus est; </text:span><text:span text:style-name="T78">quare<text:line-break/></text:span><text:span text:style-name="T78">perperam facitis unum implexum </text:span><text:span text:style-name="T78">affectuum esse </text:span><text:span text:style-name="T78">putantes,<text:line-break/></text:span><text:span text:style-name="T78">et non </text:span><text:span text:style-name="T78">omnes </text:span><text:span text:style-name="T78">affectus implexus esse dicentes.</text:span></text:p>
      <text:h text:style-name="P5" text:outline-level="2">Cap. XLV<text:span text:style-name="T75">II</text:span>I.</text:h>
      <text:p text:style-name="P8"><text:span text:style-name="T78">Praeterea et </text:span><text:span text:style-name="T78">hoc dogma </text:span><text:span text:style-name="T78">Methodi-<text:line-break/></text:span><text:span text:style-name="T78">corum stolidum </text:span><text:span text:style-name="T78">est, oportere; fernper </text:span><text:span text:style-name="T78">per .initia </text:span><text:span text:style-name="T78">mor-<text:line-break/></text:span><text:span text:style-name="T78">borum </text:span><text:span text:style-name="T78">astringentibus uti: causam vero </text:span><text:span text:style-name="T78">lude dogma </text:span><text:span text:style-name="T78">ac-</text:span></text:p>
      <text:p text:style-name="P10"><text:span text:style-name="T78">cepit. </text:span><text:span text:style-name="T78">Mullae inflammationes astringentibus per initia<text:line-break/></text:span><text:span text:style-name="T78">et </text:span><text:span text:style-name="T78">repellentibus sublidunt: at omnis inflammatio, illis<text:line-break/></text:span><text:span text:style-name="T78">auctoribus, </text:span><text:span text:style-name="T78">astrictio est: quare absurdum apparet<text:line-break/></text:span><text:span text:style-name="T78">astricta </text:span><text:span text:style-name="T78">densantibus sublidere, quum et nos dicamus iis,<text:line-break/></text:span><text:span text:style-name="T78">quae </text:span><text:span text:style-name="T78">molestant, excretis subsidentiam fieri. </text:span><text:span text:style-name="T108">;</text:span><text:span text:style-name="T78"> At in </text:span><text:span text:style-name="T93">iis,<text:line-break/></text:span><text:span text:style-name="T93">quae </text:span><text:span text:style-name="T93">apparentia</text:span><text:span text:style-name="T78"> videri non possunt, pronnnciant initio<text:line-break/></text:span><text:span text:style-name="T78">prorsus </text:span><text:span text:style-name="T78">repellentibus utendum esse; non repellimus<text:line-break/></text:span><text:span text:style-name="T78">enim </text:span><text:span text:style-name="T78">causas, sed ut corpora minus affectui obnoxia<text:line-break/></text:span><text:span text:style-name="T78">reddamus. </text:span><text:span text:style-name="T78">Etenim compressio, inquiunt, et corporum<text:line-break/></text:span><text:span text:style-name="T78">astrictio </text:span><text:span text:style-name="T78">validiores ad injurias ferendas partes efficiens,<text:line-break/></text:span><text:span text:style-name="T78">morbis </text:span><text:span text:style-name="T78">corripi prohibet. Non enim incrementum,<text:line-break/></text:span><text:span text:style-name="T78">ajuut, </text:span><text:span text:style-name="T78">sola rnorborqrn imminutione prohibetur, sed<text:line-break/></text:span><text:span text:style-name="T78">etiam </text:span><text:span text:style-name="T78">pertinaci corporum contra injurias robore. Di-<text:line-break/></text:span><text:span text:style-name="T78">cendum </text:span><text:span text:style-name="T78">igitur ad eos est, fieri non posse, ut incre-<text:line-break/></text:span><text:span text:style-name="T78">mento </text:span><text:span text:style-name="T78">noxiorum partes minus reddas patibiles: quum<text:line-break/></text:span><text:span text:style-name="T78">alioqui, </text:span><text:span text:style-name="T78">antequam aegrotent, robur ad patiendum con-<text:line-break/></text:span><text:span text:style-name="T78">tumax </text:span><text:span text:style-name="T78">partibus moliri convenit Eteniui </text:span><text:span text:style-name="T78">ne </text:span><text:span text:style-name="T78">morbus<text:line-break/></text:span><text:span text:style-name="T78">oriatur, </text:span><text:span text:style-name="T78">robore hoc contumaci indigemus:- corporibus</text:span></text:p>
      <text:p text:style-name="P10"><text:span text:style-name="T78">autem affectis, sublationem offendentium teutare </text:span><text:span text:style-name="T78">con-<text:line-break/></text:span><text:span text:style-name="T78">venit. Quoniam vero astricta dispositio densitas </text:span><text:span text:style-name="T78">est et<text:line-break/></text:span><text:span text:style-name="T78">difficilis corporum disslatlo, astringentia autem </text:span><text:span text:style-name="T78">cutem<text:line-break/></text:span><text:span text:style-name="T78">densant, et minus diffiabilem reddunt,, constat </text:span><text:span text:style-name="T78">ea in-<text:line-break/></text:span><text:span text:style-name="T78">crementum astrictorum potius promovere quam </text:span><text:span text:style-name="T78">adver-<text:line-break/></text:span><text:span text:style-name="T78">sari; et quam affectus in propriis temporibus </text:span><text:span text:style-name="T78">magnitu-<text:line-break/></text:span><text:span text:style-name="T78">dinem reciperet, haec per initia ex praesidiis </text:span><text:span text:style-name="T78">obvenit.<text:line-break/></text:span><text:span text:style-name="T78">Sunt autem, qui etiam contrarium, quod </text:span><text:span text:style-name="T78">principium<text:line-break/></text:span><text:span text:style-name="T78">postulat, assumant: siquidem principium id, </text:span><text:span text:style-name="T78">quod au-<text:line-break/></text:span><text:span text:style-name="T78">geri prohibet, indicat, qualitas autem eorum, </text:span><text:span text:style-name="T78">quae ad-<text:line-break/></text:span><text:span text:style-name="T78">moventur, augmento opitulari videtur. Quare </text:span><text:span text:style-name="T78">alteru-<text:line-break/></text:span><text:span text:style-name="T78">trum faciendum est,-aut principio ut male </text:span><text:span text:style-name="T78">indicanti<text:line-break/></text:span><text:span text:style-name="T78">attendendum'', aut eorum, quae admoventur, </text:span><text:span text:style-name="T78">qualitas<text:line-break/></text:span><text:span text:style-name="T78">non salubriter admovetur.</text:span></text:p>
      <text:h text:style-name="P5" text:outline-level="2">Cap. XL<text:span text:style-name="T75">IX</text:span>.</text:h>
      <text:p text:style-name="P8"><text:span text:style-name="T78">Itaque astringentia luitio </text:span><text:span text:style-name="T78">inflamma-<text:line-break/></text:span><text:span text:style-name="T78">tionum adhiberi commode quilibet concesserit, </text:span><text:span text:style-name="T78">verum<text:line-break/></text:span><text:span text:style-name="T78">caufa </text:span><text:span text:style-name="T78">ab </text:span><text:span text:style-name="T78">eis facti quaerenda est </text:span><text:span text:style-name="T93">t,</text:span><text:span text:style-name="T78"> etenim </text:span><text:span text:style-name="T78">dicere con-<text:line-break/></text:span><text:span text:style-name="T78">tumax injuriis ferendis robur ex astringentibus </text:span><text:span text:style-name="T78">accedere</text:span></text:p>
      <text:p text:style-name="P10"><text:span text:style-name="T78">ridiculum est, ut ostendimus. Discant autem </text:span><text:span text:style-name="T93">a </text:span><text:span text:style-name="T93">nobis,<text:line-break/></text:span><text:span text:style-name="T93">noxiorum</text:span><text:span text:style-name="T78"> </text:span><text:span text:style-name="T78">repulsu et in alia loca ab affectu immunis<text:line-break/></text:span><text:span text:style-name="T78">translatione </text:span><text:span text:style-name="T78">astringentia auxilia morbos imminuere, et<text:line-break/></text:span><text:span text:style-name="T78">folvere. </text:span><text:span text:style-name="T78">Praeterea et </text:span><text:span text:style-name="T78">hoc </text:span><text:span text:style-name="T78">dicendum est, initium non<text:line-break/></text:span><text:span text:style-name="T78">indicare </text:span><text:span text:style-name="T78">praesidia, quae augmentum ipscrum prohibe- </text:span><text:span text:style-name="T78">\<text:line-break/>aut: </text:span><text:span text:style-name="T78">haec autem contra ipsos sunt, si astringentia prin-<text:line-break/></text:span><text:span text:style-name="T78">cipia </text:span><text:span text:style-name="T78">morborum , </text:span><text:span text:style-name="T78">aut - </text:span><text:span text:style-name="T78">qualitatem quandarn obtinent,<text:line-break/></text:span><text:span text:style-name="T78">aot non. </text:span><text:span text:style-name="T78">Dicere itaque, morborum principia qualitatis<text:line-break/></text:span><text:span text:style-name="T78">esse </text:span><text:span text:style-name="T78">expertia, ridiculum est; non enim in sensum ca-<text:line-break/></text:span><text:span text:style-name="T78">derent, </text:span><text:span text:style-name="T78">nisi qualitatem haberent Vel igitur principio-<text:line-break/></text:span><text:span text:style-name="T78">rum </text:span><text:span text:style-name="T78">qualitas diversa est a singulis affectibus, vel unius-<text:line-break/></text:span><text:span text:style-name="T78">cajusque </text:span><text:span text:style-name="T78">principii qualitas indifferens ejusdem affectus<text:line-break/></text:span><text:span text:style-name="T78">existiu </text:span><text:span text:style-name="T78">Si igitur diversa est a principiis qualitas, ap-<text:line-break/></text:span><text:span text:style-name="T78">paret </text:span><text:span text:style-name="T78">quaedam haec ab affectu alia communitas, quam<text:line-break/></text:span><text:span text:style-name="T78">illi </text:span><text:span text:style-name="T78">omiserunt. At si eadem est utriusque principii<text:line-break/></text:span><text:span text:style-name="T78">qualitas, </text:span><text:span text:style-name="T78">quae et ejusdem affectus, cur non in morbo-<text:line-break/></text:span><text:span text:style-name="T78">rom </text:span><text:span text:style-name="T78">initio ad astrictionem quidem laxante ratione,<text:line-break/></text:span><text:span text:style-name="T78">ad fluorem </text:span><text:span text:style-name="T78">astringente utemur? Absurdum, enim nos</text:span></text:p>
      <text:p text:style-name="P10"><text:span text:style-name="T78">adversus principium </text:span><text:span text:style-name="T78">diverso modo pugnare, </text:span><text:span text:style-name="T78">quasi </text:span><text:span text:style-name="T78">non<text:line-break/></text:span><text:span text:style-name="T78">eamdenr </text:span><text:span text:style-name="T78">cum </text:span><text:span text:style-name="T78">affectu, </text:span><text:span text:style-name="T78">cujus principium est, </text:span><text:span text:style-name="T78">qualitatem<text:line-break/></text:span><text:span text:style-name="T78">obtineat.</text:span></text:p>
      <text:h text:style-name="P5" text:outline-level="2">Cap. L.</text:h>
      <text:p text:style-name="P8"><text:span text:style-name="T78">Porro quod </text:span><text:span text:style-name="T78">ridiculum </text:span><text:span text:style-name="T78">sit </text:span><text:span text:style-name="T78">putare, </text:span><text:span text:style-name="T78">ex<text:line-break/></text:span><text:span text:style-name="T78">astringente curandi </text:span><text:span text:style-name="T78">ratione patiendi </text:span><text:span text:style-name="T78">difficultatem </text:span><text:span text:style-name="T78">corpo-<text:line-break/></text:span><text:span text:style-name="T78">ribus obnafci, qua corpora densantur comprimunturque,<text:line-break/>hinc disceret aliquis. </text:span><text:span text:style-name="T78">Si densatio</text:span><text:span text:style-name="T78">, contractio </text:span><text:span text:style-name="T78">et cor-<text:line-break/></text:span><text:span text:style-name="T78">po.rum durities patiendi difficultatis sunt causae, </text:span><text:span text:style-name="T78">in-<text:line-break/></text:span><text:span text:style-name="T78">flammati,, scirrho indurati et. cutem duram </text:span><text:span text:style-name="T78">denfanique<text:line-break/></text:span><text:span text:style-name="T78">prae extrema inedia habentes difficilius, quam </text:span><text:span text:style-name="T78">fani,<text:line-break/></text:span><text:span text:style-name="T78">afficerentur. Etenim sani molliora rarioraque </text:span><text:span text:style-name="T78">corpora<text:line-break/></text:span><text:span text:style-name="T78">obtinent, ac quanto magis sani sunt, lnsuper si </text:span><text:span text:style-name="T78">duritie<text:line-break/></text:span><text:span text:style-name="T78">patiendi difficultas judicaretur, lenes , qui </text:span><text:span text:style-name="T78">durius,<text:line-break/></text:span><text:span text:style-name="T78">quam pueri, corpus oblinent, firmiores censeri </text:span><text:span text:style-name="T78">opor-<text:line-break/></text:span><text:span text:style-name="T78">tebat. Si enim, quam Methodici ex arte </text:span><text:span text:style-name="T78">difficultatem<text:line-break/></text:span><text:span text:style-name="T78">patiendi dicunt moliri, hanc ex natura </text:span><text:span text:style-name="T78">obtinent,<text:line-break/></text:span><text:span text:style-name="T78">quomodo non erat consentaneum, senes minus </text:span><text:span text:style-name="T78">jnveai-<text:line-break/></text:span><text:span text:style-name="T78">bus esse affectibus obnoxios?</text:span></text:p>
      <text:h text:style-name="P6" text:outline-level="2">Cap. LI.</text:h>
      <text:p text:style-name="P8"><text:span text:style-name="T78">At ignorant Methodici, qaomodo </text:span><text:span text:style-name="T93">homi-<text:line-break/></text:span><text:span text:style-name="T93">nis ad</text:span><text:span text:style-name="T78"> </text:span><text:span text:style-name="T78">patiendum difficultatem discernere conveniat,<text:line-break/></text:span><text:span text:style-name="T78">ideoque </text:span><text:span text:style-name="T78">neque moliri ipsam poterunt. Non ensin ut<text:line-break/></text:span><text:span text:style-name="T78">lapidis, </text:span><text:span text:style-name="T78">ferri, ligni ' et similium duritie et mollitie<text:line-break/></text:span><text:span text:style-name="T78">patiendi </text:span><text:span text:style-name="T78">difficultatem hominum judicare convenit: ied<text:line-break/></text:span><text:span text:style-name="T78">eo, </text:span><text:span text:style-name="T78">quod corpora suos ipsorum usus citra impedimen-<text:line-break/></text:span><text:span text:style-name="T78">tum </text:span><text:span text:style-name="T78">praestare abunde queant. Qui igitur firmitatem<text:line-break/></text:span><text:span text:style-name="T78">moliri </text:span><text:span text:style-name="T78">volet, ei -non venit considerandum, unde cor-'<text:line-break/></text:span><text:span text:style-name="T78">pus </text:span><text:span text:style-name="T78">durum erit , scd unde partium facultates </text:span><text:span text:style-name="T78">ad-<text:line-break/></text:span><text:span text:style-name="T78">augescent, ac partes libere proprios usus exhibe-<text:line-break/></text:span><text:span text:style-name="T78">bunt.</text:span></text:p>
      <text:h text:style-name="P4" text:outline-level="1"><text:bookmark-start text:name="bookmark10"/><text:span text:style-name="T87">GALENI DE </text:span><text:span text:style-name="T87">CONSTITUTIONE AR-<text:line-break/></text:span><text:span text:style-name="T87">TIS MEDICAE AD </text:span><text:span text:style-name="T87">PATROPHILVM<text:line-break/></text:span><text:span text:style-name="T87">LIBER.</text:span><text:bookmark-end text:name="bookmark10"/></text:h>
      <text:p text:style-name="P15"><text:span text:style-name="T78">Quum mihi videaris, Patrophile, divino </text:span><text:span text:style-name="T78">quodam affe-<text:line-break/></text:span><text:span text:style-name="T78">ctu affici, qui omnia cum demonstratione et </text:span><text:span text:style-name="T78">methodo<text:line-break/></text:span><text:span text:style-name="T78">cupis addiscere; </text:span><text:span text:style-name="T78">tuo </text:span><text:span text:style-name="T78">obsequi' desiderio decrevi, </text:span><text:span text:style-name="T78">tibique<text:line-break/></text:span><text:span text:style-name="T78">eorum, quos audisti, aut de quibus dubitasti, </text:span><text:span text:style-name="T78">fermonuni<text:line-break/></text:span><text:span text:style-name="T78">commentarios perscribere. Quomodo vero id </text:span><text:span text:style-name="T78">certamen<text:line-break/></text:span><text:span text:style-name="T78">non subirem, quum te videam principium </text:span><text:span text:style-name="T78">quoddarn<text:line-break/></text:span><text:span text:style-name="T78">viae ad veritatem ducentis invenisse, solum </text:span><text:span text:style-name="T78">autem ip-<text:line-break/></text:span><text:span text:style-name="T78">sam propter sublimitatem et longitudinem et </text:span><text:span text:style-name="T78">asperi-<text:line-break/></text:span><text:span text:style-name="T78">tatem consequi uon posse? Mullos enim conspicio </text:span><text:span text:style-name="T78">haud</text:span></text:p>
      <text:p text:style-name="P10"><text:span text:style-name="T78">quidem cum </text:span><text:span text:style-name="T78">adhorlatione eam adire, sed et negligere,<text:line-break/></text:span><text:span text:style-name="T78">et </text:span><text:span text:style-name="T78">aversari; </text:span><text:span text:style-name="T78">te vero illis oppositum, habere, aversanti-<text:line-break/></text:span><text:span text:style-name="T78">bus </text:span><text:span text:style-name="T78">enim </text:span><text:span text:style-name="T78">eam ad hunc usque diem omnibus, et ad<text:line-break/></text:span><text:span text:style-name="T78">alias fete </text:span><text:span text:style-name="T78">vias abducentibus, te autem ipsam veritatem<text:line-break/></text:span><text:span text:style-name="T78">tanquam in </text:span><text:span text:style-name="T78">edito loco domicilium habere speculantem,<text:line-break/></text:span><text:span text:style-name="T78">pulchritudinis </text:span><text:span text:style-name="T78">ipsius amatorem acerrimum esse, neque<text:line-break/></text:span><text:span text:style-name="T78">hanc </text:span><text:span text:style-name="T78">viam </text:span><text:span text:style-name="T78">abhorrere, neque soli tibi viae aditum com-<text:line-break/></text:span><text:span text:style-name="T78">mittere. At </text:span><text:span text:style-name="T78">in praesenti veram artis medicae constitu-<text:line-break/></text:span><text:span text:style-name="T78">tionem invenire </text:span><text:span text:style-name="T78">affectans parturiendi doloribus animo<text:line-break/></text:span><text:span text:style-name="T78">divexaris. Ut </text:span><text:span text:style-name="T78">autem ego conjicio, paulo post majori<text:line-break/></text:span><text:span text:style-name="T78">desiderio </text:span><text:span text:style-name="T78">impleberis, si praefulgentem veritatis lucem<text:line-break/></text:span><text:span text:style-name="T78">fueris </text:span><text:span text:style-name="T78">intuitus, </text:span><text:span text:style-name="T78">quum alteram viam ea, quam nunc tibi<text:line-break/></text:span><text:span text:style-name="T78">investigas, </text:span><text:span text:style-name="T78">praeftantiorem nullam inveneris. Te namque<text:line-break/></text:span><text:span text:style-name="T78">animadverto </text:span><text:span text:style-name="T78">ad velitatis inventionem divinitus disposi-<text:line-break/></text:span><text:span text:style-name="T78">tum, </text:span><text:span text:style-name="T78">quacunque </text:span><text:span text:style-name="T78">in materia mentem adhibere volue-<text:line-break/></text:span><text:span text:style-name="T78">ris. </text:span><text:span text:style-name="T78">Itaque quum </text:span><text:span text:style-name="T78">asseris, te, scientiae medicae addifcen-<text:line-break/></text:span><text:span text:style-name="T78">dae </text:span><text:span text:style-name="T78">gratia, quam </text:span><text:span text:style-name="T78">plurimis aures tuas adhibuisse, ne-<text:line-break/></text:span><text:span text:style-name="T78">que, </text:span><text:span text:style-name="T78">unde </text:span><text:span text:style-name="T78">cum demonstratione ac methodo auspicari<text:line-break/></text:span><text:span text:style-name="T78">oporteat, </text:span><text:span text:style-name="T78">ab </text:span><text:span text:style-name="T78">aliquo audivisse, atque sane multo magis</text:span></text:p>
      <text:p text:style-name="P10"><text:span text:style-name="T78">nullum convenisse, qui viam a principio ad </text:span><text:span text:style-name="T78">finem us-<text:line-break/></text:span><text:span text:style-name="T78">que perducentem monstraverit, ego, quod </text:span><text:span text:style-name="T78">desiderares,<text:line-break/></text:span><text:span text:style-name="T78">id </text:span><text:span text:style-name="T78">me demonstraturum </text:span><text:span text:style-name="T78">pollicitus </text:span><text:span text:style-name="T78">sum, si prius </text:span><text:span text:style-name="T93">et </text:span><text:span text:style-name="T93">hanc<text:line-break/></text:span><text:span text:style-name="T78">rationem aliis in artibus exerceri sustinueris. </text:span><text:span text:style-name="T78">Quum<text:line-break/></text:span><text:span text:style-name="T78">autem neque pollicitationem ullo modo abhorreas, </text:span><text:span text:style-name="T78">ne-<text:line-break/></text:span><text:span text:style-name="T78">que negligas, imo </text:span><text:span text:style-name="T78">te </text:span><text:span text:style-name="T78">libentius hoc quam illo </text:span><text:span text:style-name="T78">modo<text:line-break/></text:span><text:span text:style-name="T78">ad propositum venire proseras, si modo me </text:span><text:span text:style-name="T78">tibi ean-<text:line-break/></text:span><text:span text:style-name="T78">dem methodum in omnibus artibus demonstraturum </text:span><text:span text:style-name="T78">pro-<text:line-break/></text:span><text:span text:style-name="T78">fiterer, Quod quum ego etiamnum pollicerer, </text:span><text:span text:style-name="T78">atqne<text:line-break/></text:span><text:span text:style-name="T78">in prima proposita speculatione demonstrarem, </text:span><text:span text:style-name="T78">te in<text:line-break/></text:span><text:span text:style-name="T78">speculationis veritate oblectari intuebar. </text:span><text:span text:style-name="T93">Ac</text:span><text:span text:style-name="T78"> </text:span><text:span text:style-name="T78">proinde<text:line-break/></text:span><text:span text:style-name="T78">quum mullas simili ratione perpenderem, </text:span><text:span text:style-name="T78">praesertim-<text:line-break/></text:span><text:span text:style-name="T78">que ex iis effectivas (quandoquidem et hujus </text:span><text:span text:style-name="T78">generi»<text:line-break/></text:span><text:span text:style-name="T78">est ea, quae circa sanitatem tuendam versatur) </text:span><text:span text:style-name="T78">tum te<text:line-break/></text:span><text:span text:style-name="T78">ad hanc, quam alo initio impetu aggressus fueras, </text:span><text:span text:style-name="T78">trans-<text:line-break/></text:span><text:span text:style-name="T78">tulisti. . Ac ubi hic quoque animadvertisti unam </text:span><text:span text:style-name="T78">et ean-<text:line-break/></text:span><text:span text:style-name="T78">dem methodum esse, ne, quae hac de re </text:span><text:span text:style-name="T78">pronuntiata<text:line-break/></text:span><text:span text:style-name="T78">funt, e memoria taberentur, quosdam nie ipsis </text:span><text:span text:style-name="T78">commen-<text:line-break/></text:span><text:span text:style-name="T78">tarios conscribere efflagitasti. Ego vero tuo huic </text:span><text:span text:style-name="T78">veri-</text:span></text:p>
      <text:p text:style-name="P10"><text:span text:style-name="T78">talis studio </text:span><text:span text:style-name="T78">cum oblectatione cedens opera duo compo-<text:line-break/></text:span><text:span text:style-name="T78">sti, </text:span><text:span text:style-name="T78">alterum quidem, in quo operae pretium esse de-<text:line-break/></text:span><text:span text:style-name="T78">monstro </text:span><text:span text:style-name="T78">sefe prius eum exercuisse, qui artem assequi,<text:line-break/></text:span><text:span text:style-name="T78">desiderat, </text:span><text:span text:style-name="T78">quod prisci philofophi asserunt, cujuscunque<text:line-break/></text:span><text:span text:style-name="T78">artis </text:span><text:span text:style-name="T78">constitutionem a finis notione oboriri; hoc autem<text:line-break/></text:span><text:span text:style-name="T78">cb </text:span><text:span text:style-name="T78">magnitudinem lu duos libros divisum </text:span><text:span text:style-name="T78">est: </text:span><text:span text:style-name="T78">alterum<text:line-break/></text:span><text:span text:style-name="T78">autem </text:span><text:span text:style-name="T78">ac fecundum est, quod nunc incipimus, demon-,<text:line-break/></text:span><text:span text:style-name="T78">strat </text:span><text:span text:style-name="T78">eandem ac unam methodum, quemadmodum et<text:line-break/></text:span><text:span text:style-name="T78">caeteras </text:span><text:span text:style-name="T78">omnes artes, ita </text:span><text:span text:style-name="T93">et</text:span><text:span text:style-name="T78"> Medicinam cousiituisse. At-<text:line-break/></text:span><text:span text:style-name="T78">que jam </text:span><text:span text:style-name="T78">oratio exordienda esu</text:span></text:p>
      <text:h text:style-name="P5" text:outline-level="2">Cap. I.</text:h>
      <text:p text:style-name="P8"><text:span text:style-name="T78">Quum artium nonnullae quidem in sola </text:span><text:span text:style-name="T93">re--<text:line-break/></text:span><text:span text:style-name="T78">rum quas </text:span><text:span text:style-name="T78">considerant contemplatione finem habeant, ut<text:line-break/></text:span><text:span text:style-name="T78">arithmetica</text:span><text:span text:style-name="T78">, astrologia, ac naturalis scientia; quae-<text:line-break/></text:span><text:span text:style-name="T78">dam vero </text:span><text:span text:style-name="T78">nonnullas edant actiones, ut saltatoria </text:span><text:span text:style-name="T78">et<text:line-break/></text:span><text:span text:style-name="T78">praeconum </text:span><text:span text:style-name="T78">ars, sed suum quod prodant opus nullum<text:line-break/></text:span><text:span text:style-name="T78">habeant, </text:span><text:span text:style-name="T78">ubi agere desierint; quaedam vero e contra-<text:line-break/></text:span><text:span text:style-name="T78">rio sua </text:span><text:span text:style-name="T78">opificia prodant, ut aedificatoria, et ars fabri-<text:line-break/></text:span><text:span text:style-name="T78">lis; </text:span><text:span text:style-name="T78">quaedam autem nihil ipsae conficiant, opus tamen</text:span></text:p>
      <text:p text:style-name="P10"><text:span text:style-name="T78">ipsis sit ac studium" et venandi et capiendi </text:span><text:span text:style-name="T78">aliquid,<text:line-break/></text:span><text:span text:style-name="T78">quemadmodum piscatoria, et quae canibus fit </text:span><text:span text:style-name="T78">venatoris,<text:line-break/></text:span><text:span text:style-name="T78">ac, ut summatim dicam, omnis venatoria. </text:span><text:span text:style-name="T78">Atque </text:span><text:span text:style-name="T78">qanm<text:line-break/></text:span><text:span text:style-name="T78">propositum tibi sit artem medicam methodo </text:span><text:span text:style-name="T78">constituere,<text:line-break/></text:span><text:span text:style-name="T78">id primum,, ex quo genere ipsa fit artium, </text:span><text:span text:style-name="T78">consideran-<text:line-break/></text:span><text:span text:style-name="T78">dum, num theoreticarum una quaedam sit, </text:span><text:span text:style-name="T78">an praesi-<text:line-break/></text:span><text:span text:style-name="T78">carum, aut effectiva aliqua, vel acquisitiva. </text:span><text:span text:style-name="T78">Id </text:span><text:span text:style-name="T78">autem<text:line-break/></text:span><text:span text:style-name="T78">haud arduam inquisitionem aut inventionem </text:span><text:span text:style-name="T78">habet.<text:line-break/></text:span><text:span text:style-name="T78">Opus quippe est revocare in memoriam, </text:span><text:span text:style-name="T78">quamobrem<text:line-break/></text:span><text:span text:style-name="T78">hujuscemodi artem assequi uni versu concupieris; </text:span><text:span text:style-name="T78">atque </text:span><text:span text:style-name="T78">id<text:line-break/></text:span><text:span text:style-name="T78">omnium primum ex te sciscitabar, quum </text:span><text:span text:style-name="T78">uobis initium<text:line-break/></text:span><text:span text:style-name="T78">hujusce exercitationis fieret, mihique </text:span><text:span text:style-name="T78">respondisti, </text:span><text:span text:style-name="T78">velle<text:line-break/></text:span><text:span text:style-name="T78">te homines, qui contra naturam corpore </text:span><text:span text:style-name="T78">fesc habent </text:span><text:span text:style-name="T78">(si<text:line-break/></text:span><text:span text:style-name="T78">tamen fieri etiam possit) ad naturalem statum </text:span><text:span text:style-name="T78">restituere,<text:line-break/></text:span><text:span text:style-name="T78">si vero fieri nequeat, saltem ad utrumque </text:span><text:span text:style-name="T78">discernendum,<text:line-break/></text:span><text:span text:style-name="T78">et qui sanabiles, et qui non, cognitionem </text:span><text:span text:style-name="T78">aliquam<text:line-break/></text:span><text:span text:style-name="T78">comparare. Quoniam autem principium </text:span><text:span text:style-name="T78">dedisti </text:span><text:span text:style-name="T78">sermo-<text:line-break/></text:span><text:span text:style-name="T78">ni, asserui tibi me enunciare ex effectivis </text:span><text:span text:style-name="T78">artibus </text:span><text:span text:style-name="T78">eam<text:line-break/></text:span><text:span text:style-name="T78">esse, quam constituere desideras, fiquidem </text:span><text:span text:style-name="T78">jam artis </text:span><text:span text:style-name="T78">opus</text:span></text:p>
      <text:p text:style-name="P10"><text:span text:style-name="T78">habes </text:span><text:span text:style-name="T78">demonstrandum, ubi operari cessaveris. Sunt au-<text:line-break/></text:span><text:span text:style-name="T78">tem </text:span><text:span text:style-name="T78">profecto et aliae multae artes effectivae, aeraria, su-<text:line-break/></text:span><text:span text:style-name="T78">toria, </text:span><text:span text:style-name="T78">ars fabricandi naves, fabrilis, figulina, pictoria,<text:line-break/></text:span><text:span text:style-name="T78">ac tot </text:span><text:span text:style-name="T78">prope, quantus non alius numerus alterius generis,<text:line-break/></text:span><text:span text:style-name="T78">effectivae </text:span><text:span text:style-name="T78">artes apud homines sunt. Quam itaque </text:span><text:span text:style-name="T78">in </text:span><text:span text:style-name="T78">hu-<text:line-break/></text:span><text:span text:style-name="T78">jusmodi </text:span><text:span text:style-name="T78">artibus eo, qui ante hunc est, libro methodum<text:line-break/></text:span><text:span text:style-name="T78">didicisti, </text:span><text:span text:style-name="T78">ad eam jam te transferre tempus est, quam<text:line-break/></text:span><text:span text:style-name="T78">constituere </text:span><text:span text:style-name="T78">studes, quum principium hic huic sermoni<text:line-break/></text:span><text:span text:style-name="T78">posceris, </text:span><text:span text:style-name="T78">quod illis in omnibus statutum est, finis no-<text:line-break/></text:span><text:span text:style-name="T78">tionem, </text:span><text:span text:style-name="T78">quam unde comparaverimus, dicere jam tempe-<text:line-break/></text:span><text:span text:style-name="T78">stivum est. </text:span><text:span text:style-name="T78">Prima quidem nobis oboritur cognitio tum<text:line-break/></text:span><text:span text:style-name="T78">nostrum </text:span><text:span text:style-name="T78">ipsorum, tum caeterorum hominum sanitate<text:line-break/></text:span><text:span text:style-name="T78">fruentiurn, </text:span><text:span text:style-name="T78">secunda vero aegrotantium, unde nobis tum<text:line-break/></text:span><text:span text:style-name="T78">bene </text:span><text:span text:style-name="T78">valendi, tum artem sanitatis procuratricem consti-<text:line-break/></text:span><text:span text:style-name="T78">tuendi </text:span><text:span text:style-name="T78">desiderium incessit. At quum sanitatem efficere<text:line-break/></text:span><text:span text:style-name="T78">volumus, </text:span><text:span text:style-name="T78">ex effectivarum artium genere aliqua fuerit<text:line-break/></text:span><text:span text:style-name="T78">ana, quam </text:span><text:span text:style-name="T78">constituere desideramus. Quum autem dupli-<text:line-break/></text:span><text:span text:style-name="T78">ces sint, </text:span><text:span text:style-name="T78">ut demonstratum est,, effectivae artes, </text:span><text:span text:style-name="T93">'ea,</text:span><text:span text:style-name="T78"> quam</text:span></text:p>
      <text:p text:style-name="P10"><text:span text:style-name="T78">quaerimus, ex ini factae emendatricibus ortum jam </text:span><text:span text:style-name="T78">duxe-<text:line-break/></text:span><text:span text:style-name="T78">rit, non ex rei haud ante exissentis effectricibus. </text:span><text:span text:style-name="T78">Enimvero<text:line-break/></text:span><text:span text:style-name="T78">nonnullae artes ipsas res efficiunt, quemadmodum </text:span><text:span text:style-name="T78">texto-<text:line-break/></text:span><text:span text:style-name="T78">ria et sutoria; nonnullae vitiatas emendant </text:span><text:span text:style-name="T78">ac corri-<text:line-break/></text:span><text:span text:style-name="T78">gunt, ut quae corrosas vestes ae dilaceratus </text:span><text:span text:style-name="T78">calceos<text:line-break/></text:span><text:span text:style-name="T78">consuunt.</text:span></text:p>
      <text:h text:style-name="P5" text:outline-level="2">Cap. II.</text:h>
      <text:p text:style-name="P8"><text:span text:style-name="T78">Monstratum autem est et in architectura </text:span><text:span text:style-name="T78">ita<text:line-break/></text:span><text:span text:style-name="T78">se habere. Sunt enim et ea ratione opera duplicia, </text:span><text:span text:style-name="T78">tam<text:line-break/></text:span><text:span text:style-name="T78">domus non existentis generatio, tum labefactatae! </text:span><text:span text:style-name="T78">domus<text:line-break/></text:span><text:span text:style-name="T78">emendatio. Etenim ad utrasque operationes </text:span><text:span text:style-name="T78">necessariam<text:line-break/></text:span><text:span text:style-name="T78">esse opifici universas domus partes cognoscere </text:span><text:span text:style-name="T78">proditum<text:line-break/></text:span><text:span text:style-name="T78">est, quae substantia, quales conformatione, </text:span><text:span text:style-name="T78">quantae<text:line-break/></text:span><text:span text:style-name="T78">magnitudine, quot numero, et quomodo inter se </text:span><text:span text:style-name="T78">conjun-<text:line-break/></text:span><text:span text:style-name="T78">ctae sint. Quocirca et constituenti artem circa </text:span><text:span text:style-name="T78">corpus<text:line-break/></text:span><text:span text:style-name="T78">humanum versantem (quam in praesenti nobis </text:span><text:span text:style-name="T78">concedant<text:line-break/></text:span><text:span text:style-name="T78">de, vocabulis concertantes Medicinam nominare) </text:span><text:span text:style-name="T78">necessa-<text:line-break/></text:span><text:span text:style-name="T78">rium fuerit unamquamque ejus simplicium </text:span><text:span text:style-name="T78">partium co-<text:line-break/></text:span><text:span text:style-name="T78">gnoscere, quam substantia, qualem couformatione, </text:span><text:span text:style-name="T78">qiian-</text:span></text:p>
      <text:p text:style-name="P10"><text:span text:style-name="T78">tam </text:span><text:span text:style-name="T78">magnitudine, quem'praeterea ipsarum omnium nu-»<text:line-break/></text:span><text:span text:style-name="T78">merum </text:span><text:span text:style-name="T78">ac mutuam compositionem. Quemadmodum igi-<text:line-break/></text:span><text:span text:style-name="T78">tur, qui </text:span><text:span text:style-name="T78">jam constructam domum, qualis ea sit, accu-<text:line-break/></text:span><text:span text:style-name="T78">rate nosse </text:span><text:span text:style-name="T78">vult, ex resolutione ac dissolutione ad ipsius<text:line-break/></text:span><text:span text:style-name="T78">dignotionem </text:span><text:span text:style-name="T78">accedit, eodem modo nos ex anatome ho-<text:line-break/></text:span><text:span text:style-name="T78">minis </text:span><text:span text:style-name="T78">corpus cognoscimus. Nam deus quidem et natu-<text:line-break/></text:span><text:span text:style-name="T78">ra, </text:span><text:span text:style-name="T78">ut qui </text:span><text:span text:style-name="T78">primo domum fabricatus est, sic partes ex<text:line-break/></text:span><text:span text:style-name="T78">usu ipsis </text:span><text:span text:style-name="T78">exemplar generante praenorunt: nos vero,<text:line-break/></text:span><text:span text:style-name="T78">ut </text:span><text:span text:style-name="T78">qui jam </text:span><text:span text:style-name="T78">aedificatam domum scrutatur Licet et nos<text:line-break/></text:span><text:span text:style-name="T78">nisi (quoad </text:span><text:span text:style-name="T78">fieri queat) similem Deo cognitionem contra-<text:line-break/></text:span><text:span text:style-name="T78">xerimus, </text:span><text:span text:style-name="T78">facultas tamen haud nobis erit dignofcendi,<text:line-break/></text:span><text:span text:style-name="T78">utrum omnia </text:span><text:span text:style-name="T78">ob aliquem usum, an frustra quaedam fa-<text:line-break/></text:span><text:span text:style-name="T78">cta sint. </text:span><text:span text:style-name="T78">Etenim haec ambo in opinionem cadere pof-<text:line-break/></text:span><text:span text:style-name="T78">funt, an </text:span><text:span text:style-name="T78">praeterea ob malum nonnulla procreata sint.<text:line-break/></text:span><text:span text:style-name="T78">Atque </text:span><text:span text:style-name="T78">etiam </text:span><text:span text:style-name="T78">hinc cognitio optime constitutorum corpo-<text:line-break/></text:span><text:span text:style-name="T78">rum </text:span><text:span text:style-name="T78">procedit. </text:span><text:span text:style-name="T78">Sed de his quidem alias. Verum ex dis-<text:line-break/></text:span><text:span text:style-name="T78">sectione ubi quae </text:span><text:span text:style-name="T78">similaria corpora nominantur, quale<text:line-break/></text:span><text:span text:style-name="T78">sit </text:span><text:span text:style-name="T78">conformatione </text:span><text:span text:style-name="T78">ipsorum quodque, et quantum magni-</text:span></text:p>
      <text:p text:style-name="P10"><text:span text:style-name="T78">tudine', et quot universa et quomodo componantur,<text:line-break/>didicerimus, si compositarum scientiam habuerimus </text:span><text:span text:style-name="T78">par-<text:line-break/></text:span><text:span text:style-name="T78">tium, quas organicas appellamus: ejusmodi </text:span><text:span text:style-name="T78">crus est,<text:line-break/></text:span><text:span text:style-name="T78">ejusmodi manus, ejusmodi digitus, oculus, lingua, </text:span><text:span text:style-name="T78">pul-<text:line-break/></text:span><text:span text:style-name="T78">mo, hepar, et quae funt hujusce generis </text:span><text:span text:style-name="T78">caeterae.<text:line-break/></text:span><text:span text:style-name="T78">Quin et actiones duplices invenire licet partium; </text:span><text:span text:style-name="T78">alias<text:line-break/></text:span><text:span text:style-name="T78">quidem et simplicium et similarium; alias </text:span><text:span text:style-name="T78">vero </text:span><text:span text:style-name="T100">e</text:span><text:span text:style-name="T78">t c</text:span><text:span text:style-name="T100">Om</text:span><text:span text:style-name="T78">.<text:line-break/></text:span><text:span text:style-name="T78">positarum </text:span><text:span text:style-name="T78">et </text:span><text:span text:style-name="T78">organicarum. Licet itaque et pedem </text:span><text:span text:style-name="T78">uni-<text:line-break/></text:span><text:span text:style-name="T78">versum, dum movetur, conspicere, licet etiam </text:span><text:span text:style-name="T78">et ipsius<text:line-break/></text:span><text:span text:style-name="T78">musculos; ac lu ningulis musculis per </text:span><text:span text:style-name="T78">transverfum pedis<text:line-break/></text:span><text:span text:style-name="T78">prorsus incisi motum aliquem deperdi; licet </text:span><text:span text:style-name="T78">denique<text:line-break/></text:span><text:span text:style-name="T78">scrutari, quae corpori occursant: eo qui in </text:span><text:span text:style-name="T78">musculum<text:line-break/></text:span><text:span text:style-name="T78">inferitur </text:span><text:span text:style-name="T78">nervo vulnerato, primum quidem </text:span><text:span text:style-name="T78">ipsum mu-<text:line-break/></text:span><text:span text:style-name="T78">sculum- tum sensus </text:span><text:span text:style-name="T78">tum </text:span><text:span text:style-name="T78">motus expertem reddi, </text:span><text:span text:style-name="T78">atque<text:line-break/></text:span><text:span text:style-name="T78">cum ipso eum, qui movebatur, articulum. </text:span><text:span text:style-name="T78">Unde et ar-<text:line-break/></text:span><text:span text:style-name="T78">bitror necessarium quoque esse nobis artem </text:span><text:span text:style-name="T78">constituenti-<text:line-break/></text:span><text:span text:style-name="T78">hus non solum partes et compositionem, sed </text:span><text:span text:style-name="T78">et ipsarum<text:line-break/></text:span><text:span text:style-name="T78">functiones cognoscere. Atque ea re ah </text:span><text:span text:style-name="T78">aedificatoribus<text:line-break/></text:span><text:span text:style-name="T78">disserimus. </text:span><text:span text:style-name="T78">Nam </text:span><text:span text:style-name="T78">illi quidem partes solas et </text:span><text:span text:style-name="T78">constructio-</text:span></text:p>
      <text:p text:style-name="P10"><text:span text:style-name="T78">nem </text:span><text:span text:style-name="T78">sciunt, nulla </text:span><text:span text:style-name="T78">tamen ipsarum actionem edit, neque<text:line-break/></text:span><text:span text:style-name="T78">propterea </text:span><text:span text:style-name="T78">animal </text:span><text:span text:style-name="T78">est domus. Verum et actiones nobis<text:line-break/></text:span><text:span text:style-name="T78">investigandae </text:span><text:span text:style-name="T78">sunt. At hic quoque duplex est inquisitio-<text:line-break/></text:span><text:span text:style-name="T78">nis </text:span><text:span text:style-name="T78">principium, </text:span><text:span text:style-name="T78">scilicet actionis </text:span><text:span text:style-name="T78">et </text:span><text:span text:style-name="T78">partis cognitio<text:line-break/></text:span><text:span text:style-name="T78">actionis </text:span><text:span text:style-name="T78">quidem, veluti </text:span><text:span text:style-name="T78">ratiocinari, invenisse et eligere;<text:line-break/></text:span><text:span text:style-name="T78">partis </text:span><text:span text:style-name="T78">vero, ut </text:span><text:span text:style-name="T78">cerebri, medullae, </text:span><text:span text:style-name="T78">dorsi </text:span><text:span text:style-name="T78">et cordis. Om-<text:line-break/></text:span><text:span text:style-name="T78">nium </text:span><text:span text:style-name="T78">itaque </text:span><text:span text:style-name="T78">quas </text:span><text:span text:style-name="T78">scimus </text:span><text:span text:style-name="T78">actionum partes, et partium &gt;<text:line-break/></text:span><text:span text:style-name="T78">omnium </text:span><text:span text:style-name="T78">actiones </text:span><text:span text:style-name="T78">investigabimus. Haec vero investigatio<text:line-break/></text:span><text:span text:style-name="T78">nobis </text:span><text:span text:style-name="T78">hic quoque prorsus </text:span><text:span text:style-name="T78">pro quadam erit methodo, </text:span><text:span text:style-name="T87">de-<text:line-break/></text:span><text:span text:style-name="T78">qua </text:span><text:span text:style-name="T78">posterius </text:span><text:span text:style-name="T78">tractabimus,</text:span></text:p>
      <text:h text:style-name="P5" text:outline-level="2">Cap. lll.</text:h>
      <text:p text:style-name="P8"><text:span text:style-name="T78">At </text:span><text:span text:style-name="T78">nunc quod duplex quidem fit partium na-<text:line-break/></text:span><text:span text:style-name="T78">tura, </text:span><text:span text:style-name="T78">duplex vero </text:span><text:span text:style-name="T78">et actionum jam dicta sit, rursus quoque<text:line-break/></text:span><text:span text:style-name="T78">accuratius </text:span><text:span text:style-name="T78">explicetur. Totius cruris actio incessus est.<text:line-break/></text:span><text:span text:style-name="T78">Fit </text:span><text:span text:style-name="T78">autem, quum </text:span><text:span text:style-name="T78">articuli alternarim mutuoque exten-<text:line-break/></text:span><text:span text:style-name="T78">duntur </text:span><text:span text:style-name="T78">et inflectuntur, </text:span><text:span text:style-name="T78">quod statim </text:span><text:span text:style-name="T78">in genu </text:span><text:span text:style-name="T78">deprehendi- </text:span><text:span text:style-name="T64">Γ<text:line-break/></text:span><text:span text:style-name="T78">tur: </text:span><text:span text:style-name="T78">anterioribus </text:span><text:span text:style-name="T78">quidem musculis rotulam transcenden-<text:line-break/></text:span><text:span text:style-name="T78">tibus, </text:span><text:span text:style-name="T78">et suis </text:span><text:span text:style-name="T78">tendinibus iu tibiae os insertis, ibique<text:line-break/></text:span><text:span text:style-name="T78">tibiam </text:span><text:span text:style-name="T78">contrahentibus, </text:span><text:span text:style-name="T78">cruris fit extensio; interioribus</text:span></text:p>
      <text:p text:style-name="P10"><text:span text:style-name="T78">vero similiter agentibus, flexio. Sic in ischio </text:span><text:span text:style-name="T78">ac pede,<text:line-break/></text:span><text:span text:style-name="T78">quum articulus flectitur aut extenditur, motus </text:span><text:span text:style-name="T78">perfi-<text:line-break/></text:span><text:span text:style-name="T78">ciuntur. Imo vero musculus manifeste </text:span><text:span text:style-name="T78">conspicitur,<text:line-break/></text:span><text:span text:style-name="T78">quum circumjacente cute denudatus ceu ad </text:span><text:span text:style-name="T78">suum </text:span><text:span text:style-name="T78">caput<text:line-break/></text:span><text:span text:style-name="T78">contrahi addncique, non tamen, qui in </text:span><text:span text:style-name="T78">ipsum nervus<text:line-break/></text:span><text:span text:style-name="T78">inseritur-, sensibili quodam motu moveri </text:span><text:span text:style-name="T78">conspicitur; </text:span><text:span text:style-name="T78">sed<text:line-break/></text:span><text:span text:style-name="T78">videtur via is esse prodeuntis </text:span><text:span text:style-name="T93">a</text:span><text:span text:style-name="T78"> cerebro facultatis, </text:span><text:span text:style-name="T78">lpfum<text:line-break/></text:span><text:span text:style-name="T78">autem cerebrum principium quidem esse </text:span><text:span text:style-name="T78">nervis omnibus<text:line-break/></text:span><text:span text:style-name="T78">ejusmodi facultatis, clare et perspicue ex </text:span><text:span text:style-name="T78">nervo quocun-<text:line-break/></text:span><text:span text:style-name="T78">que diviso didicimus, qui in superioribus </text:span><text:span text:style-name="T78">quidem parsi-<text:line-break/></text:span><text:span text:style-name="T78">hus, quibus cerebro continuus est, actiones </text:span><text:span text:style-name="T78">fervat, </text:span><text:span text:style-name="T78">quae<text:line-break/></text:span><text:span text:style-name="T78">in inferioribus depereunt. At utrum, </text:span><text:span text:style-name="T78">quemadmodum<text:line-break/></text:span><text:span text:style-name="T78">ipsum cerebrum nervis, ita illi rursus altera </text:span><text:span text:style-name="T78">para quae-<text:line-break/></text:span><text:span text:style-name="T78">dam facullates immittat, aut fons quidam </text:span><text:span text:style-name="T78">ipsarum </text:span><text:span text:style-name="T78">sit,<text:line-break/></text:span><text:span text:style-name="T78">etiam abditum est. Haec enim speculatio </text:span><text:span text:style-name="T78">ad principem </text:span><text:span text:style-name="T78">ani-<text:line-break/></text:span><text:span text:style-name="T78">mam spectat. Sed redeamus, unde digressa </text:span><text:span text:style-name="T78">est oratio. </text:span><text:span text:style-name="T78">J</text:span><text:span text:style-name="T100">n</text:span><text:span text:style-name="T78">.<text:line-break/></text:span><text:span text:style-name="T78">cessus equidem cruris totius actio esu </text:span><text:span text:style-name="T78">Huic autem praeest<text:line-break/></text:span><text:span text:style-name="T78">in cruribus musculosum partium genus; </text:span><text:span text:style-name="T78">ossa vero, </text:span><text:span text:style-name="T78">ear-</text:span></text:p>
      <text:p text:style-name="P10"><text:span text:style-name="T78">tilagines, </text:span><text:span text:style-name="T78">adeps, glandula, arteria, cutis, </text:span><text:span text:style-name="T93">venae, </text:span><text:span text:style-name="T93">'<text:line-break/></text:span><text:span text:style-name="T78">membranae, </text:span><text:span text:style-name="T78">et ligamenta initium motus habent a mu-<text:line-break/></text:span><text:span text:style-name="T78">fculis. </text:span><text:span text:style-name="T78">Primum enim ab ipsis ossa moventur, caetera<text:line-break/></text:span><text:span text:style-name="T78">vero </text:span><text:span text:style-name="T78">omnia, quod ossibus in ambitu assita sint, eum<text:line-break/></text:span><text:span text:style-name="T78">illis </text:span><text:span text:style-name="T78">moventur. Quare pedis motus musculi actio est;<text:line-break/></text:span><text:span text:style-name="T78">verum </text:span><text:span text:style-name="T78">universi cruris, non omnium ejus partium actio<text:line-break/></text:span><text:span text:style-name="T78">est. Ac </text:span><text:span text:style-name="T78">propterea diximus, duplex esse actionum genus:<text:line-break/></text:span><text:span text:style-name="T78">unum quidem </text:span><text:span text:style-name="T78">primum ac maxime proprium cuique par-<text:line-break/></text:span><text:span text:style-name="T78">tium </text:span><text:span text:style-name="T78">simplicium agenti; alterum vero ex accidenti, aut<text:line-break/></text:span><text:span text:style-name="T78">fecuudario, </text:span><text:span text:style-name="T78">vel non primario, aut, quomodocunque ali-<text:line-break/></text:span><text:span text:style-name="T78">quis nominare </text:span><text:span text:style-name="T78">voluerit, universorum organorum.</text:span></text:p>
      <text:h text:style-name="P5" text:outline-level="2">Cap. IV.</text:h>
      <text:p text:style-name="P8"><text:span text:style-name="T78">Quum autem hoc </text:span><text:span text:style-name="T93">a</text:span><text:span text:style-name="T78"> nobis definitum sit, post-<text:line-break/></text:span><text:span text:style-name="T78">ea quaerendum </text:span><text:span text:style-name="T78">est, tum quibus partium organicarum, tum<text:line-break/></text:span><text:span text:style-name="T78">quibus </text:span><text:span text:style-name="T78">simplicium actio compleatur; ac primum ab orga-<text:line-break/></text:span><text:span text:style-name="T78">nicis </text:span><text:span text:style-name="T78">exordiendum, quandoquidem cruris meminimus.,<text:line-break/></text:span><text:span text:style-name="T78">ltaque nisi </text:span><text:span text:style-name="T78">ossa tot tantaque sint, et eo modo con—<text:line-break/></text:span><text:span text:style-name="T78">formata, eoque </text:span><text:span text:style-name="T78">ordine connexa, musculorum motus ni-</text:span></text:p>
      <text:p text:style-name="P10"><text:span text:style-name="T78">hil proficiet. Oportet enim iu articulationibus </text:span><text:span text:style-name="T78">alterum<text:line-break/></text:span><text:span text:style-name="T78">quidem os excipere, alterum vero ingredi ac </text:span><text:span text:style-name="T78">excipi;<text:line-break/></text:span><text:span text:style-name="T78">ligamenta vero ab externo ambitu circumducta </text:span><text:span text:style-name="T78">esse,<text:line-break/></text:span><text:span text:style-name="T78">quae eorum constructionem coerceant, ut» </text:span><text:span text:style-name="T78">sedem non<text:line-break/></text:span><text:span text:style-name="T78">permutent; non tamen ita rigida ac dura,, ut </text:span><text:span text:style-name="T78">motibus<text:line-break/></text:span><text:span text:style-name="T78">obnitantur; neque etiam adeo laxa, ut articulos </text:span><text:span text:style-name="T78">vacil-<text:line-break/></text:span><text:span text:style-name="T78">lare sinant. Proindeque ligamenta videntur </text:span><text:span text:style-name="T78">magnitudine<text:line-break/></text:span><text:span text:style-name="T78">quadam, et conformatione, et numero, et </text:span><text:span text:style-name="T78">compositione<text:line-break/></text:span><text:span text:style-name="T78">indigere; si namque majora aut minora </text:span><text:span text:style-name="T78">fuerint, sique<text:line-break/></text:span><text:span text:style-name="T78">plura vel pauciora, quam deceat, sive </text:span><text:span text:style-name="T78">in alia figura,<text:line-break/></text:span><text:span text:style-name="T78">vel in alium locuni inferantur, non amplius </text:span><text:span text:style-name="T78">illaesus erit<text:line-break/></text:span><text:span text:style-name="T78">articulationis motus. Quemadmodum igitur et </text:span><text:span text:style-name="T78">in ligamen-<text:line-break/></text:span><text:span text:style-name="T78">tis et ossibus et musculis nunc dictum </text:span><text:span text:style-name="T78">est; sic iu<text:line-break/></text:span><text:span text:style-name="T78">omnibus tum de actione, tum de usu disserere </text:span><text:span text:style-name="T78">conisu-<text:line-break/></text:span><text:span text:style-name="T78">taneum est. Si namque nulla inveniatur </text:span><text:span text:style-name="T78">pars, quas<text:line-break/></text:span><text:span text:style-name="T78">actione aut usu otiosa vacet, imo si secundum </text:span><text:span text:style-name="T78">substan-<text:line-break/></text:span><text:span text:style-name="T78">tiam propriam, et magnitudinem, </text:span><text:span text:style-name="T93">ac</text:span><text:span text:style-name="T78"> </text:span><text:span text:style-name="T78">praeterea con-<text:line-break/></text:span><text:span text:style-name="T78">formationem et idoneam structuram constituta </text:span><text:span text:style-name="T78">sit, ipsa.</text:span></text:p>
      <text:p text:style-name="P10"><text:span text:style-name="T78">prout est, </text:span><text:span text:style-name="T78">conservanda. At in re aliqua vitiata, in<text:line-break/></text:span><text:span text:style-name="T78">siatum </text:span><text:span text:style-name="T78">meliorem ducenda. Quod efficere non potes;<text:line-break/></text:span><text:span text:style-name="T78">priusquam </text:span><text:span text:style-name="T78">singularum partium actionem, et usum, et<text:line-break/></text:span><text:span text:style-name="T78">constitutionem </text:span><text:span text:style-name="T78">noveris. Haec itaque quaerenda, haud-<text:line-break/></text:span><text:span text:style-name="T78">que </text:span><text:span text:style-name="T78">negIigenda, si sani </text:span><text:span text:style-name="T78">et </text:span><text:span text:style-name="T78">morbosi corporis scientiam<text:line-break/></text:span><text:span text:style-name="T78">simus </text:span><text:span text:style-name="T78">adepturi.</text:span></text:p>
      <text:h text:style-name="P5" text:outline-level="2">Cap. V.</text:h>
      <text:p text:style-name="P8"><text:span text:style-name="T78">Qnnm autem huc deducta </text:span><text:span text:style-name="T78">sit </text:span><text:span text:style-name="T78">oratio, opus est<text:line-break/></text:span><text:span text:style-name="T78">facultatem </text:span><text:span text:style-name="T78">methodi memoria repetere.- Neque enim domus,<text:line-break/></text:span><text:span text:style-name="T78">neque </text:span><text:span text:style-name="T78">navis, neque lecti, neque cujusque rei alterius<text:line-break/></text:span><text:span text:style-name="T78">structuram </text:span><text:span text:style-name="T78">aliquis aliter exploraverit, an vitio careat,<text:line-break/></text:span><text:span text:style-name="T78">an vero </text:span><text:span text:style-name="T78">vitiosa sit, quam si eas quae componunt partes<text:line-break/></text:span><text:span text:style-name="T78">scrutatus </text:span><text:span text:style-name="T78">fuerit, quot sint numero, quam magna quae-<text:line-break/></text:span><text:span text:style-name="T78">qae, </text:span><text:span text:style-name="T78">quomodo conformata, et quomodo sila sit. In his<text:line-break/></text:span><text:span text:style-name="T78">autem </text:span><text:span text:style-name="T78">omnium coagmentatorum corporum tum integritas<text:line-break/></text:span><text:span text:style-name="T78">tam vitium </text:span><text:span text:style-name="T78">existit. In his vero ipsis demonstrabitur </text:span><text:span text:style-name="T78">et<text:line-break/></text:span><text:span text:style-name="T78">domus et </text:span><text:span text:style-name="T78">navis affectiones consistere, scilicet in par-<text:line-break/></text:span><text:span text:style-name="T78">sium </text:span><text:span text:style-name="T78">magnitudine, conformatione, numero et situ:<text:line-break/></text:span><text:span text:style-name="T78">tiquidem et </text:span><text:span text:style-name="T78">vitium et integritas. At vero lecti non in</text:span></text:p>
      <text:p text:style-name="P10"><text:span text:style-name="T78">istis; vestimentorum vero in aliis </text:span><text:span text:style-name="T78">quibusdam; </text:span><text:span text:style-name="T78">calcea-<text:line-break/></text:span><text:span text:style-name="T78">mentorum vero non in iisdem, ln omnibus </text:span><text:span text:style-name="T78">igitur </text:span><text:span text:style-name="T78">orga-<text:line-break/></text:span><text:span text:style-name="T78">nicis corporibus, quibus substantia ex </text:span><text:span text:style-name="T78">compositione </text:span><text:span text:style-name="T78">«ft,<text:line-break/></text:span><text:span text:style-name="T78">in quatuor generibus integritas, et vitium, </text:span><text:span text:style-name="T78">et </text:span><text:span text:style-name="T78">affectio<text:line-break/></text:span><text:span text:style-name="T78">continetur. Si vero et naturalem unionem </text:span><text:span text:style-name="T78">consequantur<text:line-break/></text:span><text:span text:style-name="T78">partes, quintum quoddam oborietur id </text:span><text:span text:style-name="T78">genus </text:span><text:span text:style-name="T78">ejusmodi<text:line-break/></text:span><text:span text:style-name="T78">corporibus, adeo ut optimum quidem </text:span><text:span text:style-name="T78">corpus </text:span><text:span text:style-name="T78">optimas<text:line-break/></text:span><text:span text:style-name="T78">sortiatur actiones, quod vero pessimum, </text:span><text:span text:style-name="T78">pessimas. </text:span><text:span text:style-name="T78">Si<text:line-break/></text:span><text:span text:style-name="T78">vero aliqua quoque solvatur unitas, </text:span><text:span text:style-name="T78">non vitiefa </text:span><text:span text:style-name="T78">solum<text:line-break/></text:span><text:span text:style-name="T78">ejusmodi affectio, sed jam et morbus est. </text:span><text:span text:style-name="T78">Vocetur </text:span><text:span text:style-name="T78">au-<text:line-break/></text:span><text:span text:style-name="T78">tem dilucidioris doctrinae gratia genus </text:span><text:span text:style-name="T78">istud </text:span><text:span text:style-name="T78">unitatis<text:line-break/></text:span><text:span text:style-name="T78">solutio: si quis et continui solutionem </text:span><text:span text:style-name="T78">appellet, </text:span><text:span text:style-name="T78">haud<text:line-break/></text:span><text:span text:style-name="T78">erit dissidium. Sed quod et similaribus </text:span><text:span text:style-name="T78">partibus </text:span><text:span text:style-name="T78">is ex-<text:line-break/></text:span><text:span text:style-name="T78">citetur affectus, scire oportet. Etenim </text:span><text:span text:style-name="T78">ossia, et nervi, </text:span><text:span text:style-name="T78">et<text:line-break/></text:span><text:span text:style-name="T78">venae, et arteriae, et carnis, quotiescunque </text:span><text:span text:style-name="T78">punguntur,<text:line-break/></text:span><text:span text:style-name="T78">roduntur, secantur, divelluntur et </text:span><text:span text:style-name="T78">rumpuntur, </text:span><text:span text:style-name="T78">vitiator<text:line-break/></text:span><text:span text:style-name="T78">continuum. </text:span><text:span text:style-name="T78">. </text:span><text:span text:style-name="T78">Verum in osse quidem fractura </text:span><text:span text:style-name="T78">affectus </text:span><text:span text:style-name="T78">voca-<text:line-break/></text:span><text:span text:style-name="T78">tur; ruptura vero lu carnosis </text:span><text:span text:style-name="T78">musculorum </text:span><text:span text:style-name="T78">partibus,</text:span></text:p>
      <text:p text:style-name="P10"><text:span text:style-name="T78">quae </text:span><text:span text:style-name="T78">extensione coneitatur; quum autem fibrae per-<text:line-break/></text:span><text:span text:style-name="T78">aeqae </text:span><text:span text:style-name="T78">tensae rumpuntur, vulsura vocatur affectus: eo-<text:line-break/></text:span><text:span text:style-name="T78">dem </text:span><text:span text:style-name="T78">vero modo quae ruptione continui </text:span><text:span text:style-name="T78">fit </text:span><text:span text:style-name="T78">in carne so-<text:line-break/></text:span><text:span text:style-name="T78">lutio, </text:span><text:span text:style-name="T78">vulnus, quod non extensione, fed incisione<text:line-break/></text:span><text:span text:style-name="T78">prodit; </text:span><text:span text:style-name="T78">verum si, quod vulnerat, acutum </text:span><text:span text:style-name="T78">ac </text:span><text:span text:style-name="T78">tenue sit,<text:line-break/></text:span><text:span text:style-name="T78">punctura </text:span><text:span text:style-name="T78">et punctio nominatur; si vero grave, contu-<text:line-break/></text:span><text:span text:style-name="T78">sio vel </text:span><text:span text:style-name="T78">collisio; ex corrosione vero qui in osse qui-<text:line-break/></text:span><text:span text:style-name="T78">dem </text:span><text:span text:style-name="T78">oboritur, caries; qui vero in caeleris, ulcus. Sed<text:line-break/></text:span><text:span text:style-name="T78">nominare </text:span><text:span text:style-name="T78">quidem alio modo concedatur. At hae disse-<text:line-break/></text:span><text:span text:style-name="T78">renfiae </text:span><text:span text:style-name="T78">omnes tot talesque funt quinti generis morbo-<text:line-break/></text:span><text:span text:style-name="T78">rum, </text:span><text:span text:style-name="T78">quum primas partes obsident In organicis vero<text:line-break/></text:span><text:span text:style-name="T78">(ut </text:span><text:span text:style-name="T78">dictum est) fecundum eas, quae diversi sunt generis,<text:line-break/>coagmentationes oboriuntur, vocanturque omnes avulsio-<text:line-break/></text:span><text:span text:style-name="T78">aes. </text:span><text:span text:style-name="T78">Sed diviia quadam tota parte similari, affectio<text:line-break/></text:span><text:span text:style-name="T78">quidem </text:span><text:span text:style-name="T78">illa tum ejus partis erit, quae secta est, tum<text:line-break/></text:span><text:span text:style-name="T78">esiam </text:span><text:span text:style-name="T78">totius erit organi. Interdum tamen ex accidenti,<text:line-break/></text:span><text:span text:style-name="T78">at </text:span><text:span text:style-name="T78">quum </text:span><text:span text:style-name="T78">vel musculus, vel pars hujusmodi aliqua asse-<text:line-break/></text:span><text:span text:style-name="T78">da </text:span><text:span text:style-name="T78">eft; </text:span><text:span text:style-name="T78">interdum vero etiam priinario, ut qunm liga-<text:line-break/></text:span><text:span text:style-name="T78">tnentum. Ut </text:span><text:span text:style-name="T78">igitur unius generis morbi, in quo par-</text:span></text:p>
      <text:p text:style-name="P10"><text:span text:style-name="T78">tlum continuum laeditur, differentias ego </text:span><text:span text:style-name="T78">nunc edisserui,<text:line-break/></text:span><text:span text:style-name="T78">ita et tu simili experiare ratione eaetera </text:span><text:span text:style-name="T78">quatuor </text:span><text:span text:style-name="T78">generi<text:line-break/></text:span><text:span text:style-name="T78">paucis percurrere. Memoria namque </text:span><text:span text:style-name="T78">ipsa hoc in </text:span><text:span text:style-name="T78">libro<text:line-break/></text:span><text:span text:style-name="T78">repetere superfluum mihi videtur, </text:span><text:span text:style-name="T78">quum in libro </text:span><text:span text:style-name="T78">de<text:line-break/></text:span><text:span text:style-name="T78">morborum differentiis accurate </text:span><text:span text:style-name="T78">conscripta sint omnia.</text:span></text:p>
      <text:h text:style-name="P5" text:outline-level="2">Cap. VI.</text:h>
      <text:p text:style-name="P8"><text:span text:style-name="T78">Rursus igitur nobis ipsis </text:span><text:span text:style-name="T78">lu memoriam </text:span><text:span text:style-name="T78">revo-<text:line-break/></text:span><text:span text:style-name="T78">cabimus, </text:span><text:span text:style-name="T78">quod </text:span><text:span text:style-name="T78">et in caeteris partibus </text:span><text:span text:style-name="T78">omnibus, in </text:span><text:span text:style-name="T78">quarom<text:line-break/></text:span><text:span text:style-name="T78">compositione substantivae species est, </text:span><text:span text:style-name="T78">demonstratum </text:span><text:span text:style-name="T78">fit.<text:line-break/></text:span><text:span text:style-name="T78">Universa </text:span><text:span text:style-name="T78">genera quatuor totius substantiae </text:span><text:span text:style-name="T78">ipsarum </text:span><text:span text:style-name="T78">elsi<text:line-break/></text:span><text:span text:style-name="T78">causas; ac praeterea tum probe </text:span><text:span text:style-name="T78">constitutae, tum </text:span><text:span text:style-name="T78">vitia-<text:line-break/></text:span><text:span text:style-name="T78">tae ipsarum figurae; deinde vero quod et </text:span><text:span text:style-name="T78">cujusque </text:span><text:span text:style-name="T78">ipst.<text:line-break/></text:span><text:span text:style-name="T78">rum simplicium partium naturam scire </text:span><text:span text:style-name="T78">necesse </text:span><text:span text:style-name="T78">sit, si<text:line-break/></text:span><text:span text:style-name="T78">quis </text:span><text:span text:style-name="T78">tum </text:span><text:span text:style-name="T78">et earum integritatem et </text:span><text:span text:style-name="T78">vitium </text:span><text:span text:style-name="T78">cognoscere,<text:line-break/></text:span><text:span text:style-name="T78">tum affectus emendare commode valeat. </text:span><text:span text:style-name="T78">Oblaelo </text:span><text:span text:style-name="T78">igitur<text:line-break/></text:span><text:span text:style-name="T78">domus imbrice, aut latere aliquo,, </text:span><text:span text:style-name="T78">vel crudo, vel </text:span><text:span text:style-name="T78">cocto,<text:line-break/></text:span><text:span text:style-name="T78">scire oportet opificem, et quomodo </text:span><text:span text:style-name="T78">ejusmodi </text:span><text:span text:style-name="T78">altenua<text:line-break/></text:span><text:span text:style-name="T78">structurus sit, et quomodo oblaesum </text:span><text:span text:style-name="T78">exempturus, </text:span><text:span text:style-name="T78">ac ia<text:line-break/></text:span><text:span text:style-name="T78">illius locum alterum integrum </text:span><text:span text:style-name="T78">positurus. At </text:span><text:span text:style-name="T93">iane et<text:line-break/></text:span><text:span text:style-name="T78">qui artem circa hominis corpus versantem </text:span><text:span text:style-name="T78">constituit, </text:span><text:span text:style-name="T78">ei</text:span></text:p>
      <text:p text:style-name="P10"><text:span text:style-name="T78">praeter </text:span><text:span text:style-name="T78">caetera necessarium quoque est id nosse, num<text:line-break/></text:span><text:span text:style-name="T78">aliqua pars </text:span><text:span text:style-name="T78">loco alterius poni queat, an vero aIterius<text:line-break/></text:span><text:span text:style-name="T78">vice locari </text:span><text:span text:style-name="T78">nequeat. Carnem quidem prave affectam si<text:line-break/></text:span><text:span text:style-name="T78">refecueris</text:span><text:span text:style-name="T78">, aliam procreare poteris; nervum vero aut<text:line-break/></text:span><text:span text:style-name="T78">ligamentum </text:span><text:span text:style-name="T78">si secueris, alterum ejusmodi efficere non<text:line-break/></text:span><text:span text:style-name="T78">poteris, </text:span><text:span text:style-name="T78">llli etenim ex sanguine,' his vero ex semine<text:line-break/></text:span><text:span text:style-name="T78">emis est. </text:span><text:span text:style-name="T78">Sed os quoque una quaedam est partium,’<text:line-break/></text:span><text:span text:style-name="T78">quae in </text:span><text:span text:style-name="T78">prima conformatione constructae funt. Verum<text:line-break/></text:span><text:span text:style-name="T78">in locum </text:span><text:span text:style-name="T78">ipsius restituere possumus aliquid ossi assimile.<text:line-break/></text:span><text:span text:style-name="T78">Et haec </text:span><text:span text:style-name="T78">nos equidem nunc obiter sumpta exempli gratia<text:line-break/></text:span><text:span text:style-name="T78">prodidimus, </text:span><text:span text:style-name="T78">imo et ratio ipsum hortatur inquirere, qui<text:line-break/></text:span><text:span text:style-name="T78">artem constituit, </text:span><text:span text:style-name="T78">jamque inventionis principia descripsi-<text:line-break/></text:span><text:span text:style-name="T78">mus, quae </text:span><text:span text:style-name="T78">ad primam animantis generationem revisimus,<text:line-break/></text:span><text:span text:style-name="T78">confuluimusque </text:span><text:span text:style-name="T78">inquirere, quaenam ex semine procreata<text:line-break/></text:span><text:span text:style-name="T78">sint, et </text:span><text:span text:style-name="T78">quae ah alimentis perpetuo procreentur. </text:span><text:span text:style-name="T78">Ad<text:line-break/></text:span><text:span text:style-name="T78">liaec autem </text:span><text:span text:style-name="T78">magis methodus et cogit et exhortatur uos<text:line-break/></text:span><text:span text:style-name="T78">inquirere, </text:span><text:span text:style-name="T78">utrum singulae partes similares, quae et sim-<text:line-break/></text:span><text:span text:style-name="T78">fsices </text:span><text:span text:style-name="T78">conspiciuutur, unum sint, an vero ex pluribus</text:span></text:p>
      <text:p text:style-name="P10"><text:span text:style-name="T78">constent et quis </text:span><text:span text:style-name="T78">sit </text:span><text:span text:style-name="T78">earum compositionis modus. </text:span><text:span text:style-name="T78">Has<text:line-break/></text:span><text:span text:style-name="T78">namque planum est organicis nuncupatis proportione </text:span><text:span text:style-name="T78">re-<text:line-break/></text:span><text:span text:style-name="T78">spondentes et in quantitate, et conformatione, </text:span><text:span text:style-name="T78">et magnitu-<text:line-break/></text:span><text:span text:style-name="T78">dine, et situ ipsas constituentium, tum integritatem, </text:span><text:span text:style-name="T78">tum<text:line-break/></text:span><text:span text:style-name="T78">vitium sortituras, fi modus ipsarum generationis </text:span><text:span text:style-name="T78">sit ana-<text:line-break/></text:span><text:span text:style-name="T78">logus; si vero non ita, scd ut medicamentum, </text:span><text:span text:style-name="T78">quod te-<text:line-break/></text:span><text:span text:style-name="T78">trapharmacum nominatur, totis per tota mixtis </text:span><text:span text:style-name="T78">factae sint,<text:line-break/></text:span><text:span text:style-name="T78">alia ratione ipsarum integritatem et vitium et </text:span><text:span text:style-name="T78">morbum<text:line-break/></text:span><text:span text:style-name="T78">comperies. Quemadmodum (arbitror) si non </text:span><text:span text:style-name="T78">ex mixtis,<text:line-break/></text:span><text:span text:style-name="T78">fed ex appositione accurata fit ipsarum unitas </text:span><text:span text:style-name="T78">peraeque<text:line-break/></text:span><text:span text:style-name="T78">cephalico, quod vocatur, medicamento </text:span><text:span text:style-name="T78">arido; sic et<text:line-break/></text:span><text:span text:style-name="T78">integritatem, et vitium et morbos operis </text:span><text:span text:style-name="T78">generationi<text:line-break/></text:span><text:span text:style-name="T78">proprios inveneris: si vero non ex </text:span><text:span text:style-name="T78">multis specie diffe-<text:line-break/></text:span><text:span text:style-name="T78">rentibus, fed ex iisdem specie omnibus </text:span><text:span text:style-name="T78">compositae sint,<text:line-break/></text:span><text:span text:style-name="T78">ut (si ita fors tulerit) domus quaedam </text:span><text:span text:style-name="T78">ex coctis lateri-<text:line-break/></text:span><text:span text:style-name="T78">bus solis, aut lapidibus, in compositione </text:span><text:span text:style-name="T78">sola videlicet<text:line-break/></text:span><text:span text:style-name="T78">similarium partium et integritatem et </text:span><text:span text:style-name="T78">vitium et morbos<text:line-break/></text:span><text:span text:style-name="T78">operis generationi proprios reperies- </text:span><text:span text:style-name="T78">Verum sane esi-</text:span></text:p>
      <text:p text:style-name="P10"><text:span text:style-name="T78">quod </text:span><text:span text:style-name="T78">praedictorum similaribus adesse partibus, ratio nobis'<text:line-break/></text:span><text:span text:style-name="T78">foadet; </text:span><text:span text:style-name="T78">quodnam autem ex ipsis verum fit,. exacta con-</text:span><text:span text:style-name="T108">3<text:line-break/></text:span><text:span text:style-name="T78">sideratione </text:span><text:span text:style-name="T78">indiget. Videmus enim, philosophos in hu-*<text:line-break/></text:span><text:span text:style-name="T78">jusniodi </text:span><text:span text:style-name="T78">quaestionem descendere, quemadmodum et me-<text:line-break/></text:span><text:span text:style-name="T78">dieorum </text:span><text:span text:style-name="T78">nonnullostphrrimum inter fe</text:span><text:span text:style-name="T108">1</text:span><text:span text:style-name="T78"> discrepasse. Quare<text:line-break/></text:span><text:span text:style-name="T78">milii </text:span><text:span text:style-name="T78">stiain quamplurirni medici videntur </text:span><text:span text:style-name="T78">ab </text:span><text:span text:style-name="T78">hac quae-</text:span><text:span text:style-name="T108">:</text:span><text:span text:style-name="T78">‘<text:line-break/></text:span><text:span text:style-name="T78">stieiie </text:span><text:span text:style-name="T78">secessisse, quum se id, </text:span><text:span text:style-name="T78">quod </text:span><text:span text:style-name="T78">quaereretur, inventuros<text:line-break/></text:span><text:span text:style-name="T78">nequaquam </text:span><text:span text:style-name="T78">sperarent; nonnulli vero non modo at im-</text:span><text:span text:style-name="T108">:<text:line-break/></text:span><text:span text:style-name="T78">possibilem, </text:span><text:span text:style-name="T78">sed ut inutilem disquisitionem omiserunt.'<text:line-break/></text:span><text:span text:style-name="T78">Quod </text:span><text:span text:style-name="T78">quidem inutilis minime sit, si - quis non expe--<text:line-break/></text:span><text:span text:style-name="T78">rientia, </text:span><text:span text:style-name="T78">led methodo artem constituerit, jam mihi diiu-:<text:line-break/></text:span><text:span text:style-name="T78">eidum esse </text:span><text:span text:style-name="T78">videtur: quod vero non impossibilis, postea'<text:line-break/></text:span><text:span text:style-name="T78">considerabimus, </text:span><text:span text:style-name="T78">quum quid paucum prius inter nos dis-<text:line-break/></text:span><text:span text:style-name="T78">seruerimus. </text:span><text:span text:style-name="T78">Si quam enim mihi- fidem adhibeas,<text:line-break/></text:span><text:span text:style-name="T78">ut </text:span><text:span text:style-name="T78">certe </text:span><text:span text:style-name="T78">adhibes, quum iue rem nullam humanae glo-<text:line-break/></text:span><text:span text:style-name="T78">riae, sed </text:span><text:span text:style-name="T78">veritatis. studio omnia efficere couspicias; ne<text:line-break/></text:span><text:span text:style-name="T78">te </text:span><text:span text:style-name="T78">multitudo </text:span><text:span text:style-name="T78">medicorum phllosophorumque discrepantium'<text:line-break/></text:span><text:span text:style-name="T78">deterreat </text:span><text:span text:style-name="T78">Si namque, </text:span><text:span text:style-name="T93">ex</text:span><text:span text:style-name="T78"> quibus veritatem nosse opor~-<text:line-break/></text:span><text:span text:style-name="T78">tet, </text:span><text:span text:style-name="T78">ea omnibus </text:span><text:span text:style-name="T78">adessent, nec ipsam postea invenirent.</text:span></text:p>
      <text:p text:style-name="P10"><text:span text:style-name="T78">spem inventionis abjici consentaneum esset. </text:span><text:span text:style-name="T78">Sed fi </text:span><text:span text:style-name="T78">quae-<text:line-break/></text:span><text:span text:style-name="T78">dam omnino isti non habuerint, quemadmodum </text:span><text:span text:style-name="T78">etiam<text:line-break/></text:span><text:span text:style-name="T78">concedunt, qnaedam vero utrum habuerint </text:span><text:span text:style-name="T78">non </text:span><text:span text:style-name="T78">con-<text:line-break/></text:span><text:span text:style-name="T78">stet, nos vero simus conscii, nos ipsus </text:span><text:span text:style-name="T78">omnia </text:span><text:span text:style-name="T78">tenere,<text:line-break/></text:span><text:span text:style-name="T78">veritatis inquisitionem audacter admittere </text:span><text:span text:style-name="T78">necesse </text:span><text:span text:style-name="T78">efl.<text:line-break/></text:span><text:span text:style-name="T78">Quotnam igitur existunt, quae concurrere </text:span><text:span text:style-name="T78">opus est, </text:span><text:span text:style-name="T78">ut, si<text:line-break/></text:span><text:span text:style-name="T78">quis quaerens aliquid, sive verum noverit, </text:span><text:span text:style-name="T78">sive </text:span><text:span text:style-name="T78">non,<text:line-break/></text:span><text:span text:style-name="T78">ab inventione non desperet? Septem </text:span><text:span text:style-name="T78">nimirum. </text:span><text:span text:style-name="T78">Pri-<text:line-break/></text:span><text:span text:style-name="T78">mum quidem acuta natura, ut, quaecunque </text:span><text:span text:style-name="T78">disciplina </text:span><text:span text:style-name="T78">ra-<text:line-break/></text:span><text:span text:style-name="T78">tionalis edoceatur, eain facile assequatur. </text:span><text:span text:style-name="T78">Secundum </text:span><text:span text:style-name="T78">a<text:line-break/></text:span><text:span text:style-name="T78">puerili aetate et institutio, et exercitatio, </text:span><text:span text:style-name="T78">ut in </text:span><text:span text:style-name="T78">primis<text:line-break/></text:span><text:span text:style-name="T78">versetur disciplinis; maxime vero et in </text:span><text:span text:style-name="T78">arithmetica </text:span><text:span text:style-name="T78">et<text:line-break/></text:span><text:span text:style-name="T78">in geometria sese exercuisse oportet, </text:span><text:span text:style-name="T78">quemadmodum </text:span><text:span text:style-name="T78">et<text:line-break/></text:span><text:span text:style-name="T78">Plato consuluit. Tertium, ad haec omnis </text:span><text:span text:style-name="T78">optimis </text:span><text:span text:style-name="T78">sua<text:line-break/></text:span><text:span text:style-name="T78">tempestate habitis praeceptoribus </text:span><text:span text:style-name="T78">aures adhibuisse.<text:line-break/></text:span><text:span text:style-name="T78">Quartum post ea, ipfum esse laboris </text:span><text:span text:style-name="T78">patientissimum, </text:span><text:span text:style-name="T78">ut<text:line-break/></text:span><text:span text:style-name="T78">nihil quicquarn interdia, nihilque noctu </text:span><text:span text:style-name="T78">praeter </text:span><text:span text:style-name="T78">disci-<text:line-break/></text:span><text:span text:style-name="T78">plinas medicetur. Quintum praeterea,, </text:span><text:span text:style-name="T78">quod </text:span><text:span text:style-name="T78">paucissimis<text:line-break/></text:span><text:span text:style-name="T78">contingit, veritatem expetere, eique </text:span><text:span text:style-name="T78">soli in tuta </text:span><text:span text:style-name="T78">vita<text:line-break/></text:span><text:span text:style-name="T78">studio incumbere, fpretisque caeleris </text:span><text:span text:style-name="T78">omnibus, </text:span><text:span text:style-name="T78">quae a</text:span></text:p>
      <text:p text:style-name="P10"><text:span text:style-name="T78">plerisque </text:span><text:span text:style-name="T78">expetuntur. Sextum serie, methodum quan-<text:line-break/></text:span><text:span text:style-name="T78">datn </text:span><text:span text:style-name="T78">didicisse, </text:span><text:span text:style-name="T78">qua tum veruut, tum falsum dijudicetur. ,<text:line-break/></text:span><text:span text:style-name="T78">Kon </text:span><text:span text:style-name="T78">enim </text:span><text:span text:style-name="T78">certe satis fuerit ad inventionem duntaxat<text:line-break/></text:span><text:span text:style-name="T78">eorum, quae </text:span><text:span text:style-name="T78">desideramus, veritatem concupiscere, sed<text:line-break/></text:span><text:span text:style-name="T78">etiam </text:span><text:span text:style-name="T78">facultatem </text:span><text:span text:style-name="T78">quandam inventionis paratam habere<text:line-break/></text:span><text:span text:style-name="T78">«portet </text:span><text:span text:style-name="T78">Ad </text:span><text:span text:style-name="T78">haec omnia septimum, methodum exer-<text:line-break/></text:span><text:span text:style-name="T78">caiffe </text:span><text:span text:style-name="T78">decet, ut </text:span><text:span text:style-name="T78">non solum cognoscere, sed uti, queat.<text:line-break/></text:span><text:span text:style-name="T78">Si </text:span><text:span text:style-name="T78">namque </text:span><text:span text:style-name="T78">rhetoribus quidem inferiorem artem sectanti-<text:line-break/></text:span><text:span text:style-name="T78">bus </text:span><text:span text:style-name="T78">haud satis </text:span><text:span text:style-name="T78">esse videatur nosse methodum, sed totam<text:line-break/></text:span><text:span text:style-name="T78">vitam </text:span><text:span text:style-name="T78">in ipsius </text:span><text:span text:style-name="T78">exercitatione conterant, multo magis<text:line-break/></text:span><text:span text:style-name="T78">magna </text:span><text:span text:style-name="T78">adeo </text:span><text:span text:style-name="T78">quaerentibus solum edidicisse methodum ne-<text:line-break/></text:span><text:span text:style-name="T78">quaquam </text:span><text:span text:style-name="T78">sufficiet. </text:span><text:span text:style-name="T78">-Itaque si quod unam horum, quae </text:span><text:span text:style-name="T78">*<text:line-break/></text:span><text:span text:style-name="T78">dicta </text:span><text:span text:style-name="T78">simt, </text:span><text:span text:style-name="T78">ad veritatem viam' instituenti desit, ae-<text:line-break/></text:span><text:span text:style-name="T78">quum </text:span><text:span text:style-name="T78">est ipsum </text:span><text:span text:style-name="T78">haud admodum sperare eorum quae ex-<text:line-break/></text:span><text:span text:style-name="T78">petit </text:span><text:span text:style-name="T78">qnicqnam </text:span><text:span text:style-name="T78">esse conseqtruturum. Si vero omnia<text:line-break/></text:span><text:span text:style-name="T78">fuppetant, </text:span><text:span text:style-name="T78">quid </text:span><text:span text:style-name="T78">prohibet veritatem bona spe fultum ex-<text:line-break/></text:span><text:span text:style-name="T78">quirere?</text:span></text:p>
      <text:h text:style-name="P5" text:outline-level="2">Cap. VII.</text:h>
      <text:p text:style-name="P8"><text:span text:style-name="T78">Institutum porro est nobis, quemadmodum<text:line-break/></text:span><text:span text:style-name="T78">omaei </text:span><text:span text:style-name="T78">totius </text:span><text:span text:style-name="T78">corporis vel etiam simplicissimas ex dissectione</text:span></text:p>
      <text:p text:style-name="P10"><text:span text:style-name="T78">didicimus, ita hoc ipsum invenire, irempe quales </text:span><text:span text:style-name="T78">natura<text:line-break/></text:span><text:span text:style-name="T78">existant primariae et simplicissimae partes. </text:span><text:span text:style-name="T78">Verum non<text:line-break/></text:span><text:span text:style-name="T78">de omnibus, scd de una ceu exempli loco </text:span><text:span text:style-name="T78">sermonem<text:line-break/></text:span><text:span text:style-name="T78">instituemus. Caro inspiciatur primum, an </text:span><text:span text:style-name="T78">unum specie<text:line-break/></text:span><text:span text:style-name="T78">sit elementum, quod ipsam procreaverit. Nihil </text:span><text:span text:style-name="T78">enim ms,<text:line-break/></text:span><text:span text:style-name="T78">li est primam et simplicissimam in ea partem sic </text:span><text:span text:style-name="T78">appel-<text:line-break/></text:span><text:span text:style-name="T78">lasse. Deinde si talis non appareat; an multae; </text:span><text:span text:style-name="T78">postea,<text:line-break/></text:span><text:span text:style-name="T78">quot hae, et quae sint; tum, quinam compositionis </text:span><text:span text:style-name="T78">earum<text:line-break/></text:span><text:span text:style-name="T78">modus exisset. Quum igitur caro,, dum secatur </text:span><text:span text:style-name="T78">calescit-<text:line-break/></text:span><text:span text:style-name="T78">que vehementer, dolore afficitur; unum specie </text:span><text:span text:style-name="T78">elemen-<text:line-break/></text:span><text:span text:style-name="T78">tum esse non potest, cujusmodi Epicurus atornon </text:span><text:span text:style-name="T78">statuit<text:line-break/></text:span><text:span text:style-name="T78">Quod enim unum specie elementum tale non </text:span><text:span text:style-name="T78">sit,-inde<text:line-break/></text:span><text:span text:style-name="T78">constat; nulla siquidem ex atomis ipsa per se </text:span><text:span text:style-name="T78">aut calidi<text:line-break/></text:span><text:span text:style-name="T78">natura est aut frigida, neque etiam candida </text:span><text:span text:style-name="T78">quaedam<text:line-break/></text:span><text:span text:style-name="T78">ex ipsis est, vel nigra. Sed quid commoror, </text:span><text:span text:style-name="T78">et com-<text:line-break/></text:span><text:span text:style-name="T78">minuens orationem protraho? .In lumina namque, </text:span><text:span text:style-name="T78">nulla<text:line-break/></text:span><text:span text:style-name="T78">qualitas est ipsi atomo, ut auctores ipsarum </text:span><text:span text:style-name="T78">decernunt<text:line-break/></text:span><text:span text:style-name="T78">Num hujusmodi qualitates universae per </text:span><text:span text:style-name="T78">tota corpora</text:span></text:p>
      <text:p text:style-name="P10"><text:span text:style-name="T78">permeasse </text:span><text:span text:style-name="T78">videntur, </text:span><text:span text:style-name="T78">ut </text:span><text:span text:style-name="T78">ipsa figurae qualitas ipsis ornni-<text:line-break/></text:span><text:span text:style-name="T78">bus </text:span><text:span text:style-name="T78">insit: inest autem </text:span><text:span text:style-name="T78">et </text:span><text:span text:style-name="T78">renixus et </text:span><text:span text:style-name="T78">gravitas: </text:span><text:span text:style-name="T78">sed </text:span><text:span text:style-name="T78">haec<text:line-break/></text:span><text:span text:style-name="T78">an </text:span><text:span text:style-name="T78">qualitatem; </text:span><text:span text:style-name="T78">au </text:span><text:span text:style-name="T78">aliud </text:span><text:span text:style-name="T78">quicqnam </text:span><text:span text:style-name="T78">vocare oporteat, </text:span><text:span text:style-name="T78">ad<text:line-break/></text:span><text:span text:style-name="T78">propositum nihil attinet. Omnibus - enim ipsis </text:span><text:span text:style-name="T78">praedicta<text:line-break/></text:span><text:span text:style-name="T78">infuat, </text:span><text:span text:style-name="T78">nec inter se </text:span><text:span text:style-name="T78">specie </text:span><text:span text:style-name="T78">differunt, </text:span><text:span text:style-name="T78">sicut homoeome-<text:line-break/></text:span><text:span text:style-name="T78">riae, </text:span><text:span text:style-name="T78">similaritates</text:span><text:span text:style-name="T78">, </text:span><text:span text:style-name="T78">iis </text:span><text:span text:style-name="T78">qui illas </text:span><text:span text:style-name="T78">lupposuere, aut </text:span><text:span text:style-name="T78">ele-<text:line-break/></text:span><text:span text:style-name="T78">menta </text:span><text:span text:style-name="T78">quatuor haec statuerunt. Hippocrates igitur </text:span><text:span text:style-name="T78">in-<text:line-break/></text:span><text:span text:style-name="T78">quit: </text:span><text:span text:style-name="T78">ego vero dico, si </text:span><text:span text:style-name="T78">homo,</text:span><text:span text:style-name="T78">unum esset, haudquaquam<text:line-break/></text:span><text:span text:style-name="T78">deleret- </text:span><text:span text:style-name="T78">Rectissime </text:span><text:span text:style-name="T78">pronunciat </text:span><text:span text:style-name="T78">Nam unum in aliud<text:line-break/></text:span><text:span text:style-name="T78">mutari </text:span><text:span text:style-name="T78">non potest, </text:span><text:span text:style-name="T78">quum non </text:span><text:span text:style-name="T78">habeat </text:span><text:span text:style-name="T78">lu quod mutetur;<text:line-break/></text:span><text:span text:style-name="T78">quum </text:span><text:span text:style-name="T78">immutabile nec alterari, nec </text:span><text:span text:style-name="T78">mutari </text:span><text:span text:style-name="T78">possit; </text:span><text:span text:style-name="T78">impa-<text:line-break/></text:span><text:span text:style-name="T78">tibile </text:span><text:span text:style-name="T78">vero dolore vacet; </text:span><text:span text:style-name="T78">at </text:span><text:span text:style-name="T78">manat ex </text:span><text:span text:style-name="T78">dictis </text:span><text:span text:style-name="T78">pronunciatis<text:line-break/></text:span><text:span text:style-name="T78">haee </text:span><text:span text:style-name="T78">conclusio, unum esse impatibile, </text:span><text:span text:style-name="T78">ob quam </text:span><text:span text:style-name="T78">rursus </text:span><text:span text:style-name="T78">aliud<text:line-break/></text:span><text:span text:style-name="T78">proponetur </text:span><text:span text:style-name="T78">argumentum tale. </text:span><text:span text:style-name="T78">Si </text:span><text:span text:style-name="T78">elementum unum </text:span><text:span text:style-name="T78">esset<text:line-break/></text:span><text:span text:style-name="T78">specie, </text:span><text:span text:style-name="T78">nihil iu omnibus unquam deleret. Atqui dolet</text:span><text:span text:style-name="T78">:<text:line-break/></text:span><text:span text:style-name="T78">non igitur </text:span><text:span text:style-name="T78">unum est elementum. </text:span><text:span text:style-name="T78">Quoniam vero </text:span><text:span text:style-name="T78">de </text:span><text:span text:style-name="T78">carne<text:line-break/></text:span><text:span text:style-name="T78">nobis </text:span><text:span text:style-name="T78">constitutum erat dissertationem moliri, de illa dis-<text:line-break/></text:span><text:span text:style-name="T78">feratur. </text:span><text:span text:style-name="T78">Si unum esset specie carnis elementum, </text:span><text:span text:style-name="T78">nun-</text:span></text:p>
      <text:p text:style-name="P10"><text:span text:style-name="T78">quam caro doleret; sed dolet; non igitur unum </text:span><text:span text:style-name="T78">specie<text:line-break/></text:span><text:span text:style-name="T78">carnis, elementum est. Eadem vero ratiocinatio </text:span><text:span text:style-name="T78">alio<text:line-break/></text:span><text:span text:style-name="T78">quoque modo proponetur. Si impatibile sit carnis </text:span><text:span text:style-name="T78">ele&gt;<text:line-break/></text:span><text:span text:style-name="T78">mentum, </text:span><text:span text:style-name="T78">non </text:span><text:span text:style-name="T78">dolebit: atqui dolet; non igitur est </text:span><text:span text:style-name="T78">impati-<text:line-break/></text:span><text:span text:style-name="T78">bile. At si quis et plura esse elementa dicat, </text:span><text:span text:style-name="T78">non ta-<text:line-break/></text:span><text:span text:style-name="T78">men </text:span><text:span text:style-name="T78">quae alterentur: de illis in hunc .modum </text:span><text:span text:style-name="T78">eadem<text:line-break/></text:span><text:span text:style-name="T78">ratiocinatio proferetur. </text:span><text:span text:style-name="T78">Si </text:span><text:span text:style-name="T78">impatibilia sunt </text:span><text:span text:style-name="T78">carnis ele-<text:line-break/></text:span><text:span text:style-name="T78">menta, </text:span><text:span text:style-name="T78">non </text:span><text:span text:style-name="T78">dolebit; scd </text:span><text:span text:style-name="T78">dolet, non </text:span><text:span text:style-name="T78">igitur </text:span><text:span text:style-name="T78">impatibilia<text:line-break/></text:span><text:span text:style-name="T78">funt carnis elementa. Quare prior quidem </text:span><text:span text:style-name="T78">ratiocinatis,<text:line-break/></text:span><text:span text:style-name="T78">et atomorum, </text:span><text:span text:style-name="T78">et </text:span><text:span text:style-name="T78">incompactilium, et minimorum </text:span><text:span text:style-name="T78">corpus-<text:line-break/></text:span><text:span text:style-name="T78">culorum hypothesim subvertit. Altera vero </text:span><text:span text:style-name="T78">et similari-<text:line-break/></text:span><text:span text:style-name="T78">tatum et Empedoclis opinionem tollit. Etenim </text:span><text:span text:style-name="T78">hic ex<text:line-break/></text:span><text:span text:style-name="T78">quatuor </text:span><text:span text:style-name="T78">elementis </text:span><text:span text:style-name="T78">corpora vult constitui, sed </text:span><text:span text:style-name="T78">quae </text:span><text:span text:style-name="T78">invi-<text:line-break/></text:span><text:span text:style-name="T78">cem non transmutentur. Adhibe jam </text:span><text:span text:style-name="T78">disputationi ani-<text:line-break/></text:span><text:span text:style-name="T78">murn, </text:span><text:span text:style-name="T78">qua </text:span><text:span text:style-name="T78">citius </text:span><text:span text:style-name="T78">ac </text:span><text:span text:style-name="T78">speraverim maximam </text:span><text:span text:style-name="T78">eorum parteni<text:line-break/></text:span><text:span text:style-name="T78">quae </text:span><text:span text:style-name="T78">quaerebas </text:span><text:span text:style-name="T78">invenit; quippe carnis </text:span><text:span text:style-name="T78">elementa non<text:line-break/></text:span><text:span text:style-name="T78">impatibilia esse </text:span><text:span text:style-name="T78">oportere demonstravit. </text:span><text:span text:style-name="T78">Non igitur</text:span></text:p>
      <text:p text:style-name="P15"><text:span text:style-name="T78">\. i</text:span></text:p>
      <text:p text:style-name="P10"><text:span text:style-name="T78">etismnum, </text:span><text:span text:style-name="T78">qui dolores tempori statuunt in corporum il-<text:line-break/></text:span><text:span text:style-name="T78">lorum impatibilium </text:span><text:span text:style-name="T78">compositione, quae certe elementa<text:line-break/></text:span><text:span text:style-name="T78">omnium rerum </text:span><text:span text:style-name="T78">naturae supponunt, propositum in ora-<text:line-break/></text:span><text:span text:style-name="T78">tione obtinebunt. </text:span><text:span text:style-name="T78">Etenim nec intellectus capit, imo<text:line-break/></text:span><text:span text:style-name="T78">nec ullum </text:span><text:span text:style-name="T78">eorum, quae sub sensum cadunt, attestatur, </text:span><text:span text:style-name="T93">im-<text:line-break/></text:span><text:span text:style-name="T93">patibile</text:span><text:span text:style-name="T78"> </text:span><text:span text:style-name="T78">dolore affici. Nam digitos si invicem committas,<text:line-break/></text:span><text:span text:style-name="T78">rmsusque </text:span><text:span text:style-name="T78">separes, nulli dolorem </text:span><text:span text:style-name="T93">nec</text:span><text:span text:style-name="T78"> coitus, nec separatio<text:line-break/></text:span><text:span text:style-name="T78">concitabit, </text:span><text:span text:style-name="T78">siquidem dolor passioni conjunctus esu At<text:line-break/></text:span><text:span text:style-name="T78">nihil contiguum </text:span><text:span text:style-name="T78">afficitur, quoniam in his duobus passio<text:line-break/></text:span><text:span text:style-name="T78">consistit, </text:span><text:span text:style-name="T78">alteratione per tota et continuitatis divortio.<text:line-break/></text:span><text:span text:style-name="T78">Quum igitur </text:span><text:span text:style-name="T78">in patibilibus manifesto corporibus neque<text:line-break/></text:span><text:span text:style-name="T78">coitus, neque </text:span><text:span text:style-name="T78">sejunctio dolorem efficiat, multo minus<text:line-break/></text:span><text:span text:style-name="T78">in impatibilibus </text:span><text:span text:style-name="T78">efficiet. Quare nec Asclepiadis corpus-<text:line-break/></text:span><text:span text:style-name="T78">culum illud </text:span><text:span text:style-name="T78">incompactile fragile existens dolebit, dum<text:line-break/></text:span><text:span text:style-name="T78">frangitur; </text:span><text:span text:style-name="T78">non enim ipsi sensus esu Quare neque huic<text:line-break/></text:span><text:span text:style-name="T78">plus erit doloris </text:span><text:span text:style-name="T78">ex iis, quibus afficitur, quum sensus sit<text:line-break/></text:span><text:span text:style-name="T78">expers, quam ossi, </text:span><text:span text:style-name="T78">cartilagini, adipi, ligamento et pilis-.</text:span></text:p>
      <text:p text:style-name="P10"><text:span text:style-name="T78">Etenim haec omnia patiuntur quidem, sed non </text:span><text:span text:style-name="T78">dolent,<text:line-break/></text:span><text:span text:style-name="T78">quia nec sentiunt. Quicquid igitur dolebit, patibile </text:span><text:span text:style-name="T78">ac<text:line-break/></text:span><text:span text:style-name="T78">fensibile esse oportet; non tamen ex sensilibus </text:span><text:span text:style-name="T78">primis<text:line-break/></text:span><text:span text:style-name="T78">necessarium est esse sensibile, sed patibile solum </text:span><text:span text:style-name="T78">sufficit.<text:line-break/></text:span><text:span text:style-name="T78">Nam aliquando sensibile fieri poterit, fi immutetur </text:span><text:span text:style-name="T78">al-<text:line-break/></text:span><text:span text:style-name="T78">tereturque. At quia multitudine innumerae alterationes<text:line-break/>ae temperaturae elementorum fieri possunt, </text:span><text:span text:style-name="T78">infinitae<text:line-break/></text:span><text:span text:style-name="T78">quoque </text:span><text:span text:style-name="T78">erunt particularium corporum proprietates, </text:span><text:span text:style-name="T78">se-<text:line-break/></text:span><text:span text:style-name="T78">cundum quas nihil absurdum fuerit multa </text:span><text:span text:style-name="T78">insensilia<text:line-break/></text:span><text:span text:style-name="T78">fieri, atque ex iis, quae sentiunt, aliud magis, </text:span><text:span text:style-name="T78">aliud<text:line-break/></text:span><text:span text:style-name="T78">minus </text:span><text:span text:style-name="T78">sentire. At vero et elementa uno </text:span><text:span text:style-name="T78">plura<text:line-break/></text:span><text:span text:style-name="T78">necessario </text:span><text:span text:style-name="T78">esse, quae alterari natura possunt, </text:span><text:span text:style-name="T78">clare<text:line-break/></text:span><text:span text:style-name="T78">demonstratum est iis, qui, ut paulo ante dictum </text:span><text:span text:style-name="T78">est,<text:line-break/></text:span><text:span text:style-name="T78">apparatum omnem habent illorum, ex quibus </text:span><text:span text:style-name="T78">possit<text:line-break/></text:span><text:span text:style-name="T78">aliquis fieri scientificus. Qui vero eo stupiditatis </text:span><text:span text:style-name="T78">ve-<text:line-break/></text:span><text:span text:style-name="T78">niunt , ut ne vel an methodus quaedam </text:span><text:span text:style-name="T78">demonstrandi<text:line-break/></text:span><text:span text:style-name="T78">sit/prius dignentur inquirere, vel </text:span><text:span text:style-name="T78">ab </text:span><text:span text:style-name="T78">alio </text:span><text:span text:style-name="T78">discere, vel<text:line-break/></text:span><text:span text:style-name="T78">fese in ea exercere, iis sane hic sermo non est </text:span><text:span text:style-name="T78">communi-</text:span></text:p>
      <text:p text:style-name="P10"><text:span text:style-name="T78">candus. </text:span><text:span text:style-name="T78">Neque enim contendendi cum aliis, aut vin-<text:line-break/>cendi, sed veritatis ipsius inveniendae desiderio ad hanc<text:line-break/>disputationem descendimus. Nam qui indoctas illorum<text:line-break/>opiniones volet redarguere, is librum, quem de elementis<text:line-break/></text:span><text:span text:style-name="T78">ex </text:span><text:span text:style-name="T78">Hippocratis sententia inscripsimus, seorsum sibi le-<text:line-break/></text:span><text:span text:style-name="T78">gendum </text:span><text:span text:style-name="T78">proponat.</text:span></text:p>
      <text:h text:style-name="P5" text:outline-level="2">Cap. VIII.</text:h>
      <text:p text:style-name="P8"><text:span text:style-name="T78">Rursus igitur ad institutum reversi, finem ei<text:line-break/>imponamus. Quoniam elementum per totum alterabile est,<text:line-break/></text:span><text:span text:style-name="T78">quot </text:span><text:span text:style-name="T78">universa sint elementa, deinceps, referamus, ducto<text:line-break/></text:span><text:span text:style-name="T78">ct hic </text:span><text:span text:style-name="T78">ab iis, quae evidenter apparent, orationis exor-<text:line-break/></text:span><text:span text:style-name="T78">dio. </text:span><text:span text:style-name="T78">Quae rem quamcunque alterant, eam tetigisse an-<text:line-break/></text:span><text:span text:style-name="T78">lea, </text:span><text:span text:style-name="T78">quam immutasse, necesse est, ut sensus docet, et ip-<text:line-break/></text:span><text:span text:style-name="T78">sa rerum </text:span><text:span text:style-name="T78">natura indicat. Nam absurdissimum est, </text:span><text:span text:style-name="T100">a</text:span><text:span text:style-name="T78">lj_<text:line-break/></text:span><text:span text:style-name="T78">quid in </text:span><text:span text:style-name="T78">Aegypto a flamma, quae hic est, alterari. Atqui<text:line-break/></text:span><text:span text:style-name="T78">fi ex </text:span><text:span text:style-name="T78">contactu id alteret; quod transmutat, quarundam<text:line-break/></text:span><text:span text:style-name="T78">tactilium </text:span><text:span text:style-name="T78">qualitatum ratione operari ipsi necesse est.<text:line-break/></text:span><text:span text:style-name="T78">Quid </text:span><text:span text:style-name="T78">igitur vetat has omnes inspici? Acutum sane,</text:span></text:p>
      <text:p text:style-name="P10"><text:span text:style-name="T78">quod proxime accedit, secat, verum substantiam </text:span><text:span text:style-name="T78">ejus<text:line-break/></text:span><text:span text:style-name="T78">non. alterat, quemadmodum nec gravitas; scd </text:span><text:span text:style-name="T78">contundit<text:line-break/></text:span><text:span text:style-name="T78">quidem </text:span><text:span text:style-name="T78">et </text:span><text:span text:style-name="T78">haec, verum per totum patientis </text:span><text:span text:style-name="T78">substantiae<text:line-break/></text:span><text:span text:style-name="T78">mutationem non efficit; quin </text:span><text:span text:style-name="T78">nec </text:span><text:span text:style-name="T78">durities ile sibi </text:span><text:span text:style-name="T78">pro-<text:line-break/></text:span><text:span text:style-name="T78">ximum alterare potest, ut in aliam fpeciem </text:span><text:span text:style-name="T78">traducat<text:line-break/></text:span><text:span text:style-name="T78">Calor tamen et frigus totam adjacentem substantiam<text:line-break/>alterare potest. Ita vero humor et siccitas, etsi </text:span><text:span text:style-name="T78">non<text:line-break/></text:span><text:span text:style-name="T78">subito, quemadmodum praedictae, certe tempore </text:span><text:span text:style-name="T78">et<text:line-break/></text:span><text:span text:style-name="T78">iniae subjecta transmutant. An igitur aliam </text:span><text:span text:style-name="T78">adhuc al-<text:line-break/></text:span><text:span text:style-name="T78">terandi facultatem habemus? An universa </text:span><text:span text:style-name="T78">multitudo in<text:line-break/></text:span><text:span text:style-name="T78">his est? Certe solas praedictas qualitates efficientes </text:span><text:span text:style-name="T78">tum<text:line-break/></text:span><text:span text:style-name="T78">dici, tum </text:span><text:span text:style-name="T78">censeri </text:span><text:span text:style-name="T78">convenit, ac praefertim </text:span><text:span text:style-name="T78">primam inter<text:line-break/></text:span><text:span text:style-name="T78">eas oppositionem</text:span><text:span text:style-name="T78">: </text:span><text:span text:style-name="T78">atque in hac magis calorem</text:span><text:span text:style-name="T78">, ipsa<text:line-break/></text:span><text:span text:style-name="T78">siquidem qualitatum essicacissima est; post </text:span><text:span text:style-name="T78">hunc frigus<text:line-break/></text:span><text:span text:style-name="T78">est, mox humor, et siccitas; nulla vero alia </text:span><text:span text:style-name="T78">qualitas<text:line-break/></text:span><text:span text:style-name="T78">sibi adjacentia per tota alterat. Si namque </text:span><text:span text:style-name="T78">divellit ali-<text:line-break/></text:span><text:span text:style-name="T78">quid, contundit, sccat et pungit, id quidem </text:span><text:span text:style-name="T78">facit, ve-<text:line-break/></text:span><text:span text:style-name="T78">num per tutam substantiam patientis </text:span><text:span text:style-name="T78">alterationem non</text:span></text:p>
      <text:p text:style-name="P10"><text:span text:style-name="T78">extendit; </text:span><text:span text:style-name="T78">unde nec lu alteram essentiae speciem ipsum<text:line-break/></text:span><text:span text:style-name="T78">transfert, </text:span><text:span text:style-name="T78">sed in plurima separat, ltaque nivem si diyi-<text:line-break/></text:span><text:span text:style-name="T78">das </text:span><text:span text:style-name="T78">in minimas partes, ipfam quidem </text:span><text:span text:style-name="T78">nivem </text:span><text:span text:style-name="T78">servabis.<text:line-break/></text:span><text:span text:style-name="T78">Siu </text:span><text:span text:style-name="T78">calefeceris, non </text:span><text:span text:style-name="T78">esse </text:span><text:span text:style-name="T78">nivem efficies; etenim ex<text:line-break/></text:span><text:span text:style-name="T78">aqua </text:span><text:span text:style-name="T78">ipsa refrigerata, non in unum collecta, ejus ortus<text:line-break/></text:span><text:span text:style-name="T78">est; </text:span><text:span text:style-name="T78">hoc siquidem substantiae incrementum, illud gene-<text:line-break/></text:span><text:span text:style-name="T78">ratio est. </text:span><text:span text:style-name="T78">Jam vero contrariorum </text:span><text:span text:style-name="T78">in </text:span><text:span text:style-name="T78">parva quidem divisio,<text:line-break/></text:span><text:span text:style-name="T78">substantiae </text:span><text:span text:style-name="T78">diminutio est; calefactio autem, alterius suh-<text:line-break/></text:span><text:span text:style-name="T78">stautiae </text:span><text:span text:style-name="T78">generatio, quum praecedentem alteraverit speciem.<text:line-break/></text:span><text:span text:style-name="T78">Igitur </text:span><text:span text:style-name="T78">quaecunque corpora primum hujusmodi qualitates<text:line-break/></text:span><text:span text:style-name="T78">obtinent, </text:span><text:span text:style-name="T78">illa reliquorum omnium et carnis elementa<text:line-break/></text:span><text:span text:style-name="T78">funt; funt </text:span><text:span text:style-name="T78">autem haec terra, aqua, aer et ignis, quae;<text:line-break/></text:span><text:span text:style-name="T78">philolophi </text:span><text:span text:style-name="T78">omnes, qui. demonstrationem non refugiunt, ele-<text:line-break/></text:span><text:span text:style-name="T78">menta esse </text:span><text:span text:style-name="T78">eorum, quae generantur et corrumpuntur,<text:line-break/></text:span><text:span text:style-name="T78">asseverarunt, </text:span><text:span text:style-name="T78">ac ipsa in fe mutuo transmutari ajunt,<text:line-break/></text:span><text:span text:style-name="T78">communeque </text:span><text:span text:style-name="T78">aliquod omnibus esse subjectum. Verum de<text:line-break/></text:span><text:span text:style-name="T78">bis haud </text:span><text:span text:style-name="T78">verba sunt: sed quod deterreri non oporteat<text:line-break/></text:span><text:span text:style-name="T78">multitudine </text:span><text:span text:style-name="T78">a veritate aberrantium, verum demonstra-.</text:span></text:p>
      <text:p text:style-name="P10"><text:span text:style-name="T78">tioni, si </text:span><text:span text:style-name="T78">cui </text:span><text:span text:style-name="T78">ejus copia sit</text:span><text:span text:style-name="T78">, </text:span><text:span text:style-name="T78">fidem adhibere. Porro </text:span><text:span text:style-name="T78">si<text:line-break/></text:span><text:span text:style-name="T78">omnino demonstrationis substantiam ignorant, ut </text:span><text:span text:style-name="T78">non-<text:line-break/></text:span><text:span text:style-name="T78">nulli, qui se philosophos dicunt, vereri fe </text:span><text:span text:style-name="T78">sententiam<text:line-break/></text:span><text:span text:style-name="T78">ferre omnino fatentur Nam perinde est, ac si </text:span><text:span text:style-name="T78">quis<text:line-break/></text:span><text:span text:style-name="T78">silscere vellet, quonam modo defectum solis </text:span><text:span text:style-name="T78">praesagiri<text:line-break/></text:span><text:span text:style-name="T78">oporteat, priusquam'lu numeris fe et lineis </text:span><text:span text:style-name="T78">exercuerit.<text:line-break/></text:span><text:span text:style-name="T78">Fugiendi itaque, ejusmodi homines lunt, tanquan? </text:span><text:span text:style-name="T78">ba-<text:line-break/></text:span><text:span text:style-name="T78">rathra; quippe fecum aliquando eos, quibuscum </text:span><text:span text:style-name="T78">vetian-<text:line-break/></text:span><text:span text:style-name="T78">tur,. attrahunt, </text:span><text:span text:style-name="T78">vel </text:span><text:span text:style-name="T78">onmino inficiunt.,, </text:span><text:span text:style-name="T78">nili </text:span><text:span text:style-name="T78">in logica </text:span><text:span text:style-name="T78">fpe-<text:line-break/></text:span><text:span text:style-name="T78">culatione abunde quis exercitatus fuerit </text:span><text:span text:style-name="T78">llac itaque<text:line-break/></text:span><text:span text:style-name="T78">via non </text:span><text:span text:style-name="T78">,</text:span><text:span text:style-name="T78">ita in re altera, quam in illa theoria </text:span><text:span text:style-name="T78">nobis<text:line-break/></text:span><text:span text:style-name="T78">exercendum esu Sed hoc equidem scio praeter </text:span><text:span text:style-name="T78">insti-<text:line-break/></text:span><text:span text:style-name="T78">tutum.</text:span></text:p>
      <text:h text:style-name="P5" text:outline-level="2">Cap. IX.</text:h>
      <text:p text:style-name="P8"><text:span text:style-name="T78">Ad rem propositam redeamus. Ex </text:span><text:span text:style-name="T78">quatuor<text:line-break/></text:span><text:span text:style-name="T78">elementis invicem contemperatis corpus unum </text:span><text:span text:style-name="T78">similare gi-<text:line-break/></text:span><text:span text:style-name="T78">gnitur, pro temperamenti qualitate vel sensibile </text:span><text:span text:style-name="T78">vel iuseu-<text:line-break/></text:span><text:span text:style-name="T78">sibile. Simili vero ratione et particulares in </text:span><text:span text:style-name="T78">utroque gene-<text:line-break/></text:span><text:span text:style-name="T78">re differentiae omnes temperamenti differentiam </text:span><text:span text:style-name="T78">fequun-<text:line-break/></text:span><text:span text:style-name="T78">tun Pro hujus enim proprietate aliud os, </text:span><text:span text:style-name="T78">aliud caro,</text:span></text:p>
      <text:p text:style-name="P10"><text:span text:style-name="T78">aliud </text:span><text:span text:style-name="T78">arteria, aliud nervus efficitur. Sed et cujnsque<text:line-break/></text:span><text:span text:style-name="T78">ipforum </text:span><text:span text:style-name="T78">proprietas in temperamenti proprietate const-<text:line-break/></text:span><text:span text:style-name="T78">itit: </text:span><text:span text:style-name="T78">siccior namque et calidior leonis caro est; humidlor ,<text:line-break/></text:span><text:span text:style-name="T78">frigidiorque </text:span><text:span text:style-name="T78">ovis; media inter utramque hominis, atque<text:line-break/></text:span><text:span text:style-name="T78">luter </text:span><text:span text:style-name="T78">ipsos homines Dionis caro, exempli gratia, cali-<text:line-break/></text:span><text:span text:style-name="T78">dior </text:span><text:span text:style-name="T78">est, frigidior autem Philonis. Quapropter tot simi-<text:line-break/></text:span><text:span text:style-name="T78">larium </text:span><text:span text:style-name="T78">partium differentiae sunt, simplices quidem, quot<text:line-break/></text:span><text:span text:style-name="T78">elementa, </text:span><text:span text:style-name="T78">calidiores, frigidiores, bumidiores et siecio-<text:line-break/></text:span><text:span text:style-name="T78">res; </text:span><text:span text:style-name="T78">compositae vero aliae quatuor, humidiores simuI<text:line-break/></text:span><text:span text:style-name="T78">et frigidiores, </text:span><text:span text:style-name="T78">calidiores et humidiores; alia quoque<text:line-break/></text:span><text:span text:style-name="T78">tertia </text:span><text:span text:style-name="T78">quaedam siccior una et calidior; deinde quarta<text:line-break/></text:span><text:span text:style-name="T78">frigidior </text:span><text:span text:style-name="T78">simul et siccior; his accedit princeps omnium<text:line-break/></text:span><text:span text:style-name="T78">temperatissima. </text:span><text:span text:style-name="T78">Sed de his quidem fermo idoneus totus<text:line-break/></text:span><text:span text:style-name="T78">in libris de </text:span><text:span text:style-name="T78">temperamentis habitus esu Verum praesens<text:line-break/></text:span><text:span text:style-name="T78">fermo, quia </text:span><text:span text:style-name="T78">similarium integritatem ac vitium in ele-<text:line-break/></text:span><text:span text:style-name="T78">tnentorum </text:span><text:span text:style-name="T78">commoderatione et incommoderatione invenit,<text:line-break/></text:span><text:span text:style-name="T78">deinceps ab </text:span><text:span text:style-name="T78">iplorum vitio morbum distinguet. Haec vero</text:span></text:p>
      <text:p text:style-name="P10"><text:span text:style-name="T78">distinctio </text:span><text:span text:style-name="T78">ab </text:span><text:span text:style-name="T78">utrarumque rerum notione, ut in </text:span><text:span text:style-name="T78">opere de<text:line-break/></text:span><text:span text:style-name="T78">demonstratione ostensum est, primum exordium </text:span><text:span text:style-name="T78">habi-<text:line-break/></text:span><text:span text:style-name="T78">tura est. Quae igitur salubris constitutionis </text:span><text:span text:style-name="T78">corporis no-<text:line-break/></text:span><text:span text:style-name="T78">tio est, quae jam et insalubris ? Sana quideni </text:span><text:span text:style-name="T78">corporis<text:line-break/></text:span><text:span text:style-name="T78">structura illaesas fecundum naturam actiones </text:span><text:span text:style-name="T78">habet,<text:line-break/></text:span><text:span text:style-name="T78">aegra vero laesas. Proinde quum quis sanus </text:span><text:span text:style-name="T78">imbecillia-<text:line-break/></text:span><text:span text:style-name="T78">res quidem, quam alius sanitate fruens, </text:span><text:span text:style-name="T78">functiones ha-<text:line-break/></text:span><text:span text:style-name="T78">bet, nondum vero jam laesas, intemperatior </text:span><text:span text:style-name="T78">sane est,<text:line-break/></text:span><text:span text:style-name="T78">fed nondum aegrotat. Igitur inter salubres </text:span><text:span text:style-name="T78">corporis ha-<text:line-break/></text:span><text:span text:style-name="T78">bitus unus quidem est temperatissimus, octo </text:span><text:span text:style-name="T78">vero intem-<text:line-break/></text:span><text:span text:style-name="T78">perati. At morbus temperatus nullus est; </text:span><text:span text:style-name="T78">intemperati<text:line-break/></text:span><text:span text:style-name="T78">vero omnes; tot numero</text:span><text:span text:style-name="T78">, </text:span><text:span text:style-name="T78">quot salubres </text:span><text:span text:style-name="T78">intemperata-<text:line-break/></text:span><text:span text:style-name="T78">rae. Quod si ex sanis 'alios temperatos, alios </text:span><text:span text:style-name="T78">intempe-<text:line-break/></text:span><text:span text:style-name="T78">ratos statuere cuipiam non placeat, is alterum </text:span><text:span text:style-name="T78">duorum<text:line-break/></text:span><text:span text:style-name="T78">dogmatum sequi cogetur, vel omnes femper </text:span><text:span text:style-name="T78">aegrotare,<text:line-break/></text:span><text:span text:style-name="T78">vel unam esse omnium temperiem, virorum, </text:span><text:span text:style-name="T78">mulierum,<text:line-break/></text:span><text:span text:style-name="T78">juvenum, senum, puerorum, athletarum, </text:span><text:span text:style-name="T78">privatorum,<text:line-break/></text:span><text:span text:style-name="T78">operariorum, in otio degentium, robustorum</text:span><text:span text:style-name="T78">, imbecil-<text:line-break/></text:span><text:span text:style-name="T78">lium; sed utrumque a’usurdum est; ergo </text:span><text:span text:style-name="T78">tertiam quan-</text:span></text:p>
      <text:p text:style-name="P10"><text:span text:style-name="T78">dam </text:span><text:span text:style-name="T78">sanitatis latitudinem esse oportet, ut plurimae in<text:line-break/></text:span><text:span text:style-name="T78">ea </text:span><text:span text:style-name="T78">fanorum corporum differentiae in majoris et mino-<text:line-break/></text:span><text:span text:style-name="T78">ris </text:span><text:span text:style-name="T78">ratione comprehendantur, sicut et in aliis omnibus<text:line-break/></text:span><text:span text:style-name="T78">habet. - </text:span><text:span text:style-name="T78">Etenim -domus, </text:span><text:span text:style-name="T78">et </text:span><text:span text:style-name="T78">navis, et lectus, et' arca,<text:line-break/></text:span><text:span text:style-name="T78">et </text:span><text:span text:style-name="T78">vestimentum', et’calceus, et currus, vel melius vel<text:line-break/></text:span><text:span text:style-name="T78">Pejus </text:span><text:span text:style-name="T78">structura est;-:priusquani aegrotet. Atque hae tres<text:line-break/></text:span><text:span text:style-name="T78">corporis </text:span><text:span text:style-name="T78">dispositiones lu omnibus</text:span><text:span text:style-name="T108">:</text:span><text:span text:style-name="T78"> nobis statuendae sunt,<text:line-break/></text:span><text:span text:style-name="T78">optima, </text:span><text:span text:style-name="T78">depravata et morbosa; sed optima quidem una<text:line-break/></text:span><text:span text:style-name="T78">eft, in </text:span><text:span text:style-name="T78">perfectissimum enim deterius non cadit, reliquo-<text:line-break/></text:span><text:span text:style-name="T78">rum </text:span><text:span text:style-name="T78">duorum innumerabilis certe copia est, habent au-<text:line-break/></text:span><text:span text:style-name="T78">tern </text:span><text:span text:style-name="T78">differentias, ratione pluris et minoris.</text:span></text:p>
      <text:h text:style-name="P5" text:outline-level="2">Cap. X.</text:h>
      <text:p text:style-name="P8"><text:span text:style-name="T78">Quum igitur huciisquehac oratione perveni-<text:line-break/></text:span><text:span text:style-name="T78">mus, ipfain </text:span><text:span text:style-name="T78">coercentes, </text:span><text:span text:style-name="T78">quae </text:span><text:span text:style-name="T78">dicta sunt, ea per capita re-<text:line-break/></text:span><text:span text:style-name="T78">pctamus. </text:span><text:span text:style-name="T78">Agnoscemus enim ita, et quid </text:span><text:span text:style-name="T78">rei </text:span><text:span text:style-name="T78">quaesitae jam<text:line-break/></text:span><text:span text:style-name="T78">invennirn </text:span><text:span text:style-name="T78">sit, et quid praeterea supersit. Nobis quidem<text:line-break/></text:span><text:span text:style-name="T78">propositum </text:span><text:span text:style-name="T78">est,, artem sanitatis effectricem constituere,<text:line-break/></text:span><text:span text:style-name="T78">fed </text:span><text:span text:style-name="T78">non </text:span><text:span text:style-name="T78">ita est, ut architectura, quae domum exstruit,<text:line-break/></text:span><text:span text:style-name="T78">sed </text:span><text:span text:style-name="T78">ut </text:span><text:span text:style-name="T78">partis ejus labefactatae emendatrix» qiianauam</text:span></text:p>
      <text:p text:style-name="P10"><text:span text:style-name="T78">liic non eodem prorsus.modo, verum; id ipsum, </text:span><text:span text:style-name="T78">quod<text:line-break/></text:span><text:span text:style-name="T78">quaeritur, erat invenire; quatenus similiter </text:span><text:span text:style-name="T78">aedificatori<text:line-break/></text:span><text:span text:style-name="T78">corporis vitia emendare potest, qui sanitatis tuendae </text:span><text:span text:style-name="T78">ar-<text:line-break/></text:span><text:span text:style-name="T78">tem profitetur. . At quia ad haec omnia corporis </text:span><text:span text:style-name="T78">nata-<text:line-break/></text:span><text:span text:style-name="T78">ram praenosse necesse est, cujus vitia ars curatura </text:span><text:span text:style-name="T78">sit;<text:line-break/></text:span><text:span text:style-name="T78">ideo hoc ipsum disquisivimtis. Quum autem </text:span><text:span text:style-name="T78">inveneri-<text:line-break/></text:span><text:span text:style-name="T78">mus, ut functiones et structurae partium fecundum </text:span><text:span text:style-name="T78">natu,<text:line-break/></text:span><text:span text:style-name="T78">ranr sunt, ,pro quarnm conservatione/ et quum </text:span><text:span text:style-name="T78">vitiatae<text:line-break/></text:span><text:span text:style-name="T78">suerint emendationis omnibus modis propugnandum </text:span><text:span text:style-name="T78">est;<text:line-break/></text:span><text:span text:style-name="T78">ex quot compleatur quod secundum naturam est, </text:span><text:span text:style-name="T78">quaesi-<text:line-break/></text:span><text:span text:style-name="T78">virnus. Quum autem compertum habuerimus, </text:span><text:span text:style-name="T78">organicis<text:line-break/></text:span><text:span text:style-name="T78">partibus ex earum quae ipsis inlunt simplicium </text:span><text:span text:style-name="T78">com-<text:line-break/></text:span><text:span text:style-name="T78">positione substantiam esse, atque simplicibus ex </text:span><text:span text:style-name="T78">quatnor<text:line-break/></text:span><text:span text:style-name="T78">elementis, deinceps utrarumque partium morbos </text:span><text:span text:style-name="T78">consi-<text:line-break/></text:span><text:span text:style-name="T78">derabimus. Ac jam fere corporum tum sanorum </text:span><text:span text:style-name="T78">tum<text:line-break/></text:span><text:span text:style-name="T78">aegrotorum cognitionem ratio nobis invenit, neque </text:span><text:span text:style-name="T78">hanc<text:line-break/></text:span><text:span text:style-name="T78">universam, sed speciem quandam duntaxat </text:span><text:span text:style-name="T78">ipsius et<text:line-break/></text:span><text:span text:style-name="T78">velut exemplum. Atqui universam tum sanorum </text:span><text:span text:style-name="T78">tum</text:span></text:p>
      <text:p text:style-name="P10"><text:span text:style-name="T78">aegrotantium corporum scientiae substantiam habebimus,<text:line-break/></text:span><text:span text:style-name="T78">qnum </text:span><text:span text:style-name="T78">ipsi materiae species induxerimus. Oportet enim<text:line-break/></text:span><text:span text:style-name="T78">uon fclum </text:span><text:span text:style-name="T78">medicum nosse, singulas quasque partes ex hu-<text:line-break/></text:span><text:span text:style-name="T78">mido, </text:span><text:span text:style-name="T78">frigido, sicco, calidoque mixtis procreari, verum<text:line-break/></text:span><text:span text:style-name="T78">etiam </text:span><text:span text:style-name="T78">fpeciatim ipsas inspicere,, quod ossium sit tempera-<text:line-break/></text:span><text:span text:style-name="T78">mentum, </text:span><text:span text:style-name="T78">quale carnium, nervorum, venarum, et cu-<text:line-break/></text:span><text:span text:style-name="T78">jusque </text:span><text:span text:style-name="T78">aliarum simplicium, similiter vero et organica-<text:line-break/></text:span><text:span text:style-name="T78">rum, </text:span><text:span text:style-name="T78">quae cujusque partis sit compositio, veluti manus,<text:line-break/></text:span><text:span text:style-name="T78">cruris, </text:span><text:span text:style-name="T78">jecoris, thoracis</text:span><text:span text:style-name="T78">, </text:span><text:span text:style-name="T78">pulmonis,, cordis, -cerebri.<text:line-break/></text:span><text:span text:style-name="T78">Eadem </text:span><text:span text:style-name="T78">ratione neque, fatis est simpliciter genera et dif-<text:line-break/></text:span><text:span text:style-name="T78">ferentias </text:span><text:span text:style-name="T78">morborum cognoscere, fed etiam quomodo hi<text:line-break/></text:span><text:span text:style-name="T78">singulis </text:span><text:span text:style-name="T78">partibus accidant. Id-enim si fecerimus, fcien-<text:line-break/></text:span><text:span text:style-name="T78">tiani </text:span><text:span text:style-name="T78">sortiemur et </text:span><text:span text:style-name="T93">fani et</text:span><text:span text:style-name="T78"> aegroti- corporis, non foluin<text:line-break/></text:span><text:span text:style-name="T78">fpeciatim, </text:span><text:span text:style-name="T78">scd et tota substantia; quae utrisque tum<text:line-break/></text:span><text:span text:style-name="T78">specie, </text:span><text:span text:style-name="T78">tum materiam eam fuscipi,eale constituitur. Re-<text:line-break/></text:span><text:span text:style-name="T78">liquum </text:span><text:span text:style-name="T93">vero</text:span><text:span text:style-name="T78"> est percensere, quomodo quis morbos curet,<text:line-break/></text:span><text:span text:style-name="T78">et laudatem </text:span><text:span text:style-name="T78">tueatur, quae in duobus operibus plenissime</text:span></text:p>
      <text:p text:style-name="P10"><text:span text:style-name="T78">tractamus, nempe medendi methodo, et de </text:span><text:span text:style-name="T78">sanitate<text:line-break/></text:span><text:span text:style-name="T78">tuenda. At hic eorum meminisse sufficit, quatenus </text:span><text:span text:style-name="T78">me-<text:line-break/></text:span><text:span text:style-name="T78">thodum praemonstrare possint.</text:span></text:p>
      <text:h text:style-name="P5" text:outline-level="2">Cap. XI.</text:h>
      <text:p text:style-name="P8"><text:span text:style-name="T78">Itaque medendi methodus ex fanorum </text:span><text:span text:style-name="T78">aegro-<text:line-break/></text:span><text:span text:style-name="T78">torumque corporum affectu incipit. Quum enim </text:span><text:span text:style-name="T78">fumme<text:line-break/></text:span><text:span text:style-name="T78">fanum, sive'similare, sive organicum fuerit, </text:span><text:span text:style-name="T78">commodera-<text:line-break/></text:span><text:span text:style-name="T78">tum omnino sit, incommoderatum vero, quod </text:span><text:span text:style-name="T78">aegrotat;<text:line-break/></text:span><text:span text:style-name="T78">inspicienda est ipsius incommoderatio, quaenam </text:span><text:span text:style-name="T78">haec<text:line-break/></text:span><text:span text:style-name="T78">sit; necessarium enim est dari alteram huic </text:span><text:span text:style-name="T78">contrariam<text:line-break/></text:span><text:span text:style-name="T78">incommoderationem </text:span><text:span text:style-name="T64">ι</text:span><text:span text:style-name="T78">' in similarium quidem et </text:span><text:span text:style-name="T78">simplicium<text:line-break/></text:span><text:span text:style-name="T78">partium affectibus qualitatem; in organicis vero, </text:span><text:span text:style-name="T78">si in<text:line-break/></text:span><text:span text:style-name="T78">magnitudine fuerit incommoderatio morbi, aliam </text:span><text:span text:style-name="T78">con-<text:line-break/></text:span><text:span text:style-name="T78">trariam magnitudinem, si in </text:span><text:span text:style-name="T78">' </text:span><text:span text:style-name="T78">conformatione, </text:span><text:span text:style-name="T78">alteram<text:line-break/></text:span><text:span text:style-name="T78">'contrariam conformationem; ita 'si lu situ, vel </text:span><text:span text:style-name="T78">numero.<text:line-break/></text:span><text:span text:style-name="T78">Proinde in omnibus ex intemperie ad commoderationem<text:line-break/>reditus a contraria lucommoderatione futurus est. , </text:span><text:span text:style-name="T78">Kam<text:line-break/></text:span><text:span text:style-name="T78">quod praeter naturam affectum est, id dum </text:span><text:span text:style-name="T78">ad naturam<text:line-break/></text:span><text:span text:style-name="T78">redit, veluti per viam quandam, eandemque, fed </text:span><text:span text:style-name="T78">e con-</text:span></text:p>
      <text:p text:style-name="P10"><text:span text:style-name="T78">trario </text:span><text:span text:style-name="T78">tendentem, </text:span><text:span text:style-name="T78">incedere oportet. Si vero ex diverso<text:line-break/></text:span><text:span text:style-name="T78">incessurum </text:span><text:span text:style-name="T78">sit, per contraria praesenti affectui . diverte- </text:span><text:span text:style-name="T78">\<text:line-break/></text:span><text:span text:style-name="T78">tur. </text:span><text:span text:style-name="T78">Atque </text:span><text:span text:style-name="T78">is scopus communissimus generalissimus-<text:line-break/></text:span><text:span text:style-name="T78">que universae </text:span><text:span text:style-name="T78">curationis morborum fuerit, id contra-<text:line-break/></text:span><text:span text:style-name="T78">riurn, </text:span><text:span text:style-name="T78">ut quihusdern </text:span><text:span text:style-name="T78">in locis ab Hippocrate traditum,<text:line-break/></text:span><text:span text:style-name="T78">est: Contraria </text:span><text:span text:style-name="T78">contrariorum funt remedia. Particulari-<text:line-break/></text:span><text:span text:style-name="T78">bus </text:span><text:span text:style-name="T78">autem particularia </text:span><text:span text:style-name="T78">sunt contraria, calidum quidem<text:line-break/></text:span><text:span text:style-name="T78">frigido morbo, </text:span><text:span text:style-name="T78">calido vero frigidum; similiter autem<text:line-break/></text:span><text:span text:style-name="T78">sicco </text:span><text:span text:style-name="T78">quidem bumidum, </text:span><text:span text:style-name="T78">humido denique siccum. Sic qui-<text:line-break/></text:span><text:span text:style-name="T78">dem </text:span><text:span text:style-name="T78">in similaribus </text:span><text:span text:style-name="T78">res fe habet. ln organicis autem<text:line-break/></text:span><text:span text:style-name="T78">uniuscujusque </text:span><text:span text:style-name="T78">praedictorum </text:span><text:span text:style-name="T78">quatuor </text:span><text:span text:style-name="T78">generum morbofae<text:line-break/></text:span><text:span text:style-name="T78">incommodeiationi contrarium </text:span><text:span text:style-name="T78">inducere </text:span><text:span text:style-name="T78">oportet, </text:span><text:span text:style-name="T78">donec<text:line-break/></text:span><text:span text:style-name="T78">ad </text:span><text:span text:style-name="T78">commoderaiionem </text:span><text:span text:style-name="T78">et naturalem statum pervenerimus;<text:line-break/></text:span><text:span text:style-name="T78">velat </text:span><text:span text:style-name="T78">si caro major, </text:span><text:span text:style-name="T78">quam </text:span><text:span text:style-name="T78">natura </text:span><text:span text:style-name="T78">exigat, ulceri cuipiam<text:line-break/></text:span><text:span text:style-name="T78">excreverit, non </text:span><text:span text:style-name="T78">id offerre congruit, quod carnem pro-<text:line-break/></text:span><text:span text:style-name="T78">creet, </text:span><text:span text:style-name="T78">neque quod nutriat, </text:span><text:span text:style-name="T78">ied quod </text:span><text:span text:style-name="T78">eam </text:span><text:span text:style-name="T78">exedat, aufe-<text:line-break/></text:span><text:span text:style-name="T78">rat, </text:span><text:span text:style-name="T78">erodat atque </text:span><text:span text:style-name="T78">corrumpat; quemadmodum, si in parte<text:line-break/></text:span><text:span text:style-name="T78">aliqua </text:span><text:span text:style-name="T78">cavum ulcus </text:span><text:span text:style-name="T78">acciderit, huic </text:span><text:span text:style-name="T78">farcoticum </text:span><text:span text:style-name="T78">adhibeu-</text:span></text:p>
      <text:p text:style-name="P11"><text:span text:style-name="T78">dum est; utriusque vero eatenus usus erit, ut tunc </text:span><text:span text:style-name="T78">pri-<text:line-break/></text:span><text:span text:style-name="T78">mum cesses, quum ad commoderationem prius </text:span><text:span text:style-name="T78">venerit,<text:line-break/></text:span><text:span text:style-name="T78">quam ad contrarium excedat. Etenim nisi exerefcentein<text:line-break/>carnem exedendo in commoderato statu constitueris, </text:span><text:span text:style-name="T78">ea.<text:line-break/></text:span><text:span text:style-name="T78">Vam partem efficies. Item, nisi cavuin reficiendo </text:span><text:span text:style-name="T78">ccm-<text:line-break/></text:span><text:span text:style-name="T78">moderate constitueris ac sedaveris, excrescentem </text:span><text:span text:style-name="T78">efficies,<text:line-break/></text:span><text:span text:style-name="T64">ΐή </text:span><text:span text:style-name="T78">hoc sime morborum genefe, quo partes ad' </text:span><text:span text:style-name="T78">majorem-<text:line-break/></text:span><text:span text:style-name="T78">inihnremque magnitudinem decedunt, per contraria, </text:span><text:span text:style-name="T78">ut<text:line-break/></text:span><text:span text:style-name="T78">dictum est, emendatib molienda est. At lu </text:span><text:span text:style-name="T78">altero ge-<text:line-break/></text:span><text:span text:style-name="T78">nere; quo partes a naturali conformatione </text:span><text:span text:style-name="T78">deturbantur,<text:line-break/></text:span><text:span text:style-name="T78">quoniam complures funt particulares differentiae, </text:span><text:span text:style-name="T78">saum<text:line-break/></text:span><text:span text:style-name="T78">cuiusque contrarium invenire decet Exempli </text:span><text:span text:style-name="T78">gratia, si<text:line-break/></text:span><text:span text:style-name="T78">pars aliqua fe ipsa gibbosior evadit, lu contrarium </text:span><text:span text:style-name="T78">statum<text:line-break/></text:span><text:span text:style-name="T78">reducenda est, premendo et impellendo', quae </text:span><text:span text:style-name="T78">vero lu-<text:line-break/></text:span><text:span text:style-name="T78">tro compressa est ac veluti resima; in </text:span><text:span text:style-name="T78">exteriorem par-<text:line-break/></text:span><text:span text:style-name="T78">tem reducere, ut nasum; expedit. Quod si </text:span><text:span text:style-name="T78">pro asperis<text:line-break/></text:span><text:span text:style-name="T78">laevia facta sunt, exasperare, quemadmodum </text:span><text:span text:style-name="T78">et quae<text:line-break/></text:span><text:span text:style-name="T78">aspera laevigare convenit. Ita vero et quae </text:span><text:span text:style-name="T78">cavitates,<text:line-break/></text:span><text:span text:style-name="T78">vel meatus,; vel omnino foramina aul majora, </text:span><text:span text:style-name="T78">aut mi-</text:span></text:p>
      <text:p text:style-name="P10"><text:span text:style-name="T78">nora, </text:span><text:span text:style-name="T78">aut magis vacua quam oporteat, aut pleniora, aut<text:line-break/></text:span><text:span text:style-name="T78">a </text:span><text:span text:style-name="T78">crassis lentisque humoribus obstructa habent, et haec<text:line-break/></text:span><text:span text:style-name="T78">ad </text:span><text:span text:style-name="T78">contrarium, quousque ad commoderationem veniant,<text:line-break/></text:span><text:span text:style-name="T78">ducere </text:span><text:span text:style-name="T78">oportet; quinetiam quae in situ a naturali statu<text:line-break/></text:span><text:span text:style-name="T78">digressae </text:span><text:span text:style-name="T78">sunt, eas </text:span><text:span text:style-name="T93">ad</text:span><text:span text:style-name="T78"> pristinam naturam in contrarium<text:line-break/></text:span><text:span text:style-name="T78">impellendo </text:span><text:span text:style-name="T78">reducere. Quae quidem pars in ante-<text:line-break/></text:span><text:span text:style-name="T78">riorern </text:span><text:span text:style-name="T78">regionem progressa est, retrorsum, quae vero lu<text:line-break/></text:span><text:span text:style-name="T78">posteriorem </text:span><text:span text:style-name="T78">deflexit, ea ad anteriora retrahetur; ac in<text:line-break/></text:span><text:span text:style-name="T78">reliquis </text:span><text:span text:style-name="T78">duabus oppositionibus simili modo, quae sursum,<text:line-break/></text:span><text:span text:style-name="T78">deorsum, </text:span><text:span text:style-name="T78">quae hinc, illuc. Quod si, naturali numero par-<text:line-break/></text:span><text:span text:style-name="T78">tium </text:span><text:span text:style-name="T78">vitiato, totum organum in morbum incidat, scire<text:line-break/></text:span><text:span text:style-name="T78">fane et </text:span><text:span text:style-name="T78">hic oportet, aliud numeri excessum quantitatis,<text:line-break/></text:span><text:span text:style-name="T78">aliud esse </text:span><text:span text:style-name="T78">defectum, ut in magnitudinis mutatione prius di-<text:line-break/></text:span><text:span text:style-name="T78">ctum est; </text:span><text:span text:style-name="T78">curationem vero, </text:span><text:span text:style-name="T78">utillic, </text:span><text:span text:style-name="T78">in ablatione adjectio-<text:line-break/></text:span><text:span text:style-name="T78">neque </text:span><text:span text:style-name="T78">consistere. Sed eo differunt , quod in hoc morbi<text:line-break/></text:span><text:span text:style-name="T78">genere partes </text:span><text:span text:style-name="T78">quidem integras, in illo vero partium<text:line-break/></text:span><text:span text:style-name="T78">portiones </text:span><text:span text:style-name="T78">auferre vel adjicere conveniat.</text:span></text:p>
      <text:h text:style-name="P6" text:outline-level="2">Cap. Xll.</text:h>
      <text:p text:style-name="P8"><text:span text:style-name="T78">\ At considerandum venit non in hoc </text:span><text:span text:style-name="T78">ge-<text:line-break/></text:span><text:span text:style-name="T78">nere folum, sed in aliis quoque universis, quorum </text:span><text:span text:style-name="T78">facul-<text:line-break/></text:span><text:span text:style-name="T78">tas nobis adest, ut indicationem exeqnamur. Nam </text:span><text:span text:style-name="T78">mor-<text:line-break/></text:span><text:span text:style-name="T78">bi idea modum solum curationis indicat; au vero </text:span><text:span text:style-name="T78">impossi-<text:line-break/></text:span><text:span text:style-name="T78">bilis sit, aut possibilis, non etiamnum 'simul indicat. </text:span><text:span text:style-name="T78">Nam id<text:line-break/></text:span><text:span text:style-name="T78">in universis effectivis, artibus</text:span><text:span text:style-name="T78">, </text:span><text:span text:style-name="T78">non ex rerum </text:span><text:span text:style-name="T78">faciendarum<text:line-break/></text:span><text:span text:style-name="T78">notione</text:span><text:span text:style-name="T78">,</text:span><text:span text:style-name="T100">v</text:span><text:span text:style-name="T78"> </text:span><text:span text:style-name="T78">sed efficientis causae potentia ac </text:span><text:span text:style-name="T78">impotentia<text:line-break/></text:span><text:span text:style-name="T78">desumitur, ac praeterea ex materiae copia </text:span><text:span text:style-name="T78">inopiaque.<text:line-break/></text:span><text:span text:style-name="T78">Itaque res eaedem in his fieri., in iliis minime </text:span><text:span text:style-name="T78">possunt;<text:line-break/></text:span><text:span text:style-name="T78">et alio tempore ficri. non possunt, alio possunt. </text:span><text:span text:style-name="T78">Quae<text:line-break/></text:span><text:span text:style-name="T78">igitur circa corpus boni gratia fiunt, eorum </text:span><text:span text:style-name="T78">caufa tam<text:line-break/></text:span><text:span text:style-name="T78">natura, tum medicus existit. Sed quaedam </text:span><text:span text:style-name="T78">naturae,<text:line-break/></text:span><text:span text:style-name="T78">quaedam vero medicis sunt impossibilia. </text:span><text:span text:style-name="T78">Naturae qui-<text:line-break/></text:span><text:span text:style-name="T78">dem impossibile est os ita confractum, </text:span><text:span text:style-name="T78">ut partes ejus<text:line-break/></text:span><text:span text:style-name="T78">aberrent, membrumque distortum sit, erigere </text:span><text:span text:style-name="T78">ac consor-<text:line-break/></text:span><text:span text:style-name="T78">mare; medico vero possibile: sic etiam </text:span><text:span text:style-name="T78">luxatum medicas<text:line-break/></text:span><text:span text:style-name="T78">reponere potest, natura non potest. </text:span><text:span text:style-name="T78">Cavum ulcus car-</text:span></text:p>
      <text:p text:style-name="P11"><text:span text:style-name="T78">ne </text:span><text:span text:style-name="T78">replere natura potest, medicus uon potest; sicut ex<text:line-break/></text:span><text:span text:style-name="T78">feraicoctis </text:span><text:span text:style-name="T78">aut crudis aliquid concoquere. Sed et in his<text:line-break/></text:span><text:span text:style-name="T78">medicus </text:span><text:span text:style-name="T78">naturae famulatur opitulaturque, mundum qui-<text:line-break/></text:span><text:span text:style-name="T78">dem </text:span><text:span text:style-name="T78">ulcus efficiens medicamento purgante imposito, iI-<text:line-break/></text:span><text:span text:style-name="T78">lis </text:span><text:span text:style-name="T78">autem; quae egent concoctione, asserens ea, quae corn-<text:line-break/></text:span><text:span text:style-name="T78">moderate </text:span><text:span text:style-name="T78">calefaciant. Multa vero ipsa natura, quae<text:line-break/></text:span><text:span text:style-name="T78">prius </text:span><text:span text:style-name="T78">effecerit, denuo generare non potest, ut venam,<text:line-break/></text:span><text:span text:style-name="T78">arteriam, </text:span><text:span text:style-name="T78">ligamentum, nervum et id genus alia. Itaque<text:line-break/></text:span><text:span text:style-name="T78">' primum ad medendi methodum pertinet, ut dictum est,<text:line-break/>communem </text:span><text:span text:style-name="T78">omnium scopum invenire, qui est, contraria<text:line-break/></text:span><text:span text:style-name="T78">contrariorum </text:span><text:span text:style-name="T78">esse remedia. Secundum vero, iu uno-<text:line-break/></text:span><text:span text:style-name="T78">quoque </text:span><text:span text:style-name="T78">genere contraria ordine collocare. Tertium<text:line-break/></text:span><text:span text:style-name="T78">postea, </text:span><text:span text:style-name="T78">considerare, qiiando quidem natura veI nos<text:line-break/></text:span><text:span text:style-name="T78">fcopo </text:span><text:span text:style-name="T78">possimus inservirer quem indicatio suggerit;<text:line-break/></text:span><text:span text:style-name="T78">quando </text:span><text:span text:style-name="T78">rurius utrisque est vel omnino impossibile, vel<text:line-break/></text:span><text:span text:style-name="T78">certo </text:span><text:span text:style-name="T78">tempore impossibile, vcl partim impossibile. Atque<text:line-break/></text:span><text:span text:style-name="T78">nou minima </text:span><text:span text:style-name="T78">haec naturalis speculationis portio fuerit,<text:line-break/></text:span><text:span text:style-name="T78">iu qua </text:span><text:span text:style-name="T78">exercitatum esse oportet.eum, qui invenerit in</text:span></text:p>
      <text:p text:style-name="P11"><text:span text:style-name="T78">unoquoque quid praestari, quid secus possit. Porro </text:span><text:span text:style-name="T78">commen-<text:line-break/></text:span><text:span text:style-name="T78">tarii duo id perdocent; alter, qui de animantis </text:span><text:span text:style-name="T78">generatione<text:line-break/></text:span><text:span text:style-name="T78">inscribitur, quo disceptamus, qua ratione foetus </text:span><text:span text:style-name="T78">ex fetui-<text:line-break/></text:span><text:span text:style-name="T78">ne et menstruali sanguine ortum habet; ae reliquus </text:span><text:span text:style-name="T78">de na-<text:line-break/></text:span><text:span text:style-name="T78">turalibus facultatibus. In libro enim: de feminis </text:span><text:span text:style-name="T78">natura<text:line-break/></text:span><text:span text:style-name="T78">consideranda esse videbuntur tibi omnino, </text:span><text:span text:style-name="T78">speculationem<text:line-break/></text:span><text:span text:style-name="T78">demonstrativae methodo subjicienti, haec, quae </text:span><text:span text:style-name="T78">nobis de-<text:line-break/></text:span><text:span text:style-name="T78">monstrata funt, complures in foetu concepto </text:span><text:span text:style-name="T78">partes, fa-<text:line-break/></text:span><text:span text:style-name="T78">cultate ipsas conformante materia ipsa laminis </text:span><text:span text:style-name="T78">substan-<text:line-break/></text:span><text:span text:style-name="T78">tia utente, procreari. Et si hoc inveneris,. non </text:span><text:span text:style-name="T78">mirabe-<text:line-break/></text:span><text:span text:style-name="T78">ris amplius, si nullam ipfarutn natura postea </text:span><text:span text:style-name="T78">aliquando<text:line-break/></text:span><text:span text:style-name="T78">possit creare. At in libro de , naturalibus </text:span><text:span text:style-name="T78">facultatibus<text:line-break/></text:span><text:span text:style-name="T78">generaturum dispensationem intueberis, ut </text:span><text:span text:style-name="T78">inde copiam<text:line-break/></text:span><text:span text:style-name="T78">tibi compares inventionis rerum, quas natura </text:span><text:span text:style-name="T78">tum per fe<text:line-break/></text:span><text:span text:style-name="T78">ac seorsim, tum medicorum ministerio </text:span><text:span text:style-name="T78">possit efficere,<text:line-break/></text:span><text:span text:style-name="T78">quasque non possit; in illo loco, in quo </text:span><text:span text:style-name="T78">de caularum<text:line-break/></text:span><text:span text:style-name="T78">efficientium facultate disceptamus et </text:span><text:span text:style-name="T78">perfectarum par-</text:span></text:p>
      <text:p text:style-name="P10"><text:span text:style-name="T78">sium </text:span><text:span text:style-name="T78">substantia, reperies, quaecunque fieri possint, et<text:line-break/></text:span><text:span text:style-name="T78">quae </text:span><text:span text:style-name="T78">non possint. Ut, si, cartilagine deperdita, aliam<text:line-break/></text:span><text:span text:style-name="T78">regenerari </text:span><text:span text:style-name="T78">cartilaginem fit possibile, an pro ea aliquid<text:line-break/></text:span><text:span text:style-name="T78">consimile. </text:span><text:span text:style-name="T78">Sic </text:span><text:span text:style-name="T78">autem et os utrum post conceptionem<text:line-break/></text:span><text:span text:style-name="T78">perditum </text:span><text:span text:style-name="T78">alterum, an ei quipplam simile construi queat,<text:line-break/></text:span><text:span text:style-name="T78">hem </text:span><text:span text:style-name="T78">an nervosa septi transversi substantia coalescere,<text:line-break/></text:span><text:span text:style-name="T78">an cor, </text:span><text:span text:style-name="T78">an jecur, vel universe quaecunque caeterarum<text:line-break/></text:span><text:span text:style-name="T78">partium. </text:span><text:span text:style-name="T78">Omnes sane percensere, tempus mihi non elt.<text:line-break/></text:span><text:span text:style-name="T78">Neque </text:span><text:span text:style-name="T78">enim tota medicina hoc uno libello comprehendi<text:line-break/></text:span><text:span text:style-name="T78">potest, </text:span><text:span text:style-name="T78">neque id ab initio studuit oratio, sed inethodoa<text:line-break/></text:span><text:span text:style-name="T78">quasdam </text:span><text:span text:style-name="T78">recensere, demonstrareque de /constitutione artis,<text:line-break/></text:span><text:span text:style-name="T78">ex </text:span><text:span text:style-name="T78">quibus et quot principiis quibusque viis ipsa siat.<text:line-break/></text:span><text:span text:style-name="T78">Absoluto </text:span><text:span text:style-name="T78">igitur hic praesenti sermone ac in fummarn<text:line-break/></text:span><text:span text:style-name="T78">redacto, </text:span><text:span text:style-name="T78">prius jam constitutae artis parti nonnulla adji-<text:line-break/></text:span><text:span text:style-name="T78">ciarn. </text:span><text:span text:style-name="T78">Quemadmodum enim jin illo sanorum aegroto-<text:line-break/></text:span><text:span text:style-name="T78">rumque </text:span><text:span text:style-name="T78">corporum specie inventa, in particularibus ma-<text:line-break/></text:span><text:span text:style-name="T78">teriis </text:span><text:span text:style-name="T78">universis spectare ipsam voluimus; ita inventis<text:line-break/></text:span><text:span text:style-name="T78">a </text:span><text:span text:style-name="T78">medendi methodo scopis, in particulares materiati</text:span></text:p>
      <text:p text:style-name="P10"><text:span text:style-name="T78">ipsos inducere dignabimur, ut nota sint, quae </text:span><text:span text:style-name="T78">per </text:span><text:span text:style-name="T78">eam<text:line-break/></text:span><text:span text:style-name="T78">aut ,ex parte, aut aliquo tempore fieri possunt, </text:span><text:span text:style-name="T78">quae-<text:line-break/></text:span><text:span text:style-name="T78">que omnino non possunt. At hic ad alias artes </text:span><text:span text:style-name="T78">analo-<text:line-break/></text:span><text:span text:style-name="T78">gia consideranda est. Ut enim, si quis ex coctis </text:span><text:span text:style-name="T78">lateri-<text:line-break/></text:span><text:span text:style-name="T78">bus domum exstructam, dein aliqua parte </text:span><text:span text:style-name="T78">affectam<text:line-break/></text:span><text:span text:style-name="T78">emendari jusserif, auferendo quidem, quicunque </text:span><text:span text:style-name="T78">laesi lunt<text:line-break/></text:span><text:span text:style-name="T78">lateres, in illorum vero-locum illaesos </text:span><text:span text:style-name="T78">reponendo, ne-<text:line-break/></text:span><text:span text:style-name="T78">cessarium prius est opifici alios- affectis </text:span><text:span text:style-name="T78">similes extruere,<text:line-break/></text:span><text:span text:style-name="T78">ac etiamnum praeterea, si materiam idoneam </text:span><text:span text:style-name="T78">aedium<text:line-break/></text:span><text:span text:style-name="T78">dominus praestare non possit, reparationem </text:span><text:span text:style-name="T78">esse imposti-<text:line-break/></text:span><text:span text:style-name="T78">bilem asseverare : ita in hac proposita </text:span><text:span text:style-name="T78">speculatione </text:span><text:span text:style-name="T78">res<text:line-break/></text:span><text:span text:style-name="T78">scfe habet. Nam materiae penuria nullum </text:span><text:span text:style-name="T78">eorum, quae<text:line-break/></text:span><text:span text:style-name="T78">ex semine natura in animali formando </text:span><text:span text:style-name="T78">construxit, rutius<text:line-break/></text:span><text:span text:style-name="T78">construere non potest.</text:span></text:p>
      <text:h text:style-name="P5" text:outline-level="2">Cap. Xlli.</text:h>
      <text:p text:style-name="P8"><text:span text:style-name="T78">Quum autem de his abunde </text:span><text:span text:style-name="T78">dictum </text:span><text:span text:style-name="T78">sit,<text:line-break/></text:span><text:span text:style-name="T78">quod sermoni deest, id adjiciamus, ea, de </text:span><text:span text:style-name="T78">quibus paulo </text:span><text:span text:style-name="T78">an-<text:line-break/></text:span><text:span text:style-name="T78">te disseruimus, inveniendo remedia. </text:span><text:span text:style-name="T78">Etenim velati </text:span><text:span text:style-name="T78">ge*</text:span></text:p>
      <text:p text:style-name="P10"><text:span text:style-name="T78">nerales </text:span><text:span text:style-name="T78">ipsorum ideas recensuimus, oportere alia refrige-<text:line-break/></text:span><text:span text:style-name="T78">rare, </text:span><text:span text:style-name="T78">alia calefacere, alia humectare, alia exiccare.<text:line-break/></text:span><text:span text:style-name="T78">Hi </text:span><text:span text:style-name="T78">namque in similaribus scopi funt, veluti </text:span><text:span text:style-name="T78">in </text:span><text:span text:style-name="T78">his vitia-<text:line-break/></text:span><text:span text:style-name="T78">ta quantitate </text:span><text:span text:style-name="T78">eam vel auferre, </text:span><text:span text:style-name="T108">1</text:span><text:span text:style-name="T78"> vel reficere. Ita vero<text:line-break/></text:span><text:span text:style-name="T78">et in </text:span><text:span text:style-name="T78">his numero vitiatis vel totum detrahere, vel gene-*<text:line-break/></text:span><text:span text:style-name="T78">rare, lu </text:span><text:span text:style-name="T78">his denique conformatione vitiata, eam ad na-<text:line-break/></text:span><text:span text:style-name="T78">turales </text:span><text:span text:style-name="T78">figuras reducere,, repleta vacuare, vacua replere,<text:line-break/></text:span><text:span text:style-name="T78">obstructiones </text:span><text:span text:style-name="T78">aperire;aperta contrahere, conniventia et<text:line-break/></text:span><text:span text:style-name="T78">densata </text:span><text:span text:style-name="T78">in contrarium convertere, illa aperiendo, haec<text:line-break/></text:span><text:span text:style-name="T78">rarefaciendo. </text:span><text:span text:style-name="T78">Sic autem in compositionis morbo scopus<text:line-break/></text:span><text:span text:style-name="T78">est ad </text:span><text:span text:style-name="T78">naturalem statum reducere, in foluta unitate<text:line-break/></text:span><text:span text:style-name="T78">diductarum </text:span><text:span text:style-name="T78">partium conglutinationem moliri. Verum<text:line-break/></text:span><text:span text:style-name="T78">in omnibus </text:span><text:span text:style-name="T78">his auxiliorum materiam invenire, non<text:line-break/></text:span><text:span text:style-name="T78">parva est </text:span><text:span text:style-name="T78">artis portio; velut statim lu luxatis arti-'<text:line-break/></text:span><text:span text:style-name="T78">culis, </text:span><text:span text:style-name="T78">quum contingit non modo in posteriora et<text:line-break/></text:span><text:span text:style-name="T78">anteriora, et </text:span><text:span text:style-name="T78">in dextra </text:span><text:span text:style-name="T78">ac </text:span><text:span text:style-name="T78">sinistra prolabi luxatum, scd<text:line-break/></text:span><text:span text:style-name="T78">etiam lu </text:span><text:span text:style-name="T78">superiorem locum a musculorum contentione</text:span></text:p>
      <text:p text:style-name="P10"><text:span text:style-name="T78">revelli, duplici motione opus est iis, qui iu locum </text:span><text:span text:style-name="T78">arti-<text:line-break/></text:span><text:span text:style-name="T78">culos reponunt, prima quidem deorsum, altera </text:span><text:span text:style-name="T78">vero </text:span><text:span text:style-name="T78">in<text:line-break/></text:span><text:span text:style-name="T78">sedem propriam repositione, atque idcirco sine </text:span><text:span text:style-name="T78">tensione<text:line-break/></text:span><text:span text:style-name="T78">opposita reductio fieri non potest. Aal </text:span><text:span text:style-name="T78">oppositam </text:span><text:span text:style-name="T78">vero<text:line-break/></text:span><text:span text:style-name="T78">tensionetn yalidarjam.- apprehensionum </text:span><text:span text:style-name="T78">tenfionuipque<text:line-break/></text:span><text:span text:style-name="T78">ufum esse cuique manifestum est- At quum </text:span><text:span text:style-name="T78">interdum<text:line-break/></text:span><text:span text:style-name="T78">nostris- manibus ea nequeamus efficere, </text:span><text:span text:style-name="T78">instrumenta </text:span><text:span text:style-name="T78">ad<text:line-break/></text:span><text:span text:style-name="T78">hoc idonea inveninms, scd ipsorum pleraque </text:span><text:span text:style-name="T78">ad luxato-<text:line-break/></text:span><text:span text:style-name="T78">rum repositionem inserviunt. Atque haec </text:span><text:span text:style-name="T78">omnia </text:span><text:span text:style-name="T78">instru-<text:line-break/></text:span><text:span text:style-name="T78">menta remediorum materiae quaedam'sunt, </text:span><text:span text:style-name="T78">quemadmo-<text:line-break/></text:span><text:span text:style-name="T78">dum et quae conveniunt omnia, medicamenta, </text:span><text:span text:style-name="T78">edulia,<text:line-break/></text:span><text:span text:style-name="T78">potiones, ac universe quaecunque corpori </text:span><text:span text:style-name="T78">admoventur,<text:line-break/></text:span><text:span text:style-name="T78">commemoratas affectiones in naturalem </text:span><text:span text:style-name="T78">statum </text:span><text:span text:style-name="T78">revocant.<text:line-break/></text:span><text:span text:style-name="T78">Oportet itaque medicum in horum materia </text:span><text:span text:style-name="T78">versatum<text:line-break/></text:span><text:span text:style-name="T78">fuisse, qui praedictos scopos materiarum </text:span><text:span text:style-name="T78">usui </text:span><text:span text:style-name="T78">accommo-<text:line-break/></text:span><text:span text:style-name="T78">det, ne interdum quodam habitu deceptus </text:span><text:span text:style-name="T78">fit iis </text:span><text:span text:style-name="T78">simili,<text:line-break/></text:span><text:span text:style-name="T78">qui frigidam conferre censent omnibus</text:span><text:span text:style-name="T78">'refrigerandis, </text:span><text:span text:style-name="T78">et<text:line-break/></text:span><text:span text:style-name="T78">calidam calefaciendis , ignorantes, frigidam </text:span><text:span text:style-name="T78">aliquando </text:span><text:span text:style-name="T78">ex</text:span></text:p>
      <text:p text:style-name="P10"><text:span text:style-name="T78">accidente </text:span><text:span text:style-name="T78">calefacere et calidam refrigerare. Plurima sa-<text:line-break/></text:span><text:span text:style-name="T78">ne de, </text:span><text:span text:style-name="T78">horum omnium methodo in opere de medicamen-<text:line-break/></text:span><text:span text:style-name="T78">tis </text:span><text:span text:style-name="T78">tractantur. ld autem praesenti sermoni apponemus,<text:line-break/></text:span><text:span text:style-name="T78">universum </text:span><text:span text:style-name="T78">hoc materiae praesidiornm genus in offereu-<text:line-break/></text:span><text:span text:style-name="T78">die, </text:span><text:span text:style-name="T78">faciendis, evacuandis atque extrinsecus incidentibus<text:line-break/></text:span><text:span text:style-name="T78">consistere; </text:span><text:span text:style-name="T78">quae si -omnia artem constituens discusserit,<text:line-break/></text:span><text:span text:style-name="T78">et </text:span><text:span text:style-name="T78">particularem - universae materiae scientiam habuerit,<text:line-break/></text:span><text:span text:style-name="T78">non solum </text:span><text:span text:style-name="T78">facultatis,, fed et usus, ita universas causas<text:line-break/></text:span><text:span text:style-name="T78">fanitatis</text:span><text:span text:style-name="T78">, ut nihil ipsi </text:span><text:span text:style-name="T78">ad </text:span><text:span text:style-name="T78">medentis artis constitutionem<text:line-break/></text:span><text:span text:style-name="T78">desit, </text:span><text:span text:style-name="T78">absolverit, omnibus his in capita duo redactis,<text:line-break/></text:span><text:span text:style-name="T78">corporum, </text:span><text:span text:style-name="T78">quibus auxilia adbibentur, cognitionem et<text:line-break/></text:span><text:span text:style-name="T78">ipsam </text:span><text:span text:style-name="T78">auxiliorum naturam.</text:span></text:p>
      <text:h text:style-name="P5" text:outline-level="2">Cap. XIV.</text:h>
      <text:p text:style-name="P8"><text:span text:style-name="T78">Enimvero qui, quae sunt artis, facturus<text:line-break/></text:span><text:span text:style-name="T78">est, </text:span><text:span text:style-name="T78">ipsi </text:span><text:span text:style-name="T78">reliquum erit, ut quondam omnium sibi af-<text:line-break/></text:span><text:span text:style-name="T78">fectuum </text:span><text:span text:style-name="T78">dignoscendorum facultatem inveniat, eorumque<text:line-break/></text:span><text:span text:style-name="T78">maxime, </text:span><text:span text:style-name="T78">qui altis partibus insidenti Neque enim hic ob-<text:line-break/></text:span><text:span text:style-name="T78">vu </text:span><text:span text:style-name="T78">cnjusque </text:span><text:span text:style-name="T78">est singularum partium, vel simplicium, vel</text:span></text:p>
      <text:p text:style-name="P10"><text:span text:style-name="T78">organicarum, quum in alto sitae fuerint, </text:span><text:span text:style-name="T78">morbosum af-<text:line-break/></text:span><text:span text:style-name="T78">fectum invenire. Attamen et hic methodo quadam </text:span><text:span text:style-name="T78">par-<text:line-break/></text:span><text:span text:style-name="T78">tem affectam simul cum ejus affectu comminifri </text:span><text:span text:style-name="T78">conan-<text:line-break/></text:span><text:span text:style-name="T78">dum est, de qua pluribus et </text:span><text:span text:style-name="T78">a </text:span><text:span text:style-name="T78">nobis alibi </text:span><text:span text:style-name="T78">dictum est;<text:line-break/></text:span><text:span text:style-name="T78">verum fient aliarum omnium methodorum </text:span><text:span text:style-name="T78">capita hic<text:line-break/></text:span><text:span text:style-name="T78">perlustravimus, ita de his quoque disserere </text:span><text:span text:style-name="T78">necesse est;<text:line-break/></text:span><text:span text:style-name="T78">ac primum, quo eorum quae praeter naturam </text:span><text:span text:style-name="T78">funt affe-<text:line-break/></text:span><text:span text:style-name="T78">ctuum genere ipsorum cognitio speranda fit, </text:span><text:span text:style-name="T78">instruere.<text:line-break/></text:span><text:span text:style-name="T78">Tria namque universa sunt eorum, quae praeter </text:span><text:span text:style-name="T78">naturam<text:line-break/></text:span><text:span text:style-name="T78">dicuntur, genera. Unum, affectus actionem </text:span><text:span text:style-name="T78">laedentes;<text:line-break/></text:span><text:span text:style-name="T78">alterum, illorum causae; tertium, </text:span><text:span text:style-name="T78">symptomata. Ita-<text:line-break/></text:span><text:span text:style-name="T78">que principalissimae quidem causae, quum </text:span><text:span text:style-name="T78">agunt, hanc<text:line-break/></text:span><text:span text:style-name="T78">appellationem merentur; dicuntur tamen </text:span><text:span text:style-name="T78">multoties cau-<text:line-break/></text:span><text:span text:style-name="T78">sae, etiamsi nondum quicquam agant, eo </text:span><text:span text:style-name="T78">dumtaxat quod<text:line-break/></text:span><text:span text:style-name="T78">agendi facultate polleant; ut cruditas </text:span><text:span text:style-name="T78">morborum caufa<text:line-break/></text:span><text:span text:style-name="T78">dicitur, licet morbum nondum intulerit. </text:span><text:span text:style-name="T78">Voco autem<text:line-break/></text:span><text:span text:style-name="T78">cruditatem non solum frustratam in </text:span><text:span text:style-name="T78">ventriculo conco-<text:line-break/></text:span><text:span text:style-name="T78">ctionem, sed in vasis quoque, jecinore, </text:span><text:span text:style-name="T78">corporisque</text:span></text:p>
      <text:p text:style-name="P10"><text:span text:style-name="T78">mele </text:span><text:span text:style-name="T78">univeriiu Symptomatum genus in tres secatur disse-<text:line-break/></text:span><text:span text:style-name="T78">rentias, </text:span><text:span text:style-name="T78">actionum laesionem, simplices quae corporibus<text:line-break/></text:span><text:span text:style-name="T78">accidunt </text:span><text:span text:style-name="T78">qualitates, eorum quae excernuntur inconuno-<text:line-break/></text:span><text:span text:style-name="T78">derafionem. </text:span><text:span text:style-name="T78">Omnium vero horum causa corporis est<text:line-break/></text:span><text:span text:style-name="T78">affectus, quem sive </text:span><text:span text:style-name="T78">quis morbum appellet, sive affectio-<text:line-break/></text:span><text:span text:style-name="T78">nem, </text:span><text:span text:style-name="T78">nihil interest. </text:span><text:span text:style-name="T78">Cognoscitur autem merito ex sym-<text:line-break/></text:span><text:span text:style-name="T78">ptomatis </text:span><text:span text:style-name="T78">causae rationem ipsorum respectu obtinere.<text:line-break/></text:span><text:span text:style-name="T78">Quaedatu </text:span><text:span text:style-name="T78">enim </text:span><text:span text:style-name="T78">ex </text:span><text:span text:style-name="T78">ipsis necessario affectus sequuntur,<text:line-break/></text:span><text:span text:style-name="T78">quaedam </text:span><text:span text:style-name="T78">non </text:span><text:span text:style-name="T78">necessario, sed vel saepe, vel raro, vel ambi-<text:line-break/></text:span><text:span text:style-name="T78">gue: </text:span><text:span text:style-name="T78">quemadmodum </text:span><text:span text:style-name="T78">rursus alia symptomata affectus diffe-<text:line-break/></text:span><text:span text:style-name="T78">rentiam </text:span><text:span text:style-name="T78">ex </text:span><text:span text:style-name="T78">necessitate </text:span><text:span text:style-name="T78">sequuntur, quaedam ut plurimum,<text:line-break/></text:span><text:span text:style-name="T78">quaedam </text:span><text:span text:style-name="T78">incerto, quaedam raro. Quae, jam ex necessi-<text:line-break/></text:span><text:span text:style-name="T78">tate </text:span><text:span text:style-name="T78">morbum </text:span><text:span text:style-name="T78">sequuntur symptomata, pathognomonica,<text:line-break/></text:span><text:span text:style-name="T78">hoc </text:span><text:span text:style-name="T78">est assectnmn </text:span><text:span text:style-name="T78">indicatoria, nuncupant. Atque hae<text:line-break/></text:span><text:span text:style-name="T78">certae </text:span><text:span text:style-name="T78">morborum </text:span><text:span text:style-name="T78">notae censendae sunt. Quae vero non<text:line-break/></text:span><text:span text:style-name="T78">necessario, </text:span><text:span text:style-name="T78">vel morbi </text:span><text:span text:style-name="T78">differentiam, vel inorem, vel ma-<text:line-break/></text:span><text:span text:style-name="T78">gnitudinem </text:span><text:span text:style-name="T78">indicanti </text:span><text:span text:style-name="T78">Sed exemplo quodam cujnsque<text:line-break/></text:span><text:span text:style-name="T78">praedictorum </text:span><text:span text:style-name="T78">vim </text:span><text:span text:style-name="T78">ostendam, ut eo adjutus similiter in</text:span></text:p>
      <text:p text:style-name="P10"><text:span text:style-name="T78">omnibus eadcrn methodo te ipsum exerceas. </text:span><text:span text:style-name="T78">Supponatur<text:line-break/></text:span><text:span text:style-name="T78">igitur membrana costas succingens inflammatione </text:span><text:span text:style-name="T78">labo-<text:line-break/></text:span><text:span text:style-name="T78">rare. Affectus hic inflammatio est, symptomata </text:span><text:span text:style-name="T78">quidem<text:line-break/></text:span><text:span text:style-name="T78">necessario habens tumorem praeter naturam, </text:span><text:span text:style-name="T78">ruborem,<text:line-break/></text:span><text:span text:style-name="T78">dolorem; quorum duo jam non sublucidum, </text:span><text:span text:style-name="T78">solus an-<text:line-break/></text:span><text:span text:style-name="T78">tem dolor relinquitur, qui costis incumbens </text:span><text:span text:style-name="T78">pandorius<text:line-break/></text:span><text:span text:style-name="T78">concitatur. Dolet igitur homo, quod inflammatio </text:span><text:span text:style-name="T78">affe-<text:line-break/></text:span><text:span text:style-name="T78">ctus sit, doloris autem species pungens est, quod </text:span><text:span text:style-name="T78">affe-<text:line-break/></text:span><text:span text:style-name="T78">ctae partis substantia membranosa siti. Pleurae </text:span><text:span text:style-name="T78">vero lucum-<text:line-break/></text:span><text:span text:style-name="T78">bit, quia illa afficitur: quin etiam dolor latissime </text:span><text:span text:style-name="T78">fpargi-<text:line-break/></text:span><text:span text:style-name="T78">tur, quod membrana costas succingens plurimum </text:span><text:span text:style-name="T78">extenti sit.<text:line-break/></text:span><text:span text:style-name="T78">Febris autem ex necessitate sequitur, tum propter </text:span><text:span text:style-name="T78">affectum,<text:line-break/></text:span><text:span text:style-name="T78">tum propter partis affectae situm, quorum alterum </text:span><text:span text:style-name="T78">si absit,<text:line-break/></text:span><text:span text:style-name="T78">lehris necessario non sequetur. Neque enitn </text:span><text:span text:style-name="T78">si digitus<text:line-break/></text:span><text:span text:style-name="T78">inflammatione laboret, continuo febris invadit, </text:span><text:span text:style-name="T78">quoniam<text:line-break/></text:span><text:span text:style-name="T78">procul a corde situs esu Neque quum </text:span><text:span text:style-name="T78">membrana suc-<text:line-break/></text:span><text:span text:style-name="T78">cingens affecta fuerit, mox affectus vel fcirrhus, </text:span><text:span text:style-name="T78">vel </text:span><text:span text:style-name="T93">oe-<text:line-break/></text:span><text:span text:style-name="T93">dema contingit;</text:span><text:span text:style-name="T78"> quanquam difficultas spirandi </text:span><text:span text:style-name="T78">ex iis sit,</text:span></text:p>
      <text:p text:style-name="P10"><text:span text:style-name="T78">quae </text:span><text:span text:style-name="T78">necessario partem affectam sequuntur, quia spira-'<text:line-break/></text:span><text:span text:style-name="T78">bilis </text:span><text:span text:style-name="T78">cuiusdam instrumenti portio est. Atqui spirandi<text:line-break/></text:span><text:span text:style-name="T78">difficultatis </text:span><text:span text:style-name="T78">species non propter partem, fed ob affectum<text:line-break/></text:span><text:span text:style-name="T78">erit; </text:span><text:span text:style-name="T78">dolor enim respirationis instrumenta plurimum di-<text:line-break/></text:span><text:span text:style-name="T78">duci </text:span><text:span text:style-name="T78">prohibet; ideoque actionem respirationis, usu non-<text:line-break/></text:span><text:span text:style-name="T78">dum </text:span><text:span text:style-name="T78">expletu, prius dissolvit. Unde ad fecundam actio-<text:line-break/></text:span><text:span text:style-name="T78">nem </text:span><text:span text:style-name="T78">celeriter accedere necessitas est, non amplius tan-<text:line-break/></text:span><text:span text:style-name="T78">tum </text:span><text:span text:style-name="T78">quietis intermittendo, quantum in naturali statu;<text:line-break/></text:span><text:span text:style-name="T78">atque </text:span><text:span text:style-name="T78">sic spiritus parvus et frequens redditur. At et<text:line-break/></text:span><text:span text:style-name="T78">pulsuum </text:span><text:span text:style-name="T78">alteratio ex necessitate membranae costas suc-<text:line-break/></text:span><text:span text:style-name="T78">clugentis </text:span><text:span text:style-name="T78">inflammationem comitatur, tum quae a febri-<text:line-break/></text:span><text:span text:style-name="T78">bus, tum </text:span><text:span text:style-name="T78">quae ab affectae partis specie non separatur.<text:line-break/></text:span><text:span text:style-name="T78">Arteriae </text:span><text:span text:style-name="T78">namque ipsis, quod quidem febricitent, majo-<text:line-break/></text:span><text:span text:style-name="T78">rem, </text:span><text:span text:style-name="T78">celeriorem et frequentiorem pulsum edunt, quia<text:line-break/></text:span><text:span text:style-name="T78">vero </text:span><text:span text:style-name="T78">nervofa pars est, quae inflammatione infestatur,<text:line-break/></text:span><text:span text:style-name="T78">cura </text:span><text:span text:style-name="T78">tensione simul ac duritie. Haec igitur necessario<text:line-break/></text:span><text:span text:style-name="T78">succingentis </text:span><text:span text:style-name="T78">membranae inflammationem symptomata </text:span><text:span text:style-name="T78">se-<text:line-break/></text:span><text:span text:style-name="T78">quuntur. Unum </text:span><text:span text:style-name="T78">autem est ex his, quae necessario scquun-</text:span></text:p>
      <text:p text:style-name="P10"><text:span text:style-name="T78">tur, decubitus vel lu latus affectum, qui minus est </text:span><text:span text:style-name="T78">dolo-<text:line-break/></text:span><text:span text:style-name="T78">rificus, vel in oppositum, vel in utrumque </text:span><text:span text:style-name="T78">similiter.<text:line-break/></text:span><text:span text:style-name="T78">Nam quum duplex succingens membrana sit, si quidem </text:span><text:span text:style-name="T78">ex-<text:line-break/></text:span><text:span text:style-name="T78">terior ejus pars ossibus incumbens validiore inflammatione<text:line-break/>laboret, facilius in oppositum latus reclinant. </text:span><text:span text:style-name="T78">Etenim in<text:line-break/></text:span><text:span text:style-name="T78">affecta parte premuntur. Si vero altera interior </text:span><text:span text:style-name="T93">aegro-<text:line-break/></text:span><text:span text:style-name="T93">tet </text:span><text:span text:style-name="T93">,</text:span><text:span text:style-name="T78"> </text:span><text:span text:style-name="T78">quod ut plurimum accidere consuerit, in </text:span><text:span text:style-name="T78">opposi-<text:line-break/></text:span><text:span text:style-name="T78">tum recumbentes vehementius dolent, quod pars </text:span><text:span text:style-name="T78">inflam-<text:line-break/></text:span><text:span text:style-name="T78">mata ipsis pendeat; quod si in affectam partem, </text:span><text:span text:style-name="T78">minas;<text:line-break/></text:span><text:span text:style-name="T78">non enim haec ab ossibus premitur, neque suspensa </text:span><text:span text:style-name="T78">est,<text:line-break/></text:span><text:span text:style-name="T78">fed ah utroque libera est, </text:span><text:span text:style-name="T78">et </text:span><text:span text:style-name="T78">super alterum illaesum </text:span><text:span text:style-name="T78">af-<text:line-break/></text:span><text:span text:style-name="T78">firmata. Utrisque </text:span><text:span text:style-name="T78">vero </text:span><text:span text:style-name="T78">succingentis membranae </text:span><text:span text:style-name="T78">partibus<text:line-break/></text:span><text:span text:style-name="T78">affectis in utrumque latus aequaliter decumbunt. </text:span><text:span text:style-name="T78">At<text:line-break/></text:span><text:span text:style-name="T78">vero quod dolor quibusdam ad hypochondrium </text:span><text:span text:style-name="T78">perve-<text:line-break/></text:span><text:span text:style-name="T78">niat, aliis ad claviculam, id tum propter partis </text:span><text:span text:style-name="T78">affectae<text:line-break/></text:span><text:span text:style-name="T78">naturam fit, tum quia iusiammationis symptoma </text:span><text:span text:style-name="T78">dolo-<text:line-break/></text:span><text:span text:style-name="T78">rem intendat. Quoniam enim ad claviculas usque </text:span><text:span text:style-name="T78">mem-<text:line-break/></text:span><text:span text:style-name="T78">brana succingens </text:span><text:span text:style-name="T78">ascendit, </text:span><text:span text:style-name="T78">et totum septum </text:span><text:span text:style-name="T78">transverstun.</text:span></text:p>
      <text:p text:style-name="P10"><text:span text:style-name="T78">ubi </text:span><text:span text:style-name="T78">superiores ejus partes inflammantur, jugulum </text:span><text:span text:style-name="T78">deor-<text:line-break/></text:span><text:span text:style-name="T78">fum </text:span><text:span text:style-name="T78">revelli </text:span><text:span text:style-name="T78">videtur, </text:span><text:span text:style-name="T78">ubi inferiores, dolor ad hypo-<text:line-break/>chondrium pervenit. </text:span><text:span text:style-name="T78">Igitur </text:span><text:span text:style-name="T78">exiguam plane inflammatio^<text:line-break/></text:span><text:span text:style-name="T78">nem </text:span><text:span text:style-name="T78">in costarum medio excitari oporteisp ne in alteru-<text:line-break/></text:span><text:span text:style-name="T78">tram </text:span><text:span text:style-name="T78">partem pertingat, ut magna iu ambas pervenit,<text:line-break/></text:span><text:span text:style-name="T78">Qainetiam </text:span><text:span text:style-name="T78">quod nonnulla resudent, ac tenuis ex instam-<text:line-break/></text:span><text:span text:style-name="T78">mrta </text:span><text:span text:style-name="T78">parte sanies effluat, tum </text:span><text:span text:style-name="T78">propter </text:span><text:span text:style-name="T78">morbum, tum<text:line-break/></text:span><text:span text:style-name="T78">propter </text:span><text:span text:style-name="T78">partem eveniet, quemadmodum in omnibus oris<text:line-break/></text:span><text:span text:style-name="T78">partibus </text:span><text:span text:style-name="T78">inflammatis et oculis </text:span><text:span text:style-name="T78">accidit. </text:span><text:span text:style-name="T78">Siquidem et ex<text:line-break/></text:span><text:span text:style-name="T78">humorum </text:span><text:span text:style-name="T78">influxu inflammatio suboritur, et pars rara est,<text:line-break/></text:span><text:span text:style-name="T78">non, ut </text:span><text:span text:style-name="T78">cutis, constricta denfaque. Quum igitur copiosus si-<text:line-break/></text:span><text:span text:style-name="T78">mul ac </text:span><text:span text:style-name="T78">tenuis in inflammata parte humor subsistit, et pars<text:line-break/></text:span><text:span text:style-name="T78">rara </text:span><text:span text:style-name="T78">est, plurimum foras effunditur; quum vero e con-<text:line-break/></text:span><text:span text:style-name="T78">trario </text:span><text:span text:style-name="T78">pauca fit et crassa fluxio, corpusqne densuiu, paucissi-<text:line-break/></text:span><text:span text:style-name="T78">nmm;quod </text:span><text:span text:style-name="T78">autem est paucissimum, ad tussim quidemirritat,<text:line-break/></text:span><text:span text:style-name="T78">nihil autem </text:span><text:span text:style-name="T78">expuitur; quemadmodum, si fluxio fiat copio-<text:line-break/></text:span><text:span text:style-name="T78">sissima, et </text:span><text:span text:style-name="T78">plurimum tussiunt aegri, et non pauca ex-<text:line-break/></text:span><text:span text:style-name="T78">paant. Ac </text:span><text:span text:style-name="T78">tussis ab hoc affectu inseparabilis est; excre-</text:span></text:p>
      <text:p text:style-name="P10"><text:span text:style-name="T78">atio vero post tussim </text:span><text:span text:style-name="T78">non </text:span><text:span text:style-name="T78">inseparabilis, verum </text:span><text:span text:style-name="T78">saepe<text:line-break/></text:span><text:span text:style-name="T78">contingit. </text:span><text:span text:style-name="T78">Si </text:span><text:span text:style-name="T78">igitur expuant, sputum necessario </text:span><text:span text:style-name="T78">colora-<text:line-break/></text:span><text:span text:style-name="T78">bitur, non tamen eodem perpetuo colore, quia </text:span><text:span text:style-name="T78">nec ia<text:line-break/></text:span><text:span text:style-name="T78">parte inflammata ejusdem semper naturae est </text:span><text:span text:style-name="T78">excremen-<text:line-break/></text:span><text:span text:style-name="T78">tum. Quum igitur cruentum vel biliosum </text:span><text:span text:style-name="T78">extiterit,<text:line-break/></text:span><text:span text:style-name="T78">(talis autem in pleuritide plerumque fluxio est, </text:span><text:span text:style-name="T78">quae in-<text:line-break/></text:span><text:span text:style-name="T78">flammationem efficit) coloratum est Iputum ipsius </text:span><text:span text:style-name="T78">eruor i<text:line-break/></text:span><text:span text:style-name="T78">refuso ab humore, qui in parte inflammata </text:span><text:span text:style-name="T78">contine-<text:line-break/></text:span><text:span text:style-name="T78">tur:-, rubrum sane, quum, quod in succingentem </text:span><text:span text:style-name="T78">mem-<text:line-break/></text:span><text:span text:style-name="T78">branam defluit, id cruentum est: flavum, </text:span><text:span text:style-name="T78">quum bi-<text:line-break/></text:span><text:span text:style-name="T78">liosum est Si vero . pituitosus humor </text:span><text:span text:style-name="T78">primum et<text:line-break/></text:span><text:span text:style-name="T78">impactus et putrefactus fluxionis inflammationem </text:span><text:span text:style-name="T78">ge-<text:line-break/></text:span><text:span text:style-name="T78">nerantis auctor fuerit, tunc spumosa expuunt; </text:span><text:span text:style-name="T78">ex-<text:line-break/></text:span><text:span text:style-name="T78">puunt auteni et nigra nonnunquam -fluxione </text:span><text:span text:style-name="T78">exantla,<text:line-break/></text:span><text:span text:style-name="T78">sive cruenta, sive biliosa fuerit. Haec </text:span><text:span text:style-name="T78">igitur omnia<text:line-break/></text:span><text:span text:style-name="T78">una cum affectae partis ipsiusque affectus </text:span><text:span text:style-name="T78">diguotione<text:line-break/></text:span><text:span text:style-name="T78">fluxionis differentiam indicabunt. Quare </text:span><text:span text:style-name="T78">ex his, quae<text:line-break/></text:span><text:span text:style-name="T78">dicta sunt, constat, tum cujusque partis </text:span><text:span text:style-name="T78">aegrotae sublisu-</text:span></text:p>
      <text:p text:style-name="P10"><text:span text:style-name="T78">tiam, </text:span><text:span text:style-name="T78">tum communionem cum vicinis necessario esse co-<text:line-break/>gnofcendam ad morbi ejusque laborantis loci inventio-<text:line-break/></text:span><text:span text:style-name="T78">nem. </text:span><text:span text:style-name="T78">Quod autem nihil referat, situm, vel compofi-<text:line-break/></text:span><text:span text:style-name="T78">tionem, </text:span><text:span text:style-name="T78">vel cum aliis societatem communionemque di-<text:line-break/></text:span><text:span text:style-name="T78">cere, </text:span><text:span text:style-name="T78">quis ignorat?</text:span></text:p>
      <text:h text:style-name="P5" text:outline-level="2">Cap. XV.</text:h>
      <text:p text:style-name="P8"><text:span text:style-name="T78">Ex praedictis autem liquet, quod tum<text:line-break/></text:span><text:span text:style-name="T78">actionem </text:span><text:span text:style-name="T78">tum usum singularum partium scire sit necessa-<text:line-break/></text:span><text:span text:style-name="T78">rium; </text:span><text:span text:style-name="T78">ad haec etiamnum morborum et fymptomatum<text:line-break/>generationes; postea causas etiam morbos efficientes. Et-<text:line-break/></text:span><text:span text:style-name="T78">enim </text:span><text:span text:style-name="T78">haec ad cujusque partis affectae ac una ipsius </text:span><text:span text:style-name="T93">af-<text:line-break/></text:span><text:span text:style-name="T93">fectus</text:span><text:span text:style-name="T78"> </text:span><text:span text:style-name="T78">diguotionera et ad morbi ipsius differentias neces-<text:line-break/></text:span><text:span text:style-name="T78">saria </text:span><text:span text:style-name="T78">videntur; scd et magnitudo et uniuscujusque<text:line-break/></text:span><text:span text:style-name="T78">morbi </text:span><text:span text:style-name="T78">mores ex his ipsis deprehenduntur; inagni-<text:line-break/></text:span><text:span text:style-name="T78">tudo </text:span><text:span text:style-name="T78">quidem et ex ipsorum affectus magnitudine, et<text:line-break/></text:span><text:span text:style-name="T78">ex </text:span><text:span text:style-name="T78">fymptomatis illum consequentibus; mores autem ex<text:line-break/></text:span><text:span text:style-name="T78">morbi </text:span><text:span text:style-name="T78">differentia et symptomatis eum comitantibus,<text:line-break/></text:span><text:span text:style-name="T78">Statim </text:span><text:span text:style-name="T78">enim in proposito exemplo melancholicus</text:span></text:p>
      <text:p text:style-name="P10"><text:span text:style-name="T78">humor, quum exuperat, perniciosissimus est, </text:span><text:span text:style-name="T78">quod is<text:line-break/></text:span><text:span text:style-name="T78">maxime malignus plurimum erodat, aegre </text:span><text:span text:style-name="T78">concoqna-<text:line-break/></text:span><text:span text:style-name="T78">tur et vix expurgetur, quodque copiosissimi, </text:span><text:span text:style-name="T78">caloris sit<text:line-break/></text:span><text:span text:style-name="T78">index, a quo allatus dicitur. Omnium vero </text:span><text:span text:style-name="T78">mitissimus<text:line-break/></text:span><text:span text:style-name="T78">sanguineus humor est, quod dulcissimus et concoctu </text:span><text:span text:style-name="T78">fa-<text:line-break/></text:span><text:span text:style-name="T78">cillimus existat. Reliqui duo humores inter hos </text:span><text:span text:style-name="T78">dictos<text:line-break/></text:span><text:span text:style-name="T78">consistunt medii, in simplicitate et malignitate. </text:span><text:span text:style-name="T78">Ex (ym-<text:line-break/></text:span><text:span text:style-name="T78">ptomatis, nihil prorsus expuere perniciofum; tum </text:span><text:span text:style-name="T78">quod de-<text:line-break/></text:span><text:span text:style-name="T78">tineri ab inflammatione ipsum fluorem indicet; </text:span><text:span text:style-name="T78">tum quod<text:line-break/></text:span><text:span text:style-name="T78">intus manendo totus corrumpatur. At citra </text:span><text:span text:style-name="T78">laborem<text:line-break/></text:span><text:span text:style-name="T78">et ex facili excreare saluberrimum esu. Si </text:span><text:span text:style-name="T78">vero jam<text:line-break/></text:span><text:span text:style-name="T78">sputum coctum fuerit, hoc etiamnum quam </text:span><text:span text:style-name="T78">saluberrimum<text:line-break/></text:span><text:span text:style-name="T78">est. Caeterum pulsuum symptomata morbi </text:span><text:span text:style-name="T78">morem re-<text:line-break/></text:span><text:span text:style-name="T78">praesentant, atque jam alia omnia, quae </text:span><text:span text:style-name="T78">ex consensu<text:line-break/></text:span><text:span text:style-name="T78">contingunt, deliria, sopores, fastidium, urinae, </text:span><text:span text:style-name="T78">dejectio-<text:line-break/></text:span><text:span text:style-name="T78">nes hoc aut illo modo factae. Proinde exercere </text:span><text:span text:style-name="T78">nos<text:line-break/></text:span><text:span text:style-name="T78">oportet in his omnibus praedictis, si morbum, </text:span><text:span text:style-name="T78">partem</text:span></text:p>
      <text:p text:style-name="P10"><text:span text:style-name="T78">affectam, </text:span><text:span text:style-name="T78">morem, magnitudinem et eorum differentiam<text:line-break/></text:span><text:span text:style-name="T78">velimus </text:span><text:span text:style-name="T78">dignoscere; ex his vero ipsis praefagire licebit,<text:line-break/></text:span><text:span text:style-name="T78">quo morbus </text:span><text:span text:style-name="T78">desinet, et dexter auxiliorum usus. Etenim<text:line-break/></text:span><text:span text:style-name="T78">praesagia </text:span><text:span text:style-name="T78">medicum mortis non auctorem declarant, ae-<text:line-break/></text:span><text:span text:style-name="T78">grosque </text:span><text:span text:style-name="T78">reddunt obtemperantes et ex , multis remediorum<text:line-break/></text:span><text:span text:style-name="T78">occasionem </text:span><text:span text:style-name="T78">praedocent. Quod autem dexter remediorum<text:line-break/></text:span><text:span text:style-name="T78">ufus </text:span><text:span text:style-name="T78">id artis quidem fit praecipuum, a quo universus'<text:line-break/></text:span><text:span text:style-name="T78">fermo </text:span><text:span text:style-name="T78">manaverit, omnibus manifestum esu At qua ra-<text:line-break/></text:span><text:span text:style-name="T78">tione </text:span><text:span text:style-name="T78">ex praedictis praefagla comparentur, paulo post<text:line-break/></text:span><text:span text:style-name="T78">dicetur. </text:span><text:span text:style-name="T78">Nunc etenim his, quae expofui, finem prius<text:line-break/></text:span><text:span text:style-name="T78">imponere </text:span><text:span text:style-name="T78">volo. Nam morborum et eos suscipientium<text:line-break/></text:span><text:span text:style-name="T78">partium </text:span><text:span text:style-name="T78">dignotio in uno nobis exemplo declarata' est;<text:line-break/></text:span><text:span text:style-name="T78">adjicere </text:span><text:span text:style-name="T78">vero aliud quoddam simile nihil mali fuerit.<text:line-break/></text:span><text:span text:style-name="T78">Nam eorum, </text:span><text:span text:style-name="T78">quae excernuntur, idea permulta docet Cum<text:line-break/></text:span><text:span text:style-name="T78">ipfa autem </text:span><text:span text:style-name="T78">concurrit, unde excretionem fieri cernimus; ut<text:line-break/></text:span><text:span text:style-name="T78">ex ambobus </text:span><text:span text:style-name="T78">coeuntibus stabilis una indicatio proveniat.<text:line-break/></text:span><text:span text:style-name="T78">Jlembranofo </text:span><text:span text:style-name="T78">etenim verbi gratia corpore excreto, indicatio</text:span></text:p>
      <text:p text:style-name="P10"><text:span text:style-name="T78">quidem ex eo, quod apparet, talem partem </text:span><text:span text:style-name="T78">exulceratam<text:line-break/></text:span><text:span text:style-name="T78">esse indicat, quae in fummo membranae </text:span><text:span text:style-name="T78">naturam obti-<text:line-break/></text:span><text:span text:style-name="T78">neat; id autem separatum significare nequit, attamen </text:span><text:span text:style-name="T78">ex-<text:line-break/></text:span><text:span text:style-name="T78">cretionis ad affectam partem nos deducet. Quod </text:span><text:span text:style-name="T78">etenim<text:line-break/></text:span><text:span text:style-name="T78">deorsum dejectum est, intestini ulcerationem </text:span><text:span text:style-name="T78">innuit, sursam<text:line-break/></text:span><text:span text:style-name="T78">vero vomitu rejectum ventriculi, tussiendo redditum </text:span><text:span text:style-name="T78">mem-<text:line-break/></text:span><text:span text:style-name="T78">branarum, quae asperas arterias integunt, at mictum </text:span><text:span text:style-name="T78">vel<text:line-break/></text:span><text:span text:style-name="T78">velicae vel qni in pudendo ost meatus. Has igitur </text:span><text:span text:style-name="T78">ipsas<text:line-break/></text:span><text:span text:style-name="T78">partes, ac praeterea quae per consensum et </text:span><text:span text:style-name="T78">primario af-<text:line-break/></text:span><text:span text:style-name="T78">fectu laborant, ab invicem discernere convenit </text:span><text:span text:style-name="T78">princi-<text:line-break/></text:span><text:span text:style-name="T78">patu, consequentia, magnitudine et parvitate, </text:span><text:span text:style-name="T78">insuper*<text:line-break/></text:span><text:span text:style-name="T78">que accessione caularum utrumque depravantium. </text:span><text:span text:style-name="T78">Mulsi<text:line-break/></text:span><text:span text:style-name="T78">siquidem ob stomachi affectum, vel cerebro </text:span><text:span text:style-name="T78">consentiente,<text:line-break/></text:span><text:span text:style-name="T78">vel oculis suffusione laborantibus, melancholiae </text:span><text:span text:style-name="T78">fyznpto-<text:line-break/></text:span><text:span text:style-name="T78">matis infestantur. At si quis animum </text:span><text:span text:style-name="T78">diligenter adhi-<text:line-break/></text:span><text:span text:style-name="T78">beat, commemoratos affectus cruditates et </text:span><text:span text:style-name="T78">excrementa is<text:line-break/></text:span><text:span text:style-name="T78">ventriculi orisicio collecta sequi deprehendet; </text:span><text:span text:style-name="T78">atque eos-<text:line-break/></text:span><text:span text:style-name="T78">dem simul intendi cum illis, quae os ventriculi </text:span><text:span text:style-name="T78">laedunt.</text:span></text:p>
      <text:p text:style-name="P10"><text:span text:style-name="T78">et </text:span><text:span text:style-name="T78">remittere cum his, quae hoc juvare dicuntur. At uni-<text:line-break/></text:span><text:span text:style-name="T78">versam </text:span><text:span text:style-name="T78">de affectis partibus tractationem transigere </text:span><text:span text:style-name="T78">in<text:line-break/></text:span><text:span text:style-name="T78">praesentia </text:span><text:span text:style-name="T78">mihi propositum non est, quemadmodum </text:span><text:span text:style-name="T78">nec<text:line-break/></text:span><text:span text:style-name="T78">aliud </text:span><text:span text:style-name="T78">quicquam eorum, quae in arte medica absoluta<text:line-break/></text:span><text:span text:style-name="T78">sunt; </text:span><text:span text:style-name="T78">verum solam inveniendi ipsa methodum ostendere<text:line-break/></text:span><text:span text:style-name="T78">ac </text:span><text:span text:style-name="T78">quomodo ea fini artis conjuncta </text:span><text:span text:style-name="T78">siti </text:span><text:span text:style-name="T78">Atqui necessa-<text:line-break/></text:span><text:span text:style-name="T78">rium est, </text:span><text:span text:style-name="T78">ut variis se modis quisque exerceat inom-<text:line-break/></text:span><text:span text:style-name="T78">nibus </text:span><text:span text:style-name="T78">nostris commentariis. Quod igitur in rem praesen-<text:line-break/></text:span><text:span text:style-name="T78">tem </text:span><text:span text:style-name="T78">requiritur, apponentes, ad methodos commemoratas<text:line-break/>discedemus; atque hic rei formam esse censeto; ubi<text:line-break/></text:span><text:span text:style-name="T78">vero </text:span><text:span text:style-name="T78">materiis inducta fuerit, totam substantiam, quum<text:line-break/></text:span><text:span text:style-name="T78">omnia </text:span><text:span text:style-name="T78">particulatim recensuero, sicut niodo in paucis<text:line-break/></text:span><text:span text:style-name="T78">exemplis </text:span><text:span text:style-name="T78">factitavi, et haec tibi artis integra pars erit.</text:span></text:p>
      <text:h text:style-name="P5" text:outline-level="2">Cap. XVI.</text:h>
      <text:p text:style-name="P8"><text:span text:style-name="T78">At superest, ut demonstremus, ad com-<text:line-break/></text:span><text:span text:style-name="T78">modum </text:span><text:span text:style-name="T78">remediorum ufum accuratam partis, quam cura-<text:line-break/></text:span><text:span text:style-name="T78">mus, </text:span><text:span text:style-name="T78">substantiae, conformationis ac situs cognitionem<text:line-break/></text:span><text:span text:style-name="T78">esse </text:span><text:span text:style-name="T78">necessariam. Substantia namque docet primos mor-</text:span></text:p>
      <text:p text:style-name="P10"><text:span text:style-name="T78">bos, qui in intemperie consistunt, quantum a </text:span><text:span text:style-name="T78">naturali<text:line-break/></text:span><text:span text:style-name="T78">statu recesserint, quantumque ipsus singulos </text:span><text:span text:style-name="T78">calefacere,<text:line-break/></text:span><text:span text:style-name="T78">refrigerare, exrccare et hnmectare oporteat. </text:span><text:span text:style-name="T78">Confor-<text:line-break/></text:span><text:span text:style-name="T78">matio vero ipsos per se morbos docet, de quibus </text:span><text:span text:style-name="T78">antea<text:line-break/></text:span><text:span text:style-name="T78">dictum est, et eorum magnitudinem simul indicat; </text:span><text:span text:style-name="T78">nam<text:line-break/></text:span><text:span text:style-name="T78">quantum quodque a naturali statu decessit, tantum </text:span><text:span text:style-name="T78">acce-<text:line-break/></text:span><text:span text:style-name="T78">dit magnitudo, una vero cum magnitudine et id quod </text:span><text:span text:style-name="T78">adus-<text:line-break/></text:span><text:span text:style-name="T78">que quantum ipsa quae decesserunt ad naturam per </text:span><text:span text:style-name="T78">contra-<text:line-break/></text:span><text:span text:style-name="T78">ria restituenda sint, ex ipsa deprehenditur. Itaque </text:span><text:span text:style-name="T78">haec<text:line-break/></text:span><text:span text:style-name="T78">proportione morbis iu intemperie respondent; </text:span><text:span text:style-name="T78">obstructio-<text:line-break/></text:span><text:span text:style-name="T78">nes autem et constipationes hujus sunt generis. </text:span><text:span text:style-name="T78">At pro-<text:line-break/></text:span><text:span text:style-name="T78">prium eximiumque evacuationis modum ostendit ex </text:span><text:span text:style-name="T78">osculis<text:line-break/></text:span><text:span text:style-name="T78">et figuris, quas sortitum est quod curatur organum. </text:span><text:span text:style-name="T78">Id au-<text:line-break/></text:span><text:span text:style-name="T78">lem cum iis communicat, quae a situ indicationem </text:span><text:span text:style-name="T78">habent,<text:line-break/></text:span><text:span text:style-name="T78">de quibus jam dicamus. Quae igitur luter ea </text:span><text:span text:style-name="T78">proportionem<text:line-break/></text:span><text:span text:style-name="T78">habent ad magnitudinis dignotionem, aut ad </text:span><text:span text:style-name="T78">remedio-<text:line-break/></text:span><text:span text:style-name="T78">rurn usus quantitatem, non opus est dicere. </text:span><text:span text:style-name="T78">Quae vero<text:line-break/></text:span><text:span text:style-name="T78">eximia ac praecipua sunt, ea deinceps docenda, </text:span><text:span text:style-name="T78">quoniam</text:span></text:p>
      <text:p text:style-name="P10"><text:span text:style-name="T78">et ufus </text:span><text:span text:style-name="T78">ad curationem eorunr est maximus, quae indica-<text:line-break/></text:span><text:span text:style-name="T78">t ion </text:span><text:span text:style-name="T78">ibus a conformatione sumptis immiscentur; quin et<text:line-break/></text:span><text:span text:style-name="T78">hic </text:span><text:span text:style-name="T78">paucis exemplis, ut methodum cognofcamus, sermo<text:line-break/></text:span><text:span text:style-name="T78">futurus </text:span><text:span text:style-name="T78">est. Obstructio fime unus 'quidam est organico-<text:line-break/></text:span><text:span text:style-name="T78">rnm </text:span><text:span text:style-name="T78">morborum, potissimum vero jecori tum propter<text:line-break/></text:span><text:span text:style-name="T78">ejus </text:span><text:span text:style-name="T78">structuram, tum ob actionem accidit. Etenim ve-<text:line-break/></text:span><text:span text:style-name="T78">nae, </text:span><text:span text:style-name="T78">quae a portis in totam visceris cavam partem<text:line-break/>distribuuntur, osculis earum, quae iu gibba sunt, sensum<text:line-break/></text:span><text:span text:style-name="T78">latentibus </text:span><text:span text:style-name="T78">cohaerent. Defertur autem totuiu alimentum<text:line-break/></text:span><text:span text:style-name="T78">ex \ </text:span><text:span text:style-name="T78">ventriculo ad locum unum hepatis, quem ab eo,<text:line-break/></text:span><text:span text:style-name="T78">quod </text:span><text:span text:style-name="T78">modo dictum est, portas appellanti Nemo enim<text:line-break/></text:span><text:span text:style-name="T78">in </text:span><text:span text:style-name="T78">civitatem ingredi potest, nisi portas primo transeat;<text:line-break/></text:span><text:span text:style-name="T78">neque </text:span><text:span text:style-name="T78">alimentum ad jecur pervenire, priusquam in<text:line-break/></text:span><text:span text:style-name="T78">hoc </text:span><text:span text:style-name="T78">loco fuerit; inde vero in totam jecoris cavam par-<text:line-break/></text:span><text:span text:style-name="T78">tem </text:span><text:span text:style-name="T78">distribuitur, ac deinde per dictos venarum terminos<text:line-break/></text:span><text:span text:style-name="T78">lu gibbum </text:span><text:span text:style-name="T78">transfumitur. Nihil igitur mirum est, viscus<text:line-break/></text:span><text:span text:style-name="T78">hoc crebris </text:span><text:span text:style-name="T78">obstructionibus ob viarum angustiam et<text:line-break/></text:span><text:span text:style-name="T78">substantiae </text:span><text:span text:style-name="T78">permeantis copiam corripi. Harum igitur cu-</text:span></text:p>
      <text:p text:style-name="P10"><text:span text:style-name="T78">ratio fuerit, antequam plores augeantur et horno </text:span><text:span text:style-name="T78">febri-<text:line-break/></text:span><text:span text:style-name="T78">citet, eduliorum et'medicamentorum attenuantium </text:span><text:span text:style-name="T78">obla-<text:line-break/></text:span><text:span text:style-name="T78">tio. Multis autem adauctis, non modo ipfa, </text:span><text:span text:style-name="T78">fed et va-<text:line-break/></text:span><text:span text:style-name="T78">cuatio curabit, quam quibus locis astrui oporteat, </text:span><text:span text:style-name="T78">tum<text:line-break/></text:span><text:span text:style-name="T78">visceris conformatio, tum situs demonstrat. </text:span><text:span text:style-name="T78">Ex his igi-<text:line-break/></text:span><text:span text:style-name="T78">tur procedentes, quae </text:span><text:span text:style-name="T78">in </text:span><text:span text:style-name="T78">cavis quidem </text:span><text:span text:style-name="T78">hepatis suat,<text:line-break/></text:span><text:span text:style-name="T78">ea ad intestinuni impellemus, quae vero in </text:span><text:span text:style-name="T78">gibbis exi-<text:line-break/></text:span><text:span text:style-name="T78">stunt, per urinas vacuabimus: simili modo et </text:span><text:span text:style-name="T78">quae in<text:line-break/></text:span><text:span text:style-name="T78">thorace et pulmone continentur, si vacuanda </text:span><text:span text:style-name="T78">sint, a<text:line-break/></text:span><text:span text:style-name="T78">conformatione ae situ didicimus per tusses </text:span><text:span text:style-name="T78">expurgare:<text:line-break/></text:span><text:span text:style-name="T78">simili modo et quae in cerebro haerent, ad </text:span><text:span text:style-name="T78">nares tra-<text:line-break/></text:span><text:span text:style-name="T78">here. Non minus autem partium inflammatione </text:span><text:span text:style-name="T78">labo,<text:line-break/></text:span><text:span text:style-name="T78">rantium sanatio ex situ 'et conformatione </text:span><text:span text:style-name="T78">sumitur. Et-<text:line-break/></text:span><text:span text:style-name="T78">enim et horum primus scopus est humoris </text:span><text:span text:style-name="T78">in partem<text:line-break/></text:span><text:span text:style-name="T78">inflammatam decumbentis evacuatio. </text:span><text:span text:style-name="T78">’ Quomodo' autem<text:line-break/></text:span><text:span text:style-name="T78">hic evacuandus sit, continentium organicarum </text:span><text:span text:style-name="T78">partium<text:line-break/></text:span><text:span text:style-name="T78">natura docet. Ab his igitur instituti, </text:span><text:span text:style-name="T78">fluxiones in co-<text:line-break/></text:span><text:span text:style-name="T78">xam decumbentes per venas poplitis et tali </text:span><text:span text:style-name="T78">vacuabimus,</text:span></text:p>
      <text:p text:style-name="P10"><text:span text:style-name="T78">quemadmodum </text:span><text:span text:style-name="T78">et ea, quae in uteris continentur. Quae<text:line-break/></text:span><text:span text:style-name="T78">vero </text:span><text:span text:style-name="T78">in thorace et pulmone, per interiorem cubiti ve-<text:line-break/></text:span><text:span text:style-name="T78">nam. </text:span><text:span text:style-name="T78">Quae denique in capite et cervice infestant, per<text:line-break/></text:span><text:span text:style-name="T78">humeralem. </text:span><text:span text:style-name="T78">Optima namque et facillima est per pro-<text:line-break/></text:span><text:span text:style-name="T78">xhnas </text:span><text:span text:style-name="T78">et affectae parti communes venas evacuatio. At-<text:line-break/></text:span><text:span text:style-name="T78">que </text:span><text:span text:style-name="T78">quod tumet, per halitum discutere, </text:span><text:span text:style-name="T78">et. </text:span><text:span text:style-name="T78">hoc fane ex<text:line-break/></text:span><text:span text:style-name="T78">morbo </text:span><text:span text:style-name="T78">indicationem habet. Verum particularem auxi-<text:line-break/></text:span><text:span text:style-name="T78">liorum </text:span><text:span text:style-name="T78">ufum variandum esse, partis affectae situs osten-<text:line-break/></text:span><text:span text:style-name="T78">diti </text:span><text:span text:style-name="T78">Qni namque in summa cute affectus constituti funt,<text:line-break/></text:span><text:span text:style-name="T78">fis tale </text:span><text:span text:style-name="T78">resolvens esse medicamentum convenit, qualis<text:line-break/>inflammationis species indicat. Qui in alto latent, hoc<text:line-break/></text:span><text:span text:style-name="T78">acrioribus </text:span><text:span text:style-name="T78">medicamentis indigent, quo magis ab exteri-<text:line-break/></text:span><text:span text:style-name="T78">oribus </text:span><text:span text:style-name="T78">recesserunt. Quare nonnunquam, si vehementer<text:line-break/></text:span><text:span text:style-name="T78">admodum </text:span><text:span text:style-name="T78">in alto lateant, cucurbitulis utimur; quod lu<text:line-break/></text:span><text:span text:style-name="T78">fumma </text:span><text:span text:style-name="T78">cute ortis inflammationibus quam maxime con-<text:line-break/></text:span><text:span text:style-name="T78">trarium </text:span><text:span text:style-name="T78">est. Ita vero si adstringentis medicamenti usus<text:line-break/></text:span><text:span text:style-name="T78">erit, loci </text:span><text:span text:style-name="T78">id desiderantis situm inspiciemus. Nam si </text:span><text:span text:style-name="T93">eo</text:span></text:p>
      <text:p text:style-name="P10"><text:span text:style-name="T78">medicamentum </text:span><text:span text:style-name="T78">adstringens pervenire </text:span><text:span text:style-name="T78">potest, nihil </text:span><text:span text:style-name="T78">vetat<text:line-break/></text:span><text:span text:style-name="T78">id adhiberi. </text:span><text:span text:style-name="T78">Sin </text:span><text:span text:style-name="T78">autem </text:span><text:span text:style-name="T78">non </text:span><text:span text:style-name="T78">possit, considerandum </text:span><text:span text:style-name="T78">ve-<text:line-break/></text:span><text:span text:style-name="T78">nit, ne quando </text:span><text:span text:style-name="T78">ex </text:span><text:span text:style-name="T78">proximis humorem in locum </text:span><text:span text:style-name="T78">affe-<text:line-break/></text:span><text:span text:style-name="T78">ctum propellamus. Proinde vel miscenda est </text:span><text:span text:style-name="T78">adstringea-<text:line-break/></text:span><text:span text:style-name="T78">ti medicamento </text:span><text:span text:style-name="T78">facultas </text:span><text:span text:style-name="T78">quaedam ejusmodi, quae </text:span><text:span text:style-name="T78">veluti<text:line-break/></text:span><text:span text:style-name="T78">id manu ducat, </text:span><text:span text:style-name="T78">vel eo </text:span><text:span text:style-name="T78">non utendum esu Maxime </text:span><text:span text:style-name="T78">siqui-<text:line-break/></text:span><text:span text:style-name="T78">dem eos laedere </text:span><text:span text:style-name="T78">novi, </text:span><text:span text:style-name="T78">qui ex pulmone sanguinem </text:span><text:span text:style-name="T78">ex-<text:line-break/></text:span><text:span text:style-name="T78">tussientibus. medicamenta adstringentia toti thoraci </text:span><text:span text:style-name="T78">un-<text:line-break/></text:span><text:span text:style-name="T78">dique apposuerunt. Nam praeterquam quod </text:span><text:span text:style-name="T78">facul-<text:line-break/></text:span><text:span text:style-name="T78">tas eorum in pulmonem non penetraret, etiam </text:span><text:span text:style-name="T78">fan.<text:line-break/></text:span><text:span text:style-name="T78">guis, qui in thorace continebatur, lu viscus illud </text:span><text:span text:style-name="T78">age-<text:line-break/></text:span><text:span text:style-name="T78">flatur. Atque de his fatis esse dictum </text:span><text:span text:style-name="T78">arbitror ad<text:line-break/></text:span><text:span text:style-name="T78">praesentem disputationem. Tantum igitur adhuc </text:span><text:span text:style-name="T78">prae-<text:line-break/></text:span><text:span text:style-name="T78">fatus, quod methodus haec forma solum </text:span><text:span text:style-name="T78">counnentarii<text:line-break/></text:span><text:span text:style-name="T78">hujus extet, aliud aggrediar. Caeterum </text:span><text:span text:style-name="T78">singula-<text:line-break/></text:span><text:span text:style-name="T78">rum corporis partium scientia ac discursus velat </text:span><text:span text:style-name="T78">uni-<text:line-break/></text:span><text:span text:style-name="T78">versa substantia est, spuam in aliis commentariis </text:span><text:span text:style-name="T78">trans-<text:line-break/></text:span><text:span text:style-name="T78">egimus.</text:span></text:p>
      <text:h text:style-name="P6" text:outline-level="2">Cap. XVII.</text:h>
      <text:p text:style-name="P8"><text:span text:style-name="T78">De praenotione igitur deinceps di-<text:line-break/></text:span><text:span text:style-name="T78">cturi </text:span><text:span text:style-name="T78">fumus, quum nobis tum </text:span><text:span text:style-name="T78">ad </text:span><text:span text:style-name="T78">alia quaedam, tum<text:line-break/></text:span><text:span text:style-name="T78">ad </text:span><text:span text:style-name="T78">curationem uon minimum utilis videatur. Itaque<text:line-break/></text:span><text:span text:style-name="T78">primum </text:span><text:span text:style-name="T78">volenti praenoscendi artem constituere necessa-<text:line-break/></text:span><text:span text:style-name="T78">rium </text:span><text:span text:style-name="T78">est prius considerasse, utrum, quemadmodum unius-<text:line-break/></text:span><text:span text:style-name="T78">cujusque </text:span><text:span text:style-name="T78">animantis natura proprium vitae tempus scrti-<text:line-break/></text:span><text:span text:style-name="T78">tur, ita </text:span><text:span text:style-name="T78">et morbi singuli, ut fieri nequeat quatuor die-<text:line-break/></text:span><text:span text:style-name="T78">bas folvi </text:span><text:span text:style-name="T78">morbum, cujus naturale tempus praescriptum<text:line-break/></text:span><text:span text:style-name="T78">duorum </text:span><text:span text:style-name="T78">sit mensium; an omnis morbus diuturnior fieri<text:line-break/></text:span><text:span text:style-name="T78">et celerrime </text:span><text:span text:style-name="T78">solvi possit. Nunc tamen, quia plerique jam<text:line-break/></text:span><text:span text:style-name="T78">futurorum </text:span><text:span text:style-name="T78">praescii fuerunt medici, non amplius ah idiotis<text:line-break/></text:span><text:span text:style-name="T78">quaeritur, </text:span><text:span text:style-name="T78">utrum possibile sit aliquem futuri eventus<text:line-break/></text:span><text:span text:style-name="T78">fieri </text:span><text:span text:style-name="T78">praescium, an vero impossibile, fed serie omnes et<text:line-break/></text:span><text:span text:style-name="T78">rem </text:span><text:span text:style-name="T78">possibilem tenent, et medicum percontantur, quo<text:line-break/></text:span><text:span text:style-name="T78">certo </text:span><text:span text:style-name="T78">tempore morbus solvetur. Ad praelentem itaque<text:line-break/></text:span><text:span text:style-name="T78">tractationem </text:span><text:span text:style-name="T78">nihil deterius accesserit, si nunc primum<text:line-break/></text:span><text:span text:style-name="T78">nos artem </text:span><text:span text:style-name="T78">prognosticam constituere supponamus, etenim<text:line-break/></text:span><text:span text:style-name="T78">reliqua omnia, </text:span><text:span text:style-name="T78">simili ratione pertractavimus. Unurn sane</text:span></text:p>
      <text:p text:style-name="P10"><text:span text:style-name="T78">et </text:span><text:span text:style-name="T78">primum necessarium est, (si praenotio quaedam </text:span><text:span text:style-name="T78">fit) effis<text:line-break/></text:span><text:span text:style-name="T78">nonnulla, quae certo sint futuro tempore </text:span><text:span text:style-name="T78">ventura.<text:line-break/></text:span><text:span text:style-name="T78">Scrutandum autem deinceps, quomodo quis, haec, </text:span><text:span text:style-name="T78">quae<text:line-break/></text:span><text:span text:style-name="T78">et quot sint, inveniat. Non enim omnia, quae </text:span><text:span text:style-name="T78">aegrotanti<text:line-break/></text:span><text:span text:style-name="T78">funt eventura, necessarium habent ortum. </text:span><text:span text:style-name="T78">Nocturnus<text:line-break/></text:span><text:span text:style-name="T78">enim ex vicinis tumultus, et canum latratus, </text:span><text:span text:style-name="T78">vel nuncia<text:line-break/></text:span><text:span text:style-name="T78">quaedam molesta aegros reddunt insomnes; </text:span><text:span text:style-name="T78">quorum quod-<text:line-break/></text:span><text:span text:style-name="T78">que neque necessariam habet generationem, </text:span><text:span text:style-name="T78">neque certam<text:line-break/></text:span><text:span text:style-name="T78">praenotionem- An igitur, quae morbi ratione </text:span><text:span text:style-name="T78">proveniunt,<text:line-break/></text:span><text:span text:style-name="T78">et praefinitam generationem habent et certam </text:span><text:span text:style-name="T78">praenotio-<text:line-break/></text:span><text:span text:style-name="T78">nem, an neque haec universa? Potest enim </text:span><text:span text:style-name="T78">repente hn-<text:line-break/></text:span><text:span text:style-name="T78">mor aliquis superfluus lu corpore interius ad </text:span><text:span text:style-name="T78">partem<text:line-break/></text:span><text:span text:style-name="T78">aliquam vitae necessariam prosiliens confluere</text:span><text:span text:style-name="T78">; quem-<text:line-break/></text:span><text:span text:style-name="T78">admodum contra alius ex nobili parte </text:span><text:span text:style-name="T78">in ignobilem<text:line-break/></text:span><text:span text:style-name="T78">transmigrare. At enm, qui in nobilem </text:span><text:span text:style-name="T78">partem invectui<text:line-break/></text:span><text:span text:style-name="T78">est, summum periculum ex necessitate sequetur; </text:span><text:span text:style-name="T78">qui ve.<text:line-break/></text:span><text:span text:style-name="T78">ro in obscuram transfertur, repentina ac </text:span><text:span text:style-name="T78">inopinata labo-<text:line-break/></text:span><text:span text:style-name="T78">rantis salus erit. At vero in hujusmodi </text:span><text:span text:style-name="T78">constitutionibus</text:span></text:p>
      <text:p text:style-name="P10"><text:span text:style-name="T78">id </text:span><text:span text:style-name="T78">ipsum duntaxat praenoscere licet, tum quod securum,<text:line-break/></text:span><text:span text:style-name="T78">tum </text:span><text:span text:style-name="T78">quod periculosum est, non tamen, quo quid desinat,<text:line-break/></text:span><text:span text:style-name="T78">accurate </text:span><text:span text:style-name="T78">queas invenire. In quibus vero non amplius:<text:line-break/>excrementa defluunt, scd in partem aliquam quum de-<text:line-break/></text:span><text:span text:style-name="T78">cubuerint, </text:span><text:span text:style-name="T78">illam obsident, in his futurum licet piaeno-<text:line-break/></text:span><text:span text:style-name="T78">seere, </text:span><text:span text:style-name="T78">quum sciamus et naturae facultates, quibus animal<text:line-break/></text:span><text:span text:style-name="T78">gubernatur, </text:span><text:span text:style-name="T78">non esse exiguas, </text:span><text:span text:style-name="T78">et </text:span><text:span text:style-name="T78">quaenam ipsarum sit dis-<text:line-break/></text:span><text:span text:style-name="T78">ferentia, </text:span><text:span text:style-name="T78">quin etiam quae cum sanguine per totum animal<text:line-break/></text:span><text:span text:style-name="T78">feruntur </text:span><text:span text:style-name="T78">excrementa, citra immoderatam copiam, ea<text:line-break/></text:span><text:span text:style-name="T78">statum </text:span><text:span text:style-name="T78">praefinitum coctionis tempus habent proprium</text:span><text:span text:style-name="T108">5<text:line-break/></text:span><text:span text:style-name="T78">singula, si </text:span><text:span text:style-name="T78">modo cniusqne excrementi naturam inveneri--<text:line-break/></text:span><text:span text:style-name="T78">mus. </text:span><text:span text:style-name="T78">Sic enim artificio quiddam de ejus concoctione<text:line-break/></text:span><text:span text:style-name="T78">conjectare </text:span><text:span text:style-name="T78">licebit, si nimirum omnia circa aegrotum<text:line-break/></text:span><text:span text:style-name="T78">recte </text:span><text:span text:style-name="T78">administrentur. Nam quicunque ah aliquo errores<text:line-break/></text:span><text:span text:style-name="T78">committuntur, </text:span><text:span text:style-name="T78">causae constituuntur, quae aut morbi<text:line-break/></text:span><text:span text:style-name="T78">folutionem </text:span><text:span text:style-name="T78">remorantur, aut mortem acceleranti At-<text:line-break/></text:span><text:span text:style-name="T78">[ne hujus </text:span><text:span text:style-name="T78">rei toto hoc fermone, si alterius cujus quam,<text:line-break/></text:span><text:span text:style-name="T78">meminisse </text:span><text:span text:style-name="T78">oportet. Solae namque praenotiones contin-<text:line-break/></text:span><text:span text:style-name="T78">gent ab </text:span><text:span text:style-name="T78">optimo medico, </text:span><text:span text:style-name="T78">eo </text:span><text:span text:style-name="T78">quidem recte curante, et</text:span></text:p>
      <text:p text:style-name="P10"><text:span text:style-name="T78">aegro nihil delinquente. At talem medicis praenotionem<text:line-break/>esse arbitrari, qualem vates profitentur, ridiculum </text:span><text:span text:style-name="T78">est.<text:line-break/></text:span><text:span text:style-name="T78">Illi siquidem hominem nono die (si fors ita prospere </text:span><text:span text:style-name="T78">tn-<text:line-break/></text:span><text:span text:style-name="T78">leril) incolumem evasurum dennnciant, his non </text:span><text:span text:style-name="T78">additis, si<text:line-break/></text:span><text:span text:style-name="T93">omnia</text:span><text:span text:style-name="T78"> probe administrentur; hi namque omnia </text:span><text:span text:style-name="T78">vel an-<text:line-break/></text:span><text:span text:style-name="T78">spicato vel inauspicato cessura este praesagiunt. </text:span><text:span text:style-name="T78">Medicus<text:line-break/></text:span><text:span text:style-name="T78">vero futurum non ita praedicit, scd novit, fi </text:span><text:span text:style-name="T78">omnia<text:line-break/></text:span><text:span text:style-name="T78">decenter fiant, septimo die, exempli gratia, </text:span><text:span text:style-name="T78">morbum so-<text:line-break/></text:span><text:span text:style-name="T78">lutum iri; si quis autem error accesserit, isque </text:span><text:span text:style-name="T78">parvus<text:line-break/></text:span><text:span text:style-name="T78">fuerit, morbi solutionem ex septimo in </text:span><text:span text:style-name="T78">nonum diem<text:line-break/></text:span><text:span text:style-name="T78">transiturum; si major, in undecimum; si vero </text:span><text:span text:style-name="T78">multo ma-<text:line-break/></text:span><text:span text:style-name="T78">jor, in decimum quartum; si maximus, periculum </text:span><text:span text:style-name="T78">pro<text:line-break/></text:span><text:span text:style-name="T78">salute certa consequuturiitn. Intendit enim semper </text:span><text:span text:style-name="T78">me-<text:line-break/></text:span><text:span text:style-name="T78">dicus animum hisce duobus -ut adversariis, et </text:span><text:span text:style-name="T78">morbo et<text:line-break/></text:span><text:span text:style-name="T78">naturae. Ac primum quidem futurae salutis </text:span><text:span text:style-name="T78">hominis,<text:line-break/></text:span><text:span text:style-name="T78">vel interitus, ex dignotione. yalentioris </text:span><text:span text:style-name="T78">atque postea<text:line-break/></text:span><text:span text:style-name="T78">praefiniti temporis ex eo,, quanto alterutrum </text:span><text:span text:style-name="T78">valentius</text:span></text:p>
      <text:p text:style-name="P10"><text:span text:style-name="T78">sit, </text:span><text:span text:style-name="T78">praenotionem </text:span><text:span text:style-name="T78">astruit. Neque mirari oportet, si,<text:line-break/></text:span><text:span text:style-name="T78">atriusque </text:span><text:span text:style-name="T78">viribus perspectis, victurum deprehendas. Vi-<text:line-break/></text:span><text:span text:style-name="T78">demus enim </text:span><text:span text:style-name="T78">non paucos gymnastas </text:span><text:span text:style-name="T78">ex primis </text:span><text:span text:style-name="T78">ac mutuis<text:line-break/></text:span><text:span text:style-name="T78">quos </text:span><text:span text:style-name="T78">luctatores </text:span><text:span text:style-name="T78">concitant insultibus </text:span><text:span text:style-name="T78">eum, qui </text:span><text:span text:style-name="T78">superatu-<text:line-break/></text:span><text:span text:style-name="T78">rus </text:span><text:span text:style-name="T78">sit, praedicere </text:span><text:span text:style-name="T78">saepe etiam ante victoriam, quodque<text:line-break/></text:span><text:span text:style-name="T78">adversarium </text:span><text:span text:style-name="T78">celerrime sit . prostraturus. </text:span><text:span text:style-name="T78">Hoc </text:span><text:span text:style-name="T78">autem<text:line-break/></text:span><text:span text:style-name="T78">agunt, quum </text:span><text:span text:style-name="T78">re </text:span><text:span text:style-name="T78">quadam </text:span><text:span text:style-name="T78">notabili alterum altero valen-<text:line-break/></text:span><text:span text:style-name="T78">tiorem esse </text:span><text:span text:style-name="T78">conspiciunt. Itaque medicus tum </text:span><text:span text:style-name="T78">fanitatem<text:line-break/></text:span><text:span text:style-name="T78">tum </text:span><text:span text:style-name="T78">mortem </text:span><text:span text:style-name="T78">praesagiet, non ex aliis exercitationibus,<text:line-break/></text:span><text:span text:style-name="T78">quam </text:span><text:span text:style-name="T78">ex </text:span><text:span text:style-name="T78">accurata roboris morbi et naturae cognitione.<text:line-break/></text:span><text:span text:style-name="T78">Sed </text:span><text:span text:style-name="T78">ex iis </text:span><text:span text:style-name="T78">ipsis, etiam praefinitum ntriusque terminum<text:line-break/></text:span><text:span text:style-name="T78">reperiet. Cita </text:span><text:span text:style-name="T78">namque erit morbi solutio, quum facul-<text:line-break/></text:span><text:span text:style-name="T78">tas </text:span><text:span text:style-name="T78">robusta </text:span><text:span text:style-name="T78">fuerit. Sin imbecillis illa, morbus autem<text:line-break/></text:span><text:span text:style-name="T78">validior, </text:span><text:span text:style-name="T78">mors </text:span><text:span text:style-name="T78">accelerat. </text:span><text:span text:style-name="T78">Sed excessus </text:span><text:span text:style-name="T78">magnitudo tem-<text:line-break/></text:span><text:span text:style-name="T78">pus </text:span><text:span text:style-name="T78">termini </text:span><text:span text:style-name="T78">indicabit. Ab </text:span><text:span text:style-name="T78">his </text:span><text:span text:style-name="T78">equidem scopis medicus<text:line-break/></text:span><text:span text:style-name="T78">foturi </text:span><text:span text:style-name="T78">praenotionem </text:span><text:span text:style-name="T78">ducet. </text:span><text:span text:style-name="T78">Quibus </text:span><text:span text:style-name="T78">autem </text:span><text:span text:style-name="T78">observationibus<text:line-break/></text:span><text:span text:style-name="T78">ipsi </text:span><text:span text:style-name="T78">abunde liceat </text:span><text:span text:style-name="T78">scopos dignoscere; </text:span><text:span text:style-name="T78">fusius in libris </text:span><text:span text:style-name="T78">de</text:span></text:p>
      <text:p text:style-name="P10"><text:span text:style-name="T78">crisibus tractatum esu Nunc autem etiam universalis, </text:span><text:span text:style-name="T78">ut<text:line-break/></text:span><text:span text:style-name="T78">aliorum omnium, ita et hujusmodi methodus </text:span><text:span text:style-name="T78">tractabitur.<text:line-break/></text:span><text:span text:style-name="T78">Robur quidem naturae ex propriis functionibus </text:span><text:span text:style-name="T78">cogno-<text:line-break/></text:span><text:span text:style-name="T78">sces, maxime vero ex iis, quae pulsum edunt, </text:span><text:span text:style-name="T78">quoniam<text:line-break/></text:span><text:span text:style-name="T78">is vitalis facultatis opus essi Magnitudinem autem </text:span><text:span text:style-name="T78">mor-<text:line-break/></text:span><text:span text:style-name="T78">bi ex propriis symptomatibus. At id, quo </text:span><text:span text:style-name="T78">alterum ab<text:line-break/></text:span><text:span text:style-name="T78">attero evincitur, ex coctionibus et cruditatibus </text:span><text:span text:style-name="T78">depre-<text:line-break/></text:span><text:span text:style-name="T78">hendemus; has autem ipsas </text:span><text:span text:style-name="T78">ex </text:span><text:span text:style-name="T78">propriis </text:span><text:span text:style-name="T78">excrementis,<text:line-break/></text:span><text:span text:style-name="T78">ventris quidem per ea, quae dejiciuntur; vasorum </text:span><text:span text:style-name="T78">vero<text:line-break/></text:span><text:span text:style-name="T78">per urinas; totius denique corporis per sudores, </text:span><text:span text:style-name="T78">atque<text:line-break/></text:span><text:span text:style-name="T78">ita alias omnes, quae in una parte quadam aut </text:span><text:span text:style-name="T78">pluri-<text:line-break/></text:span><text:span text:style-name="T78">bus consistunt, eas quidem, quae thoracis ac </text:span><text:span text:style-name="T78">pulmonis<text:line-break/></text:span><text:span text:style-name="T78">funt, per ea, quae tussi excreantur;, quae vero </text:span><text:span text:style-name="T78">vesicae<text:line-break/></text:span><text:span text:style-name="T78">aut renum, per ea, quae cum urinis inferuntur. ' </text:span><text:span text:style-name="T78">Jeco-<text:line-break/></text:span><text:span text:style-name="T78">ris autem simam partem et mesenterium, ut </text:span><text:span text:style-name="T78">facultate se<text:line-break/></text:span><text:span text:style-name="T78">habeant, per ea, quae dejiciuntur; ac superiorem </text:span><text:span text:style-name="T78">ven-<text:line-break/></text:span><text:span text:style-name="T78">triculum et stomachum ex iis, quae vomitu </text:span><text:span text:style-name="T78">excluduntur.<text:line-break/></text:span><text:span text:style-name="T78">Quaecunque vero per palatum excernuntur, vel </text:span><text:span text:style-name="T78">per na-<text:line-break/></text:span><text:span text:style-name="T78">res, vel per aures, cerebri, ut le habeat, robur </text:span><text:span text:style-name="T78">indica.</text:span></text:p>
      <text:p text:style-name="P10"><text:span text:style-name="T78">bunt. </text:span><text:span text:style-name="T78">Ad hoc omnibus est commune, morbum prius<text:line-break/></text:span><text:span text:style-name="T78">non.posse </text:span><text:span text:style-name="T78">solvi., quam in prodeuntibus excrementis signa<text:line-break/></text:span><text:span text:style-name="T78">concoctionis </text:span><text:span text:style-name="T78">appareant, sive aures laborent, sive oculi, sive<text:line-break/></text:span><text:span text:style-name="T78">fauces, .sive </text:span><text:span text:style-name="T78">aliqua pars fuerit exulcerata. Et ut summatinr<text:line-break/></text:span><text:span text:style-name="T78">dicam, </text:span><text:span text:style-name="T78">concoctiones crisis celeritatem salutisque securita-<text:line-break/></text:span><text:span text:style-name="T78">tem significant. </text:span><text:span text:style-name="T78">Cruda vero, incocta et quae in pravos<text:line-break/></text:span><text:span text:style-name="T78">abscessus </text:span><text:span text:style-name="T78">vertuntur, nullam crisim, vel labores, vel mor-<text:line-break/></text:span><text:span text:style-name="T78">tes, vel </text:span><text:span text:style-name="T78">ipsorum morborum recidivas nunciant. Haec<text:line-break/></text:span><text:span text:style-name="T78">de praenotione </text:span><text:span text:style-name="T78">ad rem praesentem sufficiant. Universus<text:line-break/></text:span><text:span text:style-name="T78">siquidem </text:span><text:span text:style-name="T78">de his sermo peculiaribus libris proditus est,<text:line-break/></text:span><text:span text:style-name="T78">pluribus </text:span><text:span text:style-name="T78">sane particulatim, sed fere omnia theoremata<text:line-break/></text:span><text:span text:style-name="T78">complecteiitibus</text:span><text:span text:style-name="T78">, quales dei pulsibus, crisibus, </text:span><text:span text:style-name="T78">ac </text:span><text:span text:style-name="T78">de<text:line-break/></text:span><text:span text:style-name="T78">diebus </text:span><text:span text:style-name="T78">decretoriis funt infcripti. Ex quibus enim<text:line-break/></text:span><text:span text:style-name="T78">quis </text:span><text:span text:style-name="T78">praenoscat, potissimum hisce tribus commentariis<text:line-break/></text:span><text:span text:style-name="T78">ostensum </text:span><text:span text:style-name="T78">est. Ac mihi sane videtur medendi methodum<text:line-break/></text:span><text:span text:style-name="T78">jam finem </text:span><text:span text:style-name="T78">habere.</text:span></text:p>
      <text:h text:style-name="P5" text:outline-level="2">Cap. XVIII.</text:h>
      <text:p text:style-name="P8"><text:span text:style-name="T78">{Quandoquidem </text:span><text:span text:style-name="T78">et </text:span><text:span text:style-name="T78">eos,, qui a morbis<text:line-break/></text:span><text:span text:style-name="T78">saluti </text:span><text:span text:style-name="T78">convalescunt, ad sanum firmumque virium robur</text:span></text:p>
      <text:p text:style-name="P11"><text:span text:style-name="T78">ducere convenit, et eos, qui in morbos proclives </text:span><text:span text:style-name="T78">deci-<text:line-break/></text:span><text:span text:style-name="T78">dunt, a morbis praefervare; et eos etiamuum, qui </text:span><text:span text:style-name="T78">citra<text:line-break/></text:span><text:span text:style-name="T78">laesionem ullam sanitate fruuntur, in ea conservare, </text:span><text:span text:style-name="T78">ac<text:line-break/></text:span><text:span text:style-name="T78">tres hae residuae ' artis sunt partes, paucissimis </text:span><text:span text:style-name="T78">ver-<text:line-break/></text:span><text:span text:style-name="T78">bis etiam de harum constitutione aliquid </text:span><text:span text:style-name="T78">disserendum.<text:line-break/></text:span><text:span text:style-name="T78">Quum igitur et antea dictum sit,. tria esse </text:span><text:span text:style-name="T78">eorum uni-<text:line-break/></text:span><text:span text:style-name="T78">versa </text:span><text:span text:style-name="T93">genera,</text:span><text:span text:style-name="T78"> quae praeter naturam sunt, causas, </text:span><text:span text:style-name="T78">affe-<text:line-break/></text:span><text:span text:style-name="T78">ctus et symptomata, praeservatrix utique pars </text:span><text:span text:style-name="T78">artis<text:line-break/></text:span><text:span text:style-name="T78">erit, quam «t proprie vocant prophylacticen, in </text:span><text:span text:style-name="T78">primo<text:line-break/></text:span><text:span text:style-name="T78">genere consistens. Quando enim vel copia quaedam </text:span><text:span text:style-name="T78">ha-<text:line-break/></text:span><text:span text:style-name="T78">morum, vel pravitas, vel obstructio, vel corrumpens </text:span><text:span text:style-name="T78">vis<text:line-break/></text:span><text:span text:style-name="T78">corpori innafcitnr, periculum est, ne homo quam </text:span><text:span text:style-name="T78">pii-<text:line-break/></text:span><text:span text:style-name="T78">nium aegrotet, aliquando etiam extreme </text:span><text:span text:style-name="T78">periclitetur.<text:line-break/></text:span><text:span text:style-name="T78">Verum interdum difficile hujusmodi causae </text:span><text:span text:style-name="T78">queant co-<text:line-break/></text:span><text:span text:style-name="T78">gnosci , quum hominem minime infestant, ut </text:span><text:span text:style-name="T78">certe ve-<text:line-break/></text:span><text:span text:style-name="T78">nenum canis rabie laborantis, cujus signum </text:span><text:span text:style-name="T78">proprium<text:line-break/></text:span><text:span text:style-name="T78">nullum in corpore continetur, antequam ad </text:span><text:span text:style-name="T78">commorfum<text:line-break/></text:span><text:span text:style-name="T78">rabies prope appulerit. Quare medicum basce </text:span><text:span text:style-name="T78">caufas<text:line-break/></text:span><text:span text:style-name="T78">. ab ipsis aegrotantibus fciscitari necessarium est, et quae</text:span></text:p>
      <text:p text:style-name="P10"><text:span text:style-name="T78">singula </text:span><text:span text:style-name="T78">ipsis obvenerint. Quum tamen plenitudo, aut<text:line-break/></text:span><text:span text:style-name="T78">humorum </text:span><text:span text:style-name="T78">pravitas, vel tumorem corporis procreat, vel<text:line-break/></text:span><text:span text:style-name="T78">viscus </text:span><text:span text:style-name="T78">aliquod obstruit, licet ipsa dignoscere per quae-<text:line-break/></text:span><text:span text:style-name="T78">dam fymptomata </text:span><text:span text:style-name="T78">media quodammodo eorum, tum qnae<text:line-break/></text:span><text:span text:style-name="T78">fanis insunt, tum </text:span><text:span text:style-name="T78">quae aegris accidunt. Etenim quae<text:line-break/></text:span><text:span text:style-name="T78">fanis insunt, </text:span><text:span text:style-name="T78">omnia secundum naturam ac illaesa sunt;<text:line-break/></text:span><text:span text:style-name="T78">quae aegris </text:span><text:span text:style-name="T78">accidunt, tum praeter naturam, tum cum laesio-<text:line-break/></text:span><text:span text:style-name="T78">ne existunt, </text:span><text:span text:style-name="T78">horum intermedia ex genere quidem eorum<text:line-break/></text:span><text:span text:style-name="T78">funt, quae </text:span><text:span text:style-name="T78">morbis accidunt, sed tam. exigua magnitudini-<text:line-break/></text:span><text:span text:style-name="T78">bus et viribus </text:span><text:span text:style-name="T78">imbecilla, ut consuetae' ab ipfis .cuique<text:line-break/></text:span><text:span text:style-name="T78">parti functiones nondum </text:span><text:span text:style-name="T78">interturbentur. Si namque do-<text:line-break/></text:span><text:span text:style-name="T78">lor aliquis </text:span><text:span text:style-name="T78">capitis vel alterius cujuspiam partis fuerit,<text:line-break/></text:span><text:span text:style-name="T78">ita parvus, </text:span><text:span text:style-name="T78">ut hominem nondum lecto decumbere cogat;<text:line-break/></text:span><text:span text:style-name="T78">fed et fi gravitas vel </text:span><text:span text:style-name="T78">in hypochondriis, vel capite, vel<text:line-break/></text:span><text:span text:style-name="T78">quadam alia parte, </text:span><text:span text:style-name="T78">vel vilcere, neque haec potuerit a<text:line-break/></text:span><text:span text:style-name="T78">solitis functionibus </text:span><text:span text:style-name="T78">deturbare, fed etiaainum magis tumor<text:line-break/></text:span><text:span text:style-name="T78">corporis, aut </text:span><text:span text:style-name="T78">macies, aut decoloratio, et ad motus fe-<text:line-break/></text:span><text:span text:style-name="T78">guitie», aut </text:span><text:span text:style-name="T78">somnolenta dispositio, aut vigiliae a functio.</text:span></text:p>
      <text:p text:style-name="P10"><text:span text:style-name="T78">nibus ad vitae actiones necessariis haud abducere </text:span><text:span text:style-name="T78">satis<text:line-break/></text:span><text:span text:style-name="T78">valuerint, imo nec inappetentia, 'vel adaucta </text:span><text:span text:style-name="T78">vehemen-<text:line-break/></text:span><text:span text:style-name="T78">tius ciborum appetentia</text:span><text:span text:style-name="T78">; </text:span><text:span text:style-name="T78">ambo siquidem corpore </text:span><text:span text:style-name="T78">non<text:line-break/></text:span><text:span text:style-name="T78">absolute sano oboriuntur, quemadmodum </text:span><text:span text:style-name="T93">et</text:span><text:span text:style-name="T78"> praeter </text:span><text:span text:style-name="T78">ra-<text:line-break/></text:span><text:span text:style-name="T78">tionem scie haud sitibundos, vel sitibundos; aut </text:span><text:span text:style-name="T78">stoma-<text:line-break/></text:span><text:span text:style-name="T78">cho morderi seu ventriculo; aut lassatos sisse </text:span><text:span text:style-name="T78">sentire;<text:line-break/></text:span><text:span text:style-name="T78">talis enim typus quidam est eorum, quae in </text:span><text:span text:style-name="T78">morbum<text:line-break/></text:span><text:span text:style-name="T78">decidentibus accidunt; at haec efficientium </text:span><text:span text:style-name="T78">affectuum<text:line-break/></text:span><text:span text:style-name="T78">emendatio, si summatim quidem loquar, </text:span><text:span text:style-name="T78">contrariis, ut<text:line-break/></text:span><text:span text:style-name="T78">prius ostensum est, celebratur. Si vero </text:span><text:span text:style-name="T78">articulatim ex-<text:line-break/></text:span><text:span text:style-name="T78">plicem, supervacuum omne evacuari convenit, </text:span><text:span text:style-name="T78">distinfctio-<text:line-break/></text:span><text:span text:style-name="T78">ne prius facta, quomodo sit supervacuum, </text:span><text:span text:style-name="T78">an ut quan-<text:line-break/></text:span><text:span text:style-name="T78">tum, sive ut quale, sive ut utrumque. </text:span><text:span text:style-name="T78">Quod autem in<text:line-break/></text:span><text:span text:style-name="T78">naturalem statum redire potest, . id contrariis </text:span><text:span text:style-name="T78">alterare<text:line-break/></text:span><text:span text:style-name="T78">oportet, crassum quidem ac lentum attenuantibus, </text:span><text:span text:style-name="T78">tenue<text:line-break/></text:span><text:span text:style-name="T78">vero incrassantibus, communiter autem utrumque </text:span><text:span text:style-name="T78">conco-<text:line-break/></text:span><text:span text:style-name="T78">quentibus, obstructiones aperientibus; at </text:span><text:span text:style-name="T78">quae toto ge-<text:line-break/></text:span><text:span text:style-name="T78">nere praeter naturam sunt, qualia venena </text:span><text:span text:style-name="T78">et animalium<text:line-break/></text:span><text:span text:style-name="T78">virus jaculantium ictus, aIterantibus et </text:span><text:span text:style-name="T78">vacuantibus.</text:span></text:p>
      <text:p text:style-name="P10"><text:span text:style-name="T78">Alterationes </text:span><text:span text:style-name="T78">quidem per contraria, vel tota substantia,<text:line-break/></text:span><text:span text:style-name="T78">vel </text:span><text:span text:style-name="T78">una qualitate, vel duabus agentia fiunt; evacuatio-<text:line-break/></text:span><text:span text:style-name="T78">nes </text:span><text:span text:style-name="T78">vero per remedia attrahendi facultatibus praedita.<text:line-break/></text:span><text:span text:style-name="T78">'Quibus </text:span><text:span text:style-name="T78">autem auxiliis haec aliquis acturus sit, ab ipsis<text:line-break/></text:span><text:span text:style-name="T78">affectibus </text:span><text:span text:style-name="T78">ei petendum. 'Si namque omnes peraeque hu-<text:line-break/></text:span><text:span text:style-name="T78">meres </text:span><text:span text:style-name="T78">aucti fuerint, venae sectione vacnatio praecipua<text:line-break/></text:span><text:span text:style-name="T78">ac </text:span><text:span text:style-name="T78">maxima- celebrabitur, deinde frictionibus, exercitiis,<text:line-break/></text:span><text:span text:style-name="T78">et balneis, </text:span><text:span text:style-name="T78">et inedia. Hoc autem pacto vacuare oportet,<text:line-break/></text:span><text:span text:style-name="T78">si sanguis’ </text:span><text:span text:style-name="T78">duntaxat exuberaverit. Si vero bilis flavae<text:line-break/></text:span><text:span text:style-name="T78">vel atrae </text:span><text:span text:style-name="T78">humor, vel aquosum quoddam humoris </text:span><text:span text:style-name="T93">fe-<text:line-break/></text:span><text:span text:style-name="T93">ram,</text:span><text:span text:style-name="T78"> </text:span><text:span text:style-name="T78">vacuatione quidem, scd non simili utendum est. ’<text:line-break/></text:span><text:span text:style-name="T78">llam </text:span><text:span text:style-name="T78">quae inprimis quidem sunt venis excrementa, medi-<text:line-break/></text:span><text:span text:style-name="T78">camentis </text:span><text:span text:style-name="T78">alvum subducentibus expurganda sunt; quae<text:line-break/></text:span><text:span text:style-name="T78">vero in </text:span><text:span text:style-name="T78">aliis, per urinas quidem aquosa' ac tenuia, bi-<text:line-break/></text:span><text:span text:style-name="T78">liofa vero </text:span><text:span text:style-name="T78">purgatione. . Sed possunt quoque tenuia alo<text:line-break/></text:span><text:span text:style-name="T78">vum </text:span><text:span text:style-name="T78">subducentibus vacuari; At quae in toto corporis<text:line-break/></text:span><text:span text:style-name="T78">habitu </text:span><text:span text:style-name="T78">stabulantur, tenuia quidem per sudores et me-<text:line-break/></text:span><text:span text:style-name="T78">dicamenta; </text:span><text:span text:style-name="T78">quae cuti admota exiccare consueverunt. Ve-</text:span></text:p>
      <text:p text:style-name="P10"><text:span text:style-name="T78">rum si biliosa extiterint, primum purgatione, </text:span><text:span text:style-name="T78">deinde<text:line-break/></text:span><text:span text:style-name="T78">per cutim evacuare convenit. Quod si pitnitofus </text:span><text:span text:style-name="T78">exube-<text:line-break/></text:span><text:span text:style-name="T78">ret humor, si falfa quidem fuerit pituita, purgare; </text:span><text:span text:style-name="T78">sin<text:line-break/></text:span><text:span text:style-name="T78">acida, alterare moliatur is, qui naturam ad ejus </text:span><text:span text:style-name="T78">conco-<text:line-break/></text:span><text:span text:style-name="T78">ctionem juvat. At sane dulcis multo facilius </text:span><text:span text:style-name="T78">etiamnnm<text:line-break/></text:span><text:span text:style-name="T78">concoquitur. Ad concoctionem autem ducit quies, </text:span><text:span text:style-name="T78">mo-<text:line-break/></text:span><text:span text:style-name="T78">deratus calor, ciborum boni succi modicorum eius, </text:span><text:span text:style-name="T78">ac<text:line-break/></text:span><text:span text:style-name="T78">vini modice calefacientis potio. At calorem </text:span><text:span text:style-name="T78">moderatum<text:line-break/></text:span><text:span text:style-name="T78">frictio temperata et commoderatus aquarum </text:span><text:span text:style-name="T78">calidarum<text:line-break/></text:span><text:span text:style-name="T78">usus, et edulia, et medicamenta mediocriter </text:span><text:span text:style-name="T78">calefa-<text:line-break/></text:span><text:span text:style-name="T78">cientia promovent. Obstructiones discutiunt, </text:span><text:span text:style-name="T78">quaecunque<text:line-break/></text:span><text:span text:style-name="T78">esculenta, et potulenta, et medicamenta attenuare </text:span><text:span text:style-name="T78">nata<text:line-break/></text:span><text:span text:style-name="T78">sunt. At horum materias ut et invenire et </text:span><text:span text:style-name="T78">judicare<text:line-break/></text:span><text:span text:style-name="T78">deceat, uno opere exposuimus, quod de simplicium </text:span><text:span text:style-name="T78">m</text:span><text:span text:style-name="T100">e</text:span><text:span text:style-name="T78">.<text:line-break/></text:span><text:span text:style-name="T78">dicamentornm facultate inscripsimus. Quinetiam </text:span><text:span text:style-name="T78">iu<text:line-break/></text:span><text:span text:style-name="T78">libro de victu attenuante traditum ell.</text:span></text:p>
      <text:h text:style-name="P5" text:outline-level="2">Cap. XIX.</text:h>
      <text:p text:style-name="P8"><text:span text:style-name="T78">Tempus itaque jam est, ut ad </text:span><text:span text:style-name="T78">eo», qui ex</text:span></text:p>
      <text:p text:style-name="P10"><text:span text:style-name="T78">morbis convalescunt, </text:span><text:span text:style-name="T78">oratione transeamus, in quibus<text:line-break/></text:span><text:span text:style-name="T78">oeque causa est </text:span><text:span text:style-name="T78">praeter </text:span><text:span text:style-name="T78">naturam, </text:span><text:span text:style-name="T78">neque affectus, </text:span><text:span text:style-name="T87">scd<text:line-break/></text:span><text:span text:style-name="T78">sola </text:span><text:span text:style-name="T78">cum </text:span><text:span text:style-name="T78">virium </text:span><text:span text:style-name="T78">imbecillitate </text:span><text:span text:style-name="T78">macies. Proindeque in<text:line-break/></text:span><text:span text:style-name="T78">eam, </text:span><text:span text:style-name="T78">qui </text:span><text:span text:style-name="T78">secundum naturam sit, statum degentium, redu-<text:line-break/></text:span><text:span text:style-name="T78">ctio </text:span><text:span text:style-name="T78">refectio </text:span><text:span text:style-name="T78">corroboratioque est, quae ex conimoderaa<text:line-break/></text:span><text:span text:style-name="T78">sis </text:span><text:span text:style-name="T78">tum </text:span><text:span text:style-name="T78">exercitationibus., tum alimentis comparatur.<text:line-break/></text:span><text:span text:style-name="T78">Sed </text:span><text:span text:style-name="T78">et materias, </text:span><text:span text:style-name="T78">quibus motus et nutritio fieri possint,'<text:line-break/></text:span><text:span text:style-name="T78">iu </text:span><text:span text:style-name="T78">opere tle sanitate </text:span><text:span text:style-name="T78">tuenda explicavimus. At ne ea de<text:line-break/></text:span><text:span text:style-name="T78">re quid </text:span><text:span text:style-name="T78">praesenti </text:span><text:span text:style-name="T78">sermoni </text:span><text:span text:style-name="T78">defit, </text:span><text:span text:style-name="T78">nunc etiam universae<text:line-break/></text:span><text:span text:style-name="T78">artis </text:span><text:span text:style-name="T78">sanitatis </text:span><text:span text:style-name="T78">tuendae, non solum refectricis, quam<text:line-break/></text:span><text:span text:style-name="T78">analepticen </text:span><text:span text:style-name="T78">vocant, methodus repetenda </text:span><text:span text:style-name="T78">est. Ac </text:span><text:span text:style-name="T78">pri-<text:line-break/></text:span><text:span text:style-name="T78">morn, </text:span><text:span text:style-name="T78">quodnam ipsorum </text:span><text:span text:style-name="T78">genus existat, </text:span><text:span text:style-name="T78">idne </text:span><text:span text:style-name="T78">hygieinen,<text:line-break/></text:span><text:span text:style-name="T78">quod </text:span><text:span text:style-name="T78">praesentem sanitatem tuetur, </text:span><text:span text:style-name="T78">an </text:span><text:span text:style-name="T78">hoc solo </text:span><text:span text:style-name="T78">a </text:span><text:span text:style-name="T78">thera-<text:line-break/></text:span><text:span text:style-name="T78">peutico </text:span><text:span text:style-name="T78">seu curandi genere differat, </text:span><text:span text:style-name="T78">quod paulatim<text:line-break/></text:span><text:span text:style-name="T78">emendationem moliatur ? corpori namque </text:span><text:span text:style-name="T78">priorem statum<text:line-break/></text:span><text:span text:style-name="T78">confervanti ea quae illi praesit arte haud opus fueriti<text:line-break/></text:span><text:span text:style-name="T78">Verum </text:span><text:span text:style-name="T78">quia corrumpitur; nec quod prius </text:span><text:span text:style-name="T78">erat </text:span><text:span text:style-name="T78">idem<text:line-break/></text:span><text:span text:style-name="T78">permanet, </text:span><text:span text:style-name="T78">id ipsum caufa.est, cur ea, </text:span><text:span text:style-name="T78">quae </text:span><text:span text:style-name="T78">ipsi pruspice-</text:span></text:p>
      <text:p text:style-name="P10"><text:span text:style-name="T78">reti, indigeat. Enimvero si id corpus vacuari </text:span><text:span text:style-name="T78">exhauriri-<text:line-break/></text:span><text:span text:style-name="T78">que folum obtingeret, defectum cibus potusque </text:span><text:span text:style-name="T78">referci-<text:line-break/></text:span><text:span text:style-name="T78">re </text:span><text:span text:style-name="T78">ut. </text:span><text:span text:style-name="T78">. </text:span><text:span text:style-name="T78">Si vero aut. humorum copia,- aut </text:span><text:span text:style-name="T78">excrementorum<text:line-break/></text:span><text:span text:style-name="T78">pravitas coacervetur, ipsi opus erit exercitationibus </text:span><text:span text:style-name="T78">sco-<text:line-break/></text:span><text:span text:style-name="T78">pum eum habentibus, ut tum. humorem </text:span><text:span text:style-name="T78">evacuent et<text:line-break/></text:span><text:span text:style-name="T78">purgent, tum excrementa concoquant, modo id </text:span><text:span text:style-name="T78">causas<text:line-break/></text:span><text:span text:style-name="T78">omnes, quae sanitatem ipsam evertere possunt, </text:span><text:span text:style-name="T78">evitet,<text:line-break/></text:span><text:span text:style-name="T78">frigus, calorem, lassitudinemcruditatem, </text:span><text:span text:style-name="T78">temulen-<text:line-break/></text:span><text:span text:style-name="T78">tiam, vigilias, moerores,- excandescentiam, </text:span><text:span text:style-name="T78">iram et<text:line-break/></text:span><text:span text:style-name="T78">quaecunque id genus celera. Non enim </text:span><text:span text:style-name="T78">necesse est ea<text:line-break/></text:span><text:span text:style-name="T78">figillatim oratione prodere, quum, quod </text:span><text:span text:style-name="T78">argumentum<text:line-break/></text:span><text:span text:style-name="T78">proposuimus, jam absolutum sit. Propositum </text:span><text:span text:style-name="T78">enim erat<text:line-break/></text:span><text:span text:style-name="T78">non </text:span><text:span text:style-name="T78">de </text:span><text:span text:style-name="T78">omnibus / medicinae partibus decursu </text:span><text:span text:style-name="T78">disserere,<text:line-break/></text:span><text:span text:style-name="T78">fed quemadmodum alias artea, ita et hanc </text:span><text:span text:style-name="T78">suam a<text:line-break/></text:span><text:span text:style-name="T78">finis notione sortitam esse constitutionem </text:span><text:span text:style-name="T78">demonstrare.<text:line-break/></text:span><text:span text:style-name="T78">Quum igitur id jam perfectum sit, smnmatim </text:span><text:span text:style-name="T78">totam<text:line-break/></text:span><text:span text:style-name="T78">medicinae rationem repetamus, moxque eam </text:span><text:span text:style-name="T78">quam</text:span></text:p>
      <text:p text:style-name="P27"><text:span text:style-name="T78">ad </text:span><text:span text:style-name="T78">caeteras quasque artes effectivas habet analogiam<text:line-break/>ostendentes.<text:tab/>'<text:tab/>.</text:span></text:p>
      <text:h text:style-name="P5" text:outline-level="2">Cap. XX.</text:h>
      <text:p text:style-name="P8"><text:span text:style-name="T78">Est igitur medicina una effectivarum<text:line-break/></text:span><text:span text:style-name="T78">artium, </text:span><text:span text:style-name="T64">ηοη </text:span><text:span text:style-name="T78">tamen simpliciter, </text:span><text:span text:style-name="T78">ut </text:span><text:span text:style-name="T78">aedificatoria</text:span><text:span text:style-name="T78">, </text:span><text:span text:style-name="T78">fabrilis,<text:line-break/></text:span><text:span text:style-name="T78">textoria; </text:span><text:span text:style-name="T78">fed ut labefactatae domus emendatrix, et lace-<text:line-break/></text:span><text:span text:style-name="T78">rarurn </text:span><text:span text:style-name="T78">vestium sartrix. Quoniam vero et harum ipsa-<text:line-break/></text:span><text:span text:style-name="T78">nim </text:span><text:span text:style-name="T78">duplicem esse constitutionem ostendimus, interdum<text:line-break/></text:span><text:span text:style-name="T78">quidem </text:span><text:span text:style-name="T78">artifice exemplum ex se fingente, interdum ve-<text:line-break/></text:span><text:span text:style-name="T78">ro, quod </text:span><text:span text:style-name="T78">extrinsecus consistit, fpeculante; medicinam ar-<text:line-break/></text:span><text:span text:style-name="T78">tem fecundi </text:span><text:span text:style-name="T78">generis esse demonstravimus. Non enim ex<text:line-break/></text:span><text:span text:style-name="T78">fe ipsit </text:span><text:span text:style-name="T78">fingit exemplum, verum ex Anatome totum id<text:line-break/></text:span><text:span text:style-name="T78">diligenter </text:span><text:span text:style-name="T78">speculata, vitiatum emendare conatur. Differt<text:line-break/></text:span><text:span text:style-name="T78">autem in </text:span><text:span text:style-name="T78">hoc ab artibus praedictis, quod plurima natu-<text:line-break/></text:span><text:span text:style-name="T78">ia </text:span><text:span text:style-name="T78">operante subministrat; universam tamen Ipeculatio-<text:line-break/></text:span><text:span text:style-name="T78">nem, </text:span><text:span text:style-name="T78">ex </text:span><text:span text:style-name="T78">qua </text:span><text:span text:style-name="T78">medicus emendator et minister manat,<text:line-break/></text:span><text:span text:style-name="T78">aliis effectivis </text:span><text:span text:style-name="T78">artibus similem obtinet. Etenim par-</text:span></text:p>
      <text:p text:style-name="P15"><text:span text:style-name="T93">A</text:span></text:p>
      <text:p text:style-name="P10"><text:span text:style-name="T78">tium </text:span><text:span text:style-name="T78">similarium substantiam et </text:span><text:span text:style-name="T78">generationis </text:span><text:span text:style-name="T78">organi-<text:line-break/></text:span><text:span text:style-name="T78">carum </text:span><text:span text:style-name="T78">modum pernovit</text:span><text:span text:style-name="T78">: </text:span><text:span text:style-name="T78">peraeque </text:span><text:span text:style-name="T78">etiamnurn </text:span><text:span text:style-name="T78">tum af-<text:line-break/></text:span><text:span text:style-name="T78">fectuum inventionem, tum curationis </text:span><text:span text:style-name="T78">cujusque </text:span><text:span text:style-name="T78">ipfo-<text:line-break/></text:span><text:span text:style-name="T78">rum scopos introduxit.</text:span></text:p>
      <text:h text:style-name="P4" text:outline-level="1">GALENI ARS MEDICA.</text:h>
      <text:p text:style-name="P15"><text:span text:style-name="T84">T</text:span><text:span text:style-name="T78">res sunt omnes doctrinae, quae ordine comparantur.<text:line-break/>Prima </text:span><text:span text:style-name="T78">quidem </text:span><text:span text:style-name="T78">ex finis notione, quae per resolutionem fit;<text:line-break/></text:span><text:span text:style-name="T78">secunda </text:span><text:span text:style-name="T78">ex </text:span><text:span text:style-name="T78">compositione eorum, quae per resolutionem<text:line-break/></text:span><text:span text:style-name="T78">fuerunt </text:span><text:span text:style-name="T78">inventa; </text:span><text:span text:style-name="T78">tertia ex definitionis dissolutione, quam<text:line-break/></text:span><text:span text:style-name="T78">nunc </text:span><text:span text:style-name="T78">instituimus. </text:span><text:span text:style-name="T78">Licet autem hujuscemodi doctrinam<text:line-break/></text:span><text:span text:style-name="T78">vocare </text:span><text:span text:style-name="T78">non </text:span><text:span text:style-name="T78">tantum definitionis dissolutionem, scd et </text:span><text:span text:style-name="T93">ex-<text:line-break/></text:span><text:span text:style-name="T93">plicationem,</text:span><text:span text:style-name="T78"> </text:span><text:span text:style-name="T78">ut nonnulli nominarunt, vel resolutionem,<text:line-break/></text:span><text:span text:style-name="T78">vel </text:span><text:span text:style-name="T78">divisionem, </text:span><text:span text:style-name="T78">vel (ul nonnulli alii) explanationem, vel<text:line-break/></text:span><text:span text:style-name="T78">expolitionem, ut </text:span><text:span text:style-name="T78">alii. Ac conati quidem sunt et Hero-<text:line-break/></text:span><text:span text:style-name="T78">philiorum </text:span><text:span text:style-name="T78">'quidam </text:span><text:span text:style-name="T78">talem facere doctrinam, quernadmo-<text:line-break/></text:span><text:span text:style-name="T78">dam </text:span><text:span text:style-name="T78">Heraclides </text:span><text:span text:style-name="T78">Erythraeus. Conati funt autem </text:span><text:span text:style-name="T78">et </text:span><text:span text:style-name="T78">eam,</text:span></text:p>
      <text:p text:style-name="P10"><text:span text:style-name="T78">quae per compositionem, et ipsi Herophilii, et </text:span><text:span text:style-name="T78">quidam<text:line-break/></text:span><text:span text:style-name="T78">Erasistrati sectatores’, et'Athenaeus Attaleus. Nemo </text:span><text:span text:style-name="T78">ta-<text:line-break/></text:span><text:span text:style-name="T78">men ante nos eam, quae oritur a notione finis, </text:span><text:span text:style-name="T78">scripsit,<text:line-break/></text:span><text:span text:style-name="T78">ex qua omnes artes methodo constituuntur; fed </text:span><text:span text:style-name="T78">illam<text:line-break/></text:span><text:span text:style-name="T78">quidem alio in opere pertractavimus. Hic vero </text:span><text:span text:style-name="T78">defini-<text:line-break/></text:span><text:span text:style-name="T78">tivam constituemus doctrinam: quantum enim ab </text:span><text:span text:style-name="T78">ea,<text:line-break/></text:span><text:span text:style-name="T78">quae per resolutionem fit, et dignitate, et methodo </text:span><text:span text:style-name="T78">re-<text:line-break/></text:span><text:span text:style-name="T78">mota est, tantum et </text:span><text:span text:style-name="T78">ad </text:span><text:span text:style-name="T78">totius compendium, et </text:span><text:span text:style-name="T78">ad par-<text:line-break/></text:span><text:span text:style-name="T78">ticularium memoriam praestare invenietur; </text:span><text:span text:style-name="T78">commode<text:line-break/></text:span><text:span text:style-name="T78">namque ac 'facile memoriae mandantur universa </text:span><text:span text:style-name="T78">ex de-<text:line-break/></text:span><text:span text:style-name="T78">finitionis dissolutione, quoniam totius artis capita </text:span><text:span text:style-name="T78">in fc<text:line-break/></text:span><text:span text:style-name="T78">optima definitio complectitur, quam quidam </text:span><text:span text:style-name="T78">substantia-<text:line-break/></text:span><text:span text:style-name="T78">lem nominant, distinguuntque, oppositam aliis, quae </text:span><text:span text:style-name="T78">no-<text:line-break/></text:span><text:span text:style-name="T78">tionales appellantur. Illae siquidem ab accident </text:span><text:span text:style-name="T78">ibas,<text:line-break/></text:span><text:span text:style-name="T78">quae insunt rebus definitis, hae vero ab ipsa </text:span><text:span text:style-name="T78">essentia<text:line-break/></text:span><text:span text:style-name="T78">constituuntur. Elaboratum autem est a nobis </text:span><text:span text:style-name="T78">particula-<text:line-break/></text:span><text:span text:style-name="T78">tim totius medicae speculationis opus; et in </text:span><text:span text:style-name="T78">pluribus<text:line-break/></text:span><text:span text:style-name="T78">conscriptum tractatibus, quibus ad tres </text:span><text:span text:style-name="T78">doctrinas uti</text:span></text:p>
      <text:p text:style-name="P10"><text:span text:style-name="T78">licet </text:span><text:span text:style-name="T78">Nunc vero definitivam aggrediemur, si hoe tan-<text:line-break/></text:span><text:span text:style-name="T78">tam </text:span><text:span text:style-name="T78">addiderimus, nos sola capita et ut conclusio-<text:line-break/></text:span><text:span text:style-name="T78">nes </text:span><text:span text:style-name="T78">eorum, </text:span><text:span text:style-name="T78">quae fusius demonstrata sunt, nunc esse tra-<text:line-break/></text:span><text:span text:style-name="T78">dituros.</text:span></text:p>
      <text:h text:style-name="P5" text:outline-level="2">Cap. I.</text:h>
      <text:p text:style-name="P8"><text:span text:style-name="T78">Medicina est scientia salubrium, et insa-<text:line-break/></text:span><text:span text:style-name="T78">lobrium, et </text:span><text:span text:style-name="T78">neutrorum. Nihil vero differt, si quis loco<text:line-break/></text:span><text:span text:style-name="T78">infalubrium </text:span><text:span text:style-name="T78">aegrorum dixerit. Nomen quidem </text:span><text:span text:style-name="T78">scientiae<text:line-break/>communiter </text:span><text:span text:style-name="T78">et non proprie accipere oportet. </text:span><text:span text:style-name="T78">Salubre<text:line-break/>autem, et </text:span><text:span text:style-name="T78">insalubre, et neutrum, unumquodque </text:span><text:span text:style-name="T78">tripli-<text:line-break/></text:span><text:span text:style-name="T78">citer </text:span><text:span text:style-name="T78">dicitur: </text:span><text:span text:style-name="T78">primo quidem ut corpus, secundo </text:span><text:span text:style-name="T78">autem<text:line-break/></text:span><text:span text:style-name="T78">ut </text:span><text:span text:style-name="T78">causa, tertio </text:span><text:span text:style-name="T78">vero ut signum. Etenim corpus,_ quod<text:line-break/></text:span><text:span text:style-name="T78">sanitatem </text:span><text:span text:style-name="T78">continet; et causam, quae ipsam efficit et.,<text:line-break/></text:span><text:span text:style-name="T78">confervat; et </text:span><text:span text:style-name="T78">signum, quod indicat; haec omnia sa-<text:line-break/></text:span><text:span text:style-name="T78">lubria </text:span><text:span text:style-name="T78">Graeci </text:span><text:span text:style-name="T78">vocitant. Eodem modo et </text:span><text:span text:style-name="T78">susceptiva<text:line-break/>morborum </text:span><text:span text:style-name="T78">corpora, et morbos efficientes conservantes-<text:line-break/></text:span><text:span text:style-name="T78">que </text:span><text:span text:style-name="T78">causas, et </text:span><text:span text:style-name="T78">signa indicantia, insalubria vocant. At-<text:line-break/></text:span><text:span text:style-name="T78">que </text:span><text:span text:style-name="T78">eadem ratione </text:span><text:span text:style-name="T78">corpora neutra, causas signaque di-<text:line-break/></text:span><text:span text:style-name="T78">xerunt. </text:span><text:span text:style-name="T78">At </text:span><text:span text:style-name="T78">prima quidem ratione scientia est </text:span><text:span text:style-name="T78">causa-.</text:span></text:p>
      <text:p text:style-name="P10"><text:span text:style-name="T78">rum salubrium medicina; jam vero propter </text:span><text:span text:style-name="T78">eas et<text:line-break/></text:span><text:span text:style-name="T78">aliarum; fecunda vero insalubrium; tertia denique </text:span><text:span text:style-name="T78">nen-<text:line-break/></text:span><text:span text:style-name="T78">trarum. Ac sane et post has corporum , prima </text:span><text:span text:style-name="T78">quidem<text:line-break/></text:span><text:span text:style-name="T78">et hic salubrium, fecunda insalubrium, tertia </text:span><text:span text:style-name="T78">neutrorum.<text:line-break/></text:span><text:span text:style-name="T78">Atque de signis eadem ratione dicendum. In artis </text:span><text:span text:style-name="T78">autem<text:line-break/></text:span><text:span text:style-name="T78">actionibus prius quidem est corporum dignotio, </text:span><text:span text:style-name="T78">ex signi»<text:line-break/></text:span><text:span text:style-name="T78">videlicet; postea vero causarum, quae in ipsis </text:span><text:span text:style-name="T78">sunt, in-<text:line-break/></text:span><text:span text:style-name="T78">ventio. Sed quoniam et effectivum, et </text:span><text:span text:style-name="T78">indicativum,<text:line-break/></text:span><text:span text:style-name="T78">et susceptivum, dupliciter unumquodque dicitur; </text:span><text:span text:style-name="T78">boo<text:line-break/></text:span><text:span text:style-name="T78">quidem simpliciter; hoc vero ut nunc; nosse </text:span><text:span text:style-name="T78">oportet,<text:line-break/></text:span><text:span text:style-name="T78">medicinam esse utrorumque </text:span><text:span text:style-name="T93">fcientiam.</text:span><text:span text:style-name="T78"> Sed et </text:span><text:span text:style-name="T78">ipsum sim-<text:line-break/></text:span><text:span text:style-name="T78">pliciter duobus dicitur modis, et quod femper</text:span><text:span text:style-name="T78">; et quod<text:line-break/></text:span><text:span text:style-name="T78">ut multum; et utrorumque medicina est scientia. </text:span><text:span text:style-name="T78">Neu-<text:line-break/></text:span><text:span text:style-name="T78">tra, vero, et causa, </text:span><text:span text:style-name="T78">et </text:span><text:span text:style-name="T78">corpus, et signum, et </text:span><text:span text:style-name="T78">quod sim-<text:line-break/></text:span><text:span text:style-name="T78">pliciter dicitur, et quod ut nunc, tripliciter </text:span><text:span text:style-name="T78">unumquod-<text:line-break/></text:span><text:span text:style-name="T78">que enunciatur; hoc quidem, quia neutrius </text:span><text:span text:style-name="T78">contrario-<text:line-break/></text:span><text:span text:style-name="T78">rum est particeps; hoc vero, quia utriusque; </text:span><text:span text:style-name="T78">hoc vero,<text:line-break/></text:span><text:span text:style-name="T78">quia aliquando hujus, aliquando illius. Horum </text:span><text:span text:style-name="T78">autem</text:span></text:p>
      <text:p text:style-name="P10"><text:span text:style-name="T78">ipsorum </text:span><text:span text:style-name="T78">secundum rursus duobus dicitur modis; aliquan-<text:line-break/></text:span><text:span text:style-name="T78">do quidem, </text:span><text:span text:style-name="T78">quia ntriusque contrariorum ex aequo est<text:line-break/></text:span><text:span text:style-name="T78">particeps, </text:span><text:span text:style-name="T78">aliquando vero, quia plus alterius. Est vero<text:line-break/></text:span><text:span text:style-name="T78">et iu </text:span><text:span text:style-name="T78">tota- definitione dictionis ambiguitas quaedam,<text:line-break/></text:span><text:span text:style-name="T78">quam et </text:span><text:span text:style-name="T78">ipfam diluere oportet. Quum enim dicitur, me-<text:line-break/></text:span><text:span text:style-name="T78">dicinam </text:span><text:span text:style-name="T78">esse fclentium et salubrium, et insalubrium, et<text:line-break/></text:span><text:span text:style-name="T78">neutrorum, </text:span><text:span text:style-name="T78">significatur et quod omnium particularium,,<text:line-break/></text:span><text:span text:style-name="T78">significatur </text:span><text:span text:style-name="T78">et quod qualium, significatur et quod quo-<text:line-break/></text:span><text:span text:style-name="T78">rundam. </text:span><text:span text:style-name="T78">Sed quod omnium quidem indefinitum est at-<text:line-break/></text:span><text:span text:style-name="T78">que impossibile; </text:span><text:span text:style-name="T78">quod, autem quortnrdam, imperfectum<text:line-break/></text:span><text:span text:style-name="T78">atque ab arte </text:span><text:span text:style-name="T78">alienum; quod vero qualium, artificiosum<text:line-break/></text:span><text:span text:style-name="T78">pariter atque </text:span><text:span text:style-name="T78">fufficiens ad omnia artis particularia,<text:line-break/></text:span><text:span text:style-name="T78">qaod etiam </text:span><text:span text:style-name="T78">dicimus in medicinae definitione compre-<text:line-break/></text:span><text:span text:style-name="T78">hendi Primum </text:span><text:span text:style-name="T78">igitur a corporibus auspicabimur, qua-<text:line-break/></text:span><text:span text:style-name="T78">lianam sint, </text:span><text:span text:style-name="T78">tum salubria, tum insalubria, tum neutra,<text:line-break/></text:span><text:span text:style-name="T78">et </text:span><text:span text:style-name="T78">postea de </text:span><text:span text:style-name="T78">signis et causis disseremus.</text:span></text:p>
      <text:h text:style-name="P5" text:outline-level="2">Cap. II.</text:h>
      <text:p text:style-name="P8"><text:span text:style-name="T78">Salubre simpliciter corpus est, quod ab<text:line-break/></text:span><text:span text:style-name="T78">ipfb </text:span><text:span text:style-name="T78">quidem </text:span><text:span text:style-name="T78">ortu simplicibus ac primis partibus probe</text:span></text:p>
      <text:p text:style-name="P7"><text:span text:style-name="T50">temperatum est; in organis vero, quae ex illis </text:span><text:span text:style-name="T50">compo-<text:line-break/></text:span><text:span text:style-name="T50">nuntur, est commoderatum. Salubre autem </text:span><text:span text:style-name="T50">nunc est<text:line-break/></text:span><text:span text:style-name="T50">corpus, quod in praesenti est fanum; est vero hoc, </text:span><text:span text:style-name="T50">quo<text:line-break/></text:span><text:span text:style-name="T50">tempore sanum existit, et probe temperatum et </text:span><text:span text:style-name="T50">commo-<text:line-break/></text:span><text:span text:style-name="T50">deratum', non optima ac </text:span><text:span text:style-name="T50">summa </text:span><text:span text:style-name="T50">et temperie et </text:span><text:span text:style-name="T50">sym-<text:line-break/></text:span><text:span text:style-name="T50">metria, sed sibi propria. Ipsius vero falubris </text:span><text:span text:style-name="T50">simpliciter<text:line-break/></text:span><text:span text:style-name="T50">corporis perpetuo quidem </text:span><text:span text:style-name="T50">est </text:span><text:span text:style-name="T50">id, quod et temperasiffi.<text:line-break/>mum, et commoderatissimum est; ut multum </text:span><text:span text:style-name="T50">autec<text:line-break/></text:span><text:span text:style-name="T50">quod ab optima constitutione non admodum </text:span><text:span text:style-name="T50">discedit<text:line-break/></text:span><text:span text:style-name="T50">insalubre vero simpliciter </text:span><text:span text:style-name="T50">est </text:span><text:span text:style-name="T50">corpus, quod ab </text:span><text:span text:style-name="T50">ortu vel<text:line-break/></text:span><text:span text:style-name="T50">similaribus partibus intemperatum, vel organicis </text:span><text:span text:style-name="T50">incon-<text:line-break/></text:span><text:span text:style-name="T50">nioderatum, vel utrumque </text:span><text:span text:style-name="T50">est. </text:span><text:span text:style-name="T50">Insalubre vero </text:span><text:span text:style-name="T50">nunc est<text:line-break/></text:span><text:span text:style-name="T50">corpus, </text:span><text:span text:style-name="T55">quod</text:span><text:span text:style-name="T50"> eo tempore, </text:span><text:span text:style-name="T50">quo </text:span><text:span text:style-name="T50">tale dicitur, </text:span><text:span text:style-name="T50">aegrotat<text:line-break/></text:span><text:span text:style-name="T50">Perspicuum autem est, </text:span><text:span text:style-name="T55">et</text:span><text:span text:style-name="T50"> </text:span><text:span text:style-name="T50">id, </text:span><text:span text:style-name="T50">quo tempore </text:span><text:span text:style-name="T50">aegrum effe<text:line-break/></text:span><text:span text:style-name="T50">dicitur,, aut similaribus partibus intemperatum, </text:span><text:span text:style-name="T50">aut or-<text:line-break/></text:span><text:span text:style-name="T50">ganicis rncommoderatum, aut utrumque esse. </text:span><text:span text:style-name="T50">Atqae<text:line-break/></text:span><text:span text:style-name="T50">fernper insalubre est, quod ab ipso</text:span> ortu aut<text:span text:style-name="T50"> </text:span><text:span text:style-name="T50">simplicibus<text:line-break/></text:span><text:span text:style-name="T50">primisque partibus vel omnibus, vel </text:span><text:span text:style-name="T50">quibusdam, vel<text:line-break/></text:span><text:span text:style-name="T50">principibus, intemperatissimum est, aut organicis </text:span><text:span text:style-name="T50">incom-</text:span></text:p>
      <text:p text:style-name="P10"><text:span text:style-name="T78">moderatissimum existit, </text:span><text:span text:style-name="T78">iisque </text:span><text:span text:style-name="T78">similiter, vel omnibus,<text:line-break/></text:span><text:span text:style-name="T78">vel </text:span><text:span text:style-name="T78">quibusdam, vel maxime praecipuis. Ut multum<text:line-break/></text:span><text:span text:style-name="T78">vero </text:span><text:span text:style-name="T78">insalubre est corpus, quod </text:span><text:span text:style-name="T78">ab </text:span><text:span text:style-name="T78">hujus quidem vitio<text:line-break/>recedit, nondum tamen in </text:span><text:span text:style-name="T78">medio </text:span><text:span text:style-name="T78">constitutum est. - Quo-<text:line-break/></text:span><text:span text:style-name="T78">niam </text:span><text:span text:style-name="T78">vero et neutrum corpus tripliciter dicebatur;<text:line-break/></text:span><text:span text:style-name="T78">primum </text:span><text:span text:style-name="T78">quidem, quod neutrius extremarum affectionum,<text:line-break/>fecundum, quod utriusque, tertium, quod nunc hujus,<text:line-break/></text:span><text:span text:style-name="T78">nunc </text:span><text:span text:style-name="T78">illius est particeps: juxta primum significatum<text:line-break/></text:span><text:span text:style-name="T78">neutrum </text:span><text:span text:style-name="T78">erit corpus, quod exquisite medium est salu-<text:line-break/></text:span><text:span text:style-name="T78">berrimi </text:span><text:span text:style-name="T78">et insaluberrimi corporis; et hujus hoc qui-<text:line-break/></text:span><text:span text:style-name="T78">dem </text:span><text:span text:style-name="T78">simpliciter tale, quod ab ipso ortu ita constitutum<text:line-break/></text:span><text:span text:style-name="T78">est; hoc </text:span><text:span text:style-name="T78">vero ut nunc, quod in praefenti saluberrimi atque<text:line-break/></text:span><text:span text:style-name="T78">insaluberrimi </text:span><text:span text:style-name="T78">medium existit; ipsius autem simpliciter neu-<text:line-break/></text:span><text:span text:style-name="T78">trum, </text:span><text:span text:style-name="T78">quod perpetuo quidem tale est, id in omnibus aetati-<text:line-break/></text:span><text:span text:style-name="T78">bus tale </text:span><text:span text:style-name="T78">perdurat; quod vero ut multum, id*nonnullas<text:line-break/></text:span><text:span text:style-name="T78">recipit </text:span><text:span text:style-name="T78">mutationes. Juxta'vero secundum significatum </text:span><text:span text:style-name="T78">&gt;<text:line-break/>neutrum </text:span><text:span text:style-name="T78">erit corpus, quod ab ortu contrariarum simul af-<text:line-break/></text:span><text:span text:style-name="T78">fectionum </text:span><text:span text:style-name="T78">est particeps, aut in una parte, aut in dua-<text:line-break/></text:span><text:span text:style-name="T78">bus </text:span><text:span text:style-name="T78">differentibus, in una quidem, si in altera agentium</text:span></text:p>
      <text:p text:style-name="P10"><text:span text:style-name="T78">qualitatum </text:span><text:span text:style-name="T78">oppositione, </text:span><text:span text:style-name="T78">-vel </text:span><text:span text:style-name="T78">utraqne, </text:span><text:span text:style-name="T78">etiam probe </text:span><text:span text:style-name="T78">tem-<text:line-break/></text:span><text:span text:style-name="T78">peratum sit; </text:span><text:span text:style-name="T78">sed </text:span><text:span text:style-name="T78">in </text:span><text:span text:style-name="T78">conformatione, </text:span><text:span text:style-name="T78">vel magnitudine, </text:span><text:span text:style-name="T78">vel<text:line-break/></text:span><text:span text:style-name="T78">numero partium, vel situ ohlaesum; aut </text:span><text:span text:style-name="T78">contra in </text:span><text:span text:style-name="T78">his<text:line-break/></text:span><text:span text:style-name="T78">quidem recte fe habeat, vel omnibus, </text:span><text:span text:style-name="T78">vel quibusdam,<text:line-break/></text:span><text:span text:style-name="T78">peccet autem lu temperamento. </text:span><text:span text:style-name="T78">In disterentibus </text:span><text:span text:style-name="T78">vero<text:line-break/></text:span><text:span text:style-name="T78">partibus, et per omnes oppositiones </text:span><text:span text:style-name="T78">quodammodo </text:span><text:span text:style-name="T78">po-<text:line-break/></text:span><text:span text:style-name="T78">test contrariorum simul esse particeps. Ae </text:span><text:span text:style-name="T78">sctnper </text:span><text:span text:style-name="T78">qui-<text:line-break/></text:span><text:span text:style-name="T78">dem tale, quod per omnes aetates simile </text:span><text:span text:style-name="T78">permanet. </text:span><text:span text:style-name="T78">Ut<text:line-break/></text:span><text:span text:style-name="T78">niultum vero, quod in aliquo permutatur, </text:span><text:span text:style-name="T78">lta </text:span><text:span text:style-name="T78">vero et<text:line-break/></text:span><text:span text:style-name="T78">nunc neutrum erit corpus, juxta </text:span><text:span text:style-name="T78">fecundum </text:span><text:span text:style-name="T78">significatum,<text:line-break/></text:span><text:span text:style-name="T78">vel quia in </text:span><text:span text:style-name="T78">parte </text:span><text:span text:style-name="T78">una haec quidem </text:span><text:span text:style-name="T78">ipsi salubria </text:span><text:span text:style-name="T78">exi-<text:line-break/></text:span><text:span text:style-name="T78">stunt, </text:span><text:span text:style-name="T78">illa vero insalubria, </text:span><text:span text:style-name="T78">vel in differentibus ita </text:span><text:span text:style-name="T78">affici-<text:line-break/></text:span><text:span text:style-name="T78">tur </text:span><text:span text:style-name="T78">partibus. </text:span><text:span text:style-name="T78">Secundum </text:span><text:span text:style-name="T78">vero </text:span><text:span text:style-name="T78">tertium significatum </text:span><text:span text:style-name="T78">neu-<text:line-break/></text:span><text:span text:style-name="T78">trum </text:span><text:span text:style-name="T78">erit corpus, quod aliquando </text:span><text:span text:style-name="T78">quidem salubre, </text:span><text:span text:style-name="T78">ali-<text:line-break/></text:span><text:span text:style-name="T78">quando vero insalubre per vices </text:span><text:span text:style-name="T78">existit, ut nonnullis </text:span><text:span text:style-name="T78">ac-<text:line-break/></text:span><text:span text:style-name="T78">cidit, qui </text:span><text:span text:style-name="T78">in </text:span><text:span text:style-name="T78">pueritia </text:span><text:span text:style-name="T78">salubres </text:span><text:span text:style-name="T78">vigent, </text:span><text:span text:style-name="T93">in</text:span><text:span text:style-name="T78"> juventute </text:span><text:span text:style-name="T78">iafs-<text:line-break/></text:span><text:span text:style-name="T78">lttbres redduntur, </text:span><text:span text:style-name="T78">aut </text:span><text:span text:style-name="T78">contra, in uno autem </text:span><text:span text:style-name="T78">tempore,<text:line-break/></text:span><text:span text:style-name="T78">quod </text:span><text:span text:style-name="T78">ita </text:span><text:span text:style-name="T78">est neutrum, exquisite </text:span><text:span text:style-name="T78">quidem consistere </text:span><text:span text:style-name="T78">nequit,</text:span></text:p>
      <text:p text:style-name="P10"><text:span text:style-name="T78">ampliori </text:span><text:span text:style-name="T78">vero potest. </text:span><text:span text:style-name="T78">Novimus autem, quod nunc du-<text:line-break/></text:span><text:span text:style-name="T78">pliciter </text:span><text:span text:style-name="T78">dicitur. Salubre </text:span><text:span text:style-name="T78">igitur, et insalubre, et </text:span><text:span text:style-name="T78">neu-<text:line-break/></text:span><text:span text:style-name="T78">trum </text:span><text:span text:style-name="T78">coipus </text:span><text:span text:style-name="T78">quot modis dicatur, et quale unumquod-<text:line-break/></text:span><text:span text:style-name="T78">que </text:span><text:span text:style-name="T78">fit, </text:span><text:span text:style-name="T78">abunde explicatum est.</text:span></text:p>
      <text:h text:style-name="Heading_20_2" text:outline-level="2">Cap. <text:span text:style-name="T76">III</text:span>.</text:h>
      <text:p text:style-name="P58"><text:span text:style-name="T78">De signis vero deinceps dicendum; sunt<text:line-break/></text:span><text:span text:style-name="T78">autem et ex his </text:span><text:span text:style-name="T78">salubria quidem diagnostica, quaecunque<text:line-break/></text:span><text:span text:style-name="T78">praesentem </text:span><text:span text:style-name="T78">indicant sanitatem, prognostica, quae futu-<text:line-break/></text:span><text:span text:style-name="T78">ram </text:span><text:span text:style-name="T78">praenuntiant, </text:span><text:span text:style-name="T78">et anamnesiica, quae praeteritam me-<text:line-break/></text:span><text:span text:style-name="T78">nioriae </text:span><text:span text:style-name="T78">subjiciunt. Insalubria vero, quae , et morbum<text:line-break/></text:span><text:span text:style-name="T78">praesentem </text:span><text:span text:style-name="T78">indicunt, et futurum </text:span><text:span text:style-name="T78">praenunciant, </text:span><text:span text:style-name="T93">atque<text:line-break/></text:span><text:span text:style-name="T93">praeteritum </text:span><text:span text:style-name="T93">memoriae</text:span><text:span text:style-name="T78"> subjiciunt. </text:span><text:span text:style-name="T78">Eadem </text:span><text:span text:style-name="T78">ratione </text:span><text:span text:style-name="T78">et<text:line-break/></text:span><text:span text:style-name="T78">neutra </text:span><text:span text:style-name="T78">alia </text:span><text:span text:style-name="T78">neutram affectionem deprehendunt, praenun-<text:line-break/></text:span><text:span text:style-name="T78">ciant </text:span><text:span text:style-name="T78">et memoriae </text:span><text:span text:style-name="T78">subjiciunt, atque haec nihil omnino<text:line-break/></text:span><text:span text:style-name="T78">de </text:span><text:span text:style-name="T78">affectionibus </text:span><text:span text:style-name="T78">manifestant, vel nihilo magis salubrem,<text:line-break/></text:span><text:span text:style-name="T78">quam </text:span><text:span text:style-name="T78">insalubrem </text:span><text:span text:style-name="T78">affectionem divulgant; et quae partim<text:line-break/></text:span><text:span text:style-name="T78">quidem </text:span><text:span text:style-name="T78">salubrem</text:span><text:span text:style-name="T78">, partim vero </text:span><text:span text:style-name="T78">insalubrem </text:span><text:span text:style-name="T78">indicunt af-<text:line-break/></text:span><text:span text:style-name="T78">fectionem, et quae </text:span><text:span text:style-name="T78">aliquando quidem salubrem, aliquan-<text:line-break/></text:span><text:span text:style-name="T78">do </text:span><text:span text:style-name="T78">vero insalubrem, </text:span><text:span text:style-name="T78">et haec quoque secundum tria</text:span></text:p>
      <text:p text:style-name="P10"><text:span text:style-name="T78">tempora, veluti salubria </text:span><text:span text:style-name="T78">et </text:span><text:span text:style-name="T78">insalubria. Vocantur </text:span><text:span text:style-name="T78">au-<text:line-break/></text:span><text:span text:style-name="T78">tem nonnunquam a~-veterioribus medicis haec </text:span><text:span text:style-name="T78">omnia<text:line-break/></text:span><text:span text:style-name="T78">signa prognostica, tametsi, praefentia vel praeterita<text:line-break/>significant. Usus vero non parvus est ex praenuntianti-<text:line-break/>bus atque indicantibus, minor autem ex memoran-<text:line-break/>tibus.</text:span></text:p>
      <text:h text:style-name="P5" text:outline-level="2">Cap. IV.</text:h>
      <text:p text:style-name="P8"><text:span text:style-name="T78">Quum igitur sint salubria corpora, </text:span><text:span text:style-name="T78">haec<text:line-break/></text:span><text:span text:style-name="T78">quidem simpliciter, haec vero ut nunc, quae et </text:span><text:span text:style-name="T78">perpe-<text:line-break/></text:span><text:span text:style-name="T78">tuo bene valentia dicuntur; salubrium simpliciter </text:span><text:span text:style-name="T78">corpo-<text:line-break/></text:span><text:span text:style-name="T78">rum duplicem diximus esse differentiam; quod </text:span><text:span text:style-name="T78">nonnulla<text:line-break/></text:span><text:span text:style-name="T78">quidem perpetuo, nonnulla </text:span><text:span text:style-name="T78">vero </text:span><text:span text:style-name="T78">ut multum sint </text:span><text:span text:style-name="T78">talia.<text:line-break/></text:span><text:span text:style-name="T78">Perpetuo quidem, </text:span><text:span text:style-name="T78">quae </text:span><text:span text:style-name="T78">optimam constitutionem </text:span><text:span text:style-name="T78">sortita<text:line-break/></text:span><text:span text:style-name="T78">sunt; ut multum vero, quae non magnopere ab </text:span><text:span text:style-name="T78">illa re-<text:line-break/></text:span><text:span text:style-name="T78">cedunt. Horum autem dignotiones sumendae sunt </text:span><text:span text:style-name="T78">ab iis,<text:line-break/></text:span><text:span text:style-name="T78">quae fecundum substantiae rationem ipsis insunt, </text:span><text:span text:style-name="T78">et ab<text:line-break/></text:span><text:span text:style-name="T78">iis, quae ex necessitate confequuntur, tum </text:span><text:span text:style-name="T78">actionibus,<text:line-break/></text:span><text:span text:style-name="T78">tum symptomatis, quae sane et accidentia proprie </text:span><text:span text:style-name="T78">voca-<text:line-break/></text:span><text:span text:style-name="T78">niusi A fubstautia quidem ipsa eorum, quae </text:span><text:span text:style-name="T78">optimae<text:line-break/></text:span><text:span text:style-name="T78">funt constitutionis, commoderatio similarium </text:span><text:span text:style-name="T78">quidem</text:span></text:p>
      <text:p text:style-name="P10"><text:span text:style-name="T78">partium in caliditate, frigiditate, humiditate et siccitate,<text:line-break/>organicarum vero in quantitate ac numero eorum, ex<text:line-break/></text:span><text:span text:style-name="T78">quibus </text:span><text:span text:style-name="T78">componuntur, ac praeterea conformatione, et situ<text:line-break/>partium singularum totiusque organi. Ab his vero,<text:line-break/></text:span><text:span text:style-name="T78">quae </text:span><text:span text:style-name="T78">ex necessitate consequuntur iu similaribus partibus,<text:line-break/></text:span><text:span text:style-name="T78">ut </text:span><text:span text:style-name="T78">quatenus ad tactum spectat, commoderatio mollitiei<text:line-break/></text:span><text:span text:style-name="T78">ac </text:span><text:span text:style-name="T78">duritie’, quatenus autem ad visum, coloris probitas,<text:line-break/></text:span><text:span text:style-name="T78">et </text:span><text:span text:style-name="T78">saevitatis atque asperitatis mediocritas.,, lu rationi-<text:line-break/></text:span><text:span text:style-name="T78">bus </text:span><text:span text:style-name="T78">vero perfectio, quam et ipsarum integritatem appel-<text:line-break/></text:span><text:span text:style-name="T78">lamus. </text:span><text:span text:style-name="T78">Ab his vero, quae organicas partes comitantur,<text:line-break/></text:span><text:span text:style-name="T78">in </text:span><text:span text:style-name="T78">organorum universi corporis et symmetria* et pulchritu-<text:line-break/></text:span><text:span text:style-name="T78">diae, </text:span><text:span text:style-name="T78">ac praeterea in earum, quae ipsis sunt, actionum in-<text:line-break/></text:span><text:span text:style-name="T78">tegritate. </text:span><text:span text:style-name="T78">Optimae igitur constitutionis corporum signa<text:line-break/></text:span><text:span text:style-name="T78">indicantia </text:span><text:span text:style-name="T78">sunt haec. Eorum autem, quae ab ipsa re-<text:line-break/></text:span><text:span text:style-name="T78">cedunt, </text:span><text:span text:style-name="T78">sed adhuc salubria existunt, nonnulla quidem<text:line-break/></text:span><text:span text:style-name="T78">iu </text:span><text:span text:style-name="T78">similarium partium temperie vitium aliquod leve sub-<text:line-break/></text:span><text:span text:style-name="T78">eunt, </text:span><text:span text:style-name="T78">nonnulla vero in organorum commoderatione, et<text:line-break/></text:span><text:span text:style-name="T78">id </text:span><text:span text:style-name="T78">quoque perexiguum, atque vel omnium, vel quorun-<text:line-break/></text:span><text:span text:style-name="T78">dam, </text:span><text:span text:style-name="T78">vel utrorumque. Vitiorum vero genera eadem</text:span></text:p>
      <text:p text:style-name="P10"><text:span text:style-name="T78">sunt ac quae integritatem perficiunt, temperies </text:span><text:span text:style-name="T78">quidem<text:line-break/></text:span><text:span text:style-name="T78">in </text:span><text:span text:style-name="T78">similaribus, numerus autem et conformatio </text:span><text:span text:style-name="T78">et ma-<text:line-break/></text:span><text:span text:style-name="T78">gnitudo et litus in organicis; utrisque vero partibus </text:span><text:span text:style-name="T78">com-<text:line-break/></text:span><text:span text:style-name="T78">munis unitas, quam et ipsorum continuitatem appellamus.<text:line-break/>In his autem ipsis </text:span><text:span text:style-name="T78">generibus </text:span><text:span text:style-name="T78">sunt corporum insalubrium </text:span><text:span text:style-name="T78">vi-<text:line-break/></text:span><text:span text:style-name="T78">tia secundum utrumque insalubris significatum. </text:span><text:span text:style-name="T78">Terminus<text:line-break/></text:span><text:span text:style-name="T78">autem, </text:span><text:span text:style-name="T78">qui </text:span><text:span text:style-name="T78">utrumque distinguit, </text:span><text:span text:style-name="T78">est </text:span><text:span text:style-name="T78">actionum laesio </text:span><text:span text:style-name="T78">seu-<text:line-break/></text:span><text:span text:style-name="T78">silis </text:span><text:span text:style-name="T78">ac </text:span><text:span text:style-name="T78">manifesta.. Quae vero ab optima corporum </text:span><text:span text:style-name="T78">con-<text:line-break/></text:span><text:span text:style-name="T78">stitutione paulum dimoventur, re vera quidem </text:span><text:span text:style-name="T78">et<text:line-break/></text:span><text:span text:style-name="T78">ipsa in aliquo laesa, sunt, non tamen id seufu </text:span><text:span text:style-name="T78">depre-<text:line-break/></text:span><text:span text:style-name="T78">henditur. Haec autem distinguuntur, quod </text:span><text:span text:style-name="T78">validius aut<text:line-break/></text:span><text:span text:style-name="T78">imbecillius actiones obeant, morbisicisque causis </text:span><text:span text:style-name="T78">relucten-<text:line-break/></text:span><text:span text:style-name="T78">tur. </text:span><text:span text:style-name="T78">At </text:span><text:span text:style-name="T78">simpliciter infalubria </text:span><text:span text:style-name="T78">corpora </text:span><text:span text:style-name="T78">distinguuntur, </text:span><text:span text:style-name="T78">quod<text:line-break/></text:span><text:span text:style-name="T78">facile </text:span><text:span text:style-name="T78">a </text:span><text:span text:style-name="T78">causis insalubribus superentur, quodque </text:span><text:span text:style-name="T78">mul-<text:line-break/></text:span><text:span text:style-name="T78">tum </text:span><text:span text:style-name="T78">ab </text:span><text:span text:style-name="T78">actionum integritate deficiant. </text:span><text:span text:style-name="T78">lu medio<text:line-break/></text:span><text:span text:style-name="T78">autem amborum constituuntur neutra, tum </text:span><text:span text:style-name="T78">quae sim-<text:line-break/></text:span><text:span text:style-name="T78">plicitate appellantur, tum quae cum latitudine </text:span><text:span text:style-name="T78">qua-<text:line-break/></text:span><text:span text:style-name="T78">dam. Ac dividitur totius fanitatis latitudo </text:span><text:span text:style-name="T78">lu tres</text:span></text:p>
      <text:p text:style-name="P10"><text:span text:style-name="T78">partes, </text:span><text:span text:style-name="T78">multam et ipsas latitudinem habentes, qua-<text:line-break/></text:span><text:span text:style-name="T78">rum </text:span><text:span text:style-name="T78">prima quidem erit, salubrium corporum, secun-<text:line-break/></text:span><text:span text:style-name="T78">da </text:span><text:span text:style-name="T78">neutrorum, tertia insalubrium, quibus succedunt<text:line-break/></text:span><text:span text:style-name="T78">deinceps, </text:span><text:span text:style-name="T78">quae jam aegrotant corpora, manifestis </text:span><text:span text:style-name="T78">sen-<text:line-break/></text:span><text:span text:style-name="T78">sui </text:span><text:span text:style-name="T78">actionum laesionibus distincta. Quae igitur dolori-<text:line-break/></text:span><text:span text:style-name="T78">bus </text:span><text:span text:style-name="T78">afficiuntur, et quorum motus sunt depravati, aut<text:line-break/></text:span><text:span text:style-name="T78">omnino </text:span><text:span text:style-name="T78">perditi, manifestas habent notas. Quae vero<text:line-break/></text:span><text:span text:style-name="T78">imberilles </text:span><text:span text:style-name="T78">edunt actiones, in magnis quidem decessibus<text:line-break/></text:span><text:span text:style-name="T78">fircile </text:span><text:span text:style-name="T78">discernuntur, in minoribus vero ambigua funt, at-<text:line-break/></text:span><text:span text:style-name="T78">que </text:span><text:span text:style-name="T78">idcirco in eo genere noxae consistit affectio neu-<text:line-break/></text:span><text:span text:style-name="T78">trius </text:span><text:span text:style-name="T78">contrariorum particeps, quam et ipsam neutram<text:line-break/></text:span><text:span text:style-name="T78">diximus </text:span><text:span text:style-name="T78">appellari; quunr haec omnia sensu judicentur,<text:line-break/></text:span><text:span text:style-name="T78">non ipsa </text:span><text:span text:style-name="T78">rerum natura, periculum enim esset, ne in<text:line-break/></text:span><text:span text:style-name="T78">dogma </text:span><text:span text:style-name="T64">ἀειπαθειας, </text:span><text:span text:style-name="T78">id est perpetui affectus, traheremur.<text:line-break/></text:span><text:span text:style-name="T78">Haec igitur </text:span><text:span text:style-name="T78">sunt sanorum corporum signa, sed quae aut in-<text:line-break/></text:span><text:span text:style-name="T78">salubris, </text:span><text:span text:style-name="T78">aut salubria, aut neutra existunt quantitate distan-<text:line-break/></text:span><text:span text:style-name="T78">tiae differunt, </text:span><text:span text:style-name="T78">constitutis a nobis extremis terminis inter<text:line-break/></text:span><text:span text:style-name="T78">fe contrariis, </text:span><text:span text:style-name="T78">optima constitutione corporis, et nuper facto</text:span></text:p>
      <text:p text:style-name="P10"><text:span text:style-name="T78">morbo, ac deinceps considerantibus, </text:span><text:span text:style-name="T100">u</text:span><text:span text:style-name="T78">t</text:span><text:span text:style-name="T100">r</text:span><text:span text:style-name="T78">j eorum </text:span><text:span text:style-name="T78">vicinio-<text:line-break/></text:span><text:span text:style-name="T78">ra sint ea,, quae ad examen corpora veniunt. </text:span><text:span text:style-name="T78">Quod<text:line-break/></text:span><text:span text:style-name="T78">enim propius est optimae constitutioni, falubre; </text:span><text:span text:style-name="T78">q</text:span><text:span text:style-name="T100">UO</text:span><text:span text:style-name="T78">d<text:line-break/></text:span><text:span text:style-name="T78">vero ab hac longius recedit, atque ad id., quod j</text:span><text:span text:style-name="T100">am </text:span><text:span text:style-name="T100">ae</text:span><text:span text:style-name="T78">.<text:line-break/></text:span><text:span text:style-name="T78">grotat, propius accedit, insalubre. Quod </text:span><text:span text:style-name="T78">autem inter<text:line-break/></text:span><text:span text:style-name="T78">utrumqne situm est, atque aequaliter ab utroque </text:span><text:span text:style-name="T78">distare<text:line-break/></text:span><text:span text:style-name="T78">ridetur, neutrum esu</text:span></text:p>
      <text:h text:style-name="P5" text:outline-level="2">Cap. V.</text:h>
      <text:p text:style-name="P8"><text:span text:style-name="T78">Optimae igitur constitutionis corporis </text:span><text:span text:style-name="T78">no-<text:line-break/></text:span><text:span text:style-name="T78">tas explicavimus. Eorum vero, quae ab ipfa </text:span><text:span text:style-name="T78">deficiunt,<text:line-break/></text:span><text:span text:style-name="T78">totidem sunt numero genera, quae in magis </text:span><text:span text:style-name="T78">et minus<text:line-break/></text:span><text:span text:style-name="T78">secari possunt. His autem in tres partes divisis, </text:span><text:span text:style-name="T78">insalubris<text:line-break/></text:span><text:span text:style-name="T78">simpliciter corporis signa trademus, ex his enim et </text:span><text:span text:style-name="T78">reliquae<text:line-break/></text:span><text:span text:style-name="T78">duae latitudines innotescent. Generatini igitur </text:span><text:span text:style-name="T78">piius in<text:line-break/></text:span><text:span text:style-name="T78">opere de optima constitutione dictum est; </text:span><text:span text:style-name="T78">fpeciatim au-<text:line-break/></text:span><text:span text:style-name="T78">tem nunc dicetur, ubi prius partes diviserimus. </text:span><text:span text:style-name="T78">Sunt<text:line-break/></text:span><text:span text:style-name="T78">vero earum quatuor universae differentiae, </text:span><text:span text:style-name="T78">nam nonnul-<text:line-break/></text:span><text:span text:style-name="T78">lae earum principia quaedam existunt; quaedam </text:span><text:span text:style-name="T78">vero ab<text:line-break/></text:span><text:span text:style-name="T78">ipsis ’ ortae funt; quaedam nec aliarum </text:span><text:span text:style-name="T78">gubernationi<text:line-break/></text:span><text:span text:style-name="T78">praesunt, neque ab aliis gubernantur, quae </text:span><text:span text:style-name="T78">cognatas ha-</text:span></text:p>
      <text:p text:style-name="P10"><text:span text:style-name="T78">bent </text:span><text:span text:style-name="T78">facultates, quibus reguntur; quaedam vero insitas<text:line-break/></text:span><text:span text:style-name="T78">simul </text:span><text:span text:style-name="T78">et influentes habent. Principia igitur funt cere-<text:line-break/></text:span><text:span text:style-name="T78">brum, </text:span><text:span text:style-name="T78">cor, hepar et testes. Ab his vero ortum habent,<text:line-break/></text:span><text:span text:style-name="T78">ipsisque </text:span><text:span text:style-name="T78">ministrant, nervi quidem et spinalis medulla<text:line-break/></text:span><text:span text:style-name="T78">cerebro, </text:span><text:span text:style-name="T78">cordi vero arteriae, hepati venae, ipfa vero<text:line-break/></text:span><text:span text:style-name="T78">seminaria </text:span><text:span text:style-name="T78">vasa testiculis. Quae autem per </text:span><text:span text:style-name="T78">fe </text:span><text:span text:style-name="T78">guber-<text:line-break/></text:span><text:span text:style-name="T78">nantur, </text:span><text:span text:style-name="T78">cartilago, os, ligamentum, membrana, glandu-<text:line-break/></text:span><text:span text:style-name="T78">lae, adeps, </text:span><text:span text:style-name="T78">caro simplex. Caeterae vero omnes partes,<text:line-break/></text:span><text:span text:style-name="T78">communem </text:span><text:span text:style-name="T78">istis habentes ex sc dispensationem, arteriis,<text:line-break/></text:span><text:span text:style-name="T78">nervis et </text:span><text:span text:style-name="T78">venis indigent. Capillorum autem atque<text:line-break/></text:span><text:span text:style-name="T78">unguium </text:span><text:span text:style-name="T78">gubernatio nulla est, fed fola generatio.. Hae<text:line-break/></text:span><text:span text:style-name="T78">igitur Tunt </text:span><text:span text:style-name="T78">partium differentiae.</text:span></text:p>
      <text:h text:style-name="P5" text:outline-level="2">Cap. VI.</text:h>
      <text:p text:style-name="P8"><text:span text:style-name="T78">Signa autem nos temperamenti cujusque,<text:line-break/></text:span><text:span text:style-name="T78">furnpto </text:span><text:span text:style-name="T78">a cerebro initio, deinceps dicemus. Sunt vero<text:line-break/></text:span><text:span text:style-name="T78">quinque </text:span><text:span text:style-name="T78">universa genera-signorum, quae ipsius naturam<text:line-break/></text:span><text:span text:style-name="T78">ostendunt, </text:span><text:span text:style-name="T78">unum quidem totius capitis constitutio; se-<text:line-break/></text:span><text:span text:style-name="T78">cuodum </text:span><text:span text:style-name="T78">vero, sensilium actionum integritas et vitium;<text:line-break/></text:span><text:span text:style-name="T78">tertium, effectivarum;, </text:span><text:span text:style-name="T78">quartum, principum, et quintum,</text:span></text:p>
      <text:p text:style-name="P10"><text:span text:style-name="T78">naturalium. Aliud vero genus praeter haec omnia </text:span><text:span text:style-name="T78">eft<text:line-break/></text:span><text:span text:style-name="T78">quae </text:span><text:span text:style-name="T93">ah</text:span><text:span text:style-name="T78"> </text:span><text:span text:style-name="T78">extrinsecus ipsi occursantibus advenit </text:span><text:span text:style-name="T78">alteralio,<text:line-break/></text:span><text:span text:style-name="T78">Equidem universi </text:span><text:span text:style-name="T78">capitis </text:span><text:span text:style-name="T78">affectio ex ejus magnitudine, </text:span><text:span text:style-name="T78">figo-<text:line-break/></text:span><text:span text:style-name="T78">ra atque </text:span><text:span text:style-name="T78">capillis </text:span><text:span text:style-name="T78">sumitur. </text:span><text:span text:style-name="T78">Parvum </text:span><text:span text:style-name="T78">igitur caput villulae </text:span><text:span text:style-name="T78">con-<text:line-break/></text:span><text:span text:style-name="T78">stitutionis </text:span><text:span text:style-name="T78">cerebri </text:span><text:span text:style-name="T78">proprium est indicium. Magnum </text:span><text:span text:style-name="T78">vero non<text:line-break/></text:span><text:span text:style-name="T78">necessario probae constitutionis, indicium; scd siquidem </text:span><text:span text:style-name="T78">ob<text:line-break/></text:span><text:span text:style-name="T78">insitae facultatis robur eveniat, quae multam atque </text:span><text:span text:style-name="T78">opti-<text:line-break/></text:span><text:span text:style-name="T78">mam materiam formaverit, bonum signum, at fi ob </text:span><text:span text:style-name="T78">materiae<text:line-break/></text:span><text:span text:style-name="T78">solius multitudinem, haudquaquam bonum. </text:span><text:span text:style-name="T78">Distinguen-<text:line-break/></text:span><text:span text:style-name="T78">da igitur haec sunt, tum figura, tum his, </text:span><text:span text:style-name="T78">quae ab eo<text:line-break/></text:span><text:span text:style-name="T78">ortum habent. Figura quidem, si concinnum </text:span><text:span text:style-name="T78">sit, sua-<text:line-break/></text:span><text:span text:style-name="T78">per </text:span><text:span text:style-name="T78">enim hoc </text:span><text:span text:style-name="T78">bonum est signum. His autem, </text:span><text:span text:style-name="T78">quae ab<text:line-break/></text:span><text:span text:style-name="T78">eo ortum habent, si valida sit cervix, et aliis ossibus </text:span><text:span text:style-name="T78">opsime<text:line-break/></text:span><text:span text:style-name="T78">constet, atque si universum nervofum genus ipsi </text:span><text:span text:style-name="T78">vegetum<text:line-break/></text:span><text:span text:style-name="T78">robustumque </text:span><text:span text:style-name="T78">sit. </text:span><text:span text:style-name="T78">Propria autem capitis figura </text:span><text:span text:style-name="T78">est, velati<text:line-break/></text:span><text:span text:style-name="T78">si </text:span><text:span text:style-name="T78">excogitares </text:span><text:span text:style-name="T78">globum integrum cereum, </text:span><text:span text:style-name="T78">leviter ntriu-<text:line-break/></text:span><text:span text:style-name="T78">que </text:span><text:span text:style-name="T78">depressum. In </text:span><text:span text:style-name="T78">hoc enim necesse est </text:span><text:span text:style-name="T78">posteriores ante-<text:line-break/></text:span><text:span text:style-name="T78">rioresque partes magis gibbas fieri, quam globo </text:span><text:span text:style-name="T78">conveniat;</text:span></text:p>
      <text:p text:style-name="P10"><text:span text:style-name="T78">utrasque </text:span><text:span text:style-name="T78">vero laterales magis rectas. Quod si occipi-<text:line-break/></text:span><text:span text:style-name="T78">tis </text:span><text:span text:style-name="T78">eminentia alicui minuatur, simul intuere nervos at-<text:line-break/></text:span><text:span text:style-name="T78">qae </text:span><text:span text:style-name="T78">cervicem cum aliis ossibus. Nam, si secundum na-<text:line-break/></text:span><text:span text:style-name="T78">turam </text:span><text:span text:style-name="T78">habeant, materiae defectu, non facultatis imbecil-<text:line-break/></text:span><text:span text:style-name="T78">litate </text:span><text:span text:style-name="T78">hoc contigit; illis vero prave affectis, principium<text:line-break/></text:span><text:span text:style-name="T78">est </text:span><text:span text:style-name="T78">debile. Plurimum autem occipitis defectum comme-<text:line-break/></text:span><text:span text:style-name="T78">moratorum </text:span><text:span text:style-name="T78">comitatur imbecillitas; rarissimeque aliter<text:line-break/></text:span><text:span text:style-name="T78">evenire </text:span><text:span text:style-name="T78">consuevit. Caput etiam in occipitio magis acu-<text:line-break/></text:span><text:span text:style-name="T78">minatum </text:span><text:span text:style-name="T78">animadverte, </text:span><text:span text:style-name="T78">iisdem </text:span><text:span text:style-name="T78">adhibitis distinguendi ra-<text:line-break/></text:span><text:span text:style-name="T78">tionibus, </text:span><text:span text:style-name="T78">quibus in toto </text:span><text:span text:style-name="T78">ipso </text:span><text:span text:style-name="T78">capite grandiori facto ute-<text:line-break/></text:span><text:span text:style-name="T78">bamur. </text:span><text:span text:style-name="T78">At saepenumero </text:span><text:span text:style-name="T78">et </text:span><text:span text:style-name="T78">hic bonum signum est cum<text:line-break/></text:span><text:span text:style-name="T78">figura </text:span><text:span text:style-name="T78">concinna cerebelli, quod nonnulli medici<text:line-break/></text:span><text:span text:style-name="T78">posterius </text:span><text:span text:style-name="T78">cerebrum appellant, </text:span><text:span text:style-name="T78">ut </text:span><text:span text:style-name="T78">re vera et posterius<text:line-break/></text:span><text:span text:style-name="T78">est, et </text:span><text:span text:style-name="T78">futura lambdoide circumscribitur. Est vero<text:line-break/></text:span><text:span text:style-name="T78">haec pars </text:span><text:span text:style-name="T78">spinalis medullae principium, ac proinde ner-<text:line-break/></text:span><text:span text:style-name="T78">vorum </text:span><text:span text:style-name="T78">omnium, qui </text:span><text:span text:style-name="T78">in </text:span><text:span text:style-name="T78">toto animali, sunt activi. Ipsit<text:line-break/></text:span><text:span text:style-name="T78">autem </text:span><text:span text:style-name="T78">pars posterior per </text:span><text:span text:style-name="T78">fe </text:span><text:span text:style-name="T78">paucos admodum sentien- </text:span><text:span text:style-name="T100">4</text:span><text:span text:style-name="T78">,<text:line-break/></text:span><text:span text:style-name="T78">tes obtinet </text:span><text:span text:style-name="T78">nervos, </text:span><text:span text:style-name="T78">permultos </text:span><text:span text:style-name="T78">vero activos, quemadmo-<text:line-break/></text:span><text:span text:style-name="T78">dam et </text:span><text:span text:style-name="T78">altera, et anterior, sentientes quidem pluri-</text:span></text:p>
      <text:p text:style-name="P11"><text:span text:style-name="T78">mos, paucos .admodum activos. Quare et probe </text:span><text:span text:style-name="T78">consti-<text:line-break/></text:span><text:span text:style-name="T78">tuta utraque pars robustas habebunt suas </text:span><text:span text:style-name="T78">propagines.<text:line-break/></text:span><text:span text:style-name="T78">Eaedem quoque distinctiones adhibendae sunt </text:span><text:span text:style-name="T78">in parti-<text:line-break/></text:span><text:span text:style-name="T78">bus capitis anterioribus ad frontem spectantibus, </text:span><text:span text:style-name="T78">quae<text:line-break/></text:span><text:span text:style-name="T78">etiam in posterioribus ad ipsius et parvitatem et </text:span><text:span text:style-name="T78">magnitu-<text:line-break/></text:span><text:span text:style-name="T78">dinem inspicientes, atque itidem figuram et sensus </text:span><text:span text:style-name="T78">ibi<text:line-break/></text:span><text:span text:style-name="T78">collocatos, visum, gestum et odoratum. Mutuas </text:span><text:span text:style-name="T78">namque<text:line-break/></text:span><text:span text:style-name="T78">de fe notas tradunt, seque invicem testantur, </text:span><text:span text:style-name="T78">et quae<text:line-break/></text:span><text:span text:style-name="T78">a principio oriuntur, principii integritatem </text:span><text:span text:style-name="T78">et vi-<text:line-break/></text:span><text:span text:style-name="T78">tium; et principium ea, quae ab ipso </text:span><text:span text:style-name="T78">nascuntur. At<text:line-break/></text:span><text:span text:style-name="T78">enim principum actionum virtus ac vitium </text:span><text:span text:style-name="T78">sunt princi-<text:line-break/></text:span><text:span text:style-name="T78">pii solius ipsius per sc indicia. Voco aiitem </text:span><text:span text:style-name="T78">actiones<text:line-break/></text:span><text:span text:style-name="T78">principes, quae a stolo principio procedunt: </text:span><text:span text:style-name="T78">sclertia qui.<text:line-break/></text:span><text:span text:style-name="T78">dem subtilis substantiae cerebri signum est; </text:span><text:span text:style-name="T78">tarditas vero<text:line-break/></text:span><text:span text:style-name="T78">intellectus crassae; discendi vero facilitas </text:span><text:span text:style-name="T78">formas fa-<text:line-break/></text:span><text:span text:style-name="T78">cile suscipientis-; memoria autem stabilis. </text:span><text:span text:style-name="T78">Sic et di-<text:line-break/></text:span><text:span text:style-name="T78">scendi difficultas formas non facile suscipientis, </text:span><text:span text:style-name="T78">et obli.<text:line-break/></text:span><text:span text:style-name="T78">vio fluidae; mobilitas quoque in </text:span><text:span text:style-name="T78">opinionibus calidae,<text:line-break/></text:span><text:span text:style-name="T78">stabilitas autem' frigidae. Adhuc autem </text:span><text:span text:style-name="T78">duo indiciorum</text:span></text:p>
      <text:p text:style-name="P10"><text:span text:style-name="T78">genera </text:span><text:span text:style-name="T78">mihi videor praetermisisse, de quibus sum ab<text:line-break/></text:span><text:span text:style-name="T78">initio </text:span><text:span text:style-name="T78">me dicturum pollicitus;. un.um:rquidem ad actio-<text:line-break/></text:span><text:span text:style-name="T78">ires </text:span><text:span text:style-name="T78">attinet naturales; alterum vero ad. ea,, quae extrlu-<text:line-break/></text:span><text:span text:style-name="T78">fecus </text:span><text:span text:style-name="T78">occursant. Erit autem de . utrisque </text:span><text:span text:style-name="T100">s</text:span><text:span text:style-name="T78"> sermo com-<text:line-break/></text:span><text:span text:style-name="T78">munis. </text:span><text:span text:style-name="T78">Si cerebrum- quidem iu quatuor primis qualisa-<text:line-break/></text:span><text:span text:style-name="T78">tibus </text:span><text:span text:style-name="T78">probe temperatum sit, ‘omnia quae diximus habe-<text:line-break/></text:span><text:span text:style-name="T78">bit </text:span><text:span text:style-name="T78">moderata; et excrementa,' quae vel per palatum,’<text:line-break/></text:span><text:span text:style-name="T78">vel </text:span><text:span text:style-name="T78">aures, vel nares, vel oculos expurgantur, haec quo-<text:line-break/></text:span><text:span text:style-name="T78">gue </text:span><text:span text:style-name="T78">modice habebit, atque ab iis, quae extrinsecus oc-<text:line-break/></text:span><text:span text:style-name="T78">cursant, </text:span><text:span text:style-name="T78">minime laedetur.,, quae vel calefaciunt, vel re-<text:line-break/></text:span><text:span text:style-name="T78">frigerant, </text:span><text:span text:style-name="T78">vel exiccant , vel humectant. Talibus capilli<text:line-break/></text:span><text:span text:style-name="T78">capitis, </text:span><text:span text:style-name="T78">quum adhuc funt infantes, subrufi, quum vero<text:line-break/></text:span><text:span text:style-name="T78">pueri, </text:span><text:span text:style-name="T78">subllavi, quum autem adoleverint,-. flavi fiunt,<text:line-break/></text:span><text:span text:style-name="T78">mediique </text:span><text:span text:style-name="T78">quodammodo sunt inter eos, qui absolute sunt<text:line-break/></text:span><text:span text:style-name="T78">crispi, </text:span><text:span text:style-name="T78">et simplices; .non tamen facile 'calvescunt. Quae<text:line-break/></text:span><text:span text:style-name="T78">vero </text:span><text:span text:style-name="T78">dicta ac posterius dicenda indicia sunt, accipe--<text:line-break/></text:span><text:span text:style-name="T78">re </text:span><text:span text:style-name="T78">oportet ut in temperatis habitationibus. Quae'aua<text:line-break/></text:span><text:span text:style-name="T78">tem ad </text:span><text:span text:style-name="T78">capillos, attinent, non ad locorum tantum; fed<text:line-break/></text:span><text:span text:style-name="T78">ad </text:span><text:span text:style-name="T78">humorum quoque temperamentum, quod cerebri-tem-</text:span></text:p>
      <text:p text:style-name="P10"><text:span text:style-name="T78">peramentu proportione respondeat, funt referenda. </text:span><text:span text:style-name="T78">Si<text:line-break/></text:span><text:span text:style-name="T78">vero </text:span><text:span text:style-name="T78">eommoderato calidius sit, in </text:span><text:span text:style-name="T78">altera vero oppositio..;<text:line-break/>ne </text:span><text:span text:style-name="T78">probe temperatum, si quidem </text:span><text:span text:style-name="T78">praeter modum </text:span><text:span text:style-name="T78">ca-<text:line-break/></text:span><text:span text:style-name="T78">lidius fuerit, omnia, </text:span><text:span text:style-name="T78">quae </text:span><text:span text:style-name="T78">dicentur, </text:span><text:span text:style-name="T78">validiora erunt </text:span><text:span text:style-name="T78">in-<text:line-break/></text:span><text:span text:style-name="T78">dicia; </text:span><text:span text:style-name="T78">fed si parva </text:span><text:span text:style-name="T78">sit exuperantia, imbecilla. </text:span><text:span text:style-name="T78">Commu-<text:line-break/></text:span><text:span text:style-name="T78">nis autem haec </text:span><text:span text:style-name="T78">ratio </text:span><text:span text:style-name="T78">statuatur </text:span><text:span text:style-name="T78">in- omnibus' </text:span><text:span text:style-name="T78">partibus,<text:line-break/></text:span><text:span text:style-name="T78">quarum in </text:span><text:span text:style-name="T78">temperamentis universis </text:span><text:span text:style-name="T78">indicia fumus tradituri.</text:span></text:p>
      <text:h text:style-name="Heading_20_2" text:outline-level="2">Cap. VII.</text:h>
      <text:p text:style-name="P58"><text:span text:style-name="T78">Deinceps </text:span><text:span text:style-name="T78">igitur caloris cerebri </text:span><text:span text:style-name="T78">signa,<text:line-break/></text:span><text:span text:style-name="T78">praeter ea quae prius </text:span><text:span text:style-name="T78">enarrata </text:span><text:span text:style-name="T78">sunt, sequuntur; </text:span><text:span text:style-name="T78">quae<text:line-break/></text:span><text:span text:style-name="T78">circa caput existunt, </text:span><text:span text:style-name="T78">omnia </text:span><text:span text:style-name="T78">rubicundiora, et </text:span><text:span text:style-name="T78">calidiora<text:line-break/></text:span><text:span text:style-name="T78">funt, et </text:span><text:span text:style-name="T78">quae</text:span><text:span text:style-name="T78">'in oculis </text:span><text:span text:style-name="T78">sunt venae, </text:span><text:span text:style-name="T78">magis fensui </text:span><text:span text:style-name="T78">patent;<text:line-break/></text:span><text:span text:style-name="T78">capilli </text:span><text:span text:style-name="T78">oditis </text:span><text:span text:style-name="T78">lu lucem </text:span><text:span text:style-name="T78">celeriter </text:span><text:span text:style-name="T78">'in capite </text:span><text:span text:style-name="T78">nafcuntur;<text:line-break/></text:span><text:span text:style-name="T78">multo quidem calidioribus, probo temperamento, </text:span><text:span text:style-name="T78">nigri<text:line-break/></text:span><text:span text:style-name="T78">et robusti </text:span><text:span text:style-name="T78">et </text:span><text:span text:style-name="T78">crsspi </text:span><text:span text:style-name="T78">fiunt; . </text:span><text:span text:style-name="T78">uon multo .autem, </text:span><text:span text:style-name="T78">fubstari<text:line-break/></text:span><text:span text:style-name="T78">quidem primum fiunt,' deinde nigricant, ac </text:span><text:span text:style-name="T78">progredien-<text:line-break/></text:span><text:span text:style-name="T78">tibus aetatibus calvescunt, </text:span><text:span text:style-name="T78">eoque </text:span><text:span text:style-name="T78">magis, quo sunt </text:span><text:span text:style-name="T78">casi-<text:line-break/></text:span><text:span text:style-name="T78">diores. Excrementa vero palati, narium, </text:span><text:span text:style-name="T78">oculorum<text:line-break/></text:span><text:span text:style-name="T78">et aurium pauca et concocta ipsis funt, quum </text:span><text:span text:style-name="T78">integram</text:span></text:p>
      <text:p text:style-name="P10"><text:span text:style-name="T78">habuerint </text:span><text:span text:style-name="T78">sanitatem. At- si, aliquando eis caput repleatur;<text:line-break/></text:span><text:span text:style-name="T78">continuo </text:span><text:span text:style-name="T78">enim, ac tum praesertim, quum nullam victus<text:line-break/></text:span><text:span text:style-name="T78">servaverint </text:span><text:span text:style-name="T78">rationem, tale quid eis accidit; plura quidem<text:line-break/></text:span><text:span text:style-name="T78">in </text:span><text:span text:style-name="T78">ipsis excrementa, sed non incocta generantur; imple-<text:line-break/></text:span><text:span text:style-name="T78">tur </text:span><text:span text:style-name="T78">autem atque gravatur eorum caput a malefacientibus<text:line-break/></text:span><text:span text:style-name="T78">cibis </text:span><text:span text:style-name="T78">et potibus, odoribus, atque hisce omnibus, quae ex-<text:line-break/></text:span><text:span text:style-name="T78">trinfecus </text:span><text:span text:style-name="T78">occursant, inter quae est qui nobis circumfun-<text:line-break/></text:span><text:span text:style-name="T78">ditur </text:span><text:span text:style-name="T78">aer. Sed « praeterea magis, si non solum natura<text:line-break/></text:span><text:span text:style-name="T78">calida, </text:span><text:span text:style-name="T78">fed etiam humida corpora extiterint. Brevibus<text:line-break/></text:span><text:span text:style-name="T78">autem </text:span><text:span text:style-name="T78">somnis hujusmodi temperamenta contenta funt,<text:line-break/></text:span><text:span text:style-name="T78">iisdemque </text:span><text:span text:style-name="T78">minime profundis. Frigidioris vero, quam<text:line-break/></text:span><text:span text:style-name="T78">oporteat, </text:span><text:span text:style-name="T78">cerebri indicia sunt uberiora lu propriis<text:line-break/></text:span><text:span text:style-name="T78">emissariis </text:span><text:span text:style-name="T78">excrementa, et capilli recti, et rufi, et stabi-<text:line-break/></text:span><text:span text:style-name="T78">les, et </text:span><text:span text:style-name="T78">qui longo post ortum tempore nascuntur, tenues,<text:line-break/></text:span><text:span text:style-name="T78">atque ab </text:span><text:span text:style-name="T78">initio male nutriti; et facile a causis frigidis<text:line-break/></text:span><text:span text:style-name="T78">laeduntur, </text:span><text:span text:style-name="T78">atque hoc ipso laesionis tempore catarrhis<text:line-break/></text:span><text:span text:style-name="T78">et </text:span><text:span text:style-name="T78">gravedinibus capiuntur, neque vero tangentibus cali-<text:line-break/></text:span><text:span text:style-name="T78">da, neque </text:span><text:span text:style-name="T78">intuentibus rubicunda, quae circa caput sunt,<text:line-break/></text:span><text:span text:style-name="T78">apparent; </text:span><text:span text:style-name="T78">et oculorum venae visum effugiunt; et</text:span></text:p>
      <text:p text:style-name="P10"><text:span text:style-name="T78">somnolentiores quodammodo sunt. Siccioris </text:span><text:span text:style-name="T78">autem ce-<text:line-break/></text:span><text:span text:style-name="T78">rebri indicia: meatus' excrementis vacant, et </text:span><text:span text:style-name="T78">fenfourn<text:line-break/></text:span><text:span text:style-name="T78">conspicitur integritasj sunt'autem vigiles, capilli </text:span><text:span text:style-name="T78">robustis-<text:line-break/></text:span><text:span text:style-name="T78">simi, et qui celerrime statim ab ortu nascuntur,» </text:span><text:span text:style-name="T78">crispi<text:line-break/></text:span><text:span text:style-name="T78">autem potius funt, quam recti, citoque calvescunt. </text:span><text:span text:style-name="T78">Ha-<text:line-break/></text:span><text:span text:style-name="T78">ruidioris vero cerebri indicia capilli plani </text:span><text:span text:style-name="T78">, </text:span><text:span text:style-name="T78">neque </text:span><text:span text:style-name="T78">pror.<text:line-break/></text:span><text:span text:style-name="T78">Ius calvescunt. Sensus hebetes funt, et excrementorunt<text:line-break/>multitudo, somni multi atque profundi. Atque hae </text:span><text:span text:style-name="T78">qui-<text:line-break/></text:span><text:span text:style-name="T78">dem simplices sunt intemperies.</text:span></text:p>
      <text:h text:style-name="P5" text:outline-level="2">Cap. VllI.</text:h>
      <text:p text:style-name="P9"><text:span text:style-name="T78">Ex copulatis vero prima quidem </text:span><text:span text:style-name="T78">cali-<text:line-break/></text:span><text:span text:style-name="T78">da et sicca est: qua praediti excrementis carent, </text:span><text:span text:style-name="T78">len-<text:line-break/></text:span><text:span text:style-name="T78">fusque acres habent, et vigilantissimi funt: </text:span><text:span text:style-name="T78">praepropere<text:line-break/></text:span><text:span text:style-name="T78">calvescunt, ipfisque capilli et celerrime nascuntur </text:span><text:span text:style-name="T78">et uber-<text:line-break/></text:span><text:span text:style-name="T78">rime aluntur, magni quidem </text:span><text:span text:style-name="T93">ac</text:span><text:span text:style-name="T78"> crispi, caput autem </text:span><text:span text:style-name="T78">taa-<text:line-break/></text:span><text:span text:style-name="T78">gentibus calidum apparet et rubrum ad </text:span><text:span text:style-name="T78">rigoris usque<text:line-break/></text:span><text:span text:style-name="T78">aetatem. Si </text:span><text:span text:style-name="T93">'vero</text:span><text:span text:style-name="T78"> - cum calore conjuncta fit </text:span><text:span text:style-name="T78">humilitas,<text:line-break/></text:span><text:span text:style-name="T78">siquidem utraque</text:span><text:span text:style-name="T78">' </text:span><text:span text:style-name="T78">a mediocritate leniter declinet, </text:span><text:span text:style-name="T78">colaris<text:line-break/></text:span><text:span text:style-name="T78">bonitas adest et calor, oculorumque venae </text:span><text:span text:style-name="T78">magnae,</text:span></text:p>
      <text:p text:style-name="P10"><text:span text:style-name="T78">et </text:span><text:span text:style-name="T78">excrementa copiosiora, mediocriter cocta,- capilli<text:line-break/></text:span><text:span text:style-name="T78">recti et </text:span><text:span text:style-name="T78">substa vi, nec facile calvefcunt. Calidis autem<text:line-break/></text:span><text:span text:style-name="T78">ejusmodi </text:span><text:span text:style-name="T78">caput impletur ac gravatur. Quod si humidius<text:line-break/></text:span><text:span text:style-name="T78">sit, </text:span><text:span text:style-name="T78">multo majore excrementorum proventu fcatet.. Si<text:line-break/></text:span><text:span text:style-name="T78">vero </text:span><text:span text:style-name="T78">plurimum calor et humiditas excesserint; morbo-<text:line-break/></text:span><text:span text:style-name="T78">Ium erit </text:span><text:span text:style-name="T78">ac excrementosum, prompteque ab liumidis et<text:line-break/></text:span><text:span text:style-name="T78">calidis </text:span><text:span text:style-name="T78">offendetur. His autem auster perpetuo adversa-<text:line-break/></text:span><text:span text:style-name="T78">tur, </text:span><text:span text:style-name="T78">aquilones vero saluberrimi sunt. Neque vero lon-<text:line-break/></text:span><text:span text:style-name="T78">gas vigilias </text:span><text:span text:style-name="T78">ferre possunt. Ad somnum autem </text:span><text:span text:style-name="T78">' </text:span><text:span text:style-name="T78">conversi,<text:line-break/></text:span><text:span text:style-name="T78">una cum </text:span><text:span text:style-name="T78">sopore vigilant. Somnia visis plena habent,<text:line-break/></text:span><text:span text:style-name="T78">et visum </text:span><text:span text:style-name="T78">caliginosum sensusque hebetes. Quod si longe<text:line-break/></text:span><text:span text:style-name="T78">justo </text:span><text:span text:style-name="T78">temperamento calidius- cerebrum sit, paulo vero<text:line-break/></text:span><text:span text:style-name="T78">humidius, </text:span><text:span text:style-name="T78">manent calidi temperamenti signa, cum qui-<text:line-break/></text:span><text:span text:style-name="T78">bus obscurae </text:span><text:span text:style-name="T78">humoris notae conjunguntur, qnemadmo-<text:line-break/></text:span><text:span text:style-name="T78">durn, si </text:span><text:span text:style-name="T78">multo quidem humidius sit cerebrum, minus ve-<text:line-break/></text:span><text:span text:style-name="T78">ro calidum, </text:span><text:span text:style-name="T78">perspicua frrmaque erunt humoris indicia,<text:line-break/></text:span><text:span text:style-name="T78">caloris vero </text:span><text:span text:style-name="T78">infirma. Haec autem compositarum omnium</text:span></text:p>
      <text:p text:style-name="P10"><text:span text:style-name="T78">in temperaturarum communis est ratio. Frigida autetu </text:span><text:span text:style-name="T78">«t<text:line-break/></text:span><text:span text:style-name="T78">sicca cerebri temperamenta., quantum ex se est,, caput </text:span><text:span text:style-name="T78">fri-<text:line-break/></text:span><text:span text:style-name="T78">gidum reddunt ac decolorant. Semper enim </text:span><text:span text:style-name="T78">memoria<text:line-break/></text:span><text:span text:style-name="T78">tenendum est, quod initio explicavimus, considerandum-<text:line-break/>qne, quantum ex humorum temperie immutetur. </text:span><text:span text:style-name="T78">Initis<text:line-break/></text:span><text:span text:style-name="T78">autem in'ejusmodi temperamentis oculi venis </text:span><text:span text:style-name="T78">carent,<text:line-break/></text:span><text:span text:style-name="T78">prornpteque </text:span><text:span text:style-name="T78">a </text:span><text:span text:style-name="T78">causis </text:span><text:span text:style-name="T78">frigidis </text:span><text:span text:style-name="T78">laeduntur, ideoque </text:span><text:span text:style-name="T78">is in-<text:line-break/></text:span><text:span text:style-name="T78">certa instabilique valetudine degunt. Aliquando </text:span><text:span text:style-name="T78">quidem<text:line-break/></text:span><text:span text:style-name="T78">capita levissima habent, emissariaque excrementis </text:span><text:span text:style-name="T78">vacua,<text:line-break/></text:span><text:span text:style-name="T78">aliquando vero destillatione et gravedine levi </text:span><text:span text:style-name="T78">occasioue<text:line-break/></text:span><text:span text:style-name="T78">prompte corripiuntur. In juventute quidem sensus </text:span><text:span text:style-name="T78">ejus<text:line-break/></text:span><text:span text:style-name="T78">acres funt, omnique vitio carent, procedente </text:span><text:span text:style-name="T78">vero tem-<text:line-break/></text:span><text:span text:style-name="T78">pore celeriter-marcescunt. Et, ut semel dicam, </text:span><text:span text:style-name="T78">omnes<text:line-break/></text:span><text:span text:style-name="T78">praeproperam senectutem in capite ostendunt: </text:span><text:span text:style-name="T78">quocirca<text:line-break/></text:span><text:span text:style-name="T78">cito canefcunti Capilli autem aegre -nascuntur, </text:span><text:span text:style-name="T78">maleque<text:line-break/></text:span><text:span text:style-name="T78">nutriuntur in lucem editis, atque rufi sunt., </text:span><text:span text:style-name="T78">Nec.vero<text:line-break/></text:span><text:span text:style-name="T78">tempore, si frigus siccitatem magis eximeret, </text:span><text:span text:style-name="T78">calvescunt,</text:span></text:p>
      <text:p text:style-name="P28"><text:span text:style-name="T93">Aftk </text:span><text:span text:style-name="T70">Λ’.</text:span><text:span text:style-name="T64"><text:tab/></text:span><text:span text:style-name="T78">jKb</text:span></text:p>
      <text:p text:style-name="P29"><text:span text:style-name="T78">Contra </text:span><text:span text:style-name="T78">si humiditatem siccitas plurimum, frigiditas veror<text:line-break/></text:span><text:span text:style-name="T78">caliditatem </text:span><text:span text:style-name="T78">paululum superet, calvescunt. IIumida vero<text:line-break/></text:span><text:span text:style-name="T78">et frigida </text:span><text:span text:style-name="T78">cerebri temperamenta foporoscs ac somniculo-<text:line-break/></text:span><text:span text:style-name="T78">sos </text:span><text:span text:style-name="T78">efficiunt,, ac sensus depravant, caput excrementis<text:line-break/></text:span><text:span text:style-name="T78">implent, </text:span><text:span text:style-name="T78">frigorisque injuriis obnoxium reddunt, faci-<text:line-break/></text:span><text:span text:style-name="T78">leque </text:span><text:span text:style-name="T78">replent ac destillationibus gravedinibusque oppor-<text:line-break/></text:span><text:span text:style-name="T78">tuuam </text:span><text:span text:style-name="T78">efficiunt. Neque vero, qui sic temperati iunt, cala<text:line-break/></text:span><text:span text:style-name="T78">vescunt. </text:span><text:span text:style-name="T78">Haec igitur funt cerebri temperamentorum in-<text:line-break/></text:span><text:span text:style-name="T78">dicia, </text:span><text:span text:style-name="T78">quibus ad singula sentiendi instrumenta progredien-<text:line-break/></text:span><text:span text:style-name="T78">do notas </text:span><text:span text:style-name="T78">deprehendes.<text:tab/></text:span><text:span text:style-name="T78">c</text:span></text:p>
      <text:h text:style-name="P5" text:outline-level="2">Cap. IX.</text:h>
      <text:p text:style-name="P8"><text:span text:style-name="T78">Sed de oculis folum disputare </text:span><text:span text:style-name="T93">fatis</text:span><text:span text:style-name="T78"> fue-<text:line-break/></text:span><text:span text:style-name="T78">rit. Qui </text:span><text:span text:style-name="T78">enim calidi tangentibus manifeste sentiuntur<text:line-break/></text:span><text:span text:style-name="T78">facileque </text:span><text:span text:style-name="T78">ac crebro moventur et, venas amplas habent,<text:line-break/></text:span><text:span text:style-name="T78">calidi </text:span><text:span text:style-name="T78">omnes funt. Frigidi vero his contrarii iunt. Et<text:line-break/></text:span><text:span text:style-name="T78">bumidi </text:span><text:span text:style-name="T78">quidem molles funt, humoreque referti: sicci vero<text:line-break/></text:span><text:span text:style-name="T78">squalentes </text:span><text:span text:style-name="T78">,et duri, facileque a, similibus fuo tempera-<text:line-break/></text:span><text:span text:style-name="T78">jnento </text:span><text:span text:style-name="T78">causis laeduntur, juvantur vero a moderato con-<text:line-break/></text:span><text:span text:style-name="T78">trsriorum </text:span><text:span text:style-name="T78">usu. Verum id in omni partis cuiusque tem-</text:span></text:p>
      <text:p text:style-name="P11"><text:span text:style-name="T78">peramento cognoscendo commune esto. </text:span><text:span text:style-name="T78">Oculorum magni-<text:line-break/></text:span><text:span text:style-name="T78">tudo concinna una cum. actionum integritate </text:span><text:span text:style-name="T78">temperatae<text:line-break/></text:span><text:span text:style-name="T78">materiae copiam; ex qua conditi sunt, </text:span><text:span text:style-name="T78">ostendit: quae, </text:span><text:span text:style-name="T78">fi<text:line-break/></text:span><text:span text:style-name="T78">haec desint, multam quidem materiam, fed </text:span><text:span text:style-name="T78">male </text:span><text:span text:style-name="T78">terape-<text:line-break/></text:span><text:span text:style-name="T78">ratam significat. Oculorum vero parvitas </text:span><text:span text:style-name="T78">et concinnitas<text:line-break/></text:span><text:span text:style-name="T78">una, cum actionum integritate paucam </text:span><text:span text:style-name="T78">quidem, fed </text:span><text:span text:style-name="T78">tem-<text:line-break/></text:span><text:span text:style-name="T78">peratam ostendit materiam, ex qua iunt </text:span><text:span text:style-name="T78">conformati. </text:span><text:span text:style-name="T78">Actio-<text:line-break/></text:span><text:span text:style-name="T78">num. vero vitium cum inconcinnitate </text:span><text:span text:style-name="T78">quadam </text:span><text:span text:style-name="T78">paucam<text:line-break/></text:span><text:span text:style-name="T78">simul et pravam materiam ipsorum </text:span><text:span text:style-name="T78">significat. Quae </text:span><text:span text:style-name="T78">au-<text:line-break/></text:span><text:span text:style-name="T78">tem ad colorem attinent, ad hunc modum </text:span><text:span text:style-name="T78">explicanda<text:line-break/></text:span><text:span text:style-name="T78">funt. </text:span><text:span text:style-name="T78">' </text:span><text:span text:style-name="T78">Oculi puro ac non multo </text:span><text:span text:style-name="T78">humore collucentes<text:line-break/></text:span><text:span text:style-name="T78">splendoris magnitudine caesii </text:span><text:span text:style-name="T78">redduntur’: nigri vero </text:span><text:span text:style-name="T78">con-<text:line-break/></text:span><text:span text:style-name="T78">tra</text:span><text:span text:style-name="T64">-ι </text:span><text:span text:style-name="T78">horum autem medii medias causas </text:span><text:span text:style-name="T78">obtinent </text:span><text:span text:style-name="T78">Caesim<text:line-break/></text:span><text:span text:style-name="T78">igitur </text:span><text:span text:style-name="T78">oculus </text:span><text:span text:style-name="T78">fit aut propter </text:span><text:span text:style-name="T78">magnitudinem, aut </text:span><text:span text:style-name="T78">splendo-<text:line-break/></text:span><text:span text:style-name="T78">rem crystallini humoris, aut </text:span><text:span text:style-name="T78">prominentem ejus </text:span><text:span text:style-name="T78">situm,<text:line-break/></text:span><text:span text:style-name="T78">aut </text:span><text:span text:style-name="T78">tenuis aquosi humoris, qui ante </text:span><text:span text:style-name="T78">pupillam </text:span><text:span text:style-name="T78">positus est;<text:line-break/></text:span><text:span text:style-name="T78">qxiguitatem et puritatem.' Maxime autem </text:span><text:span text:style-name="T78">caesius </text:span><text:span text:style-name="T78">sit orn-</text:span></text:p>
      <text:p text:style-name="P10"><text:span text:style-name="T78">nibus his </text:span><text:span text:style-name="T78">una concurrentibus. Quod si horum quaedam<text:line-break/></text:span><text:span text:style-name="T78">adsint, </text:span><text:span text:style-name="T78">quaedam vero desint,, magis et rnluus caesius fiet-<text:line-break/></text:span><text:span text:style-name="T78">Niger </text:span><text:span text:style-name="T78">vero oculus fieri solet, -cum crystallinus humor </text:span><text:span text:style-name="T78">'<text:line-break/></text:span><text:span text:style-name="T78">paucus, </text:span><text:span text:style-name="T78">vel in profundo positus, vel exquisite splendidus<text:line-break/></text:span><text:span text:style-name="T78">ac </text:span><text:span text:style-name="T78">lucidus </text:span><text:span text:style-name="T78">non est; raut tenuis humor vel multus vel<text:line-break/></text:span><text:span text:style-name="T78">impurus </text:span><text:span text:style-name="T78">est: aut cum aliqua horum adsunt, aut omnia,<text:line-break/></text:span><text:span text:style-name="T78">hi </text:span><text:span text:style-name="T78">his </text:span><text:span text:style-name="T78">autem majoris et minoris ratio invenitur, ut<text:line-break/></text:span><text:span text:style-name="T78">ante </text:span><text:span text:style-name="T78">declaratum est. Tenuis itaque humor aquosior et<text:line-break/></text:span><text:span text:style-name="T78">copiosior </text:span><text:span text:style-name="T78">oculum hurnidiorem esse arguit, quemadmodum<text:line-break/></text:span><text:span text:style-name="T78">crassior et </text:span><text:span text:style-name="T78">parcior sicciorem. Crystallinus vero, si quidem<text:line-break/></text:span><text:span text:style-name="T78">danor sit, </text:span><text:span text:style-name="T78">sicciorem: si vero mollior, hurnidiorem. Ad<text:line-break/></text:span><text:span text:style-name="T78">eundem modum, </text:span><text:span text:style-name="T78">si tenuem plus justo superet,?aridiorem,<text:line-break/></text:span><text:span text:style-name="T78">lin </text:span><text:span text:style-name="T78">superetur, </text:span><text:span text:style-name="T78">contrarium efficit.</text:span></text:p>
      <text:h text:style-name="P5" text:outline-level="2">Cap. X.</text:h>
      <text:p text:style-name="P8"><text:span text:style-name="T78">De cordis autem temperamentis deinceps<text:line-break/></text:span><text:span text:style-name="T78">ditemus, si </text:span><text:span text:style-name="T78">prius memoraverimus, nos, cum unamquam-<text:line-break/></text:span><text:span text:style-name="T78">que </text:span><text:span text:style-name="T78">partem </text:span><text:span text:style-name="T78">feipsa calidiorem esse, aut frigidiorem, aut<text:line-break/></text:span><text:span text:style-name="T78">sicciorem, </text:span><text:span text:style-name="T78">aut hurnidiorem dicemus, non ad aliquam<text:line-break/></text:span><text:span text:style-name="T78">aliam, </text:span><text:span text:style-name="T78">scd </text:span><text:span text:style-name="T78">ad fe ipsam- referre. Nam quocunque modo</text:span></text:p>
      <text:p text:style-name="P10"><text:span text:style-name="T78">natura </text:span><text:span text:style-name="T78">frigidius' cor sit, </text:span><text:span text:style-name="T78">temperamenti longe calidioris<text:line-break/></text:span><text:span text:style-name="T78">est, quam cerebrum calidissimum. Calidioris </text:span><text:span text:style-name="T78">igitur </text:span><text:span text:style-name="T78">cordis,<text:line-break/></text:span><text:span text:style-name="T78">quatenus </text:span><text:span text:style-name="T78">ad </text:span><text:span text:style-name="T78">suam mediocritatem refertur, </text:span><text:span text:style-name="T78">signa quaniam<text:line-break/></text:span><text:span text:style-name="T78">inseparabilia ac propria sunt, </text:span><text:span text:style-name="T78">respirationis et </text:span><text:span text:style-name="T78">pullus<text:line-break/></text:span><text:span text:style-name="T78">magnitudo, celeritas et frequentia; </text:span><text:span text:style-name="T78">audacia, et ad </text:span><text:span text:style-name="T78">actio-<text:line-break/></text:span><text:span text:style-name="T78">nes obeundae impigritas. Quod </text:span><text:span text:style-name="T78">si </text:span><text:span text:style-name="T78">plurimum </text:span><text:span text:style-name="T78">calor </text:span><text:span text:style-name="T78">exu-<text:line-break/></text:span><text:span text:style-name="T78">peret, </text:span><text:span text:style-name="T78">praeceps acerbaque iracundia et </text:span><text:span text:style-name="T78">furiosa temeritu.<text:line-break/>Est </text:span><text:span text:style-name="T78">autem liis thorax hispidus, </text:span><text:span text:style-name="T78">rnaximeque pectus </text:span><text:span text:style-name="T78">et vi-<text:line-break/></text:span><text:span text:style-name="T78">cinae hypochondriis partes. Magna </text:span><text:span text:style-name="T78">autem ex parte </text:span><text:span text:style-name="T78">corpus<text:line-break/></text:span><text:span text:style-name="T78">universum calidum reddit calida cordis </text:span><text:span text:style-name="T78">intemperies, </text:span><text:span text:style-name="T78">nili<text:line-break/></text:span><text:span text:style-name="T78">jecur vehementer obsistat. Paulo </text:span><text:span text:style-name="T78">post autem totius </text:span><text:span text:style-name="T78">corporis<text:line-break/></text:span><text:span text:style-name="T78">signa recensebimus. Quinetiam </text:span><text:span text:style-name="T78">thoracis latitudo </text:span><text:span text:style-name="T78">caloris<text:line-break/></text:span><text:span text:style-name="T78">est nota, nisi hic etiam vehementer </text:span><text:span text:style-name="T78">cerebrum </text:span><text:span text:style-name="T78">obstiterit,<text:line-break/></text:span><text:span text:style-name="T78">quoniam ut plurimum </text:span><text:span text:style-name="T78">spinae </text:span><text:span text:style-name="T78">medullae magnitudo illi </text:span><text:span text:style-name="T78">pro.<text:line-break/></text:span><text:span text:style-name="T78">portione respondet. Tanta quidem vertebrarum, </text:span><text:span text:style-name="T78">quanti<text:line-break/></text:span><text:span text:style-name="T78">spinae medullae,magnitudo est; proindeque et totius </text:span><text:span text:style-name="T78">fpinae.<text:line-break/></text:span><text:span text:style-name="T78">Cum . ea autem parte, quae dorfo adhaeret, thorax </text:span><text:span text:style-name="T78">conjmi-</text:span></text:p>
      <text:p text:style-name="P10"><text:span text:style-name="T78">gitur, </text:span><text:span text:style-name="T78">quemadmodum navis cum carina; quocirca dor-<text:line-break/></text:span><text:span text:style-name="T78">lcm </text:span><text:span text:style-name="T78">longitudine </text:span><text:span text:style-name="T78">necessario aequabit, latitudinem vero<text:line-break/></text:span><text:span text:style-name="T78">vertebrarum </text:span><text:span text:style-name="T78">ratione, quum ad crassitudinis earum pro-<text:line-break/></text:span><text:span text:style-name="T78">portionem </text:span><text:span text:style-name="T78">conditus sit, habebit. Quum vero cordis calor<text:line-break/></text:span><text:span text:style-name="T78">eruperans ex </text:span><text:span text:style-name="T78">primo ortu flatu distendat ac dilatet, ipsius<text:line-break/></text:span><text:span text:style-name="T78">calori </text:span><text:span text:style-name="T78">proportione respondebit. Quare si exiguum caput<text:line-break/></text:span><text:span text:style-name="T78">fit, thorax </text:span><text:span text:style-name="T78">vero latus, maximum caloris cordis est argu-<text:line-break/></text:span><text:span text:style-name="T78">meatum. Si </text:span><text:span text:style-name="T78">vero id magnum fit, thorax vero parvus,<text:line-break/></text:span><text:span text:style-name="T78">cordis </text:span><text:span text:style-name="T78">frigidioris </text:span><text:span text:style-name="T78">maxime propria nota esu Quod si<text:line-break/></text:span><text:span text:style-name="T78">capiti </text:span><text:span text:style-name="T78">proportione </text:span><text:span text:style-name="T78">thorax respondeat, aliis notis cordis<text:line-break/></text:span><text:span text:style-name="T78">temperamentum </text:span><text:span text:style-name="T78">explicandum est, nullo ex thoracis magni-<text:line-break/></text:span><text:span text:style-name="T78">tndiue </text:span><text:span text:style-name="T78">sumpto indicio, </text:span><text:span text:style-name="T78">ln frigidiore vero corde, pullus<text:line-break/></text:span><text:span text:style-name="T78">font </text:span><text:span text:style-name="T78">mediocribus </text:span><text:span text:style-name="T78">minores, non tamen necessario tardio-<text:line-break/></text:span><text:span text:style-name="T78">res, </text:span><text:span text:style-name="T78">aut rariores. </text:span><text:span text:style-name="T78">Respiratio vero, </text:span><text:span text:style-name="T78">si </text:span><text:span text:style-name="T78">quidem thorax<text:line-break/></text:span><text:span text:style-name="T78">tanto </text:span><text:span text:style-name="T78">minor fit, quanto </text:span><text:span text:style-name="T78">cordis frigus vehementius,, pul-<text:line-break/></text:span><text:span text:style-name="T78">tibus </text:span><text:span text:style-name="T78">proportione </text:span><text:span text:style-name="T78">respondebit: sin major, quam pro cor-<text:line-break/></text:span><text:span text:style-name="T78">dis </text:span><text:span text:style-name="T78">frigoris </text:span><text:span text:style-name="T78">vehementia, non solum minor,, fed et tardior<text:line-break/></text:span><text:span text:style-name="T78">d </text:span><text:span text:style-name="T78">rarior erit. - </text:span><text:span text:style-name="T78">Tales natura timidi </text:span><text:span text:style-name="T78">funt,- </text:span><text:span text:style-name="T78">diffidentes, tor-</text:span></text:p>
      <text:p text:style-name="P10"><text:span text:style-name="T78">pentes et cunctatores, et glabrum pectus habent </text:span><text:span text:style-name="T78">De<text:line-break/></text:span><text:span text:style-name="T78">exiguitate </text:span><text:span text:style-name="T78">autem </text:span><text:span text:style-name="T78">ejus disserere, ut ahte dictum </text:span><text:span text:style-name="T78">est,<text:line-break/></text:span><text:span text:style-name="T78">oportet, quemadmodum, </text:span><text:span text:style-name="T78">et </text:span><text:span text:style-name="T78">de 'corporis universi </text:span><text:span text:style-name="T78">calora<text:line-break/></text:span><text:span text:style-name="T78">Siccius autem cor duriores pulsus efficit,- et iram </text:span><text:span text:style-name="T78">non<text:line-break/></text:span><text:span text:style-name="T78">praecipitem quidem, fed feram ac implacabilem, </text:span><text:span text:style-name="T78">uni-<text:line-break/></text:span><text:span text:style-name="T78">versumque corpus ut plurimum aridius, nisi jecur </text:span><text:span text:style-name="T78">ob-<text:line-break/></text:span><text:span text:style-name="T78">stiterit. Hrnuidioris vero cordis signa, pulsus </text:span><text:span text:style-name="T78">molis,<text:line-break/></text:span><text:span text:style-name="T78">mores ad iram proclives, fed quae facile pacari </text:span><text:span text:style-name="T78">possit<text:line-break/></text:span><text:span text:style-name="T78">universumque corpus humidius, nisi jecur repugnet.</text:span></text:p>
      <text:h text:style-name="P5" text:outline-level="2">Cap. XI.</text:h>
      <text:p text:style-name="P8"><text:span text:style-name="T78">In conjugatis vero primis </text:span><text:span text:style-name="T78">cordis quali-<text:line-break/></text:span><text:span text:style-name="T78">tatibus intemperaturae ad hunc modum.</text:span><text:span text:style-name="T78">habent. Calidi<text:line-break/></text:span><text:span text:style-name="T78">et sicci cordis pulsus duri funt, magni, </text:span><text:span text:style-name="T78">celeres ac fre-<text:line-break/></text:span><text:span text:style-name="T78">quentes, et respirationes magnae, celeres </text:span><text:span text:style-name="T78">ac frequen.<text:line-break/></text:span><text:span text:style-name="T78">tes; 'multoque magis celeritas ac frequentia </text:span><text:span text:style-name="T78">major fit,<text:line-break/></text:span><text:span text:style-name="T78">si thorax ad cordis proportionem auctus </text:span><text:span text:style-name="T78">non sit, B»<text:line-break/></text:span><text:span text:style-name="T78">autem maxime omnium pectus ac hypochondria </text:span><text:span text:style-name="T78">hirsuta</text:span></text:p>
      <text:p text:style-name="P30"><text:span text:style-name="T64">"<text:tab/>-<text:tab/></text:span><text:span text:style-name="T78">X </text:span><text:span text:style-name="T64">-.<text:tab/>-&lt;</text:span></text:p>
      <text:p text:style-name="P15"><text:span text:style-name="T78">funt </text:span><text:span text:style-name="T78">Ad actiones vero prompti sunt, animosi, celeres,<text:line-break/></text:span><text:span text:style-name="T78">truculenti, </text:span><text:span text:style-name="T78">immansueti, improbi </text:span><text:span text:style-name="T78">,, </text:span><text:span text:style-name="T78">impudentes, tyranni-<text:line-break/></text:span><text:span text:style-name="T78">cisque </text:span><text:span text:style-name="T78">moribus praediti. Etenim concitati animi funt<text:line-break/></text:span><text:span text:style-name="T78">ae </text:span><text:span text:style-name="T78">vix </text:span><text:span text:style-name="T78">placabiles. De corporis autem universi tempe-<text:line-break/></text:span><text:span text:style-name="T78">ramento </text:span><text:span text:style-name="T78">praeterea et de thoracis latitudine ad eorum,<text:line-break/></text:span><text:span text:style-name="T78">quae ante </text:span><text:span text:style-name="T78">declarata sunt, proportionem disserere oportet.<text:line-break/></text:span><text:span text:style-name="T78">Si vero </text:span><text:span text:style-name="T78">humilitas una cum calore vincat, minus hirsuti<text:line-break/></text:span><text:span text:style-name="T78">siint, quam </text:span><text:span text:style-name="T78">hi, de quibus ante meminimus, non minus<text:line-break/></text:span><text:span text:style-name="T78">vero </text:span><text:span text:style-name="T78">ad </text:span><text:span text:style-name="T78">res agendas prompti." Nec vero feroci funt ani-<text:line-break/></text:span><text:span text:style-name="T78">tno; </text:span><text:span text:style-name="T78">fed </text:span><text:span text:style-name="T78">tantum ad iram proni. Pulsus autem molles<text:line-break/></text:span><text:span text:style-name="T78">funt, </text:span><text:span text:style-name="T78">magni, </text:span><text:span text:style-name="T78">celeres ac crebri. Et respiratio, si qui-<text:line-break/></text:span><text:span text:style-name="T78">dem </text:span><text:span text:style-name="T78">thorax </text:span><text:span text:style-name="T78">cum corde proportionem habeat, eandem,<text:line-break/></text:span><text:span text:style-name="T78">quae </text:span><text:span text:style-name="T78">pulsibus </text:span><text:span text:style-name="T78">inest, formam scrvabit. Quod si minor<text:line-break/></text:span><text:span text:style-name="T78">is </text:span><text:span text:style-name="T78">sit, tanto </text:span><text:span text:style-name="T78">celerior ac frequentior, quam ante comrne-<text:line-break/></text:span><text:span text:style-name="T78">inoratae, </text:span><text:span text:style-name="T78">refpiratio </text:span><text:span text:style-name="T78">erit, quanto thorax minor extiterit.<text:line-break/></text:span><text:span text:style-name="T78">Si </text:span><text:span text:style-name="T78">vero </text:span><text:span text:style-name="T78">temperamentum a mediocritate multum deflectat,<text:line-break/></text:span><text:span text:style-name="T78">praefertimqne </text:span><text:span text:style-name="T78">ad humiditatem, praeter ea, quae supra<text:line-break/></text:span><text:span text:style-name="T78">retulimus, - </text:span><text:span text:style-name="T78">morbos </text:span><text:span text:style-name="T78">ex humorum corruptione ac putredine</text:span></text:p>
      <text:p text:style-name="P10"><text:span text:style-name="T78">procreabit. Et expiratio inspiratione major et </text:span><text:span text:style-name="T78">celerior<text:line-break/></text:span><text:span text:style-name="T78">est, in pulsibusque celeris contractio. Humidioris </text:span><text:span text:style-name="T78">vero<text:line-break/></text:span><text:span text:style-name="T78">et frigidioris cordis temperamenti pulsus molles </text:span><text:span text:style-name="T78">fnnt<text:line-break/></text:span><text:span text:style-name="T78">Quatenus autem ad mores attinet, dissidentes, </text:span><text:span text:style-name="T78">timidi<text:line-break/></text:span><text:span text:style-name="T78">feguesque sunt, lli sunt pectore glabro. Et quemadmodam<text:line-break/>prompte non irascuntur, sic nec pertinacis </text:span><text:span text:style-name="T78">sunt irae.<text:line-break/></text:span><text:span text:style-name="T78">Quae vero ad thoracem et universum corpus </text:span><text:span text:style-name="T78">aninenf,<text:line-break/></text:span><text:span text:style-name="T78">ea non aliter explicare oportet, quam quae prius </text:span><text:span text:style-name="T78">expositi<text:line-break/></text:span><text:span text:style-name="T78">funt. - Frigidius autem ac aridius cor pulsus </text:span><text:span text:style-name="T78">duros et<text:line-break/></text:span><text:span text:style-name="T78">parvos efficit;respirationem vero (si quidem </text:span><text:span text:style-name="T78">thoracis<text:line-break/></text:span><text:span text:style-name="T78">exiguitas </text:span><text:span text:style-name="T78">cum </text:span><text:span text:style-name="T78">cordis frigore proportionem habeat) </text:span><text:span text:style-name="T78">pul-<text:line-break/></text:span><text:span text:style-name="T78">sibus respondentem</text:span><text:span text:style-name="T78">; </text:span><text:span text:style-name="T78">sin </text:span><text:span text:style-name="T78">is latior sit, </text:span><text:span text:style-name="T78">raram et </text:span><text:span text:style-name="T78">tardam.<text:line-break/></text:span><text:span text:style-name="T78">Hi omnium minime. iracundi sunt: coacti tamen </text:span><text:span text:style-name="T78">aliqua<text:line-break/></text:span><text:span text:style-name="T78">occasione irafci, iram retinent. Glabro autem </text:span><text:span text:style-name="T78">ae debili<text:line-break/></text:span><text:span text:style-name="T78">omnium maxime sunt pectore. De thoracis </text:span><text:span text:style-name="T78">autem par-<text:line-break/></text:span><text:span text:style-name="T78">vitate </text:span><text:span text:style-name="T78">et totius </text:span><text:span text:style-name="T78">corporis frigore eodem jmodo </text:span><text:span text:style-name="T78">disseren-<text:line-break/></text:span><text:span text:style-name="T78">dum est, </text:span><text:span text:style-name="T78">ubi </text:span><text:span text:style-name="T78">unum commune in omnibus, </text:span><text:span text:style-name="T78">quae dicta<text:line-break/></text:span><text:span text:style-name="T78">funt, memoraverimus, nempe nos de moribus </text:span><text:span text:style-name="T78">tam ia<text:line-break/></text:span><text:span text:style-name="T78">hoc quam </text:span><text:span text:style-name="T78">in </text:span><text:span text:style-name="T78">alio opere ad temperamenti </text:span><text:span text:style-name="T78">cognitionem</text:span></text:p>
      <text:p text:style-name="P10"><text:span text:style-name="T78">proditis, </text:span><text:span text:style-name="T64">ηθη</text:span><text:span text:style-name="T114">ζ</text:span><text:span text:style-name="T78">de-bonis pravisque ex philosophia compa.2<text:line-break/></text:span><text:span text:style-name="T78">ratis, </text:span><text:span text:style-name="T78">fed unicuique-congenitis verba 'fecisse. </text:span><text:span text:style-name="T78">,.'tr</text:span></text:p>
      <text:h text:style-name="P5" text:outline-level="2">Cap. Xll.</text:h>
      <text:p text:style-name="P8"><text:span text:style-name="T78">decoris calidioris</text:span><text:span text:style-name="T93">'suetae;</text:span><text:span text:style-name="T78"> venarum'lati-<text:line-break/></text:span><text:span text:style-name="T78">tndo; </text:span><text:span text:style-name="T78">flava bilis</text:span><text:span text:style-name="T108">1</text:span><text:span text:style-name="T78"> liberior, </text:span><text:span text:style-name="T78">et </text:span><text:span text:style-name="T78">lu aetatis ‘Vigore atra/ Ca-</text:span><text:span text:style-name="T108">r<text:line-break/></text:span><text:span text:style-name="T78">latior </text:span><text:span text:style-name="T78">ipsis (anguislest, ob idque corpus universum; nisi<text:line-break/></text:span><text:span text:style-name="T78">cor </text:span><text:span text:style-name="T78">repugnet. Hirsuta his hypochondria sunt, ac venter?<text:line-break/></text:span><text:span text:style-name="T78">frigidioris </text:span><text:span text:style-name="T78">autem, venerum angustia, uberior pituita,<text:line-break/></text:span><text:span text:style-name="T78">fangris </text:span><text:span text:style-name="T78">universique corporis habitus frigidior , nisi a core<text:line-break/></text:span><text:span text:style-name="T78">de </text:span><text:span text:style-name="T78">calefiat. </text:span><text:span text:style-name="T78">Glabra, his hypochondria sunt, ac venter.<text:line-break/></text:span><text:span text:style-name="T78">Siccioris </text:span><text:span text:style-name="T78">vero, sanguis crassior ac paucior, -venae 'durio-<text:line-break/></text:span><text:span text:style-name="T78">res, </text:span><text:span text:style-name="T78">universus corporis habitus'aridior. Humidioris au-<text:line-break/></text:span><text:span text:style-name="T78">tem, </text:span><text:span text:style-name="T78">sanguis quidem </text:span><text:span text:style-name="T78">uberior </text:span><text:span text:style-name="T78">ac Iiumiuior: venae mnilioe<text:line-break/></text:span><text:span text:style-name="T78">res, </text:span><text:span text:style-name="T78">quemadmodum </text:span><text:span text:style-name="T78">universum </text:span><text:span text:style-name="T78">coipus, nisi cor repugnet.<text:line-break/></text:span><text:span text:style-name="T78">Calidioris </text:span><text:span text:style-name="T78">vero simul et aridioris 'jecoris signa sunt:<text:line-break/></text:span><text:span text:style-name="T78">hypochondria </text:span><text:span text:style-name="T78">hirsutissima, sanguis crassior et ficeior, flava<text:line-break/></text:span><text:span text:style-name="T78">bilis </text:span><text:span text:style-name="T78">plurima </text:span><text:span text:style-name="T78">et iu aetatis vigore atra; venae amplae ac</text:span></text:p>
      <text:p text:style-name="P10"><text:span text:style-name="T78">duriores sunt, quemadmodum et univerfum corpus. </text:span><text:span text:style-name="T78">Calor<text:line-break/></text:span><text:span text:style-name="T78">enini,</text:span><text:span text:style-name="T100">o</text:span><text:span text:style-name="T78">qni- ex corde prodit,, frigus, quod ex jecore </text:span><text:span text:style-name="T78">profi-<text:line-break/></text:span><text:span text:style-name="T78">ciscitur, vincere potest, quemadmodum frigus </text:span><text:span text:style-name="T78">calorem.<text:line-break/></text:span><text:span text:style-name="T78">Siccitatem vero cor humidius, in contrarium </text:span><text:span text:style-name="T78">mutare non<text:line-break/></text:span><text:span text:style-name="T78">potest. In harum mutem qualitatum medio jecoris </text:span><text:span text:style-name="T78">hu»<text:line-break/></text:span><text:span text:style-name="T78">miditas consistit, utpote quae magis a cordis siccitate </text:span><text:span text:style-name="T78">vis-<text:line-break/></text:span><text:span text:style-name="T78">catur, quam siccitas ab humiditate, fed minus </text:span><text:span text:style-name="T78">tamen<text:line-break/></text:span><text:span text:style-name="T78">quam nalor, atque etiam longe minus quam, frigus, </text:span><text:span text:style-name="T78">Ipfa<text:line-break/></text:span><text:span text:style-name="T78">enim omnium jecoris qualitatum facillime </text:span><text:span text:style-name="T78">superatur.<text:line-break/></text:span><text:span text:style-name="T78">Constat igitur, quod, in idem coufpirantibus </text:span><text:span text:style-name="T78">utrimque<text:line-break/></text:span><text:span text:style-name="T78">principii .temperamentis, corpus totum pro </text:span><text:span text:style-name="T78">illarum viri-<text:line-break/></text:span><text:span text:style-name="T78">bus omnino afficietur , , cujus notas post </text:span><text:span text:style-name="T78">explicabimus.<text:line-break/></text:span><text:span text:style-name="T78">Humidius autem simul et calidius jecur minus </text:span><text:span text:style-name="T78">quam ca-<text:line-break/></text:span><text:span text:style-name="T78">lidius et.aridius hirsuta reddit hypochondria. </text:span><text:span text:style-name="T78">Plurimam<text:line-break/></text:span><text:span text:style-name="T78">vero sanguinis gignit, magnasque venas efficit, </text:span><text:span text:style-name="T78">et corpo-<text:line-break/></text:span><text:span text:style-name="T78">ris habitum hurnidiorem ac calidiorem, nisi cor </text:span><text:span text:style-name="T78">repugnet.<text:line-break/></text:span><text:span text:style-name="T78">Si vero utraque qualitas^ naturalem modum. </text:span><text:span text:style-name="T78">vehementer</text:span></text:p>
      <text:p text:style-name="P10"><text:span text:style-name="T78">exuperet, </text:span><text:span text:style-name="T78">morbo ex putredine hiimorurnque vitio cprn<text:line-break/></text:span><text:span text:style-name="T78">pus </text:span><text:span text:style-name="T78">prompte corripietur. Atque etiam , magis, si ancta<text:line-break/></text:span><text:span text:style-name="T78">sit </text:span><text:span text:style-name="T78">liurnidilas,. non multum vero, calor: contra </text:span><text:span text:style-name="T93">vero,, si<text:line-break/></text:span><text:span text:style-name="T78">parum </text:span><text:span text:style-name="T78">quidem aucta sit humiditas, plurimum vero calor,<text:line-break/></text:span><text:span text:style-name="T78">humorum </text:span><text:span text:style-name="T78">vitio minime laborat. Humidius autem ac<text:line-break/></text:span><text:span text:style-name="T78">frigidius </text:span><text:span text:style-name="T78">jecur glabra habet hjpo.dhondria, magisque prv<text:line-break/></text:span><text:span text:style-name="T78">tuitofum </text:span><text:span text:style-name="T78">sanguinem gignit una cum venarum angustia;<text:line-break/></text:span><text:span text:style-name="T78">Univerfum </text:span><text:span text:style-name="T78">corpus sibi simile reddit; nisi cor in contraa<text:line-break/></text:span><text:span text:style-name="T78">rium </text:span><text:span text:style-name="T78">mutet. " Frigidius autem, et, aridius jecur paulum<text:line-break/></text:span><text:span text:style-name="T78">fanguinis </text:span><text:span text:style-name="T78">gignit, atrgustasque venas efficit, et hypochon-<text:line-break/></text:span><text:span text:style-name="T78">dria </text:span><text:span text:style-name="T78">glabra reddit., .nisi et hic cor quoque vicerit.</text:span></text:p>
      <text:h text:style-name="P5" text:outline-level="2">Cap. XIII.</text:h>
      <text:p text:style-name="P8"><text:span text:style-name="T78">Testium temperamentum calidum qui-,<text:line-break/></text:span><text:span text:style-name="T78">dem in. </text:span><text:span text:style-name="T78">venerem pronum est, mares procreat, et foecun-<text:line-break/></text:span><text:span text:style-name="T78">dum est, </text:span><text:span text:style-name="T78">pilisque genitalia </text:span><text:span text:style-name="T78">et </text:span><text:span text:style-name="T78">quae circum ea funt. par.<text:line-break/></text:span><text:span text:style-name="T78">tes </text:span><text:span text:style-name="T78">celeriter replet. Hurnidum multam/ httmidamque ,g,e-,=<text:line-break/></text:span><text:span text:style-name="T78">nituram </text:span><text:span text:style-name="T78">parit; siccum vero paucam et mediocriter crale<text:line-break/></text:span><text:span text:style-name="T78">fam </text:span><text:span text:style-name="T78">procreat: crassissimam vero ac. foecundissimam calla</text:span></text:p>
      <text:p text:style-name="P11"><text:span text:style-name="T78">ditis ac siccius. luitioque statim animans </text:span><text:span text:style-name="T78">celeriter </text:span><text:span text:style-name="T78">ad<text:line-break/></text:span><text:span text:style-name="T78">venerem excitat, Caeterum talibus celerrime </text:span><text:span text:style-name="T78">genitales<text:line-break/></text:span><text:span text:style-name="T78">eirenrnque omnes partes sursum versus ad </text:span><text:span text:style-name="T78">umbilicnm<text:line-break/></text:span><text:span text:style-name="T78">usque, deorsum vero, usque ad media femora </text:span><text:span text:style-name="T78">pilis re-<text:line-break/></text:span><text:span text:style-name="T78">plentur. Ejusmodi-temperatura ad venerem multum </text:span><text:span text:style-name="T78">qui-<text:line-break/></text:span><text:span text:style-name="T78">dem concitatur, sed ea celerrime fatiatur; quae </text:span><text:span text:style-name="T78">si </text:span><text:span text:style-name="T78">vio-<text:line-break/></text:span><text:span text:style-name="T78">lenta fit, noxam adfert. Coeuntibus autem </text:span><text:span text:style-name="T78">calore </text:span><text:span text:style-name="T78">et<text:line-break/></text:span><text:span text:style-name="T78">humiditate, minus-quidem hirsuti sunt, scd </text:span><text:span text:style-name="T78">genitura </text:span><text:span text:style-name="T78">ma-<text:line-break/></text:span><text:span text:style-name="T78">gis abundant, tametsi quam caeteri veneris </text:span><text:span text:style-name="T78">appetentiores<text:line-break/></text:span><text:span text:style-name="T78">non sunt, scd huic innocentius indulgent. </text:span><text:span text:style-name="T78">Quod si </text:span><text:span text:style-name="T78">am-<text:line-break/></text:span><text:span text:style-name="T78">bo, nempe calor et hunnditas, multum </text:span><text:span text:style-name="T78">excesserint, </text:span><text:span text:style-name="T78">non<text:line-break/></text:span><text:span text:style-name="T78">sine incommodo a venete abstinenti Si vero </text:span><text:span text:style-name="T78">hutridiores<text:line-break/></text:span><text:span text:style-name="T78">ac frigidiores natura testes sint, vicinas partes </text:span><text:span text:style-name="T78">pilis </text:span><text:span text:style-name="T78">un-<text:line-break/></text:span><text:span text:style-name="T78">das habent;' tardeque’ venerem exercere incipiunt, </text:span><text:span text:style-name="T78">nec<text:line-break/></text:span><text:span text:style-name="T78">ad eam ruunt. -Aquosam autem et tenuem </text:span><text:span text:style-name="T78">babent </text:span><text:span text:style-name="T78">geni-<text:line-break/></text:span><text:span text:style-name="T78">turam et intoecundam’ et ’ ex ' qua foeminae </text:span><text:span text:style-name="T78">procreantur.<text:line-break/></text:span><text:span text:style-name="T78">Frigidior vero </text:span><text:span text:style-name="T93">et siccior</text:span><text:span text:style-name="T78"> temperies- 'reliqua </text:span><text:span text:style-name="T78">alia </text:span><text:span text:style-name="T78">habet</text:span></text:p>
      <text:p text:style-name="P10"><text:span text:style-name="T78">ante </text:span><text:span text:style-name="T78">declaratis similia; semen vero omnino crassum et -<text:line-break/></text:span><text:span text:style-name="T78">paucum </text:span><text:span text:style-name="T78">obtinet.</text:span></text:p>
      <text:h text:style-name="P5" text:outline-level="2">Cap. XlV.</text:h>
      <text:p text:style-name="P8"><text:span text:style-name="T78">Quod autem totius corporis habitus<text:line-break/></text:span><text:span text:style-name="T78">cordi et </text:span><text:span text:style-name="T78">jecori similis.-sit, prius diximus; </text:span><text:span text:style-name="T78">ei </text:span><text:span text:style-name="T78">vero similior<text:line-break/></text:span><text:span text:style-name="T78">est, </text:span><text:span text:style-name="T78">quod unam quamlibet ex primis qualitatibus, quas<text:line-break/></text:span><text:span text:style-name="T78">agentes </text:span><text:span text:style-name="T78">vocant, potentiorem habet. Totius autem cor-<text:line-break/></text:span><text:span text:style-name="T78">poris </text:span><text:span text:style-name="T78">habitus </text:span><text:span text:style-name="T78">de </text:span><text:span text:style-name="T78">his maxime partibus dicitur, quae pri-<text:line-break/></text:span><text:span text:style-name="T78">mae </text:span><text:span text:style-name="T78">intuentibus; objicientur; cujusmodi funt musculi ossa<text:line-break/></text:span><text:span text:style-name="T78">onrnia </text:span><text:span text:style-name="T78">cingentes, ex simplici primaque carne et fibris, '<text:line-break/></text:span><text:span text:style-name="T78">quas ipsa </text:span><text:span text:style-name="T78">convestit,, constantes. Nam propria mufculo-<text:line-break/></text:span><text:span text:style-name="T78">rum </text:span><text:span text:style-name="T78">substantia ex his duobus , est. composita. Quae au-<text:line-break/></text:span><text:span text:style-name="T78">tem ad </text:span><text:span text:style-name="T78">eos vasa perveniunt, velut rivi quidam suut, non<text:line-break/></text:span><text:span text:style-name="T78">quidem </text:span><text:span text:style-name="T78">eorum substantiam constituentes, led ea sugge-<text:line-break/></text:span><text:span text:style-name="T78">rentes,. </text:span><text:span text:style-name="T78">quibus serventur. Horum igitur temperamenti<text:line-break/></text:span><text:span text:style-name="T78">ligna in </text:span><text:span text:style-name="T78">temperata regione intelligenda sunt. . Culem<text:line-break/></text:span><text:span text:style-name="T78">euirn </text:span><text:span text:style-name="T78">immutant intemperatae, per se formam imprimen-<text:line-break/></text:span><text:span text:style-name="T78">tes; et. notas </text:span><text:span text:style-name="T78">quasdam corrumpunt. </text:span><text:span text:style-name="T78">Ad </text:span><text:span text:style-name="T78">eundem autem</text:span></text:p>
      <text:p text:style-name="P11"><text:span text:style-name="T78">modum, si quis lu temperata regione aestivo tempore<text:line-break/>'nuduut "se soli exposuerit, signa, quae ex colore, </text:span><text:span text:style-name="T78">mollita<text:line-break/></text:span><text:span text:style-name="T78">et duritie sumuntur, imtnutabiti </text:span><text:span text:style-name="T78">Si </text:span><text:span text:style-name="T78">vere, ut </text:span><text:span text:style-name="T78">temperata<text:line-break/></text:span><text:span text:style-name="T78">regio est, ita moderatam victus rationem serves, </text:span><text:span text:style-name="T78">nec<text:line-break/></text:span><text:span text:style-name="T78">sole te plurimum quotidie exuras, scd nec </text:span><text:span text:style-name="T78">(ut non.<text:line-break/></text:span><text:span text:style-name="T78">nulli,)'ad instar virginum in umbraculis degas, </text:span><text:span text:style-name="T78">tem]:era-<text:line-break/></text:span><text:span text:style-name="T78">menti exquisitas notas praebebis, ssanquam </text:span><text:span text:style-name="T78">igitur de<text:line-break/></text:span><text:span text:style-name="T78">his futura sit disputatio huic adhibendus </text:span><text:span text:style-name="T78">animus est<text:line-break/></text:span><text:span text:style-name="T78">Commoderati temperamenti signa, quod'‘ad </text:span><text:span text:style-name="T78">totum ani-<text:line-break/></text:span><text:span text:style-name="T78">malis habitum attinet, Iunt: color ex rubro </text:span><text:span text:style-name="T78">candidoque<text:line-break/></text:span><text:span text:style-name="T78">mistus, capilli modice flavi et' ut plurimum </text:span><text:span text:style-name="T78">crispi,<text:line-break/></text:span><text:span text:style-name="T78">caro tum qualitate tum quantitate mediocris </text:span><text:span text:style-name="T78">est. Ejus-<text:line-break/></text:span><text:span text:style-name="T78">modi enim corpus onmium exuperantiarum </text:span><text:span text:style-name="T78">omnino lest<text:line-break/></text:span><text:span text:style-name="T78">iuedium; itant ad ipfUm'relata </text:span><text:span text:style-name="T78">corpora </text:span><text:span text:style-name="T78">et </text:span><text:span text:style-name="T78">intelligantur<text:line-break/></text:span><text:span text:style-name="T78">et dicantur. Siquidem crassum- </text:span><text:span text:style-name="T78">corpus''eum ipso compa-<text:line-break/></text:span><text:span text:style-name="T78">ratum dicitur crassum; quemadmodum </text:span><text:span text:style-name="T78">et tenue, si cum<text:line-break/></text:span><text:span text:style-name="T78">eodem conferas; corpulentum quoque et </text:span><text:span text:style-name="T78">gracile, pingue,<text:line-break/></text:span><text:span text:style-name="T78">sistrum, </text:span><text:span text:style-name="T78">et </text:span><text:span text:style-name="T78">molle; hirsutum et glabrum.</text:span><text:span text:style-name="T108">1</text:span><text:span text:style-name="T78"> </text:span><text:span text:style-name="T78">Nullum igitur</text:span></text:p>
      <text:p text:style-name="P10"><text:span text:style-name="T78">horum </text:span><text:span text:style-name="T78">mediocre est, fed quod ad omnis mediocritatis<text:line-break/></text:span><text:span text:style-name="T78">summum </text:span><text:span text:style-name="T78">(qualis est PoIycleti regulaji’perVenit, 'ita ut<text:line-break/></text:span><text:span text:style-name="T78">tangentibus </text:span><text:span text:style-name="T78">neque molle neque durum; neque calidum'<text:line-break/></text:span><text:span text:style-name="T78">neque </text:span><text:span text:style-name="T78">frigidum, inspicientibus vero neque hirsutum' ne-</text:span><text:span text:style-name="T108">;<text:line-break/></text:span><text:span text:style-name="T78">que'</text:span><text:span text:style-name="T78">glabrum, neque crassum neque gracile esse,' neque<text:line-break/></text:span><text:span text:style-name="T78">aliquem </text:span><text:span text:style-name="T78">alium excessum habere videatur;’</text:span></text:p>
      <text:h text:style-name="P5" text:outline-level="2">Cap. XV.</text:h>
      <text:p text:style-name="P8"><text:span text:style-name="T78">Quae autem justo calidiora sunt,’ non<text:line-break/></text:span><text:span text:style-name="T78">autem </text:span><text:span text:style-name="T78">humidiora, aut-aridiora, quatenus ad curhosum<text:line-break/></text:span><text:span text:style-name="T78">genus </text:span><text:span text:style-name="T78">attinet,) de hoc enim praefens est disputatio, llan-<text:line-break/></text:span><text:span text:style-name="T78">gentibus- </text:span><text:span text:style-name="T78">quidem tanto calidiora sentiuntur; quanto sunt<text:line-break/>temperamento calidiora,' tantoque hispidiora, qhantot<text:line-break/></text:span><text:span text:style-name="T78">scnt </text:span><text:span text:style-name="T78">calidioraminusque pinguia. Rubro' autem funt<text:line-break/></text:span><text:span text:style-name="T78">colore, </text:span><text:span text:style-name="T78">ac nigro capillo. Frigidioris temperamenti signa i<text:line-break/></text:span><text:span text:style-name="T78">corpus </text:span><text:span text:style-name="T78">glabrum est et pingue, idque tangentibus frigi-<text:line-break/></text:span><text:span text:style-name="T78">dum </text:span><text:span text:style-name="T78">fentitur. Color vero tum ipsius tum ejus capilli<text:line-break/></text:span><text:span text:style-name="T78">rusior </text:span><text:span text:style-name="T78">est; et si frigus multum excesserit, lividior; quem<text:line-break/></text:span><text:span text:style-name="T78">et plumbeum </text:span><text:span text:style-name="T78">nonnulli medici vocare solent. Siccius<text:line-break/></text:span><text:span text:style-name="T78">temperamentum </text:span><text:span text:style-name="T78">tanto gracilius temperato </text:span><text:span text:style-name="T108">:</text:span><text:span text:style-name="T78"> est et durius,</text:span></text:p>
      <text:p text:style-name="P10"><text:span text:style-name="T78">quanto siccitas,major; iu reliquia 'veto simile. Humidius<text:line-break/>qutem in caeleris, temperato proximum est, scd </text:span><text:span text:style-name="T78">carnosius<text:line-break/></text:span><text:span text:style-name="T93">ac</text:span><text:span text:style-name="T78">mollius.</text:span></text:p>
      <text:h text:style-name="P5" text:outline-level="2">Cap. XVI.</text:h>
      <text:p text:style-name="P8"><text:span text:style-name="T78">In copulatis vero primarum qualitatum<text:line-break/>intemperantiis composita est cognitionis forma. </text:span><text:span text:style-name="T78">Calidior<text:line-break/></text:span><text:span text:style-name="T78">enim et </text:span><text:span text:style-name="T78">siccior </text:span><text:span text:style-name="T78">lnsipidior est, ac durior,, et .macilenta<text:line-break/>gracilisque, </text:span><text:span text:style-name="T78">, </text:span><text:span text:style-name="T78">nigrum quoque capillum obtinet. Quod </text:span><text:span text:style-name="T78">si<text:line-break/></text:span><text:span text:style-name="T78">calor multum excesserit:, cutis etiam nigra </text:span><text:span text:style-name="T93">erit.</text:span><text:span text:style-name="T78"> </text:span><text:span text:style-name="T78">Calidior<text:line-break/></text:span><text:span text:style-name="T78">hunndiorqne temperatura, eo mollior </text:span><text:span text:style-name="T93">ac</text:span><text:span text:style-name="T78"> carnosior </text:span><text:span text:style-name="T78">est,<text:line-break/></text:span><text:span text:style-name="T78">qn,o, u</text:span><text:span text:style-name="T100">i</text:span><text:span text:style-name="T78">traque qualitas ab optima, constitutione magis </text:span><text:span text:style-name="T93">re-<text:line-break/></text:span><text:span text:style-name="T93">cedit.</text:span><text:span text:style-name="T78"> Plurimum., vero, inaucta prompte morbis ex </text:span><text:span text:style-name="T78">pu-<text:line-break/></text:span><text:span text:style-name="T78">tredine corripitur,.quoniam facile, vitiosis humoribus </text:span><text:span text:style-name="T78">inr-<text:line-break/></text:span><text:span text:style-name="T78">pletur. Si vero paulo humidior, multo vero </text:span><text:span text:style-name="T78">calidior<text:line-break/></text:span><text:span text:style-name="T78">stt; paulo quidem et molliores et carnosiores quam </text:span><text:span text:style-name="T78">tem«<text:line-break/></text:span><text:span text:style-name="T78">perata, reddit. .Sed .nec paulo hispidiores:funt,: </text:span><text:span text:style-name="T78">uec tan-<text:line-break/></text:span><text:span text:style-name="T78">gentibus calidiores, «apparent. Pilumjquoque </text:span><text:span text:style-name="T78">nigrum<text:line-break/></text:span><text:span text:style-name="T78">gignit et vacuam pinguedinis carnem. .Quod </text:span><text:span text:style-name="T78">si paulo</text:span></text:p>
      <text:p text:style-name="P10"><text:span text:style-name="T78">calidior </text:span><text:span text:style-name="T78">sit,- multo, vero humidior, mollem ac multam<text:line-break/></text:span><text:span text:style-name="T78">camem </text:span><text:span text:style-name="T78">procreabit,.coloremque ex rubro; et albo mistum;'<text:line-break/></text:span><text:span text:style-name="T78">et </text:span><text:span text:style-name="T78">tangentibus corpus paulo calidius ' sentietur. Atque<text:line-break/></text:span><text:span text:style-name="T78">.ut </text:span><text:span text:style-name="T78">semel dicam, lu conjugatis temperamentis eruperant is<text:line-break/>qualitatis notae scmper praepollent; Frigidior autem- </text:span><text:span text:style-name="T78">ac<text:line-break/></text:span><text:span text:style-name="T78">humidior </text:span><text:span text:style-name="T78">temperatura .si leviter utraque exuperet, rgla.<text:line-break/></text:span><text:span text:style-name="T78">bra </text:span><text:span text:style-name="T78">est, alba, mollis, crassa;et pinguis. Sin auctior.sit,<text:line-break/></text:span><text:span text:style-name="T78">pro </text:span><text:span text:style-name="T78">qualitatum incrementi ratione reliqua habebunt,.' coti<text:line-break/></text:span><text:span text:style-name="T78">lor </text:span><text:span text:style-name="T78">vero uua cum capillo rufus erit ; si plurimum utra-<text:line-break/></text:span><text:span text:style-name="T78">que </text:span><text:span text:style-name="T78">increverit, lividus. </text:span><text:span text:style-name="T78">Si </text:span><text:span text:style-name="T78">vero inaequabilis qualitatum<text:line-break/></text:span><text:span text:style-name="T78">fit </text:span><text:span text:style-name="T78">exuperatio-, ejus; quae magis </text:span><text:span text:style-name="T78">excesserit, </text:span><text:span text:style-name="T78">notae' scortum<text:line-break/>praepollebunt.--,-.At si frigus </text:span><text:span text:style-name="T78">et </text:span><text:span text:style-name="T78">siccitas ex aequo'auctae<text:line-break/></text:span><text:span text:style-name="T78">liat, </text:span><text:span text:style-name="T78">natura durum,, gracile, glabrum corpus eritectan-<text:line-break/></text:span><text:span text:style-name="T78">gentibus </text:span><text:span text:style-name="T78">vero frigidum scntieturri. Pingiiedo tamen', 'etsi<text:line-break/></text:span><text:span text:style-name="T78">graciles </text:span><text:span text:style-name="T78">sunt, per carnem 'dispersa est;:-</text:span><text:span text:style-name="T108">;</text:span><text:span text:style-name="T78"> capilli’autem.et<text:line-break/></text:span><text:span text:style-name="T78">casis </text:span><text:span text:style-name="T78">color frigoris modo, respondens. ln declinante<text:line-break/></text:span><text:span text:style-name="T78">tenr </text:span><text:span text:style-name="T78">aetate, temperie calida et sicca lu-frigidam et .siccam’</text:span></text:p>
      <text:p text:style-name="P10"><text:span text:style-name="T78">naturam transeunto , corporis habitus gracilis fit ac </text:span><text:span text:style-name="T78">du-<text:line-break/></text:span><text:span text:style-name="T78">rus </text:span><text:span text:style-name="T78">,’ </text:span><text:span text:style-name="T78">atramque bilem gignit; prolude niger et </text:span><text:span text:style-name="T78">hirfutus<text:line-break/></text:span><text:span text:style-name="T78">esu </text:span><text:span text:style-name="T78">.. </text:span><text:span text:style-name="T78">Si </text:span><text:span text:style-name="T78">vero'earum qualitatum altera plurimum, </text:span><text:span text:style-name="T78">altera<text:line-break/></text:span><text:span text:style-name="T78">paululum a. mediocritate discedat, superantis signa </text:span><text:span text:style-name="T78">prae-<text:line-break/></text:span><text:span text:style-name="T78">pollebunt, alterius obscura erunt, </text:span><text:span text:style-name="T78">e </text:span><text:span text:style-name="T78">In .omnibus </text:span><text:span text:style-name="T78">autem,<text:line-break/></text:span><text:span text:style-name="T78">tum quae diximus, tum quae dicturi fumus, </text:span><text:span text:style-name="T78">communis<text:line-break/></text:span><text:span text:style-name="T78">nota est frigoris quidem et raritatis,ii ~li. proiopte </text:span><text:span text:style-name="T78">a fri-<text:line-break/></text:span><text:span text:style-name="T78">gore pars afficiatur; caloris vero aut densitatis, </text:span><text:span text:style-name="T78">si facile<text:line-break/></text:span><text:span text:style-name="T78">id perferat At 'si ab exiccahtibus laedatur,- </text:span><text:span text:style-name="T78">squalida-<text:line-break/></text:span><text:span text:style-name="T78">-que </text:span><text:span text:style-name="T78">ac </text:span><text:span text:style-name="T78">.sicca sentiatur et aegre moveatur, </text:span><text:span text:style-name="T78">siccitatis,<text:line-break/></text:span><text:span text:style-name="T78">x </text:span><text:span text:style-name="T78">quemadmodum,: fi ab humidis gravetur, . </text:span><text:span text:style-name="T78">liumiditatis </text:span><text:span text:style-name="T78">est<text:line-break/></text:span><text:span text:style-name="T78">.indicium. Videndum autem esu,- an ideni </text:span><text:span text:style-name="T78">omnes </text:span><text:span text:style-name="T78">inter fe<text:line-break/></text:span><text:span text:style-name="T78">musculi, an diversum, habeant temperamentum; </text:span><text:span text:style-name="T78">in </text:span><text:span text:style-name="T78">oniri-<text:line-break/></text:span><text:span text:style-name="T78">-husque' consideranda subjectorum ossium est </text:span><text:span text:style-name="T78">magnitudo,<text:line-break/></text:span><text:span text:style-name="T78">.Nonn unquam enim gracilior pars i este videtur, </text:span><text:span text:style-name="T78">quatenus<text:line-break/></text:span><text:span text:style-name="T78">iad.musculos attinety quum gracilior non fit; </text:span><text:span text:style-name="T78">fed</text:span><text:span text:style-name="T78">-propter<text:line-break/></text:span><text:span text:style-name="T78">-.ossium tenuitatem talis, apparet.: Ad </text:span><text:span text:style-name="T78">eundem modum </text:span><text:span text:style-name="T78">et<text:line-break/></text:span><text:span text:style-name="T78">crassior in quibusdam saepe ..esse videtur, </text:span><text:span text:style-name="T78">non </text:span><text:span text:style-name="T78">propter</text:span></text:p>
      <text:p text:style-name="P10"><text:span text:style-name="T78">ossium </text:span><text:span text:style-name="T78">magnitudinem, sed propter carnis molem, quae<text:line-break/></text:span><text:span text:style-name="T78">et aucta, </text:span><text:span text:style-name="T78">et imminuta, ..dtusicciorrlurmidiorque partem<text:line-break/></text:span><text:span text:style-name="T78">sicciorem </text:span><text:span text:style-name="T78">aut hurnidiorem reddit; pauca.quidem et nitra<text:line-break/></text:span><text:span text:style-name="T78">sicciorem, </text:span><text:span text:style-name="T78">multa vero et mollis huinitliorem. Eodeni<text:line-break/></text:span><text:span text:style-name="T78">modo </text:span><text:span text:style-name="T78">et spatia intermedia partium similarium , humoris<text:line-break/></text:span><text:span text:style-name="T78">aut plus </text:span><text:span text:style-name="T78">aut minus'lu.fe continentia, ejusque vel crall<text:line-break/></text:span><text:span text:style-name="T78">sioris </text:span><text:span text:style-name="T78">vel tenuioris partem hurnidiorem esse-aut aridioi<text:line-break/></text:span><text:span text:style-name="T78">rem </text:span><text:span text:style-name="T78">arguunt: huinidiorem quidem, 'ubi: tenuior et ube-<text:line-break/></text:span><text:span text:style-name="T78">rior; </text:span><text:span text:style-name="T78">sicciorem'vero, ubi- crassiori simul et percior humor<text:line-break/></text:span><text:span text:style-name="T78">efli </text:span><text:span text:style-name="T78">Ipsae enim solidae corporis partes; quae verersolia<text:line-break/></text:span><text:span text:style-name="T78">dae ac* </text:span><text:span text:style-name="T78">primae sunt’, nullo modo liumidiores sieri 'pusa<text:line-break/></text:span><text:span text:style-name="T78">sunt; </text:span><text:span text:style-name="T78">sed fatis est. Ii celeriter eas exiccari prohibeas.<text:line-break/></text:span><text:span text:style-name="T78">Intermedia </text:span><text:span text:style-name="T78">vero ipsarum fpatia hoc; vel ullo huniore:'re-<text:line-break/></text:span><text:span text:style-name="T78">plere </text:span><text:span text:style-name="T78">possumus, - silo enim est proprium simplicium par—<text:line-break/></text:span><text:span text:style-name="T78">tiam: </text:span><text:span text:style-name="T78">alimentum</text:span><text:span text:style-name="T78">&gt; </text:span><text:span text:style-name="T78">quod ex appositione fit,, non auteni per<text:line-break/></text:span><text:span text:style-name="T78">vasa </text:span><text:span text:style-name="T78">attrahitur, - Communis vero haec ratio est omnium</text:span></text:p>
      <text:p text:style-name="P31"><text:span text:style-name="T78">partium</text:span><text:span text:style-name="T78">; </text:span><text:span text:style-name="T78">de qua rursus, cum de salubribus ac insalubribus<text:line-break/></text:span><text:span text:style-name="T78">causis </text:span><text:span text:style-name="T78">commentabimur, dicemus, nunc autem reliqua<text:line-break/>tractemus. ’<text:tab/>- </text:span><text:span text:style-name="T78">c; -- , </text:span><text:span text:style-name="T93">i</text:span><text:span text:style-name="T78"> ,<text:tab/></text:span><text:span text:style-name="T78">i," .</text:span></text:p>
      <text:h text:style-name="P5" text:outline-level="2">Cap. XVII.</text:h>
      <text:p text:style-name="P8"><text:span text:style-name="T78">Vgntris signa, .natura quidem</text:span><text:span text:style-name="T78">.</text:span><text:span text:style-name="T78">siccioris,<text:line-break/>si statim siticulosi fiant,. paucusque potus his fussicial, </text:span><text:span text:style-name="T78">et<text:line-break/></text:span><text:span text:style-name="T78">largior laedat,, siuctuatlonesque excitet,, aut per </text:span><text:span text:style-name="T78">summa,<text:line-break/></text:span><text:span text:style-name="T78">quod redundat;, innates, . cibisque gaudent siccioribus.<text:line-break/>Hnmidioris vero:; si. et sitieulofi non fiant, et sine </text:span><text:span text:style-name="T78">mo-<text:line-break/></text:span><text:span text:style-name="T78">lestia largiorem potum ferant,, cibisque gaudeant </text:span><text:span text:style-name="T78">humi-<text:line-break/></text:span><text:span text:style-name="T78">dioribus. oAl si calidior natura,venter sit, melius </text:span><text:span text:style-name="T78">coquit<text:line-break/></text:span><text:span text:style-name="T78">quam appetit; longeque melius: </text:span><text:span text:style-name="T78">dura,e </text:span><text:span text:style-name="T78">natura ac </text:span><text:span text:style-name="T78">coctu<text:line-break/></text:span><text:span text:style-name="T78">difficilia.. </text:span><text:span text:style-name="T78">Nam </text:span><text:span text:style-name="T78">quae facile.immutantur, corrumpit. </text:span><text:span text:style-name="T78">Cibo<text:line-break/></text:span><text:span text:style-name="T78">vero ac potu calido.gaudet, nec a frigidis, noxam </text:span><text:span text:style-name="T78">ullam<text:line-break/></text:span><text:span text:style-name="T78">.accipit, Ii: modice his utatur.- Calidis enim cinis </text:span><text:span text:style-name="T78">ac<text:line-break/></text:span><text:span text:style-name="T78">potionibus .gaudet, neque a frigidis noxam ullam, </text:span><text:span text:style-name="T78">accipit,<text:line-break/></text:span><text:span text:style-name="T78">si .-modice; ipsis utatur. Frigidior, autem natura </text:span><text:span text:style-name="T78">venter<text:line-break/></text:span><text:span text:style-name="T78">probe quidem appetit, sed- male concoquit, cibos </text:span><text:span text:style-name="T78">'praefer.<text:line-break/></text:span><text:span text:style-name="T78">;tim immutatu difficiles ac frigidosrrc In ipso </text:span><text:span text:style-name="T78">eni.m</text:span><text:span text:style-name="T100">:;</text:span><text:span text:style-name="T78">facile<text:line-break/></text:span><text:span text:style-name="T78">acescunt; quocirca ructibus acidis ejusmodi </text:span><text:span text:style-name="T78">venter est</text:span></text:p>
      <text:p text:style-name="P10"><text:span text:style-name="T78">opportunus. Atque frigidis quidem gaudet, </text:span><text:span text:style-name="T78">sed </text:span><text:span text:style-name="T78">ab im-<text:line-break/>moderato eorum usu-facile ostenditur. Similiter autem<text:line-break/></text:span><text:span text:style-name="T78">et </text:span><text:span text:style-name="T78">foris incidentium rerum frigidarum consortium diu<text:line-break/></text:span><text:span text:style-name="T78">ierre </text:span><text:span text:style-name="T78">non potest, quemadmodum neque, calidus calido-<text:line-break/></text:span><text:span text:style-name="T78">nim. </text:span><text:span text:style-name="T78">Ventris vero intemperies ex morbo contractae<text:line-break/></text:span><text:span text:style-name="T78">hoc </text:span><text:span text:style-name="T78">ab ingenitis differunt, quod non similia, quemad-<text:line-break/></text:span><text:span text:style-name="T78">laodurn </text:span><text:span text:style-name="T78">nativae, appetant. Conjugatae autem ventris iri-<text:line-break/>temperantiae ex simplicium compositione noscuntur. ' Di-<text:line-break/></text:span><text:span text:style-name="T78">ligenter </text:span><text:span text:style-name="T78">autem quae diximus attendenda funt, et ab nis,<text:line-break/></text:span><text:span text:style-name="T78">quae </text:span><text:span text:style-name="T78">dicemus, distinguenda, quando non solus venter<text:line-break/></text:span><text:span text:style-name="T78">litim </text:span><text:span text:style-name="T78">adfert et 'adimit, nec frigidi aut calidi potus appe-<text:line-break/></text:span><text:span text:style-name="T78">tentiam </text:span><text:span text:style-name="T78">excitat/ fed thoracis viscera, nempe cor et<text:line-break/></text:span><text:span text:style-name="T78">pulmo. </text:span><text:span text:style-name="T78">At qui ob horum calorem siticulosi sunt, plus<text:line-break/></text:span><text:span text:style-name="T78">lpititus </text:span><text:span text:style-name="T78">attrahunt et longe expirant; ardoremque in sto-<text:line-break/></text:span><text:span text:style-name="T78">race </text:span><text:span text:style-name="T78">sentiunt, uon autem in hypochondriis, quemadmo-<text:line-break/></text:span><text:span text:style-name="T78">Jam </text:span><text:span text:style-name="T78">solent,’ qui ob ventriculum sitiunt. Nec protinus<text:line-break/></text:span><text:span text:style-name="T78">potu sitis </text:span><text:span text:style-name="T78">extinguituri Frigidus-quoque potus, quam ube-<text:line-break/></text:span><text:span text:style-name="T78">tior calidus, </text:span><text:span text:style-name="T78">«orum'sitim melius sedat. Hos vero frigidi</text:span></text:p>
      <text:p text:style-name="P32"><text:span text:style-name="T78">aeris., inspiratio refrigerat, nihil eos juvans, </text:span><text:span text:style-name="T78">quibus<text:line-break/></text:span><text:span text:style-name="T78">ventriculus sitim attulit. Ad eundem,.modum., qui </text:span><text:span text:style-name="T78">con-<text:line-break/></text:span><text:span text:style-name="T78">trario. modo se habent, frigida inspiratione </text:span><text:span text:style-name="T78">manifeste<text:line-break/></text:span><text:span text:style-name="T78">laeduntur.- </text:span><text:span text:style-name="T78">o z<text:tab/>. i ,-c -</text:span></text:p>
      <text:h text:style-name="P5" text:outline-level="2">Cap. XVIII.</text:h>
      <text:p text:style-name="P8"><text:span text:style-name="T78">Atque hoc est. maximum frigidi </text:span><text:span text:style-name="T78">pul-<text:line-break/></text:span><text:span text:style-name="T78">monis argumentum. -. .Quemadmodum autem frigida </text:span><text:span text:style-name="T78">inspi-<text:line-break/></text:span><text:span text:style-name="T78">ratio hos manifeste laedit, fiigorisque sensum </text:span><text:span text:style-name="T78">invehit,<text:line-break/></text:span><text:span text:style-name="T78">ita calida est ipsis amica. Sed et. pituitosa </text:span><text:span text:style-name="T78">excrementa<text:line-break/></text:span><text:span text:style-name="T78">cum. excreatu et tussi rejiciunt. Pulmonis autem </text:span><text:span text:style-name="T78">siccitas<text:line-break/></text:span><text:span text:style-name="T78">excrementis et pituita vacat; et vocem canoram </text:span><text:span text:style-name="T78">reddit;<text:line-break/></text:span><text:span text:style-name="T78">quemadmodum humor, fuscam et raucam. </text:span><text:span text:style-name="T78">Majorem vero<text:line-break/></text:span><text:span text:style-name="T78">acutioremque edere volentibus interveniunt </text:span><text:span text:style-name="T78">excrementa.<text:line-break/></text:span><text:span text:style-name="T78">Sed nec ipsa vocis magnitudo a calore </text:span><text:span text:style-name="T78">fit;', quemadrno.<text:line-break/></text:span><text:span text:style-name="T78">dum nec exiguitas, a frigore; verum </text:span><text:span text:style-name="T78">illam-afperae arte-<text:line-break/></text:span><text:span text:style-name="T78">riae amplitudo,, perflationisque vehementia; </text:span><text:span text:style-name="T78">hanc vero<text:line-break/></text:span><text:span text:style-name="T78">contrariae causae efficiunt, ltaque neque </text:span><text:span text:style-name="T78">perpetuo, ne-<text:line-break/></text:span><text:span text:style-name="T78">que primario, fed ex accidente solis ingenitis, </text:span><text:span text:style-name="T78">non </text:span><text:span text:style-name="T78">an-</text:span></text:p>
      <text:p text:style-name="P10"><text:span text:style-name="T78">tem </text:span><text:span text:style-name="T78">adventitiis temperamentis vocis tum magnitudo, tum<text:line-break/></text:span><text:span text:style-name="T78">exiguitas </text:span><text:span text:style-name="T78">succedit. Quoniam autem instrumenta. . alia,<text:line-break/></text:span><text:span text:style-name="T78">aliam </text:span><text:span text:style-name="T78">temperamenti naturam sequuntur, instrumentorum<text:line-break/></text:span><text:span text:style-name="T78">vero </text:span><text:span text:style-name="T78">vox: ingenitam intemperiem concludere ex voce<text:line-break/></text:span><text:span text:style-name="T78">licebit. </text:span><text:span text:style-name="T78">Etenim vox . lenis arteriae lenitatem arguit,<text:line-break/>qnemodmodum asperitatem: aspera. Itaque laevitas ar-<text:line-break/></text:span><text:span text:style-name="T78">teriae </text:span><text:span text:style-name="T78">temperamenti mediocritatem' sequitur, asperitas,<text:line-break/></text:span><text:span text:style-name="T78">vero </text:span><text:span text:style-name="T78">siccitatem. Asperitas . enim ab inaequalitate cor-<text:line-break/></text:span><text:span text:style-name="T78">poris. </text:span><text:span text:style-name="T78">duri fit Caeterum.simplicium ejus, partium siccitas<text:line-break/></text:span><text:span text:style-name="T78">daram </text:span><text:span text:style-name="T78">efficit arteriam, aequalem vero humoris per.<text:line-break/></text:span><text:span text:style-name="T78">bas </text:span><text:span text:style-name="T78">dispersi penuria. Eodem modo neque vox. .natura,<text:line-break/></text:span><text:span text:style-name="T78">acuta </text:span><text:span text:style-name="T78">sine faucium angustia, neque- gravis sine amplitu-<text:line-break/></text:span><text:span text:style-name="T78">dine </text:span><text:span text:style-name="T78">fieri potest. Angustia quidem insitae frigiditatis<text:line-break/></text:span><text:span text:style-name="T78">est </text:span><text:span text:style-name="T78">foboles, amplitudo, vero caloris. , Naturalibus autem,<text:line-break/></text:span><text:span text:style-name="T78">vocum, </text:span><text:span text:style-name="T78">differentiis proportione respondent hae, quae, ab<text:line-break/></text:span><text:span text:style-name="T78">aliquo </text:span><text:span text:style-name="T78">fiunt affectu,; eaedem et causarum, a quibus fiunt,<text:line-break/></text:span><text:span text:style-name="T78">rotae </text:span><text:span text:style-name="T78">exissent, de quibus abunde in libris de voce,<text:line-break/></text:span><text:span text:style-name="T78">disputatum </text:span><text:span text:style-name="T78">esu Reliquae vero animantis partes internae </text:span><text:span text:style-name="T78">-</text:span></text:p>
      <text:p text:style-name="P10"><text:span text:style-name="T78">obicuras Ini temperamenti notas habent. </text:span><text:span text:style-name="T78">Elaborandum<text:line-break/></text:span><text:span text:style-name="T78">tamen est,' ut ex his, quae juvare et laedere solent, </text:span><text:span text:style-name="T78">et<text:line-break/></text:span><text:span text:style-name="T78">ex naturalium facultatum functionibus eas cognoscamus,<text:line-break/>ln tertio autem libro de symptomatum causis diximus,<text:line-break/>facultatis cnjusque virtutem ac vitium temperiem praeire.<text:line-break/>Hactenus igitur de temperamentorum notis.</text:span></text:p>
      <text:h text:style-name="P5" text:outline-level="2">Cap. XIX.</text:h>
      <text:p text:style-name="P8"><text:span text:style-name="T78">Magnitudinis vero, v«l conformatio-<text:line-break/>nis,-vel numeri, vel positurae vitia, quae quidem </text:span><text:span text:style-name="T78">sensi-<text:line-break/></text:span><text:span text:style-name="T78">bus objecta sunt, facile cognosci possunt. Ex bis </text:span><text:span text:style-name="T78">vero,<text:line-break/></text:span><text:span text:style-name="T78">quae feulurn latent,.' alia quidem - difficile, alia </text:span><text:span text:style-name="T78">vero<text:line-break/></text:span><text:span text:style-name="T78">nullo modo cognoscuntur. Siquidem capitis et </text:span><text:span text:style-name="T78">cerebri<text:line-break/></text:span><text:span text:style-name="T78">magnitudo ac figura manifeste apparent, atque </text:span><text:span text:style-name="T78">de bis<text:line-break/></text:span><text:span text:style-name="T78">ante meminimus, quemadmodum et de thorace. </text:span><text:span text:style-name="T78">Simi-<text:line-break/></text:span><text:span text:style-name="T78">liter autem nec -difficile est opertus scapulas, </text:span><text:span text:style-name="T78">humeros,'<text:line-break/></text:span><text:span text:style-name="T78">brachia, cubitos, extremas manus, coxas, femora, </text:span><text:span text:style-name="T78">tibias<text:line-break/></text:span><text:span text:style-name="T78">et pedes cognoscere, sive in conformatione, </text:span><text:span text:style-name="T78">sive magni-<text:line-break/></text:span><text:span text:style-name="T78">tndine, sive numero, sive partium quibus </text:span><text:span text:style-name="T78">constant com-</text:span></text:p>
      <text:p text:style-name="P33"><text:span text:style-name="T64">'<text:tab/>γ<text:tab/>ί</text:span></text:p>
      <text:p text:style-name="P15"><text:span text:style-name="T78">potissime </text:span><text:span text:style-name="T78">vitium contractum sit. Horum enim cnjusque<text:line-break/></text:span><text:span text:style-name="T78">actiones </text:span><text:span text:style-name="T78">affeufae manifestae surit. 'Eorum vero, quae in<text:line-break/></text:span><text:span text:style-name="T78">corpore </text:span><text:span text:style-name="T78">latent, non omnia dignosti possunt. -Cuiusdam<text:line-break/></text:span><text:span text:style-name="T78">tnirn </text:span><text:span text:style-name="T78">ventrem vidi adeo exiguum, rotundum et promi-<text:line-break/></text:span><text:span text:style-name="T78">nentem, </text:span><text:span text:style-name="T78">juxta hypochondrium collocatum, ut evidenter<text:line-break/></text:span><text:span text:style-name="T78">Ie fua </text:span><text:span text:style-name="T78">circumscriptione tum videntibus tum tangentibus’<text:line-break/></text:span><text:span text:style-name="T78">proderet. </text:span><text:span text:style-name="T78">Similiter </text:span><text:span text:style-name="T78">et </text:span><text:span text:style-name="T78">cuiuspiam vesicam adeo erninen-<text:line-break/></text:span><text:span text:style-name="T78">teni </text:span><text:span text:style-name="T78">exiguamquc deprehendi, , ut, si tardius urinam </text:span><text:span text:style-name="T93">red-<text:line-break/></text:span><text:span text:style-name="T78">didisset, </text:span><text:span text:style-name="T78">circumscriptus tumor manifeste appareret.- Quan-<text:line-break/></text:span><text:span text:style-name="T78">quam </text:span><text:span text:style-name="T78">autem nulla aliarum internarum partium mani-<text:line-break/></text:span><text:span text:style-name="T78">feftum </text:span><text:span text:style-name="T78">mihi unquam </text:span><text:span text:style-name="T78">de se </text:span><text:span text:style-name="T78">praebuit indicium, danda<text:line-break/></text:span><text:span text:style-name="T78">tamen opera </text:span><text:span text:style-name="T78">est, quam maxime fieri potest, ut earum<text:line-break/></text:span><text:span text:style-name="T78">virtutem </text:span><text:span text:style-name="T78">et .vitium, si non certa firrnaque sinentia, sal-<text:line-break/></text:span><text:span text:style-name="T78">tem artificiosa </text:span><text:span text:style-name="T78">conjectura cognoscamus; voluti exempli<text:line-break/></text:span><text:span text:style-name="T78">gratia jecoris. </text:span><text:span text:style-name="T78">Nonnullos </text:span><text:span text:style-name="T78">enim </text:span><text:span text:style-name="T78">novi, et quidem multos,<text:line-break/></text:span><text:span text:style-name="T78">qui graciles </text:span><text:span text:style-name="T78">venas habebant, corpusque universum deco-</text:span><text:span text:style-name="T108">J<text:line-break/></text:span><text:span text:style-name="T78">loratum, </text:span><text:span text:style-name="T78">quorum, cum paulo plus cibi assumpsissent,<text:line-break/></text:span><text:span text:style-name="T78">praesertim </text:span><text:span text:style-name="T78">statulenti, crassi </text:span><text:span text:style-name="T78">et </text:span><text:span text:style-name="T78">glutinosi, alii velut poh-</text:span></text:p>
      <text:p text:style-name="P10"><text:span text:style-name="T78">dus quoddam innixum ac suspensum in dextri </text:span><text:span text:style-name="T78">hypo-<text:line-break/></text:span><text:span text:style-name="T78">chondrii profundo ientiebant, alii tensionis dolorem: </text:span><text:span text:style-name="T78">bos<text:line-break/></text:span><text:span text:style-name="T78">igitur et jecur parvum </text:span><text:span text:style-name="T78">et </text:span><text:span text:style-name="T78">angustos meatus habere </text:span><text:span text:style-name="T78">veri-<text:line-break/></text:span><text:span text:style-name="T78">simile est. Alterum vidi toto habitu pituitosum, </text:span><text:span text:style-name="T78">quo-<text:line-break/></text:span><text:span text:style-name="T78">tidie tamen pallidam bilem vomitione rejicientem </text:span><text:span text:style-name="T78">Ita-<text:line-break/></text:span><text:span text:style-name="T78">que alvi excrementa inspicienda esse duxi; in </text:span><text:span text:style-name="T78">quibus<text:line-break/></text:span><text:span text:style-name="T78">bilis minimum erat. Meatum igitur, qui bilem </text:span><text:span text:style-name="T78">defert,<text:line-break/></text:span><text:span text:style-name="T78">non exiguam ejus humoris portionem ad pylorum, </text:span><text:span text:style-name="T78">imam<text:line-break/></text:span><text:span text:style-name="T78">ventriculi partem, transmittere conjeci. Quod </text:span><text:span text:style-name="T78">in qui-<text:line-break/></text:span><text:span text:style-name="T78">husdam animantibus cernere licet. Ex </text:span><text:span text:style-name="T78">his liquet, quod<text:line-break/></text:span><text:span text:style-name="T78">ad eorum., quae sensum latent, cognitionem </text:span><text:span text:style-name="T78">plurimam<text:line-break/></text:span><text:span text:style-name="T78">conferat tum apparentium ex corporum dissectione </text:span><text:span text:style-name="T78">co-<text:line-break/></text:span><text:span text:style-name="T78">gnitio, tum actionum nsuumque inquisitio. </text:span><text:span text:style-name="T78">Quisquis<text:line-break/></text:span><text:span text:style-name="T78">igitur nuscendornm corporum, quae </text:span><text:span text:style-name="T93">a</text:span><text:span text:style-name="T78"> naturali </text:span><text:span text:style-name="T78">statu </text:span><text:span text:style-name="T78">(ut<text:line-break/></text:span><text:span text:style-name="T78">modo dicebatur) recedunt, peritiam habere </text:span><text:span text:style-name="T78">cupit, is </text:span><text:span text:style-name="T78">lu<text:line-break/></text:span><text:span text:style-name="T78">corporum incisionibus, functionumque ac usuum </text:span><text:span text:style-name="T78">inquisi.<text:line-break/></text:span><text:span text:style-name="T78">tionibus fefe exerceat oportet. De his </text:span><text:span text:style-name="T78">autem omnibus<text:line-break/></text:span><text:span text:style-name="T78">feorsum in </text:span><text:span text:style-name="T78">aliis </text:span><text:span text:style-name="T78">operibus scripsimus, de </text:span><text:span text:style-name="T78">quibus in </text:span><text:span text:style-name="T78">fice.</text:span></text:p>
      <text:p text:style-name="P10"><text:span text:style-name="T78">totius </text:span><text:span text:style-name="T78">hujus </text:span><text:span text:style-name="T78">libri verba sacremus, ut, quod discere 'libue-<text:line-break/></text:span><text:span text:style-name="T78">rit, </text:span><text:span text:style-name="T78">studiosi, ex quonam opere praecipue decerpere<text:line-break/></text:span><text:span text:style-name="T78">oporteat, </text:span><text:span text:style-name="T78">cognoscant Sed </text:span><text:span text:style-name="T78">de </text:span><text:span text:style-name="T78">his hactenus..</text:span></text:p>
      <text:h text:style-name="P5" text:outline-level="2">Cap. XX.</text:h>
      <text:p text:style-name="P8"><text:span text:style-name="T78">Quae vero lu praesentia insalubria sunt,<text:line-break/></text:span><text:span text:style-name="T78">hoc est, </text:span><text:span text:style-name="T78">quae jam aegrotant corpora, dignoscenda quo-<text:line-break/></text:span><text:span text:style-name="T78">ipe funt: </text:span><text:span text:style-name="T78">sensibus quidem obvia ex magnitudinis, co- '<text:line-break/></text:span><text:span text:style-name="T78">loris, </text:span><text:span text:style-name="T78">figurae, numeri et situs a naturali statu muta-<text:line-break/></text:span><text:span text:style-name="T78">tione, </text:span><text:span text:style-name="T78">ac </text:span><text:span text:style-name="T78">differentia, quae a duritie et mollitie, frigore-<text:line-break/></text:span><text:span text:style-name="T78">et </text:span><text:span text:style-name="T78">calore </text:span><text:span text:style-name="T78">sumitur. , Quae vero sensum effugiunt, ut sum-.,<text:line-break/></text:span><text:span text:style-name="T78">aiatirn </text:span><text:span text:style-name="T78">dicam, actionum offensionibus, vel excrementis,<text:line-break/></text:span><text:span text:style-name="T78">vel </text:span><text:span text:style-name="T78">doloribus, </text:span><text:span text:style-name="T78">vel tumoribus praeter naturam; horum,<text:line-break/></text:span><text:span text:style-name="T78">inquam, </text:span><text:span text:style-name="T78">vel quibusdam, vel omnibus. Sigillarim autem<text:line-break/></text:span><text:span text:style-name="T78">nurboiae </text:span><text:span text:style-name="T78">cerebri affectiones ex. dementiae speriebus.<text:line-break/></text:span><text:span text:style-name="T78">aat </text:span><text:span text:style-name="T78">stnsaum, </text:span><text:span text:style-name="T78">vel phantasiae, vel functionum, quae vc-<text:line-break/></text:span><text:span text:style-name="T78">luntatis </text:span><text:span text:style-name="T78">imperio obeuntur, laesionibus; aut palati,, na-<text:line-break/></text:span><text:span text:style-name="T78">rium </text:span><text:span text:style-name="T78">aut </text:span><text:span text:style-name="T78">aurium excrementis, aut ipsius cerebri dolo-<text:line-break/></text:span><text:span text:style-name="T64">πιιη </text:span><text:span text:style-name="T78">differentiis. </text:span><text:span text:style-name="T78">Cordis vero ex ejus tum difficultatis<text:line-break/></text:span><text:span text:style-name="T78">spirandi </text:span><text:span text:style-name="T78">speciebas, </text:span><text:span text:style-name="T78">tum palpitatione; praeterea ex pul-</text:span></text:p>
      <text:p text:style-name="P10"><text:span text:style-name="T78">sibus </text:span><text:span text:style-name="T78">et ejus et arteriarum; ex animi </text:span><text:span text:style-name="T78">quoque concita-<text:line-break/>tione </text:span><text:span text:style-name="T78">et </text:span><text:span text:style-name="T78">demissione, </text:span><text:span text:style-name="T78">ex </text:span><text:span text:style-name="T78">febribus, perfrictionibus, </text:span><text:span text:style-name="T78">colo-<text:line-break/></text:span><text:span text:style-name="T78">rum differentiis </text:span><text:span text:style-name="T78">et ipsius </text:span><text:span text:style-name="T78">doloribus. Jecoris vero </text:span><text:span text:style-name="T78">er<text:line-break/></text:span><text:span text:style-name="T78">humorum defectu </text:span><text:span text:style-name="T78">et exuperantia </text:span><text:span text:style-name="T78">mutatione in </text:span><text:span text:style-name="T78">statum<text:line-break/></text:span><text:span text:style-name="T78">praeter naturam</text:span><text:span text:style-name="T78">,- et ex </text:span><text:span text:style-name="T78">decoloratione, praeterea ex </text:span><text:span text:style-name="T78">per-<text:line-break/></text:span><text:span text:style-name="T78">mutata cibi distributione, aut nutricatione, aut </text:span><text:span text:style-name="T78">super-<text:line-break/></text:span><text:span text:style-name="T78">vacuorum excretione;' quin etiam </text:span><text:span text:style-name="T78">ex </text:span><text:span text:style-name="T78">ejus gravitate </text:span><text:span text:style-name="T78">ac<text:line-break/></text:span><text:span text:style-name="T78">tumoribus, et doloribus </text:span><text:span text:style-name="T78">non </text:span><text:span text:style-name="T78">lotum -lu iplo genitis, </text:span><text:span text:style-name="T78">ve-<text:line-break/></text:span><text:span text:style-name="T78">rum etiam aliarum partium consensu obortis, quales </text:span><text:span text:style-name="T78">in<text:line-break/></text:span><text:span text:style-name="T78">aliqua difficultatis </text:span><text:span text:style-name="T78">spirandi et </text:span><text:span text:style-name="T78">tussis specie exissent. </text:span><text:span text:style-name="T78">Ad<text:line-break/></text:span><text:span text:style-name="T78">eundem modum ventris vitia ex coctione, </text:span><text:span text:style-name="T78">appetentia<text:line-break/></text:span><text:span text:style-name="T78">humidi </text:span><text:span text:style-name="T78">et </text:span><text:span text:style-name="T78">sicci et supervacuorum excretione </text:span><text:span text:style-name="T78">deprehen-<text:line-break/></text:span><text:span text:style-name="T78">duntur Similiter ex singultu, ructu, nausea, </text:span><text:span text:style-name="T78">vomito,<text:line-break/></text:span><text:span text:style-name="T78">et eorum</text:span><text:span text:style-name="T78">, </text:span><text:span text:style-name="T78">quae vomitione rejiciuntur, iperiebus. </text:span><text:span text:style-name="T78">Quin<text:line-break/></text:span><text:span text:style-name="T78">etiam' thoracis vitia </text:span><text:span text:style-name="T78">nuntiant </text:span><text:span text:style-name="T78">fpirandi difficultas, </text:span><text:span text:style-name="T78">tuffis,<text:line-break/></text:span><text:span text:style-name="T78">et ejus partis dolor, eorumque, quae expuuntur, </text:span><text:span text:style-name="T78">dstst-<text:line-break/></text:span><text:span text:style-name="T78">rentia. </text:span><text:span text:style-name="T78">Asperae quoque arteriae morbos difficilis </text:span><text:span text:style-name="T78">spira-<text:line-break/></text:span><text:span text:style-name="T78">tio, tussis, ejus .dolor et quae expuendo </text:span><text:span text:style-name="T78">rejiciuntur, et</text:span></text:p>
      <text:p text:style-name="P10"><text:span text:style-name="T78">vocis </text:span><text:span text:style-name="T78">vitia ostendunt. </text:span><text:span text:style-name="T78">Eadem ratione </text:span><text:span text:style-name="T78">aliarum </text:span><text:span text:style-name="T78">omnium<text:line-break/></text:span><text:span text:style-name="T78">partiam </text:span><text:span text:style-name="T78">affectus </text:span><text:span text:style-name="T78">ex tumore, dolore, functionum ossen-<text:line-break/></text:span><text:span text:style-name="T78">ione </text:span><text:span text:style-name="T78">et excrementorum </text:span><text:span text:style-name="T78">differentia dignoscuntur. Tu-<text:line-break/></text:span><text:span text:style-name="T78">inores </text:span><text:span text:style-name="T78">quidem </text:span><text:span text:style-name="T78">praeter naturam funt inflammationes,<text:line-break/></text:span><text:span text:style-name="T78">fcirrhi </text:span><text:span text:style-name="T78">et oedemata. </text:span><text:span text:style-name="T78">Dolor vero, in quacunque </text:span><text:span text:style-name="T93">corpo-<text:line-break/></text:span><text:span text:style-name="T93">ris</text:span><text:span text:style-name="T78"> </text:span><text:span text:style-name="T78">parte firmatus </text:span><text:span text:style-name="T78">fit, aut solutionem continuitatis </text:span><text:span text:style-name="T78">, - aut<text:line-break/>vehementem subitamque </text:span><text:span text:style-name="T78">immutationem ostendit. </text:span><text:span text:style-name="T78">Conti-<text:line-break/></text:span><text:span text:style-name="T78">nuitas </text:span><text:span text:style-name="T78">autem </text:span><text:span text:style-name="T78">sectione, </text:span><text:span text:style-name="T78">erosione, </text:span><text:span text:style-name="T78">contusione et </text:span><text:span text:style-name="T78">tensione<text:line-break/></text:span><text:span text:style-name="T78">fobitur. </text:span><text:span text:style-name="T78">Immutatur vero </text:span><text:span text:style-name="T78">substantia </text:span><text:span text:style-name="T93">a</text:span><text:span text:style-name="T78"> calore, </text:span><text:span text:style-name="T78">frigore,<text:line-break/></text:span><text:span text:style-name="T78">siccitate </text:span><text:span text:style-name="T78">et humiditate. 'frifariam </text:span><text:span text:style-name="T78">autem functio laedi</text:span><text:span text:style-name="T78">-<text:line-break/></text:span><text:span text:style-name="T78">tnr. </text:span><text:span text:style-name="T78">Aut </text:span><text:span text:style-name="T78">enim imbecilliter, aut depravate, </text:span><text:span text:style-name="T78">aut </text:span><text:span text:style-name="T78">omnino<text:line-break/></text:span><text:span text:style-name="T78">non </text:span><text:span text:style-name="T78">editur. Quae vero </text:span><text:span text:style-name="T78">excernuntur, alia </text:span><text:span text:style-name="T78">affectorum<text:line-break/></text:span><text:span text:style-name="T78">locorum </text:span><text:span text:style-name="T78">particulae sunt, </text:span><text:span text:style-name="T78">alia excrementa. At </text:span><text:span text:style-name="T78">quae </text:span><text:span text:style-name="T78">in<text:line-break/></text:span><text:span text:style-name="T78">ipsis </text:span><text:span text:style-name="T78">naturaliter </text:span><text:span text:style-name="T78">continentur, de se </text:span><text:span text:style-name="T78">unumquodque^ praebet<text:line-break/></text:span><text:span text:style-name="T78">indicium. </text:span><text:span text:style-name="T78">De </text:span><text:span text:style-name="T78">omnibus </text:span><text:span text:style-name="T78">his iu </text:span><text:span text:style-name="T78">opere </text:span><text:span text:style-name="T78">de locis affectis fusius<text:line-break/></text:span><text:span text:style-name="T78">disputatum </text:span><text:span text:style-name="T78">est; </text:span><text:span text:style-name="T78">quod nemo ante nos </text:span><text:span text:style-name="T78">aut </text:span><text:span text:style-name="T78">in </text:span><text:span text:style-name="T78">artem red-<text:line-break/></text:span><text:span text:style-name="T78">egit, </text:span><text:span text:style-name="T78">aut </text:span><text:span text:style-name="T78">absolvit; quemadmodum nec aliud? ullum.</text:span></text:p>
      <text:p text:style-name="P10"><text:span text:style-name="T78">quod veteres quidem inceperint, ad finem perductum </text:span><text:span text:style-name="T78">essi<text:line-break/></text:span><text:span text:style-name="T78">Aegrotantium igitur coiporum ex illo opere, </text:span><text:span text:style-name="T78">ex hac<text:line-break/></text:span><text:span text:style-name="T78">vero methodo eorum, qui in morbum labuntur, </text:span><text:span text:style-name="T78">et ni<text:line-break/></text:span><text:span text:style-name="T78">sanitati restituendi funt', notae petendae siint.</text:span></text:p>
      <text:h text:style-name="P5" text:outline-level="2">Cap. XX<text:span text:style-name="T77">I</text:span>.</text:h>
      <text:p text:style-name="P8"><text:span text:style-name="T78">Eorum autem, qui aegrotatur! sunt, </text:span><text:span text:style-name="T78">signa<text:line-break/></text:span><text:span text:style-name="T78">mediam inter salubria; et insalubria speciem </text:span><text:span text:style-name="T78">obtinent<text:line-break/></text:span><text:span text:style-name="T78">Nam- sanis omnia secundum naturam insunt; </text:span><text:span text:style-name="T78">praeter<text:line-break/></text:span><text:span text:style-name="T78">naturam vero aegrotis,. quatenus aegrotanti </text:span><text:span text:style-name="T78">In horum<text:line-break/></text:span><text:span text:style-name="T78">vero medio constituta sunt, fluae futuros morbos </text:span><text:span text:style-name="T78">prae-<text:line-break/></text:span><text:span text:style-name="T78">nuntiant; quorum, alia fecundum naturam sunt, </text:span><text:span text:style-name="T78">sed qua-<text:line-break/></text:span><text:span text:style-name="T78">litatibus, quantitatibus vel temporibus permutata. </text:span><text:span text:style-name="T78">Quse-<text:line-break/></text:span><text:span text:style-name="T78">dam vero praeter naturam, fed quam quae </text:span><text:span text:style-name="T78">in morbis<text:line-break/></text:span><text:span text:style-name="T78">funt obscuriora, </text:span><text:span text:style-name="T78">-u- </text:span><text:span text:style-name="T78">Quocirca affectiones, ipsae </text:span><text:span text:style-name="T78">corporata<text:line-break/></text:span><text:span text:style-name="T78">quae, in morbos, lapfura esse fubmonstravi, atque </text:span><text:span text:style-name="T78">indican.<text:line-break/></text:span><text:span text:style-name="T78">tia ipfas signa in neutrorum genere posita sunt. </text:span><text:span text:style-name="T78">Prima-<text:line-break/></text:span><text:span text:style-name="T78">rio enim,, haec sanitatem ostendunt, fecundo </text:span><text:span text:style-name="T78">vero loco<text:line-break/></text:span><text:span text:style-name="T78">morbos. - . Eadem cum diversis comparata </text:span><text:span text:style-name="T78">tum neutra,</text:span></text:p>
      <text:p text:style-name="P10"><text:span text:style-name="T78">tum'</text:span><text:span text:style-name="T78">morbosa existunt. Nam quatenus affectionem prae-.<text:line-break/></text:span><text:span text:style-name="T78">fentem </text:span><text:span text:style-name="T78">ostendunt, neutra-; quatenus vero futuram prae-<text:line-break/></text:span><text:span text:style-name="T78">nuntiant,. </text:span><text:span text:style-name="T78">morbosa sunt. Eadem ratione et quae per<text:line-break/></text:span><text:span text:style-name="T78">morbos </text:span><text:span text:style-name="T78">salubria signa visuntur,, quatenus suturam sani-<text:line-break/></text:span><text:span text:style-name="T78">tateai </text:span><text:span text:style-name="T78">praedicunt, salubria dicuntur</text:span><text:span text:style-name="T78">; </text:span><text:span text:style-name="T78">quatenus vero prae-<text:line-break/></text:span><text:span text:style-name="T78">fentem </text:span><text:span text:style-name="T78">morbum.monstrant,, morbosa.. Palam quoque est,<text:line-break/></text:span><text:span text:style-name="T78">quod, </text:span><text:span text:style-name="T78">quae utrumque.indicant, fecundum aliquod vocis<text:line-break/></text:span><text:span text:style-name="T78">neutrius </text:span><text:span text:style-name="T78">significatum dici nentia poterunt. Mirum: au-<text:line-break/></text:span><text:span text:style-name="T78">tem </text:span><text:span text:style-name="T78">videri non. debet, eadem signa eum diversis compa-<text:line-break/></text:span><text:span text:style-name="T78">rata </text:span><text:span text:style-name="T78">triplicem rationem . habere, nimirum .salubrium,,<text:line-break/></text:span><text:span text:style-name="T78">morbofomm </text:span><text:span text:style-name="T78">et neutrorum., Juxta aliud vero significa-<text:line-break/></text:span><text:span text:style-name="T78">tum, </text:span><text:span text:style-name="T78">quae ex morbo convalescentibus insunt signa, neu-<text:line-break/></text:span><text:span text:style-name="T78">tra </text:span><text:span text:style-name="T78">dicimus,; in quo significato signa, quae in.senectute<text:line-break/></text:span><text:span text:style-name="T78">adfunt, </text:span><text:span text:style-name="T78">accipienda, esse arbitror. ; Haec quidem.omnia<text:line-break/></text:span><text:span text:style-name="T78">pluribus </text:span><text:span text:style-name="T78">tum notionibus, tum rationibus,subjecta funt.<text:line-break/></text:span><text:span text:style-name="T78">Quae </text:span><text:span text:style-name="T78">igitur in absoluta sanitate atque inculpata sunt<text:line-break/></text:span><text:span text:style-name="T78">signa, </text:span><text:span text:style-name="T78">sub solam salubrium notitiam veniunt.. Et quae<text:line-break/></text:span><text:span text:style-name="T78">in aegrotis </text:span><text:span text:style-name="T78">sunt, nec futuram sanitatem praenuntiant,<text:line-break/></text:span><text:span text:style-name="T78">feli </text:span><text:span text:style-name="T78">quoque morbosorum notioni subjiciuntur. De his</text:span></text:p>
      <text:p text:style-name="P10"><text:span text:style-name="T78">autem deinceps dicetur. At primum de his, quae </text:span><text:span text:style-name="T78">futu-<text:line-break/></text:span><text:span text:style-name="T78">ram praedicunt aegritudinem, quorum quum </text:span><text:span text:style-name="T78">duplex sit<text:line-break/></text:span><text:span text:style-name="T78">differentia', prius ea, quae quantitate, qualitate </text:span><text:span text:style-name="T78">et tem-<text:line-break/></text:span><text:span text:style-name="T78">p'ore', non autem propria specie </text:span><text:span text:style-name="T78">a </text:span><text:span text:style-name="T78">naturali statu’ </text:span><text:span text:style-name="T78">imriu-<text:line-break/></text:span><text:span text:style-name="T78">tata sunt, tractemus; cujusmodi est cibi appetentia </text:span><text:span text:style-name="T78">vel<text:line-break/></text:span><text:span text:style-name="T78">major vel minor, vel quae suo tempore non accidit, </text:span><text:span text:style-name="T78">vel<text:line-break/></text:span><text:span text:style-name="T78">ijnsoliti cibi, </text:span><text:span text:style-name="T78">aut </text:span><text:span text:style-name="T78">ejus excrementorum'vel"plurium, </text:span><text:span text:style-name="T78">vel<text:line-break/></text:span><text:span text:style-name="T78">panclorum, vel liquidiorum, vel' duriorum excretio.' </text:span><text:span text:style-name="T78">Si-<text:line-break/></text:span><text:span text:style-name="T78">mili'modo humidiorum: recrementorum defectus ac </text:span><text:span text:style-name="T78">ex.<text:line-break/></text:span><text:span text:style-name="T78">uperautia praeter naturam-, </text:span><text:span text:style-name="T78">aut </text:span><text:span text:style-name="T78">eorum coloris aut </text:span><text:span text:style-name="T78">fub-<text:line-break/></text:span><text:span text:style-name="T78">stantiae-,". aut temporis excretioni </text:span><text:span text:style-name="T78">a </text:span><text:span text:style-name="T78">natura destinati </text:span><text:span text:style-name="T78">mu-<text:line-break/></text:span><text:span text:style-name="T78">tatio,- Vigiliae quoque ac somni prolixiores, </text:span><text:span text:style-name="T78">aut fuo<text:line-break/></text:span><text:span text:style-name="T78">tempore non advenientes.''' Similiter </text:span><text:span text:style-name="T78">‘ </text:span><text:span text:style-name="T78">potus </text:span><text:span text:style-name="T78">liberalioris<text:line-break/></text:span><text:span text:style-name="T78">aut parcioris, calidi aut frigidi insolita cupiditas; </text:span><text:span text:style-name="T78">quem-<text:line-break/></text:span><text:span text:style-name="T78">admodum veneris immodicus usus, aut </text:span><text:span text:style-name="T78">intempestivum<text:line-break/></text:span><text:span text:style-name="T78">desiderium. Sudores plures aut parciores, quam </text:span><text:span text:style-name="T78">naturae<text:line-break/></text:span><text:span text:style-name="T78">conveniat, ad motum tarditas, aut hunc </text:span><text:span text:style-name="T78">molientibus<text:line-break/></text:span><text:span text:style-name="T78">gravitas, aut vehentens exolutio, autjneniium </text:span><text:span text:style-name="T78">suppressio,</text:span></text:p>
      <text:p text:style-name="P10"><text:span text:style-name="T78">aut </text:span><text:span text:style-name="T78">profusio major vel minor. - Quemadmodum sanguinis<text:line-break/></text:span><text:span text:style-name="T78">ex </text:span><text:span text:style-name="T78">venis, quae haemorrhoides dicuntur, fluxio. Sed et<text:line-break/></text:span><text:span text:style-name="T78">fi tanta </text:span><text:span text:style-name="T78">in cibo et potu, quanta prius fuit, voluptas<text:line-break/></text:span><text:span text:style-name="T78">non </text:span><text:span text:style-name="T78">sentiatur, futuri morbi est nota. Similiter autem<text:line-break/></text:span><text:span text:style-name="T78">et mentis </text:span><text:span text:style-name="T78">hebetudo praeter naturam, aut oblivio quae-<text:line-break/></text:span><text:span text:style-name="T78">datn </text:span><text:span text:style-name="T78">insolita, aut pluribus somni: quam ante nisis, pleni.<text:line-break/></text:span><text:span text:style-name="T78">Quin </text:span><text:span text:style-name="T78">etiam auditus-, gustns et nisus hebetiores ac obscu-<text:line-break/></text:span><text:span text:style-name="T78">riores. </text:span><text:span text:style-name="T78">Atque ut lemel dicam, quaecunque fecundum<text:line-break/></text:span><text:span text:style-name="T78">naturam </text:span><text:span text:style-name="T78">inerant, vel aucta, vel imminuta, vel tempore,<text:line-break/></text:span><text:span text:style-name="T78">vel </text:span><text:span text:style-name="T78">quantitate, vel qualitate immutata. Atque adeo cor-<text:line-break/></text:span><text:span text:style-name="T78">poris </text:span><text:span text:style-name="T78">moles major et minor, rubicundior aut albior, simi-<text:line-break/></text:span><text:span text:style-name="T78">liter </text:span><text:span text:style-name="T78">lividior et nigrior; ructusque et sternutamenta et<text:line-break/></text:span><text:span text:style-name="T78">flatus </text:span><text:span text:style-name="T78">plures aut pauciores, quam ex consuetudine. Eodem<text:line-break/></text:span><text:span text:style-name="T78">modo </text:span><text:span text:style-name="T78">narium, palati, vel aurium (quibus cerebrum ex-<text:line-break/></text:span><text:span text:style-name="T78">porgatur) </text:span><text:span text:style-name="T78">recrementa quantitate, qualitate aut tempore<text:line-break/></text:span><text:span text:style-name="T78">immutata. </text:span><text:span text:style-name="T78">Haec quidem ex eorum genere esse censen-<text:line-break/></text:span><text:span text:style-name="T78">tur, quae </text:span><text:span text:style-name="T78">secundum' naturam funt. Morsus autem ven-<text:line-break/></text:span><text:span text:style-name="T78">nis, vel </text:span><text:span text:style-name="T78">stomachi, vel alicujus intestinorum, aut dolor,</text:span></text:p>
      <text:p text:style-name="P10"><text:span text:style-name="T78">qui vel ventre exonerando, vel vomendo, </text:span><text:span text:style-name="T78">vel urina<text:line-break/></text:span><text:span text:style-name="T78">reddenda, vel alius quispiam . mediocris sentitur, </text:span><text:span text:style-name="T78">ex<text:line-break/></text:span><text:span text:style-name="T78">eorum, quae ppaeter naturam sunt, genere ,esse </text:span><text:span text:style-name="T78">censentur.<text:line-break/></text:span><text:span text:style-name="T78">Nondum tamen, ita affecti aegrotare dicuntur, </text:span><text:span text:style-name="T78">quemad-<text:line-break/></text:span><text:span text:style-name="T78">modum nec quibus .capus aut gravatur aut dolet, </text:span><text:span text:style-name="T78">quum<text:line-break/></text:span><text:span text:style-name="T78">nondum haec .solita impediant opera, atque </text:span><text:span text:style-name="T78">hic est<text:line-break/></text:span><text:span text:style-name="T78">aegrotandi terminus in ejusmodi affectionibus. </text:span><text:span text:style-name="T78">Quocirca<text:line-break/></text:span><text:span text:style-name="T78">eandem affectionem cum aliis comparatam- jam </text:span><text:span text:style-name="T78">morbo-<text:line-break/></text:span><text:span text:style-name="T78">sam et neutram etiam dicimus. Nam pro virtutis </text:span><text:span text:style-name="T78">robore<text:line-break/></text:span><text:span text:style-name="T78">vel facile ferentis, , veI jam victae, harum </text:span><text:span text:style-name="T78">quaeque aat<text:line-break/></text:span><text:span text:style-name="T78">morbus est, aut neutra affectio, Eodem </text:span><text:span text:style-name="T78">modo et quae<text:line-break/></text:span><text:span text:style-name="T78">in scnsibus fiunt, non quae majoris et minoris </text:span><text:span text:style-name="T78">ratione<text:line-break/></text:span><text:span text:style-name="T78">luter fe,differunt, scd quae ex genere praeter </text:span><text:span text:style-name="T78">naturam<text:line-break/></text:span><text:span text:style-name="T78">funt, morbosa signa exissent, tantisper dum exigua </text:span><text:span text:style-name="T78">funt<text:line-break/>®t </text:span><text:span text:style-name="T78">nondum a solitis operibus hominem abducere </text:span><text:span text:style-name="T78">possunt<text:line-break/></text:span><text:span text:style-name="T78">Eiusmodi autem Iunt, quum gustui vel salsum </text:span><text:span text:style-name="T78">vel ama-<text:line-break/></text:span><text:span text:style-name="T78">rum vel aliquem .alium saporem omnia, quae </text:span><text:span text:style-name="T78">eduntur et<text:line-break/></text:span><text:span text:style-name="T78">bibuntur, repraeientant; aut etiam si nihil </text:span><text:span text:style-name="T78">assumatur,</text:span></text:p>
      <text:p text:style-name="P10"><text:span text:style-name="T78">talis </text:span><text:span text:style-name="T78">saliva apparet. Iu odoratu vero, quum sine rei<text:line-break/></text:span><text:span text:style-name="T78">edurae </text:span><text:span text:style-name="T78">praesentia qualitatem aliquam sentimus, aut<text:line-break/></text:span><text:span text:style-name="T78">quum </text:span><text:span text:style-name="T78">plura diversaque naribus objecta eundem omnia,<text:line-break/></text:span><text:span text:style-name="T78">.ae si-</text:span><text:span text:style-name="T78">essent similia, odorem repraesentant;, saepe vero<text:line-break/></text:span><text:span text:style-name="T78">nilrss </text:span><text:span text:style-name="T78">omnino odoramur; aut quum foetorem aliquem,<text:line-break/></text:span><text:span text:style-name="T78">etiam </text:span><text:span text:style-name="T78">si.nihil adlit, quod graviter oleat,, (sentimur; ,In<text:line-break/></text:span><text:span text:style-name="T78">auditu </text:span><text:span text:style-name="T78">autem sonitus et strepitus praeter naturam funt.<text:line-break/></text:span><text:span text:style-name="T78">Similiter </text:span><text:span text:style-name="T78">et quae oculis nigra, obscura, caesia,, rufa et<text:line-break/></text:span><text:span text:style-name="T78">dava </text:span><text:span text:style-name="T78">apparent. </text:span><text:span text:style-name="T78">. </text:span><text:span text:style-name="T78">Atque horum alia rotunda esse, alia<text:line-break/></text:span><text:span text:style-name="T78">oblonga, </text:span><text:span text:style-name="T78">quaedam gracilia, quaedam crassa, omnia .autem<text:line-break/></text:span><text:span text:style-name="T78">volitare </text:span><text:span text:style-name="T78">videntur. In tactu autem, quum inaequalitas<text:line-break/></text:span><text:span text:style-name="T78">quaedam, </text:span><text:span text:style-name="T78">vel densitas, vel gravitas, vel tensio,, vel<text:line-break/></text:span><text:span text:style-name="T78">stupor, </text:span><text:span text:style-name="T78">vel ulcerosa affectio in toto corporis habitu fen-<text:line-break/></text:span><text:span text:style-name="T78">titur. </text:span><text:span text:style-name="T78">Pari modo in unaquaque corporis parte vel ten-<text:line-break/></text:span><text:span text:style-name="T78">sio,, </text:span><text:span text:style-name="T78">vel contusio, vel morsus,, vel,gravitas, si nec ma-<text:line-break/></text:span><text:span text:style-name="T78">gnae; </text:span><text:span text:style-name="T78">nec stabiles sint, neutrum esse affectum signifi-<text:line-break/></text:span><text:span text:style-name="T78">cant, </text:span><text:span text:style-name="T78">morbum vero praenuntiant.</text:span></text:p>
      <text:h text:style-name="P6" text:outline-level="2">Cap. XXII.</text:h>
      <text:p text:style-name="P8"><text:span text:style-name="T78">Quae vero jani aegrotantibus </text:span><text:span text:style-name="T78">insunt<text:line-break/></text:span><text:span text:style-name="T78">notae, aliae sanitatem, aliae mortem significant. </text:span><text:span text:style-name="T78">Prio-<text:line-break/></text:span><text:span text:style-name="T78">res salubres sunt, posteriores vero generaliter </text:span><text:span text:style-name="T78">quidem<text:line-break/></text:span><text:span text:style-name="T78">morbosae, specialiter vero perniciosae dicuntur. </text:span><text:span text:style-name="T78">Gene-<text:line-break/></text:span><text:span text:style-name="T78">raliler autem ex functionum virtute et vitio, particu-<text:line-break/>latinr vero ex singularum actionum virtute et vitio </text:span><text:span text:style-name="T78">no-<text:line-break/></text:span><text:span text:style-name="T78">tae sumuntur; quarum genera prius declarata Iunt; </text:span><text:span text:style-name="T78">pri-<text:line-break/></text:span><text:span text:style-name="T78">mum quidem principiorum, secundum autem </text:span><text:span text:style-name="T78">eorum,<text:line-break/></text:span><text:span text:style-name="T78">quae ab illis ortum habent, et tertium eorum, quae </text:span><text:span text:style-name="T78">fefe<text:line-break/></text:span><text:span text:style-name="T78">gubernant, </text:span><text:span text:style-name="T93">a</text:span><text:span text:style-name="T78"> principiis vero propagines quasdam </text:span><text:span text:style-name="T78">acci-<text:line-break/></text:span><text:span text:style-name="T78">piunt. Quartum autem genus eorum, quae tunc </text:span><text:span text:style-name="T78">dixi-<text:line-break/></text:span><text:span text:style-name="T78">mus, ex </text:span><text:span text:style-name="T78">le </text:span><text:span text:style-name="T78">quidem ad praedicendum est inutile: </text:span><text:span text:style-name="T78">led<text:line-break/></text:span><text:span text:style-name="T78">per accidens aliquando ex ipsis praesagimus, </text:span><text:span text:style-name="T78">quem-<text:line-break/></text:span><text:span text:style-name="T78">admodum omnino et ex recrementis. Ex illis </text:span><text:span text:style-name="T78">qui-<text:line-break/></text:span><text:span text:style-name="T78">dem consensus ratione; ex recrementis vero, </text:span><text:span text:style-name="T78">quod<text:line-break/></text:span><text:span text:style-name="T78">ea coctionis et cruditatis in £e notas continent. </text:span><text:span text:style-name="T78">Qua-<text:line-break/></text:span><text:span text:style-name="T78">re fieri omnino non potest, quin significent, aut </text:span><text:span text:style-name="T78">na-<text:line-break/></text:span><text:span text:style-name="T78">turam materia, aut materiam natura, aut neutram </text:span><text:span text:style-name="T78">ale</text:span></text:p>
      <text:p text:style-name="P34"><text:span text:style-name="T78">tera </text:span><text:span text:style-name="T78">superiorem esse. Salubria quidem signa dicuntur,’<text:line-break/></text:span><text:span text:style-name="T78">si natura </text:span><text:span text:style-name="T78">superet, morhofa vero, si superetur, neutra<text:line-break/></text:span><text:span text:style-name="T78">vero, </text:span><text:span text:style-name="T78">fi pares pugnae sint. Manifestae autem coctionis<text:line-break/></text:span><text:span text:style-name="T78">signa </text:span><text:span text:style-name="T78">inter salubria, quemadmodum inter morbosa cru-,<text:line-break/></text:span><text:span text:style-name="T78">ditatis </text:span><text:span text:style-name="T78">annumerantur. Quae vero neque coctionem, ne--<text:line-break/></text:span><text:span text:style-name="T78">que </text:span><text:span text:style-name="T78">cruditatem manifestam ostendunt, ex neutrorum na-<text:line-break/></text:span><text:span text:style-name="T78">tura </text:span><text:span text:style-name="T78">sunt<text:tab/>Sed et neutra sunt, quae nunc boc, nunc</text:span></text:p>
      <text:p text:style-name="P15"><text:span text:style-name="T78">contrarium </text:span><text:span text:style-name="T78">significant,, quales, sunt denigrari digiti.<text:line-break/></text:span><text:span text:style-name="T78">Ejusmodi </text:span><text:span text:style-name="T78">autem sunt critica- accidentia. De quibus<text:line-break/></text:span><text:span text:style-name="T78">omnibus </text:span><text:span text:style-name="T78">in libris de crisibus, quemadmodum et de.<text:line-break/></text:span><text:span text:style-name="T78">singulis </text:span><text:span text:style-name="T78">actionibus </text:span><text:span text:style-name="T78">in </text:span><text:span text:style-name="T78">libris de symptomatum causis, di- .<text:line-break/></text:span><text:span text:style-name="T78">ctum </text:span><text:span text:style-name="T78">est; ex-quibus omnem earum materiam particula-<text:line-break/></text:span><text:span text:style-name="T78">tirn fitmere </text:span><text:span text:style-name="T78">oportet. Ne autem prolixior sim, orationi<text:line-break/></text:span><text:span text:style-name="T78">de signis, </text:span><text:span text:style-name="T78">finem faciam; ad causas vero me conferam..</text:span></text:p>
      <text:h text:style-name="P5" text:outline-level="2">Cap. XX<text:span text:style-name="T77">III</text:span>.</text:h>
      <text:p text:style-name="P8"><text:span text:style-name="T78">Quoniam autem harum aliae falubres,<text:line-break/></text:span><text:span text:style-name="T78">aliae morbosae, </text:span><text:span text:style-name="T78">aliae vero neutrae sunt; primum de salu-<text:line-break/></text:span><text:span text:style-name="T78">bribas </text:span><text:span text:style-name="T78">disseremus. Quoniam vero harum ipsarum quaedam</text:span></text:p>
      <text:p text:style-name="P10"><text:span text:style-name="T78">Conservant, quaedam vero efficiunt sanitatem, sunt </text:span><text:span text:style-name="T78">autem<text:line-break/></text:span><text:span text:style-name="T78">efficientibus conservantes et tempore et dignitate </text:span><text:span text:style-name="T78">priores,<text:line-break/></text:span><text:span text:style-name="T78">initium a conservantibus sumemus. Quum igitur </text:span><text:span text:style-name="T78">non<text:line-break/></text:span><text:span text:style-name="T78">unum’ sit salubre corpus, sed plura, ut ante explicatum<text:line-break/>est </text:span><text:span text:style-name="T100">f</text:span><text:span text:style-name="T78"> ' horum cuique causa</text:span><text:span text:style-name="T78">, </text:span><text:span text:style-name="T78">qua conservetur, </text:span><text:span text:style-name="T78">peculiaris<text:line-break/></text:span><text:span text:style-name="T78">eritquandoquidem </text:span><text:span text:style-name="T78">ad </text:span><text:span text:style-name="T78">aliquid omnis caufa refertur.<text:line-break/>Rursus igitur hio: ab optima corporis constitutione </text:span><text:span text:style-name="T78">ini-<text:line-break/></text:span><text:span text:style-name="T78">tium sumemus, ejus falubres causas considerantes; </text:span><text:span text:style-name="T78">qua-<text:line-break/></text:span><text:span text:style-name="T78">rum inventionem rei natura docet. Nam si non </text:span><text:span text:style-name="T78">pate-<text:line-break/></text:span><text:span text:style-name="T78">retur corpus nec mutaretur, optima perpetuo </text:span><text:span text:style-name="T78">maneret<text:line-break/></text:span><text:span text:style-name="T78">constitutio; neque arte opus esset; quae illi </text:span><text:span text:style-name="T78">praesideret.<text:line-break/></text:span><text:span text:style-name="T78">Sed quoniam alteratur, mutatur et corrumpitur, </text:span><text:span text:style-name="T78">nec<text:line-break/></text:span><text:span text:style-name="T78">fervat quam ab initio habebat constitutionem, </text:span><text:span text:style-name="T78">hac ra-<text:line-break/></text:span><text:span text:style-name="T78">tione praesidio eget.'' Quot igitur modis immutatur, </text:span><text:span text:style-name="T78">tot<text:line-break/></text:span><text:span text:style-name="T78">auxiliorum, hoc est conservatricum causarum, </text:span><text:span text:style-name="T78">genera<text:line-break/></text:span><text:span text:style-name="T78">habebit; quas ex. his, quae jam dicta sunt;, constat, </text:span><text:span text:style-name="T78">ex<text:line-break/></text:span><text:span text:style-name="T78">genere esse corrigentium. Sed quoniam </text:span><text:span text:style-name="T78">paulatim cor-<text:line-break/></text:span><text:span text:style-name="T78">rectiones fiunt, antequam magna accidat noxa, </text:span><text:span text:style-name="T78">praesentis</text:span></text:p>
      <text:p text:style-name="P10"><text:span text:style-name="T78">status </text:span><text:span text:style-name="T78">conservatrices, non autem futuro malo prospicien-<text:line-break/></text:span><text:span text:style-name="T78">tes medici </text:span><text:span text:style-name="T78">appellanti immutatur autem corpus </text:span><text:span text:style-name="T93">a qui-<text:line-break/></text:span><text:span text:style-name="T78">busdam </text:span><text:span text:style-name="T78">ex necessitate, ab aliis non ex necessitate. Es:<text:line-break/></text:span><text:span text:style-name="T78">necessitate autem </text:span><text:span text:style-name="T78">dico, quae nulla ratione vitari possunt;<text:line-break/></text:span><text:span text:style-name="T78">non </text:span><text:span text:style-name="T78">ex </text:span><text:span text:style-name="T78">necessitate vero reliqua. </text:span><text:span text:style-name="T78">' </text:span><text:span text:style-name="T78">Necessario quidem<text:line-break/></text:span><text:span text:style-name="T78">omnino </text:span><text:span text:style-name="T78">in ambiente aere verfamurj edimus, bibimus,<text:line-break/></text:span><text:span text:style-name="T78">vigilamus </text:span><text:span text:style-name="T78">et dormimus</text:span><text:span text:style-name="T78">; </text:span><text:span text:style-name="T78">ensibus vero et feris non ne-<text:line-break/></text:span><text:span text:style-name="T78">cessario </text:span><text:span text:style-name="T78">objicimur. Unde in priore causarum genere ars<text:line-break/></text:span><text:span text:style-name="T78">versatur, </text:span><text:span text:style-name="T78">quae corpori tuendo dicata esi,- non autem in<text:line-break/></text:span><text:span text:style-name="T78">posteriore. </text:span><text:span text:style-name="T78">His igitur expositis, in singulis eorum, quae<text:line-break/></text:span><text:span text:style-name="T78">necessario </text:span><text:span text:style-name="T78">corpus immutant, proprium salubrium causa-’<text:line-break/></text:span><text:span text:style-name="T78">nun </text:span><text:span text:style-name="T78">genus inveniemus. ' </text:span><text:span text:style-name="T78">Unum quidein ex ambientis<text:line-break/></text:span><text:span text:style-name="T78">aeris </text:span><text:span text:style-name="T78">contactu, alterum ex - </text:span><text:span text:style-name="T78">motu et </text:span><text:span text:style-name="T78">quiete, </text:span><text:span text:style-name="T78">tum corporis<text:line-break/></text:span><text:span text:style-name="T78">universi, tum </text:span><text:span text:style-name="T78">ejus partium. </text:span><text:span text:style-name="T78">Tertium </text:span><text:span text:style-name="T78">ex somno et vi-<text:line-break/></text:span><text:span text:style-name="T78">gilia. </text:span><text:span text:style-name="T78">Quartum </text:span><text:span text:style-name="T93">ex</text:span><text:span text:style-name="T78"> his ;quae </text:span><text:span text:style-name="T78">assumuntur? </text:span><text:span text:style-name="T78">-Quintum </text:span><text:span text:style-name="T93">ex<text:line-break/></text:span><text:span text:style-name="T78">his, </text:span><text:span text:style-name="T78">quae </text:span><text:span text:style-name="T78">exemuntur et retinentur. . Sextum ex animi<text:line-break/></text:span><text:span text:style-name="T78">affectibus. Ah his enim </text:span><text:span text:style-name="T78">omnibus corpus affici necesse</text:span></text:p>
      <text:p text:style-name="P10"><text:span text:style-name="T78">est. Nam ab ambiente aere aut calefit, aut </text:span><text:span text:style-name="T78">refrigeratur,<text:line-break/></text:span><text:span text:style-name="T78">aut exiccatur, aut humectatur, autla conjugatis </text:span><text:span text:style-name="T78">his at-<text:line-break/></text:span><text:span text:style-name="T78">ficitur, aut tota substantia immutatur.. Ex motu </text:span><text:span text:style-name="T78">autem<text:line-break/></text:span><text:span text:style-name="T78">et quiete utroque immoderato aut calefit aut </text:span><text:span text:style-name="T78">refrigera-<text:line-break/></text:span><text:span text:style-name="T78">tur, </text:span><text:span text:style-name="T78">aut </text:span><text:span text:style-name="T78">humectatur aut resiccatur, ,aut ab iisdem </text:span><text:span text:style-name="T78">co.<text:line-break/></text:span><text:span text:style-name="T78">pulatis afficitur. Eodem autem modo somnus et </text:span><text:span text:style-name="T78">vigilia<text:line-break/></text:span><text:span text:style-name="T78">ipsum ex necessitate afficiunt, quemadmodum et </text:span><text:span text:style-name="T78">animi<text:line-break/></text:span><text:span text:style-name="T78">motus;- et quae assumuntur, aut excernuntur, aut </text:span><text:span text:style-name="T78">reti-<text:line-break/></text:span><text:span text:style-name="T78">nentur. Haec enim omnia corpus immutant, </text:span><text:span text:style-name="T78">fanilatem-<text:line-break/></text:span><text:span text:style-name="T78">que corrumpunt, alia quidem protinus ac manifeste, </text:span><text:span text:style-name="T78">alia<text:line-break/></text:span><text:span text:style-name="T78">vero alterius causae interventu.. Atque de his ipsis </text:span><text:span text:style-name="T78">par-<text:line-break/></text:span><text:span text:style-name="T78">ticulatim in opere de sanitate tuenda seoifum </text:span><text:span text:style-name="T78">scripsi-<text:line-break/></text:span><text:span text:style-name="T78">mus. Omnia igitur modo declarata genera </text:span><text:span text:style-name="T78">materiae<text:line-break/></text:span><text:span text:style-name="T78">quaedam sunt- salubrium caularum; quae si </text:span><text:span text:style-name="T78">commode<text:line-break/></text:span><text:span text:style-name="T78">ministrentur, causae sunt et conservantes et </text:span><text:span text:style-name="T78">salubres;<text:line-break/></text:span><text:span text:style-name="T78">morbosae vero, si incommode. . Quare ex his </text:span><text:span text:style-name="T78">manifestum<text:line-break/></text:span><text:span text:style-name="T78">est, praeter has res non alias salubres, alias </text:span><text:span text:style-name="T78">morbosas</text:span></text:p>
      <text:p text:style-name="P10"><text:span text:style-name="T78">existimandas esse, sed easdem ad diversas relatas ali-<text:line-break/></text:span><text:span text:style-name="T78">quando </text:span><text:span text:style-name="T78">salubres</text:span><text:span text:style-name="T78">, </text:span><text:span text:style-name="T78">aliquando vero moibofas. </text:span><text:span text:style-name="T78">Si </text:span><text:span text:style-name="T78">quidem<text:line-break/></text:span><text:span text:style-name="T78">corpori </text:span><text:span text:style-name="T78">motum desideranti exercitatio falubris est, quies<text:line-break/></text:span><text:span text:style-name="T78">vero' </text:span><text:span text:style-name="T78">insalubris ; si-otio egeat, quies falutaris est, motus<text:line-break/></text:span><text:span text:style-name="T78">autem </text:span><text:span text:style-name="T78">insalubris. Eadem autem cibi,' notus et reliquo-<text:line-break/></text:span><text:span text:style-name="T78">ram omnium </text:span><text:span text:style-name="T78">est ratio. Quorum quodque si egenti cor-<text:line-break/></text:span><text:span text:style-name="T78">pori </text:span><text:span text:style-name="T78">cum justa tum quantitate, tum qualitate adhibitum<text:line-break/></text:span><text:span text:style-name="T78">fit, </text:span><text:span text:style-name="T78">salubre </text:span><text:span text:style-name="T78">est; insalubre vero, si aut omnino non ind-<text:line-break/></text:span><text:span text:style-name="T78">igeat, </text:span><text:span text:style-name="T78">aut si non scrvato modo ministretur. Atque haec<text:line-break/></text:span><text:span text:style-name="T78">duo </text:span><text:span text:style-name="T78">circa salubre et morbosum corpus consideranda sunt,<text:line-break/></text:span><text:span text:style-name="T78">nimirum </text:span><text:span text:style-name="T78">rei, quae adhibetur, quantitas et qualitas. Nul-<text:line-break/></text:span><text:span text:style-name="T78">la </text:span><text:span text:style-name="T78">enim </text:span><text:span text:style-name="T78">ratione temporis occatio, utpote quae cum<text:line-break/></text:span><text:span text:style-name="T78">his </text:span><text:span text:style-name="T78">comprehensa sit, tanquam aliquod tertium adjun-<text:line-break/></text:span><text:span text:style-name="T78">genda </text:span><text:span text:style-name="T78">eft. </text:span><text:span text:style-name="T78">Quum enim tali ac tanta re assumenda cor-<text:line-break/></text:span><text:span text:style-name="T78">pes </text:span><text:span text:style-name="T78">eget, </text:span><text:span text:style-name="T78">ea certe opportune adhibetur. Atque hinc<text:line-break/></text:span><text:span text:style-name="T78">oituin </text:span><text:span text:style-name="T78">habet </text:span><text:span text:style-name="T78">occasio, quod fluxum mutabileqne sit mor-<text:line-break/></text:span><text:span text:style-name="T78">tale </text:span><text:span text:style-name="T78">corpus, </text:span><text:span text:style-name="T78">quodque pro mutationis ratione aliis alio<text:line-break/></text:span><text:span text:style-name="T78">fempore </text:span><text:span text:style-name="T78">remediis egeat. Quare non est genere tertium</text:span></text:p>
      <text:p text:style-name="P10"><text:span text:style-name="T78">inter haec, quae dicta sunt, occasio; verum docendi </text:span><text:span text:style-name="T78">gra-<text:line-break/></text:span><text:span text:style-name="T78">tia ipsa tanquam tertio </text:span><text:span text:style-name="T78">ob </text:span><text:span text:style-name="T78">eam quam diximus </text:span><text:span text:style-name="T78">caulam<text:line-break/></text:span><text:span text:style-name="T78">plerumque utimur.</text:span></text:p>
      <text:h text:style-name="P5" text:outline-level="2">Cap. XXIV.</text:h>
      <text:p text:style-name="P8"><text:span text:style-name="T78">Quoniam autem in his scopis tum </text:span><text:span text:style-name="T78">aliae<text:line-break/></text:span><text:span text:style-name="T78">salubres causae, tum quod nunc propositum </text:span><text:span text:style-name="T78">est genas<text:line-break/></text:span><text:span text:style-name="T78">continetur, de ipsis rursus disseramus. Optimae </text:span><text:span text:style-name="T78">igitur<text:line-break/></text:span><text:span text:style-name="T78">corporis constitutioni, si circumductus aer temperatus </text:span><text:span text:style-name="T78">fit,<text:line-break/></text:span><text:span text:style-name="T78">tum aliorum nuper commemoratorum, nempe </text:span><text:span text:style-name="T78">quietis<text:line-break/></text:span><text:span text:style-name="T78">et motus, somni et vigiliae, tum assumendorum </text:span><text:span text:style-name="T78">et ex-<text:line-break/></text:span><text:span text:style-name="T78">cernendorum exquisita symmetria conveniet. </text:span><text:span text:style-name="T78">Sin in.<text:line-break/></text:span><text:span text:style-name="T78">temperatus sit, tantum symmetriam mutare </text:span><text:span text:style-name="T78">conveniet,<text:line-break/></text:span><text:span text:style-name="T78">quam vitiatum temperamentum est. Symmetriae </text:span><text:span text:style-name="T78">quidem<text:line-break/></text:span><text:span text:style-name="T78">scopus est, in ambiente quidem aere, ut neque </text:span><text:span text:style-name="T78">frigore<text:line-break/></text:span><text:span text:style-name="T78">inhorrescamus, neque aestu sudemus. Ab </text:span><text:span text:style-name="T78">exercitatione<text:line-break/></text:span><text:span text:style-name="T78">vero, quum primum lassescere corpus coeperit, </text:span><text:span text:style-name="T78">cetfau-<text:line-break/></text:span><text:span text:style-name="T78">dum est. ln.uibis accurata concoctio, et </text:span><text:span text:style-name="T78">moderata ex-<text:line-break/></text:span><text:span text:style-name="T78">crementorum tum qualitas tum quantitas. lu </text:span><text:span text:style-name="T78">his coo-<text:line-break/></text:span><text:span text:style-name="T78">coctioni respondet appetentia. Quare neque </text:span><text:span text:style-name="T78">praeside</text:span></text:p>
      <text:p text:style-name="P10"><text:span text:style-name="T78">opns </text:span><text:span text:style-name="T78">est, qui cibi modum praestabit Siquidem optima<text:line-break/></text:span><text:span text:style-name="T78">natura </text:span><text:span text:style-name="T78">tantum probe concoquit, quantum appetit. Si-<text:line-break/></text:span><text:span text:style-name="T78">militer </text:span><text:span text:style-name="T78">autem somno natura ipsa bene constituta modum<text:line-break/></text:span><text:span text:style-name="T78">praescribit: </text:span><text:span text:style-name="T78">somnum enim finit, quum non amplius eo<text:line-break/></text:span><text:span text:style-name="T78">corpus </text:span><text:span text:style-name="T78">eget Itaque hanc vivendi rationem (errantibus,<text:line-break/></text:span><text:span text:style-name="T78">neque </text:span><text:span text:style-name="T78">alvi sedimenta, neque urinae, neque universi',<text:line-break/></text:span><text:span text:style-name="T78">cerporis </text:span><text:span text:style-name="T78">excrementa vitiosa sunt: illa enim cibus et<text:line-break/></text:span><text:span text:style-name="T78">potus </text:span><text:span text:style-name="T78">moderatus efficit. Perspiratiouem vero corporis<text:line-break/></text:span><text:span text:style-name="T78">universi </text:span><text:span text:style-name="T78">salubrem reddit mediocris exercitatio. Per-<text:line-break/></text:span><text:span text:style-name="T78">fpicuum </text:span><text:span text:style-name="T78">autem est, quod ab omnibus immodicis animi<text:line-break/></text:span><text:span text:style-name="T78">affectibus, </text:span><text:span text:style-name="T78">nempe iracundia, tristitia, furore, timore,<text:line-break/></text:span><text:span text:style-name="T78">invidia et </text:span><text:span text:style-name="T78">cura, abstinendum sit, ut qui naturalem con-<text:line-break/></text:span><text:span text:style-name="T78">llitutionem </text:span><text:span text:style-name="T78">corrumpant ac .immutent. Veneris autem<text:line-break/></text:span><text:span text:style-name="T78">;nxta </text:span><text:span text:style-name="T78">Epicurum nullus usus salutaris est; revera tamen<text:line-break/></text:span><text:span text:style-name="T78">confert </text:span><text:span text:style-name="T78">intervallo repetita tam longo, ut exolutio non<text:line-break/></text:span><text:span text:style-name="T78">fcntiatur, </text:span><text:span text:style-name="T78">et ipse, qui utitur, se ipso levior esse facilius-<text:line-break/></text:span><text:span text:style-name="T78">que </text:span><text:span text:style-name="T78">spirare </text:span><text:span text:style-name="T78">videatur. Idoneum autem ejus utendae</text:span></text:p>
      <text:p text:style-name="P10"><text:span text:style-name="T78">tempus est, quum corpus in statu omnino </text:span><text:span text:style-name="T78">medio est,<text:line-break/></text:span><text:span text:style-name="T78">omnium, quae foris circumstant, </text:span><text:span text:style-name="T78">constitutum, nempe<text:line-break/></text:span><text:span text:style-name="T78">immodicae repletionis et inanitionis, caloris' </text:span><text:span text:style-name="T78">et frigoris,<text:line-break/></text:span><text:span text:style-name="T78">siccitatis et humiditatis. Quod </text:span><text:span text:style-name="T78">si </text:span><text:span text:style-name="T78">a </text:span><text:span text:style-name="T78">mediocritate ali-<text:line-break/></text:span><text:span text:style-name="T78">quando aberrarit, levis est error. Caeterum </text:span><text:span text:style-name="T78">calfacto<text:line-break/></text:span><text:span text:style-name="T78">quam refrigerato, pleno quam vacuo, humectato </text:span><text:span text:style-name="T78">quam<text:line-break/></text:span><text:span text:style-name="T78">resiccato corpori veneris usus commodior </text:span><text:span text:style-name="T78">est Honim<text:line-break/></text:span><text:span text:style-name="T78">autem singulorum qualitas in optima </text:span><text:span text:style-name="T78">constitutione eli-<text:line-break/></text:span><text:span text:style-name="T78">genda esu Exercitationis </text:span><text:span text:style-name="T78">quidem, </text:span><text:span text:style-name="T78">in </text:span><text:span text:style-name="T78">qua omnes cor-<text:line-break/></text:span><text:span text:style-name="T78">poris partes aequa proportione moveantur, </text:span><text:span text:style-name="T78">sic ut aliae<text:line-break/></text:span><text:span text:style-name="T78">ultra, </text:span><text:span text:style-name="T78">aliae </text:span><text:span text:style-name="T78">citra modum </text:span><text:span text:style-name="T78">non </text:span><text:span text:style-name="T78">fatigentur. </text:span><text:span text:style-name="T78">Temperatilli.<text:line-break/></text:span><text:span text:style-name="T78">mus vero cibus ac potus sit, scilicet </text:span><text:span text:style-name="T78">temperatis naturis<text:line-break/></text:span><text:span text:style-name="T78">familiarior. Eadem est in aliis ratio.</text:span></text:p>
      <text:h text:style-name="P5" text:outline-level="2">Cap. XXV.</text:h>
      <text:p text:style-name="P8"><text:span text:style-name="T78">Quod si ab optima </text:span><text:span text:style-name="T78">constitutione cor-<text:line-break/>pus aliquantum, </text:span><text:span text:style-name="T78">non autem plurimum </text:span><text:span text:style-name="T78">deflectat, cautis,<text:line-break/></text:span><text:span text:style-name="T78">quae </text:span><text:span text:style-name="T78">sanitatem </text:span><text:span text:style-name="T78">tuentur, ad proportionem </text:span><text:span text:style-name="T78">mutare oportet.<text:line-break/>Verum quum multa sint ejusmodi corpora, de singulis<text:line-break/></text:span><text:span text:style-name="T78">Seorsum est disputandum. </text:span><text:span text:style-name="T78">Quod </text:span><text:span text:style-name="T78">igitur </text:span><text:span text:style-name="T78">temperamentum</text:span></text:p>
      <text:p text:style-name="P10"><text:span text:style-name="T78">mutat, </text:span><text:span text:style-name="T78">sed aptam instrumentorum compositionem servat,<text:line-break/></text:span><text:span text:style-name="T78">duplicem </text:span><text:span text:style-name="T78">habet salubrium causarum formam: alteram qui-’<text:line-break/></text:span><text:span text:style-name="T78">demearet», </text:span><text:span text:style-name="T78">quae temperamentum tueantur, alteram vero,<text:line-break/></text:span><text:span text:style-name="T78">quae </text:span><text:span text:style-name="T78">ad optimum revocent Quae igitur temperamentum<text:line-break/></text:span><text:span text:style-name="T78">fervant, </text:span><text:span text:style-name="T78">tantum a temperatissimae naturae causis di-<text:line-break/></text:span><text:span text:style-name="T78">stant, </text:span><text:span text:style-name="T78">quantum ab ilia totius corporis temperamentum<text:line-break/></text:span><text:span text:style-name="T78">discedit. </text:span><text:span text:style-name="T78">Squidem calidiora corpora calidiorem nictus<text:line-break/></text:span><text:span text:style-name="T78">rasionem </text:span><text:span text:style-name="T78">efflagitant; frigidiora vero frigidiorem; sic-<text:line-break/></text:span><text:span text:style-name="T78">ciora </text:span><text:span text:style-name="T78">autem sicciorem, et humidiora hurnidiorem; at-<text:line-break/></text:span><text:span text:style-name="T78">que </text:span><text:span text:style-name="T78">fecundum conjugationem calidiora et sicciora ca-<text:line-break/></text:span><text:span text:style-name="T78">lid </text:span><text:span text:style-name="T78">orem </text:span><text:span text:style-name="T78">et sicciorem Eadem'esi reliquarum trium con-<text:line-break/></text:span><text:span text:style-name="T78">jagauonum </text:span><text:span text:style-name="T78">ratio. Causarum igitur materia is recte ute-<text:line-break/></text:span><text:span text:style-name="T78">tur, qui </text:span><text:span text:style-name="T78">nativas earum vires noverit, quod videlicet<text:line-break/></text:span><text:span text:style-name="T78">motus, </text:span><text:span text:style-name="T78">inedia, vigiliae, vacuatio, et omnes animi af-<text:line-break/></text:span><text:span text:style-name="T78">fictiones </text:span><text:span text:style-name="T78">corpus exiccent; his vero contraria humectent.<text:line-break/></text:span><text:span text:style-name="T78">Eodem </text:span><text:span text:style-name="T78">modo quisquis caifacientia refrigerantiaque 'vi-<text:line-break/></text:span><text:span text:style-name="T78">tat </text:span><text:span text:style-name="T78">studia, </text:span><text:span text:style-name="T78">cibum quoque ac potum, atque, ut semel</text:span></text:p>
      <text:p text:style-name="P10"><text:span text:style-name="T78">dicam, omnium, quae corpori admoventur; materias </text:span><text:span text:style-name="T78">ac<text:line-break/></text:span><text:span text:style-name="T78">facultates intellexerit, salubribus causis utetur, </text:span><text:span text:style-name="T78">similia<text:line-break/></text:span><text:span text:style-name="T78">similibus adhibendo, si quidem corporis temperamentum,<text:line-break/>quale accepit, tueri velit. </text:span><text:span text:style-name="T78">Si </text:span><text:span text:style-name="T78">vero permutare corpus </text:span><text:span text:style-name="T78">at-<text:line-break/></text:span><text:span text:style-name="T78">que transferre velit in meliorem statum, altero </text:span><text:span text:style-name="T78">salu-<text:line-break/></text:span><text:span text:style-name="T78">brium causarum genere antedictis quidem </text:span><text:span text:style-name="T78">contrario eft<text:line-break/></text:span><text:span text:style-name="T78">opus, quod </text:span><text:span text:style-name="T78">a </text:span><text:span text:style-name="T78">temperatis </text:span><text:span text:style-name="T78">mediisque, </text:span><text:span text:style-name="T78">quas optimis </text:span><text:span text:style-name="T78">naturis<text:line-break/></text:span><text:span text:style-name="T78">convenire dicebamus, aequaliter lu, alterutram </text:span><text:span text:style-name="T78">partetu<text:line-break/></text:span><text:span text:style-name="T78">declinet Nunquam enim in exquisitam temperiem </text:span><text:span text:style-name="T78">calida<text:line-break/></text:span><text:span text:style-name="T93">et</text:span><text:span text:style-name="T78"> sicca victus ratio calidiorem et . sicciorem </text:span><text:span text:style-name="T78">naturam<text:line-break/></text:span><text:span text:style-name="T78">mutabit, sed ea, quae tanto </text:span><text:span text:style-name="T78">sit </text:span><text:span text:style-name="T78">justo temperamento </text:span><text:span text:style-name="T78">fri-<text:line-break/></text:span><text:span text:style-name="T78">gidior et humidior, ' quantum natura naturam </text:span><text:span text:style-name="T78">calore et<text:line-break/></text:span><text:span text:style-name="T78">siccitate superabat. 'sale autem causarum </text:span><text:span text:style-name="T78">genus conge-<text:line-break/></text:span><text:span text:style-name="T78">nitas inteniperatnras emeudat; alterum </text:span><text:span text:style-name="T78">vero, de quo<text:line-break/></text:span><text:span text:style-name="T78">ante disputatum est, conservat. Utrisque </text:span><text:span text:style-name="T78">autem medici<text:line-break/></text:span><text:span text:style-name="T78">vicissim utuntur. Siquidem, quum per otium </text:span><text:span text:style-name="T78">majus licet,<text:line-break/></text:span><text:span text:style-name="T78">corrigunt paulatim in meliorem statum </text:span><text:span text:style-name="T78">transferentes;<text:line-break/></text:span><text:span text:style-name="T78">non enim fubitas natura, mutationes sustinet. </text:span><text:span text:style-name="T78">In eodetn</text:span></text:p>
      <text:p text:style-name="P10"><text:span text:style-name="T78">vero </text:span><text:span text:style-name="T78">statu, quum necessariis detinentur occupationibus,<text:line-break/></text:span><text:span text:style-name="T78">fervant. </text:span><text:span text:style-name="T78">Quid est igitur, cur talem causarum differentiam<text:line-break/></text:span><text:span text:style-name="T78">conservatricem </text:span><text:span text:style-name="T78">appellamus? Hanc enim potius immuta-<text:line-break/></text:span><text:span text:style-name="T78">tricem </text:span><text:span text:style-name="T78">et curatricem forte nominasse conveniebat, </text:span><text:span text:style-name="T78">et<text:line-break/></text:span><text:span text:style-name="T78">congenitorum </text:span><text:span text:style-name="T78">vitiorum emendatricem; quoniam omnes,<text:line-break/></text:span><text:span text:style-name="T78">quae </text:span><text:span text:style-name="T78">sanos tuentur, causas, ad universum sanitatis genus<text:line-break/></text:span><text:span text:style-name="T78">relatas, </text:span><text:span text:style-name="T78">non autem ad singulas differentias, conservantes<text:line-break/>vocavimus; sive praeter id, quod sanitatem fervant, in<text:line-break/></text:span><text:span text:style-name="T78">meliorem </text:span><text:span text:style-name="T78">statum totam temperaturam deducant; sive,,<text:line-break/></text:span><text:span text:style-name="T78">quae ab </text:span><text:span text:style-name="T78">initio generationis contracta est, naturam ser-<text:line-break/></text:span><text:span text:style-name="T78">vent. </text:span><text:span text:style-name="T78">Quae vero constitutionem deteriorem reddunt,<text:line-break/></text:span><text:span text:style-name="T78">morbosas </text:span><text:span text:style-name="T78">dicimus. Omnibus autem similiter intempera-<text:line-break/></text:span><text:span text:style-name="T78">tis partibus </text:span><text:span text:style-name="T78">similis, dissimiliter vero dissimilis cura ad-’<text:line-break/></text:span><text:span text:style-name="T78">bibetur. </text:span><text:span text:style-name="T78">Potest enim ventriculus, quam par fit, frigidior<text:line-break/></text:span><text:span text:style-name="T78">esse, </text:span><text:span text:style-name="T78">caput vero calidius, atque ita utrumque sibi pro-<text:line-break/></text:span><text:span text:style-name="T78">pria </text:span><text:span text:style-name="T78">remedia desiderare. Ad eundem modum unaquae-<text:line-break/></text:span><text:span text:style-name="T78">que </text:span><text:span text:style-name="T78">partium reliquarum justo temperamento aut humi-<text:line-break/></text:span><text:span text:style-name="T78">dior, aut </text:span><text:span text:style-name="T78">siccior, aut calidior, aut frigidior esse i victus-<text:line-break/></text:span><text:span text:style-name="T78">que ratione </text:span><text:span text:style-name="T78">intemperatnrae suae familiari egere. Non</text:span></text:p>
      <text:p text:style-name="P10"><text:span text:style-name="T78">igitur omnes ejusmodi partes ex aequo </text:span><text:span text:style-name="T78">exercebimus,<text:line-break/></text:span><text:span text:style-name="T78">nec eodem modo humectabinrus, aut exiccabimus, </text:span><text:span text:style-name="T78">aut<text:line-break/></text:span><text:span text:style-name="T78">aliud quidpiarn efficiemus. De bis autem fusius in </text:span><text:span text:style-name="T78">libris<text:line-break/></text:span><text:span text:style-name="T78">de sanitate tuenda disputatum est.</text:span></text:p>
      <text:h text:style-name="P5" text:outline-level="2">Cap. XXVI.</text:h>
      <text:p text:style-name="P8"><text:span text:style-name="T78">Instrumentorum vero, quatenus </text:span><text:span text:style-name="T78">ipsa<text:line-break/></text:span><text:span text:style-name="T78">ab optima constitutione recedunt, hic etiam </text:span><text:span text:style-name="T78">salubres<text:line-break/></text:span><text:span text:style-name="T78">causae inter se disserunt. Siquidem aliae vitiatae </text:span><text:span text:style-name="T78">con-<text:line-break/></text:span><text:span text:style-name="T78">formationis, aliae magnitudinis, aliae numeri, </text:span><text:span text:style-name="T78">aliae<text:line-break/></text:span><text:span text:style-name="T78">positus salubres sunt causae. In conformatione </text:span><text:span text:style-name="T78">igitur<text:line-break/></text:span><text:span text:style-name="T78">complura vitia cernuntur, nimirum figura partis, </text:span><text:span text:style-name="T78">et si<text:line-break/></text:span><text:span text:style-name="T78">quod est naturale in ea concavum, aut osculum, </text:span><text:span text:style-name="T78">aut<text:line-break/></text:span><text:span text:style-name="T78">meatus, aut asperitas, aut laevitas, a siia fymrnetria </text:span><text:span text:style-name="T78">de-<text:line-break/></text:span><text:span text:style-name="T78">clinantia. Quod si exiguum vitium sit, salubrium; </text:span><text:span text:style-name="T78">sin<text:line-break/></text:span><text:span text:style-name="T78">maguum; insalubrium appellationem obtinent. </text:span><text:span text:style-name="T78">Si vero<text:line-break/></text:span><text:span text:style-name="T78">tantus fit excessus, ut actio laedatur,, </text:span><text:span text:style-name="T93">jam </text:span><text:span text:style-name="T93">aegrotare di-<text:line-break/></text:span><text:span text:style-name="T93">cuntur.</text:span><text:span text:style-name="T78"> In magnitudine vero easdem differentias </text:span><text:span text:style-name="T78">exupe.<text:line-break/></text:span><text:span text:style-name="T78">rantia et defectus constituunt. In numero autem, </text:span><text:span text:style-name="T78">quae-<text:line-break/></text:span><text:span text:style-name="T78">cunque sive una, sive plures ex partibus </text:span><text:span text:style-name="T78">simplicibus</text:span></text:p>
      <text:p text:style-name="P10"><text:span text:style-name="T78">aut </text:span><text:span text:style-name="T78">desint, aut redundent. In quo genere continentur<text:line-break/></text:span><text:span text:style-name="T78">quae </text:span><text:span text:style-name="T78">praeter naturam nobis adnascuntur materiae., Su-,<text:line-break/></text:span><text:span text:style-name="T78">perest </text:span><text:span text:style-name="T78">aliud genus, nempe simplicis cujusque partis situs.<text:line-break/></text:span><text:span text:style-name="T78">Cujus </text:span><text:span text:style-name="T78">quatuor omnino funt differentiae, una quidem op-<text:line-break/></text:span><text:span text:style-name="T78">sima; </text:span><text:span text:style-name="T78">altera, quae nonnihil ab liac deflectit, ideoque sia-<text:line-break/></text:span><text:span text:style-name="T78">labre </text:span><text:span text:style-name="T78">corpus reddit; tertia morbosum, quum longius<text:line-break/></text:span><text:span text:style-name="T78">recedit; </text:span><text:span text:style-name="T78">quarta vero jam aegrotum, quum, plurimunr<text:line-break/></text:span><text:span text:style-name="T78">distat. </text:span><text:span text:style-name="T78">Quae autem vitium in figura secerunt, quales<text:line-break/></text:span><text:span text:style-name="T78">Tatiae </text:span><text:span text:style-name="T78">sunt, varae et obliquae, siquidem recens adhuc '<text:line-break/></text:span><text:span text:style-name="T78">natae atque </text:span><text:span text:style-name="T78">tenellae sunt, reconcinnatione et deligatione<text:line-break/></text:span><text:span text:style-name="T78">ad </text:span><text:span text:style-name="T78">naturalem statum reducuntur; sn durae ac jam in-<text:line-break/></text:span><text:span text:style-name="T78">auctae, </text:span><text:span text:style-name="T78">non corriguntur. Quinetiam et quae vitiosam<text:line-break/></text:span><text:span text:style-name="T78">cavitatem </text:span><text:span text:style-name="T78">obtinent, dum adhuc crescunt, eodem, emen-<text:line-break/></text:span><text:span text:style-name="T78">dantur </text:span><text:span text:style-name="T78">modo. Quum vero ad summum incrementum<text:line-break/></text:span><text:span text:style-name="T78">pervenerunt, </text:span><text:span text:style-name="T78">correctionem non admittunt. Itaque exi--<text:line-break/></text:span><text:span text:style-name="T78">gaas </text:span><text:span text:style-name="T78">cavitates ligatura </text:span><text:span text:style-name="T78">et </text:span><text:span text:style-name="T78">quies, magnas vero partium-<text:line-break/></text:span><text:span text:style-name="T78">actio et </text:span><text:span text:style-name="T78">spiritus retentio reddit. Eodem autem modo<text:line-break/></text:span><text:span text:style-name="T78">meatuum et </text:span><text:span text:style-name="T78">osculorum vitia emendantur. Quaccunque</text:span></text:p>
      <text:p text:style-name="P10"><text:span text:style-name="T78">etiam justam magnitudinem excedunt, quiete aptaque </text:span><text:span text:style-name="T78">de-<text:line-break/></text:span><text:span text:style-name="T78">ligatione minores efficiuntur; majores vero motu </text:span><text:span text:style-name="T78">natu-<text:line-break/></text:span><text:span text:style-name="T78">nae commodo, et frictione mediocri, et aliis quibuscun-<text:line-break/>qu'e sanguinem uberiorem attrahere idoneis. Quae </text:span><text:span text:style-name="T78">autem<text:line-break/></text:span><text:span text:style-name="T78">deficiunt, siquidem ex sanguine ortum habent, </text:span><text:span text:style-name="T78">resarciri<text:line-break/></text:span><text:span text:style-name="T78">possunt. Quae vero ex semine, fere non </text:span><text:span text:style-name="T78">possunt, ve-<text:line-break/></text:span><text:span text:style-name="T78">rum pro his alia eundem habentia usum </text:span><text:span text:style-name="T78">nonnunquam<text:line-break/></text:span><text:span text:style-name="T78">efficere licet: quorum omnium opifex natura </text:span><text:span text:style-name="T78">est, me-<text:line-break/></text:span><text:span text:style-name="T78">dicus vero minister. At quae numero superant, </text:span><text:span text:style-name="T78">ipsarum<text:line-break/></text:span><text:span text:style-name="T78">sublatio causa salubris est. Sed considerandum, </text:span><text:span text:style-name="T78">in qui-<text:line-break/></text:span><text:span text:style-name="T78">bus id fieri possit. Quod fi fieri nequeat, ut </text:span><text:span text:style-name="T78">alio trans,<text:line-break/></text:span><text:span text:style-name="T78">feratur, adhibenda cura est. Eadem ratione </text:span><text:span text:style-name="T78">quae iu<text:line-break/></text:span><text:span text:style-name="T78">situ funt vitia emendantur. Certum autem est, </text:span><text:span text:style-name="T78">duo aut<text:line-break/></text:span><text:span text:style-name="T78">tria </text:span><text:span text:style-name="T78">vitia in eadem saepe parte simul consistere </text:span><text:span text:style-name="T78">posse;<text:line-break/></text:span><text:span text:style-name="T78">quod ei accidit, qui exiguum </text:span><text:span text:style-name="T78">ac </text:span><text:span text:style-name="T78">rotundum et in </text:span><text:span text:style-name="T78">septum<text:line-break/></text:span><text:span text:style-name="T78">transversum incumbentem ventriculum </text:span><text:span text:style-name="T78">habebat, in quo<text:line-break/></text:span><text:span text:style-name="T78">magnitudo, conformatio et situs depravatus erat; </text:span><text:span text:style-name="T78">tem.</text:span></text:p>
      <text:p text:style-name="P10"><text:span text:style-name="T78">peramentum quoque frigidius. Hic ad naturalem statum<text:line-break/></text:span><text:span text:style-name="T78">nullo </text:span><text:span text:style-name="T78">auxilio transferri poterat, scd tamen, ne nimis<text:line-break/></text:span><text:span text:style-name="T78">infestaretur, </text:span><text:span text:style-name="T78">impediri. Quoniam enim, dum plenus ven-<text:line-break/></text:span><text:span text:style-name="T78">ter </text:span><text:span text:style-name="T78">erat, aegre spirabat, cibus parcior, fed qui probe<text:line-break/></text:span><text:span text:style-name="T78">aleret, </text:span><text:span text:style-name="T78">nec Iente descenderet, ter die sumebatur. Alteri<text:line-break/></text:span><text:span text:style-name="T78">vero, </text:span><text:span text:style-name="T78">cni jecur saepissime ob vaforuin angustiam obstrue-<text:line-break/></text:span><text:span text:style-name="T78">batur, </text:span><text:span text:style-name="T78">extenuans victus remedio fuit.</text:span></text:p>
      <text:h text:style-name="P5" text:outline-level="2">Cap. XXVII.</text:h>
      <text:p text:style-name="P8"><text:span text:style-name="T78">Superest adhuc genus unum, quod<text:line-break/></text:span><text:span text:style-name="T78">simplicium </text:span><text:span text:style-name="T78">partium et instrumentorum commune est;<text:line-break/></text:span><text:span text:style-name="T78">nempe </text:span><text:span text:style-name="T78">unitatis solutio, quam forte quispiam his, qui in-<text:line-break/></text:span><text:span text:style-name="T78">culpata </text:span><text:span text:style-name="T78">sanitate fluuntur, aliquando inesse negabit ob<text:line-break/></text:span><text:span text:style-name="T78">id, </text:span><text:span text:style-name="T78">quod ea scmper affectio sit; non videns, quod de<text:line-break/></text:span><text:span text:style-name="T78">oninibus </text:span><text:span text:style-name="T78">generibus eodem modo dubitandum esset. Nam<text:line-break/></text:span><text:span text:style-name="T78">si </text:span><text:span text:style-name="T78">actionis offensio, quae quidem sensu percipitur, mor-<text:line-break/></text:span><text:span text:style-name="T78">bum </text:span><text:span text:style-name="T78">a sanitate non distinguat , sed affectionis tantum<text:line-break/></text:span><text:span text:style-name="T78">qualitas </text:span><text:span text:style-name="T78">consideretur , necessario perpetuae valetudinis<text:line-break/></text:span><text:span text:style-name="T78">opinio </text:span><text:span text:style-name="T78">recipietur: quum nemo sit, qui optimas actiones<text:line-break/></text:span><text:span text:style-name="T78">omnes </text:span><text:span text:style-name="T78">habeat. Verum haec disputatio, quoniam magis<text:line-break/></text:span><text:span text:style-name="T78">logica </text:span><text:span text:style-name="T78">esse videtuf, seorsum consideranda esu</text:span></text:p>
      <text:h text:style-name="P6" text:outline-level="2">Cap. XXVIII.</text:h>
      <text:p text:style-name="P8"><text:span text:style-name="T78">De salubribus vero causis, quatenus </text:span><text:span text:style-name="T78">ad<text:line-break/></text:span><text:span text:style-name="T78">eos referuntur, quos aegrotare constat, deinceps </text:span><text:span text:style-name="T78">disseramus,<text:line-break/></text:span><text:span text:style-name="T78">ah intemperie exorsi. Explicanda igitur prius funt, </text:span><text:span text:style-name="T78">quae<text:line-break/></text:span><text:span text:style-name="T78">ah omnibus fere medicis praetermittuntur, nempe alias </text:span><text:span text:style-name="T78">jam<text:line-break/></text:span><text:span text:style-name="T78">factae intemperiei,salubres caufas esse, alias ejus, quae </text:span><text:span text:style-name="T78">ad-<text:line-break/></text:span><text:span text:style-name="T78">huc sit, quemadmodum et ejus, quae futura est, </text:span><text:span text:style-name="T78">alias.<text:line-break/></text:span><text:span text:style-name="T78">Hujus postremae aliae in ea artis parte constitutae </text:span><text:span text:style-name="T78">funt,<text:line-break/></text:span><text:span text:style-name="T78">quae corpori prospicit, aliae in ea, quae praesentem </text:span><text:span text:style-name="T78">sani-<text:line-break/></text:span><text:span text:style-name="T78">tatem tuetur. Omnninr autem primae in sola' curandi </text:span><text:span text:style-name="T78">ra-<text:line-break/></text:span><text:span text:style-name="T78">tione caulae politae sunt. Ejus vero, quam inter </text:span><text:span text:style-name="T78">utramque<text:line-break/></text:span><text:span text:style-name="T78">mediam elle diximus, in praecautione et </text:span><text:span text:style-name="T78">curatione<text:line-break/></text:span><text:span text:style-name="T78">Etenim, factam intemperiem et quae jam morbus </text:span><text:span text:style-name="T78">existit,<text:line-break/></text:span><text:span text:style-name="T78">curare oportet- Eam autem, qu</text:span><text:span text:style-name="T100">ae</text:span><text:span text:style-name="T78"> oondnm </text:span><text:span text:style-name="T78">morbus est,<text:line-break/></text:span><text:span text:style-name="T78">fed tamen ex corporis affectione futurus, prohit,</text:span><text:span text:style-name="T100">e</text:span><text:span text:style-name="T78">r</text:span><text:span text:style-name="T100">e</text:span><text:span text:style-name="T78"> </text:span><text:span text:style-name="T78">opor-<text:line-break/></text:span><text:span text:style-name="T78">tet. Ejus vero, quae fit, quod quidem j</text:span><text:span text:style-name="T100">am</text:span><text:span text:style-name="T78"> f</text:span><text:span text:style-name="T100">actu</text:span><text:span text:style-name="T78">m </text:span><text:span text:style-name="T78">est,<text:line-break/></text:span><text:span text:style-name="T78">curare, quod vero futurum est, prohih</text:span><text:span text:style-name="T100">ere</text:span><text:span text:style-name="T78">. </text:span><text:span text:style-name="T78">Prohibetur<text:line-break/></text:span><text:span text:style-name="T78">autem, affectione, ex q»a id sieri idon</text:span><text:span text:style-name="T100">eu</text:span><text:span text:style-name="T78">m </text:span><text:span text:style-name="T100">e</text:span><text:span text:style-name="T78">st, </text:span><text:span text:style-name="T78">sublaa,<text:line-break/></text:span><text:span text:style-name="T78">quae quidem antecedens causa no</text:span><text:span text:style-name="T100">m</text:span><text:span text:style-name="T78">in</text:span><text:span text:style-name="T100">atur</text:span><text:span text:style-name="T78">. Jam </text:span><text:span text:style-name="T78">vero</text:span></text:p>
      <text:p text:style-name="P10"><text:span text:style-name="T78">factus </text:span><text:span text:style-name="T78">morbus, </text:span><text:span text:style-name="T78">affectione, </text:span><text:span text:style-name="T78">quae prima naturalem actio-<text:line-break/></text:span><text:span text:style-name="T78">nem </text:span><text:span text:style-name="T78">laedit, sublata, curabitur, quam quidem morbi cau-<text:line-break/></text:span><text:span text:style-name="T78">fani '</text:span><text:span text:style-name="T78">esse dicimus. </text:span><text:span text:style-name="T78">Curatio </text:span><text:span text:style-name="T78">autem unum habet scopum<text:line-break/>primarium </text:span><text:span text:style-name="T78">rnaxirneque communem, nempe rei, </text:span><text:span text:style-name="T78">quae<text:line-break/></text:span><text:span text:style-name="T78">tolli </text:span><text:span text:style-name="T78">debet, </text:span><text:span text:style-name="T78">contrarium. Ex hoc enim </text:span><text:span text:style-name="T78">genere caulae<text:line-break/></text:span><text:span text:style-name="T116">omr.es </text:span><text:span text:style-name="T78">sunt, quae sanitatem </text:span><text:span text:style-name="T78">efficiunt; </text:span><text:span text:style-name="T78">speciatim vero ex<text:line-break/></text:span><text:span text:style-name="T78">suis </text:span><text:span text:style-name="T78">enique contrariis. </text:span><text:span text:style-name="T78">Calido </text:span><text:span text:style-name="T78">igitur </text:span><text:span text:style-name="T78">affectui </text:span><text:span text:style-name="T78">frigida<text:line-break/></text:span><text:span text:style-name="T78">caufa </text:span><text:span text:style-name="T78">contraria </text:span><text:span text:style-name="T78">est, </text:span><text:span text:style-name="T78">frigido vero calida. Eadem est in<text:line-break/></text:span><text:span text:style-name="T78">reliquis </text:span><text:span text:style-name="T78">ratio. Nam </text:span><text:span text:style-name="T78">si </text:span><text:span text:style-name="T78">praeter naturam excessus omnis<text:line-break/></text:span><text:span text:style-name="T78">sit, </text:span><text:span text:style-name="T78">mediocritas vero </text:span><text:span text:style-name="T78">secundum </text:span><text:span text:style-name="T78">naturam, necessario om-<text:line-break/></text:span><text:span text:style-name="T78">Diso </text:span><text:span text:style-name="T78">ad mediocritatem, </text:span><text:span text:style-name="T78">quod </text:span><text:span text:style-name="T78">excessit, ab excessu con-<text:line-break/></text:span><text:span text:style-name="T78">trario </text:span><text:span text:style-name="T78">reducetur. Perspicuum autem est, quod ex sua-<text:line-break/></text:span><text:span text:style-name="T78">facultate, </text:span><text:span text:style-name="T78">non autem specie </text:span><text:span text:style-name="T93">ac</text:span><text:span text:style-name="T78"> </text:span><text:span text:style-name="T78">imagine, calidum et fri-<text:line-break/></text:span><text:span text:style-name="T78">gidam </text:span><text:span text:style-name="T78">alisque id genus accipienda sunt. Ex facultate<text:line-break/></text:span><text:span text:style-name="T78">voco, </text:span><text:span text:style-name="T78">quod tale revera eft, quale esse dicitur; ex specie<text:line-break/></text:span><text:span text:style-name="T78">vero </text:span><text:span text:style-name="T78">ac imagine, quod </text:span><text:span text:style-name="T78">tale </text:span><text:span text:style-name="T78">est, quale obvio sensui ap-<text:line-break/></text:span><text:span text:style-name="T78">paret; </text:span><text:span text:style-name="T78">sed revera tale non existit. Quomodo autem<text:line-break/></text:span><text:span text:style-name="T78">haec </text:span><text:span text:style-name="T78">cognoscere oporteat, in opere de simplicium medi-</text:span></text:p>
      <text:p text:style-name="P10"><text:span text:style-name="T78">camentorum facultatibus docuimus. Ad inveniendas </text:span><text:span text:style-name="T78">an-<text:line-break/></text:span><text:span text:style-name="T78">tem falubres causas, has quidem, quae morbum </text:span><text:span text:style-name="T78">jam or-<text:line-break/></text:span><text:span text:style-name="T78">tum curant, ea via ac ratione utendum est, </text:span><text:span text:style-name="T78">qua id,<text:line-break/></text:span><text:span text:style-name="T78">quod rei speciem prae se fert, ab eo, quod </text:span><text:span text:style-name="T78">facultate<text:line-break/></text:span><text:span text:style-name="T78">ejusmodi sit, distinguitur; ad has vero, quae adhuc </text:span><text:span text:style-name="T78">na-<text:line-break/></text:span><text:span text:style-name="T78">scenti medentur, non solum hac, sed et ea, qua </text:span><text:span text:style-name="T78">morbo-<text:line-break/></text:span><text:span text:style-name="T78">rum causae inveniuntur. Age igitur accendatur, </text:span><text:span text:style-name="T78">exem-<text:line-break/></text:span><text:span text:style-name="T78">pli gratia, ex humoribus putribus febris: hi </text:span><text:span text:style-name="T78">immutatis-<text:line-break/></text:span><text:span text:style-name="T78">nem atque vacuationem indicant. Immutatio </text:span><text:span text:style-name="T78">quidem pu-<text:line-break/></text:span><text:span text:style-name="T78">tredinem tollit, manente materia, quam vacnatio </text:span><text:span text:style-name="T78">totam e<text:line-break/></text:span><text:span text:style-name="T78">corpore educit. Ejusmodi autem’ immutationis </text:span><text:span text:style-name="T78">fperies est<text:line-break/></text:span><text:span text:style-name="T78">concoctio , cujus perficiendae rationem naetus, </text:span><text:span text:style-name="T78">causarum,<text:line-break/></text:span><text:span text:style-name="T78">quae hoc modo sanitatem efficiunt, peritiam </text:span><text:span text:style-name="T78">habebis.<text:line-break/></text:span><text:span text:style-name="T78">Vacnatio autem fit per venae sectionem, clysteres, </text:span><text:span text:style-name="T78">'uri-<text:line-break/></text:span><text:span text:style-name="T78">nas et cutis perspirationem; praeterea et per </text:span><text:span text:style-name="T78">revulsio-<text:line-break/></text:span><text:span text:style-name="T78">nem in contrarium et derivationem in alteram </text:span><text:span text:style-name="T78">partem.<text:line-break/></text:span><text:span text:style-name="T78">In hoc genere continentur mensium provocatio, </text:span><text:span text:style-name="T100">e</text:span><text:span text:style-name="T78">t ve-<text:line-break/></text:span><text:span text:style-name="T78">narum haemorrhoidum reclusio;, et quae per </text:span><text:span text:style-name="T78">nare</text:span><text:span text:style-name="T100">s ac</text:span></text:p>
      <text:p text:style-name="P10"><text:span text:style-name="T78">palatum </text:span><text:span text:style-name="T78">fit purgatio. Quum </text:span><text:span text:style-name="T78">igitur </text:span><text:span text:style-name="T78">hic etiam inventae<text:line-break/></text:span><text:span text:style-name="T78">fuerint </text:span><text:span text:style-name="T78">materiae, quibus in </text:span><text:span text:style-name="T78">qualitate, </text:span><text:span text:style-name="T78">quantitate, tem-<text:line-break/></text:span><text:span text:style-name="T78">poris </text:span><text:span text:style-name="T78">occasione et utendi modo ministratis vacuatio fit,<text:line-break/></text:span><text:span text:style-name="T78">is </text:span><text:span text:style-name="T78">liac </text:span><text:span text:style-name="T78">artis </text:span><text:span text:style-name="T78">parte </text:span><text:span text:style-name="T78">salubria inveniemus, quorum omnium<text:line-break/></text:span><text:span text:style-name="T78">io </text:span><text:span text:style-name="T78">opere </text:span><text:span text:style-name="T78">de curandi ratione tradita est inventio. Eadem<text:line-break/></text:span><text:span text:style-name="T78">latione in </text:span><text:span text:style-name="T78">aliis tribus temperaturis salubres causas in ve.<text:line-break/></text:span><text:span text:style-name="T78">niemus, unum </text:span><text:span text:style-name="T78">commune </text:span><text:span text:style-name="T78">praeceptum </text:span><text:span text:style-name="T78">fervantes, </text:span><text:span text:style-name="T78">nempe<text:line-break/>tollendam prius </text:span><text:span text:style-name="T78">causam </text:span><text:span text:style-name="T78">omnium harum </text:span><text:span text:style-name="T78">effectricem, deinde<text:line-break/></text:span><text:span text:style-name="T78">ad </text:span><text:span text:style-name="T78">morbum </text:span><text:span text:style-name="T78">ab eadem genitum </text:span><text:span text:style-name="T78">veniendum </text:span><text:span text:style-name="T78">esse. In com-<text:line-break/></text:span><text:span text:style-name="T78">positis </text:span><text:span text:style-name="T78">vero intemperaturis </text:span><text:span text:style-name="T78">conjunctae simplices causae sa-<text:line-break/></text:span><text:span text:style-name="T78">lubria </text:span><text:span text:style-name="T78">praecepta </text:span><text:span text:style-name="T78">commonstrabunt. Atque etiam idoneum<text:line-break/></text:span><text:span text:style-name="T78">remedium</text:span><text:span text:style-name="T78">, fi</text:span><text:span text:style-name="T78">, </text:span><text:span text:style-name="T78">quod </text:span><text:span text:style-name="T78">ini </text:span><text:span text:style-name="T78">emperaturae magnitudini propor-<text:line-break/></text:span><text:span text:style-name="T78">sion e </text:span><text:span text:style-name="T78">respondet, </text:span><text:span text:style-name="T78">cognoscamus, inveniri poterit; velut,<text:line-break/></text:span><text:span text:style-name="T78">exempli </text:span><text:span text:style-name="T78">gratia, si decem numeris corpus, quam naturae<text:line-break/></text:span><text:span text:style-name="T78">conveniat, calidius sit, septem vero </text:span><text:span text:style-name="T78">siccius; in hisce<text:line-break/></text:span><text:span text:style-name="T78">affectibus causa salubris </text:span><text:span text:style-name="T78">decem </text:span><text:span text:style-name="T78">numeris frigidior, septem<text:line-break/></text:span><text:span text:style-name="T78">vero </text:span><text:span text:style-name="T78">humidior esse debebit. </text:span><text:span text:style-name="T78">Itaque, </text:span><text:span text:style-name="T78">si </text:span><text:span text:style-name="T78">affectae parti </text:span><text:span text:style-name="T78">ejus-</text:span></text:p>
      <text:p text:style-name="P10"><text:span text:style-name="T78">modi medicamentum adhibeatur, id tam frigidum ac </text:span><text:span text:style-name="T78">hu-<text:line-break/></text:span><text:span text:style-name="T78">midum sit, quum indicatio jubet. Quod fi in alto </text:span><text:span text:style-name="T78">cor-<text:line-break/></text:span><text:span text:style-name="T78">pore pars affecta sit posita, excogitandum salubre </text:span><text:span text:style-name="T78">reir.e-<text:line-break/></text:span><text:span text:style-name="T78">dium est, quod in transitu viam </text:span><text:span text:style-name="T78">suam </text:span><text:span text:style-name="T78">non amittat. </text:span><text:span text:style-name="T78">Si<text:line-break/></text:span><text:span text:style-name="T78">igitur id justo calidius esse oporteat, non sulum, </text:span><text:span text:style-name="T78">quan-<text:line-break/></text:span><text:span text:style-name="T78">tum affectus ipse exigit, calidum sit, scd nitra </text:span><text:span text:style-name="T78">modum<text:line-break/></text:span><text:span text:style-name="T78">adjiciatur, quod ob situm necessario addendum est. </text:span><text:span text:style-name="T78">Sia<text:line-break/></text:span><text:span text:style-name="T78">frigidius admovendum sit, rion simpliciter augendum </text:span><text:span text:style-name="T78">ejus<text:line-break/></text:span><text:span text:style-name="T78">frigus est, fed et materia prius confideranda est; </text:span><text:span text:style-name="T78">quae<text:line-break/></text:span><text:span text:style-name="T78">si partium crassitie pollet, tantum abest, ut in profundam<text:line-break/>feratur; </text:span><text:span text:style-name="T78">ut </text:span><text:span text:style-name="T78">contrarium omnino effectum praestet </text:span><text:span text:style-name="T78">culiia<text:line-break/></text:span><text:span text:style-name="T78">densando. Si vero substantiae tenuitate donata </text:span><text:span text:style-name="T78">sit, alsias<text:line-break/></text:span><text:span text:style-name="T78">penetrare poterit. Ad eundem modum in humidis </text:span><text:span text:style-name="T78">et sic-<text:line-break/></text:span><text:span text:style-name="T78">cis crassities et tenuitas consideranda est. ltaque ab </text:span><text:span text:style-name="T78">af.<text:line-break/></text:span><text:span text:style-name="T78">sectae ^partis situ sumpta indicatio salubres caulas </text:span><text:span text:style-name="T78">(ut<text:line-break/></text:span><text:span text:style-name="T78">modo diximus) suggerit. A formatione vero et </text:span><text:span text:style-name="T78">situ,<text:line-break/></text:span><text:span text:style-name="T78">quum emissaria sensibus conspicua in adversam partem<text:line-break/>perforata habent; aut </text:span><text:span text:style-name="T93">his omnino carent. Quae</text:span><text:span text:style-name="T78"> </text:span><text:span text:style-name="T78">enim</text:span></text:p>
      <text:p text:style-name="P10"><text:span text:style-name="T78">in </text:span><text:span text:style-name="T78">principes partes fluunt, avertimus; irritamus vero,-<text:line-break/></text:span><text:span text:style-name="T78">qaae </text:span><text:span text:style-name="T78">in ignobiles feruntur. Certum autem est causas,<text:line-break/></text:span><text:span text:style-name="T78">quae </text:span><text:span text:style-name="T78">intemperiem efliciunt, vacuatioue curandas esse;<text:line-break/></text:span><text:span text:style-name="T78">ipfam </text:span><text:span text:style-name="T78">vero- intemperiem alteratione.</text:span></text:p>
      <text:h text:style-name="P5" text:outline-level="2">Cap. XXIX.</text:h>
      <text:p text:style-name="P8"><text:span text:style-name="T78">In soluta autem unitate praecipua<text:line-break/></text:span><text:span text:style-name="T78">curationis </text:span><text:span text:style-name="T78">intentio est, ut ad unitatum reducatur, quod<text:line-break/></text:span><text:span text:style-name="T78">instrumentis </text:span><text:span text:style-name="T78">qnidem fieri non potest, nec in omnibus<text:line-break/></text:span><text:span text:style-name="T78">simplicibus </text:span><text:span text:style-name="T78">partibus, fed quibusdam; velut in carnosis,<text:line-break/></text:span><text:span text:style-name="T78">quae </text:span><text:span text:style-name="T78">agglutinatione curantur (nihil autem refert, an coa-<text:line-break/></text:span><text:span text:style-name="T78">litum </text:span><text:span text:style-name="T78">dixeris). Hanc, quum vulnus majus est, praecedit<text:line-break/></text:span><text:span text:style-name="T78">diductarum </text:span><text:span text:style-name="T78">partium commissio, quae in conformationis<text:line-break/></text:span><text:span text:style-name="T78">genere </text:span><text:span text:style-name="T78">continetur. Ut autem haec firma stabilisque </text:span><text:span text:style-name="T93">flat,<text:line-break/></text:span><text:span text:style-name="T78">deligatura, </text:span><text:span text:style-name="T78">quae separatas partes conjungat, et fibulae et<text:line-break/></text:span><text:span text:style-name="T78">scturae </text:span><text:span text:style-name="T78">utiles sunt. Agglutinat vero dissidentes' partes<text:line-break/></text:span><text:span text:style-name="T78">ac pristinae </text:span><text:span text:style-name="T78">unitati restituit natura. Nostrum vero mu-<text:line-break/></text:span><text:span text:style-name="T78">nus est, </text:span><text:span text:style-name="T78">primum quidem, ut dixi, diductas'partes lu<text:line-break/></text:span><text:span text:style-name="T78">unum </text:span><text:span text:style-name="T78">cogere; secundum, commissas servare; tertium,<text:line-break/></text:span><text:span text:style-name="T78">providere, </text:span><text:span text:style-name="T78">ne quid inter vulneris labra incidat; quartum,</text:span></text:p>
      <text:p text:style-name="P35"><text:span text:style-name="T78">partis fubstantiam tueri. Quemadmodum autem </text:span><text:span text:style-name="T78">primam<text:line-break/></text:span><text:span text:style-name="T78">ac secundum quis efficere possit, ante diximus. </text:span><text:span text:style-name="T78">Tertium<text:line-break/></text:span><text:span text:style-name="T78">vero perficiemus, si, quae disjuncta sunt, conjungendo<text:line-break/>nihil in vulnus extrinsecus illabi sinamus. </text:span><text:span text:style-name="T78">Periaepe<text:line-break/></text:span><text:span text:style-name="T78">enim pilus aut oleum aut alius humor lu </text:span><text:span text:style-name="T78">agglutinanda-<text:line-break/></text:span><text:span text:style-name="T78">rum partium medio positus continuitatem impedit. </text:span><text:span text:style-name="T78">De-<text:line-break/></text:span><text:span text:style-name="T78">inde, procedente tempore, tertium scopum </text:span><text:span text:style-name="T78">servabimus<text:line-break/></text:span><text:span text:style-name="T78">humoris effluxione, quae aperto vulnere fit, aut </text:span><text:span text:style-name="T78">adverfa<text:line-break/></text:span><text:span text:style-name="T78">parte inciso, aut apte collocato. Substantiae </text:span><text:span text:style-name="T78">autem par-<text:line-break/></text:span><text:span text:style-name="T78">tis sanitatem tuebimur mediocriter «siccantibus. </text:span><text:span text:style-name="T78">staae<text:line-break/></text:span><text:span text:style-name="T78">quidem est iolutae unitatis in carnosa parte, </text:span><text:span text:style-name="T78">si quidem<text:line-break/></text:span><text:span text:style-name="T78">fota sit, curandi ratio. Quod si cum altero morbo </text:span><text:span text:style-name="T78">con-<text:line-break/></text:span><text:span text:style-name="T78">juncta fit, pIures erunt indicationum scopi, de </text:span><text:span text:style-name="T78">quibus<text:line-break/></text:span><text:span text:style-name="T78">deinceps disseremus, quum de compositis </text:span><text:span text:style-name="T78">commissis-<text:line-break/></text:span><text:span text:style-name="T78">que affectibus' aut quomodocunque lubet </text:span><text:span text:style-name="T78">appellare,<text:line-break/></text:span><text:span text:style-name="T78">disseremus. Nunc vero reliquas unitatis </text:span><text:span text:style-name="T78">solutiones<text:line-break/></text:span><text:span text:style-name="T78">tractemus.<text:tab/></text:span><text:span text:style-name="T78">,</text:span></text:p>
      <text:h text:style-name="P6" text:outline-level="2">Cap. XXX.</text:h>
      <text:p text:style-name="P8"><text:span text:style-name="T78">Fractura igitur solutio continuitatis<text:line-break/></text:span><text:span text:style-name="T78">eft in </text:span><text:span text:style-name="T78">osse; quae, quatenus ad primum scopum attinet,<text:line-break/></text:span><text:span text:style-name="T78">non </text:span><text:span text:style-name="T78">sanescit; quatenus vero ad secundum, quodammodo<text:line-break/></text:span><text:span text:style-name="T78">curari </text:span><text:span text:style-name="T78">potest- Primus autem scopus est agglutinati»,<text:line-break/></text:span><text:span text:style-name="T78">qw fieri </text:span><text:span text:style-name="T78">ob siccitatem non potest. , Secundus autem<text:line-break/></text:span><text:span text:style-name="T78">connexio, </text:span><text:span text:style-name="T78">quae callo fracturam cfrcumligante perficitur.<text:line-break/></text:span><text:span text:style-name="T78">Origo </text:span><text:span text:style-name="T78">vero calli, quatenus ex materia et a natura sit,<text:line-break/></text:span><text:span text:style-name="T78">aliis est </text:span><text:span text:style-name="T78">communis, quatenus vero formam habet ossi si-<text:line-break/></text:span><text:span text:style-name="T78">milem, ex </text:span><text:span text:style-name="T78">ejus nutrimento gignitur. At molle puerile-<text:line-break/></text:span><text:span text:style-name="T78">qne os </text:span><text:span text:style-name="T78">coalescere potest. Caeterum ejusmodi affectus<text:line-break/></text:span><text:span text:style-name="T78">fine </text:span><text:span text:style-name="T78">alterius locietate ruro contingere solet-. Fractis<text:line-break/></text:span><text:span text:style-name="T78">enim ossibus </text:span><text:span text:style-name="T78">musculi una cum aliis vicinis partibus ut<text:line-break/></text:span><text:span text:style-name="T78">plurimum </text:span><text:span text:style-name="T78">afficiuntur. Quocirca duplex erit curationis<text:line-break/></text:span><text:span text:style-name="T78">ratio; una </text:span><text:span text:style-name="T78">quidem ipsiorum ossium, altera circumstantium<text:line-break/></text:span><text:span text:style-name="T78">partium, </text:span><text:span text:style-name="T78">de qua disseremus, quum de carnosarum partium<text:line-break/></text:span><text:span text:style-name="T78">commistis </text:span><text:span text:style-name="T78">affectibus agemus. De fracturis autem nunc </text:span><text:span text:style-name="T78">' </text:span><text:span text:style-name="T78">*<text:line-break/></text:span><text:span text:style-name="T78">disputandum </text:span><text:span text:style-name="T78">est., Quoniam quidem hae callo curantur<text:line-break/></text:span><text:span text:style-name="T78">(cui 'generando </text:span><text:span text:style-name="T78">proprio ossis nutrimento opus est), ad</text:span></text:p>
      <text:p text:style-name="P10"><text:span text:style-name="T78">calli -generationem naturae committendum recrementum<text:line-break/>est, id autem et qualitate et quantitate .temperatum esse<text:line-break/>debet. Ideo victus ratio requirito, ex qua tantus talis-<text:line-break/>que sanguis, qui ad ossa fertur, comparetur, quantus<text:line-break/>qualisque generando callo est necessarius. Quoniam<text:line-break/>rursus is per ossis fracti cavernas transmittitur, conside-<text:line-break/>rare ejus multitudinem ac qualitatem, atque ita rictum<text:line-break/>sicciorem aut hurnidiorem instituere oportet. Haec om-<text:line-break/>nia lu opere de medendi methodo fusius tradita sunt.</text:span></text:p>
      <text:h text:style-name="P5" text:outline-level="2">Cap. XXXI.</text:h>
      <text:p text:style-name="P8"><text:span text:style-name="T78">Nervi vero et tcndonis punctura eb<text:line-break/>fentiendi praestantiam ob idque, quod cum principis par»<text:line-break/>haec continuitatem habet, prompte accersit convulsionem,<text:line-break/>rnaxirneque si nihil foras exhalet, quod scilicet caecum sit<text:line-break/></text:span><text:span text:style-name="T108">1</text:span><text:span text:style-name="T78"> </text:span><text:span text:style-name="T78">cutis vulnus. Id igitur aperiendum est, exiccandumque<text:line-break/>materia tenui, quae in allum et ad vulneratum usque ner-<text:line-break/>vum penetrare possit. De his autem in libris de curandi</text:span></text:p>
      <text:p text:style-name="P10"><text:span text:style-name="T78">ratione </text:span><text:span text:style-name="T78">accurate disputatum esu Haec igitur est salubrium<text:line-break/></text:span><text:span text:style-name="T78">caularum </text:span><text:span text:style-name="T78">in simplicibus ejusmodi affectibus forma.</text:span></text:p>
      <text:h text:style-name="P5" text:outline-level="2">Cap. XXXII.</text:h>
      <text:p text:style-name="P8"><text:span text:style-name="T78">ln compositis vero affectibus cum<text:line-break/></text:span><text:span text:style-name="T78">ulceribus </text:span><text:span text:style-name="T78">primum quidem jungitur cavitas, quam non<text:line-break/></text:span><text:span text:style-name="T78">aliam </text:span><text:span text:style-name="T78">affectionem, ied ulceris differentiam esse arbitran-.<text:line-break/></text:span><text:span text:style-name="T78">tur. </text:span><text:span text:style-name="T78">Verum id differentia non est, sed alterum quoddam<text:line-break/></text:span><text:span text:style-name="T78">universi </text:span><text:span text:style-name="T78">morbi genus, in quo perdita substantia elt. lta-<text:line-break/></text:span><text:span text:style-name="T78">qoe ad </text:span><text:span text:style-name="T78">duplicis morbi curationem scopo duplici opus<text:line-break/></text:span><text:span text:style-name="T78">est. Nam </text:span><text:span text:style-name="T78">unitatis sclutio continuitatem desiderat, sub-<text:line-break/></text:span><text:span text:style-name="T78">itaftiae </text:span><text:span text:style-name="T78">vero amissio nutritionem; cujus paulo ante scopi<text:line-break/></text:span><text:span text:style-name="T78">declarati </text:span><text:span text:style-name="T78">funt. Quod vero affectionem hanc primnni cu-<text:line-break/></text:span><text:span text:style-name="T78">rare </text:span><text:span text:style-name="T78">oporteat, deinde continuitatem resarcire, ipsa rei<text:line-break/></text:span><text:span text:style-name="T78">natura </text:span><text:span text:style-name="T78">docet. Si igiiur, quod concavum est, impleatur et<text:line-break/></text:span><text:span text:style-name="T78">ad </text:span><text:span text:style-name="T78">aequabilitatem ulcus reducatur, fiet, ut alter scopus<text:line-break/></text:span><text:span text:style-name="T78">tolialur; </text:span><text:span text:style-name="T78">quandoquidem, recens nata luter ulceris labra<text:line-break/></text:span><text:span text:style-name="T78">carne, </text:span><text:span text:style-name="T78">disjunctae partes coireuon possunt; quare inve-<text:line-break/></text:span><text:span text:style-name="T78">nienda </text:span><text:span text:style-name="T78">alia curationis ratio est. Invenietur autem ex re.</text:span></text:p>
      <text:p text:style-name="P10"><text:span text:style-name="T78">naturali, quam parti parare oportet. Huic autem natu-<text:line-break/>rale est cute obduci. </text:span><text:span text:style-name="T78">Id </text:span><text:span text:style-name="T78">igitur praestandum'est; aut, si<text:line-break/>scopum assequi nequeas, simile quidpiarn cuti, neinpe<text:line-break/>carnem ipsi substantiae proximam generare oportebit<text:line-break/>Ejusmodi autem et sicca et callosa est. Siccantibus igitur<text:line-break/>ac astringentibus citra morsum medicamentis ad inducen-<text:line-break/>dam cicatricem est opus. Ad eundem modum, si adnata<text:line-break/>sordes sit, ad detersionem dirigendum consilium est. Sa-<text:line-break/>lubre igitur medicamentum est:, cui detergendi vis insit.<text:line-break/>Horum autem materia in libris de medicamentorum fa-<text:line-break/>cultatibus tradita est Atque etiam, fi cum ulcere juncta<text:line-break/>inflammatio aliqua veI contusio, vel scirrhus, vel oedema<text:line-break/>sit, ea prius via ac ratione autedicta curanda fiint.<text:line-break/>Eodem modo; si quid in ulcus influat, influxionis curatio<text:line-break/>adbibenda est. Similiter autem, fi intemperie aliqua<text:line-break/>ulcerata pars laborat, ad remedia, quibus abigi ipsa possit,<text:line-break/>prius veniendum esu De his quidem satis.</text:span></text:p>
      <text:h text:style-name="P5" text:outline-level="2">Cap. XXXIII.</text:h>
      <text:p text:style-name="P8"><text:span text:style-name="T78">Ad conformationis vero genus, quod<text:line-break/>in’plores differentias distribuitur, jam transeundum est,</text:span></text:p>
      <text:p text:style-name="P10"><text:span text:style-name="T78">sumpto </text:span><text:span text:style-name="T78">ab evidentissimo </text:span><text:span text:style-name="T78">disputationis </text:span><text:span text:style-name="T78">initio, </text:span><text:span text:style-name="T78">quod in </text:span><text:span text:style-name="T78">fi-<text:line-break/></text:span><text:span text:style-name="T78">gurae </text:span><text:span text:style-name="T78">permutatione </text:span><text:span text:style-name="T78">fit. In his igitur, </text:span><text:span text:style-name="T78">qui adhuc crescunt,<text:line-break/></text:span><text:span text:style-name="T78">plurimae </text:span><text:span text:style-name="T78">partes </text:span><text:span text:style-name="T78">emendari </text:span><text:span text:style-name="T78">possunt: in his </text:span><text:span text:style-name="T78">vero, </text:span><text:span text:style-name="T78">qui </text:span><text:span text:style-name="T78">ad<text:line-break/></text:span><text:span text:style-name="T78">incrementum pervenerunt, non possunt. Quae </text:span><text:span text:style-name="T78">autem<text:line-break/></text:span><text:span text:style-name="T78">curationem admittunt, lu </text:span><text:span text:style-name="T78">contrariam </text:span><text:span text:style-name="T78">depravatae </text:span><text:span text:style-name="T78">formam<text:line-break/></text:span><text:span text:style-name="T78">reducenda sunt. Quod </text:span><text:span text:style-name="T78">st ob fracturam </text:span><text:span text:style-name="T78">male </text:span><text:span text:style-name="T78">concinna-<text:line-break/></text:span><text:span text:style-name="T78">tam </text:span><text:span text:style-name="T78">vitiata membri figura, </text:span><text:span text:style-name="T78">fit, recenteque </text:span><text:span text:style-name="T78">callo </text:span><text:span text:style-name="T78">occupata,<text:line-break/></text:span><text:span text:style-name="T78">frangere </text:span><text:span text:style-name="T78">oportet, ac- probe reconcinnare; postea vero<text:line-break/></text:span><text:span text:style-name="T78">callum </text:span><text:span text:style-name="T78">inducere. Ex eodem autem morborum </text:span><text:span text:style-name="T78">genere est<text:line-break/></text:span><text:span text:style-name="T78">obstructio, </text:span><text:span text:style-name="T78">quam </text:span><text:span text:style-name="T78">humorum </text:span><text:span text:style-name="T78">lentor </text:span><text:span text:style-name="T78">ac </text:span><text:span text:style-name="T78">crassities parit; at-<text:line-break/></text:span><text:span text:style-name="T78">quae </text:span><text:span text:style-name="T78">haec scopum unum habet affectui contrarium, nempe<text:line-break/>expurgationem. Curatur autem detergentibus ac incidenti-<text:line-break/></text:span><text:span text:style-name="T78">bus </text:span><text:span text:style-name="T78">medicamentis. </text:span><text:span text:style-name="T78">Si vero </text:span><text:span text:style-name="T78">stercore duro farctum </text:span><text:span text:style-name="T78">in-<text:line-break/></text:span><text:span text:style-name="T78">testinum </text:span><text:span text:style-name="T78">fit, primum quidem </text:span><text:span text:style-name="T78">emendanda </text:span><text:span text:style-name="T78">duritia </text:span><text:span text:style-name="T78">est liu-<text:line-break/></text:span><text:span text:style-name="T78">rnidis </text:span><text:span text:style-name="T78">et pinguibus clysteribus, deinde </text:span><text:span text:style-name="T78">acribus </text:span><text:span text:style-name="T78">stercus<text:line-break/>vacuandum. At si calculus vesicam </text:span><text:span text:style-name="T78">obstruit, </text:span><text:span text:style-name="T78">in praefen-<text:line-break/></text:span><text:span text:style-name="T78">tia </text:span><text:span text:style-name="T78">quidem transferendus esu </text:span><text:span text:style-name="T78">Quod si </text:span><text:span text:style-name="T78">omnino fanare<text:line-break/></text:span><text:span text:style-name="T78">velis, </text:span><text:span text:style-name="T78">vesicae sectione eximendus est. Qui autem prae-</text:span></text:p>
      <text:p text:style-name="P10"><text:span text:style-name="T78">ter naturam humor continetur, integra vacuatione </text:span><text:span text:style-name="T78">cursa<text:line-break/></text:span><text:span text:style-name="T78">tur;'ut in suppuratis. Immoderata vero repletio, </text:span><text:span text:style-name="T78">cujus-<text:line-break/></text:span><text:span text:style-name="T78">modi est sanguinis iu venis, immodica vacuatione </text:span><text:span text:style-name="T78">cura,<text:line-break/></text:span><text:span text:style-name="T78">tur. Quemadmodum et his, quibus in ventre aut </text:span><text:span text:style-name="T78">intesti-<text:line-break/></text:span><text:span text:style-name="T78">nis, aut arteria;, aut pulmone pus vel sanguis </text:span><text:span text:style-name="T78">contine-<text:line-break/>tur, </text:span><text:span text:style-name="T78">integra vacuat io est necessaria. Caeterum </text:span><text:span text:style-name="T78">cibus et<text:line-break/></text:span><text:span text:style-name="T78">potus plenior recensqne sumptus vacuatione </text:span><text:span text:style-name="T78">corrigitur.<text:line-break/></text:span><text:span text:style-name="T78">Quae vero in pulmone et thorace continentur, </text:span><text:span text:style-name="T78">cum tussi<text:line-break/></text:span><text:span text:style-name="T78">rejiciuntur, fed medicamentis extenuata. At </text:span><text:span text:style-name="T78">quae in<text:line-break/></text:span><text:span text:style-name="T78">jecore sunt, aut venis, aut arteriis, aut renibus, </text:span><text:span text:style-name="T78">ea per<text:line-break/></text:span><text:span text:style-name="T78">nrinas vel ventrem expelluntur. Sed quae per urinas </text:span><text:span text:style-name="T78">re.<text:line-break/></text:span><text:span text:style-name="T78">jiciuntur, vehementer extenuari debent; quae </text:span><text:span text:style-name="T78">vero per<text:line-break/></text:span><text:span text:style-name="T78">ventrem, attrahentibus et aperientibus egent. Quae au-<text:line-break/></text:span><text:span text:style-name="T78">tem </text:span><text:span text:style-name="T78">iu superiore'ventre continentur, vomitionibus, quae<text:line-break/>vero in inferiore, alvi subductione dejiciuntur. </text:span><text:span text:style-name="T78">Sub<text:line-break/></text:span><text:span text:style-name="T78">cute autem collecta vel sectionem, </text:span><text:span text:style-name="T78">vel </text:span><text:span text:style-name="T78">candens </text:span><text:span text:style-name="T78">ferrum,<text:line-break/></text:span><text:span text:style-name="T78">vel adurens medicamentum efflagitant. Ad eundem </text:span><text:span text:style-name="T78">me.<text:line-break/></text:span><text:span text:style-name="T78">dum et quae in loco natura cavo, ut thorace, </text:span><text:span text:style-name="T78">conti-<text:line-break/></text:span><text:span text:style-name="T78">nentur, lu summa autem</text:span><text:span text:style-name="T78">, </text:span><text:span text:style-name="T78">quicqnid praeter naturam </text:span><text:span text:style-name="T78">in</text:span></text:p>
      <text:p text:style-name="P10"><text:span text:style-name="T78">aliqua </text:span><text:span text:style-name="T78">parte est, tollendum est, aut, si id assequi non<text:line-break/></text:span><text:span text:style-name="T78">pellis, </text:span><text:span text:style-name="T78">transponendum. Quae autem .toto genere praeter<text:line-break/></text:span><text:span text:style-name="T78">naturam </text:span><text:span text:style-name="T78">non sunt, sed quantitate delinquunt, evacua-<text:line-break/></text:span><text:span text:style-name="T78">tione </text:span><text:span text:style-name="T78">curanda sunt, cujus ratio cum ex ipfo affectu, tum<text:line-break/></text:span><text:span text:style-name="T78">maxime </text:span><text:span text:style-name="T78">ex affectis partibus invenitur. - Exasperatas<text:line-break/></text:span><text:span text:style-name="T78">praeter </text:span><text:span text:style-name="T78">naturam partes ad naturalem saevitatem, aequa-<text:line-break/></text:span><text:span text:style-name="T78">litaternque </text:span><text:span text:style-name="T78">reducimus, ossa quidem radendo, arteriam<text:line-break/></text:span><text:span text:style-name="T78">autem </text:span><text:span text:style-name="T78">et linguam humore leutc morsu, carente deliuien-<text:line-break/></text:span><text:span text:style-name="T78">do. </text:span><text:span text:style-name="T78">Laevigatae vero praefer naturam medicamentis,<text:line-break/></text:span><text:span text:style-name="T78">quae </text:span><text:span text:style-name="T78">abunde detergeant et leviter adstringant, ad </text:span><text:span text:style-name="T93">na-<text:line-break/></text:span><text:span text:style-name="T93">tivam</text:span><text:span text:style-name="T78"> </text:span><text:span text:style-name="T78">asperitatem revocantur.</text:span></text:p>
      <text:h text:style-name="P5" text:outline-level="2">Cap. XXXIV.</text:h>
      <text:p text:style-name="P8"><text:span text:style-name="T78">Obstructiones vero vel angustiae,<text:line-break/></text:span><text:span text:style-name="T78">quae </text:span><text:span text:style-name="T78">morbis aliis succedunt, posterius curari debent. In<text:line-break/></text:span><text:span text:style-name="T78">opere </text:span><text:span text:style-name="T78">autem de morborum differentiis ostendimus, supra-<text:line-break/></text:span><text:span text:style-name="T78">dictos </text:span><text:span text:style-name="T78">affectus plerumque nasci ex inflammationibus,<text:line-break/></text:span><text:span text:style-name="T78">feirrhis, </text:span><text:span text:style-name="T78">oedematis, et nonnunquam </text:span><text:span text:style-name="T78">ex </text:span><text:span text:style-name="T78">immodicis sicci,<text:line-break/></text:span><text:span text:style-name="T78">tatibus, </text:span><text:span text:style-name="T78">pravisque continentium partium figuris, quem»</text:span></text:p>
      <text:p text:style-name="P10"><text:span text:style-name="T78">admodum et ex quibusdam circumstantibus tumoribus.<text:line-break/>Quod si ex supradictis quaedam inter fe copulentur,<text:line-break/>varias habebunt indicationes. De uno autem velut exem-<text:line-break/>plo verba facere satis suerit, . quando fusius de omnibus<text:line-break/></text:span><text:span text:style-name="T87">in </text:span><text:span text:style-name="T78">libris </text:span><text:span text:style-name="T78">de </text:span><text:span text:style-name="T78">curandi ratione disputatum est. Ponamus<text:line-break/>igitur, in partem aliquam sanguinis multitudinem fluere,<text:line-break/>ita ut in ea non folum majores, fed et minores venae<text:line-break/>distendantur, quae prius visum effugiebant, nunc vero<text:line-break/>ob plenitudinem conspicuae sunt . quod aliquando in ocu-<text:line-break/>lis ob tunicae' candorem manifeste cernitur). Verisimile<text:line-break/>est, alia .quoque vasa sensum effugientia plenitudine dis-<text:line-break/>tenta esse, non tamen- ob 'exiguitatem apparere. Pericu-<text:line-break/>lum itaque est, ne, quod ex vasis exudat, ad inania spa-<text:line-break/>tia intermedia effundatur, aut nonnihil jam sit effusmn.<text:line-break/>Hic sane affectus vacuatione curatur, aut, ut clarius ex-<text:line-break/>plicem, evacuatione. Quoniam quidem affectus immode*<text:line-break/>rata partis repletio erat, necessario, quod supervacuum</text:span></text:p>
      <text:p text:style-name="P10"><text:span text:style-name="T78">est, </text:span><text:span text:style-name="T78">aut intro remeando, aut per ipsam affectam partem<text:line-break/>vacuabitur. Intro remeabit quidem, fi repellatur, vel re-<text:line-break/></text:span><text:span text:style-name="T78">trahatur, </text:span><text:span text:style-name="T78">vel in propinquam partem mittatur, vel ho-<text:line-break/></text:span><text:span text:style-name="T78">rum </text:span><text:span text:style-name="T78">aliquo modo, vel omnibus. Quod autem per uf-<text:line-break/></text:span><text:span text:style-name="T78">fectam </text:span><text:span text:style-name="T78">partem vacuatur, aliquando quidem evidens est,<text:line-break/></text:span><text:span text:style-name="T78">fenfuique </text:span><text:span text:style-name="T78">pervium, aliquando vero in vapores resolvitur.<text:line-break/></text:span><text:span text:style-name="T78">Si igitur </text:span><text:span text:style-name="T78">universum corpus plenius fuerit, per affectam<text:line-break/></text:span><text:span text:style-name="T78">partem </text:span><text:span text:style-name="T78">vacuandum non esu Nam si manifeste scarifica-<text:line-break/></text:span><text:span text:style-name="T78">tionibus </text:span><text:span text:style-name="T78">et sectionibus vacuemus, dolorem excitabimus,<text:line-break/></text:span><text:span text:style-name="T78">proindeque </text:span><text:span text:style-name="T78">fluxionem majorem advocabimus. Quod si<text:line-break/></text:span><text:span text:style-name="T78">calidis</text:span><text:span text:style-name="T78">'medicamentis digerere lentemus, plus in affectum<text:line-break/></text:span><text:span text:style-name="T78">locum </text:span><text:span text:style-name="T78">ob calorem attrahemus, quam per halitum dissi-<text:line-break/></text:span><text:span text:style-name="T78">pari </text:span><text:span text:style-name="T78">possit. At si retorquere, quod influxit, velimus, cor-<text:line-break/></text:span><text:span text:style-name="T78">Pus </text:span><text:span text:style-name="T78">plenum non excipiet. Duabus igitur his de causis -<text:line-break/></text:span><text:span text:style-name="T78">totam </text:span><text:span text:style-name="T78">corpus vacuare oportet, deinde in 'contrarium<text:line-break/></text:span><text:span text:style-name="T78">omnino, </text:span><text:span text:style-name="T78">quod influit, revellere. Quo peracto, e parte<text:line-break/></text:span><text:span text:style-name="T78">prius </text:span><text:span text:style-name="T78">repellere, quam per halitum digerere lentabimus.<text:line-break/></text:span><text:span text:style-name="T78">Nam eo </text:span><text:span text:style-name="T78">facilior erit vacuatio, quo per majores et pa-<text:line-break/></text:span><text:span text:style-name="T78">tentiores </text:span><text:span text:style-name="T78">vias fiet. Ex affecto autem loco adstringenti-</text:span></text:p>
      <text:p text:style-name="P10"><text:span text:style-name="T78">bus et refrigerantibus medicamentis repellemus. </text:span><text:span text:style-name="T78">Quin<text:line-break/></text:span><text:span text:style-name="T78">et inanitae partes ad </text:span><text:span text:style-name="T93">fe,,</text:span><text:span text:style-name="T78"> quod repellitur, attrahunt, </text:span><text:span text:style-name="T78">ut<text:line-break/></text:span><text:span text:style-name="T78">in libro de facultatibus naturalibus demonstratum </text:span><text:span text:style-name="T78">est.<text:line-break/></text:span><text:span text:style-name="T78">Idem venae adstringentibns remediis confirmatae </text:span><text:span text:style-name="T78">retru-<text:line-break/></text:span><text:span text:style-name="T78">dunt. Si igitur ad hunc modum, tutum intro </text:span><text:span text:style-name="T78">recurrat,<text:line-break/></text:span><text:span text:style-name="T78">prospere res cedet. Quod si quid relictum in particula<text:line-break/>fit, conjiciendum est, id lentum aut crassum este, </text:span><text:span text:style-name="T78">proia-<text:line-break/></text:span><text:span text:style-name="T78">deque ita impactum, ut uon facile elui possit. </text:span><text:span text:style-name="T78">Quam-<text:line-break/></text:span><text:span text:style-name="T78">quam fieri potest, si tale uon existat, ut in spatia </text:span><text:span text:style-name="T78">inter-<text:line-break/></text:span><text:span text:style-name="T78">media refusum sit: quod quum accidit, jam tempus </text:span><text:span text:style-name="T78">Ini-<text:line-break/></text:span><text:span text:style-name="T78">det, per affectam partem vacuandum este, medicamentis,<text:line-break/>quae repellendae fluxionis facultatem habent, supra </text:span><text:span text:style-name="T78">mu<text:line-break/></text:span><text:span text:style-name="T78">positis. Vacuabimus autem, si quid in spatiis </text:span><text:span text:style-name="T78">intermediis<text:line-break/></text:span><text:span text:style-name="T78">retentum esse Inspicio sit, scarificationibus simul et </text:span><text:span text:style-name="T78">me.<text:line-break/></text:span><text:span text:style-name="T78">dicarneutis digerendi vi praeditis. Sed quum haec </text:span><text:span text:style-name="T78">omnia<text:line-break/></text:span><text:span text:style-name="T78">facultate calida sint, mordendi vi praedita, si modum </text:span><text:span text:style-name="T78">ex-<text:line-break/></text:span><text:span text:style-name="T78">cesserint; vitanda funt vehementer calida, praesertim </text:span><text:span text:style-name="T78">fi</text:span></text:p>
      <text:p text:style-name="P10"><text:span text:style-name="T78">in </text:span><text:span text:style-name="T78">superficie sit morbus; dolor enim non exiguus exci-<text:line-break/></text:span><text:span text:style-name="T78">tabitur, </text:span><text:span text:style-name="T78">si una cum affectu mordeatur, et dolor omnis<text:line-break/></text:span><text:span text:style-name="T78">fluxionem </text:span><text:span text:style-name="T78">proritat. Quod igitur ex his modice calfacit,<text:line-break/></text:span><text:span text:style-name="T78">dolorem </text:span><text:span text:style-name="T78">non excitat; praesertim si cum eo conjuncta sit<text:line-break/></text:span><text:span text:style-name="T78">hamiditas, </text:span><text:span text:style-name="T78">idque digerere, quod in superficie est, abunde<text:line-break/></text:span><text:span text:style-name="T78">potest; </text:span><text:span text:style-name="T78">etiamsi vehemens digerendi facultas ejusmodi<text:line-break/>medicamento non insit. At si in superficie pars affectu<text:line-break/></text:span><text:span text:style-name="T78">omnino </text:span><text:span text:style-name="T78">non sit, fed in profundo, eaque vacuari deside-<text:line-break/></text:span><text:span text:style-name="T78">ret, </text:span><text:span text:style-name="T78">intendendus ac augendus est digerentis medicamenti<text:line-break/></text:span><text:span text:style-name="T78">calor. </text:span><text:span text:style-name="T78">Periculum enim est, ne‘, antequam ad profundum<text:line-break/></text:span><text:span text:style-name="T78">perveniat, </text:span><text:span text:style-name="T78">resalvatur, neque tamen partes in superficie<text:line-break/></text:span><text:span text:style-name="T78">sitae </text:span><text:span text:style-name="T78">contactae molestiam aliquam fentiunt, utpote quae<text:line-break/></text:span><text:span text:style-name="T78">affectae </text:span><text:span text:style-name="T78">non sint. Quocirca nunc quoque ad calidiorum<text:line-break/></text:span><text:span text:style-name="T78">simul et </text:span><text:span text:style-name="T78">acriorum medicamentorum ufum haec duo con-<text:line-break/></text:span><text:span text:style-name="T78">tingunt, </text:span><text:span text:style-name="T78">nempe ut partes, quae in superficie sunt, tole-<text:line-break/></text:span><text:span text:style-name="T78">rent, </text:span><text:span text:style-name="T78">et profundae egeant. Haec igitur ex affectae par-<text:line-break/></text:span><text:span text:style-name="T78">tis </text:span><text:span text:style-name="T78">positura judicatio fumilur. Deincepsr vero confidere-<text:line-break/></text:span><text:span text:style-name="T78">aus-, </text:span><text:span text:style-name="T78">an ad curationem aliquid dediti Deesse enim non<text:line-break/></text:span><text:span text:style-name="T78">pauca videntur.' </text:span><text:span text:style-name="T78">Ex affectis Iedibus, quae supervacuam</text:span></text:p>
      <text:p text:style-name="P10"><text:span text:style-name="T78">fluxionem recipiunt, aliae rarae, fungosae </text:span><text:span text:style-name="T78">.ac </text:span><text:span text:style-name="T78">molles<text:line-break/>natura sunt; aliae vero densae, compactae ac„ durae.<text:line-break/>Priores facile vacuantur; posteriores vero acriora </text:span><text:span text:style-name="T78">reme-<text:line-break/></text:span><text:span text:style-name="T78">dia efflagitant, quaeque partium tenuitate praedita </text:span><text:span text:style-name="T78">sint,<text:line-break/></text:span><text:span text:style-name="T78">eo quidem majore, quo altius delitescunt. Haec </text:span><text:span text:style-name="T78">rursus<text:line-break/></text:span><text:span text:style-name="T78">altera sit indicatio, quae ab allectae partis substantia </text:span><text:span text:style-name="T78">fu-<text:line-break/></text:span><text:span text:style-name="T78">uritur. Alia vero a conformatione simul et positura </text:span><text:span text:style-name="T78">du-<text:line-break/></text:span><text:span text:style-name="T78">citur. Ponatur, exempli gratia, jecur ante dicto </text:span><text:span text:style-name="T78">affectu<text:line-break/></text:span><text:span text:style-name="T78">laborare, in extremis venarum angustiis impactos </text:span><text:span text:style-name="T78">esse<text:line-break/></text:span><text:span text:style-name="T78">humores lentos aut crassos, aut multos. Annon cibo </text:span><text:span text:style-name="T78">et<text:line-break/></text:span><text:span text:style-name="T78">potu extenuante primum quidem crassitiem ac </text:span><text:span text:style-name="T78">lentorem<text:line-break/></text:span><text:span text:style-name="T78">promptum est extenuare? postea vero, quod infestat, </text:span><text:span text:style-name="T78">non<text:line-break/></text:span><text:span text:style-name="T78">per caecas et angustas vias fotum, fed et latas evacuare?<text:line-break/>in jecore enim funt venae et patentiores et </text:span><text:span text:style-name="T78">plurimae;<text:line-break/></text:span><text:span text:style-name="T78">desinunt autem, quae in gibbis sunt, lu cavam </text:span><text:span text:style-name="T78">venam,<text:line-break/></text:span><text:span text:style-name="T78">quae vero in simis, in portam. Quocirca jam </text:span><text:span text:style-name="T78">promptis-<text:line-break/></text:span><text:span text:style-name="T78">simum tibi est, humores, in utrislibet sint farcti, </text:span><text:span text:style-name="T78">va-</text:span></text:p>
      <text:p text:style-name="P10"><text:span text:style-name="T78">enare; </text:span><text:span text:style-name="T78">ad ventrem quidem trahendo, si in simarum ve-<text:line-break/></text:span><text:span text:style-name="T78">ris impacti </text:span><text:span text:style-name="T78">sint, medicamentis attrahendi vi praeditis,<text:line-break/></text:span><text:span text:style-name="T78">per cavam </text:span><text:span text:style-name="T78">autem venam, si in ei proximis venis, ad<text:line-break/></text:span><text:span text:style-name="T78">urinas </text:span><text:span text:style-name="T78">deducendo. Praeter has vero altera ab. ipso je-<text:line-break/></text:span><text:span text:style-name="T78">core tanquam venarum </text:span><text:span text:style-name="T78">principio sumitur indicatio. Quo-<text:line-break/></text:span><text:span text:style-name="T78">niam enim </text:span><text:span text:style-name="T78">jecur natura non se folum (quales sunt plu-<text:line-break/></text:span><text:span text:style-name="T78">rimae </text:span><text:span text:style-name="T78">animantis partes) moderatur, sed et in venas vim<text:line-break/></text:span><text:span text:style-name="T78">fuam transfundit, </text:span><text:span text:style-name="T78">periculum est, si laxantibus tum per-<text:line-break/></text:span><text:span text:style-name="T78">fofionibus tam </text:span><text:span text:style-name="T78">cataplasmatis robur ejus refolvamtis, ne<text:line-break/></text:span><text:span text:style-name="T78">ipsinn in primis, </text:span><text:span text:style-name="T78">deinde omnes ejus venas inefficaces-ad<text:line-break/></text:span><text:span text:style-name="T78">obeundas </text:span><text:span text:style-name="T78">suas actiones reddamus. Quocirca in ejus cura-<text:line-break/></text:span><text:span text:style-name="T78">tione non nihil </text:span><text:span text:style-name="T78">adstringentium medicamentorum miscen-<text:line-break/></text:span><text:span text:style-name="T78">dum est. </text:span><text:span text:style-name="T78">Sed quoniam in alto admodum corpore est si-<text:line-break/></text:span><text:span text:style-name="T78">tam, </text:span><text:span text:style-name="T78">periculum est, ne adstringentis medicamenti facul-<text:line-break/></text:span><text:span text:style-name="T78">tas refolvatur, </text:span><text:span text:style-name="T78">nisi ab aliqua materia tenuitate partium<text:line-break/></text:span><text:span text:style-name="T78">donata, qualis </text:span><text:span text:style-name="T78">est odoramentorum, adducatur. Praestat<text:line-break/></text:span><text:span text:style-name="T78">autem, adstringens </text:span><text:span text:style-name="T78">medicamentum </text:span><text:span text:style-name="T78">statim </text:span><text:span text:style-name="T78">ab ortu vim odo-<text:line-break/></text:span><text:span text:style-name="T78">ram habere; quod enim </text:span><text:span text:style-name="T78">duas habet congenitas qualitates</text:span></text:p>
      <text:p text:style-name="P10"><text:span text:style-name="T78">et facultates, efficacius est. Itaque vacuetur, quod prae-<text:line-break/>ter naturam </text:span><text:span text:style-name="T78">in </text:span><text:span text:style-name="T78">partem jam fluxit, nativa vero humorum<text:line-break/>symmetria convenientiaque supersit. . Considerandum et<text:line-break/>hic, an </text:span><text:span text:style-name="T78">a </text:span><text:span text:style-name="T78">fluxionis qualitate ejus partis temperatura<text:line-break/>mutata sit (si quidem pituitosa erat, refrigeratum; sin<text:line-break/>biliosa, calfactum jecur est), ut, absolute curata intem-<text:line-break/>perie, sanitas restituatur. Restituemus autem contrariam<text:line-break/>qualitatem objicientes, ut in intemperaturarum curatione<text:line-break/>diximus, tantum unamquamque partem refrigerantes,<text:line-break/>quantum ejus calor excesserit. Quocirca rursus hic ne-<text:line-break/>cessario ejus nativa temperies cognoscenda est. Nam<text:line-break/>quomodo scire poterimus partis natura frigidioris aut<text:line-break/>calidioris exuperantiarn, aut quando a refrigerando cef-<text:line-break/>iandum fit, si caloris nativi modum ignoremus? Eadem<text:line-break/>ratione, si frigidiorem calfacientes ignoremus naturalis<text:line-break/>ejus frigoris modum. Itaque neque quod commode cal-<text:line-break/>faciat, neque quando a calfaciendo cessandum sit, inve-<text:line-break/>nire poterimus.</text:span></text:p>
      <text:h text:style-name="P6" text:outline-level="2">Cap. XXXV.</text:h>
      <text:p text:style-name="P8"><text:span text:style-name="T78">Quoniam de his abunde disputavi-<text:line-break/></text:span><text:span text:style-name="T78">mus, </text:span><text:span text:style-name="T78">ad </text:span><text:span text:style-name="T93">ea,</text:span><text:span text:style-name="T78"> quae numero praeter naturam insunt, jam<text:line-break/>traaseundujn est. Quorum quum duplex sit differentia,<text:line-break/></text:span><text:span text:style-name="T78">quibus </text:span><text:span text:style-name="T78">pars aliqua deest, hanc sarcire studeamus, eo<text:line-break/></text:span><text:span text:style-name="T78">quem </text:span><text:span text:style-name="T78">paulo ante diximus modo naturae famulantes.<text:line-break/></text:span><text:span text:style-name="T78">Qoibus </text:span><text:span text:style-name="T78">vero abundat, recidere vel scalpro vel igni vel<text:line-break/></text:span><text:span text:style-name="T78">adurente </text:span><text:span text:style-name="T78">medicamento.- Haec igitur omnia fere sanescunt,<text:line-break/></text:span><text:span text:style-name="T78">fed non </text:span><text:span text:style-name="T78">omnia generantur </text:span><text:span text:style-name="T78">; </text:span><text:span text:style-name="T78">ut in libro </text:span><text:span text:style-name="T93">de</text:span><text:span text:style-name="T78"> femine pro-<text:line-break/></text:span><text:span text:style-name="T78">ditum </text:span><text:span text:style-name="T78">essi Quaedam autem non gignuntur, scd in eo-<text:line-break/></text:span><text:span text:style-name="T78">nim </text:span><text:span text:style-name="T78">locum aliquid substituitur; ut, si os omnino exemp-<text:line-break/></text:span><text:span text:style-name="T78">tam sit, </text:span><text:span text:style-name="T78">aItera materia, quae ab osse et carne differat,<text:line-break/></text:span><text:span text:style-name="T78">ia ea </text:span><text:span text:style-name="T78">ipfa parte regigni potest; quae veluti caro quae- -<text:line-break/></text:span><text:span text:style-name="T78">tbtn </text:span><text:span text:style-name="T78">callofa est,, aut callus carnosus, qui temporis pro-<text:line-break/></text:span><text:span text:style-name="T78">ceffa in </text:span><text:span text:style-name="T78">naturam magis callofam transit, initio statim<text:line-break/></text:span><text:span text:style-name="T78">potius </text:span><text:span text:style-name="T78">carnem .referens. Iu quacunque autem parte<text:line-break/></text:span><text:span text:style-name="T78">amiffa </text:span><text:span text:style-name="T78">materia est, quae nec eadem specie nec similis<text:line-break/></text:span><text:span text:style-name="T78">restitui </text:span><text:span text:style-name="T78">potest.,, . ornatum quendarn tertius scopus invenit,.</text:span></text:p>
      <text:p text:style-name="P15"><text:span text:style-name="T78">4ot</text:span></text:p>
      <text:p text:style-name="P10"><text:span text:style-name="T78">ut in mutilatis. Perspicuum autem est, genus hoc cum<text:line-break/>eo communitatem habere, quod ad magnitudinem perti.<text:line-break/>net. Quod enim ex eo fecundum naturam est, magni-<text:line-break/>tudini vicinum est. Solum autem dissidet, quum praeter<text:line-break/>naturam est. In quo genere primum quod abundat tol-<text:line-break/>lendum, aut, si assequi id nequeas, transponendum eft,<text:line-break/>ut in suffusionibus. Quibus autem non integrae quidem<text:line-break/>partes, scd ex siis portiones imminutae sunt vel auctae<text:line-break/>praeter modum, alere quidem ac generare, quae defi-<text:line-break/>ciunt; quae vero redundant, demere ac minueie repri.<text:line-break/>mereque oportet. Unde neque alius in ipsis finis ett,<text:line-break/>neque genere diverfa remediorum forma. Sed ad resi-<text:line-break/>quum salubrium causarum genus veniendum est, quod<text:line-break/>ea emendat, quae suo loco exciderunt, veluti ossa sedi-<text:line-break/>bus suis emota, et intestina in scrotum prolapsa. fili<text:line-break/>quidem violenta tensione vel impulsione, haec dilatatione<text:line-break/>vel ruptura continentis membranae fiunt, ltaque curan-<text:line-break/>tur priora quidem adversae partis tensione et in </text:span><text:span text:style-name="T100">a</text:span><text:span text:style-name="T78">d</text:span><text:span text:style-name="T100">V</text:span><text:span text:style-name="T78">er-<text:line-break/>fam partem repulsione</text:span><text:span text:style-name="T78">; </text:span><text:span text:style-name="T78">posteriora vero, si continens rnern-</text:span></text:p>
      <text:p text:style-name="P10"><text:span text:style-name="T78">brana </text:span><text:span text:style-name="T78">cogatur ac firmetur; quae quemadmodum fieri de-<text:line-break/></text:span><text:span text:style-name="T78">beant, </text:span><text:span text:style-name="T78">in libris de curandi ratione explicatum esu</text:span></text:p>
      <text:h text:style-name="P5" text:outline-level="2">Cap. XXXVI.</text:h>
      <text:p text:style-name="P8"><text:span text:style-name="T78">Deinceps autem de his disserendum<text:line-break/></text:span><text:span text:style-name="T78">eft, </text:span><text:span text:style-name="T78">quae in| priore Termone distulimus. Haec autem prae-<text:line-break/></text:span><text:span text:style-name="T78">caventia </text:span><text:span text:style-name="T78">dicimus. Quorum tripIex est lu genere diffe-<text:line-break/></text:span><text:span text:style-name="T78">rentia: </text:span><text:span text:style-name="T78">una quidem hominis inculpata'valetudine fruen-<text:line-break/></text:span><text:span text:style-name="T78">tis; </text:span><text:span text:style-name="T78">altera, de qua conqueri liceat; tertia vero aegrotan-<text:line-break/></text:span><text:span text:style-name="T78">tis est. </text:span><text:span text:style-name="T78">Primum autem genus, quod, ut ante diximus,<text:line-break/></text:span><text:span text:style-name="T78">duplex </text:span><text:span text:style-name="T78">est, ad salubrium; lecundum autem ad praeca-<text:line-break/></text:span><text:span text:style-name="T78">veutium; </text:span><text:span text:style-name="T78">tertium vero </text:span><text:span text:style-name="T78">ad </text:span><text:span text:style-name="T78">curantium disputationem per-<text:line-break/></text:span><text:span text:style-name="T78">tinet. </text:span><text:span text:style-name="T78">Universum autem hoc genus in humoribus maxi-<text:line-break/></text:span><text:span text:style-name="T78">me </text:span><text:span text:style-name="T78">consistit; quos nec lentos, nec crassos, nec multos;<text:line-break/></text:span><text:span text:style-name="T78">nec </text:span><text:span text:style-name="T78">admodum calidos aut frigidos, nec mordaces, nee<text:line-break/></text:span><text:span text:style-name="T78">patres, </text:span><text:span text:style-name="T78">nec pestilentes esse oportet. Aucti enim morbos<text:line-break/></text:span><text:span text:style-name="T78">gignunt. </text:span><text:span text:style-name="T78">Augentur autem interdum quidem ab eadem<text:line-break/></text:span><text:span text:style-name="T78">caufa, </text:span><text:span text:style-name="T78">quae ab initio </text:span><text:span text:style-name="T78">eos </text:span><text:span text:style-name="T78">procreavit, aliquando vero a<text:line-break/></text:span><text:span text:style-name="T78">cibis </text:span><text:span text:style-name="T78">corporis humores in suam naturam immutantibus.</text:span></text:p>
      <text:p text:style-name="P10"><text:span text:style-name="T78">Horum autem curandorum duplex est scopus, nempe<text:line-break/>immutatio et evacuatio. Immutantur vel' ab ipso cor-<text:line-break/>pore eos concoquente, vel a quibusdam medicamentis, in<text:line-break/>quibus tum ea continentur, quae, animalium venis me-<text:line-break/>dentur, Graeci </text:span><text:span text:style-name="T64">ΐοβόλα </text:span><text:span text:style-name="T78">vocant, tum quae exitialia phar-<text:line-break/>maca permutant. Evacuantur autem a medicamentis po-<text:line-break/>tenter calsacientibus, et purgationibus, clysteribus, et<text:line-break/>Pudoribus, et vomitionibus. Atque hae sunt communes<text:line-break/>eorum vacuationes. Propriae vero ex locis, in quibus<text:line-break/>acervantur, sumuntur, quemadmodum in libris de sani-<text:line-break/>tate tuenda, praesertim tertio et quarto docuimus: ubi<text:line-break/>de lassitudinibus aliisque lassitudini proximis affectibus<text:line-break/>disputavimus. Promptius enim primarum venarum ex-<text:line-break/>crementa per ventrem, jecoris vero per urinas expel-<text:line-break/>luntur-, et per fudores, qui in toto corporis habitu con-<text:line-break/>tinentur; quemadmodum per palatum, aut nares, aut<text:line-break/>utrumque, quae caput occupant; et quae in latis thora-</text:span></text:p>
      <text:p text:style-name="P10"><text:span text:style-name="T78">eis </text:span><text:span text:style-name="T78">(patiis funt, per </text:span><text:span text:style-name="T78">guttur </text:span><text:span text:style-name="T78">tina cum tussi rejiciuntur;<text:line-break/></text:span><text:span text:style-name="T78">quae </text:span><text:span text:style-name="T78">vero in renibus </text:span><text:span text:style-name="T78">vel vesica </text:span><text:span text:style-name="T78">resident, per urinas,<text:line-break/>stevellendi autem ad longinquissima </text:span><text:span text:style-name="T78">communis’ </text:span><text:span text:style-name="T78">est om-<text:line-break/>rium partium indicatio, </text:span><text:span text:style-name="T78">quemadmodum </text:span><text:span text:style-name="T78">derivandi </text:span><text:span text:style-name="T78">ad<text:line-break/></text:span><text:span text:style-name="T78">propinqua. Quaecunque vero ejusmodi affectiones </text:span><text:span text:style-name="T78">cu-<text:line-break/></text:span><text:span text:style-name="T78">rant, </text:span><text:span text:style-name="T78">salubres causae dicuntur, quemadmodum morbosae,<text:line-break/></text:span><text:span text:style-name="T78">quae </text:span><text:span text:style-name="T78">has adaugent, </text:span><text:span text:style-name="T78">et </text:span><text:span text:style-name="T78">neutrae, quae neque laedunt, ne-<text:line-break/></text:span><text:span text:style-name="T78">que </text:span><text:span text:style-name="T78">juvant- Posset autem' quispiam ne quidem causas,<text:line-break/>oriinino appellare, quales mulli sophistae sunt, qui re-<text:line-break/></text:span><text:span text:style-name="T78">ram </text:span><text:span text:style-name="T78">differentias contemnunt, plurimum vero temporis<text:line-break/></text:span><text:span text:style-name="T78">in </text:span><text:span text:style-name="T78">nominibus conterunt; adverIus quos in aliis operibus<text:line-break/></text:span><text:span text:style-name="T78">plurima </text:span><text:span text:style-name="T78">scripsimus. Haec igitur est artis pars, quae pro-<text:line-break/>phylactice dicitur.</text:span></text:p>
      <text:h text:style-name="P5" text:outline-level="2">Cap. XXXVII.</text:h>
      <text:p text:style-name="P8"><text:span text:style-name="T78">Convalescentibus autem ex morbo,<text:line-break/></text:span><text:span text:style-name="T78">sc </text:span><text:span text:style-name="T78">senibus </text:span><text:span text:style-name="T78">ea </text:span><text:span text:style-name="T78">debetur victus ratio, </text:span><text:span text:style-name="T78">quae </text:span><text:span text:style-name="T78">Graecis ana-<text:line-break/>leptice et anathreptice dicitur,’ hoc est instauratrix et<text:line-break/></text:span><text:span text:style-name="T78">altrix. </text:span><text:span text:style-name="T78">Qualis </text:span><text:span text:style-name="T78">vero </text:span><text:span text:style-name="T78">sit eorum affectio, et quibus potis-<text:line-break/>fimum, causis ad naturalem statum revocentur; in libris-</text:span></text:p>
      <text:p text:style-name="P10"><text:span text:style-name="T78">de curandi ratione late ac diffuse disputatum est; ia<text:line-break/>boc autem opere siimmatim docebimus. Ejusmodi igitur<text:line-break/>est haec affectio. Probus quidem sanguis est, fed pau-<text:line-break/>cus, cum quo et spiritus vitalis, ut vocant, et animalis.<text:line-break/>Solidae quoque partes sicciores, unde et earum vires<text:line-break/>imbecilliores, ob quas univerfum corpus frigidius existit.<text:line-break/>Salubres autem caulae commemoratam, affectionem emen-<text:line-break/>dant, quae, ut fummatim dicam, celeriter ac tuto cor-<text:line-break/>pus alunt; particulatim: vero moderatus motus, cibus,<text:line-break/>potus et somnus. Motuum vero materia gestationes<text:line-break/>funt,. ambulationes, frictiones, et balneae.. Quod fi ex<text:line-break/>his multo melius habeant, quotidiana opera paulatim<text:line-break/>tractent. Cibos autem interdum quidem tumidos cocta-<text:line-break/>que faciles et minime frigidos fumant, temporis vero<text:line-break/>progressu et eos, qui, uberius alant. Commode vero in<text:line-break/>potu vinum datur, -aetate quidem medium, forma vero<text:line-break/>pumm ac pellucidum, sive id album sit,, sive fubstavuni,.<text:line-break/>odore jucundum, quod gustu nec aquam; omnino, nec</text:span></text:p>
      <text:p text:style-name="P10"><text:span text:style-name="T78">vehementem </text:span><text:span text:style-name="T78">aliquam qualitatem referat. Itaque nec<text:line-break/></text:span><text:span text:style-name="T78">dulce </text:span><text:span text:style-name="T78">fit, nec acre, nec amarum. De his autem,<text:line-break/></text:span><text:span text:style-name="T78">ut </text:span><text:span text:style-name="T78">modo dicebam, in, libris de curandi ratione fusissime<text:line-break/></text:span><text:span text:style-name="T78">est </text:span><text:span text:style-name="T78">disputatum. Nunc enim in singula percurrere non<text:line-break/></text:span><text:span text:style-name="T78">statuimus, </text:span><text:span text:style-name="T78">sed tantum eorum, quae in aliis operibus fuse<text:line-break/></text:span><text:span text:style-name="T78">disputata </text:span><text:span text:style-name="T78">funt, capita commemorare; quorum ubi nu-<text:line-break/></text:span><text:span text:style-name="T78">merum </text:span><text:span text:style-name="T78">et qualitatem recensuero , huic libro finem im-<text:line-break/></text:span><text:span text:style-name="T78">ponam. </text:span><text:span text:style-name="T78">Ante autem diximus, alterum esse librum, in<text:line-break/></text:span><text:span text:style-name="T78">quo de </text:span><text:span text:style-name="T78">constitutione artis medicae disseruimus; quem<text:line-break/></text:span><text:span text:style-name="T78">duo </text:span><text:span text:style-name="T78">priores de artium constitutione praecedunt, verum<text:line-break/></text:span><text:span text:style-name="T78">bi </text:span><text:span text:style-name="T78">quidem una cum hoc, quem nunc absolvimus, </text:span><text:span text:style-name="T78">in<text:line-break/>eorum </text:span><text:span text:style-name="T78">ordine, quos fuse lateque tractavimus,, numerandi<text:line-break/></text:span><text:span text:style-name="T78">non funt. </text:span><text:span text:style-name="T78">-Illi vero hunc habent ordinem. De elemen-<text:line-break/></text:span><text:span text:style-name="T78">tis </text:span><text:span text:style-name="T78">juxta Hippocratis sententiam, liber unus, quem tres<text:line-break/></text:span><text:span text:style-name="T78">de </text:span><text:span text:style-name="T78">temperamentis sequuntur; quorum duo </text:span><text:span text:style-name="T116">priores.de<text:line-break/></text:span><text:span text:style-name="T78">animantium, tertius vero de medicamentorum tempera-<text:line-break/></text:span><text:span text:style-name="T78">aientis </text:span><text:span text:style-name="T78">tractat, Eam usi rem opus de simplicium medi-<text:line-break/>camentorum facultatibus probe intelligi non potest, nisi</text:span></text:p>
      <text:p text:style-name="P10"><text:span text:style-name="T78">tertio de temperamentis accurate cognito. Alius </text:span><text:span text:style-name="T78">autem<text:line-break/></text:span><text:span text:style-name="T78">liber exiguus,- </text:span><text:span text:style-name="T78">cui </text:span><text:span text:style-name="T78">titulus </text:span><text:span text:style-name="T93">est de</text:span><text:span text:style-name="T78"> inaequali </text:span><text:span text:style-name="T78">intemperie,<text:line-break/></text:span><text:span text:style-name="T78">duos priores de elementis sequitur. Cui similiter </text:span><text:span text:style-name="T78">alii<text:line-break/></text:span><text:span text:style-name="T78">duo parvi succedunt; quorum alter de optima </text:span><text:span text:style-name="T78">corporis<text:line-break/></text:span><text:span text:style-name="T78">constitutione,' alter de bono- habitu inscribitur. </text:span><text:span text:style-name="T78">Sequitur<text:line-break/></text:span><text:span text:style-name="T78">aliud opus, quod-tres libros complectitur, de </text:span><text:span text:style-name="T78">naturali-<text:line-break/></text:span><text:span text:style-name="T78">bus facultatibus: quod ,- si lubet, aut post duos </text:span><text:span text:style-name="T78">de tem-<text:line-break/></text:span><text:span text:style-name="T78">peramentis, aut post librum de elementis legere </text:span><text:span text:style-name="T78">poteris.<text:line-break/></text:span><text:span text:style-name="T78">Post hnnc vero in pluribus libris de functionibus </text:span><text:span text:style-name="T78">ani-<text:line-break/></text:span><text:span text:style-name="T78">mae disseruimus. Quoniam autem ad eas </text:span><text:span text:style-name="T78">demonstrandas<text:line-break/></text:span><text:span text:style-name="T78">non parum conferunt ea, quae ex corporum </text:span><text:span text:style-name="T78">dissectioni-<text:line-break/></text:span><text:span text:style-name="T78">bus nobis apparent, prius in illis te exercere </text:span><text:span text:style-name="T78">oportet:<text:line-break/></text:span><text:span text:style-name="T78">quorum maxime utilis est-liber, qui de </text:span><text:span text:style-name="T78">anatomicis ad-<text:line-break/></text:span><text:span text:style-name="T78">ministrationibus inscribitur- Praeter hos </text:span><text:span text:style-name="T78">autem pleres<text:line-break/></text:span><text:span text:style-name="T78">alii lunt, quorum duo de dissectionis </text:span><text:span text:style-name="T78">dissensione, unas<text:line-break/></text:span><text:span text:style-name="T78">vero'de mortuorum dissectione; quos ordine </text:span><text:span text:style-name="T78">sequuntur<text:line-break/></text:span><text:span text:style-name="T78">duo de viventium dissectione. In aliis vero </text:span><text:span text:style-name="T78">quibusdam<text:line-break/></text:span><text:span text:style-name="T93">fpedatim</text:span><text:span text:style-name="T78"> ad initiatos de-ossibus conscripsimus; </text:span><text:span text:style-name="T78">itrqao</text:span></text:p>
      <text:p text:style-name="P10"><text:span text:style-name="T78">genere</text:span><text:span text:style-name="T78">-musculorum</text:span><text:span text:style-name="T64">, </text:span><text:span text:style-name="T78">nervorum, arteriarum et venarum<text:line-break/></text:span><text:span text:style-name="T78">dissectio, </text:span><text:span text:style-name="T78">et alia id genus habentur. Et liber, ciii titu-<text:line-break/></text:span><text:span text:style-name="T78">las est, </text:span><text:span text:style-name="T78">an sanguis natura lu arteriis continetur. Eorum<text:line-break/></text:span><text:span text:style-name="T78">vero, </text:span><text:span text:style-name="T78">qui partium actiones produnt., duo quidem funt de<text:line-break/>musculorum, tres vero de thoracis </text:span><text:span text:style-name="T78">et </text:span><text:span text:style-name="T78">pulmonis motu:<text:line-break/></text:span><text:span text:style-name="T78">quibus </text:span><text:span text:style-name="T78">deinceps succedit liber de respirationis causis; post<text:line-break/></text:span><text:span text:style-name="T78">hunc </text:span><text:span text:style-name="T78">liber de voce. De animae principatu, ac aliis<text:line-break/></text:span><text:span text:style-name="T78">omnibus, </text:span><text:span text:style-name="T78">quae naturae et animae- actiones requirunt ac<text:line-break/></text:span><text:span text:style-name="T78">fcrutautur, </text:span><text:span text:style-name="T78">in opere de Hippocratis </text:span><text:span text:style-name="T93">et</text:span><text:span text:style-name="T78"> Platonis placitis<text:line-break/></text:span><text:span text:style-name="T78">(quosi </text:span><text:span text:style-name="T78">ex multis libris constat) tractavimus. - In eodem<text:line-break/>contemplationis genere sunt libri de femine, quos feor-<text:line-break/></text:span><text:span text:style-name="T78">fain </text:span><text:span text:style-name="T78">scripsimus. Item de corporum dissectione Hippo-<text:line-break/></text:span><text:span text:style-name="T78">cratis: </text:span><text:span text:style-name="T78">quibus omnibus succedit opus de usu partium.<text:line-break/></text:span><text:span text:style-name="T78">Ad </text:span><text:span text:style-name="T78">morborum autem cognitioneni liber de locis affectis<text:line-break/></text:span><text:span text:style-name="T78">confert, </text:span><text:span text:style-name="T78">et de pulsibus; in quo et de praenotione doce-<text:line-break/></text:span><text:span text:style-name="T78">mas. </text:span><text:span text:style-name="T78">Librum vero de pulsibus alii duo praecedunt,<text:line-break/></text:span><text:span text:style-name="T78">unus </text:span><text:span text:style-name="T78">quidem de respirationis, alter de pulsuum usu.</text:span></text:p>
      <text:p text:style-name="P10"><text:span text:style-name="T78">Liber autem de pulsibus in quatuor distribuitur t uuurn<text:line-break/>quidem de eorum differentiis</text:span><text:span text:style-name="T78">,. </text:span><text:span text:style-name="T78">alterum autem de cogni-<text:line-break/>tione, tertium de eorum causis, et quartum de ea quae<text:line-break/>ex pulsibus sumitur praenotione. Iu hoc genere est li-<text:line-break/>ber ad initiatos, qui de pulsibus inscribitur. Alium vero<text:line-break/>librum velut omnium horum compendium scribere in<text:line-break/>animo est, quem vel artem de pulsibus vel compendium<text:line-break/>inscribam. Ad hanc autem contemplationem conferant,<text:line-break/>quae in librum Archigenis de pulsibus enarramus ac in-<text:line-break/>terpretamur. Maxime vero ad praenotiones conducit<text:line-break/>commentatio de judiciis; quam liber de diebus judicia-<text:line-break/>riis praecedit. Sed et de fpirandi difficultate opus tum<text:line-break/>ad praefentis affectus cognitionem, tum ad praenoscen-<text:line-break/>dum tam bonum quam malum morbi successum esi utile.<text:line-break/>Omnium igitur horum nonnullorumque aliorum singu.<text:line-break/>larium librorum cognitio utilis est; cujusmodi est de</text:span></text:p>
      <text:p text:style-name="P10"><text:span text:style-name="T78">causis </text:span><text:span text:style-name="T78">evidentibus, de medica experientia, de extenuante<text:line-break/></text:span><text:span text:style-name="T78">victu, </text:span><text:span text:style-name="T78">et </text:span><text:span text:style-name="T78">de </text:span><text:span text:style-name="T78">venarum </text:span><text:span text:style-name="T78">sectione ad Erasistratum, et de<text:line-break/></text:span><text:span text:style-name="T78">tumoribus praeter naturam; </text:span><text:span text:style-name="T78">similiter </text:span><text:span text:style-name="T78">autem </text:span><text:span text:style-name="T78">et de pleni-<text:line-break/></text:span><text:span text:style-name="T78">tudine </text:span><text:span text:style-name="T78">et id genus alii. </text:span><text:span text:style-name="T78">Ad </text:span><text:span text:style-name="T78">curandi </text:span><text:span text:style-name="T78">aptem rationem<text:line-break/></text:span><text:span text:style-name="T78">omnium maxime necessarii funt </text:span><text:span text:style-name="T78">de </text:span><text:span text:style-name="T78">morborum </text:span><text:span text:style-name="T78">et sympto-<text:line-break/></text:span><text:span text:style-name="T78">matum differentiis libri tres, </text:span><text:span text:style-name="T78">in </text:span><text:span text:style-name="T78">quibus </text:span><text:span text:style-name="T78">morborum causiae<text:line-break/></text:span><text:span text:style-name="T78">tractantur. Praeter hos alii tres sunt, in </text:span><text:span text:style-name="T78">quibus </text:span><text:span text:style-name="T78">expli-<text:line-break/></text:span><text:span text:style-name="T78">cantur </text:span><text:span text:style-name="T78">symptomatum causae. Sunt et de </text:span><text:span text:style-name="T78">simplicium me-<text:line-break/></text:span><text:span text:style-name="T78">dicamentoruni facultatibus libri, de quibus </text:span><text:span text:style-name="T78">ante </text:span><text:span text:style-name="T78">memi-<text:line-break/></text:span><text:span text:style-name="T78">nirnus, </text:span><text:span text:style-name="T78">et de medicamentorum compositione, quibus libri<text:line-break/></text:span><text:span text:style-name="T78">de </text:span><text:span text:style-name="T78">curandi ratione </text:span><text:span text:style-name="T78">succedunt. </text:span><text:span text:style-name="T78">Seorsum autem de vale-<text:line-break/></text:span><text:span text:style-name="T78">tudine </text:span><text:span text:style-name="T78">tuenda </text:span><text:span text:style-name="T78">opus </text:span><text:span text:style-name="T78">scripsimus. Quod vero ante hos<text:line-break/>omnes exerceri </text:span><text:span text:style-name="T78">in opere </text:span><text:span text:style-name="T78">de demonstratione eum opor-<text:line-break/></text:span><text:span text:style-name="T78">teat, </text:span><text:span text:style-name="T78">qui </text:span><text:span text:style-name="T78">artem cum </text:span><text:span text:style-name="T78">ratione tractaturus fit, in libro<text:line-break/></text:span><text:span text:style-name="T78">de </text:span><text:span text:style-name="T78">optima </text:span><text:span text:style-name="T78">secta </text:span><text:span text:style-name="T78">declaratum est. Reliquos autem libros<text:line-break/></text:span><text:span text:style-name="T78">ac </text:span><text:span text:style-name="T78">commentarios a nobis conscriptos nunc </text:span><text:span text:style-name="T78">percurrere</text:span></text:p>
      <text:p text:style-name="P10"><text:span text:style-name="T78">necessarium non est, quum de hisce omnibus </text:span><text:span text:style-name="T78">alibi simas<text:line-break/></text:span><text:span text:style-name="T78">tractaturi in uno atque forte altero libro,. </text:span><text:span text:style-name="T78">quem ita<text:line-break/></text:span><text:span text:style-name="T78">inscribemus, Galeni de propriis libris.</text:span></text:p>
      <text:h text:style-name="P1" text:outline-level="1">GALENI DE ELEMENTIS EX HIPPOCRATE<text:line-break/>LIBER PRIMUS.</text:h>
      <text:h text:style-name="Heading_20_2" text:outline-level="2">Cap. I.</text:h>
      <text:p text:style-name="P8"><text:span text:style-name="T78">Quum elementum minima fit rei particula,<text:line-break/>cujuscunque fuerit elementum; minimum autem non idem<text:line-break/></text:span><text:span text:style-name="T78">feufui </text:span><text:span text:style-name="T78">et appareat, et revera sit;' multa siquidem prae<text:line-break/></text:span><text:span text:style-name="T78">tenuitate </text:span><text:span text:style-name="T78">sensum effugiunt; liquet, fensum eorum minime<text:line-break/></text:span><text:span text:style-name="T78">fore </text:span><text:span text:style-name="T78">judicem, quae et natura, et vere sunt rei uniuscujus-<text:line-break/></text:span><text:span text:style-name="T78">que </text:span><text:span text:style-name="T78">elementa. Nam si aeruginem, cadmiam, spumam ar-<text:line-break/></text:span><text:span text:style-name="T78">genti, </text:span><text:span text:style-name="T78">et mify, simul omnia plane triveris et in pulve-<text:line-break/></text:span><text:span text:style-name="T78">rem </text:span><text:span text:style-name="T78">redegeris, et mox sensili discernenda commiseris:<text:line-break/></text:span><text:span text:style-name="T78">tibi </text:span><text:span text:style-name="T78">profecto ea univerfa unum esse videbuntur. Nec<text:line-break/></text:span><text:span text:style-name="T78">modo </text:span><text:span text:style-name="T78">haec quatuor, verum et alia longe etiam plura,</text:span></text:p>
      <text:p text:style-name="P10"><text:span text:style-name="T78">si eadem tamen ratione omnia invicem commisceas, </text:span><text:span text:style-name="T78">sibi<text:line-break/></text:span><text:span text:style-name="T78">unum esse videbuntur, quantumlibet unum minime </text:span><text:span text:style-name="T78">sint.<text:line-break/></text:span><text:span text:style-name="T78">Quamobrem </text:span><text:span text:style-name="T78">et </text:span><text:span text:style-name="T78">Hippocrates, quum ejuscemodi humanae<text:line-break/>naturae elementa consideranda instituisset, neglectis </text:span><text:span text:style-name="T78">his,<text:line-break/></text:span><text:span text:style-name="T78">quae prima sensus judicio' sinjplicissimaque habentur, </text:span><text:span text:style-name="T78">illa<text:line-break/></text:span><text:span text:style-name="T78">statim, quae vere et secundum naturam talia sunt, </text:span><text:span text:style-name="T78">in-<text:line-break/></text:span><text:span text:style-name="T78">vestiganda proposuit: quippe quum ea (ut alibi a </text:span><text:span text:style-name="T78">nobis<text:line-break/></text:span><text:span text:style-name="T78">monstratum est) curandis morbis nihilo minus usui </text:span><text:span text:style-name="T78">sint,<text:line-break/></text:span><text:span text:style-name="T78">quam haec , quae sensui hujuscemodi apparent. </text:span><text:span text:style-name="T78">Itaque<text:line-break/></text:span><text:span text:style-name="T78">concesserit fortasse quispiam, haec scnfilia videri </text:span><text:span text:style-name="T78">ele-<text:line-break/></text:span><text:span text:style-name="T78">menta, existere vero, non item. Neque enim, fi </text:span><text:span text:style-name="T78">quip-<text:line-break/></text:span><text:span text:style-name="T78">piam visum fuerit prima rei cujusvis </text:span><text:span text:style-name="T78">simplicissiniaque<text:line-break/></text:span><text:span text:style-name="T78">particula, illud statim est etiam verum elementum, </text:span><text:span text:style-name="T78">sed<text:line-break/></text:span><text:span text:style-name="T78">quod ex ipsa rerum natura habet, ut tale siti </text:span><text:span text:style-name="T78">Quoniam,<text:line-break/></text:span><text:span text:style-name="T78">id si statuerimus, vel natura esse elementum, quod </text:span><text:span text:style-name="T78">c'u-<text:line-break/></text:span><text:span text:style-name="T78">jusque rei minima videatur atque simplicissima </text:span><text:span text:style-name="T78">particula,<text:line-break/></text:span><text:span text:style-name="T78">alia nimirum aquilae, et lynci,-aut si quis homo </text:span><text:span text:style-name="T78">fit al-<text:line-break/></text:span><text:span text:style-name="T78">terumve quodpiam animal, quod visus acumine </text:span><text:span text:style-name="T78">maxime<text:line-break/></text:span><text:span text:style-name="T78">praestet, et alia nobis ipsis videbuntur elementa, </text:span><text:span text:style-name="T78">Ne<text:line-break/></text:span><text:span text:style-name="T78">igitur sic agamus, sed ea inquiramus (si naturae </text:span><text:span text:style-name="T78">aut</text:span></text:p>
      <text:p text:style-name="P10"><text:span text:style-name="T78">humanae, </text:span><text:span text:style-name="T78">aut cuiusvis alterius rei exactam scientiam<text:line-break/></text:span><text:span text:style-name="T78">assequi </text:span><text:span text:style-name="T78">voluerimus), quae natura prima et simplicissima<text:line-break/></text:span><text:span text:style-name="T78">funt, </text:span><text:span text:style-name="T78">quaeque in alia non amplius dissolvi possunt.</text:span></text:p>
      <text:h text:style-name="P5" text:outline-level="2">Cap. II.</text:h>
      <text:p text:style-name="P8"><text:span text:style-name="T78">Quaenam igitur est inventionis hormn<text:line-break/></text:span><text:span text:style-name="T78">methodus? </text:span><text:span text:style-name="T78">Nulla, ut quidem mea fert sententia, prae-<text:line-break/></text:span><text:span text:style-name="T78">ter </text:span><text:span text:style-name="T78">eam, quae ab Hippocrate est instituta; nempe ut<text:line-break/></text:span><text:span text:style-name="T78">primum </text:span><text:span text:style-name="T78">fit disquirendum, an elementum unum quippi-<text:line-break/></text:span><text:span text:style-name="T78">am </text:span><text:span text:style-name="T78">specie sit, vel plura potius, varia et fibi invicem<text:line-break/></text:span><text:span text:style-name="T78">diffimilia. </text:span><text:span text:style-name="T78">Quod si non esse unum, scd multa variaque<text:line-break/></text:span><text:span text:style-name="T78">et </text:span><text:span text:style-name="T78">dissimilia visum fuerit, quaerendum erit fecundo io-<text:line-break/></text:span><text:span text:style-name="T93">io,</text:span><text:span text:style-name="T78"> </text:span><text:span text:style-name="T78">quot illa sint, et quae, et qualia, et quam tandem<text:line-break/></text:span><text:span text:style-name="T78">iater </text:span><text:span text:style-name="T78">fe habeant communionem. Quod igitur primum id<text:line-break/></text:span><text:span text:style-name="T78">elementum, </text:span><text:span text:style-name="T78">ex quo tum nostrum, tum aliorum omnium<text:line-break/></text:span><text:span text:style-name="T78">corpora </text:span><text:span text:style-name="T78">constant, nequaquam sit unum, ex his monstrat<text:line-break/></text:span><text:span text:style-name="T78">Hippocrates.: </text:span><text:span text:style-name="T78">et melius forsitan sit illius dictionem pri-<text:line-break/></text:span><text:span text:style-name="T78">mum </text:span><text:span text:style-name="T78">adscribere</text:span><text:span text:style-name="T78">, </text:span><text:span text:style-name="T78">ac ita mox illam exponere. Ego au-<text:line-break/></text:span><text:span text:style-name="T78">tem </text:span><text:span text:style-name="T78">statuo, quod, si homo esset unum, neutiquam dole-<text:line-break/></text:span><text:span text:style-name="T78">ret; </text:span><text:span text:style-name="T78">neque enim; si unum foret, esset ex quo doleret.<text:line-break/>Praestantissime pariter (mea quidem sententia) ac bre-</text:span></text:p>
      <text:p text:style-name="P10"><text:span text:style-name="T78">vissime universae suae demonstrationis momentum expo-<text:line-break/>suit,, qua demonstrandum erat, fieri uon posse, </text:span><text:span text:style-name="T78">ut ele-<text:line-break/></text:span><text:span text:style-name="T78">mentum sit fpecie </text:span><text:span text:style-name="T78">et </text:span><text:span text:style-name="T78">potestate unum. Jam enim </text:span><text:span text:style-name="T78">satis<text:line-break/></text:span><text:span text:style-name="T78">patet, esse extremae cujusdarn abfur ditatis, et </text:span><text:span text:style-name="T78">hominis'<text:line-break/></text:span><text:span text:style-name="T78">praeterea, qui nullam rerum evidentium rationem </text:span><text:span text:style-name="T78">ha-<text:line-break/></text:span><text:span text:style-name="T78">beat, statuere, ens esse numero unum; </text:span><text:span text:style-name="T78">ut </text:span><text:span text:style-name="T78">tamen </text:span><text:span text:style-name="T78">inveniri<text:line-break/></text:span><text:span text:style-name="T78">facile possint aliqui, qui affirment, omnia potestate </text:span><text:span text:style-name="T78">ac<text:line-break/></text:span><text:span text:style-name="T78">fpecie esse unum, quemadmodum Epicurus et </text:span><text:span text:style-name="T78">Democri-<text:line-break/></text:span><text:span text:style-name="T78">tus individua ea corpora, quae atomos appellant, </text:span><text:span text:style-name="T78">la<text:line-break/></text:span><text:span text:style-name="T78">quo item ordine reponendi sunt illi, qui minima </text:span><text:span text:style-name="T78">quae-<text:line-break/></text:span><text:span text:style-name="T78">dam et ineompacta </text:span><text:span text:style-name="T78">et </text:span><text:span text:style-name="T78">irnpartibilia introducunt </text:span><text:span text:style-name="T78">elemen-<text:line-break/></text:span><text:span text:style-name="T78">ta. Itaque adversus hos omnes Hippocrates, </text:span><text:span text:style-name="T78">communi<text:line-break/></text:span><text:span text:style-name="T78">opposita ratione,' demonstrat, elementum </text:span><text:span text:style-name="T64">ηόη </text:span><text:span text:style-name="T78">esse </text:span><text:span text:style-name="T78">unum,<text:line-break/></text:span><text:span text:style-name="T78">unum, inquam, tum forma, tum potestate: alloqui </text:span><text:span text:style-name="T78">enim<text:line-break/></text:span><text:span text:style-name="T78">eorum ne meminisse quidem voluit, qui omnia </text:span><text:span text:style-name="T78">etiam<text:line-break/></text:span><text:span text:style-name="T78">numero esse unum autumant, quod id videatur </text:span><text:span text:style-name="T78">hominis<text:line-break/></text:span><text:span text:style-name="T78">esse omnino stupidi. Perpendamus ergo, rectene </text:span><text:span text:style-name="T78">ille<text:line-break/></text:span><text:span text:style-name="T78">ratiocinatus sit, atque num </text:span><text:span text:style-name="T78">merito </text:span><text:span text:style-name="T78">illis contradicat, </text:span><text:span text:style-name="T78">qui<text:line-break/></text:span><text:span text:style-name="T78">asserunt, elementa </text:span><text:span text:style-name="T78">esse </text:span><text:span text:style-name="T78">unum natura, ut illis </text:span><text:span text:style-name="T78">deinde</text:span></text:p>
      <text:p text:style-name="P10"><text:span text:style-name="T78">liceat </text:span><text:span text:style-name="T78">id vel atomum appellare, vel minimum, </text:span><text:span text:style-name="T78">vel<text:line-break/></text:span><text:span text:style-name="T78">eiiijftov, </text:span><text:span text:style-name="T78">quasi incompactum dixerit;' vel .impartibile, vel<text:line-break/></text:span><text:span text:style-name="T78">quod </text:span><text:span text:style-name="T78">tandem ipsis magis gratum fuerit. Quoniam, si il-<text:line-break/></text:span><text:span text:style-name="T78">lod, </text:span><text:span text:style-name="T78">quod his omnibus sectis in univeifum commune est,<text:line-break/></text:span><text:span text:style-name="T78">«Verterimus, </text:span><text:span text:style-name="T78">non erit amplius nobis- opus particulatim<text:line-break/></text:span><text:span text:style-name="T78">eoram </text:span><text:span text:style-name="T78">differentias persequi. Nempe subjicitur </text:span><text:span text:style-name="T78">ab his<text:line-break/></text:span><text:span text:style-name="T78">omnibus</text:span><text:span text:style-name="T78">primum elementum usque adeo esse omni pe-<text:line-break/></text:span><text:span text:style-name="T78">ritus </text:span><text:span text:style-name="T78">qualitate vacuum, </text:span><text:span text:style-name="T78">ut </text:span><text:span text:style-name="T78">nullam vel albedinern inna-<text:line-break/></text:span><text:span text:style-name="T78">tam </text:span><text:span text:style-name="T78">habeat, vel nigredinem, vel alium quempiam colo-<text:line-break/></text:span><text:span text:style-name="T78">rem; </text:span><text:span text:style-name="T78">non dulcedinem, non amaritudinem; fed neque<text:line-break/></text:span><text:span text:style-name="T78">ealorem, </text:span><text:span text:style-name="T78">neque frigus; et tandem ut cujus vis alterius<text:line-break/></text:span><text:span text:style-name="T78">qualitatissit </text:span><text:span text:style-name="T78">omnino expers.- Lege enim, dicebat Democri-<text:line-break/></text:span><text:span text:style-name="T78">tus, color </text:span><text:span text:style-name="T78">est, lege amarum, lege dulce; vere autem atomus<text:line-break/></text:span><text:span text:style-name="T78">et vacuum </text:span><text:span text:style-name="T78">est. Credidit enim ille, sensilesqualitates ex indi-<text:line-break/></text:span><text:span text:style-name="T78">viduorum </text:span><text:span text:style-name="T78">illorum corpusculorum conventu per solam ad<text:line-break/></text:span><text:span text:style-name="T78">bos, qui </text:span><text:span text:style-name="T78">sentiamus, collationem gigni; ipsa vero natura<text:line-break/></text:span><text:span text:style-name="T78">nihil esse </text:span><text:span text:style-name="T78">album aut nigrum, flavum aut rubrum, ama-<text:line-break/></text:span><text:span text:style-name="T78">rom aut </text:span><text:span text:style-name="T78">dulce. Quippe hoc illi lege, ut ipse inquit,<text:line-break/></text:span><text:span text:style-name="T78">significabat</text:span><text:span text:style-name="T78">, ex nostra nimirum ^existimatione, non ex<text:line-break/></text:span><text:span text:style-name="T78">ipsa </text:span><text:span text:style-name="T78">rerum natura: ila etiam’ illi, </text:span><text:span text:style-name="T64">ἐτεῆ </text:span><text:span text:style-name="T78">nomen ab Itsov</text:span></text:p>
      <text:p text:style-name="P10"><text:span text:style-name="T78">deductum est, quod verum significat; ut universi fermo-<text:line-break/>nis illius is scnfus sit. Arbitramur quidem nos homi-<text:line-break/>nes, quippiam esse album, vel nigrum, vel dulce, vel<text:line-break/>amarum, et quaecunque alia hujusce generis sunt, fed<text:line-break/>revera omnia unum funt et nihil. Nam et ille hoc lo-<text:line-break/>quitur </text:span><text:span text:style-name="T93">modo,</text:span><text:span text:style-name="T78"> qui atomos unum appellat, vacuum autem<text:line-break/>nihil. Itaque atomi omnes, quae exigua quaedam cor-<text:line-break/>puscula sunt, omni prorsus qualitate vacant. Vacuum<text:line-break/>vero spatium quoddam est, in quo ea omnia corpuscula<text:line-break/>sursum atque deorsum agitata perpetua motione, quan-<text:line-break/>doque simul secundum aliquem modum complicantur,<text:line-break/>noununquam mutua inter sese collisione resiliunt; qua<text:line-break/>fit postea, ut ex hujusmodi eorum conventu et mutuae<text:line-break/>concretiones fiant, atque iterum secretiones; unde vo-<text:line-break/>luit ipse cum aliorum omnium, tum nostrum quoque<text:line-break/>ipsorum coagmentari corpora, atque eorum cum affectus,<text:line-break/>tum sensus. Statuunt autem prima haec corpora impa»<text:line-break/>tlbilia esse. Sed nonnulli deinde ex ipsis, ut Epicurei,<text:line-break/>ea prae duritie infringi non posse autumant; alsi, qui</text:span></text:p>
      <text:p text:style-name="P10"><text:span text:style-name="T78">magis </text:span><text:span text:style-name="T78">Leucippo addicti funt; in exilitatem referunt,<text:line-break/></text:span><text:span text:style-name="T78">qaod </text:span><text:span text:style-name="T78">nullam admittant sectionem, </text:span><text:span text:style-name="T78">o </text:span><text:span text:style-name="T78">Negant praeterea<text:line-break/></text:span><text:span text:style-name="T78">quoquo </text:span><text:span text:style-name="T78">modo ea posse quapiam ex his alterationibus al-<text:line-break/></text:span><text:span text:style-name="T78">terari-, </text:span><text:span text:style-name="T78">r.quas tamen. caeteri fere omnes fatentur vel ab<text:line-break/></text:span><text:span text:style-name="T78">ipfis, </text:span><text:span text:style-name="T78">sensibus edocti.Quippe qui nolint eorum quic-<text:line-break/></text:span><text:span text:style-name="T78">qjiam </text:span><text:span text:style-name="T78">calefieri, aut. .refrigerari, pariterque nec.humecta-<text:line-break/></text:span><text:span text:style-name="T78">ri, vel </text:span><text:span text:style-name="T78">siccari, atque adeo longe etiam minus nigrescere;<text:line-break/></text:span><text:span text:style-name="T78">aut </text:span><text:span text:style-name="T78">albescere', ut tandem contendant, nullam prorsus ex<text:line-break/></text:span><text:span text:style-name="T78">ulla </text:span><text:span text:style-name="T78">mutatione quali talem </text:span><text:span text:style-name="T78">. </text:span><text:span text:style-name="T78">suscipere posse. Jure ergo<text:line-break/></text:span><text:span text:style-name="T78">illis.</text:span><text:span text:style-name="T78">contrarius est Hippocrates, dum ait, nunquam ho-<text:line-break/></text:span><text:span text:style-name="T78">minem </text:span><text:span text:style-name="T78">doliturum, si haec esset illius natura; quum<text:line-break/></text:span><text:span text:style-name="T78">mebercule </text:span><text:span text:style-name="T78">necesse sit, ut id, quod doleat, duabus his<text:line-break/></text:span><text:span text:style-name="T78">praeditum </text:span><text:span text:style-name="T78">fit.facultatibus; porro ut sit cum sensus, tum<text:line-break/></text:span><text:span text:style-name="T78">alterationis </text:span><text:span text:style-name="T78">capax. Quia, si ab omni penitus sit altera-<text:line-break/></text:span><text:span text:style-name="T78">tione </text:span><text:span text:style-name="T78">alienum, eundem omnino statum, quem a princi-<text:line-break/></text:span><text:span text:style-name="T78">pio </text:span><text:span text:style-name="T78">sortitum est, perpetuo servabit': at eundem id, quod<text:line-break/></text:span><text:span text:style-name="T78">dolet, </text:span><text:span text:style-name="T78">minime servat. Quod si transmutetur etiam,, iu<text:line-break/></text:span><text:span text:style-name="T78">quem </text:span><text:span text:style-name="T78">tamen modum lapides, et ligna, quae quidem et<text:line-break/></text:span><text:span text:style-name="T78">calefiunt, </text:span><text:span text:style-name="T78">et refrigerantur; et scinduntur, scd nulla sit</text:span></text:p>
      <text:p text:style-name="P10"><text:span text:style-name="T78">illis innata vis sentiendi, nihil propterea magis affectio-<text:line-break/>nes, si quae in eo gignantur, poterit, quam lapides,<text:line-break/>Ientire. Quum igitur utrumque horum in illis illeram<text:line-break/>elementis desideretur </text:span><text:span text:style-name="T78">(nam </text:span><text:span text:style-name="T78">neque eam naturam corie-<text:line-break/>quirta funt eiuscemodi individua corpuscula, ut vel alte-<text:line-break/>rari vel sentire possint)., si ex his atomis, vel quapiam<text:line-break/>alia simplici ac uniformi natura essemus concreti, </text:span><text:span text:style-name="T78">'non<text:line-break/></text:span><text:span text:style-name="T78">utique dolaremus; dolemus autem; qUare jam manifestum<text:line-break/>est, quod nequaquam simus ex ulla simplici uniformi-<text:line-break/></text:span><text:span text:style-name="T78">que </text:span><text:span text:style-name="T78">substantia constituti. IIaec est hnjusce rationis </text:span><text:span text:style-name="T78">fam-<text:line-break/>ina, </text:span><text:span text:style-name="T78">quae ut est admodum his, .qui in logica disciplina<text:line-break/>exercitati sunt, aperta-, ita propositum etiam hoc </text:span><text:span text:style-name="T78">fere<text:line-break/></text:span><text:span text:style-name="T78">modo concludit. Sed quoniam .ii, qui talia introducunt<text:line-break/>elementa; nen modo sunt disciplinae disserendi </text:span><text:span text:style-name="T78">rudes,<text:line-break/></text:span><text:span text:style-name="T78">et praeterea contentiosi, verum et sibi malo fore existi-<text:line-break/></text:span><text:span text:style-name="T93">mani,</text:span><text:span text:style-name="T78"> </text:span><text:span text:style-name="T78">' </text:span><text:span text:style-name="T78">si vel in melius sententiam mutaverint: commu-<text:line-break/>nem hanc rationem particularibus aliquibus exemplis<text:line-break/>illis .exponamus. Nimirum si quis cutem acu tenuissima<text:line-break/>pungat;dolebit animal; acus vero vel unam tantum </text:span><text:span text:style-name="T78">at-<text:line-break/></text:span><text:span text:style-name="T78">tinget atomum, vel duas, vel </text:span><text:span text:style-name="T78">etiam </text:span><text:span text:style-name="T78">plures. Sed pona-</text:span></text:p>
      <text:p text:style-name="P10"><text:span text:style-name="T78">mus </text:span><text:span text:style-name="T78">primum, unam tetigisse. At nulla atomus est pene-<text:line-break/></text:span><text:span text:style-name="T78">orbilis </text:span><text:span text:style-name="T78">sensusve capax: non igitur </text:span><text:span text:style-name="T78">ab </text:span><text:span text:style-name="T78">acu quicqnam pa-<text:line-break/></text:span><text:span text:style-name="T78">tietar: </text:span><text:span text:style-name="T78">neque, etiamsi pateretur, illatam noxam propter-<text:line-break/></text:span><text:span text:style-name="T78">ea </text:span><text:span text:style-name="T78">sentiret. Quum enim ex his . duobus imprimis pro-<text:line-break/></text:span><text:span text:style-name="T78">veniat, </text:span><text:span text:style-name="T78">ut aliquid doleat, nempe ut, quod patibile est,<text:line-break/></text:span><text:span text:style-name="T78">patiatur, </text:span><text:span text:style-name="T78">atque </text:span><text:span text:style-name="T78">ut </text:span><text:span text:style-name="T78">impressas affectiones persentiat; utrius-<text:line-break/></text:span><text:span text:style-name="T78">que </text:span><text:span text:style-name="T78">vero istorum 'sint atomi expertes: profecto, si acus<text:line-break/></text:span><text:span text:style-name="T78">unam </text:span><text:span text:style-name="T78">tantum atomum pupugerit, nequaquam animal do-<text:line-break/></text:span><text:span text:style-name="T78">lebit </text:span><text:span text:style-name="T78">Fingamus ergo, </text:span><text:span text:style-name="T78">non </text:span><text:span text:style-name="T78">amplius unam, scd duas teti-<text:line-break/></text:span><text:span text:style-name="T78">gisse.. </text:span><text:span text:style-name="T78">Atqui statim illa eadem, quae nuper de una, de<text:line-break/></text:span><text:span text:style-name="T78">daabus </text:span><text:span text:style-name="T78">etiam poterimus pronunciare. Nam si earum<text:line-break/></text:span><text:span text:style-name="T78">neutra </text:span><text:span text:style-name="T78">ex acu fuerit vulnerata, aut, si etiam vulneretur;<text:line-break/></text:span><text:span text:style-name="T78">nulla </text:span><text:span text:style-name="T78">aliuquin illis vulnus id sentiendi vis insiti </text:span><text:span text:style-name="T93">is,<text:line-break/></text:span><text:span text:style-name="T78">qui </text:span><text:span text:style-name="T78">pungitur, omni prorsus fensu atque dolore carebit.<text:line-break/>Quemadmodum enim nihil habet acus, cur magis sentia-<text:line-break/></text:span><text:span text:style-name="T78">tur, </text:span><text:span text:style-name="T78">quam duobus impingitur ossibus, aut duabus carti-<text:line-break/></text:span><text:span text:style-name="T78">laginibus, </text:span><text:span text:style-name="T78">aut totidem etiam vel capillis veb quibusque<text:line-break/></text:span><text:span text:style-name="T78">aliis </text:span><text:span text:style-name="T78">particulis sensu vacuis; duo siquidem capilli aeque<text:line-break/></text:span><text:span text:style-name="T78">fenfu </text:span><text:span text:style-name="T78">carent, ac unus: ita etiam (ut equidem arbitror)<text:line-break/></text:span><text:span text:style-name="T78">nihilo </text:span><text:span text:style-name="T78">magis acus, quae duobus illis individuis coipus-</text:span></text:p>
      <text:p text:style-name="P10"><text:span text:style-name="T78">culis ihfigitur, si ire alterum quidem ipsorum fit </text:span><text:span text:style-name="T78">lensa<text:line-break/></text:span><text:span text:style-name="T78">praeditum, ullum excitabit dolorem. Eadem </text:span><text:span text:style-name="T78">vero se-<text:line-break/></text:span><text:span text:style-name="T78">quentur incommoda, si tria dixerimus vel quatuor </text:span><text:span text:style-name="T78">teti-<text:line-break/></text:span><text:span text:style-name="T78">gisse ;. quippe quia nullam majorem operam ad </text:span><text:span text:style-name="T78">patiendi<text:line-break/></text:span><text:span text:style-name="T78">vel sentiendi rationem haec conferre possunt, quam </text:span><text:span text:style-name="T78">to-<text:line-break/></text:span><text:span text:style-name="T78">tidem calculi, vel lapides, vel villi;. quum fieri nequeat,<text:line-break/>ut, si quid ex impatibilibus et fensus expertibus </text:span><text:span text:style-name="T78">compo-<text:line-break/></text:span><text:span text:style-name="T78">natur, Pensus particeps patibileque tandem evadat; </text:span><text:span text:style-name="T78">mi-<text:line-break/></text:span><text:span text:style-name="T78">rum etenim esset, fi totum et pati et sentire </text:span><text:span text:style-name="T78">posset, cu.<text:line-break/></text:span><text:span text:style-name="T78">jus </text:span><text:span text:style-name="T78">tamen </text:span><text:span text:style-name="T78">pars nulla aut sentiret, aut pateretur.. </text:span><text:span text:style-name="T78">Quum<text:line-break/></text:span><text:span text:style-name="T78">enim duo sint instrumenta, quibus hujuscemodi </text:span><text:span text:style-name="T78">pronun-<text:line-break/></text:span><text:span text:style-name="T78">tiata invenienda sunt, experientia, inquam, et </text:span><text:span text:style-name="T78">ratio;<text:line-break/></text:span><text:span text:style-name="T78">neutrum horum unquam ita illis inserviet, ut </text:span><text:span text:style-name="T78">aliquid<text:line-break/></text:span><text:span text:style-name="T78">sint reperturi concretum ex his, quae pariter </text:span><text:span text:style-name="T78">impatibi-<text:line-break/></text:span><text:span text:style-name="T78">lia et sine sensu sunt, quod ipsum deinde patibile </text:span><text:span text:style-name="T78">fit<text:line-break/></text:span><text:span text:style-name="T78">atque sensus particeps. Porro fi multos adamantes </text:span><text:span text:style-name="T78">aat<text:line-break/></text:span><text:span text:style-name="T78">alia quaevis corpora minus etiam ad patiendum </text:span><text:span text:style-name="T78">idonea<text:line-break/></text:span><text:span text:style-name="T78">in acervum coacta ferire volueris; nunquam </text:span><text:span text:style-name="T78">sane .vel<text:line-break/></text:span><text:span text:style-name="T78">acervo ex his constituto plagam infliges, aut illatam </text:span><text:span text:style-name="T78">ille<text:line-break/></text:span><text:span text:style-name="T78">sentiet; nempe nec perpetuis etiam feculis tale </text:span><text:span text:style-name="T78">quippiam</text:span></text:p>
      <text:p text:style-name="P10"><text:span text:style-name="T78">poterit </text:span><text:span text:style-name="T78">unquam experientia reperiri. Atqui ostendimus<text:line-break/></text:span><text:span text:style-name="T78">paulo </text:span><text:span text:style-name="T78">antea, quod ratio quoque huic sententiae minime<text:line-break/>consentiat. Jam enim quis non admiretur, si caro, dum<text:line-break/>pungitur, doleat, cujus tamen nulla vel minluia parti-<text:line-break/></text:span><text:span text:style-name="T78">cula </text:span><text:span text:style-name="T78">aut peri oratur, aut dolet? vel quae unquam ratio<text:line-break/>reperietur, quae hoc admittat? Imo </text:span><text:span text:style-name="T78">hoc </text:span><text:span text:style-name="T78">quidem affir-<text:line-break/>maverim, quod, quantumlibet illae omnes atumi insitum<text:line-break/>haberent sensum, scd essent impatibiles atque impene-<text:line-break/></text:span><text:span text:style-name="T78">trabiles, </text:span><text:span text:style-name="T78">ita ut tantummodo ex mutuo earum complexu<text:line-break/></text:span><text:span text:style-name="T78">caro </text:span><text:span text:style-name="T78">gigneretur, nihil propterea magis impactam acum<text:line-break/></text:span><text:span text:style-name="T78">sentiret. </text:span><text:span text:style-name="T78">Ut enim, si duos digitos simul jungas, quita-<text:line-break/></text:span><text:span text:style-name="T78">men </text:span><text:span text:style-name="T78">sentiendi facultate pollent, ac mox eosdem disjun-<text:line-break/></text:span><text:span text:style-name="T78">gas, </text:span><text:span text:style-name="T78">id absque ullo prorsus dolore feceris: ita etiam (ut<text:line-break/>arbitror), si acus atomos dissolvat, aut divellat, modo exi<text:line-break/></text:span><text:span text:style-name="T78">illis </text:span><text:span text:style-name="T78">nullam vulneret, nullum unquam in animante do-<text:line-break/></text:span><text:span text:style-name="T78">lorem </text:span><text:span text:style-name="T78">excitabit. Vel illi nobis hoc ostendant, quando<text:line-break/></text:span><text:span text:style-name="T78">ex </text:span><text:span text:style-name="T78">mutua solummodo aliquorum sentientium corporum<text:line-break/></text:span><text:span text:style-name="T78">commissione </text:span><text:span text:style-name="T78">ac eorumdem deinde separatione ullus urr-<text:line-break/></text:span><text:span text:style-name="T78">quam </text:span><text:span text:style-name="T78">subsequatur dolor. Nunquam prosecto tale quip-</text:span></text:p>
      <text:p text:style-name="P10"><text:span text:style-name="T78">piam pciterunt ostendere, si/quae evidentia sunt feqni<text:line-break/>voluerint; atque etiam, si rationem, nihil sane offendent,<text:line-break/>quod hoc ipso minus fieri posse videatur., </text:span><text:span text:style-name="T108">:</text:span><text:span text:style-name="T78">Quum igitur;<text:line-break/>tum ratio, tum experientia testeturv quod, quantumlibet<text:line-break/>atomis sensum concesserimus, eorum tamen feparatio sit<text:line-break/>absque dolore futura; qui fieri quaeso poterit, ut, si eas<text:line-break/>praeterea sensu orbatas ponamus, dolere possint? Ne-<text:line-break/>cesse enim est, ut paulo ante testati fumus, duo haec<text:line-break/>simul concurrere, ut aliquid doleat, alterationem, in-<text:line-break/>quam, et sensum; utroque autem carent atomi. Rationi<text:line-break/>igitur consonum est, quamvis eorum alterum atomis con-<text:line-break/>cesseris, adhuc tamen eas indolentiam servare.’ Etenim<text:line-break/>si.eas impatibiles quidem, fed fensus participes suppo-<text:line-break/>nas: nequaquam dolebunt, propterea quia non patisn-<text:line-break/>tur. Quod si pati etiam, verum ita, ut sensus sint ex-<text:line-break/>pertes, minime dolebunt, quum minime sentiant; quum,<text:line-break/>opus sit, ut ante diximus, corpus, quod doliturum sit,<text:line-break/>pati atque affectionem persentire. Quare fieri nequit,,<text:line-break/>ut corpus facultate sentiendi praeditum ex elementis<text:line-break/>ortum habeat, </text:span><text:span text:style-name="T78">quae </text:span><text:span text:style-name="T78">pariter impatibilia sensusque exper-</text:span></text:p>
      <text:p text:style-name="P10"><text:span text:style-name="T78">ua </text:span><text:span text:style-name="T78">sint; sed neque impatibilibus quidem, verum sensu<text:line-break/>praeditis. Nam neque hoc esse in dolore unquam po-<text:line-break/></text:span><text:span text:style-name="T78">terit,,. </text:span><text:span text:style-name="T78">quum non patiatur; erit enim forsitan potestate<text:line-break/></text:span><text:span text:style-name="T78">fentiens, </text:span><text:span text:style-name="T78">scd actu nunquam. Quemadmodum sane et<text:line-break/></text:span><text:span text:style-name="T78">nostrum </text:span><text:span text:style-name="T78">corpus videmus, quod, quantumlibet manifesto’<text:line-break/></text:span><text:span text:style-name="T78">etiam </text:span><text:span text:style-name="T78">vim habeat sentiendi, attamen minime sentit, nisi<text:line-break/></text:span><text:span text:style-name="T78">ab </text:span><text:span text:style-name="T78">aliquo prius patiatur. Unde et ex hac eadem ratio-<text:line-break/></text:span><text:span text:style-name="T78">ne </text:span><text:span text:style-name="T78">clare eorum lententia evertitur, qui inter elementa<text:line-break/>homoeomerias (quasi similaritates dicas) introducunt.<text:line-break/></text:span><text:span text:style-name="T78">Quamvis </text:span><text:span text:style-name="T78">enim lu his ipsorum elementis aliqua sint, quae<text:line-break/></text:span><text:span text:style-name="T78">vim </text:span><text:span text:style-name="T78">fentiendi habeant; tamen, quum prorsus sint' impa-<text:line-break/></text:span><text:span text:style-name="T78">tibilia, </text:span><text:span text:style-name="T78">nescio quo modo Ientiet corpus, quantumlibet' fen-<text:line-break/></text:span><text:span text:style-name="T78">fa </text:span><text:span text:style-name="T78">praeditum sit, quod semper suturum est extra omnem<text:line-break/></text:span><text:span text:style-name="T78">patiendi </text:span><text:span text:style-name="T78">occasionem. Reliquum igitur erit, ut sentiens<text:line-break/></text:span><text:span text:style-name="T78">corpus' </text:span><text:span text:style-name="T78">vel ex bis sit, quae pariter vim habeant sen-<text:line-break/></text:span><text:span text:style-name="T78">tiendi </text:span><text:span text:style-name="T78">et patiend*, vel ex his, quae pati quidem possint,<text:line-break/></text:span><text:span text:style-name="T78">fed </text:span><text:span text:style-name="T78">nullum deinde fensum habeant. Nos autem mox </text:span><text:span text:style-name="T93">per-<text:line-break/></text:span><text:span text:style-name="T93">pendemus,</text:span><text:span text:style-name="T78"> </text:span><text:span text:style-name="T78">utrum horum verum sit. Porro aperte, jam<text:line-break/></text:span><text:span text:style-name="T78">monstravimus, </text:span><text:span text:style-name="T78">quod nequeat corpus ullum vi senfitrice<text:line-break/></text:span><text:span text:style-name="T78">donatum </text:span><text:span text:style-name="T78">ex elementis gigni simul impatibilibus et sen-<text:line-break/></text:span><text:span text:style-name="T78">fu </text:span><text:span text:style-name="T78">carentibus vel sensu quidem praeditis verum impa-</text:span></text:p>
      <text:p text:style-name="P10"><text:span text:style-name="T78">tibilibus. Habent hoc nimirum ambae hae sectae </text:span><text:span text:style-name="T78">com-<text:line-break/></text:span><text:span text:style-name="T78">mune, quod elementa impatibilia statuant. Quodsi </text:span><text:span text:style-name="T78">ele-<text:line-break/></text:span><text:span text:style-name="T78">mentum non potest esse impatibile, non erit etiam fpe-<text:line-break/>cie unum; nam neque longiori egemus demonstratione<text:line-break/>ad ostendendum, unum esse impatibile; quippe quis,<text:line-break/>quotieecunque unum fuerit elementum, nihil praeterea<text:line-break/>reliquum erit, in quod transmutari, nihil, a quo </text:span><text:span text:style-name="T78">pati<text:line-break/></text:span><text:span text:style-name="T78">possit, Quicquid enim transmutatur, in alterum </text:span><text:span text:style-name="T78">quip.<text:line-break/></text:span><text:span text:style-name="T78">piam transmutatur, et quod etiam patitur, ab altero </text:span><text:span text:style-name="T78">pa-<text:line-break/></text:span><text:span text:style-name="T78">titur. Sed quomodo quaeso unum deinde servabitur?<text:line-break/>Probe ergo Hippocrates ratiocinatus est, non esse </text:span><text:span text:style-name="T78">unam<text:line-break/></text:span><text:span text:style-name="T78">elementum, si res ulla futura sit, quae deleat; nihil </text:span><text:span text:style-name="T78">enim<text:line-break/></text:span><text:span text:style-name="T78">erit (ait ille), ex quo doleat, si unum fuerit. </text:span><text:span text:style-name="T78">Quo sit<text:line-break/></text:span><text:span text:style-name="T78">deinde, ut elementa omnino sint plura uno.</text:span></text:p>
      <text:h text:style-name="P5" text:outline-level="2">Cap. III.</text:h>
      <text:p text:style-name="P8"><text:span text:style-name="T78">Verum quotus sit universus </text:span><text:span text:style-name="T78">ipsorum nu-<text:line-break/></text:span><text:span text:style-name="T78">merus, hactenus incompertum est. Quare id </text:span><text:span text:style-name="T78">deinceps<text:line-break/></text:span><text:span text:style-name="T78">exquiramus. Sed Iatius forsitan erit, de </text:span><text:span text:style-name="T78">reliquis ala-<text:line-break/></text:span><text:span text:style-name="T78">tius sectis, quarum meminimus prius, </text:span><text:span text:style-name="T78">disserere, qui-<text:line-break/></text:span><text:span text:style-name="T78">?.us commune erat, corpus, quod dolore possit, </text:span><text:span text:style-name="T78">ex his</text:span></text:p>
      <text:p text:style-name="P10"><text:span text:style-name="T78">primis </text:span><text:span text:style-name="T78">elementis constituere, quae sint allerationi ob-<text:line-break/></text:span><text:span text:style-name="T78">noxia. </text:span><text:span text:style-name="T78">Ex divisione enim reperies, omnes opiniones in<text:line-break/></text:span><text:span text:style-name="T78">quatuor </text:span><text:span text:style-name="T78">redigi posse; ita ut prima ea sit, quae ex </text:span><text:span text:style-name="T78">/<text:line-break/></text:span><text:span text:style-name="T78">fensu </text:span><text:span text:style-name="T78">vacuis pariter et impatibilibus; altera, quae<text:line-break/></text:span><text:span text:style-name="T78">fenstr </text:span><text:span text:style-name="T78">quidem praeditis, sed impatibilibus. Quae ambae<text:line-break/></text:span><text:span text:style-name="T78">in </text:span><text:span text:style-name="T78">hoc consentiunt, 'quod ex impatibilibus statuant;<text:line-break/></text:span><text:span text:style-name="T78">atque </text:span><text:span text:style-name="T78">ostendimus, quod hoc esse minime possit, et pro-<text:line-break/></text:span><text:span text:style-name="T78">inde </text:span><text:span text:style-name="T78">eas utrasque missas fecimus. Unde duae supererant;<text:line-break/></text:span><text:span text:style-name="T78">altera</text:span><text:span text:style-name="T78">, quae corpus sentiens ex primis elementis </text:span><text:span text:style-name="T93">fa-<text:line-break/></text:span><text:span text:style-name="T93">cultatem</text:span><text:span text:style-name="T78"> </text:span><text:span text:style-name="T78">cum patiendi tum sentiendi habentibus cou-<text:line-break/></text:span><text:span text:style-name="T78">stituit</text:span><text:span text:style-name="T78">; altera, quae ex patibilibus, fed fenfus exper-<text:line-break/></text:span><text:span text:style-name="T78">tibus; </text:span><text:span text:style-name="T78">inter quas item ea est communio, qua ambae<text:line-break/></text:span><text:span text:style-name="T78">ex </text:span><text:span text:style-name="T78">patibilibus aiunt. Jam igitur infpiciamus, an harum<text:line-break/>fectarum impossibilis sit altera; an potius aeque utra-<text:line-break/></text:span><text:span text:style-name="T78">que </text:span><text:span text:style-name="T78">aliquid proferat; quod possibile sit, ut tamen mox<text:line-break/>inquiramus, utra earum,: praeter id quod eam profe-<text:line-break/></text:span><text:span text:style-name="T78">rat </text:span><text:span text:style-name="T78">sententiam, quae </text:span><text:span text:style-name="T93">sit</text:span><text:span text:style-name="T78"> possibilis, veritatem etiam<text:line-break/></text:span><text:span text:style-name="T78">maxime </text:span><text:span text:style-name="T78">contineat. Itaque si animum diligenter adver-<text:line-break/></text:span><text:span text:style-name="T78">teris, </text:span><text:span text:style-name="T78">ambas invenies id quod possibile sit proferre.<text:line-break/></text:span><text:span text:style-name="T78">Si </text:span><text:span text:style-name="T78">namque ipsas particulas explorare volueris, , ratio-</text:span></text:p>
      <text:p text:style-name="P10"><text:span text:style-name="T78">neque examinare, eae, quae corporum sunt vim </text:span><text:span text:style-name="T78">fentien.<text:line-break/></text:span><text:span text:style-name="T78">di habentium, omnes et patibiles </text:span><text:span text:style-name="T78">sunt</text:span><text:span text:style-name="T78">, et </text:span><text:span text:style-name="T78">sentiendi<text:line-break/></text:span><text:span text:style-name="T78">facultate praeditae, ut in carne paulo antea expofuimus,<text:line-break/>Quod si prima respexeris elementa, facile fieri </text:span><text:span text:style-name="T78">poterit,<text:line-break/></text:span><text:span text:style-name="T78">ut, quamvis ea nullum habere sensum supponatur, </text:span><text:span text:style-name="T78">modo<text:line-break/></text:span><text:span text:style-name="T78">possint </text:span><text:span text:style-name="T78">in </text:span><text:span text:style-name="T78">fe mutuo multisariamque et agere et </text:span><text:span text:style-name="T78">pati,<text:line-break/></text:span><text:span text:style-name="T78">aliquod inde, multis intercedentibus particularibus </text:span><text:span text:style-name="T78">alte-<text:line-break/></text:span><text:span text:style-name="T78">rationibus, corpus sensu praeditum gignatur. </text:span><text:span text:style-name="T78">Quo-<text:line-break/></text:span><text:span text:style-name="T78">tiescunque enim ex pluribus quippiam componitur, </text:span><text:span text:style-name="T78">fi<text:line-break/></text:span><text:span text:style-name="T78">ea, quae in compositionem veniunt, qualia sunt, talia </text:span><text:span text:style-name="T78">ad ex-<text:line-break/></text:span><text:span text:style-name="T78">tremum usque duraverint; nunquam id profectu </text:span><text:span text:style-name="T78">novam<text:line-break/></text:span><text:span text:style-name="T78">ullam adventitiamque. adipiscetur formam, quae </text:span><text:span text:style-name="T78">in<text:line-break/></text:span><text:span text:style-name="T78">his non praefuerit, e quibus constituebatur. </text:span><text:span text:style-name="T78">Quod si<text:line-break/></text:span><text:span text:style-name="T78">ea multifariam varientur, transmutentur et </text:span><text:span text:style-name="T78">alterentur,<text:line-break/></text:span><text:span text:style-name="T78">poterit tunc iu composito aliquid suboriri, quod </text:span><text:span text:style-name="T78">ab<text:line-break/></text:span><text:span text:style-name="T78">his, quae prius in primis illius elementis </text:span><text:span text:style-name="T78">reperieban-<text:line-break/></text:span><text:span text:style-name="T78">tur, sit generis alterius. Sed erit </text:span><text:span text:style-name="T78">forsitan operae<text:line-break/></text:span><text:span text:style-name="T78">pretium, perspicuitatis gratia hanc exemplo </text:span><text:span text:style-name="T78">rationem<text:line-break/></text:span><text:span text:style-name="T78">explanemus. Aedes nimirum, quae ex </text:span><text:span text:style-name="T78">lapidibus, late-<text:line-break/></text:span><text:span text:style-name="T78">ribus, lignis, tegulisque constructae </text:span><text:span text:style-name="T93">furti,</text:span><text:span text:style-name="T78"> </text:span><text:span text:style-name="T78">nihil esse</text:span></text:p>
      <text:p text:style-name="P10"><text:span text:style-name="T78">adeptas </text:span><text:span text:style-name="T78">dicimus, quod mon eodem genere contineretur,<text:line-break/></text:span><text:span text:style-name="T78">quo </text:span><text:span text:style-name="T78">ea, quae illis praeerant, unde ipsae fabricatae<text:line-break/></text:span><text:span text:style-name="T78">funt. </text:span><text:span text:style-name="T78">Durities quippe illis universis sigillatim aderat<text:line-break/></text:span><text:span text:style-name="T78">gravitasque </text:span><text:span text:style-name="T78">et magnitudo,.. praeterea figura et color,<text:line-break/></text:span><text:span text:style-name="T78">quae </text:span><text:span text:style-name="T78">omnia nec in </text:span><text:span text:style-name="T78">ipso </text:span><text:span text:style-name="T78">etiam aedificio desiderantur.<text:line-break/></text:span><text:span text:style-name="T78">Nam </text:span><text:span text:style-name="T78">duritiem quidem </text:span><text:span text:style-name="T78">ac </text:span><text:span text:style-name="T78">gravitatem coloremque<text:line-break/></text:span><text:span text:style-name="T78">eundem </text:span><text:span text:style-name="T78">prorsus cum his habet, 'e quibus constitutum<text:line-break/></text:span><text:span text:style-name="T78">est; </text:span><text:span text:style-name="T78">neque enim id molle est, quum tamen illa, dura<text:line-break/></text:span><text:span text:style-name="T78">fuerint; </text:span><text:span text:style-name="T78">aut leve hoc, illa vero gravia; aut hoc atrum,<text:line-break/></text:span><text:span text:style-name="T78">et illa </text:span><text:span text:style-name="T78">candida; scd figuram et magnitudinem ob id qui-<text:line-break/></text:span><text:span text:style-name="T78">dem </text:span><text:span text:style-name="T78">habent aedes, quia prius ea habebant, unde illae<text:line-break/></text:span><text:span text:style-name="T78">compositae </text:span><text:span text:style-name="T78">funt: verum non eandem omnino aut si-<text:line-break/></text:span><text:span text:style-name="T78">guram </text:span><text:span text:style-name="T78">aut magnitudinem habet totum aedificium,<text:line-break/></text:span><text:span text:style-name="T78">quam </text:span><text:span text:style-name="T78">partes id componentes habuerunt. At neque hoc<text:line-break/></text:span><text:span text:style-name="T78">est id, </text:span><text:span text:style-name="T78">quod quaerimus, an, inquam, domus sit lute-<text:line-break/></text:span><text:span text:style-name="T78">ribus </text:span><text:span text:style-name="T78">major, vel an ea sit oblonga, quum lateres<text:line-break/></text:span><text:span text:style-name="T78">sint </text:span><text:span text:style-name="T78">quadrati; scd potius, an haec propterea sit figu-<text:line-break/></text:span><text:span text:style-name="T78">rae particeps </text:span><text:span text:style-name="T93">ac</text:span><text:span text:style-name="T78"> magnitudinis, quia .haec in his, unde<text:line-break/></text:span><text:span text:style-name="T78">constituta </text:span><text:span text:style-name="T78">est, praeerant. Alloqui enim quis est, qui<text:line-break/></text:span><text:span text:style-name="T64">ποη </text:span><text:span text:style-name="T78">norit, </text:span><text:span text:style-name="T78">rectam lineam ab angulo ad angulum du-</text:span></text:p>
      <text:p text:style-name="P10"><text:span text:style-name="T78">ctam in </text:span><text:span text:style-name="T78">duos </text:span><text:span text:style-name="T78">triangulos secare quadratum spatium? </text:span><text:span text:style-name="T78">qui<text:line-break/></text:span><text:span text:style-name="T78">deinde duo trianguli, si item in unum </text:span><text:span text:style-name="T93">coeant,</text:span><text:span text:style-name="T78"> </text:span><text:span text:style-name="T78">quadra-<text:line-break/></text:span><text:span text:style-name="T78">tum iterum absolvunt, ut tamen tam triangulus, </text:span><text:span text:style-name="T78">quant<text:line-break/></text:span><text:span text:style-name="T78">quadratum figurae sint; praeterea si duo semicirculi </text:span><text:span text:style-name="T78">si-<text:line-break/></text:span><text:span text:style-name="T78">mul jungantur, integrum circulum complent. . Et </text:span><text:span text:style-name="T78">pro-<text:line-break/></text:span><text:span text:style-name="T78">inde concedimus, posse quidem ex aliis aliud </text:span><text:span text:style-name="T78">quippiam<text:line-break/></text:span><text:span text:style-name="T78">gigni, verum non quod ab illis genere diversum </text:span><text:span text:style-name="T78">sit; fi-<text:line-break/></text:span><text:span text:style-name="T78">gurarum enim figurae effectrices funt, minoresque </text:span><text:span text:style-name="T78">ma-<text:line-break/></text:span><text:span text:style-name="T78">gnitudines majorum; at figurae magnitudinum, </text:span><text:span text:style-name="T78">vel<text:line-break/></text:span><text:span text:style-name="T78">magnitudines figurarum nequaquam. </text:span><text:span text:style-name="T78">Quare nequit ex<text:line-break/></text:span><text:span text:style-name="T78">elementis , quae suas qualitates usquequaque </text:span><text:span text:style-name="T78">immutatas<text:line-break/></text:span><text:span text:style-name="T78">fervent, quicquam generis diversi gigni, fed, fi </text:span><text:span text:style-name="T78">transmu-<text:line-break/></text:span><text:span text:style-name="T78">tentur, fane poterit. Poterit enim, quost hactenus </text:span><text:span text:style-name="T78">nigrum<text:line-break/></text:span><text:span text:style-name="T78">fuit, per multas transmutationes medias iterum </text:span><text:span text:style-name="T78">album<text:line-break/></text:span><text:span text:style-name="T78">fieri, et quod nunc album, mox fieri nigrum, </text:span><text:span text:style-name="T78">quod<text:line-break/></text:span><text:span text:style-name="T78">praeterea iensus expers essi, illius fieri particeps, </text:span><text:span text:style-name="T78">llude<text:line-break/></text:span><text:span text:style-name="T78">qui ex igne, aqua, aere et terra, invicem </text:span><text:span text:style-name="T78">transmuta-<text:line-break/></text:span><text:span text:style-name="T78">tis, atque alteratis, </text:span><text:span text:style-name="T78">et </text:span><text:span text:style-name="T78">ad temperamentum quoddam </text:span><text:span text:style-name="T78">red-<text:line-break/></text:span><text:span text:style-name="T78">actis, gigni eorpus yolunt sensitrice facultate </text:span><text:span text:style-name="T78">praedi-</text:span></text:p>
      <text:p text:style-name="P10"><text:span text:style-name="T78">tum,; </text:span><text:span text:style-name="T78">hi consentanea pronuntiant. Qui vero ex </text:span><text:span text:style-name="T78">illis<text:line-break/></text:span><text:span text:style-name="T78">Ita ut </text:span><text:span text:style-name="T78">sunt permanentibus et permixtis tantummodo,'<text:line-break/></text:span><text:span text:style-name="T78">perinde </text:span><text:span text:style-name="T78">ae triticum, hordeum, ciceres et fabae, </text:span><text:span text:style-name="T93">in<text:line-break/></text:span><text:span text:style-name="T78">acervo; hi nimirum ea, </text:span><text:span text:style-name="T78">quae </text:span><text:span text:style-name="T78">fieri nequeant, fectantur.<text:line-break/></text:span><text:span text:style-name="T78">stanr </text:span><text:span text:style-name="T78">nec prorsus quicquam interest, si dicas, ex </text:span><text:span text:style-name="T78">solo<text:line-break/></text:span><text:span text:style-name="T78">ignis, </text:span><text:span text:style-name="T78">aquae, aeris terraeque conventu corpus </text:span><text:span text:style-name="T78">fen-<text:line-break/></text:span><text:span text:style-name="T78">tieiis </text:span><text:span text:style-name="T78">nafci, aut si ex atomis, quod prisci illi affirma-<text:line-break/></text:span><text:span text:style-name="T78">bant </text:span><text:span text:style-name="T78">Jam eninr nullum corpus, quod lentum habeat,<text:line-break/>potest ex pluribus elementis constitui simul coeuntibus,<text:line-break/></text:span><text:span text:style-name="T78">laae </text:span><text:span text:style-name="T78">tamen impatibilia sint, quum sit monstratum, nihiI<text:line-break/></text:span><text:span text:style-name="T78">in </text:span><text:span text:style-name="T78">bis simul compositis oriri posse generis alterius-<text:line-break/>Sensus vero est omnino e genere diverso </text:span><text:span text:style-name="T78">a figura, gra-<text:line-break/></text:span><text:span text:style-name="T78">vitate </text:span><text:span text:style-name="T78">et duritie, quae atomis inerant, et </text:span><text:span text:style-name="T78">ab </text:span><text:span text:style-name="T78">aliis<text:line-break/>quoque, quae igni,' et terrae, aerique et aquae</text:span><text:span text:style-name="T78">; est<text:line-break/></text:span><text:span text:style-name="T78">enim </text:span><text:span text:style-name="T78">sensus alterius cujusdam generis a colore, sapore,<text:line-break/></text:span><text:span text:style-name="T78">et </text:span><text:span text:style-name="T78">odore, et caeleris tandem, quae </text:span><text:span text:style-name="T78">(ut </text:span><text:span text:style-name="T78">omnia </text:span><text:span text:style-name="T78">in<text:line-break/></text:span><text:span text:style-name="T78">unum </text:span><text:span text:style-name="T78">colligam) corporibus insita sunt. Non ergo </text:span><text:span text:style-name="T78">aut<text:line-break/></text:span><text:span text:style-name="T78">er </text:span><text:span text:style-name="T78">atomis corpns aliquod, quod vim scnfitricem ha-<text:line-break/></text:span><text:span text:style-name="T78">beat, </text:span><text:span text:style-name="T78">procreari poterit, aut ex igne, </text:span><text:span text:style-name="T78">et </text:span><text:span text:style-name="T78">terra, aere.</text:span></text:p>
      <text:p text:style-name="P10"><text:span text:style-name="T78">et aqua, quae immutata permaneant, et talia scmper,<text:line-break/>qualia ex sua ipsorum </text:span><text:span text:style-name="T78">natura </text:span><text:span text:style-name="T78">sunt,, nihilque unquam<text:line-break/>patiantur. Quare vel ex elementis primis, quibus vis<text:line-break/>sentiendi insit, 'vel ex illis, quae, licet hac careanf;<text:line-break/>ea tamen natura sunt, ut alterari et transmutari pos-<text:line-break/>sint, erit necesse corpus constitui, quod sensu prae-<text:line-break/>ditum sit. His igitur, et quod uno plura sint omnino<text:line-break/>elementa, atque etiam quod pati possint, monstratum<text:line-break/>sit. Au vero ex his primis elementis, quibus omnibus<text:line-break/>vis insit sentiendi, an ex illis potius, quae ea careant,<text:line-break/>quum et utrumque horum fieri posse affirment, non-<text:line-break/>dum monstratum est. Porro nonnulla quidem oumi<text:line-break/>carere sensu , inde perspicuum est , quod quaedam<text:line-break/>etiam concreta hujusmodi sint Sed quum hoc jam fit<text:line-break/>demonstratum, quantum possit iis sufficere, qui didice-<text:line-break/>runt demonstrationibus acquiescere</text:span><text:span text:style-name="T78">, </text:span><text:span text:style-name="T78">operae pretium sane<text:line-break/>erit, ut mox id exponamus, quod non femel, fed<text:line-break/>multis in locis commentariorum Hippecraticorum osten-<text:line-break/>dimus: ille enim, si aliquando unum quippiam </text:span><text:span text:style-name="T100">ex</text:span><text:span text:style-name="T78"> ec-<text:line-break/>runi numero proserat/ quae eandemnaturam continent,<text:line-break/>reliqua' deinde, ‘ quae eandem vim habent, nobis ad</text:span></text:p>
      <text:p text:style-name="P11"><text:span text:style-name="T78">rationem </text:span><text:span text:style-name="T78">addenda reliquit. Quod mihi hoc quoque loco<text:line-break/>fervaffe videtur, utpote qui ab uno quidem apparente<text:line-break/></text:span><text:span text:style-name="T78">ducto </text:span><text:span text:style-name="T78">argumento opinionem hanc... nequaquam possibi-<text:line-break/></text:span><text:span text:style-name="T78">lem esse </text:span><text:span text:style-name="T78">ostenderit", moxque nobis locum reliquerit, ut<text:line-break/></text:span><text:span text:style-name="T78">id ipsum </text:span><text:span text:style-name="T78">multifariam ex his, quae eandem cum hoc<text:line-break/></text:span><text:span text:style-name="T78">Vim </text:span><text:span text:style-name="T78">tenent, demonstraremus. In bis enim, quae in no-<text:line-break/></text:span><text:span text:style-name="T78">bis </text:span><text:span text:style-name="T78">apparent, id unum est, qucd nos dolemus; hoc<text:line-break/></text:span><text:span text:style-name="T78">vero </text:span><text:span text:style-name="T78">monstravit minime fieri posse, quin etiam patia-<text:line-break/></text:span><text:span text:style-name="T78">nar. Ex </text:span><text:span text:style-name="T78">quo sequebatur postea, elementa esse plura<text:line-break/></text:span><text:span text:style-name="T78">uno, </text:span><text:span text:style-name="T78">siquidem unum pati nequit, quum nihil prae-<text:line-break/></text:span><text:span text:style-name="T78">terea </text:span><text:span text:style-name="T78">relinquatur, quod ipsum afficiat. in quem igi-<text:line-break/></text:span><text:span text:style-name="T78">tnr modum </text:span><text:span text:style-name="T78">ille ex dolentibus corporibus, in eundem<text:line-break/></text:span><text:span text:style-name="T78">tu ex </text:span><text:span text:style-name="T78">his, quae in voluptate funt, ad-hoc idem de-<text:line-break/></text:span><text:span text:style-name="T78">monstrationem </text:span><text:span text:style-name="T78">depromas; et ut ex his, ita ex' iliis,<text:line-break/></text:span><text:span text:style-name="T78">quae </text:span><text:span text:style-name="T78">sentiunt. Nam et hoc ita a me dedita opera<text:line-break/></text:span><text:span text:style-name="T78">identidem </text:span><text:span text:style-name="T78">in hoc libro factitatum est. Unde si nulla<text:line-break/></text:span><text:span text:style-name="T78">voluptas </text:span><text:span text:style-name="T78">consequi poterit, usi impatibilia fuerint elet<text:line-break/></text:span><text:span text:style-name="T78">meota, </text:span><text:span text:style-name="T78">nullusque dolor, ac nullus praeterea fenfas</text:span><text:span text:style-name="T78">:<text:line-break/>nulla </text:span><text:span text:style-name="T78">etiam aderit vel memoria, vel reminiscentia,<text:line-break/></text:span><text:span text:style-name="T78">vel </text:span><text:span text:style-name="T78">imaginatio</text:span><text:span text:style-name="T78">, </text:span><text:span text:style-name="T78">quum horum jomnium fenfus sit quasi<text:line-break/></text:span><text:span text:style-name="T78">tadix et </text:span><text:span text:style-name="T78">fons. ' At si nihil horum, nulla quoque ani-</text:span></text:p>
      <text:p text:style-name="P10"><text:span text:style-name="T78">mi functio, et tandem nec ipse etiam animus. Quis<text:line-break/>igitur non admiretur priscorum virorum brevitatem<text:line-break/>in Iententiis? Nam haec omnia Hippocrates quibusdam"<text:line-break/>vel paucis verbis perstrinxit, et valide admodum mon-<text:line-break/>stravit,- elementum non esse unum. Verum ut haec<text:line-break/>exposita sunt,, transeamus' ad alia, et inspiciamus, quo<text:line-break/>mcdo ipse priori rationi sequentem annectat;' universa<text:line-break/>vero verborum ejus scries hoc se habet modo. Ego<text:line-break/>autem statuo, quod, si homo esset unum, neutiquam<text:line-break/>doleret; nihil enim praeterea esset, ex quo doleret,<text:line-break/>si esset urum. Si tamen doleret, esset necesse, et me-<text:line-break/>dicamentum fore unum. Si unum (inquit ipse) esset<text:line-break/>homo, minime doleret; quod si doleret, id etiam,<text:line-break/>quod illi remedio est, unum esset. Secundum eun-<text:line-break/>dem figurae syllogisticae modum rationem ex curatione<text:line-break/>interrogat, fecundum quem et ex dolore depromptam<text:line-break/>prius interrogavit. </text:span><text:span text:style-name="T100">(</text:span><text:span text:style-name="T78">Assumit enim secundum, quod est<text:line-break/>primi consequens, cui deinde adjiciens oppositum con-<text:line-break/>fequenti </text:span><text:span text:style-name="T78">, , </text:span><text:span text:style-name="T78">tandem concludit oppositum antecedentis.</text:span></text:p>
      <text:p text:style-name="P10"><text:span text:style-name="T78">Nam si unum horno esset, non doleret; dolet autem;<text:line-break/>non igitur est unum. Pari etiam modo rationem ex<text:line-break/>curationis conditione desumptam interrogabimus. Si<text:line-break/>liomo esset unum, qui etiam doleret, modus illi me-<text:line-break/>dendi esset unus; fed medendi modus non est unus;<text:line-break/>ergo si est unum homo, non dolet. Erunt itaque<text:line-break/>partes nostrae, ut hunc etiam locum illo tractemus<text:line-break/>modo, quo et priorem: quippe ut ostendamus, secun-<text:line-break/></text:span><text:span text:style-name="T78">dum </text:span><text:span text:style-name="T78">prinio cohsequens esse, atque etiam quod probe<text:line-break/>oppositum consequentis sit acceptum; ut sic et rationem<text:line-break/>exponamus, et fidem illi, prout res ipsa poscere vi- .<text:line-break/>detur, asseramus. . Quum autem satis in superioribus<text:line-break/>monstratum fit,' quod homo, si unum esset, nunquam<text:line-break/>doleret, nunc, quod posito etiam, quod ipse, doleret,<text:line-break/>unica tantum sit sutura curandi ratio, facile intelliges,<text:line-break/>si cogitaveris, quod, si quid a .nulla, re externa pati<text:line-break/>potest, reliquum est,, ut tantum interne a sua ipsius<text:line-break/>natura patiatur. At vero quum unica fuerit ipsa rei<text:line-break/>uniuscujusque natura, unicus etiam statim futurus est</text:span></text:p>
      <text:p text:style-name="P10"><text:span text:style-name="T78">affectus. Hoc vero ex necessitate sequitur, quod ratio<text:line-break/>redeundi in naturalem statum unica sit; at hoc quid,<text:line-break/>aliud est, quam ipfarnet curatio </text:span><text:span text:style-name="T78">? </text:span><text:span text:style-name="T78">quare, quod ipsam<text:line-break/>per se patitur, unicam habebit, qua curari possit, </text:span><text:span text:style-name="T93">ra-<text:line-break/>tionem,</text:span><text:span text:style-name="T78"> sicut unicum etiam est id, quod - curandum<text:line-break/></text:span><text:span text:style-name="T87">est. </text:span><text:span text:style-name="T78">Quae omnia quam aperte lasse .sint, nulla nostra<text:line-break/>expositione praeterea egent; sed </text:span><text:span text:style-name="T78">ea </text:span><text:span text:style-name="T78">primam suppositio-<text:line-break/>nem sequuntur, quam Hippocrates ex abundanti, quam-<text:line-break/>vis ea ipsa omnes limites excederet eorum, quae<text:line-break/>quoquo modo esse possint, introducere voluit, utpote<text:line-break/>quia nihilo minus ex hoc etiam supposito id conficia-<text:line-break/>tur, quod ab initio fuerat propositum. Nani qu</text:span><text:span text:style-name="T100">o</text:span><text:span text:style-name="T78">d<text:line-break/>nos non doleremus, si unum esset elementum, </text:span><text:span text:style-name="T93">ve-<text:line-break/></text:span><text:span text:style-name="T78">riffimum esu Sed non ita deinde est verum, si unam<text:line-break/>supponatur elementum, quod nos dolituri simus; at-<text:line-break/>tamen ob id et ipsum supponitur, ut ex illismet, qui<text:line-break/>hoc ipsum suppositum fequuntur , ostendat, principium<text:line-break/>illud everti, quum unicus tunc futurus sit morbus,<text:line-break/>atque etiam unica medendi forma </text:span><text:span text:style-name="T78">et </text:span><text:span text:style-name="T78">unicum praeterea<text:line-break/>remedium; fed non unicum est remedium; erit ergo<text:line-break/>hypothesis falsa, in qua fubjiciebatur unum esse ele-</text:span></text:p>
      <text:p text:style-name="P10"><text:span text:style-name="T78">mentum. Satis enim evidens est, non unicum esse<text:line-break/>remedium, quum multi, dum calefiunt, sanitati restituan-<text:line-break/>tur; nec minus etiam reperiantur, qui refrigerati ex<text:line-break/>morbo convaluere, vel humectati; nec-desunt etiam,<text:line-break/>quos exiccantia juverint; nec praeterea, quia aliqui<text:line-break/>sunt acerbis aut amaris medicamentis curati, idcirco<text:line-break/>etiam omnes; sunt enim qui dulcibus, vel salsis;<text:line-break/>atque etiam ut multi his usi, quae alvum astringunt,<text:line-break/>ita alii his, quae eandem cient, sani evasere; et<text:line-break/>sicut alii densantibus, ita nonnulli rarefacientibus; ut<text:line-break/>tandem ini-universum hoc affirmare liceat, nullum un-<text:line-break/>piam reperiri curandi modum, quin et alter illi eon-<text:line-break/>trarius statim reperiatur.i . Recte igitur asseruit, </text:span><text:span text:style-name="T93">re-<text:line-break/>medium</text:span><text:span text:style-name="T78"> non esse unum. Atqui ex hoc ipso pronun-<text:line-break/>ciato, et altero, quod ex suppositione desumptum est,<text:line-break/>efficitur,non esse elementum unum; ut tandem univer-<text:line-break/>fam rationem hoc fere modo interrogare oporteat. Si<text:line-break/>horno et esset unum et etiam doleret, modus quo-<text:line-break/>que, quo esset curandus, unus foret: modus vero, quo'</text:span></text:p>
      <text:p text:style-name="P10"><text:span text:style-name="T78">curatur, nequaquam est unus t igitur nec homo, fi<text:line-break/>est unum, dolet. Itaque nihil amplius aut ea, quae<text:line-break/>circa hujus operis initia inducta sunt, inquirere, aut<text:line-break/>praeter haec, quae nunc a nobis dicta funt,’ alia<text:line-break/>quapiam exposititme erit opus, quum ex his facile hu-<text:line-break/>jus viri fententiarn habere possimus. Ipse vero ait:<text:line-break/>Quicunque eos consueverunt audire, qui de natura hu-<text:line-break/>mana disserunt, procul ab eo quod ad medicinam atti-<text:line-break/>neat, illos minime expedit hunc audire sermonem; ne-<text:line-break/>que enim dixerim, hominem esse omnino aerem, neque<text:line-break/>ignem, neque aquam, neque terram , neque aliquid<text:line-break/>aliud, quod non in homine unicum esse appareat. Quae<text:line-break/>non eo legenda sunt modo, ut </text:span><text:span text:style-name="T64">ὲνεον </text:span><text:span text:style-name="T78">simul ac leni spi-<text:line-break/>ritu proferatur, quasi unica sit pars orationis, quem-<text:line-break/>admodurn multi ex Hippocraticis legere soliti sunt,<text:line-break/>sed potius aspirantes, et in partes duas dividentes, ac<text:line-break/>si ita dixerit: Neque enim dixerim, ipsum homluem<text:line-break/>esse usquequaque aerem, neque ignem, neque aquam,'<text:line-break/>neque terram, neque aliquid etiam aliud, quod non ap-</text:span></text:p>
      <text:p text:style-name="P10"><text:span text:style-name="T78">pareat unum ac solum in'homine existens. Nam<text:line-break/>quod universius is sermo, quem ipse priorem habuit,<text:line-break/>ob id factus sit, nt probaret, elementum minime esse<text:line-break/>unum, tum ex his ostenditur, quae ipse paulo antea<text:line-break/>dixit, tum vel maxime ex his, quae statim circa initia<text:line-break/>subjungit praecedenti sententiae, quum ait: Dicunt enim,<text:line-break/>unum esse id, quod est, atque hoc et unum esse et<text:line-break/>omne; fed inter se non conveniunt deinde nominibus;<text:line-break/>nam ex eis aliqui hoc unum atque 'omne statuunt esse<text:line-break/>aerem, alii aquam, alii terram, alii ignem. Item<text:line-break/>paulo post: Ex medicis quoque nonnulli hominem au-<text:line-break/>tumant esse suium sanguinem, quidam vero ipsorum<text:line-break/>bilem arbitrantur esse hominem, aliqui pituitam. Post-<text:line-break/>modum illos refellere aggressus eam dictionem protulit,<text:line-break/>quam ego priorem exposui, quae in universum efficax<text:line-break/>plurimum est tam contra medicos, quam contra natu-<text:line-break/>rales philosophos. Mox vero seoifum medicos his<text:line-break/>etiam verbis insectatur: Ego vero.censeo, opus esse,<text:line-break/>illum , qui affirmet solum sanguinem esse hominem, nec</text:span></text:p>
      <text:p text:style-name="P10"><text:span text:style-name="T78">quippiam praeterea aliud, ostendere - ipsum, nec for-<text:line-break/>mam transmutare, nec alio etiam modo variari; et<text:line-break/></text:span><text:span text:style-name="T78">ut - vel </text:span><text:span text:style-name="T78">tempus aliquod anni vel aetatis monstret,, quo<text:line-break/>unus solusque in' homine sanguis conspici possit. Nam<text:line-break/>consentaneum rationi videtur, ut aliquo faltem tempore<text:line-break/>id, quod in ipso </text:span><text:span text:style-name="T78">unum </text:span><text:span text:style-name="T78">est, </text:span><text:span text:style-name="T78">repraesentet. </text:span><text:span text:style-name="T78">Et. eadem<text:line-break/>ego illis oppofuerim, qui volunt hominem solam esse<text:line-break/>pituitam, nec non et illis, qui solam' bilem. Ac<text:line-break/></text:span><text:span text:style-name="T78">tandem </text:span><text:span text:style-name="T78">finem huic rationi facturus haec iterum sub-<text:line-break/></text:span><text:span text:style-name="T78">infert </text:span><text:span text:style-name="T78">Necesse igitur primum est, generationem ini-<text:line-break/></text:span><text:span text:style-name="T78">nime </text:span><text:span text:style-name="T78">ex uno fieri; qui enim poterit, quod unum est,<text:line-break/></text:span><text:span text:style-name="T78">nisi alteri </text:span><text:span text:style-name="T78">cuipiam commisceatur, aliquid aliud </text:span><text:span text:style-name="T93">gigne-<text:line-break/></text:span><text:span text:style-name="T93">re?</text:span><text:span text:style-name="T78"> Atque </text:span><text:span text:style-name="T78">iterum deinde: Quo unquam modo rationi<text:line-break/></text:span><text:span text:style-name="T78">consonum </text:span><text:span text:style-name="T78">est, quicquam ex uno fieri, quum nec ex<text:line-break/></text:span><text:span text:style-name="T78">pluribus </text:span><text:span text:style-name="T78">etiam possit quicquam constitui, nisi ea ex<text:line-break/></text:span><text:span text:style-name="T78">mutuo, </text:span><text:span text:style-name="T78">temperamento probe se habuerint? </text:span><text:span text:style-name="T78">Et </text:span><text:span text:style-name="T78">rursus<text:line-break/>postmodum: Quare necesse est, si hujusmodi sit natura<text:line-break/>cum hominis, tum aliorum omnium, hominem non<text:line-break/>esse unum. Denuoque in sequentibus: Necessarium</text:span></text:p>
      <text:p text:style-name="P10"><text:span text:style-name="T78">igitur est, quum adeo inter, se et fpecie et potestate<text:line-break/>differant, ea non. esse unum, nisi </text:span><text:span text:style-name="T93">ignis quoque </text:span><text:span text:style-name="T93">et </text:span><text:span text:style-name="T93">aqua<text:line-break/></text:span><text:span text:style-name="T78">unum suerint. Itaque in omnibus his et praeterea iu<text:line-break/>sequentibus etiam nihil aliud agit, praeterquam quod<text:line-break/>eos aperte insectatu]' &gt; qui unum esse elementum decer-<text:line-break/>nunt. . Quare patet, quod idem etiam agit, dum </text:span><text:span text:style-name="T78">sta-<text:line-break/></text:span><text:span text:style-name="T78">tim. circa principia hujus sermonis, quae </text:span><text:span text:style-name="T78">nos etiam<text:line-break/></text:span><text:span text:style-name="T78">exposuimus, ea profert: hominem, inquam, non </text:span><text:span text:style-name="T78">esse<text:line-break/></text:span><text:span text:style-name="T78">solum aerem, neque ignem, nec quicquam aliud, </text:span><text:span text:style-name="T78">quod -<text:line-break/></text:span><text:span text:style-name="T78">non. in corpore unum esse appareat. Nam et ea </text:span><text:span text:style-name="T78">parte,<text:line-break/></text:span><text:span text:style-name="T78">qua ipse, ait: Mihi videntur hi, qui hominem </text:span><text:span text:style-name="T78">esse unum<text:line-break/></text:span><text:span text:style-name="T78">autumant, in banc venisse sententiam; explicat, </text:span><text:span text:style-name="T78">unde<text:line-break/></text:span><text:span text:style-name="T78">nonnulli inducti sint, ut dicerent, </text:span><text:span text:style-name="T78">hominem esse<text:line-break/></text:span><text:span text:style-name="T78">unum. Quos quum mox etiam refellit inquiens: </text:span><text:span text:style-name="T78">At-<text:line-break/></text:span><text:span text:style-name="T78">qui primum nullus unquam ex superfluente </text:span><text:span text:style-name="T78">purgatione<text:line-break/></text:span><text:span text:style-name="T78">mortuus solam bilem excrevit; nec non quum de cae-<text:line-break/>turis humoribus, de quibus mox disserit, eadem etiam<text:line-break/>profert, humanam nimirum naturam non ex uno pe-<text:line-break/>nitus humore, hoc est elemento, sed ex quatuor con-</text:span></text:p>
      <text:p text:style-name="P10"><text:span text:style-name="T78">stare; nihil aliud omnino agit, nisi quod id concludit,<text:line-break/>quod erat pollicitus statim ab ipso principio, unum<text:line-break/>non esse ipsum hominem. Porro fatua est </text:span><text:span text:style-name="T78">haec </text:span><text:span text:style-name="T78">tam<text:line-break/>naturalium philosophorum quam medicorum opinio,<text:line-break/>qui unum vel hominis vel ipsius etiam universi esse<text:line-break/>elementum asserunt.</text:span></text:p>
      <text:h text:style-name="P5" text:outline-level="2">Cap. IV.</text:h>
      <text:p text:style-name="P8"><text:span text:style-name="T78">Et sane mirandum est, quo unquam<text:line-break/>pacto illi, qui talia introducuntaliqua a quibusdam<text:line-break/>hominibus existimatlone digni habeantur, quum tamen<text:line-break/>neque sit arduum illos confutare. Aggressus attamen<text:line-break/>Hippocrates est illis contradicere, </text:span><text:span text:style-name="T78">non </text:span><text:span text:style-name="T78">quod se magni<text:line-break/>aliquid facturum arbitraretur, sed magis celebritate<text:line-break/>eorum motus. Nullas enim vel probabiles, veli quae<text:line-break/>solvi facile non possint, rationes hi afferunt, qui unum<text:line-break/>esse elementum ponunt; fed eas tantummodo</text:span><text:span text:style-name="T78">, </text:span><text:span text:style-name="T78">quae<text:line-break/>fallaciam omnibus expositam quaeque facillime depre-<text:line-break/>hendatur, habeant. Qui etenim aquam esse elemen-<text:line-break/>tum censent, ob id hoc arbitrantur, quod ea densata<text:line-break/>et quasi coacta in terram vertatur</text:span><text:span text:style-name="T78">; </text:span><text:span text:style-name="T78">rarefacta vero<text:line-break/>ac veluti fusa in, aerem ; quae si praeterea magis<text:line-break/>rarescat ac fundatur, in ignem transit; et proinde</text:span></text:p>
      <text:p text:style-name="P10"><text:span text:style-name="T78">eam esse elementum affirmant. Sed et qui aerem, rpsit<text:line-break/>quoque aiunt; illum rariorem factum, ignem effici;<text:line-break/>densiorem vero, aquam; qui si etiam densetur magis,<text:line-break/>terram gigni. Alii autem, quum terram intuerentur,<text:line-break/>quae ss aliquantulum et moderate rarescit et fundi-<text:line-break/>tur, in aquam transmutatur; si magis, in aerem: si<text:line-break/>maxime, </text:span><text:span text:style-name="T78">in </text:span><text:span text:style-name="T78">ignem: hoc argumento probant, terram<text:line-break/>ipsum esse elementum. Nec secus etiam agunt, qui<text:line-break/>ignem esse elementum statuunt; quia enim; si is dense-<text:line-break/>tur </text:span><text:span text:style-name="T78">et </text:span><text:span text:style-name="T78">quasi in sc ipsum cogatur, in -aerem vertitur;<text:line-break/>si id ipsum magis patiatur, magisque densetur,, lu<text:line-break/>aquam; si quam plurimum densetur, in terram; ideo<text:line-break/>efficere volunt et isti, hoc ipsum esse elementum. At-<text:line-break/>tamen hae istorum rationes perquam apertam et lu<text:line-break/>promptu absurditatem habent. Porro hi omnes de mu-<text:line-break/>tua elementorum transmutatione verba faciunt; nec </text:span><text:span text:style-name="T93">ta-<text:line-break/>men</text:span><text:span text:style-name="T78"> se id demonstrare arbitrantur, sed potius id, quod<text:line-break/>unusquisque eorum appellat elementum. Non autem idem<text:line-break/>est de aeris ignisque, et praeterea terrae et aquae<text:line-break/>inter se invicem transmutatione sermonem habere, a®</text:span></text:p>
      <text:p text:style-name="P10"><text:span text:style-name="T78">de elementis; utpote quoniam non eo‘, quod possint in-<text:line-break/>vicem ex natura transmutari, unumquodque ipsorum<text:line-break/>elementum est. sed quod primum atque simplicissi-<text:line-break/>mum siti Unde et Plato in Timaeo ostensurus, his<text:line-break/>omnibus communem materiam esse subjectam, de mutua<text:line-break/>illorum transmutatione disserit; erat enim ipse peritus<text:line-break/>methodi demonstrandi, et proinde primorum corporum<text:line-break/>transmutatione probe usus est. At Thales, Anaxime-<text:line-break/>nes, Anaximander, nec non et Heraclitus, ex eorum<text:line-break/>mutua transmutatione unum quodpiam ex illis esse, ele-<text:line-break/>mentum demonstrare conantur, ita tamen ut alius aliud<text:line-break/>introducat. Qui mihi videntur omnes communem il-<text:line-break/>lam somniasse materiam, omnibus elementis subjectam;<text:line-break/>et hanc ut unicam videre, ita etiam unum esse elemen-<text:line-break/>tum arbitrati funt Sed par quidem deinde erat, ut<text:line-break/>dicerent, hocne, quod communi quadam ratione om-<text:line-break/>nibus subjectum est, aeri inquam et igni, terraequo<text:line-break/>et aquae, esset id elementum: at illi hoc praetergressi,<text:line-break/>unum quodpiam ex his quatuor id elementum, esse pro-<text:line-break/>mulgaverunt; et quidem hi omnes communem habent</text:span></text:p>
      <text:p text:style-name="P10"><text:span text:style-name="T78">in demonstrando sententiam, non tamen idem postea ele-<text:line-break/>mentum constituunt; quos et Hippocrates statim inter<text:line-break/>hujus libri initia carpit, dum ita ait: Omnes quidem<text:line-break/>eadem utuntur sententia , nec tamen eadem deinde<text:line-break/>dicunt; moxqne haec etiam addit: Et ad id quidem,<text:line-break/>quod ipsi sentiunt, eundem asserunt ratiocinii modum,<text:line-break/>nec eadem tamen pronunciant- At quisnam erat, quae-<text:line-break/>so, is ratiocinii modusst is qui superius a nobis expo-<text:line-break/>situs est. Qui enim terram esse elementum posuit,<text:line-break/>inde ratiocinatur, quod ea susa in aquam vertatur;'<text:line-break/>quae si magis insuper rarescat, in aerem; et ex hoc<text:line-break/>tandem in ignem, si adhuc fiat rarior; et ex hac ratione<text:line-break/>colligunt, terram esse elementum. Et eisdem innitun-<text:line-break/>tur, qui aquam alunt, aut ignem, aut aerem, ficuti<text:line-break/>prius a nobis expositum est. Hi igitur omnes, quan-<text:line-break/>tumlibet in variis versentur pofitionibus, eodem tamen<text:line-break/>utuntur epilogo. Et sane ' primam non eam inferunt<text:line-break/>conclusionem, quae </text:span><text:span text:style-name="T93">illi</text:span><text:span text:style-name="T78"> propria peculiarisque sit;<text:line-break/>propria enim ea erat, ut dicerent i. unum est ergo sub-<text:line-break/>jectum, unaque substantia, quae omnibus pari ratione</text:span></text:p>
      <text:p text:style-name="P15"><text:span text:style-name="T78">\</text:span></text:p>
      <text:p text:style-name="P10"><text:span text:style-name="T78">primis corporibus subjicitur. Deinde nec id animad-<text:line-break/>vertunt, quod omnes unam eandemque demonstratio-<text:line-break/>nem ad quatuor materias accommodare volunt. </text:span><text:span text:style-name="T78">Et ni-<text:line-break/></text:span><text:span text:style-name="T78">mirum haec ambo illis objicit Hippocrates, dum ait:<text:line-break/>Et astruit suam eorum unusquisque rationem testimo-<text:line-break/>niis ac conjecturis quibusdam, quae tamen nihil sunt;<text:line-break/>aperte insinuat, illos procul ab omni demonstratione nu-<text:line-break/>gari, potiusque se ipsos fallere, quam quod aliquid<text:line-break/>conficiant. Et 'quum praeterea addit, quod in eadem<text:line-break/>fententia omnes versantur, nec tamen eadem dicunt,<text:line-break/>nempe neque id cognoscunt, hac etiam parte indicat,<text:line-break/>eos latere, se rebus diversis </text:span><text:span text:style-name="T78">ac </text:span><text:span text:style-name="T78">pugnantibus velle<text:line-break/>unam eandemque aptare demonstrationem. Unde ait<text:line-break/>deinde ipse: Cujuscunque lingua magis soluta fluens- -<text:line-break/>que turbae visa fuerit, is in ea disputatione superior<text:line-break/>judicatur. Turbam porro rudem imperitorum horni-<text:line-break/>num multitudinem appellat, qui nec etiam quid sit<text:line-break/>demonstratio noverunt unquam ; . unde recte quidem<text:line-break/></text:span><text:span text:style-name="T78">/</text:span></text:p>
      <text:p text:style-name="P10"><text:span text:style-name="T78">haec ipse deinde intulit: Sed (ut mihi videtur) hi ho-<text:line-break/>mines ipsi suis ipsorum, quibus iu disserendo utuntur,<text:line-break/>verbis fe ipsos prae imperitia in errorem detrudunt,<text:line-break/>Melissiqne sententiam erigunt. Is enim, habito sermone<text:line-break/>de universitate, absurda’ quaedam pronunciavit, omnia<text:line-break/>nimirum esse unum, et id intransmutabile et insini-<text:line-break/>tum. Unde ex qua parte aerem aiunt, aut ignem,<text:line-break/>ant aquam, aut tertam esse unum et omne, ex ea<text:line-break/>etiam ratio Melissi firmari videtur. Data namque op-<text:line-break/>tione, ut ex his duobus decretis, adeo tamen absurdis,<text:line-break/>alterum eligatur, res periclitari videtur, ne Melissi<text:line-break/>sententia sit praeferenda, neque enim ipse id, quod a<text:line-break/>principio fupp</text:span><text:span text:style-name="T100">o</text:span><text:span text:style-name="T78">fuerat, praecedente disputatione evertit;<text:line-break/>quod tamen illi committunt, quippe qui ponunt qui-<text:line-break/>dern, unum esse rerum omnium elementum, mox vero<text:line-break/>de ejus transmutatione agunt, ita, ut tandem quatuor<text:line-break/>entia constituant; melius enim foret, id unum intrans-<text:line-break/>mutabile fecisse, si fit revera unum, quoniam, si trans-<text:line-break/>mutetur, quo modo erit amplius unum? Merito igitur<text:line-break/>autumat Hippocrate», </text:span><text:span text:style-name="T78">eos </text:span><text:span text:style-name="T78">omnes, qui vel aquam unum</text:span></text:p>
      <text:p text:style-name="P10"><text:span text:style-name="T78">esse elementum inquiunt, vel aerem, vel ignemj vel<text:line-break/>terram, Melissi rationem erigere; quae tamen adeo est<text:line-break/>absurda, et ab omni prorsus evidentia semota, ut ne-<text:line-break/>que digna sit, cui contradicat. De ejus tamen absurdi-<text:line-break/>tate ab Aristotele -quoque in primo naturalis ausculta-<text:line-break/>tionis- libro plenius disputatum est.</text:span></text:p>
      <text:h text:style-name="P5" text:outline-level="2">Cap. V.</text:h>
      <text:p text:style-name="P8"><text:span text:style-name="T78">Imo videtur ille in' fuarum rationum<text:line-break/>forma Hippocratem imitatus fuisse. Praefatus etenim<text:line-break/>ab ipfo statim initio, quod considerare quidem, si ens<text:line-break/>unum sit et immobile, non est de natura considerare;<text:line-break/>atque hoc deinde etiam demonstrato, et proinde, quod<text:line-break/>neque sit'opus rationibus Melissi et Parmenidis contra-<text:line-break/>dicere, utpote quia utraeque sint manifesto absurdae,<text:line-break/>attamen mox in illius libri processu eos insectari depre-<text:line-break/>henditur. Nec secus etiam Hippocrates ac ille egit, ut-<text:line-break/>pute quem (tametsi primum innuisset, illos, qui ajunt,<text:line-break/>unum este elementum, eo medicinam labefactare, ut<text:line-break/>neque operae pretium sit eos hunc audire sermonem)</text:span></text:p>
      <text:p text:style-name="P10"><text:span text:style-name="T78">eorum sententias postmodum refellere comperimus. At<text:line-break/>vero, quod ii, qui ens pronunciant esse unum, philo-<text:line-break/>sophlae naturalis principia tollant, ut ait Aristoteles,<text:line-break/>atque etiam medicinae, ut Hippocrates, est sane quam<text:line-break/>manifestum. Naturalis etenim scientia corpora, quae<text:line-break/>generantur ac intereunt, quaeque prorsus funt expo-<text:line-break/>sita transmutationi, contemplatur; ea vero, si unum<text:line-break/>tantummodo ens fuerit, omnino delentur. Quibus de-<text:line-break/>lude oblatis pariter et medicina tollitur; primum qui-<text:line-break/>dem ob id, quod ea sit quasi generationis et luteri-<text:line-break/>tus ministra, et proinde, nisi haec concedantur, illa<text:line-break/>etiam tollitur; deinde vero quia ab iis ipsis, qui ens<text:line-break/>esse unum opinantur, tot variae mnitiplicesque tol-<text:line-break/>luntur medendi rationes: nam vel nihil corpora nostra<text:line-break/>tunc paterentur, vel, si paterentur, unus tantum foret-<text:line-break/>patiendi modus, et proinde Unica etiam esset medelae<text:line-break/>ratio. Quod si fuerit, universa porro medicina ruit;<text:line-break/>quippe quia, si multa siut remediorum- genera, ad<text:line-break/>medicum mox pertinebit -ea excogitare, quae unicni- </text:span><text:span text:style-name="T78">"</text:span></text:p>
      <text:p text:style-name="P10"><text:span text:style-name="T78">que morbo conducere possint: at quum una tantum-<text:line-break/>modo fuerit, ut morbi, ita etiam remediorum ratio,<text:line-break/>nullum relinquitur amplius aberrandi periculum. Recte<text:line-break/>igitur Hippocrates protinus inter initia ita ait: Quicun-<text:line-break/>que eos consueverunt audire, qui de natura humana<text:line-break/>procul ab eo, quod ad medicinam attineat, disserunt,<text:line-break/>illos minime expedit hunc audire sermonem. Et de-<text:line-break/>inde subinsert; Neque enim dixerim, homluem esse us-<text:line-break/>quequaque aerem, </text:span><text:span text:style-name="T78">hoc </text:span><text:span text:style-name="T78">est, penitus unum et solum.<text:line-break/>Quia, si quis id ipsum affirmare velit, is fertur ulte-<text:line-break/>rius, quam ratio medicinae exposcat, , et artis prin-<text:line-break/>cipia subvertit. Nam hoc medio luprirnis concedi opus<text:line-break/>est, multas nimirum esse morborum, multas etiam<text:line-break/>praesidiorum species: quod nisi concesserit, statim e<text:line-break/>medio tollet ipsa medicinae principia. Procul igitur<text:line-break/>erit is sermo a finibus medicinae. Jam enim nullus<text:line-break/>est artiscx, qui illis contradicat, qui suae artis prin-<text:line-break/>cipia destruit, imo hoc ad alium pertinet. Quod </text:span><text:span text:style-name="T93">fa-,<text:line-break/></text:span><text:span text:style-name="T78">«ile vel ex ipsius Aristotelis verbis perdiscas, quae se lu</text:span></text:p>
      <text:p text:style-name="P36"><text:span text:style-name="T78">hunc modmn habent: Ut enim nequit geometra<text:line-break/>contra eurn, qui sua tollit principia, disputare, verum<text:line-break/>hoc vel alterius scientiae munus est, vel pariter om-<text:line-break/>niuni : ita<text:tab/>nec philosophus naturalis. Nam illi, qui</text:span></text:p>
      <text:p text:style-name="P37"><text:span text:style-name="T78">ea destruunt, quae perspicuo apparent, jure essent coar-<text:line-break/>guendi ab<text:tab/>omnibus in<text:tab/>universum<text:tab/>hominibus,<text:tab/>utpote</text:span></text:p>
      <text:p text:style-name="P38"><text:span text:style-name="T78">quia vitam<text:tab/>subvertant:<text:tab/>aut saltem<text:tab/>ars aliqua<text:tab/>praeter</text:span></text:p>
      <text:p text:style-name="P39"><text:span text:style-name="T78">has omnes<text:tab/>particulares<text:tab/>instituenda<text:tab/>est, cujus<text:tab/>sit pro</text:span></text:p>
      <text:p text:style-name="P15"><text:span text:style-name="T78">principiis artium omnium propugnare: etenim parti-<text:line-break/>cularium unaquaeque artium ex principiis</text:span><text:span text:style-name="T78">, </text:span><text:span text:style-name="T78">quae pro<text:line-break/>concessis habentur, progreditur. Unde ridentur tam<text:line-break/>Aristoteles, quam etiam Hippocrates, suum eodem fe-<text:line-break/>re modo digessisse sermonem, quem tamen expositores<text:line-break/>intelligentia non consequuntur. Siquidem Hippocrates<text:line-break/>non ea propter dixit, hunc sermonem' illis non con-<text:line-break/>venire,- qui de humana natura audire consueverunt, ul-<text:line-break/>terius quam quantum ipsius ad medicinam pertineat,<text:line-break/>qnod eos contemnat, qui ignem et terram et aquam<text:line-break/>et aerem in elementis ponunt, imo ab initio statim<text:line-break/>ad extremum usque </text:span><text:span text:style-name="T78">eos </text:span><text:span text:style-name="T78">lucrepat, qui unum tantum </text:span><text:span text:style-name="T93">ex.</text:span></text:p>
      <text:p text:style-name="P10"><text:span text:style-name="T78">his ponunt , quocunque modo 'sit illud. . Id namque<text:line-break/>esset prorsus ab omni ratione alienum, si propterea,<text:line-break/>quia nullum ex his quatuor- solum sincerumque con-<text:line-break/>lpiciatur in corpore, velit,etiam negare, ea omnia si-<text:line-break/>mul reperiri. Esset enim hoc perinde, ac si quis cre-<text:line-break/>dere nollet, medicamentum, quod tetrapharmacum </text:span><text:span text:style-name="T93">ap-<text:line-break/>pellatura</text:span><text:span text:style-name="T78"> est, ex cera,- resina, piceque et adipe<text:line-break/>componi, quoniam eorum nullum integrum surcerumque<text:line-break/>contineri videat. Sed cur de his; quae invicem per to-<text:line-break/>ta miscentur et temperantur, amplius loquimur? quum<text:line-break/>neque sicciora medicamenta, ut </text:span><text:span text:style-name="T93">ea,</text:span><text:span text:style-name="T78"> quae' ex cadmia,<text:line-break/>aere usio stirnmique constant, si illa sint optime lae-<text:line-break/>vigata, videantur ullum ex. liis simplex purumque scr-<text:line-break/></text:span><text:span text:style-name="T93">vare : </text:span><text:span text:style-name="T78">nec ullam umquam possis , quantumlibet </text:span><text:span text:style-name="T93">vel<text:line-break/>mluimam accipias,</text:span><text:span text:style-name="T78"> particulam invenire, ubi quodpiam<text:line-break/>ex his sincerum alterique impermixtum inspicias. Igi-<text:line-break/>tur, tametsi nullum etiam e quatuor elementorum nu-<text:line-break/>rnero integrum sincerumqne in animantium corporibus<text:line-break/>reperiatur, tamen non propterea dubitandum, quin<text:line-break/>illa ex; his sint contemperata: neque eum oh causam,</text:span></text:p>
      <text:p text:style-name="P40"><text:span text:style-name="T78">si mundum ex 'quatuor elementis constare concedimus,'<text:line-break/>delude ab hac horum compositione animalia eximamus,<text:line-break/>ac si illa minime sint </text:span><text:span text:style-name="T78">iu </text:span><text:span text:style-name="T78">eo procreata ,. sed huc ex-<text:line-break/>trinsecus et aliunde introducta.. Vel curlest., quaeso,'<text:line-break/>quod tu a me velis terram in corporibus animantium<text:line-break/>ostendi , quae sincera sit atque. impermixta, quum<text:line-break/>ejuscemodi ne in universo quidem a te ostendi queat?<text:line-break/>quamcunque enim' illius particulam acceperis, ea </text:span><text:span text:style-name="T93">fla-<text:line-break/>turi</text:span><text:span text:style-name="T78"> erit alicujus caloris ac humoris cujusdam, aereae-<text:line-break/>que substantiae particeps, quum tamen ea terra, quam<text:line-break/>etiam esse elementum opinamur, sit quam . maxime<text:line-break/>densa, gravisque et,sicca, et praeterea frigida- Quod<text:line-break/>si tu. in . mundo .mihi . lapidem ostenderis terreum fane<text:line-break/>corpus, ego tibi illi simile in animantibus, ossium, car-<text:line-break/>tilaginum, pilorumque genus ostendam :’ ad quod etiam<text:line-break/>in testaceis animalibus id. spectat.,<text:tab/>quod testa </text:span><text:span text:style-name="T78">#</text:span></text:p>
      <text:p text:style-name="P41"><text:span text:style-name="T78">appellatur ,<text:tab/>quod - jam exacte est in speciem</text:span></text:p>
      <text:p text:style-name="P15"><text:span text:style-name="T78">terrae concretum et . exiccaturn. Quare si cu-<text:line-break/>pis in animante terram intueri, eandem habes, qualem</text:span></text:p>
      <text:p text:style-name="P10"><text:span text:style-name="T78">in uniyerso : eam vero, quae lola sit et cujusque<text:line-break/>nrixturae expers, neque in illo facile reperias, quem-<text:line-break/>admodum' neque aquam puram,- quae 'aliorum nulli<text:line-break/>commixta sit,, nec ignem, nec. aerem: sunt etenim<text:line-break/>haec omnia quasi adulterata, ec aliis mixta, quae sunt<text:line-break/>diversi generis : semperque alterum alterius tum magis,<text:line-break/>tum minus particeps est </text:span><text:span text:style-name="T78">: </text:span><text:span text:style-name="T78">ut tamen in ipsa mixtione illius<text:line-break/>(si quis animum intendat) forma appareat, quod alia<text:line-break/>excedit. Ne igitur amplius impermixtum quicquam lu<text:line-break/>animalium corporibus exquiras, </text:span><text:span text:style-name="T78">’ </text:span><text:span text:style-name="T78">sed quotiescunque ali-<text:line-break/>quam rideris particulam frigidam siccamque et densam,<text:line-break/>ea sutis sit ad revocandam tibi terram in memoriam.<text:line-break/>Satis etiam praeterea sit hurnidum aliquid vidisse et<text:line-break/>rarum, atque fluens ad aquam - mente concipiendam.<text:line-break/>Calor quoque, qui plurimus in corpore animantis re..<text:line-break/>peritur’, tibi ignis memoriam repraesentet: nec non<text:line-break/>et spiritus natura , citra quem animal nequaquam<text:line-break/>constare potest, aeris in primis ac mox etiam ignis ti-<text:line-break/>bi asserat memoriam. Jam ne me poposceris terram,<text:line-break/>quae ipsa per se. sit, nec aliorum ullum sincerum;</text:span></text:p>
      <text:p text:style-name="P11"><text:span text:style-name="T78">aut tu mihi prior in tetrapharmaco ceram ostende. Nam<text:line-break/>ego non possum sane non admirari, si tu non arbitra-<text:line-break/></text:span><text:span text:style-name="T87">ris, </text:span><text:span text:style-name="T78">triticum, hordeum, glandes, fagos, ficus, legunii-<text:line-break/>naque omnia ac fructus ex terra et aqua gigni,<text:line-break/>quum tamen ea maniscsto videas suum inde ortum ha-<text:line-break/>bere. Anne igitur eorum substantia, dum gignitur,<text:line-break/>ignis i est et aeris expers ? Atqui si terram aqua macera-<text:line-break/>veris, - nihil inde nisi lutum, habebis: legumina ta-<text:line-break/>men et hujuscemodi fructus non id ipsum sunt, lu-<text:line-break/>tum inquam: utpote quae ab igne et aere limus per<text:line-break/>tota temperatis partem habeant. Concedes forsitan tn,<text:line-break/>glandes quidem ficusque ex totius universi elemen-<text:line-break/>tis cousiare , atque etiam stirpes his ipsis priores:<text:line-break/>quippe qui xideas, cujusque eorum femen perexiguum,<text:line-break/>quod terrae mandatum est, neque millesimam esse para<text:line-break/>ticulam totius plantae, quae aliam vel universam<text:line-break/>deinde substantiam a totius universi referant elernen-<text:line-break/>tis. Sed mox- de animantibus- dubitas, perinde ac si<text:line-break/>haec ab illis non alantur:- oves enim herbas depulcrm-</text:span></text:p>
      <text:p text:style-name="P10"><text:span text:style-name="T78">x </text:span><text:span text:style-name="T78">tur, spes non eas modo,,-scd et glandes, caprae vero ,<text:line-break/>praeter .has arboriim/quo que teneros ramos. - (Jnde il-<text:line-break/>Iis .sanguis gignitur, atque corpori alimentum accedit,<text:line-break/>ac praeterea foetus lude . et constant.et| augentur.<text:line-break/>Numquid igitur caprae, oves</text:span><text:span text:style-name="T78">, </text:span><text:span text:style-name="T78">suesque </text:span><text:span text:style-name="T100">f</text:span><text:span text:style-name="T78">ex. universi,<text:line-break/>procreatae sunt elementis, caetera vero, quae his ipsis<text:line-break/>vescuntur, aliunde primum habent ortum,, aut nutri-<text:line-break/>cationem, aut incrementum </text:span><text:span text:style-name="T78">? </text:span><text:span text:style-name="T78">Porro haec omnia et<text:line-break/>ab omni ratione aliena, et absurda sunt,, atque, etiam<text:line-break/>multa rerum inscitia referta. Legumina . etenim fru-<text:line-break/>ctusque omnes ex elementis universi suam- habent origi-<text:line-break/>nem, e quibus omnia animalia gignuntur, aluntur et<text:line-break/>augentur. Audacterque profitendum est, terram, ignem,<text:line-break/>aerem et aquam prima esse commrmiaque rerum obi-<text:line-break/>niunr elementa, quum ipsa sint inter ea corpora,, quae<text:line-break/>rerum universitate comprehenduntur, omnium prima<text:line-break/>atque simplicissima usque adeo, ut alia deinde omnia,<text:line-break/>stirpes inquam et animalia, fint ex his concreta. Atque<text:line-break/>Hippocrates in processu libri De natura humana. non modo</text:span></text:p>
      <text:p text:style-name="P11"><text:span text:style-name="T78">pronrmciat, quod haec sint omnium elementa, quae mundo<text:line-break/>contineantur i. verum etiam primus ipsc .eorum qualitates<text:line-break/>definivit’ per quas inter se natura agere ec pati possunt.</text:span></text:p>
      <text:h text:style-name="Heading_20_2" text:outline-level="2">Cap. VI.</text:h>
      <text:p text:style-name="P58"><text:span text:style-name="T78">Quod dum non assequuntur quam plu-’.<text:line-break/>rimi multiplici verborum significatione confusi, turban-<text:line-break/>tur, quemadmodum Athenaeo Attalensi, contigit , qui<text:line-break/>nt’ calidunr, frigidum</text:span><text:span text:style-name="T78">, </text:span><text:span text:style-name="T78">humidum et siccum hominis<text:line-break/>esse elementa statuit ,- ita elementa usque eo esse eri-<text:line-break/>dentia praedicat, ut nullam praeterea demonstrationem<text:line-break/>exposcantqui ea etiam qualitates . norrnunquam ac po-<text:line-break/>testates appellat , -nonnunquam </text:span><text:span text:style-name="T93">vero</text:span><text:span text:style-name="T78"> esse corpora con-<text:line-break/>cedit; nec audet haec: fateri esse ignem,; aquam, ae-<text:line-break/>rem et. terram: qni, e.tsi nullus e junioribus aeque<text:line-break/>universum rei medicae rationem, ac ipse, literis Man-<text:line-break/>daverit, in hoc/ tamen et in multis praeterea |aliis<text:line-break/>.ana cum reliquis fere umnibus errasse deprehenditur.<text:line-break/>-Nemo enim</text:span><text:span text:style-name="T78">, </text:span><text:span text:style-name="T78">quod equidem noverim, antiquam medi-<text:line-break/>cluam.;accurate tractavit, aut methodos a priscis illis</text:span></text:p>
      <text:p text:style-name="P42"><text:span text:style-name="T93">f<text:tab/></text:span><text:span text:style-name="T93">-</text:span></text:p>
      <text:p text:style-name="P11"><text:span text:style-name="T78">nobis traditas absolvit. Quin etiam ,. si, verum luge-<text:line-break/>nue fateri liceat, dixerim, multa ex his, quae ab<text:line-break/>illis constantissime dicta sunt, . hos detraxisse. Siqui-<text:line-break/>dem Athenaeus </text:span><text:span text:style-name="T93">ait,</text:span><text:span text:style-name="T78"> elementa ita esse evidentia, ut nul-<text:line-break/>la egeant demonstratione. Sed libenter ab </text:span><text:span text:style-name="T78">eo </text:span><text:span text:style-name="T78">sciscita-<text:line-break/>rer , hancne evidentiam assecuta sint ea ratione, qua<text:line-break/>elementa funt, - an potius ex ipsis eorum substantiis,<text:line-break/>quibus deinde accidit, ut elementa ipsa sint: quoniam,<text:line-break/>si ex substantiis, cur non etiam affirmat, salubria mor-<text:line-break/>bofaque esse omnibus homluibus manifesta, quae nulla<text:line-break/>propter eorum evidentiam disciplina nullaque demon-<text:line-break/>stratione egeant ? Jam enim nemo est, qui panem<text:line-break/>lentemque non agnoscat, luec non et ptisanam,et<text:line-break/>carnem, alicamque et mulsam: sed quos deinde haec<text:line-break/>sigillarim possint vel juvere, vel laedere, non est<text:line-break/>-aeque omnibus compertum: inde tamen habent, ut<text:line-break/>haec salubria sint, ilia vero morbosa. Norunt igitur<text:line-break/>omnes panem ptisanam que-, salubria tamen et mor-<text:line-break/></text:span><text:span text:style-name="T78">- </text:span><text:span text:style-name="T78">bosa ignorant. Et idem de medicamentis dixerim. Ne-</text:span></text:p>
      <text:p text:style-name="P12"><text:span text:style-name="T78">mo fere est, qui veratrum, elaterium, scammouiam.</text:span></text:p>
      <text:p text:style-name="P10"><text:span text:style-name="T78">epithymum</text:span><text:span text:style-name="T64">, </text:span><text:span text:style-name="T78">irim et helenium tractare non'possit,<text:line-break/>uon possit etiam olfacere, inspicere et gustare </text:span><text:span text:style-name="T78">i' </text:span><text:span text:style-name="T78">qui<text:line-break/>tamen quum ignorent postea, quid commodi, quidve ini.<text:line-break/>commodi ea possint afferre, ignorant etiam, quid far<text:line-break/>lubre contineant et quid insalubre. Atqui puri etiam<text:line-break/>passu quis est, qui evidentissime et ope sensuum om-<text:line-break/>nium terram non norit, </text:span><text:span text:style-name="T78">- </text:span><text:span text:style-name="T78">aquamque, et ignem et' ae-<text:line-break/>rern ? sed quod ea sint elementa, adeo est plerisque<text:line-break/>hominum occultum, ut nonnullos quoque ex philoso-<text:line-break/>phis lateat. Dicet forsitan quispiam ex sectatoribus<text:line-break/>Athenaei, fe</text:span><text:span text:style-name="T100">:</text:span><text:span text:style-name="T78"> quoque de siis </text:span><text:span text:style-name="T93">nihil pronunciare,</text:span><text:span text:style-name="T78"> ' quippe<text:line-break/>quod limites artis medicae excedant; sibi vero satis<text:line-break/>esse calidum, frigidum’, liumidum et estccuin,</text:span><text:span text:style-name="T78">t </text:span><text:span text:style-name="T78">quae<text:line-break/>etiam in animalibus possunt perspicue ostendere, corpo-<text:line-break/>rum etiam ac medicinae universae elementa suppo-<text:line-break/>nere. Verum enim vero quam sit ab omni ratione<text:line-break/>procul veste , ut animalium, ita medicinae elemen-<text:line-break/>ta statuere calidum, frigidum, humidumj et siccum,<text:line-break/>nihil arbitror esse opus, ut a me in praesentia amplius</text:span></text:p>
      <text:p text:style-name="P11"><text:span text:style-name="T78">explicetur, quum id ipsum dogma </text:span><text:span text:style-name="T78">a </text:span><text:span text:style-name="T78">quam pluribus pa-<text:line-break/>lam et perinde ac in scena taxetur, jam que. et de-<text:line-break/>risioni atque infamiae sit ; et non parum praeterea de<text:line-break/>fide detraxerit ferrnoni antiquo. Nam quis est, qni un-<text:line-break/>quanr magis illum prodiderit, quam qui elementa alt<text:line-break/>nulla oh evidentiam demonstratione egere, quique ceu-<text:line-break/>fet deinde, haec esse supponenda</text:span><text:span text:style-name="T78">, </text:span><text:span text:style-name="T78">tam animantium,<text:line-break/></text:span><text:span text:style-name="T78">- </text:span><text:span text:style-name="T78">quam medicinae esse elementa? Ego vero monstrare sta-<text:line-break/>tui, , quod hominis sit quasi stupidi et quem omnino<text:line-break/>verborum multiplicitates lateant, vereri quidem nomi-<text:line-break/>nare aquam,, ignem, terram er aerem; malle autem<text:line-break/>calidum , frigidum, humrdum et siccum appellare.<text:line-break/>Nec id agam, ut Athenaeum erroris damnem: verum<text:line-break/>potius ut in causa sim, ne alii lu eundem cum illo<text:line-break/>errorem .labantur; atque ut interim , etiam ostendam vel<text:line-break/>ex ipsismet, rebus,, neminem unquam posse decretum<text:line-break/>aliquod accurate constituere absque ope logicae difci-<text:line-break/>plinae. Deos, autem testor, me non secus haec<text:line-break/>narraturum, ac mihi evenerint. Iam ergo narra-<text:line-break/>tionem aggrediar. Quo primum tempore .ille, qui liaee</text:span></text:p>
      <text:p text:style-name="P10"><text:span text:style-name="T78">profitebatur dogmata, me Athenaei scientiam docere<text:line-break/>nitebatur: lu primis ab illo requirebam, ut nomi-<text:line-break/>num multiplicitatem exquisite distingueret: quippe quum<text:line-break/>me profecto lateret, quando ille calidum, vel </text:span><text:span text:style-name="T93">frigidum,<text:line-break/></text:span><text:span text:style-name="T78">vel huinidum, vel ficcum, vel aliquod aliud hujusce<text:line-break/>generis nomen proferret, in quam subjectam rem illud<text:line-break/>foret referendum: dicebam etenim, - albus non modo<text:line-break/>color ipse dicitur; sed corpus quoque, quod eo colore<text:line-break/>imbutum est: nam ut colorum dicimus hunc album esse,<text:line-break/>illum, nigrum, alterum rubeum, alterum vero flavum,<text:line-break/>alterum pallidum, ita etiam de corporibus, quae istis<text:line-break/>coloribus infecta sunt, loquimur: cygnum enim et lac<text:line-break/>album dicimus,. corvum vero et Aethiopem nigrum.<text:line-break/>Et eodem, inquam, modo saepe audio, qui corpus ip-<text:line-break/>fum, utpote ignem, calidum appellent, nonnunquam<text:line-break/>solam qualitatem eam, quae illi indita est. Unde quum<text:line-break/>album profers, non etiam percipio, quid tu mihi velis<text:line-break/>significare, sclanine qualitatem, an praeterea et corpus<text:line-break/>ea affectum. Ille autem statim ad haec prompte ad-<text:line-break/>modum respondit, fassusque est, </text:span><text:span text:style-name="T93">se non</text:span><text:span text:style-name="T78"> qualitatem fo-</text:span></text:p>
      <text:p text:style-name="P10"><text:span text:style-name="T78">lam, sed universum hoc,' corpus inquam -calidum,<text:line-break/>sic appellare. . Verum quum iterum deinde illum per-<text:line-break/>cunctarer; Tune igitur elementum solum id corpus ais,<text:line-break/>quod summe calidrrm est, aut potius nec illa alioquin<text:line-break/>ab elementorum numero eximis,, quae moderate calida<text:line-break/>sint? et, hoc idem de frigido quaerebam, humidoque<text:line-break/>et sicco : at ille coepit haesitare, nec amplius ita<text:line-break/>expedite respondebat, dixit attamen: Quid, inquit,<text:line-break/>hoc tua refert? Plurimum, inquam: tanti nimirum,<text:line-break/>quanti, ut vel-, infinita sint elementa constituenda, vel<text:line-break/>finita. Quoniam, siquis in elementis, vel mediocria ca-<text:line-break/>lida , aut frigida, aut humida , aut sicca posuerit,<text:line-break/>cogetur statim fateri infinita elementa; sed qui id tanu<text:line-break/>tum, quod summum est, non amplius infinita, quum<text:line-break/>id lu unoquoque genere unicum sit; ut demum finita<text:line-break/>qnatuorque futura sint elementa. Igitur, ait ille, tn<text:line-break/>quoque hoc modo accipe , finita qnatuorque elemen-<text:line-break/>ta. Tum ego: Jam ita satis constat, ea et prima esse,<text:line-break/>et simplicia, atque sibi qualitates, fummas vendicare.<text:line-break/>Tum ille; Et tu cur tandem hoc vel etiam quam par</text:span></text:p>
      <text:p text:style-name="P10"><text:span text:style-name="T78">sit curiosius scrutaris? Vt id quod dicitur (inquam ego)<text:line-break/>exactius apprehendam. Ille vero: lta equidem dico,<text:line-break/>et tu: quoque ita lutellige. Sed quum mox iterum<text:line-break/>interrogassem: Tu, quaeso, quo pacto jubes me ele-<text:line-break/>rneutum intelligere summe calidum aut humidum ?<text:line-break/>ipse pon parum- perturbatus ac ira incitatus respondit:.<text:line-break/>Corpus id calidum appello, in quo calor superat, et<text:line-break/>eodeni etiam modo frigidum, </text:span><text:span text:style-name="T93">et</text:span><text:span text:style-name="T78"> humidum,, et siccum,<text:line-break/>ubi unumquodque eorum,. quae nunc recensuimus,<text:line-break/>excellit et exuperat. Nihil sane vetat (dicebam ego),<text:line-break/>quin ita loquamur; nam et panis, et lens, atque<text:line-break/>etiam ptisana, et halueae calidae dicuntur: attamen<text:line-break/>nunquam putarim, te hoc a me exigere, ut existimem,<text:line-break/>unumquodque horum esse elementum, fed id potius,<text:line-break/>quod summe calidum est et humidum, et pari modo<text:line-break/>quod summe siccum' et frigidum est, quod sit opus,<text:line-break/>ut simplex sit elementum et cujuscunque mixturae<text:line-break/>expers. Qui ait: Sic tu quoque intelligas, neque<text:line-break/>enim is funi, qui velim asserere, lentem aut ptisanam<text:line-break/>esse elementum. Atqui, inquam ego, quotiescumque<text:line-break/>existimaverim., id corpus esse elementum, quod summe</text:span></text:p>
      <text:p text:style-name="P10"><text:span text:style-name="T78">calidum fit, quid aliud putaverim ego quam ipsum.<text:line-break/>ignem?' Esto, dixit ille, ignem puta. </text:span><text:span text:style-name="T108">;</text:span><text:span text:style-name="T78"> Visne igitur,<text:line-break/>dixi, ut ratione eadem, quod summe humidum est,<text:line-break/>aquam arbitrer? Vix tandem ille assensiti Quare, in-<text:line-break/>quam, ad igncrn, aerem, aquam et terram, unde maxime in-<text:line-break/>ter initia aufugiebamus, denuo revolvimur? Ille vero<text:line-break/>inquit: Tu es, qui istis rationem conturbas; statimque<text:line-break/>ad alios discipulos 'conversus ait: Hic in dialecticis<text:line-break/>studiis educatus ac inde quadam veluti tcabie repletus<text:line-break/>(ita enim ipse loquebatur) omnia distorquet, pervertit<text:line-break/>et confundit, nos fallacibus quibusdam rationibus pe-<text:line-break/>tens, ut, quam ipsc sit dialectices peritus, ostendat. Ac-<text:line-break/>cessit- igitur ac postulavit nos arbitrari calidum mula<text:line-break/>tiplex liabere significatum, primum ut qualitatem signi-'<text:line-break/>ficet, quemadmodum album colorem ; deinde vero<text:line-break/>corpus id, quod ea qualitate summa affectum est; ter-<text:line-break/>tio loco illud, in quo haec qualitas alias fuperat, cali-<text:line-break/>durn nuncupetursicuti balneum. Verum nos, qui<text:line-break/>nunquam istiusmodi sophismata diluere didicimus, illi,</text:span></text:p>
      <text:p text:style-name="P10"><text:span text:style-name="T78">qui ea contexuit, solvenda relinquemus. Porro haec<text:line-break/>mihi evenere, quum anuum , agerem .decimum . nonum.<text:line-break/>Postmodum autem, ne contentiosus viderer,, plurima<text:line-break/>silentio praeteribam, mecum tamen ipse'cum alia multa;<text:line-break/>tum vel maxime'elementorum rationem meditaharp at-:<text:line-break/>que etiam non parum admirabar, : Athenaeum non ani-',<text:line-break/>madvertere,quam se ipsum consundat, dum calidum;<text:line-break/>frigidum, humidum et siccum nominare audet, et ea<text:line-break/>ignem, aquam </text:span><text:span text:style-name="T93">,1</text:span><text:span text:style-name="T78"> . aerem et . terram dicere, recusate<text:line-break/>Equidem,' alt ipfe; quippe quum proxima sumere ve-<text:line-break/>lim animalium'elementa, non quae corporum omnium<text:line-break/>communia sint; proxima vero., propria appellat, ita<text:line-break/>nimirum ut nullius alterius sint; Ego’ : vero inter hu-<text:line-break/>jusce libri, initia praefatus, sum , plurimum luter . ea,<text:line-break/>quae videntur, interesse, et ea, quae vera- sunt elementa;<text:line-break/>non erit tamen abs re, ut mihi quidem- videtur, si de<text:line-break/>re hac lu praesenti quoque longiorem habuero ferrno-<text:line-break/>nem. Etenim' si elementum' minima -sit simplicissimam<text:line-break/>que rei particula,, atque hoc si sensu deinde metiri’<text:line-break/>oporteat; profecto os ; cartilago; ligamentum, unguis;</text:span></text:p>
      <text:p text:style-name="P10"><text:span text:style-name="T78">capillus, adeps,, caro., nervus, medulla, fibrae,<text:line-break/>membrana, - et tandem. (ut omnia uiio sirnplieique verbo<text:line-break/>complectar) similaria cuncta erunt . humanorum corpo-<text:line-break/>rum elementa. Estne igitur, quispiam locus, ubi Athe-<text:line-break/>rtaeus reperiatiir posuisse haec in elementis </text:span><text:span text:style-name="T78">? </text:span><text:span text:style-name="T78">Atqui<text:line-break/>ille ipse scriptum reliquit, similaria quaeque ex primis<text:line-break/>esse confecta elementis, alias postmodum animantis par-<text:line-break/>tes ex similaribus cousiitui. Qui ;si etiam interrogare-<text:line-break/>tur, /quaenam essent carnis,- exempli gratia, , aut pin-<text:line-break/>guedinis elementa ; </text:span><text:span text:style-name="T78">- </text:span><text:span text:style-name="T78">calidum proculdubio respondisset;<text:line-break/>frigidumque, humidum, et siccum. Quare pari modo<text:line-break/>ossis etiam et cartilaginis;, nec non et capilli, diceret<text:line-break/>ille, calidum, humidum,. frigidum et siccum esse ele-'<text:line-break/>menta. Jam ergo tempus esset, ab eo . percmictandi,<text:line-break/>qualenain sibi vellet humidum vel siccum, calidum<text:line-break/>vel frigidum; humidum etenim fecundum exuperantiarn<text:line-break/>caro est; siccum, vero; cartilago; .sicut os frigidum<text:line-break/>et .siccum ; adeps' calida et hurnida, . atque etiam<text:line-break/>caetera similaria ex .aliquorum simplicium dominatu</text:span></text:p>
      <text:p text:style-name="P15"><text:span text:style-name="T93">'... </text:span><text:span text:style-name="T93">r.U: '.&lt;&gt;</text:span></text:p>
      <text:p text:style-name="P10"><text:span text:style-name="T78">siglllatim talia erunt vel talla; et prolude; si quis<text:line-break/>illud? esse elementum statuerit', . quod aliquo istorum<text:line-break/>.excessu - calidum sit,: aut frigidum p aut humidum </text:span><text:span text:style-name="T78">,' </text:span><text:span text:style-name="T78">aut<text:line-break/>siccum, porro ros; ef. cartilago, et nervus, nec </text:span><text:span text:style-name="T93">non</text:span><text:span text:style-name="T93">'<text:line-break/></text:span><text:span text:style-name="T78">et reliqua</text:span><text:span text:style-name="T108">:</text:span><text:span text:style-name="T78"> hujusce generis prima .erunt humano cor-<text:line-break/>pori elementa., At noluit .Athenaeus illa . esse elementa,,<text:line-break/>fed ea, quae haec; ipsa constituunt.: Liquido itaque con-<text:line-break/>stat, quod ille fensum transgreditur, ad eaque progre-<text:line-break/>ditur, quae vere. et ex </text:span><text:span text:style-name="T78">ipsa </text:span><text:span text:style-name="T78">ratione prima funt ..et<text:line-break/>simplicia., et quae nequaquam amplius per alicuius, lu<text:line-break/>eis dominationem talla vel talia funt; siquidem essent<text:line-break/>tunc et haee ipsa concreta; , et . a: proposito . bifariam<text:line-break/>aberraremus. Nam et propterea sensilia missa fecimus,<text:line-break/>ut quippiam, quod simplicius esset, inquireremus,</text:span><text:span text:style-name="T78">. </text:span><text:span text:style-name="T78">et<text:line-break/>tamen nihil, prolude lu iliis abditis; quod, simplicius<text:line-break/>esset, assequuti sumus. Etenim in illis evidentibus, si<text:line-break/>non aliud, hoc sidtem habebatur, quod comperta haec<text:line-break/>nobis erant confessaque, quum .nemo non fateatur,<text:line-break/>cartilaginemmembranam et adipem caeteraque si-<text:line-break/>ruilaria primas esse,:, si sensui attendamus, simplicissimas-</text:span></text:p>
      <text:p text:style-name="P10"><text:span text:style-name="T78">que particulas. Quod si haec ob: </text:span><text:span text:style-name="T78">id </text:span><text:span text:style-name="T78">aliquis dimittat,<text:line-break/>quia natura composita sunt, quantumlibet sensibus sim-<text:line-break/>plicia videantur, nec postmodum aliud, quicquarn; quod<text:line-break/>simplicius fit, ' introdurat; nescio profecto, quam possit<text:line-break/>ille honestam proferre, excusationem, ne inaniter </text:span><text:span text:style-name="T78">et<text:line-break/></text:span><text:span text:style-name="T78">fupervac </text:span><text:span text:style-name="T78">anea. </text:span><text:span text:style-name="T64">η </text:span><text:span text:style-name="T78">ugari videatur. Quotiescunque enim</text:span><text:span text:style-name="T93">' vo-<text:line-break/></text:span><text:span text:style-name="T78">luerit calidum frigidumve, similiter humidum et.. sic-,<text:line-break/></text:span><text:span text:style-name="T78">cum </text:span><text:span text:style-name="T78">nominare, - quod.fecundum dominationem tale est;<text:line-break/></text:span><text:span text:style-name="T78">jam </text:span><text:span text:style-name="T78">elementa habet, et satis etiam perspecta;- nervum,<text:line-break/>inquam, membranam,; cartilaginem, carnem et li-<text:line-break/>gamentum, ei reliqua etiam illa, quae nuper, recen-<text:line-break/></text:span><text:span text:style-name="T78">suimus.. </text:span><text:span text:style-name="T78">At si illud inquiris, quod natura simplex<text:line-break/>sit; oportet statim itL haud esse mixtum temperatum-<text:line-break/></text:span><text:span text:style-name="T78">ve, </text:span><text:span text:style-name="T78">et praeterea summa esse qualitate affectum. Rur-<text:line-break/>Ium igitur ad ignem remeas, ' et aerem, aquamque,<text:line-break/>et terram, quippe quod in his solis qualitates reperire<text:line-break/>possis, absque ulla .mixtura temperieque lu igne ni-<text:line-break/>mirum calorem summum </text:span><text:span text:style-name="T78">. </text:span><text:span text:style-name="T78">summam que siccitatem;<text:line-break/>fummuin frigus cum siccitate in terra, et in reliquis<text:line-break/>reliquas, prout fua cnjusque natiira postulati Porro si</text:span></text:p>
      <text:p text:style-name="P10"><text:span text:style-name="T78">"quatuor elementa nolueris ponere , scd ex his iv.el<text:line-break/>duo, vel tria;' possis forsitan hujus aliquam afferre</text:span><text:span text:style-name="T108">1</text:span><text:span text:style-name="T78"> r a-<text:line-break/>txonem. At affirmare,. esse elementum., quod sumine<text:line-break/>humidum est, simulque mox arbitrari, illud esse . qnip-i<text:line-break/>piam ab aqua diversum, extremae, cujusdam ineptiae<text:line-break/></text:span><text:span text:style-name="T87">‘est, </text:span><text:span text:style-name="T78">nrfi forsitan solas velis qualitates;nec,ipsa illis affecta<text:line-break/>corpora, esse elenienta; nam tunc non aqua, sed: hu-<text:line-break/>nuditas elementum erit, nec ignis, fed summus ..calor.<text:line-break/>Quod si ita suerit,- primum quidem jam ultra ignem<text:line-break/>aeremque et aquam et terram tuam profers ratio-,<text:line-break/>nem, qui ire ea quidem attingere audebas, utpote quia<text:line-break/>niedicinsm excederent; delude vero facile convinceris,<text:line-break/>quod ignores, ' quam ab elemento principium differat.<text:line-break/>Jam-euim quod summus calor sit igne,,simplicior, atque<text:line-break/>etiam quod, lllo ad materiam accedente,, ignis gignatur,<text:line-break/>pro confesso ab omnibus philosophis habetur, quos<text:line-break/>Athenaeus imitari studet.' Et satentur etiam omnes,<text:line-break/>quod materia quaedam,, </text:span><text:span text:style-name="T78">3 </text:span><text:span text:style-name="T78">.quae omnibus elementis sub-<text:line-break/>jecta est, quaeque omni caret qualitate,: nec non vj.</text:span></text:p>
      <text:p text:style-name="P10"><text:span text:style-name="T78">iummus calor in ea procreatus, sint igni suae gene-<text:line-break/>rationis principium; ovet praeterea r quod haec eadem<text:line-break/>materia fit femperi ale omni penitus generatione et interi-<text:line-break/>iu immunis,r qualitas vero ea: fit,, quae in. illa gignatur et<text:line-break/>intereat ; et quod opus lit; ut elementum sit ejusdeui generis<text:line-break/>cum illo, cujus est elementum. Eoenimelementum aprinci-<text:line-break/>pio differt, quod minime sit necesse. principia in eodem esse<text:line-break/>genere cum bis,-quorum' funt principiat; sicut elementa<text:line-break/>ad. idem scmper geniis pertinere., -. Simplex namque<text:line-break/>qualitas compositae ' /qualitatis t, </text:span><text:span text:style-name="T78">q. </text:span><text:span text:style-name="T78">ett ‘limplex </text:span><text:span text:style-name="T93">' corpus<text:line-break/></text:span><text:span text:style-name="T78">eorporis compositi est elementum. Quod fi calidum,<text:line-break/>frigidum, atque' humidum, eti siccumrdiemitur tripli-<text:line-break/>citer; nam vel sicuti qualitas., vel-sicut .corpus imper-<text:line-break/>mixtum, vel sicut illud-, quod,mixtum est., .nec; </text:span><text:span text:style-name="T93">ipse<text:line-break/></text:span><text:span text:style-name="T78">deinde qualitas elementum esse videtur, neque etiam<text:line-break/>mixtum temperatumque corpus;’ relinquitur, quod ele-<text:line-break/>mentum fit id corpus, quod est cujusque temperamenti<text:line-break/>ac mixturae -expers, quodque qualitatibus sit simplex,<text:line-break/>et tandem adipfuni igriem;-et.terram,, et aerem, et<text:line-break/>aquatu deveniendum est</text:span><text:span text:style-name="T78">;' </text:span><text:span text:style-name="T78">lu quibus primis fmnnrus. est<text:line-break/>calor, et sunimuin frigus; atque etiam humor et sicci-</text:span></text:p>
      <text:p text:style-name="P10"><text:span text:style-name="T78">tas. Quod si quis </text:span><text:span text:style-name="T78">ea non </text:span><text:span text:style-name="T78">audeat fateri elementum ea-<text:line-break/>propter, quod ex ipsis nullum aut </text:span><text:span text:style-name="T78">e </text:span><text:span text:style-name="T78">corpore detrahi-<text:line-break/>mus</text:span><text:span text:style-name="T78">, </text:span><text:span text:style-name="T78">aut </text:span><text:span text:style-name="T78">.</text:span><text:span text:style-name="T78">.eidem imponimus ,. is . summam quandam<text:line-break/>praefert stoliditatem. Jam. enim.quum ea, quae ex ele-<text:line-break/>mentis constant, nostris offerimus corporibus,-, eisdem<text:line-break/>quoque elementa </text:span><text:span text:style-name="T78">, </text:span><text:span text:style-name="T78">omnino adhibemus. At non sincera;<text:line-break/>ajunt, neque sola; igitur perverse.etiam dictum est,<text:line-break/>non detrahi, neque apponi 'elementum; nam nec ita<text:line-break/>absolute proserendum erat, sed potius, quod non sio-<text:line-break/>lum, aut non sine mixtura, aut per se. Verum enim-<text:line-break/>vero nec'quid tandem illi velint conficere, videre<text:line-break/>possum; neque enim ideo elementorum contemplatio<text:line-break/>jure inutilis habenda est, quia nullum e.orum, quod<text:line-break/>-quidem mixtum cum altero riou sit, nostris offeramus<text:line-break/>.corporibus. Atque etiam non ob id perperam pro-<text:line-break/>nunciatum est, ignem, aerem, &lt; aquam et terram esse<text:line-break/>elementa, quod illa, quae ex.lris composita sunt, no-<text:line-break/>bis lu usum veniant, nullum vero ipsorum seorsum ab<text:line-break/>aliis, .folumque .et per se nobis utile sit. At vero<text:line-break/></text:span><text:span text:style-name="T78">et </text:span><text:span text:style-name="T78">ipsis propemodum sinceris hujus universi elementis</text:span></text:p>
      <text:p text:style-name="P11"><text:span text:style-name="T78">saepe utimur, : quemadmodum aqua quotidie, quum<text:line-break/>bibimus, aut lavamur, vel alio </text:span><text:span text:style-name="T78">etiam </text:span><text:span text:style-name="T78">aliquo modo;<text:line-break/>et aere,, qui nos undique ambit, dum .illum inspirando<text:line-break/>attrahimus ; igne quoque interdum ,; quum frigemus , </text:span><text:span text:style-name="T78">ut<text:line-break/></text:span><text:span text:style-name="T78">caleamus, - utimur, </text:span><text:span text:style-name="T78">i-</text:span><text:span text:style-name="T78">Ut tandem mluime videam, quid<text:line-break/>ipsi conficiant; quum ajunt, nunquam ignem, aut<text:line-break/>aquam, a ut aerem , aut terram veI detrahi </text:span><text:span text:style-name="T78">e </text:span><text:span text:style-name="T78">corpo-<text:line-break/>' re nostro, vel 'illi' apponi Etenim ego facile affir-<text:line-break/>maverim, eum, qui alget - et </text:span><text:span text:style-name="T93">ad</text:span><text:span text:style-name="T78"> ignem, ut calesiat, </text:span><text:span text:style-name="T78">acce-<text:line-break/></text:span><text:span text:style-name="T78">dit, ignem corpori adhibere, et aquam illum, qui bibit,<text:line-break/>illum etiam, qui respirat,/ aerem. At quaecunque </text:span><text:span text:style-name="T78">ani-<text:line-break/></text:span><text:span text:style-name="T78">mantia quoque vel- arena vescuntur;, vel terra, vel la-<text:line-break/>pidibus, vel luto,' vel ossibus, terram manifesto in<text:line-break/>corpus introducunt. Quod si qui ob id putent; nullum<text:line-break/>-nos corpori, offerre elementum, quia nemo eatenus ca_<text:line-break/>lefiat, </text:span><text:span text:style-name="T93">donec</text:span><text:span text:style-name="T78"> uratur; .vel bibat, quoad runipatur; erit<text:line-break/>nempe horum hominum mirabilis sapientia qui eousqne<text:line-break/>devenire'nequiverunt; ut lutelligerent; quod, fi vel</text:span></text:p>
      <text:p text:style-name="P43"><text:span text:style-name="T78">unum elementum intereat omnino, sit etiam statim - ani-<text:line-break/>mal interitusum. Interibit autem frigidum elementum,<text:line-break/>si </text:span><text:span text:style-name="T78">f'</text:span><text:span text:style-name="T78">comburatur; calidum vero, si ninris refrigeretur;<text:line-break/>similiter etiam,; </text:span><text:span text:style-name="T78">si </text:span><text:span text:style-name="T78">nimis arescat corpus</text:span><text:span text:style-name="T93">,- </text:span><text:span text:style-name="T93">r</text:span><text:span text:style-name="T78"> </text:span><text:span text:style-name="T78">peribit hurni-<text:line-break/>dum; </text:span><text:span text:style-name="T78">et </text:span><text:span text:style-name="T78">siccum fi nimis humectetur., </text:span><text:span text:style-name="T78">, </text:span><text:span text:style-name="T78">Unde s Con-<text:line-break/>trario fe habet haec res ,,, ac illi sentiunt, quia sem-<text:line-break/>'per. aut eximitur elementum aliquod , </text:span><text:span text:style-name="T78">.. </text:span><text:span text:style-name="T78">aut apponitur.<text:line-break/>Verum id fieri moderate' oportet ab his, qui animal in.<text:line-break/>-colume esse volunt;- siquidem immoderatus eorum usus<text:line-break/>ad interitum ducit.'<text:tab/>. </text:span><text:span text:style-name="T78">. -. </text:span><text:span text:style-name="T78">: ,<text:tab/>. ..</text:span></text:p>
      <text:h text:style-name="P5" text:outline-level="2">Cap. VII.</text:h>
      <text:p text:style-name="P8"><text:span text:style-name="T78">Jam. autem </text:span><text:span text:style-name="T78">id </text:span><text:span text:style-name="T78">omnino aperire aggrediar,<text:line-break/>quod in hoc sermone cousequens est, quodque istos<text:line-break/>imprimis latet. Omnia, nimirum corpora', - quae generan-<text:line-break/>tur et intereunt, duplici transmutationi sunt obnoxia,<text:line-break/>utpote quorunr substantia tum alteretur tum diffluat.<text:line-break/>Alteratur quidem, quum calefit,., vel .refrigeratur, vel<text:line-break/>humectatur, vel exiccatur; hae enim qualitates solae<text:line-break/>possunt universam (ut paulo post expolituri fumus) substan-<text:line-break/>tiampac illam per totum transmutare. Dissiluit vero per </text:span><text:span text:style-name="T93">eTH~</text:span></text:p>
      <text:p text:style-name="P10"><text:span text:style-name="T78">cretiones in sensum cadentes</text:span><text:span text:style-name="T78">, </text:span><text:span text:style-name="T78">et per eani, quae insensibilis<text:line-break/>per spiratio vocatur, </text:span><text:span text:style-name="T78">i- </text:span><text:span text:style-name="T78">Quo </text:span><text:span text:style-name="T78">deinde, fit, ut duplici egeat procu-<text:line-break/>ratione, si incolumis sit servanda; altera, qua, quicquid lu<text:line-break/>qualitatibus modum excesserit, reprimatur; altera, qua loco<text:line-break/></text:span><text:span text:style-name="T78">illius-, </text:span><text:span text:style-name="T78">quod evacuatur, restituatur aliquid. Porro-exce-<text:line-break/></text:span><text:span text:style-name="T78">-dentis </text:span><text:span text:style-name="T78">immoderationem opposita qualitas emendat; quod<text:line-break/></text:span><text:span text:style-name="T78">-vero </text:span><text:span text:style-name="T78">deperditur,- nequaquam per oppositam qualitatem<text:line-break/></text:span><text:span text:style-name="T78">'reparatur, </text:span><text:span text:style-name="T78">quum opus fit, ut id, quod reparatur,<text:line-break/></text:span><text:span text:style-name="T78">sit</text:span><text:span text:style-name="T108">1</text:span><text:span text:style-name="T78"> </text:span><text:span text:style-name="T78">-priori ' </text:span><text:span text:style-name="T78">deperdilaeque' substantiae quam simila<text:line-break/></text:span><text:span text:style-name="T78">limum , </text:span><text:span text:style-name="T78">fiquidem in illius Iocmn reficiendum est<text:line-break/></text:span><text:span text:style-name="T78">-in </text:span><text:span text:style-name="T78">animante. Atque </text:span><text:span text:style-name="T78">hoc </text:span><text:span text:style-name="T78">ipsum, . nutriri </text:span><text:span text:style-name="T78">, . </text:span><text:span text:style-name="T78">inquam, cor-<text:line-break/></text:span><text:span text:style-name="T78">pora, </text:span><text:span text:style-name="T78">ex quadam -nimirum substantia fit illi simili,<text:line-break/></text:span><text:span text:style-name="T78">-quae </text:span><text:span text:style-name="T78">prius fuerit evacuata. Unde etiam (ut equidem arbi-<text:line-break/></text:span><text:span text:style-name="T78">-tror) </text:span><text:span text:style-name="T78">ea substantia alimentum appellata esc.. At vero quum<text:line-break/></text:span><text:span text:style-name="T78">-sclam </text:span><text:span text:style-name="T78">eam transmutationem in subjecto quaerimus, </text:span><text:span text:style-name="T78">quae<text:line-break/>per </text:span><text:span text:style-name="T78">qualitates fit,: </text:span><text:span text:style-name="T78">non, </text:span><text:span text:style-name="T78">amplius illa, per quae id ipsum<text:line-break/></text:span><text:span text:style-name="T78">agimus</text:span><text:span text:style-name="T78">,' alimentum , sed medicamenta potius appellamus.<text:line-break/></text:span><text:span text:style-name="T78">-Sane </text:span><text:span text:style-name="T78">quum nulla qualitatum seorsum a subftantia repe-<text:line-break/>-riri- queat; prolude cogimur eas .una </text:span><text:span text:style-name="T78">cum-</text:span><text:span text:style-name="T78">substantiis<text:line-break/>assumere, ac ita corporibus illis egentibus </text:span><text:span text:style-name="T78">osseire; quae</text:span></text:p>
      <text:p text:style-name="P10"><text:span text:style-name="T78">si summas eas exposcant, ipsum elementum adhibemus,<text:line-break/>ignem inquam</text:span><text:span text:style-name="T78">,</text:span><text:span text:style-name="T78">aut aqnam;jau£ terram,'- aut </text:span><text:span text:style-name="T78">j </text:span><text:span text:style-name="T78">aer </text:span><text:span text:style-name="T78">em </text:span><text:span text:style-name="T78">i;<text:line-break/>univero mediocri.sit opus, "mixto, ex elementis utimur?<text:line-break/>mule, si calefacere voluerimus,; ejusmodi medicamentuni<text:line-break/>eligemus, iu quo ‘major sit ignis quam alicuius </text:span><text:span text:style-name="T78">illi<text:line-break/></text:span><text:span text:style-name="T78">contrarii portio ; contra verop si refrigerandum. </text:span><text:span text:style-name="T78">sit.<text:line-break/></text:span><text:span text:style-name="T78">Nonnunquamiverb,. si utrumque hormn procurare insti-<text:line-break/>tuerimus; alterare, inquam, </text:span><text:span text:style-name="T78">et, </text:span><text:span text:style-name="T78">alere, eam. tunc fub-<text:line-break/>stantlam exquirimus, quae, postit utramque’ operam prae.?<text:line-break/>stare, eam nimirum.,..quam cibus, et eam,, quam medica- -<text:line-break/>meatum. Itaque inon amplius hoc exposcant, ,ut„ijnum-<text:line-break/>quodque animal ignem ingerat, aut terram,-, aut aquam,<text:line-break/>ani aerem,’, aut tandem illud elementum,. quod, </text:span><text:span text:style-name="T78">falam<text:line-break/></text:span><text:span text:style-name="T78">et per fe ipsum fit, et absque ullo’ aliorum consortio.:<text:line-break/>quippe quum nihil .nos illud vel tanquam medicinam,<text:line-break/></text:span><text:span text:style-name="T78">vel. </text:span><text:span text:style-name="T78">tanquam </text:span><text:span text:style-name="T78">' </text:span><text:span text:style-name="T78">cibum offerre cogat: . </text:span><text:span text:style-name="T78">siquidem; feibns </text:span><text:span text:style-name="T78">rei<text:line-break/>nutriendae similis , est, Et simile coinposito </text:span><text:span text:style-name="T78">corporis </text:span><text:span text:style-name="T78">^at-<text:line-break/>que ex elementis contemperato, i eorumque, </text:span><text:span text:style-name="T78">participi </text:span><text:span text:style-name="T78">id<text:line-break/>corpus est (ni. me mea sallit opinio), quod </text:span><text:span text:style-name="T78">itidem-etx<text:line-break/></text:span><text:span text:style-name="T78">illis eisdem constitutum sit..,. </text:span><text:span text:style-name="T78">Ner sinie sempor„;«lein.ejir</text:span></text:p>
      <text:p text:style-name="P10"><text:span text:style-name="T78">tum ut mediclua usui est, nisi eo fortasse tempore<text:line-break/>tantummodo, quo corpus summa eget qualitate. Haec<text:line-break/>igitiir a nobis adversus eos prolata sint;</text:span><text:span text:style-name="T78">:. </text:span><text:span text:style-name="T78">qui perperam<text:line-break/>Hippocratem intelligunti Jamque id etiam praeterea<text:line-break/>conspicuum est, elementa-in nostros usus semper venire,<text:line-break/>ut tamen ea uonnunquam sola et simplicia veniant,<text:line-break/>quandoque vero ut in mixtione vincentia, et tandem<text:line-break/>prout corpus id constituunt, quod potest nobis vel ali-<text:line-break/>menti, vel medicamenti usum praestare.</text:span></text:p>
      <text:h text:style-name="P5" text:outline-level="2">Cap. VIII.</text:h>
      <text:p text:style-name="P8"><text:span text:style-name="T78">Quod autem Hippocrates a qualitatibus<text:line-break/></text:span><text:span text:style-name="T78">in </text:span><text:span text:style-name="T78">libro de natura humana saepius elementa nominet,<text:line-break/>atque calidum non iolam ipsam qualitatem appellet, ne*<text:line-break/></text:span><text:span text:style-name="T78">que </text:span><text:span text:style-name="T78">illud etiam, lu quo una quaepiam qualitas alias in<text:line-break/>mixtura superat, hoc vocet modo, sed potius corpus<text:line-break/>id, quod est summo calore affectum, et frigidunr id, iu<text:line-break/>quo summum fit frigus, et siccum, in quo siccitas </text:span><text:span text:style-name="T64">ι </text:span><text:span text:style-name="T78">ipsa<text:line-break/></text:span><text:span text:style-name="T78">tibi </text:span><text:span text:style-name="T78">horum verborum feries facile poterit apertuni red-<text:line-break/>dere. Quum enim ait; Quum interit homo, necesse est<text:line-break/>unumquodque rursus ad aliam ipsius ’ naturam redire.</text:span></text:p>
      <text:p text:style-name="P10"><text:span text:style-name="T78">.sicoinn ad siccum, Irunridum ad humidum, calidum<text:line-break/>-ad calidum , frigidum ad frigidumnon solas pro-<text:line-break/>fecto qualitates siccum, humidum, calidum et frigr-r<text:line-break/>dum vocat, scd eas substantias, -in quibus hae reperiun-<text:line-break/>itur qualitates. Ipsae enim funt quae, - animali vita de-<text:line-break/>functo, abeunt, quaeque elementis universi, permiscen-<text:line-break/>tui. Qualitates, vero possis forsitan dieere, animante<text:line-break/>mortuo, luterire, ad propriam autem--eas naturam redire,<text:line-break/>non item. Sed praeterea </text:span><text:span text:style-name="T78">haec </text:span><text:span text:style-name="T78">quoque tradit Hippocra-<text:line-break/>tes : Talis autem est tum animalium, tum aliorum<text:line-break/>omnium natura., .omniaque i similiter ’ oriuntur,<text:line-break/>atque </text:span><text:span text:style-name="T100">;</text:span><text:span text:style-name="T78"> </text:span><text:span text:style-name="T78">similiter ' occidunt quippe quorum natura<text:line-break/>ex his omnibus, quae diximus; sit constituta; et<text:line-break/>unde ununrquodque ortum </text:span><text:span text:style-name="T78">i </text:span><text:span text:style-name="T78">habuit , </text:span><text:span text:style-name="T78">in </text:span><text:span text:style-name="T78">id ip-<text:line-break/>sum etiam (ut dictum est) pariter- desinit, et proinde<text:line-break/>ad. id ipsum tandem redit. Quo loco patet, non. solas<text:line-break/>illum, qualitates appellare calidum </text:span><text:span text:style-name="T78">, </text:span><text:span text:style-name="T78">frigidum „ humis<text:line-break/>dum et siccum, sed ipsa elementa,</text:span><text:span text:style-name="T78">' </text:span><text:span text:style-name="T78">quum ab </text:span><text:span text:style-name="T78">hrs -<text:line-break/></text:span><text:span text:style-name="T78">universa corpora suam trahant originem, et </text:span><text:span text:style-name="T78">tandcm in</text:span></text:p>
      <text:p text:style-name="P10"><text:span text:style-name="T78">liaec: ipsa </text:span><text:span text:style-name="T78">etiam omnia- disselvanturi Quod ut attendas,<text:line-break/></text:span><text:span text:style-name="T78">quam </text:span><text:span text:style-name="T78">maxime te </text:span><text:span text:style-name="T108">:</text:span><text:span text:style-name="T78"> monitum velim, quum id quamplurh-<text:line-break/></text:span><text:span text:style-name="T78">mos </text:span><text:span text:style-name="T78">medicorum latuerit</text:span><text:span text:style-name="T78">, </text:span><text:span text:style-name="T78">qui credant, Hippocratem<text:line-break/>praeteriisse, quo minus statuerit, omnium, quae gignan-<text:line-break/></text:span><text:span text:style-name="T78">tur et </text:span><text:span text:style-name="T78">intereant, </text:span><text:span text:style-name="T78">corporum </text:span><text:span text:style-name="T78">haec...</text:span><text:span text:style-name="T78">esse </text:span><text:span text:style-name="T78">elementa. ' In<text:line-break/>ista </text:span><text:span text:style-name="T78">enim </text:span><text:span text:style-name="T78">nuper a </text:span><text:span text:style-name="T78">nobis </text:span><text:span text:style-name="T78">recitata </text:span><text:span text:style-name="T78">lententia </text:span><text:span text:style-name="T78">quater re-<text:line-break/></text:span><text:span text:style-name="T78">peries </text:span><text:span text:style-name="T78">id vocabulum (oinnium) repetitum</text:span><text:span text:style-name="T78">i </text:span><text:span text:style-name="T78">scd et superius,<text:line-break/></text:span><text:span text:style-name="T78">quum </text:span><text:span text:style-name="T78">dixit: necesse est, fi talis sit cum. aliorum.omnium, </text:span><text:span text:style-name="T78">.<text:line-break/>tum etiam </text:span><text:span text:style-name="T78">ipsius hominis natura, hornluem non esse unum: et<text:line-break/></text:span><text:span text:style-name="T78">etramin </text:span><text:span text:style-name="T78">sequentibus </text:span><text:span text:style-name="T78">eodem </text:span><text:span text:style-name="T78">visus est uti </text:span><text:span text:style-name="T78">modo. </text:span><text:span text:style-name="T78">Multi attamen<text:line-break/></text:span><text:span text:style-name="T78">ex his, </text:span><text:span text:style-name="T78">qui Hippocratici appellari volunt, hoc conniventibus<text:line-break/></text:span><text:span text:style-name="T78">oculis </text:span><text:span text:style-name="T78">praetereunt: </text:span><text:span text:style-name="T78">qui. </text:span><text:span text:style-name="T78">praeterea etiam putant, Hip-<text:line-break/></text:span><text:span text:style-name="T78">pocratem </text:span><text:span text:style-name="T78">aliud </text:span><text:span text:style-name="T78">}per !</text:span><text:span text:style-name="T78">calidum, frigidum, hmnidum et<text:line-break/></text:span><text:span text:style-name="T78">-siccum </text:span><text:span text:style-name="T78">voluisse praeter communia rerum omnium </text:span><text:span text:style-name="T78">ele-<text:line-break/>menta. </text:span><text:span text:style-name="T78">Nam quod ipsc nunquam senserit, ipfas-istorum<text:line-break/></text:span><text:span text:style-name="T78">qualitates </text:span><text:span text:style-name="T78">esse </text:span><text:span text:style-name="T78">corporum </text:span><text:span text:style-name="T78">elementa</text:span><text:span text:style-name="T78">, </text:span><text:span text:style-name="T78">monstratum esse<text:line-break/>existimo ex illis </text:span><text:span text:style-name="T78">verbis, </text:span><text:span text:style-name="T78">quae jam a nobis proposita<text:line-break/></text:span><text:span text:style-name="T78">fuut; </text:span><text:span text:style-name="T78">atque etiam </text:span><text:span text:style-name="T78">non- </text:span><text:span text:style-name="T78">minus </text:span><text:span text:style-name="T78">ex </text:span><text:span text:style-name="T78">'his, </text:span><text:span text:style-name="T78">dum'ait: </text:span><text:span text:style-name="T78">Item<text:line-break/></text:span><text:span text:style-name="T78">-nisi </text:span><text:span text:style-name="T78">calidum </text:span><text:span text:style-name="T78">e.um frigido; </text:span><text:span text:style-name="T78">et siccum </text:span><text:span text:style-name="T78">cum </text:span><text:span text:style-name="T78">humido sc</text:span></text:p>
      <text:p text:style-name="P10"><text:span text:style-name="T78">moderate, et aequaliter habuerint, . scd alterum, quod<text:line-break/>valentius, alterum, quod imbecillius est, plurimum<text:line-break/>superet, nulla unquam futura est generatio. Quo loco,<text:line-break/>nnuquam velim milii persuadeant; illum arbitrari, ex. qua-<text:line-break/>litatibus , quae ne seorsum quidem a corporibus con-'<text:line-break/>sistere possint, animalia gigni, scd. ex corporibus po—<text:line-break/>tius.c. quibus illae qualitates summae insint: - ea quippe<text:line-break/>sunt communia omnium elementa. Quae vero calidum,<text:line-break/>frigidum, humidum et fiecnm </text:span><text:span text:style-name="T108">1</text:span><text:span text:style-name="T78"> ob aliquam, horum do-<text:line-break/>minationem dicuntur, propria sunt unicuique. Age-<text:line-break/>llum, ut de homine nostrum sermonem habeamus,: </text:span><text:span text:style-name="T93">is<text:line-break/>ex</text:span><text:span text:style-name="T78"> primis simplicissimisque his sensilibus elementis .con-<text:line-break/>stat, quae similaria- appellantur: nempe fibra, membra-<text:line-break/>na, carne, adipe, osse, cartilagine,., ligamento, ner-<text:line-break/>yo , medulla , atque etiam omnibus aliis , quorum<text:line-break/>universae particulae eandem omnino formam retinent </text:span><text:span text:style-name="T78">?.<text:line-break/></text:span><text:span text:style-name="T78">quae et ipsae quoque' ex aliis quibusdam ipsis proximis<text:line-break/>gignuntur elementis, ex. sanguine- nimirum et pituita</text:span></text:p>
      <text:p text:style-name="P44"><text:span text:style-name="T78">et bile utraque, pallida et atra: quae item ab illis or-<text:line-break/></text:span><text:span text:style-name="T78">tum </text:span><text:span text:style-name="T78">habent, quibus vescimur, quaeque potamusr at<text:line-break/>lraec ex aere,- igne,; aqua et 'terra gignuntur: ipsa<text:line-break/>vero haec ex nullo amplius corpore .alio constituta funt,<text:line-break/></text:span><text:span text:style-name="T78">nisi </text:span><text:span text:style-name="T78">quod ex materia et qualitatibus, et proinde has<text:line-break/>principia quidem </text:span><text:span text:style-name="T78">esse </text:span><text:span text:style-name="T78">ignis, et aquae, aerisque, </text:span><text:span text:style-name="T93">et<text:line-break/></text:span><text:span text:style-name="T78">terrae</text:span><text:span text:style-name="T108">5</text:span><text:span text:style-name="T78"> concedimus ,' elementa vero uefaaquarn : illa<text:line-break/>autem caeterorunr omnium elementa esse dicimus, ut-<text:line-break/></text:span><text:span text:style-name="T78">pote </text:span><text:span text:style-name="T78">quum rerum omnium primae sint minimaeque<text:line-break/>ac </text:span><text:span text:style-name="T78">etiam </text:span><text:span text:style-name="T78">simplices particulae. Itaque nullus, unquam,<text:line-break/></text:span><text:span text:style-name="T78">qui- sanae </text:span><text:span text:style-name="T78">mentis sit, dubitaverit; quod herbae orn-<text:line-break/></text:span><text:span text:style-name="T78">nes </text:span><text:span text:style-name="T78">stirpesque et fructus geniti -sint ex igne, aere,-<text:line-break/></text:span><text:span text:style-name="T78">aqua et </text:span><text:span text:style-name="T78">terra, neque etiam quod haec animantibus om-<text:line-break/></text:span><text:span text:style-name="T78">nibus </text:span><text:span text:style-name="T78">sint alimenta</text:span><text:span text:style-name="T64">ι </text:span><text:span text:style-name="T78">sed neque de eo' ambiget quis-<text:line-break/></text:span><text:span text:style-name="T78">piam, </text:span><text:span text:style-name="T78">quod humor-es,' qui natura in 'nostris conspiciun-<text:line-break/></text:span><text:span text:style-name="T78">tur </text:span><text:span text:style-name="T78">corporibus, ab his ipsis ortum habeant. Qui vero<text:line-break/></text:span><text:span text:style-name="T78">sint </text:span><text:span text:style-name="T78">hi, et quot, siquis ex .nubis percunctetur, ad<text:line-break/>fecundum librum hanc hujusce rei inquisitionem distor-<text:line-break/>lirnus ; iam enim caput primo libro imponere, prope-<text:line-break/>ramus. -<text:tab/>.<text:tab/></text:span><text:span text:style-name="T78">' :</text:span><text:span text:style-name="T108">:</text:span><text:span text:style-name="T78"> . </text:span><text:span text:style-name="T78">-- </text:span><text:span text:style-name="T78">5.<text:tab/>. -<text:tab/>.--- &gt;<text:tab/></text:span><text:span text:style-name="T78">- ' </text:span><text:span text:style-name="T78">"i.d</text:span></text:p>
      <text:p text:style-name="P10"><text:span text:style-name="T93">v,-</text:span><text:span text:style-name="T78"> </text:span><text:span text:style-name="T78">Cap. IX. Ex his nimirum humoribus similaria<text:line-break/>quaeque gignuntur;- ipsis vero simul coeuntibus, pri-<text:line-break/>muni rd atque simplicissimum instrumentum absolvitur,<text:line-break/>quod unius functionis gratia a natura procreatum </text:span><text:span text:style-name="T87">esu<text:line-break/></text:span><text:span text:style-name="T78">Mox autem, quum haec item una componuntur, aliud<text:line-break/>majus instrumentum perficitur. Et deinde ex his aliis<text:line-break/>simul coagmentatis universi tandem corporis integritas<text:line-break/>constituitur. Quibus de rebus lu dissectoriis administra-<text:line-break/>tionibus actum est; sed seorsum etiam in alio quodam<text:line-break/>opere, quam habuerit Hippocrates de rebus, quae per<text:line-break/>dissectiones corporum apparent, opinionem , literis<text:line-break/>mandavimus. Atin praesentia de supremis elementis<text:line-break/>Pensum effugientibus, de quibus Hippocrates in libro<text:line-break/>de natura humana sermonem instituit, disserere propo-<text:line-break/>fui, qui asserit quidem, eos humores quatuor propria<text:line-break/>ac proxima esse nostri corporis elementa; communia<text:line-break/>vero omnium humidum, calidum, frigidum et siccum;<text:line-break/>ex qualitatibus quippe elementa nominat, _ ex quibus<text:line-break/>etiam habenti quod elementa sint Quum enim materiate'</text:span></text:p>
      <text:p text:style-name="P10"><text:span text:style-name="T78">summus accedit calor, jam id universum elementum<text:line-break/>est; et eodem modo, quum summum frigus</text:span><text:span text:style-name="T78">, aut </text:span><text:span text:style-name="T78">humor,<text:line-break/>aut siccitas: nam nec quod album .sit, - aut nigrum;<text:line-break/>aut leve, aut grave, aut pari etiam ratione quod den-_<text:line-break/>sum sit-, vel rarum; quodve premat, vel incidat;<text:line-break/>vel frangat, (ut tandem in universum loquar) ex nulla<text:line-break/>alia qualitate, nisi ex enumeratis illis quatuor, ele-<text:line-break/>mentum esse indicatur. </text:span><text:span text:style-name="T78">&lt; </text:span><text:span text:style-name="T78">Solae etenim hae, quum niate-<text:line-break/>riam subjectam alterant, in causa sunt mutuae inter ele-<text:line-break/>menta transmutationis, suntque praeterea stirpium ac<text:line-break/>animalium opifices. Porro Thaletis etiam sectatores ab<text:line-break/>ipsa hujus evidentia coacti, tametsi id eorum (ut jam<text:line-break/>ostensum est decretis adversetur, .mutuae tamen ele-<text:line-break/>mentorum transmutationi assensere.' Hoc autem con-<text:line-break/>cesso / statim' ea sequebatur conclusio, nempe unam coti-<text:line-break/>munemque elementis omnibus esse subjectam substan-<text:line-break/>tiam. Quod quidem et Hippocrates quoque ea ipsa<text:line-break/>dictione, - quam priorem . ascripsi , monstravit, quum<text:line-break/>inquit, nos neutiquam dolituros; fi homo unum sit.</text:span></text:p>
      <text:p text:style-name="P10"><text:span text:style-name="T78">Qua, quantumlibet ea brevissima fit; dicebamus doceri<text:line-break/>utrumque eorum;. nimirum - et- elementa plura esse,<text:line-break/>et natura ad alterationem habilia. Hoc ergo, ut aptum<text:line-break/>priori fibro finem imponamus, iterum repetendum' ve-<text:line-break/>nit. Quum fubstantia: suapte matura alterationi expo-<text:line-break/>sita sit, mox, quaenam illae sint qualitates, inspicien-<text:line-break/>dum est, quae hoc efficere possint. Hippocrates itaque<text:line-break/>folita antiquorum brevitate usus r' ut praefatus est, ho-<text:line-break/>-miuern, si unum "sit, nunquam deliturum, statim ca-<text:line-break/>lidum et frigidunx et humidum et siccum ad omnes<text:line-break/>adhibet alterationes ; </text:span><text:span text:style-name="T78">: </text:span><text:span text:style-name="T78">hoc ex </text:span><text:span text:style-name="T78">. </text:span><text:span text:style-name="T78">evidentia accipiens,<text:line-break/>quod corpora, quae inter se vicina sunt, nata sint sese<text:line-break/>mutuo, transmutare calefaciendo,, vel refrigerando, vel<text:line-break/>exiccando , vel humectando. At ' vero: nec ipsum<text:line-break/>latuit, quod,; si prius demonstratum sit; universam al-<text:line-break/>terari substantiam, statim subvertitur eorum sententia,<text:line-break/>qui ajunt&gt;, .apparentem corporum alterationem quandarn<text:line-break/>esse concretionem- et secretionem, quemadmodum<text:line-break/>sensere Epicurus et Democritus, nec non, quamvis alio</text:span></text:p>
      <text:p text:style-name="P10"><text:span text:style-name="T78">quodam modo., Anaxageras et Empedocles; horum .enim<text:line-break/>alter similaria, alter quatuor quidem elementa, verum<text:line-break/>ea intransmutabilia ' lutroduxit. Nos vero eam ratio-<text:line-break/>nem explicabimus, ut illam clariorem, et proinde<text:line-break/>probabiliorem reddamus-, quae talis erit. Si nos do-<text:line-break/>lenius, neque specie una erit neque impatibilis nostra<text:line-break/>substantia: dolemus autem; quare non una secundum<text:line-break/>speciem neque impatibilis erit substantia nostra. At-<text:line-break/>qui, si patitur, oportet, ut calefacta frigefacta ve, hu-<text:line-break/>mectata . aus exiccata patiatur ; . quum nulla alia qua-<text:line-break/>litate possint, quae sibi invicem proxima sunt, alterari<text:line-break/>tota per tota. Nam nec grave, si prope rem levem ac-<text:line-break/>cedat, propterea ant grave leve, aut contra leve </text:span><text:span text:style-name="T93">gra-<text:line-break/>ve</text:span><text:span text:style-name="T78"> reddetur; nec asperum, si laevi fiat ricinum, aut<text:line-break/>densum raro, aut crasso tenue; - nullum enim horum<text:line-break/>id; quod illi proximum est, totum potest et per tu-<text:line-break/>tum immutare. Sed. reliqua- praeterea sunt durum et<text:line-break/>molle, viscidum et friabile: verum ex his molle qui-</text:span></text:p>
      <text:p text:style-name="P10"><text:span text:style-name="T78">dem et viscidum ad humidorum, durum vero' et-<text:line-break/>friablle ad siccorum naturam pertinent; porro - nullae<text:line-break/>aliae praeter istas sunt tactiles qualitates. Qnod vero<text:line-break/>materlae alterationes minime- visibiles sequantur qualita—<text:line-break/>tes, nec etiam eas, quae ad auditum, gustum- aut<text:line-break/>olsactum attinent, jam omnibus satis constat: verum<text:line-break/>et hae quidem sunt e genere tactilium qualitatum; sed<text:line-break/>ab illis, quae proprie tactiles sunt, hoc differunt, quod<text:line-break/>hae neque in omnibus animalium generibus consistunt,<text:line-break/>neque substantias transmutanti Quod si hae quibusdam<text:line-break/>tantummodo animantibus peculiares funt, illae vero<text:line-break/>universam .substantiam transmutant et alterant , et<text:line-break/>natura primae sunt, et rerum omnium communes, et<text:line-break/>elementorum constitutrices, manifestum est, quod calor<text:line-break/>et frigus humorque et siccitas cujusque rei sub-<text:line-break/>stantiarn constituant. Et proinde recte Hippocrates non<text:line-break/>hominis modo, scd aliorum etiam omnium naturam ex<text:line-break/>calido, frigido, hnmido et sicco esse constitutam<text:line-break/>pronunciavit. Siquidem, haec, ut omnes fatentur, mu-<text:line-break/>tuo inter fe manifesto agunt; neque' a secretione et</text:span></text:p>
      <text:p text:style-name="P10"><text:span text:style-name="T78">concretione habent quod agant, sed ex </text:span><text:span text:style-name="T93">-eo</text:span><text:span text:style-name="T78"> potius,'<text:line-break/>quod; ipsa substantia, .per </text:span><text:span text:style-name="T93">fe'.</text:span><text:span text:style-name="T78"> ipsam .'totam patitur et al-<text:line-break/>teratur....- Et equrdem .nou possum non Athenaeum ad-<text:line-break/>rnirari, qui nec </text:span><text:span text:style-name="T78">ista,, </text:span><text:span text:style-name="T78">quae nunc exposita sunt, -nec.<text:line-break/>ea etiam, ,qijae ab Aristotele et Chrysippo addita sunt,<text:line-break/>prnserre, voluerit, </text:span><text:span text:style-name="T78">u </text:span><text:span text:style-name="T78">fgd.oenfuerit potius, .absque ulla de-<text:line-break/>monstratione elomentat esse, pro compertis accipienda.<text:line-break/>Attamen, ubi adversius: Asclepiadem disserit, horum, et-<text:line-break/>si non prorsus omninm,-' quoquo modo, meminit, ne-<text:line-break/>que,, tamen' sub- discepjandi formula; namuirec- ordinem<text:line-break/>adhibet, nec logica utitur methodo; dum illi adver-<text:line-break/>fatur; eorum eniin meminit sine ullo, ordine illa discer-<text:line-break/>pens. </text:span><text:span text:style-name="T100">t</text:span><text:span text:style-name="T78"> - </text:span><text:span text:style-name="T78">Unde et; hac, parte damnandus est, quod rerum<text:line-break/>naturalium disciplinam, ab Hippocrate institutam ipse<text:line-break/>prodiderit., Mihi voro jam opportunum- ridetur , ut </text:span><text:span text:style-name="T78">r<text:line-break/></text:span><text:span text:style-name="T78">primo libro finem imppnamus; . nam alia, quaecunque<text:line-break/>his sisctis,. quae impatibilem statuunt substantiam, cui<text:line-break/>inter-miscent etiam . vacunin, objici possunt, ea partim<text:line-break/>ab Aristotele et Theophrasto explicata funt, partim a<text:line-break/>nobis, quo loco particulatim unicuique sectae contra-</text:span></text:p>
      <text:p text:style-name="P45"><text:span text:style-name="T78">diximus. Sed illa quidem </text:span><text:span text:style-name="T78">ex </text:span><text:span text:style-name="T78">abundanti. Quantum<text:line-break/>erum ;ad demonstrationem fcientiis" congruentem attinet,<text:line-break/>haec ipsa, quae</text:span><text:span text:style-name="T108">:</text:span><text:span text:style-name="T78"> hoc loco diximus, </text:span><text:span text:style-name="T78">i </text:span><text:span text:style-name="T78">abunde erant: fi-<text:line-break/>quidem neque adversari.quisquam potest, quinfubstau-<text:line-break/>ala per fe tota, non alteretur.,, </text:span><text:span text:style-name="T93">i</text:span><text:span text:style-name="T78"> quippe quia statim e -<text:line-break/>medio dolorem * tolleremus;<text:tab/>voluptatesque </text:span><text:span text:style-name="T78">; </text:span><text:span text:style-name="T78">praeterea,</text:span></text:p>
      <text:p text:style-name="P15"><text:span text:style-name="T78">et Iensum,. et memoriam, er rationem, atque etiam<text:line-break/>tandem ipsum animum: scd neque quod alia fit quali-<text:line-break/>tas,.'his quatuor exceptis, quae possit aliquid per to-<text:line-break/>tum transmutare. Quare fi res- se ita habeat, primus<text:line-break/>prosecto omnium Hippocrates videtur naturae rerum<text:line-break/>omnium elementa excogitasse, atque, quantum satis .esse<text:line-break/>-possit, demonstrasse. Neque vero nos moveat,<text:line-break/>quod ille suunt</text:span><text:span text:style-name="T108">;</text:span><text:span text:style-name="T78"> commentarium non inscripserit de ule-<text:line-break/>mqntis, quemadmodum Asclepiades: medicus; nihil euim<text:line-break/>hic-refert, quum veteres fere omnes videamus sua rno-<text:line-break/>numenta liturarum de natura inscripsisse., ut Melissus,<text:line-break/>Parmenides , Empedocles, Alcmaeon, j Gorgias, Pro-<text:line-break/>dieus , caeterique. omnes. Sed Aristoteles in libris de<text:line-break/>caelo et. lu libris' de generatione et interitu agit</text:span></text:p>
      <text:p text:style-name="P10"><text:span text:style-name="T78">de elementis; Chrysippus iu libro de substantia; nec<text:line-break/>istorum quispiam-lilirosride elementis.inscripsit.' Verum<text:line-break/>ipsis.vocabulis </text:span><text:span text:style-name="T78">rron.ei </text:span><text:span text:style-name="T78">.plurimum insistendum; vis enim<text:line-break/>sermonis potius perpendenda est. Et equidem nihil ego<text:line-break/>luteresse putaverim; si-quis opus hoc de natura luscri-<text:line-break/></text:span><text:span text:style-name="T78">beret, </text:span><text:span text:style-name="T78">vel- de elementis,, vel etiam de' generatione ei<text:line-break/>iuieritu, vel de substantia Quum' tamen </text:span><text:span text:style-name="T78">hac </text:span><text:span text:style-name="T78">tem-<text:line-break/>pestate invaluerit haec consuetudo fere apud omnes, -'ut<text:line-break/></text:span><text:span text:style-name="T78">hujuscemodi </text:span><text:span text:style-name="T78">commentaria de elementis titulum habeant,<text:line-break/></text:span><text:span text:style-name="T78">-nos etiam </text:span><text:span text:style-name="T78">operae pretium duximus, ut de elementis ex<text:line-break/></text:span><text:span text:style-name="T78">Hippocratis </text:span><text:span text:style-name="T78">sententia . inscriberemus. -- Jarnque rideor </text:span><text:span text:style-name="T78">'<text:line-break/>-primum </text:span><text:span text:style-name="T78">hunc librum ad calcem deduxisse ; nam si par-<text:line-break/></text:span><text:span text:style-name="T78">ticulam </text:span><text:span text:style-name="T78">quampiam ex iis, quae ab Hippocrate scripta<text:line-break/></text:span><text:span text:style-name="T78">funt, </text:span><text:span text:style-name="T78">praeteriimus' absque expositione, sacile id- po-<text:line-break/></text:span><text:span text:style-name="T78">' terit ex his unusquisque assequi, . quae nos jam expli-<text:line-break/>cavimus, </text:span><text:span text:style-name="T78">sicut illud, quod oporteat generationem non<text:line-break/></text:span><text:span text:style-name="T78">esse ex </text:span><text:span text:style-name="T78">uno; et id etiam, quod, nisi calidum et fri-<text:line-break/></text:span><text:span text:style-name="T78">gidnin let </text:span><text:span text:style-name="T78">liumiduni et </text:span><text:span text:style-name="T78">.. </text:span><text:span text:style-name="T78">siccum : inter sesc mode-<text:line-break/></text:span><text:span text:style-name="T78">rale </text:span><text:span text:style-name="T78">ac aequali </text:span><text:span text:style-name="T78">ter- </text:span><text:span text:style-name="T78">habuerint, led</text:span><text:span text:style-name="T108">r</text:span><text:span text:style-name="T78"> alterum nimis al-</text:span></text:p>
      <text:p text:style-name="P10"><text:span text:style-name="T78">terum excellat, fortius, inquam, id quod'imbecillius<text:line-break/>est, </text:span><text:span text:style-name="T78">n</text:span><text:span text:style-name="T78">nulla unquani futura est generatio. Hoc enim<text:line-break/>loco de eorum agit moderatione atque virium aequa-<text:line-break/>litatu, . quae nos tum in libris de temperamentis,/, tum<text:line-break/>etiam' mox in aliis exponemus; et praeterea quo pacto<text:line-break/>eayr quae miscentur , per tota temperentur folisne qua-<text:line-break/>litatibus, ut Aristoteles . </text:span><text:span text:style-name="T93">fehllt ,</text:span><text:span text:style-name="T78"> an potius' ipsis etiam<text:line-break/>corporis substantiis in fesc mutuo penetrantibus; </text:span><text:span text:style-name="T78">t </text:span><text:span text:style-name="T78">quae<text:line-break/>tamen 'non est opus medicum scivisse, et proinde nihil<text:line-break/>de his Hippocrates^pronuneiavit;. satis enim ipse habuit,<text:line-break/>si monstraret,- elementa per totum temperari. Quippe<text:line-break/>quoniam haec non parum nisui futura sunt, partim ad<text:line-break/>librum de temperamentis, quem paulo post prosequemur,<text:line-break/>partim ad librum de medicamentis, , scd et lu libro du<text:line-break/>curandi methodo de horum usu abunde sumus ser-<text:line-break/>inouem habituri. </text:span><text:span text:style-name="T78">. </text:span><text:span text:style-name="T78">Quantum vero ad praesens negotium<text:line-break/>attinet, hoc praeterea dixisse satis fuerit, quod ea,<text:line-break/>quae ab Asclepiade in libro de ' elementis contra illos</text:span></text:p>
      <text:p text:style-name="P10"><text:span text:style-name="T78">proferuntur, qui totas substantias per, totas mifceri<text:line-break/>statuunt, rniuime eos attingunt, qui solas ajunt quali-<text:line-break/>tates temperari. Unde ex. hoc saltem capite, si non<text:line-break/></text:span><text:span text:style-name="T93">ex</text:span><text:span text:style-name="T78"> alio, hoc decretum esset recipiendum; quod tutius<text:line-break/>nimirum sit; dicendumque proinde est, quod, </text:span><text:span text:style-name="T78">si </text:span><text:span text:style-name="T78">vinum,<text:line-break/>exempli gratia, aquae immisceatur, particulae horum<text:line-break/>utrorumque lu minima iufringuntur, . moxque inter sc<text:line-break/>mutuo agunt et patiuntur, et eo facilius sibi invicem<text:line-break/>qualitates impertiuntur, quo fuerint lu minutiora </text:span><text:span text:style-name="T93">red-<text:line-break/>actae;</text:span><text:span text:style-name="T78"> et propterea, qui id genus res permiscent, diu-<text:line-break/>tius eas commovent, eo commento divisionem lu mi-<text:line-break/>nirna molientes. Atqui et ipfa ratio dictat, qualitates<text:line-break/>eorum melius simul uniri, quae magis et </text:span><text:span text:style-name="T116">diutiusfnerint.com-.<text:line-break/></text:span><text:span text:style-name="T78">mixta; . nam tempore opus est, ..ut eorum, </text:span><text:span text:style-name="T116">quae.com-<text:line-break/></text:span><text:span text:style-name="T78">mifcentur, mutuae particulae luter , sc invicem exacte<text:line-break/>agant et patiantur, atque ita tutum id tusum et sibi<text:line-break/>undique et penitus . simile evadat. Et hac de caufa<text:line-break/>nojnnulla possunt statim post, mixtionem segregari; quae'</text:span></text:p>
      <text:p text:style-name="P46"><text:span text:style-name="T78">si diutius permanserint, et tantisper, donec 'totum fa-<text:line-break/>ctum fuerit unum, nequit alterum ab altero amplius<text:line-break/>divelli. Nos tamen iterum in libro de medicamentis<text:line-break/>nonnulla adhuc de ratione temperaturae, quae </text:span><text:span text:style-name="T93">per</text:span><text:span text:style-name="T78"> to-<text:line-break/>tum est, dicemus. '<text:tab/></text:span><text:span text:style-name="T78">' 'r<text:tab/></text:span><text:span text:style-name="T78">.</text:span></text:p>
      <text:h text:style-name="P4" text:outline-level="1"><text:bookmark-start text:name="bookmark12"/>GALENI DE ELEMENTIS, EX HIPPO-<text:line-break/>CRATE LIBER SECUNDUS.<text:bookmark-end text:name="bookmark12"/></text:h>
      <text:h text:style-name="P5" text:outline-level="2">Cap. I.</text:h>
      <text:p text:style-name="P8"><text:span text:style-name="T78">Sed jam opportunum suerit, ut ad secun-<text:line-break/>dum librum accedamus. Ut enim Hippocrates demon-<text:line-break/>stravit, calidum, frigidum, humidum et siccum esse<text:line-break/>communia rerum omnium elementa, mox ad alterum<text:line-break/>transit elementorum genus, non amplius quidem pri-<text:line-break/>mum aut commune, sed animalium sanguineorum pro-<text:line-break/>prium. , Sanguis enim pituitaque et bilis utraque flava<text:line-break/>ac atra sunt non modo- generationis hominunr, Ied cae-<text:line-break/>terorum etiam animantium fanguine praeditorum ele-<text:line-break/>menta. Hominis vero propria sunt ipsae partes minimae.</text:span></text:p>
      <text:p text:style-name="P10"><text:span text:style-name="T78">quae similares appellantur: quamvis et in his aliquam<text:line-break/>habeat cum nonnullis sanguineorum .animalium corn-<text:line-break/>rnmrioneui, sicut cum bove, 'cane, equo et quibus-<text:line-break/>cunque aliis hujusce generis. Siquidem haec omnia<text:line-break/>venas habent et arterias, et nervos, et ligamenta, et<text:line-break/>membranas carnesque, attamen non omnia usquequa-<text:line-break/>que humanis similia; imo quaedam etiam funt alterius<text:line-break/>cujusdam generis, qualia ungulae </text:span><text:span text:style-name="T78">, </text:span><text:span text:style-name="T78">aculei , rostra,<text:line-break/>squamae et cortices. Unde quemadmodum communia<text:line-break/>omnium elementa erunt ealidurn, frigidum, humidum<text:line-break/>et siccum; ita rursus .propria uniuscujusque animalis<text:line-break/>sunt partes illae, quae sensu primae habentur, de qui-<text:line-break/>bus iu dissectionum pertractationibus sermo habetur:<text:line-break/>inter has vero </text:span><text:span text:style-name="T100">z</text:span><text:span text:style-name="T78">et illa medium in nobis quidem hu-<text:line-break/>mores quatuor locum obtinent; in aliis vero animan-<text:line-break/>tibus quicquid unicuique illorum proxima fuerit gene-<text:line-break/>rationis materia: nam hoc fane modo id consueverunt<text:line-break/>appellare, ex quo primum fit aliquid, nulla praeterea<text:line-break/>media egens transmutatione.</text:span></text:p>
      <text:h text:style-name="P6" text:outline-level="2">Cap. II.</text:h>
      <text:p text:style-name="P8"><text:span text:style-name="T108">:</text:span><text:span text:style-name="T78"> At vero quod omnes sanguineorum ani-<text:line-break/>mantium partes ex matris sanguine gignantur, jam sa-<text:line-break/>tis omnibus constati Et quum sit is pituitae, necnon<text:line-break/>et utriusque bilis particeps, non absque ratione ex hoc<text:line-break/>capite dissidium ortum est: quippe quod nonnulli fue-<text:line-break/>rint, qui ex sclo' sanguine assererent nos esse genitos,<text:line-break/>alii vero ex succis quatuor. Nec aeque est deinde in<text:line-break/>his facile veritatem monstrasse, ac .lu primis elemen-<text:line-break/>tis : siquidem utraque horum lententia probabilitate non<text:line-break/>vacat.. Ego vero conabor ea explicare, unde addu-<text:line-break/>ctus est Hippocrates, </text:span><text:span text:style-name="T78">ut </text:span><text:span text:style-name="T78">sentiret, humores quatuor<text:line-break/>materiam este generando homini, hiuc tamen sumpto ex-<text:line-break/>ordio. Similaris quidem et caro est, et nervus; ve-<text:line-break/>rum caro sanguinea et mollis est, atque etiam calida:<text:line-break/>at nervus in his omnibus contra ac illa sc habet, ut-<text:line-break/>pote qui exanguis fit, durus ac frigidus. Verum, enim-<text:line-break/>vero nec illa omnino mollis et calida est, neque' durus<text:line-break/>ac frigidus est nervus: sanguis quippe carne molliori<text:line-break/></text:span><text:span text:style-name="T78">/</text:span></text:p>
      <text:p text:style-name="P10"><text:span text:style-name="T78">ac calidior est; os autem nervo durius et,frigidius, et<text:line-break/>ita caeterac particulae sigillarim fe habent: nam haec<text:line-break/>quidem altera frigidior est, illa vero calidior, atque<text:line-break/>haec mollior, illa durior. Quid ergo, ex eadem omnia<text:line-break/>procreata funt substantia, vel potius sagax rerum opi-<text:line-break/>fex natura, quo primum tempore ex sanguine ab ipsa<text:line-break/>matre in uterum delato foetum procreabat atque forma-<text:line-break/>bat, quod in eo crassius' erat, ad solidiora corpora<text:line-break/>constituenda attraxit, quod vero tenuius, ad molliora,'<text:line-break/>et simili- etiam modo, quod calidius erat, ad calidiora,'<text:line-break/>et etiam, quod frigidius, ad frigidiora ? Et sane nrihi<text:line-break/>ridetur quidem longe esse magis naturae consentaneum<text:line-break/>et statim ab ipsis initiis;formari foetum, ac subfequenti<text:line-break/>etiam tempore universo unamquamque particulam suum<text:line-break/>habere alimentum augmentumque ex propria peculiari-<text:line-break/>que materia Nam sanguis, ut lac etiam, una quaedam,<text:line-break/>res videtur; ratio tamen- docet.’, illuni non esse unum,</text:span></text:p>
      <text:p text:style-name="P10"><text:span text:style-name="T78">sicut nec lac. , Nam in lacte aliquid ost, quod omnino<text:line-break/>serosum ac tenue est, aliquid etiam, quod penitus casei<text:line-break/>speciem rescrt crassumque est: et dum haec simus erant<text:line-break/>contemperata, luci constituebant, quod inter culeum<text:line-break/>medium erat et serum i simul autem ut discernuntur et<text:line-break/>propria eorum forma inde ostenditur., et prae-<text:line-break/>terea docetur, lactis naturam unam non esse usquequaque,<text:line-break/>fed ex contrariis atque - etiam differentibus concretum.<text:line-break/>Quemadmodum igitur in lacte et ferum reperitur et ca-<text:line-break/>feus, -sic et in sanguine liquor quidam est, qui sero in<text:line-break/>lacte pro portione refpondet; est et id, quod veluti li-<text:line-break/>mus quidam - ac faex sanguinis est, et caseo iu lacte<text:line-break/>assimilatur. Sed et fibras in sanguine deferri, nemo est<text:line-break/>qui videre non possit </text:span><text:span text:style-name="T64">ι </text:span><text:span text:style-name="T78">quae si ex eo detrahantur,'<text:line-break/>jam non concrescit amplius sanguis, qui deinde non<text:line-break/>parum, illis exemptis, colore ac substantia differti<text:line-break/>quippe quum ex eo pars quaedam omnino rubra, videa-<text:line-break/>tur, alia verc potius-.flavesicat, quaedam etiam magis<text:line-break/>ad atrum vergat, nonnunquam vero et aliquid albi- -<text:line-break/>cans fe in illius superficie aperte offert, luterdum</text:span></text:p>
      <text:p text:style-name="P10"><text:span text:style-name="T78">tamen totus fere videtur livens ,- saepe adeo nigricat, </text:span><text:span text:style-name="T108">r</text:span><text:span text:style-name="T78">nt<text:line-break/>me hercle purpuram aquandam saturam referre videaturi’<text:line-break/>Unde sanguis nriuime unum erit, quia, si esset revermunum,<text:line-break/>nimirum (ut-mihi quidem.videtur)luomnibus cuni animan-*<text:line-break/>tibus tum hominibus</text:span><text:span text:style-name="T108">1</text:span><text:span text:style-name="T78"> usquequaque similis..'Attamen quando-<text:line-break/>que, quod craflum nigrum que est, adeo alia lu eo superat, ut<text:line-break/>universi corporis color nigrior videatur, cicatricesque ni-<text:line-break/>griores reddantur atque venae in' cruribus varicosae fi-<text:line-break/>aut, et liventi quodam colore' suffusae. Quandoque<text:line-break/>vero: quod flavum: est: ut facile et ex capillis, et ex<text:line-break/>corporis colore., et praeterea ex vomitu et alvi deje-<text:line-break/>ctionibus conspicitur.. Non nunquam etiam id, quod aut<text:line-break/>rubrum est, aut. album: quae et ipsa tum lu -colore<text:line-break/>totius corporis; tum lu vomitu et .alvi excrementis tio-<text:line-break/>tari possunt. Quod si. ipfas etiam venas feces horni-<text:line-break/>nibus, qui prospera adhuc fruuntur valetudine: ab his<text:line-break/>quidem flavus profluet sanguis,:, ab aliis ruber, ab ali-<text:line-break/>quibus nigrior, ab aliis albior, .e.Sed si medicamen-<text:line-break/>tum insuper exhibeas, quod vim habeat corpus purgan-</text:span></text:p>
      <text:p text:style-name="P10"><text:span text:style-name="T78">di: illud ejusmodi quidem humorem evacuabit, qua-<text:line-break/>lern attrahendi vim insitam habet: verum non tantum-<text:line-break/>dem in quacumque corporis- natura;., .sive fanum id sit,<text:line-break/>sive aegrotet. Nam (ut a morbidis, exordiar) si labo-<text:line-break/>rauti inorho regio medicamentum dederis, exitis, </text:span><text:span text:style-name="T78">ni-<text:line-break/></text:span><text:span text:style-name="T78">quam, quae bilem eam, quae flava aut pallida appellatur,<text:line-break/>edncurrt:. plurimam ille</text:span><text:span text:style-name="T100">:</text:span><text:span text:style-name="T78">bilem dejiciet. </text:span><text:span text:style-name="T78">Si </text:span><text:span text:style-name="T78">vero id.ip-<text:line-break/>fum ei dederis, qui aqua tenetur lutercute, quam leu-<text:line-break/>cophlegtnatian vocant</text:span><text:span text:style-name="T78">: </text:span><text:span text:style-name="T93">bilis</text:span><text:span text:style-name="T78"> admodum parum educes.<text:line-break/>Si rursus'medicamentum obtuleris, qucd vim habeat sol-<text:line-break/>vendi pituitam: id quidem exiguam ab eo, qui morbo<text:line-break/>arquato arreptus esu, pituitam detrahet, nec fine in-<text:line-break/>genti illius noxa: plurimum vero ab illo, qui ea luteri,<text:line-break/>cute aqua laborat, quam nuper nominavimus, etabs-<text:line-break/>que ullo, incommodo. Atqui et eis, qui morbo elephan-<text:line-break/>tiasi tentarentur , medicamentum purgatorium, quod<text:line-break/>atram- bilem purgat, tradidimus saepissime, et subinde co-<text:line-break/>piosam, sacileinque. et cum. utilitate .maxima evacuationem<text:line-break/>consequentem, vidimus.</text:span></text:p>
      <text:h text:style-name="P6" text:outline-level="2">Cap. III.</text:h>
      <text:p text:style-name="P8"><text:span text:style-name="T78">At Asclepiades, qui optima quaeque hujus<text:line-break/>artis propter illos admirabiles tumores meatusque fua<text:line-break/>oratione evertere: sibi proponit, conatur nobis dissua-<text:line-break/>dere, quod medicamentum quodcunrque peculiarem sibi hu-<text:line-break/>morem detrahat,, fed illum potius transmutat, eonvef-<text:line-break/>tit,' alterat, ac tandem in'fui ipsius naturam id, quod<text:line-break/>ipsum trahit, qualecunque fuerit, 'corrumpit Nec de- ,<text:line-break/>inde juvamen, quod purgationem consequi videmus, </text:span><text:span text:style-name="T78">’ </text:span><text:span text:style-name="T78">.ait<text:line-break/>ipse evenire propterea, quod id vacuetur, quod infesta-<text:line-break/>bat, sed ex communi potius evacuationis ratione, </text:span><text:span text:style-name="T78">si </text:span><text:span text:style-name="T78">Sic<text:line-break/>igitur Asclepiadis sermo apparentibus' imprudenter ad- .<text:line-break/>versatur. Porro quod apparet; nt </text:span><text:span text:style-name="T78">'</text:span><text:span text:style-name="T78">Hippoerates*</text:span><text:span text:style-name="T108">1</text:span><text:span text:style-name="T78"> cae-<text:line-break/>terique medici rem hanc experientiae' examine indagando<text:line-break/>didicere, ita; ut nos antea diximusfe habet. Nam si<text:line-break/>bilioso homini medicamentum, quod- pituitam purga.i-<text:line-break/>di facultatem habeat, exhibere tenlaveris, sane non du-<text:line-break/>bito, quin sis hoc illius decretum non sine damno exper-<text:line-break/>turus. Praeterea si purgatoria medicamenta ea tantum</text:span><text:span text:style-name="T78">.<text:line-break/></text:span><text:span text:style-name="T78">ratione juvant, quod evacuant" cur non omnibus ve-<text:line-break/>nas secamus hominibus, qualescunque illi sint, - graciles</text:span></text:p>
      <text:p text:style-name="P10"><text:span text:style-name="T78">aut crassi, sive regio morbo teneantur, sive bili </text:span><text:span text:style-name="T78">atra<text:line-break/></text:span><text:span text:style-name="T78">vexentur? Atqui ex his plurimi, qui graciles erant, ex<text:line-break/>purgatione humoris, a quo infestabantur, non purum<text:line-break/>praesidii reportarunt: quibus, si sanguinem detrahere<text:line-break/>auderes, interitum prcttinus inferres.. r.Sed Asclepiades<text:line-break/>ab illis tumoribus meatibusque ac incompactis elemen-<text:line-break/>tis cogitur haec proferre: quippe quum hinc sequatur,<text:line-break/>ut nulla sit qualitas nostrae naturae , aliena, adeo »ut<text:line-break/>neque .etiam eorum excrementorum, quae quotidie. per<text:line-break/>alvum vacuantur: et proinde quum alvus supprimitur,<text:line-break/>nos ratione multitudinis laedamur, illique'remedio erit<text:line-break/>vel parco vesci, vel omnino a cibo sc continere. Et<text:line-break/>plurima suis lermonibus Asclepiades commentus est,, quae<text:line-break/>cum bis pugnant, quae evidentia sunt. Et sane haec<text:line-break/>illis quidem.occasionem dubitandi praestant, qui ea iguo-<text:line-break/>rant, quae apparent: at </text:span><text:span text:style-name="T93">illi,</text:span><text:span text:style-name="T78"> qui horum periti sunt, istius<text:line-break/>hominis impudentiam admirantur et stupenti Caeterum<text:line-break/>nos contra Asclepiadis audaciam iu aliis plura assere-<text:line-break/>inus:'- nunc </text:span><text:span text:style-name="T93">ad ea,</text:span><text:span text:style-name="T78"> quae manifesto apparent, redeuntes-</text:span></text:p>
      <text:p text:style-name="P47"><text:span text:style-name="T78">Hippocratis verba loquamur: qui ne vaticinari quidem pe-.'<text:line-break/>tuisset,. fore unquam medicum quempiam adeo imperitum<text:line-break/></text:span><text:span text:style-name="T93">et</text:span><text:span text:style-name="T78"> impudentem, sicut Asclepiades, ut vel ignoraret </text:span><text:span text:style-name="T93">ea,<text:line-break/></text:span><text:span text:style-name="T78">quae funt lu arte ita exigua, vel; si'calleret ea, ne-<text:line-break/>garet fe novisse: quod (ut reor) in causa suit</text:span><text:span text:style-name="T78">, </text:span><text:span text:style-name="T78">cur<text:line-break/>nostra, dum horum impudentium insectamur, longior,<text:line-break/>quam par sit, evadat orationi Hippocratis vero brevis<text:line-break/></text:span><text:span text:style-name="T78">et </text:span><text:span text:style-name="T78">concita, utpote qui id, quod evidenter apparet, assis-;<text:line-break/></text:span><text:span text:style-name="T78">que </text:span><text:span text:style-name="T78">ulla probatione scripserit, quum ne suspicatus qui-<text:line-break/></text:span><text:span text:style-name="T78">denr </text:span><text:span text:style-name="T78">unquam fit, ullum fore, qui .haec ignoraturus aut<text:line-break/>etiam negaturus esset.</text:span></text:p>
      <text:h text:style-name="P5" text:outline-level="2">Cap. I<text:span text:style-name="T77">V</text:span>.</text:h>
      <text:p text:style-name="P8"><text:span text:style-name="T78">Nam adversus eos, qui autumant, homi-<text:line-break/></text:span><text:span text:style-name="T78">nem </text:span><text:span text:style-name="T78">esse sclurn sanguinem, vel quodvis aliud, quod<text:line-break/>unum fit, illi hoc tantummodo dixisse satis fuit,r'ut<text:line-break/>nimirum censeret., eos ostendere hominem., qui nec for-<text:line-break/>mam mutet, nec alioquin varietur, et tum </text:span><text:span text:style-name="T93">in-</text:span><text:span text:style-name="T78"> </text:span><text:span text:style-name="T78">aliquo<text:line-break/>anni tempore vel aliqua sui aetate videatur </text:span><text:span text:style-name="T78">ipfe </text:span><text:span text:style-name="T78">unus<text:line-break/>folusque sanguis. Nam consentaneum rationi </text:span><text:span text:style-name="T78">videtur:<text:line-break/>(ait </text:span><text:span text:style-name="T78">ipse), ut aliquo faltem tempore id, quod iu ipso</text:span></text:p>
      <text:p text:style-name="P10"><text:span text:style-name="T78">unum est, repraesentet.- At deinde-.ut.jnonstraret, bilem'<text:line-break/>duplicem sanguini .sediper esse permixtam,- flavam (lu-.<text:line-break/>quam) - et. atram ,</text:span><text:span text:style-name="T78">.. </text:span><text:span text:style-name="T78">et . praeterea tertio loco- pituitam,&gt;<text:line-break/>quae ex, natura -lu aetatibus et temporibus videntur^<text:line-break/>explicavit. Si enim' (inquitj homini nredicinam pitui-<text:line-break/>tam purgantem exhibueris, ille tibi' pituitam eyometii<text:line-break/>quod si medicamentum dederis, quod bilem ducat, vo-<text:line-break/>mitu bilis rejicietur:'” si .'particulam quampiam corporis,<text:line-break/>ferias ita, ut'vulnus instigatur, profluet ab </text:span><text:span text:style-name="T93">eo</text:span><text:span text:style-name="T78"> stinguis..<text:line-break/>Haec vero (alt) tibi evenient, quotieseuuque. id effeceris,<text:line-break/>nocte, aut die, hyeme aut aestate. . Delude ostensurus,<text:line-break/>his ejus naturam constare, hoc est, quod ex his om-.<text:line-break/>itibus partes ipsius et procreatae sint, </text:span><text:span text:style-name="T78">et </text:span><text:span text:style-name="T78">alantur, haec<text:line-break/>profert.. Primum quidem homo femper, donec vixe-<text:line-break/>rit, videtur- manifesto' habere 'in se ipso haec omnia<text:line-break/>fed et ex homine, in quo sunt haee, genitus est, et in ho-<text:line-break/>mine, ubi ea sunt omnia,: quotquot, ego affirmo et monstro,<text:line-break/>nutritus est. Haec, quotiescunque voluerit' quis e medio<text:line-break/>temeritatem Afclepiadis auferre, satis sunt ad moii-</text:span></text:p>
      <text:p text:style-name="P10"><text:span text:style-name="T78">strandum .id, quod propositum esta quia, si unumquod-<text:line-break/>que purgantium medicamentorum- humorem quempiam<text:line-break/>attrahit, nec aliquo tempore illud dabis, quin proprium<text:line-break/>humorem evacuet, liquido jam constat, nullum fore<text:line-break/>tempus, quo homo expers fit humorum quatuor. ,</text:span><text:span text:style-name="T100">c</text:span><text:span text:style-name="T78">Ejus<text:line-break/>etiam ortus ex sanguine materno fuit, non quidem puro,<text:line-break/>scd cui esset tum pituita, tum duplex intermixta bilis;<text:line-break/>quum sit ostensum, hominem . quolibet tempore haec<text:line-break/>in se ipso continere. Itaque, si et ex his homo geni-<text:line-break/>tus est, atque etiam ex bis fuum habet et alimentum<text:line-break/>.et incrementum,, haec ipsa illius quoque natura erunt.<text:line-break/>Porro haec funt hujus fermcnis. capita. Sed eorum,<text:line-break/>quae particulatim in hoe libro 'dicuntur, nonnulla eo<text:line-break/>rpectant, ut de transmutatione per aetates agant et anni<text:line-break/>tempora: alia , vero fidem faciunt, nee eam exiguam,<text:line-break/>quod unumquodque purgantium medicamentorum humo-<text:line-break/>rem sibi peculiarem: attrahat,,f atque etiam; quod homo<text:line-break/>egeat quatuor. his jam saepius dictis humoribus. Jam</text:span></text:p>
      <text:p text:style-name="P10"><text:span text:style-name="T78">enim ea, </text:span><text:span text:style-name="T78">quae, </text:span><text:span text:style-name="T78">dum </text:span><text:span text:style-name="T78">purgationis modum excedunt, fie-<text:line-break/></text:span><text:span text:style-name="T78">ri videmus, </text:span><text:span text:style-name="T78">ostendunt, cur proprium humorem pharma-<text:line-break/></text:span><text:span text:style-name="T78">cum </text:span><text:span text:style-name="T78">quodlibet attrahat. 'Quotiescunque enim quis me-<text:line-break/>dieamentnni hauserit,- quod vim habeat bilem .vacuan-<text:line-break/></text:span><text:span text:style-name="T78">di y. vomitu, </text:span><text:span text:style-name="T78">hujuscemodi humorem ejiciet, mox pitui-<text:line-break/></text:span><text:span text:style-name="T78">tam;, postmodum </text:span><text:span text:style-name="T78">bilem atom evomet et postreino<text:line-break/></text:span><text:span text:style-name="T78">sanguinem purum. </text:span><text:span text:style-name="T78">Et hoc idem (ait ipsc) patiuntur </text:span><text:span text:style-name="T78">-<text:line-break/>a .medicamentis, </text:span><text:span text:style-name="T78">quae pituitam evacuant ti nam primum<text:line-break/></text:span><text:span text:style-name="T78">pituitam </text:span><text:span text:style-name="T78">evomunt, postea bilem flavam, deinde, atram,<text:line-break/>tandem vero purum sanguinem, ac inde intereunt.<text:line-break/></text:span><text:span text:style-name="T93">Haec:</text:span><text:span text:style-name="T78"> </text:span><text:span text:style-name="T78">quidem est ejus dictio, ex qua licet manifesto-<text:line-break/></text:span><text:span text:style-name="T78">etiam inferie, </text:span><text:span text:style-name="T78">quod unumquodque medicamentum,' cui<text:line-break/>xis purgatoria</text:span><text:span text:style-name="T78">. </text:span><text:span text:style-name="T78">'luest, proprium attrahit humorem.<text:line-break/></text:span><text:span text:style-name="T78">Quum </text:span><text:span text:style-name="T78">enim animal fe ipso imbecillius factum fuerit,<text:line-break/>et a </text:span><text:span text:style-name="T78">vi </text:span><text:span text:style-name="T78">medicamenti, omnino, victum, ut </text:span><text:span text:style-name="T93">jam</text:span><text:span text:style-name="T78"> mors iu-<text:line-break/>stet, tunc prioris humoris evacuatio desinit, ipfiunque alte-<text:line-break/>rius mox subsequitur. Atqui, si Asclepiadi assentiamur, ex<text:line-break/>duobus alterum necesse est, aut nullum, praeterea .ini-<text:line-break/></text:span><text:span text:style-name="T78">morem </text:span><text:span text:style-name="T78">.evacuari, aut eum ipsum, qui </text:span><text:span text:style-name="T93">a</text:span><text:span text:style-name="T78"> principio, </text:span><text:span text:style-name="T93">fe-</text:span></text:p>
      <text:p text:style-name="P10"><text:span text:style-name="T78">rebatur: quia, medicamento quidem, quod jam exhibi-<text:line-break/>tum est, imbecilli facto, nullum</text:span><text:span text:style-name="T78">; </text:span><text:span text:style-name="T78">eo vero vigente,<text:line-break/>et proinde id agente, quod ex natura-habet ut,agat,<text:line-break/>illuin ferri oportebat, quod purgari statim. ab </text:span><text:span text:style-name="T78">r</text:span><text:span text:style-name="T78">luitio<text:line-break/>coeperat. Nam si prius quidem, dum corpus esset ad-<text:line-break/>huc </text:span><text:span text:style-name="T78">- </text:span><text:span text:style-name="T78">robustius, poterat medicamen tnui colliquare , et<text:line-break/>transmutare illud in quod sua fert natura:- an non po-<text:line-break/>terit:..hoc idem agere etiam nunc,’ posteaquam imbe-<text:line-break/>clllius factum est? quod tamen agat, patet, quippe<text:line-break/>quum nihilominus in praesenti evacuetur, . dissolvatur<text:line-break/>aci corrumpatur corpus. Unde igitur est hoc, quod<text:line-break/>humor, qui nunc, evacuatur,, non amplius priori, simi-<text:line-break/>lis videtur ? nulla sane alia de causa, praeterquam<text:line-break/>quod universus. propemodum humor ille e corpore de-<text:line-break/>tractus est, ut delude-neque incolume animal esse pos-<text:line-break/>sit , utpote quod unum omnino ex suis amiserit ele-<text:line-break/>mentis, . sed dissolvatur potius ac intereat'; mox au-<text:line-break/>tem ex reliquis profluit;humor ille:;..qui aptior est, ut<text:line-break/>evacuetur. Ob id igitur. semper medicamentum , sive<text:line-break/>atram bilem vim habeat </text:span><text:span text:style-name="T78">.':, </text:span><text:span text:style-name="T78">attrahendi </text:span><text:span text:style-name="T93">r</text:span><text:span text:style-name="T78">. sive, pituitam,</text:span></text:p>
      <text:p text:style-name="P10"><text:span text:style-name="T78">quum evacuatio modum excedit, flavam bilem educit,<text:line-break/>quippe quae et tenuissima sit et calidissima. Quod<text:line-break/>si-medicamcn ex his fit; quae flavam bilem cient, post<text:line-break/>eam statim lu excedentibus purgationibus pituita conse-<text:line-break/>quitur; delude vero atra bilis, quod ea gravissima fit<text:line-break/>crassaque et ad motum inepta: omnium, autem sanguis<text:line-break/>postremus; is enim naturae maxime affinis est.</text:span></text:p>
      <text:h text:style-name="P5" text:outline-level="2">Cap. V.</text:h>
      <text:p text:style-name="P8"><text:span text:style-name="T78">Unde et eorum tam philosophorum quam<text:line-break/>medicorum laudanda est fententia, qui statuerunt, ani-<text:line-break/>mal ex Iolo sanguine et gigni et nutriri t utpote<text:line-break/>quod consentanea rationi pronuntiaverint, Hippocrates<text:line-break/>tamen propius ad rerum naturam accessit,, qui lu ortum<text:line-break/>et alimentum lucrementumque nostrorum corporum qua-<text:line-break/>tuor retulit humores. - - Nam (ut prius dictum esi) plu-<text:line-break/>rimam- in liis, qui bene valent, formae corporum<text:line-break/>conspiciebat varietatem: quae aliuquin, si. unus tantum<text:line-break/>esset dementaris -humor, nulla esset: : et praeterea<text:line-break/>etiam particularum rraturas adeo ‘diversas esse animati-</text:span></text:p>
      <text:p text:style-name="P10"><text:span text:style-name="T78">vertebat, ut/minime videretur consentaneum, </text:span><text:span text:style-name="T64">λ </text:span><text:span text:style-name="T78">ipfas<text:line-break/>vel: luter initia; statim' ex eadem substantia fuisse pro-<text:line-break/>creatas, vel, deinde .unico usas alimento. At Hippo-;<text:line-break/>crates haec omnia, quae ego modo exposui, ipse bre-<text:line-break/>vissima oratione complexus, est, .his nimirum verbis</text:span><text:span text:style-name="T78">:&gt;<text:line-break/></text:span><text:span text:style-name="T78">Quemadmodum enim stirpes et semina ’ terrae mandata<text:line-break/>lude eorum unumquodque id,. quod suae naturae con-<text:line-break/>gruum et affine in ipsa repetitur; attrahunt (.terrae,<text:line-break/>autem inest et acre,,/..et dulce, et amarulentum, et<text:line-break/>salfum, et cujtiscmrque alterius generis:) sed id plu-i<text:line-break/>rimum ac primum trahunt, quod majorem habet cum<text:line-break/>sua natura affinitatem , inox vero et alia quoque:<text:line-break/>nec secus etiam in corpore agunt medicamenta. Porro<text:line-break/>hoc sermone, quae ad -nutritionem spectant et evacua-<text:line-break/>tioirem, quae fit, dum purgamur, exacte nos docuit; quae.<text:line-break/>tamen opus erit ut nos fusius in nostris commentariis<text:line-break/>de naturalibus facultatibus explicemus. Verumenirn-<text:line-break/>vero non erit forsitan ab re, nunc quoque rem hanc<text:line-break/>summatim exponere. Sane naturalis quaedam </text:span><text:span text:style-name="T93">vis</text:span><text:span text:style-name="T78"> rei<text:line-break/>unicuique inest ea attrahendi, quae sibi conveniunt.</text:span></text:p>
      <text:p text:style-name="P10"><text:span text:style-name="T78">sicuti in magnete vis est attrahendi ferrum. Atque per<text:line-break/>hanc facultatem, cum nutritiones, tum. evacuationes fi-<text:line-break/>unt, ipsa quidem semper id, quod convenit, attrahen-<text:line-break/>le, si illius copia suppetat, nonmmquam tamen cum<text:line-break/>hoc ' aliquid ejus, quod illi non convenit, quod etiam<text:line-break/>purgantibus medicinis evenit. Quippe quae, ubi uni-<text:line-break/>verfnm id bilis aut pituitae, quod'in corpore fluitat,<text:line-break/>(sic enim dixerim de, his, quae in venis continentur)<text:line-break/>attraxerint, ipsum peculiarem solidarum humorem par-<text:line-break/>tium vi et labore attrahunt, eas quasi dissolventes<text:line-break/>et' ad elementa deducentes, et animal internecioni tra-<text:line-break/>dentes. Violentiam vero illius attractionis alius quis- .<text:line-break/>piam humor consequitur illi affinis , qui primum ni at-<text:line-break/>trahebatur.</text:span></text:p>
      <text:h text:style-name="P4" text:outline-level="1"><text:bookmark-start text:name="bookmark14"/>GALENI DE TEMPERAMENTIS LIBER<text:line-break/>PRIMUS.<text:bookmark-end text:name="bookmark14"/></text:h>
      <text:h text:style-name="P5" text:outline-level="2">Cap. I.</text:h>
      <text:p text:style-name="P8"><text:span text:style-name="T78">Animalium quidem corpora ex calidi,<text:line-break/>frigidi, sicci et humidi mixtione temperata esse, ne-<text:line-break/>que aequalem omnium in temperamento luesse portio-<text:line-break/>nem, ab antiquis viris demonstratum est, tum philoso-<text:line-break/>phorum, tum. medicorum praestantissimis. Dictum au-<text:line-break/>tem est etiam a nobis de iis quae probabilia videbantur<text:line-break/>alio opere, in quo de elementis ex Hippocrate fpecu-<text:line-break/>lationem egimus. Hoc autem in opere, quod illi or-<text:line-break/>dine succedit, omnes invenire temperamentorum differen-<text:line-break/>tias, quot hae qualesque sint, per genera et spe-</text:span></text:p>
      <text:p text:style-name="P10"><text:span text:style-name="T78">cies dividendo </text:span><text:span text:style-name="T78">prosequor, </text:span><text:span text:style-name="T78">ab ipsa nominum explica-<text:line-break/>tione exordium ducturus. Quum namque ex calidi,<text:line-break/>frigidi, sicci et humidi mixtione constituta esse dicunt<text:line-break/></text:span><text:span text:style-name="T78">corpora, </text:span><text:span text:style-name="T78">de iis </text:span><text:span text:style-name="T78">in </text:span><text:span text:style-name="T78">lumino, gradu sic 'sese habentibus,<text:line-break/>hoc est ipsis elementis; aere,- igne, aqua et terra,<text:line-break/></text:span><text:span text:style-name="T78">inteliigendum </text:span><text:span text:style-name="T78">proferunt: quum vero animal aut stfa-<text:line-break/></text:span><text:span text:style-name="T78">pem vel </text:span><text:span text:style-name="T78">calidam;</text:span><text:span text:style-name="T78">—</text:span><text:span text:style-name="T78">vel frigidam, veI—siecam, veI humi-<text:line-break/></text:span><text:span text:style-name="T78">dam esse, </text:span><text:span text:style-name="T78">non item. Neque enim posse animal ullum<text:line-break/></text:span><text:span text:style-name="T78">summe </text:span><text:span text:style-name="T78">calidum existere,’ ut ignis est-; neque summe<text:line-break/></text:span><text:span text:style-name="T78">humidum</text:span><text:span text:style-name="T78">, ut </text:span><text:span text:style-name="T78">aqua; </text:span><text:span text:style-name="T78">eodernque modo neque frigidum<text:line-break/></text:span><text:span text:style-name="T78">ver ssecuni lu </text:span><text:span text:style-name="T78">summo; sed ah eo, quod in mixtione<text:line-break/></text:span><text:span text:style-name="T78">exup</text:span><text:span text:style-name="T78">erat, fieri appellationes, quum humidum quidem<text:line-break/></text:span><text:span text:style-name="T78">vocemus </text:span><text:span text:style-name="T78">nos, 'lu </text:span><text:span text:style-name="T78">quo </text:span><text:span text:style-name="T78">uberioris tumiditatis est portio';<text:line-break/>siccum vero, in quo siccitatis; ita vero et calidum,<text:line-break/>in </text:span><text:span text:style-name="T78">quo </text:span><text:span text:style-name="T78">calidum frigido praevalet</text:span><text:span text:style-name="T78">; </text:span><text:span text:style-name="T78">frigidum vero, in quo<text:line-break/>frigidum calido. -Is </text:span><text:span text:style-name="T78">certe </text:span><text:span text:style-name="T78">nominum usus est.</text:span></text:p>
      <text:h text:style-name="P5" text:outline-level="2">Cap. II.</text:h>
      <text:p text:style-name="P8"><text:span text:style-name="T78">Jam vero tempus idoneum suerit de ipsis<text:line-break/>temperamentis disserere. Maxima profecto fuit illustris-<text:line-break/>simorum tum medicorum, tum philosophorum opinio,</text:span></text:p>
      <text:p text:style-name="P10"><text:span text:style-name="T78">humidum et calidum temperamentum ab humido et </text:span><text:span text:style-name="T93">fri-<text:line-break/>gido</text:span><text:span text:style-name="T78"> diversum esse; ac tertium ab his siccum et' frigidum;<text:line-break/>a sicco simul et calido diversum. Nonnulli tamen eorum hu-<text:line-break/>midum quoddam ac frigidum simul temperamentum esse astir-<text:line-break/>manf</text:span><text:span text:style-name="T78">, </text:span><text:span text:style-name="T78">atque etiam alterum calidum sinrulque siccumi<text:line-break/>Non tamen humidum simul et calidum, nequefrigidum simul<text:line-break/>etsiccum temperamentum esse. Neque enim </text:span><text:span text:style-name="T78">posse </text:span><text:span text:style-name="T78">et hu-<text:line-break/>miditatem cum abundante calore</text:span><text:span text:style-name="T78">. </text:span><text:span text:style-name="T78">concurrere, neque cuiu<text:line-break/>frigiditate siccitatem; quippe absumi a calido superante<text:line-break/>humiditatem, , et ita calidum simul et siccum fieri cor-<text:line-break/>pus; humiditatem </text:span><text:span text:style-name="T78">vero </text:span><text:span text:style-name="T78">corporum, in quibus imbecll-<text:line-break/>lus /calor' est; incoctam imperscctamque manere; ut<text:line-break/>necessarium sit, calido vincente, sequi siccitatem;- frigido»<text:line-break/>superante, humiditatem. At ii quidem hisce rationibus<text:line-break/>ducti sibi ipsis duas omnino esse temperamentorum-distem<text:line-break/>rentias persuaserunt. Qui vero eas quatuor esse au--<text:line-break/>tumant, bifariam his contradicunt. Nonnulli' qui-<text:line-break/>dem statim-primum axioma; quod necesse sit humidum</text:span></text:p>
      <text:p text:style-name="P10"><text:span text:style-name="T78">a. </text:span><text:span text:style-name="T78">calido superante absumi,</text:span><text:span text:style-name="T108">:</text:span><text:span text:style-name="T78"> </text:span><text:span text:style-name="T78">non 'concedunt. Q.nidam<text:line-break/>contra id quidem, concedunt, sed alia ratione .disce-<text:line-break/>ptant. Ac priores quidem calidi . munus esse calefa-<text:line-break/>cere asseverant; </text:span><text:span text:style-name="T78">ut </text:span><text:span text:style-name="T78">et frigidi refrigerare; sicci rui-<text:line-break/>fum siccare; quemadmodum et humidr humectarei ac<text:line-break/>proinde, quaecunque corpora calida simulque sicca na-<text:line-break/>tura funt, ut ignis, ea, quatenus calida, calefaciunt,<text:line-break/>quatenus sicca; , siccant. At quae humida et calida,<text:line-break/></text:span><text:span text:style-name="T78">ut </text:span><text:span text:style-name="T78">aqua, haec, hnmectare et calefacere ex natura fio-<text:line-break/>lent perpetuo, </text:span><text:span text:style-name="T78">utr.aque </text:span><text:span text:style-name="T78">qualitate hic ' quoque </text:span><text:span text:style-name="T78">unuui<text:line-break/></text:span><text:span text:style-name="T78">haud separabile , </text:span><text:span text:style-name="T78">opus </text:span><text:span text:style-name="T78">.obtinente. -Non igitur concedunt,<text:line-break/></text:span><text:span text:style-name="T78">si. </text:span><text:span text:style-name="T78">quid calefaciat., </text:span><text:span text:style-name="T78">. </text:span><text:span text:style-name="T78">idem protinus et siccare; imo si </text:span><text:span text:style-name="T78">_?<text:line-break/></text:span><text:span text:style-name="T78">calori humor copuletur, calefacere simul, et hnmectare,<text:line-break/>quemadmodum balnea dulcium aquarum, </text:span><text:span text:style-name="T78">t </text:span><text:span text:style-name="T78">At si, </text:span><text:span text:style-name="T78">ut </text:span><text:span text:style-name="T93">ca-<text:line-break/></text:span><text:span text:style-name="T78">lidum, ita et siccum sit, veluti ignis, nort solum id<text:line-break/>calefacere, scd et siccare protinus;non a calore id<text:line-break/>acceptum, fed a. conjuncta ipsi siccitate. Commemo-’.<text:line-break/>lant autem hic fub aestivo sole diutius commoratos.</text:span></text:p>
      <text:p text:style-name="P10"><text:span text:style-name="T78">etiam, ut consentaneum est, arefactos, quique uni-<text:line-break/>versum corpus siccum, fqualidumque habent, uec tole-<text:line-break/>ranter sitiunt. Remedium cnim his expeditum et </text:span><text:span text:style-name="T93">fa-<text:line-break/></text:span><text:span text:style-name="T78">cillimum dicunt, non si biberint duntaxat, scd etiam<text:line-break/>si calidis et dulcibus aquis fele proluerint, ac si hu-<text:line-break/>mor, sive cum frigore, sive cum calore fuerit, suum<text:line-break/>munus obire valeat, quippe hurnectare ea, quae, huic<text:line-break/>proxima sint: eadem vero ratione et siccitatem fernper<text:line-break/>siccare. Boream enlui, . qui ficcus et frigidus ventus<text:line-break/>est, omnia siccare ac refrigerare;. </text:span><text:span text:style-name="T78">, </text:span><text:span text:style-name="T78">idque diei ab Ho-<text:line-break/>mero,</text:span></text:p>
      <text:p text:style-name="P15"><text:span text:style-name="T78">* </text:span><text:span text:style-name="T78">_ . ni-.</text:span></text:p>
      <text:p text:style-name="P15"><text:span text:style-name="T93">Ut vero humentem desiccat protinus agrum<text:line-break/>Autumni Boreas,</text:span></text:p>
      <text:p text:style-name="P15"><text:span text:style-name="T78">Pari modo et papaveris succum aliaque innumera me-<text:line-break/>dieamenta siccare simul et refrigerare: proindeque non<text:line-break/>esse necessarium, si quid frigidum est, idem protinus<text:line-break/>et humidum esse, neque, si quid calidum, idem statim<text:line-break/>et siccum. Neque igitur calidum temperamentum ne-</text:span></text:p>
      <text:p text:style-name="P10"><text:span text:style-name="T78">cessario esse siccum: imo posse aliquando in animalis<text:line-break/>temperamento calidum quidem plus valere, quam fri-<text:line-break/>gidum , et humidum, quam siccum. Quin et tum<text:line-break/>generationem, tum alterationem, tum mutationem ex<text:line-break/>contrariis in contraria fieri. Quis enim, fi dixerit,<text:line-break/>album alteraturn mutatumque esse, quod factum fit<text:line-break/>calidum, non fit ridiculus? Postulat enim ea ratio<text:line-break/>non eum, quae est in calido et frigido, oppositionem; sed,<text:line-break/>quae est in colore, mutationem. Mutatur enim, quod album<text:line-break/>est, in nigrum; ut et, quod nigrum est, in album. Rursus,<text:line-break/>quod calidum est, in frigidum; ut et, quod frigidum<text:line-break/>est, in calidum. Sic autem et, quod humidum est,<text:line-break/>lu' siccum; et rursus quod siccum est, in humidum.<text:line-break/>Si quis enim dicat, alteraturn corpus esse, quod, quum<text:line-break/>prius esset humidum, nunc sit album, vni, quum prius<text:line-break/>esset siccum, nunc appareat nigrum, non sanae esse<text:line-break/>mentis censebitur. Sin, quod prius erat humidum,<text:line-break/>nunc factum esse siccum; aut, quod prius erat nigrum,<text:line-break/>nunc esse album; aut etiam ex calido frigidum, aut</text:span></text:p>
      <text:p text:style-name="P48"><text:span text:style-name="T64">.£ </text:span><text:span text:style-name="T78">r </text:span><text:span text:style-name="T64">.. .<text:tab/></text:span><text:span text:style-name="T78">' .. </text:span><text:span text:style-name="T78">- </text:span><text:span text:style-name="T64">ύ-Χ </text:span><text:span text:style-name="T78">... </text:span><text:span text:style-name="T78">t- , </text:span><text:span text:style-name="T78">-</text:span></text:p>
      <text:p text:style-name="P15"><text:span text:style-name="T78">ex frigido calidum effectum esse, utique supere et<text:line-break/>convenientia dicere censeatur. Quod enim mutatur;<text:line-break/>quatenus mutatur,, eatenus cedere lu contrarium debet;<text:line-break/>siquidem factus est hic aut fit musicus ex non mu-<text:line-break/>fico, dicimus; et grammaticus ex non grammatico; et<text:line-break/>rhetor ex non rlretore: ex musico vero grammaticum,<text:line-break/>aut ex grammatico muficmn., aut ex alio, quod diversi<text:line-break/>sit generis, fieri aliquid dicere sane est absurdum:<text:line-break/>fors namque fert, qui prius erat grammaticus, eum<text:line-break/>nunc musicum factum esse , et musicam grammaticae<text:line-break/>adjecisse, nec grammaticam abjecisse </text:span><text:span text:style-name="T64">ι. </text:span><text:span text:style-name="T78">atqui, si quid<text:line-break/>acquisivit, priore etiam manente, cuique patet, mon esse<text:line-break/>alteraturn in eo, quod manet. Itaque non ex gram-<text:line-break/>matico factus est musicus, etenim nunc etiam gramma-<text:line-break/>ticus est, sed </text:span><text:span text:style-name="T78">ex </text:span><text:span text:style-name="T78">non musico musicus: non enim fieri'.:<text:line-break/>potest, ipsum, qui </text:span><text:span text:style-name="T78">jam </text:span><text:span text:style-name="T78">musicus est factus., etiam-non<text:line-break/>musicum munere. Quum . igitur omnes mutationes et ao<text:line-break/>contrariis et ex contrariis fiant in contraria, manifestum</text:span></text:p>
      <text:p text:style-name="P10"><text:span text:style-name="T78">est, etiam </text:span><text:span text:style-name="T78">humidum, fi, quatenus humidum est, ali-<text:line-break/></text:span><text:span text:style-name="T78">quando mutetur, </text:span><text:span text:style-name="T78">tum ipsum siccatum iri, tum, quod<text:line-break/></text:span><text:span text:style-name="T78">id siccet,' </text:span><text:span text:style-name="T78">siccum dicendum esse. Desinant igitur, in-<text:line-break/></text:span><text:span text:style-name="T78">quiunt, </text:span><text:span text:style-name="T78">dicere, non posse calidum simul et humidum<text:line-break/></text:span><text:span text:style-name="T78">temperamentum </text:span><text:span text:style-name="T78">esse. Quippe calidum sunul et frigi-<text:line-break/></text:span><text:span text:style-name="T78">dum esse </text:span><text:span text:style-name="T78">idem temperamentum, aut humidum simul et<text:line-break/></text:span><text:span text:style-name="T78">siccum, non </text:span><text:span text:style-name="T78">potest, quum fieri nequeat, ut in uno et<text:line-break/></text:span><text:span text:style-name="T78">eodem </text:span><text:span text:style-name="T78">corpore contrariae qualitates una consistant: hu-<text:line-break/></text:span><text:span text:style-name="T78">midum vero </text:span><text:span text:style-name="T78">simul et calidum, praeterea frigidum si—<text:line-break/></text:span><text:span text:style-name="T78">rnul et siccum profecto </text:span><text:span text:style-name="T78">in eodem consistere possunt;<text:line-break/></text:span><text:span text:style-name="T78">sicuti tum </text:span><text:span text:style-name="T78">ratio ipsa demonstravit, tum quae paulo<text:line-break/>supra </text:span><text:span text:style-name="T78">proposita </text:span><text:span text:style-name="T78">sunt exempla. Ac talis quidem est prioris<text:line-break/></text:span><text:span text:style-name="T78">propositarum </text:span><text:span text:style-name="T78">partium oratio. Altera pars, negat’<text:line-break/></text:span><text:span text:style-name="T78">absurdum </text:span><text:span text:style-name="T78">esse, </text:span><text:span text:style-name="T78">etiam </text:span><text:span text:style-name="T78">si calidum essicacissimum e qua-<text:line-break/></text:span><text:span text:style-name="T78">tuor sit‘ita, </text:span><text:span text:style-name="T78">ut non in frigidum modo, fed etiam in<text:line-break/></text:span><text:span text:style-name="T78">humidirm </text:span><text:span text:style-name="T78">agere pofsit, esse tamen temperamentum, quod<text:line-break/></text:span><text:span text:style-name="T78">calidum </text:span><text:span text:style-name="T78">sit et humidum: utique quum in primo statim<text:line-break/></text:span><text:span text:style-name="T78">animantis </text:span><text:span text:style-name="T78">ortu </text:span><text:span text:style-name="T78">humoris </text:span><text:span text:style-name="T78">simul calorisquc copia iu idem'<text:line-break/>coeant. Ratio vero horum non declarat, quod ne-<text:line-break/>queat aliquando ,lu. eodem corpore huinidi plus esse,-</text:span></text:p>
      <text:p text:style-name="P10"><text:span text:style-name="T78">quam sicci, et calidi,' quain frigidi; sed quod sub<text:line-break/>ejusmodi statu durare perpetuo non possit: quod enim<text:line-break/>sernper a calido humidum exiccatur, id </text:span><text:span text:style-name="T78">eo </text:span><text:span text:style-name="T78">tempore<text:line-break/>siccum corpus demonstrat: atque ita non amplius cali-<text:line-break/>duiu et humidum, scd calidum siccum que esse; jam<text:line-break/>hoc ipfuni, quod calidum et siccum est redditum, pro-<text:line-break/>cedente tempore, frigidum ficcumque fore. Quum<text:line-break/>enim omnem ejusmodi corporis humorem calor absumpsit,<text:line-break/>ipfe quoque, inquiunt, marcescere inde incipit, de-<text:line-break/>stitutus scilicet alimento, quod ipsum accenderat. Non<text:line-break/>igitur mirum esse putant, tum inter luitia statim, ut<text:line-break/>gignitur animal , convenire in idem aut humidum<text:line-break/>plus sicco, aut calidum plus frigido; 'tum temporis<text:line-break/>processu, quod prius erat calidum etrhumidum tempe-<text:line-break/>ramenturn, postea posse calidum esse et siccum: ae-<text:line-break/>que ut postea, quae sicca erat calidaque temperies, ab<text:line-break/>extincto calore frigidam siccamque - evadere. Ergo<text:line-break/>esse quidem aliquod temperamentum, quod calidum sit/</text:span></text:p>
      <text:p text:style-name="P10"><text:span text:style-name="T78">simul et humidum.; ac rursus aliud,' quod frigidum fit<text:line-break/>et siccum, ex istis confirmant. Non posse autem tem-/<text:line-break/>peramentorum .differentias plures' esse qiiani quatuoal<text:line-break/>ex his docere conantur. Quum 'enim quatuor statuan-<text:line-break/>tur qualitates, quae iu fe, agere invicem patique possint,-<text:line-break/>calor, frigus, siccitas et humor, ‘oppositiones existere.<text:line-break/>duas;’ alteram, lu qua calidum adversatur, frigido;,<text:line-break/>alteram, in qua humidum.pugnat cum siccoob idque,<text:line-break/>quatuor omnino effici, conjugationes; fex enim fieri ex<text:line-break/>quatuor inter </text:span><text:span text:style-name="T93">fe</text:span><text:span text:style-name="T78"> copulatis conjugis, verum duo subfiste-<text:line-break/></text:span><text:span text:style-name="T78">re </text:span><text:span text:style-name="T78">non posse, neque enim: humidum simul et siccum,<text:line-break/>nec simul calidum et frigidum potest fieri corpus:, reli-<text:line-break/>quas igitur esse quatuor temperamentorum conjugatio--<text:line-break/>nes, duas humidas' et duas siccas, atque has calore<text:line-break/>frigoreque divisas. Haec, funt, quae eIegantissimi eorum,<text:line-break/>qui aute nos fuere </text:span><text:span text:style-name="T64">,,.ίιιηι </text:span><text:span text:style-name="T78">medicorum, tum philosopho-,<text:line-break/></text:span><text:span text:style-name="T87">rum, </text:span><text:span text:style-name="T78">de his dixere. Quae vero' mihi praetermisisse,<text:line-break/>ridentur, nunc adjicienda reor.</text:span></text:p>
      <text:h text:style-name="P6" text:outline-level="2">Cap. III.</text:h>
      <text:p text:style-name="P8"><text:span text:style-name="T78">Unum igitur et primum id est, quod<text:line-break/>temperatam naturam, quae tamen non virtute modo,<text:line-break/>sed etiam viribus reliquis praestat, non adverterunt,<text:line-break/>imo , tanquam nulla sit, prorsus omiferunt; quanquam<text:line-break/>ne loqui quidem de, reliquis aliquid sine hac potue-<text:line-break/>runt. Quippe </text:span><text:span text:style-name="T78">quod </text:span><text:span text:style-name="T78">vel in calida temperie calidum<text:line-break/>praevaleat frigido, vel in frigida temperie frigidum<text:line-break/>praestet calido, id ne intellexisse quidem est, nisi<text:line-break/>prius ponatur eucratos, i. e. temperata: neque enim alio<text:line-break/>quam ad hanc temperatam naturam funt intenti, quum<text:line-break/>sanitatis tuendae victum investigant, calidius justo cor-<text:line-break/>pus jubentes refrigerare, vel 'frigidius calefacere, vel<text:line-break/>rursus liumidius siccare, vel siccius humectare; scili-<text:line-break/>cet quo temperatum quemdam mediocremque statum .<text:line-break/>efficiant, id, quod minus est, ei, quod exuperat, sem-<text:line-break/>per aequantes. Ergo quem assidue sectantur, et quo<text:line-break/>femper respicientes intemperatos status corrigunt , hunc<text:line-break/>ego quidem primum omnium statum censuerlur ab ipsis<text:line-break/>dici. Hi vero tantum abest 'ut ejus vel meminerint,</text:span></text:p>
      <text:p text:style-name="P10"><text:span text:style-name="T78">ut etiam totum praetereant. At non praeterimus, in- </text:span><text:span text:style-name="T78">&gt;<text:line-break/></text:span><text:span text:style-name="T78">quiunt ex his aliqui; in calido enim et humido com-<text:line-break/>prehenditur. Et quomodo uon quinque esse in totum<text:line-break/>temperamenta dixistis, fed quatuor,- si modo optimum<text:line-break/>non omisistis ? quippe duorum alterum, aut ex in-<text:line-break/>temperatis statibus necesse est unum esse omissum, aut<text:line-break/>ipsum temperatum. Atque ego quidem ex iis, quae<text:line-break/>statuunt, temperatum ipsis praetermissum certo scio;<text:line-break/>ubi enim calidum et siccum, vel frigidum et humi-<text:line-break/>dunr, vel aliud quodvis tamperamentum nominant,<text:line-break/>non utique summas a nobis intelligi qualitates postulant;<text:line-break/>imo ex lis, quae fuperant, fieri appellationes volunt;<text:line-break/>Quod si temperatum statum omissum esse nolunt, certe<text:line-break/>reliquorum aliquem omisisse convincentur. Esto enim,<text:line-break/>sicut ipsi volunt, temperatus status is, qui calidus est<text:line-break/></text:span><text:span text:style-name="T93">et humidus; omissus igitur</text:span><text:span text:style-name="T78"> illis plane est is, qui </text:span><text:span text:style-name="T93">fri-<text:line-break/>gidae</text:span><text:span text:style-name="T78"> intemperiei adversetur et siccae, nempe iu qua<text:line-break/>humidum praepollet et calidum. At idem, inquiunt,<text:line-break/>is esu At qui fieri potest, ut simul exuperet calidum</text:span></text:p>
      <text:p text:style-name="P49"><text:span text:style-name="T93">-<text:tab/></text:span><text:span text:style-name="T93">r</text:span></text:p>
      <text:p text:style-name="P10"><text:span text:style-name="T78">et iron exuperet, et superetur frigidum et non supere-<text:line-break/>tur? Si enim temperatus status est, neutrum alterum<text:line-break/>immodice exuperat; sin intemperatus, necesse.est exu-<text:line-break/>peret altera oppositionum pars. At hoc ipsum, luqni-<text:line-break/>nnt, temperati status proprium est, ut in eo calidum<text:line-break/>praestet frigido, et humidum sicco; quippe si frigidum<text:line-break/>modice quidem vincat, non esse commodum tempera-<text:line-break/>mentum; . sin amplius exuperet, jam utique morbum<text:line-break/>existere, aeque ut, si vehementer exuperet, mortem.<text:line-break/>Ad eundem modum in sicco contingere: in principio</text:span><text:span text:style-name="T78">z<text:line-break/></text:span><text:span text:style-name="T78">quidem existere intemperiem ; si amplius augeatur,<text:line-break/>morbum; fi plurimum exuperet, mortem: ceu vero<text:line-break/>in calido et humido non idem contiugat; quis enim<text:line-break/>non dicat, ubi vel calidum frigido, veI humidum sic-<text:line-break/>co paulo quidem pius valet, intemperiem </text:span><text:span text:style-name="T93">'ita fleri,';<text:line-break/>ubi</text:span><text:span text:style-name="T78"> amplius exuperat, morbum; ubi plurimum, mor-<text:line-break/>tem? siquidem eadem est utrobique ratio. Alloqui nec<text:line-break/>qui calidi humidiqne immodice status sunt, eos vitio<text:line-break/>demus; nec, qni calidi morbi cum humore immodie»</text:span></text:p>
      <text:p text:style-name="P11"><text:span text:style-name="T78">consistunt, eos morbos fateamur. Has quidem et ejus-<text:line-break/>modi objectiones diluentes quidam Attalensis Athenaei<text:line-break/>sectatores, negant aut calidum humidumque statum vi-<text:line-break/>tio dari, aut morbum ullum inveniri, qui calidus sit<text:line-break/>et tumidus, fed omnino qui vel calidus sit et </text:span><text:span text:style-name="T78">siccus,<text:line-break/></text:span><text:span text:style-name="T78">ut febris; vel frigidus et humidns, ut aqua lutercus;<text:line-break/>vel frigidus et siccus, ut melancholia. Faciunt hic </text:span><text:span text:style-name="T78">et </text:span><text:span text:style-name="T78">de<text:line-break/>anni temporibus mentionem, . quorum hyemem frigidam<text:line-break/>esse atque humidam dicunt, aestatem calidam et siccam,<text:line-break/>autumnum frigidum et siccum, ver autem tum tem-<text:line-break/>peratum, tum vero calidum h umidumque appellant.<text:line-break/>. Ad eundem modum et ex aetatibus puerilem quidem<text:line-break/>temperatam esse, tum vero calidam humidamqne. Por-<text:line-break/>ro indicari autumant eorum temperiem ex naturalibus<text:line-break/>actionibus, quae illa aetate maxime'sint firmae. Sed<text:line-break/>et mortem ajunt animantium corpora ad frigidum sic-<text:line-break/>cumque perducere; quippe mortuos </text:span><text:span text:style-name="T64">ἀλίβαντας </text:span><text:span text:style-name="T78">vocari,<text:line-break/>quasi nihil humecti in fe habentes, utpote tum caloris</text:span></text:p>
      <text:p text:style-name="P10"><text:span text:style-name="T78">abitione eo exhausios, tum frigore rigentes. Quod si,<text:line-break/></text:span><text:span text:style-name="T93">inquiunt, mors talis»est naturae, certe</text:span><text:span text:style-name="T78"> vita, quum sit<text:line-break/>illi contrariacalida est et humida; at vero si vita ca-<text:line-break/>lictum quiddam atque humidum est, ornnluo quod illi<text:line-break/>simillimum temperamentum est, id optimum necessario<text:line-break/>est;, quod si est, neminem latet, issem quoque tempera—.<text:line-break/>tissiinum esse: sic in idem recidere calidmm humidumque<text:line-break/>statum cum temperatu, nec aliud esse probam ternpe-<text:line-break/>riem, quam caliditatem simul et humiditatem dominari.<text:line-break/>Atque Athenaei quidem scqnaciunr hae sunt rationes;<text:line-break/>vrdeturque et Aristotelis philosophi , et post eum Theo-<text:line-break/>phrasti et Stoicorum eadem esse quodammodo sententia.<text:line-break/>Ita testium quoque numero nos territant. Ego </text:span><text:span text:style-name="T93">vero,<text:line-break/></text:span><text:span text:style-name="T78">quemadmodum Aristoteles de calida hurnidaque temperie<text:line-break/>senserit, in progressu, st res postulet, fortasse expli-<text:line-break/>cabo; videntur enim emn non recte accipere.</text:span></text:p>
      <text:h text:style-name="P5" text:outline-level="2">Cap. IV.</text:h>
      <text:p text:style-name="P9"><text:span text:style-name="T78">Nunc id primum agam,. ^nt eos, qui.sie</text:span></text:p>
      <text:p text:style-name="P10"><text:span text:style-name="T78">sentiunt, in quo sc ipsos fallant, doceam: mox </text:span><text:span text:style-name="T78">rem<text:line-break/></text:span><text:span text:style-name="T78">totam lu unum coactam' caput demonstrem. - Cum enim<text:line-break/>calidum et humidum, atque etiart;cucraton existimant<text:line-break/>ver esse, hinc fe manifeste decipiunt: nam neque hu-'<text:line-break/>mulum est, sicut liyems, neque calidum, sicut aestas;<text:line-break/>quare neutrum immodice; cum tamen ipsis auctoribus<text:line-break/>excessum quendam ludicer quodvis talium nominum. -<text:line-break/>Bifariam autem funt decepti: primum quidem, </text:span><text:span text:style-name="T78">quod<text:line-break/></text:span><text:span text:style-name="T78">lu quatuor anni temporibus quartam temperamentorum<text:line-break/>conjugationem inventam omnino volunt: deinde, quod<text:line-break/>id ea ratione concludunt, quod fit ver hyeme quidem<text:line-break/>calidius, aestate vero humidius. Verum nec .quartam<text:line-break/>in temporibus anni statuere temperamenti conjugationem<text:line-break/>est necesse, nisi etiam talis appareat: et contulisse id<text:line-break/>cum temporibus utrinque positis, non magis id humi-<text:line-break/>dum et calidum, quam frigidum probat et siccum. Si<text:line-break/>enim .calidum lurmidumque excessus cujusdam nomina<text:line-break/>funt, non potest, nec ipsis quidem auctoribus, ve.-<text:line-break/>rum esse; ver- enim in omnibqe mediocre: si autem eo,</text:span></text:p>
      <text:p text:style-name="P10"><text:span text:style-name="T78">quod aestate humidius est, hyeme' vero calidius, id-i<text:line-break/>circo humidum est et calidum, quid causae est, quo<text:line-break/>minus frigidum id siecumque putes propterea, quod ae-<text:line-break/>state frigidius et hyeme siccius? vel quam sibi facit for-<text:line-break/>titionem, ut unam partem oppositionis ab hyeme, al-<text:line-break/>teranr ab aestate accipiat? quippe cum ab utroque in<text:line-break/>utraque oppositionum parte dissideat, non ex dimidio<text:line-break/>collationem, fed ex toto habere debebat." Atqul fi ita<text:line-break/>fiat, contraria illi luesse dicemus: nam calidum erit<text:line-break/></text:span><text:span text:style-name="T93">et</text:span><text:span text:style-name="T78"> siccum, si conferatur cum hyeme; frigidum et hu-<text:line-break/>iuidum, si cum aestate- - Ex neutra igitur collatione,<text:line-break/>si modo integra est, calidum et humidum erit.,. Sed<text:line-break/>si illis licet, ex utraque oppositione sumpto dimidio, ca-<text:line-break/>lidum id humidumque asserere; nobis quoque </text:span><text:span text:style-name="T78">ad </text:span><text:span text:style-name="T78">alte-<text:line-break/>rum dimidium transire atque id frigidum et siccum di-<text:line-break/>cere quidni licebit? scilicet ficcum, ut ad hyemem;<text:line-break/>frigidum, ut ad aestatem. Omnia igitur hac ‘ratione<text:line-break/>ver erit) humidum, siccum, calidum, frigidum. Atqui</text:span></text:p>
      <text:p text:style-name="P10"><text:span text:style-name="T78">lu </text:span><text:span text:style-name="T78">illorum ipsorum sententia non possunt quatuor qua-<text:line-break/>litates lu una eadernque re praepollere. Ergo neque<text:line-break/>aestati, neque hyemi ver comparare est aequum, sed<text:line-break/>potius ipsum per se aestimare. Neque enim hyemem<text:line-break/>ipsam ea de causa humidarn esse et frigidam dicimus,<text:line-break/>quod reliquis temporibus humidior srigidiorque sit: inr-<text:line-break/>mo id illi alia quoque ratione accidit; sed quod huiui-<text:line-break/>ditas in ea superet siccitatem, et frigiditas calorem,<text:line-break/>propterea frigida dicitur atque humida. Ad eundem<text:line-break/>modum et aestas, quia in ea humidum vincitur </text:span><text:span text:style-name="T78">a </text:span><text:span text:style-name="T78">sicco<text:line-break/>et frigidum a calido, ipsa quoque ' calida dicitur et fic-<text:line-break/></text:span><text:span text:style-name="T78">ca</text:span><text:span text:style-name="T78">: siquidem aequum censeo quatuor anni temporum<text:line-break/>quodlibet ex suapte aestimatum natura, non- autem' ex<text:line-break/>alterius comparatione, calidum, frigidum, humidum<text:line-break/>siccumve nominari debere. Quin etiam, si ad hanc<text:line-break/>formulam aestimes, apparebit tibi, ver esse omnis ex-<text:line-break/>cessus plane in medio; cum neque, sicut in hyeme,.<text:line-break/></text:span><text:span text:style-name="T78">i; </text:span><text:span text:style-name="T78">- -</text:span></text:p>
      <text:p text:style-name="P10"><text:span text:style-name="T78">plus valet in eo frigidum, quam calidum; neque, sic-<text:line-break/>ut in aestate, minus. Ad eundem modum siccitatis<text:line-break/>humiditatisque aequabilitatem in eo spectes, neque sci-<text:line-break/>licet in eo, sicut in aestate, praevalente sicco, neque,<text:line-break/>sicut in hyeme, exuperante humido. Proinde recte ab<text:line-break/>Hippocrate est dictum, ver esse saluberrimum, ac mi-<text:line-break/>nime morbis, qui mortem afferant, obnoxium. Est et<text:line-break/>autumnus utique quam aestas rnluus calidus; sicuti-<text:line-break/>que quam hyems minus frigidus; quare hac ratione<text:line-break/>nec calidus absoluto sermone est, nec frigidus, quippe<text:line-break/>cum ambo sit, ac neutrum ad fummum: caeterum al-<text:line-break/>terum in eo est incommodum, quod etiam Hippocrates,<text:line-break/>illa sententia .significarit, qua lu Aphorismis dixit:<text:line-break/>Cum eodem die modo nos calor urget, modo frigus affi-<text:line-break/>cit, autumnales expectandi morbi sunt, atque ea res est,<text:line-break/>quae maxime autumnum nrorhiferumr sarit, inaequalis<text:line-break/>ipsa temperies. Itaque uon .recte frigidus siccusque di-<text:line-break/>citur; non enim frigidus est, st ipse per se spectetur,<text:line-break/>ut hyems est; sed ubi cum aestate consertur, utique.</text:span></text:p>
      <text:p text:style-name="P10"><text:span text:style-name="T78">illa frigidior:rsed nec aequabiliter temperatus, sicut ver,<text:line-break/>imo lu hoc maxime ab lllo tempore dissidet, quod me-<text:line-break/>diam temperiem et aequalitatem perpetuo parem non<text:line-break/>servat, quippe meridie multo est calidior, quam mane,<text:line-break/>aut' vesperi: nec in hninido et sicco medium omnino<text:line-break/>statum obtinet, quemadmodum et ver, sed ad siccius<text:line-break/>devergit: ab aestate vero etiam lu hoc vincitur, non<text:line-break/>tamen tanto intervallo, quanto in calore. Ergo patere<text:line-break/>arbitror, nec autumnum absoluto sermone et citra ex-<text:line-break/>ceptionem frigidum et siccum (sicut illis placet) diceu-<text:line-break/>dum esse, cum neutrum ad summum sit, scd vincat in<text:line-break/>eo siccitas humiditatem: qua- ratione merito siccus ap-<text:line-break/>pelletur: in calore vero et frigore mixtum quiddam<text:line-break/>ex ambobus et inaequale statuatur. Proinde fi qua-<text:line-break/>tuor temperamentorum conjugationes iu quatuor anni<text:line-break/>tempora distribui volunt, sciant, fe non solum veri ca-<text:line-break/>lidum humidumque statum male assignasse, sed etiam<text:line-break/>autmnno frigidum et siccum: quanquam, st hoc quo-</text:span></text:p>
      <text:p text:style-name="P10"><text:span text:style-name="T78">que concedamus frigidum et siccum esse, non . erit sta-<text:line-break/>tim necesse ver humidum calidumque esse. Non enim,<text:line-break/>si quatuor temperierum immoderatarum conjugationes in<text:line-break/>totum sunt,, jam omnes eas lu quatuor anni tempora<text:line-break/>dispensari necesse est; sed si quis hoc in mundo est or-<text:line-break/>do, ac prout melius est, non prout pejus, omnia sunt<text:line-break/>disposita, probabilius fit, plura quidem ex anni tem-<text:line-break/>poribns temperata esse facta: unum vero, si modo alis<text:line-break/>quid, intemperatum. Hi vero contra ostendere conantur,<text:line-break/>nullum eorum esse temperatum, scd necessario in ipsis<text:line-break/>exuperare alias calidum, alias frigidum; et nunc,<text:line-break/>si ita sors tulit., siccum, nunc humidum. Ego vero<text:line-break/>tantum abest, ut aut ver humidum et calidum pronun-<text:line-break/>ciem, aut, fi quid temperatum est, calidum atque<text:line-break/>humidum esse concedam, ut, quod plane contrarium est,<text:line-break/>id affirmem, omnium aeris nos ambientis temperamen-<text:line-break/>torum pessimum id esse, quod humidum est et calidum ;&gt;<text:line-break/>quod sane temperamentum in quatuor anni .temporibus<text:line-break/>luvenire prorsus nequeas : lu ‘ morbido et pestilenti</text:span></text:p>
      <text:p text:style-name="P10"><text:span text:style-name="T78">aeris statu </text:span><text:span text:style-name="T78">interdum incidit, veluti quodam loco. Hip-<text:line-break/></text:span><text:span text:style-name="T78">pocrates </text:span><text:span text:style-name="T78">commemorat his verbis: Pluebat per aestum<text:line-break/></text:span><text:span text:style-name="T78">imber </text:span><text:span text:style-name="T78">largus assidue. .Id namque est hunridi et calidi<text:line-break/></text:span><text:span text:style-name="T78">status proprium, </text:span><text:span text:style-name="T78">ut in aestu assidue pluat: quod fi vel<text:line-break/></text:span><text:span text:style-name="T78">tantum 'aestus sit, </text:span><text:span text:style-name="T78">quemadmodum lu naturaliter sc ha-<text:line-break/></text:span><text:span text:style-name="T78">bente aestate," </text:span><text:span text:style-name="T78">vel pluat, scd in frigore, .veluti hye-<text:line-break/></text:span><text:span text:style-name="T78">me solet: fieri nequit, </text:span><text:span text:style-name="T78">ut is status calidus sit et humi-<text:line-break/></text:span><text:span text:style-name="T78">dus. An igitur </text:span><text:span text:style-name="T78">fine morbis erat aestas ilia, lu qua<text:line-break/></text:span><text:span text:style-name="T78">pluisse dicit in </text:span><text:span text:style-name="T78">caloribus assidue largum imbrem ? At-<text:line-break/></text:span><text:span text:style-name="T78">qui carbunculos </text:span><text:span text:style-name="T78">in ea fuisse narrat, putrescentibus sci-<text:line-break/></text:span><text:span text:style-name="T78">licet </text:span><text:span text:style-name="T78">in corpore excrementis, - </text:span><text:span text:style-name="T78">ac </text:span><text:span text:style-name="T78">saniem quandani,<text:line-break/></text:span><text:span text:style-name="T78">quae </text:span><text:span text:style-name="T78">calida luunidaque immodice - fuerat, , gignentibus.<text:line-break/>Intelliges id ex ipfa dictione, </text:span><text:span text:style-name="T78">si totam </text:span><text:span text:style-name="T78">tibi ascripsero.<text:line-break/>Ea sic habet; Erant, iu Cranone carbunculi aestivi.<text:line-break/>Pluebat per aestum largo imbre, idque assidue: acci-<text:line-break/>debat autem hoc magis Austro? Ac suberat quidem fub<text:line-break/></text:span><text:span text:style-name="T78">cute </text:span><text:span text:style-name="T78">sanies, quae conclusa incalescebat ac puritum exci-<text:line-break/></text:span><text:span text:style-name="T78">tabat: </text:span><text:span text:style-name="T78">mox pustulae veluti ambustis oboriebantur, uri-</text:span></text:p>
      <text:p text:style-name="P10"><text:span text:style-name="T78">que sub cute ridebantur. Verum hic minus, utpote<text:line-break/>uno tantum </text:span><text:span text:style-name="T78">e </text:span><text:span text:style-name="T78">quatuor temporibus mutato, malum fuit.<text:line-break/>Quod si duo triave sint mutata, aut etiam totus annus<text:line-break/>calidus humidusque fuerit, necesse est magna pestilentia<text:line-break/>succedat, cujusmodi lu tertio Epidemidin, i. e. grassantium<text:line-break/>publice morborum, narrat. Apponam autem primum<text:line-break/>quae de temporum intempestivo statu fcripsit: deinde<text:line-break/>de hominum, Iquae subsequuta est, corruptela. Adver-<text:line-break/>tas autem animum in omnibus diligenter velim, aesti-<text:line-break/>mesque primum'', cujusmodi res sit calida humidaque<text:line-break/>temperies, quamque veri (quod temperata res est) dissi-<text:line-break/>milis </text:span><text:span text:style-name="T64">ι </text:span><text:span text:style-name="T78">deinde ' quam necessario in ea omnia putrescant.<text:line-break/>Incipit igitur Hippocrates narrationem in hunc modum ;<text:line-break/>Annus ausirinus , pluvius, a ventis in totum silens.<text:line-break/>Deinde tutius status particularem rationem his subjicit,<text:line-break/>crebros imbres lu calido et austrino statu fuisse scribens;<text:line-break/>mox universum sermonem in unam summam sic confe-<text:line-break/>rens infine, inquit: Cum suisset totus annus austrinus,</text:span></text:p>
      <text:p text:style-name="P10"><text:span text:style-name="T78">hmnidus et mollis, et haec inciderunt: quae utique<text:line-break/>omnia lu hoc libro scripsisse fit longum: licet autem,'<text:line-break/>cui libuerit, in tertio Epidemicun membratim </text:span><text:span text:style-name="T78">ea </text:span><text:span text:style-name="T78">legere,<text:line-break/>ac in unum caput omnia redacta videre, nempe putre-<text:line-break/>dluern maximam: cujus etiam ipsius Hippocrates noni<text:line-break/>raro nominarim meminit, alias sic scribens: Erat au-,<text:line-break/>tem et fluxio ipsa collecta haud similis puri, sed alia<text:line-break/>quaedam putredo, ac fluxio multa variaque. Alias<text:line-break/>sic: Et in pudendis carbunculi aestivi, tum alia, quae<text:line-break/>putredines appellantur; utque ex hac putredine multis<text:line-break/>quidem brachium et cubitus tutus decideret: multis fe-<text:line-break/>orur vel sura nudaretur, totusque pes: . qulu etiam<text:line-break/>oragni ossium, carnium, nervorum articulorumque pro-<text:line-break/>lapsus inciderunt.-. Denique nullum ex affectibus,<text:line-break/>quos scripsit, invenias, qui merito suboles putredinis<text:line-break/>-uon sit: quippe quod nec a sicco putrefieri quicquam sit<text:line-break/>qptum, nec a frigido, intelliges, </text:span><text:span text:style-name="T78">si </text:span><text:span text:style-name="T78">carnes et reliqua.</text:span></text:p>
      <text:p text:style-name="P10"><text:span text:style-name="T78">quaecunque asservari ab hominibus solent, observes,<text:line-break/>haec sale, haec muria, haec aceto, haec alio quo-<text:line-break/>piam ex iis, quae siccant, commode praeparari. De-<text:line-break/>prehendas et Borea (qui siccus natura et frigidus ventus<text:line-break/>est) omnia quam diutissime imputria durare: contra<text:line-break/>putrescere facillime austrino statu:est enim is ventus<text:line-break/>calidus et linmidus. Itaque nos in totum contra*, quam<text:line-break/>ii, qui calidum et humidum ver autumant, decerni-<text:line-break/>mus: cum neque tale sit, neque; si esset, utique<text:line-break/>salubre esset. Hi tamen et tale esse volunt, et - pro-<text:line-break/>pterea etiam salutiferum, utrobique peccantes, tum in<text:line-break/>lis quae sensu percipere,' tum quae ratione' est intelli-<text:line-break/>gere: cum fensu id manifeste liceat plane temperatum<text:line-break/>"advertere; nec minus ratione illud invenire, quod<text:line-break/>propterea est aptum sanitati, quod e quatuor nulla in<text:line-break/></text:span><text:span text:style-name="T93">eo</text:span><text:span text:style-name="T78"> qualitatum exuperet. Quod si vel caliditas ejus fri- '<text:line-break/>giditatem multo excederet, vel humiditas siccitatem,<text:line-break/>tum variis putredinibus obnoxium</text:span><text:span text:style-name="T78">, </text:span><text:span text:style-name="T78">tum hac. ratione<text:line-break/>omnium anui temporum morbis esset maxime opportu-</text:span></text:p>
      <text:p text:style-name="P10"><text:span text:style-name="T78">num. Sed quatuor qualitatum mixtionis aequalitas </text:span><text:span text:style-name="T78">et<text:line-break/></text:span><text:span text:style-name="T78">mediae temperaturae </text:span><text:span text:style-name="T78">ejus , </text:span><text:span text:style-name="T78">et salubritatis est causa.<text:line-break/>Quid igitur medicis ac..philosophis quibusdam persuasit,<text:line-break/>ut calidum humidumque </text:span><text:span text:style-name="T78">ver esse </text:span><text:span text:style-name="T78">judicarent </text:span><text:span text:style-name="T78">? </text:span><text:span text:style-name="T78">nempe<text:line-break/>quod quatuor temperamentorum conjugia quatuor anni<text:line-break/>temporibus adaptare voluerunt. Porro id inde accidit,<text:line-break/>quod primum omnium temperamentorum, id est , tem-<text:line-break/>peratum ipsuini, praetermiserunt. Quin etiam victuum,<text:line-break/>medicamentorum, omnium denique rerum differentias<text:line-break/>ad has quatuor conjugationes reducunt. .</text:span></text:p>
      <text:h text:style-name="P5" text:outline-level="2">Cap. V.</text:h>
      <text:p text:style-name="P8"><text:span text:style-name="T78">Ex quo manifestum est, quantopere pa-<text:line-break/>rurn rectae falIacesque de hominis natura rationes .<text:line-break/>medicationibus obsuit: satiusque erat duorum alte-<text:line-break/>rum </text:span><text:span text:style-name="T78">, </text:span><text:span text:style-name="T78">aut prorsus ejusmodi rationes non atti-<text:line-break/></text:span><text:span text:style-name="T78">gisse </text:span><text:span text:style-name="T78">, sed totum experientiae concedere, aut. prius<text:line-break/></text:span><text:span text:style-name="T78">in logica </text:span><text:span text:style-name="T78">speculatione exercitatum fuisse. Quippe qui<text:line-break/></text:span><text:span text:style-name="T78">nec </text:span><text:span text:style-name="T78">experientiae est attentus, et naturalem speculatio-<text:line-break/></text:span><text:span text:style-name="T78">nem </text:span><text:span text:style-name="T78">aggreditur prius, quam rationem, qua haec inveniat,<text:line-break/></text:span><text:span text:style-name="T78">convenienter </text:span><text:span text:style-name="T78">exercuit, necesse est in ejusmodi sophis-</text:span></text:p>
      <text:p text:style-name="P10"><text:span text:style-name="T78">mata fit perductus: ac de evidentibus, ceu is, qui </text:span><text:span text:style-name="T93">fen-<text:line-break/></text:span><text:span text:style-name="T78">fu careat, disputet, tum Aristotelem testem advocet,<text:line-break/>male scilicet accipiendo ea, quae praecipit. Hic enim<text:line-break/>calidum, frigidnm, humidum et siccum multipliciter<text:line-break/>dici novit: illi, non quasi multipliciter, sed quasi ad<text:line-break/>eundem perpetuo modum dici velit, accipiunt. Quin<text:line-break/>etiam is, quod aliquid suo naturali calore, aut alieno<text:line-break/>et acquisitu calidum sit, non esse idein indicavit;. illi<text:line-break/>hoc quoque perperam accipiunt Ad haec Aristotelee,<text:line-break/>itemqne Theophrastus, quo respicientes, temperatam in-<text:line-break/>temperatam ve naturam esse, conjicere oporteat, dili-<text:line-break/>genter prodiderunt;, illi ne id quidem intelligunt, scd<text:line-break/>cum hos audiunt animal calidum humidumque dicere,<text:line-break/>aut pueri temperiem humidam calidamque esse, nec,<text:line-break/>quemadmodum ea dicta sint, intelligunt, stupidi ad<text:line-break/>quatuor anui tempora sermonem transferunt; ceu vero<text:line-break/>issem sit, ac non longo intervallo dissidens, propriam<text:line-break/>alicujus temperiem humrdam calidamque esse, aut cir-</text:span></text:p>
      <text:p text:style-name="P10"><text:span text:style-name="T78">cumdati nobis aeris. Neque enlur aut idem est, aut si-<text:line-break/>militer dicitur animalis temperies calida et humida, -<text:line-break/>sicut aeris temperamentum calidum dicitur et humidum;<text:line-break/>Quae igitur sit omnium horum causa; jam dicam, cla-<text:line-break/>reque ostendam iis praesertim, qui intenti esse volunt,<text:line-break/>exiguum errorem in iis, quae inter initia logicae specu-<text:line-break/>lationis traduntur,- maximorum errorum causam fieri:<text:line-break/>ac fortassis omnia, quae vel in cunctis artibus, vel in<text:line-break/>vi tae</text:span><text:span text:style-name="T93">' actionibus perperam geruntur, fophisinatis suc-<text:line-break/></text:span><text:span text:style-name="T78">cedunt. </text:span><text:span text:style-name="T93">Atque</text:span><text:span text:style-name="T78"> liaec quidem sophismata illi vitio suc-<text:line-break/>cedunt, quod utique non recte definitum est de calidi<text:line-break/>significationibus, fed duobus tantum modis dici id pu-<text:line-break/>tatum: quorum altero significetur, quod sincerum, im-<text:line-break/>mixtum et simplex est, altero, quod lu mixtione cum<text:line-break/>fuo contrario id superat: quod autem et alteram tem-<text:line-break/>periem cuni altera conferentes subinde alteram earum<text:line-break/>calidam, pro eo quod est, calidiorem pronunciamus,<text:line-break/>id non meminerunt. Atqui ad eum modum animantia<text:line-break/>veteribus calida et humida sunt nicta, non propriae</text:span></text:p>
      <text:p text:style-name="P10"><text:span text:style-name="T78">temperaturae gratia, et sermone absoluto, immo ad<text:line-break/>stirpes et demortua colluta: quippe de mortuis et stir-<text:line-break/>pibus animantia calidiora huniidioraque funt. Quin<text:line-break/>etiam ex animantibus ipsis fpeciatim inter se collatis<text:line-break/>canis siccior est, horno humidiori at si formicae vel<text:line-break/>api' canem conseras, illas’sicciores, hunc hurnidiorem<text:line-break/>invenias. Ita idem animans siccum quidem, ut ad ho-<text:line-break/>minem collatum, humidum vero, ut ad apiculam; rur—<text:line-break/>sus, ut ad homluem., -calidum, ut ad leonem, frigidum<text:line-break/>erit:, nec nimirum, fi ad aliud comparatum, contra-<text:line-break/>ria simul dici de fe patitur. Nec enim alienum est,<text:line-break/>si idem corpus simul calidum frigidumque dixeris, ni-<text:line-break/>si </text:span><text:span text:style-name="T78">ad </text:span><text:span text:style-name="T78">idem conferens sic dixeris: quod enim est in-<text:line-break/>cornmodum, si eundem hominem dextror» sinistrumque dicas,<text:line-break/>nisi ad eundem conferens ita dicas, cum ad alterum dextrum-<text:line-break/>esse, ad alterum sinistrum, nihil sit abfonu. Sic igitur et ea-<text:line-break/>nis humidus pariter et siccus, praeterea calidus simul et<text:line-break/>frigidus est, non tamen ad idem collatus: quippe, </text:span><text:span text:style-name="T78">ad</text:span></text:p>
      <text:p text:style-name="P11"><text:span text:style-name="T78">hominem si conferas, siccus est, ad formicam, humi-<text:line-break/>dus: rursus hominis respectu calidus est, leonis fri-<text:line-break/>gidus: quin etiam calidus est, ut vivens, cum'mortuus<text:line-break/>non amplius sit calidus: non calidus, ut ad alterum<text:line-break/>(si ita vis) canem comparatus. Atque haec quidem omnia<text:line-break/>per collationem inter se dicuntur; quae vero, ut in ani-<text:line-break/>mantium genere, conseruntur alia ratione, sicuti etiam<text:line-break/>quaecunque in aliqua animantium specie. Canis nam-<text:line-break/>que, ut ad formicam et apim, est hurnidus: ut autem in<text:line-break/>animantium genere, est siccus: rursus ipsorum specia-<text:line-break/>tim canum hic siccus, ille hurnidus, alius, ut canis<text:line-break/>temperatus.</text:span></text:p>
      <text:h text:style-name="P5" text:outline-level="2">Cap. VI.</text:h>
      <text:p text:style-name="P8"><text:span text:style-name="T78">At dictum quidem a nobis est in sccundo<text:line-break/>de pulsuum agnitione de tuli nominum usu iu universo<text:line-break/>diffusissime: necesse tamen videtur nunc quoque surn-<text:line-break/>matim aliquid de his, quod ad rem propositam utile sit,<text:line-break/>dicendum. Quod absoluto sermone., nec ad aliud ul-<text:line-break/>lum collatum, siccum vocatur, id in solis elementis<text:line-break/>est, igni terraque : sicut humidum iu aqua et aere.</text:span></text:p>
      <text:p text:style-name="P50"><text:span text:style-name="T78">Ad' eundem modum et de calido frrgidoque. sentiendum:<text:line-break/>nullum enim eaeterdrum corporum prorsus calidum fri-<text:line-break/>gidumve </text:span><text:span text:style-name="T78">' </text:span><text:span text:style-name="T78">est , </text:span><text:span text:style-name="T78">sed sola </text:span><text:span text:style-name="T78">elementa, . Quicquid praeter<text:line-break/>haec ceperis, ex </text:span><text:span text:style-name="T78">his'</text:span><text:span text:style-name="T78">mixtis, constat; eoque secundo<text:line-break/>significationum genere calidum frigidunrve est , non<text:line-break/>amplius absoluta ratione, veluti sincerum et a mixtio-<text:line-break/>ne alienum: imo veluti vel calidum largius, frigidum<text:line-break/>parcius , vel frigidum largius , calidum parcius sit<text:line-break/>sortitum, reliquorum quidvis . calidum frigidunrve<text:line-break/>dicitur. sic duo quidem significata calidi, frigidi, hu-<text:line-break/>midi et sicci haec .sunt.: alterum absoluto sermone lq-<text:line-break/>quentium mixtura, carens et sincerum, alterum ex con-<text:line-break/>trariis quidem mixtis.constans, caeterum ex praepollen-<text:line-break/>tis in mixtura nomine appellatum. Sic : quidem igitur<text:line-break/>sanguis, pituita, adeps, vinum, oleum, mel, quic-<text:line-break/>.quid his simile est, humidum.dicitur:,os, cartilago, pn~<text:line-break/>guis., ungula, corn</text:span><text:span text:style-name="T100">U</text:span><text:span text:style-name="T78">, pilus, lapis </text:span><text:span text:style-name="T100">K</text:span><text:span text:style-name="T78"> lignum, arena,<text:line-break/>later minorem portionem humidi funt fortita., majo-,<text:line-break/></text:span><text:span text:style-name="T78">X<text:tab/></text:span><text:span text:style-name="T78">/<text:tab/></text:span><text:span text:style-name="T108">9</text:span><text:span text:style-name="T78"> </text:span><text:span text:style-name="T78">,<text:tab/></text:span><text:span text:style-name="T78">'<text:tab/></text:span><text:span text:style-name="T78">V </text:span><text:span text:style-name="T78">.</text:span></text:p>
      <text:p text:style-name="P11"><text:span text:style-name="T78">rem sicci: eoque ejusmodi omnia sicca dicuntur. </text:span><text:span text:style-name="T78">For-<text:line-break/></text:span><text:span text:style-name="T78">mica vero sicca est, et vermis hurnidus, scilicet ut<text:line-break/>sunt animalia. Rursus inter ipsos vermes alius </text:span><text:span text:style-name="T78">siccus,<text:line-break/></text:span><text:span text:style-name="T78">alius hurnidus: idque vel abfolute loquendo, ut vermis,<text:line-break/>vel alteri cuipiam vermi comparatus. Caeterum </text:span><text:span text:style-name="T78">hoc<text:line-break/></text:span><text:span text:style-name="T78">ipsum, quod dicimus, ut vermis siccus, ut homo cali-<text:line-break/>dus, ut canis frigidus, nisi quis recte accipiat et prius<text:line-break/>intelligat, quid sibi velit, necesse est omnem sermonem con-<text:line-break/>fundat- Est autem recte accipere' id, quod lu secundo de<text:line-break/>pulsibus agnoscendis dicitur, unumquodque secundum<text:line-break/>genus vel fpeciem non modo calidum, frigidum, humi-<text:line-break/>dum siccumve , sed etiam, magnum, parvum, celer,<text:line-break/>tardum, aliaque id genus tunc nominari, cum supra<text:line-break/>mediocre mediumque fit: verbi gratia, animal calidum,<text:line-break/>cum supra medium temperie fit animal -, equum cali-<text:line-break/>dum, cum supra medium temperie equum sit. Porro<text:line-break/>in quoque genere specieve media sunt ea, quae fym-<text:line-break/>metra dicuntur, quippe quae </text:span><text:span text:style-name="T78">a </text:span><text:span text:style-name="T78">summis in eo genere</text:span></text:p>
      <text:p text:style-name="P11"><text:span text:style-name="T78">et specie finibus aequaliter distant. Ac genus quidem<text:line-break/>est animal, species equus, bos, canisl Medium tem-<text:line-break/>perie in .toto animalium genere homo est: id enim lu<text:line-break/>sequentibus demonstrabitur. Medium vero ut in liomi-<text:line-break/>nurn specie est, quem eusarcon vocant, i. e. quadratum:<text:line-break/>is porro est, quem nec gracilem dicere nec crassum possis,<text:line-break/>sed nee calidum, nec frigidum, nec alio quovis nomine ex iis,<text:line-break/>quae excessum defectumve indicant, appellare. Quis-<text:line-break/>quis super hunc fuerit, is prorsus calidior, frigidior, hutni-<text:line-break/>dior sicciorve est: nominatur autem talis partim absoluto<text:line-break/>sermone, partim non absoluto: absolute quidem lo-<text:line-break/>quenti, quoniam calidus, frigidus, siccus lurmidusve<text:line-break/>esse dicitur, minime uni alicui privatim collatus: al-<text:line-break/>tero autem modo non absolute, quoniam symnretro, id<text:line-break/>est coaequali et inedio omnis speciei, confertur... Ita<text:line-break/>autem et canis absolute quidem (prout videlicet cuipiam<text:line-break/>opinio est) animal siccum dicitur,' nondum alicui com-<text:line-break/>paratus,,, verbi gratia formicae:, altero autem erodo</text:span></text:p>
      <text:p text:style-name="P10"><text:span text:style-name="T78">non absolute, quoniam fymrnetro et temperie medio<text:line-break/>omnis animalium speciei, quaecunque illa sit, compara-<text:line-break/>tur. Ergo jam palam fit, quod unumquodque eorum,<text:line-break/>quae sic dicuntur, nos id vel unicuique comparantes<text:line-break/>calidum aut frigidum, humidumve aut siccum, ut ad illud<text:line-break/>dicimus: vel lu quocunqne genere specreve sit dictum,<text:line-break/>ad ejus medium referentes: in specie quidem, ut equo,<text:line-break/>bove, cane, platano, cupressoficu: genere vero,<text:line-break/>ut animali , vel planta- His accedit et tertium signifi-<text:line-break/>catum, eorum scilicet, quae absoluto sermone dicuntur,<text:line-break/>quae impermixtas summasque habere qualitates diximus,<text:line-break/>ac elementa vocari. Quin etiam qualitates ipsus est<text:line-break/>quando' corporibus iis, quae affecta qualitate sunt, simi-<text:line-break/>liter appellamus: verum de hoc mox agetur. Sed ad<text:line-break/>reiu propositam i cum qualitate affecta corpora trifariam<text:line-break/>dicantur, considerandum arbitror, in quaque dictione<text:line-break/>quemadmodum utamur, appellationibus: utrumne ut sim-<text:line-break/>plex aliquid et impermixtum indicantes, an veluti ad'<text:line-break/>lymmetron ejusdem generis vel speciei conserentes,' an</text:span></text:p>
      <text:p text:style-name="P10"><text:span text:style-name="T78">veluti ad rem quamlibet: sicut cum os siccum dicimus<text:line-break/>aut frigidum, absoluto ita sermone nominantes, non<text:line-break/>adjecto leonis, aut canis, aut homluis: palam namque<text:line-break/>est, quod ad universam naturam omnium quae funt<text:line-break/>in mundo corporum respicientes aliquid concipimus<text:line-break/>medium, cum quo conferentes ipsum ficcurn dicimus.<text:line-break/>At si quis leonis vel canis vel hominis os siccum esse<text:line-break/>dicit, liquet, hunc rursus ei, quod in ipsis animalium<text:line-break/>ossibus medium est, id comparare. Estque, quoniam<text:line-break/>universcrum animalium alnis magis, aliis minus sicca<text:line-break/>ossa funt, hic quoque os aliquod in aliquo animalium<text:line-break/>genere intelligendum, quod media temperie sit, verbi<text:line-break/>causa hominis: atque huic reliqua collata, alia humi-<text:line-break/>da, alia sicca appellanda. Jam in ipsis hominibus<text:line-break/>alius os siccum, alius humidum habere dicetur, uti-<text:line-break/>que ei, qui medius est ut in hominibus, collatus. .Quod<text:line-break/>vero in omnibus, quae funt, quod medium inter extre-<text:line-break/>ma est, id fymmetron atque in illo genere vel fpecie</text:span></text:p>
      <text:p text:style-name="P11"><text:span text:style-name="T78">temperatum fit, lu omni mihi sermone fuban-<text:line-break/>diendum perpetuo est, quanquam sit in dictione<text:line-break/>nonnunquam omissum. Atque cum haec quidem sic<text:line-break/>fe. habeant, ubi aliquis hanc vel illam humi-<text:line-break/>dam calidam ve temperiem affirmat, rogandus est, quem-<text:line-break/>admodum dixerit: utrnmne hunc quempiam uni defi-<text:line-break/>nito comparans, Platoni, verbi gratia, Theophrastum,<text:line-break/>an secundum- genus quodlibet speciemve collationem fa-<text:line-break/>ciens, quippe 'vel ut hominem, vel ut animal, vel<text:line-break/>ut substantiam abfolute: tertium enim significatum cu-<text:line-break/>jusvis talium nomiumn, quod simplex esse impermix-.<text:line-break/>tumque diximus, id in mixtis substantiis non est, fed<text:line-break/>in ipsis 'primis, quae etiam vocamus elementa. Ita,<text:line-break/>cum quodque affectorum qualitate corporum’ trifariam<text:line-break/>dicatur, nobis ad propositam de temperamentis tracta-<text:line-break/>tionem duobus tantum est opus, ut qui vel ad unum<text:line-break/>quodlibet, vel ad medium ejusdem generis compare-<text:line-break/>mus. Quoniam autem multa genera funt, quernadmo-<text:line-break/>durn utique er individua, poterit multis modis idem<text:line-break/>corpus et calidum et frigidum, et humidum et sic-</text:span></text:p>
      <text:p text:style-name="P10"><text:span text:style-name="T78">cum esse : verum cum uni cuilibet comparatur, admo-<text:line-break/>durn manifestum est, </text:span><text:span text:style-name="T78">t </text:span><text:span text:style-name="T78">contraria de eodem dicere licere,<text:line-break/>veluti Dionem Theone quidem "et Memnone sicciorem,<text:line-break/>Aristone et Glaucone hurnidiorem. At 'tina ad medium<text:line-break/>ejusdem generis vel ejusdem .'speciei sit collatio, hic<text:line-break/>jam confundi conturbarique, qui parum -exercitati funt,<text:line-break/>solent. Idem namque homo hurnidus simul et calidus. </text:span><text:span text:style-name="T78">„<text:line-break/></text:span><text:span text:style-name="T78">esse potest, fed non minus siccus etrfrigidus: verum<text:line-break/>siccus quidem et frigidus, ad mediocris temperamenti<text:line-break/>hominem collatus: hurnidus autem et calidus, ut ad<text:line-break/>aliud quodvis animal stirpemve aut substantiam compa-<text:line-break/>ratus:' verbi gratis ad animal, ut apem et formicam i .<text:line-break/>ad stirpem, ut 'oleam, vel ficum , vel laurum: ad<text:line-break/>aliam vero quampiam substantiam, qtiae nec animal sit,<text:line-break/>nec planta, ut lapidem, ferrum;'vel aes. In his<text:line-break/>vero collationem, quae ad homluenr fit, ad rem ejns-<text:line-break/>dem speciei dixeris: quae ad apem vel formicam est,<text:line-break/>ad aliquid ejusdem generis; simili modo quae ad quam_-</text:span></text:p>
      <text:p text:style-name="P10"><text:span text:style-name="T78">libet stirpem sit: est enim supra animal stirpis genus -<text:line-break/>quemadmodum sane . superioris quam stirpium generis<text:line-break/>funt lapis,, ferrum et aes. Vocetur tamen pro docen-<text:line-break/>di compendio ad homogenes; i. e. rem ejusdem generis,<text:line-break/>omnis ejusmodi comparatio, illud modo in ea deterrui-,<text:line-break/>nantibus nobis, quod,i- ubi simpliciter substantia quae-<text:line-break/>piam eucratos, i. e. temperata, dicitur, tum hac alia siccior;<text:line-break/>alia humidior, et alia frigidior, alia calidior, eo 10-<text:line-break/>eo eam, quae ex contrariis aequa prorsus inter se portione<text:line-break/>coeuntibus constet, eucraton,. </text:span><text:span text:style-name="T78">i. </text:span><text:span text:style-name="T93">e.</text:span><text:span text:style-name="T78"> temperatam, nominamus:<text:line-break/>quaecunque vero ab- hac deficiunt superantque aliquo,<text:line-break/>eas superantis nomine vocamus: ubi vero stirpem ani-<text:line-break/>rnansve ullum eucraton. dicimus, nequaquam in ea di-<text:line-break/>ctione simpliciter contraria inter sc comparamus, scd<text:line-break/>ad naturam vel animalis vel stirpis.referimus: ficum,<text:line-break/>verbi gratia, temperatam dicentes, cum talis sit, qua-<text:line-break/>lis maxime ficus esse natura debeat </text:span><text:span text:style-name="T64">ι </text:span><text:span text:style-name="T78">rursus canem,<text:line-break/>suem, equum et hominem, cum eorum quisque pro</text:span></text:p>
      <text:p text:style-name="P51"><text:span text:style-name="T93">1<text:tab/>. </text:span><text:span text:style-name="T107">t</text:span></text:p>
      <text:p text:style-name="P10"><text:span text:style-name="T78">sua natura optime se habeat Optime vero se habere<text:line-break/>aliquid pro sua natura ex ipsis functionibus intelligi-<text:line-break/>tur: quippe animal ac stirpem quamlibet tum optime<text:line-break/>se habere dicimus, cum optime, suam functionem ' ob-<text:line-break/>eunt: ficus eninr virtus bonitasque est, ' optimas pluri-<text:line-break/>rnasque ficus ferrer- </text:span><text:span text:style-name="T78">ad </text:span><text:span text:style-name="T78">eundem modum vitis, pluri-<text:line-break/>mas optirnasque uvas afferre: equi vero, quam velocissi-<text:line-break/>rne currere: canis, ad venationes quidem, et tutelam<text:line-break/>quam animosissimum, ad domesticos- * quam mitissimum<text:line-break/>esse. Haec igitur omnia (animalia dico et stirpes), op-<text:line-break/>simam mediamque habere in suo genere temperiem di-<text:line-break/>cenrus , non - utique' abloluto .’ sermone , cum paritas<text:line-break/>exacta contrariorum in iis non fit, fed cum ea medio-<text:line-break/>critas, quae pro ejus potestate est,-, lis adsit. Ejus-<text:line-break/>modi aliquid et justitiam esse dicimur., non quae pon-<text:line-break/>dere et mensura, fed quae eo, quod pro dignitate con-<text:line-break/>venit, aequalitatem explorat. Est igitur temperaturae<text:line-break/>aequalitas in omnibus temperatis animalibus stirpibusque,<text:line-break/>non </text:span><text:span text:style-name="T93">ea,</text:span><text:span text:style-name="T78"> quae ex pari elementorum commixtorum specta-</text:span></text:p>
      <text:p text:style-name="P10"><text:span text:style-name="T78">tur mole, sed quae tum animalis, tum stirpis naturae<text:line-break/>convenit: convenit autem alias, ut humidum sicco, etfriffi-<text:line-break/>dum calido praeponderet. Neque enim similem habere tem-<text:line-break/>peraturam debent homo, leo, apis et canis. Ergo<text:line-break/>-ad quaerentem,- cujus sit temperamenti homo, equris,<text:line-break/>lios, canis, aliudve- quodlibet, non est absoluto ser-<text:line-break/>mone respondendum: non enim fieri potest, ut, qui ad<text:line-break/>ea, quae multis modis sunt dicta et inter se diversa, uno<text:line-break/>modo respondet, non coarguatur, Oportet igitur duo-<text:line-break/>rum alterum, aut omnes percensere differentias, aut<text:line-break/>percontatum prius, de'qua rogaverit, illam solam dice-<text:line-break/>re. Nam si, ut in animalibus, cujus esset t.emperanren-<text:line-break/>ti, rogabat, ad id quod medio est inter omnia ani-<text:line-break/>rnalia temperamento respicientes , respondere ei opor-<text:line-break/>tet: si absolute atque ut ad omnem substantiam, </text:span><text:span text:style-name="T78">sic<text:line-break/></text:span><text:span text:style-name="T78">jam contraria quae sunt in eo comparare inter se opor-<text:line-break/>tet, atque aestimare haudquaquam ad actiones tempe-<text:line-break/>liem referentes , sed ad elementorum proportiones f<text:line-break/>sin huic cuipiam memhratim comparans rogabat, uti-</text:span></text:p>
      <text:p text:style-name="P10"><text:span text:style-name="T78">que ad illud solum conferendo est respondendum. Jam<text:line-break/>minus etiam, si individuorum cujuslibet, Dionis verbi<text:line-break/>gratia, vel hujus canis, rogemur quaenam fit .substan-<text:line-break/>tiae temperatura, est simplex danda respousio: dabitur<text:line-break/>enim hinc sophist.is ad calumniam occasse non parva.<text:line-break/>Nam si calidi esse temperamenti et sicci Dionem dicas,<text:line-break/>facillime licebit illis partim hominem, quemlibet, qui<text:line-break/>calidioris quam Dion sit et siccioris temperamenti, pro-'<text:line-break/>ponentibus, ut ad illum humidum frigidum que Dionem<text:line-break/>dicere: partim aliud quodvis animans .stirpemve, verbi<text:line-break/>gratia leonem, aut canem, , atque his hurnidiorem ac<text:line-break/>frigidiorem asserere Dionem. Quisquis igitur nec ipfe<text:line-break/>scfe fallere nec ab alio falli volet, huic opus est ab his<text:line-break/>substantiis, quae simpliciter calidae, frigidae, humidne,<text:line-break/>siccae dicuntur, incipere, atque ita transire ad reliquas:<text:line-break/>ac primum quidem illud ipsum in his exploratum babe-<text:line-break/>re, ne has quidem, tametsi maxime videntur absoluto</text:span></text:p>
      <text:p text:style-name="P10"><text:span text:style-name="T78">sermone dici,, quo mitius ad mediocre-ejusdem generis<text:line-break/>comparentur, effugere. Veluti enim canem medio tem-<text:line-break/>peramento esse omnium canum dicimus, cum puri spa-<text:line-break/>tio distat ab extremis, ita substantiam medio esse tem-<text:line-break/>peramento dicemus, cum pari modo ab extremis abest,<text:line-break/>quae scilicet et prima omnium sunt et elementa. Porro aberit<text:line-break/>pari modo ab extremis, cum ea continebit aequaliter inter<text:line-break/></text:span><text:span text:style-name="T93">fe</text:span><text:span text:style-name="T78"> mixta. Quae autem supra citrave hanc temperies<text:line-break/>erit, eam calidam, frigidam, humidam vel siccam,<text:line-break/>dicemus, simul ei, quae media est, conferentes, 'simul-<text:line-break/>que contrariorem elementorum examen in ea lacientes:<text:line-break/>qua nimirum ratione simpliciter eam calidam, frigidam,<text:line-break/>humidam ficcanrve pronuuciabimus:- ubi vero eum medio<text:line-break/>temperamento conseriinus, non. simpliciter, sed quod<text:line-break/>ad mediocre ejusdem generis fic fe habet. Porro genus<text:line-break/>carum fubstantia est;, oumia enim fissi hanc ut strpre-<text:line-break/>rnum genus cadunt, -.tum animata, tum inanimata: est-<text:line-break/>que haec hominis, canis, platani, sicns, aeris, fer-</text:span></text:p>
      <text:p text:style-name="P10"><text:span text:style-name="T64">. </text:span><text:span text:style-name="T78">ri, aliorum denique omnium commune gentis. Sub<text:line-break/>ea vero sunt </text:span><text:span text:style-name="T78">alia </text:span><text:span text:style-name="T78">genera permulta, anluial quidem,<text:line-break/>avis-, . piscis: stirps, arbores et herbae: aris, aqui-<text:line-break/>lae et corvi: </text:span><text:span text:style-name="T78">piscis</text:span><text:span text:style-name="T78">, lupi et rhombi; simili modo<text:line-break/>oleae et ficus genus est arbor-: anagallidos et paeoniae<text:line-break/>herba. Jam haec ultima funt genera eoque species ap-<text:line-break/>pellantur, corvus, rhombus, ficus, anagallisi simi-<text:line-break/>liter homo, et bos, et canis. Ac superne quidem<text:line-break/></text:span><text:span text:style-name="T78">* </text:span><text:span text:style-name="T78">descendentibus, haec ultima sunt genera, prolude spe-<text:line-break/>cies dictae: inferne vero ascendentibus, ab individuis<text:line-break/>scilicet fubstantiis, prima sunt: indicatumque alio ope-<text:line-break/>re est, merito omnia,- quae media sunt luter prima </text:span><text:span text:style-name="T93">gene-<text:line-break/>ra'et</text:span><text:span text:style-name="T78"> individua, simul genera et species a veteribus no-<text:line-break/>minari.</text:span></text:p>
      <text:h text:style-name="P5" text:outline-level="2">Cap. VII.</text:h>
      <text:p text:style-name="P8"><text:span text:style-name="T78">Ergo cum definita significata jam sint,<text:line-break/>ac clare </text:span><text:span text:style-name="T93">indicatura,</text:span><text:span text:style-name="T78"> quemadmodum tum absoluto, tum<text:line-break/>non absoluto sermone calidum</text:span><text:span text:style-name="T78">, </text:span><text:span text:style-name="T78">frigidum, humidum</text:span></text:p>
      <text:p text:style-name="P10"><text:span text:style-name="T78">siccumve corpus aliquod'pronuncrandum fit, quaerendae<text:line-break/>deinceps eorum sunt notae: quanquanr hic quoque de-<text:line-break/>cernere prius de nominibus oportet, quae in sequentem<text:line-break/>scrmonem necessario lucident : simus explicare rem<text:line-break/>quandam, quae potestate jam monstrata prius est, non<text:line-break/>tamen ab omnibus, qui hos commentarios evolvent, fa-<text:line-break/>cile saltem intelligi potest. Itaque' de nominibus prius<text:line-break/>loquutus, mox ad rem revertar. Quod calidum, frigi-<text:line-break/>dum, humidum siccumve non unum aliquid simpliciter signi-<text:line-break/>frcent, ubi de corporibus dicuntur, prius est indicatum:<text:line-break/>quod autem et solae ipsire </text:span><text:span text:style-name="T78">in </text:span><text:span text:style-name="T78">corporibus qualitates circa<text:line-break/>corpora, quae eas suscipiunt, sic interim nominentur, id<text:line-break/>quidem, ut nondum est dictum, ita nunc dici est tem-<text:line-break/>pestivum. Quemadmodum nomen albi tum de colo-<text:line-break/>re enunciant, cum ita loquuntur,, contrarius est albus<text:line-break/>color nigro: tum de corpore, quod colorem suscepit,<text:line-break/>cum scilicet oloris corpus album dicunt : ita et calidi<text:line-break/>nomen tum de qualitate affirmant ipsa, tanquam si.</text:span></text:p>
      <text:p text:style-name="P11"><text:span text:style-name="T78">caliditatem appellarent: tum vero de corpore, quod ca-<text:line-break/></text:span><text:span text:style-name="T78">. </text:span><text:span text:style-name="T78">liditatem sustinet: quippe qualitatem a corpore, quod<text:line-break/>eam suscepit, diversam habere naturam quandam pro-<text:line-break/>priam existimare oportet, veluti in opere de elementis<text:line-break/>est indicatum. CaIiditas quidem qualitas est, eadem<text:line-break/>vero et calidum dicitur; veluti et albedo album: ip- '<text:line-break/>sum vero corpus calidum unum hoc, nomen tantummodo<text:line-break/>obtinet, calidum, sicuti album: ' nunquam tamen cali-<text:line-break/>ditas vel albedo corpus ipsum dicitur. Ad eundem mo-<text:line-break/>dum siccum, frigidum et humidum nominantur tum<text:line-break/>ipsum corpus, tum qualitas </text:span><text:span text:style-name="T64">ι </text:span><text:span text:style-name="T78">non tamen , corpus fri- </text:span><text:span text:style-name="T78">-<text:line-break/></text:span><text:span text:style-name="T78">giditas, humiditas vel -siccitas appellatur, . quemadmo-<text:line-break/>dum quae in eo est qualitas. Haec cum sic sc habeant,<text:line-break/>aequum est, cum vel caliditatem , vel frigiditatem<text:line-break/>disputans quis profert, nullam exoriri captionem, quod<text:line-break/>Iolae qualitates his indicentur nominibus': at calidum<text:line-break/>frigidum ve cum dicit, quando et qualitas ita et quod<text:line-break/>eam suscepit corpus. nOininatur, facile fit ei, qui red-</text:span></text:p>
      <text:p text:style-name="P52"><text:span text:style-name="T78">i<text:tab/></text:span><text:span text:style-name="T108">(</text:span></text:p>
      <text:p text:style-name="P11"><text:span text:style-name="T78">arguere studet, ut, quod a loquente non significatur,<text:line-break/>id, quo possit reprehendere, accipiat.. Ejusmodi enim<text:line-break/>rem faciunt et aphorismo illi contradicentes, </text:span><text:span text:style-name="T78">in </text:span><text:span text:style-name="T78">quo<text:line-break/>Hippocrates, Augescentia, inquit, corpora plurimum<text:line-break/>habent lunatum calidum: neque enim esse corpus ali-<text:line-break/>quod ipsum lunatum animali calidum ab Hippocrate di-<text:line-break/>ci intelligentes, neque id quid sit usquam quaerentes,<text:line-break/>scd de sola qualitate, quam scilicet, caliditatem </text:span><text:span text:style-name="T78">appellar<text:line-break/></text:span><text:span text:style-name="T78">mus, nomen id dici praesumentes, sio dictum </text:span><text:span text:style-name="T78">ejus're-<text:line-break/></text:span><text:span text:style-name="T78">fellere parant Et jam apparet, quod de liomony-<text:line-break/>rnia distinguere tametsi sit res parva, taiuen lu rerum<text:line-break/>usu non levis repetitur momenti</text:span></text:p>
      <text:h text:style-name="P5" text:outline-level="2">Cap. VIII.</text:h>
      <text:p text:style-name="P8"><text:span text:style-name="T78">Verum cum hoc quoque abunde sit de-<text:line-break/>finitum, rursum id quod fuperest repetamus. Cum<text:line-break/>humiditas, et siccitas, et caliditas, et frigiditas sin-<text:line-break/>cerae quaedam et impermixtae qualitates sint, quae-<text:line-break/>cunque has suscepere corpora, ea calida et frigida, sic-<text:line-break/>ca </text:span><text:span text:style-name="T78">et </text:span><text:span text:style-name="T78">humida prorsus exacteque sunt. Atque haec mihi</text:span></text:p>
      <text:p text:style-name="P11"><text:span text:style-name="T78">omnium; quae fiunt et corrumpuntur, elementa intelli-<text:line-break/>ge </text:span><text:span text:style-name="T93">-r</text:span><text:span text:style-name="T78"> reliqua corpora vel animalium , vel stirpium,<text:line-break/>vel inanimorum omnium, veluti aeris, ferri, lapi-<text:line-break/>dum, lignorum, in medio primorum illorum collocata<text:line-break/>esse: nullum enim horum vel ad summum calidum,<text:line-break/>vel ad summum frigidum, vel ad summum humidum,<text:line-break/>vel ad summum siccum est, sed vel medium prorsus<text:line-break/>contrariofum, ita ut nihllo magis fit calidum quam<text:line-break/>frigidum, aut humidum quam siccum, vel ad alterum con-<text:line-break/>trariorum est propensum, ita ut magis' sit calidum<text:line-break/>quam frigidum, vel magis sit humidum quam siccum.<text:line-break/>Ac fi quidem medium plane fit in utroque contrariorum<text:line-break/>genere, ita ut non magis sit calidum quam frigidum,<text:line-break/>aut humidum quam siccum, eucraton id, id est tem-<text:line-break/>peratum, simpliciter dicetur: sin alterum contrariorum<text:line-break/>10 per et; sive in altera oppositione, sive in utraque id<text:line-break/>fit, non etiam dicetur eucraton. Ac si calidum magis<text:line-break/>sit quam frigidum, quod magis est, id appellabitur: idem<text:line-break/>statuendum de sicco et humido: ad eundem modum 11<text:line-break/></text:span><text:span text:style-name="T78">i</text:span></text:p>
      <text:p text:style-name="P11"><text:span text:style-name="T78">frigidum magis sit, nominabitur frigidum; at si in<text:line-break/>utraque oppositione alterum superet, siye calidum<text:line-break/>una eum hurnido, sive calidum simul cum sicco</text:span><text:span text:style-name="T78">, </text:span><text:span text:style-name="T78">sive<text:line-break/>frigidum simus cum hurnido sive frigidum una cum<text:line-break/>sicco, utique pro vincente sortietur id corpus appella-<text:line-break/>tionem. Et has quidem quatuor intemperies, ut supra<text:line-break/>diximus, plurimi norunt tum medici, tum phrloso-<text:line-break/>phi: reliquas quatuor, quae ex dimidio harum consti-<text:line-break/>tutae sunt, nescio quomodo derelinquunt, sicut etiam<text:line-break/>eam, quae prima omnium optimaque est temperies. Cae-<text:line-break/>terum quod superante calido liceat nihilo magis humi-<text:line-break/>dam esse quam siccam temperiem (quod utique ad hanc<text:line-break/>spectet conjugationem), id vel ex iis, quae jam dicta sunt,<text:line-break/>manifestum arbitror. Facile autem est, etiamsi nihil<text:line-break/>esset praedictum, id colligere, concedentibus semel il-<text:line-break/>lis saltem, alteram esse temperiem humidam et cali-<text:line-break/>dam, alteram siccam et calidam. Si namque necessa-<text:line-break/>iium omnino non est siccam esse, quae calida sit, sed li-<text:line-break/>cet eam-et humidam esse, licebit utique et mediam esset</text:span></text:p>
      <text:p text:style-name="P11"><text:span text:style-name="T78">propior namque siccae temperaturae media est quam<text:line-break/>humida. Ad eundem modum - est et frigida quaedam<text:line-break/></text:span><text:span text:style-name="T78">z </text:span><text:span text:style-name="T78">temperies altera, in qua nimirum frigidum praepollet:<text:line-break/>hanc tamen nec humidam esse nec siccam est necesse,<text:line-break/>fed potest inter has et media esse. Rursus enim luo<text:line-break/>quoque eandcrn afferes rationem , nempe, si necesse<text:line-break/>non est frigidam temperiem esse humidam, scd licet et<text:line-break/>siccam eam fieri, manifestum est, mediam quoque esse<text:line-break/>posse, quippe quae vicinior hurnidae est quam ficca.<text:line-break/>Ergo veluti duae intemperies in altera oppositione funt<text:line-break/>monstratae, altera calida tantum, altera frigida: sic<text:line-break/>in altera -oppositione duae aliae statuantur, altera sicca<text:line-break/>tantum, altera humida, mediocriter scilicet sese ha-<text:line-break/>bentibus calido </text:span><text:span text:style-name="T78">et </text:span><text:span text:style-name="T78">frigido. ‘ Iterum namque dicemus<text:line-break/>hic,quoque, sicuti necesse non est, si qua temperies sie-<text:line-break/>ca. est, hanc protinus calidam quoque esse, fed fieri<text:line-break/>potest, ut etiam frigida sit, ita sieri potest, ut quae-<text:line-break/>piam nec calida sit, nec frigida, fed in hac quidem op-</text:span></text:p>
      <text:p text:style-name="P10"><text:span text:style-name="T78">positione </text:span><text:span text:style-name="T78">eucratos, </text:span><text:span text:style-name="T78">id </text:span><text:span text:style-name="T78">est </text:span><text:span text:style-name="T78">temperata, </text:span><text:span text:style-name="T78">in altera </text:span><text:span text:style-name="T78">sicca.<text:line-break/>Simili modo </text:span><text:span text:style-name="T78">nec , </text:span><text:span text:style-name="T78">humidam temperiem necesse est cali-<text:line-break/>dam frrgidamve esse, scd eam mediam esse inter hujus<text:line-break/>oppositionis extrema licet. Si igitur- necesse non est,<text:line-break/>nt vel intemperiem, quae iu calido est et frigido, fe-<text:line-break/>quatur ea, quae est in altera oppositione intem-<text:line-break/>peries, vel hanc, quae in illa: licebit aliquando et<text:line-break/>naturam, quae in caliditate et frigiditate temperata sit,<text:line-break/>vel siccam esse vel humidam : invicemque , quae<text:line-break/>lu 'his temperata sit , vel calidam esse vel fri-<text:line-break/>gidam: ita ut sint et hae ab iis, quas priores tum<text:line-break/>medici tum philosophi nobis tradiderunt, quatuor<text:line-break/>diversae intemperies medioque loco positae inter tera-<text:line-break/>peratos habitus et eos, qni in utraque oppositione funt<text:line-break/>intemperati. Qni. namque in summo est temperatus,<text:line-break/>is neutram oppositionem habet superantem; qui vero<text:line-break/>adversus hunc est: intemperatus, utramque habet vitio-<text:line-break/>sam; medium sortitur locum, qui in altera quidem est tem-<text:line-break/>peratus, in altera intemperatus; qni utique et ex. di-</text:span></text:p>
      <text:p text:style-name="P10"><text:span text:style-name="T78">midio temperatus, et ex dimidio intemperatus cum sit;<text:line-break/>merito medius dici potest inter eum, qui ex toto est<text:line-break/>temperatus, et eum, qui ex toto est intemperatus. Et<text:line-break/>si quidem haec sic sc habent, sicut certe fe habent,<text:line-break/>cur novem dicere universas temperatorum differentias<text:line-break/>dubitemus? temperatam quidem unam, non tempera-<text:line-break/>tas octo: quarum quatuor simplices sint, humida, sicca, -<text:line-break/>calida </text:span><text:span text:style-name="T78">et </text:span><text:span text:style-name="T78">frigida: quatuor compositae; humida simul<text:line-break/>et calida, sicca pariter et calida, frigida simul et hu-<text:line-break/>mida, frigida'simul et sicca.</text:span></text:p>
      <text:h text:style-name="P5" text:outline-level="2">Cap. IX.</text:h>
      <text:p text:style-name="P8"><text:span text:style-name="T78">In quolibet vero jam dictorum tempera-<text:line-break/>mentorum permagnus est excessus defectusque non in<text:line-break/>iis modo, quae simplicis funt, scd etiam in composi-<text:line-break/>tisiuridque tum in tota substantia,, tum </text:span><text:span text:style-name="T93">vero</text:span><text:span text:style-name="T78"> in uno-<text:line-break/>quoque genere. Si cui igitur agnoscendorum tempera-<text:line-break/>mentomnr cura est, incipiat exercitationem oportet ab<text:line-break/>iis in quolibet genere naturis, quae temperatae mediae-<text:line-break/>que funt; quippe qui, si his -alias comparet, facile,</text:span></text:p>
      <text:p text:style-name="P10"><text:span text:style-name="T78">quod lu quavis superet deficiatve, invenerit Ergo<text:line-break/>primum de iis, quae simpliciter loquentibus temperata<text:line-break/>intemperataque dicuntur, agendum: quae scilicet in<text:line-break/>omni generata substantia, non in solis animalibus et<text:line-break/>sticpibus, disquirenda diximus. Porro hic quoque tan-<text:line-break/>tillum saltem distinguere de nominibus conveniet, ut<text:line-break/>calida temperies alia jam energia, id est, actu, sit,<text:line-break/>alia potestate: tum ut potestate ea esse dicamus, quae,<text:line-break/>ouod dicuntur, id nondum sint, Ied facile id fieri<text:line-break/>possint, quoniam naturalem, ut id fiant, aptitudinem<text:line-break/>sint adepta. Igitur primum de iis, quae actu calida,<text:line-break/>frigida, humida et sicca funt, disseramus, auspicati<text:line-break/>ab universa substantia, mox ad animalia et stirpes<text:line-break/>descensuri ita enim consummationem habebit, quod<text:line-break/>institutum nobis est. Quoniam igitur, quod in omni<text:line-break/>genere maximeque in universa substantia medium est,<text:line-break/>id ex mixtione extremorum constatur, utique conve-<text:line-break/>niet, ut tum intelligentia ejus, tum dignotio </text:span><text:span text:style-name="T93">ex.</text:span><text:span text:style-name="T78"> illis<text:line-break/>sumatur. Ac lutelligentia quidem facillima, est: quippe</text:span></text:p>
      <text:p text:style-name="P10"><text:span text:style-name="T93">a</text:span><text:span text:style-name="T78"> calidissimo omnium, quae sub sensum veniunt, veluti<text:line-break/>igne aut quapiam aqua, quae ad summum sit fervens,<text:line-break/>ad id , quod omnium, quae nobis apparent, est frigi-<text:line-break/>dissimum ; veluti glaciem et nivem venientes,. aestima-<text:line-break/>to inter ea jntervallo, ad unguem id in medio dividi-<text:line-break/>mus: sic enim symmetron,. quod scilicet ab utroque<text:line-break/>extremorum pari abest spatio, intellectu comprehende-<text:line-break/>mus. Quin etiam id nobis praeparare' licet mifcen-<text:line-break/>tibus aquae ferventi parem modum glaciei; quod .enim<text:line-break/>ex ambobus est mixtum, pari intervallo ab utroque ex-<text:line-break/>tremorum aberit, et eo quod urit, et eo quod frigore<text:line-break/>stupefacit. Non est igitur difficile </text:span><text:span text:style-name="T93">ei,'</text:span><text:span text:style-name="T78"> qui ita mixtum<text:line-break/>tetigerit, medium universae substantiae in calidi frigi-<text:line-break/>dique oppositione habere, ejusque meminisse, atque<text:line-break/>alia omnia illi veluti normae adaptata judicare, Qulu<text:line-break/>etiain, si'terram, quae sicca sit, vel cinerem, vel<text:line-break/>tale aliquid, quod plane sit aridum, pari aquae modo<text:line-break/>imbueris, inedium in sicci hurnidique oppositione cor-<text:line-break/>pus effeceris.- Ergo ne hic quidem difficile est, ubi</text:span></text:p>
      <text:p text:style-name="P10"><text:span text:style-name="T78">visu pariter tactuque ejusmodi corpus noveris,' merno-<text:line-break/>riae id infigere, eoque </text:span><text:span text:style-name="T78">ad </text:span><text:span text:style-name="T78">humidorum ac siccorum,<text:line-break/>quae deficiant superentve , agnitionem pro norma<text:line-break/>exemplarique uti. Porro corpus, de quo judicandum<text:line-break/>est, mediocriter calens esto: nam hoc ipsum hurnidi<text:line-break/>siccique medium corpus, - si ad summum calorem iri-<text:line-break/>gusve sit perductum, - salsam interim imaginationem ex-<text:line-break/>citabit</text:span><text:span text:style-name="T64">ι </text:span><text:span text:style-name="T78">videhiturque, quam fit mediocre, aliquando<text:line-break/>humidius, aliquando ficcius: quippe, fi liberalius ca-<text:line-break/>lefiat, liquatum jam ac fluens, humidioris fnbstan-<text:line-break/>tiae phantasiam de sc praebebit: contra, refrigeratum<text:line-break/>plus justo, consistit ac cogitur, immobileque redditur,<text:line-break/>et durum tangenti apparet: unde, etiam falsam siccitatis<text:line-break/>imaginationem exhibet: quod si, veluti hnmidi siccique<text:line-break/>parem modum habet, sic caloris ac frigoris sit in me-<text:line-break/>dio , nec durum nec molle tangenti apparebit id cora<text:line-break/>pus. Atque tota quidem ejusmodi corpora -per tota fe<text:line-break/>miscendi; calidum, inquam, frigidum, siccum et hu-<text:line-break/>inidnm, homini facultas non est: terra enim aquae</text:span></text:p>
      <text:p text:style-name="P10"><text:span text:style-name="T78">confusa miscetur quidem (quatenus scilicet rideri cui-<text:line-break/>piam possit) . atque ita tota toti contemperatur: caete-<text:line-break/>rurn appositio exiguarum partium ea est,.' nequaquam<text:line-break/>totorum per tota mixtio: sed ambo ea per tota misce-<text:line-break/>re Dei vel naturae est opus: magisque etiam, si ca-<text:line-break/>lidum ac frigidum luter fe tota .per tota miscenda<text:line-break/>siut. Attamen appositionem ejusmodi efficere, ut sen-<text:line-break/>sum effugiunt singula simplicium corporum, non solum<text:line-break/>naturae opus Deive est, scd etiam nostrum; neque<text:line-break/>enim difficile est tali mixtione lutum, quod medium<text:line-break/>sicci humidique sit</text:span><text:span text:style-name="T108">;</text:span><text:span text:style-name="T78">, moliri </text:span><text:span text:style-name="T93">z</text:span><text:span text:style-name="T78"> simili modo et quod<text:line-break/>calidi et frigidi sit medium: videhiturque tibi ejus-<text:line-break/>modi corpus in calore et frigore temperatum, imo<text:line-break/>etiam in duritiae mollitiaeque medio statu esse. Id au-<text:line-break/>tem genus est hominis cutis, utpote omnium extremo-<text:line-break/>rum, calidi, frigidi, humi di , sicci,' vere media,<text:line-break/>maximeque ea, quae est in manu : haec enim omnium<text:line-break/>ienfiliurn veluti norma futura erat, tactus nimirum in-</text:span></text:p>
      <text:p text:style-name="P10"><text:span text:style-name="T78">stramentum prudentissimo animalium proprium ab ipsa<text:line-break/>natura praeparata: quo magis eam ab omnibus extremis,<text:line-break/>calido, luquam, frigido, sicco et hurnido, pari ab-<text:line-break/>esse intervallo oportuit. Jam utique et constat ex ho-<text:line-break/>rum omnium aequis portionibus, -non compositis modo,<text:line-break/>scd etiam per totas fe mixtis; quod nostrum, plane<text:line-break/>nemo efficere potest, fed est naturae opus. Quaecun-<text:line-break/>que igitur partes cute funt duriores, yeluti ossa, car-<text:line-break/>tilaglues, ' cornua, pili, ungues , ligamenta</text:span><text:span text:style-name="T78">, </text:span><text:span text:style-name="T78">ungu-<text:line-break/>lae, calcaria, lu his omnibus siccum praevalet: - quae-<text:line-break/>cunque vero molliores sunt, ficuti sanguis, pituita,<text:line-break/>sevum, adeps, cerebrum, medulla tum spinalis tum<text:line-break/>altera, in his humidi plus est, quum sicci. Qulu-<text:line-break/>etiam, quanto siccissima omnium, quae funt lu homine,<text:line-break/>pars cutem siccitate superat, tanto rursus a cute su-<text:line-break/>peratur , quae est hunridissima. Porro videtur nunc<text:line-break/>disceptatio nostra ea, quae utilissima sunt, attingere;<text:line-break/>ac docere simul, quod tum-animalium, tum vero alio-<text:line-break/>ium omnium corporum temperatissimus sit homo: simuI</text:span></text:p>
      <text:p text:style-name="P10"><text:span text:style-name="T78">quod omnium; quae in eo funt, partieularum cutis,<text:line-break/>quae intra manum habetur, omnis excessus plane sit<text:line-break/>expens. Rursus igitur hic orationem sistentes aesti-<text:line-break/>memus , quisnam sit optime temperatus homo, quem sci-<text:line-break/>licet totius substantiae, vel potius tum hominum, tum<text:line-break/>reliquorum animalium melium, veluti regulam et nor-<text:line-break/>mam, statuentes, reliquos omnes huic collutos calidos, frigi-<text:line-break/>dos, humidos siccosve dicere oporteat. Concurrant ergo<text:line-break/>oportet in hoc homine multae notae: quippe et cum<text:line-break/>universa substantia collatus medius apparere in ea de-<text:line-break/>bet,. et magis etiam cum homiuibus et bestiis. A</text:span><text:span text:style-name="T108">c</text:span><text:span text:style-name="T78"> medii<text:line-break/>quidem in universa substautia communes notae dictae<text:line-break/>jam sunt: quae vero in animalium speciebus notantur,<text:line-break/>actionis perfectione, quae cuique sit conveniens , judi-<text:line-break/>cantur. Convenit autem homini, ut sit fapientissiinus:<text:line-break/>cani, ut mitissimus pariter sit et acerrimus: leoniut<text:line-break/>tantum sit fortissimus: sicuti ovi, ut sit tantum mitissi-<text:line-break/>nia. Jam vero, quod corporis actiones consentientes</text:span></text:p>
      <text:p text:style-name="P10"><text:span text:style-name="T78">esse animi moribus oporteat, tum Aristoteli lu iis, quae<text:line-break/>de- partibus /animalium scripsit; tum vero nobis alibi<text:line-break/>nihilominus est monstratum. Ac methodus quidem haec<text:line-break/>est. Exercitari vero, ut non in singulis modo anima-<text:line-break/>lium generibus, sed etiam in universis medium prompte quis<text:line-break/>noscat, id cujuslibet homiuis non est, scd diligentis in<text:line-break/>primis, qui per longam experientiam et multam omnium<text:line-break/>particularium . peritiam invenire medium queat. . Quip-<text:line-break/>pe .ad eum modum plastae, pictores, statuarii;, alii<text:line-break/>denique fictores, quae pulcherrima in omni specie funt,<text:line-break/>tum pingunt, tum fingunt, veluti hominem fpeciosissi-<text:line-break/>rnnm , equum, . bovem, leonem, ad id, </text:span><text:span text:style-name="T78">. </text:span><text:span text:style-name="T78">quod<text:line-break/>medium est in illa fpecie, collineantes. Lau-r<text:line-break/>dantque homines quandam Polycleti statuam, canonem<text:line-break/>appellatam, inde adeo id nomen forti tam, quod par-,<text:line-break/>tium luter fe omnium commoderationein ad unguem ha-, -<text:line-break/>beat. Habet autem, quem nunc quaerimus , plus<text:line-break/>aliud, quam canon ille, cum non. solum humoris ac<text:line-break/>siccitatis,' caliditatis et frigiditatis in medio consistat</text:span></text:p>
      <text:p text:style-name="P10"><text:span text:style-name="T78">is, qui ita eusarcos, u e. quadratus, est homo, scd<text:line-break/>etiam' optimam formationem fit adeptus: quae fortasse<text:line-break/>bonam quatuor elementorum temperiem est comitata:<text:line-break/>fortasse diviniorem aliquam fuperne originem habet.<text:line-break/>Caeterum prorsus eucraton esse hujusmodi hominem, id<text:line-break/>vero est necessarium: quippe mediocritas in carne ex<text:line-break/>mediocritate temperamenti provenit. Protinus autem<text:line-break/>assequitur tale corpus, ut optime ad actiones sit com-<text:line-break/>paratum</text:span><text:span text:style-name="T108">-</text:span><text:span text:style-name="T78">: tum in mollitie et duritie, praeterea - cad<text:line-break/>lore ac frigore mediocriter fe habeat : atque haec<text:line-break/>omnia insint-cuti, hniusque maxime ilii parti,- quab est<text:line-break/>lutra .manum, scilicet quae calium nullum ejusmodi:<text:line-break/>contraxit, qualis in remigibus et fossoribus cernitur.<text:line-break/>Cum enim gemini usus caufa manus sint factae, tactu<text:line-break/>discernendi et rem quampiam comprehendendi, uti-<text:line-break/>que quae molles funt, . ad exquisitius fungendum, du-<text:line-break/>rae </text:span><text:span text:style-name="T93">ad</text:span><text:span text:style-name="T78"> aliquid majore vi capiendum magis funt ido-<text:line-break/>neae. Quiuetiam cutis, quae non folum omnium ho- </text:span><text:span text:style-name="T78">.<text:line-break/></text:span><text:span text:style-name="T78">minis partium, fed etiam universae, quae generationi<text:line-break/>corruptionique subjicitur, substantiae media est, ea nec</text:span></text:p>
      <text:p text:style-name="P53"><text:span text:style-name="T70">,<text:tab/></text:span><text:span text:style-name="T70">*<text:tab/></text:span><text:span text:style-name="T93">-f.<text:tab/></text:span><text:span text:style-name="T70">.<text:tab/></text:span><text:span text:style-name="T93">'i</text:span></text:p>
      <text:p text:style-name="P54"><text:span text:style-name="T78">callosa, nec dura lapidea ve est, sed fecundum matu-<text:line-break/>ram. le habens, quo scilicet cutis genere maxime per-<text:line-break/>fectum esse tactum.censemus. Ac quod in -duritie' et<text:line-break/>mollitie medium omnium particularum locum sit sortita,<text:line-break/>abunde liquet: quod autem et in calore ac frigore,<text:line-break/>similiter se habeat, ex ejus substantia maxime intelligas<text:line-break/>licet: est enim veluti langulae praestitus nerviis, qui<text:line-break/>sit </text:span><text:span text:style-name="T93">inter*</text:span><text:span text:style-name="T78"> nervum' orcarnem quiddam plane medium,<text:line-break/>ut . si ex mixtis utrisque constitueretur.'<text:tab/>Caeterum</text:span></text:p>
      <text:p text:style-name="P15"><text:span text:style-name="T78">nervus omnis exangurs et frigidus: caro multi sanguis -<text:line-break/>nis. et &gt;calida: media inter utrumque est cutis, nec*<text:line-break/>plane exanguis, ..ut nervus, nec sanguine abundans,<text:line-break/>ut caro. Si igitur hunc omnium animalis partium vo-<text:line-break/>luti normam judicemque proponens reliqua illis con-<text:line-break/>feras, atque ad eam examines, octo diversas internpe-<text:line-break/>ries in eis invenies. Jamque. membratim tibi de omni-<text:line-break/>bus deinceps disseram. Humidissimum frigidissiiuumque<text:line-break/>in corpore pituita, est: calidissimum .sanguis; non ta-</text:span></text:p>
      <text:p text:style-name="P10"><text:span text:style-name="T78">men est is perinde hurnidus, nt pituita: siccissimum<text:line-break/>ac frigidissimum- est pilus: minus eo et frigidum et<text:line-break/>siccum est os: hoc vero minus siccum </text:span><text:span text:style-name="T93">est cartilago;,<text:line-break/>proxime hanc sequitur</text:span><text:span text:style-name="T78"> ligamentum, et quem composito<text:line-break/>nomine chondrosyndesrnon, L e. cartilagineum ligamen-,<text:line-break/>tum,. vocante post hunc tendo; deinceps membrana,<text:line-break/>et arteria et vena, ipsa scilicet corpora vasorum: suc-<text:line-break/>cedunt deinde nervi duri. Molles autem nervi lu hu-<text:line-break/>rniditate et siccitate mediam naturam; sicuti cutis, obti-<text:line-break/>nenti.nam in altera oppositione, quae est calidi et<text:line-break/>frigidi, nervus mollis </text:span><text:span text:style-name="T78">in </text:span><text:span text:style-name="T78">medio non est, sed tantum<text:line-break/>ei defit de calore, quantum de sanguine. Ita vero<text:line-break/>et-reliqua - omnia prius dicta tanto funt cute frigidiora,<text:line-break/>quanto minus habent sanguinis. Etlam tunicae ipsae,<text:line-break/>maxime sanguineorum vasorum, arteriarum dico et<text:line-break/>venarum, non fidum exangues sunt, sed etiam frigi-<text:line-break/>dae natura;. contactu tamen sanguinis, calefiunt, atque<text:line-break/>ad medium temperamenti statum veniunt. Sanguis vear<text:line-break/>ro ipse, a corde suum .accipit calorem ; quippe id </text:span><text:span text:style-name="T93">vifcuts</text:span></text:p>
      <text:p text:style-name="P10"><text:span text:style-name="T78">natura tum omnium . animalis particularum maxime<text:line-break/>sanguineum, tum vero calidiflhnum est : proximum<text:line-break/>illi jecur est, verum cor paulo quam cutis minus est<text:line-break/>durum, jecur multo. Itaque etiam humidius quam _<text:line-break/>cutis,- quanto scilicet est mollius. Jam vero caro hu-<text:line-break/>ruidior cute est, eadem tamen calidior: spinalis autem<text:line-break/>medulla cute est humidior, atque etiam frigidior: sic-<text:line-break/>uti hac rursus humidius est cerebrunr': cerebro autem<text:line-break/>ipfo adeps, cui concretio contingit propterea, quod<text:line-break/>membranis adjacet: crasso namque oleo est similis: eo-<text:line-break/>que congelatur, ubi cum frigidis et exanguibus par-<text:line-break/>ticulis conjungitur. At neque circa jecur coire adeps<text:line-break/>potest, neque circa arterias venasve, aut cor, .scd<text:line-break/>nec circa aliam ullam praecalidam particulam Quo-<text:line-break/>niam autem cogitur per id, quod valde est frigidum,<text:line-break/>idcirco calefacta liquatur caeterorum coagulatorum ri- -<text:line-break/>tu: at cerebrum calsactum minime liquatur, eoqne<text:line-break/>adipe minus est humidum. Porro minus humida, quam -<text:line-break/>adeps, est et pulmonum caro, ut quae nec ipsa cal-</text:span></text:p>
      <text:p text:style-name="P10"><text:span text:style-name="T64">/</text:span></text:p>
      <text:p text:style-name="P15"><text:span text:style-name="T78">facta'liquescat : jam longe etiam adipe minus humida<text:line-break/>est tum lienis tum renum caro. Omnia tamen haec<text:line-break/>cute sunt humidiora. Harum rerum demonstrationes -<text:line-break/>proximo libro tradam,' sicuti omnia, - quae ad univer- -<text:line-break/>fani de temperamentis disputationem desunt, duobus de-<text:line-break/>inceps commentariis exponam.</text:span></text:p>
      <text:p text:style-name="P15"><text:span text:style-name="T78">r;</text:span></text:p>
      <text:h text:style-name="P4" text:outline-level="1"><text:bookmark-start text:name="bookmark16"/>GALENI DE TEMPERAMENTIS LIBER<text:line-break/>SECUNDUS.<text:bookmark-end text:name="bookmark16"/></text:h>
      <text:h text:style-name="P5" text:outline-level="2">Cap. <text:span text:style-name="T120">I</text:span>.</text:h>
      <text:p text:style-name="P8"><text:span text:style-name="T78">Quod multifariam quidem dicatur humi-<text:line-break/>dum, siccum, calidum et frigidum corpus, in proxi-<text:line-break/>mo definitum est libro. Demonstratum praeterea . est,<text:line-break/>novem esse temperamentorum differentias, unam qni-<text:line-break/>dem, quae mediocris sit et eucratos, i. </text:span><text:span text:style-name="T93">e.</text:span><text:span text:style-name="T78"> temperata,<text:line-break/>reliquas omnes intemperatas, quatuor simplices, unica<text:line-break/>scilicet in quaque praepollente qualitate, vel calore, vel<text:line-break/>frigore, vel siccitate, vel humiditate : quatuor ab his<text:line-break/>diversas, in quibus utriusque oppositionis altera quali-<text:line-break/>tas exuperat: dico autem duas oppositiones, alteram,</text:span></text:p>
      <text:p text:style-name="P10"><text:span text:style-name="T78">quae est calidi et frigidi, alteram, quae est humidi et<text:line-break/>sicci. Ab his ad notas earum digressi, de temperata<text:line-break/>natura disceptavimus, quoniam haec omnium prima<text:line-break/>virtute, potentia cognitionisque ordine sit. At cum<text:line-break/>temperatum aliud absolute dictum inveniatur in universa<text:line-break/>rerum natura, aliud in singulis generibus, principio<text:line-break/>visum est de eo considerandum esse, quod communiter<text:line-break/>in universa natura aestimatur. Hujus norma judicium-<text:line-break/>que erat elementorum portionis aequalitas: ob - quam<text:line-break/>extremorum omnium medium ad unguem redditum eu-<text:line-break/>craton et symmetron (sive temperatum et mediocre<text:line-break/>mavis) dicitur. Reliqua, quae in singulis generibus<text:line-break/>temperata dicuntur ’, propriis corporum sunctionibus<text:line-break/>ufibusque judicantur: eo que fit, ut idem animalis cu-<text:line-break/>juspiam stirpisve corpus omnium, quae in eodem sunt<text:line-break/>genere, medium esse possit, id est in illo genere<text:line-break/>eucraton et mediocre; alteri vero 'cuipiam compara-<text:line-break/>tum vel stirpium vel animalium vel inanimorum ge-</text:span></text:p>
      <text:p text:style-name="P11"><text:span text:style-name="T78">»</text:span></text:p>
      <text:p text:style-name="P15"><text:span text:style-name="T78">neri, dyscraton sive intemperatum. Quippe viventis<text:line-break/>eorpns cum demortui corpore collatum humidius ca-<text:line-break/>lidiusque est r verbi gratia leo nivens leone mortuo,<text:line-break/>tum ipse se ipso, - tum alter altero calidior humi-<text:line-break/>drorque est. Atque inde adeo dictum veteribus est,<text:line-break/>animal calidum et humidum esse, non absoluto ser-<text:line-break/>mone , quod humiditas in eo calorve exuperet , (sic<text:line-break/>enim invenire est animalia sicca fiigidaque complura,-<text:line-break/>veluti culices mulionios , culices vinarios, ' muscas,<text:line-break/>apes, formicas), scd ut ad mortua colluta. Viva enim<text:line-break/>apis calidior humrdiorque quam mortua est, et formi-<text:line-break/>ca viva, quam mortua; cum homine tamen, equo<text:line-break/>boveve collata, tum aliis sanguine praeditis animali-<text:line-break/>bus</text:span><text:span text:style-name="T78">, </text:span><text:span text:style-name="T78">omnia id genus frigida siccaque temperie sunt-<text:line-break/>Quin, si ad universam naturam spectans ea' expendas,<text:line-break/>ne sic quidem, quo minus frigida siccaque fiut, ela-<text:line-break/>bantur. Veluti enim iu-unoquoque genere, uni quid a me-<text:line-break/>diocritate recessit, ab eo, quod vincit, nomen acci-</text:span></text:p>
      <text:p text:style-name="P10"><text:span text:style-name="T78">pit: itidem in universa substantia, cum aliquid me-<text:line-break/>dium transierit, non amplius eucraton, scd vel cali-<text:line-break/>dum, vel frigidum, vel humidum, vel siccum nomi-<text:line-break/>nabitur. . Monstratum enim supra est ,. homluem. non<text:line-break/>solum animalium stirpiumve , sed etiam reliquorum<text:line-break/>omnium maxime esse temperatum. Quoniam autem<text:line-break/>ex multis et dissidentibus is- conditus est partibus; ma-<text:line-break/>nifestum est, quae pars medio omnium sit temperamen-<text:line-break/>to, eam esse simpliciter temperatissimam.: quae nam-<text:line-break/>que animalis ejus, quod medii sit temperamenti, me-<text:line-break/>dia particula, est, haec '-omnium simpliciter est tempe-<text:line-break/>ratissima. Monstratum vero,est, id esse in homine </text:span><text:span text:style-name="T93">vo-<text:line-break/>catam</text:span><text:span text:style-name="T78"> cutem, atque hujus eam maxime partem, quae<text:line-break/>in manu est interna: si tamen, qualem eam natura<text:line-break/>est molita, talismerstiterit. Jam vero, quod nec cu-<text:line-break/>jusque hominis cutis medium abfolute sit universae sub-<text:line-break/>stantiae, Icd ejus, qui maxime est temperatus, dictum<text:line-break/>prius est: plurimam enim esse ipsis quoque hominibus</text:span></text:p>
      <text:p text:style-name="P10"><text:span text:style-name="T78">inter se differentiam. Verum maxime temperatus is est,<text:line-break/>qui corporis habitu medius horum extremorum apparet,<text:line-break/>gracilitatis, crassitudinis, mollitiei, duritiei, itemqne<text:line-break/>caloris et frigoris</text:span><text:span text:style-name="T78">: </text:span><text:span text:style-name="T78">invenias enim cuiuslibet hominis<text:line-break/>tangendo corpus vel mitem et halituofum calorem, velo<text:line-break/>igneum et acrem, vel horum neutrum, imo frigidita-<text:line-break/>tern qnandam praepollentem: frigiditatem autem prae-<text:line-break/>pollere, ut in animalis corpore, intelligere oportet,<text:line-break/>coque tum sanguine praedito, tum hurnido. Ac cor-<text:line-break/>pore quidem talis horno est temperatissimus. ldem ani-<text:line-break/>mo quoque medius omnino est audaciae et timoris,<text:line-break/>cunctationis et praecipitationis, misericordiae et luyi-<text:line-break/>diae: fuerit vero talis alacer, amicorum amans, hu- </text:span><text:span text:style-name="T78">-<text:line-break/></text:span><text:span text:style-name="T78">manus et prudens. Et temperatissimus quissem homo ex<text:line-break/>his . primum potissinrunrque agnoscitur; his accedunt<text:line-break/>non pauca eorum, quae ex. necessitate sequuntur.-<text:line-break/>Quippe edit bibrtque moderate: . e.t nutrimenta non </text:span><text:span text:style-name="T93">fo~<text:line-break/></text:span><text:span text:style-name="T78">lum in ventre, </text:span><text:span text:style-name="T93">fed</text:span><text:span text:style-name="T78"> etiam lu venis et in tota corpo-.</text:span></text:p>
      <text:p text:style-name="P15"><text:span text:style-name="T78">/</text:span></text:p>
      <text:p text:style-name="P10"><text:span text:style-name="T78">ris habitudine probe concoquit, omnesque (ut semel<text:line-break/>dicam) tum naturales, tum animales dictas virtutes in-<text:line-break/>culpatas habet: cum et sensuum facultatibus, et mem-<text:line-break/>brorum motibus optimis sit praeditustum virido co-<text:line-break/>lore femper. sit: tum ad perfpiratum excrementorum<text:line-break/>bene comparatus: idem ineditis inter somnolentum . et<text:line-break/>pervigilem, inter glabrum et hirtum, inter nigrum<text:line-break/>colorem et album: pllosque habeat, cum puer est,<text:line-break/>in agis rufos quam nigros, cum in, flore est, contra.</text:span></text:p>
      <text:h text:style-name="P5" text:outline-level="2">Cap. II.</text:h>
      <text:p text:style-name="P8"><text:span text:style-name="T78">At quoniam differentiarum, quae, ex<text:line-break/>aetate ejus spectantur, mentionem feci,non alienum<text:line-break/>.sit aliquid jam de his quoque apponere; Porro vole-<text:line-break/>bam uniuscujusque praedicturum notarum- causas </text:span><text:span text:style-name="T93">perfer<text:line-break/></text:span><text:span text:style-name="T78">qui: verum cum ad ea, quae nunc sunt proposita, ma-<text:line-break/>gis urgeat aetatum consideratio, quae ctiam maximam<text:line-break/>.nobis ad causarum inventionem facultatem suggerit, huic<text:line-break/>'primum ’ nunc insistamus. Intelligamus igitur recens<text:line-break/>-formatum animal in utero matris, . quo sciamus,; qua<text:line-break/>ratione humidissinrum calidissimumque fit. Prima enim</text:span></text:p>
      <text:p text:style-name="P10"><text:span text:style-name="T78">ejus oonstitutio ex sanguine et sumine'est,' quae humi-<text:line-break/>dae et calidae res funt. His autem magis siemper sica,<text:line-break/>cesceirtibus , primum quidem formantur - membranae,<text:line-break/>tunicae, rtenr viscera et sanguinis vasa: ultima vero<text:line-break/>perficiuntur ossa," et ungues, et cartilagines, concreta<text:line-break/>scilicet eorum substantia; ante enim, quam vel tendi<text:line-break/>possit subjecta substantia vel concrescere; nihil fieri memo-<text:line-break/>ratorum potest. Et tunicae quidem ac membranae, arte-<text:line-break/>riaeque et nervi, et venae, tensa ea:- ossa, eartila-<text:line-break/>gines, ungues, ungulae et vsscera, coagulata, ea, per-<text:line-break/>ficiuntur. His vero in utero persectis,'.</text:span><text:span text:style-name="T108">1</text:span><text:span text:style-name="T78"> ita deinde pa-<text:line-break/>aitur infans. Est </text:span><text:span text:style-name="T93">vero</text:span><text:span text:style-name="T78"> -adhuc-in summo hurnidus </text:span><text:span text:style-name="T78">,- </text:span><text:span text:style-name="T78">vel-'<text:line-break/>uti bryon , i. e. muscus seu muris alga i idque non<text:line-break/>simguinis vasis modo et visceribus ac carne, sed etiam<text:line-break/>ipsis ossibus, quae scilicet siccissima' sunt omnium quae<text:line-break/>in nobis sunt partium. Verum tum haec, tum reliqua<text:line-break/>tota una cum his membra, quasi cerea sint, infantium<text:line-break/>nutrices fingunt formantquc r tanta ' est in toto puello-</text:span></text:p>
      <text:p text:style-name="P15"><text:span text:style-name="T78">-‘rum corpore humiditas. Quiu 'si recens editum porcet-</text:span></text:p>
      <text:p text:style-name="P10"><text:span text:style-name="T78">Ium vel esse, vel dissectum inspicere velis , carnem<text:line-break/>quidenr ejus mucosam praehumidamque invenies: 'os-'<text:line-break/>scnm vero genus universum caseo, qui modo sit coagu-<text:line-break/>latus, assimile; adeo ut nuper nati animalis corpus pro-<text:line-break/>pter redundantem in eo humorem libens non comedas.<text:line-break/>Quod maxime tum . suilli-, tum ovilli foetus corporibus-<text:line-break/>accidit, propterea quod ea maxime funt humida </text:span><text:span text:style-name="T64">ιί </text:span><text:span text:style-name="T78">ca_.<text:line-break/>prinum, quod siccius sit, et melius i esui est et jucun-"<text:line-break/>dius., Contra vero quam in novellis porcellis, quae-<text:line-break/>cunque jam senuerunt , haec ossa quidem omnia et li-<text:line-break/>gamenta universa praesicca , sine succo et insipida pos-<text:line-break/>sident: carnem vero nervosam et duram; arterias: qno-i<text:line-break/>que et venas, et nervos, aetatis culpa lori instar; in-’<text:line-break/>suaves jet fine succo. Quae medio-statu horum ac nu-<text:line-break/>per natorum sunt, quae utique jam aetate processerunt,<text:line-break/>quantum </text:span><text:span text:style-name="T93">a senio</text:span><text:span text:style-name="T78"> absunt, tantum et ab extrema sicci ta--<text:line-break/>te sunt remota </text:span><text:span text:style-name="T64">ι </text:span><text:span text:style-name="T78">- quae minora fimt atque adhuc au-<text:line-break/>gescunt, tantum ea quoque a gestati etiamnnin foetus</text:span></text:p>
      <text:p text:style-name="P10"><text:span text:style-name="T78">humore absunt, quantum processerunt </text:span><text:span text:style-name="T93">aetate.</text:span><text:span text:style-name="T78"> Flo-<text:line-break/>rescens vero aetas omnium animalium maxime lu medio<text:line-break/>extremorum est, neque, sicut senium, ad summam per-<text:line-break/>ducta siccitatem; neque, velut infantium aetas, in hu-<text:line-break/>more et multo uvido .mersa. Cur igitur aliqui cele-<text:line-break/>briurn. medicorum humidum esse senium prodiderunt ?<text:line-break/>an videlicet quod excrementorum abundantia funt de-<text:line-break/>cepti ?: quippe tum oculi his lacrymis suffunduntur:<text:line-break/>tum nures gravedine replentur: tum in ore eorum sa-<text:line-break/>livae copia exuperat: ad haec tum tussiunt, tum excre-<text:line-break/>ant pituitam, scilicet pulmones quoque hac esse refertos<text:line-break/>indicantes : venter quoque illis pituita est plenus:. tum<text:line-break/>singuli articuli quodammodo mucosi. Caeterum nihil<text:line-break/>horum obstat, quo minusfenum corpora sicca censean-<text:line-break/>tur: ut quorum nervos et arterias et. venas et mem-<text:line-break/>branas et tunicas instrumentorum omnium multo,<text:line-break/>quam prius erunt, sicciores invenias, circumfundi </text:span><text:span text:style-name="T93">au-<text:line-break/>tem</text:span><text:span text:style-name="T78"> illis extrinsecus lutrinfecusque ' aut pitiritofum<text:line-break/>quendarn humorem aut mucosum. Verum tantum abest,</text:span></text:p>
      <text:p text:style-name="P10"><text:span text:style-name="T78">ut ejusmodi, signa universa senilem aetatem humidam<text:line-break/>.confirment, </text:span><text:span text:style-name="T100">;</text:span><text:span text:style-name="T78">ut etiam siccam esse prope testenturf id-<text:line-break/>circo namque particula quaevis .-siccior quam ante evadit,<text:line-break/>.quod. per caloris imbecillitatem -similiter non nutritur,<text:line-break/>foris siquidein illi copia humidi excrementi superfluitur,<text:line-break/>corpus autem cujusque intrinsecus siccum est, ut quod<text:line-break/>nec trahere intro nutrimentum valeat, nec eo. sufficien-<text:line-break/>_ter freti. Est ergo hurnidus. senex, non propriis suis<text:line-break/>particulis, sed excrementisv rursum siccus,. non excre-<text:line-break/>jnentis, sed particulis ipsis:, ita nimirum alio geneie<text:line-break/>siccus, alio hurnidus. Verum non est ad praesens de<text:line-break/>excrementis ejus, fed de propriis’ partibus disceptatio,<text:line-break/>quarum secundum naturam actiones vitam ejus complent.<text:line-break/>His igitur siccus, senex , est, quibus scilicet puer erat<text:line-break/>hurnidus; ipsis nimirum solidis corporis particulis, ossi-<text:line-break/>bus, membranis, ligamentis,- arteriis, venis; ner-<text:line-break/>vis, tunicis carnibusque.. Meritoque Aristoteles se-<text:line-break/>nium marcenti stirpi assimilat. Quippe stirpes, movel-</text:span></text:p>
      <text:p text:style-name="P11"><text:span text:style-name="T78">Iae dum sunt,</text:span><text:span text:style-name="T78">; i-. </text:span><text:span text:style-name="T78">lies humidaeque cernuntur: sene-<text:line-break/>- scentes assidue magis siccescere ridentur: ad postre-<text:line-break/>mum prorsus exarcescunt, idque ipsis mors est. Ac<text:line-break/>quod siccissima aetatum scnilis fit, </text:span><text:span text:style-name="T93">ex</text:span><text:span text:style-name="T78"> jam dictis liquet:<text:line-break/>quod autem et frigidissima, fit, id vel magis est evidens,<text:line-break/>ita ut de eo nemo dubitaverit. Nam et tangenti senes<text:line-break/>frigidi apparent, </text:span><text:span text:style-name="T93">et</text:span><text:span text:style-name="T78"> facile in frigidum fletum mutanturj<text:line-break/>et. nigri et lividi fiunt: et frigidis morbis facile ca-<text:line-break/>piuntur , apoplexia., nervorum resolutione </text:span><text:span text:style-name="T78">, </text:span><text:span text:style-name="T78">stupore,<text:line-break/>tremore , convulsione, distillatione</text:span><text:span text:style-name="T78">, </text:span><text:span text:style-name="T108">:</text:span><text:span text:style-name="T78"> raucedine. Por-<text:line-break/>ro periit eorunr omnis propemodum sanguis</text:span><text:span text:style-name="T78">: </text:span><text:span text:style-name="T78">eoque una<text:line-break/>periit et coloris rubor. Jam vero concoctio iis et di-<text:line-break/>gestio, et sanguisicatio, et appositio, et nutritio, et ap-<text:line-break/>petentia,, et sensus, et motus, oblaesa omnia sunt vi-<text:line-break/>tioseqtie affecta. Et quid, quaeso, 'aliud est senium,<text:line-break/>quam via ad interitum? Itaque si mors naturalis calo-<text:line-break/>ris est extinctio, utique senium veluti tabes quaedam<text:line-break/>ejus fuerit, Verum. nrin perinde de puerorum' et fle-</text:span></text:p>
      <text:p text:style-name="P10"><text:span text:style-name="T78">rentium aetate luter medicos convenit. Sed nec di-<text:line-break/>rimere inter, eos litem </text:span><text:span text:style-name="T78">est </text:span><text:span text:style-name="T78">promptum-: probabiles , enim<text:line-break/>sunt utrorumque rationes, tum eorum, qui puercs cali-<text:line-break/>diores esse quam florentes aetate censent, tum eorum,,<text:line-break/>qui contra florentes, calidiores -pueris,, esse contendunt.<text:line-break/>Alteri namque ex, eo quod.sanguinis humor omnium,<text:line-break/>quae in animalis corpore secundum naturam continen-<text:line-break/>tur, calidissimum sit: tum quod foetus in utero pro-<text:line-break/>pemodum sanguis tantum sit,, post autem fingendis uti-<text:line-break/>que jam particulis aliud os efficitur,. , aliud arteria,<text:line-break/>aliud vena, - aliud diversum ab his aliquid, omnia ta-<text:line-break/>men rubra; tum - quod plurimum sanguinem sincerissi-<text:line-break/>mum calidissimurnque obtineant: colligunt, calidissimum<text:line-break/>esse gestatum jn utero foetum: quod si est, etiam<text:line-break/>pueros, quanto gestatis in utero propiores sunt, tanto<text:line-break/>esse florentibus aetate calidiores.. Alteri vero, quod<text:line-break/>etiam plurimus sit. in florentibus fanguis ac- copiosior,<text:line-break/>, quam lu pueris,- ita ut ejus occasione crebro his </text:span><text:span text:style-name="T93">fan-<text:line-break/></text:span><text:span text:style-name="T78">gnis profluat: quin etiam quod flayae- bilis succus, qui</text:span></text:p>
      <text:p text:style-name="P10"><text:span text:style-name="T78">sanguine multo est calidior , plurimus his sit, propter-<text:line-break/>ea calidiores esse florentes quam puerbs confirmanti Rursus<text:line-break/>illi ab ipsis functionibus, quod tum augeantur, tum nlu-<text:line-break/>ra quam pro corporis sui portione-alimenta tum appe-<text:line-break/>tant, tum conficiant,validum esse lu pueris calorem<text:line-break/>asserunt. Hi contra humiditatis .occasione potius quam<text:line-break/>caloris vi augeririllos contendunt,' at concoctione non<text:line-break/>modo florentes non vincere; scd etiam lohge ab iis pue-<text:line-break/>ros vinci: nam et vomitiones iis ex incoctis cibis acci-<text:line-break/>dere , et dejectiones, cnm ipsi cibi adhuc humidi sunt<text:line-break/>asperique, nec adhuc in succum mutati. Quod fi ap-<text:line-break/>petunt plura, nihil id facere ad caloris robur: pri-<text:line-break/>miim emm id non accidere caloris copia,' ut 'animal appetat<text:line-break/>plura, imrno contra, refrigeratis scilicet his'partibus, quibus<text:line-break/>appetentia debeturrsseinde quoniam nontantum </text:span><text:span text:style-name="T93">ad</text:span><text:span text:style-name="T78"> nutri-<text:line-break/>tionem </text:span><text:span text:style-name="T78">, </text:span><text:span text:style-name="T78">fed etiam incrementum alimenta dispensam-<text:line-break/>tur, idcirco etiam pluribus nutrimentis iis esse ' opus.<text:line-break/>Jam vero ' reliquis functionibus universis etiam non</text:span></text:p>
      <text:p text:style-name="P10"><text:span text:style-name="T78">obscure inferiores esse pueros iis, qui florente sunt ae-<text:line-break/>tate </text:span><text:span text:style-name="T78">, </text:span><text:span text:style-name="T78">ut qui' nec ingredi, neb currere, nec portare;<text:line-break/>nec quicquam in. summa functionum activarum similiter<text:line-break/>obire queant : cum florentibus tum fensum omnem,<text:line-break/>tum intellectum ad summam perfeotionem bonitatem-<text:line-break/>que: pervenisse dicant.' In summa, puerum adhuc im-<text:line-break/>persectum esse , florentem animal perfectum : in<text:line-break/>perfectis , rationabile esse, maxime activum maxi-<text:line-break/>nieque princeps elementum praepollere. Quin fom-<text:line-break/>no quoque plurimo destitos pueros videre licet, con-<text:line-break/>tra minimo florentes esse contentos: quampiam hunc<text:line-break/>quoque aliter accidere, ne vel insanum quidem homi-<text:line-break/>nem censure ajunt, quam calido victo quodammodo<text:line-break/>gravatoque hmnoris' copia, 'veluti tum ex temulentis<text:line-break/>intelligere licet, tum ex iis, qui balneo liberalius sint<text:line-break/>usi: ita vero et papaver somnificum esse, et mandra-<text:line-break/>goram, et lactucam, et omnia, quae huniidiore frigi-<text:line-break/>dioreque temperie funt. At tales quidem de proposi-<text:line-break/>tarum aetatum, temperie rationes utrinque asseruntur:</text:span></text:p>
      <text:p text:style-name="P10"><text:span text:style-name="T78">omnes enim recensere supervacuum videtur,, cum for-<text:line-break/>mula ipsa epicheirernatum vel ex iis, quae retulimus;<text:line-break/>fatis clare perspici possit.. Eminus enim utri que ferme-<text:line-break/>que a secundis priora colligunt:, ac tanquam jam sciat<text:line-break/>auditor, quemadmodum auctio, quemadmodum conco-<text:line-break/>ctio , et quemadmodum nutritio' fiat, verba faciunt.<text:line-break/>Simili modo de sensu, de intellectu, de functionibus<text:line-break/>tum naturalibus, tum activis disputant. De somni quo-<text:line-break/>que generatione et ciborum natura mentionem faciunt v<text:line-break/>quorum nullum simplex promptumque cognitu est, sed et<text:line-break/>multam disquisitionem requirit, nec potest fortasse ulli<text:line-break/>compertum esse, nisi qui prius humidam, siccam, cali-.<text:line-break/>dam frigidamque temperiem sciat agnoscere. Quicquid<text:line-break/>enim eorum veluti scientes dicunt,,, id si demonstrare<text:line-break/>eos cogas , prorsus disputationem de temperamentis,<text:line-break/>hanc scilicet, cui nunc insistimus, desiderabunt. Quare<text:line-break/>per mutua et ex mutuis fiunt iis demonstrationes: ex<text:line-break/>iis quidem, quae nunc quaerimus, ceu jam sint cognita,</text:span></text:p>
      <text:p text:style-name="P11"><text:span text:style-name="T78">cum de actionibus disputant, et ciborum ac medica-<text:line-break/>rnentorum facultates investigant, ac de siomno et aliis<text:line-break/>id genus disserunt: rursus autem, quae nunc funt pro,<text:line-break/>posita, per illa, veluti prius jam nota, demonstranti<text:line-break/>Ego </text:span><text:span text:style-name="T93">vero</text:span><text:span text:style-name="T78"> ejusmodi demonstrationes non probo; quin, si<text:line-break/>fateri verum oportet, nec demonstrationes eas censeo,<text:line-break/>-veluti diffusius in aliis ostendi, fatiusque esse in omni<text:line-break/>docendi genere existimo ordinem conceptionum defini-<text:line-break/>-re. Si igitur principium omnis quae de temperamentis<text:line-break/>suscipitur disputationis tractatio de elementis est, sint-<text:line-break/>ne ea impatibilia prorsusque mutationis expertia, an<text:line-break/>alterari mutarique potentis</text:span><text:span text:style-name="T78">; </text:span><text:span text:style-name="T78">ab illorum vero cognitio-<text:line-break/></text:span><text:span text:style-name="T78">- </text:span><text:span text:style-name="T78">ne fecunda deinceps est proposita nunc disputatio: non<text:line-break/>utique sumenda est istorum fides ex iis, quae nondum<text:line-break/>sciuntur, fed, sicuti tum rectum est, tum vero justum,<text:line-break/>quod sumendum ad demonstrationem est, vel evidens<text:line-break/>aliquid sit oportet, vel quod prius fuit demonstratum.<text:line-break/>Non est igitur neque de somni generatione mentio fa-</text:span></text:p>
      <text:p text:style-name="P11"><text:span text:style-name="T78">cienda, neque' de concoctione, neque auctione, neque de alio<text:line-break/>id genus ullo, scd ab ipsa sola.nndaque subjecturum rerum<text:line-break/>substantia disquisitio ineunda, fi cuti lu primo libro suci-<text:line-break/>nius. Quippe statuentes, aliud esse; quod energia, i. e.<text:line-break/>actu, sit, aliud, quod potestate, de eo,, quod actu jam<text:line-break/>calidum, frigidum, humidum .siccumve sit, prius<text:line-break/>disserendum esse diximus: sublude ad. ea, quae potesta-<text:line-break/>te sint, veniendum. Porro eorum, quae actu calida,<text:line-break/>frigida, humida siccave sunt, obvia promptaque om-<text:line-break/>nibus cognitio est, utpote quae tactu discerni queant,<text:line-break/>qui scilicet et ignem ipsum calidum esse docuit., et gla-<text:line-break/>" ciern frigidam. Quod si alia quapiam ratione notionem<text:line-break/>agnitionemque calidi srigidive habent, dicunt hanc no-<text:line-break/>bis: inauditam enim sapientiam promittunt, immo-, </text:span><text:span text:style-name="T78">si<text:line-break/></text:span><text:span text:style-name="T78">verum'fateri licet, stuporem potius, si rerum sensi-<text:line-break/>lium alium quempiam habere se judicem meliorem pu-<text:line-break/>tant, quam ipse fit sensus. Atqui fi eorum, quae actu<text:line-break/>calida sunt, alius esse judex quam tactus nullus potest.</text:span></text:p>
      <text:p text:style-name="P10"><text:span text:style-name="T93">tangant</text:span><text:span text:style-name="T78"> jam deinceps multos viros, tum </text:span><text:span text:style-name="T93">Lenes,</text:span><text:span text:style-name="T78"> tum<text:line-break/>adolescentes , . tum pueros tum infantes: ita enim<text:line-break/>invenient, qui magis minusve calidi sint. Sin </text:span><text:span text:style-name="T78">de </text:span><text:span text:style-name="T78">rebus,<text:line-break/>scnfilibus rationales demonstrationes quaerunt, jam de<text:line-break/>nive ipsa inquirendum est, censendane sit, sicut om-<text:line-break/>nibus hominibus apparet, candida, an, sicut Anaxago-,<text:line-break/>ras asseveravit, non candida. Jam 'vero de pice simili<text:line-break/>nrodo . corvoque. ac reliquis omnibus .. aestimandum; ne-<text:line-break/>que enim, si non habenda est oculis- fides de albo, quod<text:line-break/>vident, de nigro sine demonstratione fides est liaben-<text:line-break/>da. Omnia igitur,, quae sensui apparent, si jam fide<text:line-break/>carere dicunt, nec cygnurn album esse .dicant, nisi<text:line-break/>prius id viderint ratione, immo nec calcem, nec diem,<text:line-break/>nec ipsum., solem: ad. eundem modum et de voce au-<text:line-break/>ribus'. fidem abrogent, et de odore naribus, et de om-<text:line-break/>ni tactili ipsi tactus scnsui. Et nonne haec sunt Pyr-<text:line-break/>rhonis haesitatio et nugae imnreusa® ? Sane aequum<text:line-break/>suerat,. eos, qui optimam sectam, in philosophia elegissem’.</text:span></text:p>
      <text:p text:style-name="P10"><text:span text:style-name="T78">quae scilicet calidum, frigidum, humidum et siccum<text:line-break/>principia et elementa statuit, non. lu tantum descivisse<text:line-break/>a viris, qui haec posuerunt, ut, quod omnis demonstra-<text:line-break/>tionis. principia sint, quae sensui quaeque intellectui<text:line-break/>sunt manifesta, 'non .cognoscerent Et prosecto quis-<text:line-break/>quis- de his addubitat, frustra de aliis inquirit, utpo-<text:line-break/>te ne quidem unde sit incepturus, quicquam sibi </text:span><text:span text:style-name="T93">re-<text:line-break/>linquens.</text:span><text:span text:style-name="T78"> Unde igitur lu tam longum errorem diverte-<text:line-break/>rint, ac seusilium rerum cognitionem ratione consequi<text:line-break/>tentarint, ego sane ne cogitare quidem possum. Et<text:line-break/>ideo, quod actu calidum est, tactu judico: fi quid au-<text:line-break/>tern adhuc' calidum non est , sed, ut tale fiat , est ido-<text:line-break/>neum (quod utique potestate calidum appellamus), id ra-<text:line-break/>tione investigare conor. Hi vero omnia nescio quo:<text:line-break/>pacto subvertunt</text:span><text:span text:style-name="T78">, </text:span><text:span text:style-name="T78">et iu argumentis prolixe rhetorican-<text:line-break/></text:span><text:span text:style-name="T93">tur. </text:span><text:span text:style-name="T78">. Sed hos mittamus, illius' tamen nunc minime<text:line-break/>obliti, quod unum pravorum dogmatum principium fit,<text:line-break/>nihil de demonstratione prius meditatum simul res ipsas.</text:span></text:p>
      <text:p text:style-name="P10"><text:span text:style-name="T78">inquirere i simul veluti scientem, quidnam demonstratio<text:line-break/>-sit, demousirare tentare. Denuo igitur ad propositum<text:line-break/>reversi calidum, quod in aetatibus cognoscere cupimus,<text:line-break/>primum et maxime tactu judicemus. Erit autem op-<text:line-break/>timum judicium in uno eodemqne unius infantis corpo-<text:line-break/>re: potest enim et qualis calor illi ante, biennium sue-<text:line-break/>rit in memoria reponi, et qualis nunc sit post duos for-<text:line-break/>te'vel tres interpositos annosi Si namque mutatio om-<text:line-break/>nino ulla ad calidum frigidumve infanti facta videbitur,<text:line-break/>nullum praeterea negotium erit, qui usque ad floren-<text:line-break/>tem aetatem futurus excessus .sit, colligere. Quod si<text:line-break/>plures puellos pluribus conferre, florentibus aetate velis,<text:line-break/>graciles gracilibus, quadratos quadratis,, et crassos<text:line-break/>crassis conferes S aeque . vero et qni colore et reliquis<text:line-break/>-omnibus, quoad fieri potest, similiter se habeant:<text:line-break/>quippe si differentiam in aetatibus invenire studeas, in<text:line-break/>similibus quam maxime licet naturis eam inquisitionem<text:line-break/>tutius facies. Porro ,in contrariis naturis hanc.disqui-</text:span></text:p>
      <text:p text:style-name="P10"><text:span text:style-name="T78">rere non parui erroris est occasio</text:span><text:span text:style-name="T78">, </text:span><text:span text:style-name="T78">cum - interim non<text:line-break/>tam exploratorum' corporum aetatis quam naturalis tem-<text:line-break/>peramenti: gratia - differentia existat. Ad eundem </text:span><text:span text:style-name="T93">rno-<text:line-break/></text:span><text:span text:style-name="T78">dum tum nictu, universo, tum temporum quibus ex-<text:line-break/>ploratur statu, puri modo fe habentia corpora eliges,<text:line-break/>-non exercitatum requieto comparans : non balneo usum<text:line-break/>ei, qui non sit usus; noir jejunum saturov non sitien-<text:line-break/>tern ebrio: non eum, qui sole incaluit, </text:span><text:span text:style-name="T93">ei,</text:span><text:span text:style-name="T78"> qui </text:span><text:span text:style-name="T78">ex </text:span><text:span text:style-name="T78">fri-<text:line-break/>gore riget</text:span><text:span text:style-name="T78">: </text:span><text:span text:style-name="T78">non eum, qui vigilavit </text:span><text:span text:style-name="T78">, </text:span><text:span text:style-name="T78">ei, qui dormivit:<text:line-break/>nec denique eos, quibus contraria est vel natura, vel<text:line-break/>victus ratio,</text:span><text:span text:style-name="T108">1</text:span><text:span text:style-name="T78"> vel quaelibet rerum circumstantia: scd<text:line-break/>reliqua omnia sint</text:span><text:span text:style-name="T108">5</text:span><text:span text:style-name="T78"> quam fieri licet paria, una aetate<text:line-break/>excepta. Pari modo</text:span><text:span text:style-name="T78">, </text:span><text:span text:style-name="T78">si unum eundemque puellum<text:line-break/>cum' sc ipso, conseras, omnes ejus extefnas circmnstan-<text:line-break/>tias similes ad unguem servabis: quo scilicet, si qua ha-<text:line-break/>rum alicujus causa in calore et frigoris differentia con-<text:line-break/>tingat, aetatis mutationi non imputetur. Longam ti-<text:line-break/>hi experiendi rationem fortasse tradere videor-, </text:span><text:span text:style-name="T78">scd </text:span><text:span text:style-name="T78">pla-<text:line-break/>ne verissimam atque ex ipsa rei quaesitae essentia de-</text:span></text:p>
      <text:p text:style-name="P10"><text:span text:style-name="T78">sumptam: sicut in iis, quae de demonstratione scripsimus,<text:line-break/>a nobis est proditum : tu vero fortasse compendiariam<text:line-break/>voles, minime curans,' </text:span><text:span text:style-name="T78">si </text:span><text:span text:style-name="T78">falsa sit.' Scito - ergo, non<text:line-break/>solum falsam te, sed etiam longam ingressurum viam,<text:line-break/>neque tribus quatuorve annis quod requiris inventurum,<text:line-break/>sed tota vita in . ignorantia versaturum :’ quantum enim<text:line-break/>accipi ex memoratorum virorum controversia licet, non<text:line-break/>est quod putemus, clere aliquid demonstrari posse: sed<text:line-break/>nec rationabile omnino est, ex iis; quae posteriora sint;<text:line-break/>ea probari, quae sunt priora. Ergo calidum frigidum-<text:line-break/>que corpus, quod saltem actu nec adhuc potestate tale sit,<text:line-break/>sensu judicemus, misso nunc tum priorum judicio, tum<text:line-break/>reliquis omnibus notis: et </text:span><text:span text:style-name="T78">te </text:span><text:span text:style-name="T78">jam ceu recte judicatu-<text:line-break/>rum ad ipsam experientiam remitto: meum autem ju-<text:line-break/>dierum ipse interpretabor. Complura enim deinceps<text:line-break/>corpora non puerorum modo, vel rufantium, verum<text:line-break/>etiam adolescentium et aetate florentium curiose tau-<text:line-break/>gens, neutros vera loquutos inveni, nec eos, qui abso-<text:line-break/>Iute calidiorem, nec eos, qui frigidiorem esse florentem<text:line-break/>aetatem quam puerilem dixerunt.' Si enim, reliquis</text:span></text:p>
      <text:p text:style-name="P11"><text:span text:style-name="T78">c. </text:span><text:span text:style-name="T64">’ </text:span><text:span text:style-name="T78">’ - - - '</text:span></text:p>
      <text:p text:style-name="P12"><text:span text:style-name="T78">omnibus, quae extrinsecus adveniunt, alterationibus cir-<text:line-break/>cumcisis, eas, quae ex sola aetate proveniunt, aestima-<text:line-break/>veris, neuter absolute loquenti ridebitur tibi calidiori<text:line-break/>quippe dissident eorum calores qualitate, quae ex impa-<text:line-break/>ritate difflatus creaturi' cujus rei occasione nounulli vel<text:line-break/>eos, </text:span><text:span text:style-name="T100">;</text:span><text:span text:style-name="T78">qui fecum versantur, vel se ipsos fallentes, alii<text:line-break/>puerorum, alii juvenum valentiorem esse calorem au-<text:line-break/>tumant. Est enim puerorum calor magis halituosus et<text:line-break/>- copiosus et tangenti blandior: florentium calor subacre</text:span></text:p>
      <text:p text:style-name="P55"><text:span text:style-name="T78">quiddam habet ac non suave. Haec igitur tangenti oc-<text:line-break/>cursus disserentia pluribus persuadet </text:span><text:span text:style-name="T78">, </text:span><text:span text:style-name="T78">ut florentium<text:line-break/>corpus calidius esse pronuncient i res vero aliter se ha-<text:line-break/>bet. Quippe qui in varia materia tactum suum ad ca-<text:line-break/>lorem tum valentiorem, tum imbecilliorem, tum pa-<text:line-break/>rem discernendum exercuerit, huic uon dubito pnero-<text:line-break/>rum calorem florentium calori vel parem, vel ampli-<text:line-break/>orem visum iri. Est porro exercendi ratio haeci in-<text:line-break/>cipiendum enim ab eo, quod evidens maxime est. Bal-<text:line-break/></text:span><text:span text:style-name="T78">: </text:span><text:span text:style-name="T78">n '<text:tab/>'<text:tab/></text:span><text:span text:style-name="T78">',i . av m</text:span></text:p>
      <text:p text:style-name="P10"><text:span text:style-name="T78">mearum aer'ita est aliquando calens, .ut nemo cum ferat,<text:line-break/>fed uri in eo videatur/. aliquando ita est frigidus, ut<text:line-break/>sudare in eo uon sit: jam tertium quoque' qnendam<text:line-break/>esse, et ab his diversum, quem utique maxime requi-<text:line-break/>rimus, temperatum aeris statum, quid refert dicere?<text:line-break/>lidern tres caloris status in folii, quoque apparent aqua:<text:line-break/>quippe quae et calida adeo, ut urat, et'frigida adeo;ut<text:line-break/>ne calfaciat quidem, et temperata adeo, ,;ut. .calefiat<text:line-break/>modice, saepe offenditur. Ergo si te,'uter sit calidior jper-<text:line-break/>couter, aquane. temperata, an aer temperatus , neu-<text:line-break/>trum dicere possis ; cum enim ambo similiter corpori<text:line-break/>-blanda sint et mediocri temperie, alterum eorum di-<text:line-break/>cere calidius esse, alterum frigidius, nulla dici ratione<text:line-break/>ridetur. Jam si intelligas, aquam labri ea esse calidi-<text:line-break/>tate, ut ferveat, aut aerem balnei prorsus inflammatum,<text:line-break/>ab utroque te puri modo deurendum constat. </text:span><text:span text:style-name="T78">. </text:span><text:span text:style-name="T78">Rursus,<text:line-break/>si aquam ita intelliges frigidum, ut procul a glaciando<text:line-break/>non absit, aut aerem prorsus refrigeratum, ut sit; cum</text:span></text:p>
      <text:p text:style-name="P10"><text:span text:style-name="T78">ningit::: patet, quod utriusvis occursu pari modo refri-<text:line-break/>geraberis rigebisque. Ergo summum tum caloreni, tum frigus<text:line-break/>similiter in aqua, similiterque in aere finge: praeterea me-<text:line-break/>dium amborum extremorum statum simili modo in utroque<text:line-break/>constitue : hoc casu, quod in medio intervallo extremorum<text:line-break/>et medii fletus tum lu aqua est, tum in aere, easdem<text:line-break/>excessus distantiaeque' rationes habebit: tantoque dices<text:line-break/>alterum, mediocri esse calidius, quanto alterum: ad<text:line-break/>eundem modum et frigidius, quam mediocre,’ tanto esse<text:line-break/>aquam aliquando dices, quanto et. aerem, tametsi suus<text:line-break/>ntriusque occurius tangenti idem non sit utrique: ne-<text:line-break/>que enim simili modo aqua temperata, sicut aer tempe-<text:line-break/>ratus, tactum afficit, Et quid opus, est lu tam dissimili-<text:line-break/>bus exemplum proponam?, cum ipse aer, qui simili sit<text:line-break/>calore, varie tangenti occurrat, prout alias veluti can<text:line-break/>liginosus et halituofus ; alias veluti fumosus et fuligi-<text:line-break/>-nosus, ’ interdum purns omnino est. - Igitur in pluribus<text:line-break/>iisdemque, differentibus /aequalitas cularis consistit: quae</text:span></text:p>
      <text:p text:style-name="P10"><text:span text:style-name="T78">inconsideratis, quasi inaequalis sit, imponit, propterea .<text:line-break/>follicet 'quod, uon. undequaqne similis apparet. Caete-<text:line-break/>rum homo, qui rationes, quas proposui, expenderit, et<text:line-break/>fensuni in multa particularium experientia exercuerit,<text:line-break/>is nimirum aequalitatem caloris in pueris florentibusque<text:line-break/>luveniet, nec eo falletur, quod alter lu humida, alter<text:line-break/>in sicca substantia repraesentetur: quippe lapis aliquan-<text:line-break/>do pari cum aqua calore' esse potest, nullum eo<text:line-break/>faciente discrimen, quod, lapis siccus sit, aqua humida.<text:line-break/>Ita igitur mihi, cum .pueros, juvenes, adolescentes mil-<text:line-break/>lres considerassem,., -praeterea eundem insantein,- pue-<text:line-break/>rum adolescentemque factum , ' nihilo calidior ni-<text:line-break/>sus est nec puer., quam aetate florens, nec aetate flo-<text:line-break/>rens</text:span><text:span text:style-name="T78">, . </text:span><text:span text:style-name="T78">quam puer : fed tantum (quemadmodum dixi) in<text:line-break/>pueris magis halituosus et multus et suavis, in storen-<text:line-break/>tibus exiguus, siccus nec similiter suaris esse caloris<text:line-break/>occursus; siquidem puerorum substantiae, ntpote hu-<text:line-break/>rnidae, multum foras effluit, florentium .substantiae</text:span></text:p>
      <text:p text:style-name="P15"><text:span text:style-name="T78">/</text:span></text:p>
      <text:p text:style-name="P10"><text:span text:style-name="T78">parum, utpote siccae. Itaque neuter eorum simplici-<text:line-break/>ter videtur altero calidior, sed alter multitudine ejus,<text:line-break/>quod difflatur,' alter acrimonia: quippe infiti caloris<text:line-break/>puer plus habet ejusque blandioris, siquidem ex san-<text:line-break/>guine et semine ortum habet: in florentibus aetate<text:line-break/>exiguus et siccus nec similiter fuavis calor . tangenti<text:line-break/>occurrit.</text:span></text:p>
      <text:h text:style-name="Heading_20_2" text:outline-level="2"><text:span text:style-name="T76">C</text:span>ap. III.</text:h>
      <text:p text:style-name="P59"><text:span text:style-name="T78">Ergo caliui frigidique corporis solus </text:span><text:span text:style-name="T93">ta-<text:line-break/>ctus</text:span><text:span text:style-name="T78"> est judex; liumidi autem et sicci una cum tactu<text:line-break/>ratio. Quippe quod siccum est, durum prorsus' est:<text:line-break/>at hoc tactu omnino dignoscitur^.non tamen, si. quid<text:line-break/>durum est, </text:span><text:span text:style-name="T78">o </text:span><text:span text:style-name="T78">idem statim et siccum est: etenim. inscpa-<text:line-break/>rabitis a sicco corpore duritia' est, :uon tamen ejus<text:line-break/>unius proprie : nam. et quod frigore concretum est,<text:line-break/>durum cernitur, sicut glacies. Quo utique minus sicri<text:line-break/>huniidique dignotio statim aggredienda est, ante scilicet<text:line-break/>quain aestimatum sit, quemadmodum sc in calore habeant<text:line-break/>et frigore. Neque enim, 'si quid cum summo frigore re-</text:span></text:p>
      <text:p text:style-name="P11"><text:span text:style-name="T78">praesentatur durum, id etiam siccum est, nec/ si quid<text:line-break/>cum vehementi calore est molle, idem statim est humi-'<text:line-break/>dum: verum, cum mediocriter est </text:span><text:span text:style-name="T78">.calidum, </text:span><text:span text:style-name="T78">tuin r aestuo<text:line-break/>mare, durumne an molle sit, oportet: si enim molle<text:line-break/>sit, humidum est, si durum, siccum.. Verum, si haec<text:line-break/>ita se habent, partium, quae in humano corpore sunt<text:line-break/>durae, nulla est humida: neque enim tanta esse in eo<text:line-break/>frigiditas potest, ut aliquid' in ipso concrescere in du-<text:line-break/>ritiem queat. Potest quidem, quod prius fuit fluxile,,<text:line-break/>aliquando concrescere, veluti adeps-: quod enim oleo.-<text:line-break/>. sum in sanguine fluxileque et pingue est, ubi in frigi-<text:line-break/>dum venit locum, cogitur: durum tamen ne sic qui-'<text:line-break/>dem efficitur. Commode igitur dictum veteribus est, hu-<text:line-break/>nudissimam esse adipem: secundo post eam. loco car-&gt;<text:line-break/>nosum genus. Ejus autem plures funt species, ' prima<text:line-break/>quidem, quae proprie caro appellatur, quam scilicet-<text:line-break/>nusquam in corpore: per sc invenies, scd est - perpetuo</text:span><text:span text:style-name="T108">1<text:line-break/></text:span><text:span text:style-name="T78">musculi pars. Ab hac proxima cuiusque viscerum propria<text:line-break/>substantia .est; eam Erasistratus parenchyma vocat, quasi-</text:span></text:p>
      <text:p text:style-name="P10"><text:span text:style-name="T78">que pro re parva levique habet, parum intelligens,<text:line-break/>cnjusque , visceris actionem huic carni acceptam referri-<text:line-break/>Sed horum non. est nunc tempus, </text:span><text:span text:style-name="T78">u </text:span><text:span text:style-name="T78">Quod autem ipsum<text:line-break/>cerebri puImonisque proprium corpiis proximum adipi<text:line-break/>humilitatis ratione, sit; ex mollitie ejus conjectare li-<text:line-break/>cet: non enim a frigore congelatur, cum nec calore<text:line-break/>fundatur. Propinquam his nataram habet medulla: non<text:line-break/></text:span><text:span text:style-name="T93">eft tamen ejusdem generis</text:span><text:span text:style-name="T78"> cum cerebro et. spinali me-<text:line-break/>dulla.ea, quae in quolibet habetur ossei, sed cerebrum<text:line-break/>et spinae medulla ejusdem sunt generis, reliquae om-<text:line-break/>nes medullae alterius naturae sunt. Est tamen humi-<text:line-break/>dius ac calidius cerebrum, quam spinalis medulla,<text:line-break/>eoque etiam mollius: - 'praeterea ipsius cerebri priores<text:line-break/>partes tanto sunt humidiores, quanto molliores.' Om-<text:line-break/>nia tamen haec cute non hunndiora modo sunt; sed<text:line-break/>etiam frigidicra: nnoque verbo omne exangue frigi-<text:line-break/>dius sanguine 'praedito est. Proxima cuti est mollium<text:line-break/>nervorum natura: duriores autem lu humido et sicco</text:span></text:p>
      <text:p text:style-name="P10"><text:span text:style-name="T78">secundum cutis naturam se habent: calore ah ejus na-,<text:line-break/>tura tantum absunt, quantum consentiens est exungue<text:line-break/>corpus a sanguine praedito abesse. Lienis autem, re-<text:line-break/>num et jecinoris caro tanto cute est humidior, quanto<text:line-break/>est mollior: calidior, autem, ,quanto magis abundat<text:line-break/>sanguine.. Jam cordis caro omnibus his tantu est siccior,<text:line-break/>quanto est dmior: calidior vero non modo his, sed<text:line-break/>etiam omnibus plane corporis particulis;' quod etiam<text:line-break/>sensu clare deprehendas licet lu pectoris animalis disse-<text:line-break/>ctione, si digitos in sinistrum ejus sinum immiseris: in-<text:line-break/>venies enim locum hunc omnibus, quae lu animali sunt,<text:line-break/>haud paulo calidiorem. At jecinoris, lienis, renum<text:line-break/>et pulmonis caro simplicis cujusdam.naturae est, circa<text:line-break/>cujusque visceris venas, arterias </text:span><text:span text:style-name="T93">et</text:span><text:span text:style-name="T78"> nervos crescens.<text:line-break/>Cordis' simplex carnis natura non est, scd sunt in eo<text:line-break/>fibrae, quales lu musculis cernimus, quibus caro cir-</text:span></text:p>
      <text:p text:style-name="P10"><text:span text:style-name="T78">cumhaeret. Caeterum non </text:span><text:span text:style-name="T78">est </text:span><text:span text:style-name="T78">idem fibrarum genus:<text:line-break/>sed quae in musculis: habentur, nervorum et ligamen-<text:line-break/>torum sunt particulae; cornis propria quaedam fibra-<text:line-break/>rum est species, aeque scilicet- ut venarum tunicae at-<text:line-break/>que arteriarum, item que intestinorum,, ventriculi, ute-<text:line-break/>ri et vesicae utriusque: licet enim lu his quoque om-<text:line-break/>nibus instrumentis propriam quandam videre carnem<text:line-break/>suis, ipsorum fibris circumnatam. Atque hae, quidem<text:line-break/>carnes cute sunt calidiores: fibrae vero, quam cutis,<text:line-break/>partim paulo magis, partim paulo minus, tum frigidae,,<text:line-break/>tum liccae funt; partim similes omnino cutis substantiae.<text:line-break/>Porro omnes membranae cute sunt floriores, veluti<text:line-break/>quae circa cerebrum et spinalem medullam funt.menia-<text:line-break/>ges: funt enim hae quoque membranae. Jam ligamen-<text:line-break/></text:span><text:span text:style-name="T93">ta</text:span><text:span text:style-name="T78"> omnia,- quanto cute sunt duriora, tanto sunt et sicci-<text:line-break/>ora. Tendones quoque, tametsi ligamentis sunt mol-<text:line-break/>liores, attamen cute luculenter funt duriores. Carti-<text:line-break/>lagines vero post ligamenta deiuceps sunt. Praeterea</text:span></text:p>
      <text:p text:style-name="P10"><text:span text:style-name="T78">medium quoddam interea corpus: appellant id anatomi-<text:line-break/>ci quidam </text:span><text:span text:style-name="T64">νευροχονδρώδη σύνδεσμον, </text:span><text:span text:style-name="T78">quasi vero cartilagi-<text:line-break/>neum simul et nervosum ligamentum dicas: est autem<text:line-break/>id durum cartllagluosumque ligamentum. Os</text:span><text:span text:style-name="T78">, </text:span><text:span text:style-name="T78">vero<text:line-break/>omnium, quae cutis operit; durissimum essi At eorum, ''<text:line-break/>quae ex cute extant, siccissimus est pilus: deinde,cornu:<text:line-break/>mox ungues et ungulae et' calcaria, rostra, quaeque<text:line-break/>his in singulis animalium ratione carentium similes sunt<text:line-break/>partes. Humorum optimus et maxime proprius ac do-<text:line-break/>mesticus sanguis est. Hujus veluti sedimentum, ac<text:line-break/>faex atra bilis, est: quae idcirco tum frigidior, tum<text:line-break/>crassior sanguine. est: sicut flava bilis longe calidior.<text:line-break/>Frigidissimum vero- ac humidissimum omnium, quae in<text:line-break/>animali habentur, pituita est. Instrumentum autem,<text:line-break/>quo id cognoscitur, ipse est tactus: veluti Hippocrates<text:line-break/>lu libello de liornluis natura monstravit. Caeterum<text:line-break/>quod frigida sit, unus tactus discernit: qucd vero hu-<text:line-break/>mida quoque, pariter tactus, visus et ratio judicant: et<text:line-break/>tactus quidem ac. visus, quod talis his cernitur: ratio</text:span></text:p>
      <text:p text:style-name="P10"><text:span text:style-name="T78">vero, ubi non caloris copia,' </text:span><text:span text:style-name="T78">sed </text:span><text:span text:style-name="T78">connato humore talem<text:line-break/>esse definivit. Ac particulae quidem et succi corporis<text:line-break/>ad hunc modum se habeut.</text:span></text:p>
      <text:h text:style-name="P5" text:outline-level="2">Cap. IV.</text:h>
      <text:p text:style-name="P8"><text:span text:style-name="T78">De </text:span><text:span text:style-name="T78">iis, quae temperamenta comitantur,<text:line-break/>deinceps agendum. </text:span><text:span text:style-name="T78">- </text:span><text:span text:style-name="T78">Comitantur . enim ea et quae dicta<text:line-break/>jam sunt: irnmo potius inseparabilia omnino sunt, a<text:line-break/>sicco quidem corpore durities , ab hurnido mollities, si<text:line-break/>tamen cum tepido calore est. Sed et crassitudo habi-<text:line-break/>tus et gracilitas temperamenta sequuntur , non ea mo-<text:line-break/>do ,</text:span><text:span text:style-name="T108">!</text:span><text:span text:style-name="T78"> quae counata sunt</text:span><text:span text:style-name="T78">, </text:span><text:span text:style-name="T78">sed etiam fi qua ex longa con-<text:line-break/>suetudlue sunt contracta. Multos siquidem, qui. natura<text:line-break/>graciles fuerant, crassos redditos vidi: contraque</text:span><text:span text:style-name="T78">, </text:span><text:span text:style-name="T78">qui<text:line-break/>crassi fuerunt, graciles: iliis quidem ex otiosa et de-<text:line-break/>licata vita toto temperamento ad humidius mutato, his<text:line-break/>vero multis aerumnis et curis et tenui victu perficcatis.<text:line-break/>Dicemus vero et horum discernendorum notas: satius<text:line-break/>enim est, talisne quispiam natura sit, an </text:span><text:span text:style-name="T93">ex,</text:span><text:span text:style-name="T78"> cousuetu-<text:line-break/>drne redditus, nosmet prius per aliquot signa discer-<text:line-break/>nere posse, quam ab alio id quaerere. Sane ejusmodi</text:span></text:p>
      <text:p text:style-name="P10"><text:span text:style-name="T78">signorum auctor aeque ut reliquorum omnium mirus<text:line-break/>est Hippocrates. Siquidem, quibuscunque latiores venae<text:line-break/>funt, hi calidiores . natura sunt; quibus angustiores<text:line-break/>contra, magis frigidi: caloris namque opus est has dila-<text:line-break/>tare flatuque extendere. Ita rationabiliter in idem<text:line-break/>magna ex parte ‘ recidit venarum angustia cum habitu<text:line-break/>pingui et crassiore, habitus gracilis cum venarum laxi-<text:line-break/>tate.: Quod si quis simul pinguis crassusque est»ac ve-<text:line-break/>nas laxas habet, is consuetudinis alicujus occasione,<text:line-break/>non natura, pinguis est redditur: sicut e diverso, siquis<text:line-break/>angustas habet venas et gracilis est, ne hunc quidem<text:line-break/>talem esse natura necesse esu Quin iis, qui fame cru-<text:line-break/>eiantur, inquit, mediocritatem ex laxitate venarum et<text:line-break/>angustia, non a caetero totius corporis habitu, spectan-<text:line-break/>dam esse ait; quippe qni angustas habent venas,. exi-<text:line-break/>gui funt sanguinis, nec. longam luediam ferunt: . quibus<text:line-break/>latae, his copia sanguinis est et citra noxam cibo, absti-<text:line-break/>nent... Causae horum;, quae dieta sunt, evidentes' </text:span><text:span text:style-name="T93">jam</text:span></text:p>
      <text:p text:style-name="P15"><text:span text:style-name="T93">'i</text:span></text:p>
      <text:p text:style-name="P10"><text:span text:style-name="T78">sunt iis, qni animum adverterint, tametsi'a'me non re-<text:line-break/>ferantur. Sed quoniam non omnes advertunt, necesse<text:line-break/>fortasse erit aliquid eorum causa dixisse. Quicquid in<text:line-break/>sanguine plugue, leve et tenue est, id in calidioribus<text:line-break/>corporibus alimentum quoddam .calido fit, in frigidiori-<text:line-break/>bus servatur: cumque id venae extra se transmiserint,<text:line-break/>ubi lu frigidas particulas incidit</text:span><text:span text:style-name="T78">, </text:span><text:span text:style-name="T78">quod genus membra-<text:line-break/>nae sunt, circum eas concrescit: in partibus vero, na-<text:line-break/>tura calidioribus</text:span><text:span text:style-name="T78">, </text:span><text:span text:style-name="T78">cujusmodi carnosae sunt, a calore<text:line-break/>ipso absumitur ac digeritur, nisi sicubi frigiditati tem-<text:line-break/>peramenti etiam vita ludusgentror accedens ipsis carno-<text:line-break/>sis particulis adipis aliquid allinat., </text:span><text:span text:style-name="T93">Qua ratione etiam<text:line-break/></text:span><text:span text:style-name="T78">quae hyeme delitescunt animalia, non raro inveniuntur<text:line-break/>pinguiora.. Et foemluae viris sunt pinguiores, quod,<text:line-break/>scilicet, foemlua mare est frigidior et plurimum domi<text:line-break/>versatur. </text:span><text:span text:style-name="T78">' </text:span><text:span text:style-name="T78">Ac quicunque corporum habitus et tempera-<text:line-break/>tr natura- sunt,, et mediocri exercitatione utuntur, hos<text:line-break/>necesse est eusarcos esse ,&gt; id vero</text:span><text:span text:style-name="T108">r</text:span><text:span text:style-name="T78"> est mediocri omnino:</text:span></text:p>
      <text:p text:style-name="P10"><text:span text:style-name="T78">corporis habitu- Quibus vero humidum abundat et ca-<text:line-break/>lor a mediocritate summa non longe abest, hi corpu-<text:line-break/>lenti sive carnosi fiunt. Corpulenti rursus fiunt, qui<text:line-break/>natura funt temperati, caeterum desides et otiosi vi-<text:line-break/>vunt: quippe dictum a veteribus commodissime est, con-<text:line-break/>suetudinem acquisititiam esse , naturam; Nec fortasse<text:line-break/>oportebit, cum id jam fernel dixerimus, lu quovis<text:line-break/>etiam capite definire, naturane frigidior an ex consue..<text:line-break/>tu eline quispiam sit redditus, scd' illud legentibus re-<text:line-break/>mittere, me autem . compendii caufa proprios cuique<text:line-break/>temperamento corporis habitus perfequi. Sunt igitur<text:line-break/>nonnulli, qui et graciles funt, et venas parvas habent:<text:line-break/>fed si ex iis quampiam: incidas, adeps excidet, quam con-<text:line-break/>stat- cuti ad. internam ejus membranam esse subnatam.<text:line-break/>Et raro id quidem in viris conspicitur: in foeminis<text:line-break/>faepissime inecnitur; . est namque tum frigidioris natu-<text:line-break/>rae, tum vitae magis desidiusae ejusmodi notat - liqui-<text:line-break/>dem adeps ex habitus frigiditate femper gignitur- cor-</text:span></text:p>
      <text:p text:style-name="P10"><text:span text:style-name="T78">pulentra sive carnis abundantia ex sanguinis copia<text:line-break/>.nnscitur : mediocritas temperatae naturae est nota. Et<text:line-break/>corpulenti quidem omnino plus adipis habent,, quam tem-<text:line-break/>perati: nec tamen pro camis scmper portione adeps si-<text:line-break/>mul augetur : fed crassorum alios habere plus carnis,<text:line-break/>alios plus adipis xideas, aliis ambo peri modo funt<text:line-break/>adaucta: Et quibus quidem ambo pari modo sunt au-<text:line-break/>cta, iis tantum supra temperatam naturam humoris est,<text:line-break/>quantum et frigoris:' quibus autem plus est adipis, in<text:line-break/>iis frigidi plus est quam humidi, aeque ut, quibus caro<text:line-break/>est plenior, iis humoris plus justo est; non tamen<text:line-break/>etiam frigoris: cum enim calori intra debitos fines </text:span><text:span text:style-name="T93">ma-<text:line-break/>nenti</text:span><text:span text:style-name="T78"> boni fanguinis accedit copis, necesse. est corpu-<text:line-break/>lentia sequatur.. Quantum autem supra mediocritatem<text:line-break/>esse sanguis debeat, id quidem mensura </text:span><text:span text:style-name="T93">et</text:span><text:span text:style-name="T78"> pondere<text:line-break/>ostendere..non est; ratione trassere licet: quippe ' ubi<text:line-break/>nullum adhuc morbnsum symptoma' crassato corpori inci-<text:line-break/>dit, humoris abundantia .lutra'sanitatis luterim est fines.</text:span></text:p>
      <text:p text:style-name="P10"><text:span text:style-name="T78">.Monstratum enim nobis et iu aliis est, non parvam<text:line-break/>in eo statu , qui sanitas dicitur, necessario statuen-<text:line-break/>dam esse latitudinem:; quin id nunc- quoque in omni<text:line-break/>fere ' sermone nostro- apparet, qui. temperatam mediam-<text:line-break/>que naturam reliquarum veluti normam semper statua-<text:line-break/>mus, quae vero ex hujus utraque sunt parte, intem-<text:line-break/>peratas censeamus . quod utique non faceremus, nisi<text:line-break/>in sanitatis statu majoris minorisque ratio inveniretur.<text:line-break/>Est enim alia sanitatis, </text:span><text:span text:style-name="T78">' </text:span><text:span text:style-name="T78">alia morbi intemperies: morbi<text:line-break/>quidem ea, quae </text:span><text:span text:style-name="T93">a</text:span><text:span text:style-name="T78"> media temperie longissime abest: sa-<text:line-break/>ni tatis, quae paulum. Definire aurem inodum ne hic<text:line-break/>quidem mensura </text:span><text:span text:style-name="T93">et</text:span><text:span text:style-name="T78"> pondere licet </text:span><text:span text:style-name="T64">ι </text:span><text:span text:style-name="T78">caeterum intempe-<text:line-break/>rameuti, quod intra sanitatem habetur, sufficiens nota<text:line-break/>est, quod nulla sunctio animalis manifeste sit adhuc<text:line-break/>laefa. Quantum igitur intervallum est inter id, quod<text:line-break/>perfectissime functionem obit, et id, quod manifeste<text:line-break/>actionem aliquam habet oblaefam, tanta est profecto<text:line-break/>et sanitatis et distemperantiae</text:span><text:span text:style-name="T78">, </text:span><text:span text:style-name="T78">quae intra sanitatem con-<text:line-break/>sistit, latitudo. Ab hac proxima est intemperies mor-<text:line-break/></text:span><text:span text:style-name="T93">bofa,</text:span><text:span text:style-name="T78"> cum scilicet .animal iniemperamenti vitio aegro-</text:span></text:p>
      <text:p text:style-name="P10"><text:span text:style-name="T78">tat: non enim hujus tantum noxa laborat, scd etiam aliis<text:line-break/>affectibus non paucis: de quibus lu lis, quae de morborum<text:line-break/>differentiis scribemus, diffusius agetur. Nunc autem redeun-<text:line-break/>'dum ad diverticulum est. Sicutionim, naturali calore opti-<text:line-break/>mam servante temperiem, humidum; quod intra sani-<text:line-break/>tatis terminos est auctum , non adipem modo in homi-<text:line-break/>ne, scd etiam corpulentiam gignit: et adipem quidem<text:line-break/>parcius adjicit, carnem vero multo liberalius auget:<text:line-break/>ita rursus, si humidum et siccum mediocritatem ad un-<text:line-break/>guern inter sc servent, calor autem in homine sit mi-<text:line-break/>nor, necesse est hujus corpus adipe quam carnis co-<text:line-break/>pia magis abundet. At vero, si calor augeatur, fervet-<text:line-break/>que mediocritatem altera contrarietas, minus erit ei<text:line-break/>animali adipis quam carnis: sicut e diversu, </text:span><text:span text:style-name="T78">si </text:span><text:span text:style-name="T78">quando<text:line-break/>pollet siccum, altera contrarietate medium modum ser-<text:line-break/>vante, et gracilius et durius corpus evadet. Haec a<text:line-break/>me dicta sunt, patetque, non solum ratione monstratum<text:line-break/>esse, quod simplices lu animalium corporibus intemperies</text:span></text:p>
      <text:p text:style-name="P10"><text:span text:style-name="T78">habeantur</text:span><text:span text:style-name="T64">, </text:span><text:span text:style-name="T78">' sed etiam quod singularum manifestae sint<text:line-break/>notae: nec eae modo in calore, frigore,- mollitie et<text:line-break/>duritie, fed etiam in reliquis omnibus habituum totius'<text:line-break/>corporis differentiis': quarum de ea; quae ex [graci-<text:line-break/>litate et crassitudine, spectatur, nunc diximus, de re-<text:line-break/>liquis autem jam dicamus.</text:span></text:p>
      <text:h text:style-name="P5" text:outline-level="2">Cap. V.</text:h>
      <text:p text:style-name="P8"><text:span text:style-name="T78">Calida .igitur et sicca temperies hirsuta<text:line-break/>est, verum ea in summo; mediocriter autem, quae ca-<text:line-break/>lida quidem est, sed in altera contrarietate mediocri-<text:line-break/>tatem habet: similiter, et quae sicca quidem est, sed<text:line-break/>in calido et frigido media est temperie, est eninr ea quoque<text:line-break/>modice hirta. Nuda pilis sunt frigida omnia temperamen-<text:line-break/>ta, sive ea mediocriter se habeant in humiditate, sive<text:line-break/>immodice; caeterum ad summum glabra est frigida<text:line-break/>temperies et humidav minus hac, quae frigida est, sed<text:line-break/>in altera contrarietate temperata: adhuc minus, quae<text:line-break/>frigida et sicca. Quamquam putet aliquis, sicut fieri non<text:line-break/>potest, ut lu terra ficca herbae nascantur, nutriantur et</text:span></text:p>
      <text:p text:style-name="P10"><text:span text:style-name="T78">incrementum capiant, sic nec pili lu sicca cute; est<text:line-break/>autem sucus, quippe terra ut terra sicca dicitur, cu-<text:line-break/>tis ut cutis. Itaque siccitas, quae lu terra est, maxime<text:line-break/>sine humore est:, quae vero in hominis est corpore et<text:line-break/>ejus similium animalium, nec humoris est expers, et<text:line-break/>maxime omnium </text:span><text:span text:style-name="T93">ad pilorum</text:span><text:span text:style-name="T78"> generationem est idonea:<text:line-break/>si quidem nec ex iis, quibus testa pro cute est, nec qui-<text:line-break/>bus mollis crusia est, veluti ostreis,, locustis, cancris,<text:line-break/>sed nec ex corticosis humi repentibus,, qualesfunt ser-<text:line-break/>pentes, nec quae squamata sunt, cujusmodi sunt pisces,<text:line-break/>oriri pili possunt: sunt enim horum cutes vere et in<text:line-break/>totum siccae ritu testae vel petrae. Caeterum ex iis,<text:line-break/>quae molli sunt cute, ut homo, quanto utique siccior<text:line-break/>calidiorque cutis fuerit, tanto magis potest pilea gigne-<text:line-break/>re. Nam (ut ali exemplo terrae, quod illi proponunt,<text:line-break/>non recedamus) herbae nec in sicca et fquallente admo-<text:line-break/></text:span><text:span text:style-name="T78">dum </text:span><text:span text:style-name="T78">terra nasci possunt, nec lu humida et lacustrii<text:line-break/>verum cum absumi coeperit redundantia humoris, tum</text:span></text:p>
      <text:p text:style-name="P10"><text:span text:style-name="T78">enascuntur </text:span><text:span text:style-name="T93">e</text:span><text:span text:style-name="T78"> terrat augentur autem largius,, ubi haec:<text:line-break/>quoque siccescit,</text:span><text:span text:style-name="T108">1</text:span><text:span text:style-name="T78"> modice, quidem in vere, celerrime ve-<text:line-break/>ro et plurimum lueunte. aestate </text:span><text:span text:style-name="T78">: </text:span><text:span text:style-name="T78">siccantur autem</text:span><text:span text:style-name="T78">, </text:span><text:span text:style-name="T78">om- &lt;<text:line-break/>nino arefacta terra-,-, aestate jam media. Licetque tibi,<text:line-break/>si placet, nunc-quoque (sicuti in priore libro demon-<text:line-break/>stratum est) vel ipsum propterea, quod ex temporibus<text:line-break/>anni maxime temperatum est, temperati corporis; id<text:line-break/>assimilare cuti; . potissimumque ejus temporis medium:<text:line-break/>tum enim terra quoque ipsa medio quodam statu hamo-<text:line-break/>ris siccitatisque est. Quod autem </text:span><text:span text:style-name="T93">veris</text:span><text:span text:style-name="T78"> aestati est proxi-,<text:line-break/>ffltun, id. jam sicciorem jusio habet terram: hoc etiam,<text:line-break/>amplius aestas inchoata. Quam igitur dico calidam et,<text:line-break/>siccam cutem , hanc maxime terrae statui assimiles,<text:line-break/>qui aheunte fit vere,, vel lueunte aestate:, nam media,<text:line-break/>aestate lu summo est sicca, perinde ut testa intectorum,<text:line-break/>animalium tegmen, non ut hominum; suum, asino-;<text:line-break/>rum, equorum, aut alterius cujusquam eorum, quae<text:line-break/>pilis vestiuntur.. .Quare:, si cutem: terrae comparare vo-</text:span></text:p>
      <text:p text:style-name="P10"><text:span text:style-name="T78">lunt, hactenus quoque rem. consentire cum iis, quae<text:line-break/>prius diximus; luvetiicnt: ipsi vero fesc ex. liomonymia<text:line-break/>non animadversu falluiit: in sicca enim et calida cute<text:line-break/>multos magnosque nasci pilos diximus, nimirum ut de'<text:line-break/>homine vel animali - pilis praestito, non de ostreis aut<text:line-break/>cancris verba facientes. Quippe per. omnem cutem<text:line-break/>difflatur scmper aliquid a calido, quod fecum etiam in-,<text:line-break/>terni’ humoris non parum aufert. Verum in quibus<text:line-break/>humida cutis est</text:span><text:span text:style-name="T108">1</text:span><text:span text:style-name="T78"> et plane mollis, qualis modo concrescens<text:line-break/>cascus, - lu iis eorum; quae exciderunt; viae per cu-<text:line-break/>tem non manent, partibus follicet ejus, quae prius<text:line-break/>diffidebant; rursus -luter </text:span><text:span text:style-name="T78">fe </text:span><text:span text:style-name="T78">unitis. At in quibus du-<text:line-break/>ra est, non absimilis casco jam coactu, perforatur qui-<text:line-break/>dem eorum, quae exeunt, impetu: .cmn autem </text:span><text:span text:style-name="T78">rursus'<text:line-break/></text:span><text:span text:style-name="T78">uniri per siccitatem nequeat, meatus ipsos immutatos<text:line-break/>fervat, qui etiam perpetuo transfluentium ictu assidue-<text:line-break/>magis fistulantur. sii igitur, quod transfluit, </text:span><text:span text:style-name="T78">' </text:span><text:span text:style-name="T78">vel hali-<text:line-break/>tus, vel humor purus .sit, halitui certo celer mini-<text:line-break/></text:span><text:span text:style-name="T78">i</text:span></text:p>
      <text:p text:style-name="P11"><text:span text:style-name="T78">meque impeditus, transitus est: humor in- exilioribus<text:line-break/>spiramentis nonnunquam haeret : aliquid etiam intro<text:line-break/>recurrere ad profundum cogitur. Sin veluti fuligino-<text:line-break/>sus crassusque, et; terreus vapor sit, subinde contingit,<text:line-break/>ut in angustis spiramentis impactus nec facile rursus<text:line-break/>intro redeat,., nec vacuari possit; hunc igitur alius rur-<text:line-break/>sum e profundo subiens ferit,, forasque impellit, tum<text:line-break/>hunc rursus alter, atque illum alius</text:span><text:span text:style-name="T78">: </text:span><text:span text:style-name="T78">ac multus misti<text:line-break/>ejusmodi vapores fuliginofos alium super alium inrpa-<text:line-break/>ctos tempore complicari conjungique intellige, ac unum<text:line-break/>ejusmodi efficere corpus, quale est ea quae foris cernitur<text:line-break/>. fuligo: nisi quod hoc,, quantum spissatum est, tantum<text:line-break/>etiam per transitus; angustiam stipatum in angustam<text:line-break/>prorsus redactum est formam- Ubi autem tale corpus<text:line-break/>totum obstruxerit meatum , deinceps jam violenter<text:line-break/>ictumj a similibus fui quibus exitus uon est excremen-<text:line-break/>tis, totum interim propellitur adeo, ut e cute exire</text:span></text:p>
      <text:p text:style-name="P11"><text:span text:style-name="T78">cogatur jam lori formam adeptum. Assimiles autem,<text:line-break/>quod'in meatu" est "impactum, herbae stirpisve veluti<text:line-break/>radici”; quod * vero -ex cute jam extat; ipsi veluti stir-<text:line-break/>pi. Fit autem niger nilus, cum, deusto vi caloris va-<text:line-break/>pore,' excrementum in exactam'' fuliginem mutatur : ,<text:line-break/>flavus vero, cum vapor minus torretur</text:span><text:span text:style-name="T78">, </text:span><text:span text:style-name="T78">'quippe, quod<text:line-break/>tiun est impactum', flavae pilis, </text:span><text:span text:style-name="T78">non </text:span><text:span text:style-name="T78">nigrae, faeculen-<text:line-break/>tum' excrementum est: albus vero pilus ex pituita -nnsci-<text:line-break/>tur: rusus sicuti caloris flavi albique est medius,’ fies</text:span></text:p>
      <text:p text:style-name="P20"><text:span text:style-name="T108">1</text:span><text:span text:style-name="T78"> </text:span><text:span text:style-name="T78">ejus generatio ex pituitosae biliofaeque faecis medis<text:line-break/>quadam natura provenit. Crispi pili fiunt vel propter<text:line-break/>siccitatem temperamenti, vel propter' meatum , in quo<text:line-break/>radices habent. Et propter siccitatem quidem ad eum<text:line-break/>modum, quo corrigiae, quae igni plus justo siccantur y et<text:line-break/>quid corrigiarum meminisse est opus,- cum ipsos pilos,<text:line-break/>ubi </text:span><text:span text:style-name="T93">igni</text:span><text:span text:style-name="T78"> propius sunt admoti, protinus intorqueri vi-<text:line-break/>deas? atque ita quidem omnes- Aethiopes : sunt crispi<text:line-break/>Atpropter meatuum </text:span><text:span text:style-name="T78">,-n </text:span><text:span text:style-name="T78">in quibus radices egerunt; ‘ natus<text:line-break/>ram ad hunc modum. Exhalatio quidem saepe imbe-</text:span></text:p>
      <text:p text:style-name="P10"><text:span text:style-name="T78">cillior existens, quam ut rectam viam sibi moliri possit,<text:line-break/>pro modo</text:span><text:span text:style-name="T78">, </text:span><text:span text:style-name="T78">quo inflectitur , etiam meatum suum' figurat </text:span><text:span text:style-name="T64">ι<text:line-break/></text:span><text:span text:style-name="T78">interim vero exhalatio satis valens est, sed duriore;<text:line-break/>quam par est, entis natura recta ferri regione prohibita,<text:line-break/>in latus flectitur, quemadmodum et extrinsecus videre<text:line-break/>licet, non halitum modo aut fumum, sed etiam flam-<text:line-break/>mam ipsam, cum sursum agi vetatur,- divisam utroque<text:line-break/>versus in obliquum agi. Sic igitur corporis exhalatio,<text:line-break/>ubi in aliquo I0C0 remoratur prorsumque agi prohibe-<text:line-break/>tur; obliquum sibi transitum sub cute molitur, donec<text:line-break/>longiore temporis spatio collectam aliquid "eam urgeat<text:line-break/>ef foras efflatu</text:span><text:span text:style-name="T108">;</text:span><text:span text:style-name="T78"> agat. </text:span><text:span text:style-name="T78">” </text:span><text:span text:style-name="T78">Est quando ambobus coeuntibus;<text:line-break/>et primae exhalationis; quae meatum finxit, isubecillitute<text:line-break/>et cutis duritie, obliquitas pilorum radicibus contingit:<text:line-break/>quales autem in radice finguntur / tales rationabile est<text:line-break/>perpetuo fore, neque enim durorum et siccorum corpo-<text:line-break/>rum quippiam, nisi prius-molliatur, fingi lu rectum potest:.</text:span></text:p>
      <text:p text:style-name="P10"><text:span text:style-name="T78">Atque haec quidem est pilorum generatio.. - Sequens est,<text:line-break/>ut causas omnium, quae temperamentis in pilorum pro<text:line-break/>aetate, regione et corporis natura differentiis contin-<text:line-break/>gunt, dicamus. Ergo Aegyptii, Arabes et Indi, om-<text:line-break/>nes denique, qui calidam et siccam regionem incolunt,<text:line-break/>nigros, et difficilis incrementi, siccos, crispos et fra-<text:line-break/>giles pllos habent. Contra, qui humidam frigidamque<text:line-break/>regionem habitant, - Illyrii, Germani, Dalmatae, Sar- .<text:line-break/>matae et omnis Scythica plaga, modice auctiles</text:span><text:span text:style-name="T78">, </text:span><text:span text:style-name="T78">et gra-<text:line-break/>ciles , et rectus, et rufos obtinent. Qui vero inter<text:line-break/>hos temperatum colunt tractum, hi pilos plurimi lu-<text:line-break/>crementi, et robusiissimos,, et modice nigros, et me-<text:line-break/>diocriter crassos, tum nec prorsus crispos, nec omni-<text:line-break/>no rectos edunt. Et in aetatibus ad eundem modum.<text:line-break/>Insantiurn , quidem pili Germanis r florentium aetate<text:line-break/>Aethiopibus: epheborum et puerorum iis,, qni tempera-<text:line-break/>tum locum incolunt, in robore,' crassitudine, magnis<text:line-break/>tudlue </text:span><text:span text:style-name="T78">et </text:span><text:span text:style-name="T78">colore ad portionem sc habent. In corporum</text:span></text:p>
      <text:p text:style-name="P10"><text:span text:style-name="T78">quoque naturis. ad aetatum et regionum portionem pili<text:line-break/>fe' habenti Pueri . enim admodum parvi nudi ' sunt,<text:line-break/>pilis, quod , utique nec meatus adhuc, ullus illis'lu cute<text:line-break/>est, nec fuliginosum. .excrementum : incipientes autem<text:line-break/>pubescere parvos; et imbecillos exigunt: at qui jam.<text:line-break/>florent, valentiores, mullos, et magnos,, et.nigros ha-<text:line-break/>bent, quod et frequentes jam meatus iis funt facti, et<text:line-break/>fuliginosis excrementis. prae siccitate et calore abundanti<text:line-break/>Caeterum pili, qui lu capite, superciliis et ciliis haben-<text:line-break/>tur; etiam pueris nobis innascuntur’ siquidem, gene-<text:line-break/>ratio iis est, alon.qualis herbis,- sed qualis, stirpibus,<text:line-break/>prima ratione a natura conditis, non. temperamentum<text:line-break/>exr‘necessitate scquentibua, sicuti- in libris de usu par-<text:line-break/>ticularurn est anonstratum. Verum hi quoque quod<text:line-break/>quidem sint, id naturae arti acceptum ferunt:' quod<text:line-break/>nigri rufive vel alio quovis .sint, colore,, id aetatis tem-,<text:line-break/>peramento oninluo debent. Subrufi enim fere sunt,,<text:line-break/>quoniam, quod in meatibus est impactum, nondum totnni</text:span></text:p>
      <text:p text:style-name="P10"><text:span text:style-name="T78">est nigrum, quippe cum humiditas- multa fit et transi-<text:line-break/>tus facilis et deustio imbecilla. Boni vero: incrementi<text:line-break/>et modice crassi funt propter excrementorum, -quibus<text:line-break/>aluntur, copiam: quippe ipsa pars corporis, in qua fiunt,<text:line-break/>sicca est, tota namque calva ossea est, cutis vero, quae<text:line-break/>illi est circumdata, tanto reliqua totius corporis cute est<text:line-break/>siccior, quanto etiam est durior: ascendit tamen tum ab<text:line-break/>iis, quae circa cerebrum sunt, tum vero ex tuto corpore fu-<text:line-break/>liginosi excrementi non parva vis. Quo fit, ut, quale aetate<text:line-break/>florentibus totum est corpus, ejusmodi jam infantibus<text:line-break/>sit capitis 'cutis: coque rationabilius Uounulli proce-<text:line-break/>dente tempore calui redduntur,- quibus scilicet a primo,<text:line-break/>ortu siccior cutis.erat: quippe monstratum prius est, se-:<text:line-break/>nefcentium partes omnes siccescere. Fit autem cutis<text:line-break/>non paucis veluti testacea , ubi supra justum fuerit sic-,<text:line-break/>cata: in ea vero, sicut ex prioribus constat, nihil<text:line-break/>nasci potest i etenim </text:span><text:span text:style-name="T93">etiam</text:span><text:span text:style-name="T78"> interna manuum, et t </text:span><text:span text:style-name="T93">infer--</text:span></text:p>
      <text:p text:style-name="P11"><text:span text:style-name="T78">na pedum scrnper glabra et pilorum expertia sunt,,<text:line-break/>quod siccissimus deusissimusque sit tendo is, </text:span><text:span text:style-name="T78">qui </text:span><text:span text:style-name="T78">sub cute<text:line-break/>habetur. Quibus autem ad summam siccitatem cutis<text:line-break/>capitis non pervenit, luibecilli his albique ornnluo pili<text:line-break/>situit, quos vulgo canos appellant: imbecilli quidem<text:line-break/>convenientis alimenti penuria : albi </text:span><text:span text:style-name="T78">vero </text:span><text:span text:style-name="T78">. </text:span><text:span text:style-name="T78">propterea^<text:line-break/>quod alimentum, quo aluntur, veluti situs est pituitae,<text:line-break/>quac temporis spatio computruit. Ubi enim meatus<text:line-break/>etiarnnunr manet, excrementum vero exiguum est et<text:line-break/>lentum ac languide </text:span><text:span text:style-name="T93">a</text:span><text:span text:style-name="T78"> </text:span><text:span text:style-name="T78">calore </text:span><text:span text:style-name="T78">propellitur,, non dissimi-<text:line-break/>liter putredini in eo afficitur. Jam calui fiunt homines,<text:line-break/>eum senescunt, a , sincipite magis, canescunt magis a<text:line-break/>temporibus : quoniam illud omnium capitis partium est<text:line-break/>siccissimum:, haeret enim cutis illic ossi nudc: tempo-<text:line-break/>ra vero humidiora sunt, quod in his musculi magni<text:line-break/>sub cute habeantur, omnis autem musculus carnosus<text:line-break/>sit, caro tum osse tum cute humidior. </text:span><text:span text:style-name="T78">'</text:span></text:p>
      <text:h text:style-name="P6" text:outline-level="2">Cap. VI.</text:h>
      <text:p text:style-name="P8"><text:span text:style-name="T78">Est autem ei, quod dicimus, diligenter at-<text:line-break/>tendendum, ne imprudentes nosmet ipsos fallamus, sic-,<text:line-break/>uti fe fallunt multi ex iis, qui optimi risi sunt medici</text:span><text:span text:style-name="T78">:<text:line-break/></text:span><text:span text:style-name="T78">qui si quem calvum viderint, </text:span><text:span text:style-name="T78">' </text:span><text:span text:style-name="T78">statim huic siccum esse<text:line-break/>totius corporis temperamentum putant. Neque enim<text:line-break/>simpliciter ita conjectare oportebat: fed prius illud de-<text:line-break/>finire praestiterat, humanum corpus in aliis aequabili<text:line-break/>per totum temperamento esse, in‘aliis, nec iis paucis,<text:line-break/>inaequabiliter esse affectum, cum eoi um aliae particulae<text:line-break/>mediocri </text:span><text:span text:style-name="T93">et</text:span><text:span text:style-name="T78"> justo sint humidiores, aliae frigidiores,<text:line-break/>aliae sicciores, aliae calidiores, aliae prorsus tempe- »<text:line-break/>ratae ac mediocres.- Porro huic maxime esse attentos<text:line-break/>convenit, ubi corporis temperiem aestimamus. Quippe<text:line-break/>si tutum corpus aequabiliter concinnum sit, omnemque<text:line-break/>partium inter se commoderationem in longitudine, la-<text:line-break/>titudine et altitudine servet, potest utique aequabiliter<text:line-break/>attemperatum esse id corpus </text:span><text:span text:style-name="T93">i</text:span><text:span text:style-name="T78"> at, fi cui corpori thorax,<text:line-break/>collum et humeri maximi sunt, lumbi parvi angusti-</text:span></text:p>
      <text:p text:style-name="P11"><text:span text:style-name="T78">que, et crura gracilia atque sicca, quomodo </text:span><text:span text:style-name="T78">id </text:span><text:span text:style-name="T78">dixeris<text:line-break/>omnrbus particulis similiter affectum ? Quin, si crura ei<text:line-break/>-Crassa sint_et lumbi lati, thorax vero angustus, ne id<text:line-break/>quidem omnibus partibus aequabiliter </text:span><text:span text:style-name="T78">est </text:span><text:span text:style-name="T78">temperatum.<text:line-break/>Sunt alia corpora, quibus maximuni est caput, alia, qui-<text:line-break/>bus parvum, .quale passeribus: jam crura aliis blaesa,<text:line-break/>aliis vara: artuum quoque extrema </text:span><text:span text:style-name="T78">aliis </text:span><text:span text:style-name="T78">gracilia sunt,<text:line-break/>aliis crassa : et thorax aliis (ut dictum est antea) latus,<text:line-break/>aliis tabulae ritu angustus, quos </text:span><text:span text:style-name="T64">σανιδώδεις </text:span><text:span text:style-name="T78">vocant:<text:line-break/>ubi vero opertae scoptulae illis., sine carne nudaeque<text:line-break/>plane sunt, et alarum more pronae, nominantur a<text:line-break/>medicis ejusmodi naturae </text:span><text:span text:style-name="T64">πτερυγώδεις. </text:span><text:span text:style-name="T78">Quantopere hae<text:line-break/>sint vitiatae, deperdito his paulo minus omni interno<text:line-break/>thoracis spatio, quo pulmo et cor funt sita, neminem<text:line-break/>latet. Innumerae vero aliae particularum corporis pla-<text:line-break/>ae affectiones sunt, ubi id a naturali analogia protinus<text:line-break/>lu utero , matris ad inaequalem lutemperiem est muta-</text:span></text:p>
      <text:p text:style-name="P11"><text:span text:style-name="T78">tum. Minime igitur in corporibus id genus ex unica<text:line-break/>particula conjectandum -de toto esu Neque enim ii, qui<text:line-break/>inores ex ingenio corporis docere profitentur, simplici-<text:line-break/>ter de .omnibus pronunciant: verum ipsi quoque expe-<text:line-break/>rrentia docti, si qnis impense hirto est pectore, hunc<text:line-break/>animosum judicant: sin cruribus est hirtis, salacem:<text:line-break/>non tamen causam etiam adjiciunt. Neque enim, cum<text:line-break/>pectus habere leoni simile. dicunt, crura vero hirco,<text:line-break/>jam primam causam invenerunt: siquidem, cur leo quidem<text:line-break/>animosus, hircus vero . salax sit, ratio etiam investi-<text:line-break/>gandum exigit: hactenus enim, quod in re quidem fieri<text:line-break/>cernitur, dixere, causam tamen ejus, omisere. Caete-<text:line-break/>rum is, qui naturali speculatione est exercitatus, ficuti<text:line-break/>aliorum omnium, ita horum quoque causas invenire<text:line-break/>tentat. Propterea euim, quod iuaequali partium tem?<text:line-break/>per amento'sunt, non lec modo et. hircus, sed etiam<text:line-break/>caeterorurn pleraque animalium , idcirco ad alias actio-<text:line-break/>nes aliud est pronurn. Ac de his quidem Aristoteles.</text:span></text:p>
      <text:p text:style-name="P10"><text:span text:style-name="T78">t</text:span></text:p>
      <text:p text:style-name="P15"><text:span text:style-name="T78">commode fusissimeque tractavit Sed quod ad rem pro-<text:line-break/>positam est utile, id jam apparet, hominum scilicet tem-<text:line-break/>peramenta cousiderantibus singulas partium per se exa-<text:line-break/>minandas esse. Nec, si cui thorax solum hirsutus est,<text:line-break/>huic totum corpus calidius sicciusque ex necessitate pu-,<text:line-break/>fandum, scd plurimum in corde caloris esse, ecque ani-<text:line-break/>mosumi posse vero aliquando etiam hujus ipsius rei<text:line-break/>occasione accidere ; quominus totum his corpus similiter<text:line-break/>calidum siccumque sit, quod scilicet plurimum caloris<text:line-break/>sursum huc spiraverit, atque in ambientem abierit.<text:line-break/>Nam si: tota corporis temperies est aequalis , erit his<text:line-break/>statim thorax ipse universus latissimus, venae amplae;<text:line-break/>arteriae magnae ; eaedem maxime vehementissimeque<text:line-break/>pulsantes: tum plurimi per totum corpus pili, atque<text:line-break/>ii quidem in capite, plurimi incrementi; nigri et crispi<text:line-break/>utique in prima aetate, procedente vero tempore cal-<text:line-break/>vities excipiet. Quin etiam ejusmodi hominibus, cum<text:line-break/>aequaliter sunt attemperati, -et robustum et suis ar—</text:span></text:p>
      <text:p text:style-name="P11"><text:span text:style-name="T78">ticulis distinctum et musculosum totum corpus erit:<text:line-break/>tum cutis durior, nigrior atque hirsutior. Ad eun-<text:line-break/>dem modum , si contraria omnia in thorace sint ac ae-<text:line-break/>qualis lu toto corpore temperies vigeat, id est si hurnidio-<text:line-break/>res et frigidiores universae corporis partes sint, thorax qui-<text:line-break/>dem augustus et glaber erit, sicuti etiam totum corpus pilis<text:line-break/>nudum: cutis vero mollis et alba: capilli subrufi,<text:line-break/>potissimum in juventute, et in senectute non, calvescunt:<text:line-break/>tirnidique statim et ignari et segnes: adde etiam par-<text:line-break/>vis venis ac minime conspicuis; et adiposi fiunt: iidem<text:line-break/>nervis musculisque imbecillis et artubus parum articu-<text:line-break/>late distinctis et blaesis. At ubi varia partium tem-<text:line-break/>peries est, ex. una earum pronunciare de toto corpore<text:line-break/>non licet, scd adeundae singulae sunt: aestimandum-<text:line-break/>que, quo temperamento ventriculus, quo pulmo, quo<text:line-break/>cerebrum, ac reliquarum per fe unaquaeque seorsum<text:line-break/>sit. Atque haec quidem ex functionibus noscenda,</text:span></text:p>
      <text:p text:style-name="P11"><text:span text:style-name="T78">cum nec mannum contrectatione, nec oculorum inspe-<text:line-break/>ctione invenisse temperiem eorum siti Simul autem<text:line-break/>pensitandus et continentium ea partium affectus est,<text:line-break/>quorum omnium extrema est cutis. Haec in nostra rea-<text:line-break/>gicne , quae utique temperata est,. subjectarum partium<text:line-break/>naturam prodit, quanquarn nec lu ea simpliciter lo-<text:line-break/>quenti omnium, sed dumtaxat earum, quae similem<text:line-break/>habent ! cuti temperiem At in iis quae sub Ursa et<text:line-break/>sub meridie sunt locis, quoniam quidem corporum, quae '<text:line-break/>in altero sunt, calor lu altum a- circumdante extrin-<text:line-break/>secus et vincente frigore est fugatus , eorum autem,<text:line-break/>quae sunt in altero, iu cutem is ab externo calore at-<text:line-break/>tractus prodiitnon potest ex eo affectu, qui lu cute<text:line-break/>cernitur, internarum particularum temperies clare discer-*<text:line-break/>- ni? .quippe corporis temperies in regionibus iis, quae a</text:span></text:p>
      <text:p text:style-name="P12"><text:span text:style-name="T78">temperie recesserunt , inaequalis visitur , externis scilicet'<text:line-break/>internisque partibus ad eundem fe modum non haben-<text:line-break/>tibus; Celtis enim et Germanis et omni Thracio ac<text:line-break/>Scythico generi frigida humidaque cutis est: ideo</text:span></text:p>
      <text:p text:style-name="P11"><text:span text:style-name="T78">etiam, mollis, alba et pilis nuda. Omnis vero natu-<text:line-break/>ralis his calor in viscera una cum sanguine confugit:<text:line-break/>ubi dum agitatur et premitur et fervet, animosi, au-<text:line-break/>daces et praecipitis consilii redduntur. Aethiopibus ve-<text:line-break/>ro et Arabibus, omnibus denique iis, qui ad meridiem<text:line-break/>incolunt, natura cutis ex ambientis aestu, et naturali,<text:line-break/>calore foras acto, usta, dura, sicca et nigra reddi-<text:line-break/>tur , toto corpore naturalis quidem caloris exiguam<text:line-break/>obtinente portionem,, sed alieno atque adscititio inca-<text:line-break/>lescente. Quippe id quoque optime ab Aristotele in<text:line-break/>multis est traditum, estque illi., si alteri ulli, attenilen-<text:line-break/>durn, ac in singulis corporibus aestimandum</text:span><text:span text:style-name="T78">, </text:span><text:span text:style-name="T78">suo-<text:line-break/>ne et proprio, au adscititio calore incaleant: quae<text:line-break/>enim putrescunt , omnia adscititio- calore sunt ca-<text:line-break/>lida ; proprio frigenti Qui meridianam plagam ineo-<text:line-break/>lunt, adscititio calore sunt calidi, proprio frigidi.-<text:line-break/>Jam apud nos quoque naturalis calor hyeme est uberior,</text:span></text:p>
      <text:p text:style-name="P15"><text:span text:style-name="T78">3</text:span></text:p>
      <text:p text:style-name="P11"><text:span text:style-name="T78">adscititius minor: aestate contra adscititius major, na-<text:line-break/>turalis minor. Omnia igitur haec definiat oportet, qui<text:line-break/>recte temperamentum est cogniturus. Neque enim om-<text:line-break/>nino, si cutis nigrior apparet, jam totus horno calidior<text:line-break/>est, scd si ita est, caeteris omnibus simili modo fe ha-<text:line-break/>bentibus. Siquidem, si alter in fervido sole versatus<text:line-break/>diutius est, alter in umbra, illi nigrior, huic albidior<text:line-break/>cutis erit: verum hoc ad totius temperamenti altera-<text:line-break/>tionem nihil facit: ipsa namque cutis sirb sole diutius<text:line-break/>habita siccior, in umbra humidior evadet: non tamen<text:line-break/>naturalis temperies vel jecinoris., vel cordis, vel al-<text:line-break/>terius cujusquam visceris statim mutabitur. Optimum<text:line-break/>igitur fuerit (sicuti prius est dictum) cuiusque seorsum<text:line-break/>particulae temperamenti notas comparasse. Verbi gra-<text:line-break/></text:span><text:span text:style-name="T93">tia ventriculi,,</text:span><text:span text:style-name="T78"> si is bene concoquit, quod temperatus<text:line-break/>fit: si non bene concoquit, , intemperatus : si nidoro-<text:line-break/>sos quosdam vel fumosos edit ructus, quod- immodera-<text:line-break/>tus et igneus lu eo calor sit: sin acidos, imbecillus et</text:span></text:p>
      <text:p text:style-name="P11"><text:span text:style-name="T78">infirmus. Simili modo si qui bubulam et omnia, quae<text:line-break/>coctu difficilia sunt, concoquunt, eorum calor immodicus<text:line-break/>sit: si qui vero haec concoquere non valent, sed saxa-<text:line-break/>tiles pisces et talia concoquunt, infirmus. Videndum au-<text:line-break/>tem hic rursum, num succi alicujus, qui aliunde confluat,<text:line-break/>culpa ejusmodi symptoma ventriculo accidat. Aliis<text:line-break/>enim ex capite pituita, aliis flava ex jecinore hilis in<text:line-break/>ventriculum cousiuit, rarum tamenhoc et paucissimis contin-<text:line-break/>git: at compluribus a capite defluit pituita, atque id mari-<text:line-break/>me Romae ac locis perinde humidis. Caeterum et quod<text:line-break/>raro accidit considerandum, uihilque pro superfluo ha-<text:line-break/>bendum aut.negligendum i siquidem ipse vidi, quibus-<text:line-break/>dam perquam pituitosis hominibus multam tamen in<text:line-break/>ventriculo colligi flavam bilem: quam cum ante cibum<text:line-break/>aqua vinoque epoto evomere debuissent, si quid cibo-<text:line-break/>rum prius, quam vomerent, gustassent, et hos corrum-<text:line-break/>perent, et capite dolarent: et hos quidam natura bi-<text:line-break/>liosos esse credebant, quanquam essent toto corpore<text:line-break/>molles, et candidi, et glabri, et adiposi, et venis</text:span></text:p>
      <text:p text:style-name="P10"><text:span text:style-name="T78">ac musculis parum conspicuis, praeterea exangues, nee<text:line-break/>tangentibus admodum calidi. .Vidi alios quosdam, qui<text:line-break/>flavum bilem nunquam vomuissent, graciles autem et<text:line-break/>hirsuti, et musculosi, et nigri, et venosi.,, affatimque<text:line-break/>calidi, si quis tangeret, viderentur: cujusmodi habitu<text:line-break/>Eudemus philosophus erat. Sed incidit hoc loco spe-<text:line-break/>culatio quaedam anatomica, quam aliqui medicorum<text:line-break/>ignorantes, ex symptomatum dissonantia magnopere an-<text:line-break/>guntur, dum. parum lutelligunt, meatum illum, per<text:line-break/>quem jecur bilem lu ventrem evomit, aliis gemluum<text:line-break/>esse, 'aliis unicum, id quod in quadrupedum dissectio-<text:line-break/>nibus ridere licet. Ac plurimum quidem unicus is est<text:line-break/>in id lutestinum, quod pylori, id est exitus fundi ven-<text:line-break/>tris, et jejuni medium est, infertus: medium id </text:span><text:span text:style-name="T64">γαστρός<text:line-break/>ε'κφυσιν, </text:span><text:span text:style-name="T78">quasi quiddam e ventre enatum, vocant. Vel si<text:line-break/>geminus meatus sit, in ecpbysin illam major inseritur,<text:line-break/>minor in fundum ventriculi paulo supra pylorum inve-<text:line-break/>nitur </text:span><text:span text:style-name="T64">ι </text:span><text:span text:style-name="T78">sed tamen in paucissimis superior pars major,</text:span></text:p>
      <text:p text:style-name="P11"><text:span text:style-name="T78">inferior mluor. Caeterum quibus est major, iis in<text:line-break/>ventrem quotidie non exiguum bilis effunditur</text:span><text:span text:style-name="T78">: </text:span><text:span text:style-name="T78">quam<text:line-break/>et evomant ante cibos oportet, et nisi id faciant, . lae-<text:line-break/>dunturP quibus autem unicus est omnino meatus, iis<text:line-break/>tota hilis confluit lu jejunum. Quanam igitur ratione<text:line-break/>dignoscere hos licebit ? neque enim dissecandos esse<text:line-break/>vivos homines' censeo. Primum certe totius corporis<text:line-break/>temperamento, veluti paulo supra est propositum : de-<text:line-break/>inde iis, quae infra excernuntur. Eudemus enim bilio-<text:line-break/>fa mera perpetuo per ferlem excernebat, utpote qui<text:line-break/>multam colligebat bilem, cujus nihil in superiorem<text:line-break/>ventrem perveniebat. Reliquis,, qui scilicet et pituitofo<text:line-break/>funt corporis habitu, et bilent evomunt, his haud<text:line-break/>" quaquain est alvus biliosa, quippe qui et minimum<text:line-break/>flavae bilis gignunt, et ejus plurima portio in fupe-<text:line-break/>riorem ventrem pervenit. Tertium .indiciorum genus<text:line-break/>lu iis est, quae evacuantur. . Nam quibus in ventre, bi-<text:line-break/>liosum excrementum gignitur, id porri, virorem prae-</text:span></text:p>
      <text:p text:style-name="P10"><text:span text:style-name="T78">fert: at quibus ex jecinore descendit, iis vel plane<text:line-break/>flavum est, vel omnino saltem pallidum. Praeterea<text:line-break/>quibus in ventriculo bilis illa gignitur, quae porri colo-<text:line-break/>rem imitatur , debet omnluo iis cibus fuisse non pa-<text:line-break/>nis, non suilla caro, simileve aliquid, scd necessario<text:line-break/>aliquid, quod his [calidius fuit, neque id boni succi:<text:line-break/>quibus autem ex jeciuore in ventrem defluit, iis flava<text:line-break/></text:span><text:span text:style-name="T78">ea </text:span><text:span text:style-name="T78">pallidave evomitur, etiamsi boni in primis succi<text:line-break/>fuit quod sumpserunt, etiamsi ad summum fuit con-<text:line-break/>eocturn : innuo vero magis ipsis, qui exacte concoxerunt,<text:line-break/>flava vomuntur, atque etiam' magis iis, qui diutius cibo<text:line-break/>abstinuerunt : quae vero bilis porrum refert, iis sclis gigni-<text:line-break/>tur lu ventre , qui utique concoxerunt male. Quin etiam<text:line-break/>sollicitudo, ira, dolor, labor, exercitatio, vigilia,<text:line-break/>abstinentia et inedia succi flavae bilis plus acervant:<text:line-break/>propterea quod plus ejus succi lu jecinore gignunt.<text:line-break/>Sunt igitur tum haec certa indicia, tum ad haec, quod,<text:line-break/>ubi siccum et igneum ventriculi calorem conversio ad<text:line-break/>biliosum sequitur, panis et suilla et bubula caro com-</text:span></text:p>
      <text:p text:style-name="P10"><text:span text:style-name="T78">modius quam saxatiles' pisces concoquentur </text:span><text:span text:style-name="T64">ι </text:span><text:span text:style-name="T78">cum, si ex<text:line-break/>jecinore bilis affluat, ex comestorum nulla scquutura sit<text:line-break/>concoctionis diversitas. Atque his quidem discernitur,<text:line-break/>quod non temperamenti, fed alterius cujusquam gratia<text:line-break/>provenit. Ad eundem modum, si defluens a capite lu<text:line-break/>ventrem pituita acidi ructus causa est, conveniet si-<text:line-break/>mili ratione hic quoque </text:span><text:span text:style-name="T93">a</text:span><text:span text:style-name="T78"> ventris proprio affectu hanc<text:line-break/>discernere. Aeque vero et capitis dolores, ex propria-<text:line-break/>ne ejus intemperie, an propter ventris aliqua excre-<text:line-break/>menta incidant, discernendi. Jam cerebrum ipsum cu-<text:line-break/>jus sit temperamenti, per se aestimare est satius, quam<text:line-break/>ex corporis totius affectu: ipsius autem per se confide-<text:line-break/>ratio ex canitie , catarrhis, tussi, destillatione et<text:line-break/>salivae copia luitur, quippe quae omnia id frigidius hu-<text:line-break/>midiusque esse doceant: atque his amplius, si ex leni<text:line-break/>qualibet occasione in hos devenit affectus. At calvities<text:line-break/></text:span><text:span text:style-name="T87">ex </text:span><text:span text:style-name="T78">siccitate provenit; nigrorum autem et frequentium</text:span></text:p>
      <text:p text:style-name="P10"><text:span text:style-name="T78">pilorum proventus boni lu cerebro temperamenti nota<text:line-break/>est. Ergo ad hunc modum de temperamentis ineunda<text:line-break/>femper nobis cousideratio est, quamque scilicet partr-<text:line-break/>culam seorsum perpendentibus, nec ausis ex una pro-<text:line-break/>nunciare de omnibus: quod utique nonnulli fecerunt,<text:line-break/>qui resimos humidos , aduncos siccos esse .dixerunt:<text:line-break/>et quibus parvi funt oculi, siccos : quibus magni,<text:line-break/>humidos. Atque de hoc quidem parum inter eos con-<text:line-break/>venit: alii namque eorum, qui scilicet humidis particu-<text:line-break/>lis oculos aunumerant, lu quibus eos majores vident,<text:line-break/>in iis humiditatem temperamenti pollere existimant; alii<text:line-break/>caloris vehementia, qui in prima formatione sursum con-<text:line-break/>fertim magis copiosiorque ferebatur, non oculos modo,<text:line-break/>verum etiam os ipsum, et reliquos omnes meatus ampli-<text:line-break/>ores factos ajunti ita non humiditatis id, sed caloris<text:line-break/>indicium esse.' Verum ambo .a veritate aberrant, uno<text:line-break/>modo eoque communi, quod unius particulae occasione<text:line-break/>de toto corpore pronunciare sunt ausi: altero, quod<text:line-break/>formatricis lu natura virtutis, quae artifex facultas est</text:span></text:p>
      <text:p text:style-name="P10"><text:span text:style-name="T78">et particulas fecundum animi mores effingit, parum memi-<text:line-break/>nerunt. De hac namque Aristoteles dubitavit, nurnquid di-<text:line-break/>vinioris originis fit, atque a calido, frigido, hurnido<text:line-break/>et sicco, res diverfa: quo mihi minus recte facere vi-<text:line-break/>dentur, qui tam temere de rebus maximis pronunciant<text:line-break/>et solis qualitatibus formandarum partium causam assi-<text:line-break/>gnant : rationablle enim est, haec organa esse, forma-<text:line-break/>torem alium. Sed et citra tam arduas quaestiones in-<text:line-break/>venire licet, sicut ostendimus, humidam et ficcam ,<text:line-break/>calidamque et frigidam temperiem. Errant igitur, qui,<text:line-break/>propriis ludiclis neglectis, ad ea, quae longe polita sunt<text:line-break/>,et magnae quaestioni fuerunt, atque ad hunc usque<text:line-break/>diem optimis philosophorum dubitata sunt, convertun-<text:line-break/>tur. Neque enim propterea, quod pueri nafis magis<text:line-break/>funt resimis, florentes aetate magis aduncis,, idcirco<text:line-break/>rationabile est resimos omnes humidos censere, aduncos<text:line-break/>vero ficcos : scd fieri potest, ut formatricis virtutis<text:line-break/>ejusmodi opus sit potius, quam temperamenti. Quod</text:span></text:p>
      <text:p text:style-name="P10"><text:span text:style-name="T78">si temperamenti est. nota, </text:span><text:span text:style-name="T78">at </text:span><text:span text:style-name="T78">certe, ejus, quod in naso<text:line-break/>tantum habetur, .non ejus, quod in toto eorpore, nota<text:line-break/>suerit. Quare frusira. illud praedicant, lu ficcis. natu-<text:line-break/>ra temperamentis nasum acutum, oculos cavos, tem-<text:line-break/>pora collapsa:, quod scilicet lu affectibus iis, qui cor.-<text:line-break/>pora liquant atque supra , quam par est, inaniunt,<text:line-break/>haec contingant. Saepe namque sic accidit, saepe<text:line-break/>non ita : sed videre licet [totius corporis habitum et-<text:line-break/>mollem et pinguem et album et carnosum, cum tamen<text:line-break/>oculi sunt parvi et nasus acutus: rursus siccum, ma-<text:line-break/>cilentum et nigrum et hirsutum, ubi magni sunt ocu-.<text:line-break/>li et nasus resunus. Praestat igitur, .siquidem de solo,<text:line-break/>agitur </text:span><text:span text:style-name="T93">nafo,</text:span><text:span text:style-name="T78"> resimo humiditatem , adunco siccitatem<text:line-break/>conjectes, </text:span><text:span text:style-name="T116">nec .de </text:span><text:span text:style-name="T78">totius animantis temperie ex his par-<text:line-break/>ticulis pronuncies. Pari modo oculorum </text:span><text:span text:style-name="T93">+et</text:span><text:span text:style-name="T78"> alterius<text:line-break/>cujuslibet partis proprium temperamentum ex propriis-<text:line-break/>iudiciis aestimari est satius, non de totius corporis<text:line-break/>temperie ab una quapiam purticulaindicium. surnL Sive;</text:span></text:p>
      <text:p text:style-name="P10"><text:span text:style-name="T78">enim humoris vincentis, sive caloris, sive etiam am-<text:line-break/>borum caesios oculos indicium statuere oporteat, utique<text:line-break/>proprii ipsorum sic, non omnium totius corporis partium<text:line-break/>temperamenti documentum fuerint. Neque enim, si sic-<text:line-break/>ca et macra crura sunt, omnino siccum est totius cor-<text:line-break/>poris temperamentum : aliqui namque affatim, carnosi<text:line-break/>et pingues et crassi et prominenti ventre et molies<text:line-break/>et candidi etiam -cum ejusmodi cruribus cernuntur:<text:line-break/>verum, si totius corporis temperies aequaliter se habeat,<text:line-break/>sicci omnino Iunt, quibus macra sunt crura, humidi,<text:line-break/>quibus crassa. Praeterea quibus acutus est nasus aut<text:line-break/>aduncus , hi sicci : quibus resimus</text:span><text:span text:style-name="T78">, </text:span><text:span text:style-name="T78">humidi.. Ad eundem<text:line-break/>modum de oculis, temporibus, caeleris denique omnibus<text:line-break/>particulis judicandum. Quibus vero impar temperamentum<text:line-break/>est, nec omnium particularum idem, alienum a ratione est<text:line-break/>ex unicae particulae natura de omnibris sententiam ferre.<text:line-break/>Porro tale quippiarn plurimis eorum impofnit, cum </text:span><text:span text:style-name="T64">ηοη<text:line-break/></text:span><text:span text:style-name="T78">de hominum modo, sed etiam aliorum animalium totius</text:span></text:p>
      <text:p text:style-name="P10"><text:span text:style-name="T78">corporis temperamento' ex indiciis, , quae lu cute tau-<text:line-break/>tum spectantur, 'judicium ferre sunt ausu Neque enim,<text:line-break/>si dura cutis est, necessario siccum est animans, sed fieri<text:line-break/>potest, ut tantum cutis sic sit affecta: sed nec si nigra<text:line-break/>haec hirtave est: simili modo, nec si mollis haec de-<text:line-break/>pilisve est, humidum ex necessitate totum est animal:<text:line-break/>verum, si per totum aequabiliter est attemperatum, ratio<text:line-break/></text:span><text:span text:style-name="T87">est, ut, </text:span><text:span text:style-name="T78">qualis sit cutis, talis sit et reliquarum partium<text:line-break/>unaquaeque; sin inaequaliter, non item: quippe ostre-<text:line-break/>orum totum corpus hunridissimum est, cutis ipsa sic-<text:line-break/>cissima. Est enim iis qua teguntur testa, cujusmodi, est<text:line-break/>nobis cutis, atque hinc illis est nomen; </text:span><text:span text:style-name="T64">όστρακόδερμα<text:line-break/></text:span><text:span text:style-name="T78">enim nominantur omnia ejusmodi animantia: propterea<text:line-break/>quod cutis eis ostraco, id est testae, assimilis est. Jam<text:line-break/></text:span><text:span text:style-name="T64">μαλακόστρακα</text:span><text:span text:style-name="T78">, id est quae molli testa integuntur, vel-<text:line-break/></text:span><text:span text:style-name="T87">uti </text:span><text:span text:style-name="T78">marinae locustae et gammari et cancri, cutem qui-<text:line-break/>dem habent siccam, reliquam universam temperiem humi-<text:line-break/>dam : immo vero illud ipsum humiditatis lu carne non-<text:line-break/>nunquam animalibus causa est, quod siccam terrenam-</text:span></text:p>
      <text:p text:style-name="P10"><text:span text:style-name="T70">- </text:span><text:span text:style-name="T93">?<text:line-break/></text:span><text:span text:style-name="T78">que portionem natura his universam circa cutem repo-<text:line-break/>nit/ Non est igitur putandum, nec, quod cutis ostreis<text:line-break/>sicca est, illico carnem quoque esse siccam: nec, quod<text:line-break/>haec perlrumrda mucosaque est, jam cutem quoque ejus-<text:line-break/>modi esse: quippe aequum est quamque particulam ex<text:line-break/>sc. ipsa dignosci. Ergo tum in his peccant ii, qui com-<text:line-break/>mentarios de temperamentis nobis reliquerunt, tum quod<text:line-break/>id omittunt, quod Hippocrates rectissime admonuit, spe-<text:line-break/>ctandum este, ex' quibus in quae mutationes fiant - fit<text:line-break/>enim non raro,, ut praesentes notae prioris tempera,<text:line-break/>menti sint, non ejus, quod in corpore nunc habetur </text:span><text:span text:style-name="T100">r<text:line-break/></text:span><text:span text:style-name="T78">veluti si quis annos natus sexaginta denso pilo sit, non<text:line-break/>quod calidus et siccus nunc sit , sed quod antea talis<text:line-break/>f uerit. , Consistunt ' autem ei prius geniti pili ad' eum<text:line-break/>modum, quo herbae, quae vere sunt enatae, nomum-<text:line-break/>quam perseverant aestate. Aliis enim spatio et paulatinn<text:line-break/>contingit a plurimo illo hirto mutari, labentibus scili-<text:line-break/>cet prae nimia siccitate pilis </text:span><text:span text:style-name="T93">i</text:span><text:span text:style-name="T78"> aliis diutissime pili per-.</text:span></text:p>
      <text:p text:style-name="P10"><text:span text:style-name="T78">manent , utique qui nec in processu temporis admodum<text:line-break/>siccantur, et a principio valentem habuerunt originem<text:line-break/>arborum ritu, quarum radices in terra valenter com-<text:line-break/>prehenderunt. Ne igitur, </text:span><text:span text:style-name="T78">si </text:span><text:span text:style-name="T78">quem pilosum admodum<text:line-break/>videas, hunc statim melancholicum putes: fed, si qui-<text:line-break/>dem floret adhuc aetas</text:span><text:span text:style-name="T78">, </text:span><text:span text:style-name="T78">nondum esse talem i sin jam<text:line-break/>declinat, melancholicum aestima: at si senex est, non<text:line-break/>item : fiunt namque melancholica temperamenta ex san-'<text:line-break/>guinis adustione: caeterum cum id pati incipit, non<text:line-break/>etiam statim est percoctus. Verum hirtus abunde, qui-<text:line-break/>calidus et siccus est, celeriter erit (si modo eorum, quam<text:line-break/>proposita sunt, meminimus), non illico melancholicus,<text:line-break/>quippe cutis densitas, crassiorum excrementorum transu-<text:line-break/>tum remorans, in temperamentis, quae calida lu summo<text:line-break/>sunt, comburi ea cogit. Ita fit, ut tale iis nunc sit<text:line-break/>excrementum, quod pilos creat, quale olim procedente<text:line-break/>tempore lu vasis sanguinis est futuruin. Tum haec'<text:line-break/>igitur omissa prioribus sunt, tum praeter haec, quod .ex</text:span></text:p>
      <text:p text:style-name="P10"><text:span text:style-name="T78">jratura excrementorum indefinite de temperamentis pro-<text:line-break/>nnnciant: putant enim, particularum temperiem similem<text:line-break/>esse excrementorum naturae. Id vero usquequaque ve-<text:line-break/>rum non est;. scd fieri interim 'potest, ut pituitosa<text:line-break/>excrementa colligantur, </text:span><text:span text:style-name="T78">nec </text:span><text:span text:style-name="T78">tamen humida sit particu-<text:line-break/>la, iimno frigida omnino, humida vero non omnino,<text:line-break/>quippe cum siccam quoque esse liceat. Quod autem<text:line-break/>eis imposuit, facile animadvertitur. Non enim norunt;<text:line-break/>quod ex cibis, nequaquam ex ipso corpore nostro pi-<text:line-break/>tuita sit. Quare nihil miri est, si, ubi ingestos cibos,,<text:line-break/>qui humidi fortasse natura sint; corpus non vincit, si-<text:line-break/>mile his ipsum quoque excrementum creet. ' Non est<text:line-break/>igitur quod opinentur, tanquam corpus siccum est, iti-.<text:line-break/>dem excrementum quoque esse siccum.. Etenim si quis<text:line-break/>ab initio sicciore frigidioreque temperamento statim fuit,<text:line-break/>is. non melancholicus est, sed. utique pituitosus ab ex-<text:line-break/>crementis. Quod st ex habitus mutatione frigidus fic-<text:line-break/>cusque est redditus, necessario hic talis jam melancho-</text:span></text:p>
      <text:p text:style-name="P10"><text:span text:style-name="T78">licus est: verbi gratia, silquis ante calidus et siccus ex<text:line-break/>sanguine urendo plurimam generavit atram bilem: est<text:line-break/>enim is, praeterquam quod siccus est et frigidus, prc-<text:line-break/>tinus etiam melancholicus. Sin a principio frigidus et<text:line-break/>siccus fuit, habitus quidem corporis ejus albus, mollis,<text:line-break/>depilis, venis articulisque parum expressis, gracilis </text:span><text:span text:style-name="T93">et.<text:line-break/></text:span><text:span text:style-name="T78">tangenti frigidus, animus vero minime audax, et ti-<text:line-break/>midus , et tristis ;. non tamen excrementa huic melan-<text:line-break/>choIica funt. In his igitur . omnibus peccant plerique<text:line-break/>medicorum ex </text:span><text:span text:style-name="T93">eo,</text:span><text:span text:style-name="T78"> quod proprias notas respuunt, atque<text:line-break/>ad ea, quae non perpetuo, fed frequenter accidunt,<text:line-break/>convertuntur. Ejusdem erroris occasione, et quod<text:line-break/>.excalfacit, id etiam siccare omnino putant:. hoc enim<text:line-break/>adhuc veluti coronide ac capite universo scrrnoni addito,<text:line-break/>secundum jam librum finire statui. Quippe phlegmone<text:line-break/>obsessas partes calida frequenter perfundentes aqua,<text:line-break/>atque ita vacuari ab iis humorem cernentes, clare in-<text:line-break/>dicatum arbitrantur, siccitatem omnino calori succedere:</text:span></text:p>
      <text:p text:style-name="P10"><text:span text:style-name="T78">neque id modo ubi cum siccitate, verum etiam uhi<text:line-break/>cum humore est conjunctus. Caeterum non est idem,<text:line-break/>vel vacuasse ab aliquo humorem, qui locis quibusdam fit<text:line-break/>dispersus , vel propriam particulae ali cujus temperiem<text:line-break/>sicciorem reddidisse. Siquidem inaequalis quaedam lu<text:line-break/>iis, quae phlegmone laborant, partibus intemperies est,<text:line-break/>similaribus scilicet corporibus a propria natura nondum<text:line-break/>amotis, scd assidue adhuc in mutatione atque alteratio-<text:line-break/>ne versantibus, omnibus nimirum interpositis inter eas<text:line-break/>spatiolis fluxione refertis: quaecunque igitur calida hu-<text:line-break/>midaque temperie sunt, cum sic affectis admoventur,<text:line-break/>ipsa quidem supervacanea, quae media similarium spa-<text:line-break/>tia occuparunt, evocant: corpora tamen ipsa tantum<text:line-break/>abest ut siccent , ut </text:span><text:span text:style-name="T78">etiam </text:span><text:span text:style-name="T78">illis humorem adjiciant.<text:line-break/>Ac ipsa quidem veritas </text:span><text:span text:style-name="T78">ita </text:span><text:span text:style-name="T78">se habet, demousirationem<text:line-break/>tamen evidentem dicta desiderant i verum eam cum<text:line-break/>longiorem existimem, quam ut huic libro inseratur, et<text:line-break/>auditorem desideret, qui medicamentorum facultatis sit<text:line-break/>non ignarus, lu praesens dissero. Caeterum ubi in</text:span></text:p>
      <text:p text:style-name="P10"><text:span text:style-name="T78">tertio sequenti libro fle omni temperamentorum genere<text:line-break/>tractavero, ac de iis, quae potestate calida, frigida,'<text:line-break/>humida siccaque sunt, omnem methodum indicavero,<text:line-break/>mox integrum alium libellum scribere de inaequali in-<text:line-break/>temperie decrevi. Quippe sic absolvetur a nobis uni-<text:line-break/>versa de temperamentis disceptatio, tum ad libros </text:span><text:span text:style-name="T78">de<text:line-break/></text:span><text:span text:style-name="T78">medicamentis, tum ad medendi methodum non parum<text:line-break/>allatura commodi.</text:span></text:p>
      <text:h text:style-name="P4" text:outline-level="1"><text:bookmark-start text:name="bookmark18"/>GALENI DE TEMPERAMENTIS LIBER<text:line-break/>TERTIUS.<text:bookmark-end text:name="bookmark18"/></text:h>
      <text:h text:style-name="P5" text:outline-level="2">Cap. I.</text:h>
      <text:p text:style-name="P8"><text:span text:style-name="T78">Quod itaque actu calidorum , frigido-,<text:line-break/>rum, hurnidorum et siccorum unumquodque tale esse'<text:line-break/>dicatur, vel quod summam habeat ejusmodi qualitatem,<text:line-break/>vel quod vincat in eo qualitatum aliqua, vel quod ad<text:line-break/>eognati generis mediocre aliquid, vel ad unum quodli-<text:line-break/>liet </text:span><text:span text:style-name="T93">a nobis</text:span><text:span text:style-name="T78"> sit collatum, prius est traditum. Monstra-<text:line-break/>tum praeterea est, quemadmodum ea quis agnoscere' ex-<text:line-break/>acte possit. Reliquum est, ut de iis, quae talia potestate<text:line-break/>sunt, disseramus, si tamen prius explicuerimus, quid ipso<text:line-break/>potestatis nomine 1 gnificetur. Est autem brevis ejus<text:line-break/>et facillima et clara explicatio. Quippe quod, quale</text:span></text:p>
      <text:p text:style-name="P10"><text:span text:style-name="T78">dicitur, tale nondum est, scd potest tale esse; id hoc<text:line-break/>esse potestate dicimus </text:span><text:span text:style-name="T64">ι </text:span><text:span text:style-name="T78">hominem , verbi gratia;' qui<text:line-break/>modo natus, fuit, rationalem.: et avem volatilem: et<text:line-break/>canem venaticum: et equum celerem:, scilicet quod<text:line-break/>eorum unumquodque futurum, omnino est ;, si' nihil fd<text:line-break/>extrinsecus impediat, hoc,, ceu jam id sit, appellantes:<text:line-break/>unde; arbitror, haec esse potestate, non actu;,, dicimus.<text:line-break/>Perfectum namque aliquid est ae jam praesens ipsa eiier--<text:line-break/>.ala sive quod actu est; quod vero potestate est; iini-<text:line-break/>perfectmjr et adhuc suturum, atque </text:span><text:span text:style-name="T78">ut </text:span><text:span text:style-name="T78">fiat quidem id,<text:line-break/>quod dicitur, veluti aptum, non tamen adhuc esu Si-<text:line-break/>quidem nec infans rationalis jam,est, sed talis futurus:,<text:line-break/>nec, qui modo editus est canis, - jam venator, qui sci-<text:line-break/>licet adhuc uon videat; scd quod venari queat, </text:span><text:span text:style-name="T78">si </text:span><text:span text:style-name="T78">ad<text:line-break/>justum. pervenlat incrementum, sic nominatur. Ac<text:line-break/>maxime quidem proprie sola ea potestate esse dicimus,<text:line-break/>in quibus natura ipsa suopt.e impetu ad absulutionem<text:line-break/>venit,, utique si nihil ei extrinsecus impedimento fit:<text:line-break/>praeterea quaecunque eorum, quae fiunt, ..continentes ma&gt;</text:span></text:p>
      <text:p text:style-name="P10"><text:span text:style-name="T78">tersae sunt. Nec refert, continentes an convenientes an<text:line-break/>proprias dicas, quippe cum ex his omnibus indicetur,<text:line-break/>quod propinquum est, quodque nec alia intercedente<text:line-break/>mutatione sic dicitur: verbi gratia, eum sanguinem po*<text:line-break/>testate carnem appellas, . quoniam minimam mutatio-<text:line-break/>nem ad carnis generationem requirat. At uon qui in<text:line-break/>ventriculo habetur .concoctus cibus, continens carnis<text:line-break/>materia est: sed prius sit sanguis oportet. Longius<text:line-break/>etiam absunt,maza et panis, quippe quae, ut caro fiant,<text:line-break/>tres sui mutationes requirant; caeterum haec quoque<text:line-break/>omnia potestate caro dicuntur; etiam ante haec ignis,<text:line-break/>aer, aqua et terra; etiam horum ipsorum communis<text:line-break/>materia. Atque haec quidem omnia magis’ minusve<text:line-break/>abusive loquentibus nobis dicuntur. Primus autem mo-<text:line-break/>dus eorum, quae potestate esse aliquid dicuntur, rnaxi-<text:line-break/></text:span><text:span text:style-name="T93">.nae.</text:span><text:span text:style-name="T78"> est proprius. Proximus huic est eorum, quae sunt<text:line-break/>.propinqua materia,; veluti si sumidam exhalationem<text:line-break/>flammam esse aut halitumaerem potestate dixeris. Di-<text:line-break/>cuntur autem aliquando potestate esse et quod ei; quod</text:span></text:p>
      <text:p text:style-name="P10"><text:span text:style-name="T78">ex accidenti dicitur, ex adversu positum, ut si carnosi<text:line-break/>quis juvenis in frigida lavationem corpus ejus ex acci-<text:line-break/>denli, non ex propria potestate, calfacere dicat. Er-<text:line-break/>go tot modis etiam potestate calida, frigida, humida et<text:line-break/>iicca dicentur. Dubitabitur quoque non absurde, cur<text:line-break/>castoreunr, vel euphorbium,. vel pyrethrum, vel stru-<text:line-break/>thion , vel nitrum, vel misy calida esse dicamus:<text:line-break/>rursus lactucam, vel cicutam, vel mandragoran!, vel<text:line-break/>salamandram, vel papaver frigida: utrumne sub prae-<text:line-break/>dictis jam modis comprehendantur, an alia quapiam<text:line-break/>ratione dicuntur, quae dicta nondum sit. Bitumen nam-<text:line-break/>que, resina' et sevum et oleum et pix calida potestate sunt,<text:line-break/>quod utique energia calida celerrime fiant, etenim celerrime<text:line-break/>inflammantur: praeterea, cum corporibus nostris admoven-<text:line-break/>tur , ea manifestissime calsaciunt; at chalcitis, mify,<text:line-break/>sinapi, nitrum, acoron, meon, costus et pyrethrum,<text:line-break/>cum nobis funt admota, calefacere apta funt, alia<text:line-break/>magis</text:span><text:span text:style-name="T78">, </text:span><text:span text:style-name="T78">alia, -minus </text:span><text:span text:style-name="T64">ι </text:span><text:span text:style-name="T78">non tamen sunt idonea, quae in<text:line-break/>flammam vertantur. An igitur se ipsus sallunt, qui id</text:span></text:p>
      <text:p text:style-name="P10"><text:span text:style-name="T78">solum aestimant, an aliqua non facile in flammam<text:line-break/>transmutentur ? quos utique non sic, sed, an non ver-<text:line-break/>tantur in prunam, aestimare oportebat, cum sit pruna<text:line-break/>ignis non minus quam flamma; hoc tamen discrimine,<text:line-break/>quod, aere vel aereo quopiam in ignem mutato, fiam- .<text:line-break/>ma; terra vel terrea re aliqua accensa, fit pruna.<text:line-break/>At hactenus quidem consentire securn sermo omnino vi-<text:line-break/>detur: siquidem videntur medicamenta ea, quae, ubi<text:line-break/>ignem attigerint, facile accenduntur, nos quoque excal-<text:line-break/>facere, nisi si quod proptar crassitiem intra corpus non<text:line-break/>facile’ assumitur: (disseretur enim de his latius in libris<text:line-break/>de medicamentorum viribus:) quaecunque tamen medi-<text:line-break/>cumenta nostrum corpus excalfacere videntur, ea prom-<text:line-break/>pte vertuntur lu ignem. At quomodo igitur, inquiunt,<text:line-break/>tangentibus non fentiuntrrr calida? Hoc haud scio cur<text:line-break/>dicant: nam si energia ac jam nunc calidum esse prae-<text:line-break/>dictorum quidquam diceremus, prosecto mirari liceret,<text:line-break/>quomodo tangentibus non appareant. calida: nunc, quod<text:line-break/>possint facile calida esse, idcicco ea potestate, talia vo-</text:span></text:p>
      <text:p text:style-name="P10"><text:span text:style-name="T78">camus. Itaque nihil miri, si eos, qui ea tangunt, nondum<text:line-break/>calfaciant. Veluti enim nec ignis ipse augetur prius,<text:line-break/>quam ab eo ligna sint mutata, quod aliquo temporis<text:line-break/>spatio omnino fit, ita nec animantium calor a medica-<text:line-break/>mentis, nisi illa prius ab ipso sint mutata. . Quippe<text:line-break/>alio genere calefit is, qui ab igne vel sole intepescit,<text:line-break/>alio is, qui </text:span><text:span text:style-name="T78">a </text:span><text:span text:style-name="T78">praedictorum quovis medicamentorum: illa<text:line-break/>-namque actu sunt calida, . medicamenta nequaquam:<text:line-break/>itaque nec calsacere nos valent prius, quam actu talia<text:line-break/>fiant: ac quod actu talia sint, id a nobis accipiunt,<text:line-break/>veluti sicci calami ab igne. Ita vero et ligna ex sua<text:line-break/>quidem natura frigida univorsased quae sicciora sunt<text:line-break/>et gracilia, ea facile mutantur in ignem; quae humi-<text:line-break/>diora sunt et crassa, spatio egent majore. Nihil igitur<text:line-break/>miri est, si medicamenta quoquo primum quidem lu par-<text:line-break/>va-et tenuia frangi postulanti; secundo loco, ut tempore<text:line-break/>aliquo, tametsi etiam minimo, corpori nostro, quo calida</text:span></text:p>
      <text:p text:style-name="P15"><text:span text:style-name="T78">-a-</text:span></text:p>
      <text:p text:style-name="P10"><text:span text:style-name="T78">nant, sint adjuncta. Tu vero, si ea nec comminuta<text:line-break/>nec prius calsacta, calida tamen jam fieri censes, quid<text:line-break/>significet, quod potestate calidum dicimus, parum mihi<text:line-break/>meminisse rideris: sic enim ea exploras, tanquam ener-<text:line-break/>gia sint calida. Sed nec illud mirum, si, quo recalsa-<text:line-break/>ciunt,' calefieri ipsa prius postulent, </text:span><text:span text:style-name="T108">CQ</text:span><text:span text:style-name="T78">m idem fieri<text:line-break/>cernatur et in lignorum exemplo i quippe haec va-<text:line-break/>nescentem alias morientemque flammam tum servant,<text:line-break/>tum vero augent, dum ab hac ipsa prius calefiunt-<text:line-break/>Non est igitur alienum, calorem, qui in animantibus ha-<text:line-break/>betur, ejusmodi medicamentis quasi alimento quodam<text:line-break/>uti, quemadmodum ignis utitur lignis, quippe id ita<text:line-break/>quoque fieri cernimus. Si vero perfrigerato corpori<text:line-break/>eorum quodvis quantumvis diligenter comminutum in-<text:line-break/>fpergas, prorsus non calefit. Prolude, quae refrigera-<text:line-break/>tae partes sunt, eas ejusmodi medicamentis plurimum<text:line-break/>perfricamus, una calorem perfricando excitantes, una<text:line-break/>rarum, quod prius frigore fuit deusum,, reddentes, quo</text:span></text:p>
      <text:p text:style-name="P10"><text:span text:style-name="T78">follicet tum introrsum pharmacum penetret, tum na-<text:line-break/>turali animantis calori conjunctum' mutetur ac calefiat:<text:line-break/>quippe cujus si particula quaepiam vel minima calorem<text:line-break/>energia concipiat, hunc delude in totunr per continui-<text:line-break/>tatern porrigat, perinde ac fi ex parva scintilla taedam<text:line-break/>fummam accendas, siquidem hanc universam ignis de-<text:line-break/>pascitur facile, nihilo amplius scintillam requirens.<text:line-break/>Quicquid igitur potestate calidum est, huic nondum<text:line-break/>quidem in natura sua calidum frigido praepollet, sed<text:line-break/>lu propinquo est ut praepolleat, adeo ut brevem opem, .<text:line-break/>quo vincat, extrinsecus requirat: hanc illi modo fri-<text:line-break/>ctio abunde praestare potest, modo vel ignis, vel corpo-<text:line-break/>ris alicuius natura calidi contactus. Non est igitur tam<text:line-break/>arduum rationem reddere, quid causae sit, cur alia pro-<text:line-break/>tinus, ut corpus nostrum contigere, iecalfacere id pos-<text:line-break/>sint, alia post longius id efficere spatium: quippe ex<text:line-break/>iis,’ quae igni appropinquant, alia statim accenduntur,<text:line-break/>veluti ellychnium et tenuis taeda </text:span><text:span text:style-name="T93">et pix.</text:span><text:span text:style-name="T78"> et siccus cala-</text:span></text:p>
      <text:p text:style-name="P10"><text:span text:style-name="T78">mus: alia nisi diutius sunt admota, non vincuntur, sic-<text:line-break/>ut viride lignum.. Illud potius definiamus, cujus uti-<text:line-break/>que demonstratio, cum de naturalibus potentiis agemus,<text:line-break/>tradetur: ex hypothesi nunc quoque propositorum causa<text:line-break/>eo utemur, quatuor nimirum dicentes omnis corporis<text:line-break/>proprias facultates esse, unam familiarium tractricem,<text:line-break/>alteram eorum omnium retentricem,. tertiam alteratri-<text:line-break/>cem, et quartam post has, quae alieni sit fegregatrix:<text:line-break/>easdemque facultates esse totius lu quovis corpore fub-<text:line-break/>stantiae, quam etiam constare ex calido, frigido, hurnido<text:line-break/>et sicco inter fe mixtis dicimus. Ubi igitur corpus una qua-<text:line-break/>libet earum, quas lu se habet, qualitatum corpus, quod<text:line-break/>sibi admovetur, demutat, nec ipsum hoc tota substan-<text:line-break/>tia sua existimandum est agere: nec, quod ab ipso mu-<text:line-break/>tatur, posse ei assimilari: quare nec unquam nutriet,<text:line-break/>quod ita mutatum est, id, quod </text:span><text:span text:style-name="T78">se </text:span><text:span text:style-name="T78">mutavit: et si illud<text:line-break/>admodum mutet, id est si tota substantia operetur, uti-<text:line-break/>que tum sibi assimilabit id, quod mutatur, tum ab e&lt;i&gt;</text:span></text:p>
      <text:p text:style-name="P10"><text:span text:style-name="T78">nutrietur: neque enim aliud nutritio est, quam assimi-<text:line-break/>latio perfecta.</text:span></text:p>
      <text:h text:style-name="Heading_20_2" text:outline-level="2">Cap. II.</text:h>
      <text:p text:style-name="P60"><text:span text:style-name="T78">Quoniam autem hoc definitum est; dein-<text:line-break/>de rursus incipiendum. Omne animal conveniente sibi<text:line-break/>nutritur alimento, conveniens- autem cuique alimentum<text:line-break/>est, ' quicquid assimilari corpori, quod nutritur, potest.<text:line-break/>Oportet igitur toti nutrientis substantiae cum tota nutriti<text:line-break/>natura communio aliqua similitudoque fit, prorsus hic<text:line-break/>quoque non parvo excessns defectusque (obsistente in ip-<text:line-break/>sis discrimine, cum alia magis consentientia similiaque<text:line-break/>sint,, alia minus. Proinde etiam alia conficiendi opere<text:line-break/>yalentiore ac diuturniore , alia minore ac breviore<text:line-break/>egent: avium caro minore, suilla majore </text:span><text:span text:style-name="T78">, </text:span><text:span text:style-name="T78">bubula<text:line-break/>etiam hac majore. Vinum vero, ut assimiletur, muta-<text:line-break/>tionem desiderat minimam: quo fit, ut tum nutriat, tum<text:line-break/>roboret celerrime: porro id 'quoque in concoquendi<text:line-break/>instrumentis , ventriculo , jecinore et venis, prorsius<text:line-break/>aliquandiu moram traxerit oportet, in quibus scilicet</text:span></text:p>
      <text:p text:style-name="P10"><text:span text:style-name="T78">praeparatum nutrire corpus jam queat: ante vero, quam<text:line-break/>in his sit demutatum, fieri non potest, ut animalis cor-<text:line-break/>pori sit nutrimentum, etiamsi per totum diem ac no-<text:line-break/>ctem extrinsecus super corpus sit impositum. Multuque<text:line-break/>minus panis vel beta vel maza foris imposita nutriat.<text:line-break/>At quae quidem assimilant, omnia nutrimenta vocantur:<text:line-break/>reliqua omnia medicamenta. Est porro et horum na-<text:line-break/>tura duplex i quippe vel cujusmodi funt assumpta,<text:line-break/>ejusmodi etiam permanentia vincunt nintantque corpus<text:line-break/>ad eum modum, quo id cibos: atque haec prorsus tuni<text:line-break/>venenosa, tum naturae animalis corruptricis pbarmaca<text:line-break/>sunt: vel mutationis initium ab animalis corpore con-<text:line-break/>sequuta, deinceps jam putrescunt ac corrumpuntur:<text:line-break/>deinde corpus quoque una corrumpunt ac putrefaciunt:<text:line-break/>sunt autem haec quoque venenosa. Est his etiam am-<text:line-break/>piius tertia medicamentorum species, eorum nimirum,<text:line-break/>quae corpus recalfaciunt quidem; mali tamen nihil affe-<text:line-break/>runt. Est et quarta eorum species, quae et agunt et</text:span></text:p>
      <text:p text:style-name="P10"><text:span text:style-name="T78">patiuntur aliquid, sed tandem vincuntur planeque assi-<text:line-break/>milantur:- accidunt porro his, 'Ut tam' medicamenta sint,<text:line-break/>quam nutrimenta. Nihil autem miri est, si exiguum<text:line-break/>confequuta momentum aliqua maximam a priore natura<text:line-break/>rnutationeni habent i cernuntur enim ejusmodi multa lu<text:line-break/>iis, quae extra nos sunt: siquidem in ea Mysia,quae<text:line-break/>est Asiae pars, domus hac aliquando ratione' conflagra-<text:line-break/>vit. Erat projectum columbinum' stercus, cui jam<text:line-break/>putri et excalfacto ac vaporem remittenti et tangenti-<text:line-break/>bus admodum calido in propinquo fenestra fuerat;' ita<text:line-break/>ut jam contingeret ejus ligna; quae large nuper' illisa<text:line-break/>resina fuerant. Media igitur aestate cum sol plurimus<text:line-break/>incidisset, accendit tum resinam, .tum ligna: hinc au-<text:line-break/>tem et fores quaedam aliae, quae prope fuerunt, et fe-<text:line-break/>nestrae, nuper etiam resina illitae, </text:span><text:span text:style-name="T78">- </text:span><text:span text:style-name="T78">facile ignem conce-<text:line-break/>perant, atque ad tectum usque submiserant-.' ubi autem<text:line-break/>excepta semel </text:span><text:span text:style-name="T93">a</text:span><text:span text:style-name="T78"> tecto est flamma, celeriter in totam<text:line-break/>domum est grassata. Hoc (arbitror)..modo ajunt et Ar-<text:line-break/>chimedem. hostium -triremes utentibus speculis' incendisse.</text:span></text:p>
      <text:p text:style-name="P10"><text:span text:style-name="T78">Porro succenditur his prompte </text:span><text:span text:style-name="T93">lana, stuppa,</text:span><text:span text:style-name="T78"> ellych-<text:line-break/>nium, ferula, quicquid denique similiter his siccum<text:line-break/>rarnmque est. Flammam edunt et lapides attriti, at-<text:line-break/>que ,hoc magis, st quis fulphure illos illeverit. Ejusmo-<text:line-break/></text:span><text:span text:style-name="T78">di </text:span><text:span text:style-name="T78">erat medicamentum Medeae, quippe quod, quibus est<text:line-break/>illitum, o nia, ubi in id incidit calor, accendit: cone<text:line-break/>stat id ex sulphure et hurnido bitumine. Jam illud<text:line-break/>ceu rem mirandam quidam ostentavit: extinxit lucer-<text:line-break/>nam, ac rursus muro admovens accendit; alter la-<text:line-break/>pidi eam admovit: fuerant autem tum murus, tum la-<text:line-break/>pis, sulphure contacti : , qnod ubi deprehensum </text:span><text:span text:style-name="T93">eft,</text:span><text:span text:style-name="T78"> de-<text:line-break/>siit mirum, videri, quod ostentabatur. Ergo omnia .ni<text:line-break/>genqs medicamina perfecte calida adhuc non sunt, ap-<text:line-break/>tissima tamen, ut-calida fiant, atque idcirco potestate<text:line-break/>calida dicuntur. Ac de his quidem nulla eft dubitatio:<text:line-break/>fed nec cur vinum potum quidem valenter corpus<text:line-break/>calsaciat, cuti autem impositum non calsaciat: mon-<text:line-break/>stratum enim superius paulo est, id non simplicitur ut</text:span></text:p>
      <text:p text:style-name="P10"><text:span text:style-name="T78">calidum medicamentum, immo ut conveniens nutrimen-<text:line-break/>tum, calfacere animal. Tanquam enim idoneum ignis<text:line-break/>alimentum ignem ipsum auget , ita quicquid corpo-<text:line-break/>rum natura calidorum proprium </text:span><text:span text:style-name="T93">i</text:span><text:span text:style-name="T78"> et- naturale est nu- </text:span><text:span text:style-name="T78">'<text:line-break/></text:span><text:span text:style-name="T78">trlurentum, id ea semper non solum roborabit, sed<text:line-break/>etiam insitum eorum calorem augebit. Atque id quidem<text:line-break/>omnis nutrimenti communis effectus est. Vino autem<text:line-break/>praeter caetera proprium ac suum est mutationis celeri-<text:line-break/>tas, ita utique , ut tedae, ellychnio, stuppae, pici.<text:line-break/>Jam vero ab ignis exemplo non digressi, admoneamus<text:line-break/>rursus de lignis hurnidis, quae ipsa quoque ignis nutri-<text:line-break/>mentum sunt, caeterum non statim aut continuo, eo-<text:line-break/>que saepenumero mnita igni injecta non solum flam-<text:line-break/>nram quasi sopiunt, sed etiam, si imbecilla est et parva,<text:line-break/>corrumpendae quoque ejus periculum afferunt. , Sic<text:line-break/>profecto et in animalibus cibi, qui, ut prorsus assimi-<text:line-break/>lentrn. et corpus nutriant, spatio egent, ii frigus uni-<text:line-break/>versi potius, quam calorem, afferre in praesenti viden-<text:line-break/>tur : caeterum calsaciunt hi quoque tandem non secus. -</text:span></text:p>
      <text:p text:style-name="P10"><text:span text:style-name="T78">ac reliqui cibi, si semel, ut corpus nutriant, fintconsequuti:<text:line-break/>omne enim nutrimentum, quatenus nutrimentum est, anima-<text:line-break/>lis calorem auget. At, si devoretur quidem ut nutrimen-<text:line-break/>tum, nec tamen fuperetur neque assinriletur, id erit<text:line-break/>quod Hippocrates dixit, nomine quidem nutrimentum,<text:line-break/>re autem minlure: quippe cum trifariam nutrimentum<text:line-break/>dicatur, sicut ipse docuit his verbis: Nutrimentmu est<text:line-break/>et quod nutrit, et quod veluti nutrimentum est, et<text:line-break/>quod futurum nutrimentum est. Quod utique jam nu-<text:line-break/>trit, et corpori adjungitur, nec amplius futurum est,<text:line-break/>id proprie nutrimentum nominatur, idem vero et cor-<text:line-break/>pus, quod nutrit, omnino excalfacit: quod reliquo-<text:line-break/>rum neutrum facit, quod scilicet proprie nutrimenta<text:line-break/>non sint, sed alterum eorum veluti nutrimentum, al-<text:line-break/>terum tale futurum. Proinde nec vinum ipsum sem-<text:line-break/>per animal calfacit, aeque - ut nec oleum flammam<text:line-break/>accendit, tametsi aptissimum est ignis nutrimentum: im-<text:line-break/>rno, si imbecillae et exiguae flammae confertim nnrl-<text:line-break/>tnm oleum infundas, suffocabis eam, prorfusque ex-<text:line-break/>tingues potius, quam augebis. Sic igitur et vinum,</text:span></text:p>
      <text:p text:style-name="P10"><text:span text:style-name="T78">ubi plus bibitur, quam ut vinci possit, tantum abest,<text:line-break/>ut animal calsaciat, ut etiam frigidiora vitia gignat,<text:line-break/>quippe apoplexiae, </text:span><text:span text:style-name="T93">et</text:span><text:span text:style-name="T78"> paraplexiae, et quae caros et<text:line-break/>comata vocamus, et nervorum resolutio, et comitia-<text:line-break/>les morbi, et convulsiones, et tetani, immodicum vini<text:line-break/>potum comitantur: quorum unumquodque frigidum est<text:line-break/>xitium. Generarim enim, quaecunque assumpta in corpus ut<text:line-break/>nutrimentum caliaciunt, haec interim frigefacere de-<text:line-break/>prehendas , aeque scilicet ut . flammam ab eadem ma-<text:line-break/>teria non augeri modo, verum etiam aliquando extis-<text:line-break/>gui. Atque haec quidem omnia tum iis, - quae de ele-<text:line-break/>mentis, tum iis, quae de temperamentis sunt prodita,'<text:line-break/>consentiunt.</text:span></text:p>
      <text:h text:style-name="P5" text:outline-level="2">Cap. I<text:span text:style-name="T121">II</text:span>.</text:h>
      <text:p text:style-name="P8"><text:span text:style-name="T78">Illud fortasse dissonare videbitur, quod<text:line-break/>ex iis, quae ut nutrimentum comeduntur, aliqua cuti<text:line-break/>imposita hanc erodunt atque exulcerant, ficuti sinapi et<text:line-break/>salsamentum alliaque et caepae. Verum hoc quoque cum po-<text:line-break/>sitis a principio hypothesibus concordat: etenim fit propter-</text:span></text:p>
      <text:p text:style-name="P10"><text:span text:style-name="T93">ea, quod</text:span><text:span text:style-name="T78"> mutantur alteranturque, dum et in ventre<text:line-break/>concoquuntur, et in venis in sanguinem vertuntur:<text:line-break/>praeterea quod uno loco non permanent, sed in mul-<text:line-break/>tas partes divisa, quoquoverfus feruntur.- adde et quod<text:line-break/>non solum multis succis miscentur, sed etiam cibis,<text:line-break/>cum quibus sumuntur: ad haec, quod celeriter eorum<text:line-break/>et concoctio,' et partium ieparatio perficitur,’ ita ut,<text:line-break/>quod conveniens in eis est, assimiletur, quod super-<text:line-break/>vacaneum et acre , per alvum, urinas et sudorem<text:line-break/>excernatur. Propter'haec, inquam, omnia, quod fo-<text:line-break/>ris impositum exulcerat, id comestum non exulcerat:<text:line-break/>et, si vel unum quodlibet praedictorum illis accederet,<text:line-break/>fatis esse ad ea, quae foris funt, integra servanda,<text:line-break/>verbi causa mutatio ipsa prima. Si namque non ma-<text:line-break/>neat sinapi, quale extrinsecus fuit, cum est assum-<text:line-break/>ptum, manifestum est nec vim ejus manere censendum,<text:line-break/>quod, si tum dirimuntur ejus partes, trrm purgantur,<text:line-break/>multo utique magis sic censendum. Jam satis erat,<text:line-break/>quod nec eodem loco muneret, cum nec circa cutetn</text:span></text:p>
      <text:p text:style-name="P10"><text:span text:style-name="T78">aliquid efficere posse rideatur, ' nisi diutius immoretur.-.<text:line-break/>Sed nec mixtio ipsa cum multis cibis parum momenti<text:line-break/>habet: si enim id citra alium cibum folum assumas,<text:line-break/>facile intelliges, quantum molestiae et mordicationis<text:line-break/>ventriculo asserat, quin etiam, </text:span><text:span text:style-name="T78">si </text:span><text:span text:style-name="T78">plurimo dulci succo<text:line-break/>admixtum cuti id imponas, quam nihil afferat inconr-<text:line-break/>niodi. Cum igitur praedictorum unumquodlibet per fe<text:line-break/>fatis, prohibere possit, quo minus sinapi, quod foris<text:line-break/>facit in cute, idem facere intus possit; multo (arbitror)<text:line-break/>magis, ubi omnia simul coierint: nam et coquendo al-<text:line-break/>teratur, et dirimitur, et expurgatur, et cum multis<text:line-break/>aliis miscetur, et varie distribuitur, et in omnem par-<text:line-break/>tem fertur, nec in ulla moratur. Quod autem, si acri-<text:line-break/>moniam suam fervaret, , interna quoque omnino exul-<text:line-break/>ceraret, ex iis quae sponte accidunt ulceribus intelligas.<text:line-break/>Gignitur' enim non raro aliis ex vitioso cibo, aliis ex<text:line-break/>quapiam in ipso corpore corruptela et putredine vitiosius<text:line-break/>iuccus, quem caeoehymiam vocant. His aliquando inte-</text:span></text:p>
      <text:p text:style-name="P10"><text:span text:style-name="T78">riorum quoque aliquid exulceraturi magna tamen ex<text:line-break/>parte cutis, quoniam iu hanc excrementa, quae in ha-<text:line-break/>bitum corporis colliguntur, natura expellit, multis </text:span><text:span text:style-name="T93">ei<text:line-break/></text:span><text:span text:style-name="T78">assiduis ulceribus afficitur: quippe cancri, phagedaenae,<text:line-break/>herpetes erodentes; carbunculi, et quae Cheironeia<text:line-break/>et Telepheia vocantur, milleque aliae ulcerum genera-<text:line-break/>tiones ab ejusmodi cacoelrymia nascuntur. Nec igitur’<text:line-break/>talium quicquam est dubitandum: scd nec cur medica-<text:line-break/>mentorum nonnulla, cum nihil nos extrinsecus ofien-<text:line-break/>dant, intro assumpta magnum afferant malum: aliqua<text:line-break/>rursus intro assumpta nonnunquam laedant, nonnun-<text:line-break/>quam conferant: aliqua non solum intro assumpta, sed<text:line-break/>etiam extrinsecus admota offendant:- quippe, ut semel<text:line-break/>dicam, nihil foris intusque parem agendi facultatem<text:line-break/>habet. Neque enim aut rabidi canis spuma, aut vipe-<text:line-break/>rae venenum, aut aspidis virus, (quae tamen; si ex-<text:line-break/>trinsecus etiam sine ulcere corpori occurrant, ' offendere<text:line-break/>creduntur,) parem vim habent vel soli cuti applicata<text:line-break/>vel intro assumpta. Sed nec illud est mirandum, si'</text:span></text:p>
      <text:p text:style-name="P10"><text:span text:style-name="T78">certorum medicamentorum vis ad profundum non per-<text:line-break/>venit: neque enim necesse est ut, omnia parem habeant<text:line-break/>vim. Quodfi ex iis, quae intro sumuntur, non pauca<text:line-break/>certo tempore et certa quantitate et lu mixtura cum<text:line-break/>caeteris accepta conferunt: intempestive autem et lar-<text:line-break/>gius nec cum aliis admixta laedunt; ne id quidem du-<text:line-break/>bitationem ullam disputationi pariat, siquidem </text:span><text:span text:style-name="T93">id tum<text:line-break/></text:span><text:span text:style-name="T78">cibis tum igni tum vero omnibus (ut sic dicam), quae<text:line-break/>corpori similiter occurrunt, accidere solet. Nam et<text:line-break/>mediocri nobis flamma noununquam opus est, eaque<text:line-break/>usi, plurimum ex ea juvamur, cum tamen immodica<text:line-break/>flamma nos urat: ad eundem modum et frigidae potio,<text:line-break/>quae mediocris est, confert, quae immodica est, maxi-<text:line-break/>mam affert laesionem. Quid igitur miri est, esse medi-<text:line-break/>camen aliquod adeo calidum potestate, ut, si multum<text:line-break/>ejus sumatur ac lu vacuum corpus inseratur, erodat<text:line-break/>prorsus uratque: sin vero exiguum sit et cum iis, quae<text:line-break/>vehementiam ejus remittant, conjunctum, non modo ni-r<text:line-break/>hil incomnrodi afferat, verum etiam calsaciendo juvet?</text:span></text:p>
      <text:p text:style-name="P10"><text:span text:style-name="T78">Lacrymam enim vel Cyrenaicum vel Medicam vel Par-.<text:line-break/>thicarn ipsam quidem per </text:span><text:span text:style-name="T78">sc </text:span><text:span text:style-name="T78">citra incommodum sir-<text:line-break/>mere non est; at si omnino exigua vel cum aliis in<text:line-break/>tempore congruente sit sumpta , magnopere conducit.<text:line-break/>Atque ad hunc quidem modum, quaecunque, corpus<text:line-break/>excalfaciunt, ubi mutationis principium in ipfo, sicut<text:line-break/>dictum prius est, accepere, recalfacere illud funt apta:<text:line-break/>quae vero refrigerant, veluti papaveris succus, haec a<text:line-break/>nostro corpore ne vel paulum quidem demutantur, scd<text:line-break/>ipsum statim vincunt ac mutant, etiamsi calfacta prius<text:line-break/>dederis': est enim eorum natura frigida, quemadmodum<text:line-break/>aqua. Quare illud recte Aristoteli, sicut alia multa, di-<text:line-break/>ctuin est, calidorum et frigidorum, siccorum et humi-<text:line-break/>dorum corporum quaedam esse talia per se, quaedam .<text:line-break/>ex accidenti; ' sicut aqua per se quidem frigida est, ex<text:line-break/>accidenti vero aliquando calida: verum acquisititius<text:line-break/>ejus calor brevi perit, naturalis frigiditas manet. Tan-<text:line-break/>quam igitur calida aqua flammae injecta eam extingnit </text:span><text:span text:style-name="T78">f-<text:line-break/></text:span><text:span text:style-name="T78">sic mecouium si quantumvis calsactum dederis, et calo-</text:span></text:p>
      <text:p text:style-name="P10"><text:span text:style-name="T78">rem animalis perfrigerabis et necis periculum afferes.<text:line-break/>Omnia igitur id genus medicamenta, si exigue sint data"<text:line-break/>et una cum iis, quae vehementiam frigoris' eorum casti-<text:line-break/>gare valeant, nonnunquam usum aliquem corporibus<text:line-break/>nostris praestant: quemadmodum in 'opere de medica-"<text:line-break/>mentis dicetur. Siquidem medicamen id, quod cantha-<text:line-break/>ridas recipit, hydericis prodest, tametsi cantharis ip-<text:line-break/>fa vesicam omnino exulcerat: verum ubi per ea, quae'<text:line-break/>admiscentur, castigata est, ac corpori, quod plurimo hu-<text:line-break/>more gravatur,, tum offertur, illum per urinas expellit.'<text:line-break/>Maxime igitur attendendum in omnibus, quae potestate<text:line-break/>calida frigidave dicuntur, sintne ex natura eorum,<text:line-break/>quae nutrire corpus possunt: an ejusmodi, quae exigu-<text:line-break/>um alteratiouis momentum nacta , deinde fecundum<text:line-break/>propriam naturam alterata, corpus ipsum aliquo modo'<text:line-break/>afficiunt: tertio </text:span><text:span text:style-name="T93">loco,</text:span><text:span text:style-name="T78"> an nullo pacto ab eo qurcquam<text:line-break/>alterentur. Si. namque ex nutrientium funt genere,<text:line-break/>siquidem vincantur, calsaciunt, si non vincantur, re-*</text:span></text:p>
      <text:p text:style-name="P12"><text:span text:style-name="T78">-- /</text:span></text:p>
      <text:p text:style-name="P10"><text:span text:style-name="T78">frigerant: sin ex iis sunt, quae exiguum quipplarn alte-<text:line-break/>rantur, omnino calfaciunt: fi’vero ex iis, quae omnino<text:line-break/>non alterantur, maxime refrigerant.</text:span></text:p>
      <text:h text:style-name="P5" text:outline-level="2">Cap. IV.</text:h>
      <text:p text:style-name="P8"><text:span text:style-name="T78">Attendere autem (ut dictum est) quam<text:line-break/>maxime oportet ac discernere, quae per se sunt, ab iis,<text:line-break/>quae per accidens, non in calidis et frigidis modo, fed<text:line-break/>nihilo etiam secius lu siccis et humidis. Quippe aliqua<text:line-break/>talium cum siccam substantiam sint sortita, ubi largo<text:line-break/>calore sunt liquatu, humiditatis speciem habent, vel-<text:line-break/>uti aes et serruin: quaedam per se humida, ubi in sin»<text:line-break/>cero frigore sunt moratu, apparent sicca, sicut glacies.<text:line-break/>Minime igitur de his omnibus faciendum abfolute et sine<text:line-break/>ulla exceptione judicium est (sicut in superioribus monui-<text:line-break/>mus,, sed cum eo, </text:span><text:span text:style-name="T93">at,</text:span><text:span text:style-name="T78"> quemadmodum scse in calore<text:line-break/>frigoreque habeant, considerentur. Siquidem fi, exi-<text:line-break/>guo praedita calore, nihilominus humida cernuntur,<text:line-break/>talia esse ex propria natura, sunt censenda, tametsi cum<text:line-break/>copioso calore sint sicca: quae vero vel sub ferventi ca-<text:line-break/>lore fluunt, vel sup puro frigore funt concreta, ne</text:span></text:p>
      <text:p text:style-name="P10"><text:span text:style-name="T78">horum quidem altera per sc humida, altera per sc sic-<text:line-break/>ca sunt existimanda. Ergo tum ad hunc modum distin-<text:line-break/>guere conveniet, quae per se sunt; ab. iis quae per ac-<text:line-break/>cidens </text:span><text:span text:style-name="T93">tum</text:span><text:span text:style-name="T78"> ad haec ipsa spectantibus eorum, quae<text:line-break/>potestate calida, frigida, humida siccave sunt, . judi-<text:line-break/>cium faciendum. . Non enim ad id, quod, secundum ac-<text:line-break/>cidens est, respicientibus; sed ad id, quod secundum se<text:line-break/>est, id quod potestate est judicari debebit. Porro com-<text:line-break/>munis in omnibus unaque judicandi ratio est alteratio-<text:line-break/>nis celeritas. At., cum calidum, frigidum, humidum<text:line-break/>et siccum dicantur </text:span><text:span text:style-name="T64">ὸμωνύμως, </text:span><text:span text:style-name="T78">quod scilicet alia per<text:line-break/>id, quod exuperat, fic nominentur, alia, quod eam qua-<text:line-break/>litatem, a qua sunt denominata, summam habeant: in<text:line-break/>utrumcumque horum prompte id vertitur, de quo judi—<text:line-break/>cium agitur, tale potestate fuerit. Oleum namque ca-<text:line-break/>lidum potestate est,- nimirum quod flamma facile fiat:<text:line-break/>eodem modo resina, bitumen : et pix: vinum autem,<text:line-break/>quod facile fiat salignis: pari modo mel et caro et </text:span><text:span text:style-name="T93">lac:,<text:line-break/>atque</text:span><text:span text:style-name="T78"> haec quidem - totis ipsorum alteratis substantiis</text:span></text:p>
      <text:p text:style-name="P15"><text:span text:style-name="T93">i</text:span></text:p>
      <text:p text:style-name="P10"><text:span text:style-name="T78">nutrimenta se alterantium funt. Quae vero urta quali-,<text:line-break/>bet qualitate alterantur ac mutantur, </text:span><text:span text:style-name="T78">ea </text:span><text:span text:style-name="T78">medicamenta<text:line-break/>tantum sunt: medicamenta itidem sunt, et quae nulla<text:line-break/>substantiae suae mutata parte, sed tota servata integra,<text:line-break/>corpus ipsum afficiunt, caeterum gravia et naturam anr-<text:line-break/>malis corrumpentia: unde et totum eorum genus dele-<text:line-break/>terion, id est pestilens, dici reor. Quippe haec non<text:line-break/>propterea genere deleteria non esse dicendum est, quod,<text:line-break/>uhi plane minima exhibentur; nullam inserunt sensi-<text:line-break/>lem noxam:- sic namque neque ignis ipse calidus sit,<text:line-break/>neque nix frigida, nam horum quoque siquid prorsus<text:line-break/>exiguum est, nullum evidens in corporibus nostris exci-<text:line-break/>tat affectum: quippe centesima unius scintillae pars est<text:line-break/>quidem omnino genere, ignis, caeterum adeo nos noa.<text:line-break/>urat excalsaciatve,. ut corpori incidens ne sensum 'qui-i<text:line-break/>dem ullum sui excitet-, ad eundem modum frigidae<text:line-break/>guttae centesima portio non modo nihil offendat aut<text:line-break/>refrigeret, fed nec sensum fui nilum praebeat.</text:span></text:p>
      <text:p text:style-name="P10"><text:span text:style-name="T78">Nequaquam igitur sic, judicanda deleteria' sunt, imrno toa<text:line-break/>tius naturae contrarietate. Porro, judicabitur contrarietas’<text:line-break/>ex ea. quae media intercedit mutatione. In elementis,,<text:line-break/>verbi gratia, neque, aqua mutari potest in ignem, ne-<text:line-break/>que iignis in aquam, scd ambo in aerem, is vero in<text:line-break/>utraqueat illa lu alterutrum nullo modo. . Ergo<text:line-break/>continens et sine medio est aquae mutatio in aerem,<text:line-break/>itemque ignis: non continens ignis et aquae in alter-i<text:line-break/>utrum : haec igitur inter sc contraria pugnantiaque<text:line-break/>funt. Non dissimili ratione papaveris succus hominis<text:line-break/>corpori prorsus est contrarius, ut quod in eum quic-<text:line-break/>quarn agere ne una quidem qualitate possit, multo, mi—<text:line-break/>nns etiam tota sua substantia possit. .Atque unum qui-<text:line-break/>dem descteriorum genus ejusmodi esu Alterum est eo-<text:line-break/>rum, quae ex nostro calore momentum: aliquod mutatio-<text:line-break/>nis accipiuni, ac deinde in multiformes alterationes<text:line-break/>vertuntur, quibus corrumpi naturam nostram accidit </text:span><text:span text:style-name="T64">ι<text:line-break/></text:span><text:span text:style-name="T78">ejusmodi enim omnia deleteria genere funt, etiamsi<text:line-break/>propter exiguitatem uonnunquam nihil, quod sentiatur.</text:span></text:p>
      <text:p text:style-name="P10"><text:span text:style-name="T78">efficiant. Ac quae corporis nostri naturam rodunt,<text:line-break/>putrefaciunt et liquant, merito potestate calida nomi-<text:line-break/>nantur: contra, quae refrigerant et sensum auserunt<text:line-break/>torporemque notabilem afferunt, frigida. Et priora<text:line-break/>quidem nihil non rationi consonum aut ipsa pati, aut<text:line-break/>in corporibus nostris efficere videntur : siquidem' calido<text:line-break/>corpori applicata et mutationis momentum aliquod hinci<text:line-break/>adepta,, alia quidem ad summam caliditatem, alia </text:span><text:span text:style-name="T93">ve-<text:line-break/>ro</text:span><text:span text:style-name="T78"> perveniunt ad putredinein. Jure igitur pro fuo<text:line-break/>affectu etiam corpus animalis afficiunt At quae cor-<text:line-break/>pus, tametsi ipsa calida sunt applicata; tamen refrige-<text:line-break/>rant, non parvam dubitationem afferunt, utrius potius<text:line-break/>naturae sint. Nam si energia semel calida sunt reddita,<text:line-break/>cur animal non calfaciunt? sin nondum sunt calfacta,<text:line-break/>quomodo apparent calida? Solvetur dubitatio, si distin-<text:line-break/>guatur, quod per se frigidum est, ab eo, quod est ex<text:line-break/>accidenti, ita uti Aristoteles docuit: perit namque ce-<text:line-break/>leriter eorum, quae ex accidenti sunt calida, acquisi-<text:line-break/>titius affectus, ita ut lu priorem naturae suae statum</text:span></text:p>
      <text:p text:style-name="P10"><text:span text:style-name="T78">facile revertantur. Porro in applicandis iis nobis,<text:line-break/>quae natura quidem sunt frigida, sed per accidens calida,<text:line-break/>duo haec contingere est necesse, et ut acquifititius eo-<text:line-break/>rum calor pereat, et propria eoruni temperies, a nostra<text:line-break/>nihil immutata, frigida perstet. Et quid miri, si pa-<text:line-break/>paveris succus,, mandragora, vel cicuta, vel similium<text:line-break/>aliquid , quamvis exhibeantur calsacta, paulo post -<text:line-break/>evadunt frigida, cum idem patiantur ptissana, et - lac,<text:line-break/>et far, et panis, ubi iu imbecillum ventrem demissa </text:span><text:span text:style-name="T78">ab<text:line-break/></text:span><text:span text:style-name="T78">eo non superantur ? evomuntur enim non raro abunde<text:line-break/>frigida. Et quod his majus est quodque Hippocrates<text:line-break/>notavit,, </text:span><text:span text:style-name="T93">pituita ipsa, quamvis jam humor sit, atque<text:line-break/>ex cibis in ventre non concoctis frequenter nata, 'ni-<text:line-break/>hilominus frigida tangentibus sentitur :</text:span><text:span text:style-name="T78"> neque id modo,<text:line-break/>dum in ventre cousistit, fed etiam postquam a venis,<text:line-break/>ipsis purgantis cujuspiam medicamenti vi est detracta:<text:line-break/>tametsi enim quam tenacissima natura est ac per vinr<text:line-break/>ducitur, attamen ne ipsa quidem tractus violentia cala</text:span></text:p>
      <text:p text:style-name="P10"><text:span text:style-name="T78">fieri potest. Quid igitur miri, si etiam papaveris suc-<text:line-break/>cus, quod naturae nostrae tam contrarium medicamen-<text:line-break/>tum ost , quam celerrime refrigeretur, etiamsi cal-<text:line-break/>factus sit exhibitus, refrigeret autem una fecum et cor-<text:line-break/>pus (quippe acquisititium calorem non servat, propter-<text:line-break/>ea quod natura frigidus est), at quia ejus substantia a<text:line-break/>nobis non alteratur, immo potius nos alterat et mutat,<text:line-break/>idcirco nec a nobis qnicquarn recipit caloris, er pro sua<text:line-break/>natura nos afficit: itaque cum frigidus natura sit, et<text:line-break/>nos utique refrigerat. Nihil igitur in dictione nostra<text:line-break/>est dubitationis reliquum. Enimvero quam horum om-<text:line-break/>niurn, quae frigida per naturam funt, quicquid plus justo<text:line-break/>calfeceris, ex propria id natura recedat, praeterquam<text:line-break/>quod nullam dubitationem habet, etiam praedictis a<text:line-break/>nobis affert testimonium. Sicut enim falarnaudra ad<text:line-break/>certum usque terminum ab igne nihil patitur, uritur<text:line-break/>autem, si longiore spatio igni sit -admota; sic et man-<text:line-break/>dragora at cicuta et pfyllium brevi spatio igni admota,<text:line-break/>proprium, adhuc temperamentum servant, largius autem</text:span></text:p>
      <text:p text:style-name="P10"><text:span text:style-name="T78">excalfacta, illico corrumpuntur nec quicquam eorum<text:line-break/>amplius efficere, quae prius poterant, valent. Ac talium<text:line-break/>quidem omnium natura hominibus maxime est, contra-<text:line-break/>ria (fane naturum cum dico, universam substantiam ac<text:line-break/>temperiem, quae ex primis elementis conflatur, significo,<text:line-break/>calido, frigido, hurnido, sicco); eorum vero, quae ce-<text:line-break/>lerrime nutriunt , convenientissima</text:span><text:span text:style-name="T78">: </text:span><text:span text:style-name="T78">reliqua omnia me-<text:line-break/>dia inter haec sunt, quorum alia magis, alia minus<text:line-break/>agere ac pati a corpore nostro possunt. Siquidem ca-<text:line-break/>storeum et piper agere magis in corpus nostrum quam<text:line-break/>pati ab eo valent; vinum et rnel et ptissana pati -ma-<text:line-break/>gis quam agere. Ergo haec omnia tum agunt circa<text:line-break/>corpus aliquid, tum vero patiuntur. Omnino enim,<text:line-break/>ubi duo aliqua corpora inter se commissa multo tem-<text:line-break/>pore pugnant certantque invicem de alterando, utrum-<text:line-break/>que eorum tum agere, tum pati est necesse. Fortasse<text:line-break/>autem, etsi ' non multo tempore id fiat, attamen agit<text:line-break/>etiam id, quod vincitur, isi id, quod vincit, verum ita</text:span></text:p>
      <text:p text:style-name="P10"><text:span text:style-name="T78">exiguum, ut sensum effugiat; neque enim, si acutissimo<text:line-break/>ferro mollissimam ceram toto die ac nocte incidas, fieri<text:line-break/>potest, ut non fiat manifesto obtusius. Ita nimirum illud<text:line-break/>commode dici videtur,</text:span></text:p>
      <text:p text:style-name="P12"><text:span text:style-name="T93">' AJsiduo Ulifu durum cavat undula saxum,<text:line-break/></text:span><text:span text:style-name="T78">quippe ita quoque fieri cernitur. Caeterum ex uno aut<text:line-break/>altero ictu nihil adhuc evidens videre in talibus licet:<text:line-break/>ex quo factum arbitror, ut nonnulli quaedam ab admo-<text:line-break/>tis sibi nihil prorsus pati opinati sint. Et cedendum<text:line-break/>quidem est ita loquentibus ; saepe vero nobis quoque<text:line-break/>ipsis eodem pacto plerumque loquendum est, nisi ficu-<text:line-break/>bi ad ultimum examen disputationem perducimus, quem-<text:line-break/>admodum iu praesentia facimus. Sic igitur </text:span><text:span text:style-name="T64">ἀειπαθείας, </text:span><text:span text:style-name="T78">.<text:line-break/>id est nunquam deficientis affectionis, dogma </text:span><text:span text:style-name="T78">iis </text:span><text:span text:style-name="T78">utique,<text:line-break/>qui solum id ratione ipsa aestimant, valente demon-<text:line-break/>strutione non caret-; non est tamen </text:span><text:span text:style-name="T108">e</text:span><text:span text:style-name="T78">jus ad privatas<text:line-break/>singulatim obeundas actiones ullus usus. Si namque</text:span></text:p>
      <text:p text:style-name="P56"><text:span text:style-name="T70">.<text:tab/></text:span><text:span text:style-name="T70">'<text:tab/>’<text:tab/>,<text:tab/>. </text:span><text:span text:style-name="T70">"ίί ,</text:span></text:p>
      <text:p text:style-name="P15"><text:span text:style-name="T93">adeo</text:span><text:span text:style-name="T78"> exigui affectus sint, quibus assidue afficimur, ut<text:line-break/>nulli actioni sensile et manifestum incommodum' asserant,<text:line-break/>-facile profectu contemnendi sunt; atque ei, qui astectus<text:line-break/></text:span><text:span text:style-name="T78">id </text:span><text:span text:style-name="T78">genus nullos esse dicit,/ non repugnandum. Perinde<text:line-break/>igitur habet et, lu iis, quae nutriunt, prope dixerim om-,<text:line-break/>nibus:: quippe quae ipsa quoque in corpore-hominis aliquid<text:line-break/>faciunt, scd nec scnsibile -aliquid prorfus, nec evidens a<text:line-break/>diuturna tamen eorum exhibitio magnopere alterat-mu-<text:line-break/>tatque manifeste jam corpora. Sunt enim et quae pri-:<text:line-break/>bio statim usu manifestam alterationem. suam indicent,<text:line-break/>veluti lactuca:: quae eos, quibus venter quidem aestuat,,<text:line-break/>manifeste refrigerat atque a siti vindicat: quibus autem,<text:line-break/>refrigeratus est, manifeste laedit. Conducit, vero, et ad-<text:line-break/>fornuum non parum, neque id alia ratione ulla, quam,<text:line-break/>quod frigido temperamento et hurnido est: verum sic<text:line-break/></text:span><text:span text:style-name="T87">est </text:span><text:span text:style-name="T78">humida et frigida ad hominem et alia</text:span><text:span text:style-name="T108">1</text:span><text:span text:style-name="T78">,' quae ab ipla<text:line-break/>nutriri fiunt apta, sicut viridia ligna ad ignem. Quare<text:line-break/>rationabiliter cibi id genus, utrumque praestant', et quod</text:span></text:p>
      <text:p text:style-name="P10"><text:span text:style-name="T78">veluti medicamenta corpus nostrum afficiunt, et quod<text:line-break/>nutriunt: toto quidem </text:span><text:span text:style-name="T78">_ </text:span><text:span text:style-name="T78">concoquendi fui tempore, ut<text:line-break/>medicamenta: ubi vero jam nutriunt ae prorsus sunt<text:line-break/>assimilata, tum, nt quae non amplius quicquam in.nos<text:line-break/>agant, - naturalem calorem augent, ceu prius est di-<text:line-break/>cturn: quippe id omnium, quae nutriunt, commune esu<text:line-break/>Nec est quod miremur (fi modo exempli viridium li-<text:line-break/>gnorum non. sumus immemores), esse aliqua, quae prius,<text:line-break/>quam assimilentur et nutriant, dum adhuc concoquun-<text:line-break/>tur, refrigerent: cum assimilata sunt </text:span><text:span text:style-name="T78">ac </text:span><text:span text:style-name="T78">jam nutriunt,<text:line-break/>calfaciant. ' Itaque usus quoque talium omnium duplex<text:line-break/>medicis suppetit, tum ut ciborum, tum ut medicamen-<text:line-break/>torum. ' Fac namque mutata fit alicui optima ventri-'<text:line-break/>culi' temperies ad calidiorem: is profecto, quamdiu<text:line-break/>lactucam concoquit, refrigerabitur et mediocritatem<text:line-break/>temperamenti assequetnr: ubi vero ex ea jam nutritus<text:line-break/>est,, insiti caloris substantiam augebit. </text:span><text:span text:style-name="T78">In </text:span><text:span text:style-name="T78">eo igitur<text:line-break/>vel maxime sese fallere videtur juniorum medicorum<text:line-break/>vulgus, quod ignorat, in nobis aliquando qualitatem ca-</text:span></text:p>
      <text:p text:style-name="P10"><text:span text:style-name="T78">loris intendi, aliquando substantiam ejus augeri: et<text:line-break/>utroque genere veteres calidius factum animal dicere:<text:line-break/>fit enim calidius, sive calorem ejus intendas, sive fub-<text:line-break/>stantiam, in qua prima consistis, inaugeas. Finge nam-"<text:line-break/>que, ex iis, quae in animalis corpore continentur, sangui-<text:line-break/>nem per sc calidum, aut, si magis placet, flavam bilem,<text:line-break/>reliqua omnia ex accidenti esse calida, utique quod<text:line-break/>horum aliquam habeant partem: nurnquid non necesse<text:line-break/>erit animal blsariam calidius esse, vel quod plus cali-<text:line-break/>dorum succorum fit sortitum</text:span><text:span text:style-name="T78">, </text:span><text:span text:style-name="T78">vel quod calidiores eos<text:line-break/>habeat quam ante? mihi plane ita videtur. Ad eun-<text:line-break/>dem modum, arbitror, et frigidius erit bifariam , vel<text:line-break/>quod plures illi fnccreverlut frigidi succi, ceu pituita<text:line-break/>et nigra bilis</text:span><text:span text:style-name="T78">: </text:span><text:span text:style-name="T78">vel quod, eorum omnium mediocritate<text:line-break/>non mutata, sola qualitas sit intensa. An igitur miri<text:line-break/>quicquam est, si corpus,' quoad concoquitur; qui frigidus<text:line-break/>natura cibus est, sicut portulaca et lactuca, frigidae<text:line-break/>qualitatis non parum percipiat, percocto autem ac jam</text:span></text:p>
      <text:p text:style-name="P10"><text:span text:style-name="T78">lu bonum sanguinem verso, calidi succi accessione ca-<text:line-break/>lidius quam prius evadat? Atqui fi nihil horum aut<text:line-break/>ejusmodi est, quod fieri nequeat, aut etiam adhuc mi-<text:line-break/>rum , desinant jam obstrepere, qui unum eundemque<text:line-break/>cibum tum nutrimenti, tum medicamenti usum corpori<text:line-break/>praestare negant:' tanquam enim, si omnino non perco-<text:line-break/>queretur, perpetuo'maneret medicamentum, sic, cum<text:line-break/>jam est percoctum, ambo efficitur. Pone enim prorsus<text:line-break/>non concoquatur lactuca, vel, si mavis</text:span><text:span text:style-name="T78">, </text:span><text:span text:style-name="T78">succus ipsius</text:span><text:span text:style-name="T78">:<text:line-break/></text:span><text:span text:style-name="T78">quando is, fi liberalius sumatur, fimilem lu homine cum<text:line-break/>papaveris succo effectum habet, nonne hoc cnsu me-<text:line-break/>dicamentum tantum erit, nec aliud quicquam ? nemo<text:line-break/>(arbitror) de ea re dubitet. Ergo habet omnino lactu-<text:line-break/>ca et medicamenti facultatem: at vero habebat et nu-<text:line-break/>trimenti, quippe quae persaepe nutriit: ambas igitur<text:line-break/>facultates simul in se continet , non tamen similiter<text:line-break/>ambas ostendit: verum ubi plus egit in homiue, quam,<text:line-break/>sit passa, </text:span><text:span text:style-name="T93">medicamenti</text:span><text:span text:style-name="T78"> potius indicat facultatem; ubi</text:span></text:p>
      <text:p text:style-name="P10"><text:span text:style-name="T78">passa plus est quam egit , nutrimenti. Nec mirum<text:line-break/>illud est, si lactucae tum agere tum pati contingit,<text:line-break/>quando gladio quoque (ceu paulo ante diximus) non so-<text:line-break/>lum in ceram agere, sed etiam ab ea pati- accidit:<text:line-break/>caeterum quia multo amplius est, quod ille agit, quam<text:line-break/>quod patitur, alterum latet: at si durissimum illi fer-<text:line-break/>rum admoveas, contra magis pati quam agere tibi vi-<text:line-break/>debitur, tametsi agit aliquid tum quoque,, sed vis ejus<text:line-break/>negligitur prae. exiguitate. Itaque, de omnibus prorsus<text:line-break/>cibis illud pronunciare non dubitemus, quod non sc-<text:line-break/>lum a nostris corporibus pati, sed etiam agere aliquid<text:line-break/>in ea possunt; jam vero et de quibusdam (quae plane<text:line-break/>scilicet et luculenter videmus agere), quod non tantum<text:line-break/>cibi sint, fed etiam medicamenta. Et lactuca quidem<text:line-break/>tam cibus quam medicamentum frigidum est : eruca<text:line-break/>tanr cibus quum medicamentum calidum. Quod si ca-<text:line-break/>storeum quoque .spatio concoquitur, -erit id quoque si-<text:line-break/>mul nutrimentum, simul medicamentum calidum; ad</text:span></text:p>
      <text:p text:style-name="P10"><text:span text:style-name="T78">eundem modum sinapi et piper :. ex herbis quoque<text:line-break/>anethum et ruta et origanum, pulegium et calaminthe<text:line-break/>et. thymbra et thymus: quippe haec omnia tum cibi,<text:line-break/>tum medicamenta calida sunt: prius enim quam in san-<text:line-break/>guinem sunt mutata, dum scilicet adhuc concoquuntur,<text:line-break/>medicamenta, mutata vero lu sanguinem non utique jam me-<text:line-break/>camenta, sed nutrimenta, secunda nimirum nutrimenti figni-<text:line-break/>ficatione, qua id significatur, quod nondum est alimentum,<text:line-break/>sed veluti alimentum. Ergo, sicut de lactuca paulo supra fe-<text:line-break/>cimus, cum duos ventres, alterum justo frigidiorem, alterum<text:line-break/>justo calidiorem, finximus, ita quoque in omnibus iis, quae<text:line-break/>potestate calida sunt, proponamus eosdem ventres. Ergo eum,<text:line-break/>qui frigidior jusio est, quoad in eo continentur ac conco-<text:line-break/>quuntur hujuscemodi omnia, calfaciunt atque tempera-<text:line-break/>menti aequalitatem revocabunt proderuntque ut medica-<text:line-break/>menta:- alterum vero, qui calidus est, inflammabunt ac<text:line-break/>magnopere- laedent. Atque has quidem alterationes qua-<text:line-break/>litate sua inducent. - Nam omnino percocta et mutata ae<text:line-break/>lu' sanguinem bonum jam versa, naturalis in animali</text:span></text:p>
      <text:p text:style-name="P10"><text:span text:style-name="T78">caloris substantiam augebunt, non qualitatem intendent..<text:line-break/>In totum enim sive frigidus sive calidus potestate cibus<text:line-break/>sit,., posteaquam in sanguinem conversus est, naturalem<text:line-break/>calorem similiter pugebit: quoad autem ad sanguinis<text:line-break/>formam tenuit nec dum plane sanguis est redditus, re-<text:line-break/>frigerat excalfacrtve animal medicamenti ritu. Sane<text:line-break/>omnis haec disceptatio ab uno, ut videtur, principio<text:line-break/>pendet: quo magis fervandum scmper id memoriaque,<text:line-break/>tenendum perpetuo est, cuiuslibet corporis proprietatem<text:line-break/>quandarn temperamenti esse, quae huic quidem naturae<text:line-break/>sit consentiens</text:span><text:span text:style-name="T78">, </text:span><text:span text:style-name="T78">ab hac vero sit dissentiens i tum </text:span><text:span text:style-name="T78">si,<text:line-break/></text:span><text:span text:style-name="T78">qpod conveniens sibi est, in suam naturam transmutet,<text:line-break/>eo pacto caloris, sui substantiam angere; sin ipsum sit<text:line-break/>mutatum, duorum alterum illi contingere, vel ut ca-<text:line-break/>lotem queUdam conquirat, utique si id, a quo mutatur,<text:line-break/>calfacit, vel proprium calorem amittat, si id non cal-<text:line-break/>facit. Liquet igitur ex his, quod hujusmodi omnia ex<text:line-break/>eorum funt numeros quae relata ad aliquid dicantur,<text:line-break/>cum ad proprietatem mutantis naturae, quicqnid assumi-</text:span></text:p>
      <text:p text:style-name="P10"><text:span text:style-name="T78">tur, vel nutrimenti, vel medicamenti, vel utriusqne -<text:line-break/>rationem sortiatur; verbi gratia, cicuta sturno nutri-<text:line-break/>mentum est, homini medicamentum: rursus coturnici '<text:line-break/>veratrum nutrimentum est, hominibus medicamentum:<text:line-break/>siquidem coturnicum temperies assimilare sibi veratrum<text:line-break/>potest, quod hominum temperies non potest.</text:span></text:p>
      <text:h text:style-name="P5" text:outline-level="2">Cap. V.</text:h>
      <text:p text:style-name="P8"><text:span text:style-name="T78">Ergo. manifestum jam arbitror factum, quod<text:line-break/>judicium ejus, quod respectu nostri calidum, frigidum,<text:line-break/>humidum et siccum elicitur, non ex iis, quae extrinse-<text:line-break/>cus. sunt posita, sed ex iis, quibus ipsi, afficimur, cer-<text:line-break/>tnm exactumque fieri possit: atque id tanquam primum<text:line-break/>ac maxime sit spectandum: deinde, fi res erigit, etiam<text:line-break/>quod ab externis petitur. ' Nam si evidens ad senticn-<text:line-break/>dum et clarus sit adhibiti medicamenti effectus, huic,<text:line-break/>reliquis notis omnibus posthabitis,’ credendum: sin de-<text:line-break/>bilis </text:span><text:span text:style-name="T78">et </text:span><text:span text:style-name="T78">obscurus aut etiam mixtus aut ullam omnino<text:line-break/>dubitationem habeat, tum utique ad externa omnia<text:line-break/>conferendo, de eo judicandum, ,ac neque horum qui-<text:line-break/>dem ad ea, quae longius, absunt, fed ab ipsa quaesitae</text:span></text:p>
      <text:p text:style-name="P10"><text:span text:style-name="T78">rei substantia desumpta. Verbi gratia, si oleum cali-<text:line-break/>dum est, non id inde spectabitur, quod glutinosum aut<text:line-break/>pallidum aut leve est, sed quod facile inflammatur: id *<text:line-break/>namque erat illi calidum potestate esse, quod celeriter<text:line-break/>in actu calidum mutatur. Ad eundem modum et in<text:line-break/>corporibus nostris non utique id expendendum, an cras-<text:line-break/>sarum partium aut tenuium aut humidum aut leve aut<text:line-break/>glutinosum - aut pallidum</text:span><text:span text:style-name="T78">, </text:span><text:span text:style-name="T78">sed an calsaciat admotum </text:span><text:span text:style-name="T93">i<text:line-break/>aeque vero nec an</text:span><text:span text:style-name="T78"> dulce fit, an alvum dejiciat, an;<text:line-break/>si sanguis superinstllletur, 'reddatur in venae sectione<text:line-break/>fluxile: quippe haec quoque supervacua sunt, cum aesti-<text:line-break/>mare liceat, an calsaciat, cum admoveatur. Ergo si no-<text:line-break/>labiliter id valenterque faceret, quemadmodum piper;<text:line-break/>utique clarunr id procul dubio esset: nunc cum minime<text:line-break/>valenter id praestet</text:span><text:span text:style-name="T78">, </text:span><text:span text:style-name="T78">merito lu quaestionem venit.<text:line-break/>Multo vero magis de rosaceo et aceto dubitatur a medi—<text:line-break/>cis, atque ambigitur, calidane haec an frigida po-<text:line-break/>testate sint Agendum igitur id est, ut iu omnibus,<text:line-break/>quae potestate calida, frigida, humida siccave dicuntur,<text:line-break/>exactas aliquas, clarasque distinctiones inveniamus, sicut</text:span></text:p>
      <text:p text:style-name="P10"><text:span text:style-name="T78">ante de 'energia sic dictis fecimus. Porro incipiendum<text:line-break/>arbitror ab iis, quae evidentissima sunt, quando lu his<text:line-break/>exercitatus facile consequetur ea, quae minus sunt evi-<text:line-break/>dentia. Ergo statim ut corpori hoc vel illud rnedica-<text:line-break/>mentum cibusve admovetur, expers esto omnis acquifi-<text:line-break/>titii caloris vehementis et frigoris: quam enim in su-<text:line-break/>perioribus distinctionem inivimus, quum sicca et humida<text:line-break/>corpora dig:ioscenda proposuimus, eadem nobis nunc<text:line-break/>quoque in iis, quae potestate calida frigidaque </text:span><text:span text:style-name="T78">sunt, </text:span><text:span text:style-name="T78">non<text:line-break/>minus erit utilis: nam </text:span><text:span text:style-name="T78">si </text:span><text:span text:style-name="T78">potestate frigidum, cum id<text:line-break/>applicas, vehementer caIsacias, sive calidum refrige-<text:line-break/>res, corpus primo occursu qualitatis acquisitae, non<text:line-break/>ejus , quae propria est rei admotae, sensu afficitur. Ut<text:line-break/>ergo admotae rei vera finceraque natura exploretur , tus -<text:line-break/>pidum, quoad fieri maxime potest, esto: nec ullam<text:line-break/>extrinsecus notabilem alterationem valentis caloris fri-<text:line-break/>gorisve ceperit. Ac prima quidem admoti medicamenti<text:line-break/>praeparatio talis esto. Applicetur autem, cum ejus<text:line-break/>vim exploras, non cuilibet corporis affectui, </text:span><text:span text:style-name="T78">sed </text:span><text:span text:style-name="T78">sim-</text:span></text:p>
      <text:p text:style-name="P10"><text:span text:style-name="T78">plicissimo, quoad fieri maxime potest, et summo. Si<text:line-break/>igitur lumini quidem caloris affectioni admotum frigo-<text:line-break/>ris sensum excitet, erit profecto sic frigidum: pari<text:line-break/>modo, ' si frigido affectui' applicatum calidum statim ap.<text:line-break/>pareat, id quoque erit calidum:; sin vel calidae affe-<text:line-break/>ctioni , calidum</text:span><text:span text:style-name="T78">, </text:span><text:span text:style-name="T78">vel frigidae frigidum scntiatnr, non<text:line-break/>est quod hoc calidum, illud frigidum omnino pronun-<text:line-break/>ties Est enim aliquando summi caloris affectus, quem<text:line-break/>mediocriter frigidum medicamen adeo non alterat, ut<text:line-break/>refrigerando denfandoque summum extrinsecus corpus<text:line-break/>ealorem intro concludat ac difflari vetet, indeque affe-<text:line-break/>ctum magis accendat. Ita vero et si, quod frigido affe-<text:line-break/>ctui admovetur , nullum asserat calorem , videndum<text:line-break/>est, num id, cum fit aliquid mediocriter calidum, nihil<text:line-break/>egerit in affectum, qui furnmi indiguit caloris. Ergo<text:line-break/>nec , si admoti medicaminis exploranda vis est: nec si<text:line-break/>ex accidenti aliquid efficiat, non per fe. Judicabis<text:line-break/>autem, quod ex accidenti aliquid facit, tum ex affectu</text:span></text:p>
      <text:p text:style-name="P10"><text:span text:style-name="T78">ipso,, tum tempore: ex affectu, si is simplex- est et<text:line-break/>unus: at a tempore determinabitur judicium ad hunc<text:line-break/>modum. Quod protinus, ut admotum est, calfacere<text:line-break/>vel refrigerare mani feste cernitur, id utique et ex se,<text:line-break/>et per se tale fuerit;: quod tempore id facit, fortasse ’<text:line-break/>ex aliquo accidenti in id est actum. Veluti juveni qua-<text:line-break/>drati corporis tetano </text:span><text:span text:style-name="T93">aefcate</text:span><text:span text:style-name="T78"> media laboranti frigida li-<text:line-break/>beraliter affusa caloris repercussum facit : caeterum<text:line-break/>quod aqua frigida per fe non calsaciat, ex primo ejus<text:line-break/>occurfu patet, fenfum namque invehit frigoris: prae-<text:line-break/>terea catini, quoad er affunditur, ftigesacit: tum ca-<text:line-break/>lorem nec in omni corpore, nee dum affunditur, inve-<text:line-break/>hit: imo tantum in juvene quadrati corporis et aestate<text:line-break/>media et postquam a pertundendo est cessatum. Sicut<text:line-break/>igitur frigida, quibus incidit, haec illico perfrigerat,<text:line-break/>sive animata corpora sunt, sive non animata, sive cali-<text:line-break/></text:span><text:span text:style-name="T93">da,</text:span><text:span text:style-name="T78"> sive frigida: ita, si quod esset tempus, vel corpo-<text:line-break/>lis natura, vel affectus ullus, in quo frigida primo sta-<text:line-break/>tim occursu caloris sensum inveheret, jure quaeri pos-</text:span></text:p>
      <text:p text:style-name="P10"><text:span text:style-name="T78">feti calfacerene an frigefacefe per se nata esset: nunc<text:line-break/>autem, cum omnia tum animata tum inanimata protinus et<text:line-break/>perpetuo frigefieri ab ea cernamus: quibus.autem insitus ea-<text:line-break/>Ior veluti fons quidam ignis lu visceribus est; iis ad-<text:line-break/>hibita repercussum aliquando caloris faciat : rationabile<text:line-break/>arbitror, ex aliquo accidente, non per se, talia calfacere.<text:line-break/>Sed nec latet, qua ratione illud accidat: siquidem, sti-’<text:line-break/>pata clausaque corporis summa facie , repercussus<text:line-break/>refractusque fit caloris ejus, qui' a profundo ascen-<text:line-break/>dit r qui quidem simul propter difflatas inopiam est<text:line-break/>acervatus, simul propter frigidi circumstantis violentiam<text:line-break/>in altum recedit, ’ simul ex succis illic habitis nutritur.<text:line-break/>Quippe ubi collectus nutritusque calor ad summa corpo-<text:line-break/>ris violentius ruit,.-fit quidem caloris repercussus, in-<text:line-break/>dieiuin vero ac documentum/ quod frigida haudquaquam<text:line-break/>per sc calorem auxit: nam per fe quidem cutim perfrige-<text:line-break/>ravit, ejus vero perfrigerationem densitas et reditus caloris<text:line-break/>ad profundum sunt consequuti; rursus horum densitatem</text:span></text:p>
      <text:p text:style-name="P10"><text:span text:style-name="T78">quidem difflatus prohibitio, reditum vero ad interiora con- -<text:line-break/>coctio confectioque qui istic funt succorum est cousequuta.<text:line-break/>Horum vero diffiatns, prohibitio caloris colligendi, succo-<text:line-break/>rum concoctio ejusdem generandi fuit causa: porro horum<text:line-break/>utrumque nativi caloris sequitur auctio. Ergo, interceden-<text:line-break/>tibus mediis utrisque, frigida in animalis corpore caloris<text:line-break/>aliquando excitat incrementum, per fe nunquam.. Sed<text:line-break/>non minus calor est quando ex accidente perfrigerat,<text:line-break/>utique intercedente vacuatione, . sicut perfusio phlegmo-<text:line-break/>nen. Cum enim ex calida fluxione phlegmone, conii-<text:line-break/>stat, propria quidem ejus curatio vaeuatio supervacui<text:line-break/>est: . vacuationi autem particulae, quae per phlegmonen<text:line-break/>excalfacta est, omnino. succedit refrigeratio. Ergo cum<text:line-break/>duplex in iis, quae phlegmone laborant, particulis asse-<text:line-break/>ctus sit, unus, quidem in. quantitate </text:span><text:span text:style-name="T78">ex </text:span><text:span text:style-name="T78">supervacui<text:line-break/>naturae modum exeuntis abundantia, alter in qualitate,<text:line-break/>qui ex caloris spectatur ratione, seqnitur prioris eorum<text:line-break/>curationem etiam posterioris curatio; fiuntque ex </text:span><text:span text:style-name="T93">acci-:<text:line-break/></text:span><text:span text:style-name="T78">dente ea medicamenta, quae calentem materiam vacuant,.</text:span></text:p>
      <text:p text:style-name="P10"><text:span text:style-name="T78">inflammationis particularum refrigeratoria. Ergo tum<text:line-break/>haec discernere oportet, tum id agere, ut pro modo<text:line-break/>simplicis affectus etiam virium medicamenti inveniatur<text:line-break/>modus: verbi gratia, si calidus in lummo affectus fit, -<text:line-break/>frigidum quoque in summo medicamentum paretur:. si<text:line-break/>affectus'a summo paulum recedat, medicamentum quo-<text:line-break/>que a summo paulum declinet: - si plus a summo calore--<text:line-break/>absit affectus, ad portionem absit a summo frigore rne-<text:line-break/>dicamen: quippe fi auspicatus a tali conjectura examen </text:span><text:span text:style-name="T78">,<text:line-break/></text:span><text:span text:style-name="T78">eorum fis, facilius propriam cujusque invenias vim.<text:line-break/>Ad summam enim in omni simplici affectu calido, quod-<text:line-break/>cunque adhibitum medicamen primo statim occursu fri--<text:line-break/>goris sensum intulit, id frigidum potestate est: ac multo<text:line-break/>profecto magis, si post primam exhibitionem tale per- -<text:line-break/>petuc manet i quod -si calidum affectum prorsus sanet,<text:line-break/>frigidum id ex necessitate fuerit. Adbibendum vero est, </text:span><text:span text:style-name="T78">r<text:line-break/></text:span><text:span text:style-name="T78">cum- exploratur, omnino tepidum, ut prius testati </text:span><text:span text:style-name="T93">fu-<text:line-break/>rnus.</text:span><text:span text:style-name="T78"> Ubi jam cognitum est tale esse, deinde curatio-<text:line-break/>nis causa assumitur, rectius frigidum adhibetur: nisi</text:span></text:p>
      <text:p text:style-name="P57"><text:span text:style-name="T78">si medicamen summi sit frigoris, morbus in summo ca-<text:line-break/>loris 'non fit.</text:span><text:span text:style-name="T93">' Atque haec quidem</text:span><text:span text:style-name="T78"> diffusius tum in opere<text:line-break/>de medicamentis, tum curandi methodo tradentur- Ad<text:line-break/>praeiens illud saltem novisse oportet, quod, si calido et<text:line-break/>simplici affectui aliquod adhibitum medicamentum tum<text:line-break/>protinus tum toto deinceps tenipore frigoris sensum ac<text:line-break/>facilioris tolerantiae juvamentique laboranti affert, idfri-.-</text:span><text:span text:style-name="T100">x<text:line-break/></text:span><text:span text:style-name="T78">gidum necessario est, tametsi in aliis noununquam videa-<text:line-break/>tur 'calidum: deprehendetur enim in illis, si diligenter -<text:line-break/>exploretur, non utique per se, scd ex accidente aliquo<text:line-break/>excalfacere. Cum autem per se dicimus, vel prunum vel<text:line-break/>nullo intercedente medio, omnibus hujusmodi verbis<text:line-break/>idem potestate significatur. - Et horum simul omnium ex-<text:line-break/>ercitationem in opere </text:span><text:span text:style-name="T93">de</text:span><text:span text:style-name="T78"> medicamentis propriis exemplis<text:line-break/>instituemus.<text:tab/>,<text:tab/>-</text:span></text:p>
      <text:h text:style-name="P5" text:outline-level="2">Cap. VI.</text:h>
      <text:p text:style-name="P8"><text:span text:style-name="T78">Nunc recensitis iis., quae ante jam dixi,<text:line-break/>proposito libro commodum imponere.finem tentabo. Cum<text:line-break/>namque calidum corpus multifarium dicatur: nam et quod</text:span></text:p>
      <text:p text:style-name="P10"><text:span text:style-name="T78">summam ejusmodi habet lu se qualitatem, ipsum scilicet-'<text:line-break/>elementum </text:span><text:span text:style-name="T64">ι </text:span><text:span text:style-name="T78">et quod propter ejusnrodi qualitatem - pollen-<text:line-break/>tem .nomen est sortitum: ad haec, quod collatum ad aliud<text:line-break/>dicitur, vel ad id, quod mediocre ejusdem sit generis,<text:line-break/>vel quicquid sors tulerit; sic et quod potestate calidum est,<text:line-break/>actu vero nondum dici potest, intelligi probarique mul-<text:line-break/>tis modis oportet. Quo utique minus recte, si quid non<text:line-break/>statim inflammatur, id aliqui ne ut ad nos quidem esse<text:line-break/>calidum potestate putanti -nam sive facile concoquitur<text:line-break/>et cito nutrit, erit ad nos calidum: sive admotum, vel-<text:line-break/>uti medicamentum, calfacit, erit id quoque ut ad ho-<text:line-break/>minem potestate calidum. Sic nimirum et per singulas<text:line-break/>animalis species ipsum potestate calidum, sive est ut me-<text:line-break/>dicainentum, sive ut nutrimentum, ad illud tantum animal<text:line-break/>collatum dicitur: est enim ex iis, quae ad aliquid refe-<text:line-break/>runtur; quicquid potestate dicitur: quare et probatio, quae<text:line-break/>propria est, melior utique </text:span><text:span text:style-name="T93">eft, quam</text:span><text:span text:style-name="T78"> quae ab externo pe-<text:line-break/>titur: propria vero est una in singulis, utique si cele-<text:line-break/>riter tale fieri appareat, quale id esse potestate diximus.<text:line-break/>Est enim potestate ignis, quicquid celeriter' in ignem ver-</text:span></text:p>
      <text:p text:style-name="P10"><text:span text:style-name="T78">titur: potestate vero calidum est, ut ad hominem (quae<text:line-break/>est una ex speciebus eorum, quae ex </text:span><text:span text:style-name="T78">eo </text:span><text:span text:style-name="T78">quod in ipsis<text:line-break/>praepollet calida dicuntur,) quicquid homini applicatum,<text:line-break/>naturalis ejus . caloris vel qualitatem auget vel substan-<text:line-break/>tiam. Eadem niihi et de aliis censeri dicta velim, quae-<text:line-break/>cunque scilicet potestate frigida vel sicca vel humida vel<text:line-break/>calida dicuntur; cum haec quoque partim veluti ad ipsa<text:line-break/>elementa, partim veluti ad ea, quae ex praepollente sunt<text:line-break/>nominata, tum intelligi, tum explorari, tum. doceri </text:span><text:span text:style-name="T78">*<text:line-break/></text:span><text:span text:style-name="T78">conveniat. Patet vero, eum quoque tactum, qui judicat,<text:line-break/>omnis acqnifititii caloris et frigoris expertem esse debere,<text:line-break/>sicuti de medicamensis ipsis prius </text:span><text:span text:style-name="T78">est </text:span><text:span text:style-name="T78">dictu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1</dc:title>
    <meta:initial-creator>Galien</meta:initial-creator>
    <dc:date>2021-10-31T13:58:29.214703313</dc:date>
    <meta:editing-duration>PT15M17S</meta:editing-duration>
    <meta:editing-cycles>4</meta:editing-cycles>
    <meta:generator>LibreOffice/7.2.1.2$Linux_X86_64 LibreOffice_project/20$Build-2</meta:generator>
    <meta:document-statistic meta:table-count="0" meta:image-count="0" meta:object-count="0" meta:page-count="694" meta:paragraph-count="1130" meta:word-count="97855" meta:character-count="668896" meta:non-whitespace-character-count="572177"/>
  </office:meta>
</office:document-meta>
</file>